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ike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3.2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249cm"/>
    </style:style>
    <style:style style:name="co9" style:family="table-column">
      <style:table-column-properties fo:break-before="auto" style:column-width="2.298cm"/>
    </style:style>
    <style:style style:name="co10" style:family="table-column">
      <style:table-column-properties fo:break-before="auto" style:column-width="3.6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4.001cm"/>
    </style:style>
    <style:style style:name="co18" style:family="table-column">
      <style:table-column-properties fo:break-before="auto" style:column-width="2.701cm"/>
    </style:style>
    <style:style style:name="co19" style:family="table-column">
      <style:table-column-properties fo:break-before="auto" style:column-width="3.401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701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3.949cm"/>
    </style:style>
    <style:style style:name="co24" style:family="table-column">
      <style:table-column-properties fo:break-before="auto" style:column-width="3.5cm"/>
    </style:style>
    <style:style style:name="co25" style:family="table-column">
      <style:table-column-properties fo:break-before="auto" style:column-width="3.104cm"/>
    </style:style>
    <style:style style:name="co26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8" style:family="table-cell" style:parent-style-name="Default" style:data-style-name="N11"/>
    <style:style style:name="ce1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4"/>
    <style:style style:name="ce2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ext-properties style:font-name="Arial1"/>
    </style:style>
    <style:style style:name="ce27" style:family="table-cell" style:parent-style-name="Default" style:data-style-name="N41"/>
    <style:style style:name="ce10" style:family="table-cell" style:parent-style-name="Default" style:data-style-name="N4">
      <style:table-cell-properties fo:border="none"/>
    </style:style>
    <style:style style:name="ce1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</office:automatic-styles>
  <office:body>
    <office:spreadsheet>
      <table:calculation-settings>
        <table:iteration table:status="enable" table:steps="5"/>
      </table:calculation-settings>
      <table:content-validations>
        <table:content-validation table:name="val1" table:condition="of:cell-content-is-in-list([$'climb - time'.$D$1:.$I$1])" table:allow-empty-cell="false" table:display-list="unsorted" table:base-cell-address="'climb - time'.B6">
          <table:error-message table:message-type="stop" table:display="true"/>
        </table:content-validation>
      </table:content-validations>
      <table:table table:name="climb - max" table:style-name="ta1">
        <office:forms form:automatic-focus="false" form:apply-design-mode="false"/>
        <table:shapes>
          <draw:frame draw:z-index="0" draw:style-name="gr1" draw:text-style-name="P1" svg:width="16.774cm" svg:height="10.45cm" svg:x="28.909cm" svg:y="0.59cm">
            <draw:object draw:notify-on-update-of-ranges="'climb - max'.F6:'climb - max'.F6 'climb - max'.G1:'climb - max'.G1 'climb - max'.G6:'climb - max'.G6 'climb - max'.H1:'climb - max'.H1 'climb - max'.H6:'climb - max'.H6 'climb - max'.I1:'climb - max'.I1 'climb - max'.I6:'climb - max'.I6 'climb - max'.G10:'climb - max'.G10 'climb - max'.G15:'climb - max'.G15 'climb - max'.H10:'climb - max'.H10 'climb - max'.H15:'climb - max'.H15 'climb - max'.I10:'climb - max'.I10 'climb - max'.I15:'climb - max'.I15 'climb - max'.G19:'climb - max'.G19 'climb - max'.G24:'climb - max'.G24 'climb - max'.H19:'climb - max'.H19 'climb - max'.H24:'climb - max'.H24 'climb - max'.I19:'climb - max'.I19 'climb - max'.I24:'climb - max'.I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774cm" svg:height="10.45cm" svg:x="46.429cm" svg:y="0.617cm">
            <draw:object draw:notify-on-update-of-ranges="'climb - max'.F7:'climb - max'.F7 'climb - max'.G1:'climb - max'.G1 'climb - max'.G7:'climb - max'.G7 'climb - max'.H1:'climb - max'.H1 'climb - max'.H7:'climb - max'.H7 'climb - max'.I1:'climb - max'.I1 'climb - max'.I7:'climb - max'.I7 'climb - max'.G10:'climb - max'.G10 'climb - max'.G16:'climb - max'.G16 'climb - max'.H10:'climb - max'.H10 'climb - max'.H16:'climb - max'.H16 'climb - max'.I10:'climb - max'.I10 'climb - max'.I16:'climb - max'.I16 'climb - max'.G19:'climb - max'.G19 'climb - max'.G25:'climb - max'.G25 'climb - max'.H19:'climb - max'.H19 'climb - max'.H25:'climb - max'.H25 'climb - max'.I19:'climb - max'.I19 'climb - max'.I25:'climb - max'.I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18"/>
        <table:table-column table:style-name="co10" table:number-columns-repeated="4" table:default-cell-style-name="Default"/>
        <table:table-row table:style-name="ro1">
          <table:table-cell table:style-name="ce9" office:value-type="string" calcext:value-type="string">
            <text:p>rider weight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9" office:value-type="string" calcext:value-type="string">
            <text:p>bike 1</text:p>
          </table:table-cell>
          <table:table-cell/>
          <table:table-cell table:style-name="Default"/>
          <table:table-cell table:style-name="ce19" table:formula="of:=COM.MICROSOFT.CONCAT([.$D1]; &quot; &quot;; [.G2]; &quot;/&quot;; [.G3])" office:value-type="string" office:string-value="bike 1 30/34" calcext:value-type="string">
            <text:p>bike 1 30/34</text:p>
          </table:table-cell>
          <table:table-cell table:style-name="ce19" table:formula="of:=COM.MICROSOFT.CONCAT([.$D1]; &quot; &quot;; [.H2]; &quot;/&quot;; [.H3])" office:value-type="string" office:string-value="bike 1 40/40" calcext:value-type="string">
            <text:p>bike 1 40/40</text:p>
          </table:table-cell>
          <table:table-cell table:style-name="ce19" table:formula="of:=COM.MICROSOFT.CONCAT([.$D1]; &quot; &quot;; [.I2]; &quot;/&quot;; [.I3])" office:value-type="string" office:string-value="bike 1 40/42" calcext:value-type="string">
            <text:p>bike 1 40/42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kit weight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wheel size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chain ring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cadence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 office:value-type="string" calcext:value-type="string">
            <text:p>rolling resistance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gear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9" office:value-type="string" calcext:value-type="string">
            <text:p>bike we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ar inches</text:p>
          </table:table-cell>
          <table:table-cell table:style-name="ce21" table:formula="of:=([.G2]/[.G3])*[.$E2]" office:value-type="float" office:value="24.2647058823529" calcext:value-type="float">
            <text:p>24.26</text:p>
          </table:table-cell>
          <table:table-cell table:style-name="ce21" table:formula="of:=([.H2]/[.H3])*[.$E2]" office:value-type="float" office:value="27.5" calcext:value-type="float">
            <text:p>27.50</text:p>
          </table:table-cell>
          <table:table-cell table:style-name="ce21" table:formula="of:=([.I2]/[.I3])*[.$E2]" office:value-type="float" office:value="26.1904761904762" calcext:value-type="float">
            <text:p>26.19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efficiency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/>
          <table:table-cell table:style-name="ce9" office:value-type="string" calcext:value-type="string">
            <text:p>total weight</text:p>
          </table:table-cell>
          <table:table-cell table:formula="of:=[.$B$1]+[.$B$2]+[.$E4]" office:value-type="float" office:value="79" calcext:value-type="float">
            <text:p>79</text:p>
          </table:table-cell>
          <table:table-cell office:value-type="string" calcext:value-type="string">
            <text:p>meters in development</text:p>
          </table:table-cell>
          <table:table-cell table:style-name="ce21" table:formula="of:=[.G4]*PI()*0.0254" office:value-type="float" office:value="1.93623747223453" calcext:value-type="float">
            <text:p>1.94</text:p>
          </table:table-cell>
          <table:table-cell table:style-name="ce21" table:formula="of:=[.H4]*PI()*0.0254" office:value-type="float" office:value="2.19440246853247" calcext:value-type="float">
            <text:p>2.19</text:p>
          </table:table-cell>
          <table:table-cell table:style-name="ce21" table:formula="of:=[.I4]*PI()*0.0254" office:value-type="float" office:value="2.08990711288807" calcext:value-type="float">
            <text:p>2.09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peed</text:p>
          </table:table-cell>
          <table:table-cell table:style-name="ce21" table:formula="of:=([.G5]*[.$B$3]*60)/1000" office:value-type="float" office:value="6.97045490004432" calcext:value-type="float">
            <text:p>6.97</text:p>
          </table:table-cell>
          <table:table-cell table:style-name="ce21" table:formula="of:=([.H5]*[.$B$3]*60)/1000" office:value-type="float" office:value="7.89984888671689" calcext:value-type="float">
            <text:p>7.90</text:p>
          </table:table-cell>
          <table:table-cell table:style-name="ce21" table:formula="of:=([.I5]*[.$B$3]*60)/1000" office:value-type="float" office:value="7.52366560639704" calcext:value-type="float">
            <text:p>7.52</text:p>
          </table:table-cell>
          <table:table-cell table:style-name="ce21"/>
          <table:table-cell table:number-columns-repeated="5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ade</text:p>
          </table:table-cell>
          <table:table-cell table:style-name="ce18" table:formula="of:=GRADIENT( [.$B$4] * [.$B$5]; [.G6]; [.$E5]; [.$E3] )" office:value-type="percentage" office:value="0.150965178575923" calcext:value-type="percentage">
            <text:p>15.10%</text:p>
          </table:table-cell>
          <table:table-cell table:style-name="ce18" table:formula="of:=GRADIENT( [.$B$4] * [.$B$5]; [.H6]; [.$E5]; [.$E3] )" office:value-type="percentage" office:value="0.13178293734733" calcext:value-type="percentage">
            <text:p>13.18%</text:p>
          </table:table-cell>
          <table:table-cell table:style-name="ce18" table:formula="of:=GRADIENT( [.$B$4] * [.$B$5]; [.I6]; [.$E5]; [.$E3] )" office:value-type="percentage" office:value="0.138958459138618" calcext:value-type="percentage">
            <text:p>13.90%</text:p>
          </table:table-cell>
          <table:table-cell table:style-name="ce18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lative to current</text:p>
          </table:table-cell>
          <table:table-cell table:style-name="ce18" table:formula="of:=[.G7]/[.$G$7]" office:value-type="percentage" office:value="1" calcext:value-type="percentage">
            <text:p>100.00%</text:p>
          </table:table-cell>
          <table:table-cell table:style-name="ce18" table:formula="of:=[.H7]/[.$G$7]" office:value-type="percentage" office:value="0.872935988222305" calcext:value-type="percentage">
            <text:p>87.29%</text:p>
          </table:table-cell>
          <table:table-cell table:style-name="ce18" table:formula="of:=[.I7]/[.$G$7]" office:value-type="percentage" office:value="0.920466960986858" calcext:value-type="percentage">
            <text:p>92.05%</text:p>
          </table:table-cell>
          <table:table-cell table:style-name="ce18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bike 2</text:p>
          </table:table-cell>
          <table:table-cell/>
          <table:table-cell table:style-name="Default"/>
          <table:table-cell table:style-name="ce19" table:formula="of:=COM.MICROSOFT.CONCAT([.$D10]; &quot; &quot;; [.G11]; &quot;/&quot;; [.G12])" office:value-type="string" office:string-value="bike 2 32/46" calcext:value-type="string">
            <text:p>bike 2 32/46</text:p>
          </table:table-cell>
          <table:table-cell table:style-name="ce19" table:formula="of:=COM.MICROSOFT.CONCAT([.$D10]; &quot; &quot;; [.H11]; &quot;/&quot;; [.H12])" office:value-type="string" office:string-value="bike 2 30/46" calcext:value-type="string">
            <text:p>bike 2 30/46</text:p>
          </table:table-cell>
          <table:table-cell table:style-name="ce19" table:formula="of:=COM.MICROSOFT.CONCAT([.$D10]; &quot; &quot;; [.I11]; &quot;/&quot;; [.I12])" office:value-type="string" office:string-value="bike 2 32/51" calcext:value-type="string">
            <text:p>bike 2 32/51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wheel size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chain ring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rolling resistance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gear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bike weig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ar inches</text:p>
          </table:table-cell>
          <table:table-cell table:style-name="ce21" table:formula="of:=([.G11]/[.G12])*[.$E11]" office:value-type="float" office:value="19.1304347826087" calcext:value-type="float">
            <text:p>19.13</text:p>
          </table:table-cell>
          <table:table-cell table:style-name="ce21" table:formula="of:=([.H11]/[.H12])*[.$E11]" office:value-type="float" office:value="17.9347826086957" calcext:value-type="float">
            <text:p>17.93</text:p>
          </table:table-cell>
          <table:table-cell table:style-name="ce21" table:formula="of:=([.I11]/[.I12])*[.$E11]" office:value-type="float" office:value="17.2549019607843" calcext:value-type="float">
            <text:p>17.25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total weight</text:p>
          </table:table-cell>
          <table:table-cell table:formula="of:=[.$B$1]+[.$B$2]+[.$E13]" office:value-type="float" office:value="82" calcext:value-type="float">
            <text:p>82</text:p>
          </table:table-cell>
          <table:table-cell office:value-type="string" calcext:value-type="string">
            <text:p>meters in development</text:p>
          </table:table-cell>
          <table:table-cell table:style-name="ce21" table:formula="of:=[.G13]*PI()*0.0254" office:value-type="float" office:value="1.52654084767476" calcext:value-type="float">
            <text:p>1.53</text:p>
          </table:table-cell>
          <table:table-cell table:style-name="ce21" table:formula="of:=[.H13]*PI()*0.0254" office:value-type="float" office:value="1.43113204469509" calcext:value-type="float">
            <text:p>1.43</text:p>
          </table:table-cell>
          <table:table-cell table:style-name="ce21" table:formula="of:=[.I13]*PI()*0.0254" office:value-type="float" office:value="1.37687998025567" calcext:value-type="float">
            <text:p>1.38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speed</text:p>
          </table:table-cell>
          <table:table-cell table:style-name="ce21" table:formula="of:=([.G14]*[.$B$3]*60)/1000" office:value-type="float" office:value="5.49554705162914" calcext:value-type="float">
            <text:p>5.50</text:p>
          </table:table-cell>
          <table:table-cell table:style-name="ce21" table:formula="of:=([.H14]*[.$B$3]*60)/1000" office:value-type="float" office:value="5.15207536090232" calcext:value-type="float">
            <text:p>5.15</text:p>
          </table:table-cell>
          <table:table-cell table:style-name="ce21" table:formula="of:=([.I14]*[.$B$3]*60)/1000" office:value-type="float" office:value="4.9567679289204" calcext:value-type="float">
            <text:p>4.96</text:p>
          </table:table-cell>
          <table:table-cell table:style-name="ce5"/>
          <table:table-cell table:style-name="ce13"/>
          <table:table-cell table:number-columns-repeated="3"/>
          <table:table-cell table:style-name="ce21"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rade</text:p>
          </table:table-cell>
          <table:table-cell table:style-name="ce18" table:formula="of:=GRADIENT( [.$B$4] * [.$B$5]; [.G15]; [.$E14]; [.$E12] )" office:value-type="percentage" office:value="0.187624834697602" calcext:value-type="percentage">
            <text:p>18.76%</text:p>
          </table:table-cell>
          <table:table-cell table:style-name="ce18" table:formula="of:=GRADIENT( [.$B$4] * [.$B$5]; [.H15]; [.$E14]; [.$E12] )" office:value-type="percentage" office:value="0.201256975896097" calcext:value-type="percentage">
            <text:p>20.13%</text:p>
          </table:table-cell>
          <table:table-cell table:style-name="ce18" table:formula="of:=GRADIENT( [.$B$4] * [.$B$5]; [.I15]; [.$E14]; [.$E12] )" office:value-type="percentage" office:value="0.209906472802747" calcext:value-type="percentage">
            <text:p>20.99%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lative to current</text:p>
          </table:table-cell>
          <table:table-cell table:style-name="ce18" table:formula="of:=[.G16]/[.$G$7]" office:value-type="percentage" office:value="1.24283517873125" calcext:value-type="percentage">
            <text:p>124.28%</text:p>
          </table:table-cell>
          <table:table-cell table:style-name="ce18" table:formula="of:=[.H16]/[.$G$7]" office:value-type="percentage" office:value="1.33313508316676" calcext:value-type="percentage">
            <text:p>133.31%</text:p>
          </table:table-cell>
          <table:table-cell table:style-name="ce18" table:formula="of:=[.I16]/[.$G$7]" office:value-type="percentage" office:value="1.39042973209336" calcext:value-type="percentage">
            <text:p>139.04%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bike 3</text:p>
          </table:table-cell>
          <table:table-cell/>
          <table:table-cell table:style-name="Default"/>
          <table:table-cell table:style-name="ce19" table:formula="of:=COM.MICROSOFT.CONCAT([.$D19]; &quot; &quot;; [.G20]; &quot;/&quot;; [.G21])" office:value-type="string" office:string-value="bike 3 30/46" calcext:value-type="string">
            <text:p>bike 3 30/46</text:p>
          </table:table-cell>
          <table:table-cell table:style-name="ce19" table:formula="of:=COM.MICROSOFT.CONCAT([.$D19]; &quot; &quot;; [.H20]; &quot;/&quot;; [.H21])" office:value-type="string" office:string-value="bike 3 34/51" calcext:value-type="string">
            <text:p>bike 3 34/51</text:p>
          </table:table-cell>
          <table:table-cell table:style-name="ce19" table:formula="of:=COM.MICROSOFT.CONCAT([.$D19]; &quot; &quot;; [.I20]; &quot;/&quot;; [.I21])" office:value-type="string" office:string-value="bike 3 32/51" calcext:value-type="string">
            <text:p>bike 3 32/51</text:p>
          </table:table-cell>
          <table:table-cell table:style-name="ce20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wheel siz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in ring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rolling resistance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gear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style-name="ce13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bike weig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ar inches</text:p>
          </table:table-cell>
          <table:table-cell table:style-name="ce21" table:formula="of:=([.G20]/[.G21])*[.$E20]" office:value-type="float" office:value="18.9130434782609" calcext:value-type="float">
            <text:p>18.91</text:p>
          </table:table-cell>
          <table:table-cell table:style-name="ce21" table:formula="of:=([.H20]/[.H21])*[.$E20]" office:value-type="float" office:value="19.3333333333333" calcext:value-type="float">
            <text:p>19.33</text:p>
          </table:table-cell>
          <table:table-cell table:style-name="ce21" table:formula="of:=([.I20]/[.I21])*[.$E20]" office:value-type="float" office:value="18.1960784313725" calcext:value-type="float">
            <text:p>18.20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total weight</text:p>
          </table:table-cell>
          <table:table-cell table:formula="of:=[.$B$1]+[.$B$2]+[.$E22]" office:value-type="float" office:value="85" calcext:value-type="float">
            <text:p>85</text:p>
          </table:table-cell>
          <table:table-cell office:value-type="string" calcext:value-type="string">
            <text:p>meters in development</text:p>
          </table:table-cell>
          <table:table-cell table:style-name="ce21" table:formula="of:=[.G22]*PI()*0.0254" office:value-type="float" office:value="1.50919379258755" calcext:value-type="float">
            <text:p>1.51</text:p>
          </table:table-cell>
          <table:table-cell table:style-name="ce21" table:formula="of:=[.H22]*PI()*0.0254" office:value-type="float" office:value="1.54273143242283" calcext:value-type="float">
            <text:p>1.54</text:p>
          </table:table-cell>
          <table:table-cell table:style-name="ce21" table:formula="of:=[.I22]*PI()*0.0254" office:value-type="float" office:value="1.45198252463325" calcext:value-type="float">
            <text:p>1.45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peed</text:p>
          </table:table-cell>
          <table:table-cell table:style-name="ce21" table:formula="of:=([.G23]*[.$B$3]*60)/1000" office:value-type="float" office:value="5.43309765331518" calcext:value-type="float">
            <text:p>5.43</text:p>
          </table:table-cell>
          <table:table-cell table:style-name="ce21" table:formula="of:=([.H23]*[.$B$3]*60)/1000" office:value-type="float" office:value="5.55383315672218" calcext:value-type="float">
            <text:p>5.55</text:p>
          </table:table-cell>
          <table:table-cell table:style-name="ce21" table:formula="of:=([.I23]*[.$B$3]*60)/1000" office:value-type="float" office:value="5.2271370886797" calcext:value-type="float">
            <text:p>5.23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ade</text:p>
          </table:table-cell>
          <table:table-cell table:style-name="ce18" table:formula="of:=GRADIENT( [.$B$4] * [.$B$5]; [.G24]; [.$E23]; [.$E21] )" office:value-type="percentage" office:value="0.182700486986382" calcext:value-type="percentage">
            <text:p>18.27%</text:p>
          </table:table-cell>
          <table:table-cell table:style-name="ce18" table:formula="of:=GRADIENT( [.$B$4] * [.$B$5]; [.H24]; [.$E23]; [.$E21] )" office:value-type="percentage" office:value="0.178395515153414" calcext:value-type="percentage">
            <text:p>17.84%</text:p>
          </table:table-cell>
          <table:table-cell table:style-name="ce18" table:formula="of:=GRADIENT( [.$B$4] * [.$B$5]; [.I24]; [.$E23]; [.$E21] )" office:value-type="percentage" office:value="0.190528542226871" calcext:value-type="percentage">
            <text:p>19.05%</text:p>
          </table:table-cell>
          <table:table-cell table:style-name="ce18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lative to current</text:p>
          </table:table-cell>
          <table:table-cell table:style-name="ce18" table:formula="of:=[.G25]/[.$G$7]" office:value-type="percentage" office:value="1.21021608234311" calcext:value-type="percentage">
            <text:p>121.02%</text:p>
          </table:table-cell>
          <table:table-cell table:style-name="ce18" table:formula="of:=[.H25]/[.$G$7]" office:value-type="percentage" office:value="1.18169975908515" calcext:value-type="percentage">
            <text:p>118.17%</text:p>
          </table:table-cell>
          <table:table-cell table:style-name="ce18" table:formula="of:=[.I25]/[.$G$7]" office:value-type="percentage" office:value="1.26206946544995" calcext:value-type="percentage">
            <text:p>126.21%</text:p>
          </table:table-cell>
          <table:table-cell table:style-name="ce18" table:number-columns-repeated="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9"/>
          <table:table-cell/>
          <table:table-cell table:style-name="Default"/>
          <table:table-cell table:style-name="ce20" table:number-columns-repeated="2"/>
          <table:table-cell table:number-columns-repeated="9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2"/>
          <table:table-cell table:style-name="ce21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ce21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8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"/>
          <table:table-cell/>
          <table:table-cell table:style-name="Default"/>
          <table:table-cell table:style-name="ce20" table:number-columns-repeated="2"/>
          <table:table-cell table:number-columns-repeated="6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2"/>
          <table:table-cell table:style-name="ce21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ce21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8"/>
          <table:table-cell table:style-name="ce18" table:number-columns-repeated="3"/>
          <table:table-cell table:number-columns-repeated="5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6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8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8" table:number-columns-repeated="3"/>
          <table:table-cell table:number-columns-repeated="5"/>
        </table:table-row>
      </table:table>
      <table:table table:name="climb - time" table:style-name="ta1">
        <office:forms form:automatic-focus="false" form:apply-design-mode="false"/>
        <table:shapes>
          <draw:frame draw:z-index="0" draw:style-name="gr1" draw:text-style-name="P1" svg:width="15.999cm" svg:height="8.999cm" svg:x="14.777cm" svg:y="4.215cm">
            <draw:object draw:notify-on-update-of-ranges="'climb - time'.B12:'climb - time'.D12 'climb - time'.A16:'climb - time'.A16 'climb - time'.B16:'climb - time'.D16 'climb - time'.A17:'climb - time'.A17 'climb - time'.B17:'climb - time'.D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default-cell-style-name="ce18"/>
        <table:table-column table:style-name="co10" table:number-columns-repeated="4" table:default-cell-style-name="Default"/>
        <table:table-row table:style-name="ro1">
          <table:table-cell table:style-name="ce9" office:value-type="string" calcext:value-type="string">
            <text:p>rider weight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9" office:value-type="string" calcext:value-type="string">
            <text:p>climb 1</text:p>
          </table:table-cell>
          <table:table-cell table:style-name="ce19" office:value-type="string" calcext:value-type="string">
            <text:p>climb 2</text:p>
          </table:table-cell>
          <table:table-cell table:style-name="ce19" office:value-type="string" calcext:value-type="string">
            <text:p>climb 3</text:p>
          </table:table-cell>
          <table:table-cell table:style-name="ce20" table:number-columns-repeated="3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kit weight</text:p>
          </table:table-cell>
          <table:table-cell office:value-type="float" office:value="5" calcext:value-type="float">
            <text:p>5</text:p>
          </table:table-cell>
          <table:table-cell/>
          <table:table-cell table:style-name="ce21" office:value-type="float" office:value="1500" calcext:value-type="float">
            <text:p>1,500.00</text:p>
          </table:table-cell>
          <table:table-cell table:style-name="ce21" office:value-type="float" office:value="2000" calcext:value-type="float">
            <text:p>2,000.00</text:p>
          </table:table-cell>
          <table:table-cell table:style-name="ce21" office:value-type="float" office:value="2500" calcext:value-type="float">
            <text:p>2,500.00</text:p>
          </table:table-cell>
          <table:table-cell table:style-name="ce21" table:number-columns-repeated="3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CdA</text:p>
          </table:table-cell>
          <table:table-cell office:value-type="float" office:value="0.408" calcext:value-type="float">
            <text:p>0.408</text:p>
          </table:table-cell>
          <table:table-cell/>
          <table:table-cell table:style-name="ce21" office:value-type="float" office:value="150" calcext:value-type="float">
            <text:p>150.00</text:p>
          </table:table-cell>
          <table:table-cell table:style-name="ce21" office:value-type="float" office:value="180" calcext:value-type="float">
            <text:p>180.00</text:p>
          </table:table-cell>
          <table:table-cell table:style-name="ce21" office:value-type="float" office:value="220" calcext:value-type="float">
            <text:p>220.00</text:p>
          </table:table-cell>
          <table:table-cell table:style-name="ce21" table:number-columns-repeated="3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8" table:formula="of:=[.D3]/[.D2]" office:value-type="percentage" office:value="0.1" calcext:value-type="percentage">
            <text:p>10.00%</text:p>
          </table:table-cell>
          <table:table-cell table:style-name="ce18" table:formula="of:=[.E3]/[.E2]" office:value-type="percentage" office:value="0.09" calcext:value-type="percentage">
            <text:p>9.00%</text:p>
          </table:table-cell>
          <table:table-cell table:style-name="ce18" table:formula="of:=[.F3]/[.F2]" office:value-type="percentage" office:value="0.088" calcext:value-type="percentage">
            <text:p>8.80%</text:p>
          </table:table-cell>
          <table:table-cell table:style-name="ce18" table:number-columns-repeated="3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efficiency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/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climb</text:p>
          </table:table-cell>
          <table:table-cell table:style-name="ce19" table:content-validation-name="val1" office:value-type="string" calcext:value-type="string">
            <text:p>climb 1</text:p>
          </table:table-cell>
          <table:table-cell table:number-columns-repeated="13"/>
          <table:table-cell table:style-name="ce2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distance</text:p>
          </table:table-cell>
          <table:table-cell table:style-name="ce21" table:formula="of:=HLOOKUP( [.B$6]; [.$D$1:.$I$3]; 2; 0 )" office:value-type="float" office:value="1500" calcext:value-type="float">
            <text:p>1,500.00</text:p>
          </table:table-cell>
          <table:table-cell table:number-columns-repeated="4"/>
          <table:table-cell table:style-name="ce18" table:number-columns-repeated="5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height</text:p>
          </table:table-cell>
          <table:table-cell table:style-name="ce21" table:formula="of:=HLOOKUP( [.B$6]; [.$D$1:.$I$3]; 3; 0 )" office:value-type="float" office:value="150" calcext:value-type="float">
            <text:p>150.00</text:p>
          </table:table-cell>
          <table:table-cell table:number-columns-repeated="4"/>
          <table:table-cell table:style-name="ce18" table:number-columns-repeated="5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gradient</text:p>
          </table:table-cell>
          <table:table-cell table:style-name="ce18" table:formula="of:=[.B8]/[.B7]" office:value-type="percentage" office:value="0.1" calcext:value-type="percentage">
            <text:p>10.00%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elevation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bike 1</text:p>
          </table:table-cell>
          <table:table-cell table:style-name="ce19" office:value-type="string" calcext:value-type="string">
            <text:p>bike 2</text:p>
          </table:table-cell>
          <table:table-cell table:style-name="ce19" office:value-type="string" calcext:value-type="string">
            <text:p>bike 3</text:p>
          </table:table-cell>
          <table:table-cell table:style-name="ce20" table:number-columns-repeated="3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rolling resistance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office:value-type="float" office:value="0.009" calcext:value-type="float">
            <text:p>0.009</text:p>
          </table:table-cell>
          <table:table-cell table:style-name="ce1" table:number-columns-repeated="3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bike weight</text:p>
          </table:table-cell>
          <table:table-cell table:number-columns-repeated="2" table:style-name="ce21" office:value-type="float" office:value="9" calcext:value-type="float">
            <text:p>9.00</text:p>
          </table:table-cell>
          <table:table-cell table:style-name="ce21" office:value-type="float" office:value="11" calcext:value-type="float">
            <text:p>11.00</text:p>
          </table:table-cell>
          <table:table-cell table:style-name="ce21" table:number-columns-repeated="3"/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total weight</text:p>
          </table:table-cell>
          <table:table-cell table:style-name="ce21" table:formula="of:=[.$B$1]+[.$B$2]+[.B$14]" office:value-type="float" office:value="79" calcext:value-type="float">
            <text:p>79.00</text:p>
          </table:table-cell>
          <table:table-cell table:style-name="ce21" table:formula="of:=[.$B$1]+[.$B$2]+[.C$14]" office:value-type="float" office:value="79" calcext:value-type="float">
            <text:p>79.00</text:p>
          </table:table-cell>
          <table:table-cell table:style-name="ce21" table:formula="of:=[.$B$1]+[.$B$2]+[.D$14]" office:value-type="float" office:value="81" calcext:value-type="float">
            <text:p>81.00</text:p>
          </table:table-cell>
          <table:table-cell table:style-name="ce21" table:number-columns-repeated="3"/>
          <table:table-cell table:number-columns-repeated="2"/>
          <table:table-cell table:style-name="ce13" table:number-columns-repeated="2"/>
          <table:table-cell table:number-columns-repeated="3"/>
          <table:table-cell table:style-name="ce21" table:number-columns-repeated="8"/>
        </table:table-row>
        <table:table-row table:style-name="ro1">
          <table:table-cell table:style-name="ce9" office:value-type="string" calcext:value-type="string">
            <text:p>speed</text:p>
          </table:table-cell>
          <table:table-cell table:style-name="ce21" table:formula="of:=SPEED( [.$B$4] * [.$B$5]; [.$B$9]; [.B$15]; [.B$13]; [.$B$3]; [.$B$10] )" office:value-type="float" office:value="5.96915088247174" calcext:value-type="float">
            <text:p>5.97</text:p>
          </table:table-cell>
          <table:table-cell table:style-name="ce21" table:formula="of:=SPEED( [.$B$4] * [.$B$5]; [.$B$9]; [.C$15]; [.C$13]; [.$B$3]; [.$B$10] )" office:value-type="float" office:value="6.0773150786937" calcext:value-type="float">
            <text:p>6.08</text:p>
          </table:table-cell>
          <table:table-cell table:style-name="ce21" table:formula="of:=SPEED( [.$B$4] * [.$B$5]; [.$B$9]; [.D$15]; [.D$13]; [.$B$3]; [.$B$10] )" office:value-type="float" office:value="5.92906572304525" calcext:value-type="float">
            <text:p>5.93</text:p>
          </table:table-cell>
          <table:table-cell table:style-name="ce21" table:number-columns-repeated="3"/>
          <table:table-cell table:style-name="ce18" table:number-columns-repeated="2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time</text:p>
          </table:table-cell>
          <table:table-cell table:style-name="ce27" table:formula="of:=TIME( ( ( SQRT( [.$B$7]^2 + [.$B$8]^2 ) / 1000 ) / [.B$16] ); ; )" office:value-type="time" office:time-value="PT00H15M09.163286748S" calcext:value-type="time">
            <text:p>00:15:09</text:p>
          </table:table-cell>
          <table:table-cell table:style-name="ce27" table:formula="of:=TIME( ( ( SQRT( [.$B$7]^2 + [.$B$8]^2 ) / 1000 ) / [.C$16] ); ; )" office:value-type="time" office:time-value="PT00H14M52.98197726S" calcext:value-type="time">
            <text:p>00:14:52</text:p>
          </table:table-cell>
          <table:table-cell table:style-name="ce27" table:formula="of:=TIME( ( ( SQRT( [.$B$7]^2 + [.$B$8]^2 ) / 1000 ) / [.D$16] ); ; )" office:value-type="time" office:time-value="PT00H15M15.309947453S" calcext:value-type="time">
            <text:p>00:15:15</text:p>
          </table:table-cell>
          <table:table-cell table:style-name="ce27" table:number-columns-repeated="3"/>
          <table:table-cell table:style-name="ce18" table:number-columns-repeated="2"/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relative to current</text:p>
          </table:table-cell>
          <table:table-cell table:style-name="ce18" table:formula="of:=[.B17]/[.$B$17]" office:value-type="percentage" office:value="1" calcext:value-type="percentage">
            <text:p>100.00%</text:p>
          </table:table-cell>
          <table:table-cell table:style-name="ce18" table:formula="of:=[.C17]/[.$B$17]" office:value-type="percentage" office:value="0.982201976560147" calcext:value-type="percentage">
            <text:p>98.22%</text:p>
          </table:table-cell>
          <table:table-cell table:style-name="ce18" table:formula="of:=[.D17]/[.$B$17]" office:value-type="percentage" office:value="1.00676078851187" calcext:value-type="percentage">
            <text:p>100.68%</text:p>
          </table:table-cell>
          <table:table-cell table:style-name="ce18" table:number-columns-repeated="3"/>
          <table:table-cell table:number-columns-repeated="10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ce13"/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ce18" table:number-columns-repeated="5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8"/>
          <table:table-cell/>
          <table:table-cell table:style-name="ce18" table:number-columns-repeated="5"/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12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18"/>
          <table:table-cell table:number-columns-repeated="9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8" table:number-columns-repeated="4"/>
          <table:table-cell table:number-columns-repeated="4"/>
          <table:table-cell table:style-name="ce18" table:number-columns-repeated="3"/>
          <table:table-cell table:number-columns-repeated="5"/>
        </table:table-row>
        <table:table-row table:style-name="ro1" table:number-rows-repeated="7">
          <table:table-cell table:number-columns-repeated="14"/>
          <table:table-cell table:style-name="ce18" table:number-columns-repeated="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18" table:number-columns-repeated="3"/>
          <table:table-cell table:number-columns-repeated="5"/>
        </table:table-row>
        <table:table-row table:style-name="ro1" table:number-rows-repeated="10">
          <table:table-cell table:number-columns-repeated="22"/>
        </table:table-row>
        <table:table-row table:style-name="ro1" table:number-rows-repeated="4">
          <table:table-cell table:number-columns-repeated="14"/>
          <table:table-cell table:style-name="ce18" table:number-columns-repeated="3"/>
          <table:table-cell table:number-columns-repeated="5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5"/>
        </table:table-row>
      </table:table>
      <table:table table:name="f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rank Angle Scrollbar" form:control-implementation="ooo:com.sun.star.form.component.ScrollBar" xml:id="control1" form:id="control1" form:value="0" form:linked-cell="fit.B1" form:delay-for-repeat="PT0.001000000S" form:min-value="0" form:max-value="359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5.35cm" svg:height="10.2cm" svg:x="0.124cm" svg:y="1.725cm">
            <draw:object draw:notify-on-update-of-ranges="fit.E32:fit.E32 fit.E33:fit.E33 fit.E31:fit.E31 fit.E30:fit.E30 fit.E29:fit.E29 fit.E28:fit.E28 fit.O32:fit.O32 fit.O33:fit.O33 fit.O31:fit.O31 fit.O30:fit.O30 fit.O29:fit.O29 fit.O28:fit.O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1" draw:style-name="gr2" draw:text-style-name="P2" svg:width="8.425cm" svg:height="0.372cm" svg:x="6.236cm" svg:y="0.301cm" draw:control="control1"/>
          <draw:frame draw:z-index="2" draw:style-name="gr1" draw:text-style-name="P1" svg:width="22.101cm" svg:height="8.999cm" svg:x="15.595cm" svg:y="1.455cm">
            <draw:object draw:notify-on-update-of-ranges="fit.D39:fit.D39 fit.D40:fit.D399 fit.C39:fit.C39 fit.C40:fit.C399 fit.G39:fit.G39 fit.G40:fit.G399 fit.F39:fit.F39 fit.F40:fit.F399 fit.M39:fit.M39 fit.M40:fit.M399 fit.L39:fit.L39 fit.L40:fit.L399 fit.P39:fit.P39 fit.P40:fit.P399 fit.O39:fit.O39 fit.O40:fit.O3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111cm" svg:height="8.999cm" svg:x="37.987cm" svg:y="1.556cm">
            <draw:object draw:notify-on-update-of-ranges="fit.E35:fit.E35 fit.F35:fit.G35 fit.O35:fit.O35 fit.P35:fit.Q35 fit.E36:fit.E36 fit.F36:fit.G36 fit.O36:fit.O36 fit.P36:fit.Q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4.099cm" svg:height="8.999cm" svg:x="53.431cm" svg:y="1.614cm">
            <draw:object draw:notify-on-update-of-ranges="fit.E37:fit.E37 fit.F37:fit.G37 fit.O37:fit.O37 fit.P37:fit.Q3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3" table:default-cell-style-name="ce21"/>
        <table:table-column table:style-name="co5" table:default-cell-style-name="ce10"/>
        <table:table-column table:style-name="co14" table:default-cell-style-name="ce10"/>
        <table:table-column table:style-name="co15" table:default-cell-style-name="ce11"/>
        <table:table-column table:style-name="co16" table:default-cell-style-name="ce10"/>
        <table:table-column table:style-name="co14" table:default-cell-style-name="ce10"/>
        <table:table-column table:style-name="co15" table:default-cell-style-name="ce10"/>
        <table:table-column table:style-name="co5" table:default-cell-style-name="Default"/>
        <table:table-column table:style-name="co5" table:number-columns-repeated="2" table:default-cell-style-name="ce21"/>
        <table:table-column table:style-name="co17" table:default-cell-style-name="ce10"/>
        <table:table-column table:style-name="co18" table:default-cell-style-name="ce10"/>
        <table:table-column table:style-name="co15" table:default-cell-style-name="ce11"/>
        <table:table-column table:style-name="co5" table:default-cell-style-name="ce10"/>
        <table:table-column table:style-name="co19" table:default-cell-style-name="ce10"/>
        <table:table-column table:style-name="co15" table:default-cell-style-name="ce11"/>
        <table:table-column table:style-name="co20" table:default-cell-style-name="Default"/>
        <table:table-column table:style-name="co21" table:default-cell-style-name="ce10"/>
        <table:table-column table:style-name="co21" table:default-cell-style-name="ce21"/>
        <table:table-column table:style-name="co5" table:number-columns-repeated="2" table:default-cell-style-name="ce21"/>
        <table:table-column table:style-name="co15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5" table:default-cell-style-name="Default"/>
        <table:table-column table:style-name="co5" table:number-columns-repeated="2" table:default-cell-style-name="ce21"/>
        <table:table-column table:style-name="co5" table:default-cell-style-name="Default"/>
        <table:table-column table:style-name="co5" table:number-columns-repeated="2" table:default-cell-style-name="ce21"/>
        <table:table-row table:style-name="ro2">
          <table:table-cell table:style-name="ce9" office:value-type="string" calcext:value-type="string">
            <text:p>crank angle</text:p>
          </table:table-cell>
          <table:table-cell table:style-name="ce21" office:value-type="float" office:value="0" calcext:value-type="float">
            <text:p>0.00</text:p>
          </table:table-cell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cadence</text:p>
          </table:table-cell>
          <table:table-cell table:style-name="ce21" office:value-type="float" office:value="75" calcext:value-type="float">
            <text:p>75.00</text:p>
          </table:table-cell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style-name="ce21"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8"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 table:style-name="ce21"/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femur length</text:p>
          </table:table-cell>
          <table:table-cell table:style-name="ce21" office:value-type="float" office:value="400" calcext:value-type="float">
            <text:p>400.00</text:p>
          </table:table-cell>
          <table:table-cell table:style-name="Default" table:number-columns-repeated="2"/>
          <table:table-cell table:style-name="ce9" office:value-type="string" calcext:value-type="string">
            <text:p>bottom bracket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21"/>
          <table:table-cell/>
          <table:table-cell table:style-name="Default"/>
          <table:table-cell table:style-name="ce9" office:value-type="string" calcext:value-type="string">
            <text:p>femur length</text:p>
          </table:table-cell>
          <table:table-cell table:style-name="ce21" office:value-type="float" office:value="400" calcext:value-type="float">
            <text:p>400.00</text:p>
          </table:table-cell>
          <table:table-cell table:style-name="Default" table:number-columns-repeated="2"/>
          <table:table-cell table:style-name="ce9" office:value-type="string" calcext:value-type="string">
            <text:p>bottom bracket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tibia length</text:p>
          </table:table-cell>
          <table:table-cell table:style-name="ce21" office:value-type="float" office:value="430" calcext:value-type="float">
            <text:p>430.00</text:p>
          </table:table-cell>
          <table:table-cell table:style-name="ce21"/>
          <table:table-cell table:style-name="Default"/>
          <table:table-cell table:style-name="ce9" office:value-type="string" calcext:value-type="string">
            <text:p>seat post 1</text:p>
          </table:table-cell>
          <table:table-cell table:style-name="ce21" table:formula="of:=[.F27]" office:value-type="float" office:value="0" calcext:value-type="float">
            <text:p>0.00</text:p>
          </table:table-cell>
          <table:table-cell table:style-name="ce21" table:formula="of:=[.G27]" office:value-type="float" office:value="0" calcext:value-type="float">
            <text:p>0.00</text:p>
          </table:table-cell>
          <table:table-cell table:style-name="ce21" table:formula="of:=[.F27] + [.B36]" office:value-type="float" office:value="-176.407907722879" calcext:value-type="float">
            <text:p>-176.41</text:p>
          </table:table-cell>
          <table:table-cell table:formula="of:=[.G27] + [.C36]" office:value-type="float" office:value="615.207485400524" calcext:value-type="float">
            <text:p>615.21</text:p>
          </table:table-cell>
          <table:table-cell table:style-name="Default"/>
          <table:table-cell table:style-name="ce9" office:value-type="string" calcext:value-type="string">
            <text:p>tibia length</text:p>
          </table:table-cell>
          <table:table-cell table:style-name="ce21" office:value-type="float" office:value="430" calcext:value-type="float">
            <text:p>430.00</text:p>
          </table:table-cell>
          <table:table-cell table:style-name="Default" table:number-columns-repeated="2"/>
          <table:table-cell table:style-name="ce9" office:value-type="string" calcext:value-type="string">
            <text:p>seat post 2</text:p>
          </table:table-cell>
          <table:table-cell table:style-name="ce21" table:formula="of:=[.P27]" office:value-type="float" office:value="0" calcext:value-type="float">
            <text:p>0.00</text:p>
          </table:table-cell>
          <table:table-cell table:style-name="ce21" table:formula="of:=[.Q27]" office:value-type="float" office:value="0" calcext:value-type="float">
            <text:p>0.00</text:p>
          </table:table-cell>
          <table:table-cell table:style-name="ce21" table:formula="of:=[.P27] + [.L36]" office:value-type="float" office:value="-176.407907722879" calcext:value-type="float">
            <text:p>-176.41</text:p>
          </table:table-cell>
          <table:table-cell table:formula="of:=[.Q27] + [.M36]" office:value-type="float" office:value="615.207485400524" calcext:value-type="float">
            <text:p>615.21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ankle to spindle length</text:p>
          </table:table-cell>
          <table:table-cell table:style-name="ce21" office:value-type="float" office:value="115" calcext:value-type="float">
            <text:p>115.00</text:p>
          </table:table-cell>
          <table:table-cell table:style-name="Default" table:number-columns-repeated="2"/>
          <table:table-cell table:style-name="ce9" office:value-type="string" calcext:value-type="string">
            <text:p>saddle 1</text:p>
          </table:table-cell>
          <table:table-cell table:style-name="ce21" table:formula="of:=[.F27]" office:value-type="float" office:value="0" calcext:value-type="float">
            <text:p>0.00</text:p>
          </table:table-cell>
          <table:table-cell table:style-name="ce21" table:formula="of:=[.G27]" office:value-type="float" office:value="0" calcext:value-type="float">
            <text:p>0.00</text:p>
          </table:table-cell>
          <table:table-cell table:style-name="ce21" table:formula="of:=[.H28] + [.B33]" office:value-type="float" office:value="-176.407907722879" calcext:value-type="float">
            <text:p>-176.41</text:p>
          </table:table-cell>
          <table:table-cell table:formula="of:=[.I28]" office:value-type="float" office:value="615.207485400524" calcext:value-type="float">
            <text:p>615.21</text:p>
          </table:table-cell>
          <table:table-cell table:style-name="Default"/>
          <table:table-cell table:style-name="ce9" office:value-type="string" calcext:value-type="string">
            <text:p>ankle to spindle length</text:p>
          </table:table-cell>
          <table:table-cell table:style-name="ce21" office:value-type="float" office:value="115" calcext:value-type="float">
            <text:p>115.00</text:p>
          </table:table-cell>
          <table:table-cell table:style-name="Default" table:number-columns-repeated="2"/>
          <table:table-cell table:style-name="ce9" office:value-type="string" calcext:value-type="string">
            <text:p>saddle 2</text:p>
          </table:table-cell>
          <table:table-cell table:style-name="ce21" table:formula="of:=[.P27]" office:value-type="float" office:value="0" calcext:value-type="float">
            <text:p>0.00</text:p>
          </table:table-cell>
          <table:table-cell table:style-name="ce21" table:formula="of:=[.Q27]" office:value-type="float" office:value="0" calcext:value-type="float">
            <text:p>0.00</text:p>
          </table:table-cell>
          <table:table-cell table:style-name="ce21" table:formula="of:=[.R28] + [.L33]" office:value-type="float" office:value="-196.407907722879" calcext:value-type="float">
            <text:p>-196.41</text:p>
          </table:table-cell>
          <table:table-cell table:formula="of:=[.S28]" office:value-type="float" office:value="615.207485400524" calcext:value-type="float">
            <text:p>615.21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crank length</text:p>
          </table:table-cell>
          <table:table-cell table:style-name="ce21" office:value-type="float" office:value="170" calcext:value-type="float">
            <text:p>170.00</text:p>
          </table:table-cell>
          <table:table-cell table:style-name="Default" table:number-columns-repeated="2"/>
          <table:table-cell table:style-name="ce9" office:value-type="string" calcext:value-type="string">
            <text:p>crank 1</text:p>
          </table:table-cell>
          <table:table-cell table:style-name="ce21" table:formula="of:=[.F27]" office:value-type="float" office:value="0" calcext:value-type="float">
            <text:p>0.00</text:p>
          </table:table-cell>
          <table:table-cell table:style-name="ce21" table:formula="of:=[.G27]" office:value-type="float" office:value="0" calcext:value-type="float">
            <text:p>0.00</text:p>
          </table:table-cell>
          <table:table-cell table:style-name="ce21" table:formula="of:=[.F27] + SIN( RADIANS( [.$B$1] ) ) * [.B$30]" office:value-type="float" office:value="0" calcext:value-type="float">
            <text:p>0.00</text:p>
          </table:table-cell>
          <table:table-cell table:formula="of:=[.G27] + COS( RADIANS( [.$B$1] ) ) * [.B$30]" office:value-type="float" office:value="170" calcext:value-type="float">
            <text:p>170.00</text:p>
          </table:table-cell>
          <table:table-cell table:style-name="Default"/>
          <table:table-cell table:style-name="ce9" office:value-type="string" calcext:value-type="string">
            <text:p>crank length</text:p>
          </table:table-cell>
          <table:table-cell table:style-name="ce21" office:value-type="float" office:value="170" calcext:value-type="float">
            <text:p>170.00</text:p>
          </table:table-cell>
          <table:table-cell table:style-name="Default" table:number-columns-repeated="2"/>
          <table:table-cell table:style-name="ce9" office:value-type="string" calcext:value-type="string">
            <text:p>crank 2</text:p>
          </table:table-cell>
          <table:table-cell table:style-name="ce21" table:formula="of:=[.P27]" office:value-type="float" office:value="0" calcext:value-type="float">
            <text:p>0.00</text:p>
          </table:table-cell>
          <table:table-cell table:style-name="ce21" table:formula="of:=[.Q27]" office:value-type="float" office:value="0" calcext:value-type="float">
            <text:p>0.00</text:p>
          </table:table-cell>
          <table:table-cell table:style-name="ce21" table:formula="of:=[.P27] + SIN( RADIANS( [.$B$1] ) ) * [.L$30]" office:value-type="float" office:value="0" calcext:value-type="float">
            <text:p>0.00</text:p>
          </table:table-cell>
          <table:table-cell table:formula="of:=[.Q27] + COS( RADIANS( [.$B$1] ) ) * [.L$30]" office:value-type="float" office:value="170" calcext:value-type="float">
            <text:p>170.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eat post angle</text:p>
          </table:table-cell>
          <table:table-cell table:style-name="ce21" office:value-type="float" office:value="74" calcext:value-type="float">
            <text:p>74.00</text:p>
          </table:table-cell>
          <table:table-cell table:style-name="Default" table:number-columns-repeated="2"/>
          <table:table-cell table:style-name="ce9" office:value-type="string" calcext:value-type="string">
            <text:p>foot 1</text:p>
          </table:table-cell>
          <table:table-cell table:style-name="ce21" table:formula="of:=[.H30]" office:value-type="float" office:value="0" calcext:value-type="float">
            <text:p>0.00</text:p>
          </table:table-cell>
          <table:table-cell table:style-name="ce21" table:formula="of:=[.I30]" office:value-type="float" office:value="170" calcext:value-type="float">
            <text:p>170.00</text:p>
          </table:table-cell>
          <table:table-cell table:style-name="ce21" table:formula="of:=[.H30]-[.B29]" office:value-type="float" office:value="-115" calcext:value-type="float">
            <text:p>-115.00</text:p>
          </table:table-cell>
          <table:table-cell table:formula="of:=[.I30]" office:value-type="float" office:value="170" calcext:value-type="float">
            <text:p>170.00</text:p>
          </table:table-cell>
          <table:table-cell table:style-name="Default"/>
          <table:table-cell table:style-name="ce9" office:value-type="string" calcext:value-type="string">
            <text:p>seat post angle</text:p>
          </table:table-cell>
          <table:table-cell table:style-name="ce21" office:value-type="float" office:value="74" calcext:value-type="float">
            <text:p>74.00</text:p>
          </table:table-cell>
          <table:table-cell table:style-name="Default" table:number-columns-repeated="2"/>
          <table:table-cell table:style-name="ce9" office:value-type="string" calcext:value-type="string">
            <text:p>foot 2</text:p>
          </table:table-cell>
          <table:table-cell table:style-name="ce21" table:formula="of:=[.R30]" office:value-type="float" office:value="0" calcext:value-type="float">
            <text:p>0.00</text:p>
          </table:table-cell>
          <table:table-cell table:style-name="ce21" table:formula="of:=[.S30]" office:value-type="float" office:value="170" calcext:value-type="float">
            <text:p>170.00</text:p>
          </table:table-cell>
          <table:table-cell table:style-name="ce21" table:formula="of:=[.R30]-[.L29]" office:value-type="float" office:value="-115" calcext:value-type="float">
            <text:p>-115.00</text:p>
          </table:table-cell>
          <table:table-cell table:formula="of:=[.S30]" office:value-type="float" office:value="170" calcext:value-type="float">
            <text:p>170.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eat post height</text:p>
          </table:table-cell>
          <table:table-cell table:style-name="ce21" office:value-type="float" office:value="640" calcext:value-type="float">
            <text:p>640.00</text:p>
          </table:table-cell>
          <table:table-cell table:style-name="Default" table:number-columns-repeated="2"/>
          <table:table-cell table:style-name="ce9" office:value-type="string" calcext:value-type="string">
            <text:p>femur 1</text:p>
          </table:table-cell>
          <table:table-cell table:style-name="ce21" table:formula="of:=[.H29]" office:value-type="float" office:value="-176.407907722879" calcext:value-type="float">
            <text:p>-176.41</text:p>
          </table:table-cell>
          <table:table-cell table:style-name="ce21" table:formula="of:=[.I29]" office:value-type="float" office:value="615.207485400524" calcext:value-type="float">
            <text:p>615.21</text:p>
          </table:table-cell>
          <table:table-cell table:style-name="ce21" table:formula="of:=COS( RADIANS( OFFSET( [.B40]; [.$B$1]; 0 ) ) ) * [.B27] + [.H29]" office:value-type="float" office:value="195.365767734577" calcext:value-type="float">
            <text:p>195.37</text:p>
          </table:table-cell>
          <table:table-cell table:formula="of:=[.I29] - SQRT( [.B27]^2 - ( [.H32] - [.H29] )^2 )" office:value-type="float" office:value="467.612315300504" calcext:value-type="float">
            <text:p>467.61</text:p>
          </table:table-cell>
          <table:table-cell table:style-name="Default"/>
          <table:table-cell table:style-name="ce9" office:value-type="string" calcext:value-type="string">
            <text:p>seat post height</text:p>
          </table:table-cell>
          <table:table-cell table:style-name="ce21" office:value-type="float" office:value="640" calcext:value-type="float">
            <text:p>640.00</text:p>
          </table:table-cell>
          <table:table-cell table:style-name="Default" table:number-columns-repeated="2"/>
          <table:table-cell table:style-name="ce9" office:value-type="string" calcext:value-type="string">
            <text:p>femur 2</text:p>
          </table:table-cell>
          <table:table-cell table:style-name="ce21" table:formula="of:=[.R29]" office:value-type="float" office:value="-196.407907722879" calcext:value-type="float">
            <text:p>-196.41</text:p>
          </table:table-cell>
          <table:table-cell table:style-name="ce21" table:formula="of:=[.S29]" office:value-type="float" office:value="615.207485400524" calcext:value-type="float">
            <text:p>615.21</text:p>
          </table:table-cell>
          <table:table-cell table:style-name="ce21" table:formula="of:=COS( RADIANS( OFFSET( [.K40]; [.$B$1]; 0 ) ) ) * [.L27] + [.R29]" office:value-type="float" office:value="180.794898674444" calcext:value-type="float">
            <text:p>180.79</text:p>
          </table:table-cell>
          <table:table-cell table:formula="of:=[.S29] - SQRT( [.L27]^2 - ( [.R32] - [.R29] )^2 )" office:value-type="float" office:value="482.098346548289" calcext:value-type="float">
            <text:p>482.1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addle offset</text:p>
          </table:table-cell>
          <table:table-cell table:style-name="ce21" office:value-type="float" office:value="0" calcext:value-type="float">
            <text:p>0.00</text:p>
          </table:table-cell>
          <table:table-cell table:style-name="Default" table:number-columns-repeated="2"/>
          <table:table-cell table:style-name="ce9" office:value-type="string" calcext:value-type="string">
            <text:p>tibia 1</text:p>
          </table:table-cell>
          <table:table-cell table:style-name="ce21" table:formula="of:=[.H32]" office:value-type="float" office:value="195.365767734577" calcext:value-type="float">
            <text:p>195.37</text:p>
          </table:table-cell>
          <table:table-cell table:style-name="ce21" table:formula="of:=[.I32]" office:value-type="float" office:value="467.612315300504" calcext:value-type="float">
            <text:p>467.61</text:p>
          </table:table-cell>
          <table:table-cell table:style-name="ce21" table:formula="of:=[.H31]" office:value-type="float" office:value="-115" calcext:value-type="float">
            <text:p>-115.00</text:p>
          </table:table-cell>
          <table:table-cell table:formula="of:=[.I31]" office:value-type="float" office:value="170" calcext:value-type="float">
            <text:p>170.00</text:p>
          </table:table-cell>
          <table:table-cell table:style-name="Default"/>
          <table:table-cell table:style-name="ce9" office:value-type="string" calcext:value-type="string">
            <text:p>saddle offset</text:p>
          </table:table-cell>
          <table:table-cell table:style-name="ce21" office:value-type="float" office:value="-20" calcext:value-type="float">
            <text:p>-20.00</text:p>
          </table:table-cell>
          <table:table-cell table:style-name="Default" table:number-columns-repeated="2"/>
          <table:table-cell table:style-name="ce9" office:value-type="string" calcext:value-type="string">
            <text:p>tibia 2</text:p>
          </table:table-cell>
          <table:table-cell table:style-name="ce21" table:formula="of:=[.R32]" office:value-type="float" office:value="180.794898674444" calcext:value-type="float">
            <text:p>180.79</text:p>
          </table:table-cell>
          <table:table-cell table:style-name="ce21" table:formula="of:=[.S32]" office:value-type="float" office:value="482.098346548289" calcext:value-type="float">
            <text:p>482.10</text:p>
          </table:table-cell>
          <table:table-cell table:style-name="ce21" table:formula="of:=[.R31]" office:value-type="float" office:value="-115" calcext:value-type="float">
            <text:p>-115.00</text:p>
          </table:table-cell>
          <table:table-cell table:formula="of:=[.S31]" office:value-type="float" office:value="170" calcext:value-type="float">
            <text:p>170.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addle angle</text:p>
          </table:table-cell>
          <table:table-cell table:style-name="ce21" table:formula="of:=90-DEGREES(ATAN(ABS([.H29])/ABS([.I29])))" office:value-type="float" office:value="74" calcext:value-type="float">
            <text:p>74.0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9" office:value-type="string" calcext:value-type="string">
            <text:p>saddle angle</text:p>
          </table:table-cell>
          <table:table-cell table:style-name="ce21" table:formula="of:=90-DEGREES(ATAN(ABS([.R29])/ABS([.S29])))" office:value-type="float" office:value="72.2940704886318" calcext:value-type="float">
            <text:p>72.29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addle height</text:p>
          </table:table-cell>
          <table:table-cell table:style-name="ce21" table:formula="of:=SQRT(([.H29]-[.F27])^2+([.I29]-[.G27])^2)" office:value-type="float" office:value="640" calcext:value-type="float">
            <text:p>640.00</text:p>
          </table:table-cell>
          <table:table-cell table:style-name="Default" table:number-columns-repeated="2"/>
          <table:table-cell table:style-name="ce9" office:value-type="string" calcext:value-type="string">
            <text:p>hip acceleration 1</text:p>
          </table:table-cell>
          <table:table-cell table:style-name="ce21" table:formula="of:=MAX([.D40:.D399])" office:value-type="float" office:value="2249.00489569356" calcext:value-type="float">
            <text:p>2,249.00</text:p>
          </table:table-cell>
          <table:table-cell table:style-name="ce21" table:formula="of:=MIN([.D40:.D399])" office:value-type="float" office:value="-1892.96302954244" calcext:value-type="float">
            <text:p>-1,892.96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saddle height</text:p>
          </table:table-cell>
          <table:table-cell table:style-name="ce21" table:formula="of:=SQRT(([.R29]-[.P27])^2+([.S29]-[.Q27])^2)" office:value-type="float" office:value="645.798975153194" calcext:value-type="float">
            <text:p>645.80</text:p>
          </table:table-cell>
          <table:table-cell table:style-name="Default" table:number-columns-repeated="2"/>
          <table:table-cell table:style-name="ce9" office:value-type="string" calcext:value-type="string">
            <text:p>hip acceleration 2</text:p>
          </table:table-cell>
          <table:table-cell table:style-name="ce21" table:formula="of:=MAX([.M40:.M399])" office:value-type="float" office:value="2242.29089996969" calcext:value-type="float">
            <text:p>2,242.29</text:p>
          </table:table-cell>
          <table:table-cell table:style-name="ce21" table:formula="of:=MIN([.M40:.M399])" office:value-type="float" office:value="-1946.57942099738" calcext:value-type="float">
            <text:p>-1,946.58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eat post</text:p>
          </table:table-cell>
          <table:table-cell table:style-name="ce21" table:formula="of:=SIN(RADIANS(-90+[.B31]))*[.B32]" office:value-type="float" office:value="-176.407907722879" calcext:value-type="float">
            <text:p>-176.41</text:p>
          </table:table-cell>
          <table:table-cell table:style-name="ce21" table:formula="of:=COS(RADIANS(-90+[.B31]))*[.B32]" office:value-type="float" office:value="615.207485400524" calcext:value-type="float">
            <text:p>615.21</text:p>
          </table:table-cell>
          <table:table-cell table:style-name="Default"/>
          <table:table-cell table:style-name="ce9" office:value-type="string" calcext:value-type="string">
            <text:p>knee acceleration 1</text:p>
          </table:table-cell>
          <table:table-cell table:style-name="ce21" table:formula="of:=MAX([.G40:.G399])" office:value-type="float" office:value="2377.78004367364" calcext:value-type="float">
            <text:p>2,377.78</text:p>
          </table:table-cell>
          <table:table-cell table:style-name="ce21" table:formula="of:=MIN([.G40:.G399])" office:value-type="float" office:value="-3628.5581904383" calcext:value-type="float">
            <text:p>-3,628.56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seat post</text:p>
          </table:table-cell>
          <table:table-cell table:style-name="ce21" table:formula="of:=SIN(RADIANS(-90+[.L31]))*[.L32]" office:value-type="float" office:value="-176.407907722879" calcext:value-type="float">
            <text:p>-176.41</text:p>
          </table:table-cell>
          <table:table-cell table:style-name="ce21" table:formula="of:=COS(RADIANS(-90+[.L31]))*[.L32]" office:value-type="float" office:value="615.207485400524" calcext:value-type="float">
            <text:p>615.21</text:p>
          </table:table-cell>
          <table:table-cell table:style-name="Default"/>
          <table:table-cell table:style-name="ce9" office:value-type="string" calcext:value-type="string">
            <text:p>knee acceleration 2</text:p>
          </table:table-cell>
          <table:table-cell table:style-name="ce21" table:formula="of:=MAX([.P40:.P399])" office:value-type="float" office:value="2379.35378334342" calcext:value-type="float">
            <text:p>2,379.35</text:p>
          </table:table-cell>
          <table:table-cell table:style-name="ce21" table:formula="of:=MIN([.P40:.P399])" office:value-type="float" office:value="-3733.03576059648" calcext:value-type="float">
            <text:p>-3,733.04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addle</text:p>
          </table:table-cell>
          <table:table-cell table:style-name="ce21" table:formula="of:=[.B36]+[.B33]" office:value-type="float" office:value="-176.407907722879" calcext:value-type="float">
            <text:p>-176.41</text:p>
          </table:table-cell>
          <table:table-cell table:style-name="Default" table:number-columns-repeated="2"/>
          <table:table-cell table:style-name="ce9" office:value-type="string" calcext:value-type="string">
            <text:p>knee angle 1</text:p>
          </table:table-cell>
          <table:table-cell table:style-name="ce21" table:formula="of:=MAX([.E40:.E399])" office:value-type="float" office:value="143.480830601536" calcext:value-type="float">
            <text:p>143.48</text:p>
          </table:table-cell>
          <table:table-cell table:style-name="ce21" table:formula="of:=MIN([.E40:.E399])" office:value-type="float" office:value="65.2615588571786" calcext:value-type="float">
            <text:p>65.26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saddle</text:p>
          </table:table-cell>
          <table:table-cell table:style-name="ce21" table:formula="of:=[.L36]+[.L33]" office:value-type="float" office:value="-196.407907722879" calcext:value-type="float">
            <text:p>-196.41</text:p>
          </table:table-cell>
          <table:table-cell table:style-name="Default" table:number-columns-repeated="2"/>
          <table:table-cell table:style-name="ce9" office:value-type="string" calcext:value-type="string">
            <text:p>knee angle 2</text:p>
          </table:table-cell>
          <table:table-cell table:style-name="ce21" table:formula="of:=MAX([.N40:.N399])" office:value-type="float" office:value="144.511130097146" calcext:value-type="float">
            <text:p>144.51</text:p>
          </table:table-cell>
          <table:table-cell table:style-name="ce21" table:formula="of:=MIN([.N40:.N399])" office:value-type="float" office:value="65.6417623061601" calcext:value-type="float">
            <text:p>65.64</text:p>
          </table:table-cell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crank angle</text:p>
          </table:table-cell>
          <table:table-cell table:style-name="ce19" office:value-type="string" calcext:value-type="string">
            <text:p>hip angle</text:p>
          </table:table-cell>
          <table:table-cell table:style-name="ce19" office:value-type="string" calcext:value-type="string">
            <text:p>hip velocity 1</text:p>
          </table:table-cell>
          <table:table-cell table:style-name="ce19" office:value-type="string" calcext:value-type="string">
            <text:p>hip acceleration 1</text:p>
          </table:table-cell>
          <table:table-cell table:style-name="ce19" office:value-type="string" calcext:value-type="string">
            <text:p>knee angle</text:p>
          </table:table-cell>
          <table:table-cell table:style-name="ce19" office:value-type="string" calcext:value-type="string">
            <text:p>knee velocity 1</text:p>
          </table:table-cell>
          <table:table-cell table:style-name="ce19" office:value-type="string" calcext:value-type="string">
            <text:p>knee acceleration 1</text:p>
          </table:table-cell>
          <table:table-cell/>
          <table:table-cell table:style-name="ce20" table:number-columns-repeated="2"/>
          <table:table-cell table:style-name="ce19" office:value-type="string" calcext:value-type="string">
            <text:p>hip angle</text:p>
          </table:table-cell>
          <table:table-cell table:style-name="ce19" office:value-type="string" calcext:value-type="string">
            <text:p>hip velocity 2</text:p>
          </table:table-cell>
          <table:table-cell table:style-name="ce19" office:value-type="string" calcext:value-type="string">
            <text:p>hip acceleration 2</text:p>
          </table:table-cell>
          <table:table-cell table:style-name="ce19" office:value-type="string" calcext:value-type="string">
            <text:p>knee angle</text:p>
          </table:table-cell>
          <table:table-cell table:style-name="ce19" office:value-type="string" calcext:value-type="string">
            <text:p>knee velocity 2</text:p>
          </table:table-cell>
          <table:table-cell table:style-name="ce19" office:value-type="string" calcext:value-type="string">
            <text:p>knee acceleration 2</text:p>
          </table:table-cell>
          <table:table-cell/>
          <table:table-cell table:style-name="ce20" table:number-columns-repeated="8"/>
          <table:table-cell/>
          <table:table-cell table:style-name="ce20" table:number-columns-repeated="2"/>
          <table:table-cell/>
          <table:table-cell table:style-name="ce20" table:number-columns-repeated="2"/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HIPANGLE( [.B$37]; [.C$36]; [.$A40]; [.B$30]; [.B$29]; [.B$27]; [.B$28] )" office:value-type="float" office:value="21.6532135505298" calcext:value-type="float">
            <text:p>21.65</text:p>
          </table:table-cell>
          <table:table-cell table:formula="of:=( [.B40] - [.B399] ) / ( 60 / [.$B$2] / 360 )" office:value-type="float" office:value="-153.562795397845" calcext:value-type="float">
            <text:p>-153.56</text:p>
          </table:table-cell>
          <table:table-cell table:formula="of:=( [.C40] - [.C399] ) / ( 60 / [.$B$2] / 360 )" office:value-type="float" office:value="1590.52987010606" calcext:value-type="float">
            <text:p>1,590.53</text:p>
          </table:table-cell>
          <table:table-cell table:formula="of:=KNEEANGLE( [.B$37]; [.C$36]; [.$A40]; [.B$30]; [.B$29]; [.B$27]; [.B40] )" office:value-type="float" office:value="65.4515060078027" calcext:value-type="float">
            <text:p>65.45</text:p>
          </table:table-cell>
          <table:table-cell table:style-name="ce11" table:formula="of:=( [.E40] - [.E399] ) / ( 60 / [.$B$2] / 360 )" office:value-type="float" office:value="27.4064130862513" calcext:value-type="float">
            <text:p>27.41</text:p>
          </table:table-cell>
          <table:table-cell table:formula="of:=( [.F40] - [.F399] ) / ( 60 / [.$B$2] / 360 )" office:value-type="float" office:value="2362.47815810252" calcext:value-type="float">
            <text:p>2,362.48</text:p>
          </table:table-cell>
          <table:table-cell table:number-columns-repeated="3"/>
          <table:table-cell table:formula="of:=HIPANGLE( [.L$37]; [.M$36]; [.$A40]; [.L$30]; [.L$29]; [.L$27]; [.L$28] )" office:value-type="float" office:value="19.4371627073477" calcext:value-type="float">
            <text:p>19.44</text:p>
          </table:table-cell>
          <table:table-cell table:formula="of:=( [.K40] - [.K399] ) / ( 60 / [.$B$2] / 360 )" office:value-type="float" office:value="-145.939785159802" calcext:value-type="float">
            <text:p>-145.94</text:p>
          </table:table-cell>
          <table:table-cell table:formula="of:=( [.L40] - [.L399] ) / ( 60 / [.$B$2] / 360 )" office:value-type="float" office:value="1678.21475516401" calcext:value-type="float">
            <text:p>1,678.21</text:p>
          </table:table-cell>
          <table:table-cell table:formula="of:=KNEEANGLE( [.L$37]; [.M$36]; [.$A40]; [.L$30]; [.L$29]; [.L$27]; [.K40] )" office:value-type="float" office:value="65.973443774904" calcext:value-type="float">
            <text:p>65.97</text:p>
          </table:table-cell>
          <table:table-cell table:style-name="ce11" table:formula="of:=( [.N40] - [.N399] ) / ( 60 / [.$B$2] / 360 )" office:value-type="float" office:value="37.0379121433793" calcext:value-type="float">
            <text:p>37.04</text:p>
          </table:table-cell>
          <table:table-cell table:formula="of:=( [.O40] - [.O399] ) / ( 60 / [.$B$2] / 360 )" office:value-type="float" office:value="2350.12370770765" calcext:value-type="float">
            <text:p>2,350.1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HIPANGLE( [.B$37]; [.C$36]; [.$A41]; [.B$30]; [.B$29]; [.B$27]; [.B$28] )" office:value-type="float" office:value="21.3200657276944" calcext:value-type="float">
            <text:p>21.32</text:p>
          </table:table-cell>
          <table:table-cell table:formula="of:=( [.B41] - [.B40] ) / ( 60 / [.$B$2] / 360 )" office:value-type="float" office:value="-149.916520275943" calcext:value-type="float">
            <text:p>-149.92</text:p>
          </table:table-cell>
          <table:table-cell table:formula="of:=( [.C41] - [.C40] ) / ( 60 / [.$B$2] / 360 )" office:value-type="float" office:value="1640.82380485588" calcext:value-type="float">
            <text:p>1,640.82</text:p>
          </table:table-cell>
          <table:table-cell table:formula="of:=KNEEANGLE( [.B$37]; [.C$36]; [.$A41]; [.B$30]; [.B$29]; [.B$27]; [.B41] )" office:value-type="float" office:value="65.5240402403768" calcext:value-type="float">
            <text:p>65.52</text:p>
          </table:table-cell>
          <table:table-cell table:formula="of:=( [.E41] - [.E40] ) / ( 60 / [.$B$2] / 360 )" office:value-type="float" office:value="32.6404046583576" calcext:value-type="float">
            <text:p>32.64</text:p>
          </table:table-cell>
          <table:table-cell table:formula="of:=( [.F41] - [.F40] ) / ( 60 / [.$B$2] / 360 )" office:value-type="float" office:value="2355.29620744785" calcext:value-type="float">
            <text:p>2,355.30</text:p>
          </table:table-cell>
          <table:table-cell table:number-columns-repeated="3"/>
          <table:table-cell table:formula="of:=HIPANGLE( [.L$37]; [.M$36]; [.$A41]; [.L$30]; [.L$29]; [.L$27]; [.L$28] )" office:value-type="float" office:value="19.1213713241127" calcext:value-type="float">
            <text:p>19.12</text:p>
          </table:table-cell>
          <table:table-cell table:formula="of:=( [.K41] - [.K40] ) / ( 60 / [.$B$2] / 360 )" office:value-type="float" office:value="-142.106122455754" calcext:value-type="float">
            <text:p>-142.11</text:p>
          </table:table-cell>
          <table:table-cell table:formula="of:=( [.L41] - [.L40] ) / ( 60 / [.$B$2] / 360 )" office:value-type="float" office:value="1725.14821682141" calcext:value-type="float">
            <text:p>1,725.15</text:p>
          </table:table-cell>
          <table:table-cell table:formula="of:=KNEEANGLE( [.L$37]; [.M$36]; [.$A41]; [.L$30]; [.L$29]; [.L$27]; [.K41] )" office:value-type="float" office:value="66.0673086097618" calcext:value-type="float">
            <text:p>66.07</text:p>
          </table:table-cell>
          <table:table-cell table:formula="of:=( [.N41] - [.N40] ) / ( 60 / [.$B$2] / 360 )" office:value-type="float" office:value="42.2391756860279" calcext:value-type="float">
            <text:p>42.24</text:p>
          </table:table-cell>
          <table:table-cell table:formula="of:=( [.O41] - [.O40] ) / ( 60 / [.$B$2] / 360 )" office:value-type="float" office:value="2340.56859419187" calcext:value-type="float">
            <text:p>2,340.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HIPANGLE( [.B$37]; [.C$36]; [.$A42]; [.B$30]; [.B$29]; [.B$27]; [.B$28] )" office:value-type="float" office:value="20.9952613226238" calcext:value-type="float">
            <text:p>21.00</text:p>
          </table:table-cell>
          <table:table-cell table:formula="of:=( [.B42] - [.B41] ) / ( 60 / [.$B$2] / 360 )" office:value-type="float" office:value="-146.16198228179" calcext:value-type="float">
            <text:p>-146.16</text:p>
          </table:table-cell>
          <table:table-cell table:formula="of:=( [.C42] - [.C41] ) / ( 60 / [.$B$2] / 360 )" office:value-type="float" office:value="1689.54209736886" calcext:value-type="float">
            <text:p>1,689.54</text:p>
          </table:table-cell>
          <table:table-cell table:formula="of:=KNEEANGLE( [.B$37]; [.C$36]; [.$A42]; [.B$30]; [.B$29]; [.B$27]; [.B42] )" office:value-type="float" office:value="65.6081634892515" calcext:value-type="float">
            <text:p>65.61</text:p>
          </table:table-cell>
          <table:table-cell table:formula="of:=( [.E42] - [.E41] ) / ( 60 / [.$B$2] / 360 )" office:value-type="float" office:value="37.855461993604" calcext:value-type="float">
            <text:p>37.86</text:p>
          </table:table-cell>
          <table:table-cell table:formula="of:=( [.F42] - [.F41] ) / ( 60 / [.$B$2] / 360 )" office:value-type="float" office:value="2346.77580086085" calcext:value-type="float">
            <text:p>2,346.78</text:p>
          </table:table-cell>
          <table:table-cell table:number-columns-repeated="3"/>
          <table:table-cell table:formula="of:=HIPANGLE( [.L$37]; [.M$36]; [.$A42]; [.L$30]; [.L$29]; [.L$27]; [.L$28] )" office:value-type="float" office:value="18.8143224361288" calcext:value-type="float">
            <text:p>18.81</text:p>
          </table:table-cell>
          <table:table-cell table:formula="of:=( [.K42] - [.K41] ) / ( 60 / [.$B$2] / 360 )" office:value-type="float" office:value="-138.171999592734" calcext:value-type="float">
            <text:p>-138.17</text:p>
          </table:table-cell>
          <table:table-cell table:formula="of:=( [.L42] - [.L41] ) / ( 60 / [.$B$2] / 360 )" office:value-type="float" office:value="1770.35528835898" calcext:value-type="float">
            <text:p>1,770.36</text:p>
          </table:table-cell>
          <table:table-cell table:formula="of:=KNEEANGLE( [.L$37]; [.M$36]; [.$A42]; [.L$30]; [.L$29]; [.L$27]; [.K42] )" office:value-type="float" office:value="66.1726782690412" calcext:value-type="float">
            <text:p>66.17</text:p>
          </table:table-cell>
          <table:table-cell table:formula="of:=( [.N42] - [.N41] ) / ( 60 / [.$B$2] / 360 )" office:value-type="float" office:value="47.4163466757254" calcext:value-type="float">
            <text:p>47.42</text:p>
          </table:table-cell>
          <table:table-cell table:formula="of:=( [.O42] - [.O41] ) / ( 60 / [.$B$2] / 360 )" office:value-type="float" office:value="2329.72694536389" calcext:value-type="float">
            <text:p>2,329.7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.00</text:p>
          </table:table-cell>
          <table:table-cell table:formula="of:=HIPANGLE( [.B$37]; [.C$36]; [.$A43]; [.B$30]; [.B$29]; [.B$27]; [.B$28] )" office:value-type="float" office:value="20.6790326652159" calcext:value-type="float">
            <text:p>20.68</text:p>
          </table:table-cell>
          <table:table-cell table:formula="of:=( [.B43] - [.B42] ) / ( 60 / [.$B$2] / 360 )" office:value-type="float" office:value="-142.302895833519" calcext:value-type="float">
            <text:p>-142.30</text:p>
          </table:table-cell>
          <table:table-cell table:formula="of:=( [.C43] - [.C42] ) / ( 60 / [.$B$2] / 360 )" office:value-type="float" office:value="1736.58890172198" calcext:value-type="float">
            <text:p>1,736.59</text:p>
          </table:table-cell>
          <table:table-cell table:formula="of:=KNEEANGLE( [.B$37]; [.C$36]; [.$A43]; [.B$30]; [.B$29]; [.B$27]; [.B43] )" office:value-type="float" office:value="65.7038271772266" calcext:value-type="float">
            <text:p>65.70</text:p>
          </table:table-cell>
          <table:table-cell table:formula="of:=( [.E43] - [.E42] ) / ( 60 / [.$B$2] / 360 )" office:value-type="float" office:value="43.048659588797" calcext:value-type="float">
            <text:p>43.05</text:p>
          </table:table-cell>
          <table:table-cell table:formula="of:=( [.F43] - [.F42] ) / ( 60 / [.$B$2] / 360 )" office:value-type="float" office:value="2336.93891783688" calcext:value-type="float">
            <text:p>2,336.94</text:p>
          </table:table-cell>
          <table:table-cell table:number-columns-repeated="3"/>
          <table:table-cell table:formula="of:=HIPANGLE( [.L$37]; [.M$36]; [.$A43]; [.L$30]; [.L$29]; [.L$27]; [.L$28] )" office:value-type="float" office:value="18.5162303568644" calcext:value-type="float">
            <text:p>18.52</text:p>
          </table:table-cell>
          <table:table-cell table:formula="of:=( [.K43] - [.K42] ) / ( 60 / [.$B$2] / 360 )" office:value-type="float" office:value="-134.141435669006" calcext:value-type="float">
            <text:p>-134.14</text:p>
          </table:table-cell>
          <table:table-cell table:formula="of:=( [.L43] - [.L42] ) / ( 60 / [.$B$2] / 360 )" office:value-type="float" office:value="1813.75376567783" calcext:value-type="float">
            <text:p>1,813.75</text:p>
          </table:table-cell>
          <table:table-cell table:formula="of:=KNEEANGLE( [.L$37]; [.M$36]; [.$A43]; [.L$30]; [.L$29]; [.L$27]; [.K43] )" office:value-type="float" office:value="66.289492995721" calcext:value-type="float">
            <text:p>66.29</text:p>
          </table:table-cell>
          <table:table-cell table:formula="of:=( [.N43] - [.N42] ) / ( 60 / [.$B$2] / 360 )" office:value-type="float" office:value="52.5666270059062" calcext:value-type="float">
            <text:p>52.57</text:p>
          </table:table-cell>
          <table:table-cell table:formula="of:=( [.O43] - [.O42] ) / ( 60 / [.$B$2] / 360 )" office:value-type="float" office:value="2317.62614858138" calcext:value-type="float">
            <text:p>2,317.6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.00</text:p>
          </table:table-cell>
          <table:table-cell table:formula="of:=HIPANGLE( [.B$37]; [.C$36]; [.$A44]; [.B$30]; [.B$29]; [.B$27]; [.B$28] )" office:value-type="float" office:value="20.3716033908089" calcext:value-type="float">
            <text:p>20.37</text:p>
          </table:table-cell>
          <table:table-cell table:formula="of:=( [.B44] - [.B43] ) / ( 60 / [.$B$2] / 360 )" office:value-type="float" office:value="-138.34317348315" calcext:value-type="float">
            <text:p>-138.34</text:p>
          </table:table-cell>
          <table:table-cell table:formula="of:=( [.C44] - [.C43] ) / ( 60 / [.$B$2] / 360 )" office:value-type="float" office:value="1781.87505766609" calcext:value-type="float">
            <text:p>1,781.88</text:p>
          </table:table-cell>
          <table:table-cell table:formula="of:=KNEEANGLE( [.B$37]; [.C$36]; [.$A44]; [.B$30]; [.B$29]; [.B$27]; [.B44] )" office:value-type="float" office:value="65.8109763502326" calcext:value-type="float">
            <text:p>65.81</text:p>
          </table:table-cell>
          <table:table-cell table:formula="of:=( [.E44] - [.E43] ) / ( 60 / [.$B$2] / 360 )" office:value-type="float" office:value="48.2171278526842" calcext:value-type="float">
            <text:p>48.22</text:p>
          </table:table-cell>
          <table:table-cell table:formula="of:=( [.F44] - [.F43] ) / ( 60 / [.$B$2] / 360 )" office:value-type="float" office:value="2325.81071874922" calcext:value-type="float">
            <text:p>2,325.81</text:p>
          </table:table-cell>
          <table:table-cell table:number-columns-repeated="3"/>
          <table:table-cell table:formula="of:=HIPANGLE( [.L$37]; [.M$36]; [.$A44]; [.L$30]; [.L$29]; [.L$27]; [.L$28] )" office:value-type="float" office:value="18.2273000981322" calcext:value-type="float">
            <text:p>18.23</text:p>
          </table:table-cell>
          <table:table-cell table:formula="of:=( [.K44] - [.K43] ) / ( 60 / [.$B$2] / 360 )" office:value-type="float" office:value="-130.018616429455" calcext:value-type="float">
            <text:p>-130.02</text:p>
          </table:table-cell>
          <table:table-cell table:formula="of:=( [.L44] - [.L43] ) / ( 60 / [.$B$2] / 360 )" office:value-type="float" office:value="1855.2686577977" calcext:value-type="float">
            <text:p>1,855.27</text:p>
          </table:table-cell>
          <table:table-cell table:formula="of:=KNEEANGLE( [.L$37]; [.M$36]; [.$A44]; [.L$30]; [.L$29]; [.L$27]; [.K44] )" office:value-type="float" office:value="66.4176869640997" calcext:value-type="float">
            <text:p>66.42</text:p>
          </table:table-cell>
          <table:table-cell table:formula="of:=( [.N44] - [.N43] ) / ( 60 / [.$B$2] / 360 )" office:value-type="float" office:value="57.6872857704196" calcext:value-type="float">
            <text:p>57.69</text:p>
          </table:table-cell>
          <table:table-cell table:formula="of:=( [.O44] - [.O43] ) / ( 60 / [.$B$2] / 360 )" office:value-type="float" office:value="2304.29644403099" calcext:value-type="float">
            <text:p>2,304.3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.00</text:p>
          </table:table-cell>
          <table:table-cell table:formula="of:=HIPANGLE( [.B$37]; [.C$36]; [.$A45]; [.B$30]; [.B$29]; [.B$27]; [.B$28] )" office:value-type="float" office:value="20.0731880347852" calcext:value-type="float">
            <text:p>20.07</text:p>
          </table:table-cell>
          <table:table-cell table:formula="of:=( [.B45] - [.B44] ) / ( 60 / [.$B$2] / 360 )" office:value-type="float" office:value="-134.286910210686" calcext:value-type="float">
            <text:p>-134.29</text:p>
          </table:table-cell>
          <table:table-cell table:formula="of:=( [.C45] - [.C44] ) / ( 60 / [.$B$2] / 360 )" office:value-type="float" office:value="1825.3184726088" calcext:value-type="float">
            <text:p>1,825.32</text:p>
          </table:table-cell>
          <table:table-cell table:formula="of:=KNEEANGLE( [.B$37]; [.C$36]; [.$A45]; [.B$30]; [.B$29]; [.B$27]; [.B45] )" office:value-type="float" office:value="65.9295498165192" calcext:value-type="float">
            <text:p>65.93</text:p>
          </table:table-cell>
          <table:table-cell table:formula="of:=( [.E45] - [.E44] ) / ( 60 / [.$B$2] / 360 )" office:value-type="float" office:value="53.3580598289916" calcext:value-type="float">
            <text:p>53.36</text:p>
          </table:table-cell>
          <table:table-cell table:formula="of:=( [.F45] - [.F44] ) / ( 60 / [.$B$2] / 360 )" office:value-type="float" office:value="2313.41938933834" calcext:value-type="float">
            <text:p>2,313.42</text:p>
          </table:table-cell>
          <table:table-cell table:number-columns-repeated="3"/>
          <table:table-cell table:formula="of:=HIPANGLE( [.L$37]; [.M$36]; [.$A45]; [.L$30]; [.L$29]; [.L$27]; [.L$28] )" office:value-type="float" office:value="17.9477270367036" calcext:value-type="float">
            <text:p>17.95</text:p>
          </table:table-cell>
          <table:table-cell table:formula="of:=( [.K45] - [.K44] ) / ( 60 / [.$B$2] / 360 )" office:value-type="float" office:value="-125.807877642902" calcext:value-type="float">
            <text:p>-125.81</text:p>
          </table:table-cell>
          <table:table-cell table:formula="of:=( [.L45] - [.L44] ) / ( 60 / [.$B$2] / 360 )" office:value-type="float" office:value="1894.83245394891" calcext:value-type="float">
            <text:p>1,894.83</text:p>
          </table:table-cell>
          <table:table-cell table:formula="of:=KNEEANGLE( [.L$37]; [.M$36]; [.$A45]; [.L$30]; [.L$29]; [.L$27]; [.K45] )" office:value-type="float" office:value="66.5571884423239" calcext:value-type="float">
            <text:p>66.56</text:p>
          </table:table-cell>
          <table:table-cell table:formula="of:=( [.N45] - [.N44] ) / ( 60 / [.$B$2] / 360 )" office:value-type="float" office:value="62.7756652008728" calcext:value-type="float">
            <text:p>62.78</text:p>
          </table:table-cell>
          <table:table-cell table:formula="of:=( [.O45] - [.O44] ) / ( 60 / [.$B$2] / 360 )" office:value-type="float" office:value="2289.77074370395" calcext:value-type="float">
            <text:p>2,289.7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.00</text:p>
          </table:table-cell>
          <table:table-cell table:formula="of:=HIPANGLE( [.B$37]; [.C$36]; [.$A46]; [.B$30]; [.B$29]; [.B$27]; [.B$28] )" office:value-type="float" office:value="19.7839916636717" calcext:value-type="float">
            <text:p>19.78</text:p>
          </table:table-cell>
          <table:table-cell table:formula="of:=( [.B46] - [.B45] ) / ( 60 / [.$B$2] / 360 )" office:value-type="float" office:value="-130.138367001074" calcext:value-type="float">
            <text:p>-130.14</text:p>
          </table:table-cell>
          <table:table-cell table:formula="of:=( [.C46] - [.C45] ) / ( 60 / [.$B$2] / 360 )" office:value-type="float" office:value="1866.84444432526" calcext:value-type="float">
            <text:p>1,866.84</text:p>
          </table:table-cell>
          <table:table-cell table:formula="of:=KNEEANGLE( [.B$37]; [.C$36]; [.$A46]; [.B$30]; [.B$29]; [.B$27]; [.B46] )" office:value-type="float" office:value="66.0594802999383" calcext:value-type="float">
            <text:p>66.06</text:p>
          </table:table-cell>
          <table:table-cell table:formula="of:=( [.E46] - [.E45] ) / ( 60 / [.$B$2] / 360 )" office:value-type="float" office:value="58.4687175385703" calcext:value-type="float">
            <text:p>58.47</text:p>
          </table:table-cell>
          <table:table-cell table:formula="of:=( [.F46] - [.F45] ) / ( 60 / [.$B$2] / 360 )" office:value-type="float" office:value="2299.79596931042" calcext:value-type="float">
            <text:p>2,299.80</text:p>
          </table:table-cell>
          <table:table-cell table:number-columns-repeated="3"/>
          <table:table-cell table:formula="of:=HIPANGLE( [.L$37]; [.M$36]; [.$A46]; [.L$30]; [.L$29]; [.L$27]; [.L$28] )" office:value-type="float" office:value="17.6776966188798" calcext:value-type="float">
            <text:p>17.68</text:p>
          </table:table-cell>
          <table:table-cell table:formula="of:=( [.K46] - [.K45] ) / ( 60 / [.$B$2] / 360 )" office:value-type="float" office:value="-121.513688020712" calcext:value-type="float">
            <text:p>-121.51</text:p>
          </table:table-cell>
          <table:table-cell table:formula="of:=( [.L46] - [.L45] ) / ( 60 / [.$B$2] / 360 )" office:value-type="float" office:value="1932.38532998555" calcext:value-type="float">
            <text:p>1,932.39</text:p>
          </table:table-cell>
          <table:table-cell table:formula="of:=KNEEANGLE( [.L$37]; [.M$36]; [.$A46]; [.L$30]; [.L$29]; [.L$27]; [.K46] )" office:value-type="float" office:value="66.7079199671545" calcext:value-type="float">
            <text:p>66.71</text:p>
          </table:table-cell>
          <table:table-cell table:formula="of:=( [.N46] - [.N45] ) / ( 60 / [.$B$2] / 360 )" office:value-type="float" office:value="67.8291861737847" calcext:value-type="float">
            <text:p>67.83</text:p>
          </table:table-cell>
          <table:table-cell table:formula="of:=( [.O46] - [.O45] ) / ( 60 / [.$B$2] / 360 )" office:value-type="float" office:value="2274.08443781037" calcext:value-type="float">
            <text:p>2,274.0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.00</text:p>
          </table:table-cell>
          <table:table-cell table:formula="of:=HIPANGLE( [.B$37]; [.C$36]; [.$A47]; [.B$30]; [.B$29]; [.B$27]; [.B$28] )" office:value-type="float" office:value="19.5042095440248" calcext:value-type="float">
            <text:p>19.50</text:p>
          </table:table-cell>
          <table:table-cell table:formula="of:=( [.B47] - [.B46] ) / ( 60 / [.$B$2] / 360 )" office:value-type="float" office:value="-125.901953841119" calcext:value-type="float">
            <text:p>-125.90</text:p>
          </table:table-cell>
          <table:table-cell table:formula="of:=( [.C47] - [.C46] ) / ( 60 / [.$B$2] / 360 )" office:value-type="float" office:value="1906.38592197968" calcext:value-type="float">
            <text:p>1,906.39</text:p>
          </table:table-cell>
          <table:table-cell table:formula="of:=KNEEANGLE( [.B$37]; [.C$36]; [.$A47]; [.B$30]; [.B$29]; [.B$27]; [.B47] )" office:value-type="float" office:value="66.2006946063984" calcext:value-type="float">
            <text:p>66.20</text:p>
          </table:table-cell>
          <table:table-cell table:formula="of:=( [.E47] - [.E46] ) / ( 60 / [.$B$2] / 360 )" office:value-type="float" office:value="63.5464379070449" calcext:value-type="float">
            <text:p>63.55</text:p>
          </table:table-cell>
          <table:table-cell table:formula="of:=( [.F47] - [.F46] ) / ( 60 / [.$B$2] / 360 )" office:value-type="float" office:value="2284.97416581355" calcext:value-type="float">
            <text:p>2,284.97</text:p>
          </table:table-cell>
          <table:table-cell table:number-columns-repeated="3"/>
          <table:table-cell table:formula="of:=HIPANGLE( [.L$37]; [.M$36]; [.$A47]; [.L$30]; [.L$29]; [.L$27]; [.L$28] )" office:value-type="float" office:value="17.4173841037393" calcext:value-type="float">
            <text:p>17.42</text:p>
          </table:table-cell>
          <table:table-cell table:formula="of:=( [.K47] - [.K46] ) / ( 60 / [.$B$2] / 360 )" office:value-type="float" office:value="-117.140631813189" calcext:value-type="float">
            <text:p>-117.14</text:p>
          </table:table-cell>
          <table:table-cell table:formula="of:=( [.L47] - [.L46] ) / ( 60 / [.$B$2] / 360 )" office:value-type="float" office:value="1967.87529338531" calcext:value-type="float">
            <text:p>1,967.88</text:p>
          </table:table-cell>
          <table:table-cell table:formula="of:=KNEEANGLE( [.L$37]; [.M$36]; [.$A47]; [.L$30]; [.L$29]; [.L$27]; [.K47] )" office:value-type="float" office:value="66.8697985299618" calcext:value-type="float">
            <text:p>66.87</text:p>
          </table:table-cell>
          <table:table-cell table:formula="of:=( [.N47] - [.N46] ) / ( 60 / [.$B$2] / 360 )" office:value-type="float" office:value="72.845353263299" calcext:value-type="float">
            <text:p>72.85</text:p>
          </table:table-cell>
          <table:table-cell table:formula="of:=( [.O47] - [.O46] ) / ( 60 / [.$B$2] / 360 )" office:value-type="float" office:value="2257.27519028144" calcext:value-type="float">
            <text:p>2,257.2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.00</text:p>
          </table:table-cell>
          <table:table-cell table:formula="of:=HIPANGLE( [.B$37]; [.C$36]; [.$A48]; [.B$30]; [.B$29]; [.B$27]; [.B$28] )" office:value-type="float" office:value="19.2340268500808" calcext:value-type="float">
            <text:p>19.23</text:p>
          </table:table-cell>
          <table:table-cell table:formula="of:=( [.B48] - [.B47] ) / ( 60 / [.$B$2] / 360 )" office:value-type="float" office:value="-121.582212274794" calcext:value-type="float">
            <text:p>-121.58</text:p>
          </table:table-cell>
          <table:table-cell table:formula="of:=( [.C48] - [.C47] ) / ( 60 / [.$B$2] / 360 )" office:value-type="float" office:value="1943.88370484628" calcext:value-type="float">
            <text:p>1,943.88</text:p>
          </table:table-cell>
          <table:table-cell table:formula="of:=KNEEANGLE( [.B$37]; [.C$36]; [.$A48]; [.B$30]; [.B$29]; [.B$27]; [.B48] )" office:value-type="float" office:value="66.3531138025121" calcext:value-type="float">
            <text:p>66.35</text:p>
          </table:table-cell>
          <table:table-cell table:formula="of:=( [.E48] - [.E47] ) / ( 60 / [.$B$2] / 360 )" office:value-type="float" office:value="68.5886382511896" calcext:value-type="float">
            <text:p>68.59</text:p>
          </table:table-cell>
          <table:table-cell table:formula="of:=( [.F48] - [.F47] ) / ( 60 / [.$B$2] / 360 )" office:value-type="float" office:value="2268.99015486513" calcext:value-type="float">
            <text:p>2,268.99</text:p>
          </table:table-cell>
          <table:table-cell table:number-columns-repeated="3"/>
          <table:table-cell table:formula="of:=HIPANGLE( [.L$37]; [.M$36]; [.$A48]; [.L$30]; [.L$29]; [.L$27]; [.L$28] )" office:value-type="float" office:value="17.1669543454751" calcext:value-type="float">
            <text:p>17.17</text:p>
          </table:table-cell>
          <table:table-cell table:formula="of:=( [.K48] - [.K47] ) / ( 60 / [.$B$2] / 360 )" office:value-type="float" office:value="-112.693391218927" calcext:value-type="float">
            <text:p>-112.69</text:p>
          </table:table-cell>
          <table:table-cell table:formula="of:=( [.L48] - [.L47] ) / ( 60 / [.$B$2] / 360 )" office:value-type="float" office:value="2001.25826741793" calcext:value-type="float">
            <text:p>2,001.26</text:p>
          </table:table-cell>
          <table:table-cell table:formula="of:=KNEEANGLE( [.L$37]; [.M$36]; [.$A48]; [.L$30]; [.L$29]; [.L$27]; [.K48] )" office:value-type="float" office:value="67.0427357728951" calcext:value-type="float">
            <text:p>67.04</text:p>
          </table:table-cell>
          <table:table-cell table:formula="of:=( [.N48] - [.N47] ) / ( 60 / [.$B$2] / 360 )" office:value-type="float" office:value="77.8217593199791" calcext:value-type="float">
            <text:p>77.82</text:p>
          </table:table-cell>
          <table:table-cell table:formula="of:=( [.O48] - [.O47] ) / ( 60 / [.$B$2] / 360 )" office:value-type="float" office:value="2239.38272550605" calcext:value-type="float">
            <text:p>2,239.3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.00</text:p>
          </table:table-cell>
          <table:table-cell table:formula="of:=HIPANGLE( [.B$37]; [.C$36]; [.$A49]; [.B$30]; [.B$29]; [.B$27]; [.B$28] )" office:value-type="float" office:value="18.9736184108445" calcext:value-type="float">
            <text:p>18.97</text:p>
          </table:table-cell>
          <table:table-cell table:formula="of:=( [.B49] - [.B48] ) / ( 60 / [.$B$2] / 360 )" office:value-type="float" office:value="-117.183797656307" calcext:value-type="float">
            <text:p>-117.18</text:p>
          </table:table-cell>
          <table:table-cell table:formula="of:=( [.C49] - [.C48] ) / ( 60 / [.$B$2] / 360 )" office:value-type="float" office:value="1979.28657831941" calcext:value-type="float">
            <text:p>1,979.29</text:p>
          </table:table-cell>
          <table:table-cell table:formula="of:=KNEEANGLE( [.B$37]; [.C$36]; [.$A49]; [.B$30]; [.B$29]; [.B$27]; [.B49] )" office:value-type="float" office:value="66.5166534053996" calcext:value-type="float">
            <text:p>66.52</text:p>
          </table:table-cell>
          <table:table-cell table:formula="of:=( [.E49] - [.E48] ) / ( 60 / [.$B$2] / 360 )" office:value-type="float" office:value="73.592821299367" calcext:value-type="float">
            <text:p>73.59</text:p>
          </table:table-cell>
          <table:table-cell table:formula="of:=( [.F49] - [.F48] ) / ( 60 / [.$B$2] / 360 )" office:value-type="float" office:value="2251.88237167984" calcext:value-type="float">
            <text:p>2,251.88</text:p>
          </table:table-cell>
          <table:table-cell table:number-columns-repeated="3"/>
          <table:table-cell table:formula="of:=HIPANGLE( [.L$37]; [.M$36]; [.$A49]; [.L$30]; [.L$29]; [.L$27]; [.L$28] )" office:value-type="float" office:value="16.9265616149427" calcext:value-type="float">
            <text:p>16.93</text:p>
          </table:table-cell>
          <table:table-cell table:formula="of:=( [.K49] - [.K48] ) / ( 60 / [.$B$2] / 360 )" office:value-type="float" office:value="-108.176728739557" calcext:value-type="float">
            <text:p>-108.18</text:p>
          </table:table-cell>
          <table:table-cell table:formula="of:=( [.L49] - [.L48] ) / ( 60 / [.$B$2] / 360 )" office:value-type="float" office:value="2032.4981157164" calcext:value-type="float">
            <text:p>2,032.50</text:p>
          </table:table-cell>
          <table:table-cell table:formula="of:=KNEEANGLE( [.L$37]; [.M$36]; [.$A49]; [.L$30]; [.L$29]; [.L$27]; [.K49] )" office:value-type="float" office:value="67.2266381941417" calcext:value-type="float">
            <text:p>67.23</text:p>
          </table:table-cell>
          <table:table-cell table:formula="of:=( [.N49] - [.N48] ) / ( 60 / [.$B$2] / 360 )" office:value-type="float" office:value="82.7560895609636" calcext:value-type="float">
            <text:p>82.76</text:p>
          </table:table-cell>
          <table:table-cell table:formula="of:=( [.O49] - [.O48] ) / ( 60 / [.$B$2] / 360 )" office:value-type="float" office:value="2220.44860844303" calcext:value-type="float">
            <text:p>2,220.4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.00</text:p>
          </table:table-cell>
          <table:table-cell table:formula="of:=HIPANGLE( [.B$37]; [.C$36]; [.$A50]; [.B$30]; [.B$29]; [.B$27]; [.B$28] )" office:value-type="float" office:value="18.7231484969799" calcext:value-type="float">
            <text:p>18.72</text:p>
          </table:table-cell>
          <table:table-cell table:formula="of:=( [.B50] - [.B49] ) / ( 60 / [.$B$2] / 360 )" office:value-type="float" office:value="-112.711461239086" calcext:value-type="float">
            <text:p>-112.71</text:p>
          </table:table-cell>
          <table:table-cell table:formula="of:=( [.C50] - [.C49] ) / ( 60 / [.$B$2] / 360 )" office:value-type="float" office:value="2012.55138774945" calcext:value-type="float">
            <text:p>2,012.55</text:p>
          </table:table-cell>
          <table:table-cell table:formula="of:=KNEEANGLE( [.B$37]; [.C$36]; [.$A50]; [.B$30]; [.B$29]; [.B$27]; [.B50] )" office:value-type="float" office:value="66.6912235825727" calcext:value-type="float">
            <text:p>66.69</text:p>
          </table:table-cell>
          <table:table-cell table:formula="of:=( [.E50] - [.E49] ) / ( 60 / [.$B$2] / 360 )" office:value-type="float" office:value="78.5565797279119" calcext:value-type="float">
            <text:p>78.56</text:p>
          </table:table-cell>
          <table:table-cell table:formula="of:=( [.F50] - [.F49] ) / ( 60 / [.$B$2] / 360 )" office:value-type="float" office:value="2233.69129284521" calcext:value-type="float">
            <text:p>2,233.69</text:p>
          </table:table-cell>
          <table:table-cell table:number-columns-repeated="3"/>
          <table:table-cell table:formula="of:=HIPANGLE( [.L$37]; [.M$36]; [.$A50]; [.L$30]; [.L$29]; [.L$27]; [.L$28] )" office:value-type="float" office:value="16.6963494602562" calcext:value-type="float">
            <text:p>16.70</text:p>
          </table:table-cell>
          <table:table-cell table:formula="of:=( [.K50] - [.K49] ) / ( 60 / [.$B$2] / 360 )" office:value-type="float" office:value="-103.595469608911" calcext:value-type="float">
            <text:p>-103.60</text:p>
          </table:table-cell>
          <table:table-cell table:formula="of:=( [.L50] - [.L49] ) / ( 60 / [.$B$2] / 360 )" office:value-type="float" office:value="2061.5666087906" calcext:value-type="float">
            <text:p>2,061.57</text:p>
          </table:table-cell>
          <table:table-cell table:formula="of:=KNEEANGLE( [.L$37]; [.M$36]; [.$A50]; [.L$30]; [.L$29]; [.L$27]; [.K50] )" office:value-type="float" office:value="67.4214073611658" calcext:value-type="float">
            <text:p>67.42</text:p>
          </table:table-cell>
          <table:table-cell table:formula="of:=( [.N50] - [.N49] ) / ( 60 / [.$B$2] / 360 )" office:value-type="float" office:value="87.6461251608284" calcext:value-type="float">
            <text:p>87.65</text:p>
          </table:table-cell>
          <table:table-cell table:formula="of:=( [.O50] - [.O49] ) / ( 60 / [.$B$2] / 360 )" office:value-type="float" office:value="2200.51601993912" calcext:value-type="float">
            <text:p>2,200.52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.00</text:p>
          </table:table-cell>
          <table:table-cell table:formula="of:=HIPANGLE( [.B$37]; [.C$36]; [.$A51]; [.B$30]; [.B$29]; [.B$27]; [.B$28] )" office:value-type="float" office:value="18.4827706475685" calcext:value-type="float">
            <text:p>18.48</text:p>
          </table:table-cell>
          <table:table-cell table:formula="of:=( [.B51] - [.B50] ) / ( 60 / [.$B$2] / 360 )" office:value-type="float" office:value="-108.170032235134" calcext:value-type="float">
            <text:p>-108.17</text:p>
          </table:table-cell>
          <table:table-cell table:formula="of:=( [.C51] - [.C50] ) / ( 60 / [.$B$2] / 360 )" office:value-type="float" office:value="2043.6430517781" calcext:value-type="float">
            <text:p>2,043.64</text:p>
          </table:table-cell>
          <table:table-cell table:formula="of:=KNEEANGLE( [.B$37]; [.C$36]; [.$A51]; [.B$30]; [.B$29]; [.B$27]; [.B51] )" office:value-type="float" office:value="66.8767293607924" calcext:value-type="float">
            <text:p>66.88</text:p>
          </table:table-cell>
          <table:table-cell table:formula="of:=( [.E51] - [.E50] ) / ( 60 / [.$B$2] / 360 )" office:value-type="float" office:value="83.4776001988487" calcext:value-type="float">
            <text:p>83.48</text:p>
          </table:table-cell>
          <table:table-cell table:formula="of:=( [.F51] - [.F50] ) / ( 60 / [.$B$2] / 360 )" office:value-type="float" office:value="2214.45921192156" calcext:value-type="float">
            <text:p>2,214.46</text:p>
          </table:table-cell>
          <table:table-cell table:number-columns-repeated="3"/>
          <table:table-cell table:formula="of:=HIPANGLE( [.L$37]; [.M$36]; [.$A51]; [.L$30]; [.L$29]; [.L$27]; [.L$28] )" office:value-type="float" office:value="16.4764506059919" calcext:value-type="float">
            <text:p>16.48</text:p>
          </table:table-cell>
          <table:table-cell table:formula="of:=( [.K51] - [.K50] ) / ( 60 / [.$B$2] / 360 )" office:value-type="float" office:value="-98.9544844189449" calcext:value-type="float">
            <text:p>-98.95</text:p>
          </table:table-cell>
          <table:table-cell table:formula="of:=( [.L51] - [.L50] ) / ( 60 / [.$B$2] / 360 )" office:value-type="float" office:value="2088.44333548489" calcext:value-type="float">
            <text:p>2,088.44</text:p>
          </table:table-cell>
          <table:table-cell table:formula="of:=KNEEANGLE( [.L$37]; [.M$36]; [.$A51]; [.L$30]; [.L$29]; [.L$27]; [.K51] )" office:value-type="float" office:value="67.626940130805" calcext:value-type="float">
            <text:p>67.63</text:p>
          </table:table-cell>
          <table:table-cell table:formula="of:=( [.N51] - [.N50] ) / ( 60 / [.$B$2] / 360 )" office:value-type="float" office:value="92.4897463376425" calcext:value-type="float">
            <text:p>92.49</text:p>
          </table:table-cell>
          <table:table-cell table:formula="of:=( [.O51] - [.O50] ) / ( 60 / [.$B$2] / 360 )" office:value-type="float" office:value="2179.62952956636" calcext:value-type="float">
            <text:p>2,179.63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.00</text:p>
          </table:table-cell>
          <table:table-cell table:formula="of:=HIPANGLE( [.B$37]; [.C$36]; [.$A52]; [.B$30]; [.B$29]; [.B$27]; [.B$28] )" office:value-type="float" office:value="18.2526275365107" calcext:value-type="float">
            <text:p>18.25</text:p>
          </table:table-cell>
          <table:table-cell table:formula="of:=( [.B52] - [.B51] ) / ( 60 / [.$B$2] / 360 )" office:value-type="float" office:value="-103.564399976032" calcext:value-type="float">
            <text:p>-103.56</text:p>
          </table:table-cell>
          <table:table-cell table:formula="of:=( [.C52] - [.C51] ) / ( 60 / [.$B$2] / 360 )" office:value-type="float" office:value="2072.53451659593" calcext:value-type="float">
            <text:p>2,072.53</text:p>
          </table:table-cell>
          <table:table-cell table:formula="of:=KNEEANGLE( [.B$37]; [.C$36]; [.$A52]; [.B$30]; [.B$29]; [.B$27]; [.B52] )" office:value-type="float" office:value="67.0730708427686" calcext:value-type="float">
            <text:p>67.07</text:p>
          </table:table-cell>
          <table:table-cell table:formula="of:=( [.E52] - [.E51] ) / ( 60 / [.$B$2] / 360 )" office:value-type="float" office:value="88.3536668892795" calcext:value-type="float">
            <text:p>88.35</text:p>
          </table:table-cell>
          <table:table-cell table:formula="of:=( [.F52] - [.F51] ) / ( 60 / [.$B$2] / 360 )" office:value-type="float" office:value="2194.23001069384" calcext:value-type="float">
            <text:p>2,194.23</text:p>
          </table:table-cell>
          <table:table-cell table:number-columns-repeated="3"/>
          <table:table-cell table:formula="of:=HIPANGLE( [.L$37]; [.M$36]; [.$A52]; [.L$30]; [.L$29]; [.L$27]; [.L$28] )" office:value-type="float" office:value="16.2669868903048" calcext:value-type="float">
            <text:p>16.27</text:p>
          </table:table-cell>
          <table:table-cell table:formula="of:=( [.K52] - [.K51] ) / ( 60 / [.$B$2] / 360 )" office:value-type="float" office:value="-94.2586720592079" calcext:value-type="float">
            <text:p>-94.26</text:p>
          </table:table-cell>
          <table:table-cell table:formula="of:=( [.L52] - [.L51] ) / ( 60 / [.$B$2] / 360 )" office:value-type="float" office:value="2113.11556188168" calcext:value-type="float">
            <text:p>2,113.12</text:p>
          </table:table-cell>
          <table:table-cell table:formula="of:=KNEEANGLE( [.L$37]; [.M$36]; [.$A52]; [.L$30]; [.L$29]; [.L$27]; [.K52] )" office:value-type="float" office:value="67.8431288750989" calcext:value-type="float">
            <text:p>67.84</text:p>
          </table:table-cell>
          <table:table-cell table:formula="of:=( [.N52] - [.N51] ) / ( 60 / [.$B$2] / 360 )" office:value-type="float" office:value="97.2849349322686" calcext:value-type="float">
            <text:p>97.28</text:p>
          </table:table-cell>
          <table:table-cell table:formula="of:=( [.O52] - [.O51] ) / ( 60 / [.$B$2] / 360 )" office:value-type="float" office:value="2157.83486758177" calcext:value-type="float">
            <text:p>2,157.83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.00</text:p>
          </table:table-cell>
          <table:table-cell table:formula="of:=HIPANGLE( [.B$37]; [.C$36]; [.$A53]; [.B$30]; [.B$29]; [.B$27]; [.B$28] )" office:value-type="float" office:value="18.0328508780678" calcext:value-type="float">
            <text:p>18.03</text:p>
          </table:table-cell>
          <table:table-cell table:formula="of:=( [.B53] - [.B52] ) / ( 60 / [.$B$2] / 360 )" office:value-type="float" office:value="-98.8994962993001" calcext:value-type="float">
            <text:p>-98.90</text:p>
          </table:table-cell>
          <table:table-cell table:formula="of:=( [.C53] - [.C52] ) / ( 60 / [.$B$2] / 360 )" office:value-type="float" office:value="2099.20665452941" calcext:value-type="float">
            <text:p>2,099.21</text:p>
          </table:table-cell>
          <table:table-cell table:formula="of:=KNEEANGLE( [.B$37]; [.C$36]; [.$A53]; [.B$30]; [.B$29]; [.B$27]; [.B53] )" office:value-type="float" office:value="67.2801434305631" calcext:value-type="float">
            <text:p>67.28</text:p>
          </table:table-cell>
          <table:table-cell table:formula="of:=( [.E53] - [.E52] ) / ( 60 / [.$B$2] / 360 )" office:value-type="float" office:value="93.1826645075375" calcext:value-type="float">
            <text:p>93.18</text:p>
          </table:table-cell>
          <table:table-cell table:formula="of:=( [.F53] - [.F52] ) / ( 60 / [.$B$2] / 360 )" office:value-type="float" office:value="2173.04892821613" calcext:value-type="float">
            <text:p>2,173.05</text:p>
          </table:table-cell>
          <table:table-cell table:number-columns-repeated="3"/>
          <table:table-cell table:formula="of:=HIPANGLE( [.L$37]; [.M$36]; [.$A53]; [.L$30]; [.L$29]; [.L$27]; [.L$28] )" office:value-type="float" office:value="16.0680692390208" calcext:value-type="float">
            <text:p>16.07</text:p>
          </table:table-cell>
          <table:table-cell table:formula="of:=( [.K53] - [.K52] ) / ( 60 / [.$B$2] / 360 )" office:value-type="float" office:value="-89.5129430777899" calcext:value-type="float">
            <text:p>-89.51</text:p>
          </table:table-cell>
          <table:table-cell table:formula="of:=( [.L53] - [.L52] ) / ( 60 / [.$B$2] / 360 )" office:value-type="float" office:value="2135.57804163807" calcext:value-type="float">
            <text:p>2,135.58</text:p>
          </table:table-cell>
          <table:table-cell table:formula="of:=KNEEANGLE( [.L$37]; [.M$36]; [.$A53]; [.L$30]; [.L$29]; [.L$27]; [.K53] )" office:value-type="float" office:value="68.06986171173" calcext:value-type="float">
            <text:p>68.07</text:p>
          </table:table-cell>
          <table:table-cell table:formula="of:=( [.N53] - [.N52] ) / ( 60 / [.$B$2] / 360 )" office:value-type="float" office:value="102.029776483989" calcext:value-type="float">
            <text:p>102.03</text:p>
          </table:table-cell>
          <table:table-cell table:formula="of:=( [.O53] - [.O52] ) / ( 60 / [.$B$2] / 360 )" office:value-type="float" office:value="2135.1786982741" calcext:value-type="float">
            <text:p>2,135.1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.00</text:p>
          </table:table-cell>
          <table:table-cell table:formula="of:=HIPANGLE( [.B$37]; [.C$36]; [.$A54]; [.B$30]; [.B$29]; [.B$27]; [.B$28] )" office:value-type="float" office:value="17.8235613707837" calcext:value-type="float">
            <text:p>17.82</text:p>
          </table:table-cell>
          <table:table-cell table:formula="of:=( [.B54] - [.B53] ) / ( 60 / [.$B$2] / 360 )" office:value-type="float" office:value="-94.1802782778087" calcext:value-type="float">
            <text:p>-94.18</text:p>
          </table:table-cell>
          <table:table-cell table:formula="of:=( [.C54] - [.C53] ) / ( 60 / [.$B$2] / 360 )" office:value-type="float" office:value="2123.64810967113" calcext:value-type="float">
            <text:p>2,123.65</text:p>
          </table:table-cell>
          <table:table-cell table:formula="of:=KNEEANGLE( [.B$37]; [.C$36]; [.$A54]; [.B$30]; [.B$29]; [.B$27]; [.B54] )" office:value-type="float" office:value="67.4978380545533" calcext:value-type="float">
            <text:p>67.50</text:p>
          </table:table-cell>
          <table:table-cell table:formula="of:=( [.E54] - [.E53] ) / ( 60 / [.$B$2] / 360 )" office:value-type="float" office:value="97.9625807955763" calcext:value-type="float">
            <text:p>97.96</text:p>
          </table:table-cell>
          <table:table-cell table:formula="of:=( [.F54] - [.F53] ) / ( 60 / [.$B$2] / 360 )" office:value-type="float" office:value="2150.96232961745" calcext:value-type="float">
            <text:p>2,150.96</text:p>
          </table:table-cell>
          <table:table-cell table:number-columns-repeated="3"/>
          <table:table-cell table:formula="of:=HIPANGLE( [.L$37]; [.M$36]; [.$A54]; [.L$30]; [.L$29]; [.L$27]; [.L$28] )" office:value-type="float" office:value="15.8797976755463" calcext:value-type="float">
            <text:p>15.88</text:p>
          </table:table-cell>
          <table:table-cell table:formula="of:=( [.K54] - [.K53] ) / ( 60 / [.$B$2] / 360 )" office:value-type="float" office:value="-84.7222035635191" calcext:value-type="float">
            <text:p>-84.72</text:p>
          </table:table-cell>
          <table:table-cell table:formula="of:=( [.L54] - [.L53] ) / ( 60 / [.$B$2] / 360 )" office:value-type="float" office:value="2155.83278142187" calcext:value-type="float">
            <text:p>2,155.83</text:p>
          </table:table-cell>
          <table:table-cell table:formula="of:=KNEEANGLE( [.L$37]; [.M$36]; [.$A54]; [.L$30]; [.L$29]; [.L$27]; [.K54] )" office:value-type="float" office:value="68.307022737972" calcext:value-type="float">
            <text:p>68.31</text:p>
          </table:table-cell>
          <table:table-cell table:formula="of:=( [.N54] - [.N53] ) / ( 60 / [.$B$2] / 360 )" office:value-type="float" office:value="106.722461808903" calcext:value-type="float">
            <text:p>106.72</text:p>
          </table:table-cell>
          <table:table-cell table:formula="of:=( [.O54] - [.O53] ) / ( 60 / [.$B$2] / 360 )" office:value-type="float" office:value="2111.70839621129" calcext:value-type="float">
            <text:p>2,111.71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.00</text:p>
          </table:table-cell>
          <table:table-cell table:formula="of:=HIPANGLE( [.B$37]; [.C$36]; [.$A55]; [.B$30]; [.B$29]; [.B$27]; [.B$28] )" office:value-type="float" office:value="17.6248686787805" calcext:value-type="float">
            <text:p>17.62</text:p>
          </table:table-cell>
          <table:table-cell table:formula="of:=( [.B55] - [.B54] ) / ( 60 / [.$B$2] / 360 )" office:value-type="float" office:value="-89.4117114014396" calcext:value-type="float">
            <text:p>-89.41</text:p>
          </table:table-cell>
          <table:table-cell table:formula="of:=( [.C55] - [.C54] ) / ( 60 / [.$B$2] / 360 )" office:value-type="float" office:value="2145.8550943661" calcext:value-type="float">
            <text:p>2,145.86</text:p>
          </table:table-cell>
          <table:table-cell table:formula="of:=KNEEANGLE( [.B$37]; [.C$36]; [.$A55]; [.B$30]; [.B$29]; [.B$27]; [.B55] )" office:value-type="float" office:value="67.7260414068213" calcext:value-type="float">
            <text:p>67.73</text:p>
          </table:table-cell>
          <table:table-cell table:formula="of:=( [.E55] - [.E54] ) / ( 60 / [.$B$2] / 360 )" office:value-type="float" office:value="102.691508520605" calcext:value-type="float">
            <text:p>102.69</text:p>
          </table:table-cell>
          <table:table-cell table:formula="of:=( [.F55] - [.F54] ) / ( 60 / [.$B$2] / 360 )" office:value-type="float" office:value="2128.01747626287" calcext:value-type="float">
            <text:p>2,128.02</text:p>
          </table:table-cell>
          <table:table-cell table:number-columns-repeated="3"/>
          <table:table-cell table:formula="of:=HIPANGLE( [.L$37]; [.M$36]; [.$A55]; [.L$30]; [.L$29]; [.L$27]; [.L$28] )" office:value-type="float" office:value="15.702261365237" calcext:value-type="float">
            <text:p>15.70</text:p>
          </table:table-cell>
          <table:table-cell table:formula="of:=( [.K55] - [.K54] ) / ( 60 / [.$B$2] / 360 )" office:value-type="float" office:value="-79.8913396392138" calcext:value-type="float">
            <text:p>-79.89</text:p>
          </table:table-cell>
          <table:table-cell table:formula="of:=( [.L55] - [.L54] ) / ( 60 / [.$B$2] / 360 )" office:value-type="float" office:value="2173.88876593741" calcext:value-type="float">
            <text:p>2,173.89</text:p>
          </table:table-cell>
          <table:table-cell table:formula="of:=KNEEANGLE( [.L$37]; [.M$36]; [.$A55]; [.L$30]; [.L$29]; [.L$27]; [.K55] )" office:value-type="float" office:value="68.5544922670633" calcext:value-type="float">
            <text:p>68.55</text:p>
          </table:table-cell>
          <table:table-cell table:formula="of:=( [.N55] - [.N54] ) / ( 60 / [.$B$2] / 360 )" office:value-type="float" office:value="111.361288091074" calcext:value-type="float">
            <text:p>111.36</text:p>
          </table:table-cell>
          <table:table-cell table:formula="of:=( [.O55] - [.O54] ) / ( 60 / [.$B$2] / 360 )" office:value-type="float" office:value="2087.47182697717" calcext:value-type="float">
            <text:p>2,087.4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.00</text:p>
          </table:table-cell>
          <table:table-cell table:formula="of:=HIPANGLE( [.B$37]; [.C$36]; [.$A56]; [.B$30]; [.B$29]; [.B$27]; [.B$28] )" office:value-type="float" office:value="17.4368714492023" calcext:value-type="float">
            <text:p>17.44</text:p>
          </table:table-cell>
          <table:table-cell table:formula="of:=( [.B56] - [.B55] ) / ( 60 / [.$B$2] / 360 )" office:value-type="float" office:value="-84.5987533102193" calcext:value-type="float">
            <text:p>-84.60</text:p>
          </table:table-cell>
          <table:table-cell table:formula="of:=( [.C56] - [.C55] ) / ( 60 / [.$B$2] / 360 )" office:value-type="float" office:value="2165.83114104914" calcext:value-type="float">
            <text:p>2,165.83</text:p>
          </table:table-cell>
          <table:table-cell table:formula="of:=KNEEANGLE( [.B$37]; [.C$36]; [.$A56]; [.B$30]; [.B$29]; [.B$27]; [.B56] )" office:value-type="float" office:value="67.9646361778533" calcext:value-type="float">
            <text:p>67.96</text:p>
          </table:table-cell>
          <table:table-cell table:formula="of:=( [.E56] - [.E55] ) / ( 60 / [.$B$2] / 360 )" office:value-type="float" office:value="107.367646964399" calcext:value-type="float">
            <text:p>107.37</text:p>
          </table:table-cell>
          <table:table-cell table:formula="of:=( [.F56] - [.F55] ) / ( 60 / [.$B$2] / 360 )" office:value-type="float" office:value="2104.26229970743" calcext:value-type="float">
            <text:p>2,104.26</text:p>
          </table:table-cell>
          <table:table-cell table:number-columns-repeated="3"/>
          <table:table-cell table:formula="of:=HIPANGLE( [.L$37]; [.M$36]; [.$A56]; [.L$30]; [.L$29]; [.L$27]; [.L$28] )" office:value-type="float" office:value="15.5355386926897" calcext:value-type="float">
            <text:p>15.54</text:p>
          </table:table-cell>
          <table:table-cell table:formula="of:=( [.K56] - [.K55] ) / ( 60 / [.$B$2] / 360 )" office:value-type="float" office:value="-75.0252026462857" calcext:value-type="float">
            <text:p>-75.03</text:p>
          </table:table-cell>
          <table:table-cell table:formula="of:=( [.L56] - [.L55] ) / ( 60 / [.$B$2] / 360 )" office:value-type="float" office:value="2189.76164681765" calcext:value-type="float">
            <text:p>2,189.76</text:p>
          </table:table-cell>
          <table:table-cell table:formula="of:=KNEEANGLE( [.L$37]; [.M$36]; [.$A56]; [.L$30]; [.L$29]; [.L$27]; [.K56] )" office:value-type="float" office:value="68.8121470659541" calcext:value-type="float">
            <text:p>68.81</text:p>
          </table:table-cell>
          <table:table-cell table:formula="of:=( [.N56] - [.N55] ) / ( 60 / [.$B$2] / 360 )" office:value-type="float" office:value="115.944659500865" calcext:value-type="float">
            <text:p>115.94</text:p>
          </table:table-cell>
          <table:table-cell table:formula="of:=( [.O56] - [.O55] ) / ( 60 / [.$B$2] / 360 )" office:value-type="float" office:value="2062.51713440594" calcext:value-type="float">
            <text:p>2,062.52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.00</text:p>
          </table:table-cell>
          <table:table-cell table:formula="of:=HIPANGLE( [.B$37]; [.C$36]; [.$A57]; [.B$30]; [.B$29]; [.B$27]; [.B$28] )" office:value-type="float" office:value="17.2596573643812" calcext:value-type="float">
            <text:p>17.26</text:p>
          </table:table-cell>
          <table:table-cell table:formula="of:=( [.B57] - [.B56] ) / ( 60 / [.$B$2] / 360 )" office:value-type="float" office:value="-79.7463381694897" calcext:value-type="float">
            <text:p>-79.75</text:p>
          </table:table-cell>
          <table:table-cell table:formula="of:=( [.C57] - [.C56] ) / ( 60 / [.$B$2] / 360 )" office:value-type="float" office:value="2183.58681332832" calcext:value-type="float">
            <text:p>2,183.59</text:p>
          </table:table-cell>
          <table:table-cell table:formula="of:=KNEEANGLE( [.B$37]; [.C$36]; [.$A57]; [.B$30]; [.B$29]; [.B$27]; [.B57] )" office:value-type="float" office:value="68.2135012954548" calcext:value-type="float">
            <text:p>68.21</text:p>
          </table:table-cell>
          <table:table-cell table:formula="of:=( [.E57] - [.E56] ) / ( 60 / [.$B$2] / 360 )" office:value-type="float" office:value="111.989302920686" calcext:value-type="float">
            <text:p>111.99</text:p>
          </table:table-cell>
          <table:table-cell table:formula="of:=( [.F57] - [.F56] ) / ( 60 / [.$B$2] / 360 )" office:value-type="float" office:value="2079.74518032923" calcext:value-type="float">
            <text:p>2,079.75</text:p>
          </table:table-cell>
          <table:table-cell table:number-columns-repeated="3"/>
          <table:table-cell table:formula="of:=HIPANGLE( [.L$37]; [.M$36]; [.$A57]; [.L$30]; [.L$29]; [.L$27]; [.L$28] )" office:value-type="float" office:value="15.3796973702683" calcext:value-type="float">
            <text:p>15.38</text:p>
          </table:table-cell>
          <table:table-cell table:formula="of:=( [.K57] - [.K56] ) / ( 60 / [.$B$2] / 360 )" office:value-type="float" office:value="-70.128595089631" calcext:value-type="float">
            <text:p>-70.13</text:p>
          </table:table-cell>
          <table:table-cell table:formula="of:=( [.L57] - [.L56] ) / ( 60 / [.$B$2] / 360 )" office:value-type="float" office:value="2203.47340049461" calcext:value-type="float">
            <text:p>2,203.47</text:p>
          </table:table-cell>
          <table:table-cell table:formula="of:=KNEEANGLE( [.L$37]; [.M$36]; [.$A57]; [.L$30]; [.L$29]; [.L$27]; [.K57] )" office:value-type="float" office:value="69.0798605934125" calcext:value-type="float">
            <text:p>69.08</text:p>
          </table:table-cell>
          <table:table-cell table:formula="of:=( [.N57] - [.N56] ) / ( 60 / [.$B$2] / 360 )" office:value-type="float" office:value="120.471087356292" calcext:value-type="float">
            <text:p>120.47</text:p>
          </table:table-cell>
          <table:table-cell table:formula="of:=( [.O57] - [.O56] ) / ( 60 / [.$B$2] / 360 )" office:value-type="float" office:value="2036.89253494186" calcext:value-type="float">
            <text:p>2,036.89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.00</text:p>
          </table:table-cell>
          <table:table-cell table:formula="of:=HIPANGLE( [.B$37]; [.C$36]; [.$A58]; [.B$30]; [.B$29]; [.B$27]; [.B$28] )" office:value-type="float" office:value="17.0933032271231" calcext:value-type="float">
            <text:p>17.09</text:p>
          </table:table-cell>
          <table:table-cell table:formula="of:=( [.B58] - [.B57] ) / ( 60 / [.$B$2] / 360 )" office:value-type="float" office:value="-74.8593617661562" calcext:value-type="float">
            <text:p>-74.86</text:p>
          </table:table-cell>
          <table:table-cell table:formula="of:=( [.C58] - [.C57] ) / ( 60 / [.$B$2] / 360 )" office:value-type="float" office:value="2199.13938150004" calcext:value-type="float">
            <text:p>2,199.14</text:p>
          </table:table-cell>
          <table:table-cell table:formula="of:=KNEEANGLE( [.B$37]; [.C$36]; [.$A58]; [.B$30]; [.B$29]; [.B$27]; [.B58] )" office:value-type="float" office:value="68.4725121648232" calcext:value-type="float">
            <text:p>68.47</text:p>
          </table:table-cell>
          <table:table-cell table:formula="of:=( [.E58] - [.E57] ) / ( 60 / [.$B$2] / 360 )" office:value-type="float" office:value="116.554891215785" calcext:value-type="float">
            <text:p>116.55</text:p>
          </table:table-cell>
          <table:table-cell table:formula="of:=( [.F58] - [.F57] ) / ( 60 / [.$B$2] / 360 )" office:value-type="float" office:value="2054.51473279417" calcext:value-type="float">
            <text:p>2,054.51</text:p>
          </table:table-cell>
          <table:table-cell table:number-columns-repeated="3"/>
          <table:table-cell table:formula="of:=HIPANGLE( [.L$37]; [.M$36]; [.$A58]; [.L$30]; [.L$29]; [.L$27]; [.L$28] )" office:value-type="float" office:value="15.2347945760404" calcext:value-type="float">
            <text:p>15.23</text:p>
          </table:table-cell>
          <table:table-cell table:formula="of:=( [.K58] - [.K57] ) / ( 60 / [.$B$2] / 360 )" office:value-type="float" office:value="-65.2062574025308" calcext:value-type="float">
            <text:p>-65.21</text:p>
          </table:table-cell>
          <table:table-cell table:formula="of:=( [.L58] - [.L57] ) / ( 60 / [.$B$2] / 360 )" office:value-type="float" office:value="2215.05195919507" calcext:value-type="float">
            <text:p>2,215.05</text:p>
          </table:table-cell>
          <table:table-cell table:formula="of:=KNEEANGLE( [.L$37]; [.M$36]; [.$A58]; [.L$30]; [.L$29]; [.L$27]; [.K58] )" office:value-type="float" office:value="69.357503237518" calcext:value-type="float">
            <text:p>69.36</text:p>
          </table:table-cell>
          <table:table-cell table:formula="of:=( [.N58] - [.N57] ) / ( 60 / [.$B$2] / 360 )" office:value-type="float" office:value="124.939189847449" calcext:value-type="float">
            <text:p>124.94</text:p>
          </table:table-cell>
          <table:table-cell table:formula="of:=( [.O58] - [.O57] ) / ( 60 / [.$B$2] / 360 )" office:value-type="float" office:value="2010.64612102058" calcext:value-type="float">
            <text:p>2,010.6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.00</text:p>
          </table:table-cell>
          <table:table-cell table:formula="of:=HIPANGLE( [.B$37]; [.C$36]; [.$A59]; [.B$30]; [.B$29]; [.B$27]; [.B$28] )" office:value-type="float" office:value="16.9378750773566" calcext:value-type="float">
            <text:p>16.94</text:p>
          </table:table-cell>
          <table:table-cell table:formula="of:=( [.B59] - [.B58] ) / ( 60 / [.$B$2] / 360 )" office:value-type="float" office:value="-69.9426673949155" calcext:value-type="float">
            <text:p>-69.94</text:p>
          </table:table-cell>
          <table:table-cell table:formula="of:=( [.C59] - [.C58] ) / ( 60 / [.$B$2] / 360 )" office:value-type="float" office:value="2212.51246705833" calcext:value-type="float">
            <text:p>2,212.51</text:p>
          </table:table-cell>
          <table:table-cell table:formula="of:=KNEEANGLE( [.B$37]; [.C$36]; [.$A59]; [.B$30]; [.B$29]; [.B$27]; [.B59] )" office:value-type="float" office:value="68.7415409087565" calcext:value-type="float">
            <text:p>68.74</text:p>
          </table:table-cell>
          <table:table-cell table:formula="of:=( [.E59] - [.E58] ) / ( 60 / [.$B$2] / 360 )" office:value-type="float" office:value="121.062934769994" calcext:value-type="float">
            <text:p>121.06</text:p>
          </table:table-cell>
          <table:table-cell table:formula="of:=( [.F59] - [.F58] ) / ( 60 / [.$B$2] / 360 )" office:value-type="float" office:value="2028.61959939405" calcext:value-type="float">
            <text:p>2,028.62</text:p>
          </table:table-cell>
          <table:table-cell table:number-columns-repeated="3"/>
          <table:table-cell table:formula="of:=HIPANGLE( [.L$37]; [.M$36]; [.$A59]; [.L$30]; [.L$29]; [.L$27]; [.L$28] )" office:value-type="float" office:value="15.100877119198" calcext:value-type="float">
            <text:p>15.10</text:p>
          </table:table-cell>
          <table:table-cell table:formula="of:=( [.K59] - [.K58] ) / ( 60 / [.$B$2] / 360 )" office:value-type="float" office:value="-60.2628555790627" calcext:value-type="float">
            <text:p>-60.26</text:p>
          </table:table-cell>
          <table:table-cell table:formula="of:=( [.L59] - [.L58] ) / ( 60 / [.$B$2] / 360 )" office:value-type="float" office:value="2224.53082056065" calcext:value-type="float">
            <text:p>2,224.53</text:p>
          </table:table-cell>
          <table:table-cell table:formula="of:=KNEEANGLE( [.L$37]; [.M$36]; [.$A59]; [.L$30]; [.L$29]; [.L$27]; [.K59] )" office:value-type="float" office:value="69.6449425516189" calcext:value-type="float">
            <text:p>69.64</text:p>
          </table:table-cell>
          <table:table-cell table:formula="of:=( [.N59] - [.N58] ) / ( 60 / [.$B$2] / 360 )" office:value-type="float" office:value="129.347691345441" calcext:value-type="float">
            <text:p>129.35</text:p>
          </table:table-cell>
          <table:table-cell table:formula="of:=( [.O59] - [.O58] ) / ( 60 / [.$B$2] / 360 )" office:value-type="float" office:value="1983.82567409642" calcext:value-type="float">
            <text:p>1,983.8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.00</text:p>
          </table:table-cell>
          <table:table-cell table:formula="of:=HIPANGLE( [.B$37]; [.C$36]; [.$A60]; [.B$30]; [.B$29]; [.B$27]; [.B$28] )" office:value-type="float" office:value="16.7934283382627" calcext:value-type="float">
            <text:p>16.79</text:p>
          </table:table-cell>
          <table:table-cell table:formula="of:=( [.B60] - [.B59] ) / ( 60 / [.$B$2] / 360 )" office:value-type="float" office:value="-65.0010325922651" calcext:value-type="float">
            <text:p>-65.00</text:p>
          </table:table-cell>
          <table:table-cell table:formula="of:=( [.C60] - [.C59] ) / ( 60 / [.$B$2] / 360 )" office:value-type="float" office:value="2223.7356611927" calcext:value-type="float">
            <text:p>2,223.74</text:p>
          </table:table-cell>
          <table:table-cell table:formula="of:=KNEEANGLE( [.B$37]; [.C$36]; [.$A60]; [.B$30]; [.B$29]; [.B$27]; [.B60] )" office:value-type="float" office:value="69.020456607023" calcext:value-type="float">
            <text:p>69.02</text:p>
          </table:table-cell>
          <table:table-cell table:formula="of:=( [.E60] - [.E59] ) / ( 60 / [.$B$2] / 360 )" office:value-type="float" office:value="125.512064219926" calcext:value-type="float">
            <text:p>125.51</text:p>
          </table:table-cell>
          <table:table-cell table:formula="of:=( [.F60] - [.F59] ) / ( 60 / [.$B$2] / 360 )" office:value-type="float" office:value="2002.10825246955" calcext:value-type="float">
            <text:p>2,002.11</text:p>
          </table:table-cell>
          <table:table-cell table:number-columns-repeated="3"/>
          <table:table-cell table:formula="of:=HIPANGLE( [.L$37]; [.M$36]; [.$A60]; [.L$30]; [.L$29]; [.L$27]; [.L$28] )" office:value-type="float" office:value="14.9779816309488" calcext:value-type="float">
            <text:p>14.98</text:p>
          </table:table-cell>
          <table:table-cell table:formula="of:=( [.K60] - [.K59] ) / ( 60 / [.$B$2] / 360 )" office:value-type="float" office:value="-55.3029697121779" calcext:value-type="float">
            <text:p>-55.30</text:p>
          </table:table-cell>
          <table:table-cell table:formula="of:=( [.L60] - [.L59] ) / ( 60 / [.$B$2] / 360 )" office:value-type="float" office:value="2231.94864009814" calcext:value-type="float">
            <text:p>2,231.95</text:p>
          </table:table-cell>
          <table:table-cell table:formula="of:=KNEEANGLE( [.L$37]; [.M$36]; [.$A60]; [.L$30]; [.L$29]; [.L$27]; [.K60] )" office:value-type="float" office:value="69.9420434878855" calcext:value-type="float">
            <text:p>69.94</text:p>
          </table:table-cell>
          <table:table-cell table:formula="of:=( [.N60] - [.N59] ) / ( 60 / [.$B$2] / 360 )" office:value-type="float" office:value="133.695421319971" calcext:value-type="float">
            <text:p>133.70</text:p>
          </table:table-cell>
          <table:table-cell table:formula="of:=( [.O60] - [.O59] ) / ( 60 / [.$B$2] / 360 )" office:value-type="float" office:value="1956.47848853874" calcext:value-type="float">
            <text:p>1,956.4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.00</text:p>
          </table:table-cell>
          <table:table-cell table:formula="of:=HIPANGLE( [.B$37]; [.C$36]; [.$A61]; [.B$30]; [.B$29]; [.B$27]; [.B$28] )" office:value-type="float" office:value="16.6600079898951" calcext:value-type="float">
            <text:p>16.66</text:p>
          </table:table-cell>
          <table:table-cell table:formula="of:=( [.B61] - [.B60] ) / ( 60 / [.$B$2] / 360 )" office:value-type="float" office:value="-60.0391567654171" calcext:value-type="float">
            <text:p>-60.04</text:p>
          </table:table-cell>
          <table:table-cell table:formula="of:=( [.C61] - [.C60] ) / ( 60 / [.$B$2] / 360 )" office:value-type="float" office:value="2232.84412208159" calcext:value-type="float">
            <text:p>2,232.84</text:p>
          </table:table-cell>
          <table:table-cell table:formula="of:=KNEEANGLE( [.B$37]; [.C$36]; [.$A61]; [.B$30]; [.B$29]; [.B$27]; [.B61] )" office:value-type="float" office:value="69.309125533967" calcext:value-type="float">
            <text:p>69.31</text:p>
          </table:table-cell>
          <table:table-cell table:formula="of:=( [.E61] - [.E60] ) / ( 60 / [.$B$2] / 360 )" office:value-type="float" office:value="129.901017124755" calcext:value-type="float">
            <text:p>129.90</text:p>
          </table:table-cell>
          <table:table-cell table:formula="of:=( [.F61] - [.F60] ) / ( 60 / [.$B$2] / 360 )" office:value-type="float" office:value="1975.02880717288" calcext:value-type="float">
            <text:p>1,975.03</text:p>
          </table:table-cell>
          <table:table-cell table:number-columns-repeated="3"/>
          <table:table-cell table:formula="of:=HIPANGLE( [.L$37]; [.M$36]; [.$A61]; [.L$30]; [.L$29]; [.L$27]; [.L$28] )" office:value-type="float" office:value="14.866134778804" calcext:value-type="float">
            <text:p>14.87</text:p>
          </table:table-cell>
          <table:table-cell table:formula="of:=( [.K61] - [.K60] ) / ( 60 / [.$B$2] / 360 )" office:value-type="float" office:value="-50.3310834651316" calcext:value-type="float">
            <text:p>-50.33</text:p>
          </table:table-cell>
          <table:table-cell table:formula="of:=( [.L61] - [.L60] ) / ( 60 / [.$B$2] / 360 )" office:value-type="float" office:value="2237.34881117085" calcext:value-type="float">
            <text:p>2,237.35</text:p>
          </table:table-cell>
          <table:table-cell table:formula="of:=KNEEANGLE( [.L$37]; [.M$36]; [.$A61]; [.L$30]; [.L$29]; [.L$27]; [.K61] )" office:value-type="float" office:value="70.2486686276411" calcext:value-type="float">
            <text:p>70.25</text:p>
          </table:table-cell>
          <table:table-cell table:formula="of:=( [.N61] - [.N60] ) / ( 60 / [.$B$2] / 360 )" office:value-type="float" office:value="137.981312889986" calcext:value-type="float">
            <text:p>137.98</text:p>
          </table:table-cell>
          <table:table-cell table:formula="of:=( [.O61] - [.O60] ) / ( 60 / [.$B$2] / 360 )" office:value-type="float" office:value="1928.6512065068" calcext:value-type="float">
            <text:p>1,928.6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.00</text:p>
          </table:table-cell>
          <table:table-cell table:formula="of:=HIPANGLE( [.B$37]; [.C$36]; [.$A62]; [.B$30]; [.B$29]; [.B$27]; [.B$28] )" office:value-type="float" office:value="16.5376487682244" calcext:value-type="float">
            <text:p>16.54</text:p>
          </table:table-cell>
          <table:table-cell table:formula="of:=( [.B62] - [.B61] ) / ( 60 / [.$B$2] / 360 )" office:value-type="float" office:value="-55.0616497517858" calcext:value-type="float">
            <text:p>-55.06</text:p>
          </table:table-cell>
          <table:table-cell table:formula="of:=( [.C62] - [.C61] ) / ( 60 / [.$B$2] / 360 )" office:value-type="float" office:value="2239.87815613409" calcext:value-type="float">
            <text:p>2,239.88</text:p>
          </table:table-cell>
          <table:table-cell table:formula="of:=KNEEANGLE( [.B$37]; [.C$36]; [.$A62]; [.B$30]; [.B$29]; [.B$27]; [.B62] )" office:value-type="float" office:value="69.6074113934793" calcext:value-type="float">
            <text:p>69.61</text:p>
          </table:table-cell>
          <table:table-cell table:formula="of:=( [.E62] - [.E61] ) / ( 60 / [.$B$2] / 360 )" office:value-type="float" office:value="134.228636780544" calcext:value-type="float">
            <text:p>134.23</text:p>
          </table:table-cell>
          <table:table-cell table:formula="of:=( [.F62] - [.F61] ) / ( 60 / [.$B$2] / 360 )" office:value-type="float" office:value="1947.42884510507" calcext:value-type="float">
            <text:p>1,947.43</text:p>
          </table:table-cell>
          <table:table-cell table:number-columns-repeated="3"/>
          <table:table-cell table:formula="of:=HIPANGLE( [.L$37]; [.M$36]; [.$A62]; [.L$30]; [.L$29]; [.L$27]; [.L$28] )" office:value-type="float" office:value="14.7653535021517" calcext:value-type="float">
            <text:p>14.77</text:p>
          </table:table-cell>
          <table:table-cell table:formula="of:=( [.K62] - [.K61] ) / ( 60 / [.$B$2] / 360 )" office:value-type="float" office:value="-45.3515744935505" calcext:value-type="float">
            <text:p>-45.35</text:p>
          </table:table-cell>
          <table:table-cell table:formula="of:=( [.L62] - [.L61] ) / ( 60 / [.$B$2] / 360 )" office:value-type="float" office:value="2240.77903721151" calcext:value-type="float">
            <text:p>2,240.78</text:p>
          </table:table-cell>
          <table:table-cell table:formula="of:=KNEEANGLE( [.L$37]; [.M$36]; [.$A62]; [.L$30]; [.L$29]; [.L$27]; [.K62] )" office:value-type="float" office:value="70.5646784077196" calcext:value-type="float">
            <text:p>70.56</text:p>
          </table:table-cell>
          <table:table-cell table:formula="of:=( [.N62] - [.N61] ) / ( 60 / [.$B$2] / 360 )" office:value-type="float" office:value="142.204401035352" calcext:value-type="float">
            <text:p>142.20</text:p>
          </table:table-cell>
          <table:table-cell table:formula="of:=( [.O62] - [.O61] ) / ( 60 / [.$B$2] / 360 )" office:value-type="float" office:value="1900.38966541447" calcext:value-type="float">
            <text:p>1,900.3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.00</text:p>
          </table:table-cell>
          <table:table-cell table:formula="of:=HIPANGLE( [.B$37]; [.C$36]; [.$A63]; [.B$30]; [.B$29]; [.B$27]; [.B$28] )" office:value-type="float" office:value="16.4263753874786" calcext:value-type="float">
            <text:p>16.43</text:p>
          </table:table-cell>
          <table:table-cell table:formula="of:=( [.B63] - [.B62] ) / ( 60 / [.$B$2] / 360 )" office:value-type="float" office:value="-50.0730213356356" calcext:value-type="float">
            <text:p>-50.07</text:p>
          </table:table-cell>
          <table:table-cell table:formula="of:=( [.C63] - [.C62] ) / ( 60 / [.$B$2] / 360 )" office:value-type="float" office:value="2244.8827872676" calcext:value-type="float">
            <text:p>2,244.88</text:p>
          </table:table-cell>
          <table:table-cell table:formula="of:=KNEEANGLE( [.B$37]; [.C$36]; [.$A63]; [.B$30]; [.B$29]; [.B$27]; [.B63] )" office:value-type="float" office:value="69.9151755505219" calcext:value-type="float">
            <text:p>69.92</text:p>
          </table:table-cell>
          <table:table-cell table:formula="of:=( [.E63] - [.E62] ) / ( 60 / [.$B$2] / 360 )" office:value-type="float" office:value="138.493870669182" calcext:value-type="float">
            <text:p>138.49</text:p>
          </table:table-cell>
          <table:table-cell table:formula="of:=( [.F63] - [.F62] ) / ( 60 / [.$B$2] / 360 )" office:value-type="float" office:value="1919.35524988729" calcext:value-type="float">
            <text:p>1,919.36</text:p>
          </table:table-cell>
          <table:table-cell table:number-columns-repeated="3"/>
          <table:table-cell table:formula="of:=HIPANGLE( [.L$37]; [.M$36]; [.$A63]; [.L$30]; [.L$29]; [.L$27]; [.L$28] )" office:value-type="float" office:value="14.6756452669807" calcext:value-type="float">
            <text:p>14.68</text:p>
          </table:table-cell>
          <table:table-cell table:formula="of:=( [.K63] - [.K62] ) / ( 60 / [.$B$2] / 360 )" office:value-type="float" office:value="-40.3687058269512" calcext:value-type="float">
            <text:p>-40.37</text:p>
          </table:table-cell>
          <table:table-cell table:formula="of:=( [.L63] - [.L62] ) / ( 60 / [.$B$2] / 360 )" office:value-type="float" office:value="2242.29089996969" calcext:value-type="float">
            <text:p>2,242.29</text:p>
          </table:table-cell>
          <table:table-cell table:formula="of:=KNEEANGLE( [.L$37]; [.M$36]; [.$A63]; [.L$30]; [.L$29]; [.L$27]; [.K63] )" office:value-type="float" office:value="70.8899313421545" calcext:value-type="float">
            <text:p>70.89</text:p>
          </table:table-cell>
          <table:table-cell table:formula="of:=( [.N63] - [.N62] ) / ( 60 / [.$B$2] / 360 )" office:value-type="float" office:value="146.363820495699" calcext:value-type="float">
            <text:p>146.36</text:p>
          </table:table-cell>
          <table:table-cell table:formula="of:=( [.O63] - [.O62] ) / ( 60 / [.$B$2] / 360 )" office:value-type="float" office:value="1871.73875715612" calcext:value-type="float">
            <text:p>1,871.7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.00</text:p>
          </table:table-cell>
          <table:table-cell table:formula="of:=HIPANGLE( [.B$37]; [.C$36]; [.$A64]; [.B$30]; [.B$29]; [.B$27]; [.B$28] )" office:value-type="float" office:value="16.3262027836185" calcext:value-type="float">
            <text:p>16.33</text:p>
          </table:table-cell>
          <table:table-cell table:formula="of:=( [.B64] - [.B63] ) / ( 60 / [.$B$2] / 360 )" office:value-type="float" office:value="-45.0776717370587" calcext:value-type="float">
            <text:p>-45.08</text:p>
          </table:table-cell>
          <table:table-cell table:formula="of:=( [.C64] - [.C63] ) / ( 60 / [.$B$2] / 360 )" office:value-type="float" office:value="2247.90731935958" calcext:value-type="float">
            <text:p>2,247.91</text:p>
          </table:table-cell>
          <table:table-cell table:formula="of:=KNEEANGLE( [.B$37]; [.C$36]; [.$A64]; [.B$30]; [.B$29]; [.B$27]; [.B64] )" office:value-type="float" office:value="70.2322772584529" calcext:value-type="float">
            <text:p>70.23</text:p>
          </table:table-cell>
          <table:table-cell table:formula="of:=( [.E64] - [.E63] ) / ( 60 / [.$B$2] / 360 )" office:value-type="float" office:value="142.695768568938" calcext:value-type="float">
            <text:p>142.70</text:p>
          </table:table-cell>
          <table:table-cell table:formula="of:=( [.F64] - [.F63] ) / ( 60 / [.$B$2] / 360 )" office:value-type="float" office:value="1890.85405489024" calcext:value-type="float">
            <text:p>1,890.85</text:p>
          </table:table-cell>
          <table:table-cell table:number-columns-repeated="3"/>
          <table:table-cell table:formula="of:=HIPANGLE( [.L$37]; [.M$36]; [.$A64]; [.L$30]; [.L$29]; [.L$27]; [.L$28] )" office:value-type="float" office:value="14.5970083376272" calcext:value-type="float">
            <text:p>14.60</text:p>
          </table:table-cell>
          <table:table-cell table:formula="of:=( [.K64] - [.K63] ) / ( 60 / [.$B$2] / 360 )" office:value-type="float" office:value="-35.3866182090847" calcext:value-type="float">
            <text:p>-35.39</text:p>
          </table:table-cell>
          <table:table-cell table:formula="of:=( [.L64] - [.L63] ) / ( 60 / [.$B$2] / 360 )" office:value-type="float" office:value="2241.93942803989" calcext:value-type="float">
            <text:p>2,241.94</text:p>
          </table:table-cell>
          <table:table-cell table:formula="of:=KNEEANGLE( [.L$37]; [.M$36]; [.$A64]; [.L$30]; [.L$29]; [.L$27]; [.K64] )" office:value-type="float" office:value="71.2242842385665" calcext:value-type="float">
            <text:p>71.22</text:p>
          </table:table-cell>
          <table:table-cell table:formula="of:=( [.N64] - [.N63] ) / ( 60 / [.$B$2] / 360 )" office:value-type="float" office:value="150.458803385413" calcext:value-type="float">
            <text:p>150.46</text:p>
          </table:table-cell>
          <table:table-cell table:formula="of:=( [.O64] - [.O63] ) / ( 60 / [.$B$2] / 360 )" office:value-type="float" office:value="1842.74230037133" calcext:value-type="float">
            <text:p>1,842.7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.00</text:p>
          </table:table-cell>
          <table:table-cell table:formula="of:=HIPANGLE( [.B$37]; [.C$36]; [.$A65]; [.B$30]; [.B$29]; [.B$27]; [.B$28] )" office:value-type="float" office:value="16.2371363767741" calcext:value-type="float">
            <text:p>16.24</text:p>
          </table:table-cell>
          <table:table-cell table:formula="of:=( [.B65] - [.B64] ) / ( 60 / [.$B$2] / 360 )" office:value-type="float" office:value="-40.0798830799619" calcext:value-type="float">
            <text:p>-40.08</text:p>
          </table:table-cell>
          <table:table-cell table:formula="of:=( [.C65] - [.C64] ) / ( 60 / [.$B$2] / 360 )" office:value-type="float" office:value="2249.00489569356" calcext:value-type="float">
            <text:p>2,249.00</text:p>
          </table:table-cell>
          <table:table-cell table:formula="of:=KNEEANGLE( [.B$37]; [.C$36]; [.$A65]; [.B$30]; [.B$29]; [.B$27]; [.B65] )" office:value-type="float" office:value="70.5585738814637" calcext:value-type="float">
            <text:p>70.56</text:p>
          </table:table-cell>
          <table:table-cell table:formula="of:=( [.E65] - [.E64] ) / ( 60 / [.$B$2] / 360 )" office:value-type="float" office:value="146.833480354862" calcext:value-type="float">
            <text:p>146.83</text:p>
          </table:table-cell>
          <table:table-cell table:formula="of:=( [.F65] - [.F64] ) / ( 60 / [.$B$2] / 360 )" office:value-type="float" office:value="1861.97030366586" calcext:value-type="float">
            <text:p>1,861.97</text:p>
          </table:table-cell>
          <table:table-cell table:number-columns-repeated="3"/>
          <table:table-cell table:formula="of:=HIPANGLE( [.L$37]; [.M$36]; [.$A65]; [.L$30]; [.L$29]; [.L$27]; [.L$28] )" office:value-type="float" office:value="14.5294320634297" calcext:value-type="float">
            <text:p>14.53</text:p>
          </table:table-cell>
          <table:table-cell table:formula="of:=( [.K65] - [.K64] ) / ( 60 / [.$B$2] / 360 )" office:value-type="float" office:value="-30.4093233888715" calcext:value-type="float">
            <text:p>-30.41</text:p>
          </table:table-cell>
          <table:table-cell table:formula="of:=( [.L65] - [.L64] ) / ( 60 / [.$B$2] / 360 )" office:value-type="float" office:value="2239.78266909597" calcext:value-type="float">
            <text:p>2,239.78</text:p>
          </table:table-cell>
          <table:table-cell table:formula="of:=KNEEANGLE( [.L$37]; [.M$36]; [.$A65]; [.L$30]; [.L$29]; [.L$27]; [.K65] )" office:value-type="float" office:value="71.5675924086832" calcext:value-type="float">
            <text:p>71.57</text:p>
          </table:table-cell>
          <table:table-cell table:formula="of:=( [.N65] - [.N64] ) / ( 60 / [.$B$2] / 360 )" office:value-type="float" office:value="154.488676552489" calcext:value-type="float">
            <text:p>154.49</text:p>
          </table:table-cell>
          <table:table-cell table:formula="of:=( [.O65] - [.O64] ) / ( 60 / [.$B$2] / 360 )" office:value-type="float" office:value="1813.4429251845" calcext:value-type="float">
            <text:p>1,813.4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.00</text:p>
          </table:table-cell>
          <table:table-cell table:formula="of:=HIPANGLE( [.B$37]; [.C$36]; [.$A66]; [.B$30]; [.B$29]; [.B$27]; [.B$28] )" office:value-type="float" office:value="16.1591723504704" calcext:value-type="float">
            <text:p>16.16</text:p>
          </table:table-cell>
          <table:table-cell table:formula="of:=( [.B66] - [.B65] ) / ( 60 / [.$B$2] / 360 )" office:value-type="float" office:value="-35.0838118366827" calcext:value-type="float">
            <text:p>-35.08</text:p>
          </table:table-cell>
          <table:table-cell table:formula="of:=( [.C66] - [.C65] ) / ( 60 / [.$B$2] / 360 )" office:value-type="float" office:value="2248.23205947565" calcext:value-type="float">
            <text:p>2,248.23</text:p>
          </table:table-cell>
          <table:table-cell table:formula="of:=KNEEANGLE( [.B$37]; [.C$36]; [.$A66]; [.B$30]; [.B$29]; [.B$27]; [.B66] )" office:value-type="float" office:value="70.8939211115033" calcext:value-type="float">
            <text:p>70.89</text:p>
          </table:table-cell>
          <table:table-cell table:formula="of:=( [.E66] - [.E65] ) / ( 60 / [.$B$2] / 360 )" office:value-type="float" office:value="150.90625351784" calcext:value-type="float">
            <text:p>150.91</text:p>
          </table:table-cell>
          <table:table-cell table:formula="of:=( [.F66] - [.F65] ) / ( 60 / [.$B$2] / 360 )" office:value-type="float" office:value="1832.74792334007" calcext:value-type="float">
            <text:p>1,832.75</text:p>
          </table:table-cell>
          <table:table-cell table:number-columns-repeated="3"/>
          <table:table-cell table:formula="of:=HIPANGLE( [.L$37]; [.M$36]; [.$A66]; [.L$30]; [.L$29]; [.L$27]; [.L$28] )" office:value-type="float" office:value="14.4728971782168" calcext:value-type="float">
            <text:p>14.47</text:p>
          </table:table-cell>
          <table:table-cell table:formula="of:=( [.K66] - [.K65] ) / ( 60 / [.$B$2] / 360 )" office:value-type="float" office:value="-25.4406983458008" calcext:value-type="float">
            <text:p>-25.44</text:p>
          </table:table-cell>
          <table:table-cell table:formula="of:=( [.L66] - [.L65] ) / ( 60 / [.$B$2] / 360 )" office:value-type="float" office:value="2235.8812693818" calcext:value-type="float">
            <text:p>2,235.88</text:p>
          </table:table-cell>
          <table:table-cell table:formula="of:=KNEEANGLE( [.L$37]; [.M$36]; [.$A66]; [.L$30]; [.L$29]; [.L$27]; [.K66] )" office:value-type="float" office:value="71.9197098724831" calcext:value-type="float">
            <text:p>71.92</text:p>
          </table:table-cell>
          <table:table-cell table:formula="of:=( [.N66] - [.N65] ) / ( 60 / [.$B$2] / 360 )" office:value-type="float" office:value="158.452858709961" calcext:value-type="float">
            <text:p>158.45</text:p>
          </table:table-cell>
          <table:table-cell table:formula="of:=( [.O66] - [.O65] ) / ( 60 / [.$B$2] / 360 )" office:value-type="float" office:value="1783.88197086235" calcext:value-type="float">
            <text:p>1,783.8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.00</text:p>
          </table:table-cell>
          <table:table-cell table:formula="of:=HIPANGLE( [.B$37]; [.C$36]; [.$A67]; [.B$30]; [.B$29]; [.B$27]; [.B$28] )" office:value-type="float" office:value="16.0922979454957" calcext:value-type="float">
            <text:p>16.09</text:p>
          </table:table-cell>
          <table:table-cell table:formula="of:=( [.B67] - [.B66] ) / ( 60 / [.$B$2] / 360 )" office:value-type="float" office:value="-30.0934822385756" calcext:value-type="float">
            <text:p>-30.09</text:p>
          </table:table-cell>
          <table:table-cell table:formula="of:=( [.C67] - [.C66] ) / ( 60 / [.$B$2] / 360 )" office:value-type="float" office:value="2245.64831914821" calcext:value-type="float">
            <text:p>2,245.65</text:p>
          </table:table-cell>
          <table:table-cell table:formula="of:=KNEEANGLE( [.B$37]; [.C$36]; [.$A67]; [.B$30]; [.B$29]; [.B$27]; [.B67] )" office:value-type="float" office:value="71.2381731791273" calcext:value-type="float">
            <text:p>71.24</text:p>
          </table:table-cell>
          <table:table-cell table:formula="of:=( [.E67] - [.E66] ) / ( 60 / [.$B$2] / 360 )" office:value-type="float" office:value="154.913430430812" calcext:value-type="float">
            <text:p>154.91</text:p>
          </table:table-cell>
          <table:table-cell table:formula="of:=( [.F67] - [.F66] ) / ( 60 / [.$B$2] / 360 )" office:value-type="float" office:value="1803.22961083728" calcext:value-type="float">
            <text:p>1,803.23</text:p>
          </table:table-cell>
          <table:table-cell table:number-columns-repeated="3"/>
          <table:table-cell table:formula="of:=HIPANGLE( [.L$37]; [.M$36]; [.$A67]; [.L$30]; [.L$29]; [.L$27]; [.L$28] )" office:value-type="float" office:value="14.4273761105988" calcext:value-type="float">
            <text:p>14.43</text:p>
          </table:table-cell>
          <table:table-cell table:formula="of:=( [.K67] - [.K66] ) / ( 60 / [.$B$2] / 360 )" office:value-type="float" office:value="-20.4844804281084" calcext:value-type="float">
            <text:p>-20.48</text:p>
          </table:table-cell>
          <table:table-cell table:formula="of:=( [.L67] - [.L66] ) / ( 60 / [.$B$2] / 360 )" office:value-type="float" office:value="2230.29806296157" calcext:value-type="float">
            <text:p>2,230.30</text:p>
          </table:table-cell>
          <table:table-cell table:formula="of:=KNEEANGLE( [.L$37]; [.M$36]; [.$A67]; [.L$30]; [.L$29]; [.L$27]; [.K67] )" office:value-type="float" office:value="72.2804895555215" calcext:value-type="float">
            <text:p>72.28</text:p>
          </table:table-cell>
          <table:table-cell table:formula="of:=( [.N67] - [.N66] ) / ( 60 / [.$B$2] / 360 )" office:value-type="float" office:value="162.350857367274" calcext:value-type="float">
            <text:p>162.35</text:p>
          </table:table-cell>
          <table:table-cell table:formula="of:=( [.O67] - [.O66] ) / ( 60 / [.$B$2] / 360 )" office:value-type="float" office:value="1754.09939579094" calcext:value-type="float">
            <text:p>1,754.1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.00</text:p>
          </table:table-cell>
          <table:table-cell table:formula="of:=HIPANGLE( [.B$37]; [.C$36]; [.$A68]; [.B$30]; [.B$29]; [.B$27]; [.B$28] )" office:value-type="float" office:value="16.036491766307" calcext:value-type="float">
            <text:p>16.04</text:p>
          </table:table-cell>
          <table:table-cell table:formula="of:=( [.B68] - [.B67] ) / ( 60 / [.$B$2] / 360 )" office:value-type="float" office:value="-25.1127806349245" calcext:value-type="float">
            <text:p>-25.11</text:p>
          </table:table-cell>
          <table:table-cell table:formula="of:=( [.C68] - [.C67] ) / ( 60 / [.$B$2] / 360 )" office:value-type="float" office:value="2241.31572164296" calcext:value-type="float">
            <text:p>2,241.32</text:p>
          </table:table-cell>
          <table:table-cell table:formula="of:=KNEEANGLE( [.B$37]; [.C$36]; [.$A68]; [.B$30]; [.B$29]; [.B$27]; [.B68] )" office:value-type="float" office:value="71.5911830577741" calcext:value-type="float">
            <text:p>71.59</text:p>
          </table:table-cell>
          <table:table-cell table:formula="of:=( [.E68] - [.E67] ) / ( 60 / [.$B$2] / 360 )" office:value-type="float" office:value="158.854445391054" calcext:value-type="float">
            <text:p>158.85</text:p>
          </table:table-cell>
          <table:table-cell table:formula="of:=( [.F68] - [.F67] ) / ( 60 / [.$B$2] / 360 )" office:value-type="float" office:value="1773.45673210912" calcext:value-type="float">
            <text:p>1,773.46</text:p>
          </table:table-cell>
          <table:table-cell table:number-columns-repeated="3"/>
          <table:table-cell table:formula="of:=HIPANGLE( [.L$37]; [.M$36]; [.$A68]; [.L$30]; [.L$29]; [.L$27]; [.L$28] )" office:value-type="float" office:value="14.3928333030998" calcext:value-type="float">
            <text:p>14.39</text:p>
          </table:table-cell>
          <table:table-cell table:formula="of:=( [.K68] - [.K67] ) / ( 60 / [.$B$2] / 360 )" office:value-type="float" office:value="-15.5442633745153" calcext:value-type="float">
            <text:p>-15.54</text:p>
          </table:table-cell>
          <table:table-cell table:formula="of:=( [.L68] - [.L67] ) / ( 60 / [.$B$2] / 360 )" office:value-type="float" office:value="2223.09767411689" calcext:value-type="float">
            <text:p>2,223.10</text:p>
          </table:table-cell>
          <table:table-cell table:formula="of:=KNEEANGLE( [.L$37]; [.M$36]; [.$A68]; [.L$30]; [.L$29]; [.L$27]; [.K68] )" office:value-type="float" office:value="72.649783479054" calcext:value-type="float">
            <text:p>72.65</text:p>
          </table:table-cell>
          <table:table-cell table:formula="of:=( [.N68] - [.N67] ) / ( 60 / [.$B$2] / 360 )" office:value-type="float" office:value="166.182265589636" calcext:value-type="float">
            <text:p>166.18</text:p>
          </table:table-cell>
          <table:table-cell table:formula="of:=( [.O68] - [.O67] ) / ( 60 / [.$B$2] / 360 )" office:value-type="float" office:value="1724.13370006264" calcext:value-type="float">
            <text:p>1,724.13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.00</text:p>
          </table:table-cell>
          <table:table-cell table:formula="of:=HIPANGLE( [.B$37]; [.C$36]; [.$A69]; [.B$30]; [.B$29]; [.B$27]; [.B$28] )" office:value-type="float" office:value="15.9917240979177" calcext:value-type="float">
            <text:p>15.99</text:p>
          </table:table-cell>
          <table:table-cell table:formula="of:=( [.B69] - [.B68] ) / ( 60 / [.$B$2] / 360 )" office:value-type="float" office:value="-20.1454507752064" calcext:value-type="float">
            <text:p>-20.15</text:p>
          </table:table-cell>
          <table:table-cell table:formula="of:=( [.C69] - [.C68] ) / ( 60 / [.$B$2] / 360 )" office:value-type="float" office:value="2235.29843687315" calcext:value-type="float">
            <text:p>2,235.30</text:p>
          </table:table-cell>
          <table:table-cell table:formula="of:=KNEEANGLE( [.B$37]; [.C$36]; [.$A69]; [.B$30]; [.B$29]; [.B$27]; [.B69] )" office:value-type="float" office:value="71.9528026610343" calcext:value-type="float">
            <text:p>71.95</text:p>
          </table:table-cell>
          <table:table-cell table:formula="of:=( [.E69] - [.E68] ) / ( 60 / [.$B$2] / 360 )" office:value-type="float" office:value="162.728821467069" calcext:value-type="float">
            <text:p>162.73</text:p>
          </table:table-cell>
          <table:table-cell table:formula="of:=( [.F69] - [.F68] ) / ( 60 / [.$B$2] / 360 )" office:value-type="float" office:value="1743.46923420636" calcext:value-type="float">
            <text:p>1,743.47</text:p>
          </table:table-cell>
          <table:table-cell table:number-columns-repeated="3"/>
          <table:table-cell table:formula="of:=HIPANGLE( [.L$37]; [.M$36]; [.$A69]; [.L$30]; [.L$29]; [.L$27]; [.L$28] )" office:value-type="float" office:value="14.3692255382394" calcext:value-type="float">
            <text:p>14.37</text:p>
          </table:table-cell>
          <table:table-cell table:formula="of:=( [.K69] - [.K68] ) / ( 60 / [.$B$2] / 360 )" office:value-type="float" office:value="-10.6234941871868" calcext:value-type="float">
            <text:p>-10.62</text:p>
          </table:table-cell>
          <table:table-cell table:formula="of:=( [.L69] - [.L68] ) / ( 60 / [.$B$2] / 360 )" office:value-type="float" office:value="2214.34613429782" calcext:value-type="float">
            <text:p>2,214.35</text:p>
          </table:table-cell>
          <table:table-cell table:formula="of:=KNEEANGLE( [.L$37]; [.M$36]; [.$A69]; [.L$30]; [.L$29]; [.L$27]; [.K69] )" office:value-type="float" office:value="73.0274429426351" calcext:value-type="float">
            <text:p>73.03</text:p>
          </table:table-cell>
          <table:table-cell table:formula="of:=( [.N69] - [.N68] ) / ( 60 / [.$B$2] / 360 )" office:value-type="float" office:value="169.9467586115" calcext:value-type="float">
            <text:p>169.95</text:p>
          </table:table-cell>
          <table:table-cell table:formula="of:=( [.O69] - [.O68] ) / ( 60 / [.$B$2] / 360 )" office:value-type="float" office:value="1694.02185983881" calcext:value-type="float">
            <text:p>1,694.0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.00</text:p>
          </table:table-cell>
          <table:table-cell table:formula="of:=HIPANGLE( [.B$37]; [.C$36]; [.$A70]; [.B$30]; [.B$29]; [.B$27]; [.B$28] )" office:value-type="float" office:value="15.9579572312836" calcext:value-type="float">
            <text:p>15.96</text:p>
          </table:table-cell>
          <table:table-cell table:formula="of:=( [.B70] - [.B69] ) / ( 60 / [.$B$2] / 360 )" office:value-type="float" office:value="-15.1950899853112" calcext:value-type="float">
            <text:p>-15.20</text:p>
          </table:table-cell>
          <table:table-cell table:formula="of:=( [.C70] - [.C69] ) / ( 60 / [.$B$2] / 360 )" office:value-type="float" office:value="2227.66235545285" calcext:value-type="float">
            <text:p>2,227.66</text:p>
          </table:table-cell>
          <table:table-cell table:formula="of:=KNEEANGLE( [.B$37]; [.C$36]; [.$A70]; [.B$30]; [.B$29]; [.B$27]; [.B70] )" office:value-type="float" office:value="72.3228830325387" calcext:value-type="float">
            <text:p>72.32</text:p>
          </table:table-cell>
          <table:table-cell table:formula="of:=( [.E70] - [.E69] ) / ( 60 / [.$B$2] / 360 )" office:value-type="float" office:value="166.536167176967" calcext:value-type="float">
            <text:p>166.54</text:p>
          </table:table-cell>
          <table:table-cell table:formula="of:=( [.F70] - [.F69] ) / ( 60 / [.$B$2] / 360 )" office:value-type="float" office:value="1713.30556945449" calcext:value-type="float">
            <text:p>1,713.31</text:p>
          </table:table-cell>
          <table:table-cell table:number-columns-repeated="3"/>
          <table:table-cell table:formula="of:=HIPANGLE( [.L$37]; [.M$36]; [.$A70]; [.L$30]; [.L$29]; [.L$27]; [.L$28] )" office:value-type="float" office:value="14.3565022697557" calcext:value-type="float">
            <text:p>14.36</text:p>
          </table:table-cell>
          <table:table-cell table:formula="of:=( [.K70] - [.K69] ) / ( 60 / [.$B$2] / 360 )" office:value-type="float" office:value="-5.72547081767638" calcext:value-type="float">
            <text:p>-5.73</text:p>
          </table:table-cell>
          <table:table-cell table:formula="of:=( [.L70] - [.L69] ) / ( 60 / [.$B$2] / 360 )" office:value-type="float" office:value="2204.1105162797" calcext:value-type="float">
            <text:p>2,204.11</text:p>
          </table:table-cell>
          <table:table-cell table:formula="of:=KNEEANGLE( [.L$37]; [.M$36]; [.$A70]; [.L$30]; [.L$29]; [.L$27]; [.K70] )" office:value-type="float" office:value="73.413318698924" calcext:value-type="float">
            <text:p>73.41</text:p>
          </table:table-cell>
          <table:table-cell table:formula="of:=( [.N70] - [.N69] ) / ( 60 / [.$B$2] / 360 )" office:value-type="float" office:value="173.64409033001" calcext:value-type="float">
            <text:p>173.64</text:p>
          </table:table-cell>
          <table:table-cell table:formula="of:=( [.O70] - [.O69] ) / ( 60 / [.$B$2] / 360 )" office:value-type="float" office:value="1663.79927332954" calcext:value-type="float">
            <text:p>1,663.80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.00</text:p>
          </table:table-cell>
          <table:table-cell table:formula="of:=HIPANGLE( [.B$37]; [.C$36]; [.$A71]; [.B$30]; [.B$29]; [.B$27]; [.B$28] )" office:value-type="float" office:value="15.9351457952805" calcext:value-type="float">
            <text:p>15.94</text:p>
          </table:table-cell>
          <table:table-cell table:formula="of:=( [.B71] - [.B70] ) / ( 60 / [.$B$2] / 360 )" office:value-type="float" office:value="-10.2651462013995" calcext:value-type="float">
            <text:p>-10.27</text:p>
          </table:table-cell>
          <table:table-cell table:formula="of:=( [.C71] - [.C70] ) / ( 60 / [.$B$2] / 360 )" office:value-type="float" office:value="2218.47470276028" calcext:value-type="float">
            <text:p>2,218.47</text:p>
          </table:table-cell>
          <table:table-cell table:formula="of:=KNEEANGLE( [.B$37]; [.C$36]; [.$A71]; [.B$30]; [.B$29]; [.B$27]; [.B71] )" office:value-type="float" office:value="72.7012745281531" calcext:value-type="float">
            <text:p>72.70</text:p>
          </table:table-cell>
          <table:table-cell table:formula="of:=( [.E71] - [.E70] ) / ( 60 / [.$B$2] / 360 )" office:value-type="float" office:value="170.276173026484" calcext:value-type="float">
            <text:p>170.28</text:p>
          </table:table-cell>
          <table:table-cell table:formula="of:=( [.F71] - [.F70] ) / ( 60 / [.$B$2] / 360 )" office:value-type="float" office:value="1683.00263228247" calcext:value-type="float">
            <text:p>1,683.00</text:p>
          </table:table-cell>
          <table:table-cell table:number-columns-repeated="3"/>
          <table:table-cell table:formula="of:=HIPANGLE( [.L$37]; [.M$36]; [.$A71]; [.L$30]; [.L$29]; [.L$27]; [.L$28] )" office:value-type="float" office:value="14.3546059572552" calcext:value-type="float">
            <text:p>14.35</text:p>
          </table:table-cell>
          <table:table-cell table:formula="of:=( [.K71] - [.K70] ) / ( 60 / [.$B$2] / 360 )" office:value-type="float" office:value="-0.853340625224419" calcext:value-type="float">
            <text:p>-0.85</text:p>
          </table:table-cell>
          <table:table-cell table:formula="of:=( [.L71] - [.L70] ) / ( 60 / [.$B$2] / 360 )" office:value-type="float" office:value="2192.45858660338" calcext:value-type="float">
            <text:p>2,192.46</text:p>
          </table:table-cell>
          <table:table-cell table:formula="of:=KNEEANGLE( [.L$37]; [.M$36]; [.$A71]; [.L$30]; [.L$29]; [.L$27]; [.K71] )" office:value-type="float" office:value="73.8072611204858" calcext:value-type="float">
            <text:p>73.81</text:p>
          </table:table-cell>
          <table:table-cell table:formula="of:=( [.N71] - [.N70] ) / ( 60 / [.$B$2] / 360 )" office:value-type="float" office:value="177.274089702805" calcext:value-type="float">
            <text:p>177.27</text:p>
          </table:table-cell>
          <table:table-cell table:formula="of:=( [.O71] - [.O70] ) / ( 60 / [.$B$2] / 360 )" office:value-type="float" office:value="1633.4997177578" calcext:value-type="float">
            <text:p>1,633.50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.00</text:p>
          </table:table-cell>
          <table:table-cell table:formula="of:=HIPANGLE( [.B$37]; [.C$36]; [.$A72]; [.B$30]; [.B$29]; [.B$27]; [.B$28] )" office:value-type="float" office:value="15.9232370934516" calcext:value-type="float">
            <text:p>15.92</text:p>
          </table:table-cell>
          <table:table-cell table:formula="of:=( [.B72] - [.B71] ) / ( 60 / [.$B$2] / 360 )" office:value-type="float" office:value="-5.35891582303414" calcext:value-type="float">
            <text:p>-5.36</text:p>
          </table:table-cell>
          <table:table-cell table:formula="of:=( [.C72] - [.C71] ) / ( 60 / [.$B$2] / 360 )" office:value-type="float" office:value="2207.80367026441" calcext:value-type="float">
            <text:p>2,207.80</text:p>
          </table:table-cell>
          <table:table-cell table:formula="of:=KNEEANGLE( [.B$37]; [.C$36]; [.$A72]; [.B$30]; [.B$29]; [.B$27]; [.B72] )" office:value-type="float" office:value="73.0878269902224" calcext:value-type="float">
            <text:p>73.09</text:p>
          </table:table-cell>
          <table:table-cell table:formula="of:=( [.E72] - [.E71] ) / ( 60 / [.$B$2] / 360 )" office:value-type="float" office:value="173.948607931187" calcext:value-type="float">
            <text:p>173.95</text:p>
          </table:table-cell>
          <table:table-cell table:formula="of:=( [.F72] - [.F71] ) / ( 60 / [.$B$2] / 360 )" office:value-type="float" office:value="1652.59570711623" calcext:value-type="float">
            <text:p>1,652.60</text:p>
          </table:table-cell>
          <table:table-cell table:number-columns-repeated="3"/>
          <table:table-cell table:formula="of:=HIPANGLE( [.L$37]; [.M$36]; [.$A72]; [.L$30]; [.L$29]; [.L$27]; [.L$28] )" office:value-type="float" office:value="14.3634724026705" calcext:value-type="float">
            <text:p>14.36</text:p>
          </table:table-cell>
          <table:table-cell table:formula="of:=( [.K72] - [.K71] ) / ( 60 / [.$B$2] / 360 )" office:value-type="float" office:value="3.9899004368884" calcext:value-type="float">
            <text:p>3.99</text:p>
          </table:table-cell>
          <table:table-cell table:formula="of:=( [.L72] - [.L71] ) / ( 60 / [.$B$2] / 360 )" office:value-type="float" office:value="2179.45847795077" calcext:value-type="float">
            <text:p>2,179.46</text:p>
          </table:table-cell>
          <table:table-cell table:formula="of:=KNEEANGLE( [.L$37]; [.M$36]; [.$A72]; [.L$30]; [.L$29]; [.L$27]; [.K72] )" office:value-type="float" office:value="74.209120358428" calcext:value-type="float">
            <text:p>74.21</text:p>
          </table:table-cell>
          <table:table-cell table:formula="of:=( [.N72] - [.N71] ) / ( 60 / [.$B$2] / 360 )" office:value-type="float" office:value="180.836657073986" calcext:value-type="float">
            <text:p>180.84</text:p>
          </table:table-cell>
          <table:table-cell table:formula="of:=( [.O72] - [.O71] ) / ( 60 / [.$B$2] / 360 )" office:value-type="float" office:value="1603.15531703127" calcext:value-type="float">
            <text:p>1,603.16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.00</text:p>
          </table:table-cell>
          <table:table-cell table:formula="of:=HIPANGLE( [.B$37]; [.C$36]; [.$A73]; [.B$30]; [.B$29]; [.B$27]; [.B$28] )" office:value-type="float" office:value="15.9221714438026" calcext:value-type="float">
            <text:p>15.92</text:p>
          </table:table-cell>
          <table:table-cell table:formula="of:=( [.B73] - [.B72] ) / ( 60 / [.$B$2] / 360 )" office:value-type="float" office:value="-0.479542342053207" calcext:value-type="float">
            <text:p>-0.48</text:p>
          </table:table-cell>
          <table:table-cell table:formula="of:=( [.C73] - [.C72] ) / ( 60 / [.$B$2] / 360 )" office:value-type="float" office:value="2195.71806644142" calcext:value-type="float">
            <text:p>2,195.72</text:p>
          </table:table-cell>
          <table:table-cell table:formula="of:=KNEEANGLE( [.B$37]; [.C$36]; [.$A73]; [.B$30]; [.B$29]; [.B$27]; [.B73] )" office:value-type="float" office:value="73.4823899136633" calcext:value-type="float">
            <text:p>73.48</text:p>
          </table:table-cell>
          <table:table-cell table:formula="of:=( [.E73] - [.E72] ) / ( 60 / [.$B$2] / 360 )" office:value-type="float" office:value="177.553315548431" calcext:value-type="float">
            <text:p>177.55</text:p>
          </table:table-cell>
          <table:table-cell table:formula="of:=( [.F73] - [.F72] ) / ( 60 / [.$B$2] / 360 )" office:value-type="float" office:value="1622.11842775999" calcext:value-type="float">
            <text:p>1,622.12</text:p>
          </table:table-cell>
          <table:table-cell table:number-columns-repeated="3"/>
          <table:table-cell table:formula="of:=HIPANGLE( [.L$37]; [.M$36]; [.$A73]; [.L$30]; [.L$29]; [.L$27]; [.L$28] )" office:value-type="float" office:value="14.3830310870094" calcext:value-type="float">
            <text:p>14.38</text:p>
          </table:table-cell>
          <table:table-cell table:formula="of:=( [.K73] - [.K72] ) / ( 60 / [.$B$2] / 360 )" office:value-type="float" office:value="8.80140795249709" calcext:value-type="float">
            <text:p>8.80</text:p>
          </table:table-cell>
          <table:table-cell table:formula="of:=( [.L73] - [.L72] ) / ( 60 / [.$B$2] / 360 )" office:value-type="float" office:value="2165.17838202391" calcext:value-type="float">
            <text:p>2,165.18</text:p>
          </table:table-cell>
          <table:table-cell table:formula="of:=KNEEANGLE( [.L$37]; [.M$36]; [.$A73]; [.L$30]; [.L$29]; [.L$27]; [.K73] )" office:value-type="float" office:value="74.6187464927602" calcext:value-type="float">
            <text:p>74.62</text:p>
          </table:table-cell>
          <table:table-cell table:formula="of:=( [.N73] - [.N72] ) / ( 60 / [.$B$2] / 360 )" office:value-type="float" office:value="184.33176044949" calcext:value-type="float">
            <text:p>184.33</text:p>
          </table:table-cell>
          <table:table-cell table:formula="of:=( [.O73] - [.O72] ) / ( 60 / [.$B$2] / 360 )" office:value-type="float" office:value="1572.79651897692" calcext:value-type="float">
            <text:p>1,572.80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.00</text:p>
          </table:table-cell>
          <table:table-cell table:formula="of:=HIPANGLE( [.B$37]; [.C$36]; [.$A74]; [.B$30]; [.B$29]; [.B$27]; [.B$28] )" office:value-type="float" office:value="15.9318825200211" calcext:value-type="float">
            <text:p>15.93</text:p>
          </table:table-cell>
          <table:table-cell table:formula="of:=( [.B74] - [.B73] ) / ( 60 / [.$B$2] / 360 )" office:value-type="float" office:value="4.36998429832549" calcext:value-type="float">
            <text:p>4.37</text:p>
          </table:table-cell>
          <table:table-cell table:formula="of:=( [.C74] - [.C73] ) / ( 60 / [.$B$2] / 360 )" office:value-type="float" office:value="2182.28698817041" calcext:value-type="float">
            <text:p>2,182.29</text:p>
          </table:table-cell>
          <table:table-cell table:formula="of:=KNEEANGLE( [.B$37]; [.C$36]; [.$A74]; [.B$30]; [.B$29]; [.B$27]; [.B74] )" office:value-type="float" office:value="73.8848126037573" calcext:value-type="float">
            <text:p>73.88</text:p>
          </table:table-cell>
          <table:table-cell table:formula="of:=( [.E74] - [.E73] ) / ( 60 / [.$B$2] / 360 )" office:value-type="float" office:value="181.090210542287" calcext:value-type="float">
            <text:p>181.09</text:p>
          </table:table-cell>
          <table:table-cell table:formula="of:=( [.F74] - [.F73] ) / ( 60 / [.$B$2] / 360 )" office:value-type="float" office:value="1591.60274723511" calcext:value-type="float">
            <text:p>1,591.60</text:p>
          </table:table-cell>
          <table:table-cell table:number-columns-repeated="3"/>
          <table:table-cell table:formula="of:=HIPANGLE( [.L$37]; [.M$36]; [.$A74]; [.L$30]; [.L$29]; [.L$27]; [.L$28] )" office:value-type="float" office:value="14.4132055059854" calcext:value-type="float">
            <text:p>14.41</text:p>
          </table:table-cell>
          <table:table-cell table:formula="of:=( [.K74] - [.K73] ) / ( 60 / [.$B$2] / 360 )" office:value-type="float" office:value="13.5784885391917" calcext:value-type="float">
            <text:p>13.58</text:p>
          </table:table-cell>
          <table:table-cell table:formula="of:=( [.L74] - [.L73] ) / ( 60 / [.$B$2] / 360 )" office:value-type="float" office:value="2149.68626401259" calcext:value-type="float">
            <text:p>2,149.69</text:p>
          </table:table-cell>
          <table:table-cell table:formula="of:=KNEEANGLE( [.L$37]; [.M$36]; [.$A74]; [.L$30]; [.L$29]; [.L$27]; [.K74] )" office:value-type="float" office:value="75.0359896744117" calcext:value-type="float">
            <text:p>75.04</text:p>
          </table:table-cell>
          <table:table-cell table:formula="of:=( [.N74] - [.N73] ) / ( 60 / [.$B$2] / 360 )" office:value-type="float" office:value="187.759431743194" calcext:value-type="float">
            <text:p>187.76</text:p>
          </table:table-cell>
          <table:table-cell table:formula="of:=( [.O74] - [.O73] ) / ( 60 / [.$B$2] / 360 )" office:value-type="float" office:value="1542.45208216693" calcext:value-type="float">
            <text:p>1,542.45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.00</text:p>
          </table:table-cell>
          <table:table-cell table:formula="of:=HIPANGLE( [.B$37]; [.C$36]; [.$A75]; [.B$30]; [.B$29]; [.B$27]; [.B$28] )" office:value-type="float" office:value="15.9522976926012" calcext:value-type="float">
            <text:p>15.95</text:p>
          </table:table-cell>
          <table:table-cell table:formula="of:=( [.B75] - [.B74] ) / ( 60 / [.$B$2] / 360 )" office:value-type="float" office:value="9.1868276610775" calcext:value-type="float">
            <text:p>9.19</text:p>
          </table:table-cell>
          <table:table-cell table:formula="of:=( [.C75] - [.C74] ) / ( 60 / [.$B$2] / 360 )" office:value-type="float" office:value="2167.5795132384" calcext:value-type="float">
            <text:p>2,167.58</text:p>
          </table:table-cell>
          <table:table-cell table:formula="of:=KNEEANGLE( [.B$37]; [.C$36]; [.$A75]; [.B$30]; [.B$29]; [.B$27]; [.B75] )" office:value-type="float" office:value="74.2949443255415" calcext:value-type="float">
            <text:p>74.29</text:p>
          </table:table-cell>
          <table:table-cell table:formula="of:=( [.E75] - [.E74] ) / ( 60 / [.$B$2] / 360 )" office:value-type="float" office:value="184.559274802889" calcext:value-type="float">
            <text:p>184.56</text:p>
          </table:table-cell>
          <table:table-cell table:formula="of:=( [.F75] - [.F74] ) / ( 60 / [.$B$2] / 360 )" office:value-type="float" office:value="1561.07891727071" calcext:value-type="float">
            <text:p>1,561.08</text:p>
          </table:table-cell>
          <table:table-cell table:number-columns-repeated="3"/>
          <table:table-cell table:formula="of:=HIPANGLE( [.L$37]; [.M$36]; [.$A75]; [.L$30]; [.L$29]; [.L$27]; [.L$28] )" office:value-type="float" office:value="14.4539135032259" calcext:value-type="float">
            <text:p>14.45</text:p>
          </table:table-cell>
          <table:table-cell table:formula="of:=( [.K75] - [.K74] ) / ( 60 / [.$B$2] / 360 )" office:value-type="float" office:value="18.3185987582423" calcext:value-type="float">
            <text:p>18.32</text:p>
          </table:table-cell>
          <table:table-cell table:formula="of:=( [.L75] - [.L74] ) / ( 60 / [.$B$2] / 360 )" office:value-type="float" office:value="2133.04959857275" calcext:value-type="float">
            <text:p>2,133.05</text:p>
          </table:table-cell>
          <table:table-cell table:formula="of:=KNEEANGLE( [.L$37]; [.M$36]; [.$A75]; [.L$30]; [.L$29]; [.L$27]; [.K75] )" office:value-type="float" office:value="75.460700258883" calcext:value-type="float">
            <text:p>75.46</text:p>
          </table:table-cell>
          <table:table-cell table:formula="of:=( [.N75] - [.N74] ) / ( 60 / [.$B$2] / 360 )" office:value-type="float" office:value="191.119763012072" calcext:value-type="float">
            <text:p>191.12</text:p>
          </table:table-cell>
          <table:table-cell table:formula="of:=( [.O75] - [.O74] ) / ( 60 / [.$B$2] / 360 )" office:value-type="float" office:value="1512.1490709949" calcext:value-type="float">
            <text:p>1,512.15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.00</text:p>
          </table:table-cell>
          <table:table-cell table:formula="of:=HIPANGLE( [.B$37]; [.C$36]; [.$A76]; [.B$30]; [.B$29]; [.B$27]; [.B$28] )" office:value-type="float" office:value="15.9833383684663" calcext:value-type="float">
            <text:p>15.98</text:p>
          </table:table-cell>
          <table:table-cell table:formula="of:=( [.B76] - [.B75] ) / ( 60 / [.$B$2] / 360 )" office:value-type="float" office:value="13.9683041392598" calcext:value-type="float">
            <text:p>13.97</text:p>
          </table:table-cell>
          <table:table-cell table:formula="of:=( [.C76] - [.C75] ) / ( 60 / [.$B$2] / 360 )" office:value-type="float" office:value="2151.66441518202" calcext:value-type="float">
            <text:p>2,151.66</text:p>
          </table:table-cell>
          <table:table-cell table:formula="of:=KNEEANGLE( [.B$37]; [.C$36]; [.$A76]; [.B$30]; [.B$29]; [.B$27]; [.B76] )" office:value-type="float" office:value="74.7126344447453" calcext:value-type="float">
            <text:p>74.71</text:p>
          </table:table-cell>
          <table:table-cell table:formula="of:=( [.E76] - [.E75] ) / ( 60 / [.$B$2] / 360 )" office:value-type="float" office:value="187.960553641709" calcext:value-type="float">
            <text:p>187.96</text:p>
          </table:table-cell>
          <table:table-cell table:formula="of:=( [.F76] - [.F75] ) / ( 60 / [.$B$2] / 360 )" office:value-type="float" office:value="1530.57547746915" calcext:value-type="float">
            <text:p>1,530.58</text:p>
          </table:table-cell>
          <table:table-cell table:number-columns-repeated="3"/>
          <table:table-cell table:formula="of:=HIPANGLE( [.L$37]; [.M$36]; [.$A76]; [.L$30]; [.L$29]; [.L$27]; [.L$28] )" office:value-type="float" office:value="14.5050675998631" calcext:value-type="float">
            <text:p>14.51</text:p>
          </table:table-cell>
          <table:table-cell table:formula="of:=( [.K76] - [.K75] ) / ( 60 / [.$B$2] / 360 )" office:value-type="float" office:value="23.0193434867488" calcext:value-type="float">
            <text:p>23.02</text:p>
          </table:table-cell>
          <table:table-cell table:formula="of:=( [.L76] - [.L75] ) / ( 60 / [.$B$2] / 360 )" office:value-type="float" office:value="2115.33512782792" calcext:value-type="float">
            <text:p>2,115.34</text:p>
          </table:table-cell>
          <table:table-cell table:formula="of:=KNEEANGLE( [.L$37]; [.M$36]; [.$A76]; [.L$30]; [.L$29]; [.L$27]; [.K76] )" office:value-type="float" office:value="75.8927289315466" calcext:value-type="float">
            <text:p>75.89</text:p>
          </table:table-cell>
          <table:table-cell table:formula="of:=( [.N76] - [.N75] ) / ( 60 / [.$B$2] / 360 )" office:value-type="float" office:value="194.412902698616" calcext:value-type="float">
            <text:p>194.41</text:p>
          </table:table-cell>
          <table:table-cell table:formula="of:=( [.O76] - [.O75] ) / ( 60 / [.$B$2] / 360 )" office:value-type="float" office:value="1481.91285894494" calcext:value-type="float">
            <text:p>1,481.91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.00</text:p>
          </table:table-cell>
          <table:table-cell table:formula="of:=HIPANGLE( [.B$37]; [.C$36]; [.$A77]; [.B$30]; [.B$29]; [.B$27]; [.B$28] )" office:value-type="float" office:value="16.0249203277891" calcext:value-type="float">
            <text:p>16.02</text:p>
          </table:table-cell>
          <table:table-cell table:formula="of:=( [.B77] - [.B76] ) / ( 60 / [.$B$2] / 360 )" office:value-type="float" office:value="18.7118816952655" calcext:value-type="float">
            <text:p>18.71</text:p>
          </table:table-cell>
          <table:table-cell table:formula="of:=( [.C77] - [.C76] ) / ( 60 / [.$B$2] / 360 )" office:value-type="float" office:value="2134.60990020257" calcext:value-type="float">
            <text:p>2,134.61</text:p>
          </table:table-cell>
          <table:table-cell table:formula="of:=KNEEANGLE( [.B$37]; [.C$36]; [.$A77]; [.B$30]; [.B$29]; [.B$27]; [.B77] )" office:value-type="float" office:value="75.1377325602582" calcext:value-type="float">
            <text:p>75.14</text:p>
          </table:table-cell>
          <table:table-cell table:formula="of:=( [.E77] - [.E76] ) / ( 60 / [.$B$2] / 360 )" office:value-type="float" office:value="191.294151980822" calcext:value-type="float">
            <text:p>191.29</text:p>
          </table:table-cell>
          <table:table-cell table:formula="of:=( [.F77] - [.F76] ) / ( 60 / [.$B$2] / 360 )" office:value-type="float" office:value="1500.11925260099" calcext:value-type="float">
            <text:p>1,500.12</text:p>
          </table:table-cell>
          <table:table-cell table:number-columns-repeated="3"/>
          <table:table-cell table:formula="of:=HIPANGLE( [.L$37]; [.M$36]; [.$A77]; [.L$30]; [.L$29]; [.L$27]; [.L$28] )" office:value-type="float" office:value="14.5665753194201" calcext:value-type="float">
            <text:p>14.57</text:p>
          </table:table-cell>
          <table:table-cell table:formula="of:=( [.K77] - [.K76] ) / ( 60 / [.$B$2] / 360 )" office:value-type="float" office:value="27.6784738006178" calcext:value-type="float">
            <text:p>27.68</text:p>
          </table:table-cell>
          <table:table-cell table:formula="of:=( [.L77] - [.L76] ) / ( 60 / [.$B$2] / 360 )" office:value-type="float" office:value="2096.60864124107" calcext:value-type="float">
            <text:p>2,096.61</text:p>
          </table:table-cell>
          <table:table-cell table:formula="of:=KNEEANGLE( [.L$37]; [.M$36]; [.$A77]; [.L$30]; [.L$29]; [.L$27]; [.K77] )" office:value-type="float" office:value="76.3319268246493" calcext:value-type="float">
            <text:p>76.33</text:p>
          </table:table-cell>
          <table:table-cell table:formula="of:=( [.N77] - [.N76] ) / ( 60 / [.$B$2] / 360 )" office:value-type="float" office:value="197.639051896222" calcext:value-type="float">
            <text:p>197.64</text:p>
          </table:table-cell>
          <table:table-cell table:formula="of:=( [.O77] - [.O76] ) / ( 60 / [.$B$2] / 360 )" office:value-type="float" office:value="1451.76713892262" calcext:value-type="float">
            <text:p>1,451.77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.00</text:p>
          </table:table-cell>
          <table:table-cell table:formula="of:=HIPANGLE( [.B$37]; [.C$36]; [.$A78]; [.B$30]; [.B$29]; [.B$27]; [.B$28] )" office:value-type="float" office:value="16.076954056823" calcext:value-type="float">
            <text:p>16.08</text:p>
          </table:table-cell>
          <table:table-cell table:formula="of:=( [.B78] - [.B77] ) / ( 60 / [.$B$2] / 360 )" office:value-type="float" office:value="23.4151780652876" calcext:value-type="float">
            <text:p>23.42</text:p>
          </table:table-cell>
          <table:table-cell table:formula="of:=( [.C78] - [.C77] ) / ( 60 / [.$B$2] / 360 )" office:value-type="float" office:value="2116.48336650997" calcext:value-type="float">
            <text:p>2,116.48</text:p>
          </table:table-cell>
          <table:table-cell table:formula="of:=KNEEANGLE( [.B$37]; [.C$36]; [.$A78]; [.B$30]; [.B$29]; [.B$27]; [.B78] )" office:value-type="float" office:value="75.5700886281563" calcext:value-type="float">
            <text:p>75.57</text:p>
          </table:table-cell>
          <table:table-cell table:formula="of:=( [.E78] - [.E77] ) / ( 60 / [.$B$2] / 360 )" office:value-type="float" office:value="194.560230554125" calcext:value-type="float">
            <text:p>194.56</text:p>
          </table:table-cell>
          <table:table-cell table:formula="of:=( [.F78] - [.F77] ) / ( 60 / [.$B$2] / 360 )" office:value-type="float" office:value="1469.7353579863" calcext:value-type="float">
            <text:p>1,469.74</text:p>
          </table:table-cell>
          <table:table-cell table:number-columns-repeated="3"/>
          <table:table-cell table:formula="of:=HIPANGLE( [.L$37]; [.M$36]; [.$A78]; [.L$30]; [.L$29]; [.L$27]; [.L$28] )" office:value-type="float" office:value="14.6383395070104" calcext:value-type="float">
            <text:p>14.64</text:p>
          </table:table-cell>
          <table:table-cell table:formula="of:=( [.K78] - [.K77] ) / ( 60 / [.$B$2] / 360 )" office:value-type="float" office:value="32.2938844156432" calcext:value-type="float">
            <text:p>32.29</text:p>
          </table:table-cell>
          <table:table-cell table:formula="of:=( [.L78] - [.L77] ) / ( 60 / [.$B$2] / 360 )" office:value-type="float" office:value="2076.93477676145" calcext:value-type="float">
            <text:p>2,076.93</text:p>
          </table:table-cell>
          <table:table-cell table:formula="of:=KNEEANGLE( [.L$37]; [.M$36]; [.$A78]; [.L$30]; [.L$29]; [.L$27]; [.K78] )" office:value-type="float" office:value="76.7781456260978" calcext:value-type="float">
            <text:p>76.78</text:p>
          </table:table-cell>
          <table:table-cell table:formula="of:=( [.N78] - [.N77] ) / ( 60 / [.$B$2] / 360 )" office:value-type="float" office:value="200.798460651823" calcext:value-type="float">
            <text:p>200.80</text:p>
          </table:table-cell>
          <table:table-cell table:formula="of:=( [.O78] - [.O77] ) / ( 60 / [.$B$2] / 360 )" office:value-type="float" office:value="1421.7339400204" calcext:value-type="float">
            <text:p>1,421.73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.00</text:p>
          </table:table-cell>
          <table:table-cell table:formula="of:=HIPANGLE( [.B$37]; [.C$36]; [.$A79]; [.B$30]; [.B$29]; [.B$27]; [.B$28] )" office:value-type="float" office:value="16.1393450756641" calcext:value-type="float">
            <text:p>16.14</text:p>
          </table:table-cell>
          <table:table-cell table:formula="of:=( [.B79] - [.B78] ) / ( 60 / [.$B$2] / 360 )" office:value-type="float" office:value="28.0759584784843" calcext:value-type="float">
            <text:p>28.08</text:p>
          </table:table-cell>
          <table:table-cell table:formula="of:=( [.C79] - [.C78] ) / ( 60 / [.$B$2] / 360 )" office:value-type="float" office:value="2097.35118593848" calcext:value-type="float">
            <text:p>2,097.35</text:p>
          </table:table-cell>
          <table:table-cell table:formula="of:=KNEEANGLE( [.B$37]; [.C$36]; [.$A79]; [.B$30]; [.B$29]; [.B$27]; [.B79] )" office:value-type="float" office:value="76.0095530773482" calcext:value-type="float">
            <text:p>76.01</text:p>
          </table:table-cell>
          <table:table-cell table:formula="of:=( [.E79] - [.E78] ) / ( 60 / [.$B$2] / 360 )" office:value-type="float" office:value="197.759002136375" calcext:value-type="float">
            <text:p>197.76</text:p>
          </table:table-cell>
          <table:table-cell table:formula="of:=( [.F79] - [.F78] ) / ( 60 / [.$B$2] / 360 )" office:value-type="float" office:value="1439.44721201262" calcext:value-type="float">
            <text:p>1,439.45</text:p>
          </table:table-cell>
          <table:table-cell table:number-columns-repeated="3"/>
          <table:table-cell table:formula="of:=HIPANGLE( [.L$37]; [.M$36]; [.$A79]; [.L$30]; [.L$29]; [.L$27]; [.L$28] )" office:value-type="float" office:value="14.7202586419752" calcext:value-type="float">
            <text:p>14.72</text:p>
          </table:table-cell>
          <table:table-cell table:formula="of:=( [.K79] - [.K78] ) / ( 60 / [.$B$2] / 360 )" office:value-type="float" office:value="36.8636107341661" calcext:value-type="float">
            <text:p>36.86</text:p>
          </table:table-cell>
          <table:table-cell table:formula="of:=( [.L79] - [.L78] ) / ( 60 / [.$B$2] / 360 )" office:value-type="float" office:value="2056.3768433353" calcext:value-type="float">
            <text:p>2,056.38</text:p>
          </table:table-cell>
          <table:table-cell table:formula="of:=KNEEANGLE( [.L$37]; [.M$36]; [.$A79]; [.L$30]; [.L$29]; [.L$27]; [.K79] )" office:value-type="float" office:value="77.2312376801413" calcext:value-type="float">
            <text:p>77.23</text:p>
          </table:table-cell>
          <table:table-cell table:formula="of:=( [.N79] - [.N78] ) / ( 60 / [.$B$2] / 360 )" office:value-type="float" office:value="203.89142431956" calcext:value-type="float">
            <text:p>203.89</text:p>
          </table:table-cell>
          <table:table-cell table:formula="of:=( [.O79] - [.O78] ) / ( 60 / [.$B$2] / 360 )" office:value-type="float" office:value="1391.83365048169" calcext:value-type="float">
            <text:p>1,391.8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.00</text:p>
          </table:table-cell>
          <table:table-cell table:formula="of:=HIPANGLE( [.B$37]; [.C$36]; [.$A80]; [.B$30]; [.B$29]; [.B$27]; [.B$28] )" office:value-type="float" office:value="16.2119942599743" calcext:value-type="float">
            <text:p>16.21</text:p>
          </table:table-cell>
          <table:table-cell table:formula="of:=( [.B80] - [.B79] ) / ( 60 / [.$B$2] / 360 )" office:value-type="float" office:value="32.6921329395873" calcext:value-type="float">
            <text:p>32.69</text:p>
          </table:table-cell>
          <table:table-cell table:formula="of:=( [.C80] - [.C79] ) / ( 60 / [.$B$2] / 360 )" office:value-type="float" office:value="2077.27850749636" calcext:value-type="float">
            <text:p>2,077.28</text:p>
          </table:table-cell>
          <table:table-cell table:formula="of:=KNEEANGLE( [.B$37]; [.C$36]; [.$A80]; [.B$30]; [.B$29]; [.B$27]; [.B80] )" office:value-type="float" office:value="76.4559769169352" calcext:value-type="float">
            <text:p>76.46</text:p>
          </table:table-cell>
          <table:table-cell table:formula="of:=( [.E80] - [.E79] ) / ( 60 / [.$B$2] / 360 )" office:value-type="float" office:value="200.890727814136" calcext:value-type="float">
            <text:p>200.89</text:p>
          </table:table-cell>
          <table:table-cell table:formula="of:=( [.F80] - [.F79] ) / ( 60 / [.$B$2] / 360 )" office:value-type="float" office:value="1409.27655499254" calcext:value-type="float">
            <text:p>1,409.28</text:p>
          </table:table-cell>
          <table:table-cell table:number-columns-repeated="3"/>
          <table:table-cell table:formula="of:=HIPANGLE( [.L$37]; [.M$36]; [.$A80]; [.L$30]; [.L$29]; [.L$27]; [.L$28] )" office:value-type="float" office:value="14.8122271431803" calcext:value-type="float">
            <text:p>14.81</text:p>
          </table:table-cell>
          <table:table-cell table:formula="of:=( [.K80] - [.K79] ) / ( 60 / [.$B$2] / 360 )" office:value-type="float" office:value="41.3858255422895" calcext:value-type="float">
            <text:p>41.39</text:p>
          </table:table-cell>
          <table:table-cell table:formula="of:=( [.L80] - [.L79] ) / ( 60 / [.$B$2] / 360 )" office:value-type="float" office:value="2034.9966636555" calcext:value-type="float">
            <text:p>2,035.00</text:p>
          </table:table-cell>
          <table:table-cell table:formula="of:=KNEEANGLE( [.L$37]; [.M$36]; [.$A80]; [.L$30]; [.L$29]; [.L$27]; [.K80] )" office:value-type="float" office:value="77.6910560800877" calcext:value-type="float">
            <text:p>77.69</text:p>
          </table:table-cell>
          <table:table-cell table:formula="of:=( [.N80] - [.N79] ) / ( 60 / [.$B$2] / 360 )" office:value-type="float" office:value="206.91827997588" calcext:value-type="float">
            <text:p>206.92</text:p>
          </table:table-cell>
          <table:table-cell table:formula="of:=( [.O80] - [.O79] ) / ( 60 / [.$B$2] / 360 )" office:value-type="float" office:value="1362.08504534402" calcext:value-type="float">
            <text:p>1,362.09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.00</text:p>
          </table:table-cell>
          <table:table-cell table:formula="of:=HIPANGLE( [.B$37]; [.C$36]; [.$A81]; [.B$30]; [.B$29]; [.B$27]; [.B$28] )" office:value-type="float" office:value="16.2947981558014" calcext:value-type="float">
            <text:p>16.29</text:p>
          </table:table-cell>
          <table:table-cell table:formula="of:=( [.B81] - [.B80] ) / ( 60 / [.$B$2] / 360 )" office:value-type="float" office:value="37.2617531221717" calcext:value-type="float">
            <text:p>37.26</text:p>
          </table:table-cell>
          <table:table-cell table:formula="of:=( [.C81] - [.C80] ) / ( 60 / [.$B$2] / 360 )" office:value-type="float" office:value="2056.329082163" calcext:value-type="float">
            <text:p>2,056.33</text:p>
          </table:table-cell>
          <table:table-cell table:formula="of:=KNEEANGLE( [.B$37]; [.C$36]; [.$A81]; [.B$30]; [.B$29]; [.B$27]; [.B81] )" office:value-type="float" office:value="76.9092118354055" calcext:value-type="float">
            <text:p>76.91</text:p>
          </table:table-cell>
          <table:table-cell table:formula="of:=( [.E81] - [.E80] ) / ( 60 / [.$B$2] / 360 )" office:value-type="float" office:value="203.955713311655" calcext:value-type="float">
            <text:p>203.96</text:p>
          </table:table-cell>
          <table:table-cell table:formula="of:=( [.F81] - [.F80] ) / ( 60 / [.$B$2] / 360 )" office:value-type="float" office:value="1379.24347388314" calcext:value-type="float">
            <text:p>1,379.24</text:p>
          </table:table-cell>
          <table:table-cell table:number-columns-repeated="3"/>
          <table:table-cell table:formula="of:=HIPANGLE( [.L$37]; [.M$36]; [.$A81]; [.L$30]; [.L$29]; [.L$27]; [.L$28] )" office:value-type="float" office:value="14.9141356662951" calcext:value-type="float">
            <text:p>14.91</text:p>
          </table:table-cell>
          <table:table-cell table:formula="of:=( [.K81] - [.K80] ) / ( 60 / [.$B$2] / 360 )" office:value-type="float" office:value="45.8588354016797" calcext:value-type="float">
            <text:p>45.86</text:p>
          </table:table-cell>
          <table:table-cell table:formula="of:=( [.L81] - [.L80] ) / ( 60 / [.$B$2] / 360 )" office:value-type="float" office:value="2012.8544367256" calcext:value-type="float">
            <text:p>2,012.85</text:p>
          </table:table-cell>
          <table:table-cell table:formula="of:=KNEEANGLE( [.L$37]; [.M$36]; [.$A81]; [.L$30]; [.L$29]; [.L$27]; [.K81] )" office:value-type="float" office:value="78.1574547532145" calcext:value-type="float">
            <text:p>78.16</text:p>
          </table:table-cell>
          <table:table-cell table:formula="of:=( [.N81] - [.N80] ) / ( 60 / [.$B$2] / 360 )" office:value-type="float" office:value="209.879402907049" calcext:value-type="float">
            <text:p>209.88</text:p>
          </table:table-cell>
          <table:table-cell table:formula="of:=( [.O81] - [.O80] ) / ( 60 / [.$B$2] / 360 )" office:value-type="float" office:value="1332.50531902608" calcext:value-type="float">
            <text:p>1,332.51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.00</text:p>
          </table:table-cell>
          <table:table-cell table:formula="of:=HIPANGLE( [.B$37]; [.C$36]; [.$A82]; [.B$30]; [.B$29]; [.B$27]; [.B$28] )" office:value-type="float" office:value="16.3876492867326" calcext:value-type="float">
            <text:p>16.39</text:p>
          </table:table-cell>
          <table:table-cell table:formula="of:=( [.B82] - [.B81] ) / ( 60 / [.$B$2] / 360 )" office:value-type="float" office:value="41.7830089190375" calcext:value-type="float">
            <text:p>41.78</text:p>
          </table:table-cell>
          <table:table-cell table:formula="of:=( [.C82] - [.C81] ) / ( 60 / [.$B$2] / 360 )" office:value-type="float" office:value="2034.56510858958" calcext:value-type="float">
            <text:p>2,034.57</text:p>
          </table:table-cell>
          <table:table-cell table:formula="of:=KNEEANGLE( [.B$37]; [.C$36]; [.$A82]; [.B$30]; [.B$29]; [.B$27]; [.B82] )" office:value-type="float" office:value="77.3691102918122" calcext:value-type="float">
            <text:p>77.37</text:p>
          </table:table-cell>
          <table:table-cell table:formula="of:=( [.E82] - [.E81] ) / ( 60 / [.$B$2] / 360 )" office:value-type="float" office:value="206.954305382992" calcext:value-type="float">
            <text:p>206.95</text:p>
          </table:table-cell>
          <table:table-cell table:formula="of:=( [.F82] - [.F81] ) / ( 60 / [.$B$2] / 360 )" office:value-type="float" office:value="1349.36643210175" calcext:value-type="float">
            <text:p>1,349.37</text:p>
          </table:table-cell>
          <table:table-cell table:number-columns-repeated="3"/>
          <table:table-cell table:formula="of:=HIPANGLE( [.L$37]; [.M$36]; [.$A82]; [.L$30]; [.L$29]; [.L$27]; [.L$28] )" office:value-type="float" office:value="15.0258713924686" calcext:value-type="float">
            <text:p>15.03</text:p>
          </table:table-cell>
          <table:table-cell table:formula="of:=( [.K82] - [.K81] ) / ( 60 / [.$B$2] / 360 )" office:value-type="float" office:value="50.281076778062" calcext:value-type="float">
            <text:p>50.28</text:p>
          </table:table-cell>
          <table:table-cell table:formula="of:=( [.L82] - [.L81] ) / ( 60 / [.$B$2] / 360 )" office:value-type="float" office:value="1990.00861937202" calcext:value-type="float">
            <text:p>1,990.01</text:p>
          </table:table-cell>
          <table:table-cell table:formula="of:=KNEEANGLE( [.L$37]; [.M$36]; [.$A82]; [.L$30]; [.L$29]; [.L$27]; [.K82] )" office:value-type="float" office:value="78.6302885380537" calcext:value-type="float">
            <text:p>78.63</text:p>
          </table:table-cell>
          <table:table-cell table:formula="of:=( [.N82] - [.N81] ) / ( 60 / [.$B$2] / 360 )" office:value-type="float" office:value="212.775203177638" calcext:value-type="float">
            <text:p>212.78</text:p>
          </table:table-cell>
          <table:table-cell table:formula="of:=( [.O82] - [.O81] ) / ( 60 / [.$B$2] / 360 )" office:value-type="float" office:value="1303.11012176513" calcext:value-type="float">
            <text:p>1,303.11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.00</text:p>
          </table:table-cell>
          <table:table-cell table:formula="of:=HIPANGLE( [.B$37]; [.C$36]; [.$A83]; [.B$30]; [.B$29]; [.B$27]; [.B$28] )" office:value-type="float" office:value="16.4904364527184" calcext:value-type="float">
            <text:p>16.49</text:p>
          </table:table-cell>
          <table:table-cell table:formula="of:=( [.B83] - [.B82] ) / ( 60 / [.$B$2] / 360 )" office:value-type="float" office:value="46.2542246936238" calcext:value-type="float">
            <text:p>46.25</text:p>
          </table:table-cell>
          <table:table-cell table:formula="of:=( [.C83] - [.C82] ) / ( 60 / [.$B$2] / 360 )" office:value-type="float" office:value="2012.04709856384" calcext:value-type="float">
            <text:p>2,012.05</text:p>
          </table:table-cell>
          <table:table-cell table:formula="of:=KNEEANGLE( [.B$37]; [.C$36]; [.$A83]; [.B$30]; [.B$29]; [.B$27]; [.B83] )" office:value-type="float" office:value="77.8355255991009" calcext:value-type="float">
            <text:p>77.84</text:p>
          </table:table-cell>
          <table:table-cell table:formula="of:=( [.E83] - [.E82] ) / ( 60 / [.$B$2] / 360 )" office:value-type="float" office:value="209.88688827994" calcext:value-type="float">
            <text:p>209.89</text:p>
          </table:table-cell>
          <table:table-cell table:formula="of:=( [.F83] - [.F82] ) / ( 60 / [.$B$2] / 360 )" office:value-type="float" office:value="1319.66230362675" calcext:value-type="float">
            <text:p>1,319.66</text:p>
          </table:table-cell>
          <table:table-cell table:number-columns-repeated="3"/>
          <table:table-cell table:formula="of:=HIPANGLE( [.L$37]; [.M$36]; [.$A83]; [.L$30]; [.L$29]; [.L$27]; [.L$28] )" office:value-type="float" office:value="15.1473183079043" calcext:value-type="float">
            <text:p>15.15</text:p>
          </table:table-cell>
          <table:table-cell table:formula="of:=( [.K83] - [.K82] ) / ( 60 / [.$B$2] / 360 )" office:value-type="float" office:value="54.6511119460799" calcext:value-type="float">
            <text:p>54.65</text:p>
          </table:table-cell>
          <table:table-cell table:formula="of:=( [.L83] - [.L82] ) / ( 60 / [.$B$2] / 360 )" office:value-type="float" office:value="1966.51582560808" calcext:value-type="float">
            <text:p>1,966.52</text:p>
          </table:table-cell>
          <table:table-cell table:formula="of:=KNEEANGLE( [.L$37]; [.M$36]; [.$A83]; [.L$30]; [.L$29]; [.L$27]; [.K83] )" office:value-type="float" office:value="79.1094132542463" calcext:value-type="float">
            <text:p>79.11</text:p>
          </table:table-cell>
          <table:table-cell table:formula="of:=( [.N83] - [.N82] ) / ( 60 / [.$B$2] / 360 )" office:value-type="float" office:value="215.606122286683" calcext:value-type="float">
            <text:p>215.61</text:p>
          </table:table-cell>
          <table:table-cell table:formula="of:=( [.O83] - [.O82] ) / ( 60 / [.$B$2] / 360 )" office:value-type="float" office:value="1273.91359907026" calcext:value-type="float">
            <text:p>1,273.91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.00</text:p>
          </table:table-cell>
          <table:table-cell table:formula="of:=HIPANGLE( [.B$37]; [.C$36]; [.$A84]; [.B$30]; [.B$29]; [.B$27]; [.B$28] )" office:value-type="float" office:value="16.6030450199968" calcext:value-type="float">
            <text:p>16.60</text:p>
          </table:table-cell>
          <table:table-cell table:formula="of:=( [.B84] - [.B83] ) / ( 60 / [.$B$2] / 360 )" office:value-type="float" office:value="50.6738552752704" calcext:value-type="float">
            <text:p>50.67</text:p>
          </table:table-cell>
          <table:table-cell table:formula="of:=( [.C84] - [.C83] ) / ( 60 / [.$B$2] / 360 )" office:value-type="float" office:value="1988.833761741" calcext:value-type="float">
            <text:p>1,988.83</text:p>
          </table:table-cell>
          <table:table-cell table:formula="of:=KNEEANGLE( [.B$37]; [.C$36]; [.$A84]; [.B$30]; [.B$29]; [.B$27]; [.B84] )" office:value-type="float" office:value="78.3083119997781" calcext:value-type="float">
            <text:p>78.31</text:p>
          </table:table-cell>
          <table:table-cell table:formula="of:=( [.E84] - [.E83] ) / ( 60 / [.$B$2] / 360 )" office:value-type="float" office:value="212.753880304737" calcext:value-type="float">
            <text:p>212.75</text:p>
          </table:table-cell>
          <table:table-cell table:formula="of:=( [.F84] - [.F83] ) / ( 60 / [.$B$2] / 360 )" office:value-type="float" office:value="1290.14641115869" calcext:value-type="float">
            <text:p>1,290.15</text:p>
          </table:table-cell>
          <table:table-cell table:number-columns-repeated="3"/>
          <table:table-cell table:formula="of:=HIPANGLE( [.L$37]; [.M$36]; [.$A84]; [.L$30]; [.L$29]; [.L$27]; [.L$28] )" office:value-type="float" office:value="15.278357473923" calcext:value-type="float">
            <text:p>15.28</text:p>
          </table:table-cell>
          <table:table-cell table:formula="of:=( [.K84] - [.K83] ) / ( 60 / [.$B$2] / 360 )" office:value-type="float" office:value="58.9676247083872" calcext:value-type="float">
            <text:p>58.97</text:p>
          </table:table-cell>
          <table:table-cell table:formula="of:=( [.L84] - [.L83] ) / ( 60 / [.$B$2] / 360 )" office:value-type="float" office:value="1942.43074303829" calcext:value-type="float">
            <text:p>1,942.43</text:p>
          </table:table-cell>
          <table:table-cell table:formula="of:=KNEEANGLE( [.L$37]; [.M$36]; [.$A84]; [.L$30]; [.L$29]; [.L$27]; [.K84] )" office:value-type="float" office:value="79.5946857651765" calcext:value-type="float">
            <text:p>79.59</text:p>
          </table:table-cell>
          <table:table-cell table:formula="of:=( [.N84] - [.N83] ) / ( 60 / [.$B$2] / 360 )" office:value-type="float" office:value="218.372629918616" calcext:value-type="float">
            <text:p>218.37</text:p>
          </table:table-cell>
          <table:table-cell table:formula="of:=( [.O84] - [.O83] ) / ( 60 / [.$B$2] / 360 )" office:value-type="float" office:value="1244.92843436986" calcext:value-type="float">
            <text:p>1,244.9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.00</text:p>
          </table:table-cell>
          <table:table-cell table:formula="of:=HIPANGLE( [.B$37]; [.C$36]; [.$A85]; [.B$30]; [.B$29]; [.B$27]; [.B$28] )" office:value-type="float" office:value="16.7253572016365" calcext:value-type="float">
            <text:p>16.73</text:p>
          </table:table-cell>
          <table:table-cell table:formula="of:=( [.B85] - [.B84] ) / ( 60 / [.$B$2] / 360 )" office:value-type="float" office:value="55.0404817378617" calcext:value-type="float">
            <text:p>55.04</text:p>
          </table:table-cell>
          <table:table-cell table:formula="of:=( [.C85] - [.C84] ) / ( 60 / [.$B$2] / 360 )" office:value-type="float" office:value="1964.98190816605" calcext:value-type="float">
            <text:p>1,964.98</text:p>
          </table:table-cell>
          <table:table-cell table:formula="of:=KNEEANGLE( [.B$37]; [.C$36]; [.$A85]; [.B$30]; [.B$29]; [.B$27]; [.B85] )" office:value-type="float" office:value="78.7873247341208" calcext:value-type="float">
            <text:p>78.79</text:p>
          </table:table-cell>
          <table:table-cell table:formula="of:=( [.E85] - [.E84] ) / ( 60 / [.$B$2] / 360 )" office:value-type="float" office:value="215.555730454178" calcext:value-type="float">
            <text:p>215.56</text:p>
          </table:table-cell>
          <table:table-cell table:formula="of:=( [.F85] - [.F84] ) / ( 60 / [.$B$2] / 360 )" office:value-type="float" office:value="1260.83256724836" calcext:value-type="float">
            <text:p>1,260.83</text:p>
          </table:table-cell>
          <table:table-cell table:number-columns-repeated="3"/>
          <table:table-cell table:formula="of:=HIPANGLE( [.L$37]; [.M$36]; [.$A85]; [.L$30]; [.L$29]; [.L$27]; [.L$28] )" office:value-type="float" office:value="15.4188672871776" calcext:value-type="float">
            <text:p>15.42</text:p>
          </table:table-cell>
          <table:table-cell table:formula="of:=( [.K85] - [.K84] ) / ( 60 / [.$B$2] / 360 )" office:value-type="float" office:value="63.2294159645777" calcext:value-type="float">
            <text:p>63.23</text:p>
          </table:table-cell>
          <table:table-cell table:formula="of:=( [.L85] - [.L84] ) / ( 60 / [.$B$2] / 360 )" office:value-type="float" office:value="1917.80606528573" calcext:value-type="float">
            <text:p>1,917.81</text:p>
          </table:table-cell>
          <table:table-cell table:formula="of:=KNEEANGLE( [.L$37]; [.M$36]; [.$A85]; [.L$30]; [.L$29]; [.L$27]; [.K85] )" office:value-type="float" office:value="80.0859640336061" calcext:value-type="float">
            <text:p>80.09</text:p>
          </table:table-cell>
          <table:table-cell table:formula="of:=( [.N85] - [.N84] ) / ( 60 / [.$B$2] / 360 )" office:value-type="float" office:value="221.075220793286" calcext:value-type="float">
            <text:p>221.08</text:p>
          </table:table-cell>
          <table:table-cell table:formula="of:=( [.O85] - [.O84] ) / ( 60 / [.$B$2] / 360 )" office:value-type="float" office:value="1216.16589360155" calcext:value-type="float">
            <text:p>1,216.17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.00</text:p>
          </table:table-cell>
          <table:table-cell table:formula="of:=HIPANGLE( [.B$37]; [.C$36]; [.$A86]; [.B$30]; [.B$29]; [.B$27]; [.B$28] )" office:value-type="float" office:value="16.8572523283046" calcext:value-type="float">
            <text:p>16.86</text:p>
          </table:table-cell>
          <table:table-cell table:formula="of:=( [.B86] - [.B85] ) / ( 60 / [.$B$2] / 360 )" office:value-type="float" office:value="59.3528070006634" calcext:value-type="float">
            <text:p>59.35</text:p>
          </table:table-cell>
          <table:table-cell table:formula="of:=( [.C86] - [.C85] ) / ( 60 / [.$B$2] / 360 )" office:value-type="float" office:value="1940.54636826079" calcext:value-type="float">
            <text:p>1,940.55</text:p>
          </table:table-cell>
          <table:table-cell table:formula="of:=KNEEANGLE( [.B$37]; [.C$36]; [.$A86]; [.B$30]; [.B$29]; [.B$27]; [.B86] )" office:value-type="float" office:value="79.272420101146" calcext:value-type="float">
            <text:p>79.27</text:p>
          </table:table-cell>
          <table:table-cell table:formula="of:=( [.E86] - [.E85] ) / ( 60 / [.$B$2] / 360 )" office:value-type="float" office:value="218.29291516137" calcext:value-type="float">
            <text:p>218.29</text:p>
          </table:table-cell>
          <table:table-cell table:formula="of:=( [.F86] - [.F85] ) / ( 60 / [.$B$2] / 360 )" office:value-type="float" office:value="1231.73311823635" calcext:value-type="float">
            <text:p>1,231.73</text:p>
          </table:table-cell>
          <table:table-cell table:number-columns-repeated="3"/>
          <table:table-cell table:formula="of:=HIPANGLE( [.L$37]; [.M$36]; [.$A86]; [.L$30]; [.L$29]; [.L$27]; [.L$28] )" office:value-type="float" office:value="15.5687237297616" calcext:value-type="float">
            <text:p>15.57</text:p>
          </table:table-cell>
          <table:table-cell table:formula="of:=( [.K86] - [.K85] ) / ( 60 / [.$B$2] / 360 )" office:value-type="float" office:value="67.4353991628109" calcext:value-type="float">
            <text:p>67.44</text:p>
          </table:table-cell>
          <table:table-cell table:formula="of:=( [.L86] - [.L85] ) / ( 60 / [.$B$2] / 360 )" office:value-type="float" office:value="1892.69243920494" calcext:value-type="float">
            <text:p>1,892.69</text:p>
          </table:table-cell>
          <table:table-cell table:formula="of:=KNEEANGLE( [.L$37]; [.M$36]; [.$A86]; [.L$30]; [.L$29]; [.L$27]; [.K86] )" office:value-type="float" office:value="80.5831071705373" calcext:value-type="float">
            <text:p>80.58</text:p>
          </table:table-cell>
          <table:table-cell table:formula="of:=( [.N86] - [.N85] ) / ( 60 / [.$B$2] / 360 )" office:value-type="float" office:value="223.714411619034" calcext:value-type="float">
            <text:p>223.71</text:p>
          </table:table-cell>
          <table:table-cell table:formula="of:=( [.O86] - [.O85] ) / ( 60 / [.$B$2] / 360 )" office:value-type="float" office:value="1187.63587158629" calcext:value-type="float">
            <text:p>1,187.64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.00</text:p>
          </table:table-cell>
          <table:table-cell table:formula="of:=HIPANGLE( [.B$37]; [.C$36]; [.$A87]; [.B$30]; [.B$29]; [.B$27]; [.B$28] )" office:value-type="float" office:value="16.99860710894" calcext:value-type="float">
            <text:p>17.00</text:p>
          </table:table-cell>
          <table:table-cell table:formula="of:=( [.B87] - [.B86] ) / ( 60 / [.$B$2] / 360 )" office:value-type="float" office:value="63.609651285941" calcext:value-type="float">
            <text:p>63.61</text:p>
          </table:table-cell>
          <table:table-cell table:formula="of:=( [.C87] - [.C86] ) / ( 60 / [.$B$2] / 360 )" office:value-type="float" office:value="1915.57992837492" calcext:value-type="float">
            <text:p>1,915.58</text:p>
          </table:table-cell>
          <table:table-cell table:formula="of:=KNEEANGLE( [.B$37]; [.C$36]; [.$A87]; [.B$30]; [.B$29]; [.B$27]; [.B87] )" office:value-type="float" office:value="79.7634555125676" calcext:value-type="float">
            <text:p>79.76</text:p>
          </table:table-cell>
          <table:table-cell table:formula="of:=( [.E87] - [.E86] ) / ( 60 / [.$B$2] / 360 )" office:value-type="float" office:value="220.965935139691" calcext:value-type="float">
            <text:p>220.97</text:p>
          </table:table-cell>
          <table:table-cell table:formula="of:=( [.F87] - [.F86] ) / ( 60 / [.$B$2] / 360 )" office:value-type="float" office:value="1202.85899024442" calcext:value-type="float">
            <text:p>1,202.86</text:p>
          </table:table-cell>
          <table:table-cell table:number-columns-repeated="3"/>
          <table:table-cell table:formula="of:=HIPANGLE( [.L$37]; [.M$36]; [.$A87]; [.L$30]; [.L$29]; [.L$27]; [.L$28] )" office:value-type="float" office:value="15.727800609017" calcext:value-type="float">
            <text:p>15.73</text:p>
          </table:table-cell>
          <table:table-cell table:formula="of:=( [.K87] - [.K86] ) / ( 60 / [.$B$2] / 360 )" office:value-type="float" office:value="71.5845956649115" calcext:value-type="float">
            <text:p>71.58</text:p>
          </table:table-cell>
          <table:table-cell table:formula="of:=( [.L87] - [.L86] ) / ( 60 / [.$B$2] / 360 )" office:value-type="float" office:value="1867.13842594527" calcext:value-type="float">
            <text:p>1,867.14</text:p>
          </table:table-cell>
          <table:table-cell table:formula="of:=KNEEANGLE( [.L$37]; [.M$36]; [.$A87]; [.L$30]; [.L$29]; [.L$27]; [.K87] )" office:value-type="float" office:value="81.0859754775411" calcext:value-type="float">
            <text:p>81.09</text:p>
          </table:table-cell>
          <table:table-cell table:formula="of:=( [.N87] - [.N86] ) / ( 60 / [.$B$2] / 360 )" office:value-type="float" office:value="226.290738151727" calcext:value-type="float">
            <text:p>226.29</text:p>
          </table:table-cell>
          <table:table-cell table:formula="of:=( [.O87] - [.O86] ) / ( 60 / [.$B$2] / 360 )" office:value-type="float" office:value="1159.34693971184" calcext:value-type="float">
            <text:p>1,159.35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.00</text:p>
          </table:table-cell>
          <table:table-cell table:formula="of:=HIPANGLE( [.B$37]; [.C$36]; [.$A88]; [.B$30]; [.B$29]; [.B$27]; [.B$28] )" office:value-type="float" office:value="17.1492958810895" calcext:value-type="float">
            <text:p>17.15</text:p>
          </table:table-cell>
          <table:table-cell table:formula="of:=( [.B88] - [.B87] ) / ( 60 / [.$B$2] / 360 )" office:value-type="float" office:value="67.8099474672433" calcext:value-type="float">
            <text:p>67.81</text:p>
          </table:table-cell>
          <table:table-cell table:formula="of:=( [.C88] - [.C87] ) / ( 60 / [.$B$2] / 360 )" office:value-type="float" office:value="1890.133281586" calcext:value-type="float">
            <text:p>1,890.13</text:p>
          </table:table-cell>
          <table:table-cell table:formula="of:=KNEEANGLE( [.B$37]; [.C$36]; [.$A88]; [.B$30]; [.B$29]; [.B$27]; [.B88] )" office:value-type="float" office:value="80.2602895399733" calcext:value-type="float">
            <text:p>80.26</text:p>
          </table:table-cell>
          <table:table-cell table:formula="of:=( [.E88] - [.E87] ) / ( 60 / [.$B$2] / 360 )" office:value-type="float" office:value="223.57531233257" calcext:value-type="float">
            <text:p>223.58</text:p>
          </table:table-cell>
          <table:table-cell table:formula="of:=( [.F88] - [.F87] ) / ( 60 / [.$B$2] / 360 )" office:value-type="float" office:value="1174.21973679566" calcext:value-type="float">
            <text:p>1,174.22</text:p>
          </table:table-cell>
          <table:table-cell table:number-columns-repeated="3"/>
          <table:table-cell table:formula="of:=HIPANGLE( [.L$37]; [.M$36]; [.$A88]; [.L$30]; [.L$29]; [.L$27]; [.L$28] )" office:value-type="float" office:value="15.8959697869135" calcext:value-type="float">
            <text:p>15.90</text:p>
          </table:table-cell>
          <table:table-cell table:formula="of:=( [.K88] - [.K87] ) / ( 60 / [.$B$2] / 360 )" office:value-type="float" office:value="75.6761300534386" calcext:value-type="float">
            <text:p>75.68</text:p>
          </table:table-cell>
          <table:table-cell table:formula="of:=( [.L88] - [.L87] ) / ( 60 / [.$B$2] / 360 )" office:value-type="float" office:value="1841.19047483717" calcext:value-type="float">
            <text:p>1,841.19</text:p>
          </table:table-cell>
          <table:table-cell table:formula="of:=KNEEANGLE( [.L$37]; [.M$36]; [.$A88]; [.L$30]; [.L$29]; [.L$27]; [.K88] )" office:value-type="float" office:value="81.5944304827894" calcext:value-type="float">
            <text:p>81.59</text:p>
          </table:table-cell>
          <table:table-cell table:formula="of:=( [.N88] - [.N87] ) / ( 60 / [.$B$2] / 360 )" office:value-type="float" office:value="228.804752361726" calcext:value-type="float">
            <text:p>228.80</text:p>
          </table:table-cell>
          <table:table-cell table:formula="of:=( [.O88] - [.O87] ) / ( 60 / [.$B$2] / 360 )" office:value-type="float" office:value="1131.30639449967" calcext:value-type="float">
            <text:p>1,131.31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.00</text:p>
          </table:table-cell>
          <table:table-cell table:formula="of:=HIPANGLE( [.B$37]; [.C$36]; [.$A89]; [.B$30]; [.B$29]; [.B$27]; [.B$28] )" office:value-type="float" office:value="17.3091908507308" calcext:value-type="float">
            <text:p>17.31</text:p>
          </table:table-cell>
          <table:table-cell table:formula="of:=( [.B89] - [.B88] ) / ( 60 / [.$B$2] / 360 )" office:value-type="float" office:value="71.9527363385978" calcext:value-type="float">
            <text:p>71.95</text:p>
          </table:table-cell>
          <table:table-cell table:formula="of:=( [.C89] - [.C88] ) / ( 60 / [.$B$2] / 360 )" office:value-type="float" office:value="1864.25499210957" calcext:value-type="float">
            <text:p>1,864.25</text:p>
          </table:table-cell>
          <table:table-cell table:formula="of:=KNEEANGLE( [.B$37]; [.C$36]; [.$A89]; [.B$30]; [.B$29]; [.B$27]; [.B89] )" office:value-type="float" office:value="80.7627819554659" calcext:value-type="float">
            <text:p>80.76</text:p>
          </table:table-cell>
          <table:table-cell table:formula="of:=( [.E89] - [.E88] ) / ( 60 / [.$B$2] / 360 )" office:value-type="float" office:value="226.121586971688" calcext:value-type="float">
            <text:p>226.12</text:p>
          </table:table-cell>
          <table:table-cell table:formula="of:=( [.F89] - [.F88] ) / ( 60 / [.$B$2] / 360 )" office:value-type="float" office:value="1145.82358760298" calcext:value-type="float">
            <text:p>1,145.82</text:p>
          </table:table-cell>
          <table:table-cell table:number-columns-repeated="3"/>
          <table:table-cell table:formula="of:=HIPANGLE( [.L$37]; [.M$36]; [.$A89]; [.L$30]; [.L$29]; [.L$27]; [.L$28] )" office:value-type="float" office:value="16.0731013989277" calcext:value-type="float">
            <text:p>16.07</text:p>
          </table:table-cell>
          <table:table-cell table:formula="of:=( [.K89] - [.K88] ) / ( 60 / [.$B$2] / 360 )" office:value-type="float" office:value="79.7092254063806" calcext:value-type="float">
            <text:p>79.71</text:p>
          </table:table-cell>
          <table:table-cell table:formula="of:=( [.L89] - [.L88] ) / ( 60 / [.$B$2] / 360 )" office:value-type="float" office:value="1814.89290882389" calcext:value-type="float">
            <text:p>1,814.89</text:p>
          </table:table-cell>
          <table:table-cell table:formula="of:=KNEEANGLE( [.L$37]; [.M$36]; [.$A89]; [.L$30]; [.L$29]; [.L$27]; [.K89] )" office:value-type="float" office:value="82.1083349710325" calcext:value-type="float">
            <text:p>82.11</text:p>
          </table:table-cell>
          <table:table-cell table:formula="of:=( [.N89] - [.N88] ) / ( 60 / [.$B$2] / 360 )" office:value-type="float" office:value="231.257019709401" calcext:value-type="float">
            <text:p>231.26</text:p>
          </table:table-cell>
          <table:table-cell table:formula="of:=( [.O89] - [.O88] ) / ( 60 / [.$B$2] / 360 )" office:value-type="float" office:value="1103.52030645387" calcext:value-type="float">
            <text:p>1,103.5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.00</text:p>
          </table:table-cell>
          <table:table-cell table:formula="of:=HIPANGLE( [.B$37]; [.C$36]; [.$A90]; [.B$30]; [.B$29]; [.B$27]; [.B$28] )" office:value-type="float" office:value="17.4781623214707" calcext:value-type="float">
            <text:p>17.48</text:p>
          </table:table-cell>
          <table:table-cell table:formula="of:=( [.B90] - [.B89] ) / ( 60 / [.$B$2] / 360 )" office:value-type="float" office:value="76.037161832954" calcext:value-type="float">
            <text:p>76.04</text:p>
          </table:table-cell>
          <table:table-cell table:formula="of:=( [.C90] - [.C89] ) / ( 60 / [.$B$2] / 360 )" office:value-type="float" office:value="1837.99147246026" calcext:value-type="float">
            <text:p>1,837.99</text:p>
          </table:table-cell>
          <table:table-cell table:formula="of:=KNEEANGLE( [.B$37]; [.C$36]; [.$A90]; [.B$30]; [.B$29]; [.B$27]; [.B90] )" office:value-type="float" office:value="81.2707937660108" calcext:value-type="float">
            <text:p>81.27</text:p>
          </table:table-cell>
          <table:table-cell table:formula="of:=( [.E90] - [.E89] ) / ( 60 / [.$B$2] / 360 )" office:value-type="float" office:value="228.605314745199" calcext:value-type="float">
            <text:p>228.61</text:p>
          </table:table-cell>
          <table:table-cell table:formula="of:=( [.F90] - [.F89] ) / ( 60 / [.$B$2] / 360 )" office:value-type="float" office:value="1117.67749807992" calcext:value-type="float">
            <text:p>1,117.68</text:p>
          </table:table-cell>
          <table:table-cell table:number-columns-repeated="3"/>
          <table:table-cell table:formula="of:=HIPANGLE( [.L$37]; [.M$36]; [.$A90]; [.L$30]; [.L$29]; [.L$27]; [.L$28] )" office:value-type="float" office:value="16.2590640624013" calcext:value-type="float">
            <text:p>16.26</text:p>
          </table:table-cell>
          <table:table-cell table:formula="of:=( [.K90] - [.K89] ) / ( 60 / [.$B$2] / 360 )" office:value-type="float" office:value="83.683198563131" calcext:value-type="float">
            <text:p>83.68</text:p>
          </table:table-cell>
          <table:table-cell table:formula="of:=( [.L90] - [.L89] ) / ( 60 / [.$B$2] / 360 )" office:value-type="float" office:value="1788.28792053769" calcext:value-type="float">
            <text:p>1,788.29</text:p>
          </table:table-cell>
          <table:table-cell table:formula="of:=KNEEANGLE( [.L$37]; [.M$36]; [.$A90]; [.L$30]; [.L$29]; [.L$27]; [.K90] )" office:value-type="float" office:value="82.6275530077649" calcext:value-type="float">
            <text:p>82.63</text:p>
          </table:table-cell>
          <table:table-cell table:formula="of:=( [.N90] - [.N89] ) / ( 60 / [.$B$2] / 360 )" office:value-type="float" office:value="233.648116529579" calcext:value-type="float">
            <text:p>233.65</text:p>
          </table:table-cell>
          <table:table-cell table:formula="of:=( [.O90] - [.O89] ) / ( 60 / [.$B$2] / 360 )" office:value-type="float" office:value="1075.9935690799" calcext:value-type="float">
            <text:p>1,075.99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.00</text:p>
          </table:table-cell>
          <table:table-cell table:formula="of:=HIPANGLE( [.B$37]; [.C$36]; [.$A91]; [.B$30]; [.B$29]; [.B$27]; [.B$28] )" office:value-type="float" office:value="17.6560789130609" calcext:value-type="float">
            <text:p>17.66</text:p>
          </table:table-cell>
          <table:table-cell table:formula="of:=( [.B91] - [.B90] ) / ( 60 / [.$B$2] / 360 )" office:value-type="float" office:value="80.0624662156142" calcext:value-type="float">
            <text:p>80.06</text:p>
          </table:table-cell>
          <table:table-cell table:formula="of:=( [.C91] - [.C90] ) / ( 60 / [.$B$2] / 360 )" office:value-type="float" office:value="1811.38697219712" calcext:value-type="float">
            <text:p>1,811.39</text:p>
          </table:table-cell>
          <table:table-cell table:formula="of:=KNEEANGLE( [.B$37]; [.C$36]; [.$A91]; [.B$30]; [.B$29]; [.B$27]; [.B91] )" office:value-type="float" office:value="81.784187241737" calcext:value-type="float">
            <text:p>81.78</text:p>
          </table:table-cell>
          <table:table-cell table:formula="of:=( [.E91] - [.E90] ) / ( 60 / [.$B$2] / 360 )" office:value-type="float" office:value="231.027064076805" calcext:value-type="float">
            <text:p>231.03</text:p>
          </table:table-cell>
          <table:table-cell table:formula="of:=( [.F91] - [.F90] ) / ( 60 / [.$B$2] / 360 )" office:value-type="float" office:value="1089.78719922263" calcext:value-type="float">
            <text:p>1,089.79</text:p>
          </table:table-cell>
          <table:table-cell table:number-columns-repeated="3"/>
          <table:table-cell table:formula="of:=HIPANGLE( [.L$37]; [.M$36]; [.$A91]; [.L$30]; [.L$29]; [.L$27]; [.L$28] )" office:value-type="float" office:value="16.4537250744089" calcext:value-type="float">
            <text:p>16.45</text:p>
          </table:table-cell>
          <table:table-cell table:formula="of:=( [.K91] - [.K90] ) / ( 60 / [.$B$2] / 360 )" office:value-type="float" office:value="87.5974554034137" calcext:value-type="float">
            <text:p>87.60</text:p>
          </table:table-cell>
          <table:table-cell table:formula="of:=( [.L91] - [.L90] ) / ( 60 / [.$B$2] / 360 )" office:value-type="float" office:value="1761.41557812722" calcext:value-type="float">
            <text:p>1,761.42</text:p>
          </table:table-cell>
          <table:table-cell table:formula="of:=KNEEANGLE( [.L$37]; [.M$36]; [.$A91]; [.L$30]; [.L$29]; [.L$27]; [.K91] )" office:value-type="float" office:value="83.1519499578205" calcext:value-type="float">
            <text:p>83.15</text:p>
          </table:table-cell>
          <table:table-cell table:formula="of:=( [.N91] - [.N90] ) / ( 60 / [.$B$2] / 360 )" office:value-type="float" office:value="235.978627525009" calcext:value-type="float">
            <text:p>235.98</text:p>
          </table:table-cell>
          <table:table-cell table:formula="of:=( [.O91] - [.O90] ) / ( 60 / [.$B$2] / 360 )" office:value-type="float" office:value="1048.72994794352" calcext:value-type="float">
            <text:p>1,048.73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.00</text:p>
          </table:table-cell>
          <table:table-cell table:formula="of:=HIPANGLE( [.B$37]; [.C$36]; [.$A92]; [.B$30]; [.B$29]; [.B$27]; [.B$28] )" office:value-type="float" office:value="17.84280776923" calcext:value-type="float">
            <text:p>17.84</text:p>
          </table:table-cell>
          <table:table-cell table:formula="of:=( [.B92] - [.B91] ) / ( 60 / [.$B$2] / 360 )" office:value-type="float" office:value="84.0279852761" calcext:value-type="float">
            <text:p>84.03</text:p>
          </table:table-cell>
          <table:table-cell table:formula="of:=( [.C92] - [.C91] ) / ( 60 / [.$B$2] / 360 )" office:value-type="float" office:value="1784.48357721861" calcext:value-type="float">
            <text:p>1,784.48</text:p>
          </table:table-cell>
          <table:table-cell table:formula="of:=KNEEANGLE( [.B$37]; [.C$36]; [.$A92]; [.B$30]; [.B$29]; [.B$27]; [.B92] )" office:value-type="float" office:value="82.3028259384384" calcext:value-type="float">
            <text:p>82.30</text:p>
          </table:table-cell>
          <table:table-cell table:formula="of:=( [.E92] - [.E91] ) / ( 60 / [.$B$2] / 360 )" office:value-type="float" office:value="233.387413515605" calcext:value-type="float">
            <text:p>233.39</text:p>
          </table:table-cell>
          <table:table-cell table:formula="of:=( [.F92] - [.F91] ) / ( 60 / [.$B$2] / 360 )" office:value-type="float" office:value="1062.15724746026" calcext:value-type="float">
            <text:p>1,062.16</text:p>
          </table:table-cell>
          <table:table-cell table:number-columns-repeated="3"/>
          <table:table-cell table:formula="of:=HIPANGLE( [.L$37]; [.M$36]; [.$A92]; [.L$30]; [.L$29]; [.L$27]; [.L$28] )" office:value-type="float" office:value="16.6569505992036" calcext:value-type="float">
            <text:p>16.66</text:p>
          </table:table-cell>
          <table:table-cell table:formula="of:=( [.K92] - [.K91] ) / ( 60 / [.$B$2] / 360 )" office:value-type="float" office:value="91.4514861576421" calcext:value-type="float">
            <text:p>91.45</text:p>
          </table:table-cell>
          <table:table-cell table:formula="of:=( [.L92] - [.L91] ) / ( 60 / [.$B$2] / 360 )" office:value-type="float" office:value="1734.31383940279" calcext:value-type="float">
            <text:p>1,734.31</text:p>
          </table:table-cell>
          <table:table-cell table:formula="of:=KNEEANGLE( [.L$37]; [.M$36]; [.$A92]; [.L$30]; [.L$29]; [.L$27]; [.K92] )" office:value-type="float" office:value="83.6813924986344" calcext:value-type="float">
            <text:p>83.68</text:p>
          </table:table-cell>
          <table:table-cell table:formula="of:=( [.N92] - [.N91] ) / ( 60 / [.$B$2] / 360 )" office:value-type="float" office:value="238.249143366269" calcext:value-type="float">
            <text:p>238.25</text:p>
          </table:table-cell>
          <table:table-cell table:formula="of:=( [.O92] - [.O91] ) / ( 60 / [.$B$2] / 360 )" office:value-type="float" office:value="1021.73212856727" calcext:value-type="float">
            <text:p>1,021.73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.00</text:p>
          </table:table-cell>
          <table:table-cell table:formula="of:=HIPANGLE( [.B$37]; [.C$36]; [.$A93]; [.B$30]; [.B$29]; [.B$27]; [.B$28] )" office:value-type="float" office:value="18.0382147548735" calcext:value-type="float">
            <text:p>18.04</text:p>
          </table:table-cell>
          <table:table-cell table:formula="of:=( [.B93] - [.B92] ) / ( 60 / [.$B$2] / 360 )" office:value-type="float" office:value="87.9331435395404" calcext:value-type="float">
            <text:p>87.93</text:p>
          </table:table-cell>
          <table:table-cell table:formula="of:=( [.C93] - [.C92] ) / ( 60 / [.$B$2] / 360 )" office:value-type="float" office:value="1757.32121854816" calcext:value-type="float">
            <text:p>1,757.32</text:p>
          </table:table-cell>
          <table:table-cell table:formula="of:=KNEEANGLE( [.B$37]; [.C$36]; [.$A93]; [.B$30]; [.B$29]; [.B$27]; [.B93] )" office:value-type="float" office:value="82.8265747145185" calcext:value-type="float">
            <text:p>82.83</text:p>
          </table:table-cell>
          <table:table-cell table:formula="of:=( [.E93] - [.E92] ) / ( 60 / [.$B$2] / 360 )" office:value-type="float" office:value="235.686949236076" calcext:value-type="float">
            <text:p>235.69</text:p>
          </table:table-cell>
          <table:table-cell table:formula="of:=( [.F93] - [.F92] ) / ( 60 / [.$B$2] / 360 )" office:value-type="float" office:value="1034.7910742118" calcext:value-type="float">
            <text:p>1,034.79</text:p>
          </table:table-cell>
          <table:table-cell table:number-columns-repeated="3"/>
          <table:table-cell table:formula="of:=HIPANGLE( [.L$37]; [.M$36]; [.$A93]; [.L$30]; [.L$29]; [.L$27]; [.L$28] )" office:value-type="float" office:value="16.8686058453508" calcext:value-type="float">
            <text:p>16.87</text:p>
          </table:table-cell>
          <table:table-cell table:formula="of:=( [.K93] - [.K92] ) / ( 60 / [.$B$2] / 360 )" office:value-type="float" office:value="95.2448607662348" calcext:value-type="float">
            <text:p>95.24</text:p>
          </table:table-cell>
          <table:table-cell table:formula="of:=( [.L93] - [.L92] ) / ( 60 / [.$B$2] / 360 )" office:value-type="float" office:value="1707.01857386668" calcext:value-type="float">
            <text:p>1,707.02</text:p>
          </table:table-cell>
          <table:table-cell table:formula="of:=KNEEANGLE( [.L$37]; [.M$36]; [.$A93]; [.L$30]; [.L$29]; [.L$27]; [.K93] )" office:value-type="float" office:value="84.2157486284075" calcext:value-type="float">
            <text:p>84.22</text:p>
          </table:table-cell>
          <table:table-cell table:formula="of:=( [.N93] - [.N92] ) / ( 60 / [.$B$2] / 360 )" office:value-type="float" office:value="240.460258397915" calcext:value-type="float">
            <text:p>240.46</text:p>
          </table:table-cell>
          <table:table-cell table:formula="of:=( [.O93] - [.O92] ) / ( 60 / [.$B$2] / 360 )" office:value-type="float" office:value="995.001764240477" calcext:value-type="float">
            <text:p>995.00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.00</text:p>
          </table:table-cell>
          <table:table-cell table:formula="of:=HIPANGLE( [.B$37]; [.C$36]; [.$A94]; [.B$30]; [.B$29]; [.B$27]; [.B$28] )" office:value-type="float" office:value="18.2421646426875" calcext:value-type="float">
            <text:p>18.24</text:p>
          </table:table-cell>
          <table:table-cell table:formula="of:=( [.B94] - [.B93] ) / ( 60 / [.$B$2] / 360 )" office:value-type="float" office:value="91.7774495163151" calcext:value-type="float">
            <text:p>91.78</text:p>
          </table:table-cell>
          <table:table-cell table:formula="of:=( [.C94] - [.C93] ) / ( 60 / [.$B$2] / 360 )" office:value-type="float" office:value="1729.93768954862" calcext:value-type="float">
            <text:p>1,729.94</text:p>
          </table:table-cell>
          <table:table-cell table:formula="of:=KNEEANGLE( [.B$37]; [.C$36]; [.$A94]; [.B$30]; [.B$29]; [.B$27]; [.B94] )" office:value-type="float" office:value="83.3552997426221" calcext:value-type="float">
            <text:p>83.36</text:p>
          </table:table-cell>
          <table:table-cell table:formula="of:=( [.E94] - [.E93] ) / ( 60 / [.$B$2] / 360 )" office:value-type="float" office:value="237.926262646617" calcext:value-type="float">
            <text:p>237.93</text:p>
          </table:table-cell>
          <table:table-cell table:formula="of:=( [.F94] - [.F93] ) / ( 60 / [.$B$2] / 360 )" office:value-type="float" office:value="1007.69103474363" calcext:value-type="float">
            <text:p>1,007.69</text:p>
          </table:table-cell>
          <table:table-cell table:number-columns-repeated="3"/>
          <table:table-cell table:formula="of:=HIPANGLE( [.L$37]; [.M$36]; [.$A94]; [.L$30]; [.L$29]; [.L$27]; [.L$28] )" office:value-type="float" office:value="17.0885552326903" calcext:value-type="float">
            <text:p>17.09</text:p>
          </table:table-cell>
          <table:table-cell table:formula="of:=( [.K94] - [.K93] ) / ( 60 / [.$B$2] / 360 )" office:value-type="float" office:value="98.9772243027737" calcext:value-type="float">
            <text:p>98.98</text:p>
          </table:table-cell>
          <table:table-cell table:formula="of:=( [.L94] - [.L93] ) / ( 60 / [.$B$2] / 360 )" office:value-type="float" office:value="1679.56359144252" calcext:value-type="float">
            <text:p>1,679.56</text:p>
          </table:table-cell>
          <table:table-cell table:formula="of:=KNEEANGLE( [.L$37]; [.M$36]; [.$A94]; [.L$30]; [.L$29]; [.L$27]; [.K94] )" office:value-type="float" office:value="84.7548876694018" calcext:value-type="float">
            <text:p>84.75</text:p>
          </table:table-cell>
          <table:table-cell table:formula="of:=( [.N94] - [.N93] ) / ( 60 / [.$B$2] / 360 )" office:value-type="float" office:value="242.612568447441" calcext:value-type="float">
            <text:p>242.61</text:p>
          </table:table-cell>
          <table:table-cell table:formula="of:=( [.O94] - [.O93] ) / ( 60 / [.$B$2] / 360 )" office:value-type="float" office:value="968.539522286953" calcext:value-type="float">
            <text:p>968.54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.00</text:p>
          </table:table-cell>
          <table:table-cell table:formula="of:=HIPANGLE( [.B$37]; [.C$36]; [.$A95]; [.B$30]; [.B$29]; [.B$27]; [.B$28] )" office:value-type="float" office:value="18.4545212893696" calcext:value-type="float">
            <text:p>18.45</text:p>
          </table:table-cell>
          <table:table-cell table:formula="of:=( [.B95] - [.B94] ) / ( 60 / [.$B$2] / 360 )" office:value-type="float" office:value="95.5604910069336" calcext:value-type="float">
            <text:p>95.56</text:p>
          </table:table-cell>
          <table:table-cell table:formula="of:=( [.C95] - [.C94] ) / ( 60 / [.$B$2] / 360 )" office:value-type="float" office:value="1702.36867077834" calcext:value-type="float">
            <text:p>1,702.37</text:p>
          </table:table-cell>
          <table:table-cell table:formula="of:=KNEEANGLE( [.B$37]; [.C$36]; [.$A95]; [.B$30]; [.B$29]; [.B$27]; [.B95] )" office:value-type="float" office:value="83.8888685161891" calcext:value-type="float">
            <text:p>83.89</text:p>
          </table:table-cell>
          <table:table-cell table:formula="of:=( [.E95] - [.E94] ) / ( 60 / [.$B$2] / 360 )" office:value-type="float" office:value="240.10594810513" calcext:value-type="float">
            <text:p>240.11</text:p>
          </table:table-cell>
          <table:table-cell table:formula="of:=( [.F95] - [.F94] ) / ( 60 / [.$B$2] / 360 )" office:value-type="float" office:value="980.858456330687" calcext:value-type="float">
            <text:p>980.86</text:p>
          </table:table-cell>
          <table:table-cell table:number-columns-repeated="3"/>
          <table:table-cell table:formula="of:=HIPANGLE( [.L$37]; [.M$36]; [.$A95]; [.L$30]; [.L$29]; [.L$27]; [.L$28] )" office:value-type="float" office:value="17.3166625492989" calcext:value-type="float">
            <text:p>17.32</text:p>
          </table:table-cell>
          <table:table-cell table:formula="of:=( [.K95] - [.K94] ) / ( 60 / [.$B$2] / 360 )" office:value-type="float" office:value="102.648292473841" calcext:value-type="float">
            <text:p>102.65</text:p>
          </table:table-cell>
          <table:table-cell table:formula="of:=( [.L95] - [.L94] ) / ( 60 / [.$B$2] / 360 )" office:value-type="float" office:value="1651.98067698045" calcext:value-type="float">
            <text:p>1,651.98</text:p>
          </table:table-cell>
          <table:table-cell table:formula="of:=KNEEANGLE( [.L$37]; [.M$36]; [.$A95]; [.L$30]; [.L$29]; [.L$27]; [.K95] )" office:value-type="float" office:value="85.2986802665911" calcext:value-type="float">
            <text:p>85.30</text:p>
          </table:table-cell>
          <table:table-cell table:formula="of:=( [.N95] - [.N94] ) / ( 60 / [.$B$2] / 360 )" office:value-type="float" office:value="244.706668735183" calcext:value-type="float">
            <text:p>244.71</text:p>
          </table:table-cell>
          <table:table-cell table:formula="of:=( [.O95] - [.O94] ) / ( 60 / [.$B$2] / 360 )" office:value-type="float" office:value="942.345129483648" calcext:value-type="float">
            <text:p>942.35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.00</text:p>
          </table:table-cell>
          <table:table-cell table:formula="of:=HIPANGLE( [.B$37]; [.C$36]; [.$A96]; [.B$30]; [.B$29]; [.B$27]; [.B$28] )" office:value-type="float" office:value="18.6751478015395" calcext:value-type="float">
            <text:p>18.68</text:p>
          </table:table-cell>
          <table:table-cell table:formula="of:=( [.B96] - [.B95] ) / ( 60 / [.$B$2] / 360 )" office:value-type="float" office:value="99.2819304764808" calcext:value-type="float">
            <text:p>99.28</text:p>
          </table:table-cell>
          <table:table-cell table:formula="of:=( [.C96] - [.C95] ) / ( 60 / [.$B$2] / 360 )" office:value-type="float" office:value="1674.64776129622" calcext:value-type="float">
            <text:p>1,674.65</text:p>
          </table:table-cell>
          <table:table-cell table:formula="of:=KNEEANGLE( [.B$37]; [.C$36]; [.$A96]; [.B$30]; [.B$29]; [.B$27]; [.B96] )" office:value-type="float" office:value="84.4271498511637" calcext:value-type="float">
            <text:p>84.43</text:p>
          </table:table-cell>
          <table:table-cell table:formula="of:=( [.E96] - [.E95] ) / ( 60 / [.$B$2] / 360 )" office:value-type="float" office:value="242.226600738563" calcext:value-type="float">
            <text:p>242.23</text:p>
          </table:table-cell>
          <table:table-cell table:formula="of:=( [.F96] - [.F95] ) / ( 60 / [.$B$2] / 360 )" office:value-type="float" office:value="954.293685044938" calcext:value-type="float">
            <text:p>954.29</text:p>
          </table:table-cell>
          <table:table-cell table:number-columns-repeated="3"/>
          <table:table-cell table:formula="of:=HIPANGLE( [.L$37]; [.M$36]; [.$A96]; [.L$30]; [.L$29]; [.L$27]; [.L$28] )" office:value-type="float" office:value="17.5527910986473" calcext:value-type="float">
            <text:p>17.55</text:p>
          </table:table-cell>
          <table:table-cell table:formula="of:=( [.K96] - [.K95] ) / ( 60 / [.$B$2] / 360 )" office:value-type="float" office:value="106.257847206777" calcext:value-type="float">
            <text:p>106.26</text:p>
          </table:table-cell>
          <table:table-cell table:formula="of:=( [.L96] - [.L95] ) / ( 60 / [.$B$2] / 360 )" office:value-type="float" office:value="1624.29962982104" calcext:value-type="float">
            <text:p>1,624.30</text:p>
          </table:table-cell>
          <table:table-cell table:formula="of:=KNEEANGLE( [.L$37]; [.M$36]; [.$A96]; [.L$30]; [.L$29]; [.L$27]; [.K96] )" office:value-type="float" office:value="85.8469983818822" calcext:value-type="float">
            <text:p>85.85</text:p>
          </table:table-cell>
          <table:table-cell table:formula="of:=( [.N96] - [.N95] ) / ( 60 / [.$B$2] / 360 )" office:value-type="float" office:value="246.74315188098" calcext:value-type="float">
            <text:p>246.74</text:p>
          </table:table-cell>
          <table:table-cell table:formula="of:=( [.O96] - [.O95] ) / ( 60 / [.$B$2] / 360 )" office:value-type="float" office:value="916.417415608883" calcext:value-type="float">
            <text:p>916.42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.00</text:p>
          </table:table-cell>
          <table:table-cell table:formula="of:=HIPANGLE( [.B$37]; [.C$36]; [.$A97]; [.B$30]; [.B$29]; [.B$27]; [.B$28] )" office:value-type="float" office:value="18.9039066915658" calcext:value-type="float">
            <text:p>18.90</text:p>
          </table:table-cell>
          <table:table-cell table:formula="of:=( [.B97] - [.B96] ) / ( 60 / [.$B$2] / 360 )" office:value-type="float" office:value="102.941500511841" calcext:value-type="float">
            <text:p>102.94</text:p>
          </table:table-cell>
          <table:table-cell table:formula="of:=( [.C97] - [.C96] ) / ( 60 / [.$B$2] / 360 )" office:value-type="float" office:value="1646.80651591205" calcext:value-type="float">
            <text:p>1,646.81</text:p>
          </table:table-cell>
          <table:table-cell table:formula="of:=KNEEANGLE( [.B$37]; [.C$36]; [.$A97]; [.B$30]; [.B$29]; [.B$27]; [.B97] )" office:value-type="float" office:value="84.9700138830848" calcext:value-type="float">
            <text:p>84.97</text:p>
          </table:table-cell>
          <table:table-cell table:formula="of:=( [.E97] - [.E96] ) / ( 60 / [.$B$2] / 360 )" office:value-type="float" office:value="244.288814364501" calcext:value-type="float">
            <text:p>244.29</text:p>
          </table:table-cell>
          <table:table-cell table:formula="of:=( [.F97] - [.F96] ) / ( 60 / [.$B$2] / 360 )" office:value-type="float" office:value="927.996131671947" calcext:value-type="float">
            <text:p>928.00</text:p>
          </table:table-cell>
          <table:table-cell table:number-columns-repeated="3"/>
          <table:table-cell table:formula="of:=HIPANGLE( [.L$37]; [.M$36]; [.$A97]; [.L$30]; [.L$29]; [.L$27]; [.L$28] )" office:value-type="float" office:value="17.7968038371713" calcext:value-type="float">
            <text:p>17.80</text:p>
          </table:table-cell>
          <table:table-cell table:formula="of:=( [.K97] - [.K96] ) / ( 60 / [.$B$2] / 360 )" office:value-type="float" office:value="109.805732335828" calcext:value-type="float">
            <text:p>109.81</text:p>
          </table:table-cell>
          <table:table-cell table:formula="of:=( [.L97] - [.L96] ) / ( 60 / [.$B$2] / 360 )" office:value-type="float" office:value="1596.54830807309" calcext:value-type="float">
            <text:p>1,596.55</text:p>
          </table:table-cell>
          <table:table-cell table:formula="of:=KNEEANGLE( [.L$37]; [.M$36]; [.$A97]; [.L$30]; [.L$29]; [.L$27]; [.K97] )" office:value-type="float" office:value="86.3997152841178" calcext:value-type="float">
            <text:p>86.40</text:p>
          </table:table-cell>
          <table:table-cell table:formula="of:=( [.N97] - [.N96] ) / ( 60 / [.$B$2] / 360 )" office:value-type="float" office:value="248.722606006002" calcext:value-type="float">
            <text:p>248.72</text:p>
          </table:table-cell>
          <table:table-cell table:formula="of:=( [.O97] - [.O96] ) / ( 60 / [.$B$2] / 360 )" office:value-type="float" office:value="890.754356259613" calcext:value-type="float">
            <text:p>890.75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.00</text:p>
          </table:table-cell>
          <table:table-cell table:formula="of:=HIPANGLE( [.B$37]; [.C$36]; [.$A98]; [.B$30]; [.B$29]; [.B$27]; [.B$28] )" office:value-type="float" office:value="19.1406600235038" calcext:value-type="float">
            <text:p>19.14</text:p>
          </table:table-cell>
          <table:table-cell table:formula="of:=( [.B98] - [.B97] ) / ( 60 / [.$B$2] / 360 )" office:value-type="float" office:value="106.538999372083" calcext:value-type="float">
            <text:p>106.54</text:p>
          </table:table-cell>
          <table:table-cell table:formula="of:=( [.C98] - [.C97] ) / ( 60 / [.$B$2] / 360 )" office:value-type="float" office:value="1618.87448710885" calcext:value-type="float">
            <text:p>1,618.87</text:p>
          </table:table-cell>
          <table:table-cell table:formula="of:=KNEEANGLE( [.B$37]; [.C$36]; [.$A98]; [.B$30]; [.B$29]; [.B$27]; [.B98] )" office:value-type="float" office:value="85.5173320597743" calcext:value-type="float">
            <text:p>85.52</text:p>
          </table:table-cell>
          <table:table-cell table:formula="of:=( [.E98] - [.E97] ) / ( 60 / [.$B$2] / 360 )" office:value-type="float" office:value="246.293179510282" calcext:value-type="float">
            <text:p>246.29</text:p>
          </table:table-cell>
          <table:table-cell table:formula="of:=( [.F98] - [.F97] ) / ( 60 / [.$B$2] / 360 )" office:value-type="float" office:value="901.964315601518" calcext:value-type="float">
            <text:p>901.96</text:p>
          </table:table-cell>
          <table:table-cell table:number-columns-repeated="3"/>
          <table:table-cell table:formula="of:=HIPANGLE( [.L$37]; [.M$36]; [.$A98]; [.L$30]; [.L$29]; [.L$27]; [.L$28] )" office:value-type="float" office:value="18.0485635024888" calcext:value-type="float">
            <text:p>18.05</text:p>
          </table:table-cell>
          <table:table-cell table:formula="of:=( [.K98] - [.K97] ) / ( 60 / [.$B$2] / 360 )" office:value-type="float" office:value="113.29184939285" calcext:value-type="float">
            <text:p>113.29</text:p>
          </table:table-cell>
          <table:table-cell table:formula="of:=( [.L98] - [.L97] ) / ( 60 / [.$B$2] / 360 )" office:value-type="float" office:value="1568.7526756596" calcext:value-type="float">
            <text:p>1,568.75</text:p>
          </table:table-cell>
          <table:table-cell table:formula="of:=KNEEANGLE( [.L$37]; [.M$36]; [.$A98]; [.L$30]; [.L$29]; [.L$27]; [.K98] )" office:value-type="float" office:value="86.9567055350586" calcext:value-type="float">
            <text:p>86.96</text:p>
          </table:table-cell>
          <table:table-cell table:formula="of:=( [.N98] - [.N97] ) / ( 60 / [.$B$2] / 360 )" office:value-type="float" office:value="250.64561292336" calcext:value-type="float">
            <text:p>250.65</text:p>
          </table:table-cell>
          <table:table-cell table:formula="of:=( [.O98] - [.O97] ) / ( 60 / [.$B$2] / 360 )" office:value-type="float" office:value="865.353112811142" calcext:value-type="float">
            <text:p>865.35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.00</text:p>
          </table:table-cell>
          <table:table-cell table:formula="of:=HIPANGLE( [.B$37]; [.C$36]; [.$A99]; [.B$30]; [.B$29]; [.B$27]; [.B$28] )" office:value-type="float" office:value="19.3852695493747" calcext:value-type="float">
            <text:p>19.39</text:p>
          </table:table-cell>
          <table:table-cell table:formula="of:=( [.B99] - [.B98] ) / ( 60 / [.$B$2] / 360 )" office:value-type="float" office:value="110.074286641918" calcext:value-type="float">
            <text:p>110.07</text:p>
          </table:table-cell>
          <table:table-cell table:formula="of:=( [.C99] - [.C98] ) / ( 60 / [.$B$2] / 360 )" office:value-type="float" office:value="1590.87927142561" calcext:value-type="float">
            <text:p>1,590.88</text:p>
          </table:table-cell>
          <table:table-cell table:formula="of:=KNEEANGLE( [.B$37]; [.C$36]; [.$A99]; [.B$30]; [.B$29]; [.B$27]; [.B99] )" office:value-type="float" office:value="86.0689771298351" calcext:value-type="float">
            <text:p>86.07</text:p>
          </table:table-cell>
          <table:table-cell table:formula="of:=( [.E99] - [.E98] ) / ( 60 / [.$B$2] / 360 )" office:value-type="float" office:value="248.240281527373" calcext:value-type="float">
            <text:p>248.24</text:p>
          </table:table-cell>
          <table:table-cell table:formula="of:=( [.F99] - [.F98] ) / ( 60 / [.$B$2] / 360 )" office:value-type="float" office:value="876.195907691013" calcext:value-type="float">
            <text:p>876.20</text:p>
          </table:table-cell>
          <table:table-cell table:number-columns-repeated="3"/>
          <table:table-cell table:formula="of:=HIPANGLE( [.L$37]; [.M$36]; [.$A99]; [.L$30]; [.L$29]; [.L$27]; [.L$28] )" office:value-type="float" office:value="18.3079327325136" calcext:value-type="float">
            <text:p>18.31</text:p>
          </table:table-cell>
          <table:table-cell table:formula="of:=( [.K99] - [.K98] ) / ( 60 / [.$B$2] / 360 )" office:value-type="float" office:value="116.716153511151" calcext:value-type="float">
            <text:p>116.72</text:p>
          </table:table-cell>
          <table:table-cell table:formula="of:=( [.L99] - [.L98] ) / ( 60 / [.$B$2] / 360 )" office:value-type="float" office:value="1540.93685323581" calcext:value-type="float">
            <text:p>1,540.94</text:p>
          </table:table-cell>
          <table:table-cell table:formula="of:=KNEEANGLE( [.L$37]; [.M$36]; [.$A99]; [.L$30]; [.L$29]; [.L$27]; [.K99] )" office:value-type="float" office:value="87.5178449715389" calcext:value-type="float">
            <text:p>87.52</text:p>
          </table:table-cell>
          <table:table-cell table:formula="of:=( [.N99] - [.N98] ) / ( 60 / [.$B$2] / 360 )" office:value-type="float" office:value="252.512746416168" calcext:value-type="float">
            <text:p>252.51</text:p>
          </table:table-cell>
          <table:table-cell table:formula="of:=( [.O99] - [.O98] ) / ( 60 / [.$B$2] / 360 )" office:value-type="float" office:value="840.210071763892" calcext:value-type="float">
            <text:p>840.21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.00</text:p>
          </table:table-cell>
          <table:table-cell table:formula="of:=HIPANGLE( [.B$37]; [.C$36]; [.$A100]; [.B$30]; [.B$29]; [.B$27]; [.B$28] )" office:value-type="float" office:value="19.6375968360308" calcext:value-type="float">
            <text:p>19.64</text:p>
          </table:table-cell>
          <table:table-cell table:formula="of:=( [.B100] - [.B99] ) / ( 60 / [.$B$2] / 360 )" office:value-type="float" office:value="113.547278995228" calcext:value-type="float">
            <text:p>113.55</text:p>
          </table:table-cell>
          <table:table-cell table:formula="of:=( [.C100] - [.C99] ) / ( 60 / [.$B$2] / 360 )" office:value-type="float" office:value="1562.84655898963" calcext:value-type="float">
            <text:p>1,562.85</text:p>
          </table:table-cell>
          <table:table-cell table:formula="of:=KNEEANGLE( [.B$37]; [.C$36]; [.$A100]; [.B$30]; [.B$29]; [.B$27]; [.B100] )" office:value-type="float" office:value="86.6248231271601" calcext:value-type="float">
            <text:p>86.62</text:p>
          </table:table-cell>
          <table:table-cell table:formula="of:=( [.E100] - [.E99] ) / ( 60 / [.$B$2] / 360 )" office:value-type="float" office:value="250.130698796247" calcext:value-type="float">
            <text:p>250.13</text:p>
          </table:table-cell>
          <table:table-cell table:formula="of:=( [.F100] - [.F99] ) / ( 60 / [.$B$2] / 360 )" office:value-type="float" office:value="850.68777099341" calcext:value-type="float">
            <text:p>850.69</text:p>
          </table:table-cell>
          <table:table-cell table:number-columns-repeated="3"/>
          <table:table-cell table:formula="of:=HIPANGLE( [.L$37]; [.M$36]; [.$A100]; [.L$30]; [.L$29]; [.L$27]; [.L$28] )" office:value-type="float" office:value="18.5747741757272" calcext:value-type="float">
            <text:p>18.57</text:p>
          </table:table-cell>
          <table:table-cell table:formula="of:=( [.K100] - [.K99] ) / ( 60 / [.$B$2] / 360 )" office:value-type="float" office:value="120.078649446139" calcext:value-type="float">
            <text:p>120.08</text:p>
          </table:table-cell>
          <table:table-cell table:formula="of:=( [.L100] - [.L99] ) / ( 60 / [.$B$2] / 360 )" office:value-type="float" office:value="1513.12317074456" calcext:value-type="float">
            <text:p>1,513.12</text:p>
          </table:table-cell>
          <table:table-cell table:formula="of:=KNEEANGLE( [.L$37]; [.M$36]; [.$A100]; [.L$30]; [.L$29]; [.L$27]; [.K100] )" office:value-type="float" office:value="88.083010683977" calcext:value-type="float">
            <text:p>88.08</text:p>
          </table:table-cell>
          <table:table-cell table:formula="of:=( [.N100] - [.N99] ) / ( 60 / [.$B$2] / 360 )" office:value-type="float" office:value="254.324570597139" calcext:value-type="float">
            <text:p>254.32</text:p>
          </table:table-cell>
          <table:table-cell table:formula="of:=( [.O100] - [.O99] ) / ( 60 / [.$B$2] / 360 )" office:value-type="float" office:value="815.320881436925" calcext:value-type="float">
            <text:p>815.32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.00</text:p>
          </table:table-cell>
          <table:table-cell table:formula="of:=HIPANGLE( [.B$37]; [.C$36]; [.$A101]; [.B$30]; [.B$29]; [.B$27]; [.B$28] )" office:value-type="float" office:value="19.8975033828653" calcext:value-type="float">
            <text:p>19.90</text:p>
          </table:table-cell>
          <table:table-cell table:formula="of:=( [.B101] - [.B100] ) / ( 60 / [.$B$2] / 360 )" office:value-type="float" office:value="116.957946075548" calcext:value-type="float">
            <text:p>116.96</text:p>
          </table:table-cell>
          <table:table-cell table:formula="of:=( [.C101] - [.C100] ) / ( 60 / [.$B$2] / 360 )" office:value-type="float" office:value="1534.80018614388" calcext:value-type="float">
            <text:p>1,534.80</text:p>
          </table:table-cell>
          <table:table-cell table:formula="of:=KNEEANGLE( [.B$37]; [.C$36]; [.$A101]; [.B$30]; [.B$29]; [.B$27]; [.B101] )" office:value-type="float" office:value="87.1847453516446" calcext:value-type="float">
            <text:p>87.18</text:p>
          </table:table-cell>
          <table:table-cell table:formula="of:=( [.E101] - [.E100] ) / ( 60 / [.$B$2] / 360 )" office:value-type="float" office:value="251.965001018023" calcext:value-type="float">
            <text:p>251.97</text:p>
          </table:table-cell>
          <table:table-cell table:formula="of:=( [.F101] - [.F100] ) / ( 60 / [.$B$2] / 360 )" office:value-type="float" office:value="825.435999799034" calcext:value-type="float">
            <text:p>825.44</text:p>
          </table:table-cell>
          <table:table-cell table:number-columns-repeated="3"/>
          <table:table-cell table:formula="of:=HIPANGLE( [.L$37]; [.M$36]; [.$A101]; [.L$30]; [.L$29]; [.L$27]; [.L$28] )" office:value-type="float" office:value="18.848950592877" calcext:value-type="float">
            <text:p>18.85</text:p>
          </table:table-cell>
          <table:table-cell table:formula="of:=( [.K101] - [.K100] ) / ( 60 / [.$B$2] / 360 )" office:value-type="float" office:value="123.379387717412" calcext:value-type="float">
            <text:p>123.38</text:p>
          </table:table-cell>
          <table:table-cell table:formula="of:=( [.L101] - [.L100] ) / ( 60 / [.$B$2] / 360 )" office:value-type="float" office:value="1485.33222207247" calcext:value-type="float">
            <text:p>1,485.33</text:p>
          </table:table-cell>
          <table:table-cell table:formula="of:=KNEEANGLE( [.L$37]; [.M$36]; [.$A101]; [.L$30]; [.L$29]; [.L$27]; [.K101] )" office:value-type="float" office:value="88.6520809914125" calcext:value-type="float">
            <text:p>88.65</text:p>
          </table:table-cell>
          <table:table-cell table:formula="of:=( [.N101] - [.N100] ) / ( 60 / [.$B$2] / 360 )" office:value-type="float" office:value="256.081638345986" calcext:value-type="float">
            <text:p>256.08</text:p>
          </table:table-cell>
          <table:table-cell table:formula="of:=( [.O101] - [.O100] ) / ( 60 / [.$B$2] / 360 )" office:value-type="float" office:value="790.680486980917" calcext:value-type="float">
            <text:p>790.68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.00</text:p>
          </table:table-cell>
          <table:table-cell table:formula="of:=HIPANGLE( [.B$37]; [.C$36]; [.$A102]; [.B$30]; [.B$29]; [.B$27]; [.B$28] )" office:value-type="float" office:value="20.1648507306379" calcext:value-type="float">
            <text:p>20.16</text:p>
          </table:table-cell>
          <table:table-cell table:formula="of:=( [.B102] - [.B101] ) / ( 60 / [.$B$2] / 360 )" office:value-type="float" office:value="120.306306497631" calcext:value-type="float">
            <text:p>120.31</text:p>
          </table:table-cell>
          <table:table-cell table:formula="of:=( [.C102] - [.C101] ) / ( 60 / [.$B$2] / 360 )" office:value-type="float" office:value="1506.76218993768" calcext:value-type="float">
            <text:p>1,506.76</text:p>
          </table:table-cell>
          <table:table-cell table:formula="of:=KNEEANGLE( [.B$37]; [.C$36]; [.$A102]; [.B$30]; [.B$29]; [.B$27]; [.B102] )" office:value-type="float" office:value="87.7486203462858" calcext:value-type="float">
            <text:p>87.75</text:p>
          </table:table-cell>
          <table:table-cell table:formula="of:=( [.E102] - [.E101] ) / ( 60 / [.$B$2] / 360 )" office:value-type="float" office:value="253.743747588545" calcext:value-type="float">
            <text:p>253.74</text:p>
          </table:table-cell>
          <table:table-cell table:formula="of:=( [.F102] - [.F101] ) / ( 60 / [.$B$2] / 360 )" office:value-type="float" office:value="800.435956734837" calcext:value-type="float">
            <text:p>800.44</text:p>
          </table:table-cell>
          <table:table-cell table:number-columns-repeated="3"/>
          <table:table-cell table:formula="of:=HIPANGLE( [.L$37]; [.M$36]; [.$A102]; [.L$30]; [.L$29]; [.L$27]; [.L$28] )" office:value-type="float" office:value="19.1303249503766" calcext:value-type="float">
            <text:p>19.13</text:p>
          </table:table-cell>
          <table:table-cell table:formula="of:=( [.K102] - [.K101] ) / ( 60 / [.$B$2] / 360 )" office:value-type="float" office:value="126.618460874808" calcext:value-type="float">
            <text:p>126.62</text:p>
          </table:table-cell>
          <table:table-cell table:formula="of:=( [.L102] - [.L101] ) / ( 60 / [.$B$2] / 360 )" office:value-type="float" office:value="1457.58292082828" calcext:value-type="float">
            <text:p>1,457.58</text:p>
          </table:table-cell>
          <table:table-cell table:formula="of:=KNEEANGLE( [.L$37]; [.M$36]; [.$A102]; [.L$30]; [.L$29]; [.L$27]; [.K102] )" office:value-type="float" office:value="89.2249354132354" calcext:value-type="float">
            <text:p>89.22</text:p>
          </table:table-cell>
          <table:table-cell table:formula="of:=( [.N102] - [.N101] ) / ( 60 / [.$B$2] / 360 )" office:value-type="float" office:value="257.784489820284" calcext:value-type="float">
            <text:p>257.78</text:p>
          </table:table-cell>
          <table:table-cell table:formula="of:=( [.O102] - [.O101] ) / ( 60 / [.$B$2] / 360 )" office:value-type="float" office:value="766.28316343419" calcext:value-type="float">
            <text:p>766.28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.00</text:p>
          </table:table-cell>
          <table:table-cell table:formula="of:=HIPANGLE( [.B$37]; [.C$36]; [.$A103]; [.B$30]; [.B$29]; [.B$27]; [.B$28] )" office:value-type="float" office:value="20.4395005616924" calcext:value-type="float">
            <text:p>20.44</text:p>
          </table:table-cell>
          <table:table-cell table:formula="of:=( [.B103] - [.B102] ) / ( 60 / [.$B$2] / 360 )" office:value-type="float" office:value="123.592423974565" calcext:value-type="float">
            <text:p>123.59</text:p>
          </table:table-cell>
          <table:table-cell table:formula="of:=( [.C103] - [.C102] ) / ( 60 / [.$B$2] / 360 )" office:value-type="float" office:value="1478.75286462018" calcext:value-type="float">
            <text:p>1,478.75</text:p>
          </table:table-cell>
          <table:table-cell table:formula="of:=KNEEANGLE( [.B$37]; [.C$36]; [.$A103]; [.B$30]; [.B$29]; [.B$27]; [.B103] )" office:value-type="float" office:value="88.3163258708429" calcext:value-type="float">
            <text:p>88.32</text:p>
          </table:table-cell>
          <table:table-cell table:formula="of:=( [.E103] - [.E102] ) / ( 60 / [.$B$2] / 360 )" office:value-type="float" office:value="255.467486050694" calcext:value-type="float">
            <text:p>255.47</text:p>
          </table:table-cell>
          <table:table-cell table:formula="of:=( [.F103] - [.F102] ) / ( 60 / [.$B$2] / 360 )" office:value-type="float" office:value="775.682307967287" calcext:value-type="float">
            <text:p>775.68</text:p>
          </table:table-cell>
          <table:table-cell table:number-columns-repeated="3"/>
          <table:table-cell table:formula="of:=HIPANGLE( [.L$37]; [.M$36]; [.$A103]; [.L$30]; [.L$29]; [.L$27]; [.L$28] )" office:value-type="float" office:value="19.4187605056888" calcext:value-type="float">
            <text:p>19.42</text:p>
          </table:table-cell>
          <table:table-cell table:formula="of:=( [.K103] - [.K102] ) / ( 60 / [.$B$2] / 360 )" office:value-type="float" office:value="129.795999890483" calcext:value-type="float">
            <text:p>129.80</text:p>
          </table:table-cell>
          <table:table-cell table:formula="of:=( [.L103] - [.L102] ) / ( 60 / [.$B$2] / 360 )" office:value-type="float" office:value="1429.89255705372" calcext:value-type="float">
            <text:p>1,429.89</text:p>
          </table:table-cell>
          <table:table-cell table:formula="of:=KNEEANGLE( [.L$37]; [.M$36]; [.$A103]; [.L$30]; [.L$29]; [.L$27]; [.K103] )" office:value-type="float" office:value="89.8014546377572" calcext:value-type="float">
            <text:p>89.80</text:p>
          </table:table-cell>
          <table:table-cell table:formula="of:=( [.N103] - [.N102] ) / ( 60 / [.$B$2] / 360 )" office:value-type="float" office:value="259.433651034831" calcext:value-type="float">
            <text:p>259.43</text:p>
          </table:table-cell>
          <table:table-cell table:formula="of:=( [.O103] - [.O102] ) / ( 60 / [.$B$2] / 360 )" office:value-type="float" office:value="742.122546545949" calcext:value-type="float">
            <text:p>742.1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.00</text:p>
          </table:table-cell>
          <table:table-cell table:formula="of:=HIPANGLE( [.B$37]; [.C$36]; [.$A104]; [.B$30]; [.B$29]; [.B$27]; [.B$28] )" office:value-type="float" office:value="20.7213147918527" calcext:value-type="float">
            <text:p>20.72</text:p>
          </table:table-cell>
          <table:table-cell table:formula="of:=( [.B104] - [.B103] ) / ( 60 / [.$B$2] / 360 )" office:value-type="float" office:value="126.816403572132" calcext:value-type="float">
            <text:p>126.82</text:p>
          </table:table-cell>
          <table:table-cell table:formula="of:=( [.C104] - [.C103] ) / ( 60 / [.$B$2] / 360 )" office:value-type="float" office:value="1450.79081890515" calcext:value-type="float">
            <text:p>1,450.79</text:p>
          </table:table-cell>
          <table:table-cell table:formula="of:=KNEEANGLE( [.B$37]; [.C$36]; [.$A104]; [.B$30]; [.B$29]; [.B$27]; [.B104] )" office:value-type="float" office:value="88.8877408722206" calcext:value-type="float">
            <text:p>88.89</text:p>
          </table:table-cell>
          <table:table-cell table:formula="of:=( [.E104] - [.E103] ) / ( 60 / [.$B$2] / 360 )" office:value-type="float" office:value="257.136750619946" calcext:value-type="float">
            <text:p>257.14</text:p>
          </table:table-cell>
          <table:table-cell table:formula="of:=( [.F104] - [.F103] ) / ( 60 / [.$B$2] / 360 )" office:value-type="float" office:value="751.169056163512" calcext:value-type="float">
            <text:p>751.17</text:p>
          </table:table-cell>
          <table:table-cell table:number-columns-repeated="3"/>
          <table:table-cell table:formula="of:=HIPANGLE( [.L$37]; [.M$36]; [.$A104]; [.L$30]; [.L$29]; [.L$27]; [.L$28] )" office:value-type="float" office:value="19.7141208849716" calcext:value-type="float">
            <text:p>19.71</text:p>
          </table:table-cell>
          <table:table-cell table:formula="of:=( [.K104] - [.K103] ) / ( 60 / [.$B$2] / 360 )" office:value-type="float" office:value="132.912170677262" calcext:value-type="float">
            <text:p>132.91</text:p>
          </table:table-cell>
          <table:table-cell table:formula="of:=( [.L104] - [.L103] ) / ( 60 / [.$B$2] / 360 )" office:value-type="float" office:value="1402.2768540508" calcext:value-type="float">
            <text:p>1,402.28</text:p>
          </table:table-cell>
          <table:table-cell table:formula="of:=KNEEANGLE( [.L$37]; [.M$36]; [.$A104]; [.L$30]; [.L$29]; [.L$27]; [.K104] )" office:value-type="float" office:value="90.3815204877688" calcext:value-type="float">
            <text:p>90.38</text:p>
          </table:table-cell>
          <table:table-cell table:formula="of:=( [.N104] - [.N103] ) / ( 60 / [.$B$2] / 360 )" office:value-type="float" office:value="261.029632505204" calcext:value-type="float">
            <text:p>261.03</text:p>
          </table:table-cell>
          <table:table-cell table:formula="of:=( [.O104] - [.O103] ) / ( 60 / [.$B$2] / 360 )" office:value-type="float" office:value="718.191661668044" calcext:value-type="float">
            <text:p>718.19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.00</text:p>
          </table:table-cell>
          <table:table-cell table:formula="of:=HIPANGLE( [.B$37]; [.C$36]; [.$A105]; [.B$30]; [.B$29]; [.B$27]; [.B$28] )" office:value-type="float" office:value="21.0101556542805" calcext:value-type="float">
            <text:p>21.01</text:p>
          </table:table-cell>
          <table:table-cell table:formula="of:=( [.B105] - [.B104] ) / ( 60 / [.$B$2] / 360 )" office:value-type="float" office:value="129.978388092499" calcext:value-type="float">
            <text:p>129.98</text:p>
          </table:table-cell>
          <table:table-cell table:formula="of:=( [.C105] - [.C104] ) / ( 60 / [.$B$2] / 360 )" office:value-type="float" office:value="1422.89303416522" calcext:value-type="float">
            <text:p>1,422.89</text:p>
          </table:table-cell>
          <table:table-cell table:formula="of:=KNEEANGLE( [.B$37]; [.C$36]; [.$A105]; [.B$30]; [.B$29]; [.B$27]; [.B105] )" office:value-type="float" office:value="89.4627454517299" calcext:value-type="float">
            <text:p>89.46</text:p>
          </table:table-cell>
          <table:table-cell table:formula="of:=( [.E105] - [.E104] ) / ( 60 / [.$B$2] / 360 )" office:value-type="float" office:value="258.752060779184" calcext:value-type="float">
            <text:p>258.75</text:p>
          </table:table-cell>
          <table:table-cell table:formula="of:=( [.F105] - [.F104] ) / ( 60 / [.$B$2] / 360 )" office:value-type="float" office:value="726.88957165679" calcext:value-type="float">
            <text:p>726.89</text:p>
          </table:table-cell>
          <table:table-cell table:number-columns-repeated="3"/>
          <table:table-cell table:formula="of:=HIPANGLE( [.L$37]; [.M$36]; [.$A105]; [.L$30]; [.L$29]; [.L$27]; [.L$28] )" office:value-type="float" office:value="20.0162701532692" calcext:value-type="float">
            <text:p>20.02</text:p>
          </table:table-cell>
          <table:table-cell table:formula="of:=( [.K105] - [.K104] ) / ( 60 / [.$B$2] / 360 )" office:value-type="float" office:value="135.967170733951" calcext:value-type="float">
            <text:p>135.97</text:p>
          </table:table-cell>
          <table:table-cell table:formula="of:=( [.L105] - [.L104] ) / ( 60 / [.$B$2] / 360 )" office:value-type="float" office:value="1374.7500255099" calcext:value-type="float">
            <text:p>1,374.75</text:p>
          </table:table-cell>
          <table:table-cell table:formula="of:=KNEEANGLE( [.L$37]; [.M$36]; [.$A105]; [.L$30]; [.L$29]; [.L$27]; [.K105] )" office:value-type="float" office:value="90.9650158832151" calcext:value-type="float">
            <text:p>90.97</text:p>
          </table:table-cell>
          <table:table-cell table:formula="of:=( [.N105] - [.N104] ) / ( 60 / [.$B$2] / 360 )" office:value-type="float" office:value="262.572927950812" calcext:value-type="float">
            <text:p>262.57</text:p>
          </table:table-cell>
          <table:table-cell table:formula="of:=( [.O105] - [.O104] ) / ( 60 / [.$B$2] / 360 )" office:value-type="float" office:value="694.48295052363" calcext:value-type="float">
            <text:p>694.48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.00</text:p>
          </table:table-cell>
          <table:table-cell table:formula="of:=HIPANGLE( [.B$37]; [.C$36]; [.$A106]; [.B$30]; [.B$29]; [.B$27]; [.B$28] )" office:value-type="float" office:value="21.305885775586" calcext:value-type="float">
            <text:p>21.31</text:p>
          </table:table-cell>
          <table:table-cell table:formula="of:=( [.B106] - [.B105] ) / ( 60 / [.$B$2] / 360 )" office:value-type="float" office:value="133.078554587454" calcext:value-type="float">
            <text:p>133.08</text:p>
          </table:table-cell>
          <table:table-cell table:formula="of:=( [.C106] - [.C105] ) / ( 60 / [.$B$2] / 360 )" office:value-type="float" office:value="1395.07492272973" calcext:value-type="float">
            <text:p>1,395.07</text:p>
          </table:table-cell>
          <table:table-cell table:formula="of:=KNEEANGLE( [.B$37]; [.C$36]; [.$A106]; [.B$30]; [.B$29]; [.B$27]; [.B106] )" office:value-type="float" office:value="90.0412208293684" calcext:value-type="float">
            <text:p>90.04</text:p>
          </table:table-cell>
          <table:table-cell table:formula="of:=( [.E106] - [.E105] ) / ( 60 / [.$B$2] / 360 )" office:value-type="float" office:value="260.313919937343" calcext:value-type="float">
            <text:p>260.31</text:p>
          </table:table-cell>
          <table:table-cell table:formula="of:=( [.F106] - [.F105] ) / ( 60 / [.$B$2] / 360 )" office:value-type="float" office:value="702.83662117165" calcext:value-type="float">
            <text:p>702.84</text:p>
          </table:table-cell>
          <table:table-cell table:number-columns-repeated="3"/>
          <table:table-cell table:formula="of:=HIPANGLE( [.L$37]; [.M$36]; [.$A106]; [.L$30]; [.L$29]; [.L$27]; [.L$28] )" office:value-type="float" office:value="20.3250728775278" calcext:value-type="float">
            <text:p>20.33</text:p>
          </table:table-cell>
          <table:table-cell table:formula="of:=( [.K106] - [.K105] ) / ( 60 / [.$B$2] / 360 )" office:value-type="float" office:value="138.961225916356" calcext:value-type="float">
            <text:p>138.96</text:p>
          </table:table-cell>
          <table:table-cell table:formula="of:=( [.L106] - [.L105] ) / ( 60 / [.$B$2] / 360 )" office:value-type="float" office:value="1347.32483208246" calcext:value-type="float">
            <text:p>1,347.32</text:p>
          </table:table-cell>
          <table:table-cell table:formula="of:=KNEEANGLE( [.L$37]; [.M$36]; [.$A106]; [.L$30]; [.L$29]; [.L$27]; [.K106] )" office:value-type="float" office:value="91.5518248011098" calcext:value-type="float">
            <text:p>91.55</text:p>
          </table:table-cell>
          <table:table-cell table:formula="of:=( [.N106] - [.N105] ) / ( 60 / [.$B$2] / 360 )" office:value-type="float" office:value="264.064013052641" calcext:value-type="float">
            <text:p>264.06</text:p>
          </table:table-cell>
          <table:table-cell table:formula="of:=( [.O106] - [.O105] ) / ( 60 / [.$B$2] / 360 )" office:value-type="float" office:value="670.988295822852" calcext:value-type="float">
            <text:p>670.99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.00</text:p>
          </table:table-cell>
          <table:table-cell table:formula="of:=HIPANGLE( [.B$37]; [.C$36]; [.$A107]; [.B$30]; [.B$29]; [.B$27]; [.B$28] )" office:value-type="float" office:value="21.6083682444774" calcext:value-type="float">
            <text:p>21.61</text:p>
          </table:table-cell>
          <table:table-cell table:formula="of:=( [.B107] - [.B106] ) / ( 60 / [.$B$2] / 360 )" office:value-type="float" office:value="136.117111001145" calcext:value-type="float">
            <text:p>136.12</text:p>
          </table:table-cell>
          <table:table-cell table:formula="of:=( [.C107] - [.C106] ) / ( 60 / [.$B$2] / 360 )" office:value-type="float" office:value="1367.35038616097" calcext:value-type="float">
            <text:p>1,367.35</text:p>
          </table:table-cell>
          <table:table-cell table:formula="of:=KNEEANGLE( [.B$37]; [.C$36]; [.$A107]; [.B$30]; [.B$29]; [.B$27]; [.B107] )" office:value-type="float" office:value="90.6230493052533" calcext:value-type="float">
            <text:p>90.62</text:p>
          </table:table-cell>
          <table:table-cell table:formula="of:=( [.E107] - [.E106] ) / ( 60 / [.$B$2] / 360 )" office:value-type="float" office:value="261.822814148194" calcext:value-type="float">
            <text:p>261.82</text:p>
          </table:table-cell>
          <table:table-cell table:formula="of:=( [.F107] - [.F106] ) / ( 60 / [.$B$2] / 360 )" office:value-type="float" office:value="679.002394883077" calcext:value-type="float">
            <text:p>679.00</text:p>
          </table:table-cell>
          <table:table-cell table:number-columns-repeated="3"/>
          <table:table-cell table:formula="of:=HIPANGLE( [.L$37]; [.M$36]; [.$A107]; [.L$30]; [.L$29]; [.L$27]; [.L$28] )" office:value-type="float" office:value="20.6403941827114" calcext:value-type="float">
            <text:p>20.64</text:p>
          </table:table-cell>
          <table:table-cell table:formula="of:=( [.K107] - [.K106] ) / ( 60 / [.$B$2] / 360 )" office:value-type="float" office:value="141.894587332618" calcext:value-type="float">
            <text:p>141.89</text:p>
          </table:table-cell>
          <table:table-cell table:formula="of:=( [.L107] - [.L106] ) / ( 60 / [.$B$2] / 360 )" office:value-type="float" office:value="1320.01263731761" calcext:value-type="float">
            <text:p>1,320.01</text:p>
          </table:table-cell>
          <table:table-cell table:formula="of:=KNEEANGLE( [.L$37]; [.M$36]; [.$A107]; [.L$30]; [.L$29]; [.L$27]; [.K107] )" office:value-type="float" office:value="92.1418322328009" calcext:value-type="float">
            <text:p>92.14</text:p>
          </table:table-cell>
          <table:table-cell table:formula="of:=( [.N107] - [.N106] ) / ( 60 / [.$B$2] / 360 )" office:value-type="float" office:value="265.503344260991" calcext:value-type="float">
            <text:p>265.50</text:p>
          </table:table-cell>
          <table:table-cell table:formula="of:=( [.O107] - [.O106] ) / ( 60 / [.$B$2] / 360 )" office:value-type="float" office:value="647.699043757774" calcext:value-type="float">
            <text:p>647.70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.00</text:p>
          </table:table-cell>
          <table:table-cell table:formula="of:=HIPANGLE( [.B$37]; [.C$36]; [.$A108]; [.B$30]; [.B$29]; [.B$27]; [.B$28] )" office:value-type="float" office:value="21.9174666732354" calcext:value-type="float">
            <text:p>21.92</text:p>
          </table:table-cell>
          <table:table-cell table:formula="of:=( [.B108] - [.B107] ) / ( 60 / [.$B$2] / 360 )" office:value-type="float" office:value="139.094292941103" calcext:value-type="float">
            <text:p>139.09</text:p>
          </table:table-cell>
          <table:table-cell table:formula="of:=( [.C108] - [.C107] ) / ( 60 / [.$B$2] / 360 )" office:value-type="float" office:value="1339.73187298083" calcext:value-type="float">
            <text:p>1,339.73</text:p>
          </table:table-cell>
          <table:table-cell table:formula="of:=KNEEANGLE( [.B$37]; [.C$36]; [.$A108]; [.B$30]; [.B$29]; [.B$27]; [.B108] )" office:value-type="float" office:value="91.2081142183276" calcext:value-type="float">
            <text:p>91.21</text:p>
          </table:table-cell>
          <table:table-cell table:formula="of:=( [.E108] - [.E107] ) / ( 60 / [.$B$2] / 360 )" office:value-type="float" office:value="263.279210883431" calcext:value-type="float">
            <text:p>263.28</text:p>
          </table:table-cell>
          <table:table-cell table:formula="of:=( [.F108] - [.F107] ) / ( 60 / [.$B$2] / 360 )" office:value-type="float" office:value="655.378530856461" calcext:value-type="float">
            <text:p>655.38</text:p>
          </table:table-cell>
          <table:table-cell table:number-columns-repeated="3"/>
          <table:table-cell table:formula="of:=HIPANGLE( [.L$37]; [.M$36]; [.$A108]; [.L$30]; [.L$29]; [.L$27]; [.L$28] )" office:value-type="float" office:value="20.9620998012917" calcext:value-type="float">
            <text:p>20.96</text:p>
          </table:table-cell>
          <table:table-cell table:formula="of:=( [.K108] - [.K107] ) / ( 60 / [.$B$2] / 360 )" office:value-type="float" office:value="144.767528361136" calcext:value-type="float">
            <text:p>144.77</text:p>
          </table:table-cell>
          <table:table-cell table:formula="of:=( [.L108] - [.L107] ) / ( 60 / [.$B$2] / 360 )" office:value-type="float" office:value="1292.82346283343" calcext:value-type="float">
            <text:p>1,292.82</text:p>
          </table:table-cell>
          <table:table-cell table:formula="of:=KNEEANGLE( [.L$37]; [.M$36]; [.$A108]; [.L$30]; [.L$29]; [.L$27]; [.K108] )" office:value-type="float" office:value="92.7349241386867" calcext:value-type="float">
            <text:p>92.73</text:p>
          </table:table-cell>
          <table:table-cell table:formula="of:=( [.N108] - [.N107] ) / ( 60 / [.$B$2] / 360 )" office:value-type="float" office:value="266.89135764861" calcext:value-type="float">
            <text:p>266.89</text:p>
          </table:table-cell>
          <table:table-cell table:formula="of:=( [.O108] - [.O107] ) / ( 60 / [.$B$2] / 360 )" office:value-type="float" office:value="624.606024428331" calcext:value-type="float">
            <text:p>624.61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.00</text:p>
          </table:table-cell>
          <table:table-cell table:formula="of:=HIPANGLE( [.B$37]; [.C$36]; [.$A109]; [.B$30]; [.B$29]; [.B$27]; [.B$28] )" office:value-type="float" office:value="22.2330452522936" calcext:value-type="float">
            <text:p>22.23</text:p>
          </table:table-cell>
          <table:table-cell table:formula="of:=( [.B109] - [.B108] ) / ( 60 / [.$B$2] / 360 )" office:value-type="float" office:value="142.010360576208" calcext:value-type="float">
            <text:p>142.01</text:p>
          </table:table-cell>
          <table:table-cell table:formula="of:=( [.C109] - [.C108] ) / ( 60 / [.$B$2] / 360 )" office:value-type="float" office:value="1312.23043579745" calcext:value-type="float">
            <text:p>1,312.23</text:p>
          </table:table-cell>
          <table:table-cell table:formula="of:=KNEEANGLE( [.B$37]; [.C$36]; [.$A109]; [.B$30]; [.B$29]; [.B$27]; [.B109] )" office:value-type="float" office:value="91.7962999024534" calcext:value-type="float">
            <text:p>91.80</text:p>
          </table:table-cell>
          <table:table-cell table:formula="of:=( [.E109] - [.E108] ) / ( 60 / [.$B$2] / 360 )" office:value-type="float" office:value="264.683557856625" calcext:value-type="float">
            <text:p>264.68</text:p>
          </table:table-cell>
          <table:table-cell table:formula="of:=( [.F109] - [.F108] ) / ( 60 / [.$B$2] / 360 )" office:value-type="float" office:value="631.956137937215" calcext:value-type="float">
            <text:p>631.96</text:p>
          </table:table-cell>
          <table:table-cell table:number-columns-repeated="3"/>
          <table:table-cell table:formula="of:=HIPANGLE( [.L$37]; [.M$36]; [.$A109]; [.L$30]; [.L$29]; [.L$27]; [.L$28] )" office:value-type="float" office:value="21.2900561163764" calcext:value-type="float">
            <text:p>21.29</text:p>
          </table:table-cell>
          <table:table-cell table:formula="of:=( [.K109] - [.K108] ) / ( 60 / [.$B$2] / 360 )" office:value-type="float" office:value="147.580341788117" calcext:value-type="float">
            <text:p>147.58</text:p>
          </table:table-cell>
          <table:table-cell table:formula="of:=( [.L109] - [.L108] ) / ( 60 / [.$B$2] / 360 )" office:value-type="float" office:value="1265.76604214145" calcext:value-type="float">
            <text:p>1,265.77</text:p>
          </table:table-cell>
          <table:table-cell table:formula="of:=KNEEANGLE( [.L$37]; [.M$36]; [.$A109]; [.L$30]; [.L$29]; [.L$27]; [.K109] )" office:value-type="float" office:value="93.3309874004748" calcext:value-type="float">
            <text:p>93.33</text:p>
          </table:table-cell>
          <table:table-cell table:formula="of:=( [.N109] - [.N108] ) / ( 60 / [.$B$2] / 360 )" office:value-type="float" office:value="268.228467804627" calcext:value-type="float">
            <text:p>268.23</text:p>
          </table:table-cell>
          <table:table-cell table:formula="of:=( [.O109] - [.O108] ) / ( 60 / [.$B$2] / 360 )" office:value-type="float" office:value="601.69957020785" calcext:value-type="float">
            <text:p>601.70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.00</text:p>
          </table:table-cell>
          <table:table-cell table:formula="of:=HIPANGLE( [.B$37]; [.C$36]; [.$A110]; [.B$30]; [.B$29]; [.B$27]; [.B$28] )" office:value-type="float" office:value="22.5549687982025" calcext:value-type="float">
            <text:p>22.55</text:p>
          </table:table-cell>
          <table:table-cell table:formula="of:=( [.B110] - [.B109] ) / ( 60 / [.$B$2] / 360 )" office:value-type="float" office:value="144.865595658993" calcext:value-type="float">
            <text:p>144.87</text:p>
          </table:table-cell>
          <table:table-cell table:formula="of:=( [.C110] - [.C109] ) / ( 60 / [.$B$2] / 360 )" office:value-type="float" office:value="1284.85578725332" calcext:value-type="float">
            <text:p>1,284.86</text:p>
          </table:table-cell>
          <table:table-cell table:formula="of:=KNEEANGLE( [.B$37]; [.C$36]; [.$A110]; [.B$30]; [.B$29]; [.B$27]; [.B110] )" office:value-type="float" office:value="92.3874916399911" calcext:value-type="float">
            <text:p>92.39</text:p>
          </table:table-cell>
          <table:table-cell table:formula="of:=( [.E110] - [.E109] ) / ( 60 / [.$B$2] / 360 )" office:value-type="float" office:value="266.036281891939" calcext:value-type="float">
            <text:p>266.04</text:p>
          </table:table-cell>
          <table:table-cell table:formula="of:=( [.F110] - [.F109] ) / ( 60 / [.$B$2] / 360 )" office:value-type="float" office:value="608.725815891376" calcext:value-type="float">
            <text:p>608.73</text:p>
          </table:table-cell>
          <table:table-cell table:number-columns-repeated="3"/>
          <table:table-cell table:formula="of:=HIPANGLE( [.L$37]; [.M$36]; [.$A110]; [.L$30]; [.L$29]; [.L$27]; [.L$28] )" office:value-type="float" office:value="21.6241301987367" calcext:value-type="float">
            <text:p>21.62</text:p>
          </table:table-cell>
          <table:table-cell table:formula="of:=( [.K110] - [.K109] ) / ( 60 / [.$B$2] / 360 )" office:value-type="float" office:value="150.333337062146" calcext:value-type="float">
            <text:p>150.33</text:p>
          </table:table-cell>
          <table:table-cell table:formula="of:=( [.L110] - [.L109] ) / ( 60 / [.$B$2] / 360 )" office:value-type="float" office:value="1238.8478733128" calcext:value-type="float">
            <text:p>1,238.85</text:p>
          </table:table-cell>
          <table:table-cell table:formula="of:=KNEEANGLE( [.L$37]; [.M$36]; [.$A110]; [.L$30]; [.L$29]; [.L$27]; [.K110] )" office:value-type="float" office:value="93.9299097710625" calcext:value-type="float">
            <text:p>93.93</text:p>
          </table:table-cell>
          <table:table-cell table:formula="of:=( [.N110] - [.N109] ) / ( 60 / [.$B$2] / 360 )" office:value-type="float" office:value="269.515066764491" calcext:value-type="float">
            <text:p>269.52</text:p>
          </table:table-cell>
          <table:table-cell table:formula="of:=( [.O110] - [.O109] ) / ( 60 / [.$B$2] / 360 )" office:value-type="float" office:value="578.969531938682" calcext:value-type="float">
            <text:p>578.97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.00</text:p>
          </table:table-cell>
          <table:table-cell table:formula="of:=HIPANGLE( [.B$37]; [.C$36]; [.$A111]; [.B$30]; [.B$29]; [.B$27]; [.B$28] )" office:value-type="float" office:value="22.8831027952466" calcext:value-type="float">
            <text:p>22.88</text:p>
          </table:table-cell>
          <table:table-cell table:formula="of:=( [.B111] - [.B110] ) / ( 60 / [.$B$2] / 360 )" office:value-type="float" office:value="147.660298669857" calcext:value-type="float">
            <text:p>147.66</text:p>
          </table:table-cell>
          <table:table-cell table:formula="of:=( [.C111] - [.C110] ) / ( 60 / [.$B$2] / 360 )" office:value-type="float" office:value="1257.61635488874" calcext:value-type="float">
            <text:p>1,257.62</text:p>
          </table:table-cell>
          <table:table-cell table:formula="of:=KNEEANGLE( [.B$37]; [.C$36]; [.$A111]; [.B$30]; [.B$29]; [.B$27]; [.B111] )" office:value-type="float" office:value="92.9815756129566" calcext:value-type="float">
            <text:p>92.98</text:p>
          </table:table-cell>
          <table:table-cell table:formula="of:=( [.E111] - [.E110] ) / ( 60 / [.$B$2] / 360 )" office:value-type="float" office:value="267.337787834465" calcext:value-type="float">
            <text:p>267.34</text:p>
          </table:table-cell>
          <table:table-cell table:formula="of:=( [.F111] - [.F110] ) / ( 60 / [.$B$2] / 360 )" office:value-type="float" office:value="585.677674136869" calcext:value-type="float">
            <text:p>585.68</text:p>
          </table:table-cell>
          <table:table-cell table:number-columns-repeated="3"/>
          <table:table-cell table:formula="of:=HIPANGLE( [.L$37]; [.M$36]; [.$A111]; [.L$30]; [.L$29]; [.L$27]; [.L$28] )" office:value-type="float" office:value="21.9641898379859" calcext:value-type="float">
            <text:p>21.96</text:p>
          </table:table-cell>
          <table:table-cell table:formula="of:=( [.K111] - [.K110] ) / ( 60 / [.$B$2] / 360 )" office:value-type="float" office:value="153.026837662145" calcext:value-type="float">
            <text:p>153.03</text:p>
          </table:table-cell>
          <table:table-cell table:formula="of:=( [.L111] - [.L110] ) / ( 60 / [.$B$2] / 360 )" office:value-type="float" office:value="1212.07526999978" calcext:value-type="float">
            <text:p>1,212.08</text:p>
          </table:table-cell>
          <table:table-cell table:formula="of:=KNEEANGLE( [.L$37]; [.M$36]; [.$A111]; [.L$30]; [.L$29]; [.L$27]; [.K111] )" office:value-type="float" office:value="94.5315798221103" calcext:value-type="float">
            <text:p>94.53</text:p>
          </table:table-cell>
          <table:table-cell table:formula="of:=( [.N111] - [.N110] ) / ( 60 / [.$B$2] / 360 )" office:value-type="float" office:value="270.751522971499" calcext:value-type="float">
            <text:p>270.75</text:p>
          </table:table-cell>
          <table:table-cell table:formula="of:=( [.O111] - [.O110] ) / ( 60 / [.$B$2] / 360 )" office:value-type="float" office:value="556.405293153736" calcext:value-type="float">
            <text:p>556.41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.00</text:p>
          </table:table-cell>
          <table:table-cell table:formula="of:=HIPANGLE( [.B$37]; [.C$36]; [.$A112]; [.B$30]; [.B$29]; [.B$27]; [.B$28] )" office:value-type="float" office:value="23.2173134309801" calcext:value-type="float">
            <text:p>23.22</text:p>
          </table:table-cell>
          <table:table-cell table:formula="of:=( [.B112] - [.B111] ) / ( 60 / [.$B$2] / 360 )" office:value-type="float" office:value="150.394786080055" calcext:value-type="float">
            <text:p>150.39</text:p>
          </table:table-cell>
          <table:table-cell table:formula="of:=( [.C112] - [.C111] ) / ( 60 / [.$B$2] / 360 )" office:value-type="float" office:value="1230.51933458915" calcext:value-type="float">
            <text:p>1,230.52</text:p>
          </table:table-cell>
          <table:table-cell table:formula="of:=KNEEANGLE( [.B$37]; [.C$36]; [.$A112]; [.B$30]; [.B$29]; [.B$27]; [.B112] )" office:value-type="float" office:value="93.578438851838" calcext:value-type="float">
            <text:p>93.58</text:p>
          </table:table-cell>
          <table:table-cell table:formula="of:=( [.E112] - [.E111] ) / ( 60 / [.$B$2] / 360 )" office:value-type="float" office:value="268.588457496667" calcext:value-type="float">
            <text:p>268.59</text:p>
          </table:table-cell>
          <table:table-cell table:formula="of:=( [.F112] - [.F111] ) / ( 60 / [.$B$2] / 360 )" office:value-type="float" office:value="562.801347990862" calcext:value-type="float">
            <text:p>562.80</text:p>
          </table:table-cell>
          <table:table-cell table:number-columns-repeated="3"/>
          <table:table-cell table:formula="of:=HIPANGLE( [.L$37]; [.M$36]; [.$A112]; [.L$30]; [.L$29]; [.L$27]; [.L$28] )" office:value-type="float" office:value="22.310103568153" calcext:value-type="float">
            <text:p>22.31</text:p>
          </table:table-cell>
          <table:table-cell table:formula="of:=( [.K112] - [.K111] ) / ( 60 / [.$B$2] / 360 )" office:value-type="float" office:value="155.661178575168" calcext:value-type="float">
            <text:p>155.66</text:p>
          </table:table-cell>
          <table:table-cell table:formula="of:=( [.L112] - [.L111] ) / ( 60 / [.$B$2] / 360 )" office:value-type="float" office:value="1185.45341086038" calcext:value-type="float">
            <text:p>1,185.45</text:p>
          </table:table-cell>
          <table:table-cell table:formula="of:=KNEEANGLE( [.L$37]; [.M$36]; [.$A112]; [.L$30]; [.L$29]; [.L$27]; [.K112] )" office:value-type="float" office:value="95.1358868893671" calcext:value-type="float">
            <text:p>95.14</text:p>
          </table:table-cell>
          <table:table-cell table:formula="of:=( [.N112] - [.N111] ) / ( 60 / [.$B$2] / 360 )" office:value-type="float" office:value="271.938180265559" calcext:value-type="float">
            <text:p>271.94</text:p>
          </table:table-cell>
          <table:table-cell table:formula="of:=( [.O112] - [.O111] ) / ( 60 / [.$B$2] / 360 )" office:value-type="float" office:value="533.995782326878" calcext:value-type="float">
            <text:p>534.00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.00</text:p>
          </table:table-cell>
          <table:table-cell table:formula="of:=HIPANGLE( [.B$37]; [.C$36]; [.$A113]; [.B$30]; [.B$29]; [.B$27]; [.B$28] )" office:value-type="float" office:value="23.557467625935" calcext:value-type="float">
            <text:p>23.56</text:p>
          </table:table-cell>
          <table:table-cell table:formula="of:=( [.B113] - [.B112] ) / ( 60 / [.$B$2] / 360 )" office:value-type="float" office:value="153.069387729688" calcext:value-type="float">
            <text:p>153.07</text:p>
          </table:table-cell>
          <table:table-cell table:formula="of:=( [.C113] - [.C112] ) / ( 60 / [.$B$2] / 360 )" office:value-type="float" office:value="1203.57074233496" calcext:value-type="float">
            <text:p>1,203.57</text:p>
          </table:table-cell>
          <table:table-cell table:formula="of:=KNEEANGLE( [.B$37]; [.C$36]; [.$A113]; [.B$30]; [.B$29]; [.B$27]; [.B113] )" office:value-type="float" office:value="94.1779691821416" calcext:value-type="float">
            <text:p>94.18</text:p>
          </table:table-cell>
          <table:table-cell table:formula="of:=( [.E113] - [.E112] ) / ( 60 / [.$B$2] / 360 )" office:value-type="float" office:value="269.788648636611" calcext:value-type="float">
            <text:p>269.79</text:p>
          </table:table-cell>
          <table:table-cell table:formula="of:=( [.F113] - [.F112] ) / ( 60 / [.$B$2] / 360 )" office:value-type="float" office:value="540.086012974683" calcext:value-type="float">
            <text:p>540.09</text:p>
          </table:table-cell>
          <table:table-cell table:number-columns-repeated="3"/>
          <table:table-cell table:formula="of:=HIPANGLE( [.L$37]; [.M$36]; [.$A113]; [.L$30]; [.L$29]; [.L$27]; [.L$28] )" office:value-type="float" office:value="22.661740687886" calcext:value-type="float">
            <text:p>22.66</text:p>
          </table:table-cell>
          <table:table-cell table:formula="of:=( [.K113] - [.K112] ) / ( 60 / [.$B$2] / 360 )" office:value-type="float" office:value="158.236703879853" calcext:value-type="float">
            <text:p>158.24</text:p>
          </table:table-cell>
          <table:table-cell table:formula="of:=( [.L113] - [.L112] ) / ( 60 / [.$B$2] / 360 )" office:value-type="float" office:value="1158.98638710791" calcext:value-type="float">
            <text:p>1,158.99</text:p>
          </table:table-cell>
          <table:table-cell table:formula="of:=KNEEANGLE( [.L$37]; [.M$36]; [.$A113]; [.L$30]; [.L$29]; [.L$27]; [.K113] )" office:value-type="float" office:value="95.7427210157985" calcext:value-type="float">
            <text:p>95.74</text:p>
          </table:table-cell>
          <table:table-cell table:formula="of:=( [.N113] - [.N112] ) / ( 60 / [.$B$2] / 360 )" office:value-type="float" office:value="273.075356894147" calcext:value-type="float">
            <text:p>273.08</text:p>
          </table:table-cell>
          <table:table-cell table:formula="of:=( [.O113] - [.O112] ) / ( 60 / [.$B$2] / 360 )" office:value-type="float" office:value="511.729482864425" calcext:value-type="float">
            <text:p>511.7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.00</text:p>
          </table:table-cell>
          <table:table-cell table:formula="of:=HIPANGLE( [.B$37]; [.C$36]; [.$A114]; [.B$30]; [.B$29]; [.B$27]; [.B$28] )" office:value-type="float" office:value="23.9034330577506" calcext:value-type="float">
            <text:p>23.90</text:p>
          </table:table-cell>
          <table:table-cell table:formula="of:=( [.B114] - [.B113] ) / ( 60 / [.$B$2] / 360 )" office:value-type="float" office:value="155.684444317055" calcext:value-type="float">
            <text:p>155.68</text:p>
          </table:table-cell>
          <table:table-cell table:formula="of:=( [.C114] - [.C113] ) / ( 60 / [.$B$2] / 360 )" office:value-type="float" office:value="1176.77546431504" calcext:value-type="float">
            <text:p>1,176.78</text:p>
          </table:table-cell>
          <table:table-cell table:formula="of:=KNEEANGLE( [.B$37]; [.C$36]; [.$A114]; [.B$30]; [.B$29]; [.B$27]; [.B114] )" office:value-type="float" office:value="94.7800551687277" calcext:value-type="float">
            <text:p>94.78</text:p>
          </table:table-cell>
          <table:table-cell table:formula="of:=( [.E114] - [.E113] ) / ( 60 / [.$B$2] / 360 )" office:value-type="float" office:value="270.938693963747" calcext:value-type="float">
            <text:p>270.94</text:p>
          </table:table-cell>
          <table:table-cell table:formula="of:=( [.F114] - [.F113] ) / ( 60 / [.$B$2] / 360 )" office:value-type="float" office:value="517.52039721118" calcext:value-type="float">
            <text:p>517.52</text:p>
          </table:table-cell>
          <table:table-cell table:number-columns-repeated="3"/>
          <table:table-cell table:formula="of:=HIPANGLE( [.L$37]; [.M$36]; [.$A114]; [.L$30]; [.L$29]; [.L$27]; [.L$28] )" office:value-type="float" office:value="23.0189712755118" calcext:value-type="float">
            <text:p>23.02</text:p>
          </table:table-cell>
          <table:table-cell table:formula="of:=( [.K114] - [.K113] ) / ( 60 / [.$B$2] / 360 )" office:value-type="float" office:value="160.75376443162" calcext:value-type="float">
            <text:p>160.75</text:p>
          </table:table-cell>
          <table:table-cell table:formula="of:=( [.L114] - [.L113] ) / ( 60 / [.$B$2] / 360 )" office:value-type="float" office:value="1132.6772482951" calcext:value-type="float">
            <text:p>1,132.68</text:p>
          </table:table-cell>
          <table:table-cell table:formula="of:=KNEEANGLE( [.L$37]; [.M$36]; [.$A114]; [.L$30]; [.L$29]; [.L$27]; [.K114] )" office:value-type="float" office:value="96.3519728925583" calcext:value-type="float">
            <text:p>96.35</text:p>
          </table:table-cell>
          <table:table-cell table:formula="of:=( [.N114] - [.N113] ) / ( 60 / [.$B$2] / 360 )" office:value-type="float" office:value="274.163344541878" calcext:value-type="float">
            <text:p>274.16</text:p>
          </table:table-cell>
          <table:table-cell table:formula="of:=( [.O114] - [.O113] ) / ( 60 / [.$B$2] / 360 )" office:value-type="float" office:value="489.594441479019" calcext:value-type="float">
            <text:p>489.59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.00</text:p>
          </table:table-cell>
          <table:table-cell table:formula="of:=HIPANGLE( [.B$37]; [.C$36]; [.$A115]; [.B$30]; [.B$29]; [.B$27]; [.B$28] )" office:value-type="float" office:value="24.2550781799625" calcext:value-type="float">
            <text:p>24.26</text:p>
          </table:table-cell>
          <table:table-cell table:formula="of:=( [.B115] - [.B114] ) / ( 60 / [.$B$2] / 360 )" office:value-type="float" office:value="158.240304995342" calcext:value-type="float">
            <text:p>158.24</text:p>
          </table:table-cell>
          <table:table-cell table:formula="of:=( [.C115] - [.C114] ) / ( 60 / [.$B$2] / 360 )" office:value-type="float" office:value="1150.13730522897" calcext:value-type="float">
            <text:p>1,150.14</text:p>
          </table:table-cell>
          <table:table-cell table:formula="of:=KNEEANGLE( [.B$37]; [.C$36]; [.$A115]; [.B$30]; [.B$29]; [.B$27]; [.B115] )" office:value-type="float" office:value="95.3845860579895" calcext:value-type="float">
            <text:p>95.38</text:p>
          </table:table-cell>
          <table:table-cell table:formula="of:=( [.E115] - [.E114] ) / ( 60 / [.$B$2] / 360 )" office:value-type="float" office:value="272.038900167801" calcext:value-type="float">
            <text:p>272.04</text:p>
          </table:table-cell>
          <table:table-cell table:formula="of:=( [.F115] - [.F114] ) / ( 60 / [.$B$2] / 360 )" office:value-type="float" office:value="495.09279182459" calcext:value-type="float">
            <text:p>495.09</text:p>
          </table:table-cell>
          <table:table-cell table:number-columns-repeated="3"/>
          <table:table-cell table:formula="of:=HIPANGLE( [.L$37]; [.M$36]; [.$A115]; [.L$30]; [.L$29]; [.L$27]; [.L$28] )" office:value-type="float" office:value="23.3816661991674" calcext:value-type="float">
            <text:p>23.38</text:p>
          </table:table-cell>
          <table:table-cell table:formula="of:=( [.K115] - [.K114] ) / ( 60 / [.$B$2] / 360 )" office:value-type="float" office:value="163.212715644999" calcext:value-type="float">
            <text:p>163.21</text:p>
          </table:table-cell>
          <table:table-cell table:formula="of:=( [.L115] - [.L114] ) / ( 60 / [.$B$2] / 360 )" office:value-type="float" office:value="1106.52804602072" calcext:value-type="float">
            <text:p>1,106.53</text:p>
          </table:table-cell>
          <table:table-cell table:formula="of:=KNEEANGLE( [.L$37]; [.M$36]; [.$A115]; [.L$30]; [.L$29]; [.L$27]; [.K115] )" office:value-type="float" office:value="96.9635337978338" calcext:value-type="float">
            <text:p>96.96</text:p>
          </table:table-cell>
          <table:table-cell table:formula="of:=( [.N115] - [.N114] ) / ( 60 / [.$B$2] / 360 )" office:value-type="float" office:value="275.202407373973" calcext:value-type="float">
            <text:p>275.20</text:p>
          </table:table-cell>
          <table:table-cell table:formula="of:=( [.O115] - [.O114] ) / ( 60 / [.$B$2] / 360 )" office:value-type="float" office:value="467.57827444298" calcext:value-type="float">
            <text:p>467.58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.00</text:p>
          </table:table-cell>
          <table:table-cell table:formula="of:=HIPANGLE( [.B$37]; [.C$36]; [.$A116]; [.B$30]; [.B$29]; [.B$27]; [.B$28] )" office:value-type="float" office:value="24.6122722356782" calcext:value-type="float">
            <text:p>24.61</text:p>
          </table:table-cell>
          <table:table-cell table:formula="of:=( [.B116] - [.B115] ) / ( 60 / [.$B$2] / 360 )" office:value-type="float" office:value="160.737325072053" calcext:value-type="float">
            <text:p>160.74</text:p>
          </table:table-cell>
          <table:table-cell table:formula="of:=( [.C116] - [.C115] ) / ( 60 / [.$B$2] / 360 )" office:value-type="float" office:value="1123.65903452016" calcext:value-type="float">
            <text:p>1,123.66</text:p>
          </table:table-cell>
          <table:table-cell table:formula="of:=KNEEANGLE( [.B$37]; [.C$36]; [.$A116]; [.B$30]; [.B$29]; [.B$27]; [.B116] )" office:value-type="float" office:value="95.991451717915" calcext:value-type="float">
            <text:p>95.99</text:p>
          </table:table-cell>
          <table:table-cell table:formula="of:=( [.E116] - [.E115] ) / ( 60 / [.$B$2] / 360 )" office:value-type="float" office:value="273.089546966464" calcext:value-type="float">
            <text:p>273.09</text:p>
          </table:table-cell>
          <table:table-cell table:formula="of:=( [.F116] - [.F115] ) / ( 60 / [.$B$2] / 360 )" office:value-type="float" office:value="472.791059398054" calcext:value-type="float">
            <text:p>472.79</text:p>
          </table:table-cell>
          <table:table-cell table:number-columns-repeated="3"/>
          <table:table-cell table:formula="of:=HIPANGLE( [.L$37]; [.M$36]; [.$A116]; [.L$30]; [.L$29]; [.L$27]; [.L$28] )" office:value-type="float" office:value="23.7496971222085" calcext:value-type="float">
            <text:p>23.75</text:p>
          </table:table-cell>
          <table:table-cell table:formula="of:=( [.K116] - [.K115] ) / ( 60 / [.$B$2] / 360 )" office:value-type="float" office:value="165.61391536851" calcext:value-type="float">
            <text:p>165.61</text:p>
          </table:table-cell>
          <table:table-cell table:formula="of:=( [.L116] - [.L115] ) / ( 60 / [.$B$2] / 360 )" office:value-type="float" office:value="1080.5398755798" calcext:value-type="float">
            <text:p>1,080.54</text:p>
          </table:table-cell>
          <table:table-cell table:formula="of:=KNEEANGLE( [.L$37]; [.M$36]; [.$A116]; [.L$30]; [.L$29]; [.L$27]; [.K116] )" office:value-type="float" office:value="97.5772955335874" calcext:value-type="float">
            <text:p>97.58</text:p>
          </table:table-cell>
          <table:table-cell table:formula="of:=( [.N116] - [.N115] ) / ( 60 / [.$B$2] / 360 )" office:value-type="float" office:value="276.192781089145" calcext:value-type="float">
            <text:p>276.19</text:p>
          </table:table-cell>
          <table:table-cell table:formula="of:=( [.O116] - [.O115] ) / ( 60 / [.$B$2] / 360 )" office:value-type="float" office:value="445.668171827265" calcext:value-type="float">
            <text:p>445.67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.00</text:p>
          </table:table-cell>
          <table:table-cell table:formula="of:=HIPANGLE( [.B$37]; [.C$36]; [.$A117]; [.B$30]; [.B$29]; [.B$27]; [.B$28] )" office:value-type="float" office:value="24.9748852663608" calcext:value-type="float">
            <text:p>24.97</text:p>
          </table:table-cell>
          <table:table-cell table:formula="of:=( [.B117] - [.B116] ) / ( 60 / [.$B$2] / 360 )" office:value-type="float" office:value="163.175863807171" calcext:value-type="float">
            <text:p>163.18</text:p>
          </table:table-cell>
          <table:table-cell table:formula="of:=( [.C117] - [.C116] ) / ( 60 / [.$B$2] / 360 )" office:value-type="float" office:value="1097.34243080315" calcext:value-type="float">
            <text:p>1,097.34</text:p>
          </table:table-cell>
          <table:table-cell table:formula="of:=KNEEANGLE( [.B$37]; [.C$36]; [.$A117]; [.B$30]; [.B$29]; [.B$27]; [.B117] )" office:value-type="float" office:value="96.6005425760651" calcext:value-type="float">
            <text:p>96.60</text:p>
          </table:table-cell>
          <table:table-cell table:formula="of:=( [.E117] - [.E116] ) / ( 60 / [.$B$2] / 360 )" office:value-type="float" office:value="274.09088616755" calcext:value-type="float">
            <text:p>274.09</text:p>
          </table:table-cell>
          <table:table-cell table:formula="of:=( [.F117] - [.F116] ) / ( 60 / [.$B$2] / 360 )" office:value-type="float" office:value="450.602640488782" calcext:value-type="float">
            <text:p>450.60</text:p>
          </table:table-cell>
          <table:table-cell table:number-columns-repeated="3"/>
          <table:table-cell table:formula="of:=HIPANGLE( [.L$37]; [.M$36]; [.$A117]; [.L$30]; [.L$29]; [.L$27]; [.L$28] )" office:value-type="float" office:value="24.1229365040924" calcext:value-type="float">
            <text:p>24.12</text:p>
          </table:table-cell>
          <table:table-cell table:formula="of:=( [.K117] - [.K116] ) / ( 60 / [.$B$2] / 360 )" office:value-type="float" office:value="167.957721847751" calcext:value-type="float">
            <text:p>167.96</text:p>
          </table:table-cell>
          <table:table-cell table:formula="of:=( [.L117] - [.L116] ) / ( 60 / [.$B$2] / 360 )" office:value-type="float" office:value="1054.7129156587" calcext:value-type="float">
            <text:p>1,054.71</text:p>
          </table:table-cell>
          <table:table-cell table:formula="of:=KNEEANGLE( [.L$37]; [.M$36]; [.$A117]; [.L$30]; [.L$29]; [.L$27]; [.K117] )" office:value-type="float" office:value="98.1931503602064" calcext:value-type="float">
            <text:p>98.19</text:p>
          </table:table-cell>
          <table:table-cell table:formula="of:=( [.N117] - [.N116] ) / ( 60 / [.$B$2] / 360 )" office:value-type="float" office:value="277.13467197855" calcext:value-type="float">
            <text:p>277.13</text:p>
          </table:table-cell>
          <table:table-cell table:formula="of:=( [.O117] - [.O116] ) / ( 60 / [.$B$2] / 360 )" office:value-type="float" office:value="423.850900232168" calcext:value-type="float">
            <text:p>423.85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.00</text:p>
          </table:table-cell>
          <table:table-cell table:formula="of:=HIPANGLE( [.B$37]; [.C$36]; [.$A118]; [.B$30]; [.B$29]; [.B$27]; [.B$28] )" office:value-type="float" office:value="25.3427881159274" calcext:value-type="float">
            <text:p>25.34</text:p>
          </table:table-cell>
          <table:table-cell table:formula="of:=( [.B118] - [.B117] ) / ( 60 / [.$B$2] / 360 )" office:value-type="float" office:value="165.556282304985" calcext:value-type="float">
            <text:p>165.56</text:p>
          </table:table-cell>
          <table:table-cell table:formula="of:=( [.C118] - [.C117] ) / ( 60 / [.$B$2] / 360 )" office:value-type="float" office:value="1071.18832401612" calcext:value-type="float">
            <text:p>1,071.19</text:p>
          </table:table-cell>
          <table:table-cell table:formula="of:=KNEEANGLE( [.B$37]; [.C$36]; [.$A118]; [.B$30]; [.B$29]; [.B$27]; [.B118] )" office:value-type="float" office:value="97.2117495554918" calcext:value-type="float">
            <text:p>97.21</text:p>
          </table:table-cell>
          <table:table-cell table:formula="of:=( [.E118] - [.E117] ) / ( 60 / [.$B$2] / 360 )" office:value-type="float" office:value="275.043140742039" calcext:value-type="float">
            <text:p>275.04</text:p>
          </table:table-cell>
          <table:table-cell table:formula="of:=( [.F118] - [.F117] ) / ( 60 / [.$B$2] / 360 )" office:value-type="float" office:value="428.514558520186" calcext:value-type="float">
            <text:p>428.51</text:p>
          </table:table-cell>
          <table:table-cell table:number-columns-repeated="3"/>
          <table:table-cell table:formula="of:=HIPANGLE( [.L$37]; [.M$36]; [.$A118]; [.L$30]; [.L$29]; [.L$27]; [.L$28] )" office:value-type="float" office:value="24.501257596918" calcext:value-type="float">
            <text:p>24.50</text:p>
          </table:table-cell>
          <table:table-cell table:formula="of:=( [.K118] - [.K117] ) / ( 60 / [.$B$2] / 360 )" office:value-type="float" office:value="170.244491771524" calcext:value-type="float">
            <text:p>170.24</text:p>
          </table:table-cell>
          <table:table-cell table:formula="of:=( [.L118] - [.L117] ) / ( 60 / [.$B$2] / 360 )" office:value-type="float" office:value="1029.04646569764" calcext:value-type="float">
            <text:p>1,029.05</text:p>
          </table:table-cell>
          <table:table-cell table:formula="of:=KNEEANGLE( [.L$37]; [.M$36]; [.$A118]; [.L$30]; [.L$29]; [.L$27]; [.K118] )" office:value-type="float" office:value="98.8109909290633" calcext:value-type="float">
            <text:p>98.81</text:p>
          </table:table-cell>
          <table:table-cell table:formula="of:=( [.N118] - [.N117] ) / ( 60 / [.$B$2] / 360 )" office:value-type="float" office:value="278.028255985614" calcext:value-type="float">
            <text:p>278.03</text:p>
          </table:table-cell>
          <table:table-cell table:formula="of:=( [.O118] - [.O117] ) / ( 60 / [.$B$2] / 360 )" office:value-type="float" office:value="402.112803178886" calcext:value-type="float">
            <text:p>402.11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.00</text:p>
          </table:table-cell>
          <table:table-cell table:formula="of:=HIPANGLE( [.B$37]; [.C$36]; [.$A119]; [.B$30]; [.B$29]; [.B$27]; [.B$28] )" office:value-type="float" office:value="25.7158524303611" calcext:value-type="float">
            <text:p>25.72</text:p>
          </table:table-cell>
          <table:table-cell table:formula="of:=( [.B119] - [.B118] ) / ( 60 / [.$B$2] / 360 )" office:value-type="float" office:value="167.878941495142" calcext:value-type="float">
            <text:p>167.88</text:p>
          </table:table-cell>
          <table:table-cell table:formula="of:=( [.C119] - [.C118] ) / ( 60 / [.$B$2] / 360 )" office:value-type="float" office:value="1045.1966355706" calcext:value-type="float">
            <text:p>1,045.20</text:p>
          </table:table-cell>
          <table:table-cell table:formula="of:=KNEEANGLE( [.B$37]; [.C$36]; [.$A119]; [.B$30]; [.B$29]; [.B$27]; [.B119] )" office:value-type="float" office:value="97.8249640086101" calcext:value-type="float">
            <text:p>97.82</text:p>
          </table:table-cell>
          <table:table-cell table:formula="of:=( [.E119] - [.E118] ) / ( 60 / [.$B$2] / 360 )" office:value-type="float" office:value="275.946503903204" calcext:value-type="float">
            <text:p>275.95</text:p>
          </table:table-cell>
          <table:table-cell table:formula="of:=( [.F119] - [.F118] ) / ( 60 / [.$B$2] / 360 )" office:value-type="float" office:value="406.51342252429" calcext:value-type="float">
            <text:p>406.51</text:p>
          </table:table-cell>
          <table:table-cell table:number-columns-repeated="3"/>
          <table:table-cell table:formula="of:=HIPANGLE( [.L$37]; [.M$36]; [.$A119]; [.L$30]; [.L$29]; [.L$27]; [.L$28] )" office:value-type="float" office:value="24.8845344377996" calcext:value-type="float">
            <text:p>24.88</text:p>
          </table:table-cell>
          <table:table-cell table:formula="of:=( [.K119] - [.K118] ) / ( 60 / [.$B$2] / 360 )" office:value-type="float" office:value="172.47457839671" calcext:value-type="float">
            <text:p>172.47</text:p>
          </table:table-cell>
          <table:table-cell table:formula="of:=( [.L119] - [.L118] ) / ( 60 / [.$B$2] / 360 )" office:value-type="float" office:value="1003.53898133389" calcext:value-type="float">
            <text:p>1,003.54</text:p>
          </table:table-cell>
          <table:table-cell table:formula="of:=KNEEANGLE( [.L$37]; [.M$36]; [.$A119]; [.L$30]; [.L$29]; [.L$27]; [.K119] )" office:value-type="float" office:value="99.4307102129834" calcext:value-type="float">
            <text:p>99.43</text:p>
          </table:table-cell>
          <table:table-cell table:formula="of:=( [.N119] - [.N118] ) / ( 60 / [.$B$2] / 360 )" office:value-type="float" office:value="278.873677764028" calcext:value-type="float">
            <text:p>278.87</text:p>
          </table:table-cell>
          <table:table-cell table:formula="of:=( [.O119] - [.O118] ) / ( 60 / [.$B$2] / 360 )" office:value-type="float" office:value="380.439800286348" calcext:value-type="float">
            <text:p>380.4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.00</text:p>
          </table:table-cell>
          <table:table-cell table:formula="of:=HIPANGLE( [.B$37]; [.C$36]; [.$A120]; [.B$30]; [.B$29]; [.B$27]; [.B$28] )" office:value-type="float" office:value="26.0939506530241" calcext:value-type="float">
            <text:p>26.09</text:p>
          </table:table-cell>
          <table:table-cell table:formula="of:=( [.B120] - [.B119] ) / ( 60 / [.$B$2] / 360 )" office:value-type="float" office:value="170.144200198369" calcext:value-type="float">
            <text:p>170.14</text:p>
          </table:table-cell>
          <table:table-cell table:formula="of:=( [.C120] - [.C119] ) / ( 60 / [.$B$2] / 360 )" office:value-type="float" office:value="1019.3664164521" calcext:value-type="float">
            <text:p>1,019.37</text:p>
          </table:table-cell>
          <table:table-cell table:formula="of:=KNEEANGLE( [.B$37]; [.C$36]; [.$A120]; [.B$30]; [.B$29]; [.B$27]; [.B120] )" office:value-type="float" office:value="98.4400776490299" calcext:value-type="float">
            <text:p>98.44</text:p>
          </table:table-cell>
          <table:table-cell table:formula="of:=( [.E120] - [.E119] ) / ( 60 / [.$B$2] / 360 )" office:value-type="float" office:value="276.801138188907" calcext:value-type="float">
            <text:p>276.80</text:p>
          </table:table-cell>
          <table:table-cell table:formula="of:=( [.F120] - [.F119] ) / ( 60 / [.$B$2] / 360 )" office:value-type="float" office:value="384.585428566049" calcext:value-type="float">
            <text:p>384.59</text:p>
          </table:table-cell>
          <table:table-cell table:number-columns-repeated="3"/>
          <table:table-cell table:formula="of:=HIPANGLE( [.L$37]; [.M$36]; [.$A120]; [.L$30]; [.L$29]; [.L$27]; [.L$28] )" office:value-type="float" office:value="25.2726418372366" calcext:value-type="float">
            <text:p>25.27</text:p>
          </table:table-cell>
          <table:table-cell table:formula="of:=( [.K120] - [.K119] ) / ( 60 / [.$B$2] / 360 )" office:value-type="float" office:value="174.648329746655" calcext:value-type="float">
            <text:p>174.65</text:p>
          </table:table-cell>
          <table:table-cell table:formula="of:=( [.L120] - [.L119] ) / ( 60 / [.$B$2] / 360 )" office:value-type="float" office:value="978.188107475215" calcext:value-type="float">
            <text:p>978.19</text:p>
          </table:table-cell>
          <table:table-cell table:formula="of:=KNEEANGLE( [.L$37]; [.M$36]; [.$A120]; [.L$30]; [.L$29]; [.L$27]; [.K120] )" office:value-type="float" office:value="100.052201434603" calcext:value-type="float">
            <text:p>100.05</text:p>
          </table:table-cell>
          <table:table-cell table:formula="of:=( [.N120] - [.N119] ) / ( 60 / [.$B$2] / 360 )" office:value-type="float" office:value="279.671049728861" calcext:value-type="float">
            <text:p>279.67</text:p>
          </table:table-cell>
          <table:table-cell table:formula="of:=( [.O120] - [.O119] ) / ( 60 / [.$B$2] / 360 )" office:value-type="float" office:value="358.817384175012" calcext:value-type="float">
            <text:p>358.82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.00</text:p>
          </table:table-cell>
          <table:table-cell table:formula="of:=HIPANGLE( [.B$37]; [.C$36]; [.$A121]; [.B$30]; [.B$29]; [.B$27]; [.B$28] )" office:value-type="float" office:value="26.4769560158497" calcext:value-type="float">
            <text:p>26.48</text:p>
          </table:table-cell>
          <table:table-cell table:formula="of:=( [.B121] - [.B120] ) / ( 60 / [.$B$2] / 360 )" office:value-type="float" office:value="172.35241327151" calcext:value-type="float">
            <text:p>172.35</text:p>
          </table:table-cell>
          <table:table-cell table:formula="of:=( [.C121] - [.C120] ) / ( 60 / [.$B$2] / 360 )" office:value-type="float" office:value="993.69588291373" calcext:value-type="float">
            <text:p>993.70</text:p>
          </table:table-cell>
          <table:table-cell table:formula="of:=KNEEANGLE( [.B$37]; [.C$36]; [.$A121]; [.B$30]; [.B$29]; [.B$27]; [.B121] )" office:value-type="float" office:value="99.0569824813456" calcext:value-type="float">
            <text:p>99.06</text:p>
          </table:table-cell>
          <table:table-cell table:formula="of:=( [.E121] - [.E120] ) / ( 60 / [.$B$2] / 360 )" office:value-type="float" office:value="277.607174542089" calcext:value-type="float">
            <text:p>277.61</text:p>
          </table:table-cell>
          <table:table-cell table:formula="of:=( [.F121] - [.F120] ) / ( 60 / [.$B$2] / 360 )" office:value-type="float" office:value="362.716358932147" calcext:value-type="float">
            <text:p>362.72</text:p>
          </table:table-cell>
          <table:table-cell table:number-columns-repeated="3"/>
          <table:table-cell table:formula="of:=HIPANGLE( [.L$37]; [.M$36]; [.$A121]; [.L$30]; [.L$29]; [.L$27]; [.L$28] )" office:value-type="float" office:value="25.6654553636333" calcext:value-type="float">
            <text:p>25.67</text:p>
          </table:table-cell>
          <table:table-cell table:formula="of:=( [.K121] - [.K120] ) / ( 60 / [.$B$2] / 360 )" office:value-type="float" office:value="176.766086878547" calcext:value-type="float">
            <text:p>176.77</text:p>
          </table:table-cell>
          <table:table-cell table:formula="of:=( [.L121] - [.L120] ) / ( 60 / [.$B$2] / 360 )" office:value-type="float" office:value="952.990709351518" calcext:value-type="float">
            <text:p>952.99</text:p>
          </table:table-cell>
          <table:table-cell table:formula="of:=KNEEANGLE( [.L$37]; [.M$36]; [.$A121]; [.L$30]; [.L$29]; [.L$27]; [.K121] )" office:value-type="float" office:value="100.675357992598" calcext:value-type="float">
            <text:p>100.68</text:p>
          </table:table-cell>
          <table:table-cell table:formula="of:=( [.N121] - [.N120] ) / ( 60 / [.$B$2] / 360 )" office:value-type="float" office:value="280.420451097572" calcext:value-type="float">
            <text:p>280.42</text:p>
          </table:table-cell>
          <table:table-cell table:formula="of:=( [.O121] - [.O120] ) / ( 60 / [.$B$2] / 360 )" office:value-type="float" office:value="337.23061591985" calcext:value-type="float">
            <text:p>337.23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.00</text:p>
          </table:table-cell>
          <table:table-cell table:formula="of:=HIPANGLE( [.B$37]; [.C$36]; [.$A122]; [.B$30]; [.B$29]; [.B$27]; [.B$28] )" office:value-type="float" office:value="26.864742526578" calcext:value-type="float">
            <text:p>26.86</text:p>
          </table:table-cell>
          <table:table-cell table:formula="of:=( [.B122] - [.B121] ) / ( 60 / [.$B$2] / 360 )" office:value-type="float" office:value="174.503929827727" calcext:value-type="float">
            <text:p>174.50</text:p>
          </table:table-cell>
          <table:table-cell table:formula="of:=( [.C122] - [.C121] ) / ( 60 / [.$B$2] / 360 )" office:value-type="float" office:value="968.182450297697" calcext:value-type="float">
            <text:p>968.18</text:p>
          </table:table-cell>
          <table:table-cell table:formula="of:=KNEEANGLE( [.B$37]; [.C$36]; [.$A122]; [.B$30]; [.B$29]; [.B$27]; [.B122] )" office:value-type="float" office:value="99.6755707288718" calcext:value-type="float">
            <text:p>99.68</text:p>
          </table:table-cell>
          <table:table-cell table:formula="of:=( [.E122] - [.E121] ) / ( 60 / [.$B$2] / 360 )" office:value-type="float" office:value="278.364711386786" calcext:value-type="float">
            <text:p>278.36</text:p>
          </table:table-cell>
          <table:table-cell table:formula="of:=( [.F122] - [.F121] ) / ( 60 / [.$B$2] / 360 )" office:value-type="float" office:value="340.891580113407" calcext:value-type="float">
            <text:p>340.89</text:p>
          </table:table-cell>
          <table:table-cell table:number-columns-repeated="3"/>
          <table:table-cell table:formula="of:=HIPANGLE( [.L$37]; [.M$36]; [.$A122]; [.L$30]; [.L$29]; [.L$27]; [.L$28] )" office:value-type="float" office:value="26.0628513241111" calcext:value-type="float">
            <text:p>26.06</text:p>
          </table:table-cell>
          <table:table-cell table:formula="of:=( [.K122] - [.K121] ) / ( 60 / [.$B$2] / 360 )" office:value-type="float" office:value="178.828182214972" calcext:value-type="float">
            <text:p>178.83</text:p>
          </table:table-cell>
          <table:table-cell table:formula="of:=( [.L122] - [.L121] ) / ( 60 / [.$B$2] / 360 )" office:value-type="float" office:value="927.942901391283" calcext:value-type="float">
            <text:p>927.94</text:p>
          </table:table-cell>
          <table:table-cell table:formula="of:=KNEEANGLE( [.L$37]; [.M$36]; [.$A122]; [.L$30]; [.L$29]; [.L$27]; [.K122] )" office:value-type="float" office:value="101.300073385747" calcext:value-type="float">
            <text:p>101.30</text:p>
          </table:table-cell>
          <table:table-cell table:formula="of:=( [.N122] - [.N121] ) / ( 60 / [.$B$2] / 360 )" office:value-type="float" office:value="281.121926917179" calcext:value-type="float">
            <text:p>281.12</text:p>
          </table:table-cell>
          <table:table-cell table:formula="of:=( [.O122] - [.O121] ) / ( 60 / [.$B$2] / 360 )" office:value-type="float" office:value="315.664118823213" calcext:value-type="float">
            <text:p>315.66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.00</text:p>
          </table:table-cell>
          <table:table-cell table:formula="of:=HIPANGLE( [.B$37]; [.C$36]; [.$A123]; [.B$30]; [.B$29]; [.B$27]; [.B$28] )" office:value-type="float" office:value="27.2571849521931" calcext:value-type="float">
            <text:p>27.26</text:p>
          </table:table-cell>
          <table:table-cell table:formula="of:=( [.B123] - [.B122] ) / ( 60 / [.$B$2] / 360 )" office:value-type="float" office:value="176.599091526802" calcext:value-type="float">
            <text:p>176.60</text:p>
          </table:table-cell>
          <table:table-cell table:formula="of:=( [.C123] - [.C122] ) / ( 60 / [.$B$2] / 360 )" office:value-type="float" office:value="942.822764583593" calcext:value-type="float">
            <text:p>942.82</text:p>
          </table:table-cell>
          <table:table-cell table:formula="of:=KNEEANGLE( [.B$37]; [.C$36]; [.$A123]; [.B$30]; [.B$29]; [.B$27]; [.B123] )" office:value-type="float" office:value="100.295734759307" calcext:value-type="float">
            <text:p>100.30</text:p>
          </table:table-cell>
          <table:table-cell table:formula="of:=( [.E123] - [.E122] ) / ( 60 / [.$B$2] / 360 )" office:value-type="float" office:value="279.073813695695" calcext:value-type="float">
            <text:p>279.07</text:p>
          </table:table-cell>
          <table:table-cell table:formula="of:=( [.F123] - [.F122] ) / ( 60 / [.$B$2] / 360 )" office:value-type="float" office:value="319.096039009329" calcext:value-type="float">
            <text:p>319.10</text:p>
          </table:table-cell>
          <table:table-cell table:number-columns-repeated="3"/>
          <table:table-cell table:formula="of:=HIPANGLE( [.L$37]; [.M$36]; [.$A123]; [.L$30]; [.L$29]; [.L$27]; [.L$28] )" office:value-type="float" office:value="26.464706741744" calcext:value-type="float">
            <text:p>26.46</text:p>
          </table:table-cell>
          <table:table-cell table:formula="of:=( [.K123] - [.K122] ) / ( 60 / [.$B$2] / 360 )" office:value-type="float" office:value="180.834937934838" calcext:value-type="float">
            <text:p>180.83</text:p>
          </table:table-cell>
          <table:table-cell table:formula="of:=( [.L123] - [.L122] ) / ( 60 / [.$B$2] / 360 )" office:value-type="float" office:value="903.040073939441" calcext:value-type="float">
            <text:p>903.04</text:p>
          </table:table-cell>
          <table:table-cell table:formula="of:=KNEEANGLE( [.L$37]; [.M$36]; [.$A123]; [.L$30]; [.L$29]; [.L$27]; [.K123] )" office:value-type="float" office:value="101.9262411348" calcext:value-type="float">
            <text:p>101.93</text:p>
          </table:table-cell>
          <table:table-cell table:formula="of:=( [.N123] - [.N122] ) / ( 60 / [.$B$2] / 360 )" office:value-type="float" office:value="281.775487073816" calcext:value-type="float">
            <text:p>281.78</text:p>
          </table:table-cell>
          <table:table-cell table:formula="of:=( [.O123] - [.O122] ) / ( 60 / [.$B$2] / 360 )" office:value-type="float" office:value="294.10207048663" calcext:value-type="float">
            <text:p>294.10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.00</text:p>
          </table:table-cell>
          <table:table-cell table:formula="of:=HIPANGLE( [.B$37]; [.C$36]; [.$A124]; [.B$30]; [.B$29]; [.B$27]; [.B$28] )" office:value-type="float" office:value="27.6541587987056" calcext:value-type="float">
            <text:p>27.65</text:p>
          </table:table-cell>
          <table:table-cell table:formula="of:=( [.B124] - [.B123] ) / ( 60 / [.$B$2] / 360 )" office:value-type="float" office:value="178.638230930639" calcext:value-type="float">
            <text:p>178.64</text:p>
          </table:table-cell>
          <table:table-cell table:formula="of:=( [.C124] - [.C123] ) / ( 60 / [.$B$2] / 360 )" office:value-type="float" office:value="917.612731726496" calcext:value-type="float">
            <text:p>917.61</text:p>
          </table:table-cell>
          <table:table-cell table:formula="of:=KNEEANGLE( [.B$37]; [.C$36]; [.$A124]; [.B$30]; [.B$29]; [.B$27]; [.B124] )" office:value-type="float" office:value="100.917367008296" calcext:value-type="float">
            <text:p>100.92</text:p>
          </table:table-cell>
          <table:table-cell table:formula="of:=( [.E124] - [.E123] ) / ( 60 / [.$B$2] / 360 )" office:value-type="float" office:value="279.734512045255" calcext:value-type="float">
            <text:p>279.73</text:p>
          </table:table-cell>
          <table:table-cell table:formula="of:=( [.F124] - [.F123] ) / ( 60 / [.$B$2] / 360 )" office:value-type="float" office:value="297.314257302048" calcext:value-type="float">
            <text:p>297.31</text:p>
          </table:table-cell>
          <table:table-cell table:number-columns-repeated="3"/>
          <table:table-cell table:formula="of:=HIPANGLE( [.L$37]; [.M$36]; [.$A124]; [.L$30]; [.L$29]; [.L$27]; [.L$28] )" office:value-type="float" office:value="26.8708993293414" calcext:value-type="float">
            <text:p>26.87</text:p>
          </table:table-cell>
          <table:table-cell table:formula="of:=( [.K124] - [.K123] ) / ( 60 / [.$B$2] / 360 )" office:value-type="float" office:value="182.786664418825" calcext:value-type="float">
            <text:p>182.79</text:p>
          </table:table-cell>
          <table:table-cell table:formula="of:=( [.L124] - [.L123] ) / ( 60 / [.$B$2] / 360 )" office:value-type="float" office:value="878.276917794132" calcext:value-type="float">
            <text:p>878.28</text:p>
          </table:table-cell>
          <table:table-cell table:formula="of:=KNEEANGLE( [.L$37]; [.M$36]; [.$A124]; [.L$30]; [.L$29]; [.L$27]; [.K124] )" office:value-type="float" office:value="102.55375470209" calcext:value-type="float">
            <text:p>102.55</text:p>
          </table:table-cell>
          <table:table-cell table:formula="of:=( [.N124] - [.N123] ) / ( 60 / [.$B$2] / 360 )" office:value-type="float" office:value="282.381105280683" calcext:value-type="float">
            <text:p>282.38</text:p>
          </table:table-cell>
          <table:table-cell table:formula="of:=( [.O124] - [.O123] ) / ( 60 / [.$B$2] / 360 )" office:value-type="float" office:value="272.528193090076" calcext:value-type="float">
            <text:p>272.5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.00</text:p>
          </table:table-cell>
          <table:table-cell table:formula="of:=HIPANGLE( [.B$37]; [.C$36]; [.$A125]; [.B$30]; [.B$29]; [.B$27]; [.B$28] )" office:value-type="float" office:value="28.0555402874162" calcext:value-type="float">
            <text:p>28.06</text:p>
          </table:table-cell>
          <table:table-cell table:formula="of:=( [.B125] - [.B124] ) / ( 60 / [.$B$2] / 360 )" office:value-type="float" office:value="180.621669919782" calcext:value-type="float">
            <text:p>180.62</text:p>
          </table:table-cell>
          <table:table-cell table:formula="of:=( [.C125] - [.C124] ) / ( 60 / [.$B$2] / 360 )" office:value-type="float" office:value="892.547545114451" calcext:value-type="float">
            <text:p>892.55</text:p>
          </table:table-cell>
          <table:table-cell table:formula="of:=KNEEANGLE( [.B$37]; [.C$36]; [.$A125]; [.B$30]; [.B$29]; [.B$27]; [.B125] )" office:value-type="float" office:value="101.540359900865" calcext:value-type="float">
            <text:p>101.54</text:p>
          </table:table-cell>
          <table:table-cell table:formula="of:=( [.E125] - [.E124] ) / ( 60 / [.$B$2] / 360 )" office:value-type="float" office:value="280.346801655827" calcext:value-type="float">
            <text:p>280.35</text:p>
          </table:table-cell>
          <table:table-cell table:formula="of:=( [.F125] - [.F124] ) / ( 60 / [.$B$2] / 360 )" office:value-type="float" office:value="275.530324757179" calcext:value-type="float">
            <text:p>275.53</text:p>
          </table:table-cell>
          <table:table-cell table:number-columns-repeated="3"/>
          <table:table-cell table:formula="of:=HIPANGLE( [.L$37]; [.M$36]; [.$A125]; [.L$30]; [.L$29]; [.L$27]; [.L$28] )" office:value-type="float" office:value="27.2813074598869" calcext:value-type="float">
            <text:p>27.28</text:p>
          </table:table-cell>
          <table:table-cell table:formula="of:=( [.K125] - [.K124] ) / ( 60 / [.$B$2] / 360 )" office:value-type="float" office:value="184.683658745442" calcext:value-type="float">
            <text:p>184.68</text:p>
          </table:table-cell>
          <table:table-cell table:formula="of:=( [.L125] - [.L124] ) / ( 60 / [.$B$2] / 360 )" office:value-type="float" office:value="853.64744697787" calcext:value-type="float">
            <text:p>853.65</text:p>
          </table:table-cell>
          <table:table-cell table:formula="of:=KNEEANGLE( [.L$37]; [.M$36]; [.$A125]; [.L$30]; [.L$29]; [.L$27]; [.K125] )" office:value-type="float" office:value="103.182507408851" calcext:value-type="float">
            <text:p>103.18</text:p>
          </table:table-cell>
          <table:table-cell table:formula="of:=( [.N125] - [.N124] ) / ( 60 / [.$B$2] / 360 )" office:value-type="float" office:value="282.938718042158" calcext:value-type="float">
            <text:p>282.94</text:p>
          </table:table-cell>
          <table:table-cell table:formula="of:=( [.O125] - [.O124] ) / ( 60 / [.$B$2] / 360 )" office:value-type="float" office:value="250.925742663858" calcext:value-type="float">
            <text:p>250.9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.00</text:p>
          </table:table-cell>
          <table:table-cell table:formula="of:=HIPANGLE( [.B$37]; [.C$36]; [.$A126]; [.B$30]; [.B$29]; [.B$27]; [.B$28] )" office:value-type="float" office:value="28.4612063277848" calcext:value-type="float">
            <text:p>28.46</text:p>
          </table:table-cell>
          <table:table-cell table:formula="of:=( [.B126] - [.B125] ) / ( 60 / [.$B$2] / 360 )" office:value-type="float" office:value="182.549718165851" calcext:value-type="float">
            <text:p>182.55</text:p>
          </table:table-cell>
          <table:table-cell table:formula="of:=( [.C126] - [.C125] ) / ( 60 / [.$B$2] / 360 )" office:value-type="float" office:value="867.621710731221" calcext:value-type="float">
            <text:p>867.62</text:p>
          </table:table-cell>
          <table:table-cell table:formula="of:=KNEEANGLE( [.B$37]; [.C$36]; [.$A126]; [.B$30]; [.B$29]; [.B$27]; [.B126] )" office:value-type="float" office:value="102.164605770671" calcext:value-type="float">
            <text:p>102.16</text:p>
          </table:table-cell>
          <table:table-cell table:formula="of:=( [.E126] - [.E125] ) / ( 60 / [.$B$2] / 360 )" office:value-type="float" office:value="280.910641412925" calcext:value-type="float">
            <text:p>280.91</text:p>
          </table:table-cell>
          <table:table-cell table:formula="of:=( [.F126] - [.F125] ) / ( 60 / [.$B$2] / 360 )" office:value-type="float" office:value="253.72789069427" calcext:value-type="float">
            <text:p>253.73</text:p>
          </table:table-cell>
          <table:table-cell table:number-columns-repeated="3"/>
          <table:table-cell table:formula="of:=HIPANGLE( [.L$37]; [.M$36]; [.$A126]; [.L$30]; [.L$29]; [.L$27]; [.L$28] )" office:value-type="float" office:value="27.6958101337356" calcext:value-type="float">
            <text:p>27.70</text:p>
          </table:table-cell>
          <table:table-cell table:formula="of:=( [.K126] - [.K125] ) / ( 60 / [.$B$2] / 360 )" office:value-type="float" office:value="186.526203231957" calcext:value-type="float">
            <text:p>186.53</text:p>
          </table:table-cell>
          <table:table-cell table:formula="of:=( [.L126] - [.L125] ) / ( 60 / [.$B$2] / 360 )" office:value-type="float" office:value="829.145018931818" calcext:value-type="float">
            <text:p>829.15</text:p>
          </table:table-cell>
          <table:table-cell table:formula="of:=KNEEANGLE( [.L$37]; [.M$36]; [.$A126]; [.L$30]; [.L$29]; [.L$27]; [.K126] )" office:value-type="float" office:value="103.812392350159" calcext:value-type="float">
            <text:p>103.81</text:p>
          </table:table-cell>
          <table:table-cell table:formula="of:=( [.N126] - [.N125] ) / ( 60 / [.$B$2] / 360 )" office:value-type="float" office:value="283.448223588897" calcext:value-type="float">
            <text:p>283.45</text:p>
          </table:table-cell>
          <table:table-cell table:formula="of:=( [.O126] - [.O125] ) / ( 60 / [.$B$2] / 360 )" office:value-type="float" office:value="229.277496032361" calcext:value-type="float">
            <text:p>229.28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.00</text:p>
          </table:table-cell>
          <table:table-cell table:formula="of:=HIPANGLE( [.B$37]; [.C$36]; [.$A127]; [.B$30]; [.B$29]; [.B$27]; [.B$28] )" office:value-type="float" office:value="28.8710344870195" calcext:value-type="float">
            <text:p>28.87</text:p>
          </table:table-cell>
          <table:table-cell table:formula="of:=( [.B127] - [.B126] ) / ( 60 / [.$B$2] / 360 )" office:value-type="float" office:value="184.422671655634" calcext:value-type="float">
            <text:p>184.42</text:p>
          </table:table-cell>
          <table:table-cell table:formula="of:=( [.C127] - [.C126] ) / ( 60 / [.$B$2] / 360 )" office:value-type="float" office:value="842.829070402178" calcext:value-type="float">
            <text:p>842.83</text:p>
          </table:table-cell>
          <table:table-cell table:formula="of:=KNEEANGLE( [.B$37]; [.C$36]; [.$A127]; [.B$30]; [.B$29]; [.B$27]; [.B127] )" office:value-type="float" office:value="102.789996777041" calcext:value-type="float">
            <text:p>102.79</text:p>
          </table:table-cell>
          <table:table-cell table:formula="of:=( [.E127] - [.E126] ) / ( 60 / [.$B$2] / 360 )" office:value-type="float" office:value="281.425952866459" calcext:value-type="float">
            <text:p>281.43</text:p>
          </table:table-cell>
          <table:table-cell table:formula="of:=( [.F127] - [.F126] ) / ( 60 / [.$B$2] / 360 )" office:value-type="float" office:value="231.89015409026" calcext:value-type="float">
            <text:p>231.89</text:p>
          </table:table-cell>
          <table:table-cell table:number-columns-repeated="3"/>
          <table:table-cell table:formula="of:=HIPANGLE( [.L$37]; [.M$36]; [.$A127]; [.L$30]; [.L$29]; [.L$27]; [.L$28] )" office:value-type="float" office:value="28.1142869426627" calcext:value-type="float">
            <text:p>28.11</text:p>
          </table:table-cell>
          <table:table-cell table:formula="of:=( [.K127] - [.K126] ) / ( 60 / [.$B$2] / 360 )" office:value-type="float" office:value="188.314564017164" calcext:value-type="float">
            <text:p>188.31</text:p>
          </table:table-cell>
          <table:table-cell table:formula="of:=( [.L127] - [.L126] ) / ( 60 / [.$B$2] / 360 )" office:value-type="float" office:value="804.762353343165" calcext:value-type="float">
            <text:p>804.76</text:p>
          </table:table-cell>
          <table:table-cell table:formula="of:=KNEEANGLE( [.L$37]; [.M$36]; [.$A127]; [.L$30]; [.L$29]; [.L$27]; [.K127] )" office:value-type="float" office:value="104.443302307454" calcext:value-type="float">
            <text:p>104.44</text:p>
          </table:table-cell>
          <table:table-cell table:formula="of:=( [.N127] - [.N126] ) / ( 60 / [.$B$2] / 360 )" office:value-type="float" office:value="283.909480782387" calcext:value-type="float">
            <text:p>283.91</text:p>
          </table:table-cell>
          <table:table-cell table:formula="of:=( [.O127] - [.O126] ) / ( 60 / [.$B$2] / 360 )" office:value-type="float" office:value="207.565737070468" calcext:value-type="float">
            <text:p>207.57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.00</text:p>
          </table:table-cell>
          <table:table-cell table:formula="of:=HIPANGLE( [.B$37]; [.C$36]; [.$A128]; [.B$30]; [.B$29]; [.B$27]; [.B$28] )" office:value-type="float" office:value="29.2849029564921" calcext:value-type="float">
            <text:p>29.28</text:p>
          </table:table-cell>
          <table:table-cell table:formula="of:=( [.B128] - [.B127] ) / ( 60 / [.$B$2] / 360 )" office:value-type="float" office:value="186.240811262627" calcext:value-type="float">
            <text:p>186.24</text:p>
          </table:table-cell>
          <table:table-cell table:formula="of:=( [.C128] - [.C127] ) / ( 60 / [.$B$2] / 360 )" office:value-type="float" office:value="818.162823146882" calcext:value-type="float">
            <text:p>818.16</text:p>
          </table:table-cell>
          <table:table-cell table:formula="of:=KNEEANGLE( [.B$37]; [.C$36]; [.$A128]; [.B$30]; [.B$29]; [.B$27]; [.B128] )" office:value-type="float" office:value="103.41642481972" calcext:value-type="float">
            <text:p>103.42</text:p>
          </table:table-cell>
          <table:table-cell table:formula="of:=( [.E128] - [.E127] ) / ( 60 / [.$B$2] / 360 )" office:value-type="float" office:value="281.89261920549" calcext:value-type="float">
            <text:p>281.89</text:p>
          </table:table-cell>
          <table:table-cell table:formula="of:=( [.F128] - [.F127] ) / ( 60 / [.$B$2] / 360 )" office:value-type="float" office:value="209.999852563953" calcext:value-type="float">
            <text:p>210.00</text:p>
          </table:table-cell>
          <table:table-cell table:number-columns-repeated="3"/>
          <table:table-cell table:formula="of:=HIPANGLE( [.L$37]; [.M$36]; [.$A128]; [.L$30]; [.L$29]; [.L$27]; [.L$28] )" office:value-type="float" office:value="28.5366180308415" calcext:value-type="float">
            <text:p>28.54</text:p>
          </table:table-cell>
          <table:table-cell table:formula="of:=( [.K128] - [.K127] ) / ( 60 / [.$B$2] / 360 )" office:value-type="float" office:value="190.048989680476" calcext:value-type="float">
            <text:p>190.05</text:p>
          </table:table-cell>
          <table:table-cell table:formula="of:=( [.L128] - [.L127] ) / ( 60 / [.$B$2] / 360 )" office:value-type="float" office:value="780.491548490379" calcext:value-type="float">
            <text:p>780.49</text:p>
          </table:table-cell>
          <table:table-cell table:formula="of:=KNEEANGLE( [.L$37]; [.M$36]; [.$A128]; [.L$30]; [.L$29]; [.L$27]; [.K128] )" office:value-type="float" office:value="105.075129658531" calcext:value-type="float">
            <text:p>105.08</text:p>
          </table:table-cell>
          <table:table-cell table:formula="of:=( [.N128] - [.N127] ) / ( 60 / [.$B$2] / 360 )" office:value-type="float" office:value="284.32230798473" calcext:value-type="float">
            <text:p>284.32</text:p>
          </table:table-cell>
          <table:table-cell table:formula="of:=( [.O128] - [.O127] ) / ( 60 / [.$B$2] / 360 )" office:value-type="float" office:value="185.772241054329" calcext:value-type="float">
            <text:p>185.77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.00</text:p>
          </table:table-cell>
          <table:table-cell table:formula="of:=HIPANGLE( [.B$37]; [.C$36]; [.$A129]; [.B$30]; [.B$29]; [.B$27]; [.B$28] )" office:value-type="float" office:value="29.7026905150725" calcext:value-type="float">
            <text:p>29.70</text:p>
          </table:table-cell>
          <table:table-cell table:formula="of:=( [.B129] - [.B128] ) / ( 60 / [.$B$2] / 360 )" office:value-type="float" office:value="188.004401361183" calcext:value-type="float">
            <text:p>188.00</text:p>
          </table:table-cell>
          <table:table-cell table:formula="of:=( [.C129] - [.C128] ) / ( 60 / [.$B$2] / 360 )" office:value-type="float" office:value="793.615544350377" calcext:value-type="float">
            <text:p>793.62</text:p>
          </table:table-cell>
          <table:table-cell table:formula="of:=KNEEANGLE( [.B$37]; [.C$36]; [.$A129]; [.B$30]; [.B$29]; [.B$27]; [.B129] )" office:value-type="float" office:value="104.043781451286" calcext:value-type="float">
            <text:p>104.04</text:p>
          </table:table-cell>
          <table:table-cell table:formula="of:=( [.E129] - [.E128] ) / ( 60 / [.$B$2] / 360 )" office:value-type="float" office:value="282.310484204714" calcext:value-type="float">
            <text:p>282.31</text:p>
          </table:table-cell>
          <table:table-cell table:formula="of:=( [.F129] - [.F128] ) / ( 60 / [.$B$2] / 360 )" office:value-type="float" office:value="188.039249650535" calcext:value-type="float">
            <text:p>188.04</text:p>
          </table:table-cell>
          <table:table-cell table:number-columns-repeated="3"/>
          <table:table-cell table:formula="of:=HIPANGLE( [.L$37]; [.M$36]; [.$A129]; [.L$30]; [.L$29]; [.L$27]; [.L$28] )" office:value-type="float" office:value="28.9626840528282" calcext:value-type="float">
            <text:p>28.96</text:p>
          </table:table-cell>
          <table:table-cell table:formula="of:=( [.K129] - [.K128] ) / ( 60 / [.$B$2] / 360 )" office:value-type="float" office:value="191.729709894011" calcext:value-type="float">
            <text:p>191.73</text:p>
          </table:table-cell>
          <table:table-cell table:formula="of:=( [.L129] - [.L128] ) / ( 60 / [.$B$2] / 360 )" office:value-type="float" office:value="756.324096090768" calcext:value-type="float">
            <text:p>756.32</text:p>
          </table:table-cell>
          <table:table-cell table:formula="of:=KNEEANGLE( [.L$37]; [.M$36]; [.$A129]; [.L$30]; [.L$29]; [.L$27]; [.K129] )" office:value-type="float" office:value="105.707766284955" calcext:value-type="float">
            <text:p>105.71</text:p>
          </table:table-cell>
          <table:table-cell table:formula="of:=( [.N129] - [.N128] ) / ( 60 / [.$B$2] / 360 )" office:value-type="float" office:value="284.686481890718" calcext:value-type="float">
            <text:p>284.69</text:p>
          </table:table-cell>
          <table:table-cell table:formula="of:=( [.O129] - [.O128] ) / ( 60 / [.$B$2] / 360 )" office:value-type="float" office:value="163.878257694586" calcext:value-type="float">
            <text:p>163.8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.00</text:p>
          </table:table-cell>
          <table:table-cell table:formula="of:=HIPANGLE( [.B$37]; [.C$36]; [.$A130]; [.B$30]; [.B$29]; [.B$27]; [.B$28] )" office:value-type="float" office:value="30.1242764894718" calcext:value-type="float">
            <text:p>30.12</text:p>
          </table:table-cell>
          <table:table-cell table:formula="of:=( [.B130] - [.B129] ) / ( 60 / [.$B$2] / 360 )" office:value-type="float" office:value="189.713688479694" calcext:value-type="float">
            <text:p>189.71</text:p>
          </table:table-cell>
          <table:table-cell table:formula="of:=( [.C130] - [.C129] ) / ( 60 / [.$B$2] / 360 )" office:value-type="float" office:value="769.179203329931" calcext:value-type="float">
            <text:p>769.18</text:p>
          </table:table-cell>
          <table:table-cell table:formula="of:=KNEEANGLE( [.B$37]; [.C$36]; [.$A130]; [.B$30]; [.B$29]; [.B$27]; [.B130] )" office:value-type="float" office:value="104.671957787154" calcext:value-type="float">
            <text:p>104.67</text:p>
          </table:table-cell>
          <table:table-cell table:formula="of:=( [.E130] - [.E129] ) / ( 60 / [.$B$2] / 360 )" office:value-type="float" office:value="282.679351140526" calcext:value-type="float">
            <text:p>282.68</text:p>
          </table:table-cell>
          <table:table-cell table:formula="of:=( [.F130] - [.F129] ) / ( 60 / [.$B$2] / 360 )" office:value-type="float" office:value="165.990121115365" calcext:value-type="float">
            <text:p>165.99</text:p>
          </table:table-cell>
          <table:table-cell table:number-columns-repeated="3"/>
          <table:table-cell table:formula="of:=HIPANGLE( [.L$37]; [.M$36]; [.$A130]; [.L$30]; [.L$29]; [.L$27]; [.L$28] )" office:value-type="float" office:value="29.3923661286125" calcext:value-type="float">
            <text:p>29.39</text:p>
          </table:table-cell>
          <table:table-cell table:formula="of:=( [.K130] - [.K129] ) / ( 60 / [.$B$2] / 360 )" office:value-type="float" office:value="193.356934102948" calcext:value-type="float">
            <text:p>193.36</text:p>
          </table:table-cell>
          <table:table-cell table:formula="of:=( [.L130] - [.L129] ) / ( 60 / [.$B$2] / 360 )" office:value-type="float" office:value="732.250894021232" calcext:value-type="float">
            <text:p>732.25</text:p>
          </table:table-cell>
          <table:table-cell table:formula="of:=KNEEANGLE( [.L$37]; [.M$36]; [.$A130]; [.L$30]; [.L$29]; [.L$27]; [.K130] )" office:value-type="float" office:value="106.341103476777" calcext:value-type="float">
            <text:p>106.34</text:p>
          </table:table-cell>
          <table:table-cell table:formula="of:=( [.N130] - [.N129] ) / ( 60 / [.$B$2] / 360 )" office:value-type="float" office:value="285.001736319948" calcext:value-type="float">
            <text:p>285.00</text:p>
          </table:table-cell>
          <table:table-cell table:formula="of:=( [.O130] - [.O129] ) / ( 60 / [.$B$2] / 360 )" office:value-type="float" office:value="141.864493153747" calcext:value-type="float">
            <text:p>141.86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.00</text:p>
          </table:table-cell>
          <table:table-cell table:formula="of:=HIPANGLE( [.B$37]; [.C$36]; [.$A131]; [.B$30]; [.B$29]; [.B$27]; [.B$28] )" office:value-type="float" office:value="30.5495407116685" calcext:value-type="float">
            <text:p>30.55</text:p>
          </table:table-cell>
          <table:table-cell table:formula="of:=( [.B131] - [.B130] ) / ( 60 / [.$B$2] / 360 )" office:value-type="float" office:value="191.368899988506" calcext:value-type="float">
            <text:p>191.37</text:p>
          </table:table-cell>
          <table:table-cell table:formula="of:=( [.C131] - [.C130] ) / ( 60 / [.$B$2] / 360 )" office:value-type="float" office:value="744.845178965459" calcext:value-type="float">
            <text:p>744.85</text:p>
          </table:table-cell>
          <table:table-cell table:formula="of:=KNEEANGLE( [.B$37]; [.C$36]; [.$A131]; [.B$30]; [.B$29]; [.B$27]; [.B131] )" office:value-type="float" office:value="105.300844413096" calcext:value-type="float">
            <text:p>105.30</text:p>
          </table:table-cell>
          <table:table-cell table:formula="of:=( [.E131] - [.E130] ) / ( 60 / [.$B$2] / 360 )" office:value-type="float" office:value="282.99898167392" calcext:value-type="float">
            <text:p>283.00</text:p>
          </table:table-cell>
          <table:table-cell table:formula="of:=( [.F131] - [.F130] ) / ( 60 / [.$B$2] / 360 )" office:value-type="float" office:value="143.833740027475" calcext:value-type="float">
            <text:p>143.83</text:p>
          </table:table-cell>
          <table:table-cell table:number-columns-repeated="3"/>
          <table:table-cell table:formula="of:=HIPANGLE( [.L$37]; [.M$36]; [.$A131]; [.L$30]; [.L$29]; [.L$27]; [.L$28] )" office:value-type="float" office:value="29.8255457957921" calcext:value-type="float">
            <text:p>29.83</text:p>
          </table:table-cell>
          <table:table-cell table:formula="of:=( [.K131] - [.K130] ) / ( 60 / [.$B$2] / 360 )" office:value-type="float" office:value="194.930850230824" calcext:value-type="float">
            <text:p>194.93</text:p>
          </table:table-cell>
          <table:table-cell table:formula="of:=( [.L131] - [.L130] ) / ( 60 / [.$B$2] / 360 )" office:value-type="float" office:value="708.26225754433" calcext:value-type="float">
            <text:p>708.26</text:p>
          </table:table-cell>
          <table:table-cell table:formula="of:=KNEEANGLE( [.L$37]; [.M$36]; [.$A131]; [.L$30]; [.L$29]; [.L$27]; [.K131] )" office:value-type="float" office:value="106.975031834477" calcext:value-type="float">
            <text:p>106.98</text:p>
          </table:table-cell>
          <table:table-cell table:formula="of:=( [.N131] - [.N130] ) / ( 60 / [.$B$2] / 360 )" office:value-type="float" office:value="285.267760965237" calcext:value-type="float">
            <text:p>285.27</text:p>
          </table:table-cell>
          <table:table-cell table:formula="of:=( [.O131] - [.O130] ) / ( 60 / [.$B$2] / 360 )" office:value-type="float" office:value="119.711090379772" calcext:value-type="float">
            <text:p>119.71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.00</text:p>
          </table:table-cell>
          <table:table-cell table:formula="of:=HIPANGLE( [.B$37]; [.C$36]; [.$A132]; [.B$30]; [.B$29]; [.B$27]; [.B$28] )" office:value-type="float" office:value="30.9783634734879" calcext:value-type="float">
            <text:p>30.98</text:p>
          </table:table-cell>
          <table:table-cell table:formula="of:=( [.B132] - [.B131] ) / ( 60 / [.$B$2] / 360 )" office:value-type="float" office:value="192.97024281877" calcext:value-type="float">
            <text:p>192.97</text:p>
          </table:table-cell>
          <table:table-cell table:formula="of:=( [.C132] - [.C131] ) / ( 60 / [.$B$2] / 360 )" office:value-type="float" office:value="720.604273618737" calcext:value-type="float">
            <text:p>720.60</text:p>
          </table:table-cell>
          <table:table-cell table:formula="of:=KNEEANGLE( [.B$37]; [.C$36]; [.$A132]; [.B$30]; [.B$29]; [.B$27]; [.B132] )" office:value-type="float" office:value="105.930331290202" calcext:value-type="float">
            <text:p>105.93</text:p>
          </table:table-cell>
          <table:table-cell table:formula="of:=( [.E132] - [.E131] ) / ( 60 / [.$B$2] / 360 )" office:value-type="float" office:value="283.269094697734" calcext:value-type="float">
            <text:p>283.27</text:p>
          </table:table-cell>
          <table:table-cell table:formula="of:=( [.F132] - [.F131] ) / ( 60 / [.$B$2] / 360 )" office:value-type="float" office:value="121.550860716155" calcext:value-type="float">
            <text:p>121.55</text:p>
          </table:table-cell>
          <table:table-cell table:number-columns-repeated="3"/>
          <table:table-cell table:formula="of:=HIPANGLE( [.L$37]; [.M$36]; [.$A132]; [.L$30]; [.L$29]; [.L$27]; [.L$28] )" office:value-type="float" office:value="30.2621049589156" calcext:value-type="float">
            <text:p>30.26</text:p>
          </table:table-cell>
          <table:table-cell table:formula="of:=( [.K132] - [.K131] ) / ( 60 / [.$B$2] / 360 )" office:value-type="float" office:value="196.451623405571" calcext:value-type="float">
            <text:p>196.45</text:p>
          </table:table-cell>
          <table:table-cell table:formula="of:=( [.L132] - [.L131] ) / ( 60 / [.$B$2] / 360 )" office:value-type="float" office:value="684.34792863614" calcext:value-type="float">
            <text:p>684.35</text:p>
          </table:table-cell>
          <table:table-cell table:formula="of:=KNEEANGLE( [.L$37]; [.M$36]; [.$A132]; [.L$30]; [.L$29]; [.L$27]; [.K132] )" office:value-type="float" office:value="107.609441168023" calcext:value-type="float">
            <text:p>107.61</text:p>
          </table:table-cell>
          <table:table-cell table:formula="of:=( [.N132] - [.N131] ) / ( 60 / [.$B$2] / 360 )" office:value-type="float" office:value="285.484200095574" calcext:value-type="float">
            <text:p>285.48</text:p>
          </table:table-cell>
          <table:table-cell table:formula="of:=( [.O132] - [.O131] ) / ( 60 / [.$B$2] / 360 )" office:value-type="float" office:value="97.3976086515194" calcext:value-type="float">
            <text:p>97.40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.00</text:p>
          </table:table-cell>
          <table:table-cell table:formula="of:=HIPANGLE( [.B$37]; [.C$36]; [.$A133]; [.B$30]; [.B$29]; [.B$27]; [.B$28] )" office:value-type="float" office:value="31.4106254783957" calcext:value-type="float">
            <text:p>31.41</text:p>
          </table:table-cell>
          <table:table-cell table:formula="of:=( [.B133] - [.B132] ) / ( 60 / [.$B$2] / 360 )" office:value-type="float" office:value="194.517902208487" calcext:value-type="float">
            <text:p>194.52</text:p>
          </table:table-cell>
          <table:table-cell table:formula="of:=( [.C133] - [.C132] ) / ( 60 / [.$B$2] / 360 )" office:value-type="float" office:value="696.446725372464" calcext:value-type="float">
            <text:p>696.45</text:p>
          </table:table-cell>
          <table:table-cell table:formula="of:=KNEEANGLE( [.B$37]; [.C$36]; [.$A133]; [.B$30]; [.B$29]; [.B$27]; [.B133] )" office:value-type="float" office:value="106.560307657193" calcext:value-type="float">
            <text:p>106.56</text:p>
          </table:table-cell>
          <table:table-cell table:formula="of:=( [.E133] - [.E132] ) / ( 60 / [.$B$2] / 360 )" office:value-type="float" office:value="283.489365145849" calcext:value-type="float">
            <text:p>283.49</text:p>
          </table:table-cell>
          <table:table-cell table:formula="of:=( [.F133] - [.F132] ) / ( 60 / [.$B$2] / 360 )" office:value-type="float" office:value="99.1217016517254" calcext:value-type="float">
            <text:p>99.12</text:p>
          </table:table-cell>
          <table:table-cell table:number-columns-repeated="3"/>
          <table:table-cell table:formula="of:=HIPANGLE( [.L$37]; [.M$36]; [.$A133]; [.L$30]; [.L$29]; [.L$27]; [.L$28] )" office:value-type="float" office:value="30.7019258360334" calcext:value-type="float">
            <text:p>30.70</text:p>
          </table:table-cell>
          <table:table-cell table:formula="of:=( [.K133] - [.K132] ) / ( 60 / [.$B$2] / 360 )" office:value-type="float" office:value="197.919394702983" calcext:value-type="float">
            <text:p>197.92</text:p>
          </table:table-cell>
          <table:table-cell table:formula="of:=( [.L133] - [.L132] ) / ( 60 / [.$B$2] / 360 )" office:value-type="float" office:value="660.497083835381" calcext:value-type="float">
            <text:p>660.50</text:p>
          </table:table-cell>
          <table:table-cell table:formula="of:=KNEEANGLE( [.L$37]; [.M$36]; [.$A133]; [.L$30]; [.L$29]; [.L$27]; [.K133] )" office:value-type="float" office:value="108.244220392936" calcext:value-type="float">
            <text:p>108.24</text:p>
          </table:table-cell>
          <table:table-cell table:formula="of:=( [.N133] - [.N132] ) / ( 60 / [.$B$2] / 360 )" office:value-type="float" office:value="285.650651210858" calcext:value-type="float">
            <text:p>285.65</text:p>
          </table:table-cell>
          <table:table-cell table:formula="of:=( [.O133] - [.O132] ) / ( 60 / [.$B$2] / 360 )" office:value-type="float" office:value="74.9030018780644" calcext:value-type="float">
            <text:p>74.90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.00</text:p>
          </table:table-cell>
          <table:table-cell table:formula="of:=HIPANGLE( [.B$37]; [.C$36]; [.$A134]; [.B$30]; [.B$29]; [.B$27]; [.B$28] )" office:value-type="float" office:value="31.8462077905564" calcext:value-type="float">
            <text:p>31.85</text:p>
          </table:table-cell>
          <table:table-cell table:formula="of:=( [.B134] - [.B133] ) / ( 60 / [.$B$2] / 360 )" office:value-type="float" office:value="196.012040472333" calcext:value-type="float">
            <text:p>196.01</text:p>
          </table:table-cell>
          <table:table-cell table:formula="of:=( [.C134] - [.C133] ) / ( 60 / [.$B$2] / 360 )" office:value-type="float" office:value="672.362218730776" calcext:value-type="float">
            <text:p>672.36</text:p>
          </table:table-cell>
          <table:table-cell table:formula="of:=KNEEANGLE( [.B$37]; [.C$36]; [.$A134]; [.B$30]; [.B$29]; [.B$27]; [.B134] )" office:value-type="float" office:value="107.190661929998" calcext:value-type="float">
            <text:p>107.19</text:p>
          </table:table-cell>
          <table:table-cell table:formula="of:=( [.E134] - [.E133] ) / ( 60 / [.$B$2] / 360 )" office:value-type="float" office:value="283.65942276226" calcext:value-type="float">
            <text:p>283.66</text:p>
          </table:table-cell>
          <table:table-cell table:formula="of:=( [.F134] - [.F133] ) / ( 60 / [.$B$2] / 360 )" office:value-type="float" office:value="76.5259273850205" calcext:value-type="float">
            <text:p>76.53</text:p>
          </table:table-cell>
          <table:table-cell table:number-columns-repeated="3"/>
          <table:table-cell table:formula="of:=HIPANGLE( [.L$37]; [.M$36]; [.$A134]; [.L$30]; [.L$29]; [.L$27]; [.L$28] )" office:value-type="float" office:value="31.1448909024865" calcext:value-type="float">
            <text:p>31.14</text:p>
          </table:table-cell>
          <table:table-cell table:formula="of:=( [.K134] - [.K133] ) / ( 60 / [.$B$2] / 360 )" office:value-type="float" office:value="199.334279903923" calcext:value-type="float">
            <text:p>199.33</text:p>
          </table:table-cell>
          <table:table-cell table:formula="of:=( [.L134] - [.L133] ) / ( 60 / [.$B$2] / 360 )" office:value-type="float" office:value="636.698340423105" calcext:value-type="float">
            <text:p>636.70</text:p>
          </table:table-cell>
          <table:table-cell table:formula="of:=KNEEANGLE( [.L$37]; [.M$36]; [.$A134]; [.L$30]; [.L$29]; [.L$27]; [.K134] )" office:value-type="float" office:value="108.87925742326" calcext:value-type="float">
            <text:p>108.88</text:p>
          </table:table-cell>
          <table:table-cell table:formula="of:=( [.N134] - [.N133] ) / ( 60 / [.$B$2] / 360 )" office:value-type="float" office:value="285.766663645915" calcext:value-type="float">
            <text:p>285.77</text:p>
          </table:table-cell>
          <table:table-cell table:formula="of:=( [.O134] - [.O133] ) / ( 60 / [.$B$2] / 360 )" office:value-type="float" office:value="52.2055957756379" calcext:value-type="float">
            <text:p>52.21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.00</text:p>
          </table:table-cell>
          <table:table-cell table:formula="of:=HIPANGLE( [.B$37]; [.C$36]; [.$A135]; [.B$30]; [.B$29]; [.B$27]; [.B$28] )" office:value-type="float" office:value="32.2849917812055" calcext:value-type="float">
            <text:p>32.28</text:p>
          </table:table-cell>
          <table:table-cell table:formula="of:=( [.B135] - [.B134] ) / ( 60 / [.$B$2] / 360 )" office:value-type="float" office:value="197.452795792082" calcext:value-type="float">
            <text:p>197.45</text:p>
          </table:table-cell>
          <table:table-cell table:formula="of:=( [.C135] - [.C134] ) / ( 60 / [.$B$2] / 360 )" office:value-type="float" office:value="648.339893887038" calcext:value-type="float">
            <text:p>648.34</text:p>
          </table:table-cell>
          <table:table-cell table:formula="of:=KNEEANGLE( [.B$37]; [.C$36]; [.$A135]; [.B$30]; [.B$29]; [.B$27]; [.B135] )" office:value-type="float" office:value="107.821281598506" calcext:value-type="float">
            <text:p>107.82</text:p>
          </table:table-cell>
          <table:table-cell table:formula="of:=( [.E135] - [.E134] ) / ( 60 / [.$B$2] / 360 )" office:value-type="float" office:value="283.778850828832" calcext:value-type="float">
            <text:p>283.78</text:p>
          </table:table-cell>
          <table:table-cell table:formula="of:=( [.F135] - [.F134] ) / ( 60 / [.$B$2] / 360 )" office:value-type="float" office:value="53.7426299574889" calcext:value-type="float">
            <text:p>53.74</text:p>
          </table:table-cell>
          <table:table-cell table:number-columns-repeated="3"/>
          <table:table-cell table:formula="of:=HIPANGLE( [.L$37]; [.M$36]; [.$A135]; [.L$30]; [.L$29]; [.L$27]; [.L$28] )" office:value-type="float" office:value="31.5908828319591" calcext:value-type="float">
            <text:p>31.59</text:p>
          </table:table-cell>
          <table:table-cell table:formula="of:=( [.K135] - [.K134] ) / ( 60 / [.$B$2] / 360 )" office:value-type="float" office:value="200.696368262637" calcext:value-type="float">
            <text:p>200.70</text:p>
          </table:table-cell>
          <table:table-cell table:formula="of:=( [.L135] - [.L134] ) / ( 60 / [.$B$2] / 360 )" office:value-type="float" office:value="612.939761421328" calcext:value-type="float">
            <text:p>612.94</text:p>
          </table:table-cell>
          <table:table-cell table:formula="of:=KNEEANGLE( [.L$37]; [.M$36]; [.$A135]; [.L$30]; [.L$29]; [.L$27]; [.K135] )" office:value-type="float" office:value="109.51443906131" calcext:value-type="float">
            <text:p>109.51</text:p>
          </table:table-cell>
          <table:table-cell table:formula="of:=( [.N135] - [.N134] ) / ( 60 / [.$B$2] / 360 )" office:value-type="float" office:value="285.831737122564" calcext:value-type="float">
            <text:p>285.83</text:p>
          </table:table-cell>
          <table:table-cell table:formula="of:=( [.O135] - [.O134] ) / ( 60 / [.$B$2] / 360 )" office:value-type="float" office:value="29.2830644919434" calcext:value-type="float">
            <text:p>29.28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.00</text:p>
          </table:table-cell>
          <table:table-cell table:formula="of:=HIPANGLE( [.B$37]; [.C$36]; [.$A136]; [.B$30]; [.B$29]; [.B$27]; [.B$28] )" office:value-type="float" office:value="32.7268590723704" calcext:value-type="float">
            <text:p>32.73</text:p>
          </table:table-cell>
          <table:table-cell table:formula="of:=( [.B136] - [.B135] ) / ( 60 / [.$B$2] / 360 )" office:value-type="float" office:value="198.840281024188" calcext:value-type="float">
            <text:p>198.84</text:p>
          </table:table-cell>
          <table:table-cell table:formula="of:=( [.C136] - [.C135] ) / ( 60 / [.$B$2] / 360 )" office:value-type="float" office:value="624.368354447522" calcext:value-type="float">
            <text:p>624.37</text:p>
          </table:table-cell>
          <table:table-cell table:formula="of:=KNEEANGLE( [.B$37]; [.C$36]; [.$A136]; [.B$30]; [.B$29]; [.B$27]; [.B136] )" office:value-type="float" office:value="108.452053120393" calcext:value-type="float">
            <text:p>108.45</text:p>
          </table:table-cell>
          <table:table-cell table:formula="of:=( [.E136] - [.E135] ) / ( 60 / [.$B$2] / 360 )" office:value-type="float" office:value="283.847184849143" calcext:value-type="float">
            <text:p>283.85</text:p>
          </table:table-cell>
          <table:table-cell table:formula="of:=( [.F136] - [.F135] ) / ( 60 / [.$B$2] / 360 )" office:value-type="float" office:value="30.7503091399752" calcext:value-type="float">
            <text:p>30.75</text:p>
          </table:table-cell>
          <table:table-cell table:number-columns-repeated="3"/>
          <table:table-cell table:formula="of:=HIPANGLE( [.L$37]; [.M$36]; [.$A136]; [.L$30]; [.L$29]; [.L$27]; [.L$28] )" office:value-type="float" office:value="32.0397844348091" calcext:value-type="float">
            <text:p>32.04</text:p>
          </table:table-cell>
          <table:table-cell table:formula="of:=( [.K136] - [.K135] ) / ( 60 / [.$B$2] / 360 )" office:value-type="float" office:value="202.005721282535" calcext:value-type="float">
            <text:p>202.01</text:p>
          </table:table-cell>
          <table:table-cell table:formula="of:=( [.L136] - [.L135] ) / ( 60 / [.$B$2] / 360 )" office:value-type="float" office:value="589.20885895424" calcext:value-type="float">
            <text:p>589.21</text:p>
          </table:table-cell>
          <table:table-cell table:formula="of:=KNEEANGLE( [.L$37]; [.M$36]; [.$A136]; [.L$30]; [.L$29]; [.L$27]; [.K136] )" office:value-type="float" office:value="110.149650884082" calcext:value-type="float">
            <text:p>110.15</text:p>
          </table:table-cell>
          <table:table-cell table:formula="of:=( [.N136] - [.N135] ) / ( 60 / [.$B$2] / 360 )" office:value-type="float" office:value="285.845320247461" calcext:value-type="float">
            <text:p>285.85</text:p>
          </table:table-cell>
          <table:table-cell table:formula="of:=( [.O136] - [.O135] ) / ( 60 / [.$B$2] / 360 )" office:value-type="float" office:value="6.11240620358444" calcext:value-type="float">
            <text:p>6.11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.00</text:p>
          </table:table-cell>
          <table:table-cell table:formula="of:=HIPANGLE( [.B$37]; [.C$36]; [.$A137]; [.B$30]; [.B$29]; [.B$27]; [.B$28] )" office:value-type="float" office:value="33.1716914779747" calcext:value-type="float">
            <text:p>33.17</text:p>
          </table:table-cell>
          <table:table-cell table:formula="of:=( [.B137] - [.B136] ) / ( 60 / [.$B$2] / 360 )" office:value-type="float" office:value="200.174582521942" calcext:value-type="float">
            <text:p>200.17</text:p>
          </table:table-cell>
          <table:table-cell table:formula="of:=( [.C137] - [.C136] ) / ( 60 / [.$B$2] / 360 )" office:value-type="float" office:value="600.435673989613" calcext:value-type="float">
            <text:p>600.44</text:p>
          </table:table-cell>
          <table:table-cell table:formula="of:=KNEEANGLE( [.B$37]; [.C$36]; [.$A137]; [.B$30]; [.B$29]; [.B$27]; [.B137] )" office:value-type="float" office:value="109.082861811921" calcext:value-type="float">
            <text:p>109.08</text:p>
          </table:table-cell>
          <table:table-cell table:formula="of:=( [.E137] - [.E136] ) / ( 60 / [.$B$2] / 360 )" office:value-type="float" office:value="283.863911187684" calcext:value-type="float">
            <text:p>283.86</text:p>
          </table:table-cell>
          <table:table-cell table:formula="of:=( [.F137] - [.F136] ) / ( 60 / [.$B$2] / 360 )" office:value-type="float" office:value="7.52685234362502" calcext:value-type="float">
            <text:p>7.53</text:p>
          </table:table-cell>
          <table:table-cell table:number-columns-repeated="3"/>
          <table:table-cell table:formula="of:=HIPANGLE( [.L$37]; [.M$36]; [.$A137]; [.L$30]; [.L$29]; [.L$27]; [.L$28] )" office:value-type="float" office:value="32.4914785936914" calcext:value-type="float">
            <text:p>32.49</text:p>
          </table:table-cell>
          <table:table-cell table:formula="of:=( [.K137] - [.K136] ) / ( 60 / [.$B$2] / 360 )" office:value-type="float" office:value="203.262371497021" calcext:value-type="float">
            <text:p>203.26</text:p>
          </table:table-cell>
          <table:table-cell table:formula="of:=( [.L137] - [.L136] ) / ( 60 / [.$B$2] / 360 )" office:value-type="float" office:value="565.49259651856" calcext:value-type="float">
            <text:p>565.49</text:p>
          </table:table-cell>
          <table:table-cell table:formula="of:=KNEEANGLE( [.L$37]; [.M$36]; [.$A137]; [.L$30]; [.L$29]; [.L$27]; [.K137] )" office:value-type="float" office:value="110.784777126203" calcext:value-type="float">
            <text:p>110.78</text:p>
          </table:table-cell>
          <table:table-cell table:formula="of:=( [.N137] - [.N136] ) / ( 60 / [.$B$2] / 360 )" office:value-type="float" office:value="285.806808954228" calcext:value-type="float">
            <text:p>285.81</text:p>
          </table:table-cell>
          <table:table-cell table:formula="of:=( [.O137] - [.O136] ) / ( 60 / [.$B$2] / 360 )" office:value-type="float" office:value="-17.3300819547478" calcext:value-type="float">
            <text:p>-17.33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.00</text:p>
          </table:table-cell>
          <table:table-cell table:formula="of:=HIPANGLE( [.B$37]; [.C$36]; [.$A138]; [.B$30]; [.B$29]; [.B$27]; [.B$28] )" office:value-type="float" office:value="33.6193709423518" calcext:value-type="float">
            <text:p>33.62</text:p>
          </table:table-cell>
          <table:table-cell table:formula="of:=( [.B138] - [.B137] ) / ( 60 / [.$B$2] / 360 )" office:value-type="float" office:value="201.455758969709" calcext:value-type="float">
            <text:p>201.46</text:p>
          </table:table-cell>
          <table:table-cell table:formula="of:=( [.C138] - [.C137] ) / ( 60 / [.$B$2] / 360 )" office:value-type="float" office:value="576.529401495059" calcext:value-type="float">
            <text:p>576.53</text:p>
          </table:table-cell>
          <table:table-cell table:formula="of:=KNEEANGLE( [.B$37]; [.C$36]; [.$A138]; [.B$30]; [.B$29]; [.B$27]; [.B138] )" office:value-type="float" office:value="109.713591735619" calcext:value-type="float">
            <text:p>109.71</text:p>
          </table:table-cell>
          <table:table-cell table:formula="of:=( [.E138] - [.E137] ) / ( 60 / [.$B$2] / 360 )" office:value-type="float" office:value="283.828465663786" calcext:value-type="float">
            <text:p>283.83</text:p>
          </table:table-cell>
          <table:table-cell table:formula="of:=( [.F138] - [.F137] ) / ( 60 / [.$B$2] / 360 )" office:value-type="float" office:value="-15.9504857542686" calcext:value-type="float">
            <text:p>-15.95</text:p>
          </table:table-cell>
          <table:table-cell table:number-columns-repeated="3"/>
          <table:table-cell table:formula="of:=HIPANGLE( [.L$37]; [.M$36]; [.$A138]; [.L$30]; [.L$29]; [.L$27]; [.L$28] )" office:value-type="float" office:value="32.9458481964767" calcext:value-type="float">
            <text:p>32.95</text:p>
          </table:table-cell>
          <table:table-cell table:formula="of:=( [.K138] - [.K137] ) / ( 60 / [.$B$2] / 360 )" office:value-type="float" office:value="204.466321253378" calcext:value-type="float">
            <text:p>204.47</text:p>
          </table:table-cell>
          <table:table-cell table:formula="of:=( [.L138] - [.L137] ) / ( 60 / [.$B$2] / 360 )" office:value-type="float" office:value="541.777390360672" calcext:value-type="float">
            <text:p>541.78</text:p>
          </table:table-cell>
          <table:table-cell table:formula="of:=KNEEANGLE( [.L$37]; [.M$36]; [.$A138]; [.L$30]; [.L$29]; [.L$27]; [.K138] )" office:value-type="float" office:value="111.419700559291" calcext:value-type="float">
            <text:p>111.42</text:p>
          </table:table-cell>
          <table:table-cell table:formula="of:=( [.N138] - [.N137] ) / ( 60 / [.$B$2] / 360 )" office:value-type="float" office:value="285.715544889845" calcext:value-type="float">
            <text:p>285.72</text:p>
          </table:table-cell>
          <table:table-cell table:formula="of:=( [.O138] - [.O137] ) / ( 60 / [.$B$2] / 360 )" office:value-type="float" office:value="-41.0688289721634" calcext:value-type="float">
            <text:p>-41.07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.00</text:p>
          </table:table-cell>
          <table:table-cell table:formula="of:=HIPANGLE( [.B$37]; [.C$36]; [.$A139]; [.B$30]; [.B$29]; [.B$27]; [.B$28] )" office:value-type="float" office:value="34.0697794761885" calcext:value-type="float">
            <text:p>34.07</text:p>
          </table:table-cell>
          <table:table-cell table:formula="of:=( [.B139] - [.B138] ) / ( 60 / [.$B$2] / 360 )" office:value-type="float" office:value="202.683840226525" calcext:value-type="float">
            <text:p>202.68</text:p>
          </table:table-cell>
          <table:table-cell table:formula="of:=( [.C139] - [.C138] ) / ( 60 / [.$B$2] / 360 )" office:value-type="float" office:value="552.636565567077" calcext:value-type="float">
            <text:p>552.64</text:p>
          </table:table-cell>
          <table:table-cell table:formula="of:=KNEEANGLE( [.B$37]; [.C$36]; [.$A139]; [.B$30]; [.B$29]; [.B$27]; [.B139] )" office:value-type="float" office:value="110.344125584727" calcext:value-type="float">
            <text:p>110.34</text:p>
          </table:table-cell>
          <table:table-cell table:formula="of:=( [.E139] - [.E138] ) / ( 60 / [.$B$2] / 360 )" office:value-type="float" office:value="283.740232098737" calcext:value-type="float">
            <text:p>283.74</text:p>
          </table:table-cell>
          <table:table-cell table:formula="of:=( [.F139] - [.F138] ) / ( 60 / [.$B$2] / 360 )" office:value-type="float" office:value="-39.7051042722779" calcext:value-type="float">
            <text:p>-39.71</text:p>
          </table:table-cell>
          <table:table-cell table:number-columns-repeated="3"/>
          <table:table-cell table:formula="of:=HIPANGLE( [.L$37]; [.M$36]; [.$A139]; [.L$30]; [.L$29]; [.L$27]; [.L$28] )" office:value-type="float" office:value="33.4027760664688" calcext:value-type="float">
            <text:p>33.40</text:p>
          </table:table-cell>
          <table:table-cell table:formula="of:=( [.K139] - [.K138] ) / ( 60 / [.$B$2] / 360 )" office:value-type="float" office:value="205.617541496439" calcext:value-type="float">
            <text:p>205.62</text:p>
          </table:table-cell>
          <table:table-cell table:formula="of:=( [.L139] - [.L138] ) / ( 60 / [.$B$2] / 360 )" office:value-type="float" office:value="518.049109377235" calcext:value-type="float">
            <text:p>518.05</text:p>
          </table:table-cell>
          <table:table-cell table:formula="of:=KNEEANGLE( [.L$37]; [.M$36]; [.$A139]; [.L$30]; [.L$29]; [.L$27]; [.K139] )" office:value-type="float" office:value="112.054302367609" calcext:value-type="float">
            <text:p>112.05</text:p>
          </table:table-cell>
          <table:table-cell table:formula="of:=( [.N139] - [.N138] ) / ( 60 / [.$B$2] / 360 )" office:value-type="float" office:value="285.570813743072" calcext:value-type="float">
            <text:p>285.57</text:p>
          </table:table-cell>
          <table:table-cell table:formula="of:=( [.O139] - [.O138] ) / ( 60 / [.$B$2] / 360 )" office:value-type="float" office:value="-65.1290160477913" calcext:value-type="float">
            <text:p>-65.1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formula="of:=HIPANGLE( [.B$37]; [.C$36]; [.$A140]; [.B$30]; [.B$29]; [.B$27]; [.B$28] )" office:value-type="float" office:value="34.5227990899158" calcext:value-type="float">
            <text:p>34.52</text:p>
          </table:table-cell>
          <table:table-cell table:formula="of:=( [.B140] - [.B139] ) / ( 60 / [.$B$2] / 360 )" office:value-type="float" office:value="203.858826177285" calcext:value-type="float">
            <text:p>203.86</text:p>
          </table:table-cell>
          <table:table-cell table:formula="of:=( [.C140] - [.C139] ) / ( 60 / [.$B$2] / 360 )" office:value-type="float" office:value="528.743677841976" calcext:value-type="float">
            <text:p>528.74</text:p>
          </table:table-cell>
          <table:table-cell table:formula="of:=KNEEANGLE( [.B$37]; [.C$36]; [.$A140]; [.B$30]; [.B$29]; [.B$27]; [.B140] )" office:value-type="float" office:value="110.97434456432" calcext:value-type="float">
            <text:p>110.97</text:p>
          </table:table-cell>
          <table:table-cell table:formula="of:=( [.E140] - [.E139] ) / ( 60 / [.$B$2] / 360 )" office:value-type="float" office:value="283.598540816912" calcext:value-type="float">
            <text:p>283.60</text:p>
          </table:table-cell>
          <table:table-cell table:formula="of:=( [.F140] - [.F139] ) / ( 60 / [.$B$2] / 360 )" office:value-type="float" office:value="-63.7610768209385" calcext:value-type="float">
            <text:p>-63.76</text:p>
          </table:table-cell>
          <table:table-cell table:number-columns-repeated="3"/>
          <table:table-cell table:formula="of:=HIPANGLE( [.L$37]; [.M$36]; [.$A140]; [.L$30]; [.L$29]; [.L$27]; [.L$28] )" office:value-type="float" office:value="33.8621448899164" calcext:value-type="float">
            <text:p>33.86</text:p>
          </table:table-cell>
          <table:table-cell table:formula="of:=( [.K140] - [.K139] ) / ( 60 / [.$B$2] / 360 )" office:value-type="float" office:value="206.715970551425" calcext:value-type="float">
            <text:p>206.72</text:p>
          </table:table-cell>
          <table:table-cell table:formula="of:=( [.L140] - [.L139] ) / ( 60 / [.$B$2] / 360 )" office:value-type="float" office:value="494.293074744039" calcext:value-type="float">
            <text:p>494.29</text:p>
          </table:table-cell>
          <table:table-cell table:formula="of:=KNEEANGLE( [.L$37]; [.M$36]; [.$A140]; [.L$30]; [.L$29]; [.L$27]; [.K140] )" office:value-type="float" office:value="112.688462019868" calcext:value-type="float">
            <text:p>112.69</text:p>
          </table:table-cell>
          <table:table-cell table:formula="of:=( [.N140] - [.N139] ) / ( 60 / [.$B$2] / 360 )" office:value-type="float" office:value="285.371843516582" calcext:value-type="float">
            <text:p>285.37</text:p>
          </table:table-cell>
          <table:table-cell table:formula="of:=( [.O140] - [.O139] ) / ( 60 / [.$B$2] / 360 )" office:value-type="float" office:value="-89.5366019205085" calcext:value-type="float">
            <text:p>-89.54</text:p>
          </table:table-cell>
          <table:table-cell table:number-columns-repeated="15"/>
        </table:table-row>
        <table:table-row table:style-name="ro1">
          <table:table-cell office:value-type="float" office:value="101" calcext:value-type="float">
            <text:p>101.00</text:p>
          </table:table-cell>
          <table:table-cell table:formula="of:=HIPANGLE( [.B$37]; [.C$36]; [.$A141]; [.B$30]; [.B$29]; [.B$27]; [.B$28] )" office:value-type="float" office:value="34.9783117245603" calcext:value-type="float">
            <text:p>34.98</text:p>
          </table:table-cell>
          <table:table-cell table:formula="of:=( [.B141] - [.B140] ) / ( 60 / [.$B$2] / 360 )" office:value-type="float" office:value="204.980685590028" calcext:value-type="float">
            <text:p>204.98</text:p>
          </table:table-cell>
          <table:table-cell table:formula="of:=( [.C141] - [.C140] ) / ( 60 / [.$B$2] / 360 )" office:value-type="float" office:value="504.836735734398" calcext:value-type="float">
            <text:p>504.84</text:p>
          </table:table-cell>
          <table:table-cell table:formula="of:=KNEEANGLE( [.B$37]; [.C$36]; [.$A141]; [.B$30]; [.B$29]; [.B$27]; [.B141] )" office:value-type="float" office:value="111.604128268988" calcext:value-type="float">
            <text:p>111.60</text:p>
          </table:table-cell>
          <table:table-cell table:formula="of:=( [.E141] - [.E140] ) / ( 60 / [.$B$2] / 360 )" office:value-type="float" office:value="283.402667100485" calcext:value-type="float">
            <text:p>283.40</text:p>
          </table:table-cell>
          <table:table-cell table:formula="of:=( [.F141] - [.F140] ) / ( 60 / [.$B$2] / 360 )" office:value-type="float" office:value="-88.1431723922788" calcext:value-type="float">
            <text:p>-88.14</text:p>
          </table:table-cell>
          <table:table-cell table:number-columns-repeated="3"/>
          <table:table-cell table:formula="of:=HIPANGLE( [.L$37]; [.M$36]; [.$A141]; [.L$30]; [.L$29]; [.L$27]; [.L$28] )" office:value-type="float" office:value="34.3238371408134" calcext:value-type="float">
            <text:p>34.32</text:p>
          </table:table-cell>
          <table:table-cell table:formula="of:=( [.K141] - [.K140] ) / ( 60 / [.$B$2] / 360 )" office:value-type="float" office:value="207.761512903638" calcext:value-type="float">
            <text:p>207.76</text:p>
          </table:table-cell>
          <table:table-cell table:formula="of:=( [.L141] - [.L140] ) / ( 60 / [.$B$2] / 360 )" office:value-type="float" office:value="470.49405849575" calcext:value-type="float">
            <text:p>470.49</text:p>
          </table:table-cell>
          <table:table-cell table:formula="of:=KNEEANGLE( [.L$37]; [.M$36]; [.$A141]; [.L$30]; [.L$29]; [.L$27]; [.K141] )" office:value-type="float" office:value="113.322057137072" calcext:value-type="float">
            <text:p>113.32</text:p>
          </table:table-cell>
          <table:table-cell table:formula="of:=( [.N141] - [.N140] ) / ( 60 / [.$B$2] / 360 )" office:value-type="float" office:value="285.117802741785" calcext:value-type="float">
            <text:p>285.12</text:p>
          </table:table-cell>
          <table:table-cell table:formula="of:=( [.O141] - [.O140] ) / ( 60 / [.$B$2] / 360 )" office:value-type="float" office:value="-114.318348658742" calcext:value-type="float">
            <text:p>-114.32</text:p>
          </table:table-cell>
          <table:table-cell table:number-columns-repeated="15"/>
        </table:table-row>
        <table:table-row table:style-name="ro1">
          <table:table-cell office:value-type="float" office:value="102" calcext:value-type="float">
            <text:p>102.00</text:p>
          </table:table-cell>
          <table:table-cell table:formula="of:=HIPANGLE( [.B$37]; [.C$36]; [.$A142]; [.B$30]; [.B$29]; [.B$27]; [.B$28] )" office:value-type="float" office:value="35.4361991800657" calcext:value-type="float">
            <text:p>35.44</text:p>
          </table:table-cell>
          <table:table-cell table:formula="of:=( [.B142] - [.B141] ) / ( 60 / [.$B$2] / 360 )" office:value-type="float" office:value="206.049354977395" calcext:value-type="float">
            <text:p>206.05</text:p>
          </table:table-cell>
          <table:table-cell table:formula="of:=( [.C142] - [.C141] ) / ( 60 / [.$B$2] / 360 )" office:value-type="float" office:value="480.901224315129" calcext:value-type="float">
            <text:p>480.90</text:p>
          </table:table-cell>
          <table:table-cell table:formula="of:=KNEEANGLE( [.B$37]; [.C$36]; [.$A142]; [.B$30]; [.B$29]; [.B$27]; [.B142] )" office:value-type="float" office:value="112.233354556985" calcext:value-type="float">
            <text:p>112.23</text:p>
          </table:table-cell>
          <table:table-cell table:formula="of:=( [.E142] - [.E141] ) / ( 60 / [.$B$2] / 360 )" office:value-type="float" office:value="283.151829598886" calcext:value-type="float">
            <text:p>283.15</text:p>
          </table:table-cell>
          <table:table-cell table:formula="of:=( [.F142] - [.F141] ) / ( 60 / [.$B$2] / 360 )" office:value-type="float" office:value="-112.876875719317" calcext:value-type="float">
            <text:p>-112.88</text:p>
          </table:table-cell>
          <table:table-cell table:number-columns-repeated="3"/>
          <table:table-cell table:formula="of:=HIPANGLE( [.L$37]; [.M$36]; [.$A142]; [.L$30]; [.L$29]; [.L$27]; [.L$28] )" office:value-type="float" office:value="34.7877350029788" calcext:value-type="float">
            <text:p>34.79</text:p>
          </table:table-cell>
          <table:table-cell table:formula="of:=( [.K142] - [.K141] ) / ( 60 / [.$B$2] / 360 )" office:value-type="float" office:value="208.75403797446" calcext:value-type="float">
            <text:p>208.75</text:p>
          </table:table-cell>
          <table:table-cell table:formula="of:=( [.L142] - [.L141] ) / ( 60 / [.$B$2] / 360 )" office:value-type="float" office:value="446.636281869957" calcext:value-type="float">
            <text:p>446.64</text:p>
          </table:table-cell>
          <table:table-cell table:formula="of:=KNEEANGLE( [.L$37]; [.M$36]; [.$A142]; [.L$30]; [.L$29]; [.L$27]; [.K142] )" office:value-type="float" office:value="113.954963356269" calcext:value-type="float">
            <text:p>113.95</text:p>
          </table:table-cell>
          <table:table-cell table:formula="of:=( [.N142] - [.N141] ) / ( 60 / [.$B$2] / 360 )" office:value-type="float" office:value="284.807798638399" calcext:value-type="float">
            <text:p>284.81</text:p>
          </table:table-cell>
          <table:table-cell table:formula="of:=( [.O142] - [.O141] ) / ( 60 / [.$B$2] / 360 )" office:value-type="float" office:value="-139.501846523729" calcext:value-type="float">
            <text:p>-139.50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.00</text:p>
          </table:table-cell>
          <table:table-cell table:formula="of:=HIPANGLE( [.B$37]; [.C$36]; [.$A143]; [.B$30]; [.B$29]; [.B$27]; [.B$28] )" office:value-type="float" office:value="35.8963430410918" calcext:value-type="float">
            <text:p>35.90</text:p>
          </table:table-cell>
          <table:table-cell table:formula="of:=( [.B143] - [.B142] ) / ( 60 / [.$B$2] / 360 )" office:value-type="float" office:value="207.064737461744" calcext:value-type="float">
            <text:p>207.06</text:p>
          </table:table-cell>
          <table:table-cell table:formula="of:=( [.C143] - [.C142] ) / ( 60 / [.$B$2] / 360 )" office:value-type="float" office:value="456.922117956975" calcext:value-type="float">
            <text:p>456.92</text:p>
          </table:table-cell>
          <table:table-cell table:formula="of:=KNEEANGLE( [.B$37]; [.C$36]; [.$A143]; [.B$30]; [.B$29]; [.B$27]; [.B143] )" office:value-type="float" office:value="112.861899420751" calcext:value-type="float">
            <text:p>112.86</text:p>
          </table:table-cell>
          <table:table-cell table:formula="of:=( [.E143] - [.E142] ) / ( 60 / [.$B$2] / 360 )" office:value-type="float" office:value="282.84518869434" calcext:value-type="float">
            <text:p>282.85</text:p>
          </table:table-cell>
          <table:table-cell table:formula="of:=( [.F143] - [.F142] ) / ( 60 / [.$B$2] / 360 )" office:value-type="float" office:value="-137.988407046001" calcext:value-type="float">
            <text:p>-137.99</text:p>
          </table:table-cell>
          <table:table-cell table:number-columns-repeated="3"/>
          <table:table-cell table:formula="of:=HIPANGLE( [.L$37]; [.M$36]; [.$A143]; [.L$30]; [.L$29]; [.L$27]; [.L$28] )" office:value-type="float" office:value="35.2537202894061" calcext:value-type="float">
            <text:p>35.25</text:p>
          </table:table-cell>
          <table:table-cell table:formula="of:=( [.K143] - [.K142] ) / ( 60 / [.$B$2] / 360 )" office:value-type="float" office:value="209.69337889229" calcext:value-type="float">
            <text:p>209.69</text:p>
          </table:table-cell>
          <table:table-cell table:formula="of:=( [.L143] - [.L142] ) / ( 60 / [.$B$2] / 360 )" office:value-type="float" office:value="422.703413023555" calcext:value-type="float">
            <text:p>422.70</text:p>
          </table:table-cell>
          <table:table-cell table:formula="of:=KNEEANGLE( [.L$37]; [.M$36]; [.$A143]; [.L$30]; [.L$29]; [.L$27]; [.K143] )" office:value-type="float" office:value="114.58705419009" calcext:value-type="float">
            <text:p>114.59</text:p>
          </table:table-cell>
          <table:table-cell table:formula="of:=( [.N143] - [.N142] ) / ( 60 / [.$B$2] / 360 )" office:value-type="float" office:value="284.440875219276" calcext:value-type="float">
            <text:p>284.44</text:p>
          </table:table-cell>
          <table:table-cell table:formula="of:=( [.O143] - [.O142] ) / ( 60 / [.$B$2] / 360 )" office:value-type="float" office:value="-165.115538605605" calcext:value-type="float">
            <text:p>-165.12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.00</text:p>
          </table:table-cell>
          <table:table-cell table:formula="of:=HIPANGLE( [.B$37]; [.C$36]; [.$A144]; [.B$30]; [.B$29]; [.B$27]; [.B$28] )" office:value-type="float" office:value="36.3586246002995" calcext:value-type="float">
            <text:p>36.36</text:p>
          </table:table-cell>
          <table:table-cell table:formula="of:=( [.B144] - [.B143] ) / ( 60 / [.$B$2] / 360 )" office:value-type="float" office:value="208.02670164346" calcext:value-type="float">
            <text:p>208.03</text:p>
          </table:table-cell>
          <table:table-cell table:formula="of:=( [.C144] - [.C143] ) / ( 60 / [.$B$2] / 360 )" office:value-type="float" office:value="432.883881772372" calcext:value-type="float">
            <text:p>432.88</text:p>
          </table:table-cell>
          <table:table-cell table:formula="of:=KNEEANGLE( [.B$37]; [.C$36]; [.$A144]; [.B$30]; [.B$29]; [.B$27]; [.B144] )" office:value-type="float" office:value="113.489636853696" calcext:value-type="float">
            <text:p>113.49</text:p>
          </table:table-cell>
          <table:table-cell table:formula="of:=( [.E144] - [.E143] ) / ( 60 / [.$B$2] / 360 )" office:value-type="float" office:value="282.481844825549" calcext:value-type="float">
            <text:p>282.48</text:p>
          </table:table-cell>
          <table:table-cell table:formula="of:=( [.F144] - [.F143] ) / ( 60 / [.$B$2] / 360 )" office:value-type="float" office:value="-163.504740955767" calcext:value-type="float">
            <text:p>-163.50</text:p>
          </table:table-cell>
          <table:table-cell table:number-columns-repeated="3"/>
          <table:table-cell table:formula="of:=HIPANGLE( [.L$37]; [.M$36]; [.$A144]; [.L$30]; [.L$29]; [.L$27]; [.L$28] )" office:value-type="float" office:value="35.7216743588717" calcext:value-type="float">
            <text:p>35.72</text:p>
          </table:table-cell>
          <table:table-cell table:formula="of:=( [.K144] - [.K143] ) / ( 60 / [.$B$2] / 360 )" office:value-type="float" office:value="210.57933125951" calcext:value-type="float">
            <text:p>210.58</text:p>
          </table:table-cell>
          <table:table-cell table:formula="of:=( [.L144] - [.L143] ) / ( 60 / [.$B$2] / 360 )" office:value-type="float" office:value="398.67856524868" calcext:value-type="float">
            <text:p>398.68</text:p>
          </table:table-cell>
          <table:table-cell table:formula="of:=KNEEANGLE( [.L$37]; [.M$36]; [.$A144]; [.L$30]; [.L$29]; [.L$27]; [.K144] )" office:value-type="float" office:value="115.218200881968" calcext:value-type="float">
            <text:p>115.22</text:p>
          </table:table-cell>
          <table:table-cell table:formula="of:=( [.N144] - [.N143] ) / ( 60 / [.$B$2] / 360 )" office:value-type="float" office:value="284.016011345107" calcext:value-type="float">
            <text:p>284.02</text:p>
          </table:table-cell>
          <table:table-cell table:formula="of:=( [.O144] - [.O143] ) / ( 60 / [.$B$2] / 360 )" office:value-type="float" office:value="-191.188743375861" calcext:value-type="float">
            <text:p>-191.19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.00</text:p>
          </table:table-cell>
          <table:table-cell table:formula="of:=HIPANGLE( [.B$37]; [.C$36]; [.$A145]; [.B$30]; [.B$29]; [.B$27]; [.B$28] )" office:value-type="float" office:value="36.8229247791259" calcext:value-type="float">
            <text:p>36.82</text:p>
          </table:table-cell>
          <table:table-cell table:formula="of:=( [.B145] - [.B144] ) / ( 60 / [.$B$2] / 360 )" office:value-type="float" office:value="208.935080471921" calcext:value-type="float">
            <text:p>208.94</text:p>
          </table:table-cell>
          <table:table-cell table:formula="of:=( [.C145] - [.C144] ) / ( 60 / [.$B$2] / 360 )" office:value-type="float" office:value="408.770472807423" calcext:value-type="float">
            <text:p>408.77</text:p>
          </table:table-cell>
          <table:table-cell table:formula="of:=KNEEANGLE( [.B$37]; [.C$36]; [.$A145]; [.B$30]; [.B$29]; [.B$27]; [.B145] )" office:value-type="float" office:value="114.116438713191" calcext:value-type="float">
            <text:p>114.12</text:p>
          </table:table-cell>
          <table:table-cell table:formula="of:=( [.E145] - [.E144] ) / ( 60 / [.$B$2] / 360 )" office:value-type="float" office:value="282.060836772611" calcext:value-type="float">
            <text:p>282.06</text:p>
          </table:table-cell>
          <table:table-cell table:formula="of:=( [.F145] - [.F144] ) / ( 60 / [.$B$2] / 360 )" office:value-type="float" office:value="-189.453623822237" calcext:value-type="float">
            <text:p>-189.45</text:p>
          </table:table-cell>
          <table:table-cell table:number-columns-repeated="3"/>
          <table:table-cell table:formula="of:=HIPANGLE( [.L$37]; [.M$36]; [.$A145]; [.L$30]; [.L$29]; [.L$27]; [.L$28] )" office:value-type="float" office:value="36.1914780297928" calcext:value-type="float">
            <text:p>36.19</text:p>
          </table:table-cell>
          <table:table-cell table:formula="of:=( [.K145] - [.K144] ) / ( 60 / [.$B$2] / 360 )" office:value-type="float" office:value="211.411651914493" calcext:value-type="float">
            <text:p>211.41</text:p>
          </table:table-cell>
          <table:table-cell table:formula="of:=( [.L145] - [.L144] ) / ( 60 / [.$B$2] / 360 )" office:value-type="float" office:value="374.544294742449" calcext:value-type="float">
            <text:p>374.54</text:p>
          </table:table-cell>
          <table:table-cell table:formula="of:=KNEEANGLE( [.L$37]; [.M$36]; [.$A145]; [.L$30]; [.L$29]; [.L$27]; [.K145] )" office:value-type="float" office:value="115.848272256923" calcext:value-type="float">
            <text:p>115.85</text:p>
          </table:table-cell>
          <table:table-cell table:formula="of:=( [.N145] - [.N144] ) / ( 60 / [.$B$2] / 360 )" office:value-type="float" office:value="283.53211872999" calcext:value-type="float">
            <text:p>283.53</text:p>
          </table:table-cell>
          <table:table-cell table:formula="of:=( [.O145] - [.O144] ) / ( 60 / [.$B$2] / 360 )" office:value-type="float" office:value="-217.751676802465" calcext:value-type="float">
            <text:p>-217.75</text:p>
          </table:table-cell>
          <table:table-cell table:number-columns-repeated="15"/>
        </table:table-row>
        <table:table-row table:style-name="ro1">
          <table:table-cell office:value-type="float" office:value="106" calcext:value-type="float">
            <text:p>106.00</text:p>
          </table:table-cell>
          <table:table-cell table:formula="of:=HIPANGLE( [.B$37]; [.C$36]; [.$A146]; [.B$30]; [.B$29]; [.B$27]; [.B$28] )" office:value-type="float" office:value="37.2891240460597" calcext:value-type="float">
            <text:p>37.29</text:p>
          </table:table-cell>
          <table:table-cell table:formula="of:=( [.B146] - [.B145] ) / ( 60 / [.$B$2] / 360 )" office:value-type="float" office:value="209.789670120194" calcext:value-type="float">
            <text:p>209.79</text:p>
          </table:table-cell>
          <table:table-cell table:formula="of:=( [.C146] - [.C145] ) / ( 60 / [.$B$2] / 360 )" office:value-type="float" office:value="384.56534172268" calcext:value-type="float">
            <text:p>384.57</text:p>
          </table:table-cell>
          <table:table-cell table:formula="of:=KNEEANGLE( [.B$37]; [.C$36]; [.$A146]; [.B$30]; [.B$29]; [.B$27]; [.B146] )" office:value-type="float" office:value="114.74217457965" calcext:value-type="float">
            <text:p>114.74</text:p>
          </table:table-cell>
          <table:table-cell table:formula="of:=( [.E146] - [.E145] ) / ( 60 / [.$B$2] / 360 )" office:value-type="float" office:value="281.581139906497" calcext:value-type="float">
            <text:p>281.58</text:p>
          </table:table-cell>
          <table:table-cell table:formula="of:=( [.F146] - [.F145] ) / ( 60 / [.$B$2] / 360 )" office:value-type="float" office:value="-215.863589751279" calcext:value-type="float">
            <text:p>-215.86</text:p>
          </table:table-cell>
          <table:table-cell table:number-columns-repeated="3"/>
          <table:table-cell table:formula="of:=HIPANGLE( [.L$37]; [.M$36]; [.$A146]; [.L$30]; [.L$29]; [.L$27]; [.L$28] )" office:value-type="float" office:value="36.6630114913275" calcext:value-type="float">
            <text:p>36.66</text:p>
          </table:table-cell>
          <table:table-cell table:formula="of:=( [.K146] - [.K145] ) / ( 60 / [.$B$2] / 360 )" office:value-type="float" office:value="212.190057690607" calcext:value-type="float">
            <text:p>212.19</text:p>
          </table:table-cell>
          <table:table-cell table:formula="of:=( [.L146] - [.L145] ) / ( 60 / [.$B$2] / 360 )" office:value-type="float" office:value="350.282599251581" calcext:value-type="float">
            <text:p>350.28</text:p>
          </table:table-cell>
          <table:table-cell table:formula="of:=KNEEANGLE( [.L$37]; [.M$36]; [.$A146]; [.L$30]; [.L$29]; [.L$27]; [.K146] )" office:value-type="float" office:value="116.477134567821" calcext:value-type="float">
            <text:p>116.48</text:p>
          </table:table-cell>
          <table:table-cell table:formula="of:=( [.N146] - [.N145] ) / ( 60 / [.$B$2] / 360 )" office:value-type="float" office:value="282.98803990426" calcext:value-type="float">
            <text:p>282.99</text:p>
          </table:table-cell>
          <table:table-cell table:formula="of:=( [.O146] - [.O145] ) / ( 60 / [.$B$2] / 360 )" office:value-type="float" office:value="-244.835471578639" calcext:value-type="float">
            <text:p>-244.84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.00</text:p>
          </table:table-cell>
          <table:table-cell table:formula="of:=HIPANGLE( [.B$37]; [.C$36]; [.$A147]; [.B$30]; [.B$29]; [.B$27]; [.B$28] )" office:value-type="float" office:value="37.7571023324242" calcext:value-type="float">
            <text:p>37.76</text:p>
          </table:table-cell>
          <table:table-cell table:formula="of:=( [.B147] - [.B146] ) / ( 60 / [.$B$2] / 360 )" office:value-type="float" office:value="210.590228864034" calcext:value-type="float">
            <text:p>210.59</text:p>
          </table:table-cell>
          <table:table-cell table:formula="of:=( [.C147] - [.C146] ) / ( 60 / [.$B$2] / 360 )" office:value-type="float" office:value="360.251434728198" calcext:value-type="float">
            <text:p>360.25</text:p>
          </table:table-cell>
          <table:table-cell table:formula="of:=KNEEANGLE( [.B$37]; [.C$36]; [.$A147]; [.B$30]; [.B$29]; [.B$27]; [.B147] )" office:value-type="float" office:value="115.366711611668" calcext:value-type="float">
            <text:p>115.37</text:p>
          </table:table-cell>
          <table:table-cell table:formula="of:=( [.E147] - [.E146] ) / ( 60 / [.$B$2] / 360 )" office:value-type="float" office:value="281.041664408361" calcext:value-type="float">
            <text:p>281.04</text:p>
          </table:table-cell>
          <table:table-cell table:formula="of:=( [.F147] - [.F146] ) / ( 60 / [.$B$2] / 360 )" office:value-type="float" office:value="-242.763974161187" calcext:value-type="float">
            <text:p>-242.76</text:p>
          </table:table-cell>
          <table:table-cell table:number-columns-repeated="3"/>
          <table:table-cell table:formula="of:=HIPANGLE( [.L$37]; [.M$36]; [.$A147]; [.L$30]; [.L$29]; [.L$27]; [.L$28] )" office:value-type="float" office:value="37.1361542117135" calcext:value-type="float">
            <text:p>37.14</text:p>
          </table:table-cell>
          <table:table-cell table:formula="of:=( [.K147] - [.K146] ) / ( 60 / [.$B$2] / 360 )" office:value-type="float" office:value="212.914224173694" calcext:value-type="float">
            <text:p>212.91</text:p>
          </table:table-cell>
          <table:table-cell table:formula="of:=( [.L147] - [.L146] ) / ( 60 / [.$B$2] / 360 )" office:value-type="float" office:value="325.874917388909" calcext:value-type="float">
            <text:p>325.87</text:p>
          </table:table-cell>
          <table:table-cell table:formula="of:=KNEEANGLE( [.L$37]; [.M$36]; [.$A147]; [.L$30]; [.L$29]; [.L$27]; [.K147] )" office:value-type="float" office:value="117.104651337021" calcext:value-type="float">
            <text:p>117.10</text:p>
          </table:table-cell>
          <table:table-cell table:formula="of:=( [.N147] - [.N146] ) / ( 60 / [.$B$2] / 360 )" office:value-type="float" office:value="282.382546139731" calcext:value-type="float">
            <text:p>282.38</text:p>
          </table:table-cell>
          <table:table-cell table:formula="of:=( [.O147] - [.O146] ) / ( 60 / [.$B$2] / 360 )" office:value-type="float" office:value="-272.472194037974" calcext:value-type="float">
            <text:p>-272.47</text:p>
          </table:table-cell>
          <table:table-cell table:number-columns-repeated="15"/>
        </table:table-row>
        <table:table-row table:style-name="ro1">
          <table:table-cell office:value-type="float" office:value="108" calcext:value-type="float">
            <text:p>108.00</text:p>
          </table:table-cell>
          <table:table-cell table:formula="of:=HIPANGLE( [.B$37]; [.C$36]; [.$A148]; [.B$30]; [.B$29]; [.B$27]; [.B$28] )" office:value-type="float" office:value="38.2267389456847" calcext:value-type="float">
            <text:p>38.23</text:p>
          </table:table-cell>
          <table:table-cell table:formula="of:=( [.B148] - [.B147] ) / ( 60 / [.$B$2] / 360 )" office:value-type="float" office:value="211.336475967227" calcext:value-type="float">
            <text:p>211.34</text:p>
          </table:table-cell>
          <table:table-cell table:formula="of:=( [.C148] - [.C147] ) / ( 60 / [.$B$2] / 360 )" office:value-type="float" office:value="335.811196436933" calcext:value-type="float">
            <text:p>335.81</text:p>
          </table:table-cell>
          <table:table-cell table:formula="of:=KNEEANGLE( [.B$37]; [.C$36]; [.$A148]; [.B$30]; [.B$29]; [.B$27]; [.B148] )" office:value-type="float" office:value="115.989914397144" calcext:value-type="float">
            <text:p>115.99</text:p>
          </table:table-cell>
          <table:table-cell table:formula="of:=( [.E148] - [.E147] ) / ( 60 / [.$B$2] / 360 )" office:value-type="float" office:value="280.44125346409" calcext:value-type="float">
            <text:p>280.44</text:p>
          </table:table-cell>
          <table:table-cell table:formula="of:=( [.F148] - [.F147] ) / ( 60 / [.$B$2] / 360 )" office:value-type="float" office:value="-270.184924922106" calcext:value-type="float">
            <text:p>-270.18</text:p>
          </table:table-cell>
          <table:table-cell table:number-columns-repeated="3"/>
          <table:table-cell table:formula="of:=HIPANGLE( [.L$37]; [.M$36]; [.$A148]; [.L$30]; [.L$29]; [.L$27]; [.L$28] )" office:value-type="float" office:value="37.6107848438477" calcext:value-type="float">
            <text:p>37.61</text:p>
          </table:table-cell>
          <table:table-cell table:formula="of:=( [.K148] - [.K147] ) / ( 60 / [.$B$2] / 360 )" office:value-type="float" office:value="213.583784460377" calcext:value-type="float">
            <text:p>213.58</text:p>
          </table:table-cell>
          <table:table-cell table:formula="of:=( [.L148] - [.L147] ) / ( 60 / [.$B$2] / 360 )" office:value-type="float" office:value="301.302129007546" calcext:value-type="float">
            <text:p>301.30</text:p>
          </table:table-cell>
          <table:table-cell table:formula="of:=KNEEANGLE( [.L$37]; [.M$36]; [.$A148]; [.L$30]; [.L$29]; [.L$27]; [.K148] )" office:value-type="float" office:value="117.730683193341" calcext:value-type="float">
            <text:p>117.73</text:p>
          </table:table-cell>
          <table:table-cell table:formula="of:=( [.N148] - [.N147] ) / ( 60 / [.$B$2] / 360 )" office:value-type="float" office:value="281.714335344229" calcext:value-type="float">
            <text:p>281.71</text:p>
          </table:table-cell>
          <table:table-cell table:formula="of:=( [.O148] - [.O147] ) / ( 60 / [.$B$2] / 360 )" office:value-type="float" office:value="-300.694857976018" calcext:value-type="float">
            <text:p>-300.69</text:p>
          </table:table-cell>
          <table:table-cell table:number-columns-repeated="15"/>
        </table:table-row>
        <table:table-row table:style-name="ro1">
          <table:table-cell office:value-type="float" office:value="109" calcext:value-type="float">
            <text:p>109.00</text:p>
          </table:table-cell>
          <table:table-cell table:formula="of:=HIPANGLE( [.B$37]; [.C$36]; [.$A149]; [.B$30]; [.B$29]; [.B$27]; [.B$28] )" office:value-type="float" office:value="38.6979124802967" calcext:value-type="float">
            <text:p>38.70</text:p>
          </table:table-cell>
          <table:table-cell table:formula="of:=( [.B149] - [.B148] ) / ( 60 / [.$B$2] / 360 )" office:value-type="float" office:value="212.02809057539" calcext:value-type="float">
            <text:p>212.03</text:p>
          </table:table-cell>
          <table:table-cell table:formula="of:=( [.C149] - [.C148] ) / ( 60 / [.$B$2] / 360 )" office:value-type="float" office:value="311.226573673302" calcext:value-type="float">
            <text:p>311.23</text:p>
          </table:table-cell>
          <table:table-cell table:formula="of:=KNEEANGLE( [.B$37]; [.C$36]; [.$A149]; [.B$30]; [.B$29]; [.B$27]; [.B149] )" office:value-type="float" office:value="116.611644800347" calcext:value-type="float">
            <text:p>116.61</text:p>
          </table:table-cell>
          <table:table-cell table:formula="of:=( [.E149] - [.E148] ) / ( 60 / [.$B$2] / 360 )" office:value-type="float" office:value="279.778681441422" calcext:value-type="float">
            <text:p>279.78</text:p>
          </table:table-cell>
          <table:table-cell table:formula="of:=( [.F149] - [.F148] ) / ( 60 / [.$B$2] / 360 )" office:value-type="float" office:value="-298.157410200588" calcext:value-type="float">
            <text:p>-298.16</text:p>
          </table:table-cell>
          <table:table-cell table:number-columns-repeated="3"/>
          <table:table-cell table:formula="of:=HIPANGLE( [.L$37]; [.M$36]; [.$A149]; [.L$30]; [.L$29]; [.L$27]; [.L$28] )" office:value-type="float" office:value="38.0867811281153" calcext:value-type="float">
            <text:p>38.09</text:p>
          </table:table-cell>
          <table:table-cell table:formula="of:=( [.K149] - [.K148] ) / ( 60 / [.$B$2] / 360 )" office:value-type="float" office:value="214.198327920443" calcext:value-type="float">
            <text:p>214.20</text:p>
          </table:table-cell>
          <table:table-cell table:formula="of:=( [.L149] - [.L148] ) / ( 60 / [.$B$2] / 360 )" office:value-type="float" office:value="276.544557029592" calcext:value-type="float">
            <text:p>276.54</text:p>
          </table:table-cell>
          <table:table-cell table:formula="of:=KNEEANGLE( [.L$37]; [.M$36]; [.$A149]; [.L$30]; [.L$29]; [.L$27]; [.K149] )" office:value-type="float" office:value="118.355087704306" calcext:value-type="float">
            <text:p>118.36</text:p>
          </table:table-cell>
          <table:table-cell table:formula="of:=( [.N149] - [.N148] ) / ( 60 / [.$B$2] / 360 )" office:value-type="float" office:value="280.982029934164" calcext:value-type="float">
            <text:p>280.98</text:p>
          </table:table-cell>
          <table:table-cell table:formula="of:=( [.O149] - [.O148] ) / ( 60 / [.$B$2] / 360 )" office:value-type="float" office:value="-329.537434529357" calcext:value-type="float">
            <text:p>-329.5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.00</text:p>
          </table:table-cell>
          <table:table-cell table:formula="of:=HIPANGLE( [.B$37]; [.C$36]; [.$A150]; [.B$30]; [.B$29]; [.B$27]; [.B$28] )" office:value-type="float" office:value="39.1705007261229" calcext:value-type="float">
            <text:p>39.17</text:p>
          </table:table-cell>
          <table:table-cell table:formula="of:=( [.B150] - [.B149] ) / ( 60 / [.$B$2] / 360 )" office:value-type="float" office:value="212.664710621769" calcext:value-type="float">
            <text:p>212.66</text:p>
          </table:table-cell>
          <table:table-cell table:formula="of:=( [.C150] - [.C149] ) / ( 60 / [.$B$2] / 360 )" office:value-type="float" office:value="286.479020870291" calcext:value-type="float">
            <text:p>286.48</text:p>
          </table:table-cell>
          <table:table-cell table:formula="of:=KNEEANGLE( [.B$37]; [.C$36]; [.$A150]; [.B$30]; [.B$29]; [.B$27]; [.B150] )" office:value-type="float" office:value="117.231761804921" calcext:value-type="float">
            <text:p>117.23</text:p>
          </table:table-cell>
          <table:table-cell table:formula="of:=( [.E150] - [.E149] ) / ( 60 / [.$B$2] / 360 )" office:value-type="float" office:value="279.052652057986" calcext:value-type="float">
            <text:p>279.05</text:p>
          </table:table-cell>
          <table:table-cell table:formula="of:=( [.F150] - [.F149] ) / ( 60 / [.$B$2] / 360 )" office:value-type="float" office:value="-326.713222546053" calcext:value-type="float">
            <text:p>-326.71</text:p>
          </table:table-cell>
          <table:table-cell table:number-columns-repeated="3"/>
          <table:table-cell table:formula="of:=HIPANGLE( [.L$37]; [.M$36]; [.$A150]; [.L$30]; [.L$29]; [.L$27]; [.L$28] )" office:value-type="float" office:value="38.5640197924884" calcext:value-type="float">
            <text:p>38.56</text:p>
          </table:table-cell>
          <table:table-cell table:formula="of:=( [.K150] - [.K149] ) / ( 60 / [.$B$2] / 360 )" office:value-type="float" office:value="214.757398967881" calcext:value-type="float">
            <text:p>214.76</text:p>
          </table:table-cell>
          <table:table-cell table:formula="of:=( [.L150] - [.L149] ) / ( 60 / [.$B$2] / 360 )" office:value-type="float" office:value="251.581971346926" calcext:value-type="float">
            <text:p>251.58</text:p>
          </table:table-cell>
          <table:table-cell table:formula="of:=KNEEANGLE( [.L$37]; [.M$36]; [.$A150]; [.L$30]; [.L$29]; [.L$27]; [.K150] )" office:value-type="float" office:value="118.977719203629" calcext:value-type="float">
            <text:p>118.98</text:p>
          </table:table-cell>
          <table:table-cell table:formula="of:=( [.N150] - [.N149] ) / ( 60 / [.$B$2] / 360 )" office:value-type="float" office:value="280.184174695506" calcext:value-type="float">
            <text:p>280.18</text:p>
          </table:table-cell>
          <table:table-cell table:formula="of:=( [.O150] - [.O149] ) / ( 60 / [.$B$2] / 360 )" office:value-type="float" office:value="-359.034857395883" calcext:value-type="float">
            <text:p>-359.03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.00</text:p>
          </table:table-cell>
          <table:table-cell table:formula="of:=HIPANGLE( [.B$37]; [.C$36]; [.$A151]; [.B$30]; [.B$29]; [.B$27]; [.B$28] )" office:value-type="float" office:value="39.6443805744531" calcext:value-type="float">
            <text:p>39.64</text:p>
          </table:table-cell>
          <table:table-cell table:formula="of:=( [.B151] - [.B150] ) / ( 60 / [.$B$2] / 360 )" office:value-type="float" office:value="213.245931748625" calcext:value-type="float">
            <text:p>213.25</text:p>
          </table:table-cell>
          <table:table-cell table:formula="of:=( [.C151] - [.C150] ) / ( 60 / [.$B$2] / 360 )" office:value-type="float" office:value="261.549507085306" calcext:value-type="float">
            <text:p>261.55</text:p>
          </table:table-cell>
          <table:table-cell table:formula="of:=KNEEANGLE( [.B$37]; [.C$36]; [.$A151]; [.B$30]; [.B$29]; [.B$27]; [.B151] )" office:value-type="float" office:value="117.85012135281" calcext:value-type="float">
            <text:p>117.85</text:p>
          </table:table-cell>
          <table:table-cell table:formula="of:=( [.E151] - [.E150] ) / ( 60 / [.$B$2] / 360 )" office:value-type="float" office:value="278.261796550357" calcext:value-type="float">
            <text:p>278.26</text:p>
          </table:table-cell>
          <table:table-cell table:formula="of:=( [.F151] - [.F150] ) / ( 60 / [.$B$2] / 360 )" office:value-type="float" office:value="-355.88497843309" calcext:value-type="float">
            <text:p>-355.88</text:p>
          </table:table-cell>
          <table:table-cell table:number-columns-repeated="3"/>
          <table:table-cell table:formula="of:=HIPANGLE( [.L$37]; [.M$36]; [.$A151]; [.L$30]; [.L$29]; [.L$27]; [.L$28] )" office:value-type="float" office:value="39.0423764499235" calcext:value-type="float">
            <text:p>39.04</text:p>
          </table:table-cell>
          <table:table-cell table:formula="of:=( [.K151] - [.K150] ) / ( 60 / [.$B$2] / 360 )" office:value-type="float" office:value="215.260495845785" calcext:value-type="float">
            <text:p>215.26</text:p>
          </table:table-cell>
          <table:table-cell table:formula="of:=( [.L151] - [.L150] ) / ( 60 / [.$B$2] / 360 )" office:value-type="float" office:value="226.393595057068" calcext:value-type="float">
            <text:p>226.39</text:p>
          </table:table-cell>
          <table:table-cell table:formula="of:=KNEEANGLE( [.L$37]; [.M$36]; [.$A151]; [.L$30]; [.L$29]; [.L$27]; [.K151] )" office:value-type="float" office:value="119.598428613954" calcext:value-type="float">
            <text:p>119.60</text:p>
          </table:table-cell>
          <table:table-cell table:formula="of:=( [.N151] - [.N150] ) / ( 60 / [.$B$2] / 360 )" office:value-type="float" office:value="279.319234645831" calcext:value-type="float">
            <text:p>279.32</text:p>
          </table:table-cell>
          <table:table-cell table:formula="of:=( [.O151] - [.O150] ) / ( 60 / [.$B$2] / 360 )" office:value-type="float" office:value="-389.223022354082" calcext:value-type="float">
            <text:p>-389.22</text:p>
          </table:table-cell>
          <table:table-cell table:number-columns-repeated="15"/>
        </table:table-row>
        <table:table-row table:style-name="ro1">
          <table:table-cell office:value-type="float" office:value="112" calcext:value-type="float">
            <text:p>112.00</text:p>
          </table:table-cell>
          <table:table-cell table:formula="of:=HIPANGLE( [.B$37]; [.C$36]; [.$A152]; [.B$30]; [.B$29]; [.B$27]; [.B$28] )" office:value-type="float" office:value="40.1194279216755" calcext:value-type="float">
            <text:p>40.12</text:p>
          </table:table-cell>
          <table:table-cell table:formula="of:=( [.B152] - [.B151] ) / ( 60 / [.$B$2] / 360 )" office:value-type="float" office:value="213.771306250038" calcext:value-type="float">
            <text:p>213.77</text:p>
          </table:table-cell>
          <table:table-cell table:formula="of:=( [.C152] - [.C151] ) / ( 60 / [.$B$2] / 360 )" office:value-type="float" office:value="236.418525636175" calcext:value-type="float">
            <text:p>236.42</text:p>
          </table:table-cell>
          <table:table-cell table:formula="of:=KNEEANGLE( [.B$37]; [.C$36]; [.$A152]; [.B$30]; [.B$29]; [.B$27]; [.B152] )" office:value-type="float" office:value="118.466576179158" calcext:value-type="float">
            <text:p>118.47</text:p>
          </table:table-cell>
          <table:table-cell table:formula="of:=( [.E152] - [.E151] ) / ( 60 / [.$B$2] / 360 )" office:value-type="float" office:value="277.404671856372" calcext:value-type="float">
            <text:p>277.40</text:p>
          </table:table-cell>
          <table:table-cell table:formula="of:=( [.F152] - [.F151] ) / ( 60 / [.$B$2] / 360 )" office:value-type="float" office:value="-385.70611229332" calcext:value-type="float">
            <text:p>-385.71</text:p>
          </table:table-cell>
          <table:table-cell table:number-columns-repeated="3"/>
          <table:table-cell table:formula="of:=HIPANGLE( [.L$37]; [.M$36]; [.$A152]; [.L$30]; [.L$29]; [.L$27]; [.L$28] )" office:value-type="float" office:value="39.5217254931041" calcext:value-type="float">
            <text:p>39.52</text:p>
          </table:table-cell>
          <table:table-cell table:formula="of:=( [.K152] - [.K151] ) / ( 60 / [.$B$2] / 360 )" office:value-type="float" office:value="215.707069431269" calcext:value-type="float">
            <text:p>215.71</text:p>
          </table:table-cell>
          <table:table-cell table:formula="of:=( [.L152] - [.L151] ) / ( 60 / [.$B$2] / 360 )" office:value-type="float" office:value="200.958113467635" calcext:value-type="float">
            <text:p>200.96</text:p>
          </table:table-cell>
          <table:table-cell table:formula="of:=KNEEANGLE( [.L$37]; [.M$36]; [.$A152]; [.L$30]; [.L$29]; [.L$27]; [.K152] )" office:value-type="float" office:value="120.217063264866" calcext:value-type="float">
            <text:p>120.22</text:p>
          </table:table-cell>
          <table:table-cell table:formula="of:=( [.N152] - [.N151] ) / ( 60 / [.$B$2] / 360 )" office:value-type="float" office:value="278.385592910688" calcext:value-type="float">
            <text:p>278.39</text:p>
          </table:table-cell>
          <table:table-cell table:formula="of:=( [.O152] - [.O151] ) / ( 60 / [.$B$2] / 360 )" office:value-type="float" office:value="-420.138780814247" calcext:value-type="float">
            <text:p>-420.14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.00</text:p>
          </table:table-cell>
          <table:table-cell table:formula="of:=HIPANGLE( [.B$37]; [.C$36]; [.$A153]; [.B$30]; [.B$29]; [.B$27]; [.B$28] )" office:value-type="float" office:value="40.5955175706555" calcext:value-type="float">
            <text:p>40.60</text:p>
          </table:table-cell>
          <table:table-cell table:formula="of:=( [.B153] - [.B152] ) / ( 60 / [.$B$2] / 360 )" office:value-type="float" office:value="214.240342041042" calcext:value-type="float">
            <text:p>214.24</text:p>
          </table:table-cell>
          <table:table-cell table:formula="of:=( [.C153] - [.C152] ) / ( 60 / [.$B$2] / 360 )" office:value-type="float" office:value="211.06610595145" calcext:value-type="float">
            <text:p>211.07</text:p>
          </table:table-cell>
          <table:table-cell table:formula="of:=KNEEANGLE( [.B$37]; [.C$36]; [.$A153]; [.B$30]; [.B$29]; [.B$27]; [.B153] )" office:value-type="float" office:value="119.080975643209" calcext:value-type="float">
            <text:p>119.08</text:p>
          </table:table-cell>
          <table:table-cell table:formula="of:=( [.E153] - [.E152] ) / ( 60 / [.$B$2] / 360 )" office:value-type="float" office:value="276.479758823061" calcext:value-type="float">
            <text:p>276.48</text:p>
          </table:table-cell>
          <table:table-cell table:formula="of:=( [.F153] - [.F152] ) / ( 60 / [.$B$2] / 360 )" office:value-type="float" office:value="-416.210864989969" calcext:value-type="float">
            <text:p>-416.21</text:p>
          </table:table-cell>
          <table:table-cell table:number-columns-repeated="3"/>
          <table:table-cell table:formula="of:=HIPANGLE( [.L$37]; [.M$36]; [.$A153]; [.L$30]; [.L$29]; [.L$27]; [.L$28] )" office:value-type="float" office:value="40.0019399865906" calcext:value-type="float">
            <text:p>40.00</text:p>
          </table:table-cell>
          <table:table-cell table:formula="of:=( [.K153] - [.K152] ) / ( 60 / [.$B$2] / 360 )" office:value-type="float" office:value="216.096522068928" calcext:value-type="float">
            <text:p>216.10</text:p>
          </table:table-cell>
          <table:table-cell table:formula="of:=( [.L153] - [.L152] ) / ( 60 / [.$B$2] / 360 )" office:value-type="float" office:value="175.253686946597" calcext:value-type="float">
            <text:p>175.25</text:p>
          </table:table-cell>
          <table:table-cell table:formula="of:=KNEEANGLE( [.L$37]; [.M$36]; [.$A153]; [.L$30]; [.L$29]; [.L$27]; [.K153] )" office:value-type="float" office:value="120.833466706273" calcext:value-type="float">
            <text:p>120.83</text:p>
          </table:table-cell>
          <table:table-cell table:formula="of:=( [.N153] - [.N152] ) / ( 60 / [.$B$2] / 360 )" office:value-type="float" office:value="277.381548632921" calcext:value-type="float">
            <text:p>277.38</text:p>
          </table:table-cell>
          <table:table-cell table:formula="of:=( [.O153] - [.O152] ) / ( 60 / [.$B$2] / 360 )" office:value-type="float" office:value="-451.819924995243" calcext:value-type="float">
            <text:p>-451.82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.00</text:p>
          </table:table-cell>
          <table:table-cell table:formula="of:=HIPANGLE( [.B$37]; [.C$36]; [.$A154]; [.B$30]; [.B$29]; [.B$27]; [.B$28] )" office:value-type="float" office:value="41.0725231299038" calcext:value-type="float">
            <text:p>41.07</text:p>
          </table:table-cell>
          <table:table-cell table:formula="of:=( [.B154] - [.B153] ) / ( 60 / [.$B$2] / 360 )" office:value-type="float" office:value="214.652501661734" calcext:value-type="float">
            <text:p>214.65</text:p>
          </table:table-cell>
          <table:table-cell table:formula="of:=( [.C154] - [.C153] ) / ( 60 / [.$B$2] / 360 )" office:value-type="float" office:value="185.471829311474" calcext:value-type="float">
            <text:p>185.47</text:p>
          </table:table-cell>
          <table:table-cell table:formula="of:=KNEEANGLE( [.B$37]; [.C$36]; [.$A154]; [.B$30]; [.B$29]; [.B$27]; [.B154] )" office:value-type="float" office:value="119.693165555339" calcext:value-type="float">
            <text:p>119.69</text:p>
          </table:table-cell>
          <table:table-cell table:formula="of:=( [.E154] - [.E153] ) / ( 60 / [.$B$2] / 360 )" office:value-type="float" office:value="275.485460458324" calcext:value-type="float">
            <text:p>275.49</text:p>
          </table:table-cell>
          <table:table-cell table:formula="of:=( [.F154] - [.F153] ) / ( 60 / [.$B$2] / 360 )" office:value-type="float" office:value="-447.434264131653" calcext:value-type="float">
            <text:p>-447.43</text:p>
          </table:table-cell>
          <table:table-cell table:number-columns-repeated="3"/>
          <table:table-cell table:formula="of:=HIPANGLE( [.L$37]; [.M$36]; [.$A154]; [.L$30]; [.L$29]; [.L$27]; [.L$28] )" office:value-type="float" office:value="40.4828915564599" calcext:value-type="float">
            <text:p>40.48</text:p>
          </table:table-cell>
          <table:table-cell table:formula="of:=( [.K154] - [.K153] ) / ( 60 / [.$B$2] / 360 )" office:value-type="float" office:value="216.428206441222" calcext:value-type="float">
            <text:p>216.43</text:p>
          </table:table-cell>
          <table:table-cell table:formula="of:=( [.L154] - [.L153] ) / ( 60 / [.$B$2] / 360 )" office:value-type="float" office:value="149.257967532392" calcext:value-type="float">
            <text:p>149.26</text:p>
          </table:table-cell>
          <table:table-cell table:formula="of:=KNEEANGLE( [.L$37]; [.M$36]; [.$A154]; [.L$30]; [.L$29]; [.L$27]; [.K154] )" office:value-type="float" office:value="121.447478517234" calcext:value-type="float">
            <text:p>121.45</text:p>
          </table:table-cell>
          <table:table-cell table:formula="of:=( [.N154] - [.N153] ) / ( 60 / [.$B$2] / 360 )" office:value-type="float" office:value="276.305314932534" calcext:value-type="float">
            <text:p>276.31</text:p>
          </table:table-cell>
          <table:table-cell table:formula="of:=( [.O154] - [.O153] ) / ( 60 / [.$B$2] / 360 )" office:value-type="float" office:value="-484.305165173757" calcext:value-type="float">
            <text:p>-484.3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.00</text:p>
          </table:table-cell>
          <table:table-cell table:formula="of:=HIPANGLE( [.B$37]; [.C$36]; [.$A155]; [.B$30]; [.B$29]; [.B$27]; [.B$28] )" office:value-type="float" office:value="41.550316910623" calcext:value-type="float">
            <text:p>41.55</text:p>
          </table:table-cell>
          <table:table-cell table:formula="of:=( [.B155] - [.B154] ) / ( 60 / [.$B$2] / 360 )" office:value-type="float" office:value="215.007201323635" calcext:value-type="float">
            <text:p>215.01</text:p>
          </table:table-cell>
          <table:table-cell table:formula="of:=( [.C155] - [.C154] ) / ( 60 / [.$B$2] / 360 )" office:value-type="float" office:value="159.614847855518" calcext:value-type="float">
            <text:p>159.61</text:p>
          </table:table-cell>
          <table:table-cell table:formula="of:=KNEEANGLE( [.B$37]; [.C$36]; [.$A155]; [.B$30]; [.B$29]; [.B$27]; [.B155] )" office:value-type="float" office:value="120.302988000321" calcext:value-type="float">
            <text:p>120.30</text:p>
          </table:table-cell>
          <table:table-cell table:formula="of:=( [.E155] - [.E154] ) / ( 60 / [.$B$2] / 360 )" office:value-type="float" office:value="274.42010024215" calcext:value-type="float">
            <text:p>274.42</text:p>
          </table:table-cell>
          <table:table-cell table:formula="of:=( [.F155] - [.F154] ) / ( 60 / [.$B$2] / 360 )" office:value-type="float" office:value="-479.412097278242" calcext:value-type="float">
            <text:p>-479.41</text:p>
          </table:table-cell>
          <table:table-cell table:number-columns-repeated="3"/>
          <table:table-cell table:formula="of:=HIPANGLE( [.L$37]; [.M$36]; [.$A155]; [.L$30]; [.L$29]; [.L$27]; [.L$28] )" office:value-type="float" office:value="40.9644502775441" calcext:value-type="float">
            <text:p>40.96</text:p>
          </table:table-cell>
          <table:table-cell table:formula="of:=( [.K155] - [.K154] ) / ( 60 / [.$B$2] / 360 )" office:value-type="float" office:value="216.701424487864" calcext:value-type="float">
            <text:p>216.70</text:p>
          </table:table-cell>
          <table:table-cell table:formula="of:=( [.L155] - [.L154] ) / ( 60 / [.$B$2] / 360 )" office:value-type="float" office:value="122.948120988593" calcext:value-type="float">
            <text:p>122.95</text:p>
          </table:table-cell>
          <table:table-cell table:formula="of:=KNEEANGLE( [.L$37]; [.M$36]; [.$A155]; [.L$30]; [.L$29]; [.L$27]; [.K155] )" office:value-type="float" office:value="122.058934110438" calcext:value-type="float">
            <text:p>122.06</text:p>
          </table:table-cell>
          <table:table-cell table:formula="of:=( [.N155] - [.N154] ) / ( 60 / [.$B$2] / 360 )" office:value-type="float" office:value="275.155016941915" calcext:value-type="float">
            <text:p>275.16</text:p>
          </table:table-cell>
          <table:table-cell table:formula="of:=( [.O155] - [.O154] ) / ( 60 / [.$B$2] / 360 )" office:value-type="float" office:value="-517.634095778874" calcext:value-type="float">
            <text:p>-517.63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.00</text:p>
          </table:table-cell>
          <table:table-cell table:formula="of:=HIPANGLE( [.B$37]; [.C$36]; [.$A156]; [.B$30]; [.B$29]; [.B$27]; [.B$28] )" office:value-type="float" office:value="42.028769821755" calcext:value-type="float">
            <text:p>42.03</text:p>
          </table:table-cell>
          <table:table-cell table:formula="of:=( [.B156] - [.B155] ) / ( 60 / [.$B$2] / 360 )" office:value-type="float" office:value="215.303810009395" calcext:value-type="float">
            <text:p>215.30</text:p>
          </table:table-cell>
          <table:table-cell table:formula="of:=( [.C156] - [.C155] ) / ( 60 / [.$B$2] / 360 )" office:value-type="float" office:value="133.473908591881" calcext:value-type="float">
            <text:p>133.47</text:p>
          </table:table-cell>
          <table:table-cell table:formula="of:=KNEEANGLE( [.B$37]; [.C$36]; [.$A156]; [.B$30]; [.B$29]; [.B$27]; [.B156] )" office:value-type="float" office:value="120.910281157034" calcext:value-type="float">
            <text:p>120.91</text:p>
          </table:table-cell>
          <table:table-cell table:formula="of:=( [.E156] - [.E155] ) / ( 60 / [.$B$2] / 360 )" office:value-type="float" office:value="273.281920520632" calcext:value-type="float">
            <text:p>273.28</text:p>
          </table:table-cell>
          <table:table-cell table:formula="of:=( [.F156] - [.F155] ) / ( 60 / [.$B$2] / 360 )" office:value-type="float" office:value="-512.180874683068" calcext:value-type="float">
            <text:p>-512.18</text:p>
          </table:table-cell>
          <table:table-cell table:number-columns-repeated="3"/>
          <table:table-cell table:formula="of:=HIPANGLE( [.L$37]; [.M$36]; [.$A156]; [.L$30]; [.L$29]; [.L$27]; [.L$28] )" office:value-type="float" office:value="41.4464845584003" calcext:value-type="float">
            <text:p>41.45</text:p>
          </table:table-cell>
          <table:table-cell table:formula="of:=( [.K156] - [.K155] ) / ( 60 / [.$B$2] / 360 )" office:value-type="float" office:value="216.915426385295" calcext:value-type="float">
            <text:p>216.92</text:p>
          </table:table-cell>
          <table:table-cell table:formula="of:=( [.L156] - [.L155] ) / ( 60 / [.$B$2] / 360 )" office:value-type="float" office:value="96.3008538442267" calcext:value-type="float">
            <text:p>96.30</text:p>
          </table:table-cell>
          <table:table-cell table:formula="of:=KNEEANGLE( [.L$37]; [.M$36]; [.$A156]; [.L$30]; [.L$29]; [.L$27]; [.K156] )" office:value-type="float" office:value="122.667664532527" calcext:value-type="float">
            <text:p>122.67</text:p>
          </table:table-cell>
          <table:table-cell table:formula="of:=( [.N156] - [.N155] ) / ( 60 / [.$B$2] / 360 )" office:value-type="float" office:value="273.928689939895" calcext:value-type="float">
            <text:p>273.93</text:p>
          </table:table-cell>
          <table:table-cell table:formula="of:=( [.O156] - [.O155] ) / ( 60 / [.$B$2] / 360 )" office:value-type="float" office:value="-551.847150908955" calcext:value-type="float">
            <text:p>-551.85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.00</text:p>
          </table:table-cell>
          <table:table-cell table:formula="of:=HIPANGLE( [.B$37]; [.C$36]; [.$A157]; [.B$30]; [.B$29]; [.B$27]; [.B$28] )" office:value-type="float" office:value="42.5077512631696" calcext:value-type="float">
            <text:p>42.51</text:p>
          </table:table-cell>
          <table:table-cell table:formula="of:=( [.B157] - [.B156] ) / ( 60 / [.$B$2] / 360 )" office:value-type="float" office:value="215.541648636543" calcext:value-type="float">
            <text:p>215.54</text:p>
          </table:table-cell>
          <table:table-cell table:formula="of:=( [.C157] - [.C156] ) / ( 60 / [.$B$2] / 360 )" office:value-type="float" office:value="107.027382216636" calcext:value-type="float">
            <text:p>107.03</text:p>
          </table:table-cell>
          <table:table-cell table:formula="of:=KNEEANGLE( [.B$37]; [.C$36]; [.$A157]; [.B$30]; [.B$29]; [.B$27]; [.B157] )" office:value-type="float" office:value="121.514879114822" calcext:value-type="float">
            <text:p>121.51</text:p>
          </table:table-cell>
          <table:table-cell table:formula="of:=( [.E157] - [.E156] ) / ( 60 / [.$B$2] / 360 )" office:value-type="float" office:value="272.069081004876" calcext:value-type="float">
            <text:p>272.07</text:p>
          </table:table-cell>
          <table:table-cell table:formula="of:=( [.F157] - [.F156] ) / ( 60 / [.$B$2] / 360 )" office:value-type="float" office:value="-545.777782090227" calcext:value-type="float">
            <text:p>-545.78</text:p>
          </table:table-cell>
          <table:table-cell table:number-columns-repeated="3"/>
          <table:table-cell table:formula="of:=HIPANGLE( [.L$37]; [.M$36]; [.$A157]; [.L$30]; [.L$29]; [.L$27]; [.L$28] )" office:value-type="float" office:value="41.9288610241833" calcext:value-type="float">
            <text:p>41.93</text:p>
          </table:table-cell>
          <table:table-cell table:formula="of:=( [.K157] - [.K156] ) / ( 60 / [.$B$2] / 360 )" office:value-type="float" office:value="217.069409602327" calcext:value-type="float">
            <text:p>217.07</text:p>
          </table:table-cell>
          <table:table-cell table:formula="of:=( [.L157] - [.L156] ) / ( 60 / [.$B$2] / 360 )" office:value-type="float" office:value="69.2924476642176" calcext:value-type="float">
            <text:p>69.29</text:p>
          </table:table-cell>
          <table:table-cell table:formula="of:=KNEEANGLE( [.L$37]; [.M$36]; [.$A157]; [.L$30]; [.L$29]; [.L$27]; [.K157] )" office:value-type="float" office:value="123.273496260563" calcext:value-type="float">
            <text:p>123.27</text:p>
          </table:table-cell>
          <table:table-cell table:formula="of:=( [.N157] - [.N156] ) / ( 60 / [.$B$2] / 360 )" office:value-type="float" office:value="272.624277616351" calcext:value-type="float">
            <text:p>272.62</text:p>
          </table:table-cell>
          <table:table-cell table:formula="of:=( [.O157] - [.O156] ) / ( 60 / [.$B$2] / 360 )" office:value-type="float" office:value="-586.985545594723" calcext:value-type="float">
            <text:p>-586.99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.00</text:p>
          </table:table-cell>
          <table:table-cell table:formula="of:=HIPANGLE( [.B$37]; [.C$36]; [.$A158]; [.B$30]; [.B$29]; [.B$27]; [.B$28] )" office:value-type="float" office:value="42.9871290171677" calcext:value-type="float">
            <text:p>42.99</text:p>
          </table:table-cell>
          <table:table-cell table:formula="of:=( [.B158] - [.B157] ) / ( 60 / [.$B$2] / 360 )" office:value-type="float" office:value="215.719989299165" calcext:value-type="float">
            <text:p>215.72</text:p>
          </table:table-cell>
          <table:table-cell table:formula="of:=( [.C158] - [.C157] ) / ( 60 / [.$B$2] / 360 )" office:value-type="float" office:value="80.2532981797555" calcext:value-type="float">
            <text:p>80.25</text:p>
          </table:table-cell>
          <table:table-cell table:formula="of:=KNEEANGLE( [.B$37]; [.C$36]; [.$A158]; [.B$30]; [.B$29]; [.B$27]; [.B158] )" office:value-type="float" office:value="122.116611686829" calcext:value-type="float">
            <text:p>122.12</text:p>
          </table:table-cell>
          <table:table-cell table:formula="of:=( [.E158] - [.E157] ) / ( 60 / [.$B$2] / 360 )" office:value-type="float" office:value="270.77965740309" calcext:value-type="float">
            <text:p>270.78</text:p>
          </table:table-cell>
          <table:table-cell table:formula="of:=( [.F158] - [.F157] ) / ( 60 / [.$B$2] / 360 )" office:value-type="float" office:value="-580.240620803565" calcext:value-type="float">
            <text:p>-580.24</text:p>
          </table:table-cell>
          <table:table-cell table:number-columns-repeated="3"/>
          <table:table-cell table:formula="of:=HIPANGLE( [.L$37]; [.M$36]; [.$A158]; [.L$30]; [.L$29]; [.L$27]; [.L$28] )" office:value-type="float" office:value="42.4114443976234" calcext:value-type="float">
            <text:p>42.41</text:p>
          </table:table-cell>
          <table:table-cell table:formula="of:=( [.K158] - [.K157] ) / ( 60 / [.$B$2] / 360 )" office:value-type="float" office:value="217.162518048067" calcext:value-type="float">
            <text:p>217.16</text:p>
          </table:table-cell>
          <table:table-cell table:formula="of:=( [.L158] - [.L157] ) / ( 60 / [.$B$2] / 360 )" office:value-type="float" office:value="41.8988005832688" calcext:value-type="float">
            <text:p>41.90</text:p>
          </table:table-cell>
          <table:table-cell table:formula="of:=KNEEANGLE( [.L$37]; [.M$36]; [.$A158]; [.L$30]; [.L$29]; [.L$27]; [.K158] )" office:value-type="float" office:value="123.876250995008" calcext:value-type="float">
            <text:p>123.88</text:p>
          </table:table-cell>
          <table:table-cell table:formula="of:=( [.N158] - [.N157] ) / ( 60 / [.$B$2] / 360 )" office:value-type="float" office:value="271.239630500167" calcext:value-type="float">
            <text:p>271.24</text:p>
          </table:table-cell>
          <table:table-cell table:formula="of:=( [.O158] - [.O157] ) / ( 60 / [.$B$2] / 360 )" office:value-type="float" office:value="-623.091202282851" calcext:value-type="float">
            <text:p>-623.09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.00</text:p>
          </table:table-cell>
          <table:table-cell table:formula="of:=HIPANGLE( [.B$37]; [.C$36]; [.$A159]; [.B$30]; [.B$29]; [.B$27]; [.B$28] )" office:value-type="float" office:value="43.4667691385056" calcext:value-type="float">
            <text:p>43.47</text:p>
          </table:table-cell>
          <table:table-cell table:formula="of:=( [.B159] - [.B158] ) / ( 60 / [.$B$2] / 360 )" office:value-type="float" office:value="215.838054602065" calcext:value-type="float">
            <text:p>215.84</text:p>
          </table:table-cell>
          <table:table-cell table:formula="of:=( [.C159] - [.C158] ) / ( 60 / [.$B$2] / 360 )" office:value-type="float" office:value="53.1293863052909" calcext:value-type="float">
            <text:p>53.13</text:p>
          </table:table-cell>
          <table:table-cell table:formula="of:=KNEEANGLE( [.B$37]; [.C$36]; [.$A159]; [.B$30]; [.B$29]; [.B$27]; [.B159] )" office:value-type="float" office:value="122.715304220642" calcext:value-type="float">
            <text:p>122.72</text:p>
          </table:table-cell>
          <table:table-cell table:formula="of:=( [.E159] - [.E158] ) / ( 60 / [.$B$2] / 360 )" office:value-type="float" office:value="269.411640215681" calcext:value-type="float">
            <text:p>269.41</text:p>
          </table:table-cell>
          <table:table-cell table:formula="of:=( [.F159] - [.F158] ) / ( 60 / [.$B$2] / 360 )" office:value-type="float" office:value="-615.607734334182" calcext:value-type="float">
            <text:p>-615.61</text:p>
          </table:table-cell>
          <table:table-cell table:number-columns-repeated="3"/>
          <table:table-cell table:formula="of:=HIPANGLE( [.L$37]; [.M$36]; [.$A159]; [.L$30]; [.L$29]; [.L$27]; [.L$28] )" office:value-type="float" office:value="42.8940973783588" calcext:value-type="float">
            <text:p>42.89</text:p>
          </table:table-cell>
          <table:table-cell table:formula="of:=( [.K159] - [.K158] ) / ( 60 / [.$B$2] / 360 )" office:value-type="float" office:value="217.193841330921" calcext:value-type="float">
            <text:p>217.19</text:p>
          </table:table-cell>
          <table:table-cell table:formula="of:=( [.L159] - [.L158] ) / ( 60 / [.$B$2] / 360 )" office:value-type="float" office:value="14.0954772842505" calcext:value-type="float">
            <text:p>14.10</text:p>
          </table:table-cell>
          <table:table-cell table:formula="of:=KNEEANGLE( [.L$37]; [.M$36]; [.$A159]; [.L$30]; [.L$29]; [.L$27]; [.K159] )" office:value-type="float" office:value="124.475745449649" calcext:value-type="float">
            <text:p>124.48</text:p>
          </table:table-cell>
          <table:table-cell table:formula="of:=( [.N159] - [.N158] ) / ( 60 / [.$B$2] / 360 )" office:value-type="float" office:value="269.772504588529" calcext:value-type="float">
            <text:p>269.77</text:p>
          </table:table-cell>
          <table:table-cell table:formula="of:=( [.O159] - [.O158] ) / ( 60 / [.$B$2] / 360 )" office:value-type="float" office:value="-660.20666023725" calcext:value-type="float">
            <text:p>-660.21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.00</text:p>
          </table:table-cell>
          <table:table-cell table:formula="of:=HIPANGLE( [.B$37]; [.C$36]; [.$A160]; [.B$30]; [.B$29]; [.B$27]; [.B$28] )" office:value-type="float" office:value="43.9465358431835" calcext:value-type="float">
            <text:p>43.95</text:p>
          </table:table-cell>
          <table:table-cell table:formula="of:=( [.B160] - [.B159] ) / ( 60 / [.$B$2] / 360 )" office:value-type="float" office:value="215.895017105042" calcext:value-type="float">
            <text:p>215.90</text:p>
          </table:table-cell>
          <table:table-cell table:formula="of:=( [.C160] - [.C159] ) / ( 60 / [.$B$2] / 360 )" office:value-type="float" office:value="25.6331263395992" calcext:value-type="float">
            <text:p>25.63</text:p>
          </table:table-cell>
          <table:table-cell table:formula="of:=KNEEANGLE( [.B$37]; [.C$36]; [.$A160]; [.B$30]; [.B$29]; [.B$27]; [.B160] )" office:value-type="float" office:value="123.310777406704" calcext:value-type="float">
            <text:p>123.31</text:p>
          </table:table-cell>
          <table:table-cell table:formula="of:=( [.E160] - [.E159] ) / ( 60 / [.$B$2] / 360 )" office:value-type="float" office:value="267.962933727993" calcext:value-type="float">
            <text:p>267.96</text:p>
          </table:table-cell>
          <table:table-cell table:formula="of:=( [.F160] - [.F159] ) / ( 60 / [.$B$2] / 360 )" office:value-type="float" office:value="-651.917919459351" calcext:value-type="float">
            <text:p>-651.92</text:p>
          </table:table-cell>
          <table:table-cell table:number-columns-repeated="3"/>
          <table:table-cell table:formula="of:=HIPANGLE( [.L$37]; [.M$36]; [.$A160]; [.L$30]; [.L$29]; [.L$27]; [.L$28] )" office:value-type="float" office:value="43.3766805209163" calcext:value-type="float">
            <text:p>43.38</text:p>
          </table:table-cell>
          <table:table-cell table:formula="of:=( [.K160] - [.K159] ) / ( 60 / [.$B$2] / 360 )" office:value-type="float" office:value="217.162414150895" calcext:value-type="float">
            <text:p>217.16</text:p>
          </table:table-cell>
          <table:table-cell table:formula="of:=( [.L160] - [.L159] ) / ( 60 / [.$B$2] / 360 )" office:value-type="float" office:value="-14.14223101186" calcext:value-type="float">
            <text:p>-14.14</text:p>
          </table:table-cell>
          <table:table-cell table:formula="of:=KNEEANGLE( [.L$37]; [.M$36]; [.$A160]; [.L$30]; [.L$29]; [.L$27]; [.K160] )" office:value-type="float" office:value="125.071791139028" calcext:value-type="float">
            <text:p>125.07</text:p>
          </table:table-cell>
          <table:table-cell table:formula="of:=( [.N160] - [.N159] ) / ( 60 / [.$B$2] / 360 )" office:value-type="float" office:value="268.220560220529" calcext:value-type="float">
            <text:p>268.22</text:p>
          </table:table-cell>
          <table:table-cell table:formula="of:=( [.O160] - [.O159] ) / ( 60 / [.$B$2] / 360 )" office:value-type="float" office:value="-698.374965599626" calcext:value-type="float">
            <text:p>-698.37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.00</text:p>
          </table:table-cell>
          <table:table-cell table:formula="of:=HIPANGLE( [.B$37]; [.C$36]; [.$A161]; [.B$30]; [.B$29]; [.B$27]; [.B$28] )" office:value-type="float" office:value="44.4262913962865" calcext:value-type="float">
            <text:p>44.43</text:p>
          </table:table-cell>
          <table:table-cell table:formula="of:=( [.B161] - [.B160] ) / ( 60 / [.$B$2] / 360 )" office:value-type="float" office:value="215.889998896371" calcext:value-type="float">
            <text:p>215.89</text:p>
          </table:table-cell>
          <table:table-cell table:formula="of:=( [.C161] - [.C160] ) / ( 60 / [.$B$2] / 360 )" office:value-type="float" office:value="-2.2581939019517" calcext:value-type="float">
            <text:p>-2.26</text:p>
          </table:table-cell>
          <table:table-cell table:formula="of:=KNEEANGLE( [.B$37]; [.C$36]; [.$A161]; [.B$30]; [.B$29]; [.B$27]; [.B161] )" office:value-type="float" office:value="123.902847085015" calcext:value-type="float">
            <text:p>123.90</text:p>
          </table:table-cell>
          <table:table-cell table:formula="of:=( [.E161] - [.E160] ) / ( 60 / [.$B$2] / 360 )" office:value-type="float" office:value="266.431355239742" calcext:value-type="float">
            <text:p>266.43</text:p>
          </table:table-cell>
          <table:table-cell table:formula="of:=( [.F161] - [.F160] ) / ( 60 / [.$B$2] / 360 )" office:value-type="float" office:value="-689.210319713283" calcext:value-type="float">
            <text:p>-689.21</text:p>
          </table:table-cell>
          <table:table-cell table:number-columns-repeated="3"/>
          <table:table-cell table:formula="of:=HIPANGLE( [.L$37]; [.M$36]; [.$A161]; [.L$30]; [.L$29]; [.L$27]; [.L$28] )" office:value-type="float" office:value="43.8590521116931" calcext:value-type="float">
            <text:p>43.86</text:p>
          </table:table-cell>
          <table:table-cell table:formula="of:=( [.K161] - [.K160] ) / ( 60 / [.$B$2] / 360 )" office:value-type="float" office:value="217.067215849544" calcext:value-type="float">
            <text:p>217.07</text:p>
          </table:table-cell>
          <table:table-cell table:formula="of:=( [.L161] - [.L160] ) / ( 60 / [.$B$2] / 360 )" office:value-type="float" office:value="-42.8392356078433" calcext:value-type="float">
            <text:p>-42.84</text:p>
          </table:table-cell>
          <table:table-cell table:formula="of:=KNEEANGLE( [.L$37]; [.M$36]; [.$A161]; [.L$30]; [.L$29]; [.L$27]; [.K161] )" office:value-type="float" office:value="125.664194164016" calcext:value-type="float">
            <text:p>125.66</text:p>
          </table:table-cell>
          <table:table-cell table:formula="of:=( [.N161] - [.N160] ) / ( 60 / [.$B$2] / 360 )" office:value-type="float" office:value="266.581361244511" calcext:value-type="float">
            <text:p>266.58</text:p>
          </table:table-cell>
          <table:table-cell table:formula="of:=( [.O161] - [.O160] ) / ( 60 / [.$B$2] / 360 )" office:value-type="float" office:value="-737.639539208104" calcext:value-type="float">
            <text:p>-737.64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.00</text:p>
          </table:table-cell>
          <table:table-cell table:formula="of:=HIPANGLE( [.B$37]; [.C$36]; [.$A162]; [.B$30]; [.B$29]; [.B$27]; [.B$28] )" office:value-type="float" office:value="44.9058959992134" calcext:value-type="float">
            <text:p>44.91</text:p>
          </table:table-cell>
          <table:table-cell table:formula="of:=( [.B162] - [.B161] ) / ( 60 / [.$B$2] / 360 )" office:value-type="float" office:value="215.822071317062" calcext:value-type="float">
            <text:p>215.82</text:p>
          </table:table-cell>
          <table:table-cell table:formula="of:=( [.C162] - [.C161] ) / ( 60 / [.$B$2] / 360 )" office:value-type="float" office:value="-30.5674106888645" calcext:value-type="float">
            <text:p>-30.57</text:p>
          </table:table-cell>
          <table:table-cell table:formula="of:=KNEEANGLE( [.B$37]; [.C$36]; [.$A162]; [.B$30]; [.B$29]; [.B$27]; [.B162] )" office:value-type="float" office:value="124.491324050733" calcext:value-type="float">
            <text:p>124.49</text:p>
          </table:table-cell>
          <table:table-cell table:formula="of:=( [.E162] - [.E161] ) / ( 60 / [.$B$2] / 360 )" office:value-type="float" office:value="264.814634573101" calcext:value-type="float">
            <text:p>264.81</text:p>
          </table:table-cell>
          <table:table-cell table:formula="of:=( [.F162] - [.F161] ) / ( 60 / [.$B$2] / 360 )" office:value-type="float" office:value="-727.524299988431" calcext:value-type="float">
            <text:p>-727.52</text:p>
          </table:table-cell>
          <table:table-cell table:number-columns-repeated="3"/>
          <table:table-cell table:formula="of:=HIPANGLE( [.L$37]; [.M$36]; [.$A162]; [.L$30]; [.L$29]; [.L$27]; [.L$28] )" office:value-type="float" office:value="44.3410680453475" calcext:value-type="float">
            <text:p>44.34</text:p>
          </table:table-cell>
          <table:table-cell table:formula="of:=( [.K162] - [.K161] ) / ( 60 / [.$B$2] / 360 )" office:value-type="float" office:value="216.907170144484" calcext:value-type="float">
            <text:p>216.91</text:p>
          </table:table-cell>
          <table:table-cell table:formula="of:=( [.L162] - [.L161] ) / ( 60 / [.$B$2] / 360 )" office:value-type="float" office:value="-72.0205672769936" calcext:value-type="float">
            <text:p>-72.02</text:p>
          </table:table-cell>
          <table:table-cell table:formula="of:=KNEEANGLE( [.L$37]; [.M$36]; [.$A162]; [.L$30]; [.L$29]; [.L$27]; [.K162] )" office:value-type="float" office:value="126.252754996307" calcext:value-type="float">
            <text:p>126.25</text:p>
          </table:table-cell>
          <table:table-cell table:formula="of:=( [.N162] - [.N161] ) / ( 60 / [.$B$2] / 360 )" office:value-type="float" office:value="264.852374531088" calcext:value-type="float">
            <text:p>264.85</text:p>
          </table:table-cell>
          <table:table-cell table:formula="of:=( [.O162] - [.O161] ) / ( 60 / [.$B$2] / 360 )" office:value-type="float" office:value="-778.044021040407" calcext:value-type="float">
            <text:p>-778.04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.00</text:p>
          </table:table-cell>
          <table:table-cell table:formula="of:=HIPANGLE( [.B$37]; [.C$36]; [.$A163]; [.B$30]; [.B$29]; [.B$27]; [.B$28] )" office:value-type="float" office:value="45.3852076766811" calcext:value-type="float">
            <text:p>45.39</text:p>
          </table:table-cell>
          <table:table-cell table:formula="of:=( [.B163] - [.B162] ) / ( 60 / [.$B$2] / 360 )" office:value-type="float" office:value="215.690254860496" calcext:value-type="float">
            <text:p>215.69</text:p>
          </table:table-cell>
          <table:table-cell table:formula="of:=( [.C163] - [.C162] ) / ( 60 / [.$B$2] / 360 )" office:value-type="float" office:value="-59.3174054547063" calcext:value-type="float">
            <text:p>-59.32</text:p>
          </table:table-cell>
          <table:table-cell table:formula="of:=KNEEANGLE( [.B$37]; [.C$36]; [.$A163]; [.B$30]; [.B$29]; [.B$27]; [.B163] )" office:value-type="float" office:value="125.076013859418" calcext:value-type="float">
            <text:p>125.08</text:p>
          </table:table-cell>
          <table:table-cell table:formula="of:=( [.E163] - [.E162] ) / ( 60 / [.$B$2] / 360 )" office:value-type="float" office:value="263.11041390862" calcext:value-type="float">
            <text:p>263.11</text:p>
          </table:table-cell>
          <table:table-cell table:formula="of:=( [.F163] - [.F162] ) / ( 60 / [.$B$2] / 360 )" office:value-type="float" office:value="-766.899299016117" calcext:value-type="float">
            <text:p>-766.90</text:p>
          </table:table-cell>
          <table:table-cell table:number-columns-repeated="3"/>
          <table:table-cell table:formula="of:=HIPANGLE( [.L$37]; [.M$36]; [.$A163]; [.L$30]; [.L$29]; [.L$27]; [.L$28] )" office:value-type="float" office:value="44.8225817010806" calcext:value-type="float">
            <text:p>44.82</text:p>
          </table:table-cell>
          <table:table-cell table:formula="of:=( [.K163] - [.K162] ) / ( 60 / [.$B$2] / 360 )" office:value-type="float" office:value="216.681145079877" calcext:value-type="float">
            <text:p>216.68</text:p>
          </table:table-cell>
          <table:table-cell table:formula="of:=( [.L163] - [.L162] ) / ( 60 / [.$B$2] / 360 )" office:value-type="float" office:value="-101.711279073176" calcext:value-type="float">
            <text:p>-101.71</text:p>
          </table:table-cell>
          <table:table-cell table:formula="of:=KNEEANGLE( [.L$37]; [.M$36]; [.$A163]; [.L$30]; [.L$29]; [.L$27]; [.K163] )" office:value-type="float" office:value="126.837268262739" calcext:value-type="float">
            <text:p>126.84</text:p>
          </table:table-cell>
          <table:table-cell table:formula="of:=( [.N163] - [.N162] ) / ( 60 / [.$B$2] / 360 )" office:value-type="float" office:value="263.030969894297" calcext:value-type="float">
            <text:p>263.03</text:p>
          </table:table-cell>
          <table:table-cell table:formula="of:=( [.O163] - [.O162] ) / ( 60 / [.$B$2] / 360 )" office:value-type="float" office:value="-819.632086556226" calcext:value-type="float">
            <text:p>-819.63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.00</text:p>
          </table:table-cell>
          <table:table-cell table:formula="of:=HIPANGLE( [.B$37]; [.C$36]; [.$A164]; [.B$30]; [.B$29]; [.B$27]; [.B$28] )" office:value-type="float" office:value="45.8640821639556" calcext:value-type="float">
            <text:p>45.86</text:p>
          </table:table-cell>
          <table:table-cell table:formula="of:=( [.B164] - [.B163] ) / ( 60 / [.$B$2] / 360 )" office:value-type="float" office:value="215.493519273504" calcext:value-type="float">
            <text:p>215.49</text:p>
          </table:table-cell>
          <table:table-cell table:formula="of:=( [.C164] - [.C163] ) / ( 60 / [.$B$2] / 360 )" office:value-type="float" office:value="-88.5310141466775" calcext:value-type="float">
            <text:p>-88.53</text:p>
          </table:table-cell>
          <table:table-cell table:formula="of:=KNEEANGLE( [.B$37]; [.C$36]; [.$A164]; [.B$30]; [.B$29]; [.B$27]; [.B164] )" office:value-type="float" office:value="125.656716632752" calcext:value-type="float">
            <text:p>125.66</text:p>
          </table:table-cell>
          <table:table-cell table:formula="of:=( [.E164] - [.E163] ) / ( 60 / [.$B$2] / 360 )" office:value-type="float" office:value="261.316248000158" calcext:value-type="float">
            <text:p>261.32</text:p>
          </table:table-cell>
          <table:table-cell table:formula="of:=( [.F164] - [.F163] ) / ( 60 / [.$B$2] / 360 )" office:value-type="float" office:value="-807.374658808229" calcext:value-type="float">
            <text:p>-807.37</text:p>
          </table:table-cell>
          <table:table-cell table:number-columns-repeated="3"/>
          <table:table-cell table:formula="of:=HIPANGLE( [.L$37]; [.M$36]; [.$A164]; [.L$30]; [.L$29]; [.L$27]; [.L$28] )" office:value-type="float" office:value="45.3034438193604" calcext:value-type="float">
            <text:p>45.30</text:p>
          </table:table-cell>
          <table:table-cell table:formula="of:=( [.K164] - [.K163] ) / ( 60 / [.$B$2] / 360 )" office:value-type="float" office:value="216.387953225927" calcext:value-type="float">
            <text:p>216.39</text:p>
          </table:table-cell>
          <table:table-cell table:formula="of:=( [.L164] - [.L163] ) / ( 60 / [.$B$2] / 360 )" office:value-type="float" office:value="-131.936334277611" calcext:value-type="float">
            <text:p>-131.94</text:p>
          </table:table-cell>
          <table:table-cell table:formula="of:=KNEEANGLE( [.L$37]; [.M$36]; [.$A164]; [.L$30]; [.L$29]; [.L$27]; [.K164] )" office:value-type="float" office:value="127.417522530483" calcext:value-type="float">
            <text:p>127.42</text:p>
          </table:table-cell>
          <table:table-cell table:formula="of:=( [.N164] - [.N163] ) / ( 60 / [.$B$2] / 360 )" office:value-type="float" office:value="261.11442048499" calcext:value-type="float">
            <text:p>261.11</text:p>
          </table:table-cell>
          <table:table-cell table:formula="of:=( [.O164] - [.O163] ) / ( 60 / [.$B$2] / 360 )" office:value-type="float" office:value="-862.447234187962" calcext:value-type="float">
            <text:p>-862.4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.00</text:p>
          </table:table-cell>
          <table:table-cell table:formula="of:=HIPANGLE( [.B$37]; [.C$36]; [.$A165]; [.B$30]; [.B$29]; [.B$27]; [.B$28] )" office:value-type="float" office:value="46.3423727948222" calcext:value-type="float">
            <text:p>46.34</text:p>
          </table:table-cell>
          <table:table-cell table:formula="of:=( [.B165] - [.B164] ) / ( 60 / [.$B$2] / 360 )" office:value-type="float" office:value="215.230783889968" calcext:value-type="float">
            <text:p>215.23</text:p>
          </table:table-cell>
          <table:table-cell table:formula="of:=( [.C165] - [.C164] ) / ( 60 / [.$B$2] / 360 )" office:value-type="float" office:value="-118.230922591103" calcext:value-type="float">
            <text:p>-118.23</text:p>
          </table:table-cell>
          <table:table-cell table:formula="of:=KNEEANGLE( [.B$37]; [.C$36]; [.$A165]; [.B$30]; [.B$29]; [.B$27]; [.B165] )" office:value-type="float" office:value="126.233226865707" calcext:value-type="float">
            <text:p>126.23</text:p>
          </table:table-cell>
          <table:table-cell table:formula="of:=( [.E165] - [.E164] ) / ( 60 / [.$B$2] / 360 )" office:value-type="float" office:value="259.429604829591" calcext:value-type="float">
            <text:p>259.43</text:p>
          </table:table-cell>
          <table:table-cell table:formula="of:=( [.F165] - [.F164] ) / ( 60 / [.$B$2] / 360 )" office:value-type="float" office:value="-848.989426755034" calcext:value-type="float">
            <text:p>-848.99</text:p>
          </table:table-cell>
          <table:table-cell table:number-columns-repeated="3"/>
          <table:table-cell table:formula="of:=HIPANGLE( [.L$37]; [.M$36]; [.$A165]; [.L$30]; [.L$29]; [.L$27]; [.L$28] )" office:value-type="float" office:value="45.7835023797301" calcext:value-type="float">
            <text:p>45.78</text:p>
          </table:table-cell>
          <table:table-cell table:formula="of:=( [.K165] - [.K164] ) / ( 60 / [.$B$2] / 360 )" office:value-type="float" office:value="216.026352166364" calcext:value-type="float">
            <text:p>216.03</text:p>
          </table:table-cell>
          <table:table-cell table:formula="of:=( [.L165] - [.L164] ) / ( 60 / [.$B$2] / 360 )" office:value-type="float" office:value="-162.720476803126" calcext:value-type="float">
            <text:p>-162.72</text:p>
          </table:table-cell>
          <table:table-cell table:formula="of:=KNEEANGLE( [.L$37]; [.M$36]; [.$A165]; [.L$30]; [.L$29]; [.L$27]; [.K165] )" office:value-type="float" office:value="127.993300094334" calcext:value-type="float">
            <text:p>127.99</text:p>
          </table:table-cell>
          <table:table-cell table:formula="of:=( [.N165] - [.N164] ) / ( 60 / [.$B$2] / 360 )" office:value-type="float" office:value="259.099903732984" calcext:value-type="float">
            <text:p>259.10</text:p>
          </table:table-cell>
          <table:table-cell table:formula="of:=( [.O165] - [.O164] ) / ( 60 / [.$B$2] / 360 )" office:value-type="float" office:value="-906.532538402516" calcext:value-type="float">
            <text:p>-906.53</text:p>
          </table:table-cell>
          <table:table-cell table:number-columns-repeated="15"/>
        </table:table-row>
        <table:table-row table:style-name="ro1">
          <table:table-cell office:value-type="float" office:value="126" calcext:value-type="float">
            <text:p>126.00</text:p>
          </table:table-cell>
          <table:table-cell table:formula="of:=HIPANGLE( [.B$37]; [.C$36]; [.$A166]; [.B$30]; [.B$29]; [.B$27]; [.B$28] )" office:value-type="float" office:value="46.8199303908846" calcext:value-type="float">
            <text:p>46.82</text:p>
          </table:table-cell>
          <table:table-cell table:formula="of:=( [.B166] - [.B165] ) / ( 60 / [.$B$2] / 360 )" office:value-type="float" office:value="214.900918228111" calcext:value-type="float">
            <text:p>214.90</text:p>
          </table:table-cell>
          <table:table-cell table:formula="of:=( [.C166] - [.C165] ) / ( 60 / [.$B$2] / 360 )" office:value-type="float" office:value="-148.439547835899" calcext:value-type="float">
            <text:p>-148.44</text:p>
          </table:table-cell>
          <table:table-cell table:formula="of:=KNEEANGLE( [.B$37]; [.C$36]; [.$A166]; [.B$30]; [.B$29]; [.B$27]; [.B166] )" office:value-type="float" office:value="126.805333236291" calcext:value-type="float">
            <text:p>126.81</text:p>
          </table:table-cell>
          <table:table-cell table:formula="of:=( [.E166] - [.E165] ) / ( 60 / [.$B$2] / 360 )" office:value-type="float" office:value="257.447866762785" calcext:value-type="float">
            <text:p>257.45</text:p>
          </table:table-cell>
          <table:table-cell table:formula="of:=( [.F166] - [.F165] ) / ( 60 / [.$B$2] / 360 )" office:value-type="float" office:value="-891.782130062637" calcext:value-type="float">
            <text:p>-891.78</text:p>
          </table:table-cell>
          <table:table-cell table:number-columns-repeated="3"/>
          <table:table-cell table:formula="of:=HIPANGLE( [.L$37]; [.M$36]; [.$A166]; [.L$30]; [.L$29]; [.L$27]; [.L$28] )" office:value-type="float" office:value="46.2626024804276" calcext:value-type="float">
            <text:p>46.26</text:p>
          </table:table-cell>
          <table:table-cell table:formula="of:=( [.K166] - [.K165] ) / ( 60 / [.$B$2] / 360 )" office:value-type="float" office:value="215.595045313891" calcext:value-type="float">
            <text:p>215.60</text:p>
          </table:table-cell>
          <table:table-cell table:formula="of:=( [.L166] - [.L165] ) / ( 60 / [.$B$2] / 360 )" office:value-type="float" office:value="-194.088083612876" calcext:value-type="float">
            <text:p>-194.09</text:p>
          </table:table-cell>
          <table:table-cell table:formula="of:=KNEEANGLE( [.L$37]; [.M$36]; [.$A166]; [.L$30]; [.L$29]; [.L$27]; [.K166] )" office:value-type="float" office:value="128.56437676748" calcext:value-type="float">
            <text:p>128.56</text:p>
          </table:table-cell>
          <table:table-cell table:formula="of:=( [.N166] - [.N165] ) / ( 60 / [.$B$2] / 360 )" office:value-type="float" office:value="256.984502915717" calcext:value-type="float">
            <text:p>256.98</text:p>
          </table:table-cell>
          <table:table-cell table:formula="of:=( [.O166] - [.O165] ) / ( 60 / [.$B$2] / 360 )" office:value-type="float" office:value="-951.93036777026" calcext:value-type="float">
            <text:p>-951.93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.00</text:p>
          </table:table-cell>
          <table:table-cell table:formula="of:=HIPANGLE( [.B$37]; [.C$36]; [.$A167]; [.B$30]; [.B$29]; [.B$27]; [.B$28] )" office:value-type="float" office:value="47.2966031528589" calcext:value-type="float">
            <text:p>47.30</text:p>
          </table:table-cell>
          <table:table-cell table:formula="of:=( [.B167] - [.B166] ) / ( 60 / [.$B$2] / 360 )" office:value-type="float" office:value="214.502742888422" calcext:value-type="float">
            <text:p>214.50</text:p>
          </table:table-cell>
          <table:table-cell table:formula="of:=( [.C167] - [.C166] ) / ( 60 / [.$B$2] / 360 )" office:value-type="float" office:value="-179.17890285986" calcext:value-type="float">
            <text:p>-179.18</text:p>
          </table:table-cell>
          <table:table-cell table:formula="of:=KNEEANGLE( [.B$37]; [.C$36]; [.$A167]; [.B$30]; [.B$29]; [.B$27]; [.B167] )" office:value-type="float" office:value="127.372818419133" calcext:value-type="float">
            <text:p>127.37</text:p>
          </table:table-cell>
          <table:table-cell table:formula="of:=( [.E167] - [.E166] ) / ( 60 / [.$B$2] / 360 )" office:value-type="float" office:value="255.36833227882" calcext:value-type="float">
            <text:p>255.37</text:p>
          </table:table-cell>
          <table:table-cell table:formula="of:=( [.F167] - [.F166] ) / ( 60 / [.$B$2] / 360 )" office:value-type="float" office:value="-935.790517784496" calcext:value-type="float">
            <text:p>-935.79</text:p>
          </table:table-cell>
          <table:table-cell table:number-columns-repeated="3"/>
          <table:table-cell table:formula="of:=HIPANGLE( [.L$37]; [.M$36]; [.$A167]; [.L$30]; [.L$29]; [.L$27]; [.L$28] )" office:value-type="float" office:value="46.7405862206503" calcext:value-type="float">
            <text:p>46.74</text:p>
          </table:table-cell>
          <table:table-cell table:formula="of:=( [.K167] - [.K166] ) / ( 60 / [.$B$2] / 360 )" office:value-type="float" office:value="215.092683100191" calcext:value-type="float">
            <text:p>215.09</text:p>
          </table:table-cell>
          <table:table-cell table:formula="of:=( [.L167] - [.L166] ) / ( 60 / [.$B$2] / 360 )" office:value-type="float" office:value="-226.06299616496" calcext:value-type="float">
            <text:p>-226.06</text:p>
          </table:table-cell>
          <table:table-cell table:formula="of:=KNEEANGLE( [.L$37]; [.M$36]; [.$A167]; [.L$30]; [.L$29]; [.L$27]; [.K167] )" office:value-type="float" office:value="129.130521677357" calcext:value-type="float">
            <text:p>129.13</text:p>
          </table:table-cell>
          <table:table-cell table:formula="of:=( [.N167] - [.N166] ) / ( 60 / [.$B$2] / 360 )" office:value-type="float" office:value="254.765209444437" calcext:value-type="float">
            <text:p>254.77</text:p>
          </table:table-cell>
          <table:table-cell table:formula="of:=( [.O167] - [.O166] ) / ( 60 / [.$B$2] / 360 )" office:value-type="float" office:value="-998.682062075935" calcext:value-type="float">
            <text:p>-998.6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</text:p>
          </table:table-cell>
          <table:table-cell table:formula="of:=HIPANGLE( [.B$37]; [.C$36]; [.$A168]; [.B$30]; [.B$29]; [.B$27]; [.B$28] )" office:value-type="float" office:value="47.7722365546168" calcext:value-type="float">
            <text:p>47.77</text:p>
          </table:table-cell>
          <table:table-cell table:formula="of:=( [.B168] - [.B167] ) / ( 60 / [.$B$2] / 360 )" office:value-type="float" office:value="214.035030791037" calcext:value-type="float">
            <text:p>214.04</text:p>
          </table:table-cell>
          <table:table-cell table:formula="of:=( [.C168] - [.C167] ) / ( 60 / [.$B$2] / 360 )" office:value-type="float" office:value="-210.470443823034" calcext:value-type="float">
            <text:p>-210.47</text:p>
          </table:table-cell>
          <table:table-cell table:formula="of:=KNEEANGLE( [.B$37]; [.C$36]; [.$A168]; [.B$30]; [.B$29]; [.B$27]; [.B168] )" office:value-type="float" office:value="127.93545890435" calcext:value-type="float">
            <text:p>127.94</text:p>
          </table:table-cell>
          <table:table-cell table:formula="of:=( [.E168] - [.E167] ) / ( 60 / [.$B$2] / 360 )" office:value-type="float" office:value="253.188218347971" calcext:value-type="float">
            <text:p>253.19</text:p>
          </table:table-cell>
          <table:table-cell table:formula="of:=( [.F168] - [.F167] ) / ( 60 / [.$B$2] / 360 )" office:value-type="float" office:value="-981.051268881892" calcext:value-type="float">
            <text:p>-981.05</text:p>
          </table:table-cell>
          <table:table-cell table:number-columns-repeated="3"/>
          <table:table-cell table:formula="of:=HIPANGLE( [.L$37]; [.M$36]; [.$A168]; [.L$30]; [.L$29]; [.L$27]; [.L$28] )" office:value-type="float" office:value="47.2172925864039" calcext:value-type="float">
            <text:p>47.22</text:p>
          </table:table-cell>
          <table:table-cell table:formula="of:=( [.K168] - [.K167] ) / ( 60 / [.$B$2] / 360 )" office:value-type="float" office:value="214.517864589117" calcext:value-type="float">
            <text:p>214.52</text:p>
          </table:table-cell>
          <table:table-cell table:formula="of:=( [.L168] - [.L167] ) / ( 60 / [.$B$2] / 360 )" office:value-type="float" office:value="-258.668329983607" calcext:value-type="float">
            <text:p>-258.67</text:p>
          </table:table-cell>
          <table:table-cell table:formula="of:=KNEEANGLE( [.L$37]; [.M$36]; [.$A168]; [.L$30]; [.L$29]; [.L$27]; [.K168] )" office:value-type="float" office:value="129.691497068384" calcext:value-type="float">
            <text:p>129.69</text:p>
          </table:table-cell>
          <table:table-cell table:formula="of:=( [.N168] - [.N167] ) / ( 60 / [.$B$2] / 360 )" office:value-type="float" office:value="252.438925962137" calcext:value-type="float">
            <text:p>252.44</text:p>
          </table:table-cell>
          <table:table-cell table:formula="of:=( [.O168] - [.O167] ) / ( 60 / [.$B$2] / 360 )" office:value-type="float" office:value="-1046.82756703504" calcext:value-type="float">
            <text:p>-1,046.83</text:p>
          </table:table-cell>
          <table:table-cell table:number-columns-repeated="15"/>
        </table:table-row>
        <table:table-row table:style-name="ro1">
          <table:table-cell office:value-type="float" office:value="129" calcext:value-type="float">
            <text:p>129.00</text:p>
          </table:table-cell>
          <table:table-cell table:formula="of:=HIPANGLE( [.B$37]; [.C$36]; [.$A169]; [.B$30]; [.B$29]; [.B$27]; [.B$28] )" office:value-type="float" office:value="48.2466732408262" calcext:value-type="float">
            <text:p>48.25</text:p>
          </table:table-cell>
          <table:table-cell table:formula="of:=( [.B169] - [.B168] ) / ( 60 / [.$B$2] / 360 )" office:value-type="float" office:value="213.496508794262" calcext:value-type="float">
            <text:p>213.50</text:p>
          </table:table-cell>
          <table:table-cell table:formula="of:=( [.C169] - [.C168] ) / ( 60 / [.$B$2] / 360 )" office:value-type="float" office:value="-242.334898548719" calcext:value-type="float">
            <text:p>-242.33</text:p>
          </table:table-cell>
          <table:table-cell table:formula="of:=KNEEANGLE( [.B$37]; [.C$36]; [.$A169]; [.B$30]; [.B$29]; [.B$27]; [.B169] )" office:value-type="float" office:value="128.493024823329" calcext:value-type="float">
            <text:p>128.49</text:p>
          </table:table-cell>
          <table:table-cell table:formula="of:=( [.E169] - [.E168] ) / ( 60 / [.$B$2] / 360 )" office:value-type="float" office:value="250.904663540516" calcext:value-type="float">
            <text:p>250.90</text:p>
          </table:table-cell>
          <table:table-cell table:formula="of:=( [.F169] - [.F168] ) / ( 60 / [.$B$2] / 360 )" office:value-type="float" office:value="-1027.59966335491" calcext:value-type="float">
            <text:p>-1,027.60</text:p>
          </table:table-cell>
          <table:table-cell table:number-columns-repeated="3"/>
          <table:table-cell table:formula="of:=HIPANGLE( [.L$37]; [.M$36]; [.$A169]; [.L$30]; [.L$29]; [.L$27]; [.L$28] )" office:value-type="float" office:value="47.6925573409973" calcext:value-type="float">
            <text:p>47.69</text:p>
          </table:table-cell>
          <table:table-cell table:formula="of:=( [.K169] - [.K168] ) / ( 60 / [.$B$2] / 360 )" office:value-type="float" office:value="213.869139567041" calcext:value-type="float">
            <text:p>213.87</text:p>
          </table:table-cell>
          <table:table-cell table:formula="of:=( [.L169] - [.L168] ) / ( 60 / [.$B$2] / 360 )" office:value-type="float" office:value="-291.926259933948" calcext:value-type="float">
            <text:p>-291.93</text:p>
          </table:table-cell>
          <table:table-cell table:formula="of:=KNEEANGLE( [.L$37]; [.M$36]; [.$A169]; [.L$30]; [.L$29]; [.L$27]; [.K169] )" office:value-type="float" office:value="130.247058113625" calcext:value-type="float">
            <text:p>130.25</text:p>
          </table:table-cell>
          <table:table-cell table:formula="of:=( [.N169] - [.N168] ) / ( 60 / [.$B$2] / 360 )" office:value-type="float" office:value="250.002470358478" calcext:value-type="float">
            <text:p>250.00</text:p>
          </table:table-cell>
          <table:table-cell table:formula="of:=( [.O169] - [.O168] ) / ( 60 / [.$B$2] / 360 )" office:value-type="float" office:value="-1096.40502164645" calcext:value-type="float">
            <text:p>-1,096.41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.00</text:p>
          </table:table-cell>
          <table:table-cell table:formula="of:=HIPANGLE( [.B$37]; [.C$36]; [.$A170]; [.B$30]; [.B$29]; [.B$27]; [.B$28] )" office:value-type="float" office:value="48.7197529291393" calcext:value-type="float">
            <text:p>48.72</text:p>
          </table:table-cell>
          <table:table-cell table:formula="of:=( [.B170] - [.B169] ) / ( 60 / [.$B$2] / 360 )" office:value-type="float" office:value="212.885859740859" calcext:value-type="float">
            <text:p>212.89</text:p>
          </table:table-cell>
          <table:table-cell table:formula="of:=( [.C170] - [.C169] ) / ( 60 / [.$B$2] / 360 )" office:value-type="float" office:value="-274.79207403136" calcext:value-type="float">
            <text:p>-274.79</text:p>
          </table:table-cell>
          <table:table-cell table:formula="of:=KNEEANGLE( [.B$37]; [.C$36]; [.$A170]; [.B$30]; [.B$29]; [.B$27]; [.B170] )" office:value-type="float" office:value="129.04527978323" calcext:value-type="float">
            <text:p>129.05</text:p>
          </table:table-cell>
          <table:table-cell table:formula="of:=( [.E170] - [.E169] ) / ( 60 / [.$B$2] / 360 )" office:value-type="float" office:value="248.514731955517" calcext:value-type="float">
            <text:p>248.51</text:p>
          </table:table-cell>
          <table:table-cell table:formula="of:=( [.F170] - [.F169] ) / ( 60 / [.$B$2] / 360 )" office:value-type="float" office:value="-1075.46921324946" calcext:value-type="float">
            <text:p>-1,075.47</text:p>
          </table:table-cell>
          <table:table-cell table:number-columns-repeated="3"/>
          <table:table-cell table:formula="of:=HIPANGLE( [.L$37]; [.M$36]; [.$A170]; [.L$30]; [.L$29]; [.L$27]; [.L$28] )" office:value-type="float" office:value="48.1662129213703" calcext:value-type="float">
            <text:p>48.17</text:p>
          </table:table-cell>
          <table:table-cell table:formula="of:=( [.K170] - [.K169] ) / ( 60 / [.$B$2] / 360 )" office:value-type="float" office:value="213.145011167833" calcext:value-type="float">
            <text:p>213.15</text:p>
          </table:table-cell>
          <table:table-cell table:formula="of:=( [.L170] - [.L169] ) / ( 60 / [.$B$2] / 360 )" office:value-type="float" office:value="-325.857779643606" calcext:value-type="float">
            <text:p>-325.86</text:p>
          </table:table-cell>
          <table:table-cell table:formula="of:=KNEEANGLE( [.L$37]; [.M$36]; [.$A170]; [.L$30]; [.L$29]; [.L$27]; [.K170] )" office:value-type="float" office:value="130.796952737654" calcext:value-type="float">
            <text:p>130.80</text:p>
          </table:table-cell>
          <table:table-cell table:formula="of:=( [.N170] - [.N169] ) / ( 60 / [.$B$2] / 360 )" office:value-type="float" office:value="247.452580813015" calcext:value-type="float">
            <text:p>247.45</text:p>
          </table:table-cell>
          <table:table-cell table:formula="of:=( [.O170] - [.O169] ) / ( 60 / [.$B$2] / 360 )" office:value-type="float" office:value="-1147.45029545844" calcext:value-type="float">
            <text:p>-1,147.45</text:p>
          </table:table-cell>
          <table:table-cell table:number-columns-repeated="15"/>
        </table:table-row>
        <table:table-row table:style-name="ro1">
          <table:table-cell office:value-type="float" office:value="131" calcext:value-type="float">
            <text:p>131.00</text:p>
          </table:table-cell>
          <table:table-cell table:formula="of:=HIPANGLE( [.B$37]; [.C$36]; [.$A171]; [.B$30]; [.B$29]; [.B$27]; [.B$28] )" office:value-type="float" office:value="49.1913123179829" calcext:value-type="float">
            <text:p>49.19</text:p>
          </table:table-cell>
          <table:table-cell table:formula="of:=( [.B171] - [.B170] ) / ( 60 / [.$B$2] / 360 )" office:value-type="float" office:value="212.201724979646" calcext:value-type="float">
            <text:p>212.20</text:p>
          </table:table-cell>
          <table:table-cell table:formula="of:=( [.C171] - [.C170] ) / ( 60 / [.$B$2] / 360 )" office:value-type="float" office:value="-307.860642545883" calcext:value-type="float">
            <text:p>-307.86</text:p>
          </table:table-cell>
          <table:table-cell table:formula="of:=KNEEANGLE( [.B$37]; [.C$36]; [.$A171]; [.B$30]; [.B$29]; [.B$27]; [.B171] )" office:value-type="float" office:value="129.591980712262" calcext:value-type="float">
            <text:p>129.59</text:p>
          </table:table-cell>
          <table:table-cell table:formula="of:=( [.E171] - [.E170] ) / ( 60 / [.$B$2] / 360 )" office:value-type="float" office:value="246.015418064297" calcext:value-type="float">
            <text:p>246.02</text:p>
          </table:table-cell>
          <table:table-cell table:formula="of:=( [.F171] - [.F170] ) / ( 60 / [.$B$2] / 360 )" office:value-type="float" office:value="-1124.69125104873" calcext:value-type="float">
            <text:p>-1,124.69</text:p>
          </table:table-cell>
          <table:table-cell table:number-columns-repeated="3"/>
          <table:table-cell table:formula="of:=HIPANGLE( [.L$37]; [.M$36]; [.$A171]; [.L$30]; [.L$29]; [.L$27]; [.L$28] )" office:value-type="float" office:value="48.6380883415773" calcext:value-type="float">
            <text:p>48.64</text:p>
          </table:table-cell>
          <table:table-cell table:formula="of:=( [.K171] - [.K170] ) / ( 60 / [.$B$2] / 360 )" office:value-type="float" office:value="212.343939093162" calcext:value-type="float">
            <text:p>212.34</text:p>
          </table:table-cell>
          <table:table-cell table:formula="of:=( [.L171] - [.L170] ) / ( 60 / [.$B$2] / 360 )" office:value-type="float" office:value="-360.482433601987" calcext:value-type="float">
            <text:p>-360.48</text:p>
          </table:table-cell>
          <table:table-cell table:formula="of:=KNEEANGLE( [.L$37]; [.M$36]; [.$A171]; [.L$30]; [.L$29]; [.L$27]; [.K171] )" office:value-type="float" office:value="131.340921453175" calcext:value-type="float">
            <text:p>131.34</text:p>
          </table:table-cell>
          <table:table-cell table:formula="of:=( [.N171] - [.N170] ) / ( 60 / [.$B$2] / 360 )" office:value-type="float" office:value="244.785921984567" calcext:value-type="float">
            <text:p>244.79</text:p>
          </table:table-cell>
          <table:table-cell table:formula="of:=( [.O171] - [.O170] ) / ( 60 / [.$B$2] / 360 )" office:value-type="float" office:value="-1199.99647280181" calcext:value-type="float">
            <text:p>-1,200.00</text:p>
          </table:table-cell>
          <table:table-cell table:number-columns-repeated="15"/>
        </table:table-row>
        <table:table-row table:style-name="ro1">
          <table:table-cell office:value-type="float" office:value="132" calcext:value-type="float">
            <text:p>132.00</text:p>
          </table:table-cell>
          <table:table-cell table:formula="of:=HIPANGLE( [.B$37]; [.C$36]; [.$A172]; [.B$30]; [.B$29]; [.B$27]; [.B$28] )" office:value-type="float" office:value="49.6611850011279" calcext:value-type="float">
            <text:p>49.66</text:p>
          </table:table-cell>
          <table:table-cell table:formula="of:=( [.B172] - [.B171] ) / ( 60 / [.$B$2] / 360 )" office:value-type="float" office:value="211.442707415256" calcext:value-type="float">
            <text:p>211.44</text:p>
          </table:table-cell>
          <table:table-cell table:formula="of:=( [.C172] - [.C171] ) / ( 60 / [.$B$2] / 360 )" office:value-type="float" office:value="-341.557903975733" calcext:value-type="float">
            <text:p>-341.56</text:p>
          </table:table-cell>
          <table:table-cell table:formula="of:=KNEEANGLE( [.B$37]; [.C$36]; [.$A172]; [.B$30]; [.B$29]; [.B$27]; [.B172] )" office:value-type="float" office:value="130.13287771797" calcext:value-type="float">
            <text:p>130.13</text:p>
          </table:table-cell>
          <table:table-cell table:formula="of:=( [.E172] - [.E171] ) / ( 60 / [.$B$2] / 360 )" office:value-type="float" office:value="243.403652568685" calcext:value-type="float">
            <text:p>243.40</text:p>
          </table:table-cell>
          <table:table-cell table:formula="of:=( [.F172] - [.F171] ) / ( 60 / [.$B$2] / 360 )" office:value-type="float" office:value="-1175.29447302559" calcext:value-type="float">
            <text:p>-1,175.29</text:p>
          </table:table-cell>
          <table:table-cell table:number-columns-repeated="3"/>
          <table:table-cell table:formula="of:=HIPANGLE( [.L$37]; [.M$36]; [.$A172]; [.L$30]; [.L$29]; [.L$27]; [.L$28] )" office:value-type="float" office:value="49.1080091048998" calcext:value-type="float">
            <text:p>49.11</text:p>
          </table:table-cell>
          <table:table-cell table:formula="of:=( [.K172] - [.K171] ) / ( 60 / [.$B$2] / 360 )" office:value-type="float" office:value="211.464343495115" calcext:value-type="float">
            <text:p>211.46</text:p>
          </table:table-cell>
          <table:table-cell table:formula="of:=( [.L172] - [.L171] ) / ( 60 / [.$B$2] / 360 )" office:value-type="float" office:value="-395.81801912135" calcext:value-type="float">
            <text:p>-395.82</text:p>
          </table:table-cell>
          <table:table-cell table:formula="of:=KNEEANGLE( [.L$37]; [.M$36]; [.$A172]; [.L$30]; [.L$29]; [.L$27]; [.K172] )" office:value-type="float" office:value="131.878697214235" calcext:value-type="float">
            <text:p>131.88</text:p>
          </table:table-cell>
          <table:table-cell table:formula="of:=( [.N172] - [.N171] ) / ( 60 / [.$B$2] / 360 )" office:value-type="float" office:value="241.999092476784" calcext:value-type="float">
            <text:p>242.00</text:p>
          </table:table-cell>
          <table:table-cell table:formula="of:=( [.O172] - [.O171] ) / ( 60 / [.$B$2] / 360 )" office:value-type="float" office:value="-1254.07327850205" calcext:value-type="float">
            <text:p>-1,254.07</text:p>
          </table:table-cell>
          <table:table-cell table:number-columns-repeated="15"/>
        </table:table-row>
        <table:table-row table:style-name="ro1">
          <table:table-cell office:value-type="float" office:value="133" calcext:value-type="float">
            <text:p>133.00</text:p>
          </table:table-cell>
          <table:table-cell table:formula="of:=HIPANGLE( [.B$37]; [.C$36]; [.$A173]; [.B$30]; [.B$29]; [.B$27]; [.B$28] )" office:value-type="float" office:value="50.1292013903284" calcext:value-type="float">
            <text:p>50.13</text:p>
          </table:table-cell>
          <table:table-cell table:formula="of:=( [.B173] - [.B172] ) / ( 60 / [.$B$2] / 360 )" office:value-type="float" office:value="210.607375140199" calcext:value-type="float">
            <text:p>210.61</text:p>
          </table:table-cell>
          <table:table-cell table:formula="of:=( [.C173] - [.C172] ) / ( 60 / [.$B$2] / 360 )" office:value-type="float" office:value="-375.899523775445" calcext:value-type="float">
            <text:p>-375.90</text:p>
          </table:table-cell>
          <table:table-cell table:formula="of:=KNEEANGLE( [.B$37]; [.C$36]; [.$A173]; [.B$30]; [.B$29]; [.B$27]; [.B173] )" office:value-type="float" office:value="130.66771396104" calcext:value-type="float">
            <text:p>130.67</text:p>
          </table:table-cell>
          <table:table-cell table:formula="of:=( [.E173] - [.E172] ) / ( 60 / [.$B$2] / 360 )" office:value-type="float" office:value="240.676309381463" calcext:value-type="float">
            <text:p>240.68</text:p>
          </table:table-cell>
          <table:table-cell table:formula="of:=( [.F173] - [.F172] ) / ( 60 / [.$B$2] / 360 )" office:value-type="float" office:value="-1227.30443424977" calcext:value-type="float">
            <text:p>-1,227.30</text:p>
          </table:table-cell>
          <table:table-cell table:number-columns-repeated="3"/>
          <table:table-cell table:formula="of:=HIPANGLE( [.L$37]; [.M$36]; [.$A173]; [.L$30]; [.L$29]; [.L$27]; [.L$28] )" office:value-type="float" office:value="49.575797126204" calcext:value-type="float">
            <text:p>49.58</text:p>
          </table:table-cell>
          <table:table-cell table:formula="of:=( [.K173] - [.K172] ) / ( 60 / [.$B$2] / 360 )" office:value-type="float" office:value="210.504609586891" calcext:value-type="float">
            <text:p>210.50</text:p>
          </table:table-cell>
          <table:table-cell table:formula="of:=( [.L173] - [.L172] ) / ( 60 / [.$B$2] / 360 )" office:value-type="float" office:value="-431.880258700836" calcext:value-type="float">
            <text:p>-431.88</text:p>
          </table:table-cell>
          <table:table-cell table:formula="of:=KNEEANGLE( [.L$37]; [.M$36]; [.$A173]; [.L$30]; [.L$29]; [.L$27]; [.K173] )" office:value-type="float" office:value="132.410005289139" calcext:value-type="float">
            <text:p>132.41</text:p>
          </table:table-cell>
          <table:table-cell table:formula="of:=( [.N173] - [.N172] ) / ( 60 / [.$B$2] / 360 )" office:value-type="float" office:value="239.088633707026" calcext:value-type="float">
            <text:p>239.09</text:p>
          </table:table-cell>
          <table:table-cell table:formula="of:=( [.O173] - [.O172] ) / ( 60 / [.$B$2] / 360 )" office:value-type="float" office:value="-1309.70644639149" calcext:value-type="float">
            <text:p>-1,309.71</text:p>
          </table:table-cell>
          <table:table-cell table:number-columns-repeated="15"/>
        </table:table-row>
        <table:table-row table:style-name="ro1">
          <table:table-cell office:value-type="float" office:value="134" calcext:value-type="float">
            <text:p>134.00</text:p>
          </table:table-cell>
          <table:table-cell table:formula="of:=HIPANGLE( [.B$37]; [.C$36]; [.$A174]; [.B$30]; [.B$29]; [.B$27]; [.B$28] )" office:value-type="float" office:value="50.5951886474531" calcext:value-type="float">
            <text:p>50.60</text:p>
          </table:table-cell>
          <table:table-cell table:formula="of:=( [.B174] - [.B173] ) / ( 60 / [.$B$2] / 360 )" office:value-type="float" office:value="209.694265706132" calcext:value-type="float">
            <text:p>209.69</text:p>
          </table:table-cell>
          <table:table-cell table:formula="of:=( [.C174] - [.C173] ) / ( 60 / [.$B$2] / 360 )" office:value-type="float" office:value="-410.899245330327" calcext:value-type="float">
            <text:p>-410.90</text:p>
          </table:table-cell>
          <table:table-cell table:formula="of:=KNEEANGLE( [.B$37]; [.C$36]; [.$A174]; [.B$30]; [.B$29]; [.B$27]; [.B174] )" office:value-type="float" office:value="131.196225547346" calcext:value-type="float">
            <text:p>131.20</text:p>
          </table:table-cell>
          <table:table-cell table:formula="of:=( [.E174] - [.E173] ) / ( 60 / [.$B$2] / 360 )" office:value-type="float" office:value="237.830213837583" calcext:value-type="float">
            <text:p>237.83</text:p>
          </table:table-cell>
          <table:table-cell table:formula="of:=( [.F174] - [.F173] ) / ( 60 / [.$B$2] / 360 )" office:value-type="float" office:value="-1280.74299474612" calcext:value-type="float">
            <text:p>-1,280.74</text:p>
          </table:table-cell>
          <table:table-cell table:number-columns-repeated="3"/>
          <table:table-cell table:formula="of:=HIPANGLE( [.L$37]; [.M$36]; [.$A174]; [.L$30]; [.L$29]; [.L$27]; [.L$28] )" office:value-type="float" office:value="50.0412706663267" calcext:value-type="float">
            <text:p>50.04</text:p>
          </table:table-cell>
          <table:table-cell table:formula="of:=( [.K174] - [.K173] ) / ( 60 / [.$B$2] / 360 )" office:value-type="float" office:value="209.463093055248" calcext:value-type="float">
            <text:p>209.46</text:p>
          </table:table-cell>
          <table:table-cell table:formula="of:=( [.L174] - [.L173] ) / ( 60 / [.$B$2] / 360 )" office:value-type="float" office:value="-468.682439239387" calcext:value-type="float">
            <text:p>-468.68</text:p>
          </table:table-cell>
          <table:table-cell table:formula="of:=KNEEANGLE( [.L$37]; [.M$36]; [.$A174]; [.L$30]; [.L$29]; [.L$27]; [.K174] )" office:value-type="float" office:value="132.93456315652" calcext:value-type="float">
            <text:p>132.93</text:p>
          </table:table-cell>
          <table:table-cell table:formula="of:=( [.N174] - [.N173] ) / ( 60 / [.$B$2] / 360 )" office:value-type="float" office:value="236.051040321523" calcext:value-type="float">
            <text:p>236.05</text:p>
          </table:table-cell>
          <table:table-cell table:formula="of:=( [.O174] - [.O173] ) / ( 60 / [.$B$2] / 360 )" office:value-type="float" office:value="-1366.91702347619" calcext:value-type="float">
            <text:p>-1,366.92</text:p>
          </table:table-cell>
          <table:table-cell table:number-columns-repeated="15"/>
        </table:table-row>
        <table:table-row table:style-name="ro1">
          <table:table-cell office:value-type="float" office:value="135" calcext:value-type="float">
            <text:p>135.00</text:p>
          </table:table-cell>
          <table:table-cell table:formula="of:=HIPANGLE( [.B$37]; [.C$36]; [.$A175]; [.B$30]; [.B$29]; [.B$27]; [.B$28] )" office:value-type="float" office:value="51.0589706276619" calcext:value-type="float">
            <text:p>51.06</text:p>
          </table:table-cell>
          <table:table-cell table:formula="of:=( [.B175] - [.B174] ) / ( 60 / [.$B$2] / 360 )" office:value-type="float" office:value="208.701891093957" calcext:value-type="float">
            <text:p>208.70</text:p>
          </table:table-cell>
          <table:table-cell table:formula="of:=( [.C175] - [.C174] ) / ( 60 / [.$B$2] / 360 )" office:value-type="float" office:value="-446.568575478743" calcext:value-type="float">
            <text:p>-446.57</text:p>
          </table:table-cell>
          <table:table-cell table:formula="of:=KNEEANGLE( [.B$37]; [.C$36]; [.$A175]; [.B$30]; [.B$29]; [.B$27]; [.B175] )" office:value-type="float" office:value="131.718141441241" calcext:value-type="float">
            <text:p>131.72</text:p>
          </table:table-cell>
          <table:table-cell table:formula="of:=( [.E175] - [.E174] ) / ( 60 / [.$B$2] / 360 )" office:value-type="float" office:value="234.862152252839" calcext:value-type="float">
            <text:p>234.86</text:p>
          </table:table-cell>
          <table:table-cell table:formula="of:=( [.F175] - [.F174] ) / ( 60 / [.$B$2] / 360 )" office:value-type="float" office:value="-1335.62771313478" calcext:value-type="float">
            <text:p>-1,335.63</text:p>
          </table:table-cell>
          <table:table-cell table:number-columns-repeated="3"/>
          <table:table-cell table:formula="of:=HIPANGLE( [.L$37]; [.M$36]; [.$A175]; [.L$30]; [.L$29]; [.L$27]; [.L$28] )" office:value-type="float" office:value="50.5042442804295" calcext:value-type="float">
            <text:p>50.50</text:p>
          </table:table-cell>
          <table:table-cell table:formula="of:=( [.K175] - [.K174] ) / ( 60 / [.$B$2] / 360 )" office:value-type="float" office:value="208.338126346257" calcext:value-type="float">
            <text:p>208.34</text:p>
          </table:table-cell>
          <table:table-cell table:formula="of:=( [.L175] - [.L174] ) / ( 60 / [.$B$2] / 360 )" office:value-type="float" office:value="-506.235019045782" calcext:value-type="float">
            <text:p>-506.24</text:p>
          </table:table-cell>
          <table:table-cell table:formula="of:=KNEEANGLE( [.L$37]; [.M$36]; [.$A175]; [.L$30]; [.L$29]; [.L$27]; [.K175] )" office:value-type="float" office:value="133.452080428287" calcext:value-type="float">
            <text:p>133.45</text:p>
          </table:table-cell>
          <table:table-cell table:formula="of:=( [.N175] - [.N174] ) / ( 60 / [.$B$2] / 360 )" office:value-type="float" office:value="232.882772295133" calcext:value-type="float">
            <text:p>232.88</text:p>
          </table:table-cell>
          <table:table-cell table:formula="of:=( [.O175] - [.O174] ) / ( 60 / [.$B$2] / 360 )" office:value-type="float" office:value="-1425.72061187543" calcext:value-type="float">
            <text:p>-1,425.72</text:p>
          </table:table-cell>
          <table:table-cell table:number-columns-repeated="15"/>
        </table:table-row>
        <table:table-row table:style-name="ro1">
          <table:table-cell office:value-type="float" office:value="136" calcext:value-type="float">
            <text:p>136.00</text:p>
          </table:table-cell>
          <table:table-cell table:formula="of:=HIPANGLE( [.B$37]; [.C$36]; [.$A176]; [.B$30]; [.B$29]; [.B$27]; [.B$28] )" office:value-type="float" office:value="51.5203678353127" calcext:value-type="float">
            <text:p>51.52</text:p>
          </table:table-cell>
          <table:table-cell table:formula="of:=( [.B176] - [.B175] ) / ( 60 / [.$B$2] / 360 )" office:value-type="float" office:value="207.628743442856" calcext:value-type="float">
            <text:p>207.63</text:p>
          </table:table-cell>
          <table:table-cell table:formula="of:=( [.C176] - [.C175] ) / ( 60 / [.$B$2] / 360 )" office:value-type="float" office:value="-482.916442995531" calcext:value-type="float">
            <text:p>-482.92</text:p>
          </table:table-cell>
          <table:table-cell table:formula="of:=KNEEANGLE( [.B$37]; [.C$36]; [.$A176]; [.B$30]; [.B$29]; [.B$27]; [.B176] )" office:value-type="float" office:value="132.233183403344" calcext:value-type="float">
            <text:p>132.23</text:p>
          </table:table-cell>
          <table:table-cell table:formula="of:=( [.E176] - [.E175] ) / ( 60 / [.$B$2] / 360 )" office:value-type="float" office:value="231.768882946209" calcext:value-type="float">
            <text:p>231.77</text:p>
          </table:table-cell>
          <table:table-cell table:formula="of:=( [.F176] - [.F175] ) / ( 60 / [.$B$2] / 360 )" office:value-type="float" office:value="-1391.97118798371" calcext:value-type="float">
            <text:p>-1,391.97</text:p>
          </table:table-cell>
          <table:table-cell table:number-columns-repeated="3"/>
          <table:table-cell table:formula="of:=HIPANGLE( [.L$37]; [.M$36]; [.$A176]; [.L$30]; [.L$29]; [.L$27]; [.L$28] )" office:value-type="float" office:value="50.9645287824271" calcext:value-type="float">
            <text:p>50.96</text:p>
          </table:table-cell>
          <table:table-cell table:formula="of:=( [.K176] - [.K175] ) / ( 60 / [.$B$2] / 360 )" office:value-type="float" office:value="207.128025898884" calcext:value-type="float">
            <text:p>207.13</text:p>
          </table:table-cell>
          <table:table-cell table:formula="of:=( [.L176] - [.L175] ) / ( 60 / [.$B$2] / 360 )" office:value-type="float" office:value="-544.545201317739" calcext:value-type="float">
            <text:p>-544.55</text:p>
          </table:table-cell>
          <table:table-cell table:formula="of:=KNEEANGLE( [.L$37]; [.M$36]; [.$A176]; [.L$30]; [.L$29]; [.L$27]; [.K176] )" office:value-type="float" office:value="133.962258803532" calcext:value-type="float">
            <text:p>133.96</text:p>
          </table:table-cell>
          <table:table-cell table:formula="of:=( [.N176] - [.N175] ) / ( 60 / [.$B$2] / 360 )" office:value-type="float" office:value="229.580268860175" calcext:value-type="float">
            <text:p>229.58</text:p>
          </table:table-cell>
          <table:table-cell table:formula="of:=( [.O176] - [.O175] ) / ( 60 / [.$B$2] / 360 )" office:value-type="float" office:value="-1486.126545731" calcext:value-type="float">
            <text:p>-1,486.13</text:p>
          </table:table-cell>
          <table:table-cell table:number-columns-repeated="15"/>
        </table:table-row>
        <table:table-row table:style-name="ro1">
          <table:table-cell office:value-type="float" office:value="137" calcext:value-type="float">
            <text:p>137.00</text:p>
          </table:table-cell>
          <table:table-cell table:formula="of:=HIPANGLE( [.B$37]; [.C$36]; [.$A177]; [.B$30]; [.B$29]; [.B$27]; [.B$28] )" office:value-type="float" office:value="51.9791973944209" calcext:value-type="float">
            <text:p>51.98</text:p>
          </table:table-cell>
          <table:table-cell table:formula="of:=( [.B177] - [.B176] ) / ( 60 / [.$B$2] / 360 )" office:value-type="float" office:value="206.473301598701" calcext:value-type="float">
            <text:p>206.47</text:p>
          </table:table-cell>
          <table:table-cell table:formula="of:=( [.C177] - [.C176] ) / ( 60 / [.$B$2] / 360 )" office:value-type="float" office:value="-519.948829869676" calcext:value-type="float">
            <text:p>-519.95</text:p>
          </table:table-cell>
          <table:table-cell table:formula="of:=KNEEANGLE( [.B$37]; [.C$36]; [.$A177]; [.B$30]; [.B$29]; [.B$27]; [.B177] )" office:value-type="float" office:value="132.741065956327" calcext:value-type="float">
            <text:p>132.74</text:p>
          </table:table-cell>
          <table:table-cell table:formula="of:=( [.E177] - [.E176] ) / ( 60 / [.$B$2] / 360 )" office:value-type="float" office:value="228.547148842378" calcext:value-type="float">
            <text:p>228.55</text:p>
          </table:table-cell>
          <table:table-cell table:formula="of:=( [.F177] - [.F176] ) / ( 60 / [.$B$2] / 360 )" office:value-type="float" office:value="-1449.7803467237" calcext:value-type="float">
            <text:p>-1,449.78</text:p>
          </table:table-cell>
          <table:table-cell table:number-columns-repeated="3"/>
          <table:table-cell table:formula="of:=HIPANGLE( [.L$37]; [.M$36]; [.$A177]; [.L$30]; [.L$29]; [.L$27]; [.L$28] )" office:value-type="float" office:value="51.4219312277608" calcext:value-type="float">
            <text:p>51.42</text:p>
          </table:table-cell>
          <table:table-cell table:formula="of:=( [.K177] - [.K176] ) / ( 60 / [.$B$2] / 360 )" office:value-type="float" office:value="205.831100400171" calcext:value-type="float">
            <text:p>205.83</text:p>
          </table:table-cell>
          <table:table-cell table:formula="of:=( [.L177] - [.L176] ) / ( 60 / [.$B$2] / 360 )" office:value-type="float" office:value="-583.616474421014" calcext:value-type="float">
            <text:p>-583.62</text:p>
          </table:table-cell>
          <table:table-cell table:formula="of:=KNEEANGLE( [.L$37]; [.M$36]; [.$A177]; [.L$30]; [.L$29]; [.L$27]; [.K177] )" office:value-type="float" office:value="134.46479205777" calcext:value-type="float">
            <text:p>134.46</text:p>
          </table:table-cell>
          <table:table-cell table:formula="of:=( [.N177] - [.N176] ) / ( 60 / [.$B$2] / 360 )" office:value-type="float" office:value="226.139964407044" calcext:value-type="float">
            <text:p>226.14</text:p>
          </table:table-cell>
          <table:table-cell table:formula="of:=( [.O177] - [.O176] ) / ( 60 / [.$B$2] / 360 )" office:value-type="float" office:value="-1548.13700390925" calcext:value-type="float">
            <text:p>-1,548.14</text:p>
          </table:table-cell>
          <table:table-cell table:number-columns-repeated="15"/>
        </table:table-row>
        <table:table-row table:style-name="ro1">
          <table:table-cell office:value-type="float" office:value="138" calcext:value-type="float">
            <text:p>138.00</text:p>
          </table:table-cell>
          <table:table-cell table:formula="of:=HIPANGLE( [.B$37]; [.C$36]; [.$A178]; [.B$30]; [.B$29]; [.B$27]; [.B$28] )" office:value-type="float" office:value="52.4352730356285" calcext:value-type="float">
            <text:p>52.44</text:p>
          </table:table-cell>
          <table:table-cell table:formula="of:=( [.B178] - [.B177] ) / ( 60 / [.$B$2] / 360 )" office:value-type="float" office:value="205.234038543409" calcext:value-type="float">
            <text:p>205.23</text:p>
          </table:table-cell>
          <table:table-cell table:formula="of:=( [.C178] - [.C177] ) / ( 60 / [.$B$2] / 360 )" office:value-type="float" office:value="-557.668374881253" calcext:value-type="float">
            <text:p>-557.67</text:p>
          </table:table-cell>
          <table:table-cell table:formula="of:=KNEEANGLE( [.B$37]; [.C$36]; [.$A178]; [.B$30]; [.B$29]; [.B$27]; [.B178] )" office:value-type="float" office:value="133.241496382493" calcext:value-type="float">
            <text:p>133.24</text:p>
          </table:table-cell>
          <table:table-cell table:formula="of:=( [.E178] - [.E177] ) / ( 60 / [.$B$2] / 360 )" office:value-type="float" office:value="225.19369177476" calcext:value-type="float">
            <text:p>225.19</text:p>
          </table:table-cell>
          <table:table-cell table:formula="of:=( [.F178] - [.F177] ) / ( 60 / [.$B$2] / 360 )" office:value-type="float" office:value="-1509.05568042816" calcext:value-type="float">
            <text:p>-1,509.06</text:p>
          </table:table-cell>
          <table:table-cell table:number-columns-repeated="3"/>
          <table:table-cell table:formula="of:=HIPANGLE( [.L$37]; [.M$36]; [.$A178]; [.L$30]; [.L$29]; [.L$27]; [.L$28] )" office:value-type="float" office:value="51.8762549169476" calcext:value-type="float">
            <text:p>51.88</text:p>
          </table:table-cell>
          <table:table-cell table:formula="of:=( [.K178] - [.K177] ) / ( 60 / [.$B$2] / 360 )" office:value-type="float" office:value="204.445660134063" calcext:value-type="float">
            <text:p>204.45</text:p>
          </table:table-cell>
          <table:table-cell table:formula="of:=( [.L178] - [.L177] ) / ( 60 / [.$B$2] / 360 )" office:value-type="float" office:value="-623.448119748353" calcext:value-type="float">
            <text:p>-623.45</text:p>
          </table:table-cell>
          <table:table-cell table:formula="of:=KNEEANGLE( [.L$37]; [.M$36]; [.$A178]; [.L$30]; [.L$29]; [.L$27]; [.K178] )" office:value-type="float" office:value="134.959366072205" calcext:value-type="float">
            <text:p>134.96</text:p>
          </table:table-cell>
          <table:table-cell table:formula="of:=( [.N178] - [.N177] ) / ( 60 / [.$B$2] / 360 )" office:value-type="float" office:value="222.558306495566" calcext:value-type="float">
            <text:p>222.56</text:p>
          </table:table-cell>
          <table:table-cell table:formula="of:=( [.O178] - [.O177] ) / ( 60 / [.$B$2] / 360 )" office:value-type="float" office:value="-1611.74606016509" calcext:value-type="float">
            <text:p>-1,611.75</text:p>
          </table:table-cell>
          <table:table-cell table:number-columns-repeated="15"/>
        </table:table-row>
        <table:table-row table:style-name="ro1">
          <table:table-cell office:value-type="float" office:value="139" calcext:value-type="float">
            <text:p>139.00</text:p>
          </table:table-cell>
          <table:table-cell table:formula="of:=HIPANGLE( [.B$37]; [.C$36]; [.$A179]; [.B$30]; [.B$29]; [.B$27]; [.B$28] )" office:value-type="float" office:value="52.8884051017665" calcext:value-type="float">
            <text:p>52.89</text:p>
          </table:table-cell>
          <table:table-cell table:formula="of:=( [.B179] - [.B178] ) / ( 60 / [.$B$2] / 360 )" office:value-type="float" office:value="203.909429762118" calcext:value-type="float">
            <text:p>203.91</text:p>
          </table:table-cell>
          <table:table-cell table:formula="of:=( [.C179] - [.C178] ) / ( 60 / [.$B$2] / 360 )" office:value-type="float" office:value="-596.073951581246" calcext:value-type="float">
            <text:p>-596.07</text:p>
          </table:table-cell>
          <table:table-cell table:formula="of:=KNEEANGLE( [.B$37]; [.C$36]; [.$A179]; [.B$30]; [.B$29]; [.B$27]; [.B179] )" office:value-type="float" office:value="133.734174757155" calcext:value-type="float">
            <text:p>133.73</text:p>
          </table:table-cell>
          <table:table-cell table:formula="of:=( [.E179] - [.E178] ) / ( 60 / [.$B$2] / 360 )" office:value-type="float" office:value="221.705268597877" calcext:value-type="float">
            <text:p>221.71</text:p>
          </table:table-cell>
          <table:table-cell table:formula="of:=( [.F179] - [.F178] ) / ( 60 / [.$B$2] / 360 )" office:value-type="float" office:value="-1569.79042959726" calcext:value-type="float">
            <text:p>-1,569.79</text:p>
          </table:table-cell>
          <table:table-cell table:number-columns-repeated="3"/>
          <table:table-cell table:formula="of:=HIPANGLE( [.L$37]; [.M$36]; [.$A179]; [.L$30]; [.L$29]; [.L$27]; [.L$28] )" office:value-type="float" office:value="52.3272994224856" calcext:value-type="float">
            <text:p>52.33</text:p>
          </table:table-cell>
          <table:table-cell table:formula="of:=( [.K179] - [.K178] ) / ( 60 / [.$B$2] / 360 )" office:value-type="float" office:value="202.970027492123" calcext:value-type="float">
            <text:p>202.97</text:p>
          </table:table-cell>
          <table:table-cell table:formula="of:=( [.L179] - [.L178] ) / ( 60 / [.$B$2] / 360 )" office:value-type="float" office:value="-664.034688873407" calcext:value-type="float">
            <text:p>-664.03</text:p>
          </table:table-cell>
          <table:table-cell table:formula="of:=KNEEANGLE( [.L$37]; [.M$36]; [.$A179]; [.L$30]; [.L$29]; [.L$27]; [.K179] )" office:value-type="float" office:value="135.445658908004" calcext:value-type="float">
            <text:p>135.45</text:p>
          </table:table-cell>
          <table:table-cell table:formula="of:=( [.N179] - [.N178] ) / ( 60 / [.$B$2] / 360 )" office:value-type="float" office:value="218.831776109853" calcext:value-type="float">
            <text:p>218.83</text:p>
          </table:table-cell>
          <table:table-cell table:formula="of:=( [.O179] - [.O178] ) / ( 60 / [.$B$2] / 360 )" office:value-type="float" office:value="-1676.93867357066" calcext:value-type="float">
            <text:p>-1,676.9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.00</text:p>
          </table:table-cell>
          <table:table-cell table:formula="of:=HIPANGLE( [.B$37]; [.C$36]; [.$A180]; [.B$30]; [.B$29]; [.B$27]; [.B$28] )" office:value-type="float" office:value="53.3384005742213" calcext:value-type="float">
            <text:p>53.34</text:p>
          </table:table-cell>
          <table:table-cell table:formula="of:=( [.B180] - [.B179] ) / ( 60 / [.$B$2] / 360 )" office:value-type="float" office:value="202.497962604622" calcext:value-type="float">
            <text:p>202.50</text:p>
          </table:table-cell>
          <table:table-cell table:formula="of:=( [.C180] - [.C179] ) / ( 60 / [.$B$2] / 360 )" office:value-type="float" office:value="-635.160220872813" calcext:value-type="float">
            <text:p>-635.16</text:p>
          </table:table-cell>
          <table:table-cell table:formula="of:=KNEEANGLE( [.B$37]; [.C$36]; [.$A180]; [.B$30]; [.B$29]; [.B$27]; [.B180] )" office:value-type="float" office:value="134.218794022087" calcext:value-type="float">
            <text:p>134.22</text:p>
          </table:table-cell>
          <table:table-cell table:formula="of:=( [.E180] - [.E179] ) / ( 60 / [.$B$2] / 360 )" office:value-type="float" office:value="218.078669219416" calcext:value-type="float">
            <text:p>218.08</text:p>
          </table:table-cell>
          <table:table-cell table:formula="of:=( [.F180] - [.F179] ) / ( 60 / [.$B$2] / 360 )" office:value-type="float" office:value="-1631.96972030747" calcext:value-type="float">
            <text:p>-1,631.97</text:p>
          </table:table-cell>
          <table:table-cell table:number-columns-repeated="3"/>
          <table:table-cell table:formula="of:=HIPANGLE( [.L$37]; [.M$36]; [.$A180]; [.L$30]; [.L$29]; [.L$27]; [.L$28] )" office:value-type="float" office:value="52.7748606418373" calcext:value-type="float">
            <text:p>52.77</text:p>
          </table:table-cell>
          <table:table-cell table:formula="of:=( [.K180] - [.K179] ) / ( 60 / [.$B$2] / 360 )" office:value-type="float" office:value="201.40254870827" calcext:value-type="float">
            <text:p>201.40</text:p>
          </table:table-cell>
          <table:table-cell table:formula="of:=( [.L180] - [.L179] ) / ( 60 / [.$B$2] / 360 )" office:value-type="float" office:value="-705.365452733417" calcext:value-type="float">
            <text:p>-705.37</text:p>
          </table:table-cell>
          <table:table-cell table:formula="of:=KNEEANGLE( [.L$37]; [.M$36]; [.$A180]; [.L$30]; [.L$29]; [.L$27]; [.K180] )" office:value-type="float" office:value="135.92334093084" calcext:value-type="float">
            <text:p>135.92</text:p>
          </table:table-cell>
          <table:table-cell table:formula="of:=( [.N180] - [.N179] ) / ( 60 / [.$B$2] / 360 )" office:value-type="float" office:value="214.956910276011" calcext:value-type="float">
            <text:p>214.96</text:p>
          </table:table-cell>
          <table:table-cell table:formula="of:=( [.O180] - [.O179] ) / ( 60 / [.$B$2] / 360 )" office:value-type="float" office:value="-1743.68962522891" calcext:value-type="float">
            <text:p>-1,743.69</text:p>
          </table:table-cell>
          <table:table-cell table:number-columns-repeated="15"/>
        </table:table-row>
        <table:table-row table:style-name="ro1">
          <table:table-cell office:value-type="float" office:value="141" calcext:value-type="float">
            <text:p>141.00</text:p>
          </table:table-cell>
          <table:table-cell table:formula="of:=HIPANGLE( [.B$37]; [.C$36]; [.$A181]; [.B$30]; [.B$29]; [.B$27]; [.B$28] )" office:value-type="float" office:value="53.7850631224225" calcext:value-type="float">
            <text:p>53.79</text:p>
          </table:table-cell>
          <table:table-cell table:formula="of:=( [.B181] - [.B180] ) / ( 60 / [.$B$2] / 360 )" office:value-type="float" office:value="200.998146690561" calcext:value-type="float">
            <text:p>201.00</text:p>
          </table:table-cell>
          <table:table-cell table:formula="of:=( [.C181] - [.C180] ) / ( 60 / [.$B$2] / 360 )" office:value-type="float" office:value="-674.917161327784" calcext:value-type="float">
            <text:p>-674.92</text:p>
          </table:table-cell>
          <table:table-cell table:formula="of:=KNEEANGLE( [.B$37]; [.C$36]; [.$A181]; [.B$30]; [.B$29]; [.B$27]; [.B181] )" office:value-type="float" office:value="134.695040103525" calcext:value-type="float">
            <text:p>134.70</text:p>
          </table:table-cell>
          <table:table-cell table:formula="of:=( [.E181] - [.E180] ) / ( 60 / [.$B$2] / 360 )" office:value-type="float" office:value="214.310736646898" calcext:value-type="float">
            <text:p>214.31</text:p>
          </table:table-cell>
          <table:table-cell table:formula="of:=( [.F181] - [.F180] ) / ( 60 / [.$B$2] / 360 )" office:value-type="float" office:value="-1695.56965763306" calcext:value-type="float">
            <text:p>-1,695.57</text:p>
          </table:table-cell>
          <table:table-cell table:number-columns-repeated="3"/>
          <table:table-cell table:formula="of:=HIPANGLE( [.L$37]; [.M$36]; [.$A181]; [.L$30]; [.L$29]; [.L$27]; [.L$28] )" office:value-type="float" office:value="53.2187308793303" calcext:value-type="float">
            <text:p>53.22</text:p>
          </table:table-cell>
          <table:table-cell table:formula="of:=( [.K181] - [.K180] ) / ( 60 / [.$B$2] / 360 )" office:value-type="float" office:value="199.741606871825" calcext:value-type="float">
            <text:p>199.74</text:p>
          </table:table-cell>
          <table:table-cell table:formula="of:=( [.L181] - [.L180] ) / ( 60 / [.$B$2] / 360 )" office:value-type="float" office:value="-747.423826400393" calcext:value-type="float">
            <text:p>-747.42</text:p>
          </table:table-cell>
          <table:table-cell table:formula="of:=KNEEANGLE( [.L$37]; [.M$36]; [.$A181]; [.L$30]; [.L$29]; [.L$27]; [.K181] )" office:value-type="float" office:value="136.392074991169" calcext:value-type="float">
            <text:p>136.39</text:p>
          </table:table-cell>
          <table:table-cell table:formula="of:=( [.N181] - [.N180] ) / ( 60 / [.$B$2] / 360 )" office:value-type="float" office:value="210.930327148158" calcext:value-type="float">
            <text:p>210.93</text:p>
          </table:table-cell>
          <table:table-cell table:formula="of:=( [.O181] - [.O180] ) / ( 60 / [.$B$2] / 360 )" office:value-type="float" office:value="-1811.96240753394" calcext:value-type="float">
            <text:p>-1,811.96</text:p>
          </table:table-cell>
          <table:table-cell table:number-columns-repeated="15"/>
        </table:table-row>
        <table:table-row table:style-name="ro1">
          <table:table-cell office:value-type="float" office:value="142" calcext:value-type="float">
            <text:p>142.00</text:p>
          </table:table-cell>
          <table:table-cell table:formula="of:=HIPANGLE( [.B$37]; [.C$36]; [.$A182]; [.B$30]; [.B$29]; [.B$27]; [.B$28] )" office:value-type="float" office:value="54.2281931788696" calcext:value-type="float">
            <text:p>54.23</text:p>
          </table:table-cell>
          <table:table-cell table:formula="of:=( [.B182] - [.B181] ) / ( 60 / [.$B$2] / 360 )" office:value-type="float" office:value="199.40852540119" calcext:value-type="float">
            <text:p>199.41</text:p>
          </table:table-cell>
          <table:table-cell table:formula="of:=( [.C182] - [.C181] ) / ( 60 / [.$B$2] / 360 )" office:value-type="float" office:value="-715.329580216846" calcext:value-type="float">
            <text:p>-715.33</text:p>
          </table:table-cell>
          <table:table-cell table:formula="of:=KNEEANGLE( [.B$37]; [.C$36]; [.$A182]; [.B$30]; [.B$29]; [.B$27]; [.B182] )" office:value-type="float" office:value="135.162592079374" calcext:value-type="float">
            <text:p>135.16</text:p>
          </table:table-cell>
          <table:table-cell table:formula="of:=( [.E182] - [.E181] ) / ( 60 / [.$B$2] / 360 )" office:value-type="float" office:value="210.398389132474" calcext:value-type="float">
            <text:p>210.40</text:p>
          </table:table-cell>
          <table:table-cell table:formula="of:=( [.F182] - [.F181] ) / ( 60 / [.$B$2] / 360 )" office:value-type="float" office:value="-1760.55638149066" calcext:value-type="float">
            <text:p>-1,760.56</text:p>
          </table:table-cell>
          <table:table-cell table:number-columns-repeated="3"/>
          <table:table-cell table:formula="of:=HIPANGLE( [.L$37]; [.M$36]; [.$A182]; [.L$30]; [.L$29]; [.L$27]; [.L$28] )" office:value-type="float" office:value="53.6586989599087" calcext:value-type="float">
            <text:p>53.66</text:p>
          </table:table-cell>
          <table:table-cell table:formula="of:=( [.K182] - [.K181] ) / ( 60 / [.$B$2] / 360 )" office:value-type="float" office:value="197.985636260291" calcext:value-type="float">
            <text:p>197.99</text:p>
          </table:table-cell>
          <table:table-cell table:formula="of:=( [.L182] - [.L181] ) / ( 60 / [.$B$2] / 360 )" office:value-type="float" office:value="-790.186775190414" calcext:value-type="float">
            <text:p>-790.19</text:p>
          </table:table-cell>
          <table:table-cell table:formula="of:=KNEEANGLE( [.L$37]; [.M$36]; [.$A182]; [.L$30]; [.L$29]; [.L$27]; [.K182] )" office:value-type="float" office:value="136.851516665931" calcext:value-type="float">
            <text:p>136.85</text:p>
          </table:table-cell>
          <table:table-cell table:formula="of:=( [.N182] - [.N181] ) / ( 60 / [.$B$2] / 360 )" office:value-type="float" office:value="206.748753642717" calcext:value-type="float">
            <text:p>206.75</text:p>
          </table:table-cell>
          <table:table-cell table:formula="of:=( [.O182] - [.O181] ) / ( 60 / [.$B$2] / 360 )" office:value-type="float" office:value="-1881.70807744861" calcext:value-type="float">
            <text:p>-1,881.71</text:p>
          </table:table-cell>
          <table:table-cell table:number-columns-repeated="15"/>
        </table:table-row>
        <table:table-row table:style-name="ro1">
          <table:table-cell office:value-type="float" office:value="143" calcext:value-type="float">
            <text:p>143.00</text:p>
          </table:table-cell>
          <table:table-cell table:formula="of:=HIPANGLE( [.B$37]; [.C$36]; [.$A183]; [.B$30]; [.B$29]; [.B$27]; [.B$28] )" office:value-type="float" office:value="54.6675880421823" calcext:value-type="float">
            <text:p>54.67</text:p>
          </table:table-cell>
          <table:table-cell table:formula="of:=( [.B183] - [.B182] ) / ( 60 / [.$B$2] / 360 )" office:value-type="float" office:value="197.727688490721" calcext:value-type="float">
            <text:p>197.73</text:p>
          </table:table-cell>
          <table:table-cell table:formula="of:=( [.C183] - [.C182] ) / ( 60 / [.$B$2] / 360 )" office:value-type="float" office:value="-756.376609710934" calcext:value-type="float">
            <text:p>-756.38</text:p>
          </table:table-cell>
          <table:table-cell table:formula="of:=KNEEANGLE( [.B$37]; [.C$36]; [.$A183]; [.B$30]; [.B$29]; [.B$27]; [.B183] )" office:value-type="float" office:value="135.621122400439" calcext:value-type="float">
            <text:p>135.62</text:p>
          </table:table-cell>
          <table:table-cell table:formula="of:=( [.E183] - [.E182] ) / ( 60 / [.$B$2] / 360 )" office:value-type="float" office:value="206.338644479102" calcext:value-type="float">
            <text:p>206.34</text:p>
          </table:table-cell>
          <table:table-cell table:formula="of:=( [.F183] - [.F182] ) / ( 60 / [.$B$2] / 360 )" office:value-type="float" office:value="-1826.88509401757" calcext:value-type="float">
            <text:p>-1,826.89</text:p>
          </table:table-cell>
          <table:table-cell table:number-columns-repeated="3"/>
          <table:table-cell table:formula="of:=HIPANGLE( [.L$37]; [.M$36]; [.$A183]; [.L$30]; [.L$29]; [.L$27]; [.L$28] )" office:value-type="float" office:value="54.0945503777325" calcext:value-type="float">
            <text:p>54.09</text:p>
          </table:table-cell>
          <table:table-cell table:formula="of:=( [.K183] - [.K182] ) / ( 60 / [.$B$2] / 360 )" office:value-type="float" office:value="196.133138020722" calcext:value-type="float">
            <text:p>196.13</text:p>
          </table:table-cell>
          <table:table-cell table:formula="of:=( [.L183] - [.L182] ) / ( 60 / [.$B$2] / 360 )" office:value-type="float" office:value="-833.624207806025" calcext:value-type="float">
            <text:p>-833.62</text:p>
          </table:table-cell>
          <table:table-cell table:formula="of:=KNEEANGLE( [.L$37]; [.M$36]; [.$A183]; [.L$30]; [.L$29]; [.L$27]; [.K183] )" office:value-type="float" office:value="137.301314567434" calcext:value-type="float">
            <text:p>137.30</text:p>
          </table:table-cell>
          <table:table-cell table:formula="of:=( [.N183] - [.N182] ) / ( 60 / [.$B$2] / 360 )" office:value-type="float" office:value="202.409055676588" calcext:value-type="float">
            <text:p>202.41</text:p>
          </table:table-cell>
          <table:table-cell table:formula="of:=( [.O183] - [.O182] ) / ( 60 / [.$B$2] / 360 )" office:value-type="float" office:value="-1952.86408475766" calcext:value-type="float">
            <text:p>-1,952.86</text:p>
          </table:table-cell>
          <table:table-cell table:number-columns-repeated="15"/>
        </table:table-row>
        <table:table-row table:style-name="ro1">
          <table:table-cell office:value-type="float" office:value="144" calcext:value-type="float">
            <text:p>144.00</text:p>
          </table:table-cell>
          <table:table-cell table:formula="of:=HIPANGLE( [.B$37]; [.C$36]; [.$A184]; [.B$30]; [.B$29]; [.B$27]; [.B$28] )" office:value-type="float" office:value="55.1030420107132" calcext:value-type="float">
            <text:p>55.10</text:p>
          </table:table-cell>
          <table:table-cell table:formula="of:=( [.B184] - [.B183] ) / ( 60 / [.$B$2] / 360 )" office:value-type="float" office:value="195.954285838909" calcext:value-type="float">
            <text:p>195.95</text:p>
          </table:table-cell>
          <table:table-cell table:formula="of:=( [.C184] - [.C183] ) / ( 60 / [.$B$2] / 360 )" office:value-type="float" office:value="-798.031193315723" calcext:value-type="float">
            <text:p>-798.03</text:p>
          </table:table-cell>
          <table:table-cell table:formula="of:=KNEEANGLE( [.B$37]; [.C$36]; [.$A184]; [.B$30]; [.B$29]; [.B$27]; [.B184] )" office:value-type="float" office:value="136.070297170551" calcext:value-type="float">
            <text:p>136.07</text:p>
          </table:table-cell>
          <table:table-cell table:formula="of:=( [.E184] - [.E183] ) / ( 60 / [.$B$2] / 360 )" office:value-type="float" office:value="202.128646550474" calcext:value-type="float">
            <text:p>202.13</text:p>
          </table:table-cell>
          <table:table-cell table:formula="of:=( [.F184] - [.F183] ) / ( 60 / [.$B$2] / 360 )" office:value-type="float" office:value="-1894.49906788248" calcext:value-type="float">
            <text:p>-1,894.50</text:p>
          </table:table-cell>
          <table:table-cell table:number-columns-repeated="3"/>
          <table:table-cell table:formula="of:=HIPANGLE( [.L$37]; [.M$36]; [.$A184]; [.L$30]; [.L$29]; [.L$27]; [.L$28] )" office:value-type="float" office:value="54.5260674826366" calcext:value-type="float">
            <text:p>54.53</text:p>
          </table:table-cell>
          <table:table-cell table:formula="of:=( [.K184] - [.K183] ) / ( 60 / [.$B$2] / 360 )" office:value-type="float" office:value="194.182697206853" calcext:value-type="float">
            <text:p>194.18</text:p>
          </table:table-cell>
          <table:table-cell table:formula="of:=( [.L184] - [.L183] ) / ( 60 / [.$B$2] / 360 )" office:value-type="float" office:value="-877.698366241226" calcext:value-type="float">
            <text:p>-877.70</text:p>
          </table:table-cell>
          <table:table-cell table:formula="of:=KNEEANGLE( [.L$37]; [.M$36]; [.$A184]; [.L$30]; [.L$29]; [.L$27]; [.K184] )" office:value-type="float" office:value="137.741110725264" calcext:value-type="float">
            <text:p>137.74</text:p>
          </table:table-cell>
          <table:table-cell table:formula="of:=( [.N184] - [.N183] ) / ( 60 / [.$B$2] / 360 )" office:value-type="float" office:value="197.908271023341" calcext:value-type="float">
            <text:p>197.91</text:p>
          </table:table-cell>
          <table:table-cell table:formula="of:=( [.O184] - [.O183] ) / ( 60 / [.$B$2] / 360 )" office:value-type="float" office:value="-2025.35309396119" calcext:value-type="float">
            <text:p>-2,025.35</text:p>
          </table:table-cell>
          <table:table-cell table:number-columns-repeated="15"/>
        </table:table-row>
        <table:table-row table:style-name="ro1">
          <table:table-cell office:value-type="float" office:value="145" calcext:value-type="float">
            <text:p>145.00</text:p>
          </table:table-cell>
          <table:table-cell table:formula="of:=HIPANGLE( [.B$37]; [.C$36]; [.$A185]; [.B$30]; [.B$29]; [.B$27]; [.B$28] )" office:value-type="float" office:value="55.5343465492676" calcext:value-type="float">
            <text:p>55.53</text:p>
          </table:table-cell>
          <table:table-cell table:formula="of:=( [.B185] - [.B184] ) / ( 60 / [.$B$2] / 360 )" office:value-type="float" office:value="194.08704234948" calcext:value-type="float">
            <text:p>194.09</text:p>
          </table:table-cell>
          <table:table-cell table:formula="of:=( [.C185] - [.C184] ) / ( 60 / [.$B$2] / 360 )" office:value-type="float" office:value="-840.259570242807" calcext:value-type="float">
            <text:p>-840.26</text:p>
          </table:table-cell>
          <table:table-cell table:formula="of:=KNEEANGLE( [.B$37]; [.C$36]; [.$A185]; [.B$30]; [.B$29]; [.B$27]; [.B185] )" office:value-type="float" office:value="136.509776490537" calcext:value-type="float">
            <text:p>136.51</text:p>
          </table:table-cell>
          <table:table-cell table:formula="of:=( [.E185] - [.E184] ) / ( 60 / [.$B$2] / 360 )" office:value-type="float" office:value="197.765693993607" calcext:value-type="float">
            <text:p>197.77</text:p>
          </table:table-cell>
          <table:table-cell table:formula="of:=( [.F185] - [.F184] ) / ( 60 / [.$B$2] / 360 )" office:value-type="float" office:value="-1963.32865059041" calcext:value-type="float">
            <text:p>-1,963.33</text:p>
          </table:table-cell>
          <table:table-cell table:number-columns-repeated="3"/>
          <table:table-cell table:formula="of:=HIPANGLE( [.L$37]; [.M$36]; [.$A185]; [.L$30]; [.L$29]; [.L$27]; [.L$28] )" office:value-type="float" office:value="54.9530297074366" calcext:value-type="float">
            <text:p>54.95</text:p>
          </table:table-cell>
          <table:table-cell table:formula="of:=( [.K185] - [.K184] ) / ( 60 / [.$B$2] / 360 )" office:value-type="float" office:value="192.133001159959" calcext:value-type="float">
            <text:p>192.13</text:p>
          </table:table-cell>
          <table:table-cell table:formula="of:=( [.L185] - [.L184] ) / ( 60 / [.$B$2] / 360 )" office:value-type="float" office:value="-922.36322110228" calcext:value-type="float">
            <text:p>-922.36</text:p>
          </table:table-cell>
          <table:table-cell table:formula="of:=KNEEANGLE( [.L$37]; [.M$36]; [.$A185]; [.L$30]; [.L$29]; [.L$27]; [.K185] )" office:value-type="float" office:value="138.170541046961" calcext:value-type="float">
            <text:p>138.17</text:p>
          </table:table-cell>
          <table:table-cell table:formula="of:=( [.N185] - [.N184] ) / ( 60 / [.$B$2] / 360 )" office:value-type="float" office:value="193.243644763854" calcext:value-type="float">
            <text:p>193.24</text:p>
          </table:table-cell>
          <table:table-cell table:formula="of:=( [.O185] - [.O184] ) / ( 60 / [.$B$2] / 360 )" office:value-type="float" office:value="-2099.08181676944" calcext:value-type="float">
            <text:p>-2,099.08</text:p>
          </table:table-cell>
          <table:table-cell table:number-columns-repeated="15"/>
        </table:table-row>
        <table:table-row table:style-name="ro1">
          <table:table-cell office:value-type="float" office:value="146" calcext:value-type="float">
            <text:p>146.00</text:p>
          </table:table-cell>
          <table:table-cell table:formula="of:=HIPANGLE( [.B$37]; [.C$36]; [.$A186]; [.B$30]; [.B$29]; [.B$27]; [.B$28] )" office:value-type="float" office:value="55.9612904914538" calcext:value-type="float">
            <text:p>55.96</text:p>
          </table:table-cell>
          <table:table-cell table:formula="of:=( [.B186] - [.B185] ) / ( 60 / [.$B$2] / 360 )" office:value-type="float" office:value="192.124773983802" calcext:value-type="float">
            <text:p>192.12</text:p>
          </table:table-cell>
          <table:table-cell table:formula="of:=( [.C186] - [.C185] ) / ( 60 / [.$B$2] / 360 )" office:value-type="float" office:value="-883.020764554985" calcext:value-type="float">
            <text:p>-883.02</text:p>
          </table:table-cell>
          <table:table-cell table:formula="of:=KNEEANGLE( [.B$37]; [.C$36]; [.$A186]; [.B$30]; [.B$29]; [.B$27]; [.B186] )" office:value-type="float" office:value="136.939214870877" calcext:value-type="float">
            <text:p>136.94</text:p>
          </table:table-cell>
          <table:table-cell table:formula="of:=( [.E186] - [.E185] ) / ( 60 / [.$B$2] / 360 )" office:value-type="float" office:value="193.247271153052" calcext:value-type="float">
            <text:p>193.25</text:p>
          </table:table-cell>
          <table:table-cell table:formula="of:=( [.F186] - [.F185] ) / ( 60 / [.$B$2] / 360 )" office:value-type="float" office:value="-2033.29027824957" calcext:value-type="float">
            <text:p>-2,033.29</text:p>
          </table:table-cell>
          <table:table-cell table:number-columns-repeated="3"/>
          <table:table-cell table:formula="of:=HIPANGLE( [.L$37]; [.M$36]; [.$A186]; [.L$30]; [.L$29]; [.L$27]; [.L$28] )" office:value-type="float" office:value="55.3752138389734" calcext:value-type="float">
            <text:p>55.38</text:p>
          </table:table-cell>
          <table:table-cell table:formula="of:=( [.K186] - [.K185] ) / ( 60 / [.$B$2] / 360 )" office:value-type="float" office:value="189.982859191558" calcext:value-type="float">
            <text:p>189.98</text:p>
          </table:table-cell>
          <table:table-cell table:formula="of:=( [.L186] - [.L185] ) / ( 60 / [.$B$2] / 360 )" office:value-type="float" office:value="-967.563885780329" calcext:value-type="float">
            <text:p>-967.56</text:p>
          </table:table-cell>
          <table:table-cell table:formula="of:=KNEEANGLE( [.L$37]; [.M$36]; [.$A186]; [.L$30]; [.L$29]; [.L$27]; [.K186] )" office:value-type="float" office:value="138.589235863074" calcext:value-type="float">
            <text:p>138.59</text:p>
          </table:table-cell>
          <table:table-cell table:formula="of:=( [.N186] - [.N185] ) / ( 60 / [.$B$2] / 360 )" office:value-type="float" office:value="188.412667250788" calcext:value-type="float">
            <text:p>188.41</text:p>
          </table:table-cell>
          <table:table-cell table:formula="of:=( [.O186] - [.O185] ) / ( 60 / [.$B$2] / 360 )" office:value-type="float" office:value="-2173.93988087977" calcext:value-type="float">
            <text:p>-2,173.94</text:p>
          </table:table-cell>
          <table:table-cell table:number-columns-repeated="15"/>
        </table:table-row>
        <table:table-row table:style-name="ro1">
          <table:table-cell office:value-type="float" office:value="147" calcext:value-type="float">
            <text:p>147.00</text:p>
          </table:table-cell>
          <table:table-cell table:formula="of:=HIPANGLE( [.B$37]; [.C$36]; [.$A187]; [.B$30]; [.B$29]; [.B$27]; [.B$28] )" office:value-type="float" office:value="56.3836602801062" calcext:value-type="float">
            <text:p>56.38</text:p>
          </table:table-cell>
          <table:table-cell table:formula="of:=( [.B187] - [.B186] ) / ( 60 / [.$B$2] / 360 )" office:value-type="float" office:value="190.066404893543" calcext:value-type="float">
            <text:p>190.07</text:p>
          </table:table-cell>
          <table:table-cell table:formula="of:=( [.C187] - [.C186] ) / ( 60 / [.$B$2] / 360 )" office:value-type="float" office:value="-926.266090616572" calcext:value-type="float">
            <text:p>-926.27</text:p>
          </table:table-cell>
          <table:table-cell table:formula="of:=KNEEANGLE( [.B$37]; [.C$36]; [.$A187]; [.B$30]; [.B$29]; [.B$27]; [.B187] )" office:value-type="float" office:value="137.358261717783" calcext:value-type="float">
            <text:p>137.36</text:p>
          </table:table-cell>
          <table:table-cell table:formula="of:=( [.E187] - [.E186] ) / ( 60 / [.$B$2] / 360 )" office:value-type="float" office:value="188.571081107565" calcext:value-type="float">
            <text:p>188.57</text:p>
          </table:table-cell>
          <table:table-cell table:formula="of:=( [.F187] - [.F186] ) / ( 60 / [.$B$2] / 360 )" office:value-type="float" office:value="-2104.28552046906" calcext:value-type="float">
            <text:p>-2,104.29</text:p>
          </table:table-cell>
          <table:table-cell table:number-columns-repeated="3"/>
          <table:table-cell table:formula="of:=HIPANGLE( [.L$37]; [.M$36]; [.$A187]; [.L$30]; [.L$29]; [.L$27]; [.L$28] )" office:value-type="float" office:value="55.7923943356339" calcext:value-type="float">
            <text:p>55.79</text:p>
          </table:table-cell>
          <table:table-cell table:formula="of:=( [.K187] - [.K186] ) / ( 60 / [.$B$2] / 360 )" office:value-type="float" office:value="187.731223497266" calcext:value-type="float">
            <text:p>187.73</text:p>
          </table:table-cell>
          <table:table-cell table:formula="of:=( [.L187] - [.L186] ) / ( 60 / [.$B$2] / 360 )" office:value-type="float" office:value="-1013.2360624312" calcext:value-type="float">
            <text:p>-1,013.24</text:p>
          </table:table-cell>
          <table:table-cell table:formula="of:=KNEEANGLE( [.L$37]; [.M$36]; [.$A187]; [.L$30]; [.L$29]; [.L$27]; [.K187] )" office:value-type="float" office:value="138.996820561852" calcext:value-type="float">
            <text:p>139.00</text:p>
          </table:table-cell>
          <table:table-cell table:formula="of:=( [.N187] - [.N186] ) / ( 60 / [.$B$2] / 360 )" office:value-type="float" office:value="183.413114449874" calcext:value-type="float">
            <text:p>183.41</text:p>
          </table:table-cell>
          <table:table-cell table:formula="of:=( [.O187] - [.O186] ) / ( 60 / [.$B$2] / 360 )" office:value-type="float" office:value="-2249.79876041104" calcext:value-type="float">
            <text:p>-2,249.80</text:p>
          </table:table-cell>
          <table:table-cell table:number-columns-repeated="15"/>
        </table:table-row>
        <table:table-row table:style-name="ro1">
          <table:table-cell office:value-type="float" office:value="148" calcext:value-type="float">
            <text:p>148.00</text:p>
          </table:table-cell>
          <table:table-cell table:formula="of:=HIPANGLE( [.B$37]; [.C$36]; [.$A188]; [.B$30]; [.B$29]; [.B$27]; [.B$28] )" office:value-type="float" office:value="56.8012402480953" calcext:value-type="float">
            <text:p>56.80</text:p>
          </table:table-cell>
          <table:table-cell table:formula="of:=( [.B188] - [.B187] ) / ( 60 / [.$B$2] / 360 )" office:value-type="float" office:value="187.910985595114" calcext:value-type="float">
            <text:p>187.91</text:p>
          </table:table-cell>
          <table:table-cell table:formula="of:=( [.C188] - [.C187] ) / ( 60 / [.$B$2] / 360 )" office:value-type="float" office:value="-969.938684293368" calcext:value-type="float">
            <text:p>-969.94</text:p>
          </table:table-cell>
          <table:table-cell table:formula="of:=KNEEANGLE( [.B$37]; [.C$36]; [.$A188]; [.B$30]; [.B$29]; [.B$27]; [.B188] )" office:value-type="float" office:value="137.766561897157" calcext:value-type="float">
            <text:p>137.77</text:p>
          </table:table-cell>
          <table:table-cell table:formula="of:=( [.E188] - [.E187] ) / ( 60 / [.$B$2] / 360 )" office:value-type="float" office:value="183.735080718355" calcext:value-type="float">
            <text:p>183.74</text:p>
          </table:table-cell>
          <table:table-cell table:formula="of:=( [.F188] - [.F187] ) / ( 60 / [.$B$2] / 360 )" office:value-type="float" office:value="-2176.20017514449" calcext:value-type="float">
            <text:p>-2,176.20</text:p>
          </table:table-cell>
          <table:table-cell table:number-columns-repeated="3"/>
          <table:table-cell table:formula="of:=HIPANGLE( [.L$37]; [.M$36]; [.$A188]; [.L$30]; [.L$29]; [.L$27]; [.L$28] )" office:value-type="float" office:value="56.2043436938416" calcext:value-type="float">
            <text:p>56.20</text:p>
          </table:table-cell>
          <table:table-cell table:formula="of:=( [.K188] - [.K187] ) / ( 60 / [.$B$2] / 360 )" office:value-type="float" office:value="185.377211193423" calcext:value-type="float">
            <text:p>185.38</text:p>
          </table:table-cell>
          <table:table-cell table:formula="of:=( [.L188] - [.L187] ) / ( 60 / [.$B$2] / 360 )" office:value-type="float" office:value="-1059.30553672934" calcext:value-type="float">
            <text:p>-1,059.31</text:p>
          </table:table-cell>
          <table:table-cell table:formula="of:=KNEEANGLE( [.L$37]; [.M$36]; [.$A188]; [.L$30]; [.L$29]; [.L$27]; [.K188] )" office:value-type="float" office:value="139.392916318406" calcext:value-type="float">
            <text:p>139.39</text:p>
          </table:table-cell>
          <table:table-cell table:formula="of:=( [.N188] - [.N187] ) / ( 60 / [.$B$2] / 360 )" office:value-type="float" office:value="178.243090449193" calcext:value-type="float">
            <text:p>178.24</text:p>
          </table:table-cell>
          <table:table-cell table:formula="of:=( [.O188] - [.O187] ) / ( 60 / [.$B$2] / 360 )" office:value-type="float" office:value="-2326.51080030642" calcext:value-type="float">
            <text:p>-2,326.51</text:p>
          </table:table-cell>
          <table:table-cell table:number-columns-repeated="15"/>
        </table:table-row>
        <table:table-row table:style-name="ro1">
          <table:table-cell office:value-type="float" office:value="149" calcext:value-type="float">
            <text:p>149.00</text:p>
          </table:table-cell>
          <table:table-cell table:formula="of:=HIPANGLE( [.B$37]; [.C$36]; [.$A189]; [.B$30]; [.B$29]; [.B$27]; [.B$28] )" office:value-type="float" office:value="57.2138129416451" calcext:value-type="float">
            <text:p>57.21</text:p>
          </table:table-cell>
          <table:table-cell table:formula="of:=( [.B189] - [.B188] ) / ( 60 / [.$B$2] / 360 )" office:value-type="float" office:value="185.657712097431" calcext:value-type="float">
            <text:p>185.66</text:p>
          </table:table-cell>
          <table:table-cell table:formula="of:=( [.C189] - [.C188] ) / ( 60 / [.$B$2] / 360 )" office:value-type="float" office:value="-1013.97307395693" calcext:value-type="float">
            <text:p>-1,013.97</text:p>
          </table:table-cell>
          <table:table-cell table:formula="of:=KNEEANGLE( [.B$37]; [.C$36]; [.$A189]; [.B$30]; [.B$29]; [.B$27]; [.B189] )" office:value-type="float" office:value="138.163756380529" calcext:value-type="float">
            <text:p>138.16</text:p>
          </table:table-cell>
          <table:table-cell table:formula="of:=( [.E189] - [.E188] ) / ( 60 / [.$B$2] / 360 )" office:value-type="float" office:value="178.737517517415" calcext:value-type="float">
            <text:p>178.74</text:p>
          </table:table-cell>
          <table:table-cell table:formula="of:=( [.F189] - [.F188] ) / ( 60 / [.$B$2] / 360 )" office:value-type="float" office:value="-2248.90344042329" calcext:value-type="float">
            <text:p>-2,248.90</text:p>
          </table:table-cell>
          <table:table-cell table:number-columns-repeated="3"/>
          <table:table-cell table:formula="of:=HIPANGLE( [.L$37]; [.M$36]; [.$A189]; [.L$30]; [.L$29]; [.L$27]; [.L$28] )" office:value-type="float" office:value="56.6108328656866" calcext:value-type="float">
            <text:p>56.61</text:p>
          </table:table-cell>
          <table:table-cell table:formula="of:=( [.K189] - [.K188] ) / ( 60 / [.$B$2] / 360 )" office:value-type="float" office:value="182.920127330254" calcext:value-type="float">
            <text:p>182.92</text:p>
          </table:table-cell>
          <table:table-cell table:formula="of:=( [.L189] - [.L188] ) / ( 60 / [.$B$2] / 360 )" office:value-type="float" office:value="-1105.68773842601" calcext:value-type="float">
            <text:p>-1,105.69</text:p>
          </table:table-cell>
          <table:table-cell table:formula="of:=KNEEANGLE( [.L$37]; [.M$36]; [.$A189]; [.L$30]; [.L$29]; [.L$27]; [.K189] )" office:value-type="float" office:value="139.777140922524" calcext:value-type="float">
            <text:p>139.78</text:p>
          </table:table-cell>
          <table:table-cell table:formula="of:=( [.N189] - [.N188] ) / ( 60 / [.$B$2] / 360 )" office:value-type="float" office:value="172.901071853306" calcext:value-type="float">
            <text:p>172.90</text:p>
          </table:table-cell>
          <table:table-cell table:formula="of:=( [.O189] - [.O188] ) / ( 60 / [.$B$2] / 360 )" office:value-type="float" office:value="-2403.90836814917" calcext:value-type="float">
            <text:p>-2,403.91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.00</text:p>
          </table:table-cell>
          <table:table-cell table:formula="of:=HIPANGLE( [.B$37]; [.C$36]; [.$A190]; [.B$30]; [.B$29]; [.B$27]; [.B$28] )" office:value-type="float" office:value="57.6211594880098" calcext:value-type="float">
            <text:p>57.62</text:p>
          </table:table-cell>
          <table:table-cell table:formula="of:=( [.B190] - [.B189] ) / ( 60 / [.$B$2] / 360 )" office:value-type="float" office:value="183.30594586408" calcext:value-type="float">
            <text:p>183.31</text:p>
          </table:table-cell>
          <table:table-cell table:formula="of:=( [.C190] - [.C189] ) / ( 60 / [.$B$2] / 360 )" office:value-type="float" office:value="-1058.2948050083" calcext:value-type="float">
            <text:p>-1,058.29</text:p>
          </table:table-cell>
          <table:table-cell table:formula="of:=KNEEANGLE( [.B$37]; [.C$36]; [.$A190]; [.B$30]; [.B$29]; [.B$27]; [.B190] )" office:value-type="float" office:value="138.549482976546" calcext:value-type="float">
            <text:p>138.55</text:p>
          </table:table-cell>
          <table:table-cell table:formula="of:=( [.E190] - [.E189] ) / ( 60 / [.$B$2] / 360 )" office:value-type="float" office:value="173.576968207398" calcext:value-type="float">
            <text:p>173.58</text:p>
          </table:table-cell>
          <table:table-cell table:formula="of:=( [.F190] - [.F189] ) / ( 60 / [.$B$2] / 360 )" office:value-type="float" office:value="-2322.24718950761" calcext:value-type="float">
            <text:p>-2,322.25</text:p>
          </table:table-cell>
          <table:table-cell table:number-columns-repeated="3"/>
          <table:table-cell table:formula="of:=HIPANGLE( [.L$37]; [.M$36]; [.$A190]; [.L$30]; [.L$29]; [.L$27]; [.L$28] )" office:value-type="float" office:value="57.0116317294413" calcext:value-type="float">
            <text:p>57.01</text:p>
          </table:table-cell>
          <table:table-cell table:formula="of:=( [.K190] - [.K189] ) / ( 60 / [.$B$2] / 360 )" office:value-type="float" office:value="180.359488689648" calcext:value-type="float">
            <text:p>180.36</text:p>
          </table:table-cell>
          <table:table-cell table:formula="of:=( [.L190] - [.L189] ) / ( 60 / [.$B$2] / 360 )" office:value-type="float" office:value="-1152.28738827305" calcext:value-type="float">
            <text:p>-1,152.29</text:p>
          </table:table-cell>
          <table:table-cell table:formula="of:=KNEEANGLE( [.L$37]; [.M$36]; [.$A190]; [.L$30]; [.L$29]; [.L$27]; [.K190] )" office:value-type="float" office:value="140.149109708506" calcext:value-type="float">
            <text:p>140.15</text:p>
          </table:table-cell>
          <table:table-cell table:formula="of:=( [.N190] - [.N189] ) / ( 60 / [.$B$2] / 360 )" office:value-type="float" office:value="167.385953691928" calcext:value-type="float">
            <text:p>167.39</text:p>
          </table:table-cell>
          <table:table-cell table:formula="of:=( [.O190] - [.O189] ) / ( 60 / [.$B$2] / 360 )" office:value-type="float" office:value="-2481.80317262012" calcext:value-type="float">
            <text:p>-2,481.80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.00</text:p>
          </table:table-cell>
          <table:table-cell table:formula="of:=HIPANGLE( [.B$37]; [.C$36]; [.$A191]; [.B$30]; [.B$29]; [.B$27]; [.B$28] )" office:value-type="float" office:value="58.0230600090227" calcext:value-type="float">
            <text:p>58.02</text:p>
          </table:table-cell>
          <table:table-cell table:formula="of:=( [.B191] - [.B190] ) / ( 60 / [.$B$2] / 360 )" office:value-type="float" office:value="180.855234455833" calcext:value-type="float">
            <text:p>180.86</text:p>
          </table:table-cell>
          <table:table-cell table:formula="of:=( [.C191] - [.C190] ) / ( 60 / [.$B$2] / 360 )" office:value-type="float" office:value="-1102.82013371105" calcext:value-type="float">
            <text:p>-1,102.82</text:p>
          </table:table-cell>
          <table:table-cell table:formula="of:=KNEEANGLE( [.B$37]; [.C$36]; [.$A191]; [.B$30]; [.B$29]; [.B$27]; [.B191] )" office:value-type="float" office:value="138.923377150933" calcext:value-type="float">
            <text:p>138.92</text:p>
          </table:table-cell>
          <table:table-cell table:formula="of:=( [.E191] - [.E190] ) / ( 60 / [.$B$2] / 360 )" office:value-type="float" office:value="168.252378474459" calcext:value-type="float">
            <text:p>168.25</text:p>
          </table:table-cell>
          <table:table-cell table:formula="of:=( [.F191] - [.F190] ) / ( 60 / [.$B$2] / 360 )" office:value-type="float" office:value="-2396.06537982255" calcext:value-type="float">
            <text:p>-2,396.07</text:p>
          </table:table-cell>
          <table:table-cell table:number-columns-repeated="3"/>
          <table:table-cell table:formula="of:=HIPANGLE( [.L$37]; [.M$36]; [.$A191]; [.L$30]; [.L$29]; [.L$27]; [.L$28] )" office:value-type="float" office:value="57.4065096141761" calcext:value-type="float">
            <text:p>57.41</text:p>
          </table:table-cell>
          <table:table-cell table:formula="of:=( [.K191] - [.K190] ) / ( 60 / [.$B$2] / 360 )" office:value-type="float" office:value="177.695048130633" calcext:value-type="float">
            <text:p>177.70</text:p>
          </table:table-cell>
          <table:table-cell table:formula="of:=( [.L191] - [.L190] ) / ( 60 / [.$B$2] / 360 )" office:value-type="float" office:value="-1198.99825155663" calcext:value-type="float">
            <text:p>-1,199.00</text:p>
          </table:table-cell>
          <table:table-cell table:formula="of:=KNEEANGLE( [.L$37]; [.M$36]; [.$A191]; [.L$30]; [.L$29]; [.L$27]; [.K191] )" office:value-type="float" office:value="140.508436589362" calcext:value-type="float">
            <text:p>140.51</text:p>
          </table:table-cell>
          <table:table-cell table:formula="of:=( [.N191] - [.N190] ) / ( 60 / [.$B$2] / 360 )" office:value-type="float" office:value="161.697096385124" calcext:value-type="float">
            <text:p>161.70</text:p>
          </table:table-cell>
          <table:table-cell table:formula="of:=( [.O191] - [.O190] ) / ( 60 / [.$B$2] / 360 )" office:value-type="float" office:value="-2559.98578806164" calcext:value-type="float">
            <text:p>-2,559.99</text:p>
          </table:table-cell>
          <table:table-cell table:number-columns-repeated="15"/>
        </table:table-row>
        <table:table-row table:style-name="ro1">
          <table:table-cell office:value-type="float" office:value="152" calcext:value-type="float">
            <text:p>152.00</text:p>
          </table:table-cell>
          <table:table-cell table:formula="of:=HIPANGLE( [.B$37]; [.C$36]; [.$A192]; [.B$30]; [.B$29]; [.B$27]; [.B$28] )" office:value-type="float" office:value="58.4192940816057" calcext:value-type="float">
            <text:p>58.42</text:p>
          </table:table-cell>
          <table:table-cell table:formula="of:=( [.B192] - [.B191] ) / ( 60 / [.$B$2] / 360 )" office:value-type="float" office:value="178.30533266233" calcext:value-type="float">
            <text:p>178.31</text:p>
          </table:table-cell>
          <table:table-cell table:formula="of:=( [.C192] - [.C191] ) / ( 60 / [.$B$2] / 360 )" office:value-type="float" office:value="-1147.45580707616" calcext:value-type="float">
            <text:p>-1,147.46</text:p>
          </table:table-cell>
          <table:table-cell table:formula="of:=KNEEANGLE( [.B$37]; [.C$36]; [.$A192]; [.B$30]; [.B$29]; [.B$27]; [.B192] )" office:value-type="float" office:value="139.285072937033" calcext:value-type="float">
            <text:p>139.29</text:p>
          </table:table-cell>
          <table:table-cell table:formula="of:=( [.E192] - [.E191] ) / ( 60 / [.$B$2] / 360 )" office:value-type="float" office:value="162.763103744975" calcext:value-type="float">
            <text:p>162.76</text:p>
          </table:table-cell>
          <table:table-cell table:formula="of:=( [.F192] - [.F191] ) / ( 60 / [.$B$2] / 360 )" office:value-type="float" office:value="-2470.17362826796" calcext:value-type="float">
            <text:p>-2,470.17</text:p>
          </table:table-cell>
          <table:table-cell table:number-columns-repeated="3"/>
          <table:table-cell table:formula="of:=HIPANGLE( [.L$37]; [.M$36]; [.$A192]; [.L$30]; [.L$29]; [.L$27]; [.L$28] )" office:value-type="float" office:value="57.7952358790529" calcext:value-type="float">
            <text:p>57.80</text:p>
          </table:table-cell>
          <table:table-cell table:formula="of:=( [.K192] - [.K191] ) / ( 60 / [.$B$2] / 360 )" office:value-type="float" office:value="174.926819194564" calcext:value-type="float">
            <text:p>174.93</text:p>
          </table:table-cell>
          <table:table-cell table:formula="of:=( [.L192] - [.L191] ) / ( 60 / [.$B$2] / 360 )" office:value-type="float" office:value="-1245.70302123107" calcext:value-type="float">
            <text:p>-1,245.70</text:p>
          </table:table-cell>
          <table:table-cell table:formula="of:=KNEEANGLE( [.L$37]; [.M$36]; [.$A192]; [.L$30]; [.L$29]; [.L$27]; [.K192] )" office:value-type="float" office:value="140.854735196493" calcext:value-type="float">
            <text:p>140.85</text:p>
          </table:table-cell>
          <table:table-cell table:formula="of:=( [.N192] - [.N191] ) / ( 60 / [.$B$2] / 360 )" office:value-type="float" office:value="155.83437320915" calcext:value-type="float">
            <text:p>155.83</text:p>
          </table:table-cell>
          <table:table-cell table:formula="of:=( [.O192] - [.O191] ) / ( 60 / [.$B$2] / 360 )" office:value-type="float" office:value="-2638.22542918845" calcext:value-type="float">
            <text:p>-2,638.23</text:p>
          </table:table-cell>
          <table:table-cell table:number-columns-repeated="15"/>
        </table:table-row>
        <table:table-row table:style-name="ro1">
          <table:table-cell office:value-type="float" office:value="153" calcext:value-type="float">
            <text:p>153.00</text:p>
          </table:table-cell>
          <table:table-cell table:formula="of:=HIPANGLE( [.B$37]; [.C$36]; [.$A193]; [.B$30]; [.B$29]; [.B$27]; [.B$28] )" office:value-type="float" office:value="58.8096412458119" calcext:value-type="float">
            <text:p>58.81</text:p>
          </table:table-cell>
          <table:table-cell table:formula="of:=( [.B193] - [.B192] ) / ( 60 / [.$B$2] / 360 )" office:value-type="float" office:value="175.656223892811" calcext:value-type="float">
            <text:p>175.66</text:p>
          </table:table-cell>
          <table:table-cell table:formula="of:=( [.C193] - [.C192] ) / ( 60 / [.$B$2] / 360 )" office:value-type="float" office:value="-1192.09894628362" calcext:value-type="float">
            <text:p>-1,192.10</text:p>
          </table:table-cell>
          <table:table-cell table:formula="of:=KNEEANGLE( [.B$37]; [.C$36]; [.$A193]; [.B$30]; [.B$29]; [.B$27]; [.B193] )" office:value-type="float" office:value="139.634203938016" calcext:value-type="float">
            <text:p>139.63</text:p>
          </table:table-cell>
          <table:table-cell table:formula="of:=( [.E193] - [.E192] ) / ( 60 / [.$B$2] / 360 )" office:value-type="float" office:value="157.108950442129" calcext:value-type="float">
            <text:p>157.11</text:p>
          </table:table-cell>
          <table:table-cell table:formula="of:=( [.F193] - [.F192] ) / ( 60 / [.$B$2] / 360 )" office:value-type="float" office:value="-2544.36898628029" calcext:value-type="float">
            <text:p>-2,544.37</text:p>
          </table:table-cell>
          <table:table-cell table:number-columns-repeated="3"/>
          <table:table-cell table:formula="of:=HIPANGLE( [.L$37]; [.M$36]; [.$A193]; [.L$30]; [.L$29]; [.L$27]; [.L$28] )" office:value-type="float" office:value="58.1775805471282" calcext:value-type="float">
            <text:p>58.18</text:p>
          </table:table-cell>
          <table:table-cell table:formula="of:=( [.K193] - [.K192] ) / ( 60 / [.$B$2] / 360 )" office:value-type="float" office:value="172.055100633881" calcext:value-type="float">
            <text:p>172.06</text:p>
          </table:table-cell>
          <table:table-cell table:formula="of:=( [.L193] - [.L192] ) / ( 60 / [.$B$2] / 360 )" office:value-type="float" office:value="-1292.27335230734" calcext:value-type="float">
            <text:p>-1,292.27</text:p>
          </table:table-cell>
          <table:table-cell table:formula="of:=KNEEANGLE( [.L$37]; [.M$36]; [.$A193]; [.L$30]; [.L$29]; [.L$27]; [.K193] )" office:value-type="float" office:value="141.187620124523" calcext:value-type="float">
            <text:p>141.19</text:p>
          </table:table-cell>
          <table:table-cell table:formula="of:=( [.N193] - [.N192] ) / ( 60 / [.$B$2] / 360 )" office:value-type="float" office:value="149.798217613301" calcext:value-type="float">
            <text:p>149.80</text:p>
          </table:table-cell>
          <table:table-cell table:formula="of:=( [.O193] - [.O192] ) / ( 60 / [.$B$2] / 360 )" office:value-type="float" office:value="-2716.27001813222" calcext:value-type="float">
            <text:p>-2,716.27</text:p>
          </table:table-cell>
          <table:table-cell table:number-columns-repeated="15"/>
        </table:table-row>
        <table:table-row table:style-name="ro1">
          <table:table-cell office:value-type="float" office:value="154" calcext:value-type="float">
            <text:p>154.00</text:p>
          </table:table-cell>
          <table:table-cell table:formula="of:=HIPANGLE( [.B$37]; [.C$36]; [.$A194]; [.B$30]; [.B$29]; [.B$27]; [.B$28] )" office:value-type="float" office:value="59.1938815603789" calcext:value-type="float">
            <text:p>59.19</text:p>
          </table:table-cell>
          <table:table-cell table:formula="of:=( [.B194] - [.B193] ) / ( 60 / [.$B$2] / 360 )" office:value-type="float" office:value="172.908141555122" calcext:value-type="float">
            <text:p>172.91</text:p>
          </table:table-cell>
          <table:table-cell table:formula="of:=( [.C194] - [.C193] ) / ( 60 / [.$B$2] / 360 )" office:value-type="float" office:value="-1236.63705196009" calcext:value-type="float">
            <text:p>-1,236.64</text:p>
          </table:table-cell>
          <table:table-cell table:formula="of:=KNEEANGLE( [.B$37]; [.C$36]; [.$A194]; [.B$30]; [.B$29]; [.B$27]; [.B194] )" office:value-type="float" office:value="139.970404420724" calcext:value-type="float">
            <text:p>139.97</text:p>
          </table:table-cell>
          <table:table-cell table:formula="of:=( [.E194] - [.E193] ) / ( 60 / [.$B$2] / 360 )" office:value-type="float" office:value="151.290217218559" calcext:value-type="float">
            <text:p>151.29</text:p>
          </table:table-cell>
          <table:table-cell table:formula="of:=( [.F194] - [.F193] ) / ( 60 / [.$B$2] / 360 )" office:value-type="float" office:value="-2618.42995060668" calcext:value-type="float">
            <text:p>-2,618.43</text:p>
          </table:table-cell>
          <table:table-cell table:number-columns-repeated="3"/>
          <table:table-cell table:formula="of:=HIPANGLE( [.L$37]; [.M$36]; [.$A194]; [.L$30]; [.L$29]; [.L$27]; [.L$28] )" office:value-type="float" office:value="58.5533149926326" calcext:value-type="float">
            <text:p>58.55</text:p>
          </table:table-cell>
          <table:table-cell table:formula="of:=( [.K194] - [.K193] ) / ( 60 / [.$B$2] / 360 )" office:value-type="float" office:value="169.080500476989" calcext:value-type="float">
            <text:p>169.08</text:p>
          </table:table-cell>
          <table:table-cell table:formula="of:=( [.L194] - [.L193] ) / ( 60 / [.$B$2] / 360 )" office:value-type="float" office:value="-1338.57007060126" calcext:value-type="float">
            <text:p>-1,338.57</text:p>
          </table:table-cell>
          <table:table-cell table:formula="of:=KNEEANGLE( [.L$37]; [.M$36]; [.$A194]; [.L$30]; [.L$29]; [.L$27]; [.K194] )" office:value-type="float" office:value="141.506708279277" calcext:value-type="float">
            <text:p>141.51</text:p>
          </table:table-cell>
          <table:table-cell table:formula="of:=( [.N194] - [.N193] ) / ( 60 / [.$B$2] / 360 )" office:value-type="float" office:value="143.589669639229" calcext:value-type="float">
            <text:p>143.59</text:p>
          </table:table-cell>
          <table:table-cell table:formula="of:=( [.O194] - [.O193] ) / ( 60 / [.$B$2] / 360 )" office:value-type="float" office:value="-2793.84658833223" calcext:value-type="float">
            <text:p>-2,793.85</text:p>
          </table:table-cell>
          <table:table-cell table:number-columns-repeated="15"/>
        </table:table-row>
        <table:table-row table:style-name="ro1">
          <table:table-cell office:value-type="float" office:value="155" calcext:value-type="float">
            <text:p>155.00</text:p>
          </table:table-cell>
          <table:table-cell table:formula="of:=HIPANGLE( [.B$37]; [.C$36]; [.$A195]; [.B$30]; [.B$29]; [.B$27]; [.B$28] )" office:value-type="float" office:value="59.5717962050745" calcext:value-type="float">
            <text:p>59.57</text:p>
          </table:table-cell>
          <table:table-cell table:formula="of:=( [.B195] - [.B194] ) / ( 60 / [.$B$2] / 360 )" office:value-type="float" office:value="170.061590113043" calcext:value-type="float">
            <text:p>170.06</text:p>
          </table:table-cell>
          <table:table-cell table:formula="of:=( [.C195] - [.C194] ) / ( 60 / [.$B$2] / 360 )" office:value-type="float" office:value="-1280.94814893576" calcext:value-type="float">
            <text:p>-1,280.95</text:p>
          </table:table-cell>
          <table:table-cell table:formula="of:=KNEEANGLE( [.B$37]; [.C$36]; [.$A195]; [.B$30]; [.B$29]; [.B$27]; [.B195] )" office:value-type="float" office:value="140.293310499761" calcext:value-type="float">
            <text:p>140.29</text:p>
          </table:table-cell>
          <table:table-cell table:formula="of:=( [.E195] - [.E194] ) / ( 60 / [.$B$2] / 360 )" office:value-type="float" office:value="145.307735566745" calcext:value-type="float">
            <text:p>145.31</text:p>
          </table:table-cell>
          <table:table-cell table:formula="of:=( [.F195] - [.F194] ) / ( 60 / [.$B$2] / 360 )" office:value-type="float" office:value="-2692.1167433165" calcext:value-type="float">
            <text:p>-2,692.12</text:p>
          </table:table-cell>
          <table:table-cell table:number-columns-repeated="3"/>
          <table:table-cell table:formula="of:=HIPANGLE( [.L$37]; [.M$36]; [.$A195]; [.L$30]; [.L$29]; [.L$27]; [.L$28] )" office:value-type="float" office:value="58.9222126797327" calcext:value-type="float">
            <text:p>58.92</text:p>
          </table:table-cell>
          <table:table-cell table:formula="of:=( [.K195] - [.K194] ) / ( 60 / [.$B$2] / 360 )" office:value-type="float" office:value="166.003959195046" calcext:value-type="float">
            <text:p>166.00</text:p>
          </table:table-cell>
          <table:table-cell table:formula="of:=( [.L195] - [.L194] ) / ( 60 / [.$B$2] / 360 )" office:value-type="float" office:value="-1384.44357687455" calcext:value-type="float">
            <text:p>-1,384.44</text:p>
          </table:table-cell>
          <table:table-cell table:formula="of:=KNEEANGLE( [.L$37]; [.M$36]; [.$A195]; [.L$30]; [.L$29]; [.L$27]; [.K195] )" office:value-type="float" office:value="141.811620325066" calcext:value-type="float">
            <text:p>141.81</text:p>
          </table:table-cell>
          <table:table-cell table:formula="of:=( [.N195] - [.N194] ) / ( 60 / [.$B$2] / 360 )" office:value-type="float" office:value="137.210420604958" calcext:value-type="float">
            <text:p>137.21</text:p>
          </table:table-cell>
          <table:table-cell table:formula="of:=( [.O195] - [.O194] ) / ( 60 / [.$B$2] / 360 )" office:value-type="float" office:value="-2870.66206542178" calcext:value-type="float">
            <text:p>-2,870.66</text:p>
          </table:table-cell>
          <table:table-cell table:number-columns-repeated="15"/>
        </table:table-row>
        <table:table-row table:style-name="ro1">
          <table:table-cell office:value-type="float" office:value="156" calcext:value-type="float">
            <text:p>156.00</text:p>
          </table:table-cell>
          <table:table-cell table:formula="of:=HIPANGLE( [.B$37]; [.C$36]; [.$A196]; [.B$30]; [.B$29]; [.B$27]; [.B$28] )" office:value-type="float" office:value="59.9431681283487" calcext:value-type="float">
            <text:p>59.94</text:p>
          </table:table-cell>
          <table:table-cell table:formula="of:=( [.B196] - [.B195] ) / ( 60 / [.$B$2] / 360 )" office:value-type="float" office:value="167.117365473369" calcext:value-type="float">
            <text:p>167.12</text:p>
          </table:table-cell>
          <table:table-cell table:formula="of:=( [.C196] - [.C195] ) / ( 60 / [.$B$2] / 360 )" office:value-type="float" office:value="-1324.90108785301" calcext:value-type="float">
            <text:p>-1,324.90</text:p>
          </table:table-cell>
          <table:table-cell table:formula="of:=KNEEANGLE( [.B$37]; [.C$36]; [.$A196]; [.B$30]; [.B$29]; [.B$27]; [.B196] )" office:value-type="float" office:value="140.602561408948" calcext:value-type="float">
            <text:p>140.60</text:p>
          </table:table-cell>
          <table:table-cell table:formula="of:=( [.E196] - [.E195] ) / ( 60 / [.$B$2] / 360 )" office:value-type="float" office:value="139.162909134431" calcext:value-type="float">
            <text:p>139.16</text:p>
          </table:table-cell>
          <table:table-cell table:formula="of:=( [.F196] - [.F195] ) / ( 60 / [.$B$2] / 360 )" office:value-type="float" office:value="-2765.17189454097" calcext:value-type="float">
            <text:p>-2,765.17</text:p>
          </table:table-cell>
          <table:table-cell table:number-columns-repeated="3"/>
          <table:table-cell table:formula="of:=HIPANGLE( [.L$37]; [.M$36]; [.$A196]; [.L$30]; [.L$29]; [.L$27]; [.L$28] )" office:value-type="float" office:value="59.2840499497206" calcext:value-type="float">
            <text:p>59.28</text:p>
          </table:table-cell>
          <table:table-cell table:formula="of:=( [.K196] - [.K195] ) / ( 60 / [.$B$2] / 360 )" office:value-type="float" office:value="162.826771494543" calcext:value-type="float">
            <text:p>162.83</text:p>
          </table:table-cell>
          <table:table-cell table:formula="of:=( [.L196] - [.L195] ) / ( 60 / [.$B$2] / 360 )" office:value-type="float" office:value="-1429.73446522625" calcext:value-type="float">
            <text:p>-1,429.73</text:p>
          </table:table-cell>
          <table:table-cell table:formula="of:=KNEEANGLE( [.L$37]; [.M$36]; [.$A196]; [.L$30]; [.L$29]; [.L$27]; [.K196] )" office:value-type="float" office:value="142.101982225361" calcext:value-type="float">
            <text:p>142.10</text:p>
          </table:table-cell>
          <table:table-cell table:formula="of:=( [.N196] - [.N195] ) / ( 60 / [.$B$2] / 360 )" office:value-type="float" office:value="130.662855133036" calcext:value-type="float">
            <text:p>130.66</text:p>
          </table:table-cell>
          <table:table-cell table:formula="of:=( [.O196] - [.O195] ) / ( 60 / [.$B$2] / 360 )" office:value-type="float" office:value="-2946.404462365" calcext:value-type="float">
            <text:p>-2,946.40</text:p>
          </table:table-cell>
          <table:table-cell table:number-columns-repeated="15"/>
        </table:table-row>
        <table:table-row table:style-name="ro1">
          <table:table-cell office:value-type="float" office:value="157" calcext:value-type="float">
            <text:p>157.00</text:p>
          </table:table-cell>
          <table:table-cell table:formula="of:=HIPANGLE( [.B$37]; [.C$36]; [.$A197]; [.B$30]; [.B$29]; [.B$27]; [.B$28] )" office:value-type="float" office:value="60.3077827379459" calcext:value-type="float">
            <text:p>60.31</text:p>
          </table:table-cell>
          <table:table-cell table:formula="of:=( [.B197] - [.B196] ) / ( 60 / [.$B$2] / 360 )" office:value-type="float" office:value="164.076574318764" calcext:value-type="float">
            <text:p>164.08</text:p>
          </table:table-cell>
          <table:table-cell table:formula="of:=( [.C197] - [.C196] ) / ( 60 / [.$B$2] / 360 )" office:value-type="float" office:value="-1368.35601957223" calcext:value-type="float">
            <text:p>-1,368.36</text:p>
          </table:table-cell>
          <table:table-cell table:formula="of:=KNEEANGLE( [.B$37]; [.C$36]; [.$A197]; [.B$30]; [.B$29]; [.B$27]; [.B197] )" office:value-type="float" office:value="140.89780085562" calcext:value-type="float">
            <text:p>140.90</text:p>
          </table:table-cell>
          <table:table-cell table:formula="of:=( [.E197] - [.E196] ) / ( 60 / [.$B$2] / 360 )" office:value-type="float" office:value="132.857751002074" calcext:value-type="float">
            <text:p>132.86</text:p>
          </table:table-cell>
          <table:table-cell table:formula="of:=( [.F197] - [.F196] ) / ( 60 / [.$B$2] / 360 )" office:value-type="float" office:value="-2837.32115956099" calcext:value-type="float">
            <text:p>-2,837.32</text:p>
          </table:table-cell>
          <table:table-cell table:number-columns-repeated="3"/>
          <table:table-cell table:formula="of:=HIPANGLE( [.L$37]; [.M$36]; [.$A197]; [.L$30]; [.L$29]; [.L$27]; [.L$28] )" office:value-type="float" office:value="59.6386068524385" calcext:value-type="float">
            <text:p>59.64</text:p>
          </table:table-cell>
          <table:table-cell table:formula="of:=( [.K197] - [.K196] ) / ( 60 / [.$B$2] / 360 )" office:value-type="float" office:value="159.550606223088" calcext:value-type="float">
            <text:p>159.55</text:p>
          </table:table-cell>
          <table:table-cell table:formula="of:=( [.L197] - [.L196] ) / ( 60 / [.$B$2] / 360 )" office:value-type="float" office:value="-1474.27437215466" calcext:value-type="float">
            <text:p>-1,474.27</text:p>
          </table:table-cell>
          <table:table-cell table:formula="of:=KNEEANGLE( [.L$37]; [.M$36]; [.$A197]; [.L$30]; [.L$29]; [.L$27]; [.K197] )" office:value-type="float" office:value="142.377426868768" calcext:value-type="float">
            <text:p>142.38</text:p>
          </table:table-cell>
          <table:table-cell table:formula="of:=( [.N197] - [.N196] ) / ( 60 / [.$B$2] / 360 )" office:value-type="float" office:value="123.950089533143" calcext:value-type="float">
            <text:p>123.95</text:p>
          </table:table-cell>
          <table:table-cell table:formula="of:=( [.O197] - [.O196] ) / ( 60 / [.$B$2] / 360 )" office:value-type="float" office:value="-3020.74451995189" calcext:value-type="float">
            <text:p>-3,020.74</text:p>
          </table:table-cell>
          <table:table-cell table:number-columns-repeated="15"/>
        </table:table-row>
        <table:table-row table:style-name="ro1">
          <table:table-cell office:value-type="float" office:value="158" calcext:value-type="float">
            <text:p>158.00</text:p>
          </table:table-cell>
          <table:table-cell table:formula="of:=HIPANGLE( [.B$37]; [.C$36]; [.$A198]; [.B$30]; [.B$29]; [.B$27]; [.B$28] )" office:value-type="float" office:value="60.665428631219" calcext:value-type="float">
            <text:p>60.67</text:p>
          </table:table-cell>
          <table:table-cell table:formula="of:=( [.B198] - [.B197] ) / ( 60 / [.$B$2] / 360 )" office:value-type="float" office:value="160.94065197287" calcext:value-type="float">
            <text:p>160.94</text:p>
          </table:table-cell>
          <table:table-cell table:formula="of:=( [.C198] - [.C197] ) / ( 60 / [.$B$2] / 360 )" office:value-type="float" office:value="-1411.1650556524" calcext:value-type="float">
            <text:p>-1,411.17</text:p>
          </table:table-cell>
          <table:table-cell table:formula="of:=KNEEANGLE( [.B$37]; [.C$36]; [.$A198]; [.B$30]; [.B$29]; [.B$27]; [.B198] )" office:value-type="float" office:value="141.178678451454" calcext:value-type="float">
            <text:p>141.18</text:p>
          </table:table-cell>
          <table:table-cell table:formula="of:=( [.E198] - [.E197] ) / ( 60 / [.$B$2] / 360 )" office:value-type="float" office:value="126.394918125312" calcext:value-type="float">
            <text:p>126.39</text:p>
          </table:table-cell>
          <table:table-cell table:formula="of:=( [.F198] - [.F197] ) / ( 60 / [.$B$2] / 360 )" office:value-type="float" office:value="-2908.27479454251" calcext:value-type="float">
            <text:p>-2,908.27</text:p>
          </table:table-cell>
          <table:table-cell table:number-columns-repeated="3"/>
          <table:table-cell table:formula="of:=HIPANGLE( [.L$37]; [.M$36]; [.$A198]; [.L$30]; [.L$29]; [.L$27]; [.L$28] )" office:value-type="float" office:value="59.985668016549" calcext:value-type="float">
            <text:p>59.99</text:p>
          </table:table-cell>
          <table:table-cell table:formula="of:=( [.K198] - [.K197] ) / ( 60 / [.$B$2] / 360 )" office:value-type="float" office:value="156.177523849718" calcext:value-type="float">
            <text:p>156.18</text:p>
          </table:table-cell>
          <table:table-cell table:formula="of:=( [.L198] - [.L197] ) / ( 60 / [.$B$2] / 360 )" office:value-type="float" office:value="-1517.88706801643" calcext:value-type="float">
            <text:p>-1,517.89</text:p>
          </table:table-cell>
          <table:table-cell table:formula="of:=KNEEANGLE( [.L$37]; [.M$36]; [.$A198]; [.L$30]; [.L$29]; [.L$27]; [.K198] )" office:value-type="float" office:value="142.637595769878" calcext:value-type="float">
            <text:p>142.64</text:p>
          </table:table-cell>
          <table:table-cell table:formula="of:=( [.N198] - [.N197] ) / ( 60 / [.$B$2] / 360 )" office:value-type="float" office:value="117.076005499503" calcext:value-type="float">
            <text:p>117.08</text:p>
          </table:table-cell>
          <table:table-cell table:formula="of:=( [.O198] - [.O197] ) / ( 60 / [.$B$2] / 360 )" office:value-type="float" office:value="-3093.33781513814" calcext:value-type="float">
            <text:p>-3,093.34</text:p>
          </table:table-cell>
          <table:table-cell table:number-columns-repeated="15"/>
        </table:table-row>
        <table:table-row table:style-name="ro1">
          <table:table-cell office:value-type="float" office:value="159" calcext:value-type="float">
            <text:p>159.00</text:p>
          </table:table-cell>
          <table:table-cell table:formula="of:=HIPANGLE( [.B$37]; [.C$36]; [.$A199]; [.B$30]; [.B$29]; [.B$27]; [.B$28] )" office:value-type="float" office:value="61.0158983609098" calcext:value-type="float">
            <text:p>61.02</text:p>
          </table:table-cell>
          <table:table-cell table:formula="of:=( [.B199] - [.B198] ) / ( 60 / [.$B$2] / 360 )" office:value-type="float" office:value="157.711378360847" calcext:value-type="float">
            <text:p>157.71</text:p>
          </table:table-cell>
          <table:table-cell table:formula="of:=( [.C199] - [.C198] ) / ( 60 / [.$B$2] / 360 )" office:value-type="float" office:value="-1453.17312541017" calcext:value-type="float">
            <text:p>-1,453.17</text:p>
          </table:table-cell>
          <table:table-cell table:formula="of:=KNEEANGLE( [.B$37]; [.C$36]; [.$A199]; [.B$30]; [.B$29]; [.B$27]; [.B199] )" office:value-type="float" office:value="141.44485121167" calcext:value-type="float">
            <text:p>141.44</text:p>
          </table:table-cell>
          <table:table-cell table:formula="of:=( [.E199] - [.E198] ) / ( 60 / [.$B$2] / 360 )" office:value-type="float" office:value="119.777742097543" calcext:value-type="float">
            <text:p>119.78</text:p>
          </table:table-cell>
          <table:table-cell table:formula="of:=( [.F199] - [.F198] ) / ( 60 / [.$B$2] / 360 )" office:value-type="float" office:value="-2977.72921249638" calcext:value-type="float">
            <text:p>-2,977.73</text:p>
          </table:table-cell>
          <table:table-cell table:number-columns-repeated="3"/>
          <table:table-cell table:formula="of:=HIPANGLE( [.L$37]; [.M$36]; [.$A199]; [.L$30]; [.L$29]; [.L$27]; [.L$28] )" office:value-type="float" office:value="60.3250235520346" calcext:value-type="float">
            <text:p>60.33</text:p>
          </table:table-cell>
          <table:table-cell table:formula="of:=( [.K199] - [.K198] ) / ( 60 / [.$B$2] / 360 )" office:value-type="float" office:value="152.709990968511" calcext:value-type="float">
            <text:p>152.71</text:p>
          </table:table-cell>
          <table:table-cell table:formula="of:=( [.L199] - [.L198] ) / ( 60 / [.$B$2] / 360 )" office:value-type="float" office:value="-1560.38979654319" calcext:value-type="float">
            <text:p>-1,560.39</text:p>
          </table:table-cell>
          <table:table-cell table:formula="of:=KNEEANGLE( [.L$37]; [.M$36]; [.$A199]; [.L$30]; [.L$29]; [.L$27]; [.K199] )" office:value-type="float" office:value="142.882140832228" calcext:value-type="float">
            <text:p>142.88</text:p>
          </table:table-cell>
          <table:table-cell table:formula="of:=( [.N199] - [.N198] ) / ( 60 / [.$B$2] / 360 )" office:value-type="float" office:value="110.045278057564" calcext:value-type="float">
            <text:p>110.05</text:p>
          </table:table-cell>
          <table:table-cell table:formula="of:=( [.O199] - [.O198] ) / ( 60 / [.$B$2] / 360 )" office:value-type="float" office:value="-3163.82734887263" calcext:value-type="float">
            <text:p>-3,163.83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.00</text:p>
          </table:table-cell>
          <table:table-cell table:formula="of:=HIPANGLE( [.B$37]; [.C$36]; [.$A200]; [.B$30]; [.B$29]; [.B$27]; [.B$28] )" office:value-type="float" office:value="61.358989231161" calcext:value-type="float">
            <text:p>61.36</text:p>
          </table:table-cell>
          <table:table-cell table:formula="of:=( [.B200] - [.B199] ) / ( 60 / [.$B$2] / 360 )" office:value-type="float" office:value="154.390891613048" calcext:value-type="float">
            <text:p>154.39</text:p>
          </table:table-cell>
          <table:table-cell table:formula="of:=( [.C200] - [.C199] ) / ( 60 / [.$B$2] / 360 )" office:value-type="float" office:value="-1494.21903650993" calcext:value-type="float">
            <text:p>-1,494.22</text:p>
          </table:table-cell>
          <table:table-cell table:formula="of:=KNEEANGLE( [.B$37]; [.C$36]; [.$A200]; [.B$30]; [.B$29]; [.B$27]; [.B200] )" office:value-type="float" office:value="141.69598511247" calcext:value-type="float">
            <text:p>141.70</text:p>
          </table:table-cell>
          <table:table-cell table:formula="of:=( [.E200] - [.E199] ) / ( 60 / [.$B$2] / 360 )" office:value-type="float" office:value="113.010255359859" calcext:value-type="float">
            <text:p>113.01</text:p>
          </table:table-cell>
          <table:table-cell table:formula="of:=( [.F200] - [.F199] ) / ( 60 / [.$B$2] / 360 )" office:value-type="float" office:value="-3045.36903195768" calcext:value-type="float">
            <text:p>-3,045.37</text:p>
          </table:table-cell>
          <table:table-cell table:number-columns-repeated="3"/>
          <table:table-cell table:formula="of:=HIPANGLE( [.L$37]; [.M$36]; [.$A200]; [.L$30]; [.L$29]; [.L$27]; [.L$28] )" office:value-type="float" office:value="60.6564699770878" calcext:value-type="float">
            <text:p>60.66</text:p>
          </table:table-cell>
          <table:table-cell table:formula="of:=( [.K200] - [.K199] ) / ( 60 / [.$B$2] / 360 )" office:value-type="float" office:value="149.150891273928" calcext:value-type="float">
            <text:p>149.15</text:p>
          </table:table-cell>
          <table:table-cell table:formula="of:=( [.L200] - [.L199] ) / ( 60 / [.$B$2] / 360 )" office:value-type="float" office:value="-1601.59486256259" calcext:value-type="float">
            <text:p>-1,601.59</text:p>
          </table:table-cell>
          <table:table-cell table:formula="of:=KNEEANGLE( [.L$37]; [.M$36]; [.$A200]; [.L$30]; [.L$29]; [.L$27]; [.K200] )" office:value-type="float" office:value="143.110726158218" calcext:value-type="float">
            <text:p>143.11</text:p>
          </table:table-cell>
          <table:table-cell table:formula="of:=( [.N200] - [.N199] ) / ( 60 / [.$B$2] / 360 )" office:value-type="float" office:value="102.863396695588" calcext:value-type="float">
            <text:p>102.86</text:p>
          </table:table-cell>
          <table:table-cell table:formula="of:=( [.O200] - [.O199] ) / ( 60 / [.$B$2] / 360 )" office:value-type="float" office:value="-3231.84661288906" calcext:value-type="float">
            <text:p>-3,231.85</text:p>
          </table:table-cell>
          <table:table-cell table:number-columns-repeated="15"/>
        </table:table-row>
        <table:table-row table:style-name="ro1">
          <table:table-cell office:value-type="float" office:value="161" calcext:value-type="float">
            <text:p>161.00</text:p>
          </table:table-cell>
          <table:table-cell table:formula="of:=HIPANGLE( [.B$37]; [.C$36]; [.$A201]; [.B$30]; [.B$29]; [.B$27]; [.B$28] )" office:value-type="float" office:value="61.6945041175129" calcext:value-type="float">
            <text:p>61.69</text:p>
          </table:table-cell>
          <table:table-cell table:formula="of:=( [.B201] - [.B200] ) / ( 60 / [.$B$2] / 360 )" office:value-type="float" office:value="150.98169885835" calcext:value-type="float">
            <text:p>150.98</text:p>
          </table:table-cell>
          <table:table-cell table:formula="of:=( [.C201] - [.C200] ) / ( 60 / [.$B$2] / 360 )" office:value-type="float" office:value="-1534.13673961417" calcext:value-type="float">
            <text:p>-1,534.14</text:p>
          </table:table-cell>
          <table:table-cell table:formula="of:=KNEEANGLE( [.B$37]; [.C$36]; [.$A201]; [.B$30]; [.B$29]; [.B$27]; [.B201] )" office:value-type="float" office:value="141.931756694653" calcext:value-type="float">
            <text:p>141.93</text:p>
          </table:table-cell>
          <table:table-cell table:formula="of:=( [.E201] - [.E200] ) / ( 60 / [.$B$2] / 360 )" office:value-type="float" office:value="106.097211982205" calcext:value-type="float">
            <text:p>106.10</text:p>
          </table:table-cell>
          <table:table-cell table:formula="of:=( [.F201] - [.F200] ) / ( 60 / [.$B$2] / 360 )" office:value-type="float" office:value="-3110.86951994412" calcext:value-type="float">
            <text:p>-3,110.87</text:p>
          </table:table-cell>
          <table:table-cell table:number-columns-repeated="3"/>
          <table:table-cell table:formula="of:=HIPANGLE( [.L$37]; [.M$36]; [.$A201]; [.L$30]; [.L$29]; [.L$27]; [.L$28] )" office:value-type="float" office:value="60.9798111603655" calcext:value-type="float">
            <text:p>60.98</text:p>
          </table:table-cell>
          <table:table-cell table:formula="of:=( [.K201] - [.K200] ) / ( 60 / [.$B$2] / 360 )" office:value-type="float" office:value="145.503532474987" calcext:value-type="float">
            <text:p>145.50</text:p>
          </table:table-cell>
          <table:table-cell table:formula="of:=( [.L201] - [.L200] ) / ( 60 / [.$B$2] / 360 )" office:value-type="float" office:value="-1641.31145952357" calcext:value-type="float">
            <text:p>-1,641.31</text:p>
          </table:table-cell>
          <table:table-cell table:formula="of:=KNEEANGLE( [.L$37]; [.M$36]; [.$A201]; [.L$30]; [.L$29]; [.L$27]; [.K201] )" office:value-type="float" office:value="143.323029888556" calcext:value-type="float">
            <text:p>143.32</text:p>
          </table:table-cell>
          <table:table-cell table:formula="of:=( [.N201] - [.N200] ) / ( 60 / [.$B$2] / 360 )" office:value-type="float" office:value="95.5366786518667" calcext:value-type="float">
            <text:p>95.54</text:p>
          </table:table-cell>
          <table:table-cell table:formula="of:=( [.O201] - [.O200] ) / ( 60 / [.$B$2] / 360 )" office:value-type="float" office:value="-3297.02311967459" calcext:value-type="float">
            <text:p>-3,297.02</text:p>
          </table:table-cell>
          <table:table-cell table:number-columns-repeated="15"/>
        </table:table-row>
        <table:table-row table:style-name="ro1">
          <table:table-cell office:value-type="float" office:value="162" calcext:value-type="float">
            <text:p>162.00</text:p>
          </table:table-cell>
          <table:table-cell table:formula="of:=HIPANGLE( [.B$37]; [.C$36]; [.$A202]; [.B$30]; [.B$29]; [.B$27]; [.B$28] )" office:value-type="float" office:value="62.0222523036472" calcext:value-type="float">
            <text:p>62.02</text:p>
          </table:table-cell>
          <table:table-cell table:formula="of:=( [.B202] - [.B201] ) / ( 60 / [.$B$2] / 360 )" office:value-type="float" office:value="147.486683760454" calcext:value-type="float">
            <text:p>147.49</text:p>
          </table:table-cell>
          <table:table-cell table:formula="of:=( [.C202] - [.C201] ) / ( 60 / [.$B$2] / 360 )" office:value-type="float" office:value="-1572.75679405277" calcext:value-type="float">
            <text:p>-1,572.76</text:p>
          </table:table-cell>
          <table:table-cell table:formula="of:=KNEEANGLE( [.B$37]; [.C$36]; [.$A202]; [.B$30]; [.B$29]; [.B$27]; [.B202] )" office:value-type="float" office:value="142.151854699438" calcext:value-type="float">
            <text:p>142.15</text:p>
          </table:table-cell>
          <table:table-cell table:formula="of:=( [.E202] - [.E201] ) / ( 60 / [.$B$2] / 360 )" office:value-type="float" office:value="99.0441021534934" calcext:value-type="float">
            <text:p>99.04</text:p>
          </table:table-cell>
          <table:table-cell table:formula="of:=( [.F202] - [.F201] ) / ( 60 / [.$B$2] / 360 )" office:value-type="float" office:value="-3173.89942292039" calcext:value-type="float">
            <text:p>-3,173.90</text:p>
          </table:table-cell>
          <table:table-cell table:number-columns-repeated="3"/>
          <table:table-cell table:formula="of:=HIPANGLE( [.L$37]; [.M$36]; [.$A202]; [.L$30]; [.L$29]; [.L$27]; [.L$28] )" office:value-type="float" office:value="61.2948592684848" calcext:value-type="float">
            <text:p>61.29</text:p>
          </table:table-cell>
          <table:table-cell table:formula="of:=( [.K202] - [.K201] ) / ( 60 / [.$B$2] / 360 )" office:value-type="float" office:value="141.771648653691" calcext:value-type="float">
            <text:p>141.77</text:p>
          </table:table-cell>
          <table:table-cell table:formula="of:=( [.L202] - [.L201] ) / ( 60 / [.$B$2] / 360 )" office:value-type="float" office:value="-1679.34771958294" calcext:value-type="float">
            <text:p>-1,679.35</text:p>
          </table:table-cell>
          <table:table-cell table:formula="of:=KNEEANGLE( [.L$37]; [.M$36]; [.$A202]; [.L$30]; [.L$29]; [.L$27]; [.K202] )" office:value-type="float" office:value="143.518746051673" calcext:value-type="float">
            <text:p>143.52</text:p>
          </table:table-cell>
          <table:table-cell table:formula="of:=( [.N202] - [.N201] ) / ( 60 / [.$B$2] / 360 )" office:value-type="float" office:value="88.0722734024701" calcext:value-type="float">
            <text:p>88.07</text:p>
          </table:table-cell>
          <table:table-cell table:formula="of:=( [.O202] - [.O201] ) / ( 60 / [.$B$2] / 360 )" office:value-type="float" office:value="-3358.98236222846" calcext:value-type="float">
            <text:p>-3,358.98</text:p>
          </table:table-cell>
          <table:table-cell table:number-columns-repeated="15"/>
        </table:table-row>
        <table:table-row table:style-name="ro1">
          <table:table-cell office:value-type="float" office:value="163" calcext:value-type="float">
            <text:p>163.00</text:p>
          </table:table-cell>
          <table:table-cell table:formula="of:=HIPANGLE( [.B$37]; [.C$36]; [.$A203]; [.B$30]; [.B$29]; [.B$27]; [.B$28] )" office:value-type="float" office:value="62.3420503267039" calcext:value-type="float">
            <text:p>62.34</text:p>
          </table:table-cell>
          <table:table-cell table:formula="of:=( [.B203] - [.B202] ) / ( 60 / [.$B$2] / 360 )" office:value-type="float" office:value="143.909110375524" calcext:value-type="float">
            <text:p>143.91</text:p>
          </table:table-cell>
          <table:table-cell table:formula="of:=( [.C203] - [.C202] ) / ( 60 / [.$B$2] / 360 )" office:value-type="float" office:value="-1609.90802321876" calcext:value-type="float">
            <text:p>-1,609.91</text:p>
          </table:table-cell>
          <table:table-cell table:formula="of:=KNEEANGLE( [.B$37]; [.C$36]; [.$A203]; [.B$30]; [.B$29]; [.B$27]; [.B203] )" office:value-type="float" office:value="142.355981720697" calcext:value-type="float">
            <text:p>142.36</text:p>
          </table:table-cell>
          <table:table-cell table:formula="of:=( [.E203] - [.E202] ) / ( 60 / [.$B$2] / 360 )" office:value-type="float" office:value="91.8571595663252" calcext:value-type="float">
            <text:p>91.86</text:p>
          </table:table-cell>
          <table:table-cell table:formula="of:=( [.F203] - [.F202] ) / ( 60 / [.$B$2] / 360 )" office:value-type="float" office:value="-3234.1241642257" calcext:value-type="float">
            <text:p>-3,234.12</text:p>
          </table:table-cell>
          <table:table-cell table:number-columns-repeated="3"/>
          <table:table-cell table:formula="of:=HIPANGLE( [.L$37]; [.M$36]; [.$A203]; [.L$30]; [.L$29]; [.L$27]; [.L$28] )" office:value-type="float" office:value="61.6014357076579" calcext:value-type="float">
            <text:p>61.60</text:p>
          </table:table-cell>
          <table:table-cell table:formula="of:=( [.K203] - [.K202] ) / ( 60 / [.$B$2] / 360 )" office:value-type="float" office:value="137.959397627895" calcext:value-type="float">
            <text:p>137.96</text:p>
          </table:table-cell>
          <table:table-cell table:formula="of:=( [.L203] - [.L202] ) / ( 60 / [.$B$2] / 360 )" office:value-type="float" office:value="-1715.51296160835" calcext:value-type="float">
            <text:p>-1,715.51</text:p>
          </table:table-cell>
          <table:table-cell table:formula="of:=KNEEANGLE( [.L$37]; [.M$36]; [.$A203]; [.L$30]; [.L$29]; [.L$27]; [.K203] )" office:value-type="float" office:value="143.697586401673" calcext:value-type="float">
            <text:p>143.70</text:p>
          </table:table-cell>
          <table:table-cell table:formula="of:=( [.N203] - [.N202] ) / ( 60 / [.$B$2] / 360 )" office:value-type="float" office:value="80.4781575002309" calcext:value-type="float">
            <text:p>80.48</text:p>
          </table:table-cell>
          <table:table-cell table:formula="of:=( [.O203] - [.O202] ) / ( 60 / [.$B$2] / 360 )" office:value-type="float" office:value="-3417.35215600764" calcext:value-type="float">
            <text:p>-3,417.35</text:p>
          </table:table-cell>
          <table:table-cell table:number-columns-repeated="15"/>
        </table:table-row>
        <table:table-row table:style-name="ro1">
          <table:table-cell office:value-type="float" office:value="164" calcext:value-type="float">
            <text:p>164.00</text:p>
          </table:table-cell>
          <table:table-cell table:formula="of:=HIPANGLE( [.B$37]; [.C$36]; [.$A204]; [.B$30]; [.B$29]; [.B$27]; [.B$28] )" office:value-type="float" office:value="62.6537228221434" calcext:value-type="float">
            <text:p>62.65</text:p>
          </table:table-cell>
          <table:table-cell table:formula="of:=( [.B204] - [.B203] ) / ( 60 / [.$B$2] / 360 )" office:value-type="float" office:value="140.252622947786" calcext:value-type="float">
            <text:p>140.25</text:p>
          </table:table-cell>
          <table:table-cell table:formula="of:=( [.C204] - [.C203] ) / ( 60 / [.$B$2] / 360 )" office:value-type="float" office:value="-1645.41934248216" calcext:value-type="float">
            <text:p>-1,645.42</text:p>
          </table:table-cell>
          <table:table-cell table:formula="of:=KNEEANGLE( [.B$37]; [.C$36]; [.$A204]; [.B$30]; [.B$29]; [.B$27]; [.B204] )" office:value-type="float" office:value="142.543855856155" calcext:value-type="float">
            <text:p>142.54</text:p>
          </table:table-cell>
          <table:table-cell table:formula="of:=( [.E204] - [.E203] ) / ( 60 / [.$B$2] / 360 )" office:value-type="float" office:value="84.5433609559862" calcext:value-type="float">
            <text:p>84.54</text:p>
          </table:table-cell>
          <table:table-cell table:formula="of:=( [.F204] - [.F203] ) / ( 60 / [.$B$2] / 360 )" office:value-type="float" office:value="-3291.20937465255" calcext:value-type="float">
            <text:p>-3,291.21</text:p>
          </table:table-cell>
          <table:table-cell table:number-columns-repeated="3"/>
          <table:table-cell table:formula="of:=HIPANGLE( [.L$37]; [.M$36]; [.$A204]; [.L$30]; [.L$29]; [.L$27]; [.L$28] )" office:value-type="float" office:value="61.8993720475661" calcext:value-type="float">
            <text:p>61.90</text:p>
          </table:table-cell>
          <table:table-cell table:formula="of:=( [.K204] - [.K203] ) / ( 60 / [.$B$2] / 360 )" office:value-type="float" office:value="134.07135295866" calcext:value-type="float">
            <text:p>134.07</text:p>
          </table:table-cell>
          <table:table-cell table:formula="of:=( [.L204] - [.L203] ) / ( 60 / [.$B$2] / 360 )" office:value-type="float" office:value="-1749.62010115557" calcext:value-type="float">
            <text:p>-1,749.62</text:p>
          </table:table-cell>
          <table:table-cell table:formula="of:=KNEEANGLE( [.L$37]; [.M$36]; [.$A204]; [.L$30]; [.L$29]; [.L$27]; [.K204] )" office:value-type="float" office:value="143.859282221831" calcext:value-type="float">
            <text:p>143.86</text:p>
          </table:table-cell>
          <table:table-cell table:formula="of:=( [.N204] - [.N203] ) / ( 60 / [.$B$2] / 360 )" office:value-type="float" office:value="72.7631190710369" calcext:value-type="float">
            <text:p>72.76</text:p>
          </table:table-cell>
          <table:table-cell table:formula="of:=( [.O204] - [.O203] ) / ( 60 / [.$B$2] / 360 )" office:value-type="float" office:value="-3471.7672931373" calcext:value-type="float">
            <text:p>-3,471.77</text:p>
          </table:table-cell>
          <table:table-cell table:number-columns-repeated="15"/>
        </table:table-row>
        <table:table-row table:style-name="ro1">
          <table:table-cell office:value-type="float" office:value="165" calcext:value-type="float">
            <text:p>165.00</text:p>
          </table:table-cell>
          <table:table-cell table:formula="of:=HIPANGLE( [.B$37]; [.C$36]; [.$A205]; [.B$30]; [.B$29]; [.B$27]; [.B$28] )" office:value-type="float" office:value="62.9571033583977" calcext:value-type="float">
            <text:p>62.96</text:p>
          </table:table-cell>
          <table:table-cell table:formula="of:=( [.B205] - [.B204] ) / ( 60 / [.$B$2] / 360 )" office:value-type="float" office:value="136.521241314433" calcext:value-type="float">
            <text:p>136.52</text:p>
          </table:table-cell>
          <table:table-cell table:formula="of:=( [.C205] - [.C204] ) / ( 60 / [.$B$2] / 360 )" office:value-type="float" office:value="-1679.12173500884" calcext:value-type="float">
            <text:p>-1,679.12</text:p>
          </table:table-cell>
          <table:table-cell table:formula="of:=KNEEANGLE( [.B$37]; [.C$36]; [.$A205]; [.B$30]; [.B$29]; [.B$27]; [.B205] )" office:value-type="float" office:value="142.715212338731" calcext:value-type="float">
            <text:p>142.72</text:p>
          </table:table-cell>
          <table:table-cell table:formula="of:=( [.E205] - [.E204] ) / ( 60 / [.$B$2] / 360 )" office:value-type="float" office:value="77.1104171594118" calcext:value-type="float">
            <text:p>77.11</text:p>
          </table:table-cell>
          <table:table-cell table:formula="of:=( [.F205] - [.F204] ) / ( 60 / [.$B$2] / 360 )" office:value-type="float" office:value="-3344.82470845849" calcext:value-type="float">
            <text:p>-3,344.82</text:p>
          </table:table-cell>
          <table:table-cell table:number-columns-repeated="3"/>
          <table:table-cell table:formula="of:=HIPANGLE( [.L$37]; [.M$36]; [.$A205]; [.L$30]; [.L$29]; [.L$27]; [.L$28] )" office:value-type="float" office:value="62.1885109149878" calcext:value-type="float">
            <text:p>62.19</text:p>
          </table:table-cell>
          <table:table-cell table:formula="of:=( [.K205] - [.K204] ) / ( 60 / [.$B$2] / 360 )" office:value-type="float" office:value="130.112490339771" calcext:value-type="float">
            <text:p>130.11</text:p>
          </table:table-cell>
          <table:table-cell table:formula="of:=( [.L205] - [.L204] ) / ( 60 / [.$B$2] / 360 )" office:value-type="float" office:value="-1781.48817850026" calcext:value-type="float">
            <text:p>-1,781.49</text:p>
          </table:table-cell>
          <table:table-cell table:formula="of:=KNEEANGLE( [.L$37]; [.M$36]; [.$A205]; [.L$30]; [.L$29]; [.L$27]; [.K205] )" office:value-type="float" office:value="144.003586069518" calcext:value-type="float">
            <text:p>144.00</text:p>
          </table:table-cell>
          <table:table-cell table:formula="of:=( [.N205] - [.N204] ) / ( 60 / [.$B$2] / 360 )" office:value-type="float" office:value="64.9367314591174" calcext:value-type="float">
            <text:p>64.94</text:p>
          </table:table-cell>
          <table:table-cell table:formula="of:=( [.O205] - [.O204] ) / ( 60 / [.$B$2] / 360 )" office:value-type="float" office:value="-3521.87442536376" calcext:value-type="float">
            <text:p>-3,521.87</text:p>
          </table:table-cell>
          <table:table-cell table:number-columns-repeated="15"/>
        </table:table-row>
        <table:table-row table:style-name="ro1">
          <table:table-cell office:value-type="float" office:value="166" calcext:value-type="float">
            <text:p>166.00</text:p>
          </table:table-cell>
          <table:table-cell table:formula="of:=HIPANGLE( [.B$37]; [.C$36]; [.$A206]; [.B$30]; [.B$29]; [.B$27]; [.B$28] )" office:value-type="float" office:value="63.2520352509792" calcext:value-type="float">
            <text:p>63.25</text:p>
          </table:table-cell>
          <table:table-cell table:formula="of:=( [.B206] - [.B205] ) / ( 60 / [.$B$2] / 360 )" office:value-type="float" office:value="132.71935166165" calcext:value-type="float">
            <text:p>132.72</text:p>
          </table:table-cell>
          <table:table-cell table:formula="of:=( [.C206] - [.C205] ) / ( 60 / [.$B$2] / 360 )" office:value-type="float" office:value="-1710.85034375206" calcext:value-type="float">
            <text:p>-1,710.85</text:p>
          </table:table-cell>
          <table:table-cell table:formula="of:=KNEEANGLE( [.B$37]; [.C$36]; [.$A206]; [.B$30]; [.B$29]; [.B$27]; [.B206] )" office:value-type="float" office:value="142.869805128055" calcext:value-type="float">
            <text:p>142.87</text:p>
          </table:table-cell>
          <table:table-cell table:formula="of:=( [.E206] - [.E205] ) / ( 60 / [.$B$2] / 360 )" office:value-type="float" office:value="69.5667551957229" calcext:value-type="float">
            <text:p>69.57</text:p>
          </table:table-cell>
          <table:table-cell table:formula="of:=( [.F206] - [.F205] ) / ( 60 / [.$B$2] / 360 )" office:value-type="float" office:value="-3394.64788366001" calcext:value-type="float">
            <text:p>-3,394.65</text:p>
          </table:table-cell>
          <table:table-cell table:number-columns-repeated="3"/>
          <table:table-cell table:formula="of:=HIPANGLE( [.L$37]; [.M$36]; [.$A206]; [.L$30]; [.L$29]; [.L$27]; [.L$28] )" office:value-type="float" office:value="62.4687068443687" calcext:value-type="float">
            <text:p>62.47</text:p>
          </table:table-cell>
          <table:table-cell table:formula="of:=( [.K206] - [.K205] ) / ( 60 / [.$B$2] / 360 )" office:value-type="float" office:value="126.088168221403" calcext:value-type="float">
            <text:p>126.09</text:p>
          </table:table-cell>
          <table:table-cell table:formula="of:=( [.L206] - [.L205] ) / ( 60 / [.$B$2] / 360 )" office:value-type="float" office:value="-1810.94495326558" calcext:value-type="float">
            <text:p>-1,810.94</text:p>
          </table:table-cell>
          <table:table-cell table:formula="of:=KNEEANGLE( [.L$37]; [.M$36]; [.$A206]; [.L$30]; [.L$29]; [.L$27]; [.K206] )" office:value-type="float" office:value="144.130273437824" calcext:value-type="float">
            <text:p>144.13</text:p>
          </table:table-cell>
          <table:table-cell table:formula="of:=( [.N206] - [.N205] ) / ( 60 / [.$B$2] / 360 )" office:value-type="float" office:value="57.0093157379915" calcext:value-type="float">
            <text:p>57.01</text:p>
          </table:table-cell>
          <table:table-cell table:formula="of:=( [.O206] - [.O205] ) / ( 60 / [.$B$2] / 360 )" office:value-type="float" office:value="-3567.33707450665" calcext:value-type="float">
            <text:p>-3,567.34</text:p>
          </table:table-cell>
          <table:table-cell table:number-columns-repeated="15"/>
        </table:table-row>
        <table:table-row table:style-name="ro1">
          <table:table-cell office:value-type="float" office:value="167" calcext:value-type="float">
            <text:p>167.00</text:p>
          </table:table-cell>
          <table:table-cell table:formula="of:=HIPANGLE( [.B$37]; [.C$36]; [.$A207]; [.B$30]; [.B$29]; [.B$27]; [.B$28] )" office:value-type="float" office:value="63.538372345333" calcext:value-type="float">
            <text:p>63.54</text:p>
          </table:table-cell>
          <table:table-cell table:formula="of:=( [.B207] - [.B206] ) / ( 60 / [.$B$2] / 360 )" office:value-type="float" office:value="128.851692459234" calcext:value-type="float">
            <text:p>128.85</text:p>
          </table:table-cell>
          <table:table-cell table:formula="of:=( [.C207] - [.C206] ) / ( 60 / [.$B$2] / 360 )" office:value-type="float" office:value="-1740.4466410872" calcext:value-type="float">
            <text:p>-1,740.45</text:p>
          </table:table-cell>
          <table:table-cell table:formula="of:=KNEEANGLE( [.B$37]; [.C$36]; [.$A207]; [.B$30]; [.B$29]; [.B$27]; [.B207] )" office:value-type="float" office:value="143.007408441466" calcext:value-type="float">
            <text:p>143.01</text:p>
          </table:table-cell>
          <table:table-cell table:formula="of:=( [.E207] - [.E206] ) / ( 60 / [.$B$2] / 360 )" office:value-type="float" office:value="61.9214910348248" calcext:value-type="float">
            <text:p>61.92</text:p>
          </table:table-cell>
          <table:table-cell table:formula="of:=( [.F207] - [.F206] ) / ( 60 / [.$B$2] / 360 )" office:value-type="float" office:value="-3440.36887240414" calcext:value-type="float">
            <text:p>-3,440.37</text:p>
          </table:table-cell>
          <table:table-cell table:number-columns-repeated="3"/>
          <table:table-cell table:formula="of:=HIPANGLE( [.L$37]; [.M$36]; [.$A207]; [.L$30]; [.L$29]; [.L$27]; [.L$28] )" office:value-type="float" office:value="62.7398270724867" calcext:value-type="float">
            <text:p>62.74</text:p>
          </table:table-cell>
          <table:table-cell table:formula="of:=( [.K207] - [.K206] ) / ( 60 / [.$B$2] / 360 )" office:value-type="float" office:value="122.004102653104" calcext:value-type="float">
            <text:p>122.00</text:p>
          </table:table-cell>
          <table:table-cell table:formula="of:=( [.L207] - [.L206] ) / ( 60 / [.$B$2] / 360 )" office:value-type="float" office:value="-1837.82950573463" calcext:value-type="float">
            <text:p>-1,837.83</text:p>
          </table:table-cell>
          <table:table-cell table:formula="of:=KNEEANGLE( [.L$37]; [.M$36]; [.$A207]; [.L$30]; [.L$29]; [.L$27]; [.K207] )" office:value-type="float" office:value="144.239144309062" calcext:value-type="float">
            <text:p>144.24</text:p>
          </table:table-cell>
          <table:table-cell table:formula="of:=( [.N207] - [.N206] ) / ( 60 / [.$B$2] / 360 )" office:value-type="float" office:value="48.9918920569963" calcext:value-type="float">
            <text:p>48.99</text:p>
          </table:table-cell>
          <table:table-cell table:formula="of:=( [.O207] - [.O206] ) / ( 60 / [.$B$2] / 360 )" office:value-type="float" office:value="-3607.84065644786" calcext:value-type="float">
            <text:p>-3,607.84</text:p>
          </table:table-cell>
          <table:table-cell table:number-columns-repeated="15"/>
        </table:table-row>
        <table:table-row table:style-name="ro1">
          <table:table-cell office:value-type="float" office:value="168" calcext:value-type="float">
            <text:p>168.00</text:p>
          </table:table-cell>
          <table:table-cell table:formula="of:=HIPANGLE( [.B$37]; [.C$36]; [.$A208]; [.B$30]; [.B$29]; [.B$27]; [.B$28] )" office:value-type="float" office:value="63.8159797575548" calcext:value-type="float">
            <text:p>63.82</text:p>
          </table:table-cell>
          <table:table-cell table:formula="of:=( [.B208] - [.B207] ) / ( 60 / [.$B$2] / 360 )" office:value-type="float" office:value="124.923335499777" calcext:value-type="float">
            <text:p>124.92</text:p>
          </table:table-cell>
          <table:table-cell table:formula="of:=( [.C208] - [.C207] ) / ( 60 / [.$B$2] / 360 )" office:value-type="float" office:value="-1767.76063175581" calcext:value-type="float">
            <text:p>-1,767.76</text:p>
          </table:table-cell>
          <table:table-cell table:formula="of:=KNEEANGLE( [.B$37]; [.C$36]; [.$A208]; [.B$30]; [.B$29]; [.B$27]; [.B208] )" office:value-type="float" office:value="143.127818203493" calcext:value-type="float">
            <text:p>143.13</text:p>
          </table:table-cell>
          <table:table-cell table:formula="of:=( [.E208] - [.E207] ) / ( 60 / [.$B$2] / 360 )" office:value-type="float" office:value="54.184392912282" calcext:value-type="float">
            <text:p>54.18</text:p>
          </table:table-cell>
          <table:table-cell table:formula="of:=( [.F208] - [.F207] ) / ( 60 / [.$B$2] / 360 )" office:value-type="float" office:value="-3481.69415514427" calcext:value-type="float">
            <text:p>-3,481.69</text:p>
          </table:table-cell>
          <table:table-cell table:number-columns-repeated="3"/>
          <table:table-cell table:formula="of:=HIPANGLE( [.L$37]; [.M$36]; [.$A208]; [.L$30]; [.L$29]; [.L$27]; [.L$28] )" office:value-type="float" office:value="63.0017522646501" calcext:value-type="float">
            <text:p>63.00</text:p>
          </table:table-cell>
          <table:table-cell table:formula="of:=( [.K208] - [.K207] ) / ( 60 / [.$B$2] / 360 )" office:value-type="float" office:value="117.866336473525" calcext:value-type="float">
            <text:p>117.87</text:p>
          </table:table-cell>
          <table:table-cell table:formula="of:=( [.L208] - [.L207] ) / ( 60 / [.$B$2] / 360 )" office:value-type="float" office:value="-1861.99478081033" calcext:value-type="float">
            <text:p>-1,861.99</text:p>
          </table:table-cell>
          <table:table-cell table:formula="of:=KNEEANGLE( [.L$37]; [.M$36]; [.$A208]; [.L$30]; [.L$29]; [.L$27]; [.K208] )" office:value-type="float" office:value="144.330024575886" calcext:value-type="float">
            <text:p>144.33</text:p>
          </table:table-cell>
          <table:table-cell table:formula="of:=( [.N208] - [.N207] ) / ( 60 / [.$B$2] / 360 )" office:value-type="float" office:value="40.8961200708518" calcext:value-type="float">
            <text:p>40.90</text:p>
          </table:table-cell>
          <table:table-cell table:formula="of:=( [.O208] - [.O207] ) / ( 60 / [.$B$2] / 360 )" office:value-type="float" office:value="-3643.09739376502" calcext:value-type="float">
            <text:p>-3,643.10</text:p>
          </table:table-cell>
          <table:table-cell table:number-columns-repeated="15"/>
        </table:table-row>
        <table:table-row table:style-name="ro1">
          <table:table-cell office:value-type="float" office:value="169" calcext:value-type="float">
            <text:p>169.00</text:p>
          </table:table-cell>
          <table:table-cell table:formula="of:=HIPANGLE( [.B$37]; [.C$36]; [.$A209]; [.B$30]; [.B$29]; [.B$27]; [.B$28] )" office:value-type="float" office:value="64.0847345621738" calcext:value-type="float">
            <text:p>64.08</text:p>
          </table:table-cell>
          <table:table-cell table:formula="of:=( [.B209] - [.B208] ) / ( 60 / [.$B$2] / 360 )" office:value-type="float" office:value="120.939662078585" calcext:value-type="float">
            <text:p>120.94</text:p>
          </table:table-cell>
          <table:table-cell table:formula="of:=( [.C209] - [.C208] ) / ( 60 / [.$B$2] / 360 )" office:value-type="float" office:value="-1792.65303953628" calcext:value-type="float">
            <text:p>-1,792.65</text:p>
          </table:table-cell>
          <table:table-cell table:formula="of:=KNEEANGLE( [.B$37]; [.C$36]; [.$A209]; [.B$30]; [.B$29]; [.B$27]; [.B209] )" office:value-type="float" office:value="143.230853392959" calcext:value-type="float">
            <text:p>143.23</text:p>
          </table:table-cell>
          <table:table-cell table:formula="of:=( [.E209] - [.E208] ) / ( 60 / [.$B$2] / 360 )" office:value-type="float" office:value="46.3658352596482" calcext:value-type="float">
            <text:p>46.37</text:p>
          </table:table-cell>
          <table:table-cell table:formula="of:=( [.F209] - [.F208] ) / ( 60 / [.$B$2] / 360 )" office:value-type="float" office:value="-3518.35094368518" calcext:value-type="float">
            <text:p>-3,518.35</text:p>
          </table:table-cell>
          <table:table-cell table:number-columns-repeated="3"/>
          <table:table-cell table:formula="of:=HIPANGLE( [.L$37]; [.M$36]; [.$A209]; [.L$30]; [.L$29]; [.L$27]; [.L$28] )" office:value-type="float" office:value="63.2543771604802" calcext:value-type="float">
            <text:p>63.25</text:p>
          </table:table-cell>
          <table:table-cell table:formula="of:=( [.K209] - [.K208] ) / ( 60 / [.$B$2] / 360 )" office:value-type="float" office:value="113.681203123543" calcext:value-type="float">
            <text:p>113.68</text:p>
          </table:table-cell>
          <table:table-cell table:formula="of:=( [.L209] - [.L208] ) / ( 60 / [.$B$2] / 360 )" office:value-type="float" office:value="-1883.31000749194" calcext:value-type="float">
            <text:p>-1,883.31</text:p>
          </table:table-cell>
          <table:table-cell table:formula="of:=KNEEANGLE( [.L$37]; [.M$36]; [.$A209]; [.L$30]; [.L$29]; [.L$27]; [.K209] )" office:value-type="float" office:value="144.402767306967" calcext:value-type="float">
            <text:p>144.40</text:p>
          </table:table-cell>
          <table:table-cell table:formula="of:=( [.N209] - [.N208] ) / ( 60 / [.$B$2] / 360 )" office:value-type="float" office:value="32.7342289861718" calcext:value-type="float">
            <text:p>32.73</text:p>
          </table:table-cell>
          <table:table-cell table:formula="of:=( [.O209] - [.O208] ) / ( 60 / [.$B$2] / 360 )" office:value-type="float" office:value="-3672.85098810598" calcext:value-type="float">
            <text:p>-3,672.85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.00</text:p>
          </table:table-cell>
          <table:table-cell table:formula="of:=HIPANGLE( [.B$37]; [.C$36]; [.$A210]; [.B$30]; [.B$29]; [.B$27]; [.B$28] )" office:value-type="float" office:value="64.3445264165424" calcext:value-type="float">
            <text:p>64.34</text:p>
          </table:table-cell>
          <table:table-cell table:formula="of:=( [.B210] - [.B209] ) / ( 60 / [.$B$2] / 360 )" office:value-type="float" office:value="116.906334465845" calcext:value-type="float">
            <text:p>116.91</text:p>
          </table:table-cell>
          <table:table-cell table:formula="of:=( [.C210] - [.C209] ) / ( 60 / [.$B$2] / 360 )" office:value-type="float" office:value="-1814.99742573326" calcext:value-type="float">
            <text:p>-1,815.00</text:p>
          </table:table-cell>
          <table:table-cell table:formula="of:=KNEEANGLE( [.B$37]; [.C$36]; [.$A210]; [.B$30]; [.B$29]; [.B$27]; [.B210] )" office:value-type="float" office:value="143.316357267501" calcext:value-type="float">
            <text:p>143.32</text:p>
          </table:table-cell>
          <table:table-cell table:formula="of:=( [.E210] - [.E209] ) / ( 60 / [.$B$2] / 360 )" office:value-type="float" office:value="38.4767435438803" calcext:value-type="float">
            <text:p>38.48</text:p>
          </table:table-cell>
          <table:table-cell table:formula="of:=( [.F210] - [.F209] ) / ( 60 / [.$B$2] / 360 )" office:value-type="float" office:value="-3550.09127209556" calcext:value-type="float">
            <text:p>-3,550.09</text:p>
          </table:table-cell>
          <table:table-cell table:number-columns-repeated="3"/>
          <table:table-cell table:formula="of:=HIPANGLE( [.L$37]; [.M$36]; [.$A210]; [.L$30]; [.L$29]; [.L$27]; [.L$28] )" office:value-type="float" office:value="63.4976111282797" calcext:value-type="float">
            <text:p>63.50</text:p>
          </table:table-cell>
          <table:table-cell table:formula="of:=( [.K210] - [.K209] ) / ( 60 / [.$B$2] / 360 )" office:value-type="float" office:value="109.455285509806" calcext:value-type="float">
            <text:p>109.46</text:p>
          </table:table-cell>
          <table:table-cell table:formula="of:=( [.L210] - [.L209] ) / ( 60 / [.$B$2] / 360 )" office:value-type="float" office:value="-1901.66292618169" calcext:value-type="float">
            <text:p>-1,901.66</text:p>
          </table:table-cell>
          <table:table-cell table:formula="of:=KNEEANGLE( [.L$37]; [.M$36]; [.$A210]; [.L$30]; [.L$29]; [.L$27]; [.K210] )" office:value-type="float" office:value="144.457253835967" calcext:value-type="float">
            <text:p>144.46</text:p>
          </table:table-cell>
          <table:table-cell table:formula="of:=( [.N210] - [.N209] ) / ( 60 / [.$B$2] / 360 )" office:value-type="float" office:value="24.5189380503078" calcext:value-type="float">
            <text:p>24.52</text:p>
          </table:table-cell>
          <table:table-cell table:formula="of:=( [.O210] - [.O209] ) / ( 60 / [.$B$2] / 360 )" office:value-type="float" office:value="-3696.88092113883" calcext:value-type="float">
            <text:p>-3,696.88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.00</text:p>
          </table:table-cell>
          <table:table-cell table:formula="of:=HIPANGLE( [.B$37]; [.C$36]; [.$A211]; [.B$30]; [.B$29]; [.B$27]; [.B$28] )" office:value-type="float" office:value="64.5952581119753" calcext:value-type="float">
            <text:p>64.60</text:p>
          </table:table-cell>
          <table:table-cell table:formula="of:=( [.B211] - [.B210] ) / ( 60 / [.$B$2] / 360 )" office:value-type="float" office:value="112.82926294482" calcext:value-type="float">
            <text:p>112.83</text:p>
          </table:table-cell>
          <table:table-cell table:formula="of:=( [.C211] - [.C210] ) / ( 60 / [.$B$2] / 360 )" office:value-type="float" office:value="-1834.68218446127" calcext:value-type="float">
            <text:p>-1,834.68</text:p>
          </table:table-cell>
          <table:table-cell table:formula="of:=KNEEANGLE( [.B$37]; [.C$36]; [.$A211]; [.B$30]; [.B$29]; [.B$27]; [.B211] )" office:value-type="float" office:value="143.384198446488" calcext:value-type="float">
            <text:p>143.38</text:p>
          </table:table-cell>
          <table:table-cell table:formula="of:=( [.E211] - [.E210] ) / ( 60 / [.$B$2] / 360 )" office:value-type="float" office:value="30.5285305442695" calcext:value-type="float">
            <text:p>30.53</text:p>
          </table:table-cell>
          <table:table-cell table:formula="of:=( [.F211] - [.F210] ) / ( 60 / [.$B$2] / 360 )" office:value-type="float" office:value="-3576.69584982489" calcext:value-type="float">
            <text:p>-3,576.70</text:p>
          </table:table-cell>
          <table:table-cell table:number-columns-repeated="3"/>
          <table:table-cell table:formula="of:=HIPANGLE( [.L$37]; [.M$36]; [.$A211]; [.L$30]; [.L$29]; [.L$27]; [.L$28] )" office:value-type="float" office:value="63.731378618259" calcext:value-type="float">
            <text:p>63.73</text:p>
          </table:table-cell>
          <table:table-cell table:formula="of:=( [.K211] - [.K210] ) / ( 60 / [.$B$2] / 360 )" office:value-type="float" office:value="105.195370490653" calcext:value-type="float">
            <text:p>105.20</text:p>
          </table:table-cell>
          <table:table-cell table:formula="of:=( [.L211] - [.L210] ) / ( 60 / [.$B$2] / 360 )" office:value-type="float" office:value="-1916.96175861875" calcext:value-type="float">
            <text:p>-1,916.96</text:p>
          </table:table-cell>
          <table:table-cell table:formula="of:=KNEEANGLE( [.L$37]; [.M$36]; [.$A211]; [.L$30]; [.L$29]; [.L$27]; [.K211] )" office:value-type="float" office:value="144.493394655051" calcext:value-type="float">
            <text:p>144.49</text:p>
          </table:table-cell>
          <table:table-cell table:formula="of:=( [.N211] - [.N210] ) / ( 60 / [.$B$2] / 360 )" office:value-type="float" office:value="16.263368587498" calcext:value-type="float">
            <text:p>16.26</text:p>
          </table:table-cell>
          <table:table-cell table:formula="of:=( [.O211] - [.O210] ) / ( 60 / [.$B$2] / 360 )" office:value-type="float" office:value="-3715.00625826442" calcext:value-type="float">
            <text:p>-3,715.01</text:p>
          </table:table-cell>
          <table:table-cell table:number-columns-repeated="15"/>
        </table:table-row>
        <table:table-row table:style-name="ro1">
          <table:table-cell office:value-type="float" office:value="172" calcext:value-type="float">
            <text:p>172.00</text:p>
          </table:table-cell>
          <table:table-cell table:formula="of:=HIPANGLE( [.B$37]; [.C$36]; [.$A212]; [.B$30]; [.B$29]; [.B$27]; [.B$28] )" office:value-type="float" office:value="64.8368460426586" calcext:value-type="float">
            <text:p>64.84</text:p>
          </table:table-cell>
          <table:table-cell table:formula="of:=( [.B212] - [.B211] ) / ( 60 / [.$B$2] / 360 )" office:value-type="float" office:value="108.71456880747" calcext:value-type="float">
            <text:p>108.71</text:p>
          </table:table-cell>
          <table:table-cell table:formula="of:=( [.C212] - [.C211] ) / ( 60 / [.$B$2] / 360 )" office:value-type="float" office:value="-1851.6123618074" calcext:value-type="float">
            <text:p>-1,851.61</text:p>
          </table:table-cell>
          <table:table-cell table:formula="of:=KNEEANGLE( [.B$37]; [.C$36]; [.$A212]; [.B$30]; [.B$29]; [.B$27]; [.B212] )" office:value-type="float" office:value="143.434271834985" calcext:value-type="float">
            <text:p>143.43</text:p>
          </table:table-cell>
          <table:table-cell table:formula="of:=( [.E212] - [.E211] ) / ( 60 / [.$B$2] / 360 )" office:value-type="float" office:value="22.5330248234442" calcext:value-type="float">
            <text:p>22.53</text:p>
          </table:table-cell>
          <table:table-cell table:formula="of:=( [.F212] - [.F211] ) / ( 60 / [.$B$2] / 360 )" office:value-type="float" office:value="-3597.97757437136" calcext:value-type="float">
            <text:p>-3,597.98</text:p>
          </table:table-cell>
          <table:table-cell table:number-columns-repeated="3"/>
          <table:table-cell table:formula="of:=HIPANGLE( [.L$37]; [.M$36]; [.$A212]; [.L$30]; [.L$29]; [.L$27]; [.L$28] )" office:value-type="float" office:value="63.9556195064571" calcext:value-type="float">
            <text:p>63.96</text:p>
          </table:table-cell>
          <table:table-cell table:formula="of:=( [.K212] - [.K211] ) / ( 60 / [.$B$2] / 360 )" office:value-type="float" office:value="100.908399689156" calcext:value-type="float">
            <text:p>100.91</text:p>
          </table:table-cell>
          <table:table-cell table:formula="of:=( [.L212] - [.L211] ) / ( 60 / [.$B$2] / 360 )" office:value-type="float" office:value="-1929.1368606736" calcext:value-type="float">
            <text:p>-1,929.14</text:p>
          </table:table-cell>
          <table:table-cell table:formula="of:=KNEEANGLE( [.L$37]; [.M$36]; [.$A212]; [.L$30]; [.L$29]; [.L$27]; [.K212] )" office:value-type="float" office:value="144.511130097146" calcext:value-type="float">
            <text:p>144.51</text:p>
          </table:table-cell>
          <table:table-cell table:formula="of:=( [.N212] - [.N211] ) / ( 60 / [.$B$2] / 360 )" office:value-type="float" office:value="7.98094894302608" calcext:value-type="float">
            <text:p>7.98</text:p>
          </table:table-cell>
          <table:table-cell table:formula="of:=( [.O212] - [.O211] ) / ( 60 / [.$B$2] / 360 )" office:value-type="float" office:value="-3727.08884001234" calcext:value-type="float">
            <text:p>-3,727.09</text:p>
          </table:table-cell>
          <table:table-cell table:number-columns-repeated="15"/>
        </table:table-row>
        <table:table-row table:style-name="ro1">
          <table:table-cell office:value-type="float" office:value="173" calcext:value-type="float">
            <text:p>173.00</text:p>
          </table:table-cell>
          <table:table-cell table:formula="of:=HIPANGLE( [.B$37]; [.C$36]; [.$A213]; [.B$30]; [.B$29]; [.B$27]; [.B$28] )" office:value-type="float" office:value="65.0692205844654" calcext:value-type="float">
            <text:p>65.07</text:p>
          </table:table-cell>
          <table:table-cell table:formula="of:=( [.B213] - [.B212] ) / ( 60 / [.$B$2] / 360 )" office:value-type="float" office:value="104.568543813069" calcext:value-type="float">
            <text:p>104.57</text:p>
          </table:table-cell>
          <table:table-cell table:formula="of:=( [.C213] - [.C212] ) / ( 60 / [.$B$2] / 360 )" office:value-type="float" office:value="-1865.71124748042" calcext:value-type="float">
            <text:p>-1,865.71</text:p>
          </table:table-cell>
          <table:table-cell table:formula="of:=KNEEANGLE( [.B$37]; [.C$36]; [.$A213]; [.B$30]; [.B$29]; [.B$27]; [.B213] )" office:value-type="float" office:value="143.466499373583" calcext:value-type="float">
            <text:p>143.47</text:p>
          </table:table-cell>
          <table:table-cell table:formula="of:=( [.E213] - [.E212] ) / ( 60 / [.$B$2] / 360 )" office:value-type="float" office:value="14.5023923691099" calcext:value-type="float">
            <text:p>14.50</text:p>
          </table:table-cell>
          <table:table-cell table:formula="of:=( [.F213] - [.F212] ) / ( 60 / [.$B$2] / 360 )" office:value-type="float" office:value="-3613.78460445046" calcext:value-type="float">
            <text:p>-3,613.78</text:p>
          </table:table-cell>
          <table:table-cell table:number-columns-repeated="3"/>
          <table:table-cell table:formula="of:=HIPANGLE( [.L$37]; [.M$36]; [.$A213]; [.L$30]; [.L$29]; [.L$27]; [.L$28] )" office:value-type="float" office:value="64.1702893230194" calcext:value-type="float">
            <text:p>64.17</text:p>
          </table:table-cell>
          <table:table-cell table:formula="of:=( [.K213] - [.K212] ) / ( 60 / [.$B$2] / 360 )" office:value-type="float" office:value="96.6014174530379" calcext:value-type="float">
            <text:p>96.60</text:p>
          </table:table-cell>
          <table:table-cell table:formula="of:=( [.L213] - [.L212] ) / ( 60 / [.$B$2] / 360 )" office:value-type="float" office:value="-1938.14200625322" calcext:value-type="float">
            <text:p>-1,938.14</text:p>
          </table:table-cell>
          <table:table-cell table:formula="of:=KNEEANGLE( [.L$37]; [.M$36]; [.$A213]; [.L$30]; [.L$29]; [.L$27]; [.K213] )" office:value-type="float" office:value="144.510430794745" calcext:value-type="float">
            <text:p>144.51</text:p>
          </table:table-cell>
          <table:table-cell table:formula="of:=( [.N213] - [.N212] ) / ( 60 / [.$B$2] / 360 )" office:value-type="float" office:value="-0.314686080521653" calcext:value-type="float">
            <text:p>-0.31</text:p>
          </table:table-cell>
          <table:table-cell table:formula="of:=( [.O213] - [.O212] ) / ( 60 / [.$B$2] / 360 )" office:value-type="float" office:value="-3733.03576059648" calcext:value-type="float">
            <text:p>-3,733.04</text:p>
          </table:table-cell>
          <table:table-cell table:number-columns-repeated="15"/>
        </table:table-row>
        <table:table-row table:style-name="ro1">
          <table:table-cell office:value-type="float" office:value="174" calcext:value-type="float">
            <text:p>174.00</text:p>
          </table:table-cell>
          <table:table-cell table:formula="of:=HIPANGLE( [.B$37]; [.C$36]; [.$A214]; [.B$30]; [.B$29]; [.B$27]; [.B$28] )" office:value-type="float" office:value="65.29232637717" calcext:value-type="float">
            <text:p>65.29</text:p>
          </table:table-cell>
          <table:table-cell table:formula="of:=( [.B214] - [.B213] ) / ( 60 / [.$B$2] / 360 )" office:value-type="float" office:value="100.397606717051" calcext:value-type="float">
            <text:p>100.40</text:p>
          </table:table-cell>
          <table:table-cell table:formula="of:=( [.C214] - [.C213] ) / ( 60 / [.$B$2] / 360 )" office:value-type="float" office:value="-1876.92169320798" calcext:value-type="float">
            <text:p>-1,876.92</text:p>
          </table:table-cell>
          <table:table-cell table:formula="of:=KNEEANGLE( [.B$37]; [.C$36]; [.$A214]; [.B$30]; [.B$29]; [.B$27]; [.B214] )" office:value-type="float" office:value="143.480830601536" calcext:value-type="float">
            <text:p>143.48</text:p>
          </table:table-cell>
          <table:table-cell table:formula="of:=( [.E214] - [.E213] ) / ( 60 / [.$B$2] / 360 )" office:value-type="float" office:value="6.44905257903901" calcext:value-type="float">
            <text:p>6.45</text:p>
          </table:table-cell>
          <table:table-cell table:formula="of:=( [.F214] - [.F213] ) / ( 60 / [.$B$2] / 360 )" office:value-type="float" office:value="-3624.0029055319" calcext:value-type="float">
            <text:p>-3,624.00</text:p>
          </table:table-cell>
          <table:table-cell table:number-columns-repeated="3"/>
          <table:table-cell table:formula="of:=HIPANGLE( [.L$37]; [.M$36]; [.$A214]; [.L$30]; [.L$29]; [.L$27]; [.L$28] )" office:value-type="float" office:value="64.3753593605121" calcext:value-type="float">
            <text:p>64.38</text:p>
          </table:table-cell>
          <table:table-cell table:formula="of:=( [.K214] - [.K213] ) / ( 60 / [.$B$2] / 360 )" office:value-type="float" office:value="92.2815168717165" calcext:value-type="float">
            <text:p>92.28</text:p>
          </table:table-cell>
          <table:table-cell table:formula="of:=( [.L214] - [.L213] ) / ( 60 / [.$B$2] / 360 )" office:value-type="float" office:value="-1943.95526159465" calcext:value-type="float">
            <text:p>-1,943.96</text:p>
          </table:table-cell>
          <table:table-cell table:formula="of:=KNEEANGLE( [.L$37]; [.M$36]; [.$A214]; [.L$30]; [.L$29]; [.L$27]; [.K214] )" office:value-type="float" office:value="144.491297906885" calcext:value-type="float">
            <text:p>144.49</text:p>
          </table:table-cell>
          <table:table-cell table:formula="of:=( [.N214] - [.N213] ) / ( 60 / [.$B$2] / 360 )" office:value-type="float" office:value="-8.60979953690872" calcext:value-type="float">
            <text:p>-8.61</text:p>
          </table:table-cell>
          <table:table-cell table:formula="of:=( [.O214] - [.O213] ) / ( 60 / [.$B$2] / 360 )" office:value-type="float" office:value="-3732.80105537418" calcext:value-type="float">
            <text:p>-3,732.80</text:p>
          </table:table-cell>
          <table:table-cell table:number-columns-repeated="15"/>
        </table:table-row>
        <table:table-row table:style-name="ro1">
          <table:table-cell office:value-type="float" office:value="175" calcext:value-type="float">
            <text:p>175.00</text:p>
          </table:table-cell>
          <table:table-cell table:formula="of:=HIPANGLE( [.B$37]; [.C$36]; [.$A215]; [.B$30]; [.B$29]; [.B$27]; [.B$28] )" office:value-type="float" office:value="65.5061225050936" calcext:value-type="float">
            <text:p>65.51</text:p>
          </table:table-cell>
          <table:table-cell table:formula="of:=( [.B215] - [.B214] ) / ( 60 / [.$B$2] / 360 )" office:value-type="float" office:value="96.208257565614" calcext:value-type="float">
            <text:p>96.21</text:p>
          </table:table-cell>
          <table:table-cell table:formula="of:=( [.C215] - [.C214] ) / ( 60 / [.$B$2] / 360 )" office:value-type="float" office:value="-1885.20711814675" calcext:value-type="float">
            <text:p>-1,885.21</text:p>
          </table:table-cell>
          <table:table-cell table:formula="of:=KNEEANGLE( [.B$37]; [.C$36]; [.$A215]; [.B$30]; [.B$29]; [.B$27]; [.B215] )" office:value-type="float" office:value="143.477243023611" calcext:value-type="float">
            <text:p>143.48</text:p>
          </table:table-cell>
          <table:table-cell table:formula="of:=( [.E215] - [.E214] ) / ( 60 / [.$B$2] / 360 )" office:value-type="float" office:value="-1.61441006637943" calcext:value-type="float">
            <text:p>-1.61</text:p>
          </table:table-cell>
          <table:table-cell table:formula="of:=( [.F215] - [.F214] ) / ( 60 / [.$B$2] / 360 )" office:value-type="float" office:value="-3628.5581904383" calcext:value-type="float">
            <text:p>-3,628.56</text:p>
          </table:table-cell>
          <table:table-cell table:number-columns-repeated="3"/>
          <table:table-cell table:formula="of:=HIPANGLE( [.L$37]; [.M$36]; [.$A215]; [.L$30]; [.L$29]; [.L$27]; [.L$28] )" office:value-type="float" office:value="64.5708166601233" calcext:value-type="float">
            <text:p>64.57</text:p>
          </table:table-cell>
          <table:table-cell table:formula="of:=( [.K215] - [.K214] ) / ( 60 / [.$B$2] / 360 )" office:value-type="float" office:value="87.9557848250556" calcext:value-type="float">
            <text:p>87.96</text:p>
          </table:table-cell>
          <table:table-cell table:formula="of:=( [.L215] - [.L214] ) / ( 60 / [.$B$2] / 360 )" office:value-type="float" office:value="-1946.57942099738" calcext:value-type="float">
            <text:p>-1,946.58</text:p>
          </table:table-cell>
          <table:table-cell table:formula="of:=KNEEANGLE( [.L$37]; [.M$36]; [.$A215]; [.L$30]; [.L$29]; [.L$27]; [.K215] )" office:value-type="float" office:value="144.453763110179" calcext:value-type="float">
            <text:p>144.45</text:p>
          </table:table-cell>
          <table:table-cell table:formula="of:=( [.N215] - [.N214] ) / ( 60 / [.$B$2] / 360 )" office:value-type="float" office:value="-16.8906585177567" calcext:value-type="float">
            <text:p>-16.89</text:p>
          </table:table-cell>
          <table:table-cell table:formula="of:=( [.O215] - [.O214] ) / ( 60 / [.$B$2] / 360 )" office:value-type="float" office:value="-3726.38654138157" calcext:value-type="float">
            <text:p>-3,726.39</text:p>
          </table:table-cell>
          <table:table-cell table:number-columns-repeated="15"/>
        </table:table-row>
        <table:table-row table:style-name="ro1">
          <table:table-cell office:value-type="float" office:value="176" calcext:value-type="float">
            <text:p>176.00</text:p>
          </table:table-cell>
          <table:table-cell table:formula="of:=HIPANGLE( [.B$37]; [.C$36]; [.$A216]; [.B$30]; [.B$29]; [.B$27]; [.B$28] )" office:value-type="float" office:value="65.7105825729126" calcext:value-type="float">
            <text:p>65.71</text:p>
          </table:table-cell>
          <table:table-cell table:formula="of:=( [.B216] - [.B215] ) / ( 60 / [.$B$2] / 360 )" office:value-type="float" office:value="92.0070305185881" calcext:value-type="float">
            <text:p>92.01</text:p>
          </table:table-cell>
          <table:table-cell table:formula="of:=( [.C216] - [.C215] ) / ( 60 / [.$B$2] / 360 )" office:value-type="float" office:value="-1890.55217116167" calcext:value-type="float">
            <text:p>-1,890.55</text:p>
          </table:table-cell>
          <table:table-cell table:formula="of:=KNEEANGLE( [.B$37]; [.C$36]; [.$A216]; [.B$30]; [.B$29]; [.B$27]; [.B216] )" office:value-type="float" office:value="143.455742274339" calcext:value-type="float">
            <text:p>143.46</text:p>
          </table:table-cell>
          <table:table-cell table:formula="of:=( [.E216] - [.E215] ) / ( 60 / [.$B$2] / 360 )" office:value-type="float" office:value="-9.67533717208369" calcext:value-type="float">
            <text:p>-9.68</text:p>
          </table:table-cell>
          <table:table-cell table:formula="of:=( [.F216] - [.F215] ) / ( 60 / [.$B$2] / 360 )" office:value-type="float" office:value="-3627.41719756691" calcext:value-type="float">
            <text:p>-3,627.42</text:p>
          </table:table-cell>
          <table:table-cell table:number-columns-repeated="3"/>
          <table:table-cell table:formula="of:=HIPANGLE( [.L$37]; [.M$36]; [.$A216]; [.L$30]; [.L$29]; [.L$27]; [.L$28] )" office:value-type="float" office:value="64.7566638758319" calcext:value-type="float">
            <text:p>64.76</text:p>
          </table:table-cell>
          <table:table-cell table:formula="of:=( [.K216] - [.K215] ) / ( 60 / [.$B$2] / 360 )" office:value-type="float" office:value="83.6312470688405" calcext:value-type="float">
            <text:p>83.63</text:p>
          </table:table-cell>
          <table:table-cell table:formula="of:=( [.L216] - [.L215] ) / ( 60 / [.$B$2] / 360 )" office:value-type="float" office:value="-1946.0419902968" calcext:value-type="float">
            <text:p>-1,946.04</text:p>
          </table:table-cell>
          <table:table-cell table:formula="of:=KNEEANGLE( [.L$37]; [.M$36]; [.$A216]; [.L$30]; [.L$29]; [.L$27]; [.K216] )" office:value-type="float" office:value="144.397888354046" calcext:value-type="float">
            <text:p>144.40</text:p>
          </table:table-cell>
          <table:table-cell table:formula="of:=( [.N216] - [.N215] ) / ( 60 / [.$B$2] / 360 )" office:value-type="float" office:value="-25.1436402601797" calcext:value-type="float">
            <text:p>-25.14</text:p>
          </table:table-cell>
          <table:table-cell table:formula="of:=( [.O216] - [.O215] ) / ( 60 / [.$B$2] / 360 )" office:value-type="float" office:value="-3713.84178409038" calcext:value-type="float">
            <text:p>-3,713.84</text:p>
          </table:table-cell>
          <table:table-cell table:number-columns-repeated="15"/>
        </table:table-row>
        <table:table-row table:style-name="ro1">
          <table:table-cell office:value-type="float" office:value="177" calcext:value-type="float">
            <text:p>177.00</text:p>
          </table:table-cell>
          <table:table-cell table:formula="of:=HIPANGLE( [.B$37]; [.C$36]; [.$A217]; [.B$30]; [.B$29]; [.B$27]; [.B$28] )" office:value-type="float" office:value="65.9056946751537" calcext:value-type="float">
            <text:p>65.91</text:p>
          </table:table-cell>
          <table:table-cell table:formula="of:=( [.B217] - [.B216] ) / ( 60 / [.$B$2] / 360 )" office:value-type="float" office:value="87.8004460084938" calcext:value-type="float">
            <text:p>87.80</text:p>
          </table:table-cell>
          <table:table-cell table:formula="of:=( [.C217] - [.C216] ) / ( 60 / [.$B$2] / 360 )" office:value-type="float" office:value="-1892.96302954244" calcext:value-type="float">
            <text:p>-1,892.96</text:p>
          </table:table-cell>
          <table:table-cell table:formula="of:=KNEEANGLE( [.B$37]; [.C$36]; [.$A217]; [.B$30]; [.B$29]; [.B$27]; [.B217] )" office:value-type="float" office:value="143.416362076839" calcext:value-type="float">
            <text:p>143.42</text:p>
          </table:table-cell>
          <table:table-cell table:formula="of:=( [.E217] - [.E216] ) / ( 60 / [.$B$2] / 360 )" office:value-type="float" office:value="-17.7210888753365" calcext:value-type="float">
            <text:p>-17.72</text:p>
          </table:table-cell>
          <table:table-cell table:formula="of:=( [.F217] - [.F216] ) / ( 60 / [.$B$2] / 360 )" office:value-type="float" office:value="-3620.58826646376" calcext:value-type="float">
            <text:p>-3,620.59</text:p>
          </table:table-cell>
          <table:table-cell table:number-columns-repeated="3"/>
          <table:table-cell table:formula="of:=HIPANGLE( [.L$37]; [.M$36]; [.$A217]; [.L$30]; [.L$29]; [.L$27]; [.L$28] )" office:value-type="float" office:value="64.9329190188579" calcext:value-type="float">
            <text:p>64.93</text:p>
          </table:table-cell>
          <table:table-cell table:formula="of:=( [.K217] - [.K216] ) / ( 60 / [.$B$2] / 360 )" office:value-type="float" office:value="79.3148143617053" calcext:value-type="float">
            <text:p>79.31</text:p>
          </table:table-cell>
          <table:table-cell table:formula="of:=( [.L217] - [.L216] ) / ( 60 / [.$B$2] / 360 )" office:value-type="float" office:value="-1942.39471821085" calcext:value-type="float">
            <text:p>-1,942.39</text:p>
          </table:table-cell>
          <table:table-cell table:formula="of:=KNEEANGLE( [.L$37]; [.M$36]; [.$A217]; [.L$30]; [.L$29]; [.L$27]; [.K217] )" office:value-type="float" office:value="144.323765384623" calcext:value-type="float">
            <text:p>144.32</text:p>
          </table:table-cell>
          <table:table-cell table:formula="of:=( [.N217] - [.N216] ) / ( 60 / [.$B$2] / 360 )" office:value-type="float" office:value="-33.3553362403762" calcext:value-type="float">
            <text:p>-33.36</text:p>
          </table:table-cell>
          <table:table-cell table:formula="of:=( [.O217] - [.O216] ) / ( 60 / [.$B$2] / 360 )" office:value-type="float" office:value="-3695.26319108843" calcext:value-type="float">
            <text:p>-3,695.26</text:p>
          </table:table-cell>
          <table:table-cell table:number-columns-repeated="15"/>
        </table:table-row>
        <table:table-row table:style-name="ro1">
          <table:table-cell office:value-type="float" office:value="178" calcext:value-type="float">
            <text:p>178.00</text:p>
          </table:table-cell>
          <table:table-cell table:formula="of:=HIPANGLE( [.B$37]; [.C$36]; [.$A218]; [.B$30]; [.B$29]; [.B$27]; [.B$28] )" office:value-type="float" office:value="66.0914612597409" calcext:value-type="float">
            <text:p>66.09</text:p>
          </table:table-cell>
          <table:table-cell table:formula="of:=( [.B218] - [.B217] ) / ( 60 / [.$B$2] / 360 )" office:value-type="float" office:value="83.5949630642268" calcext:value-type="float">
            <text:p>83.59</text:p>
          </table:table-cell>
          <table:table-cell table:formula="of:=( [.C218] - [.C217] ) / ( 60 / [.$B$2] / 360 )" office:value-type="float" office:value="-1892.46732492013" calcext:value-type="float">
            <text:p>-1,892.47</text:p>
          </table:table-cell>
          <table:table-cell table:formula="of:=KNEEANGLE( [.B$37]; [.C$36]; [.$A218]; [.B$30]; [.B$29]; [.B$27]; [.B218] )" office:value-type="float" office:value="143.3591639969" calcext:value-type="float">
            <text:p>143.36</text:p>
          </table:table-cell>
          <table:table-cell table:formula="of:=( [.E218] - [.E217] ) / ( 60 / [.$B$2] / 360 )" office:value-type="float" office:value="-25.7391359722874" calcext:value-type="float">
            <text:p>-25.74</text:p>
          </table:table-cell>
          <table:table-cell table:formula="of:=( [.F218] - [.F217] ) / ( 60 / [.$B$2] / 360 )" office:value-type="float" office:value="-3608.12119362791" calcext:value-type="float">
            <text:p>-3,608.12</text:p>
          </table:table-cell>
          <table:table-cell table:number-columns-repeated="3"/>
          <table:table-cell table:formula="of:=HIPANGLE( [.L$37]; [.M$36]; [.$A218]; [.L$30]; [.L$29]; [.L$27]; [.L$28] )" office:value-type="float" office:value="65.0996150868648" calcext:value-type="float">
            <text:p>65.10</text:p>
          </table:table-cell>
          <table:table-cell table:formula="of:=( [.K218] - [.K217] ) / ( 60 / [.$B$2] / 360 )" office:value-type="float" office:value="75.0132306031176" calcext:value-type="float">
            <text:p>75.01</text:p>
          </table:table-cell>
          <table:table-cell table:formula="of:=( [.L218] - [.L217] ) / ( 60 / [.$B$2] / 360 )" office:value-type="float" office:value="-1935.71269136445" calcext:value-type="float">
            <text:p>-1,935.71</text:p>
          </table:table-cell>
          <table:table-cell table:formula="of:=KNEEANGLE( [.L$37]; [.M$36]; [.$A218]; [.L$30]; [.L$29]; [.L$27]; [.K218] )" office:value-type="float" office:value="144.231515046" calcext:value-type="float">
            <text:p>144.23</text:p>
          </table:table-cell>
          <table:table-cell table:formula="of:=( [.N218] - [.N217] ) / ( 60 / [.$B$2] / 360 )" office:value-type="float" office:value="-41.5126523801916" calcext:value-type="float">
            <text:p>-41.51</text:p>
          </table:table-cell>
          <table:table-cell table:formula="of:=( [.O218] - [.O217] ) / ( 60 / [.$B$2] / 360 )" office:value-type="float" office:value="-3670.79226291693" calcext:value-type="float">
            <text:p>-3,670.79</text:p>
          </table:table-cell>
          <table:table-cell table:number-columns-repeated="15"/>
        </table:table-row>
        <table:table-row table:style-name="ro1">
          <table:table-cell office:value-type="float" office:value="179" calcext:value-type="float">
            <text:p>179.00</text:p>
          </table:table-cell>
          <table:table-cell table:formula="of:=HIPANGLE( [.B$37]; [.C$36]; [.$A219]; [.B$30]; [.B$29]; [.B$27]; [.B$28] )" office:value-type="float" office:value="66.2678988877934" calcext:value-type="float">
            <text:p>66.27</text:p>
          </table:table-cell>
          <table:table-cell table:formula="of:=( [.B219] - [.B218] ) / ( 60 / [.$B$2] / 360 )" office:value-type="float" office:value="79.3969326236301" calcext:value-type="float">
            <text:p>79.40</text:p>
          </table:table-cell>
          <table:table-cell table:formula="of:=( [.C219] - [.C218] ) / ( 60 / [.$B$2] / 360 )" office:value-type="float" office:value="-1889.11369826855" calcext:value-type="float">
            <text:p>-1,889.11</text:p>
          </table:table-cell>
          <table:table-cell table:formula="of:=KNEEANGLE( [.B$37]; [.C$36]; [.$A219]; [.B$30]; [.B$29]; [.B$27]; [.B219] )" office:value-type="float" office:value="143.284236996608" calcext:value-type="float">
            <text:p>143.28</text:p>
          </table:table-cell>
          <table:table-cell table:formula="of:=( [.E219] - [.E218] ) / ( 60 / [.$B$2] / 360 )" office:value-type="float" office:value="-33.7171501316078" calcext:value-type="float">
            <text:p>-33.72</text:p>
          </table:table-cell>
          <table:table-cell table:formula="of:=( [.F219] - [.F218] ) / ( 60 / [.$B$2] / 360 )" office:value-type="float" office:value="-3590.10637169419" calcext:value-type="float">
            <text:p>-3,590.11</text:p>
          </table:table-cell>
          <table:table-cell table:number-columns-repeated="3"/>
          <table:table-cell table:formula="of:=HIPANGLE( [.L$37]; [.M$36]; [.$A219]; [.L$30]; [.L$29]; [.L$27]; [.L$28] )" office:value-type="float" office:value="65.2567995843942" calcext:value-type="float">
            <text:p>65.26</text:p>
          </table:table-cell>
          <table:table-cell table:formula="of:=( [.K219] - [.K218] ) / ( 60 / [.$B$2] / 360 )" office:value-type="float" office:value="70.7330238882172" calcext:value-type="float">
            <text:p>70.73</text:p>
          </table:table-cell>
          <table:table-cell table:formula="of:=( [.L219] - [.L218] ) / ( 60 / [.$B$2] / 360 )" office:value-type="float" office:value="-1926.09302170521" calcext:value-type="float">
            <text:p>-1,926.09</text:p>
          </table:table-cell>
          <table:table-cell table:formula="of:=KNEEANGLE( [.L$37]; [.M$36]; [.$A219]; [.L$30]; [.L$29]; [.L$27]; [.K219] )" office:value-type="float" office:value="144.121286371295" calcext:value-type="float">
            <text:p>144.12</text:p>
          </table:table-cell>
          <table:table-cell table:formula="of:=( [.N219] - [.N218] ) / ( 60 / [.$B$2] / 360 )" office:value-type="float" office:value="-49.6029036169617" calcext:value-type="float">
            <text:p>-49.60</text:p>
          </table:table-cell>
          <table:table-cell table:formula="of:=( [.O219] - [.O218] ) / ( 60 / [.$B$2] / 360 )" office:value-type="float" office:value="-3640.61305654651" calcext:value-type="float">
            <text:p>-3,640.61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.00</text:p>
          </table:table-cell>
          <table:table-cell table:formula="of:=HIPANGLE( [.B$37]; [.C$36]; [.$A220]; [.B$30]; [.B$29]; [.B$27]; [.B$28] )" office:value-type="float" office:value="66.4350378936306" calcext:value-type="float">
            <text:p>66.44</text:p>
          </table:table-cell>
          <table:table-cell table:formula="of:=( [.B220] - [.B219] ) / ( 60 / [.$B$2] / 360 )" office:value-type="float" office:value="75.2125526267207" calcext:value-type="float">
            <text:p>75.21</text:p>
          </table:table-cell>
          <table:table-cell table:formula="of:=( [.C220] - [.C219] ) / ( 60 / [.$B$2] / 360 )" office:value-type="float" office:value="-1882.97099860922" calcext:value-type="float">
            <text:p>-1,882.97</text:p>
          </table:table-cell>
          <table:table-cell table:formula="of:=KNEEANGLE( [.B$37]; [.C$36]; [.$A220]; [.B$30]; [.B$29]; [.B$27]; [.B220] )" office:value-type="float" office:value="143.191696795128" calcext:value-type="float">
            <text:p>143.19</text:p>
          </table:table-cell>
          <table:table-cell table:formula="of:=( [.E220] - [.E219] ) / ( 60 / [.$B$2] / 360 )" office:value-type="float" office:value="-41.6430906660281" calcext:value-type="float">
            <text:p>-41.64</text:p>
          </table:table-cell>
          <table:table-cell table:formula="of:=( [.F220] - [.F219] ) / ( 60 / [.$B$2] / 360 )" office:value-type="float" office:value="-3566.67324048914" calcext:value-type="float">
            <text:p>-3,566.67</text:p>
          </table:table-cell>
          <table:table-cell table:number-columns-repeated="3"/>
          <table:table-cell table:formula="of:=HIPANGLE( [.L$37]; [.M$36]; [.$A220]; [.L$30]; [.L$29]; [.L$27]; [.L$28] )" office:value-type="float" office:value="65.4045339428164" calcext:value-type="float">
            <text:p>65.40</text:p>
          </table:table-cell>
          <table:table-cell table:formula="of:=( [.K220] - [.K219] ) / ( 60 / [.$B$2] / 360 )" office:value-type="float" office:value="66.4804612899765" calcext:value-type="float">
            <text:p>66.48</text:p>
          </table:table-cell>
          <table:table-cell table:formula="of:=( [.L220] - [.L219] ) / ( 60 / [.$B$2] / 360 )" office:value-type="float" office:value="-1913.6531692083" calcext:value-type="float">
            <text:p>-1,913.65</text:p>
          </table:table-cell>
          <table:table-cell table:formula="of:=KNEEANGLE( [.L$37]; [.M$36]; [.$A220]; [.L$30]; [.L$29]; [.L$27]; [.K220] )" office:value-type="float" office:value="143.993255479581" calcext:value-type="float">
            <text:p>143.99</text:p>
          </table:table-cell>
          <table:table-cell table:formula="of:=( [.N220] - [.N219] ) / ( 60 / [.$B$2] / 360 )" office:value-type="float" office:value="-57.6139012715771" calcext:value-type="float">
            <text:p>-57.61</text:p>
          </table:table-cell>
          <table:table-cell table:formula="of:=( [.O220] - [.O219] ) / ( 60 / [.$B$2] / 360 )" office:value-type="float" office:value="-3604.94894457695" calcext:value-type="float">
            <text:p>-3,604.95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.00</text:p>
          </table:table-cell>
          <table:table-cell table:formula="of:=HIPANGLE( [.B$37]; [.C$36]; [.$A221]; [.B$30]; [.B$29]; [.B$27]; [.B$28] )" office:value-type="float" office:value="66.5929219505822" calcext:value-type="float">
            <text:p>66.59</text:p>
          </table:table-cell>
          <table:table-cell table:formula="of:=( [.B221] - [.B220] ) / ( 60 / [.$B$2] / 360 )" office:value-type="float" office:value="71.0478256282464" calcext:value-type="float">
            <text:p>71.05</text:p>
          </table:table-cell>
          <table:table-cell table:formula="of:=( [.C221] - [.C220] ) / ( 60 / [.$B$2] / 360 )" office:value-type="float" office:value="-1874.12714931344" calcext:value-type="float">
            <text:p>-1,874.13</text:p>
          </table:table-cell>
          <table:table-cell table:formula="of:=KNEEANGLE( [.B$37]; [.C$36]; [.$A221]; [.B$30]; [.B$29]; [.B$27]; [.B221] )" office:value-type="float" office:value="143.081685047495" calcext:value-type="float">
            <text:p>143.08</text:p>
          </table:table-cell>
          <table:table-cell table:formula="of:=( [.E221] - [.E220] ) / ( 60 / [.$B$2] / 360 )" office:value-type="float" office:value="-49.505286434848" calcext:value-type="float">
            <text:p>-49.51</text:p>
          </table:table-cell>
          <table:table-cell table:formula="of:=( [.F221] - [.F220] ) / ( 60 / [.$B$2] / 360 )" office:value-type="float" office:value="-3537.98809596896" calcext:value-type="float">
            <text:p>-3,537.99</text:p>
          </table:table-cell>
          <table:table-cell table:number-columns-repeated="3"/>
          <table:table-cell table:formula="of:=HIPANGLE( [.L$37]; [.M$36]; [.$A221]; [.L$30]; [.L$29]; [.L$27]; [.L$28] )" office:value-type="float" office:value="65.5428928496269" calcext:value-type="float">
            <text:p>65.54</text:p>
          </table:table-cell>
          <table:table-cell table:formula="of:=( [.K221] - [.K220] ) / ( 60 / [.$B$2] / 360 )" office:value-type="float" office:value="62.2615080647357" calcext:value-type="float">
            <text:p>62.26</text:p>
          </table:table-cell>
          <table:table-cell table:formula="of:=( [.L221] - [.L220] ) / ( 60 / [.$B$2] / 360 )" office:value-type="float" office:value="-1898.52895135836" calcext:value-type="float">
            <text:p>-1,898.53</text:p>
          </table:table-cell>
          <table:table-cell table:formula="of:=KNEEANGLE( [.L$37]; [.M$36]; [.$A221]; [.L$30]; [.L$29]; [.L$27]; [.K221] )" office:value-type="float" office:value="143.847624297648" calcext:value-type="float">
            <text:p>143.85</text:p>
          </table:table-cell>
          <table:table-cell table:formula="of:=( [.N221] - [.N220] ) / ( 60 / [.$B$2] / 360 )" office:value-type="float" office:value="-65.5340318699388" calcext:value-type="float">
            <text:p>-65.53</text:p>
          </table:table-cell>
          <table:table-cell table:formula="of:=( [.O221] - [.O220] ) / ( 60 / [.$B$2] / 360 )" office:value-type="float" office:value="-3564.05876926274" calcext:value-type="float">
            <text:p>-3,564.06</text:p>
          </table:table-cell>
          <table:table-cell table:number-columns-repeated="15"/>
        </table:table-row>
        <table:table-row table:style-name="ro1">
          <table:table-cell office:value-type="float" office:value="182" calcext:value-type="float">
            <text:p>182.00</text:p>
          </table:table-cell>
          <table:table-cell table:formula="of:=HIPANGLE( [.B$37]; [.C$36]; [.$A222]; [.B$30]; [.B$29]; [.B$27]; [.B$28] )" office:value-type="float" office:value="66.7416075496751" calcext:value-type="float">
            <text:p>66.74</text:p>
          </table:table-cell>
          <table:table-cell table:formula="of:=( [.B222] - [.B221] ) / ( 60 / [.$B$2] / 360 )" office:value-type="float" office:value="66.9085195917987" calcext:value-type="float">
            <text:p>66.91</text:p>
          </table:table-cell>
          <table:table-cell table:formula="of:=( [.C222] - [.C221] ) / ( 60 / [.$B$2] / 360 )" office:value-type="float" office:value="-1862.68771640147" calcext:value-type="float">
            <text:p>-1,862.69</text:p>
          </table:table-cell>
          <table:table-cell table:formula="of:=KNEEANGLE( [.B$37]; [.C$36]; [.$A222]; [.B$30]; [.B$29]; [.B$27]; [.B222] )" office:value-type="float" office:value="142.954368355054" calcext:value-type="float">
            <text:p>142.95</text:p>
          </table:table-cell>
          <table:table-cell table:formula="of:=( [.E222] - [.E221] ) / ( 60 / [.$B$2] / 360 )" office:value-type="float" office:value="-57.2925115984049" calcext:value-type="float">
            <text:p>-57.29</text:p>
          </table:table-cell>
          <table:table-cell table:formula="of:=( [.F222] - [.F221] ) / ( 60 / [.$B$2] / 360 )" office:value-type="float" office:value="-3504.25132360058" calcext:value-type="float">
            <text:p>-3,504.25</text:p>
          </table:table-cell>
          <table:table-cell table:number-columns-repeated="3"/>
          <table:table-cell table:formula="of:=HIPANGLE( [.L$37]; [.M$36]; [.$A222]; [.L$30]; [.L$29]; [.L$27]; [.L$28] )" office:value-type="float" office:value="65.6719634981653" calcext:value-type="float">
            <text:p>65.67</text:p>
          </table:table-cell>
          <table:table-cell table:formula="of:=( [.K222] - [.K221] ) / ( 60 / [.$B$2] / 360 )" office:value-type="float" office:value="58.0817918422937" calcext:value-type="float">
            <text:p>58.08</text:p>
          </table:table-cell>
          <table:table-cell table:formula="of:=( [.L222] - [.L221] ) / ( 60 / [.$B$2] / 360 )" office:value-type="float" office:value="-1880.87230009888" calcext:value-type="float">
            <text:p>-1,880.87</text:p>
          </table:table-cell>
          <table:table-cell table:formula="of:=KNEEANGLE( [.L$37]; [.M$36]; [.$A222]; [.L$30]; [.L$29]; [.L$27]; [.K222] )" office:value-type="float" office:value="143.684619128017" calcext:value-type="float">
            <text:p>143.68</text:p>
          </table:table-cell>
          <table:table-cell table:formula="of:=( [.N222] - [.N221] ) / ( 60 / [.$B$2] / 360 )" office:value-type="float" office:value="-73.3523263336906" calcext:value-type="float">
            <text:p>-73.35</text:p>
          </table:table-cell>
          <table:table-cell table:formula="of:=( [.O222] - [.O221] ) / ( 60 / [.$B$2] / 360 )" office:value-type="float" office:value="-3518.23250868833" calcext:value-type="float">
            <text:p>-3,518.23</text:p>
          </table:table-cell>
          <table:table-cell table:number-columns-repeated="15"/>
        </table:table-row>
        <table:table-row table:style-name="ro1">
          <table:table-cell office:value-type="float" office:value="183" calcext:value-type="float">
            <text:p>183.00</text:p>
          </table:table-cell>
          <table:table-cell table:formula="of:=HIPANGLE( [.B$37]; [.C$36]; [.$A223]; [.B$30]; [.B$29]; [.B$27]; [.B$28] )" office:value-type="float" office:value="66.881163399527" calcext:value-type="float">
            <text:p>66.88</text:p>
          </table:table-cell>
          <table:table-cell table:formula="of:=( [.B223] - [.B222] ) / ( 60 / [.$B$2] / 360 )" office:value-type="float" office:value="62.8001324333496" calcext:value-type="float">
            <text:p>62.80</text:p>
          </table:table-cell>
          <table:table-cell table:formula="of:=( [.C223] - [.C222] ) / ( 60 / [.$B$2] / 360 )" office:value-type="float" office:value="-1848.77422130207" calcext:value-type="float">
            <text:p>-1,848.77</text:p>
          </table:table-cell>
          <table:table-cell table:formula="of:=KNEEANGLE( [.B$37]; [.C$36]; [.$A223]; [.B$30]; [.B$29]; [.B$27]; [.B223] )" office:value-type="float" office:value="142.80993712366" calcext:value-type="float">
            <text:p>142.81</text:p>
          </table:table-cell>
          <table:table-cell table:formula="of:=( [.E223] - [.E222] ) / ( 60 / [.$B$2] / 360 )" office:value-type="float" office:value="-64.9940541271505" calcext:value-type="float">
            <text:p>-64.99</text:p>
          </table:table-cell>
          <table:table-cell table:formula="of:=( [.F223] - [.F222] ) / ( 60 / [.$B$2] / 360 )" office:value-type="float" office:value="-3465.69413793553" calcext:value-type="float">
            <text:p>-3,465.69</text:p>
          </table:table-cell>
          <table:table-cell table:number-columns-repeated="3"/>
          <table:table-cell table:formula="of:=HIPANGLE( [.L$37]; [.M$36]; [.$A223]; [.L$30]; [.L$29]; [.L$27]; [.L$28] )" office:value-type="float" office:value="65.7918447697558" calcext:value-type="float">
            <text:p>65.79</text:p>
          </table:table-cell>
          <table:table-cell table:formula="of:=( [.K223] - [.K222] ) / ( 60 / [.$B$2] / 360 )" office:value-type="float" office:value="53.9465722157189" calcext:value-type="float">
            <text:p>53.95</text:p>
          </table:table-cell>
          <table:table-cell table:formula="of:=( [.L223] - [.L222] ) / ( 60 / [.$B$2] / 360 )" office:value-type="float" office:value="-1860.84883195868" calcext:value-type="float">
            <text:p>-1,860.85</text:p>
          </table:table-cell>
          <table:table-cell table:formula="of:=KNEEANGLE( [.L$37]; [.M$36]; [.$A223]; [.L$30]; [.L$29]; [.L$27]; [.K223] )" office:value-type="float" office:value="143.504489086376" calcext:value-type="float">
            <text:p>143.50</text:p>
          </table:table-cell>
          <table:table-cell table:formula="of:=( [.N223] - [.N222] ) / ( 60 / [.$B$2] / 360 )" office:value-type="float" office:value="-81.0585187386195" calcext:value-type="float">
            <text:p>-81.06</text:p>
          </table:table-cell>
          <table:table-cell table:formula="of:=( [.O223] - [.O222] ) / ( 60 / [.$B$2] / 360 )" office:value-type="float" office:value="-3467.78658221801" calcext:value-type="float">
            <text:p>-3,467.79</text:p>
          </table:table-cell>
          <table:table-cell table:number-columns-repeated="15"/>
        </table:table-row>
        <table:table-row table:style-name="ro1">
          <table:table-cell office:value-type="float" office:value="184" calcext:value-type="float">
            <text:p>184.00</text:p>
          </table:table-cell>
          <table:table-cell table:formula="of:=HIPANGLE( [.B$37]; [.C$36]; [.$A224]; [.B$30]; [.B$29]; [.B$27]; [.B$28] )" office:value-type="float" office:value="67.0116697568068" calcext:value-type="float">
            <text:p>67.01</text:p>
          </table:table-cell>
          <table:table-cell table:formula="of:=( [.B224] - [.B223] ) / ( 60 / [.$B$2] / 360 )" office:value-type="float" office:value="58.7278607759032" calcext:value-type="float">
            <text:p>58.73</text:p>
          </table:table-cell>
          <table:table-cell table:formula="of:=( [.C224] - [.C223] ) / ( 60 / [.$B$2] / 360 )" office:value-type="float" office:value="-1832.5222458509" calcext:value-type="float">
            <text:p>-1,832.52</text:p>
          </table:table-cell>
          <table:table-cell table:formula="of:=KNEEANGLE( [.B$37]; [.C$36]; [.$A224]; [.B$30]; [.B$29]; [.B$27]; [.B224] )" office:value-type="float" office:value="142.648604287717" calcext:value-type="float">
            <text:p>142.65</text:p>
          </table:table-cell>
          <table:table-cell table:formula="of:=( [.E224] - [.E223] ) / ( 60 / [.$B$2] / 360 )" office:value-type="float" office:value="-72.5997761743116" calcext:value-type="float">
            <text:p>-72.60</text:p>
          </table:table-cell>
          <table:table-cell table:formula="of:=( [.F224] - [.F223] ) / ( 60 / [.$B$2] / 360 )" office:value-type="float" office:value="-3422.57492122251" calcext:value-type="float">
            <text:p>-3,422.57</text:p>
          </table:table-cell>
          <table:table-cell table:number-columns-repeated="3"/>
          <table:table-cell table:formula="of:=HIPANGLE( [.L$37]; [.M$36]; [.$A224]; [.L$30]; [.L$29]; [.L$27]; [.L$28] )" office:value-type="float" office:value="65.9026463608611" calcext:value-type="float">
            <text:p>65.90</text:p>
          </table:table-cell>
          <table:table-cell table:formula="of:=( [.K224] - [.K223] ) / ( 60 / [.$B$2] / 360 )" office:value-type="float" office:value="49.8607159973723" calcext:value-type="float">
            <text:p>49.86</text:p>
          </table:table-cell>
          <table:table-cell table:formula="of:=( [.L224] - [.L223] ) / ( 60 / [.$B$2] / 360 )" office:value-type="float" office:value="-1838.63529825597" calcext:value-type="float">
            <text:p>-1,838.64</text:p>
          </table:table-cell>
          <table:table-cell table:formula="of:=KNEEANGLE( [.L$37]; [.M$36]; [.$A224]; [.L$30]; [.L$29]; [.L$27]; [.K224] )" office:value-type="float" office:value="143.307504432764" calcext:value-type="float">
            <text:p>143.31</text:p>
          </table:table-cell>
          <table:table-cell table:formula="of:=( [.N224] - [.N223] ) / ( 60 / [.$B$2] / 360 )" office:value-type="float" office:value="-88.643094125537" calcext:value-type="float">
            <text:p>-88.64</text:p>
          </table:table-cell>
          <table:table-cell table:formula="of:=( [.O224] - [.O223] ) / ( 60 / [.$B$2] / 360 )" office:value-type="float" office:value="-3413.05892411285" calcext:value-type="float">
            <text:p>-3,413.06</text:p>
          </table:table-cell>
          <table:table-cell table:number-columns-repeated="15"/>
        </table:table-row>
        <table:table-row table:style-name="ro1">
          <table:table-cell office:value-type="float" office:value="185" calcext:value-type="float">
            <text:p>185.00</text:p>
          </table:table-cell>
          <table:table-cell table:formula="of:=HIPANGLE( [.B$37]; [.C$36]; [.$A225]; [.B$30]; [.B$29]; [.B$27]; [.B$28] )" office:value-type="float" office:value="67.1332176973821" calcext:value-type="float">
            <text:p>67.13</text:p>
          </table:table-cell>
          <table:table-cell table:formula="of:=( [.B225] - [.B224] ) / ( 60 / [.$B$2] / 360 )" office:value-type="float" office:value="54.6965732588774" calcext:value-type="float">
            <text:p>54.70</text:p>
          </table:table-cell>
          <table:table-cell table:formula="of:=( [.C225] - [.C224] ) / ( 60 / [.$B$2] / 360 )" office:value-type="float" office:value="-1814.07938266162" calcext:value-type="float">
            <text:p>-1,814.08</text:p>
          </table:table-cell>
          <table:table-cell table:formula="of:=KNEEANGLE( [.B$37]; [.C$36]; [.$A225]; [.B$30]; [.B$29]; [.B$27]; [.B225] )" office:value-type="float" office:value="142.470603919612" calcext:value-type="float">
            <text:p>142.47</text:p>
          </table:table-cell>
          <table:table-cell table:formula="of:=( [.E225] - [.E224] ) / ( 60 / [.$B$2] / 360 )" office:value-type="float" office:value="-80.1001656472835" calcext:value-type="float">
            <text:p>-80.10</text:p>
          </table:table-cell>
          <table:table-cell table:formula="of:=( [.F225] - [.F224] ) / ( 60 / [.$B$2] / 360 )" office:value-type="float" office:value="-3375.17526283733" calcext:value-type="float">
            <text:p>-3,375.18</text:p>
          </table:table-cell>
          <table:table-cell table:number-columns-repeated="3"/>
          <table:table-cell table:formula="of:=HIPANGLE( [.L$37]; [.M$36]; [.$A225]; [.L$30]; [.L$29]; [.L$27]; [.L$28] )" office:value-type="float" office:value="66.0044878680976" calcext:value-type="float">
            <text:p>66.00</text:p>
          </table:table-cell>
          <table:table-cell table:formula="of:=( [.K225] - [.K224] ) / ( 60 / [.$B$2] / 360 )" office:value-type="float" office:value="45.8286782564251" calcext:value-type="float">
            <text:p>45.83</text:p>
          </table:table-cell>
          <table:table-cell table:formula="of:=( [.L225] - [.L224] ) / ( 60 / [.$B$2] / 360 )" office:value-type="float" office:value="-1814.41698342624" calcext:value-type="float">
            <text:p>-1,814.42</text:p>
          </table:table-cell>
          <table:table-cell table:formula="of:=KNEEANGLE( [.L$37]; [.M$36]; [.$A225]; [.L$30]; [.L$29]; [.L$27]; [.K225] )" office:value-type="float" office:value="143.09395482134" calcext:value-type="float">
            <text:p>143.09</text:p>
          </table:table-cell>
          <table:table-cell table:formula="of:=( [.N225] - [.N224] ) / ( 60 / [.$B$2] / 360 )" office:value-type="float" office:value="-96.0973251404866" calcext:value-type="float">
            <text:p>-96.10</text:p>
          </table:table-cell>
          <table:table-cell table:formula="of:=( [.O225] - [.O224] ) / ( 60 / [.$B$2] / 360 )" office:value-type="float" office:value="-3354.40395672734" calcext:value-type="float">
            <text:p>-3,354.40</text:p>
          </table:table-cell>
          <table:table-cell table:number-columns-repeated="15"/>
        </table:table-row>
        <table:table-row table:style-name="ro1">
          <table:table-cell office:value-type="float" office:value="186" calcext:value-type="float">
            <text:p>186.00</text:p>
          </table:table-cell>
          <table:table-cell table:formula="of:=HIPANGLE( [.B$37]; [.C$36]; [.$A226]; [.B$30]; [.B$29]; [.B$27]; [.B$28] )" office:value-type="float" office:value="67.2459083387774" calcext:value-type="float">
            <text:p>67.25</text:p>
          </table:table-cell>
          <table:table-cell table:formula="of:=( [.B226] - [.B225] ) / ( 60 / [.$B$2] / 360 )" office:value-type="float" office:value="50.7107886279123" calcext:value-type="float">
            <text:p>50.71</text:p>
          </table:table-cell>
          <table:table-cell table:formula="of:=( [.C226] - [.C225] ) / ( 60 / [.$B$2] / 360 )" office:value-type="float" office:value="-1793.60308393431" calcext:value-type="float">
            <text:p>-1,793.60</text:p>
          </table:table-cell>
          <table:table-cell table:formula="of:=KNEEANGLE( [.B$37]; [.C$36]; [.$A226]; [.B$30]; [.B$29]; [.B$27]; [.B226] )" office:value-type="float" office:value="142.276189745074" calcext:value-type="float">
            <text:p>142.28</text:p>
          </table:table-cell>
          <table:table-cell table:formula="of:=( [.E226] - [.E225] ) / ( 60 / [.$B$2] / 360 )" office:value-type="float" office:value="-87.4863785423543" calcext:value-type="float">
            <text:p>-87.49</text:p>
          </table:table-cell>
          <table:table-cell table:formula="of:=( [.F226] - [.F225] ) / ( 60 / [.$B$2] / 360 )" office:value-type="float" office:value="-3323.79580278186" calcext:value-type="float">
            <text:p>-3,323.80</text:p>
          </table:table-cell>
          <table:table-cell table:number-columns-repeated="3"/>
          <table:table-cell table:formula="of:=HIPANGLE( [.L$37]; [.M$36]; [.$A226]; [.L$30]; [.L$29]; [.L$27]; [.L$28] )" office:value-type="float" office:value="66.0974978439027" calcext:value-type="float">
            <text:p>66.10</text:p>
          </table:table-cell>
          <table:table-cell table:formula="of:=( [.K226] - [.K225] ) / ( 60 / [.$B$2] / 360 )" office:value-type="float" office:value="41.8544891123027" calcext:value-type="float">
            <text:p>41.85</text:p>
          </table:table-cell>
          <table:table-cell table:formula="of:=( [.L226] - [.L225] ) / ( 60 / [.$B$2] / 360 )" office:value-type="float" office:value="-1788.38511485509" calcext:value-type="float">
            <text:p>-1,788.39</text:p>
          </table:table-cell>
          <table:table-cell table:formula="of:=KNEEANGLE( [.L$37]; [.M$36]; [.$A226]; [.L$30]; [.L$29]; [.L$27]; [.K226] )" office:value-type="float" office:value="142.864147493442" calcext:value-type="float">
            <text:p>142.86</text:p>
          </table:table-cell>
          <table:table-cell table:formula="of:=( [.N226] - [.N225] ) / ( 60 / [.$B$2] / 360 )" office:value-type="float" office:value="-103.413297554299" calcext:value-type="float">
            <text:p>-103.41</text:p>
          </table:table-cell>
          <table:table-cell table:formula="of:=( [.O226] - [.O225] ) / ( 60 / [.$B$2] / 360 )" office:value-type="float" office:value="-3292.1875862155" calcext:value-type="float">
            <text:p>-3,292.19</text:p>
          </table:table-cell>
          <table:table-cell table:number-columns-repeated="15"/>
        </table:table-row>
        <table:table-row table:style-name="ro1">
          <table:table-cell office:value-type="float" office:value="187" calcext:value-type="float">
            <text:p>187.00</text:p>
          </table:table-cell>
          <table:table-cell table:formula="of:=HIPANGLE( [.B$37]; [.C$36]; [.$A227]; [.B$30]; [.B$29]; [.B$27]; [.B$28] )" office:value-type="float" office:value="67.3498520247984" calcext:value-type="float">
            <text:p>67.35</text:p>
          </table:table-cell>
          <table:table-cell table:formula="of:=( [.B227] - [.B226] ) / ( 60 / [.$B$2] / 360 )" office:value-type="float" office:value="46.7746587094425" calcext:value-type="float">
            <text:p>46.77</text:p>
          </table:table-cell>
          <table:table-cell table:formula="of:=( [.C227] - [.C226] ) / ( 60 / [.$B$2] / 360 )" office:value-type="float" office:value="-1771.2584633114" calcext:value-type="float">
            <text:p>-1,771.26</text:p>
          </table:table-cell>
          <table:table-cell table:formula="of:=KNEEANGLE( [.B$37]; [.C$36]; [.$A227]; [.B$30]; [.B$29]; [.B$27]; [.B227] )" office:value-type="float" office:value="142.065633585428" calcext:value-type="float">
            <text:p>142.07</text:p>
          </table:table-cell>
          <table:table-cell table:formula="of:=( [.E227] - [.E226] ) / ( 60 / [.$B$2] / 360 )" office:value-type="float" office:value="-94.750271840644" calcext:value-type="float">
            <text:p>-94.75</text:p>
          </table:table-cell>
          <table:table-cell table:formula="of:=( [.F227] - [.F226] ) / ( 60 / [.$B$2] / 360 )" office:value-type="float" office:value="-3268.75198423039" calcext:value-type="float">
            <text:p>-3,268.75</text:p>
          </table:table-cell>
          <table:table-cell table:number-columns-repeated="3"/>
          <table:table-cell table:formula="of:=HIPANGLE( [.L$37]; [.M$36]; [.$A227]; [.L$30]; [.L$29]; [.L$27]; [.L$28] )" office:value-type="float" office:value="66.1818128352994" calcext:value-type="float">
            <text:p>66.18</text:p>
          </table:table-cell>
          <table:table-cell table:formula="of:=( [.K227] - [.K226] ) / ( 60 / [.$B$2] / 360 )" office:value-type="float" office:value="37.9417461285001" calcext:value-type="float">
            <text:p>37.94</text:p>
          </table:table-cell>
          <table:table-cell table:formula="of:=( [.L227] - [.L226] ) / ( 60 / [.$B$2] / 360 )" office:value-type="float" office:value="-1760.73434271114" calcext:value-type="float">
            <text:p>-1,760.73</text:p>
          </table:table-cell>
          <table:table-cell table:formula="of:=KNEEANGLE( [.L$37]; [.M$36]; [.$A227]; [.L$30]; [.L$29]; [.L$27]; [.K227] )" office:value-type="float" office:value="142.618405437974" calcext:value-type="float">
            <text:p>142.62</text:p>
          </table:table-cell>
          <table:table-cell table:formula="of:=( [.N227] - [.N226] ) / ( 60 / [.$B$2] / 360 )" office:value-type="float" office:value="-110.583924960478" calcext:value-type="float">
            <text:p>-110.58</text:p>
          </table:table-cell>
          <table:table-cell table:formula="of:=( [.O227] - [.O226] ) / ( 60 / [.$B$2] / 360 )" office:value-type="float" office:value="-3226.78233278083" calcext:value-type="float">
            <text:p>-3,226.78</text:p>
          </table:table-cell>
          <table:table-cell table:number-columns-repeated="15"/>
        </table:table-row>
        <table:table-row table:style-name="ro1">
          <table:table-cell office:value-type="float" office:value="188" calcext:value-type="float">
            <text:p>188.00</text:p>
          </table:table-cell>
          <table:table-cell table:formula="of:=HIPANGLE( [.B$37]; [.C$36]; [.$A228]; [.B$30]; [.B$29]; [.B$27]; [.B$28] )" office:value-type="float" office:value="67.4451674831562" calcext:value-type="float">
            <text:p>67.45</text:p>
          </table:table-cell>
          <table:table-cell table:formula="of:=( [.B228] - [.B227] ) / ( 60 / [.$B$2] / 360 )" office:value-type="float" office:value="42.8919562610112" calcext:value-type="float">
            <text:p>42.89</text:p>
          </table:table-cell>
          <table:table-cell table:formula="of:=( [.C228] - [.C227] ) / ( 60 / [.$B$2] / 360 )" office:value-type="float" office:value="-1747.21610179407" calcext:value-type="float">
            <text:p>-1,747.22</text:p>
          </table:table-cell>
          <table:table-cell table:formula="of:=KNEEANGLE( [.B$37]; [.C$36]; [.$A228]; [.B$30]; [.B$29]; [.B$27]; [.B228] )" office:value-type="float" office:value="141.839223747688" calcext:value-type="float">
            <text:p>141.84</text:p>
          </table:table-cell>
          <table:table-cell table:formula="of:=( [.E228] - [.E227] ) / ( 60 / [.$B$2] / 360 )" office:value-type="float" office:value="-101.884426983035" calcext:value-type="float">
            <text:p>-101.88</text:p>
          </table:table-cell>
          <table:table-cell table:formula="of:=( [.F228] - [.F227] ) / ( 60 / [.$B$2] / 360 )" office:value-type="float" office:value="-3210.36981407609" calcext:value-type="float">
            <text:p>-3,210.37</text:p>
          </table:table-cell>
          <table:table-cell table:number-columns-repeated="3"/>
          <table:table-cell table:formula="of:=HIPANGLE( [.L$37]; [.M$36]; [.$A228]; [.L$30]; [.L$29]; [.L$27]; [.L$28] )" office:value-type="float" office:value="66.2575764175989" calcext:value-type="float">
            <text:p>66.26</text:p>
          </table:table-cell>
          <table:table-cell table:formula="of:=( [.K228] - [.K227] ) / ( 60 / [.$B$2] / 360 )" office:value-type="float" office:value="34.0936120347756" calcext:value-type="float">
            <text:p>34.09</text:p>
          </table:table-cell>
          <table:table-cell table:formula="of:=( [.L228] - [.L227] ) / ( 60 / [.$B$2] / 360 )" office:value-type="float" office:value="-1731.66034217605" calcext:value-type="float">
            <text:p>-1,731.66</text:p>
          </table:table-cell>
          <table:table-cell table:formula="of:=KNEEANGLE( [.L$37]; [.M$36]; [.$A228]; [.L$30]; [.L$29]; [.L$27]; [.K228] )" office:value-type="float" office:value="142.357065542023" calcext:value-type="float">
            <text:p>142.36</text:p>
          </table:table-cell>
          <table:table-cell table:formula="of:=( [.N228] - [.N227] ) / ( 60 / [.$B$2] / 360 )" office:value-type="float" office:value="-117.602953178096" calcext:value-type="float">
            <text:p>-117.60</text:p>
          </table:table-cell>
          <table:table-cell table:formula="of:=( [.O228] - [.O227] ) / ( 60 / [.$B$2] / 360 )" office:value-type="float" office:value="-3158.56269792768" calcext:value-type="float">
            <text:p>-3,158.56</text:p>
          </table:table-cell>
          <table:table-cell table:number-columns-repeated="15"/>
        </table:table-row>
        <table:table-row table:style-name="ro1">
          <table:table-cell office:value-type="float" office:value="189" calcext:value-type="float">
            <text:p>189.00</text:p>
          </table:table-cell>
          <table:table-cell table:formula="of:=HIPANGLE( [.B$37]; [.C$36]; [.$A229]; [.B$30]; [.B$29]; [.B$27]; [.B$28] )" office:value-type="float" office:value="67.5319809666727" calcext:value-type="float">
            <text:p>67.53</text:p>
          </table:table-cell>
          <table:table-cell table:formula="of:=( [.B229] - [.B228] ) / ( 60 / [.$B$2] / 360 )" office:value-type="float" office:value="39.0660675824158" calcext:value-type="float">
            <text:p>39.07</text:p>
          </table:table-cell>
          <table:table-cell table:formula="of:=( [.C229] - [.C228] ) / ( 60 / [.$B$2] / 360 )" office:value-type="float" office:value="-1721.64990536793" calcext:value-type="float">
            <text:p>-1,721.65</text:p>
          </table:table-cell>
          <table:table-cell table:formula="of:=KNEEANGLE( [.B$37]; [.C$36]; [.$A229]; [.B$30]; [.B$29]; [.B$27]; [.B229] )" office:value-type="float" office:value="141.59726338292" calcext:value-type="float">
            <text:p>141.60</text:p>
          </table:table-cell>
          <table:table-cell table:formula="of:=( [.E229] - [.E228] ) / ( 60 / [.$B$2] / 360 )" office:value-type="float" office:value="-108.882164145346" calcext:value-type="float">
            <text:p>-108.88</text:p>
          </table:table-cell>
          <table:table-cell table:formula="of:=( [.F229] - [.F228] ) / ( 60 / [.$B$2] / 360 )" office:value-type="float" office:value="-3148.98172303998" calcext:value-type="float">
            <text:p>-3,148.98</text:p>
          </table:table-cell>
          <table:table-cell table:number-columns-repeated="3"/>
          <table:table-cell table:formula="of:=HIPANGLE( [.L$37]; [.M$36]; [.$A229]; [.L$30]; [.L$29]; [.L$27]; [.L$28] )" office:value-type="float" office:value="66.3249382340679" calcext:value-type="float">
            <text:p>66.32</text:p>
          </table:table-cell>
          <table:table-cell table:formula="of:=( [.K229] - [.K228] ) / ( 60 / [.$B$2] / 360 )" office:value-type="float" office:value="30.3128174110896" calcext:value-type="float">
            <text:p>30.31</text:p>
          </table:table-cell>
          <table:table-cell table:formula="of:=( [.L229] - [.L228] ) / ( 60 / [.$B$2] / 360 )" office:value-type="float" office:value="-1701.35758065872" calcext:value-type="float">
            <text:p>-1,701.36</text:p>
          </table:table-cell>
          <table:table-cell table:formula="of:=KNEEANGLE( [.L$37]; [.M$36]; [.$A229]; [.L$30]; [.L$29]; [.L$27]; [.K229] )" office:value-type="float" office:value="142.080476752988" calcext:value-type="float">
            <text:p>142.08</text:p>
          </table:table-cell>
          <table:table-cell table:formula="of:=( [.N229] - [.N228] ) / ( 60 / [.$B$2] / 360 )" office:value-type="float" office:value="-124.464955065751" calcext:value-type="float">
            <text:p>-124.46</text:p>
          </table:table-cell>
          <table:table-cell table:formula="of:=( [.O229] - [.O228] ) / ( 60 / [.$B$2] / 360 )" office:value-type="float" office:value="-3087.90084944512" calcext:value-type="float">
            <text:p>-3,087.90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.00</text:p>
          </table:table-cell>
          <table:table-cell table:formula="of:=HIPANGLE( [.B$37]; [.C$36]; [.$A230]; [.B$30]; [.B$29]; [.B$27]; [.B$28] )" office:value-type="float" office:value="67.6104253881826" calcext:value-type="float">
            <text:p>67.61</text:p>
          </table:table-cell>
          <table:table-cell table:formula="of:=( [.B230] - [.B229] ) / ( 60 / [.$B$2] / 360 )" office:value-type="float" office:value="35.2999896794486" calcext:value-type="float">
            <text:p>35.30</text:p>
          </table:table-cell>
          <table:table-cell table:formula="of:=( [.C230] - [.C229] ) / ( 60 / [.$B$2] / 360 )" office:value-type="float" office:value="-1694.73505633523" calcext:value-type="float">
            <text:p>-1,694.74</text:p>
          </table:table-cell>
          <table:table-cell table:formula="of:=KNEEANGLE( [.B$37]; [.C$36]; [.$A230]; [.B$30]; [.B$29]; [.B$27]; [.B230] )" office:value-type="float" office:value="141.340068832441" calcext:value-type="float">
            <text:p>141.34</text:p>
          </table:table-cell>
          <table:table-cell table:formula="of:=( [.E230] - [.E229] ) / ( 60 / [.$B$2] / 360 )" office:value-type="float" office:value="-115.73754771546" calcext:value-type="float">
            <text:p>-115.74</text:p>
          </table:table-cell>
          <table:table-cell table:formula="of:=( [.F230] - [.F229] ) / ( 60 / [.$B$2] / 360 )" office:value-type="float" office:value="-3084.92260655122" calcext:value-type="float">
            <text:p>-3,084.92</text:p>
          </table:table-cell>
          <table:table-cell table:number-columns-repeated="3"/>
          <table:table-cell table:formula="of:=HIPANGLE( [.L$37]; [.M$36]; [.$A230]; [.L$30]; [.L$29]; [.L$27]; [.L$28] )" office:value-type="float" office:value="66.3840530516018" calcext:value-type="float">
            <text:p>66.38</text:p>
          </table:table-cell>
          <table:table-cell table:formula="of:=( [.K230] - [.K229] ) / ( 60 / [.$B$2] / 360 )" office:value-type="float" office:value="26.6016678902339" calcext:value-type="float">
            <text:p>26.60</text:p>
          </table:table-cell>
          <table:table-cell table:formula="of:=( [.L230] - [.L229] ) / ( 60 / [.$B$2] / 360 )" office:value-type="float" office:value="-1670.01728438503" calcext:value-type="float">
            <text:p>-1,670.02</text:p>
          </table:table-cell>
          <table:table-cell table:formula="of:=KNEEANGLE( [.L$37]; [.M$36]; [.$A230]; [.L$30]; [.L$29]; [.L$27]; [.K230] )" office:value-type="float" office:value="141.788998271645" calcext:value-type="float">
            <text:p>141.79</text:p>
          </table:table-cell>
          <table:table-cell table:formula="of:=( [.N230] - [.N229] ) / ( 60 / [.$B$2] / 360 )" office:value-type="float" office:value="-131.165316604071" calcext:value-type="float">
            <text:p>-131.17</text:p>
          </table:table-cell>
          <table:table-cell table:formula="of:=( [.O230] - [.O229] ) / ( 60 / [.$B$2] / 360 )" office:value-type="float" office:value="-3015.162692244" calcext:value-type="float">
            <text:p>-3,015.16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.00</text:p>
          </table:table-cell>
          <table:table-cell table:formula="of:=HIPANGLE( [.B$37]; [.C$36]; [.$A231]; [.B$30]; [.B$29]; [.B$27]; [.B$28] )" office:value-type="float" office:value="67.6806394586091" calcext:value-type="float">
            <text:p>67.68</text:p>
          </table:table-cell>
          <table:table-cell table:formula="of:=( [.B231] - [.B230] ) / ( 60 / [.$B$2] / 360 )" office:value-type="float" office:value="31.5963316919131" calcext:value-type="float">
            <text:p>31.60</text:p>
          </table:table-cell>
          <table:table-cell table:formula="of:=( [.C231] - [.C230] ) / ( 60 / [.$B$2] / 360 )" office:value-type="float" office:value="-1666.64609439099" calcext:value-type="float">
            <text:p>-1,666.65</text:p>
          </table:table-cell>
          <table:table-cell table:formula="of:=KNEEANGLE( [.B$37]; [.C$36]; [.$A231]; [.B$30]; [.B$29]; [.B$27]; [.B231] )" office:value-type="float" office:value="141.067967980151" calcext:value-type="float">
            <text:p>141.07</text:p>
          </table:table-cell>
          <table:table-cell table:formula="of:=( [.E231] - [.E230] ) / ( 60 / [.$B$2] / 360 )" office:value-type="float" office:value="-122.445383530786" calcext:value-type="float">
            <text:p>-122.45</text:p>
          </table:table-cell>
          <table:table-cell table:formula="of:=( [.F231] - [.F230] ) / ( 60 / [.$B$2] / 360 )" office:value-type="float" office:value="-3018.5261168964" calcext:value-type="float">
            <text:p>-3,018.53</text:p>
          </table:table-cell>
          <table:table-cell table:number-columns-repeated="3"/>
          <table:table-cell table:formula="of:=HIPANGLE( [.L$37]; [.M$36]; [.$A231]; [.L$30]; [.L$29]; [.L$27]; [.L$28] )" office:value-type="float" office:value="66.4350798413331" calcext:value-type="float">
            <text:p>66.44</text:p>
          </table:table-cell>
          <table:table-cell table:formula="of:=( [.K231] - [.K230] ) / ( 60 / [.$B$2] / 360 )" office:value-type="float" office:value="22.9620553791023" calcext:value-type="float">
            <text:p>22.96</text:p>
          </table:table-cell>
          <table:table-cell table:formula="of:=( [.L231] - [.L230] ) / ( 60 / [.$B$2] / 360 )" office:value-type="float" office:value="-1637.82563000925" calcext:value-type="float">
            <text:p>-1,637.83</text:p>
          </table:table-cell>
          <table:table-cell table:formula="of:=KNEEANGLE( [.L$37]; [.M$36]; [.$A231]; [.L$30]; [.L$29]; [.L$27]; [.K231] )" office:value-type="float" office:value="141.482997793399" calcext:value-type="float">
            <text:p>141.48</text:p>
          </table:table-cell>
          <table:table-cell table:formula="of:=( [.N231] - [.N230] ) / ( 60 / [.$B$2] / 360 )" office:value-type="float" office:value="-137.700215210945" calcext:value-type="float">
            <text:p>-137.70</text:p>
          </table:table-cell>
          <table:table-cell table:formula="of:=( [.O231] - [.O230] ) / ( 60 / [.$B$2] / 360 )" office:value-type="float" office:value="-2940.70437309337" calcext:value-type="float">
            <text:p>-2,940.70</text:p>
          </table:table-cell>
          <table:table-cell table:number-columns-repeated="15"/>
        </table:table-row>
        <table:table-row table:style-name="ro1">
          <table:table-cell office:value-type="float" office:value="192" calcext:value-type="float">
            <text:p>192.00</text:p>
          </table:table-cell>
          <table:table-cell table:formula="of:=HIPANGLE( [.B$37]; [.C$36]; [.$A232]; [.B$30]; [.B$29]; [.B$27]; [.B$28] )" office:value-type="float" office:value="67.742766836905" calcext:value-type="float">
            <text:p>67.74</text:p>
          </table:table-cell>
          <table:table-cell table:formula="of:=( [.B232] - [.B231] ) / ( 60 / [.$B$2] / 360 )" office:value-type="float" office:value="27.9573202331605" calcext:value-type="float">
            <text:p>27.96</text:p>
          </table:table-cell>
          <table:table-cell table:formula="of:=( [.C232] - [.C231] ) / ( 60 / [.$B$2] / 360 )" office:value-type="float" office:value="-1637.55515643867" calcext:value-type="float">
            <text:p>-1,637.56</text:p>
          </table:table-cell>
          <table:table-cell table:formula="of:=KNEEANGLE( [.B$37]; [.C$36]; [.$A232]; [.B$30]; [.B$29]; [.B$27]; [.B232] )" office:value-type="float" office:value="140.781298627807" calcext:value-type="float">
            <text:p>140.78</text:p>
          </table:table-cell>
          <table:table-cell table:formula="of:=( [.E232] - [.E231] ) / ( 60 / [.$B$2] / 360 )" office:value-type="float" office:value="-129.001208554726" calcext:value-type="float">
            <text:p>-129.00</text:p>
          </table:table-cell>
          <table:table-cell table:formula="of:=( [.F232] - [.F231] ) / ( 60 / [.$B$2] / 360 )" office:value-type="float" office:value="-2950.12126077324" calcext:value-type="float">
            <text:p>-2,950.12</text:p>
          </table:table-cell>
          <table:table-cell table:number-columns-repeated="3"/>
          <table:table-cell table:formula="of:=HIPANGLE( [.L$37]; [.M$36]; [.$A232]; [.L$30]; [.L$29]; [.L$27]; [.L$28] )" office:value-type="float" office:value="66.4781808919221" calcext:value-type="float">
            <text:p>66.48</text:p>
          </table:table-cell>
          <table:table-cell table:formula="of:=( [.K232] - [.K231] ) / ( 60 / [.$B$2] / 360 )" office:value-type="float" office:value="19.3954727650443" calcext:value-type="float">
            <text:p>19.40</text:p>
          </table:table-cell>
          <table:table-cell table:formula="of:=( [.L232] - [.L231] ) / ( 60 / [.$B$2] / 360 )" office:value-type="float" office:value="-1604.96217632609" calcext:value-type="float">
            <text:p>-1,604.96</text:p>
          </table:table-cell>
          <table:table-cell table:formula="of:=KNEEANGLE( [.L$37]; [.M$36]; [.$A232]; [.L$30]; [.L$29]; [.L$27]; [.K232] )" office:value-type="float" office:value="141.162849812686" calcext:value-type="float">
            <text:p>141.16</text:p>
          </table:table-cell>
          <table:table-cell table:formula="of:=( [.N232] - [.N231] ) / ( 60 / [.$B$2] / 360 )" office:value-type="float" office:value="-144.066591320883" calcext:value-type="float">
            <text:p>-144.07</text:p>
          </table:table-cell>
          <table:table-cell table:formula="of:=( [.O232] - [.O231] ) / ( 60 / [.$B$2] / 360 )" office:value-type="float" office:value="-2864.86924947198" calcext:value-type="float">
            <text:p>-2,864.87</text:p>
          </table:table-cell>
          <table:table-cell table:number-columns-repeated="15"/>
        </table:table-row>
        <table:table-row table:style-name="ro1">
          <table:table-cell office:value-type="float" office:value="193" calcext:value-type="float">
            <text:p>193.00</text:p>
          </table:table-cell>
          <table:table-cell table:formula="of:=HIPANGLE( [.B$37]; [.C$36]; [.$A233]; [.B$30]; [.B$29]; [.B$27]; [.B$28] )" office:value-type="float" office:value="67.7969552996636" calcext:value-type="float">
            <text:p>67.80</text:p>
          </table:table-cell>
          <table:table-cell table:formula="of:=( [.B233] - [.B232] ) / ( 60 / [.$B$2] / 360 )" office:value-type="float" office:value="24.3848082413713" calcext:value-type="float">
            <text:p>24.38</text:p>
          </table:table-cell>
          <table:table-cell table:formula="of:=( [.C233] - [.C232] ) / ( 60 / [.$B$2] / 360 )" office:value-type="float" office:value="-1607.63039630513" calcext:value-type="float">
            <text:p>-1,607.63</text:p>
          </table:table-cell>
          <table:table-cell table:formula="of:=KNEEANGLE( [.B$37]; [.C$36]; [.$A233]; [.B$30]; [.B$29]; [.B$27]; [.B233] )" office:value-type="float" office:value="140.480406908325" calcext:value-type="float">
            <text:p>140.48</text:p>
          </table:table-cell>
          <table:table-cell table:formula="of:=( [.E233] - [.E232] ) / ( 60 / [.$B$2] / 360 )" office:value-type="float" office:value="-135.401273766783" calcext:value-type="float">
            <text:p>-135.40</text:p>
          </table:table-cell>
          <table:table-cell table:formula="of:=( [.F233] - [.F232] ) / ( 60 / [.$B$2] / 360 )" office:value-type="float" office:value="-2880.02934542561" calcext:value-type="float">
            <text:p>-2,880.03</text:p>
          </table:table-cell>
          <table:table-cell table:number-columns-repeated="3"/>
          <table:table-cell table:formula="of:=HIPANGLE( [.L$37]; [.M$36]; [.$A233]; [.L$30]; [.L$29]; [.L$27]; [.L$28] )" office:value-type="float" office:value="66.5135209620437" calcext:value-type="float">
            <text:p>66.51</text:p>
          </table:table-cell>
          <table:table-cell table:formula="of:=( [.K233] - [.K232] ) / ( 60 / [.$B$2] / 360 )" office:value-type="float" office:value="15.9030315546971" calcext:value-type="float">
            <text:p>15.90</text:p>
          </table:table-cell>
          <table:table-cell table:formula="of:=( [.L233] - [.L232] ) / ( 60 / [.$B$2] / 360 )" office:value-type="float" office:value="-1571.59854465622" calcext:value-type="float">
            <text:p>-1,571.60</text:p>
          </table:table-cell>
          <table:table-cell table:formula="of:=KNEEANGLE( [.L$37]; [.M$36]; [.$A233]; [.L$30]; [.L$29]; [.L$27]; [.K233] )" office:value-type="float" office:value="140.828934003141" calcext:value-type="float">
            <text:p>140.83</text:p>
          </table:table-cell>
          <table:table-cell table:formula="of:=( [.N233] - [.N232] ) / ( 60 / [.$B$2] / 360 )" office:value-type="float" office:value="-150.262114295303" calcext:value-type="float">
            <text:p>-150.26</text:p>
          </table:table-cell>
          <table:table-cell table:formula="of:=( [.O233] - [.O232] ) / ( 60 / [.$B$2] / 360 )" office:value-type="float" office:value="-2787.98533848899" calcext:value-type="float">
            <text:p>-2,787.99</text:p>
          </table:table-cell>
          <table:table-cell table:number-columns-repeated="15"/>
        </table:table-row>
        <table:table-row table:style-name="ro1">
          <table:table-cell office:value-type="float" office:value="194" calcext:value-type="float">
            <text:p>194.00</text:p>
          </table:table-cell>
          <table:table-cell table:formula="of:=HIPANGLE( [.B$37]; [.C$36]; [.$A234]; [.B$30]; [.B$29]; [.B$27]; [.B$28] )" office:value-type="float" office:value="67.8433559372371" calcext:value-type="float">
            <text:p>67.84</text:p>
          </table:table-cell>
          <table:table-cell table:formula="of:=( [.B234] - [.B233] ) / ( 60 / [.$B$2] / 360 )" office:value-type="float" office:value="20.8802869080678" calcext:value-type="float">
            <text:p>20.88</text:p>
          </table:table-cell>
          <table:table-cell table:formula="of:=( [.C234] - [.C233] ) / ( 60 / [.$B$2] / 360 )" office:value-type="float" office:value="-1577.03459998658" calcext:value-type="float">
            <text:p>-1,577.03</text:p>
          </table:table-cell>
          <table:table-cell table:formula="of:=KNEEANGLE( [.B$37]; [.C$36]; [.$A234]; [.B$30]; [.B$29]; [.B$27]; [.B234] )" office:value-type="float" office:value="140.165645750318" calcext:value-type="float">
            <text:p>140.17</text:p>
          </table:table-cell>
          <table:table-cell table:formula="of:=( [.E234] - [.E233] ) / ( 60 / [.$B$2] / 360 )" office:value-type="float" office:value="-141.642521103483" calcext:value-type="float">
            <text:p>-141.64</text:p>
          </table:table-cell>
          <table:table-cell table:formula="of:=( [.F234] - [.F233] ) / ( 60 / [.$B$2] / 360 )" office:value-type="float" office:value="-2808.5613015152" calcext:value-type="float">
            <text:p>-2,808.56</text:p>
          </table:table-cell>
          <table:table-cell table:number-columns-repeated="3"/>
          <table:table-cell table:formula="of:=HIPANGLE( [.L$37]; [.M$36]; [.$A234]; [.L$30]; [.L$29]; [.L$27]; [.L$28] )" office:value-type="float" office:value="66.5412664773653" calcext:value-type="float">
            <text:p>66.54</text:p>
          </table:table-cell>
          <table:table-cell table:formula="of:=( [.K234] - [.K233] ) / ( 60 / [.$B$2] / 360 )" office:value-type="float" office:value="12.4854818947448" calcext:value-type="float">
            <text:p>12.49</text:p>
          </table:table-cell>
          <table:table-cell table:formula="of:=( [.L234] - [.L233] ) / ( 60 / [.$B$2] / 360 )" office:value-type="float" office:value="-1537.89734697856" calcext:value-type="float">
            <text:p>-1,537.90</text:p>
          </table:table-cell>
          <table:table-cell table:formula="of:=KNEEANGLE( [.L$37]; [.M$36]; [.$A234]; [.L$30]; [.L$29]; [.L$27]; [.K234] )" office:value-type="float" office:value="140.481633683747" calcext:value-type="float">
            <text:p>140.48</text:p>
          </table:table-cell>
          <table:table-cell table:formula="of:=( [.N234] - [.N233] ) / ( 60 / [.$B$2] / 360 )" office:value-type="float" office:value="-156.285143727074" calcext:value-type="float">
            <text:p>-156.29</text:p>
          </table:table-cell>
          <table:table-cell table:formula="of:=( [.O234] - [.O233] ) / ( 60 / [.$B$2] / 360 )" office:value-type="float" office:value="-2710.36324429673" calcext:value-type="float">
            <text:p>-2,710.36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.00</text:p>
          </table:table-cell>
          <table:table-cell table:formula="of:=HIPANGLE( [.B$37]; [.C$36]; [.$A235]; [.B$30]; [.B$29]; [.B$27]; [.B$28] )" office:value-type="float" office:value="67.8821223822029" calcext:value-type="float">
            <text:p>67.88</text:p>
          </table:table-cell>
          <table:table-cell table:formula="of:=( [.B235] - [.B234] ) / ( 60 / [.$B$2] / 360 )" office:value-type="float" office:value="17.4449002346492" calcext:value-type="float">
            <text:p>17.44</text:p>
          </table:table-cell>
          <table:table-cell table:formula="of:=( [.C235] - [.C234] ) / ( 60 / [.$B$2] / 360 )" office:value-type="float" office:value="-1545.92400303837" calcext:value-type="float">
            <text:p>-1,545.92</text:p>
          </table:table-cell>
          <table:table-cell table:formula="of:=KNEEANGLE( [.B$37]; [.C$36]; [.$A235]; [.B$30]; [.B$29]; [.B$27]; [.B235] )" office:value-type="float" office:value="139.837373405164" calcext:value-type="float">
            <text:p>139.84</text:p>
          </table:table-cell>
          <table:table-cell table:formula="of:=( [.E235] - [.E234] ) / ( 60 / [.$B$2] / 360 )" office:value-type="float" office:value="-147.722555319021" calcext:value-type="float">
            <text:p>-147.72</text:p>
          </table:table-cell>
          <table:table-cell table:formula="of:=( [.F235] - [.F234] ) / ( 60 / [.$B$2] / 360 )" office:value-type="float" office:value="-2736.01539699186" calcext:value-type="float">
            <text:p>-2,736.02</text:p>
          </table:table-cell>
          <table:table-cell table:number-columns-repeated="3"/>
          <table:table-cell table:formula="of:=HIPANGLE( [.L$37]; [.M$36]; [.$A235]; [.L$30]; [.L$29]; [.L$27]; [.L$28] )" office:value-type="float" office:value="66.5615847761154" calcext:value-type="float">
            <text:p>66.56</text:p>
          </table:table-cell>
          <table:table-cell table:formula="of:=( [.K235] - [.K234] ) / ( 60 / [.$B$2] / 360 )" office:value-type="float" office:value="9.14323443752494" calcext:value-type="float">
            <text:p>9.14</text:p>
          </table:table-cell>
          <table:table-cell table:formula="of:=( [.L235] - [.L234] ) / ( 60 / [.$B$2] / 360 )" office:value-type="float" office:value="-1504.01135574892" calcext:value-type="float">
            <text:p>-1,504.01</text:p>
          </table:table-cell>
          <table:table-cell table:formula="of:=KNEEANGLE( [.L$37]; [.M$36]; [.$A235]; [.L$30]; [.L$29]; [.L$27]; [.K235] )" office:value-type="float" office:value="140.121334378908" calcext:value-type="float">
            <text:p>140.12</text:p>
          </table:table-cell>
          <table:table-cell table:formula="of:=( [.N235] - [.N234] ) / ( 60 / [.$B$2] / 360 )" office:value-type="float" office:value="-162.134687177449" calcext:value-type="float">
            <text:p>-162.13</text:p>
          </table:table-cell>
          <table:table-cell table:formula="of:=( [.O235] - [.O234] ) / ( 60 / [.$B$2] / 360 )" office:value-type="float" office:value="-2632.29455266895" calcext:value-type="float">
            <text:p>-2,632.29</text:p>
          </table:table-cell>
          <table:table-cell table:number-columns-repeated="15"/>
        </table:table-row>
        <table:table-row table:style-name="ro1">
          <table:table-cell office:value-type="float" office:value="196" calcext:value-type="float">
            <text:p>196.00</text:p>
          </table:table-cell>
          <table:table-cell table:formula="of:=HIPANGLE( [.B$37]; [.C$36]; [.$A236]; [.B$30]; [.B$29]; [.B$27]; [.B$28] )" office:value-type="float" office:value="67.9134100750037" calcext:value-type="float">
            <text:p>67.91</text:p>
          </table:table-cell>
          <table:table-cell table:formula="of:=( [.B236] - [.B235] ) / ( 60 / [.$B$2] / 360 )" office:value-type="float" office:value="14.0794617603483" calcext:value-type="float">
            <text:p>14.08</text:p>
          </table:table-cell>
          <table:table-cell table:formula="of:=( [.C236] - [.C235] ) / ( 60 / [.$B$2] / 360 )" office:value-type="float" office:value="-1514.44731343542" calcext:value-type="float">
            <text:p>-1,514.45</text:p>
          </table:table-cell>
          <table:table-cell table:formula="of:=KNEEANGLE( [.B$37]; [.C$36]; [.$A236]; [.B$30]; [.B$29]; [.B$27]; [.B236] )" office:value-type="float" office:value="139.495952045949" calcext:value-type="float">
            <text:p>139.50</text:p>
          </table:table-cell>
          <table:table-cell table:formula="of:=( [.E236] - [.E235] ) / ( 60 / [.$B$2] / 360 )" office:value-type="float" office:value="-153.639611646874" calcext:value-type="float">
            <text:p>-153.64</text:p>
          </table:table-cell>
          <table:table-cell table:formula="of:=( [.F236] - [.F235] ) / ( 60 / [.$B$2] / 360 )" office:value-type="float" office:value="-2662.67534753375" calcext:value-type="float">
            <text:p>-2,662.68</text:p>
          </table:table-cell>
          <table:table-cell table:number-columns-repeated="3"/>
          <table:table-cell table:formula="of:=HIPANGLE( [.L$37]; [.M$36]; [.$A236]; [.L$30]; [.L$29]; [.L$27]; [.L$28] )" office:value-type="float" office:value="66.5746434062081" calcext:value-type="float">
            <text:p>66.57</text:p>
          </table:table-cell>
          <table:table-cell table:formula="of:=( [.K236] - [.K235] ) / ( 60 / [.$B$2] / 360 )" office:value-type="float" office:value="5.87638354171531" calcext:value-type="float">
            <text:p>5.88</text:p>
          </table:table-cell>
          <table:table-cell table:formula="of:=( [.L236] - [.L235] ) / ( 60 / [.$B$2] / 360 )" office:value-type="float" office:value="-1470.08290311433" calcext:value-type="float">
            <text:p>-1,470.08</text:p>
          </table:table-cell>
          <table:table-cell table:formula="of:=KNEEANGLE( [.L$37]; [.M$36]; [.$A236]; [.L$30]; [.L$29]; [.L$27]; [.K236] )" office:value-type="float" office:value="139.748422478178" calcext:value-type="float">
            <text:p>139.75</text:p>
          </table:table-cell>
          <table:table-cell table:formula="of:=( [.N236] - [.N235] ) / ( 60 / [.$B$2] / 360 )" office:value-type="float" office:value="-167.810355328898" calcext:value-type="float">
            <text:p>-167.81</text:p>
          </table:table-cell>
          <table:table-cell table:formula="of:=( [.O236] - [.O235] ) / ( 60 / [.$B$2] / 360 )" office:value-type="float" office:value="-2554.05066815186" calcext:value-type="float">
            <text:p>-2,554.05</text:p>
          </table:table-cell>
          <table:table-cell table:number-columns-repeated="15"/>
        </table:table-row>
        <table:table-row table:style-name="ro1">
          <table:table-cell office:value-type="float" office:value="197" calcext:value-type="float">
            <text:p>197.00</text:p>
          </table:table-cell>
          <table:table-cell table:formula="of:=HIPANGLE( [.B$37]; [.C$36]; [.$A237]; [.B$30]; [.B$29]; [.B$27]; [.B$28] )" office:value-type="float" office:value="67.937375570596" calcext:value-type="float">
            <text:p>67.94</text:p>
          </table:table-cell>
          <table:table-cell table:formula="of:=( [.B237] - [.B236] ) / ( 60 / [.$B$2] / 360 )" office:value-type="float" office:value="10.7844730165318" calcext:value-type="float">
            <text:p>10.78</text:p>
          </table:table-cell>
          <table:table-cell table:formula="of:=( [.C237] - [.C236] ) / ( 60 / [.$B$2] / 360 )" office:value-type="float" office:value="-1482.74493471739" calcext:value-type="float">
            <text:p>-1,482.74</text:p>
          </table:table-cell>
          <table:table-cell table:formula="of:=KNEEANGLE( [.B$37]; [.C$36]; [.$A237]; [.B$30]; [.B$29]; [.B$27]; [.B237] )" office:value-type="float" office:value="139.141746445676" calcext:value-type="float">
            <text:p>139.14</text:p>
          </table:table-cell>
          <table:table-cell table:formula="of:=( [.E237] - [.E236] ) / ( 60 / [.$B$2] / 360 )" office:value-type="float" office:value="-159.392520122616" calcext:value-type="float">
            <text:p>-159.39</text:p>
          </table:table-cell>
          <table:table-cell table:formula="of:=( [.F237] - [.F236] ) / ( 60 / [.$B$2] / 360 )" office:value-type="float" office:value="-2588.80881408388" calcext:value-type="float">
            <text:p>-2,588.81</text:p>
          </table:table-cell>
          <table:table-cell table:number-columns-repeated="3"/>
          <table:table-cell table:formula="of:=HIPANGLE( [.L$37]; [.M$36]; [.$A237]; [.L$30]; [.L$29]; [.L$27]; [.L$28] )" office:value-type="float" office:value="66.5806094758409" calcext:value-type="float">
            <text:p>66.58</text:p>
          </table:table-cell>
          <table:table-cell table:formula="of:=( [.K237] - [.K236] ) / ( 60 / [.$B$2] / 360 )" office:value-type="float" office:value="2.68473133476874" calcext:value-type="float">
            <text:p>2.68</text:p>
          </table:table-cell>
          <table:table-cell table:formula="of:=( [.L237] - [.L236] ) / ( 60 / [.$B$2] / 360 )" office:value-type="float" office:value="-1436.24349312596" calcext:value-type="float">
            <text:p>-1,436.24</text:p>
          </table:table-cell>
          <table:table-cell table:formula="of:=KNEEANGLE( [.L$37]; [.M$36]; [.$A237]; [.L$30]; [.L$29]; [.L$27]; [.K237] )" office:value-type="float" office:value="139.363283999357" calcext:value-type="float">
            <text:p>139.36</text:p>
          </table:table-cell>
          <table:table-cell table:formula="of:=( [.N237] - [.N236] ) / ( 60 / [.$B$2] / 360 )" office:value-type="float" office:value="-173.312315469401" calcext:value-type="float">
            <text:p>-173.31</text:p>
          </table:table-cell>
          <table:table-cell table:formula="of:=( [.O237] - [.O236] ) / ( 60 / [.$B$2] / 360 )" office:value-type="float" office:value="-2475.88206322661" calcext:value-type="float">
            <text:p>-2,475.88</text:p>
          </table:table-cell>
          <table:table-cell table:number-columns-repeated="15"/>
        </table:table-row>
        <table:table-row table:style-name="ro1">
          <table:table-cell office:value-type="float" office:value="198" calcext:value-type="float">
            <text:p>198.00</text:p>
          </table:table-cell>
          <table:table-cell table:formula="of:=HIPANGLE( [.B$37]; [.C$36]; [.$A238]; [.B$30]; [.B$29]; [.B$27]; [.B$28] )" office:value-type="float" office:value="67.9541758889905" calcext:value-type="float">
            <text:p>67.95</text:p>
          </table:table-cell>
          <table:table-cell table:formula="of:=( [.B238] - [.B237] ) / ( 60 / [.$B$2] / 360 )" office:value-type="float" office:value="7.5601432775386" calcext:value-type="float">
            <text:p>7.56</text:p>
          </table:table-cell>
          <table:table-cell table:formula="of:=( [.C238] - [.C237] ) / ( 60 / [.$B$2] / 360 )" office:value-type="float" office:value="-1450.94838254696" calcext:value-type="float">
            <text:p>-1,450.95</text:p>
          </table:table-cell>
          <table:table-cell table:formula="of:=KNEEANGLE( [.B$37]; [.C$36]; [.$A238]; [.B$30]; [.B$29]; [.B$27]; [.B238] )" office:value-type="float" office:value="138.775122740348" calcext:value-type="float">
            <text:p>138.78</text:p>
          </table:table-cell>
          <table:table-cell table:formula="of:=( [.E238] - [.E237] ) / ( 60 / [.$B$2] / 360 )" office:value-type="float" office:value="-164.980667397553" calcext:value-type="float">
            <text:p>-164.98</text:p>
          </table:table-cell>
          <table:table-cell table:formula="of:=( [.F238] - [.F237] ) / ( 60 / [.$B$2] / 360 )" office:value-type="float" office:value="-2514.66627372196" calcext:value-type="float">
            <text:p>-2,514.67</text:p>
          </table:table-cell>
          <table:table-cell table:number-columns-repeated="3"/>
          <table:table-cell table:formula="of:=HIPANGLE( [.L$37]; [.M$36]; [.$A238]; [.L$30]; [.L$29]; [.L$27]; [.L$28] )" office:value-type="float" office:value="66.5796490585221" calcext:value-type="float">
            <text:p>66.58</text:p>
          </table:table-cell>
          <table:table-cell table:formula="of:=( [.K238] - [.K237] ) / ( 60 / [.$B$2] / 360 )" office:value-type="float" office:value="-0.432187793444427" calcext:value-type="float">
            <text:p>-0.43</text:p>
          </table:table-cell>
          <table:table-cell table:formula="of:=( [.L238] - [.L237] ) / ( 60 / [.$B$2] / 360 )" office:value-type="float" office:value="-1402.61360769593" calcext:value-type="float">
            <text:p>-1,402.61</text:p>
          </table:table-cell>
          <table:table-cell table:formula="of:=KNEEANGLE( [.L$37]; [.M$36]; [.$A238]; [.L$30]; [.L$29]; [.L$27]; [.K238] )" office:value-type="float" office:value="138.966303456825" calcext:value-type="float">
            <text:p>138.97</text:p>
          </table:table-cell>
          <table:table-cell table:formula="of:=( [.N238] - [.N237] ) / ( 60 / [.$B$2] / 360 )" office:value-type="float" office:value="-178.641244139243" calcext:value-type="float">
            <text:p>-178.64</text:p>
          </table:table-cell>
          <table:table-cell table:formula="of:=( [.O238] - [.O237] ) / ( 60 / [.$B$2] / 360 )" office:value-type="float" office:value="-2398.0179014287" calcext:value-type="float">
            <text:p>-2,398.02</text:p>
          </table:table-cell>
          <table:table-cell table:number-columns-repeated="15"/>
        </table:table-row>
        <table:table-row table:style-name="ro1">
          <table:table-cell office:value-type="float" office:value="199" calcext:value-type="float">
            <text:p>199.00</text:p>
          </table:table-cell>
          <table:table-cell table:formula="of:=HIPANGLE( [.B$37]; [.C$36]; [.$A239]; [.B$30]; [.B$29]; [.B$27]; [.B$28] )" office:value-type="float" office:value="67.9639679116718" calcext:value-type="float">
            <text:p>67.96</text:p>
          </table:table-cell>
          <table:table-cell table:formula="of:=( [.B239] - [.B238] ) / ( 60 / [.$B$2] / 360 )" office:value-type="float" office:value="4.40641020655761" calcext:value-type="float">
            <text:p>4.41</text:p>
          </table:table-cell>
          <table:table-cell table:formula="of:=( [.C239] - [.C238] ) / ( 60 / [.$B$2] / 360 )" office:value-type="float" office:value="-1419.17988194145" calcext:value-type="float">
            <text:p>-1,419.18</text:p>
          </table:table-cell>
          <table:table-cell table:formula="of:=KNEEANGLE( [.B$37]; [.C$36]; [.$A239]; [.B$30]; [.B$29]; [.B$27]; [.B239] )" office:value-type="float" office:value="138.396447280749" calcext:value-type="float">
            <text:p>138.40</text:p>
          </table:table-cell>
          <table:table-cell table:formula="of:=( [.E239] - [.E238] ) / ( 60 / [.$B$2] / 360 )" office:value-type="float" office:value="-170.403956819899" calcext:value-type="float">
            <text:p>-170.40</text:p>
          </table:table-cell>
          <table:table-cell table:formula="of:=( [.F239] - [.F238] ) / ( 60 / [.$B$2] / 360 )" office:value-type="float" office:value="-2440.48024005572" calcext:value-type="float">
            <text:p>-2,440.48</text:p>
          </table:table-cell>
          <table:table-cell table:number-columns-repeated="3"/>
          <table:table-cell table:formula="of:=HIPANGLE( [.L$37]; [.M$36]; [.$A239]; [.L$30]; [.L$29]; [.L$27]; [.L$28] )" office:value-type="float" office:value="66.5719266526345" calcext:value-type="float">
            <text:p>66.57</text:p>
          </table:table-cell>
          <table:table-cell table:formula="of:=( [.K239] - [.K238] ) / ( 60 / [.$B$2] / 360 )" office:value-type="float" office:value="-3.47508264943528" calcext:value-type="float">
            <text:p>-3.48</text:p>
          </table:table-cell>
          <table:table-cell table:formula="of:=( [.L239] - [.L238] ) / ( 60 / [.$B$2] / 360 )" office:value-type="float" office:value="-1369.30268519588" calcext:value-type="float">
            <text:p>-1,369.30</text:p>
          </table:table-cell>
          <table:table-cell table:formula="of:=KNEEANGLE( [.L$37]; [.M$36]; [.$A239]; [.L$30]; [.L$29]; [.L$27]; [.K239] )" office:value-type="float" office:value="138.557862835309" calcext:value-type="float">
            <text:p>138.56</text:p>
          </table:table-cell>
          <table:table-cell table:formula="of:=( [.N239] - [.N238] ) / ( 60 / [.$B$2] / 360 )" office:value-type="float" office:value="-183.798279682063" calcext:value-type="float">
            <text:p>-183.80</text:p>
          </table:table-cell>
          <table:table-cell table:formula="of:=( [.O239] - [.O238] ) / ( 60 / [.$B$2] / 360 )" office:value-type="float" office:value="-2320.66599426886" calcext:value-type="float">
            <text:p>-2,320.67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.00</text:p>
          </table:table-cell>
          <table:table-cell table:formula="of:=HIPANGLE( [.B$37]; [.C$36]; [.$A240]; [.B$30]; [.B$29]; [.B$27]; [.B$28] )" office:value-type="float" office:value="67.966907825063" calcext:value-type="float">
            <text:p>67.97</text:p>
          </table:table-cell>
          <table:table-cell table:formula="of:=( [.B240] - [.B239] ) / ( 60 / [.$B$2] / 360 )" office:value-type="float" office:value="1.3229610260538" calcext:value-type="float">
            <text:p>1.32</text:p>
          </table:table-cell>
          <table:table-cell table:formula="of:=( [.C240] - [.C239] ) / ( 60 / [.$B$2] / 360 )" office:value-type="float" office:value="-1387.55213122671" calcext:value-type="float">
            <text:p>-1,387.55</text:p>
          </table:table-cell>
          <table:table-cell table:formula="of:=KNEEANGLE( [.B$37]; [.C$36]; [.$A240]; [.B$30]; [.B$29]; [.B$27]; [.B240] )" office:value-type="float" office:value="138.006085575198" calcext:value-type="float">
            <text:p>138.01</text:p>
          </table:table-cell>
          <table:table-cell table:formula="of:=( [.E240] - [.E239] ) / ( 60 / [.$B$2] / 360 )" office:value-type="float" office:value="-175.662767497957" calcext:value-type="float">
            <text:p>-175.66</text:p>
          </table:table-cell>
          <table:table-cell table:formula="of:=( [.F240] - [.F239] ) / ( 60 / [.$B$2] / 360 )" office:value-type="float" office:value="-2366.4648051259" calcext:value-type="float">
            <text:p>-2,366.46</text:p>
          </table:table-cell>
          <table:table-cell table:number-columns-repeated="3"/>
          <table:table-cell table:formula="of:=HIPANGLE( [.L$37]; [.M$36]; [.$A240]; [.L$30]; [.L$29]; [.L$27]; [.L$28] )" office:value-type="float" office:value="66.5576046949033" calcext:value-type="float">
            <text:p>66.56</text:p>
          </table:table-cell>
          <table:table-cell table:formula="of:=( [.K240] - [.K239] ) / ( 60 / [.$B$2] / 360 )" office:value-type="float" office:value="-6.44488097904556" calcext:value-type="float">
            <text:p>-6.44</text:p>
          </table:table-cell>
          <table:table-cell table:formula="of:=( [.L240] - [.L239] ) / ( 60 / [.$B$2] / 360 )" office:value-type="float" office:value="-1336.40924832463" calcext:value-type="float">
            <text:p>-1,336.41</text:p>
          </table:table-cell>
          <table:table-cell table:formula="of:=KNEEANGLE( [.L$37]; [.M$36]; [.$A240]; [.L$30]; [.L$29]; [.L$27]; [.K240] )" office:value-type="float" office:value="138.138340667885" calcext:value-type="float">
            <text:p>138.14</text:p>
          </table:table-cell>
          <table:table-cell table:formula="of:=( [.N240] - [.N239] ) / ( 60 / [.$B$2] / 360 )" office:value-type="float" office:value="-188.784975340758" calcext:value-type="float">
            <text:p>-188.78</text:p>
          </table:table-cell>
          <table:table-cell table:formula="of:=( [.O240] - [.O239] ) / ( 60 / [.$B$2] / 360 )" office:value-type="float" office:value="-2244.0130464129" calcext:value-type="float">
            <text:p>-2,244.0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.00</text:p>
          </table:table-cell>
          <table:table-cell table:formula="of:=HIPANGLE( [.B$37]; [.C$36]; [.$A241]; [.B$30]; [.B$29]; [.B$27]; [.B$28] )" office:value-type="float" office:value="67.9631506114617" calcext:value-type="float">
            <text:p>67.96</text:p>
          </table:table-cell>
          <table:table-cell table:formula="of:=( [.B241] - [.B240] ) / ( 60 / [.$B$2] / 360 )" office:value-type="float" office:value="-1.6907461205804" calcext:value-type="float">
            <text:p>-1.69</text:p>
          </table:table-cell>
          <table:table-cell table:formula="of:=( [.C241] - [.C240] ) / ( 60 / [.$B$2] / 360 )" office:value-type="float" office:value="-1356.16821598539" calcext:value-type="float">
            <text:p>-1,356.17</text:p>
          </table:table-cell>
          <table:table-cell table:formula="of:=KNEEANGLE( [.B$37]; [.C$36]; [.$A241]; [.B$30]; [.B$29]; [.B$27]; [.B241] )" office:value-type="float" office:value="137.604401324108" calcext:value-type="float">
            <text:p>137.60</text:p>
          </table:table-cell>
          <table:table-cell table:formula="of:=( [.E241] - [.E240] ) / ( 60 / [.$B$2] / 360 )" office:value-type="float" office:value="-180.757912990508" calcext:value-type="float">
            <text:p>-180.76</text:p>
          </table:table-cell>
          <table:table-cell table:formula="of:=( [.F241] - [.F240] ) / ( 60 / [.$B$2] / 360 )" office:value-type="float" office:value="-2292.81547164796" calcext:value-type="float">
            <text:p>-2,292.82</text:p>
          </table:table-cell>
          <table:table-cell table:number-columns-repeated="3"/>
          <table:table-cell table:formula="of:=HIPANGLE( [.L$37]; [.M$36]; [.$A241]; [.L$30]; [.L$29]; [.L$27]; [.L$28] )" office:value-type="float" office:value="66.5368431265043" calcext:value-type="float">
            <text:p>66.54</text:p>
          </table:table-cell>
          <table:table-cell table:formula="of:=( [.K241] - [.K240] ) / ( 60 / [.$B$2] / 360 )" office:value-type="float" office:value="-9.34270577954806" calcext:value-type="float">
            <text:p>-9.34</text:p>
          </table:table-cell>
          <table:table-cell table:formula="of:=( [.L241] - [.L240] ) / ( 60 / [.$B$2] / 360 )" office:value-type="float" office:value="-1304.02116022612" calcext:value-type="float">
            <text:p>-1,304.02</text:p>
          </table:table-cell>
          <table:table-cell table:formula="of:=KNEEANGLE( [.L$37]; [.M$36]; [.$A241]; [.L$30]; [.L$29]; [.L$27]; [.K241] )" office:value-type="float" office:value="137.708111215776" calcext:value-type="float">
            <text:p>137.71</text:p>
          </table:table-cell>
          <table:table-cell table:formula="of:=( [.N241] - [.N240] ) / ( 60 / [.$B$2] / 360 )" office:value-type="float" office:value="-193.603253449224" calcext:value-type="float">
            <text:p>-193.60</text:p>
          </table:table-cell>
          <table:table-cell table:formula="of:=( [.O241] - [.O240] ) / ( 60 / [.$B$2] / 360 )" office:value-type="float" office:value="-2168.22514880981" calcext:value-type="float">
            <text:p>-2,168.23</text:p>
          </table:table-cell>
          <table:table-cell table:number-columns-repeated="15"/>
        </table:table-row>
        <table:table-row table:style-name="ro1">
          <table:table-cell office:value-type="float" office:value="202" calcext:value-type="float">
            <text:p>202.00</text:p>
          </table:table-cell>
          <table:table-cell table:formula="of:=HIPANGLE( [.B$37]; [.C$36]; [.$A242]; [.B$30]; [.B$29]; [.B$27]; [.B$28] )" office:value-type="float" office:value="67.9528495872171" calcext:value-type="float">
            <text:p>67.95</text:p>
          </table:table-cell>
          <table:table-cell table:formula="of:=( [.B242] - [.B241] ) / ( 60 / [.$B$2] / 360 )" office:value-type="float" office:value="-4.63546091008169" calcext:value-type="float">
            <text:p>-4.64</text:p>
          </table:table-cell>
          <table:table-cell table:formula="of:=( [.C242] - [.C241] ) / ( 60 / [.$B$2] / 360 )" office:value-type="float" office:value="-1325.12165527558" calcext:value-type="float">
            <text:p>-1,325.12</text:p>
          </table:table-cell>
          <table:table-cell table:formula="of:=KNEEANGLE( [.B$37]; [.C$36]; [.$A242]; [.B$30]; [.B$29]; [.B$27]; [.B242] )" office:value-type="float" office:value="137.191755545903" calcext:value-type="float">
            <text:p>137.19</text:p>
          </table:table-cell>
          <table:table-cell table:formula="of:=( [.E242] - [.E241] ) / ( 60 / [.$B$2] / 360 )" office:value-type="float" office:value="-185.690600192181" calcext:value-type="float">
            <text:p>-185.69</text:p>
          </table:table-cell>
          <table:table-cell table:formula="of:=( [.F242] - [.F241] ) / ( 60 / [.$B$2] / 360 )" office:value-type="float" office:value="-2219.70924075308" calcext:value-type="float">
            <text:p>-2,219.71</text:p>
          </table:table-cell>
          <table:table-cell table:number-columns-repeated="3"/>
          <table:table-cell table:formula="of:=HIPANGLE( [.L$37]; [.M$36]; [.$A242]; [.L$30]; [.L$29]; [.L$27]; [.L$28] )" office:value-type="float" office:value="66.5097990100303" calcext:value-type="float">
            <text:p>66.51</text:p>
          </table:table-cell>
          <table:table-cell table:formula="of:=( [.K242] - [.K241] ) / ( 60 / [.$B$2] / 360 )" office:value-type="float" office:value="-12.1698524132881" calcext:value-type="float">
            <text:p>-12.17</text:p>
          </table:table-cell>
          <table:table-cell table:formula="of:=( [.L242] - [.L241] ) / ( 60 / [.$B$2] / 360 )" office:value-type="float" office:value="-1272.21598518304" calcext:value-type="float">
            <text:p>-1,272.22</text:p>
          </table:table-cell>
          <table:table-cell table:formula="of:=KNEEANGLE( [.L$37]; [.M$36]; [.$A242]; [.L$30]; [.L$29]; [.L$27]; [.K242] )" office:value-type="float" office:value="137.26754374651" calcext:value-type="float">
            <text:p>137.27</text:p>
          </table:table-cell>
          <table:table-cell table:formula="of:=( [.N242] - [.N241] ) / ( 60 / [.$B$2] / 360 )" office:value-type="float" office:value="-198.255361169623" calcext:value-type="float">
            <text:p>-198.26</text:p>
          </table:table-cell>
          <table:table-cell table:formula="of:=( [.O242] - [.O241] ) / ( 60 / [.$B$2] / 360 )" office:value-type="float" office:value="-2093.4484741796" calcext:value-type="float">
            <text:p>-2,093.45</text:p>
          </table:table-cell>
          <table:table-cell table:number-columns-repeated="15"/>
        </table:table-row>
        <table:table-row table:style-name="ro1">
          <table:table-cell office:value-type="float" office:value="203" calcext:value-type="float">
            <text:p>203.00</text:p>
          </table:table-cell>
          <table:table-cell table:formula="of:=HIPANGLE( [.B$37]; [.C$36]; [.$A243]; [.B$30]; [.B$29]; [.B$27]; [.B$28] )" office:value-type="float" office:value="67.9361559873554" calcext:value-type="float">
            <text:p>67.94</text:p>
          </table:table-cell>
          <table:table-cell table:formula="of:=( [.B243] - [.B242] ) / ( 60 / [.$B$2] / 360 )" office:value-type="float" office:value="-7.51211993776977" calcext:value-type="float">
            <text:p>-7.51</text:p>
          </table:table-cell>
          <table:table-cell table:formula="of:=( [.C243] - [.C242] ) / ( 60 / [.$B$2] / 360 )" office:value-type="float" office:value="-1294.49656245964" calcext:value-type="float">
            <text:p>-1,294.50</text:p>
          </table:table-cell>
          <table:table-cell table:formula="of:=KNEEANGLE( [.B$37]; [.C$36]; [.$A243]; [.B$30]; [.B$29]; [.B$27]; [.B243] )" office:value-type="float" office:value="136.76850579278" calcext:value-type="float">
            <text:p>136.77</text:p>
          </table:table-cell>
          <table:table-cell table:formula="of:=( [.E243] - [.E242] ) / ( 60 / [.$B$2] / 360 )" office:value-type="float" office:value="-190.462388905159" calcext:value-type="float">
            <text:p>-190.46</text:p>
          </table:table-cell>
          <table:table-cell table:formula="of:=( [.F243] - [.F242] ) / ( 60 / [.$B$2] / 360 )" office:value-type="float" office:value="-2147.30492084001" calcext:value-type="float">
            <text:p>-2,147.30</text:p>
          </table:table-cell>
          <table:table-cell table:number-columns-repeated="3"/>
          <table:table-cell table:formula="of:=HIPANGLE( [.L$37]; [.M$36]; [.$A243]; [.L$30]; [.L$29]; [.L$27]; [.L$28] )" office:value-type="float" office:value="66.4766261951171" calcext:value-type="float">
            <text:p>66.48</text:p>
          </table:table-cell>
          <table:table-cell table:formula="of:=( [.K243] - [.K242] ) / ( 60 / [.$B$2] / 360 )" office:value-type="float" office:value="-14.9277667109338" calcext:value-type="float">
            <text:p>-14.93</text:p>
          </table:table-cell>
          <table:table-cell table:formula="of:=( [.L243] - [.L242] ) / ( 60 / [.$B$2] / 360 )" office:value-type="float" office:value="-1241.06143394055" calcext:value-type="float">
            <text:p>-1,241.06</text:p>
          </table:table-cell>
          <table:table-cell table:formula="of:=KNEEANGLE( [.L$37]; [.M$36]; [.$A243]; [.L$30]; [.L$29]; [.L$27]; [.K243] )" office:value-type="float" office:value="136.817001906204" calcext:value-type="float">
            <text:p>136.82</text:p>
          </table:table-cell>
          <table:table-cell table:formula="of:=( [.N243] - [.N242] ) / ( 60 / [.$B$2] / 360 )" office:value-type="float" office:value="-202.743828137874" calcext:value-type="float">
            <text:p>-202.74</text:p>
          </table:table-cell>
          <table:table-cell table:formula="of:=( [.O243] - [.O242] ) / ( 60 / [.$B$2] / 360 )" office:value-type="float" office:value="-2019.81013571263" calcext:value-type="float">
            <text:p>-2,019.81</text:p>
          </table:table-cell>
          <table:table-cell table:number-columns-repeated="15"/>
        </table:table-row>
        <table:table-row table:style-name="ro1">
          <table:table-cell office:value-type="float" office:value="204" calcext:value-type="float">
            <text:p>204.00</text:p>
          </table:table-cell>
          <table:table-cell table:formula="of:=HIPANGLE( [.B$37]; [.C$36]; [.$A244]; [.B$30]; [.B$29]; [.B$27]; [.B$28] )" office:value-type="float" office:value="67.9132185953843" calcext:value-type="float">
            <text:p>67.91</text:p>
          </table:table-cell>
          <table:table-cell table:formula="of:=( [.B244] - [.B243] ) / ( 60 / [.$B$2] / 360 )" office:value-type="float" office:value="-10.3218263869813" calcext:value-type="float">
            <text:p>-10.32</text:p>
          </table:table-cell>
          <table:table-cell table:formula="of:=( [.C244] - [.C243] ) / ( 60 / [.$B$2] / 360 )" office:value-type="float" office:value="-1264.3679021452" calcext:value-type="float">
            <text:p>-1,264.37</text:p>
          </table:table-cell>
          <table:table-cell table:formula="of:=KNEEANGLE( [.B$37]; [.C$36]; [.$A244]; [.B$30]; [.B$29]; [.B$27]; [.B244] )" office:value-type="float" office:value="136.335005453865" calcext:value-type="float">
            <text:p>136.34</text:p>
          </table:table-cell>
          <table:table-cell table:formula="of:=( [.E244] - [.E243] ) / ( 60 / [.$B$2] / 360 )" office:value-type="float" office:value="-195.075152511953" calcext:value-type="float">
            <text:p>-195.08</text:p>
          </table:table-cell>
          <table:table-cell table:formula="of:=( [.F244] - [.F243] ) / ( 60 / [.$B$2] / 360 )" office:value-type="float" office:value="-2075.74362305714" calcext:value-type="float">
            <text:p>-2,075.74</text:p>
          </table:table-cell>
          <table:table-cell table:number-columns-repeated="3"/>
          <table:table-cell table:formula="of:=HIPANGLE( [.L$37]; [.M$36]; [.$A244]; [.L$30]; [.L$29]; [.L$27]; [.L$28] )" office:value-type="float" office:value="66.4374750302098" calcext:value-type="float">
            <text:p>66.44</text:p>
          </table:table-cell>
          <table:table-cell table:formula="of:=( [.K244] - [.K243] ) / ( 60 / [.$B$2] / 360 )" office:value-type="float" office:value="-17.6180242083213" calcext:value-type="float">
            <text:p>-17.62</text:p>
          </table:table-cell>
          <table:table-cell table:formula="of:=( [.L244] - [.L243] ) / ( 60 / [.$B$2] / 360 )" office:value-type="float" office:value="-1210.61587382435" calcext:value-type="float">
            <text:p>-1,210.62</text:p>
          </table:table-cell>
          <table:table-cell table:formula="of:=KNEEANGLE( [.L$37]; [.M$36]; [.$A244]; [.L$30]; [.L$29]; [.L$27]; [.K244] )" office:value-type="float" office:value="136.356843181099" calcext:value-type="float">
            <text:p>136.36</text:p>
          </table:table-cell>
          <table:table-cell table:formula="of:=( [.N244] - [.N243] ) / ( 60 / [.$B$2] / 360 )" office:value-type="float" office:value="-207.071426297072" calcext:value-type="float">
            <text:p>-207.07</text:p>
          </table:table-cell>
          <table:table-cell table:formula="of:=( [.O244] - [.O243] ) / ( 60 / [.$B$2] / 360 )" office:value-type="float" office:value="-1947.41917163952" calcext:value-type="float">
            <text:p>-1,947.42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.00</text:p>
          </table:table-cell>
          <table:table-cell table:formula="of:=HIPANGLE( [.B$37]; [.C$36]; [.$A245]; [.B$30]; [.B$29]; [.B$27]; [.B$28] )" office:value-type="float" office:value="67.8841834166146" calcext:value-type="float">
            <text:p>67.88</text:p>
          </table:table-cell>
          <table:table-cell table:formula="of:=( [.B245] - [.B244] ) / ( 60 / [.$B$2] / 360 )" office:value-type="float" office:value="-13.0658304463601" calcext:value-type="float">
            <text:p>-13.07</text:p>
          </table:table-cell>
          <table:table-cell table:formula="of:=( [.C245] - [.C244] ) / ( 60 / [.$B$2] / 360 )" office:value-type="float" office:value="-1234.80182672047" calcext:value-type="float">
            <text:p>-1,234.80</text:p>
          </table:table-cell>
          <table:table-cell table:formula="of:=KNEEANGLE( [.B$37]; [.C$36]; [.$A245]; [.B$30]; [.B$29]; [.B$27]; [.B245] )" office:value-type="float" office:value="135.891603142556" calcext:value-type="float">
            <text:p>135.89</text:p>
          </table:table-cell>
          <table:table-cell table:formula="of:=( [.E245] - [.E244] ) / ( 60 / [.$B$2] / 360 )" office:value-type="float" office:value="-199.531040089114" calcext:value-type="float">
            <text:p>-199.53</text:p>
          </table:table-cell>
          <table:table-cell table:formula="of:=( [.F245] - [.F244] ) / ( 60 / [.$B$2] / 360 )" office:value-type="float" office:value="-2005.14940972262" calcext:value-type="float">
            <text:p>-2,005.15</text:p>
          </table:table-cell>
          <table:table-cell table:number-columns-repeated="3"/>
          <table:table-cell table:formula="of:=HIPANGLE( [.L$37]; [.M$36]; [.$A245]; [.L$30]; [.L$29]; [.L$27]; [.L$28] )" office:value-type="float" office:value="66.3924921177194" calcext:value-type="float">
            <text:p>66.39</text:p>
          </table:table-cell>
          <table:table-cell table:formula="of:=( [.K245] - [.K244] ) / ( 60 / [.$B$2] / 360 )" office:value-type="float" office:value="-20.2423106206659" calcext:value-type="float">
            <text:p>-20.24</text:p>
          </table:table-cell>
          <table:table-cell table:formula="of:=( [.L245] - [.L244] ) / ( 60 / [.$B$2] / 360 )" office:value-type="float" office:value="-1180.92888555509" calcext:value-type="float">
            <text:p>-1,180.93</text:p>
          </table:table-cell>
          <table:table-cell table:formula="of:=KNEEANGLE( [.L$37]; [.M$36]; [.$A245]; [.L$30]; [.L$29]; [.L$27]; [.K245] )" office:value-type="float" office:value="135.887418443058" calcext:value-type="float">
            <text:p>135.89</text:p>
          </table:table-cell>
          <table:table-cell table:formula="of:=( [.N245] - [.N244] ) / ( 60 / [.$B$2] / 360 )" office:value-type="float" office:value="-211.24113211868" calcext:value-type="float">
            <text:p>-211.24</text:p>
          </table:table-cell>
          <table:table-cell table:formula="of:=( [.O245] - [.O244] ) / ( 60 / [.$B$2] / 360 )" office:value-type="float" office:value="-1876.36761972328" calcext:value-type="float">
            <text:p>-1,876.37</text:p>
          </table:table-cell>
          <table:table-cell table:number-columns-repeated="15"/>
        </table:table-row>
        <table:table-row table:style-name="ro1">
          <table:table-cell office:value-type="float" office:value="206" calcext:value-type="float">
            <text:p>206.00</text:p>
          </table:table-cell>
          <table:table-cell table:formula="of:=HIPANGLE( [.B$37]; [.C$36]; [.$A246]; [.B$30]; [.B$29]; [.B$27]; [.B$28] )" office:value-type="float" office:value="67.8491933930296" calcext:value-type="float">
            <text:p>67.85</text:p>
          </table:table-cell>
          <table:table-cell table:formula="of:=( [.B246] - [.B245] ) / ( 60 / [.$B$2] / 360 )" office:value-type="float" office:value="-15.7455106132609" calcext:value-type="float">
            <text:p>-15.75</text:p>
          </table:table-cell>
          <table:table-cell table:formula="of:=( [.C246] - [.C245] ) / ( 60 / [.$B$2] / 360 )" office:value-type="float" office:value="-1205.85607510534" calcext:value-type="float">
            <text:p>-1,205.86</text:p>
          </table:table-cell>
          <table:table-cell table:formula="of:=KNEEANGLE( [.B$37]; [.C$36]; [.$A246]; [.B$30]; [.B$29]; [.B$27]; [.B246] )" office:value-type="float" office:value="135.438642164264" calcext:value-type="float">
            <text:p>135.44</text:p>
          </table:table-cell>
          <table:table-cell table:formula="of:=( [.E246] - [.E245] ) / ( 60 / [.$B$2] / 360 )" office:value-type="float" office:value="-203.832440231182" calcext:value-type="float">
            <text:p>-203.83</text:p>
          </table:table-cell>
          <table:table-cell table:formula="of:=( [.F246] - [.F245] ) / ( 60 / [.$B$2] / 360 )" office:value-type="float" office:value="-1935.63006393028" calcext:value-type="float">
            <text:p>-1,935.63</text:p>
          </table:table-cell>
          <table:table-cell table:number-columns-repeated="3"/>
          <table:table-cell table:formula="of:=HIPANGLE( [.L$37]; [.M$36]; [.$A246]; [.L$30]; [.L$29]; [.L$27]; [.L$28] )" office:value-type="float" office:value="66.3418201096657" calcext:value-type="float">
            <text:p>66.34</text:p>
          </table:table-cell>
          <table:table-cell table:formula="of:=( [.K246] - [.K245] ) / ( 60 / [.$B$2] / 360 )" office:value-type="float" office:value="-22.8024036241756" calcext:value-type="float">
            <text:p>-22.80</text:p>
          </table:table-cell>
          <table:table-cell table:formula="of:=( [.L246] - [.L245] ) / ( 60 / [.$B$2] / 360 )" office:value-type="float" office:value="-1152.04185157936" calcext:value-type="float">
            <text:p>-1,152.04</text:p>
          </table:table-cell>
          <table:table-cell table:formula="of:=KNEEANGLE( [.L$37]; [.M$36]; [.$A246]; [.L$30]; [.L$29]; [.L$27]; [.K246] )" office:value-type="float" office:value="135.409071573395" calcext:value-type="float">
            <text:p>135.41</text:p>
          </table:table-cell>
          <table:table-cell table:formula="of:=( [.N246] - [.N245] ) / ( 60 / [.$B$2] / 360 )" office:value-type="float" office:value="-215.256091348017" calcext:value-type="float">
            <text:p>-215.26</text:p>
          </table:table-cell>
          <table:table-cell table:formula="of:=( [.O246] - [.O245] ) / ( 60 / [.$B$2] / 360 )" office:value-type="float" office:value="-1806.73165320187" calcext:value-type="float">
            <text:p>-1,806.73</text:p>
          </table:table-cell>
          <table:table-cell table:number-columns-repeated="15"/>
        </table:table-row>
        <table:table-row table:style-name="ro1">
          <table:table-cell office:value-type="float" office:value="207" calcext:value-type="float">
            <text:p>207.00</text:p>
          </table:table-cell>
          <table:table-cell table:formula="of:=HIPANGLE( [.B$37]; [.C$36]; [.$A247]; [.B$30]; [.B$29]; [.B$27]; [.B$28] )" office:value-type="float" office:value="67.8083881574954" calcext:value-type="float">
            <text:p>67.81</text:p>
          </table:table-cell>
          <table:table-cell table:formula="of:=( [.B247] - [.B246] ) / ( 60 / [.$B$2] / 360 )" office:value-type="float" office:value="-18.3623559904063" calcext:value-type="float">
            <text:p>-18.36</text:p>
          </table:table-cell>
          <table:table-cell table:formula="of:=( [.C247] - [.C246] ) / ( 60 / [.$B$2] / 360 )" office:value-type="float" office:value="-1177.58041971545" calcext:value-type="float">
            <text:p>-1,177.58</text:p>
          </table:table-cell>
          <table:table-cell table:formula="of:=KNEEANGLE( [.B$37]; [.C$36]; [.$A247]; [.B$30]; [.B$29]; [.B$27]; [.B247] )" office:value-type="float" office:value="134.976460060283" calcext:value-type="float">
            <text:p>134.98</text:p>
          </table:table-cell>
          <table:table-cell table:formula="of:=( [.E247] - [.E246] ) / ( 60 / [.$B$2] / 360 )" office:value-type="float" office:value="-207.9819467913" calcext:value-type="float">
            <text:p>-207.98</text:p>
          </table:table-cell>
          <table:table-cell table:formula="of:=( [.F247] - [.F246] ) / ( 60 / [.$B$2] / 360 )" office:value-type="float" office:value="-1867.27795205321" calcext:value-type="float">
            <text:p>-1,867.28</text:p>
          </table:table-cell>
          <table:table-cell table:number-columns-repeated="3"/>
          <table:table-cell table:formula="of:=HIPANGLE( [.L$37]; [.M$36]; [.$A247]; [.L$30]; [.L$29]; [.L$27]; [.L$28] )" office:value-type="float" office:value="66.2855975408181" calcext:value-type="float">
            <text:p>66.29</text:p>
          </table:table-cell>
          <table:table-cell table:formula="of:=( [.K247] - [.K246] ) / ( 60 / [.$B$2] / 360 )" office:value-type="float" office:value="-25.3001559814017" calcext:value-type="float">
            <text:p>-25.30</text:p>
          </table:table-cell>
          <table:table-cell table:formula="of:=( [.L247] - [.L246] ) / ( 60 / [.$B$2] / 360 )" office:value-type="float" office:value="-1123.98856075174" calcext:value-type="float">
            <text:p>-1,123.99</text:p>
          </table:table-cell>
          <table:table-cell table:formula="of:=KNEEANGLE( [.L$37]; [.M$36]; [.$A247]; [.L$30]; [.L$29]; [.L$27]; [.K247] )" office:value-type="float" office:value="134.922139159296" calcext:value-type="float">
            <text:p>134.92</text:p>
          </table:table-cell>
          <table:table-cell table:formula="of:=( [.N247] - [.N246] ) / ( 60 / [.$B$2] / 360 )" office:value-type="float" office:value="-219.119586344608" calcext:value-type="float">
            <text:p>-219.12</text:p>
          </table:table-cell>
          <table:table-cell table:formula="of:=( [.O247] - [.O246] ) / ( 60 / [.$B$2] / 360 )" office:value-type="float" office:value="-1738.57274846597" calcext:value-type="float">
            <text:p>-1,738.57</text:p>
          </table:table-cell>
          <table:table-cell table:number-columns-repeated="15"/>
        </table:table-row>
        <table:table-row table:style-name="ro1">
          <table:table-cell office:value-type="float" office:value="208" calcext:value-type="float">
            <text:p>208.00</text:p>
          </table:table-cell>
          <table:table-cell table:formula="of:=HIPANGLE( [.B$37]; [.C$36]; [.$A248]; [.B$30]; [.B$29]; [.B$27]; [.B$28] )" office:value-type="float" office:value="67.7619038249391" calcext:value-type="float">
            <text:p>67.76</text:p>
          </table:table-cell>
          <table:table-cell table:formula="of:=( [.B248] - [.B247] ) / ( 60 / [.$B$2] / 360 )" office:value-type="float" office:value="-20.9179496503111" calcext:value-type="float">
            <text:p>-20.92</text:p>
          </table:table-cell>
          <table:table-cell table:formula="of:=( [.C248] - [.C247] ) / ( 60 / [.$B$2] / 360 )" office:value-type="float" office:value="-1150.01714695715" calcext:value-type="float">
            <text:p>-1,150.02</text:p>
          </table:table-cell>
          <table:table-cell table:formula="of:=KNEEANGLE( [.B$37]; [.C$36]; [.$A248]; [.B$30]; [.B$29]; [.B$27]; [.B248] )" office:value-type="float" office:value="134.50538822321" calcext:value-type="float">
            <text:p>134.51</text:p>
          </table:table-cell>
          <table:table-cell table:formula="of:=( [.E248] - [.E247] ) / ( 60 / [.$B$2] / 360 )" office:value-type="float" office:value="-211.982326682849" calcext:value-type="float">
            <text:p>-211.98</text:p>
          </table:table-cell>
          <table:table-cell table:formula="of:=( [.F248] - [.F247] ) / ( 60 / [.$B$2] / 360 )" office:value-type="float" office:value="-1800.17095119716" calcext:value-type="float">
            <text:p>-1,800.17</text:p>
          </table:table-cell>
          <table:table-cell table:number-columns-repeated="3"/>
          <table:table-cell table:formula="of:=HIPANGLE( [.L$37]; [.M$36]; [.$A248]; [.L$30]; [.L$29]; [.L$27]; [.L$28] )" office:value-type="float" office:value="66.2239586963198" calcext:value-type="float">
            <text:p>66.22</text:p>
          </table:table-cell>
          <table:table-cell table:formula="of:=( [.K248] - [.K247] ) / ( 60 / [.$B$2] / 360 )" office:value-type="float" office:value="-27.7374800242562" calcext:value-type="float">
            <text:p>-27.74</text:p>
          </table:table-cell>
          <table:table-cell table:formula="of:=( [.L248] - [.L247] ) / ( 60 / [.$B$2] / 360 )" office:value-type="float" office:value="-1096.79581928454" calcext:value-type="float">
            <text:p>-1,096.80</text:p>
          </table:table-cell>
          <table:table-cell table:formula="of:=KNEEANGLE( [.L$37]; [.M$36]; [.$A248]; [.L$30]; [.L$29]; [.L$27]; [.K248] )" office:value-type="float" office:value="134.426950256976" calcext:value-type="float">
            <text:p>134.43</text:p>
          </table:table-cell>
          <table:table-cell table:formula="of:=( [.N248] - [.N247] ) / ( 60 / [.$B$2] / 360 )" office:value-type="float" office:value="-222.835006044241" calcext:value-type="float">
            <text:p>-222.84</text:p>
          </table:table-cell>
          <table:table-cell table:formula="of:=( [.O248] - [.O247] ) / ( 60 / [.$B$2] / 360 )" office:value-type="float" office:value="-1671.93886483467" calcext:value-type="float">
            <text:p>-1,671.94</text:p>
          </table:table-cell>
          <table:table-cell table:number-columns-repeated="15"/>
        </table:table-row>
        <table:table-row table:style-name="ro1">
          <table:table-cell office:value-type="float" office:value="209" calcext:value-type="float">
            <text:p>209.00</text:p>
          </table:table-cell>
          <table:table-cell table:formula="of:=HIPANGLE( [.B$37]; [.C$36]; [.$A249]; [.B$30]; [.B$29]; [.B$27]; [.B$28] )" office:value-type="float" office:value="67.7098728180138" calcext:value-type="float">
            <text:p>67.71</text:p>
          </table:table-cell>
          <table:table-cell table:formula="of:=( [.B249] - [.B248] ) / ( 60 / [.$B$2] / 360 )" office:value-type="float" office:value="-23.4139531163805" calcext:value-type="float">
            <text:p>-23.41</text:p>
          </table:table-cell>
          <table:table-cell table:formula="of:=( [.C249] - [.C248] ) / ( 60 / [.$B$2] / 360 )" office:value-type="float" office:value="-1123.20155973123" calcext:value-type="float">
            <text:p>-1,123.20</text:p>
          </table:table-cell>
          <table:table-cell table:formula="of:=KNEEANGLE( [.B$37]; [.C$36]; [.$A249]; [.B$30]; [.B$29]; [.B$27]; [.B249] )" office:value-type="float" office:value="134.025751579127" calcext:value-type="float">
            <text:p>134.03</text:p>
          </table:table-cell>
          <table:table-cell table:formula="of:=( [.E249] - [.E248] ) / ( 60 / [.$B$2] / 360 )" office:value-type="float" office:value="-215.836489837683" calcext:value-type="float">
            <text:p>-215.84</text:p>
          </table:table-cell>
          <table:table-cell table:formula="of:=( [.F249] - [.F248] ) / ( 60 / [.$B$2] / 360 )" office:value-type="float" office:value="-1734.37341967535" calcext:value-type="float">
            <text:p>-1,734.37</text:p>
          </table:table-cell>
          <table:table-cell table:number-columns-repeated="3"/>
          <table:table-cell table:formula="of:=HIPANGLE( [.L$37]; [.M$36]; [.$A249]; [.L$30]; [.L$29]; [.L$27]; [.L$28] )" office:value-type="float" office:value="66.1570335108047" calcext:value-type="float">
            <text:p>66.16</text:p>
          </table:table-cell>
          <table:table-cell table:formula="of:=( [.K249] - [.K248] ) / ( 60 / [.$B$2] / 360 )" office:value-type="float" office:value="-30.1163334817709" calcext:value-type="float">
            <text:p>-30.12</text:p>
          </table:table-cell>
          <table:table-cell table:formula="of:=( [.L249] - [.L248] ) / ( 60 / [.$B$2] / 360 )" office:value-type="float" office:value="-1070.48405588159" calcext:value-type="float">
            <text:p>-1,070.48</text:p>
          </table:table-cell>
          <table:table-cell table:formula="of:=KNEEANGLE( [.L$37]; [.M$36]; [.$A249]; [.L$30]; [.L$29]; [.L$27]; [.K249] )" office:value-type="float" office:value="133.923826215822" calcext:value-type="float">
            <text:p>133.92</text:p>
          </table:table-cell>
          <table:table-cell table:formula="of:=( [.N249] - [.N248] ) / ( 60 / [.$B$2] / 360 )" office:value-type="float" office:value="-226.405818519068" calcext:value-type="float">
            <text:p>-226.41</text:p>
          </table:table-cell>
          <table:table-cell table:formula="of:=( [.O249] - [.O248] ) / ( 60 / [.$B$2] / 360 )" office:value-type="float" office:value="-1606.86561367207" calcext:value-type="float">
            <text:p>-1,606.87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.00</text:p>
          </table:table-cell>
          <table:table-cell table:formula="of:=HIPANGLE( [.B$37]; [.C$36]; [.$A250]; [.B$30]; [.B$29]; [.B$27]; [.B$28] )" office:value-type="float" office:value="67.6524237247125" calcext:value-type="float">
            <text:p>67.65</text:p>
          </table:table-cell>
          <table:table-cell table:formula="of:=( [.B250] - [.B249] ) / ( 60 / [.$B$2] / 360 )" office:value-type="float" office:value="-25.8520919855982" calcext:value-type="float">
            <text:p>-25.85</text:p>
          </table:table-cell>
          <table:table-cell table:formula="of:=( [.C250] - [.C249] ) / ( 60 / [.$B$2] / 360 )" office:value-type="float" office:value="-1097.16249114797" calcext:value-type="float">
            <text:p>-1,097.16</text:p>
          </table:table-cell>
          <table:table-cell table:formula="of:=KNEEANGLE( [.B$37]; [.C$36]; [.$A250]; [.B$30]; [.B$29]; [.B$27]; [.B250] )" office:value-type="float" office:value="133.53786833164" calcext:value-type="float">
            <text:p>133.54</text:p>
          </table:table-cell>
          <table:table-cell table:formula="of:=( [.E250] - [.E249] ) / ( 60 / [.$B$2] / 360 )" office:value-type="float" office:value="-219.547461368877" calcext:value-type="float">
            <text:p>-219.55</text:p>
          </table:table-cell>
          <table:table-cell table:formula="of:=( [.F250] - [.F249] ) / ( 60 / [.$B$2] / 360 )" office:value-type="float" office:value="-1669.9371890374" calcext:value-type="float">
            <text:p>-1,669.94</text:p>
          </table:table-cell>
          <table:table-cell table:number-columns-repeated="3"/>
          <table:table-cell table:formula="of:=HIPANGLE( [.L$37]; [.M$36]; [.$A250]; [.L$30]; [.L$29]; [.L$27]; [.L$28] )" office:value-type="float" office:value="66.0849474960825" calcext:value-type="float">
            <text:p>66.08</text:p>
          </table:table-cell>
          <table:table-cell table:formula="of:=( [.K250] - [.K249] ) / ( 60 / [.$B$2] / 360 )" office:value-type="float" office:value="-32.4387066250104" calcext:value-type="float">
            <text:p>-32.44</text:p>
          </table:table-cell>
          <table:table-cell table:formula="of:=( [.L250] - [.L249] ) / ( 60 / [.$B$2] / 360 )" office:value-type="float" office:value="-1045.06791445779" calcext:value-type="float">
            <text:p>-1,045.07</text:p>
          </table:table-cell>
          <table:table-cell table:formula="of:=KNEEANGLE( [.L$37]; [.M$36]; [.$A250]; [.L$30]; [.L$29]; [.L$27]; [.K250] )" office:value-type="float" office:value="133.413080557861" calcext:value-type="float">
            <text:p>133.41</text:p>
          </table:table-cell>
          <table:table-cell table:formula="of:=( [.N250] - [.N249] ) / ( 60 / [.$B$2] / 360 )" office:value-type="float" office:value="-229.835546082563" calcext:value-type="float">
            <text:p>-229.84</text:p>
          </table:table-cell>
          <table:table-cell table:formula="of:=( [.O250] - [.O249] ) / ( 60 / [.$B$2] / 360 )" office:value-type="float" office:value="-1543.37740357299" calcext:value-type="float">
            <text:p>-1,543.38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.00</text:p>
          </table:table-cell>
          <table:table-cell table:formula="of:=HIPANGLE( [.B$37]; [.C$36]; [.$A251]; [.B$30]; [.B$29]; [.B$27]; [.B$28] )" office:value-type="float" office:value="67.5896811853875" calcext:value-type="float">
            <text:p>67.59</text:p>
          </table:table-cell>
          <table:table-cell table:formula="of:=( [.B251] - [.B250] ) / ( 60 / [.$B$2] / 360 )" office:value-type="float" office:value="-28.2341426962503" calcext:value-type="float">
            <text:p>-28.23</text:p>
          </table:table-cell>
          <table:table-cell table:formula="of:=( [.C251] - [.C250] ) / ( 60 / [.$B$2] / 360 )" office:value-type="float" office:value="-1071.92281979344" calcext:value-type="float">
            <text:p>-1,071.92</text:p>
          </table:table-cell>
          <table:table-cell table:formula="of:=KNEEANGLE( [.B$37]; [.C$36]; [.$A251]; [.B$30]; [.B$29]; [.B$27]; [.B251] )" office:value-type="float" office:value="133.042049762872" calcext:value-type="float">
            <text:p>133.04</text:p>
          </table:table-cell>
          <table:table-cell table:formula="of:=( [.E251] - [.E250] ) / ( 60 / [.$B$2] / 360 )" office:value-type="float" office:value="-223.118355945633" calcext:value-type="float">
            <text:p>-223.12</text:p>
          </table:table-cell>
          <table:table-cell table:formula="of:=( [.F251] - [.F250] ) / ( 60 / [.$B$2] / 360 )" office:value-type="float" office:value="-1606.90255953988" calcext:value-type="float">
            <text:p>-1,606.90</text:p>
          </table:table-cell>
          <table:table-cell table:number-columns-repeated="3"/>
          <table:table-cell table:formula="of:=HIPANGLE( [.L$37]; [.M$36]; [.$A251]; [.L$30]; [.L$29]; [.L$27]; [.L$28] )" office:value-type="float" office:value="66.0078216945605" calcext:value-type="float">
            <text:p>66.01</text:p>
          </table:table-cell>
          <table:table-cell table:formula="of:=( [.K251] - [.K250] ) / ( 60 / [.$B$2] / 360 )" office:value-type="float" office:value="-34.706610684875" calcext:value-type="float">
            <text:p>-34.71</text:p>
          </table:table-cell>
          <table:table-cell table:formula="of:=( [.L251] - [.L250] ) / ( 60 / [.$B$2] / 360 )" office:value-type="float" office:value="-1020.55682693909" calcext:value-type="float">
            <text:p>-1,020.56</text:p>
          </table:table-cell>
          <table:table-cell table:formula="of:=KNEEANGLE( [.L$37]; [.M$36]; [.$A251]; [.L$30]; [.L$29]; [.L$27]; [.K251] )" office:value-type="float" office:value="132.895018907073" calcext:value-type="float">
            <text:p>132.90</text:p>
          </table:table-cell>
          <table:table-cell table:formula="of:=( [.N251] - [.N250] ) / ( 60 / [.$B$2] / 360 )" office:value-type="float" office:value="-233.127742854644" calcext:value-type="float">
            <text:p>-233.13</text:p>
          </table:table-cell>
          <table:table-cell table:formula="of:=( [.O251] - [.O250] ) / ( 60 / [.$B$2] / 360 )" office:value-type="float" office:value="-1481.48854743646" calcext:value-type="float">
            <text:p>-1,481.49</text:p>
          </table:table-cell>
          <table:table-cell table:number-columns-repeated="15"/>
        </table:table-row>
        <table:table-row table:style-name="ro1">
          <table:table-cell office:value-type="float" office:value="212" calcext:value-type="float">
            <text:p>212.00</text:p>
          </table:table-cell>
          <table:table-cell table:formula="of:=HIPANGLE( [.B$37]; [.C$36]; [.$A252]; [.B$30]; [.B$29]; [.B$27]; [.B$28] )" office:value-type="float" office:value="67.5217658066549" calcext:value-type="float">
            <text:p>67.52</text:p>
          </table:table-cell>
          <table:table-cell table:formula="of:=( [.B252] - [.B251] ) / ( 60 / [.$B$2] / 360 )" office:value-type="float" office:value="-30.5619204296732" calcext:value-type="float">
            <text:p>-30.56</text:p>
          </table:table-cell>
          <table:table-cell table:formula="of:=( [.C252] - [.C251] ) / ( 60 / [.$B$2] / 360 )" office:value-type="float" office:value="-1047.49998004031" calcext:value-type="float">
            <text:p>-1,047.50</text:p>
          </table:table-cell>
          <table:table-cell table:formula="of:=KNEEANGLE( [.B$37]; [.C$36]; [.$A252]; [.B$30]; [.B$29]; [.B$27]; [.B252] )" office:value-type="float" office:value="132.538600086518" calcext:value-type="float">
            <text:p>132.54</text:p>
          </table:table-cell>
          <table:table-cell table:formula="of:=( [.E252] - [.E251] ) / ( 60 / [.$B$2] / 360 )" office:value-type="float" office:value="-226.552354359298" calcext:value-type="float">
            <text:p>-226.55</text:p>
          </table:table-cell>
          <table:table-cell table:formula="of:=( [.F252] - [.F251] ) / ( 60 / [.$B$2] / 360 )" office:value-type="float" office:value="-1545.29928614927" calcext:value-type="float">
            <text:p>-1,545.30</text:p>
          </table:table-cell>
          <table:table-cell table:number-columns-repeated="3"/>
          <table:table-cell table:formula="of:=HIPANGLE( [.L$37]; [.M$36]; [.$A252]; [.L$30]; [.L$29]; [.L$27]; [.L$28] )" office:value-type="float" office:value="65.9257726556978" calcext:value-type="float">
            <text:p>65.93</text:p>
          </table:table-cell>
          <table:table-cell table:formula="of:=( [.K252] - [.K251] ) / ( 60 / [.$B$2] / 360 )" office:value-type="float" office:value="-36.9220674882243" calcext:value-type="float">
            <text:p>-36.92</text:p>
          </table:table-cell>
          <table:table-cell table:formula="of:=( [.L252] - [.L251] ) / ( 60 / [.$B$2] / 360 )" office:value-type="float" office:value="-996.955561507171" calcext:value-type="float">
            <text:p>-996.96</text:p>
          </table:table-cell>
          <table:table-cell table:formula="of:=KNEEANGLE( [.L$37]; [.M$36]; [.$A252]; [.L$30]; [.L$29]; [.L$27]; [.K252] )" office:value-type="float" office:value="132.369938963336" calcext:value-type="float">
            <text:p>132.37</text:p>
          </table:table-cell>
          <table:table-cell table:formula="of:=( [.N252] - [.N251] ) / ( 60 / [.$B$2] / 360 )" office:value-type="float" office:value="-236.285974681579" calcext:value-type="float">
            <text:p>-236.29</text:p>
          </table:table-cell>
          <table:table-cell table:formula="of:=( [.O252] - [.O251] ) / ( 60 / [.$B$2] / 360 )" office:value-type="float" office:value="-1421.20432212046" calcext:value-type="float">
            <text:p>-1,421.20</text:p>
          </table:table-cell>
          <table:table-cell table:number-columns-repeated="15"/>
        </table:table-row>
        <table:table-row table:style-name="ro1">
          <table:table-cell office:value-type="float" office:value="213" calcext:value-type="float">
            <text:p>213.00</text:p>
          </table:table-cell>
          <table:table-cell table:formula="of:=HIPANGLE( [.B$37]; [.C$36]; [.$A253]; [.B$30]; [.B$29]; [.B$27]; [.B$28] )" office:value-type="float" office:value="67.4487940997262" calcext:value-type="float">
            <text:p>67.45</text:p>
          </table:table-cell>
          <table:table-cell table:formula="of:=( [.B253] - [.B252] ) / ( 60 / [.$B$2] / 360 )" office:value-type="float" office:value="-32.837268117914" calcext:value-type="float">
            <text:p>-32.84</text:p>
          </table:table-cell>
          <table:table-cell table:formula="of:=( [.C253] - [.C252] ) / ( 60 / [.$B$2] / 360 )" office:value-type="float" office:value="-1023.90645970832" calcext:value-type="float">
            <text:p>-1,023.91</text:p>
          </table:table-cell>
          <table:table-cell table:formula="of:=KNEEANGLE( [.B$37]; [.C$36]; [.$A253]; [.B$30]; [.B$29]; [.B$27]; [.B253] )" office:value-type="float" office:value="132.027816348235" calcext:value-type="float">
            <text:p>132.03</text:p>
          </table:table-cell>
          <table:table-cell table:formula="of:=( [.E253] - [.E252] ) / ( 60 / [.$B$2] / 360 )" office:value-type="float" office:value="-229.852682227265" calcext:value-type="float">
            <text:p>-229.85</text:p>
          </table:table-cell>
          <table:table-cell table:formula="of:=( [.F253] - [.F252] ) / ( 60 / [.$B$2] / 360 )" office:value-type="float" office:value="-1485.14754058525" calcext:value-type="float">
            <text:p>-1,485.15</text:p>
          </table:table-cell>
          <table:table-cell table:number-columns-repeated="3"/>
          <table:table-cell table:formula="of:=HIPANGLE( [.L$37]; [.M$36]; [.$A253]; [.L$30]; [.L$29]; [.L$27]; [.L$28] )" office:value-type="float" office:value="65.8389124329226" calcext:value-type="float">
            <text:p>65.84</text:p>
          </table:table-cell>
          <table:table-cell table:formula="of:=( [.K253] - [.K252] ) / ( 60 / [.$B$2] / 360 )" office:value-type="float" office:value="-39.0871002488275" calcext:value-type="float">
            <text:p>-39.09</text:p>
          </table:table-cell>
          <table:table-cell table:formula="of:=( [.L253] - [.L252] ) / ( 60 / [.$B$2] / 360 )" office:value-type="float" office:value="-974.264742271451" calcext:value-type="float">
            <text:p>-974.26</text:p>
          </table:table-cell>
          <table:table-cell table:formula="of:=KNEEANGLE( [.L$37]; [.M$36]; [.$A253]; [.L$30]; [.L$29]; [.L$27]; [.K253] )" office:value-type="float" office:value="131.838130516026" calcext:value-type="float">
            <text:p>131.84</text:p>
          </table:table-cell>
          <table:table-cell table:formula="of:=( [.N253] - [.N252] ) / ( 60 / [.$B$2] / 360 )" office:value-type="float" office:value="-239.313801289525" calcext:value-type="float">
            <text:p>-239.31</text:p>
          </table:table-cell>
          <table:table-cell table:formula="of:=( [.O253] - [.O252] ) / ( 60 / [.$B$2] / 360 )" office:value-type="float" office:value="-1362.52197357585" calcext:value-type="float">
            <text:p>-1,362.52</text:p>
          </table:table-cell>
          <table:table-cell table:number-columns-repeated="15"/>
        </table:table-row>
        <table:table-row table:style-name="ro1">
          <table:table-cell office:value-type="float" office:value="214" calcext:value-type="float">
            <text:p>214.00</text:p>
          </table:table-cell>
          <table:table-cell table:formula="of:=HIPANGLE( [.B$37]; [.C$36]; [.$A254]; [.B$30]; [.B$29]; [.B$27]; [.B$28] )" office:value-type="float" office:value="67.3708784407908" calcext:value-type="float">
            <text:p>67.37</text:p>
          </table:table-cell>
          <table:table-cell table:formula="of:=( [.B254] - [.B253] ) / ( 60 / [.$B$2] / 360 )" office:value-type="float" office:value="-35.062046520941" calcext:value-type="float">
            <text:p>-35.06</text:p>
          </table:table-cell>
          <table:table-cell table:formula="of:=( [.C254] - [.C253] ) / ( 60 / [.$B$2] / 360 )" office:value-type="float" office:value="-1001.15028136216" calcext:value-type="float">
            <text:p>-1,001.15</text:p>
          </table:table-cell>
          <table:table-cell table:formula="of:=KNEEANGLE( [.B$37]; [.C$36]; [.$A254]; [.B$30]; [.B$29]; [.B$27]; [.B254] )" office:value-type="float" office:value="131.50998836876" calcext:value-type="float">
            <text:p>131.51</text:p>
          </table:table-cell>
          <table:table-cell table:formula="of:=( [.E254] - [.E253] ) / ( 60 / [.$B$2] / 360 )" office:value-type="float" office:value="-233.022590763821" calcext:value-type="float">
            <text:p>-233.02</text:p>
          </table:table-cell>
          <table:table-cell table:formula="of:=( [.F254] - [.F253] ) / ( 60 / [.$B$2] / 360 )" office:value-type="float" office:value="-1426.45884145018" calcext:value-type="float">
            <text:p>-1,426.46</text:p>
          </table:table-cell>
          <table:table-cell table:number-columns-repeated="3"/>
          <table:table-cell table:formula="of:=HIPANGLE( [.L$37]; [.M$36]; [.$A254]; [.L$30]; [.L$29]; [.L$27]; [.L$28] )" office:value-type="float" office:value="65.7473485986024" calcext:value-type="float">
            <text:p>65.75</text:p>
          </table:table-cell>
          <table:table-cell table:formula="of:=( [.K254] - [.K253] ) / ( 60 / [.$B$2] / 360 )" office:value-type="float" office:value="-41.2037254441081" calcext:value-type="float">
            <text:p>-41.20</text:p>
          </table:table-cell>
          <table:table-cell table:formula="of:=( [.L254] - [.L253] ) / ( 60 / [.$B$2] / 360 )" office:value-type="float" office:value="-952.481337876279" calcext:value-type="float">
            <text:p>-952.48</text:p>
          </table:table-cell>
          <table:table-cell table:formula="of:=KNEEANGLE( [.L$37]; [.M$36]; [.$A254]; [.L$30]; [.L$29]; [.L$27]; [.K254] )" office:value-type="float" office:value="131.299875492608" calcext:value-type="float">
            <text:p>131.30</text:p>
          </table:table-cell>
          <table:table-cell table:formula="of:=( [.N254] - [.N253] ) / ( 60 / [.$B$2] / 360 )" office:value-type="float" office:value="-242.21476053805" calcext:value-type="float">
            <text:p>-242.21</text:p>
          </table:table-cell>
          <table:table-cell table:formula="of:=( [.O254] - [.O253] ) / ( 60 / [.$B$2] / 360 )" office:value-type="float" office:value="-1305.43166183635" calcext:value-type="float">
            <text:p>-1,305.43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.00</text:p>
          </table:table-cell>
          <table:table-cell table:formula="of:=HIPANGLE( [.B$37]; [.C$36]; [.$A255]; [.B$30]; [.B$29]; [.B$27]; [.B$28] )" office:value-type="float" office:value="67.2881270511774" calcext:value-type="float">
            <text:p>67.29</text:p>
          </table:table-cell>
          <table:table-cell table:formula="of:=( [.B255] - [.B254] ) / ( 60 / [.$B$2] / 360 )" office:value-type="float" office:value="-37.2381253260265" calcext:value-type="float">
            <text:p>-37.24</text:p>
          </table:table-cell>
          <table:table-cell table:formula="of:=( [.C255] - [.C254] ) / ( 60 / [.$B$2] / 360 )" office:value-type="float" office:value="-979.235462288486" calcext:value-type="float">
            <text:p>-979.24</text:p>
          </table:table-cell>
          <table:table-cell table:formula="of:=KNEEANGLE( [.B$37]; [.C$36]; [.$A255]; [.B$30]; [.B$29]; [.B$27]; [.B255] )" office:value-type="float" office:value="130.985398725363" calcext:value-type="float">
            <text:p>130.99</text:p>
          </table:table-cell>
          <table:table-cell table:formula="of:=( [.E255] - [.E254] ) / ( 60 / [.$B$2] / 360 )" office:value-type="float" office:value="-236.065339528986" calcext:value-type="float">
            <text:p>-236.07</text:p>
          </table:table-cell>
          <table:table-cell table:formula="of:=( [.F255] - [.F254] ) / ( 60 / [.$B$2] / 360 )" office:value-type="float" office:value="-1369.23694432426" calcext:value-type="float">
            <text:p>-1,369.24</text:p>
          </table:table-cell>
          <table:table-cell table:number-columns-repeated="3"/>
          <table:table-cell table:formula="of:=HIPANGLE( [.L$37]; [.M$36]; [.$A255]; [.L$30]; [.L$29]; [.L$27]; [.L$28] )" office:value-type="float" office:value="65.6511842748123" calcext:value-type="float">
            <text:p>65.65</text:p>
          </table:table-cell>
          <table:table-cell table:formula="of:=( [.K255] - [.K254] ) / ( 60 / [.$B$2] / 360 )" office:value-type="float" office:value="-43.2739457055348" calcext:value-type="float">
            <text:p>-43.27</text:p>
          </table:table-cell>
          <table:table-cell table:formula="of:=( [.L255] - [.L254] ) / ( 60 / [.$B$2] / 360 )" office:value-type="float" office:value="-931.599117642001" calcext:value-type="float">
            <text:p>-931.60</text:p>
          </table:table-cell>
          <table:table-cell table:formula="of:=KNEEANGLE( [.L$37]; [.M$36]; [.$A255]; [.L$30]; [.L$29]; [.L$27]; [.K255] )" office:value-type="float" office:value="130.755448037863" calcext:value-type="float">
            <text:p>130.76</text:p>
          </table:table-cell>
          <table:table-cell table:formula="of:=( [.N255] - [.N254] ) / ( 60 / [.$B$2] / 360 )" office:value-type="float" office:value="-244.992354635444" calcext:value-type="float">
            <text:p>-244.99</text:p>
          </table:table-cell>
          <table:table-cell table:formula="of:=( [.O255] - [.O254] ) / ( 60 / [.$B$2] / 360 )" office:value-type="float" office:value="-1249.91734382725" calcext:value-type="float">
            <text:p>-1,249.92</text:p>
          </table:table-cell>
          <table:table-cell table:number-columns-repeated="15"/>
        </table:table-row>
        <table:table-row table:style-name="ro1">
          <table:table-cell office:value-type="float" office:value="216" calcext:value-type="float">
            <text:p>216.00</text:p>
          </table:table-cell>
          <table:table-cell table:formula="of:=HIPANGLE( [.B$37]; [.C$36]; [.$A256]; [.B$30]; [.B$29]; [.B$27]; [.B$28] )" office:value-type="float" office:value="67.2006439951388" calcext:value-type="float">
            <text:p>67.20</text:p>
          </table:table-cell>
          <table:table-cell table:formula="of:=( [.B256] - [.B255] ) / ( 60 / [.$B$2] / 360 )" office:value-type="float" office:value="-39.3673752173413" calcext:value-type="float">
            <text:p>-39.37</text:p>
          </table:table-cell>
          <table:table-cell table:formula="of:=( [.C256] - [.C255] ) / ( 60 / [.$B$2] / 360 )" office:value-type="float" office:value="-958.16245109166" calcext:value-type="float">
            <text:p>-958.16</text:p>
          </table:table-cell>
          <table:table-cell table:formula="of:=KNEEANGLE( [.B$37]; [.C$36]; [.$A256]; [.B$30]; [.B$29]; [.B$27]; [.B256] )" office:value-type="float" office:value="130.454322767466" calcext:value-type="float">
            <text:p>130.45</text:p>
          </table:table-cell>
          <table:table-cell table:formula="of:=( [.E256] - [.E255] ) / ( 60 / [.$B$2] / 360 )" office:value-type="float" office:value="-238.984181053331" calcext:value-type="float">
            <text:p>-238.98</text:p>
          </table:table-cell>
          <table:table-cell table:formula="of:=( [.F256] - [.F255] ) / ( 60 / [.$B$2] / 360 )" office:value-type="float" office:value="-1313.4786859554" calcext:value-type="float">
            <text:p>-1,313.48</text:p>
          </table:table-cell>
          <table:table-cell table:number-columns-repeated="3"/>
          <table:table-cell table:formula="of:=HIPANGLE( [.L$37]; [.M$36]; [.$A256]; [.L$30]; [.L$29]; [.L$27]; [.L$28] )" office:value-type="float" office:value="65.5505181778175" calcext:value-type="float">
            <text:p>65.55</text:p>
          </table:table-cell>
          <table:table-cell table:formula="of:=( [.K256] - [.K255] ) / ( 60 / [.$B$2] / 360 )" office:value-type="float" office:value="-45.2997436476856" calcext:value-type="float">
            <text:p>-45.30</text:p>
          </table:table-cell>
          <table:table-cell table:formula="of:=( [.L256] - [.L255] ) / ( 60 / [.$B$2] / 360 )" office:value-type="float" office:value="-911.609073967874" calcext:value-type="float">
            <text:p>-911.61</text:p>
          </table:table-cell>
          <table:table-cell table:formula="of:=KNEEANGLE( [.L$37]; [.M$36]; [.$A256]; [.L$30]; [.L$29]; [.L$27]; [.K256] )" office:value-type="float" office:value="130.205114619704" calcext:value-type="float">
            <text:p>130.21</text:p>
          </table:table-cell>
          <table:table-cell table:formula="of:=( [.N256] - [.N255] ) / ( 60 / [.$B$2] / 360 )" office:value-type="float" office:value="-247.650038171371" calcext:value-type="float">
            <text:p>-247.65</text:p>
          </table:table-cell>
          <table:table-cell table:formula="of:=( [.O256] - [.O255] ) / ( 60 / [.$B$2] / 360 )" office:value-type="float" office:value="-1195.95759116692" calcext:value-type="float">
            <text:p>-1,195.96</text:p>
          </table:table-cell>
          <table:table-cell table:number-columns-repeated="15"/>
        </table:table-row>
        <table:table-row table:style-name="ro1">
          <table:table-cell office:value-type="float" office:value="217" calcext:value-type="float">
            <text:p>217.00</text:p>
          </table:table-cell>
          <table:table-cell table:formula="of:=HIPANGLE( [.B$37]; [.C$36]; [.$A257]; [.B$30]; [.B$29]; [.B$27]; [.B$28] )" office:value-type="float" office:value="67.1085291932313" calcext:value-type="float">
            <text:p>67.11</text:p>
          </table:table-cell>
          <table:table-cell table:formula="of:=( [.B257] - [.B256] ) / ( 60 / [.$B$2] / 360 )" office:value-type="float" office:value="-41.4516608584002" calcext:value-type="float">
            <text:p>-41.45</text:p>
          </table:table-cell>
          <table:table-cell table:formula="of:=( [.C257] - [.C256] ) / ( 60 / [.$B$2] / 360 )" office:value-type="float" office:value="-937.928538476491" calcext:value-type="float">
            <text:p>-937.93</text:p>
          </table:table-cell>
          <table:table-cell table:formula="of:=KNEEANGLE( [.B$37]; [.C$36]; [.$A257]; [.B$30]; [.B$29]; [.B$27]; [.B257] )" office:value-type="float" office:value="129.91702866251" calcext:value-type="float">
            <text:p>129.92</text:p>
          </table:table-cell>
          <table:table-cell table:formula="of:=( [.E257] - [.E256] ) / ( 60 / [.$B$2] / 360 )" office:value-type="float" office:value="-241.782347230496" calcext:value-type="float">
            <text:p>-241.78</text:p>
          </table:table-cell>
          <table:table-cell table:formula="of:=( [.F257] - [.F256] ) / ( 60 / [.$B$2] / 360 )" office:value-type="float" office:value="-1259.17477972415" calcext:value-type="float">
            <text:p>-1,259.17</text:p>
          </table:table-cell>
          <table:table-cell table:number-columns-repeated="3"/>
          <table:table-cell table:formula="of:=HIPANGLE( [.L$37]; [.M$36]; [.$A257]; [.L$30]; [.L$29]; [.L$27]; [.L$28] )" office:value-type="float" office:value="65.4454446743464" calcext:value-type="float">
            <text:p>65.45</text:p>
          </table:table-cell>
          <table:table-cell table:formula="of:=( [.K257] - [.K256] ) / ( 60 / [.$B$2] / 360 )" office:value-type="float" office:value="-47.2830765619904" calcext:value-type="float">
            <text:p>-47.28</text:p>
          </table:table-cell>
          <table:table-cell table:formula="of:=( [.L257] - [.L256] ) / ( 60 / [.$B$2] / 360 )" office:value-type="float" office:value="-892.499811437126" calcext:value-type="float">
            <text:p>-892.50</text:p>
          </table:table-cell>
          <table:table-cell table:formula="of:=KNEEANGLE( [.L$37]; [.M$36]; [.$A257]; [.L$30]; [.L$29]; [.L$27]; [.K257] )" office:value-type="float" office:value="129.649134157872" calcext:value-type="float">
            <text:p>129.65</text:p>
          </table:table-cell>
          <table:table-cell table:formula="of:=( [.N257] - [.N256] ) / ( 60 / [.$B$2] / 360 )" office:value-type="float" office:value="-250.191207824633" calcext:value-type="float">
            <text:p>-250.19</text:p>
          </table:table-cell>
          <table:table-cell table:formula="of:=( [.O257] - [.O256] ) / ( 60 / [.$B$2] / 360 )" office:value-type="float" office:value="-1143.5263439683" calcext:value-type="float">
            <text:p>-1,143.53</text:p>
          </table:table-cell>
          <table:table-cell table:number-columns-repeated="15"/>
        </table:table-row>
        <table:table-row table:style-name="ro1">
          <table:table-cell office:value-type="float" office:value="218" calcext:value-type="float">
            <text:p>218.00</text:p>
          </table:table-cell>
          <table:table-cell table:formula="of:=HIPANGLE( [.B$37]; [.C$36]; [.$A258]; [.B$30]; [.B$29]; [.B$27]; [.B$28] )" office:value-type="float" office:value="67.0118784493928" calcext:value-type="float">
            <text:p>67.01</text:p>
          </table:table-cell>
          <table:table-cell table:formula="of:=( [.B258] - [.B257] ) / ( 60 / [.$B$2] / 360 )" office:value-type="float" office:value="-43.4928347273228" calcext:value-type="float">
            <text:p>-43.49</text:p>
          </table:table-cell>
          <table:table-cell table:formula="of:=( [.C258] - [.C257] ) / ( 60 / [.$B$2] / 360 )" office:value-type="float" office:value="-918.528241015189" calcext:value-type="float">
            <text:p>-918.53</text:p>
          </table:table-cell>
          <table:table-cell table:formula="of:=KNEEANGLE( [.B$37]; [.C$36]; [.$A258]; [.B$30]; [.B$29]; [.B$27]; [.B258] )" office:value-type="float" office:value="129.373777468375" calcext:value-type="float">
            <text:p>129.37</text:p>
          </table:table-cell>
          <table:table-cell table:formula="of:=( [.E258] - [.E257] ) / ( 60 / [.$B$2] / 360 )" office:value-type="float" office:value="-244.463037360582" calcext:value-type="float">
            <text:p>-244.46</text:p>
          </table:table-cell>
          <table:table-cell table:formula="of:=( [.F258] - [.F257] ) / ( 60 / [.$B$2] / 360 )" office:value-type="float" office:value="-1206.31055853863" calcext:value-type="float">
            <text:p>-1,206.31</text:p>
          </table:table-cell>
          <table:table-cell table:number-columns-repeated="3"/>
          <table:table-cell table:formula="of:=HIPANGLE( [.L$37]; [.M$36]; [.$A258]; [.L$30]; [.L$29]; [.L$27]; [.L$28] )" office:value-type="float" office:value="65.3360538478987" calcext:value-type="float">
            <text:p>65.34</text:p>
          </table:table-cell>
          <table:table-cell table:formula="of:=( [.K258] - [.K257] ) / ( 60 / [.$B$2] / 360 )" office:value-type="float" office:value="-49.2258719014686" calcext:value-type="float">
            <text:p>-49.23</text:p>
          </table:table-cell>
          <table:table-cell table:formula="of:=( [.L258] - [.L257] ) / ( 60 / [.$B$2] / 360 )" office:value-type="float" office:value="-874.257902765194" calcext:value-type="float">
            <text:p>-874.26</text:p>
          </table:table-cell>
          <table:table-cell table:formula="of:=KNEEANGLE( [.L$37]; [.M$36]; [.$A258]; [.L$30]; [.L$29]; [.L$27]; [.K258] )" office:value-type="float" office:value="129.087758172084" calcext:value-type="float">
            <text:p>129.09</text:p>
          </table:table-cell>
          <table:table-cell table:formula="of:=( [.N258] - [.N257] ) / ( 60 / [.$B$2] / 360 )" office:value-type="float" office:value="-252.619193604525" calcext:value-type="float">
            <text:p>-252.62</text:p>
          </table:table-cell>
          <table:table-cell table:formula="of:=( [.O258] - [.O257] ) / ( 60 / [.$B$2] / 360 )" office:value-type="float" office:value="-1092.59360095123" calcext:value-type="float">
            <text:p>-1,092.59</text:p>
          </table:table-cell>
          <table:table-cell table:number-columns-repeated="15"/>
        </table:table-row>
        <table:table-row table:style-name="ro1">
          <table:table-cell office:value-type="float" office:value="219" calcext:value-type="float">
            <text:p>219.00</text:p>
          </table:table-cell>
          <table:table-cell table:formula="of:=HIPANGLE( [.B$37]; [.C$36]; [.$A259]; [.B$30]; [.B$29]; [.B$27]; [.B$28] )" office:value-type="float" office:value="66.9107834899615" calcext:value-type="float">
            <text:p>66.91</text:p>
          </table:table-cell>
          <table:table-cell table:formula="of:=( [.B259] - [.B258] ) / ( 60 / [.$B$2] / 360 )" office:value-type="float" office:value="-45.4927317440692" calcext:value-type="float">
            <text:p>-45.49</text:p>
          </table:table-cell>
          <table:table-cell table:formula="of:=( [.C259] - [.C258] ) / ( 60 / [.$B$2] / 360 )" office:value-type="float" office:value="-899.953657535875" calcext:value-type="float">
            <text:p>-899.95</text:p>
          </table:table-cell>
          <table:table-cell table:formula="of:=KNEEANGLE( [.B$37]; [.C$36]; [.$A259]; [.B$30]; [.B$29]; [.B$27]; [.B259] )" office:value-type="float" office:value="128.824823228978" calcext:value-type="float">
            <text:p>128.82</text:p>
          </table:table-cell>
          <table:table-cell table:formula="of:=( [.E259] - [.E258] ) / ( 60 / [.$B$2] / 360 )" office:value-type="float" office:value="-247.029407728691" calcext:value-type="float">
            <text:p>-247.03</text:p>
          </table:table-cell>
          <table:table-cell table:formula="of:=( [.F259] - [.F258] ) / ( 60 / [.$B$2] / 360 )" office:value-type="float" office:value="-1154.86666564905" calcext:value-type="float">
            <text:p>-1,154.87</text:p>
          </table:table-cell>
          <table:table-cell table:number-columns-repeated="3"/>
          <table:table-cell table:formula="of:=HIPANGLE( [.L$37]; [.M$36]; [.$A259]; [.L$30]; [.L$29]; [.L$27]; [.L$28] )" office:value-type="float" office:value="65.2224315734884" calcext:value-type="float">
            <text:p>65.22</text:p>
          </table:table-cell>
          <table:table-cell table:formula="of:=( [.K259] - [.K258] ) / ( 60 / [.$B$2] / 360 )" office:value-type="float" office:value="-51.1300234846047" calcext:value-type="float">
            <text:p>-51.13</text:p>
          </table:table-cell>
          <table:table-cell table:formula="of:=( [.L259] - [.L258] ) / ( 60 / [.$B$2] / 360 )" office:value-type="float" office:value="-856.868212411257" calcext:value-type="float">
            <text:p>-856.87</text:p>
          </table:table-cell>
          <table:table-cell table:formula="of:=KNEEANGLE( [.L$37]; [.M$36]; [.$A259]; [.L$30]; [.L$29]; [.L$27]; [.K259] )" office:value-type="float" office:value="128.521230946556" calcext:value-type="float">
            <text:p>128.52</text:p>
          </table:table-cell>
          <table:table-cell table:formula="of:=( [.N259] - [.N258] ) / ( 60 / [.$B$2] / 360 )" office:value-type="float" office:value="-254.937251487385" calcext:value-type="float">
            <text:p>-254.94</text:p>
          </table:table-cell>
          <table:table-cell table:formula="of:=( [.O259] - [.O258] ) / ( 60 / [.$B$2] / 360 )" office:value-type="float" office:value="-1043.12604728705" calcext:value-type="float">
            <text:p>-1,043.13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.00</text:p>
          </table:table-cell>
          <table:table-cell table:formula="of:=HIPANGLE( [.B$37]; [.C$36]; [.$A260]; [.B$30]; [.B$29]; [.B$27]; [.B$28] )" office:value-type="float" office:value="66.8053320130105" calcext:value-type="float">
            <text:p>66.81</text:p>
          </table:table-cell>
          <table:table-cell table:formula="of:=( [.B260] - [.B259] ) / ( 60 / [.$B$2] / 360 )" office:value-type="float" office:value="-47.4531646279388" calcext:value-type="float">
            <text:p>-47.45</text:p>
          </table:table-cell>
          <table:table-cell table:formula="of:=( [.C260] - [.C259] ) / ( 60 / [.$B$2] / 360 )" office:value-type="float" office:value="-882.19479774132" calcext:value-type="float">
            <text:p>-882.19</text:p>
          </table:table-cell>
          <table:table-cell table:formula="of:=KNEEANGLE( [.B$37]; [.C$36]; [.$A260]; [.B$30]; [.B$29]; [.B$27]; [.B260] )" office:value-type="float" office:value="128.270413089869" calcext:value-type="float">
            <text:p>128.27</text:p>
          </table:table-cell>
          <table:table-cell table:formula="of:=( [.E260] - [.E259] ) / ( 60 / [.$B$2] / 360 )" office:value-type="float" office:value="-249.484562599214" calcext:value-type="float">
            <text:p>-249.48</text:p>
          </table:table-cell>
          <table:table-cell table:formula="of:=( [.F260] - [.F259] ) / ( 60 / [.$B$2] / 360 )" office:value-type="float" office:value="-1104.81969173549" calcext:value-type="float">
            <text:p>-1,104.82</text:p>
          </table:table-cell>
          <table:table-cell table:number-columns-repeated="3"/>
          <table:table-cell table:formula="of:=HIPANGLE( [.L$37]; [.M$36]; [.$A260]; [.L$30]; [.L$29]; [.L$27]; [.L$28] )" office:value-type="float" office:value="65.1046595993759" calcext:value-type="float">
            <text:p>65.10</text:p>
          </table:table-cell>
          <table:table-cell table:formula="of:=( [.K260] - [.K259] ) / ( 60 / [.$B$2] / 360 )" office:value-type="float" office:value="-52.9973883506187" calcext:value-type="float">
            <text:p>-53.00</text:p>
          </table:table-cell>
          <table:table-cell table:formula="of:=( [.L260] - [.L259] ) / ( 60 / [.$B$2] / 360 )" office:value-type="float" office:value="-840.314189706319" calcext:value-type="float">
            <text:p>-840.31</text:p>
          </table:table-cell>
          <table:table-cell table:formula="of:=KNEEANGLE( [.L$37]; [.M$36]; [.$A260]; [.L$30]; [.L$29]; [.L$27]; [.K260] )" office:value-type="float" office:value="127.949789708071" calcext:value-type="float">
            <text:p>127.95</text:p>
          </table:table-cell>
          <table:table-cell table:formula="of:=( [.N260] - [.N259] ) / ( 60 / [.$B$2] / 360 )" office:value-type="float" office:value="-257.148557318222" calcext:value-type="float">
            <text:p>-257.15</text:p>
          </table:table-cell>
          <table:table-cell table:formula="of:=( [.O260] - [.O259] ) / ( 60 / [.$B$2] / 360 )" office:value-type="float" office:value="-995.087623876358" calcext:value-type="float">
            <text:p>-995.09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.00</text:p>
          </table:table-cell>
          <table:table-cell table:formula="of:=HIPANGLE( [.B$37]; [.C$36]; [.$A261]; [.B$30]; [.B$29]; [.B$27]; [.B$28] )" office:value-type="float" office:value="66.6956077465097" calcext:value-type="float">
            <text:p>66.70</text:p>
          </table:table-cell>
          <table:table-cell table:formula="of:=( [.B261] - [.B260] ) / ( 60 / [.$B$2] / 360 )" office:value-type="float" office:value="-49.3759199254008" calcext:value-type="float">
            <text:p>-49.38</text:p>
          </table:table-cell>
          <table:table-cell table:formula="of:=( [.C261] - [.C260] ) / ( 60 / [.$B$2] / 360 )" office:value-type="float" office:value="-865.239883857889" calcext:value-type="float">
            <text:p>-865.24</text:p>
          </table:table-cell>
          <table:table-cell table:formula="of:=KNEEANGLE( [.B$37]; [.C$36]; [.$A261]; [.B$30]; [.B$29]; [.B$27]; [.B261] )" office:value-type="float" office:value="127.710787430955" calcext:value-type="float">
            <text:p>127.71</text:p>
          </table:table-cell>
          <table:table-cell table:formula="of:=( [.E261] - [.E260] ) / ( 60 / [.$B$2] / 360 )" office:value-type="float" office:value="-251.831546511102" calcext:value-type="float">
            <text:p>-251.83</text:p>
          </table:table-cell>
          <table:table-cell table:formula="of:=( [.F261] - [.F260] ) / ( 60 / [.$B$2] / 360 )" office:value-type="float" office:value="-1056.14276034967" calcext:value-type="float">
            <text:p>-1,056.14</text:p>
          </table:table-cell>
          <table:table-cell table:number-columns-repeated="3"/>
          <table:table-cell table:formula="of:=HIPANGLE( [.L$37]; [.M$36]; [.$A261]; [.L$30]; [.L$29]; [.L$27]; [.L$28] )" office:value-type="float" office:value="64.9828156344887" calcext:value-type="float">
            <text:p>64.98</text:p>
          </table:table-cell>
          <table:table-cell table:formula="of:=( [.K261] - [.K260] ) / ( 60 / [.$B$2] / 360 )" office:value-type="float" office:value="-54.829784199255" calcext:value-type="float">
            <text:p>-54.83</text:p>
          </table:table-cell>
          <table:table-cell table:formula="of:=( [.L261] - [.L260] ) / ( 60 / [.$B$2] / 360 )" office:value-type="float" office:value="-824.578131886327" calcext:value-type="float">
            <text:p>-824.58</text:p>
          </table:table-cell>
          <table:table-cell table:formula="of:=KNEEANGLE( [.L$37]; [.M$36]; [.$A261]; [.L$30]; [.L$29]; [.L$27]; [.K261] )" office:value-type="float" office:value="127.373664815072" calcext:value-type="float">
            <text:p>127.37</text:p>
          </table:table-cell>
          <table:table-cell table:formula="of:=( [.N261] - [.N260] ) / ( 60 / [.$B$2] / 360 )" office:value-type="float" office:value="-259.256201849533" calcext:value-type="float">
            <text:p>-259.26</text:p>
          </table:table-cell>
          <table:table-cell table:formula="of:=( [.O261] - [.O260] ) / ( 60 / [.$B$2] / 360 )" office:value-type="float" office:value="-948.440039090102" calcext:value-type="float">
            <text:p>-948.44</text:p>
          </table:table-cell>
          <table:table-cell table:number-columns-repeated="15"/>
        </table:table-row>
        <table:table-row table:style-name="ro1">
          <table:table-cell office:value-type="float" office:value="222" calcext:value-type="float">
            <text:p>222.00</text:p>
          </table:table-cell>
          <table:table-cell table:formula="of:=HIPANGLE( [.B$37]; [.C$36]; [.$A262]; [.B$30]; [.B$29]; [.B$27]; [.B$28] )" office:value-type="float" office:value="66.5816905139573" calcext:value-type="float">
            <text:p>66.58</text:p>
          </table:table-cell>
          <table:table-cell table:formula="of:=( [.B262] - [.B261] ) / ( 60 / [.$B$2] / 360 )" office:value-type="float" office:value="-51.2627546485398" calcext:value-type="float">
            <text:p>-51.26</text:p>
          </table:table-cell>
          <table:table-cell table:formula="of:=( [.C262] - [.C261] ) / ( 60 / [.$B$2] / 360 )" office:value-type="float" office:value="-849.075625412539" calcext:value-type="float">
            <text:p>-849.08</text:p>
          </table:table-cell>
          <table:table-cell table:formula="of:=KNEEANGLE( [.B$37]; [.C$36]; [.$A262]; [.B$30]; [.B$29]; [.B$27]; [.B262] )" office:value-type="float" office:value="127.146180013711" calcext:value-type="float">
            <text:p>127.15</text:p>
          </table:table-cell>
          <table:table-cell table:formula="of:=( [.E262] - [.E261] ) / ( 60 / [.$B$2] / 360 )" office:value-type="float" office:value="-254.073337759949" calcext:value-type="float">
            <text:p>-254.07</text:p>
          </table:table-cell>
          <table:table-cell table:formula="of:=( [.F262] - [.F261] ) / ( 60 / [.$B$2] / 360 )" office:value-type="float" office:value="-1008.80606198121" calcext:value-type="float">
            <text:p>-1,008.81</text:p>
          </table:table-cell>
          <table:table-cell table:number-columns-repeated="3"/>
          <table:table-cell table:formula="of:=HIPANGLE( [.L$37]; [.M$36]; [.$A262]; [.L$30]; [.L$29]; [.L$27]; [.L$28] )" office:value-type="float" office:value="64.8569734403678" calcext:value-type="float">
            <text:p>64.86</text:p>
          </table:table-cell>
          <table:table-cell table:formula="of:=( [.K262] - [.K261] ) / ( 60 / [.$B$2] / 360 )" office:value-type="float" office:value="-56.6289873544271" calcext:value-type="float">
            <text:p>-56.63</text:p>
          </table:table-cell>
          <table:table-cell table:formula="of:=( [.L262] - [.L261] ) / ( 60 / [.$B$2] / 360 )" office:value-type="float" office:value="-809.641419827436" calcext:value-type="float">
            <text:p>-809.64</text:p>
          </table:table-cell>
          <table:table-cell table:formula="of:=KNEEANGLE( [.L$37]; [.M$36]; [.$A262]; [.L$30]; [.L$29]; [.L$27]; [.K262] )" office:value-type="float" office:value="126.793079955517" calcext:value-type="float">
            <text:p>126.79</text:p>
          </table:table-cell>
          <table:table-cell table:formula="of:=( [.N262] - [.N261] ) / ( 60 / [.$B$2] / 360 )" office:value-type="float" office:value="-261.263186799937" calcext:value-type="float">
            <text:p>-261.26</text:p>
          </table:table-cell>
          <table:table-cell table:formula="of:=( [.O262] - [.O261] ) / ( 60 / [.$B$2] / 360 )" office:value-type="float" office:value="-903.143227681795" calcext:value-type="float">
            <text:p>-903.14</text:p>
          </table:table-cell>
          <table:table-cell table:number-columns-repeated="15"/>
        </table:table-row>
        <table:table-row table:style-name="ro1">
          <table:table-cell office:value-type="float" office:value="223" calcext:value-type="float">
            <text:p>223.00</text:p>
          </table:table-cell>
          <table:table-cell table:formula="of:=HIPANGLE( [.B$37]; [.C$36]; [.$A263]; [.B$30]; [.B$29]; [.B$27]; [.B$28] )" office:value-type="float" office:value="66.4636563062508" calcext:value-type="float">
            <text:p>66.46</text:p>
          </table:table-cell>
          <table:table-cell table:formula="of:=( [.B263] - [.B262] ) / ( 60 / [.$B$2] / 360 )" office:value-type="float" office:value="-53.1153934679381" calcext:value-type="float">
            <text:p>-53.12</text:p>
          </table:table-cell>
          <table:table-cell table:formula="of:=( [.C263] - [.C262] ) / ( 60 / [.$B$2] / 360 )" office:value-type="float" office:value="-833.687468729245" calcext:value-type="float">
            <text:p>-833.69</text:p>
          </table:table-cell>
          <table:table-cell table:formula="of:=KNEEANGLE( [.B$37]; [.C$36]; [.$A263]; [.B$30]; [.B$29]; [.B$27]; [.B263] )" office:value-type="float" office:value="126.576818140471" calcext:value-type="float">
            <text:p>126.58</text:p>
          </table:table-cell>
          <table:table-cell table:formula="of:=( [.E263] - [.E262] ) / ( 60 / [.$B$2] / 360 )" office:value-type="float" office:value="-256.212842957993" calcext:value-type="float">
            <text:p>-256.21</text:p>
          </table:table-cell>
          <table:table-cell table:formula="of:=( [.F263] - [.F262] ) / ( 60 / [.$B$2] / 360 )" office:value-type="float" office:value="-962.77733911954" calcext:value-type="float">
            <text:p>-962.78</text:p>
          </table:table-cell>
          <table:table-cell table:number-columns-repeated="3"/>
          <table:table-cell table:formula="of:=HIPANGLE( [.L$37]; [.M$36]; [.$A263]; [.L$30]; [.L$29]; [.L$27]; [.L$28] )" office:value-type="float" office:value="64.7272029266054" calcext:value-type="float">
            <text:p>64.73</text:p>
          </table:table-cell>
          <table:table-cell table:formula="of:=( [.K263] - [.K262] ) / ( 60 / [.$B$2] / 360 )" office:value-type="float" office:value="-58.3967311930458" calcext:value-type="float">
            <text:p>-58.40</text:p>
          </table:table-cell>
          <table:table-cell table:formula="of:=( [.L263] - [.L262] ) / ( 60 / [.$B$2] / 360 )" office:value-type="float" office:value="-795.484727378408" calcext:value-type="float">
            <text:p>-795.48</text:p>
          </table:table-cell>
          <table:table-cell table:formula="of:=KNEEANGLE( [.L$37]; [.M$36]; [.$A263]; [.L$30]; [.L$29]; [.L$27]; [.K263] )" office:value-type="float" office:value="126.20825235147" calcext:value-type="float">
            <text:p>126.21</text:p>
          </table:table-cell>
          <table:table-cell table:formula="of:=( [.N263] - [.N262] ) / ( 60 / [.$B$2] / 360 )" office:value-type="float" office:value="-263.172421820974" calcext:value-type="float">
            <text:p>-263.17</text:p>
          </table:table-cell>
          <table:table-cell table:formula="of:=( [.O263] - [.O262] ) / ( 60 / [.$B$2] / 360 )" office:value-type="float" office:value="-859.155759466717" calcext:value-type="float">
            <text:p>-859.16</text:p>
          </table:table-cell>
          <table:table-cell table:number-columns-repeated="15"/>
        </table:table-row>
        <table:table-row table:style-name="ro1">
          <table:table-cell office:value-type="float" office:value="224" calcext:value-type="float">
            <text:p>224.00</text:p>
          </table:table-cell>
          <table:table-cell table:formula="of:=HIPANGLE( [.B$37]; [.C$36]; [.$A264]; [.B$30]; [.B$29]; [.B$27]; [.B$28] )" office:value-type="float" office:value="66.3415773586825" calcext:value-type="float">
            <text:p>66.34</text:p>
          </table:table-cell>
          <table:table-cell table:formula="of:=( [.B264] - [.B263] ) / ( 60 / [.$B$2] / 360 )" office:value-type="float" office:value="-54.9355264057468" calcext:value-type="float">
            <text:p>-54.94</text:p>
          </table:table-cell>
          <table:table-cell table:formula="of:=( [.C264] - [.C263] ) / ( 60 / [.$B$2] / 360 )" office:value-type="float" office:value="-819.059822013912" calcext:value-type="float">
            <text:p>-819.06</text:p>
          </table:table-cell>
          <table:table-cell table:formula="of:=KNEEANGLE( [.B$37]; [.C$36]; [.$A264]; [.B$30]; [.B$29]; [.B$27]; [.B264] )" office:value-type="float" office:value="126.00292282365" calcext:value-type="float">
            <text:p>126.00</text:p>
          </table:table-cell>
          <table:table-cell table:formula="of:=( [.E264] - [.E263] ) / ( 60 / [.$B$2] / 360 )" office:value-type="float" office:value="-258.25289256923" calcext:value-type="float">
            <text:p>-258.25</text:p>
          </table:table-cell>
          <table:table-cell table:formula="of:=( [.F264] - [.F263] ) / ( 60 / [.$B$2] / 360 )" office:value-type="float" office:value="-918.022325056782" calcext:value-type="float">
            <text:p>-918.02</text:p>
          </table:table-cell>
          <table:table-cell table:number-columns-repeated="3"/>
          <table:table-cell table:formula="of:=HIPANGLE( [.L$37]; [.M$36]; [.$A264]; [.L$30]; [.L$29]; [.L$27]; [.L$28] )" office:value-type="float" office:value="64.5935702488596" calcext:value-type="float">
            <text:p>64.59</text:p>
          </table:table-cell>
          <table:table-cell table:formula="of:=( [.K264] - [.K263] ) / ( 60 / [.$B$2] / 360 )" office:value-type="float" office:value="-60.1347049856329" calcext:value-type="float">
            <text:p>-60.13</text:p>
          </table:table-cell>
          <table:table-cell table:formula="of:=( [.L264] - [.L263] ) / ( 60 / [.$B$2] / 360 )" office:value-type="float" office:value="-782.08820666422" calcext:value-type="float">
            <text:p>-782.09</text:p>
          </table:table-cell>
          <table:table-cell table:formula="of:=KNEEANGLE( [.L$37]; [.M$36]; [.$A264]; [.L$30]; [.L$29]; [.L$27]; [.K264] )" office:value-type="float" office:value="125.619392968649" calcext:value-type="float">
            <text:p>125.62</text:p>
          </table:table-cell>
          <table:table-cell table:formula="of:=( [.N264] - [.N263] ) / ( 60 / [.$B$2] / 360 )" office:value-type="float" office:value="-264.986722269373" calcext:value-type="float">
            <text:p>-264.99</text:p>
          </table:table-cell>
          <table:table-cell table:formula="of:=( [.O264] - [.O263] ) / ( 60 / [.$B$2] / 360 )" office:value-type="float" office:value="-816.435201779484" calcext:value-type="float">
            <text:p>-816.44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.00</text:p>
          </table:table-cell>
          <table:table-cell table:formula="of:=HIPANGLE( [.B$37]; [.C$36]; [.$A265]; [.B$30]; [.B$29]; [.B$27]; [.B$28] )" office:value-type="float" office:value="66.2155222320668" calcext:value-type="float">
            <text:p>66.22</text:p>
          </table:table-cell>
          <table:table-cell table:formula="of:=( [.B265] - [.B264] ) / ( 60 / [.$B$2] / 360 )" office:value-type="float" office:value="-56.7248069770827" calcext:value-type="float">
            <text:p>-56.72</text:p>
          </table:table-cell>
          <table:table-cell table:formula="of:=( [.C265] - [.C264] ) / ( 60 / [.$B$2] / 360 )" office:value-type="float" office:value="-805.176257101152" calcext:value-type="float">
            <text:p>-805.18</text:p>
          </table:table-cell>
          <table:table-cell table:formula="of:=KNEEANGLE( [.B$37]; [.C$36]; [.$A265]; [.B$30]; [.B$29]; [.B$27]; [.B265] )" office:value-type="float" office:value="125.42470896294" calcext:value-type="float">
            <text:p>125.42</text:p>
          </table:table-cell>
          <table:table-cell table:formula="of:=( [.E265] - [.E264] ) / ( 60 / [.$B$2] / 360 )" office:value-type="float" office:value="-260.196237319574" calcext:value-type="float">
            <text:p>-260.20</text:p>
          </table:table-cell>
          <table:table-cell table:formula="of:=( [.F265] - [.F264] ) / ( 60 / [.$B$2] / 360 )" office:value-type="float" office:value="-874.505137654728" calcext:value-type="float">
            <text:p>-874.51</text:p>
          </table:table-cell>
          <table:table-cell table:number-columns-repeated="3"/>
          <table:table-cell table:formula="of:=HIPANGLE( [.L$37]; [.M$36]; [.$A265]; [.L$30]; [.L$29]; [.L$27]; [.L$28] )" office:value-type="float" office:value="64.4561379086417" calcext:value-type="float">
            <text:p>64.46</text:p>
          </table:table-cell>
          <table:table-cell table:formula="of:=( [.K265] - [.K264] ) / ( 60 / [.$B$2] / 360 )" office:value-type="float" office:value="-61.8445530980289" calcext:value-type="float">
            <text:p>-61.84</text:p>
          </table:table-cell>
          <table:table-cell table:formula="of:=( [.L265] - [.L264] ) / ( 60 / [.$B$2] / 360 )" office:value-type="float" office:value="-769.431650578163" calcext:value-type="float">
            <text:p>-769.43</text:p>
          </table:table-cell>
          <table:table-cell table:formula="of:=KNEEANGLE( [.L$37]; [.M$36]; [.$A265]; [.L$30]; [.L$29]; [.L$27]; [.K265] )" office:value-type="float" office:value="125.026706729344" calcext:value-type="float">
            <text:p>125.03</text:p>
          </table:table-cell>
          <table:table-cell table:formula="of:=( [.N265] - [.N264] ) / ( 60 / [.$B$2] / 360 )" office:value-type="float" office:value="-266.708807687619" calcext:value-type="float">
            <text:p>-266.71</text:p>
          </table:table-cell>
          <table:table-cell table:formula="of:=( [.O265] - [.O264] ) / ( 60 / [.$B$2] / 360 )" office:value-type="float" office:value="-774.938438210788" calcext:value-type="float">
            <text:p>-774.94</text:p>
          </table:table-cell>
          <table:table-cell table:number-columns-repeated="15"/>
        </table:table-row>
        <table:table-row table:style-name="ro1">
          <table:table-cell office:value-type="float" office:value="226" calcext:value-type="float">
            <text:p>226.00</text:p>
          </table:table-cell>
          <table:table-cell table:formula="of:=HIPANGLE( [.B$37]; [.C$36]; [.$A266]; [.B$30]; [.B$29]; [.B$27]; [.B$28] )" office:value-type="float" office:value="66.0855558971066" calcext:value-type="float">
            <text:p>66.09</text:p>
          </table:table-cell>
          <table:table-cell table:formula="of:=( [.B266] - [.B265] ) / ( 60 / [.$B$2] / 360 )" office:value-type="float" office:value="-58.4848507320459" calcext:value-type="float">
            <text:p>-58.48</text:p>
          </table:table-cell>
          <table:table-cell table:formula="of:=( [.C266] - [.C265] ) / ( 60 / [.$B$2] / 360 )" office:value-type="float" office:value="-792.019689733436" calcext:value-type="float">
            <text:p>-792.02</text:p>
          </table:table-cell>
          <table:table-cell table:formula="of:=KNEEANGLE( [.B$37]; [.C$36]; [.$A266]; [.B$30]; [.B$29]; [.B$27]; [.B266] )" office:value-type="float" office:value="124.842385528738" calcext:value-type="float">
            <text:p>124.84</text:p>
          </table:table-cell>
          <table:table-cell table:formula="of:=( [.E266] - [.E265] ) / ( 60 / [.$B$2] / 360 )" office:value-type="float" office:value="-262.045545390847" calcext:value-type="float">
            <text:p>-262.05</text:p>
          </table:table-cell>
          <table:table-cell table:formula="of:=( [.F266] - [.F265] ) / ( 60 / [.$B$2] / 360 )" office:value-type="float" office:value="-832.188632072857" calcext:value-type="float">
            <text:p>-832.19</text:p>
          </table:table-cell>
          <table:table-cell table:number-columns-repeated="3"/>
          <table:table-cell table:formula="of:=HIPANGLE( [.L$37]; [.M$36]; [.$A266]; [.L$30]; [.L$29]; [.L$27]; [.L$28] )" office:value-type="float" office:value="64.3149648541761" calcext:value-type="float">
            <text:p>64.31</text:p>
          </table:table-cell>
          <table:table-cell table:formula="of:=( [.K266] - [.K265] ) / ( 60 / [.$B$2] / 360 )" office:value-type="float" office:value="-63.5278745095569" calcext:value-type="float">
            <text:p>-63.53</text:p>
          </table:table-cell>
          <table:table-cell table:formula="of:=( [.L266] - [.L265] ) / ( 60 / [.$B$2] / 360 )" office:value-type="float" office:value="-757.494635187612" calcext:value-type="float">
            <text:p>-757.49</text:p>
          </table:table-cell>
          <table:table-cell table:formula="of:=KNEEANGLE( [.L$37]; [.M$36]; [.$A266]; [.L$30]; [.L$29]; [.L$27]; [.K266] )" office:value-type="float" office:value="124.430392727326" calcext:value-type="float">
            <text:p>124.43</text:p>
          </table:table-cell>
          <table:table-cell table:formula="of:=( [.N266] - [.N265] ) / ( 60 / [.$B$2] / 360 )" office:value-type="float" office:value="-268.341300907981" calcext:value-type="float">
            <text:p>-268.34</text:p>
          </table:table-cell>
          <table:table-cell table:formula="of:=( [.O266] - [.O265] ) / ( 60 / [.$B$2] / 360 )" office:value-type="float" office:value="-734.621949162744" calcext:value-type="float">
            <text:p>-734.62</text:p>
          </table:table-cell>
          <table:table-cell table:number-columns-repeated="15"/>
        </table:table-row>
        <table:table-row table:style-name="ro1">
          <table:table-cell office:value-type="float" office:value="227" calcext:value-type="float">
            <text:p>227.00</text:p>
          </table:table-cell>
          <table:table-cell table:formula="of:=HIPANGLE( [.B$37]; [.C$36]; [.$A267]; [.B$30]; [.B$29]; [.B$27]; [.B$28] )" office:value-type="float" office:value="65.9517398212105" calcext:value-type="float">
            <text:p>65.95</text:p>
          </table:table-cell>
          <table:table-cell table:formula="of:=( [.B267] - [.B266] ) / ( 60 / [.$B$2] / 360 )" office:value-type="float" office:value="-60.2172341532608" calcext:value-type="float">
            <text:p>-60.22</text:p>
          </table:table-cell>
          <table:table-cell table:formula="of:=( [.C267] - [.C266] ) / ( 60 / [.$B$2] / 360 )" office:value-type="float" office:value="-779.57253954672" calcext:value-type="float">
            <text:p>-779.57</text:p>
          </table:table-cell>
          <table:table-cell table:formula="of:=KNEEANGLE( [.B$37]; [.C$36]; [.$A267]; [.B$30]; [.B$29]; [.B$27]; [.B267] )" office:value-type="float" office:value="124.256155750266" calcext:value-type="float">
            <text:p>124.26</text:p>
          </table:table-cell>
          <table:table-cell table:formula="of:=( [.E267] - [.E266] ) / ( 60 / [.$B$2] / 360 )" office:value-type="float" office:value="-263.803400312612" calcext:value-type="float">
            <text:p>-263.80</text:p>
          </table:table-cell>
          <table:table-cell table:formula="of:=( [.F267] - [.F266] ) / ( 60 / [.$B$2] / 360 )" office:value-type="float" office:value="-791.034714794372" calcext:value-type="float">
            <text:p>-791.03</text:p>
          </table:table-cell>
          <table:table-cell table:number-columns-repeated="3"/>
          <table:table-cell table:formula="of:=HIPANGLE( [.L$37]; [.M$36]; [.$A267]; [.L$30]; [.L$29]; [.L$27]; [.L$28] )" office:value-type="float" office:value="64.1701065817236" calcext:value-type="float">
            <text:p>64.17</text:p>
          </table:table-cell>
          <table:table-cell table:formula="of:=( [.K267] - [.K266] ) / ( 60 / [.$B$2] / 360 )" office:value-type="float" office:value="-65.1862226036229" calcext:value-type="float">
            <text:p>-65.19</text:p>
          </table:table-cell>
          <table:table-cell table:formula="of:=( [.L267] - [.L266] ) / ( 60 / [.$B$2] / 360 )" office:value-type="float" office:value="-746.256642329719" calcext:value-type="float">
            <text:p>-746.26</text:p>
          </table:table-cell>
          <table:table-cell table:formula="of:=KNEEANGLE( [.L$37]; [.M$36]; [.$A267]; [.L$30]; [.L$29]; [.L$27]; [.K267] )" office:value-type="float" office:value="123.830644443558" calcext:value-type="float">
            <text:p>123.83</text:p>
          </table:table-cell>
          <table:table-cell table:formula="of:=( [.N267] - [.N266] ) / ( 60 / [.$B$2] / 360 )" office:value-type="float" office:value="-269.886727695482" calcext:value-type="float">
            <text:p>-269.89</text:p>
          </table:table-cell>
          <table:table-cell table:formula="of:=( [.O267] - [.O266] ) / ( 60 / [.$B$2] / 360 )" office:value-type="float" office:value="-695.442054375661" calcext:value-type="float">
            <text:p>-695.44</text:p>
          </table:table-cell>
          <table:table-cell table:number-columns-repeated="15"/>
        </table:table-row>
        <table:table-row table:style-name="ro1">
          <table:table-cell office:value-type="float" office:value="228" calcext:value-type="float">
            <text:p>228.00</text:p>
          </table:table-cell>
          <table:table-cell table:formula="of:=HIPANGLE( [.B$37]; [.C$36]; [.$A268]; [.B$30]; [.B$29]; [.B$27]; [.B$28] )" office:value-type="float" office:value="65.8141320570627" calcext:value-type="float">
            <text:p>65.81</text:p>
          </table:table-cell>
          <table:table-cell table:formula="of:=( [.B268] - [.B267] ) / ( 60 / [.$B$2] / 360 )" office:value-type="float" office:value="-61.9234938665237" calcext:value-type="float">
            <text:p>-61.92</text:p>
          </table:table-cell>
          <table:table-cell table:formula="of:=( [.C268] - [.C267] ) / ( 60 / [.$B$2] / 360 )" office:value-type="float" office:value="-767.816870968297" calcext:value-type="float">
            <text:p>-767.82</text:p>
          </table:table-cell>
          <table:table-cell table:formula="of:=KNEEANGLE( [.B$37]; [.C$36]; [.$A268]; [.B$30]; [.B$29]; [.B$27]; [.B268] )" office:value-type="float" office:value="123.666217306998" calcext:value-type="float">
            <text:p>123.67</text:p>
          </table:table-cell>
          <table:table-cell table:formula="of:=( [.E268] - [.E267] ) / ( 60 / [.$B$2] / 360 )" office:value-type="float" office:value="-265.472299470643" calcext:value-type="float">
            <text:p>-265.47</text:p>
          </table:table-cell>
          <table:table-cell table:formula="of:=( [.F268] - [.F267] ) / ( 60 / [.$B$2] / 360 )" office:value-type="float" office:value="-751.004621113935" calcext:value-type="float">
            <text:p>-751.00</text:p>
          </table:table-cell>
          <table:table-cell table:number-columns-repeated="3"/>
          <table:table-cell table:formula="of:=HIPANGLE( [.L$37]; [.M$36]; [.$A268]; [.L$30]; [.L$29]; [.L$27]; [.L$28] )" office:value-type="float" office:value="64.0216152368466" calcext:value-type="float">
            <text:p>64.02</text:p>
          </table:table-cell>
          <table:table-cell table:formula="of:=( [.K268] - [.K267] ) / ( 60 / [.$B$2] / 360 )" office:value-type="float" office:value="-66.8211051946379" calcext:value-type="float">
            <text:p>-66.82</text:p>
          </table:table-cell>
          <table:table-cell table:formula="of:=( [.L268] - [.L267] ) / ( 60 / [.$B$2] / 360 )" office:value-type="float" office:value="-735.697165956744" calcext:value-type="float">
            <text:p>-735.70</text:p>
          </table:table-cell>
          <table:table-cell table:formula="of:=KNEEANGLE( [.L$37]; [.M$36]; [.$A268]; [.L$30]; [.L$29]; [.L$27]; [.K268] )" office:value-type="float" office:value="123.227649961644" calcext:value-type="float">
            <text:p>123.23</text:p>
          </table:table-cell>
          <table:table-cell table:formula="of:=( [.N268] - [.N267] ) / ( 60 / [.$B$2] / 360 )" office:value-type="float" office:value="-271.34751686142" calcext:value-type="float">
            <text:p>-271.35</text:p>
          </table:table-cell>
          <table:table-cell table:formula="of:=( [.O268] - [.O267] ) / ( 60 / [.$B$2] / 360 )" office:value-type="float" office:value="-657.355124671804" calcext:value-type="float">
            <text:p>-657.36</text:p>
          </table:table-cell>
          <table:table-cell table:number-columns-repeated="15"/>
        </table:table-row>
        <table:table-row table:style-name="ro1">
          <table:table-cell office:value-type="float" office:value="229" calcext:value-type="float">
            <text:p>229.00</text:p>
          </table:table-cell>
          <table:table-cell table:formula="of:=HIPANGLE( [.B$37]; [.C$36]; [.$A269]; [.B$30]; [.B$29]; [.B$27]; [.B$28] )" office:value-type="float" office:value="65.6727873323365" calcext:value-type="float">
            <text:p>65.67</text:p>
          </table:table-cell>
          <table:table-cell table:formula="of:=( [.B269] - [.B268] ) / ( 60 / [.$B$2] / 360 )" office:value-type="float" office:value="-63.605126126788" calcext:value-type="float">
            <text:p>-63.61</text:p>
          </table:table-cell>
          <table:table-cell table:formula="of:=( [.C269] - [.C268] ) / ( 60 / [.$B$2] / 360 )" office:value-type="float" office:value="-756.734517118964" calcext:value-type="float">
            <text:p>-756.73</text:p>
          </table:table-cell>
          <table:table-cell table:formula="of:=KNEEANGLE( [.B$37]; [.C$36]; [.$A269]; [.B$30]; [.B$29]; [.B$27]; [.B269] )" office:value-type="float" office:value="123.072762522197" calcext:value-type="float">
            <text:p>123.07</text:p>
          </table:table-cell>
          <table:table-cell table:formula="of:=( [.E269] - [.E268] ) / ( 60 / [.$B$2] / 360 )" office:value-type="float" office:value="-267.054653160218" calcext:value-type="float">
            <text:p>-267.05</text:p>
          </table:table-cell>
          <table:table-cell table:formula="of:=( [.F269] - [.F268] ) / ( 60 / [.$B$2] / 360 )" office:value-type="float" office:value="-712.05916030884" calcext:value-type="float">
            <text:p>-712.06</text:p>
          </table:table-cell>
          <table:table-cell table:number-columns-repeated="3"/>
          <table:table-cell table:formula="of:=HIPANGLE( [.L$37]; [.M$36]; [.$A269]; [.L$30]; [.L$29]; [.L$27]; [.L$28] )" office:value-type="float" office:value="63.8695397151693" calcext:value-type="float">
            <text:p>63.87</text:p>
          </table:table-cell>
          <table:table-cell table:formula="of:=( [.K269] - [.K268] ) / ( 60 / [.$B$2] / 360 )" office:value-type="float" office:value="-68.4339847547996" calcext:value-type="float">
            <text:p>-68.43</text:p>
          </table:table-cell>
          <table:table-cell table:formula="of:=( [.L269] - [.L268] ) / ( 60 / [.$B$2] / 360 )" office:value-type="float" office:value="-725.795802072753" calcext:value-type="float">
            <text:p>-725.80</text:p>
          </table:table-cell>
          <table:table-cell table:formula="of:=KNEEANGLE( [.L$37]; [.M$36]; [.$A269]; [.L$30]; [.L$29]; [.L$27]; [.K269] )" office:value-type="float" office:value="122.621592182137" calcext:value-type="float">
            <text:p>122.62</text:p>
          </table:table-cell>
          <table:table-cell table:formula="of:=( [.N269] - [.N268] ) / ( 60 / [.$B$2] / 360 )" office:value-type="float" office:value="-272.72600077797" calcext:value-type="float">
            <text:p>-272.73</text:p>
          </table:table-cell>
          <table:table-cell table:formula="of:=( [.O269] - [.O268] ) / ( 60 / [.$B$2] / 360 )" office:value-type="float" office:value="-620.317762447633" calcext:value-type="float">
            <text:p>-620.32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.00</text:p>
          </table:table-cell>
          <table:table-cell table:formula="of:=HIPANGLE( [.B$37]; [.C$36]; [.$A270]; [.B$30]; [.B$29]; [.B$27]; [.B$28] )" office:value-type="float" office:value="65.527757140019" calcext:value-type="float">
            <text:p>65.53</text:p>
          </table:table-cell>
          <table:table-cell table:formula="of:=( [.B270] - [.B269] ) / ( 60 / [.$B$2] / 360 )" office:value-type="float" office:value="-65.2635865428778" calcext:value-type="float">
            <text:p>-65.26</text:p>
          </table:table-cell>
          <table:table-cell table:formula="of:=( [.C270] - [.C269] ) / ( 60 / [.$B$2] / 360 )" office:value-type="float" office:value="-746.307187240376" calcext:value-type="float">
            <text:p>-746.31</text:p>
          </table:table-cell>
          <table:table-cell table:formula="of:=KNEEANGLE( [.B$37]; [.C$36]; [.$A270]; [.B$30]; [.B$29]; [.B$27]; [.B270] )" office:value-type="float" office:value="122.475978557498" calcext:value-type="float">
            <text:p>122.48</text:p>
          </table:table-cell>
          <table:table-cell table:formula="of:=( [.E270] - [.E269] ) / ( 60 / [.$B$2] / 360 )" office:value-type="float" office:value="-268.552784114448" calcext:value-type="float">
            <text:p>-268.55</text:p>
          </table:table-cell>
          <table:table-cell table:formula="of:=( [.F270] - [.F269] ) / ( 60 / [.$B$2] / 360 )" office:value-type="float" office:value="-674.158929403177" calcext:value-type="float">
            <text:p>-674.16</text:p>
          </table:table-cell>
          <table:table-cell table:number-columns-repeated="3"/>
          <table:table-cell table:formula="of:=HIPANGLE( [.L$37]; [.M$36]; [.$A270]; [.L$30]; [.L$29]; [.L$27]; [.L$28] )" office:value-type="float" office:value="63.713925762259" calcext:value-type="float">
            <text:p>63.71</text:p>
          </table:table-cell>
          <table:table-cell table:formula="of:=( [.K270] - [.K269] ) / ( 60 / [.$B$2] / 360 )" office:value-type="float" office:value="-70.0262788096001" calcext:value-type="float">
            <text:p>-70.03</text:p>
          </table:table-cell>
          <table:table-cell table:formula="of:=( [.L270] - [.L269] ) / ( 60 / [.$B$2] / 360 )" office:value-type="float" office:value="-716.532324660246" calcext:value-type="float">
            <text:p>-716.53</text:p>
          </table:table-cell>
          <table:table-cell table:formula="of:=KNEEANGLE( [.L$37]; [.M$36]; [.$A270]; [.L$30]; [.L$29]; [.L$27]; [.K270] )" office:value-type="float" office:value="122.012649034949" calcext:value-type="float">
            <text:p>122.01</text:p>
          </table:table-cell>
          <table:table-cell table:formula="of:=( [.N270] - [.N269] ) / ( 60 / [.$B$2] / 360 )" office:value-type="float" office:value="-274.024416234792" calcext:value-type="float">
            <text:p>-274.02</text:p>
          </table:table-cell>
          <table:table-cell table:formula="of:=( [.O270] - [.O269] ) / ( 60 / [.$B$2] / 360 )" office:value-type="float" office:value="-584.286955570002" calcext:value-type="float">
            <text:p>-584.29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.00</text:p>
          </table:table-cell>
          <table:table-cell table:formula="of:=HIPANGLE( [.B$37]; [.C$36]; [.$A271]; [.B$30]; [.B$29]; [.B$27]; [.B$28] )" office:value-type="float" office:value="65.3790898288867" calcext:value-type="float">
            <text:p>65.38</text:p>
          </table:table-cell>
          <table:table-cell table:formula="of:=( [.B271] - [.B270] ) / ( 60 / [.$B$2] / 360 )" office:value-type="float" office:value="-66.9002900095222" calcext:value-type="float">
            <text:p>-66.90</text:p>
          </table:table-cell>
          <table:table-cell table:formula="of:=( [.C271] - [.C270] ) / ( 60 / [.$B$2] / 360 )" office:value-type="float" office:value="-736.516559990008" calcext:value-type="float">
            <text:p>-736.52</text:p>
          </table:table-cell>
          <table:table-cell table:formula="of:=KNEEANGLE( [.B$37]; [.C$36]; [.$A271]; [.B$30]; [.B$29]; [.B$27]; [.B271] )" office:value-type="float" office:value="121.876047607613" calcext:value-type="float">
            <text:p>121.88</text:p>
          </table:table-cell>
          <table:table-cell table:formula="of:=( [.E271] - [.E270] ) / ( 60 / [.$B$2] / 360 )" office:value-type="float" office:value="-269.968927448183" calcext:value-type="float">
            <text:p>-269.97</text:p>
          </table:table-cell>
          <table:table-cell table:formula="of:=( [.F271] - [.F270] ) / ( 60 / [.$B$2] / 360 )" office:value-type="float" office:value="-637.264500180734" calcext:value-type="float">
            <text:p>-637.26</text:p>
          </table:table-cell>
          <table:table-cell table:number-columns-repeated="3"/>
          <table:table-cell table:formula="of:=HIPANGLE( [.L$37]; [.M$36]; [.$A271]; [.L$30]; [.L$29]; [.L$27]; [.L$28] )" office:value-type="float" office:value="63.5548160723153" calcext:value-type="float">
            <text:p>63.55</text:p>
          </table:table-cell>
          <table:table-cell table:formula="of:=( [.K271] - [.K270] ) / ( 60 / [.$B$2] / 360 )" office:value-type="float" office:value="-71.5993604746704" calcext:value-type="float">
            <text:p>-71.60</text:p>
          </table:table-cell>
          <table:table-cell table:formula="of:=( [.L271] - [.L270] ) / ( 60 / [.$B$2] / 360 )" office:value-type="float" office:value="-707.886749281599" calcext:value-type="float">
            <text:p>-707.89</text:p>
          </table:table-cell>
          <table:table-cell table:formula="of:=KNEEANGLE( [.L$37]; [.M$36]; [.$A271]; [.L$30]; [.L$29]; [.L$27]; [.K271] )" office:value-type="float" office:value="121.400993689202" calcext:value-type="float">
            <text:p>121.40</text:p>
          </table:table-cell>
          <table:table-cell table:formula="of:=( [.N271] - [.N270] ) / ( 60 / [.$B$2] / 360 )" office:value-type="float" office:value="-275.244905586225" calcext:value-type="float">
            <text:p>-275.24</text:p>
          </table:table-cell>
          <table:table-cell table:formula="of:=( [.O271] - [.O270] ) / ( 60 / [.$B$2] / 360 )" office:value-type="float" office:value="-549.220208144851" calcext:value-type="float">
            <text:p>-549.22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.00</text:p>
          </table:table-cell>
          <table:table-cell table:formula="of:=HIPANGLE( [.B$37]; [.C$36]; [.$A272]; [.B$30]; [.B$29]; [.B$27]; [.B$28] )" office:value-type="float" office:value="65.2268306937404" calcext:value-type="float">
            <text:p>65.23</text:p>
          </table:table-cell>
          <table:table-cell table:formula="of:=( [.B272] - [.B271] ) / ( 60 / [.$B$2] / 360 )" office:value-type="float" office:value="-68.5166108158455" calcext:value-type="float">
            <text:p>-68.52</text:p>
          </table:table-cell>
          <table:table-cell table:formula="of:=( [.C272] - [.C271] ) / ( 60 / [.$B$2] / 360 )" office:value-type="float" office:value="-727.344362845486" calcext:value-type="float">
            <text:p>-727.34</text:p>
          </table:table-cell>
          <table:table-cell table:formula="of:=KNEEANGLE( [.B$37]; [.C$36]; [.$A272]; [.B$30]; [.B$29]; [.B$27]; [.B272] )" office:value-type="float" office:value="121.273147094371" calcext:value-type="float">
            <text:p>121.27</text:p>
          </table:table-cell>
          <table:table-cell table:formula="of:=( [.E272] - [.E271] ) / ( 60 / [.$B$2] / 360 )" office:value-type="float" office:value="-271.305230958986" calcext:value-type="float">
            <text:p>-271.31</text:p>
          </table:table-cell>
          <table:table-cell table:formula="of:=( [.F272] - [.F271] ) / ( 60 / [.$B$2] / 360 )" office:value-type="float" office:value="-601.336579861282" calcext:value-type="float">
            <text:p>-601.34</text:p>
          </table:table-cell>
          <table:table-cell table:number-columns-repeated="3"/>
          <table:table-cell table:formula="of:=HIPANGLE( [.L$37]; [.M$36]; [.$A272]; [.L$30]; [.L$29]; [.L$27]; [.L$28] )" office:value-type="float" office:value="63.392250385411" calcext:value-type="float">
            <text:p>63.39</text:p>
          </table:table-cell>
          <table:table-cell table:formula="of:=( [.K272] - [.K271] ) / ( 60 / [.$B$2] / 360 )" office:value-type="float" office:value="-73.1545591069228" calcext:value-type="float">
            <text:p>-73.15</text:p>
          </table:table-cell>
          <table:table-cell table:formula="of:=( [.L272] - [.L271] ) / ( 60 / [.$B$2] / 360 )" office:value-type="float" office:value="-699.839384513599" calcext:value-type="float">
            <text:p>-699.84</text:p>
          </table:table-cell>
          <table:table-cell table:formula="of:=KNEEANGLE( [.L$37]; [.M$36]; [.$A272]; [.L$30]; [.L$29]; [.L$27]; [.K272] )" office:value-type="float" office:value="120.786794760006" calcext:value-type="float">
            <text:p>120.79</text:p>
          </table:table-cell>
          <table:table-cell table:formula="of:=( [.N272] - [.N271] ) / ( 60 / [.$B$2] / 360 )" office:value-type="float" office:value="-276.389518137864" calcext:value-type="float">
            <text:p>-276.39</text:p>
          </table:table-cell>
          <table:table-cell table:formula="of:=( [.O272] - [.O271] ) / ( 60 / [.$B$2] / 360 )" office:value-type="float" office:value="-515.075648237678" calcext:value-type="float">
            <text:p>-515.08</text:p>
          </table:table-cell>
          <table:table-cell table:number-columns-repeated="15"/>
        </table:table-row>
        <table:table-row table:style-name="ro1">
          <table:table-cell office:value-type="float" office:value="233" calcext:value-type="float">
            <text:p>233.00</text:p>
          </table:table-cell>
          <table:table-cell table:formula="of:=HIPANGLE( [.B$37]; [.C$36]; [.$A273]; [.B$30]; [.B$29]; [.B$27]; [.B$28] )" office:value-type="float" office:value="65.071022065064" calcext:value-type="float">
            <text:p>65.07</text:p>
          </table:table-cell>
          <table:table-cell table:formula="of:=( [.B273] - [.B272] ) / ( 60 / [.$B$2] / 360 )" office:value-type="float" office:value="-70.1138829043529" calcext:value-type="float">
            <text:p>-70.11</text:p>
          </table:table-cell>
          <table:table-cell table:formula="of:=( [.C273] - [.C272] ) / ( 60 / [.$B$2] / 360 )" office:value-type="float" office:value="-718.772439828328" calcext:value-type="float">
            <text:p>-718.77</text:p>
          </table:table-cell>
          <table:table-cell table:formula="of:=KNEEANGLE( [.B$37]; [.C$36]; [.$A273]; [.B$30]; [.B$29]; [.B$27]; [.B273] )" office:value-type="float" office:value="120.667449859401" calcext:value-type="float">
            <text:p>120.67</text:p>
          </table:table-cell>
          <table:table-cell table:formula="of:=( [.E273] - [.E272] ) / ( 60 / [.$B$2] / 360 )" office:value-type="float" office:value="-272.56375573644" calcext:value-type="float">
            <text:p>-272.56</text:p>
          </table:table-cell>
          <table:table-cell table:formula="of:=( [.F273] - [.F272] ) / ( 60 / [.$B$2] / 360 )" office:value-type="float" office:value="-566.336149854556" calcext:value-type="float">
            <text:p>-566.34</text:p>
          </table:table-cell>
          <table:table-cell table:number-columns-repeated="3"/>
          <table:table-cell table:formula="of:=HIPANGLE( [.L$37]; [.M$36]; [.$A273]; [.L$30]; [.L$29]; [.L$27]; [.L$28] )" office:value-type="float" office:value="63.2262655830805" calcext:value-type="float">
            <text:p>63.23</text:p>
          </table:table-cell>
          <table:table-cell table:formula="of:=( [.K273] - [.K272] ) / ( 60 / [.$B$2] / 360 )" office:value-type="float" office:value="-74.6931610487692" calcext:value-type="float">
            <text:p>-74.69</text:p>
          </table:table-cell>
          <table:table-cell table:formula="of:=( [.L273] - [.L272] ) / ( 60 / [.$B$2] / 360 )" office:value-type="float" office:value="-692.370873830903" calcext:value-type="float">
            <text:p>-692.37</text:p>
          </table:table-cell>
          <table:table-cell table:formula="of:=KNEEANGLE( [.L$37]; [.M$36]; [.$A273]; [.L$30]; [.L$29]; [.L$27]; [.K273] )" office:value-type="float" office:value="120.170216511711" calcext:value-type="float">
            <text:p>120.17</text:p>
          </table:table-cell>
          <table:table-cell table:formula="of:=( [.N273] - [.N272] ) / ( 60 / [.$B$2] / 360 )" office:value-type="float" office:value="-277.460211733012" calcext:value-type="float">
            <text:p>-277.46</text:p>
          </table:table-cell>
          <table:table-cell table:formula="of:=( [.O273] - [.O272] ) / ( 60 / [.$B$2] / 360 )" office:value-type="float" office:value="-481.812117816389" calcext:value-type="float">
            <text:p>-481.81</text:p>
          </table:table-cell>
          <table:table-cell table:number-columns-repeated="15"/>
        </table:table-row>
        <table:table-row table:style-name="ro1">
          <table:table-cell office:value-type="float" office:value="234" calcext:value-type="float">
            <text:p>234.00</text:p>
          </table:table-cell>
          <table:table-cell table:formula="of:=HIPANGLE( [.B$37]; [.C$36]; [.$A274]; [.B$30]; [.B$29]; [.B$27]; [.B$28] )" office:value-type="float" office:value="64.9117033978298" calcext:value-type="float">
            <text:p>64.91</text:p>
          </table:table-cell>
          <table:table-cell table:formula="of:=( [.B274] - [.B273] ) / ( 60 / [.$B$2] / 360 )" office:value-type="float" office:value="-71.6934002554041" calcext:value-type="float">
            <text:p>-71.69</text:p>
          </table:table-cell>
          <table:table-cell table:formula="of:=( [.C274] - [.C273] ) / ( 60 / [.$B$2] / 360 )" office:value-type="float" office:value="-710.782807973018" calcext:value-type="float">
            <text:p>-710.78</text:p>
          </table:table-cell>
          <table:table-cell table:formula="of:=KNEEANGLE( [.B$37]; [.C$36]; [.$A274]; [.B$30]; [.B$29]; [.B$27]; [.B274] )" office:value-type="float" office:value="120.059124354885" calcext:value-type="float">
            <text:p>120.06</text:p>
          </table:table-cell>
          <table:table-cell table:formula="of:=( [.E274] - [.E273] ) / ( 60 / [.$B$2] / 360 )" office:value-type="float" office:value="-273.746477032246" calcext:value-type="float">
            <text:p>-273.75</text:p>
          </table:table-cell>
          <table:table-cell table:formula="of:=( [.F274] - [.F273] ) / ( 60 / [.$B$2] / 360 )" office:value-type="float" office:value="-532.224583112702" calcext:value-type="float">
            <text:p>-532.22</text:p>
          </table:table-cell>
          <table:table-cell table:number-columns-repeated="3"/>
          <table:table-cell table:formula="of:=HIPANGLE( [.L$37]; [.M$36]; [.$A274]; [.L$30]; [.L$29]; [.L$27]; [.L$28] )" office:value-type="float" office:value="63.0568957820943" calcext:value-type="float">
            <text:p>63.06</text:p>
          </table:table-cell>
          <table:table-cell table:formula="of:=( [.K274] - [.K273] ) / ( 60 / [.$B$2] / 360 )" office:value-type="float" office:value="-76.2164104437563" calcext:value-type="float">
            <text:p>-76.22</text:p>
          </table:table-cell>
          <table:table-cell table:formula="of:=( [.L274] - [.L273] ) / ( 60 / [.$B$2] / 360 )" office:value-type="float" office:value="-685.462227744171" calcext:value-type="float">
            <text:p>-685.46</text:p>
          </table:table-cell>
          <table:table-cell table:formula="of:=KNEEANGLE( [.L$37]; [.M$36]; [.$A274]; [.L$30]; [.L$29]; [.L$27]; [.K274] )" office:value-type="float" office:value="119.551419057269" calcext:value-type="float">
            <text:p>119.55</text:p>
          </table:table-cell>
          <table:table-cell table:formula="of:=( [.N274] - [.N273] ) / ( 60 / [.$B$2] / 360 )" office:value-type="float" office:value="-278.458854498626" calcext:value-type="float">
            <text:p>-278.46</text:p>
          </table:table-cell>
          <table:table-cell table:formula="of:=( [.O274] - [.O273] ) / ( 60 / [.$B$2] / 360 )" office:value-type="float" office:value="-449.389244526515" calcext:value-type="float">
            <text:p>-449.3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.00</text:p>
          </table:table-cell>
          <table:table-cell table:formula="of:=HIPANGLE( [.B$37]; [.C$36]; [.$A275]; [.B$30]; [.B$29]; [.B$27]; [.B$28] )" office:value-type="float" office:value="64.7489113592183" calcext:value-type="float">
            <text:p>64.75</text:p>
          </table:table-cell>
          <table:table-cell table:formula="of:=( [.B275] - [.B274] ) / ( 60 / [.$B$2] / 360 )" office:value-type="float" office:value="-73.2564173751747" calcext:value-type="float">
            <text:p>-73.26</text:p>
          </table:table-cell>
          <table:table-cell table:formula="of:=( [.C275] - [.C274] ) / ( 60 / [.$B$2] / 360 )" office:value-type="float" office:value="-703.357703896792" calcext:value-type="float">
            <text:p>-703.36</text:p>
          </table:table-cell>
          <table:table-cell table:formula="of:=KNEEANGLE( [.B$37]; [.C$36]; [.$A275]; [.B$30]; [.B$29]; [.B$27]; [.B275] )" office:value-type="float" office:value="119.448334831883" calcext:value-type="float">
            <text:p>119.45</text:p>
          </table:table-cell>
          <table:table-cell table:formula="of:=( [.E275] - [.E274] ) / ( 60 / [.$B$2] / 360 )" office:value-type="float" office:value="-274.855285350944" calcext:value-type="float">
            <text:p>-274.86</text:p>
          </table:table-cell>
          <table:table-cell table:formula="of:=( [.F275] - [.F274] ) / ( 60 / [.$B$2] / 360 )" office:value-type="float" office:value="-498.963743413938" calcext:value-type="float">
            <text:p>-498.96</text:p>
          </table:table-cell>
          <table:table-cell table:number-columns-repeated="3"/>
          <table:table-cell table:formula="of:=HIPANGLE( [.L$37]; [.M$36]; [.$A275]; [.L$30]; [.L$29]; [.L$27]; [.L$28] )" office:value-type="float" office:value="62.8841724263009" calcext:value-type="float">
            <text:p>62.88</text:p>
          </table:table-cell>
          <table:table-cell table:formula="of:=( [.K275] - [.K274] ) / ( 60 / [.$B$2] / 360 )" office:value-type="float" office:value="-77.7255101070178" calcext:value-type="float">
            <text:p>-77.73</text:p>
          </table:table-cell>
          <table:table-cell table:formula="of:=( [.L275] - [.L274] ) / ( 60 / [.$B$2] / 360 )" office:value-type="float" office:value="-679.094848467692" calcext:value-type="float">
            <text:p>-679.09</text:p>
          </table:table-cell>
          <table:table-cell table:formula="of:=KNEEANGLE( [.L$37]; [.M$36]; [.$A275]; [.L$30]; [.L$29]; [.L$27]; [.K275] )" office:value-type="float" office:value="118.930558553447" calcext:value-type="float">
            <text:p>118.93</text:p>
          </table:table-cell>
          <table:table-cell table:formula="of:=( [.N275] - [.N274] ) / ( 60 / [.$B$2] / 360 )" office:value-type="float" office:value="-279.387226720073" calcext:value-type="float">
            <text:p>-279.39</text:p>
          </table:table-cell>
          <table:table-cell table:formula="of:=( [.O275] - [.O274] ) / ( 60 / [.$B$2] / 360 )" office:value-type="float" office:value="-417.76749965114" calcext:value-type="float">
            <text:p>-417.77</text:p>
          </table:table-cell>
          <table:table-cell table:number-columns-repeated="15"/>
        </table:table-row>
        <table:table-row table:style-name="ro1">
          <table:table-cell office:value-type="float" office:value="236" calcext:value-type="float">
            <text:p>236.00</text:p>
          </table:table-cell>
          <table:table-cell table:formula="of:=HIPANGLE( [.B$37]; [.C$36]; [.$A276]; [.B$30]; [.B$29]; [.B$27]; [.B$28] )" office:value-type="float" office:value="64.582679915068" calcext:value-type="float">
            <text:p>64.58</text:p>
          </table:table-cell>
          <table:table-cell table:formula="of:=( [.B276] - [.B275] ) / ( 60 / [.$B$2] / 360 )" office:value-type="float" office:value="-74.8041498676344" calcext:value-type="float">
            <text:p>-74.80</text:p>
          </table:table-cell>
          <table:table-cell table:formula="of:=( [.C276] - [.C275] ) / ( 60 / [.$B$2] / 360 )" office:value-type="float" office:value="-696.479621606834" calcext:value-type="float">
            <text:p>-696.48</text:p>
          </table:table-cell>
          <table:table-cell table:formula="of:=KNEEANGLE( [.B$37]; [.C$36]; [.$A276]; [.B$30]; [.B$29]; [.B$27]; [.B276] )" office:value-type="float" office:value="118.83524152583" calcext:value-type="float">
            <text:p>118.84</text:p>
          </table:table-cell>
          <table:table-cell table:formula="of:=( [.E276] - [.E275] ) / ( 60 / [.$B$2] / 360 )" office:value-type="float" office:value="-275.891987724152" calcext:value-type="float">
            <text:p>-275.89</text:p>
          </table:table-cell>
          <table:table-cell table:formula="of:=( [.F276] - [.F275] ) / ( 60 / [.$B$2] / 360 )" office:value-type="float" office:value="-466.516067943607" calcext:value-type="float">
            <text:p>-466.52</text:p>
          </table:table-cell>
          <table:table-cell table:number-columns-repeated="3"/>
          <table:table-cell table:formula="of:=HIPANGLE( [.L$37]; [.M$36]; [.$A276]; [.L$30]; [.L$29]; [.L$27]; [.L$28] )" office:value-type="float" office:value="62.7081243764505" calcext:value-type="float">
            <text:p>62.71</text:p>
          </table:table-cell>
          <table:table-cell table:formula="of:=( [.K276] - [.K275] ) / ( 60 / [.$B$2] / 360 )" office:value-type="float" office:value="-79.22162243269" calcext:value-type="float">
            <text:p>-79.22</text:p>
          </table:table-cell>
          <table:table-cell table:formula="of:=( [.L276] - [.L275] ) / ( 60 / [.$B$2] / 360 )" office:value-type="float" office:value="-673.250546552477" calcext:value-type="float">
            <text:p>-673.25</text:p>
          </table:table-cell>
          <table:table-cell table:formula="of:=KNEEANGLE( [.L$37]; [.M$36]; [.$A276]; [.L$30]; [.L$29]; [.L$27]; [.K276] )" office:value-type="float" office:value="118.307787391642" calcext:value-type="float">
            <text:p>118.31</text:p>
          </table:table-cell>
          <table:table-cell table:formula="of:=( [.N276] - [.N275] ) / ( 60 / [.$B$2] / 360 )" office:value-type="float" office:value="-280.247022812124" calcext:value-type="float">
            <text:p>-280.25</text:p>
          </table:table-cell>
          <table:table-cell table:formula="of:=( [.O276] - [.O275] ) / ( 60 / [.$B$2] / 360 )" office:value-type="float" office:value="-386.908241423001" calcext:value-type="float">
            <text:p>-386.91</text:p>
          </table:table-cell>
          <table:table-cell table:number-columns-repeated="15"/>
        </table:table-row>
        <table:table-row table:style-name="ro1">
          <table:table-cell office:value-type="float" office:value="237" calcext:value-type="float">
            <text:p>237.00</text:p>
          </table:table-cell>
          <table:table-cell table:formula="of:=HIPANGLE( [.B$37]; [.C$36]; [.$A277]; [.B$30]; [.B$29]; [.B$27]; [.B$28] )" office:value-type="float" office:value="64.4130404149075" calcext:value-type="float">
            <text:p>64.41</text:p>
          </table:table-cell>
          <table:table-cell table:formula="of:=( [.B277] - [.B276] ) / ( 60 / [.$B$2] / 360 )" office:value-type="float" office:value="-76.3377750722313" calcext:value-type="float">
            <text:p>-76.34</text:p>
          </table:table-cell>
          <table:table-cell table:formula="of:=( [.C277] - [.C276] ) / ( 60 / [.$B$2] / 360 )" office:value-type="float" office:value="-690.131342068625" calcext:value-type="float">
            <text:p>-690.13</text:p>
          </table:table-cell>
          <table:table-cell table:formula="of:=KNEEANGLE( [.B$37]; [.C$36]; [.$A277]; [.B$30]; [.B$29]; [.B$27]; [.B277] )" office:value-type="float" office:value="118.220000838863" calcext:value-type="float">
            <text:p>118.22</text:p>
          </table:table-cell>
          <table:table-cell table:formula="of:=( [.E277] - [.E276] ) / ( 60 / [.$B$2] / 360 )" office:value-type="float" office:value="-276.858309135002" calcext:value-type="float">
            <text:p>-276.86</text:p>
          </table:table-cell>
          <table:table-cell table:formula="of:=( [.F277] - [.F276] ) / ( 60 / [.$B$2] / 360 )" office:value-type="float" office:value="-434.844634882788" calcext:value-type="float">
            <text:p>-434.84</text:p>
          </table:table-cell>
          <table:table-cell table:number-columns-repeated="3"/>
          <table:table-cell table:formula="of:=HIPANGLE( [.L$37]; [.M$36]; [.$A277]; [.L$30]; [.L$29]; [.L$27]; [.L$28] )" office:value-type="float" office:value="62.5287779979481" calcext:value-type="float">
            <text:p>62.53</text:p>
          </table:table-cell>
          <table:table-cell table:formula="of:=( [.K277] - [.K276] ) / ( 60 / [.$B$2] / 360 )" office:value-type="float" office:value="-80.7058703260935" calcext:value-type="float">
            <text:p>-80.71</text:p>
          </table:table-cell>
          <table:table-cell table:formula="of:=( [.L277] - [.L276] ) / ( 60 / [.$B$2] / 360 )" office:value-type="float" office:value="-667.91155203159" calcext:value-type="float">
            <text:p>-667.91</text:p>
          </table:table-cell>
          <table:table-cell table:formula="of:=KNEEANGLE( [.L$37]; [.M$36]; [.$A277]; [.L$30]; [.L$29]; [.L$27]; [.K277] )" office:value-type="float" office:value="117.683254384167" calcext:value-type="float">
            <text:p>117.68</text:p>
          </table:table-cell>
          <table:table-cell table:formula="of:=( [.N277] - [.N276] ) / ( 60 / [.$B$2] / 360 )" office:value-type="float" office:value="-281.039853363959" calcext:value-type="float">
            <text:p>-281.04</text:p>
          </table:table-cell>
          <table:table-cell table:formula="of:=( [.O277] - [.O276] ) / ( 60 / [.$B$2] / 360 )" office:value-type="float" office:value="-356.773748325332" calcext:value-type="float">
            <text:p>-356.77</text:p>
          </table:table-cell>
          <table:table-cell table:number-columns-repeated="15"/>
        </table:table-row>
        <table:table-row table:style-name="ro1">
          <table:table-cell office:value-type="float" office:value="238" calcext:value-type="float">
            <text:p>238.00</text:p>
          </table:table-cell>
          <table:table-cell table:formula="of:=HIPANGLE( [.B$37]; [.C$36]; [.$A278]; [.B$30]; [.B$29]; [.B$27]; [.B$28] )" office:value-type="float" office:value="64.2400216754591" calcext:value-type="float">
            <text:p>64.24</text:p>
          </table:table-cell>
          <table:table-cell table:formula="of:=( [.B278] - [.B277] ) / ( 60 / [.$B$2] / 360 )" office:value-type="float" office:value="-77.8584327517649" calcext:value-type="float">
            <text:p>-77.86</text:p>
          </table:table-cell>
          <table:table-cell table:formula="of:=( [.C278] - [.C277] ) / ( 60 / [.$B$2] / 360 )" office:value-type="float" office:value="-684.29595579012" calcext:value-type="float">
            <text:p>-684.30</text:p>
          </table:table-cell>
          <table:table-cell table:formula="of:=KNEEANGLE( [.B$37]; [.C$36]; [.$A278]; [.B$30]; [.B$29]; [.B$27]; [.B278] )" office:value-type="float" office:value="117.602765518719" calcext:value-type="float">
            <text:p>117.60</text:p>
          </table:table-cell>
          <table:table-cell table:formula="of:=( [.E278] - [.E277] ) / ( 60 / [.$B$2] / 360 )" office:value-type="float" office:value="-277.755894064585" calcext:value-type="float">
            <text:p>-277.76</text:p>
          </table:table-cell>
          <table:table-cell table:formula="of:=( [.F278] - [.F277] ) / ( 60 / [.$B$2] / 360 )" office:value-type="float" office:value="-403.913218312013" calcext:value-type="float">
            <text:p>-403.91</text:p>
          </table:table-cell>
          <table:table-cell table:number-columns-repeated="3"/>
          <table:table-cell table:formula="of:=HIPANGLE( [.L$37]; [.M$36]; [.$A278]; [.L$30]; [.L$29]; [.L$27]; [.L$28] )" office:value-type="float" office:value="62.346157246511" calcext:value-type="float">
            <text:p>62.35</text:p>
          </table:table-cell>
          <table:table-cell table:formula="of:=( [.K278] - [.K277] ) / ( 60 / [.$B$2] / 360 )" office:value-type="float" office:value="-82.1793381466851" calcext:value-type="float">
            <text:p>-82.18</text:p>
          </table:table-cell>
          <table:table-cell table:formula="of:=( [.L278] - [.L277] ) / ( 60 / [.$B$2] / 360 )" office:value-type="float" office:value="-663.060519266185" calcext:value-type="float">
            <text:p>-663.06</text:p>
          </table:table-cell>
          <table:table-cell table:formula="of:=KNEEANGLE( [.L$37]; [.M$36]; [.$A278]; [.L$30]; [.L$29]; [.L$27]; [.K278] )" office:value-type="float" office:value="117.057104945871" calcext:value-type="float">
            <text:p>117.06</text:p>
          </table:table-cell>
          <table:table-cell table:formula="of:=( [.N278] - [.N277] ) / ( 60 / [.$B$2] / 360 )" office:value-type="float" office:value="-281.767247233026" calcext:value-type="float">
            <text:p>-281.77</text:p>
          </table:table-cell>
          <table:table-cell table:formula="of:=( [.O278] - [.O277] ) / ( 60 / [.$B$2] / 360 )" office:value-type="float" office:value="-327.327241080297" calcext:value-type="float">
            <text:p>-327.33</text:p>
          </table:table-cell>
          <table:table-cell table:number-columns-repeated="15"/>
        </table:table-row>
        <table:table-row table:style-name="ro1">
          <table:table-cell office:value-type="float" office:value="239" calcext:value-type="float">
            <text:p>239.00</text:p>
          </table:table-cell>
          <table:table-cell table:formula="of:=HIPANGLE( [.B$37]; [.C$36]; [.$A279]; [.B$30]; [.B$29]; [.B$27]; [.B$28] )" office:value-type="float" office:value="64.0636500625346" calcext:value-type="float">
            <text:p>64.06</text:p>
          </table:table-cell>
          <table:table-cell table:formula="of:=( [.B279] - [.B278] ) / ( 60 / [.$B$2] / 360 )" office:value-type="float" office:value="-79.3672258160626" calcext:value-type="float">
            <text:p>-79.37</text:p>
          </table:table-cell>
          <table:table-cell table:formula="of:=( [.C279] - [.C278] ) / ( 60 / [.$B$2] / 360 )" office:value-type="float" office:value="-678.956878933974" calcext:value-type="float">
            <text:p>-678.96</text:p>
          </table:table-cell>
          <table:table-cell table:formula="of:=KNEEANGLE( [.B$37]; [.C$36]; [.$A279]; [.B$30]; [.B$29]; [.B$27]; [.B279] )" office:value-type="float" office:value="116.983684833978" calcext:value-type="float">
            <text:p>116.98</text:p>
          </table:table-cell>
          <table:table-cell table:formula="of:=( [.E279] - [.E278] ) / ( 60 / [.$B$2] / 360 )" office:value-type="float" office:value="-278.586308133588" calcext:value-type="float">
            <text:p>-278.59</text:p>
          </table:table-cell>
          <table:table-cell table:formula="of:=( [.F279] - [.F278] ) / ( 60 / [.$B$2] / 360 )" office:value-type="float" office:value="-373.686331051317" calcext:value-type="float">
            <text:p>-373.69</text:p>
          </table:table-cell>
          <table:table-cell table:number-columns-repeated="3"/>
          <table:table-cell table:formula="of:=HIPANGLE( [.L$37]; [.M$36]; [.$A279]; [.L$30]; [.L$29]; [.L$27]; [.L$28] )" office:value-type="float" office:value="62.1602837517301" calcext:value-type="float">
            <text:p>62.16</text:p>
          </table:table-cell>
          <table:table-cell table:formula="of:=( [.K279] - [.K278] ) / ( 60 / [.$B$2] / 360 )" office:value-type="float" office:value="-83.6430726513953" calcext:value-type="float">
            <text:p>-83.64</text:p>
          </table:table-cell>
          <table:table-cell table:formula="of:=( [.L279] - [.L278] ) / ( 60 / [.$B$2] / 360 )" office:value-type="float" office:value="-658.680527119611" calcext:value-type="float">
            <text:p>-658.68</text:p>
          </table:table-cell>
          <table:table-cell table:formula="of:=KNEEANGLE( [.L$37]; [.M$36]; [.$A279]; [.L$30]; [.L$29]; [.L$27]; [.K279] )" office:value-type="float" office:value="116.429481271049" calcext:value-type="float">
            <text:p>116.43</text:p>
          </table:table-cell>
          <table:table-cell table:formula="of:=( [.N279] - [.N278] ) / ( 60 / [.$B$2] / 360 )" office:value-type="float" office:value="-282.430653670049" calcext:value-type="float">
            <text:p>-282.43</text:p>
          </table:table-cell>
          <table:table-cell table:formula="of:=( [.O279] - [.O278] ) / ( 60 / [.$B$2] / 360 )" office:value-type="float" office:value="-298.532896660433" calcext:value-type="float">
            <text:p>-298.53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.00</text:p>
          </table:table-cell>
          <table:table-cell table:formula="of:=HIPANGLE( [.B$37]; [.C$36]; [.$A280]; [.B$30]; [.B$29]; [.B$27]; [.B$28] )" office:value-type="float" office:value="63.8839495712707" calcext:value-type="float">
            <text:p>63.88</text:p>
          </table:table-cell>
          <table:table-cell table:formula="of:=( [.B280] - [.B279] ) / ( 60 / [.$B$2] / 360 )" office:value-type="float" office:value="-80.8652210687299" calcext:value-type="float">
            <text:p>-80.87</text:p>
          </table:table-cell>
          <table:table-cell table:formula="of:=( [.C280] - [.C279] ) / ( 60 / [.$B$2] / 360 )" office:value-type="float" office:value="-674.097863700283" calcext:value-type="float">
            <text:p>-674.10</text:p>
          </table:table-cell>
          <table:table-cell table:formula="of:=KNEEANGLE( [.B$37]; [.C$36]; [.$A280]; [.B$30]; [.B$29]; [.B$27]; [.B280] )" office:value-type="float" office:value="116.362904745495" calcext:value-type="float">
            <text:p>116.36</text:p>
          </table:table-cell>
          <table:table-cell table:formula="of:=( [.E280] - [.E279] ) / ( 60 / [.$B$2] / 360 )" office:value-type="float" office:value="-279.351039817377" calcext:value-type="float">
            <text:p>-279.35</text:p>
          </table:table-cell>
          <table:table-cell table:formula="of:=( [.F280] - [.F279] ) / ( 60 / [.$B$2] / 360 )" office:value-type="float" office:value="-344.129257705035" calcext:value-type="float">
            <text:p>-344.13</text:p>
          </table:table-cell>
          <table:table-cell table:number-columns-repeated="3"/>
          <table:table-cell table:formula="of:=HIPANGLE( [.L$37]; [.M$36]; [.$A280]; [.L$30]; [.L$29]; [.L$27]; [.L$28] )" office:value-type="float" office:value="61.9711768985551" calcext:value-type="float">
            <text:p>61.97</text:p>
          </table:table-cell>
          <table:table-cell table:formula="of:=( [.K280] - [.K279] ) / ( 60 / [.$B$2] / 360 )" office:value-type="float" office:value="-85.0980839287811" calcext:value-type="float">
            <text:p>-85.10</text:p>
          </table:table-cell>
          <table:table-cell table:formula="of:=( [.L280] - [.L279] ) / ( 60 / [.$B$2] / 360 )" office:value-type="float" office:value="-654.755074823594" calcext:value-type="float">
            <text:p>-654.76</text:p>
          </table:table-cell>
          <table:table-cell table:formula="of:=KNEEANGLE( [.L$37]; [.M$36]; [.$A280]; [.L$30]; [.L$29]; [.L$27]; [.K280] )" office:value-type="float" office:value="115.800522505587" calcext:value-type="float">
            <text:p>115.80</text:p>
          </table:table-cell>
          <table:table-cell table:formula="of:=( [.N280] - [.N279] ) / ( 60 / [.$B$2] / 360 )" office:value-type="float" office:value="-283.031444457722" calcext:value-type="float">
            <text:p>-283.03</text:p>
          </table:table-cell>
          <table:table-cell table:formula="of:=( [.O280] - [.O279] ) / ( 60 / [.$B$2] / 360 )" office:value-type="float" office:value="-270.355854452808" calcext:value-type="float">
            <text:p>-270.36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.00</text:p>
          </table:table-cell>
          <table:table-cell table:formula="of:=HIPANGLE( [.B$37]; [.C$36]; [.$A281]; [.B$30]; [.B$29]; [.B$27]; [.B$28] )" office:value-type="float" office:value="63.7009419046803" calcext:value-type="float">
            <text:p>63.70</text:p>
          </table:table-cell>
          <table:table-cell table:formula="of:=( [.B281] - [.B280] ) / ( 60 / [.$B$2] / 360 )" office:value-type="float" office:value="-82.3534499656795" calcext:value-type="float">
            <text:p>-82.35</text:p>
          </table:table-cell>
          <table:table-cell table:formula="of:=( [.C281] - [.C280] ) / ( 60 / [.$B$2] / 360 )" office:value-type="float" office:value="-669.703003627298" calcext:value-type="float">
            <text:p>-669.70</text:p>
          </table:table-cell>
          <table:table-cell table:formula="of:=KNEEANGLE( [.B$37]; [.C$36]; [.$A281]; [.B$30]; [.B$29]; [.B$27]; [.B281] )" office:value-type="float" office:value="115.740568073909" calcext:value-type="float">
            <text:p>115.74</text:p>
          </table:table-cell>
          <table:table-cell table:formula="of:=( [.E281] - [.E280] ) / ( 60 / [.$B$2] / 360 )" office:value-type="float" office:value="-280.051502213872" calcext:value-type="float">
            <text:p>-280.05</text:p>
          </table:table-cell>
          <table:table-cell table:formula="of:=( [.F281] - [.F280] ) / ( 60 / [.$B$2] / 360 )" office:value-type="float" office:value="-315.20807842289" calcext:value-type="float">
            <text:p>-315.21</text:p>
          </table:table-cell>
          <table:table-cell table:number-columns-repeated="3"/>
          <table:table-cell table:formula="of:=HIPANGLE( [.L$37]; [.M$36]; [.$A281]; [.L$30]; [.L$29]; [.L$27]; [.L$28] )" office:value-type="float" office:value="61.7788539067434" calcext:value-type="float">
            <text:p>61.78</text:p>
          </table:table-cell>
          <table:table-cell table:formula="of:=( [.K281] - [.K280] ) / ( 60 / [.$B$2] / 360 )" office:value-type="float" office:value="-86.5453463152747" calcext:value-type="float">
            <text:p>-86.55</text:p>
          </table:table-cell>
          <table:table-cell table:formula="of:=( [.L281] - [.L280] ) / ( 60 / [.$B$2] / 360 )" office:value-type="float" office:value="-651.268073922129" calcext:value-type="float">
            <text:p>-651.27</text:p>
          </table:table-cell>
          <table:table-cell table:formula="of:=KNEEANGLE( [.L$37]; [.M$36]; [.$A281]; [.L$30]; [.L$29]; [.L$27]; [.K281] )" office:value-type="float" office:value="115.170364914366" calcext:value-type="float">
            <text:p>115.17</text:p>
          </table:table-cell>
          <table:table-cell table:formula="of:=( [.N281] - [.N280] ) / ( 60 / [.$B$2] / 360 )" office:value-type="float" office:value="-283.570916049434" calcext:value-type="float">
            <text:p>-283.57</text:p>
          </table:table-cell>
          <table:table-cell table:formula="of:=( [.O281] - [.O280] ) / ( 60 / [.$B$2] / 360 )" office:value-type="float" office:value="-242.762216270407" calcext:value-type="float">
            <text:p>-242.76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.00</text:p>
          </table:table-cell>
          <table:table-cell table:formula="of:=HIPANGLE( [.B$37]; [.C$36]; [.$A282]; [.B$30]; [.B$29]; [.B$27]; [.B$28] )" office:value-type="float" office:value="63.514646550512" calcext:value-type="float">
            <text:p>63.51</text:p>
          </table:table-cell>
          <table:table-cell table:formula="of:=( [.B282] - [.B281] ) / ( 60 / [.$B$2] / 360 )" office:value-type="float" office:value="-83.8329093757579" calcext:value-type="float">
            <text:p>-83.83</text:p>
          </table:table-cell>
          <table:table-cell table:formula="of:=( [.C282] - [.C281] ) / ( 60 / [.$B$2] / 360 )" office:value-type="float" office:value="-665.756734535314" calcext:value-type="float">
            <text:p>-665.76</text:p>
          </table:table-cell>
          <table:table-cell table:formula="of:=KNEEANGLE( [.B$37]; [.C$36]; [.$A282]; [.B$30]; [.B$29]; [.B$27]; [.B282] )" office:value-type="float" office:value="115.116814663136" calcext:value-type="float">
            <text:p>115.12</text:p>
          </table:table-cell>
          <table:table-cell table:formula="of:=( [.E282] - [.E281] ) / ( 60 / [.$B$2] / 360 )" office:value-type="float" office:value="-280.689034847629" calcext:value-type="float">
            <text:p>-280.69</text:p>
          </table:table-cell>
          <table:table-cell table:formula="of:=( [.F282] - [.F281] ) / ( 60 / [.$B$2] / 360 )" office:value-type="float" office:value="-286.889685190582" calcext:value-type="float">
            <text:p>-286.89</text:p>
          </table:table-cell>
          <table:table-cell table:number-columns-repeated="3"/>
          <table:table-cell table:formula="of:=HIPANGLE( [.L$37]; [.M$36]; [.$A282]; [.L$30]; [.L$29]; [.L$27]; [.L$28] )" office:value-type="float" office:value="61.5833299083298" calcext:value-type="float">
            <text:p>61.58</text:p>
          </table:table-cell>
          <table:table-cell table:formula="of:=( [.K282] - [.K281] ) / ( 60 / [.$B$2] / 360 )" office:value-type="float" office:value="-87.9857992860778" calcext:value-type="float">
            <text:p>-87.99</text:p>
          </table:table-cell>
          <table:table-cell table:formula="of:=( [.L282] - [.L281] ) / ( 60 / [.$B$2] / 360 )" office:value-type="float" office:value="-648.203836861399" calcext:value-type="float">
            <text:p>-648.20</text:p>
          </table:table-cell>
          <table:table-cell table:formula="of:=KNEEANGLE( [.L$37]; [.M$36]; [.$A282]; [.L$30]; [.L$29]; [.L$27]; [.K282] )" office:value-type="float" office:value="114.539142043933" calcext:value-type="float">
            <text:p>114.54</text:p>
          </table:table-cell>
          <table:table-cell table:formula="of:=( [.N282] - [.N281] ) / ( 60 / [.$B$2] / 360 )" office:value-type="float" office:value="-284.050291694898" calcext:value-type="float">
            <text:p>-284.05</text:p>
          </table:table-cell>
          <table:table-cell table:formula="of:=( [.O282] - [.O281] ) / ( 60 / [.$B$2] / 360 )" office:value-type="float" office:value="-215.719040458731" calcext:value-type="float">
            <text:p>-215.72</text:p>
          </table:table-cell>
          <table:table-cell table:number-columns-repeated="15"/>
        </table:table-row>
        <table:table-row table:style-name="ro1">
          <table:table-cell office:value-type="float" office:value="243" calcext:value-type="float">
            <text:p>243.00</text:p>
          </table:table-cell>
          <table:table-cell table:formula="of:=HIPANGLE( [.B$37]; [.C$36]; [.$A283]; [.B$30]; [.B$29]; [.B$27]; [.B$28] )" office:value-type="float" office:value="63.3250808564366" calcext:value-type="float">
            <text:p>63.33</text:p>
          </table:table-cell>
          <table:table-cell table:formula="of:=( [.B283] - [.B282] ) / ( 60 / [.$B$2] / 360 )" office:value-type="float" office:value="-85.3045623339163" calcext:value-type="float">
            <text:p>-85.30</text:p>
          </table:table-cell>
          <table:table-cell table:formula="of:=( [.C283] - [.C282] ) / ( 60 / [.$B$2] / 360 )" office:value-type="float" office:value="-662.243831171274" calcext:value-type="float">
            <text:p>-662.24</text:p>
          </table:table-cell>
          <table:table-cell table:formula="of:=KNEEANGLE( [.B$37]; [.C$36]; [.$A283]; [.B$30]; [.B$29]; [.B$27]; [.B283] )" office:value-type="float" office:value="114.491781539816" calcext:value-type="float">
            <text:p>114.49</text:p>
          </table:table-cell>
          <table:table-cell table:formula="of:=( [.E283] - [.E282] ) / ( 60 / [.$B$2] / 360 )" office:value-type="float" office:value="-281.264905494177" calcext:value-type="float">
            <text:p>-281.26</text:p>
          </table:table-cell>
          <table:table-cell table:formula="of:=( [.F283] - [.F282] ) / ( 60 / [.$B$2] / 360 )" office:value-type="float" office:value="-259.141790946535" calcext:value-type="float">
            <text:p>-259.14</text:p>
          </table:table-cell>
          <table:table-cell table:number-columns-repeated="3"/>
          <table:table-cell table:formula="of:=HIPANGLE( [.L$37]; [.M$36]; [.$A283]; [.L$30]; [.L$29]; [.L$27]; [.L$28] )" office:value-type="float" office:value="61.3846180231864" calcext:value-type="float">
            <text:p>61.38</text:p>
          </table:table-cell>
          <table:table-cell table:formula="of:=( [.K283] - [.K282] ) / ( 60 / [.$B$2] / 360 )" office:value-type="float" office:value="-89.4203483145667" calcext:value-type="float">
            <text:p>-89.42</text:p>
          </table:table-cell>
          <table:table-cell table:formula="of:=( [.L283] - [.L282] ) / ( 60 / [.$B$2] / 360 )" office:value-type="float" office:value="-645.547062819993" calcext:value-type="float">
            <text:p>-645.55</text:p>
          </table:table-cell>
          <table:table-cell table:formula="of:=KNEEANGLE( [.L$37]; [.M$36]; [.$A283]; [.L$30]; [.L$29]; [.L$27]; [.K283] )" office:value-type="float" office:value="113.906984880502" calcext:value-type="float">
            <text:p>113.91</text:p>
          </table:table-cell>
          <table:table-cell table:formula="of:=( [.N283] - [.N282] ) / ( 60 / [.$B$2] / 360 )" office:value-type="float" office:value="-284.470723543894" calcext:value-type="float">
            <text:p>-284.47</text:p>
          </table:table-cell>
          <table:table-cell table:formula="of:=( [.O283] - [.O282] ) / ( 60 / [.$B$2] / 360 )" office:value-type="float" office:value="-189.194332048265" calcext:value-type="float">
            <text:p>-189.19</text:p>
          </table:table-cell>
          <table:table-cell table:number-columns-repeated="15"/>
        </table:table-row>
        <table:table-row table:style-name="ro1">
          <table:table-cell office:value-type="float" office:value="244" calcext:value-type="float">
            <text:p>244.00</text:p>
          </table:table-cell>
          <table:table-cell table:formula="of:=HIPANGLE( [.B$37]; [.C$36]; [.$A284]; [.B$30]; [.B$29]; [.B$27]; [.B$28] )" office:value-type="float" office:value="63.132260103592" calcext:value-type="float">
            <text:p>63.13</text:p>
          </table:table-cell>
          <table:table-cell table:formula="of:=( [.B284] - [.B283] ) / ( 60 / [.$B$2] / 360 )" office:value-type="float" office:value="-86.7693387800621" calcext:value-type="float">
            <text:p>-86.77</text:p>
          </table:table-cell>
          <table:table-cell table:formula="of:=( [.C284] - [.C283] ) / ( 60 / [.$B$2] / 360 )" office:value-type="float" office:value="-659.1494007656" calcext:value-type="float">
            <text:p>-659.15</text:p>
          </table:table-cell>
          <table:table-cell table:formula="of:=KNEEANGLE( [.B$37]; [.C$36]; [.$A284]; [.B$30]; [.B$29]; [.B$27]; [.B284] )" office:value-type="float" office:value="113.865603068675" calcext:value-type="float">
            <text:p>113.87</text:p>
          </table:table-cell>
          <table:table-cell table:formula="of:=( [.E284] - [.E283] ) / ( 60 / [.$B$2] / 360 )" office:value-type="float" office:value="-281.780312013292" calcext:value-type="float">
            <text:p>-281.78</text:p>
          </table:table-cell>
          <table:table-cell table:formula="of:=( [.F284] - [.F283] ) / ( 60 / [.$B$2] / 360 )" office:value-type="float" office:value="-231.932933601726" calcext:value-type="float">
            <text:p>-231.93</text:p>
          </table:table-cell>
          <table:table-cell table:number-columns-repeated="3"/>
          <table:table-cell table:formula="of:=HIPANGLE( [.L$37]; [.M$36]; [.$A284]; [.L$30]; [.L$29]; [.L$27]; [.L$28] )" office:value-type="float" office:value="61.1827294327547" calcext:value-type="float">
            <text:p>61.18</text:p>
          </table:table-cell>
          <table:table-cell table:formula="of:=( [.K284] - [.K283] ) / ( 60 / [.$B$2] / 360 )" office:value-type="float" office:value="-90.8498656942491" calcext:value-type="float">
            <text:p>-90.85</text:p>
          </table:table-cell>
          <table:table-cell table:formula="of:=( [.L284] - [.L283] ) / ( 60 / [.$B$2] / 360 )" office:value-type="float" office:value="-643.28282085711" calcext:value-type="float">
            <text:p>-643.28</text:p>
          </table:table-cell>
          <table:table-cell table:formula="of:=KNEEANGLE( [.L$37]; [.M$36]; [.$A284]; [.L$30]; [.L$29]; [.L$27]; [.K284] )" office:value-type="float" office:value="113.27402200335" calcext:value-type="float">
            <text:p>113.27</text:p>
          </table:table-cell>
          <table:table-cell table:formula="of:=( [.N284] - [.N283] ) / ( 60 / [.$B$2] / 360 )" office:value-type="float" office:value="-284.833294718533" calcext:value-type="float">
            <text:p>-284.83</text:p>
          </table:table-cell>
          <table:table-cell table:formula="of:=( [.O284] - [.O283] ) / ( 60 / [.$B$2] / 360 )" office:value-type="float" office:value="-163.157028587429" calcext:value-type="float">
            <text:p>-163.16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.00</text:p>
          </table:table-cell>
          <table:table-cell table:formula="of:=HIPANGLE( [.B$37]; [.C$36]; [.$A285]; [.B$30]; [.B$29]; [.B$27]; [.B$28] )" office:value-type="float" office:value="62.9361975785356" calcext:value-type="float">
            <text:p>62.94</text:p>
          </table:table-cell>
          <table:table-cell table:formula="of:=( [.B285] - [.B284] ) / ( 60 / [.$B$2] / 360 )" office:value-type="float" office:value="-88.2281362753854" calcext:value-type="float">
            <text:p>-88.23</text:p>
          </table:table-cell>
          <table:table-cell table:formula="of:=( [.C285] - [.C284] ) / ( 60 / [.$B$2] / 360 )" office:value-type="float" office:value="-656.458872895502" calcext:value-type="float">
            <text:p>-656.46</text:p>
          </table:table-cell>
          <table:table-cell table:formula="of:=KNEEANGLE( [.B$37]; [.C$36]; [.$A285]; [.B$30]; [.B$29]; [.B$27]; [.B285] )" office:value-type="float" office:value="113.238411103836" calcext:value-type="float">
            <text:p>113.24</text:p>
          </table:table-cell>
          <table:table-cell table:formula="of:=( [.E285] - [.E284] ) / ( 60 / [.$B$2] / 360 )" office:value-type="float" office:value="-282.236384177659" calcext:value-type="float">
            <text:p>-282.24</text:p>
          </table:table-cell>
          <table:table-cell table:formula="of:=( [.F285] - [.F284] ) / ( 60 / [.$B$2] / 360 )" office:value-type="float" office:value="-205.232473965182" calcext:value-type="float">
            <text:p>-205.23</text:p>
          </table:table-cell>
          <table:table-cell table:number-columns-repeated="3"/>
          <table:table-cell table:formula="of:=HIPANGLE( [.L$37]; [.M$36]; [.$A285]; [.L$30]; [.L$29]; [.L$27]; [.L$28] )" office:value-type="float" office:value="60.9776734520476" calcext:value-type="float">
            <text:p>60.98</text:p>
          </table:table-cell>
          <table:table-cell table:formula="of:=( [.K285] - [.K284] ) / ( 60 / [.$B$2] / 360 )" office:value-type="float" office:value="-92.2751913181859" calcext:value-type="float">
            <text:p>-92.28</text:p>
          </table:table-cell>
          <table:table-cell table:formula="of:=( [.L285] - [.L284] ) / ( 60 / [.$B$2] / 360 )" office:value-type="float" office:value="-641.396530771541" calcext:value-type="float">
            <text:p>-641.40</text:p>
          </table:table-cell>
          <table:table-cell table:formula="of:=KNEEANGLE( [.L$37]; [.M$36]; [.$A285]; [.L$30]; [.L$29]; [.L$27]; [.K285] )" office:value-type="float" office:value="112.64037973369" calcext:value-type="float">
            <text:p>112.64</text:p>
          </table:table-cell>
          <table:table-cell table:formula="of:=( [.N285] - [.N284] ) / ( 60 / [.$B$2] / 360 )" office:value-type="float" office:value="-285.139021347071" calcext:value-type="float">
            <text:p>-285.14</text:p>
          </table:table-cell>
          <table:table-cell table:formula="of:=( [.O285] - [.O284] ) / ( 60 / [.$B$2] / 360 )" office:value-type="float" office:value="-137.576982842162" calcext:value-type="float">
            <text:p>-137.58</text:p>
          </table:table-cell>
          <table:table-cell table:number-columns-repeated="15"/>
        </table:table-row>
        <table:table-row table:style-name="ro1">
          <table:table-cell office:value-type="float" office:value="246" calcext:value-type="float">
            <text:p>246.00</text:p>
          </table:table-cell>
          <table:table-cell table:formula="of:=HIPANGLE( [.B$37]; [.C$36]; [.$A286]; [.B$30]; [.B$29]; [.B$27]; [.B$28] )" office:value-type="float" office:value="62.7369046436659" calcext:value-type="float">
            <text:p>62.74</text:p>
          </table:table-cell>
          <table:table-cell table:formula="of:=( [.B286] - [.B285] ) / ( 60 / [.$B$2] / 360 )" office:value-type="float" office:value="-89.6818206913569" calcext:value-type="float">
            <text:p>-89.68</text:p>
          </table:table-cell>
          <table:table-cell table:formula="of:=( [.C286] - [.C285] ) / ( 60 / [.$B$2] / 360 )" office:value-type="float" office:value="-654.157987187141" calcext:value-type="float">
            <text:p>-654.16</text:p>
          </table:table-cell>
          <table:table-cell table:formula="of:=KNEEANGLE( [.B$37]; [.C$36]; [.$A286]; [.B$30]; [.B$29]; [.B$27]; [.B286] )" office:value-type="float" office:value="112.61033513608" calcext:value-type="float">
            <text:p>112.61</text:p>
          </table:table-cell>
          <table:table-cell table:formula="of:=( [.E286] - [.E285] ) / ( 60 / [.$B$2] / 360 )" office:value-type="float" office:value="-282.634185490215" calcext:value-type="float">
            <text:p>-282.63</text:p>
          </table:table-cell>
          <table:table-cell table:formula="of:=( [.F286] - [.F285] ) / ( 60 / [.$B$2] / 360 )" office:value-type="float" office:value="-179.01059065025" calcext:value-type="float">
            <text:p>-179.01</text:p>
          </table:table-cell>
          <table:table-cell table:number-columns-repeated="3"/>
          <table:table-cell table:formula="of:=HIPANGLE( [.L$37]; [.M$36]; [.$A286]; [.L$30]; [.L$29]; [.L$27]; [.L$28] )" office:value-type="float" office:value="60.7694576000201" calcext:value-type="float">
            <text:p>60.77</text:p>
          </table:table-cell>
          <table:table-cell table:formula="of:=( [.K286] - [.K285] ) / ( 60 / [.$B$2] / 360 )" office:value-type="float" office:value="-93.6971334123751" calcext:value-type="float">
            <text:p>-93.70</text:p>
          </table:table-cell>
          <table:table-cell table:formula="of:=( [.L286] - [.L285] ) / ( 60 / [.$B$2] / 360 )" office:value-type="float" office:value="-639.87394238513" calcext:value-type="float">
            <text:p>-639.87</text:p>
          </table:table-cell>
          <table:table-cell table:formula="of:=KNEEANGLE( [.L$37]; [.M$36]; [.$A286]; [.L$30]; [.L$29]; [.L$27]; [.K286] )" office:value-type="float" office:value="112.006182279124" calcext:value-type="float">
            <text:p>112.01</text:p>
          </table:table-cell>
          <table:table-cell table:formula="of:=( [.N286] - [.N285] ) / ( 60 / [.$B$2] / 360 )" office:value-type="float" office:value="-285.38885455476" calcext:value-type="float">
            <text:p>-285.39</text:p>
          </table:table-cell>
          <table:table-cell table:formula="of:=( [.O286] - [.O285] ) / ( 60 / [.$B$2] / 360 )" office:value-type="float" office:value="-112.424943460354" calcext:value-type="float">
            <text:p>-112.42</text:p>
          </table:table-cell>
          <table:table-cell table:number-columns-repeated="15"/>
        </table:table-row>
        <table:table-row table:style-name="ro1">
          <table:table-cell office:value-type="float" office:value="247" calcext:value-type="float">
            <text:p>247.00</text:p>
          </table:table-cell>
          <table:table-cell table:formula="of:=HIPANGLE( [.B$37]; [.C$36]; [.$A287]; [.B$30]; [.B$29]; [.B$27]; [.B$28] )" office:value-type="float" office:value="62.5343908061885" calcext:value-type="float">
            <text:p>62.53</text:p>
          </table:table-cell>
          <table:table-cell table:formula="of:=( [.B287] - [.B286] ) / ( 60 / [.$B$2] / 360 )" office:value-type="float" office:value="-91.1312268648416" calcext:value-type="float">
            <text:p>-91.13</text:p>
          </table:table-cell>
          <table:table-cell table:formula="of:=( [.C287] - [.C286] ) / ( 60 / [.$B$2] / 360 )" office:value-type="float" office:value="-652.232778068136" calcext:value-type="float">
            <text:p>-652.23</text:p>
          </table:table-cell>
          <table:table-cell table:formula="of:=KNEEANGLE( [.B$37]; [.C$36]; [.$A287]; [.B$30]; [.B$29]; [.B$27]; [.B287] )" office:value-type="float" office:value="111.981502436123" calcext:value-type="float">
            <text:p>111.98</text:p>
          </table:table-cell>
          <table:table-cell table:formula="of:=( [.E287] - [.E286] ) / ( 60 / [.$B$2] / 360 )" office:value-type="float" office:value="-282.974714980465" calcext:value-type="float">
            <text:p>-282.97</text:p>
          </table:table-cell>
          <table:table-cell table:formula="of:=( [.F287] - [.F286] ) / ( 60 / [.$B$2] / 360 )" office:value-type="float" office:value="-153.238270612803" calcext:value-type="float">
            <text:p>-153.24</text:p>
          </table:table-cell>
          <table:table-cell table:number-columns-repeated="3"/>
          <table:table-cell table:formula="of:=HIPANGLE( [.L$37]; [.M$36]; [.$A287]; [.L$30]; [.L$29]; [.L$27]; [.L$28] )" office:value-type="float" office:value="60.5580876684242" calcext:value-type="float">
            <text:p>60.56</text:p>
          </table:table-cell>
          <table:table-cell table:formula="of:=( [.K287] - [.K286] ) / ( 60 / [.$B$2] / 360 )" office:value-type="float" office:value="-95.1164692181568" calcext:value-type="float">
            <text:p>-95.12</text:p>
          </table:table-cell>
          <table:table-cell table:formula="of:=( [.L287] - [.L286] ) / ( 60 / [.$B$2] / 360 )" office:value-type="float" office:value="-638.701112601758" calcext:value-type="float">
            <text:p>-638.70</text:p>
          </table:table-cell>
          <table:table-cell table:formula="of:=KNEEANGLE( [.L$37]; [.M$36]; [.$A287]; [.L$30]; [.L$29]; [.L$27]; [.K287] )" office:value-type="float" office:value="111.371551873777" calcext:value-type="float">
            <text:p>111.37</text:p>
          </table:table-cell>
          <table:table-cell table:formula="of:=( [.N287] - [.N286] ) / ( 60 / [.$B$2] / 360 )" office:value-type="float" office:value="-285.583682405861" calcext:value-type="float">
            <text:p>-285.58</text:p>
          </table:table-cell>
          <table:table-cell table:formula="of:=( [.O287] - [.O286] ) / ( 60 / [.$B$2] / 360 )" office:value-type="float" office:value="-87.6725329950773" calcext:value-type="float">
            <text:p>-87.67</text:p>
          </table:table-cell>
          <table:table-cell table:number-columns-repeated="15"/>
        </table:table-row>
        <table:table-row table:style-name="ro1">
          <table:table-cell office:value-type="float" office:value="248" calcext:value-type="float">
            <text:p>248.00</text:p>
          </table:table-cell>
          <table:table-cell table:formula="of:=HIPANGLE( [.B$37]; [.C$36]; [.$A288]; [.B$30]; [.B$29]; [.B$27]; [.B$28] )" office:value-type="float" office:value="62.3286637857106" calcext:value-type="float">
            <text:p>62.33</text:p>
          </table:table-cell>
          <table:table-cell table:formula="of:=( [.B288] - [.B287] ) / ( 60 / [.$B$2] / 360 )" office:value-type="float" office:value="-92.5771592150429" calcext:value-type="float">
            <text:p>-92.58</text:p>
          </table:table-cell>
          <table:table-cell table:formula="of:=( [.C288] - [.C287] ) / ( 60 / [.$B$2] / 360 )" office:value-type="float" office:value="-650.669557590593" calcext:value-type="float">
            <text:p>-650.67</text:p>
          </table:table-cell>
          <table:table-cell table:formula="of:=KNEEANGLE( [.B$37]; [.C$36]; [.$A288]; [.B$30]; [.B$29]; [.B$27]; [.B288] )" office:value-type="float" office:value="111.35203819396" calcext:value-type="float">
            <text:p>111.35</text:p>
          </table:table-cell>
          <table:table-cell table:formula="of:=( [.E288] - [.E287] ) / ( 60 / [.$B$2] / 360 )" office:value-type="float" office:value="-283.258908973284" calcext:value-type="float">
            <text:p>-283.26</text:p>
          </table:table-cell>
          <table:table-cell table:formula="of:=( [.F288] - [.F287] ) / ( 60 / [.$B$2] / 360 )" office:value-type="float" office:value="-127.887296768492" calcext:value-type="float">
            <text:p>-127.89</text:p>
          </table:table-cell>
          <table:table-cell table:number-columns-repeated="3"/>
          <table:table-cell table:formula="of:=HIPANGLE( [.L$37]; [.M$36]; [.$A288]; [.L$30]; [.L$29]; [.L$27]; [.L$28] )" office:value-type="float" office:value="60.3435677892657" calcext:value-type="float">
            <text:p>60.34</text:p>
          </table:table-cell>
          <table:table-cell table:formula="of:=( [.K288] - [.K287] ) / ( 60 / [.$B$2] / 360 )" office:value-type="float" office:value="-96.5339456213354" calcext:value-type="float">
            <text:p>-96.53</text:p>
          </table:table-cell>
          <table:table-cell table:formula="of:=( [.L288] - [.L287] ) / ( 60 / [.$B$2] / 360 )" office:value-type="float" office:value="-637.864381430369" calcext:value-type="float">
            <text:p>-637.86</text:p>
          </table:table-cell>
          <table:table-cell table:formula="of:=KNEEANGLE( [.L$37]; [.M$36]; [.$A288]; [.L$30]; [.L$29]; [.L$27]; [.K288] )" office:value-type="float" office:value="110.736608914235" calcext:value-type="float">
            <text:p>110.74</text:p>
          </table:table-cell>
          <table:table-cell table:formula="of:=( [.N288] - [.N287] ) / ( 60 / [.$B$2] / 360 )" office:value-type="float" office:value="-285.724331794233" calcext:value-type="float">
            <text:p>-285.72</text:p>
          </table:table-cell>
          <table:table-cell table:formula="of:=( [.O288] - [.O287] ) / ( 60 / [.$B$2] / 360 )" office:value-type="float" office:value="-63.2922247677442" calcext:value-type="float">
            <text:p>-63.29</text:p>
          </table:table-cell>
          <table:table-cell table:number-columns-repeated="15"/>
        </table:table-row>
        <table:table-row table:style-name="ro1">
          <table:table-cell office:value-type="float" office:value="249" calcext:value-type="float">
            <text:p>249.00</text:p>
          </table:table-cell>
          <table:table-cell table:formula="of:=HIPANGLE( [.B$37]; [.C$36]; [.$A289]; [.B$30]; [.B$29]; [.B$27]; [.B$28] )" office:value-type="float" office:value="62.1197295805588" calcext:value-type="float">
            <text:p>62.12</text:p>
          </table:table-cell>
          <table:table-cell table:formula="of:=( [.B289] - [.B288] ) / ( 60 / [.$B$2] / 360 )" office:value-type="float" office:value="-94.0203923183127" calcext:value-type="float">
            <text:p>-94.02</text:p>
          </table:table-cell>
          <table:table-cell table:formula="of:=( [.C289] - [.C288] ) / ( 60 / [.$B$2] / 360 )" office:value-type="float" office:value="-649.454896471386" calcext:value-type="float">
            <text:p>-649.45</text:p>
          </table:table-cell>
          <table:table-cell table:formula="of:=KNEEANGLE( [.B$37]; [.C$36]; [.$A289]; [.B$30]; [.B$29]; [.B$27]; [.B289] )" office:value-type="float" office:value="110.722065654346" calcext:value-type="float">
            <text:p>110.72</text:p>
          </table:table-cell>
          <table:table-cell table:formula="of:=( [.E289] - [.E288] ) / ( 60 / [.$B$2] / 360 )" office:value-type="float" office:value="-283.487642826442" calcext:value-type="float">
            <text:p>-283.49</text:p>
          </table:table-cell>
          <table:table-cell table:formula="of:=( [.F289] - [.F288] ) / ( 60 / [.$B$2] / 360 )" office:value-type="float" office:value="-102.930233920802" calcext:value-type="float">
            <text:p>-102.93</text:p>
          </table:table-cell>
          <table:table-cell table:number-columns-repeated="3"/>
          <table:table-cell table:formula="of:=HIPANGLE( [.L$37]; [.M$36]; [.$A289]; [.L$30]; [.L$29]; [.L$27]; [.L$28] )" office:value-type="float" office:value="60.1259005009885" calcext:value-type="float">
            <text:p>60.13</text:p>
          </table:table-cell>
          <table:table-cell table:formula="of:=( [.K289] - [.K288] ) / ( 60 / [.$B$2] / 360 )" office:value-type="float" office:value="-97.950279724752" calcext:value-type="float">
            <text:p>-97.95</text:p>
          </table:table-cell>
          <table:table-cell table:formula="of:=( [.L289] - [.L288] ) / ( 60 / [.$B$2] / 360 )" office:value-type="float" office:value="-637.350346537477" calcext:value-type="float">
            <text:p>-637.35</text:p>
          </table:table-cell>
          <table:table-cell table:formula="of:=KNEEANGLE( [.L$37]; [.M$36]; [.$A289]; [.L$30]; [.L$29]; [.L$27]; [.K289] )" office:value-type="float" office:value="110.10147209139" calcext:value-type="float">
            <text:p>110.10</text:p>
          </table:table-cell>
          <table:table-cell table:formula="of:=( [.N289] - [.N288] ) / ( 60 / [.$B$2] / 360 )" office:value-type="float" office:value="-285.81157027991" calcext:value-type="float">
            <text:p>-285.81</text:p>
          </table:table-cell>
          <table:table-cell table:formula="of:=( [.O289] - [.O288] ) / ( 60 / [.$B$2] / 360 )" office:value-type="float" office:value="-39.2573185546524" calcext:value-type="float">
            <text:p>-39.26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.00</text:p>
          </table:table-cell>
          <table:table-cell table:formula="of:=HIPANGLE( [.B$37]; [.C$36]; [.$A290]; [.B$30]; [.B$29]; [.B$27]; [.B$28] )" office:value-type="float" office:value="61.9075925329233" calcext:value-type="float">
            <text:p>61.91</text:p>
          </table:table-cell>
          <table:table-cell table:formula="of:=( [.B290] - [.B289] ) / ( 60 / [.$B$2] / 360 )" office:value-type="float" office:value="-95.4616714359627" calcext:value-type="float">
            <text:p>-95.46</text:p>
          </table:table-cell>
          <table:table-cell table:formula="of:=( [.C290] - [.C289] ) / ( 60 / [.$B$2] / 360 )" office:value-type="float" office:value="-648.575602942518" calcext:value-type="float">
            <text:p>-648.58</text:p>
          </table:table-cell>
          <table:table-cell table:formula="of:=KNEEANGLE( [.B$37]; [.C$36]; [.$A290]; [.B$30]; [.B$29]; [.B$27]; [.B290] )" office:value-type="float" office:value="110.091706248502" calcext:value-type="float">
            <text:p>110.09</text:p>
          </table:table-cell>
          <table:table-cell table:formula="of:=( [.E290] - [.E289] ) / ( 60 / [.$B$2] / 360 )" office:value-type="float" office:value="-283.661732629891" calcext:value-type="float">
            <text:p>-283.66</text:p>
          </table:table-cell>
          <table:table-cell table:formula="of:=( [.F290] - [.F289] ) / ( 60 / [.$B$2] / 360 )" office:value-type="float" office:value="-78.3404115524178" calcext:value-type="float">
            <text:p>-78.34</text:p>
          </table:table-cell>
          <table:table-cell table:number-columns-repeated="3"/>
          <table:table-cell table:formula="of:=HIPANGLE( [.L$37]; [.M$36]; [.$A290]; [.L$30]; [.L$29]; [.L$27]; [.L$28] )" office:value-type="float" office:value="59.9050868135181" calcext:value-type="float">
            <text:p>59.91</text:p>
          </table:table-cell>
          <table:table-cell table:formula="of:=( [.K290] - [.K289] ) / ( 60 / [.$B$2] / 360 )" office:value-type="float" office:value="-99.3661593616626" calcext:value-type="float">
            <text:p>-99.37</text:p>
          </table:table-cell>
          <table:table-cell table:formula="of:=( [.L290] - [.L289] ) / ( 60 / [.$B$2] / 360 )" office:value-type="float" office:value="-637.145836609765" calcext:value-type="float">
            <text:p>-637.15</text:p>
          </table:table-cell>
          <table:table-cell table:formula="of:=KNEEANGLE( [.L$37]; [.M$36]; [.$A290]; [.L$30]; [.L$29]; [.L$27]; [.K290] )" office:value-type="float" office:value="109.466258518346" calcext:value-type="float">
            <text:p>109.47</text:p>
          </table:table-cell>
          <table:table-cell table:formula="of:=( [.N290] - [.N289] ) / ( 60 / [.$B$2] / 360 )" office:value-type="float" office:value="-285.846107869799" calcext:value-type="float">
            <text:p>-285.85</text:p>
          </table:table-cell>
          <table:table-cell table:formula="of:=( [.O290] - [.O289] ) / ( 60 / [.$B$2] / 360 )" office:value-type="float" office:value="-15.5419154499725" calcext:value-type="float">
            <text:p>-15.54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.00</text:p>
          </table:table-cell>
          <table:table-cell table:formula="of:=HIPANGLE( [.B$37]; [.C$36]; [.$A291]; [.B$30]; [.B$29]; [.B$27]; [.B$28] )" office:value-type="float" office:value="61.6922553929385" calcext:value-type="float">
            <text:p>61.69</text:p>
          </table:table-cell>
          <table:table-cell table:formula="of:=( [.B291] - [.B290] ) / ( 60 / [.$B$2] / 360 )" office:value-type="float" office:value="-96.9017129931874" calcext:value-type="float">
            <text:p>-96.90</text:p>
          </table:table-cell>
          <table:table-cell table:formula="of:=( [.C291] - [.C290] ) / ( 60 / [.$B$2] / 360 )" office:value-type="float" office:value="-648.018700751116" calcext:value-type="float">
            <text:p>-648.02</text:p>
          </table:table-cell>
          <table:table-cell table:formula="of:=KNEEANGLE( [.B$37]; [.C$36]; [.$A291]; [.B$30]; [.B$29]; [.B$27]; [.B291] )" office:value-type="float" office:value="109.461079722133" calcext:value-type="float">
            <text:p>109.46</text:p>
          </table:table-cell>
          <table:table-cell table:formula="of:=( [.E291] - [.E290] ) / ( 60 / [.$B$2] / 360 )" office:value-type="float" office:value="-283.781936866088" calcext:value-type="float">
            <text:p>-283.78</text:p>
          </table:table-cell>
          <table:table-cell table:formula="of:=( [.F291] - [.F290] ) / ( 60 / [.$B$2] / 360 )" office:value-type="float" office:value="-54.0919062885337" calcext:value-type="float">
            <text:p>-54.09</text:p>
          </table:table-cell>
          <table:table-cell table:number-columns-repeated="3"/>
          <table:table-cell table:formula="of:=HIPANGLE( [.L$37]; [.M$36]; [.$A291]; [.L$30]; [.L$29]; [.L$27]; [.L$28] )" office:value-type="float" office:value="59.6811262723004" calcext:value-type="float">
            <text:p>59.68</text:p>
          </table:table-cell>
          <table:table-cell table:formula="of:=( [.K291] - [.K290] ) / ( 60 / [.$B$2] / 360 )" office:value-type="float" office:value="-100.782243547965" calcext:value-type="float">
            <text:p>-100.78</text:p>
          </table:table-cell>
          <table:table-cell table:formula="of:=( [.L291] - [.L290] ) / ( 60 / [.$B$2] / 360 )" office:value-type="float" office:value="-637.237883836086" calcext:value-type="float">
            <text:p>-637.24</text:p>
          </table:table-cell>
          <table:table-cell table:formula="of:=KNEEANGLE( [.L$37]; [.M$36]; [.$A291]; [.L$30]; [.L$29]; [.L$27]; [.K291] )" office:value-type="float" office:value="108.831083854476" calcext:value-type="float">
            <text:p>108.83</text:p>
          </table:table-cell>
          <table:table-cell table:formula="of:=( [.N291] - [.N290] ) / ( 60 / [.$B$2] / 360 )" office:value-type="float" office:value="-285.828598741636" calcext:value-type="float">
            <text:p>-285.83</text:p>
          </table:table-cell>
          <table:table-cell table:formula="of:=( [.O291] - [.O290] ) / ( 60 / [.$B$2] / 360 )" office:value-type="float" office:value="7.87910767350297" calcext:value-type="float">
            <text:p>7.88</text:p>
          </table:table-cell>
          <table:table-cell table:number-columns-repeated="15"/>
        </table:table-row>
        <table:table-row table:style-name="ro1">
          <table:table-cell office:value-type="float" office:value="252" calcext:value-type="float">
            <text:p>252.00</text:p>
          </table:table-cell>
          <table:table-cell table:formula="of:=HIPANGLE( [.B$37]; [.C$36]; [.$A292]; [.B$30]; [.B$29]; [.B$27]; [.B$28] )" office:value-type="float" office:value="61.4737193818169" calcext:value-type="float">
            <text:p>61.47</text:p>
          </table:table-cell>
          <table:table-cell table:formula="of:=( [.B292] - [.B291] ) / ( 60 / [.$B$2] / 360 )" office:value-type="float" office:value="-98.3412050047232" calcext:value-type="float">
            <text:p>-98.34</text:p>
          </table:table-cell>
          <table:table-cell table:formula="of:=( [.C292] - [.C291] ) / ( 60 / [.$B$2] / 360 )" office:value-type="float" office:value="-647.771405191087" calcext:value-type="float">
            <text:p>-647.77</text:p>
          </table:table-cell>
          <table:table-cell table:formula="of:=KNEEANGLE( [.B$37]; [.C$36]; [.$A292]; [.B$30]; [.B$29]; [.B$27]; [.B292] )" office:value-type="float" office:value="108.830304259851" calcext:value-type="float">
            <text:p>108.83</text:p>
          </table:table-cell>
          <table:table-cell table:formula="of:=( [.E292] - [.E291] ) / ( 60 / [.$B$2] / 360 )" office:value-type="float" office:value="-283.848958026863" calcext:value-type="float">
            <text:p>-283.85</text:p>
          </table:table-cell>
          <table:table-cell table:formula="of:=( [.F292] - [.F291] ) / ( 60 / [.$B$2] / 360 )" office:value-type="float" office:value="-30.1595223486345" calcext:value-type="float">
            <text:p>-30.16</text:p>
          </table:table-cell>
          <table:table-cell table:number-columns-repeated="3"/>
          <table:table-cell table:formula="of:=HIPANGLE( [.L$37]; [.M$36]; [.$A292]; [.L$30]; [.L$29]; [.L$27]; [.L$28] )" office:value-type="float" office:value="59.4540170214759" calcext:value-type="float">
            <text:p>59.45</text:p>
          </table:table-cell>
          <table:table-cell table:formula="of:=( [.K292] - [.K291] ) / ( 60 / [.$B$2] / 360 )" office:value-type="float" office:value="-102.199162871021" calcext:value-type="float">
            <text:p>-102.20</text:p>
          </table:table-cell>
          <table:table-cell table:formula="of:=( [.L292] - [.L291] ) / ( 60 / [.$B$2] / 360 )" office:value-type="float" office:value="-637.613695375094" calcext:value-type="float">
            <text:p>-637.61</text:p>
          </table:table-cell>
          <table:table-cell table:formula="of:=KNEEANGLE( [.L$37]; [.M$36]; [.$A292]; [.L$30]; [.L$29]; [.L$27]; [.K292] )" office:value-type="float" office:value="108.196062425786" calcext:value-type="float">
            <text:p>108.20</text:p>
          </table:table-cell>
          <table:table-cell table:formula="of:=( [.N292] - [.N291] ) / ( 60 / [.$B$2] / 360 )" office:value-type="float" office:value="-285.759642910556" calcext:value-type="float">
            <text:p>-285.76</text:p>
          </table:table-cell>
          <table:table-cell table:formula="of:=( [.O292] - [.O291] ) / ( 60 / [.$B$2] / 360 )" office:value-type="float" office:value="31.0301239861616" calcext:value-type="float">
            <text:p>31.03</text:p>
          </table:table-cell>
          <table:table-cell table:number-columns-repeated="15"/>
        </table:table-row>
        <table:table-row table:style-name="ro1">
          <table:table-cell office:value-type="float" office:value="253" calcext:value-type="float">
            <text:p>253.00</text:p>
          </table:table-cell>
          <table:table-cell table:formula="of:=HIPANGLE( [.B$37]; [.C$36]; [.$A293]; [.B$30]; [.B$29]; [.B$27]; [.B$28] )" office:value-type="float" office:value="61.2519842541602" calcext:value-type="float">
            <text:p>61.25</text:p>
          </table:table-cell>
          <table:table-cell table:formula="of:=( [.B293] - [.B292] ) / ( 60 / [.$B$2] / 360 )" office:value-type="float" office:value="-99.7808074455183" calcext:value-type="float">
            <text:p>-99.78</text:p>
          </table:table-cell>
          <table:table-cell table:formula="of:=( [.C293] - [.C292] ) / ( 60 / [.$B$2] / 360 )" office:value-type="float" office:value="-647.821098357788" calcext:value-type="float">
            <text:p>-647.82</text:p>
          </table:table-cell>
          <table:table-cell table:formula="of:=KNEEANGLE( [.B$37]; [.C$36]; [.$A293]; [.B$30]; [.B$29]; [.B$27]; [.B293] )" office:value-type="float" office:value="108.199496606104" calcext:value-type="float">
            <text:p>108.20</text:p>
          </table:table-cell>
          <table:table-cell table:formula="of:=( [.E293] - [.E292] ) / ( 60 / [.$B$2] / 360 )" office:value-type="float" office:value="-283.863444186143" calcext:value-type="float">
            <text:p>-283.86</text:p>
          </table:table-cell>
          <table:table-cell table:formula="of:=( [.F293] - [.F292] ) / ( 60 / [.$B$2] / 360 )" office:value-type="float" office:value="-6.51877167605619" calcext:value-type="float">
            <text:p>-6.52</text:p>
          </table:table-cell>
          <table:table-cell table:number-columns-repeated="3"/>
          <table:table-cell table:formula="of:=HIPANGLE( [.L$37]; [.M$36]; [.$A293]; [.L$30]; [.L$29]; [.L$27]; [.L$28] )" office:value-type="float" office:value="59.2237558663347" calcext:value-type="float">
            <text:p>59.22</text:p>
          </table:table-cell>
          <table:table-cell table:formula="of:=( [.K293] - [.K292] ) / ( 60 / [.$B$2] / 360 )" office:value-type="float" office:value="-103.617519813566" calcext:value-type="float">
            <text:p>-103.62</text:p>
          </table:table-cell>
          <table:table-cell table:formula="of:=( [.L293] - [.L292] ) / ( 60 / [.$B$2] / 360 )" office:value-type="float" office:value="-638.260624145168" calcext:value-type="float">
            <text:p>-638.26</text:p>
          </table:table-cell>
          <table:table-cell table:formula="of:=KNEEANGLE( [.L$37]; [.M$36]; [.$A293]; [.L$30]; [.L$29]; [.L$27]; [.K293] )" office:value-type="float" office:value="107.561307341699" calcext:value-type="float">
            <text:p>107.56</text:p>
          </table:table-cell>
          <table:table-cell table:formula="of:=( [.N293] - [.N292] ) / ( 60 / [.$B$2] / 360 )" office:value-type="float" office:value="-285.639787839133" calcext:value-type="float">
            <text:p>-285.64</text:p>
          </table:table-cell>
          <table:table-cell table:formula="of:=( [.O293] - [.O292] ) / ( 60 / [.$B$2] / 360 )" office:value-type="float" office:value="53.9347821402686" calcext:value-type="float">
            <text:p>53.93</text:p>
          </table:table-cell>
          <table:table-cell table:number-columns-repeated="15"/>
        </table:table-row>
        <table:table-row table:style-name="ro1">
          <table:table-cell office:value-type="float" office:value="254" calcext:value-type="float">
            <text:p>254.00</text:p>
          </table:table-cell>
          <table:table-cell table:formula="of:=HIPANGLE( [.B$37]; [.C$36]; [.$A294]; [.B$30]; [.B$29]; [.B$27]; [.B$28] )" office:value-type="float" office:value="61.027048359575" calcext:value-type="float">
            <text:p>61.03</text:p>
          </table:table-cell>
          <table:table-cell table:formula="of:=( [.B294] - [.B293] ) / ( 60 / [.$B$2] / 360 )" office:value-type="float" office:value="-101.221152563318" calcext:value-type="float">
            <text:p>-101.22</text:p>
          </table:table-cell>
          <table:table-cell table:formula="of:=( [.C294] - [.C293] ) / ( 60 / [.$B$2] / 360 )" office:value-type="float" office:value="-648.155303009901" calcext:value-type="float">
            <text:p>-648.16</text:p>
          </table:table-cell>
          <table:table-cell table:formula="of:=KNEEANGLE( [.B$37]; [.C$36]; [.$A294]; [.B$30]; [.B$29]; [.B$27]; [.B294] )" office:value-type="float" office:value="107.568772182712" calcext:value-type="float">
            <text:p>107.57</text:p>
          </table:table-cell>
          <table:table-cell table:formula="of:=( [.E294] - [.E293] ) / ( 60 / [.$B$2] / 360 )" office:value-type="float" office:value="-283.825990526424" calcext:value-type="float">
            <text:p>-283.83</text:p>
          </table:table-cell>
          <table:table-cell table:formula="of:=( [.F294] - [.F293] ) / ( 60 / [.$B$2] / 360 )" office:value-type="float" office:value="16.8541468736549" calcext:value-type="float">
            <text:p>16.85</text:p>
          </table:table-cell>
          <table:table-cell table:number-columns-repeated="3"/>
          <table:table-cell table:formula="of:=HIPANGLE( [.L$37]; [.M$36]; [.$A294]; [.L$30]; [.L$29]; [.L$27]; [.L$28] )" office:value-type="float" office:value="58.9903383351997" calcext:value-type="float">
            <text:p>58.99</text:p>
          </table:table-cell>
          <table:table-cell table:formula="of:=( [.K294] - [.K293] ) / ( 60 / [.$B$2] / 360 )" office:value-type="float" office:value="-105.037889010729" calcext:value-type="float">
            <text:p>-105.04</text:p>
          </table:table-cell>
          <table:table-cell table:formula="of:=( [.L294] - [.L293] ) / ( 60 / [.$B$2] / 360 )" office:value-type="float" office:value="-639.166138723688" calcext:value-type="float">
            <text:p>-639.17</text:p>
          </table:table-cell>
          <table:table-cell table:formula="of:=KNEEANGLE( [.L$37]; [.M$36]; [.$A294]; [.L$30]; [.L$29]; [.L$27]; [.K294] )" office:value-type="float" office:value="106.926930608387" calcext:value-type="float">
            <text:p>106.93</text:p>
          </table:table-cell>
          <table:table-cell table:formula="of:=( [.N294] - [.N293] ) / ( 60 / [.$B$2] / 360 )" office:value-type="float" office:value="-285.469529990398" calcext:value-type="float">
            <text:p>-285.47</text:p>
          </table:table-cell>
          <table:table-cell table:formula="of:=( [.O294] - [.O293] ) / ( 60 / [.$B$2] / 360 )" office:value-type="float" office:value="76.6160319306181" calcext:value-type="float">
            <text:p>76.62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.00</text:p>
          </table:table-cell>
          <table:table-cell table:formula="of:=HIPANGLE( [.B$37]; [.C$36]; [.$A295]; [.B$30]; [.B$29]; [.B$27]; [.B$28] )" office:value-type="float" office:value="60.7989087037273" calcext:value-type="float">
            <text:p>60.80</text:p>
          </table:table-cell>
          <table:table-cell table:formula="of:=( [.B295] - [.B294] ) / ( 60 / [.$B$2] / 360 )" office:value-type="float" office:value="-102.662845131461" calcext:value-type="float">
            <text:p>-102.66</text:p>
          </table:table-cell>
          <table:table-cell table:formula="of:=( [.C295] - [.C294] ) / ( 60 / [.$B$2] / 360 )" office:value-type="float" office:value="-648.761655664387" calcext:value-type="float">
            <text:p>-648.76</text:p>
          </table:table-cell>
          <table:table-cell table:formula="of:=KNEEANGLE( [.B$37]; [.C$36]; [.$A295]; [.B$30]; [.B$29]; [.B$27]; [.B295] )" office:value-type="float" office:value="106.938245203113" calcext:value-type="float">
            <text:p>106.94</text:p>
          </table:table-cell>
          <table:table-cell table:formula="of:=( [.E295] - [.E294] ) / ( 60 / [.$B$2] / 360 )" office:value-type="float" office:value="-283.737140819651" calcext:value-type="float">
            <text:p>-283.74</text:p>
          </table:table-cell>
          <table:table-cell table:formula="of:=( [.F295] - [.F294] ) / ( 60 / [.$B$2] / 360 )" office:value-type="float" office:value="39.9823680477112" calcext:value-type="float">
            <text:p>39.98</text:p>
          </table:table-cell>
          <table:table-cell table:number-columns-repeated="3"/>
          <table:table-cell table:formula="of:=HIPANGLE( [.L$37]; [.M$36]; [.$A295]; [.L$30]; [.L$29]; [.L$27]; [.L$28] )" office:value-type="float" office:value="58.7537587408906" calcext:value-type="float">
            <text:p>58.75</text:p>
          </table:table-cell>
          <table:table-cell table:formula="of:=( [.K295] - [.K294] ) / ( 60 / [.$B$2] / 360 )" office:value-type="float" office:value="-106.460817439117" calcext:value-type="float">
            <text:p>-106.46</text:p>
          </table:table-cell>
          <table:table-cell table:formula="of:=( [.L295] - [.L294] ) / ( 60 / [.$B$2] / 360 )" office:value-type="float" office:value="-640.317792774372" calcext:value-type="float">
            <text:p>-640.32</text:p>
          </table:table-cell>
          <table:table-cell table:formula="of:=KNEEANGLE( [.L$37]; [.M$36]; [.$A295]; [.L$30]; [.L$29]; [.L$27]; [.K295] )" office:value-type="float" office:value="106.293043238773" calcext:value-type="float">
            <text:p>106.29</text:p>
          </table:table-cell>
          <table:table-cell table:formula="of:=( [.N295] - [.N294] ) / ( 60 / [.$B$2] / 360 )" office:value-type="float" office:value="-285.249316326147" calcext:value-type="float">
            <text:p>-285.25</text:p>
          </table:table-cell>
          <table:table-cell table:formula="of:=( [.O295] - [.O294] ) / ( 60 / [.$B$2] / 360 )" office:value-type="float" office:value="99.0961489129205" calcext:value-type="float">
            <text:p>99.10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</text:p>
          </table:table-cell>
          <table:table-cell table:formula="of:=HIPANGLE( [.B$37]; [.C$36]; [.$A296]; [.B$30]; [.B$29]; [.B$27]; [.B$28] )" office:value-type="float" office:value="60.5675610089729" calcext:value-type="float">
            <text:p>60.57</text:p>
          </table:table-cell>
          <table:table-cell table:formula="of:=( [.B296] - [.B295] ) / ( 60 / [.$B$2] / 360 )" office:value-type="float" office:value="-104.106462639476" calcext:value-type="float">
            <text:p>-104.11</text:p>
          </table:table-cell>
          <table:table-cell table:formula="of:=( [.C296] - [.C295] ) / ( 60 / [.$B$2] / 360 )" office:value-type="float" office:value="-649.627878606562" calcext:value-type="float">
            <text:p>-649.63</text:p>
          </table:table-cell>
          <table:table-cell table:formula="of:=KNEEANGLE( [.B$37]; [.C$36]; [.$A296]; [.B$30]; [.B$29]; [.B$27]; [.B296] )" office:value-type="float" office:value="106.308028783421" calcext:value-type="float">
            <text:p>106.31</text:p>
          </table:table-cell>
          <table:table-cell table:formula="of:=( [.E296] - [.E295] ) / ( 60 / [.$B$2] / 360 )" office:value-type="float" office:value="-283.597388860974" calcext:value-type="float">
            <text:p>-283.60</text:p>
          </table:table-cell>
          <table:table-cell table:formula="of:=( [.F296] - [.F295] ) / ( 60 / [.$B$2] / 360 )" office:value-type="float" office:value="62.8883814048464" calcext:value-type="float">
            <text:p>62.89</text:p>
          </table:table-cell>
          <table:table-cell table:number-columns-repeated="3"/>
          <table:table-cell table:formula="of:=HIPANGLE( [.L$37]; [.M$36]; [.$A296]; [.L$30]; [.L$29]; [.L$27]; [.L$28] )" office:value-type="float" office:value="58.5140102419212" calcext:value-type="float">
            <text:p>58.51</text:p>
          </table:table-cell>
          <table:table-cell table:formula="of:=( [.K296] - [.K295] ) / ( 60 / [.$B$2] / 360 )" office:value-type="float" office:value="-107.886824536191" calcext:value-type="float">
            <text:p>-107.89</text:p>
          </table:table-cell>
          <table:table-cell table:formula="of:=( [.L296] - [.L295] ) / ( 60 / [.$B$2] / 360 )" office:value-type="float" office:value="-641.703193683245" calcext:value-type="float">
            <text:p>-641.70</text:p>
          </table:table-cell>
          <table:table-cell table:formula="of:=KNEEANGLE( [.L$37]; [.M$36]; [.$A296]; [.L$30]; [.L$29]; [.L$27]; [.K296] )" office:value-type="float" office:value="105.659755359327" calcext:value-type="float">
            <text:p>105.66</text:p>
          </table:table-cell>
          <table:table-cell table:formula="of:=( [.N296] - [.N295] ) / ( 60 / [.$B$2] / 360 )" office:value-type="float" office:value="-284.979545750803" calcext:value-type="float">
            <text:p>-284.98</text:p>
          </table:table-cell>
          <table:table-cell table:formula="of:=( [.O296] - [.O295] ) / ( 60 / [.$B$2] / 360 )" office:value-type="float" office:value="121.396758904831" calcext:value-type="float">
            <text:p>121.40</text:p>
          </table:table-cell>
          <table:table-cell table:number-columns-repeated="15"/>
        </table:table-row>
        <table:table-row table:style-name="ro1">
          <table:table-cell office:value-type="float" office:value="257" calcext:value-type="float">
            <text:p>257.00</text:p>
          </table:table-cell>
          <table:table-cell table:formula="of:=HIPANGLE( [.B$37]; [.C$36]; [.$A297]; [.B$30]; [.B$29]; [.B$27]; [.B$28] )" office:value-type="float" office:value="60.3329997747067" calcext:value-type="float">
            <text:p>60.33</text:p>
          </table:table-cell>
          <table:table-cell table:formula="of:=( [.B297] - [.B296] ) / ( 60 / [.$B$2] / 360 )" office:value-type="float" office:value="-105.552555419801" calcext:value-type="float">
            <text:p>-105.55</text:p>
          </table:table-cell>
          <table:table-cell table:formula="of:=( [.C297] - [.C296] ) / ( 60 / [.$B$2] / 360 )" office:value-type="float" office:value="-650.741751146207" calcext:value-type="float">
            <text:p>-650.74</text:p>
          </table:table-cell>
          <table:table-cell table:formula="of:=KNEEANGLE( [.B$37]; [.C$36]; [.$A297]; [.B$30]; [.B$29]; [.B$27]; [.B297] )" office:value-type="float" office:value="105.678235050407" calcext:value-type="float">
            <text:p>105.68</text:p>
          </table:table-cell>
          <table:table-cell table:formula="of:=( [.E297] - [.E296] ) / ( 60 / [.$B$2] / 360 )" office:value-type="float" office:value="-283.407179856702" calcext:value-type="float">
            <text:p>-283.41</text:p>
          </table:table-cell>
          <table:table-cell table:formula="of:=( [.F297] - [.F296] ) / ( 60 / [.$B$2] / 360 )" office:value-type="float" office:value="85.5940519223708" calcext:value-type="float">
            <text:p>85.59</text:p>
          </table:table-cell>
          <table:table-cell table:number-columns-repeated="3"/>
          <table:table-cell table:formula="of:=HIPANGLE( [.L$37]; [.M$36]; [.$A297]; [.L$30]; [.L$29]; [.L$27]; [.L$28] )" office:value-type="float" office:value="58.2710849035897" calcext:value-type="float">
            <text:p>58.27</text:p>
          </table:table-cell>
          <table:table-cell table:formula="of:=( [.K297] - [.K296] ) / ( 60 / [.$B$2] / 360 )" office:value-type="float" office:value="-109.316402249189" calcext:value-type="float">
            <text:p>-109.32</text:p>
          </table:table-cell>
          <table:table-cell table:formula="of:=( [.L297] - [.L296] ) / ( 60 / [.$B$2] / 360 )" office:value-type="float" office:value="-643.309970849284" calcext:value-type="float">
            <text:p>-643.31</text:p>
          </table:table-cell>
          <table:table-cell table:formula="of:=KNEEANGLE( [.L$37]; [.M$36]; [.$A297]; [.L$30]; [.L$29]; [.L$27]; [.K297] )" office:value-type="float" office:value="105.027176313764" calcext:value-type="float">
            <text:p>105.03</text:p>
          </table:table-cell>
          <table:table-cell table:formula="of:=( [.N297] - [.N296] ) / ( 60 / [.$B$2] / 360 )" office:value-type="float" office:value="-284.660570503583" calcext:value-type="float">
            <text:p>-284.66</text:p>
          </table:table-cell>
          <table:table-cell table:formula="of:=( [.O297] - [.O296] ) / ( 60 / [.$B$2] / 360 )" office:value-type="float" office:value="143.538861249132" calcext:value-type="float">
            <text:p>143.54</text:p>
          </table:table-cell>
          <table:table-cell table:number-columns-repeated="15"/>
        </table:table-row>
        <table:table-row table:style-name="ro1">
          <table:table-cell office:value-type="float" office:value="258" calcext:value-type="float">
            <text:p>258.00</text:p>
          </table:table-cell>
          <table:table-cell table:formula="of:=HIPANGLE( [.B$37]; [.C$36]; [.$A298]; [.B$30]; [.B$29]; [.B$27]; [.B$28] )" office:value-type="float" office:value="60.0952183375756" calcext:value-type="float">
            <text:p>60.10</text:p>
          </table:table-cell>
          <table:table-cell table:formula="of:=( [.B298] - [.B297] ) / ( 60 / [.$B$2] / 360 )" office:value-type="float" office:value="-107.001646709007" calcext:value-type="float">
            <text:p>-107.00</text:p>
          </table:table-cell>
          <table:table-cell table:formula="of:=( [.C298] - [.C297] ) / ( 60 / [.$B$2] / 360 )" office:value-type="float" office:value="-652.091080142743" calcext:value-type="float">
            <text:p>-652.09</text:p>
          </table:table-cell>
          <table:table-cell table:formula="of:=KNEEANGLE( [.B$37]; [.C$36]; [.$A298]; [.B$30]; [.B$29]; [.B$27]; [.B298] )" office:value-type="float" office:value="105.048975246479" calcext:value-type="float">
            <text:p>105.05</text:p>
          </table:table-cell>
          <table:table-cell table:formula="of:=( [.E298] - [.E297] ) / ( 60 / [.$B$2] / 360 )" office:value-type="float" office:value="-283.166911767252" calcext:value-type="float">
            <text:p>-283.17</text:p>
          </table:table-cell>
          <table:table-cell table:formula="of:=( [.F298] - [.F297] ) / ( 60 / [.$B$2] / 360 )" office:value-type="float" office:value="108.120640252429" calcext:value-type="float">
            <text:p>108.12</text:p>
          </table:table-cell>
          <table:table-cell table:number-columns-repeated="3"/>
          <table:table-cell table:formula="of:=HIPANGLE( [.L$37]; [.M$36]; [.$A298]; [.L$30]; [.L$29]; [.L$27]; [.L$28] )" office:value-type="float" office:value="58.0249737591193" calcext:value-type="float">
            <text:p>58.02</text:p>
          </table:table-cell>
          <table:table-cell table:formula="of:=( [.K298] - [.K297] ) / ( 60 / [.$B$2] / 360 )" office:value-type="float" office:value="-110.750015011698" calcext:value-type="float">
            <text:p>-110.75</text:p>
          </table:table-cell>
          <table:table-cell table:formula="of:=( [.L298] - [.L297] ) / ( 60 / [.$B$2] / 360 )" office:value-type="float" office:value="-645.125743129018" calcext:value-type="float">
            <text:p>-645.13</text:p>
          </table:table-cell>
          <table:table-cell table:formula="of:=KNEEANGLE( [.L$37]; [.M$36]; [.$A298]; [.L$30]; [.L$29]; [.L$27]; [.K298] )" office:value-type="float" office:value="104.395414763764" calcext:value-type="float">
            <text:p>104.40</text:p>
          </table:table-cell>
          <table:table-cell table:formula="of:=( [.N298] - [.N297] ) / ( 60 / [.$B$2] / 360 )" office:value-type="float" office:value="-284.292697499645" calcext:value-type="float">
            <text:p>-284.29</text:p>
          </table:table-cell>
          <table:table-cell table:formula="of:=( [.O298] - [.O297] ) / ( 60 / [.$B$2] / 360 )" office:value-type="float" office:value="165.542851771883" calcext:value-type="float">
            <text:p>165.54</text:p>
          </table:table-cell>
          <table:table-cell table:number-columns-repeated="15"/>
        </table:table-row>
        <table:table-row table:style-name="ro1">
          <table:table-cell office:value-type="float" office:value="259" calcext:value-type="float">
            <text:p>259.00</text:p>
          </table:table-cell>
          <table:table-cell table:formula="of:=HIPANGLE( [.B$37]; [.C$36]; [.$A299]; [.B$30]; [.B$29]; [.B$27]; [.B$28] )" office:value-type="float" office:value="59.8542089317054" calcext:value-type="float">
            <text:p>59.85</text:p>
          </table:table-cell>
          <table:table-cell table:formula="of:=( [.B299] - [.B298] ) / ( 60 / [.$B$2] / 360 )" office:value-type="float" office:value="-108.454232641584" calcext:value-type="float">
            <text:p>-108.45</text:p>
          </table:table-cell>
          <table:table-cell table:formula="of:=( [.C299] - [.C298] ) / ( 60 / [.$B$2] / 360 )" office:value-type="float" office:value="-653.66366965991" calcext:value-type="float">
            <text:p>-653.66</text:p>
          </table:table-cell>
          <table:table-cell table:formula="of:=KNEEANGLE( [.B$37]; [.C$36]; [.$A299]; [.B$30]; [.B$29]; [.B$27]; [.B299] )" office:value-type="float" office:value="104.420359831801" calcext:value-type="float">
            <text:p>104.42</text:p>
          </table:table-cell>
          <table:table-cell table:formula="of:=( [.E299] - [.E298] ) / ( 60 / [.$B$2] / 360 )" office:value-type="float" office:value="-282.876936605238" calcext:value-type="float">
            <text:p>-282.88</text:p>
          </table:table-cell>
          <table:table-cell table:formula="of:=( [.F299] - [.F298] ) / ( 60 / [.$B$2] / 360 )" office:value-type="float" office:value="130.488822906045" calcext:value-type="float">
            <text:p>130.49</text:p>
          </table:table-cell>
          <table:table-cell table:number-columns-repeated="3"/>
          <table:table-cell table:formula="of:=HIPANGLE( [.L$37]; [.M$36]; [.$A299]; [.L$30]; [.L$29]; [.L$27]; [.L$28] )" office:value-type="float" office:value="57.7756668710135" calcext:value-type="float">
            <text:p>57.78</text:p>
          </table:table-cell>
          <table:table-cell table:formula="of:=( [.K299] - [.K298] ) / ( 60 / [.$B$2] / 360 )" office:value-type="float" office:value="-112.188099647607" calcext:value-type="float">
            <text:p>-112.19</text:p>
          </table:table-cell>
          <table:table-cell table:formula="of:=( [.L299] - [.L298] ) / ( 60 / [.$B$2] / 360 )" office:value-type="float" office:value="-647.138086158829" calcext:value-type="float">
            <text:p>-647.14</text:p>
          </table:table-cell>
          <table:table-cell table:formula="of:=KNEEANGLE( [.L$37]; [.M$36]; [.$A299]; [.L$30]; [.L$29]; [.L$27]; [.K299] )" office:value-type="float" office:value="103.764578786822" calcext:value-type="float">
            <text:p>103.76</text:p>
          </table:table-cell>
          <table:table-cell table:formula="of:=( [.N299] - [.N298] ) / ( 60 / [.$B$2] / 360 )" office:value-type="float" office:value="-283.87618962425" calcext:value-type="float">
            <text:p>-283.88</text:p>
          </table:table-cell>
          <table:table-cell table:formula="of:=( [.O299] - [.O298] ) / ( 60 / [.$B$2] / 360 )" office:value-type="float" office:value="187.42854392805" calcext:value-type="float">
            <text:p>187.43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.00</text:p>
          </table:table-cell>
          <table:table-cell table:formula="of:=HIPANGLE( [.B$37]; [.C$36]; [.$A300]; [.B$30]; [.B$29]; [.B$27]; [.B$28] )" office:value-type="float" office:value="59.6099627490942" calcext:value-type="float">
            <text:p>59.61</text:p>
          </table:table-cell>
          <table:table-cell table:formula="of:=( [.B300] - [.B299] ) / ( 60 / [.$B$2] / 360 )" office:value-type="float" office:value="-109.910782175037" calcext:value-type="float">
            <text:p>-109.91</text:p>
          </table:table-cell>
          <table:table-cell table:formula="of:=( [.C300] - [.C299] ) / ( 60 / [.$B$2] / 360 )" office:value-type="float" office:value="-655.44729005353" calcext:value-type="float">
            <text:p>-655.45</text:p>
          </table:table-cell>
          <table:table-cell table:formula="of:=KNEEANGLE( [.B$37]; [.C$36]; [.$A300]; [.B$30]; [.B$29]; [.B$27]; [.B300] )" office:value-type="float" office:value="103.792498583598" calcext:value-type="float">
            <text:p>103.79</text:p>
          </table:table-cell>
          <table:table-cell table:formula="of:=( [.E300] - [.E299] ) / ( 60 / [.$B$2] / 360 )" office:value-type="float" office:value="-282.537561691192" calcext:value-type="float">
            <text:p>-282.54</text:p>
          </table:table-cell>
          <table:table-cell table:formula="of:=( [.F300] - [.F299] ) / ( 60 / [.$B$2] / 360 )" office:value-type="float" office:value="152.718711320881" calcext:value-type="float">
            <text:p>152.72</text:p>
          </table:table-cell>
          <table:table-cell table:number-columns-repeated="3"/>
          <table:table-cell table:formula="of:=HIPANGLE( [.L$37]; [.M$36]; [.$A300]; [.L$30]; [.L$29]; [.L$27]; [.L$28] )" office:value-type="float" office:value="57.52315339279" calcext:value-type="float">
            <text:p>57.52</text:p>
          </table:table-cell>
          <table:table-cell table:formula="of:=( [.K300] - [.K299] ) / ( 60 / [.$B$2] / 360 )" office:value-type="float" office:value="-113.631065200555" calcext:value-type="float">
            <text:p>-113.63</text:p>
          </table:table-cell>
          <table:table-cell table:formula="of:=( [.L300] - [.L299] ) / ( 60 / [.$B$2] / 360 )" office:value-type="float" office:value="-649.334498826892" calcext:value-type="float">
            <text:p>-649.33</text:p>
          </table:table-cell>
          <table:table-cell table:formula="of:=KNEEANGLE( [.L$37]; [.M$36]; [.$A300]; [.L$30]; [.L$29]; [.L$27]; [.K300] )" office:value-type="float" office:value="103.13477597131" calcext:value-type="float">
            <text:p>103.13</text:p>
          </table:table-cell>
          <table:table-cell table:formula="of:=( [.N300] - [.N299] ) / ( 60 / [.$B$2] / 360 )" office:value-type="float" office:value="-283.411266980141" calcext:value-type="float">
            <text:p>-283.41</text:p>
          </table:table-cell>
          <table:table-cell table:formula="of:=( [.O300] - [.O299] ) / ( 60 / [.$B$2] / 360 )" office:value-type="float" office:value="209.215189848683" calcext:value-type="float">
            <text:p>209.22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.00</text:p>
          </table:table-cell>
          <table:table-cell table:formula="of:=HIPANGLE( [.B$37]; [.C$36]; [.$A301]; [.B$30]; [.B$29]; [.B$27]; [.B$28] )" office:value-type="float" office:value="59.3624700003276" calcext:value-type="float">
            <text:p>59.36</text:p>
          </table:table-cell>
          <table:table-cell table:formula="of:=( [.B301] - [.B300] ) / ( 60 / [.$B$2] / 360 )" office:value-type="float" office:value="-111.371736944991" calcext:value-type="float">
            <text:p>-111.37</text:p>
          </table:table-cell>
          <table:table-cell table:formula="of:=( [.C301] - [.C300] ) / ( 60 / [.$B$2] / 360 )" office:value-type="float" office:value="-657.429646479422" calcext:value-type="float">
            <text:p>-657.43</text:p>
          </table:table-cell>
          <table:table-cell table:formula="of:=KNEEANGLE( [.B$37]; [.C$36]; [.$A301]; [.B$30]; [.B$29]; [.B$27]; [.B301] )" office:value-type="float" office:value="103.16550069278" calcext:value-type="float">
            <text:p>103.17</text:p>
          </table:table-cell>
          <table:table-cell table:formula="of:=( [.E301] - [.E300] ) / ( 60 / [.$B$2] / 360 )" office:value-type="float" office:value="-282.149050868332" calcext:value-type="float">
            <text:p>-282.15</text:p>
          </table:table-cell>
          <table:table-cell table:formula="of:=( [.F301] - [.F300] ) / ( 60 / [.$B$2] / 360 )" office:value-type="float" office:value="174.82987028707" calcext:value-type="float">
            <text:p>174.83</text:p>
          </table:table-cell>
          <table:table-cell table:number-columns-repeated="3"/>
          <table:table-cell table:formula="of:=HIPANGLE( [.L$37]; [.M$36]; [.$A301]; [.L$30]; [.L$29]; [.L$27]; [.L$28] )" office:value-type="float" office:value="57.2674216312598" calcext:value-type="float">
            <text:p>57.27</text:p>
          </table:table-cell>
          <table:table-cell table:formula="of:=( [.K301] - [.K300] ) / ( 60 / [.$B$2] / 360 )" office:value-type="float" office:value="-115.079292688622" calcext:value-type="float">
            <text:p>-115.08</text:p>
          </table:table-cell>
          <table:table-cell table:formula="of:=( [.L301] - [.L300] ) / ( 60 / [.$B$2] / 360 )" office:value-type="float" office:value="-651.702369630005" calcext:value-type="float">
            <text:p>-651.70</text:p>
          </table:table-cell>
          <table:table-cell table:formula="of:=KNEEANGLE( [.L$37]; [.M$36]; [.$A301]; [.L$30]; [.L$29]; [.L$27]; [.K301] )" office:value-type="float" office:value="102.506113508881" calcext:value-type="float">
            <text:p>102.51</text:p>
          </table:table-cell>
          <table:table-cell table:formula="of:=( [.N301] - [.N300] ) / ( 60 / [.$B$2] / 360 )" office:value-type="float" office:value="-282.898108093078" calcext:value-type="float">
            <text:p>-282.90</text:p>
          </table:table-cell>
          <table:table-cell table:formula="of:=( [.O301] - [.O300] ) / ( 60 / [.$B$2] / 360 )" office:value-type="float" office:value="230.921499178459" calcext:value-type="float">
            <text:p>230.92</text:p>
          </table:table-cell>
          <table:table-cell table:number-columns-repeated="15"/>
        </table:table-row>
        <table:table-row table:style-name="ro1">
          <table:table-cell office:value-type="float" office:value="262" calcext:value-type="float">
            <text:p>262.00</text:p>
          </table:table-cell>
          <table:table-cell table:formula="of:=HIPANGLE( [.B$37]; [.C$36]; [.$A302]; [.B$30]; [.B$29]; [.B$27]; [.B$28] )" office:value-type="float" office:value="59.1117199757758" calcext:value-type="float">
            <text:p>59.11</text:p>
          </table:table-cell>
          <table:table-cell table:formula="of:=( [.B302] - [.B301] ) / ( 60 / [.$B$2] / 360 )" office:value-type="float" office:value="-112.837511048287" calcext:value-type="float">
            <text:p>-112.84</text:p>
          </table:table-cell>
          <table:table-cell table:formula="of:=( [.C302] - [.C301] ) / ( 60 / [.$B$2] / 360 )" office:value-type="float" office:value="-659.598346483321" calcext:value-type="float">
            <text:p>-659.60</text:p>
          </table:table-cell>
          <table:table-cell table:formula="of:=KNEEANGLE( [.B$37]; [.C$36]; [.$A302]; [.B$30]; [.B$29]; [.B$27]; [.B302] )" office:value-type="float" office:value="102.539474857941" calcext:value-type="float">
            <text:p>102.54</text:p>
          </table:table-cell>
          <table:table-cell table:formula="of:=( [.E302] - [.E301] ) / ( 60 / [.$B$2] / 360 )" office:value-type="float" office:value="-281.711625677447" calcext:value-type="float">
            <text:p>-281.71</text:p>
          </table:table-cell>
          <table:table-cell table:formula="of:=( [.F302] - [.F301] ) / ( 60 / [.$B$2] / 360 )" office:value-type="float" office:value="196.841335898247" calcext:value-type="float">
            <text:p>196.84</text:p>
          </table:table-cell>
          <table:table-cell table:number-columns-repeated="3"/>
          <table:table-cell table:formula="of:=HIPANGLE( [.L$37]; [.M$36]; [.$A302]; [.L$30]; [.L$29]; [.L$27]; [.L$28] )" office:value-type="float" office:value="57.0084591095208" calcext:value-type="float">
            <text:p>57.01</text:p>
          </table:table-cell>
          <table:table-cell table:formula="of:=( [.K302] - [.K301] ) / ( 60 / [.$B$2] / 360 )" office:value-type="float" office:value="-116.533134782538" calcext:value-type="float">
            <text:p>-116.53</text:p>
          </table:table-cell>
          <table:table-cell table:formula="of:=( [.L302] - [.L301] ) / ( 60 / [.$B$2] / 360 )" office:value-type="float" office:value="-654.228942262076" calcext:value-type="float">
            <text:p>-654.23</text:p>
          </table:table-cell>
          <table:table-cell table:formula="of:=KNEEANGLE( [.L$37]; [.M$36]; [.$A302]; [.L$30]; [.L$29]; [.L$27]; [.K302] )" office:value-type="float" office:value="101.878698284267" calcext:value-type="float">
            <text:p>101.88</text:p>
          </table:table-cell>
          <table:table-cell table:formula="of:=( [.N302] - [.N301] ) / ( 60 / [.$B$2] / 360 )" office:value-type="float" office:value="-282.336851076254" calcext:value-type="float">
            <text:p>-282.34</text:p>
          </table:table-cell>
          <table:table-cell table:formula="of:=( [.O302] - [.O301] ) / ( 60 / [.$B$2] / 360 )" office:value-type="float" office:value="252.565657570756" calcext:value-type="float">
            <text:p>252.57</text:p>
          </table:table-cell>
          <table:table-cell table:number-columns-repeated="15"/>
        </table:table-row>
        <table:table-row table:style-name="ro1">
          <table:table-cell office:value-type="float" office:value="263" calcext:value-type="float">
            <text:p>263.00</text:p>
          </table:table-cell>
          <table:table-cell table:formula="of:=HIPANGLE( [.B$37]; [.C$36]; [.$A303]; [.B$30]; [.B$29]; [.B$27]; [.B$28] )" office:value-type="float" office:value="58.8577011074345" calcext:value-type="float">
            <text:p>58.86</text:p>
          </table:table-cell>
          <table:table-cell table:formula="of:=( [.B303] - [.B302] ) / ( 60 / [.$B$2] / 360 )" office:value-type="float" office:value="-114.308490753597" calcext:value-type="float">
            <text:p>-114.31</text:p>
          </table:table-cell>
          <table:table-cell table:formula="of:=( [.C303] - [.C302] ) / ( 60 / [.$B$2] / 360 )" office:value-type="float" office:value="-661.940867389372" calcext:value-type="float">
            <text:p>-661.94</text:p>
          </table:table-cell>
          <table:table-cell table:formula="of:=KNEEANGLE( [.B$37]; [.C$36]; [.$A303]; [.B$30]; [.B$29]; [.B$27]; [.B303] )" office:value-type="float" office:value="101.91452937684" calcext:value-type="float">
            <text:p>101.91</text:p>
          </table:table-cell>
          <table:table-cell table:formula="of:=( [.E303] - [.E302] ) / ( 60 / [.$B$2] / 360 )" office:value-type="float" office:value="-281.225466495364" calcext:value-type="float">
            <text:p>-281.23</text:p>
          </table:table-cell>
          <table:table-cell table:formula="of:=( [.F303] - [.F302] ) / ( 60 / [.$B$2] / 360 )" office:value-type="float" office:value="218.771631937216" calcext:value-type="float">
            <text:p>218.77</text:p>
          </table:table-cell>
          <table:table-cell table:number-columns-repeated="3"/>
          <table:table-cell table:formula="of:=HIPANGLE( [.L$37]; [.M$36]; [.$A303]; [.L$30]; [.L$29]; [.L$27]; [.L$28] )" office:value-type="float" office:value="56.7462526308383" calcext:value-type="float">
            <text:p>56.75</text:p>
          </table:table-cell>
          <table:table-cell table:formula="of:=( [.K303] - [.K302] ) / ( 60 / [.$B$2] / 360 )" office:value-type="float" office:value="-117.992915407116" calcext:value-type="float">
            <text:p>-117.99</text:p>
          </table:table-cell>
          <table:table-cell table:formula="of:=( [.L303] - [.L302] ) / ( 60 / [.$B$2] / 360 )" office:value-type="float" office:value="-656.901281060165" calcext:value-type="float">
            <text:p>-656.90</text:p>
          </table:table-cell>
          <table:table-cell table:formula="of:=KNEEANGLE( [.L$37]; [.M$36]; [.$A303]; [.L$30]; [.L$29]; [.L$27]; [.K303] )" office:value-type="float" office:value="101.252636962583" calcext:value-type="float">
            <text:p>101.25</text:p>
          </table:table-cell>
          <table:table-cell table:formula="of:=( [.N303] - [.N302] ) / ( 60 / [.$B$2] / 360 )" office:value-type="float" office:value="-281.727594757969" calcext:value-type="float">
            <text:p>-281.73</text:p>
          </table:table-cell>
          <table:table-cell table:formula="of:=( [.O303] - [.O302] ) / ( 60 / [.$B$2] / 360 )" office:value-type="float" office:value="274.165343228438" calcext:value-type="float">
            <text:p>274.17</text:p>
          </table:table-cell>
          <table:table-cell table:number-columns-repeated="15"/>
        </table:table-row>
        <table:table-row table:style-name="ro1">
          <table:table-cell office:value-type="float" office:value="264" calcext:value-type="float">
            <text:p>264.00</text:p>
          </table:table-cell>
          <table:table-cell table:formula="of:=HIPANGLE( [.B$37]; [.C$36]; [.$A304]; [.B$30]; [.B$29]; [.B$27]; [.B$28] )" office:value-type="float" office:value="58.6004010315728" calcext:value-type="float">
            <text:p>58.60</text:p>
          </table:table-cell>
          <table:table-cell table:formula="of:=( [.B304] - [.B303] ) / ( 60 / [.$B$2] / 360 )" office:value-type="float" office:value="-115.785034137759" calcext:value-type="float">
            <text:p>-115.79</text:p>
          </table:table-cell>
          <table:table-cell table:formula="of:=( [.C304] - [.C303] ) / ( 60 / [.$B$2] / 360 )" office:value-type="float" office:value="-664.444522872785" calcext:value-type="float">
            <text:p>-664.44</text:p>
          </table:table-cell>
          <table:table-cell table:formula="of:=KNEEANGLE( [.B$37]; [.C$36]; [.$A304]; [.B$30]; [.B$29]; [.B$27]; [.B304] )" office:value-type="float" office:value="101.290772235421" calcext:value-type="float">
            <text:p>101.29</text:p>
          </table:table-cell>
          <table:table-cell table:formula="of:=( [.E304] - [.E303] ) / ( 60 / [.$B$2] / 360 )" office:value-type="float" office:value="-280.690713638623" calcext:value-type="float">
            <text:p>-280.69</text:p>
          </table:table-cell>
          <table:table-cell table:formula="of:=( [.F304] - [.F303] ) / ( 60 / [.$B$2] / 360 )" office:value-type="float" office:value="240.638785533562" calcext:value-type="float">
            <text:p>240.64</text:p>
          </table:table-cell>
          <table:table-cell table:number-columns-repeated="3"/>
          <table:table-cell table:formula="of:=HIPANGLE( [.L$37]; [.M$36]; [.$A304]; [.L$30]; [.L$29]; [.L$27]; [.L$28] )" office:value-type="float" office:value="56.480788343584" calcext:value-type="float">
            <text:p>56.48</text:p>
          </table:table-cell>
          <table:table-cell table:formula="of:=( [.K304] - [.K303] ) / ( 60 / [.$B$2] / 360 )" office:value-type="float" office:value="-119.458929264433" calcext:value-type="float">
            <text:p>-119.46</text:p>
          </table:table-cell>
          <table:table-cell table:formula="of:=( [.L304] - [.L303] ) / ( 60 / [.$B$2] / 360 )" office:value-type="float" office:value="-659.706235792967" calcext:value-type="float">
            <text:p>-659.71</text:p>
          </table:table-cell>
          <table:table-cell table:formula="of:=KNEEANGLE( [.L$37]; [.M$36]; [.$A304]; [.L$30]; [.L$29]; [.L$27]; [.K304] )" office:value-type="float" office:value="100.628036074195" calcext:value-type="float">
            <text:p>100.63</text:p>
          </table:table-cell>
          <table:table-cell table:formula="of:=( [.N304] - [.N303] ) / ( 60 / [.$B$2] / 360 )" office:value-type="float" office:value="-281.070399774691" calcext:value-type="float">
            <text:p>-281.07</text:p>
          </table:table-cell>
          <table:table-cell table:formula="of:=( [.O304] - [.O303] ) / ( 60 / [.$B$2] / 360 )" office:value-type="float" office:value="295.737742475191" calcext:value-type="float">
            <text:p>295.74</text:p>
          </table:table-cell>
          <table:table-cell table:number-columns-repeated="15"/>
        </table:table-row>
        <table:table-row table:style-name="ro1">
          <table:table-cell office:value-type="float" office:value="265" calcext:value-type="float">
            <text:p>265.00</text:p>
          </table:table-cell>
          <table:table-cell table:formula="of:=HIPANGLE( [.B$37]; [.C$36]; [.$A305]; [.B$30]; [.B$29]; [.B$27]; [.B$28] )" office:value-type="float" office:value="58.339806652358" calcext:value-type="float">
            <text:p>58.34</text:p>
          </table:table-cell>
          <table:table-cell table:formula="of:=( [.B305] - [.B304] ) / ( 60 / [.$B$2] / 360 )" office:value-type="float" office:value="-117.267470646676" calcext:value-type="float">
            <text:p>-117.27</text:p>
          </table:table-cell>
          <table:table-cell table:formula="of:=( [.C305] - [.C304] ) / ( 60 / [.$B$2] / 360 )" office:value-type="float" office:value="-667.096429013068" calcext:value-type="float">
            <text:p>-667.10</text:p>
          </table:table-cell>
          <table:table-cell table:formula="of:=KNEEANGLE( [.B$37]; [.C$36]; [.$A305]; [.B$30]; [.B$29]; [.B$27]; [.B305] )" office:value-type="float" office:value="100.668311194455" calcext:value-type="float">
            <text:p>100.67</text:p>
          </table:table-cell>
          <table:table-cell table:formula="of:=( [.E305] - [.E304] ) / ( 60 / [.$B$2] / 360 )" office:value-type="float" office:value="-280.107468434554" calcext:value-type="float">
            <text:p>-280.11</text:p>
          </table:table-cell>
          <table:table-cell table:formula="of:=( [.F305] - [.F304] ) / ( 60 / [.$B$2] / 360 )" office:value-type="float" office:value="262.460341831172" calcext:value-type="float">
            <text:p>262.46</text:p>
          </table:table-cell>
          <table:table-cell table:number-columns-repeated="3"/>
          <table:table-cell table:formula="of:=HIPANGLE( [.L$37]; [.M$36]; [.$A305]; [.L$30]; [.L$29]; [.L$27]; [.L$28] )" office:value-type="float" office:value="56.2120518074093" calcext:value-type="float">
            <text:p>56.21</text:p>
          </table:table-cell>
          <table:table-cell table:formula="of:=( [.K305] - [.K304] ) / ( 60 / [.$B$2] / 360 )" office:value-type="float" office:value="-120.931441278602" calcext:value-type="float">
            <text:p>-120.93</text:p>
          </table:table-cell>
          <table:table-cell table:formula="of:=( [.L305] - [.L304] ) / ( 60 / [.$B$2] / 360 )" office:value-type="float" office:value="-662.630406375921" calcext:value-type="float">
            <text:p>-662.63</text:p>
          </table:table-cell>
          <table:table-cell table:formula="of:=KNEEANGLE( [.L$37]; [.M$36]; [.$A305]; [.L$30]; [.L$29]; [.L$27]; [.K305] )" office:value-type="float" office:value="100.005002097231" calcext:value-type="float">
            <text:p>100.01</text:p>
          </table:table-cell>
          <table:table-cell table:formula="of:=( [.N305] - [.N304] ) / ( 60 / [.$B$2] / 360 )" office:value-type="float" office:value="-280.365289633485" calcext:value-type="float">
            <text:p>-280.37</text:p>
          </table:table-cell>
          <table:table-cell table:formula="of:=( [.O305] - [.O304] ) / ( 60 / [.$B$2] / 360 )" office:value-type="float" office:value="317.29956354269" calcext:value-type="float">
            <text:p>317.30</text:p>
          </table:table-cell>
          <table:table-cell table:number-columns-repeated="15"/>
        </table:table-row>
        <table:table-row table:style-name="ro1">
          <table:table-cell office:value-type="float" office:value="266" calcext:value-type="float">
            <text:p>266.00</text:p>
          </table:table-cell>
          <table:table-cell table:formula="of:=HIPANGLE( [.B$37]; [.C$36]; [.$A306]; [.B$30]; [.B$29]; [.B$27]; [.B$28] )" office:value-type="float" office:value="58.0759042066251" calcext:value-type="float">
            <text:p>58.08</text:p>
          </table:table-cell>
          <table:table-cell table:formula="of:=( [.B306] - [.B305] ) / ( 60 / [.$B$2] / 360 )" office:value-type="float" office:value="-118.756100579771" calcext:value-type="float">
            <text:p>-118.76</text:p>
          </table:table-cell>
          <table:table-cell table:formula="of:=( [.C306] - [.C305] ) / ( 60 / [.$B$2] / 360 )" office:value-type="float" office:value="-669.883469892589" calcext:value-type="float">
            <text:p>-669.88</text:p>
          </table:table-cell>
          <table:table-cell table:formula="of:=KNEEANGLE( [.B$37]; [.C$36]; [.$A306]; [.B$30]; [.B$29]; [.B$27]; [.B306] )" office:value-type="float" office:value="100.047253873871" calcext:value-type="float">
            <text:p>100.05</text:p>
          </table:table-cell>
          <table:table-cell table:formula="of:=( [.E306] - [.E305] ) / ( 60 / [.$B$2] / 360 )" office:value-type="float" office:value="-279.47579426321" calcext:value-type="float">
            <text:p>-279.48</text:p>
          </table:table-cell>
          <table:table-cell table:formula="of:=( [.F306] - [.F305] ) / ( 60 / [.$B$2] / 360 )" office:value-type="float" office:value="284.253377104827" calcext:value-type="float">
            <text:p>284.25</text:p>
          </table:table-cell>
          <table:table-cell table:number-columns-repeated="3"/>
          <table:table-cell table:formula="of:=HIPANGLE( [.L$37]; [.M$36]; [.$A306]; [.L$30]; [.L$29]; [.L$27]; [.L$28] )" office:value-type="float" office:value="55.9400280608308" calcext:value-type="float">
            <text:p>55.94</text:p>
          </table:table-cell>
          <table:table-cell table:formula="of:=( [.K306] - [.K305] ) / ( 60 / [.$B$2] / 360 )" office:value-type="float" office:value="-122.410685960324" calcext:value-type="float">
            <text:p>-122.41</text:p>
          </table:table-cell>
          <table:table-cell table:formula="of:=( [.L306] - [.L305] ) / ( 60 / [.$B$2] / 360 )" office:value-type="float" office:value="-665.660106774801" calcext:value-type="float">
            <text:p>-665.66</text:p>
          </table:table-cell>
          <table:table-cell table:formula="of:=KNEEANGLE( [.L$37]; [.M$36]; [.$A306]; [.L$30]; [.L$29]; [.L$27]; [.K306] )" office:value-type="float" office:value="99.3836415377955" calcext:value-type="float">
            <text:p>99.38</text:p>
          </table:table-cell>
          <table:table-cell table:formula="of:=( [.N306] - [.N305] ) / ( 60 / [.$B$2] / 360 )" office:value-type="float" office:value="-279.612251746148" calcext:value-type="float">
            <text:p>-279.61</text:p>
          </table:table-cell>
          <table:table-cell table:formula="of:=( [.O306] - [.O305] ) / ( 60 / [.$B$2] / 360 )" office:value-type="float" office:value="338.867049301305" calcext:value-type="float">
            <text:p>338.87</text:p>
          </table:table-cell>
          <table:table-cell table:number-columns-repeated="15"/>
        </table:table-row>
        <table:table-row table:style-name="ro1">
          <table:table-cell office:value-type="float" office:value="267" calcext:value-type="float">
            <text:p>267.00</text:p>
          </table:table-cell>
          <table:table-cell table:formula="of:=HIPANGLE( [.B$37]; [.C$36]; [.$A307]; [.B$30]; [.B$29]; [.B$27]; [.B$28] )" office:value-type="float" office:value="57.8086793299649" calcext:value-type="float">
            <text:p>57.81</text:p>
          </table:table-cell>
          <table:table-cell table:formula="of:=( [.B307] - [.B306] ) / ( 60 / [.$B$2] / 360 )" office:value-type="float" office:value="-120.251194497087" calcext:value-type="float">
            <text:p>-120.25</text:p>
          </table:table-cell>
          <table:table-cell table:formula="of:=( [.C307] - [.C306] ) / ( 60 / [.$B$2] / 360 )" office:value-type="float" office:value="-672.792262792257" calcext:value-type="float">
            <text:p>-672.79</text:p>
          </table:table-cell>
          <table:table-cell table:formula="of:=KNEEANGLE( [.B$37]; [.C$36]; [.$A307]; [.B$30]; [.B$29]; [.B$27]; [.B307] )" office:value-type="float" office:value="99.4277078348197" calcext:value-type="float">
            <text:p>99.43</text:p>
          </table:table-cell>
          <table:table-cell table:formula="of:=( [.E307] - [.E306] ) / ( 60 / [.$B$2] / 360 )" office:value-type="float" office:value="-278.795717572887" calcext:value-type="float">
            <text:p>-278.80</text:p>
          </table:table-cell>
          <table:table-cell table:formula="of:=( [.F307] - [.F306] ) / ( 60 / [.$B$2] / 360 )" office:value-type="float" office:value="306.034510645148" calcext:value-type="float">
            <text:p>306.03</text:p>
          </table:table-cell>
          <table:table-cell table:number-columns-repeated="3"/>
          <table:table-cell table:formula="of:=HIPANGLE( [.L$37]; [.M$36]; [.$A307]; [.L$30]; [.L$29]; [.L$27]; [.L$28] )" office:value-type="float" office:value="55.6647016904049" calcext:value-type="float">
            <text:p>55.66</text:p>
          </table:table-cell>
          <table:table-cell table:formula="of:=( [.K307] - [.K306] ) / ( 60 / [.$B$2] / 360 )" office:value-type="float" office:value="-123.896866691688" calcext:value-type="float">
            <text:p>-123.90</text:p>
          </table:table-cell>
          <table:table-cell table:formula="of:=( [.L307] - [.L306] ) / ( 60 / [.$B$2] / 360 )" office:value-type="float" office:value="-668.781329113628" calcext:value-type="float">
            <text:p>-668.78</text:p>
          </table:table-cell>
          <table:table-cell table:formula="of:=KNEEANGLE( [.L$37]; [.M$36]; [.$A307]; [.L$30]; [.L$29]; [.L$27]; [.K307] )" office:value-type="float" office:value="98.7640610079301" calcext:value-type="float">
            <text:p>98.76</text:p>
          </table:table-cell>
          <table:table-cell table:formula="of:=( [.N307] - [.N306] ) / ( 60 / [.$B$2] / 360 )" office:value-type="float" office:value="-278.811238439444" calcext:value-type="float">
            <text:p>-278.81</text:p>
          </table:table-cell>
          <table:table-cell table:formula="of:=( [.O307] - [.O306] ) / ( 60 / [.$B$2] / 360 )" office:value-type="float" office:value="360.455988017065" calcext:value-type="float">
            <text:p>360.46</text:p>
          </table:table-cell>
          <table:table-cell table:number-columns-repeated="15"/>
        </table:table-row>
        <table:table-row table:style-name="ro1">
          <table:table-cell office:value-type="float" office:value="268" calcext:value-type="float">
            <text:p>268.00</text:p>
          </table:table-cell>
          <table:table-cell table:formula="of:=HIPANGLE( [.B$37]; [.C$36]; [.$A308]; [.B$30]; [.B$29]; [.B$27]; [.B$28] )" office:value-type="float" office:value="57.5381171243044" calcext:value-type="float">
            <text:p>57.54</text:p>
          </table:table-cell>
          <table:table-cell table:formula="of:=( [.B308] - [.B307] ) / ( 60 / [.$B$2] / 360 )" office:value-type="float" office:value="-121.75299254723" calcext:value-type="float">
            <text:p>-121.75</text:p>
          </table:table-cell>
          <table:table-cell table:formula="of:=( [.C308] - [.C307] ) / ( 60 / [.$B$2] / 360 )" office:value-type="float" office:value="-675.809122564175" calcext:value-type="float">
            <text:p>-675.81</text:p>
          </table:table-cell>
          <table:table-cell table:formula="of:=KNEEANGLE( [.B$37]; [.C$36]; [.$A308]; [.B$30]; [.B$29]; [.B$27]; [.B308] )" office:value-type="float" office:value="98.8097806595509" calcext:value-type="float">
            <text:p>98.81</text:p>
          </table:table-cell>
          <table:table-cell table:formula="of:=( [.E308] - [.E307] ) / ( 60 / [.$B$2] / 360 )" office:value-type="float" office:value="-278.067228870962" calcext:value-type="float">
            <text:p>-278.07</text:p>
          </table:table-cell>
          <table:table-cell table:formula="of:=( [.F308] - [.F307] ) / ( 60 / [.$B$2] / 360 )" office:value-type="float" office:value="327.819915866385" calcext:value-type="float">
            <text:p>327.82</text:p>
          </table:table-cell>
          <table:table-cell table:number-columns-repeated="3"/>
          <table:table-cell table:formula="of:=HIPANGLE( [.L$37]; [.M$36]; [.$A308]; [.L$30]; [.L$29]; [.L$27]; [.L$28] )" office:value-type="float" office:value="55.3860569016733" calcext:value-type="float">
            <text:p>55.39</text:p>
          </table:table-cell>
          <table:table-cell table:formula="of:=( [.K308] - [.K307] ) / ( 60 / [.$B$2] / 360 )" office:value-type="float" office:value="-125.390154929219" calcext:value-type="float">
            <text:p>-125.39</text:p>
          </table:table-cell>
          <table:table-cell table:formula="of:=( [.L308] - [.L307] ) / ( 60 / [.$B$2] / 360 )" office:value-type="float" office:value="-671.979706889054" calcext:value-type="float">
            <text:p>-671.98</text:p>
          </table:table-cell>
          <table:table-cell table:formula="of:=KNEEANGLE( [.L$37]; [.M$36]; [.$A308]; [.L$30]; [.L$29]; [.L$27]; [.K308] )" office:value-type="float" office:value="98.1463673013882" calcext:value-type="float">
            <text:p>98.15</text:p>
          </table:table-cell>
          <table:table-cell table:formula="of:=( [.N308] - [.N307] ) / ( 60 / [.$B$2] / 360 )" office:value-type="float" office:value="-277.962167943849" calcext:value-type="float">
            <text:p>-277.96</text:p>
          </table:table-cell>
          <table:table-cell table:formula="of:=( [.O308] - [.O307] ) / ( 60 / [.$B$2] / 360 )" office:value-type="float" office:value="382.081723017885" calcext:value-type="float">
            <text:p>382.08</text:p>
          </table:table-cell>
          <table:table-cell table:number-columns-repeated="15"/>
        </table:table-row>
        <table:table-row table:style-name="ro1">
          <table:table-cell office:value-type="float" office:value="269" calcext:value-type="float">
            <text:p>269.00</text:p>
          </table:table-cell>
          <table:table-cell table:formula="of:=HIPANGLE( [.B$37]; [.C$36]; [.$A309]; [.B$30]; [.B$29]; [.B$27]; [.B$28] )" office:value-type="float" office:value="57.264202227157" calcext:value-type="float">
            <text:p>57.26</text:p>
          </table:table-cell>
          <table:table-cell table:formula="of:=( [.B309] - [.B308] ) / ( 60 / [.$B$2] / 360 )" office:value-type="float" office:value="-123.26170371632" calcext:value-type="float">
            <text:p>-123.26</text:p>
          </table:table-cell>
          <table:table-cell table:formula="of:=( [.C309] - [.C308] ) / ( 60 / [.$B$2] / 360 )" office:value-type="float" office:value="-678.920026090637" calcext:value-type="float">
            <text:p>-678.92</text:p>
          </table:table-cell>
          <table:table-cell table:formula="of:=KNEEANGLE( [.B$37]; [.C$36]; [.$A309]; [.B$30]; [.B$29]; [.B$27]; [.B309] )" office:value-type="float" office:value="98.1935800291167" calcext:value-type="float">
            <text:p>98.19</text:p>
          </table:table-cell>
          <table:table-cell table:formula="of:=( [.E309] - [.E308] ) / ( 60 / [.$B$2] / 360 )" office:value-type="float" office:value="-277.290283695368" calcext:value-type="float">
            <text:p>-277.29</text:p>
          </table:table-cell>
          <table:table-cell table:formula="of:=( [.F309] - [.F308] ) / ( 60 / [.$B$2] / 360 )" office:value-type="float" office:value="349.625329017348" calcext:value-type="float">
            <text:p>349.63</text:p>
          </table:table-cell>
          <table:table-cell table:number-columns-repeated="3"/>
          <table:table-cell table:formula="of:=HIPANGLE( [.L$37]; [.M$36]; [.$A309]; [.L$30]; [.L$29]; [.L$27]; [.L$28] )" office:value-type="float" office:value="55.1040775920601" calcext:value-type="float">
            <text:p>55.10</text:p>
          </table:table-cell>
          <table:table-cell table:formula="of:=( [.K309] - [.K308] ) / ( 60 / [.$B$2] / 360 )" office:value-type="float" office:value="-126.890689325946" calcext:value-type="float">
            <text:p>-126.89</text:p>
          </table:table-cell>
          <table:table-cell table:formula="of:=( [.L309] - [.L308] ) / ( 60 / [.$B$2] / 360 )" office:value-type="float" office:value="-675.240478527197" calcext:value-type="float">
            <text:p>-675.24</text:p>
          </table:table-cell>
          <table:table-cell table:formula="of:=KNEEANGLE( [.L$37]; [.M$36]; [.$A309]; [.L$30]; [.L$29]; [.L$27]; [.K309] )" office:value-type="float" office:value="97.5306674672422" calcext:value-type="float">
            <text:p>97.53</text:p>
          </table:table-cell>
          <table:table-cell table:formula="of:=( [.N309] - [.N308] ) / ( 60 / [.$B$2] / 360 )" office:value-type="float" office:value="-277.064925365719" calcext:value-type="float">
            <text:p>-277.06</text:p>
          </table:table-cell>
          <table:table-cell table:formula="of:=( [.O309] - [.O308] ) / ( 60 / [.$B$2] / 360 )" office:value-type="float" office:value="403.759160158259" calcext:value-type="float">
            <text:p>403.76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.00</text:p>
          </table:table-cell>
          <table:table-cell table:formula="of:=HIPANGLE( [.B$37]; [.C$36]; [.$A310]; [.B$30]; [.B$29]; [.B$27]; [.B$28] )" office:value-type="float" office:value="56.9869188827214" calcext:value-type="float">
            <text:p>56.99</text:p>
          </table:table-cell>
          <table:table-cell table:formula="of:=( [.B310] - [.B309] ) / ( 60 / [.$B$2] / 360 )" office:value-type="float" office:value="-124.777504996047" calcext:value-type="float">
            <text:p>-124.78</text:p>
          </table:table-cell>
          <table:table-cell table:formula="of:=( [.C310] - [.C309] ) / ( 60 / [.$B$2] / 360 )" office:value-type="float" office:value="-682.110575876926" calcext:value-type="float">
            <text:p>-682.11</text:p>
          </table:table-cell>
          <table:table-cell table:formula="of:=KNEEANGLE( [.B$37]; [.C$36]; [.$A310]; [.B$30]; [.B$29]; [.B$27]; [.B310] )" office:value-type="float" office:value="97.5792137989663" calcext:value-type="float">
            <text:p>97.58</text:p>
          </table:table-cell>
          <table:table-cell table:formula="of:=( [.E310] - [.E309] ) / ( 60 / [.$B$2] / 360 )" office:value-type="float" office:value="-276.464803567678" calcext:value-type="float">
            <text:p>-276.46</text:p>
          </table:table-cell>
          <table:table-cell table:formula="of:=( [.F310] - [.F309] ) / ( 60 / [.$B$2] / 360 )" office:value-type="float" office:value="371.466057460404" calcext:value-type="float">
            <text:p>371.47</text:p>
          </table:table-cell>
          <table:table-cell table:number-columns-repeated="3"/>
          <table:table-cell table:formula="of:=HIPANGLE( [.L$37]; [.M$36]; [.$A310]; [.L$30]; [.L$29]; [.L$27]; [.L$28] )" office:value-type="float" office:value="54.8187474259032" calcext:value-type="float">
            <text:p>54.82</text:p>
          </table:table-cell>
          <table:table-cell table:formula="of:=( [.K310] - [.K309] ) / ( 60 / [.$B$2] / 360 )" office:value-type="float" office:value="-128.398574770581" calcext:value-type="float">
            <text:p>-128.40</text:p>
          </table:table-cell>
          <table:table-cell table:formula="of:=( [.L310] - [.L309] ) / ( 60 / [.$B$2] / 360 )" office:value-type="float" office:value="-678.548450085798" calcext:value-type="float">
            <text:p>-678.55</text:p>
          </table:table-cell>
          <table:table-cell table:formula="of:=KNEEANGLE( [.L$37]; [.M$36]; [.$A310]; [.L$30]; [.L$29]; [.L$27]; [.K310] )" office:value-type="float" office:value="96.9170688813647" calcext:value-type="float">
            <text:p>96.92</text:p>
          </table:table-cell>
          <table:table-cell table:formula="of:=( [.N310] - [.N309] ) / ( 60 / [.$B$2] / 360 )" office:value-type="float" office:value="-276.119363644848" calcext:value-type="float">
            <text:p>-276.12</text:p>
          </table:table-cell>
          <table:table-cell table:formula="of:=( [.O310] - [.O309] ) / ( 60 / [.$B$2] / 360 )" office:value-type="float" office:value="425.502774391879" calcext:value-type="float">
            <text:p>425.50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.00</text:p>
          </table:table-cell>
          <table:table-cell table:formula="of:=HIPANGLE( [.B$37]; [.C$36]; [.$A311]; [.B$30]; [.B$29]; [.B$27]; [.B$28] )" office:value-type="float" office:value="56.7062510150089" calcext:value-type="float">
            <text:p>56.71</text:p>
          </table:table-cell>
          <table:table-cell table:formula="of:=( [.B311] - [.B310] ) / ( 60 / [.$B$2] / 360 )" office:value-type="float" office:value="-126.3005404706" calcext:value-type="float">
            <text:p>-126.30</text:p>
          </table:table-cell>
          <table:table-cell table:formula="of:=( [.C311] - [.C310] ) / ( 60 / [.$B$2] / 360 )" office:value-type="float" office:value="-685.365963549156" calcext:value-type="float">
            <text:p>-685.37</text:p>
          </table:table-cell>
          <table:table-cell table:formula="of:=KNEEANGLE( [.B$37]; [.C$36]; [.$A311]; [.B$30]; [.B$29]; [.B$27]; [.B311] )" office:value-type="float" office:value="96.9667900724494" calcext:value-type="float">
            <text:p>96.97</text:p>
          </table:table-cell>
          <table:table-cell table:formula="of:=( [.E311] - [.E310] ) / ( 60 / [.$B$2] / 360 )" office:value-type="float" office:value="-275.590676932609" calcext:value-type="float">
            <text:p>-275.59</text:p>
          </table:table-cell>
          <table:table-cell table:formula="of:=( [.F311] - [.F310] ) / ( 60 / [.$B$2] / 360 )" office:value-type="float" office:value="393.356985781045" calcext:value-type="float">
            <text:p>393.36</text:p>
          </table:table-cell>
          <table:table-cell table:number-columns-repeated="3"/>
          <table:table-cell table:formula="of:=HIPANGLE( [.L$37]; [.M$36]; [.$A311]; [.L$30]; [.L$29]; [.L$27]; [.L$28] )" office:value-type="float" office:value="54.5300499118038" calcext:value-type="float">
            <text:p>54.53</text:p>
          </table:table-cell>
          <table:table-cell table:formula="of:=( [.K311] - [.K310] ) / ( 60 / [.$B$2] / 360 )" office:value-type="float" office:value="-129.913881344725" calcext:value-type="float">
            <text:p>-129.91</text:p>
          </table:table-cell>
          <table:table-cell table:formula="of:=( [.L311] - [.L310] ) / ( 60 / [.$B$2] / 360 )" office:value-type="float" office:value="-681.887958364982" calcext:value-type="float">
            <text:p>-681.89</text:p>
          </table:table-cell>
          <table:table-cell table:formula="of:=KNEEANGLE( [.L$37]; [.M$36]; [.$A311]; [.L$30]; [.L$29]; [.L$27]; [.K311] )" office:value-type="float" office:value="96.3056793158026" calcext:value-type="float">
            <text:p>96.31</text:p>
          </table:table-cell>
          <table:table-cell table:formula="of:=( [.N311] - [.N310] ) / ( 60 / [.$B$2] / 360 )" office:value-type="float" office:value="-275.125304502967" calcext:value-type="float">
            <text:p>-275.13</text:p>
          </table:table-cell>
          <table:table-cell table:formula="of:=( [.O311] - [.O310] ) / ( 60 / [.$B$2] / 360 )" office:value-type="float" office:value="447.326613846499" calcext:value-type="float">
            <text:p>447.33</text:p>
          </table:table-cell>
          <table:table-cell table:number-columns-repeated="15"/>
        </table:table-row>
        <table:table-row table:style-name="ro1">
          <table:table-cell office:value-type="float" office:value="272" calcext:value-type="float">
            <text:p>272.00</text:p>
          </table:table-cell>
          <table:table-cell table:formula="of:=HIPANGLE( [.B$37]; [.C$36]; [.$A312]; [.B$30]; [.B$29]; [.B$27]; [.B$28] )" office:value-type="float" office:value="56.4221823031827" calcext:value-type="float">
            <text:p>56.42</text:p>
          </table:table-cell>
          <table:table-cell table:formula="of:=( [.B312] - [.B311] ) / ( 60 / [.$B$2] / 360 )" office:value-type="float" office:value="-127.830920321806" calcext:value-type="float">
            <text:p>-127.83</text:p>
          </table:table-cell>
          <table:table-cell table:formula="of:=( [.C312] - [.C311] ) / ( 60 / [.$B$2] / 360 )" office:value-type="float" office:value="-688.670933042754" calcext:value-type="float">
            <text:p>-688.67</text:p>
          </table:table-cell>
          <table:table-cell table:formula="of:=KNEEANGLE( [.B$37]; [.C$36]; [.$A312]; [.B$30]; [.B$29]; [.B$27]; [.B312] )" office:value-type="float" office:value="96.3564172722564" calcext:value-type="float">
            <text:p>96.36</text:p>
          </table:table-cell>
          <table:table-cell table:formula="of:=( [.E312] - [.E311] ) / ( 60 / [.$B$2] / 360 )" office:value-type="float" office:value="-274.667760086852" calcext:value-type="float">
            <text:p>-274.67</text:p>
          </table:table-cell>
          <table:table-cell table:formula="of:=( [.F312] - [.F311] ) / ( 60 / [.$B$2] / 360 )" office:value-type="float" office:value="415.312580590452" calcext:value-type="float">
            <text:p>415.31</text:p>
          </table:table-cell>
          <table:table-cell table:number-columns-repeated="3"/>
          <table:table-cell table:formula="of:=HIPANGLE( [.L$37]; [.M$36]; [.$A312]; [.L$30]; [.L$29]; [.L$27]; [.L$28] )" office:value-type="float" office:value="54.2379684824772" calcext:value-type="float">
            <text:p>54.24</text:p>
          </table:table-cell>
          <table:table-cell table:formula="of:=( [.K312] - [.K311] ) / ( 60 / [.$B$2] / 360 )" office:value-type="float" office:value="-131.436643196967" calcext:value-type="float">
            <text:p>-131.44</text:p>
          </table:table-cell>
          <table:table-cell table:formula="of:=( [.L312] - [.L311] ) / ( 60 / [.$B$2] / 360 )" office:value-type="float" office:value="-685.242833508752" calcext:value-type="float">
            <text:p>-685.24</text:p>
          </table:table-cell>
          <table:table-cell table:formula="of:=KNEEANGLE( [.L$37]; [.M$36]; [.$A312]; [.L$30]; [.L$29]; [.L$27]; [.K312] )" office:value-type="float" office:value="95.6966070060571" calcext:value-type="float">
            <text:p>95.70</text:p>
          </table:table-cell>
          <table:table-cell table:formula="of:=( [.N312] - [.N311] ) / ( 60 / [.$B$2] / 360 )" office:value-type="float" office:value="-274.082539385488" calcext:value-type="float">
            <text:p>-274.08</text:p>
          </table:table-cell>
          <table:table-cell table:formula="of:=( [.O312] - [.O311] ) / ( 60 / [.$B$2] / 360 )" office:value-type="float" office:value="469.244302865732" calcext:value-type="float">
            <text:p>469.24</text:p>
          </table:table-cell>
          <table:table-cell table:number-columns-repeated="15"/>
        </table:table-row>
        <table:table-row table:style-name="ro1">
          <table:table-cell office:value-type="float" office:value="273" calcext:value-type="float">
            <text:p>273.00</text:p>
          </table:table-cell>
          <table:table-cell table:formula="of:=HIPANGLE( [.B$37]; [.C$36]; [.$A313]; [.B$30]; [.B$29]; [.B$27]; [.B$28] )" office:value-type="float" office:value="56.1346962592904" calcext:value-type="float">
            <text:p>56.13</text:p>
          </table:table-cell>
          <table:table-cell table:formula="of:=( [.B313] - [.B312] ) / ( 60 / [.$B$2] / 360 )" office:value-type="float" office:value="-129.368719751526" calcext:value-type="float">
            <text:p>-129.37</text:p>
          </table:table-cell>
          <table:table-cell table:formula="of:=( [.C313] - [.C312] ) / ( 60 / [.$B$2] / 360 )" office:value-type="float" office:value="-692.009743373691" calcext:value-type="float">
            <text:p>-692.01</text:p>
          </table:table-cell>
          <table:table-cell table:formula="of:=KNEEANGLE( [.B$37]; [.C$36]; [.$A313]; [.B$30]; [.B$29]; [.B$27]; [.B313] )" office:value-type="float" office:value="95.7482042098104" calcext:value-type="float">
            <text:p>95.75</text:p>
          </table:table-cell>
          <table:table-cell table:formula="of:=( [.E313] - [.E312] ) / ( 60 / [.$B$2] / 360 )" office:value-type="float" office:value="-273.69587810068" calcext:value-type="float">
            <text:p>-273.70</text:p>
          </table:table-cell>
          <table:table-cell table:formula="of:=( [.F313] - [.F312] ) / ( 60 / [.$B$2] / 360 )" office:value-type="float" office:value="437.346893777595" calcext:value-type="float">
            <text:p>437.35</text:p>
          </table:table-cell>
          <table:table-cell table:number-columns-repeated="3"/>
          <table:table-cell table:formula="of:=HIPANGLE( [.L$37]; [.M$36]; [.$A313]; [.L$30]; [.L$29]; [.L$27]; [.L$28] )" office:value-type="float" office:value="53.94248657729" calcext:value-type="float">
            <text:p>53.94</text:p>
          </table:table-cell>
          <table:table-cell table:formula="of:=( [.K313] - [.K312] ) / ( 60 / [.$B$2] / 360 )" office:value-type="float" office:value="-132.966857334254" calcext:value-type="float">
            <text:p>-132.97</text:p>
          </table:table-cell>
          <table:table-cell table:formula="of:=( [.L313] - [.L312] ) / ( 60 / [.$B$2] / 360 )" office:value-type="float" office:value="-688.596361779024" calcext:value-type="float">
            <text:p>-688.60</text:p>
          </table:table-cell>
          <table:table-cell table:formula="of:=KNEEANGLE( [.L$37]; [.M$36]; [.$A313]; [.L$30]; [.L$29]; [.L$27]; [.K313] )" office:value-type="float" office:value="95.089960716276" calcext:value-type="float">
            <text:p>95.09</text:p>
          </table:table-cell>
          <table:table-cell table:formula="of:=( [.N313] - [.N312] ) / ( 60 / [.$B$2] / 360 )" office:value-type="float" office:value="-272.990830401481" calcext:value-type="float">
            <text:p>-272.99</text:p>
          </table:table-cell>
          <table:table-cell table:formula="of:=( [.O313] - [.O312] ) / ( 60 / [.$B$2] / 360 )" office:value-type="float" office:value="491.269042803162" calcext:value-type="float">
            <text:p>491.27</text:p>
          </table:table-cell>
          <table:table-cell table:number-columns-repeated="15"/>
        </table:table-row>
        <table:table-row table:style-name="ro1">
          <table:table-cell office:value-type="float" office:value="274" calcext:value-type="float">
            <text:p>274.00</text:p>
          </table:table-cell>
          <table:table-cell table:formula="of:=HIPANGLE( [.B$37]; [.C$36]; [.$A314]; [.B$30]; [.B$29]; [.B$27]; [.B$28] )" office:value-type="float" office:value="55.843776308576" calcext:value-type="float">
            <text:p>55.84</text:p>
          </table:table-cell>
          <table:table-cell table:formula="of:=( [.B314] - [.B313] ) / ( 60 / [.$B$2] / 360 )" office:value-type="float" office:value="-130.913977821469" calcext:value-type="float">
            <text:p>-130.91</text:p>
          </table:table-cell>
          <table:table-cell table:formula="of:=( [.C314] - [.C313] ) / ( 60 / [.$B$2] / 360 )" office:value-type="float" office:value="-695.366131474415" calcext:value-type="float">
            <text:p>-695.37</text:p>
          </table:table-cell>
          <table:table-cell table:formula="of:=KNEEANGLE( [.B$37]; [.C$36]; [.$A314]; [.B$30]; [.B$29]; [.B$27]; [.B314] )" office:value-type="float" office:value="95.1422601526187" calcext:value-type="float">
            <text:p>95.14</text:p>
          </table:table-cell>
          <table:table-cell table:formula="of:=( [.E314] - [.E313] ) / ( 60 / [.$B$2] / 360 )" office:value-type="float" office:value="-272.674825736287" calcext:value-type="float">
            <text:p>-272.67</text:p>
          </table:table-cell>
          <table:table-cell table:formula="of:=( [.F314] - [.F313] ) / ( 60 / [.$B$2] / 360 )" office:value-type="float" office:value="459.473563976735" calcext:value-type="float">
            <text:p>459.47</text:p>
          </table:table-cell>
          <table:table-cell table:number-columns-repeated="3"/>
          <table:table-cell table:formula="of:=HIPANGLE( [.L$37]; [.M$36]; [.$A314]; [.L$30]; [.L$29]; [.L$27]; [.L$28] )" office:value-type="float" office:value="53.6435877276668" calcext:value-type="float">
            <text:p>53.64</text:p>
          </table:table-cell>
          <table:table-cell table:formula="of:=( [.K314] - [.K313] ) / ( 60 / [.$B$2] / 360 )" office:value-type="float" office:value="-134.504482330449" calcext:value-type="float">
            <text:p>-134.50</text:p>
          </table:table-cell>
          <table:table-cell table:formula="of:=( [.L314] - [.L313] ) / ( 60 / [.$B$2] / 360 )" office:value-type="float" office:value="-691.93124828806" calcext:value-type="float">
            <text:p>-691.93</text:p>
          </table:table-cell>
          <table:table-cell table:formula="of:=KNEEANGLE( [.L$37]; [.M$36]; [.$A314]; [.L$30]; [.L$29]; [.L$27]; [.K314] )" office:value-type="float" office:value="94.4858498023535" calcext:value-type="float">
            <text:p>94.49</text:p>
          </table:table-cell>
          <table:table-cell table:formula="of:=( [.N314] - [.N313] ) / ( 60 / [.$B$2] / 360 )" office:value-type="float" office:value="-271.849911265111" calcext:value-type="float">
            <text:p>-271.85</text:p>
          </table:table-cell>
          <table:table-cell table:formula="of:=( [.O314] - [.O313] ) / ( 60 / [.$B$2] / 360 )" office:value-type="float" office:value="513.41361136636" calcext:value-type="float">
            <text:p>513.41</text:p>
          </table:table-cell>
          <table:table-cell table:number-columns-repeated="15"/>
        </table:table-row>
        <table:table-row table:style-name="ro1">
          <table:table-cell office:value-type="float" office:value="275" calcext:value-type="float">
            <text:p>275.00</text:p>
          </table:table-cell>
          <table:table-cell table:formula="of:=HIPANGLE( [.B$37]; [.C$36]; [.$A315]; [.B$30]; [.B$29]; [.B$27]; [.B$28] )" office:value-type="float" office:value="55.5494058725544" calcext:value-type="float">
            <text:p>55.55</text:p>
          </table:table-cell>
          <table:table-cell table:formula="of:=( [.B315] - [.B314] ) / ( 60 / [.$B$2] / 360 )" office:value-type="float" office:value="-132.466696209746" calcext:value-type="float">
            <text:p>-132.47</text:p>
          </table:table-cell>
          <table:table-cell table:formula="of:=( [.C315] - [.C314] ) / ( 60 / [.$B$2] / 360 )" office:value-type="float" office:value="-698.723274724849" calcext:value-type="float">
            <text:p>-698.72</text:p>
          </table:table-cell>
          <table:table-cell table:formula="of:=KNEEANGLE( [.B$37]; [.C$36]; [.$A315]; [.B$30]; [.B$29]; [.B$27]; [.B315] )" office:value-type="float" office:value="94.5386948895825" calcext:value-type="float">
            <text:p>94.54</text:p>
          </table:table-cell>
          <table:table-cell table:formula="of:=( [.E315] - [.E314] ) / ( 60 / [.$B$2] / 360 )" office:value-type="float" office:value="-271.60436836631" calcext:value-type="float">
            <text:p>-271.60</text:p>
          </table:table-cell>
          <table:table-cell table:formula="of:=( [.F315] - [.F314] ) / ( 60 / [.$B$2] / 360 )" office:value-type="float" office:value="481.705816489608" calcext:value-type="float">
            <text:p>481.71</text:p>
          </table:table-cell>
          <table:table-cell table:number-columns-repeated="3"/>
          <table:table-cell table:formula="of:=HIPANGLE( [.L$37]; [.M$36]; [.$A315]; [.L$30]; [.L$29]; [.L$27]; [.L$28] )" office:value-type="float" office:value="53.3412556455495" calcext:value-type="float">
            <text:p>53.34</text:p>
          </table:table-cell>
          <table:table-cell table:formula="of:=( [.K315] - [.K314] ) / ( 60 / [.$B$2] / 360 )" office:value-type="float" office:value="-136.04943695277" calcext:value-type="float">
            <text:p>-136.05</text:p>
          </table:table-cell>
          <table:table-cell table:formula="of:=( [.L315] - [.L314] ) / ( 60 / [.$B$2] / 360 )" office:value-type="float" office:value="-695.229580044412" calcext:value-type="float">
            <text:p>-695.23</text:p>
          </table:table-cell>
          <table:table-cell table:formula="of:=KNEEANGLE( [.L$37]; [.M$36]; [.$A315]; [.L$30]; [.L$29]; [.L$27]; [.K315] )" office:value-type="float" office:value="93.884384272924" calcext:value-type="float">
            <text:p>93.88</text:p>
          </table:table-cell>
          <table:table-cell table:formula="of:=( [.N315] - [.N314] ) / ( 60 / [.$B$2] / 360 )" office:value-type="float" office:value="-270.659488243296" calcext:value-type="float">
            <text:p>-270.66</text:p>
          </table:table-cell>
          <table:table-cell table:formula="of:=( [.O315] - [.O314] ) / ( 60 / [.$B$2] / 360 )" office:value-type="float" office:value="535.690359816741" calcext:value-type="float">
            <text:p>535.69</text:p>
          </table:table-cell>
          <table:table-cell table:number-columns-repeated="15"/>
        </table:table-row>
        <table:table-row table:style-name="ro1">
          <table:table-cell office:value-type="float" office:value="276" calcext:value-type="float">
            <text:p>276.00</text:p>
          </table:table-cell>
          <table:table-cell table:formula="of:=HIPANGLE( [.B$37]; [.C$36]; [.$A316]; [.B$30]; [.B$29]; [.B$27]; [.B$28] )" office:value-type="float" office:value="55.251568455033" calcext:value-type="float">
            <text:p>55.25</text:p>
          </table:table-cell>
          <table:table-cell table:formula="of:=( [.B316] - [.B315] ) / ( 60 / [.$B$2] / 360 )" office:value-type="float" office:value="-134.026837884617" calcext:value-type="float">
            <text:p>-134.03</text:p>
          </table:table-cell>
          <table:table-cell table:formula="of:=( [.C316] - [.C315] ) / ( 60 / [.$B$2] / 360 )" office:value-type="float" office:value="-702.063753691888" calcext:value-type="float">
            <text:p>-702.06</text:p>
          </table:table-cell>
          <table:table-cell table:formula="of:=KNEEANGLE( [.B$37]; [.C$36]; [.$A316]; [.B$30]; [.B$29]; [.B$27]; [.B316] )" office:value-type="float" office:value="93.9376187942564" calcext:value-type="float">
            <text:p>93.94</text:p>
          </table:table-cell>
          <table:table-cell table:formula="of:=( [.E316] - [.E315] ) / ( 60 / [.$B$2] / 360 )" office:value-type="float" office:value="-270.484242896748" calcext:value-type="float">
            <text:p>-270.48</text:p>
          </table:table-cell>
          <table:table-cell table:formula="of:=( [.F316] - [.F315] ) / ( 60 / [.$B$2] / 360 )" office:value-type="float" office:value="504.056461302937" calcext:value-type="float">
            <text:p>504.06</text:p>
          </table:table-cell>
          <table:table-cell table:number-columns-repeated="3"/>
          <table:table-cell table:formula="of:=HIPANGLE( [.L$37]; [.M$36]; [.$A316]; [.L$30]; [.L$29]; [.L$27]; [.L$28] )" office:value-type="float" office:value="53.0354743150911" calcext:value-type="float">
            <text:p>53.04</text:p>
          </table:table-cell>
          <table:table-cell table:formula="of:=( [.K316] - [.K315] ) / ( 60 / [.$B$2] / 360 )" office:value-type="float" office:value="-137.6015987063" calcext:value-type="float">
            <text:p>-137.60</text:p>
          </table:table-cell>
          <table:table-cell table:formula="of:=( [.L316] - [.L315] ) / ( 60 / [.$B$2] / 360 )" office:value-type="float" office:value="-698.47278908829" calcext:value-type="float">
            <text:p>-698.47</text:p>
          </table:table-cell>
          <table:table-cell table:formula="of:=KNEEANGLE( [.L$37]; [.M$36]; [.$A316]; [.L$30]; [.L$29]; [.L$27]; [.K316] )" office:value-type="float" office:value="93.2856748482279" calcext:value-type="float">
            <text:p>93.29</text:p>
          </table:table-cell>
          <table:table-cell table:formula="of:=( [.N316] - [.N315] ) / ( 60 / [.$B$2] / 360 )" office:value-type="float" office:value="-269.419241113237" calcext:value-type="float">
            <text:p>-269.42</text:p>
          </table:table-cell>
          <table:table-cell table:formula="of:=( [.O316] - [.O315] ) / ( 60 / [.$B$2] / 360 )" office:value-type="float" office:value="558.111208526526" calcext:value-type="float">
            <text:p>558.11</text:p>
          </table:table-cell>
          <table:table-cell table:number-columns-repeated="15"/>
        </table:table-row>
        <table:table-row table:style-name="ro1">
          <table:table-cell office:value-type="float" office:value="277" calcext:value-type="float">
            <text:p>277.00</text:p>
          </table:table-cell>
          <table:table-cell table:formula="of:=HIPANGLE( [.B$37]; [.C$36]; [.$A317]; [.B$30]; [.B$29]; [.B$27]; [.B$28] )" office:value-type="float" office:value="54.9502477312661" calcext:value-type="float">
            <text:p>54.95</text:p>
          </table:table-cell>
          <table:table-cell table:formula="of:=( [.B317] - [.B316] ) / ( 60 / [.$B$2] / 360 )" office:value-type="float" office:value="-135.59432569513" calcext:value-type="float">
            <text:p>-135.59</text:p>
          </table:table-cell>
          <table:table-cell table:formula="of:=( [.C317] - [.C316] ) / ( 60 / [.$B$2] / 360 )" office:value-type="float" office:value="-705.369514730876" calcext:value-type="float">
            <text:p>-705.37</text:p>
          </table:table-cell>
          <table:table-cell table:formula="of:=KNEEANGLE( [.B$37]; [.C$36]; [.$A317]; [.B$30]; [.B$29]; [.B$27]; [.B317] )" office:value-type="float" office:value="93.3391428860394" calcext:value-type="float">
            <text:p>93.34</text:p>
          </table:table-cell>
          <table:table-cell table:formula="of:=( [.E317] - [.E316] ) / ( 60 / [.$B$2] / 360 )" office:value-type="float" office:value="-269.314158697642" calcext:value-type="float">
            <text:p>-269.31</text:p>
          </table:table-cell>
          <table:table-cell table:formula="of:=( [.F317] - [.F316] ) / ( 60 / [.$B$2] / 360 )" office:value-type="float" office:value="526.537889597591" calcext:value-type="float">
            <text:p>526.54</text:p>
          </table:table-cell>
          <table:table-cell table:number-columns-repeated="3"/>
          <table:table-cell table:formula="of:=HIPANGLE( [.L$37]; [.M$36]; [.$A317]; [.L$30]; [.L$29]; [.L$27]; [.L$28] )" office:value-type="float" office:value="52.7262280877627" calcext:value-type="float">
            <text:p>52.73</text:p>
          </table:table-cell>
          <table:table-cell table:formula="of:=( [.K317] - [.K316] ) / ( 60 / [.$B$2] / 360 )" office:value-type="float" office:value="-139.160802297749" calcext:value-type="float">
            <text:p>-139.16</text:p>
          </table:table-cell>
          <table:table-cell table:formula="of:=( [.L317] - [.L316] ) / ( 60 / [.$B$2] / 360 )" office:value-type="float" office:value="-701.641616151925" calcext:value-type="float">
            <text:p>-701.64</text:p>
          </table:table-cell>
          <table:table-cell table:formula="of:=KNEEANGLE( [.L$37]; [.M$36]; [.$A317]; [.L$30]; [.L$29]; [.L$27]; [.K317] )" office:value-type="float" office:value="92.6898330168193" calcext:value-type="float">
            <text:p>92.69</text:p>
          </table:table-cell>
          <table:table-cell table:formula="of:=( [.N317] - [.N316] ) / ( 60 / [.$B$2] / 360 )" office:value-type="float" office:value="-268.12882413386" calcext:value-type="float">
            <text:p>-268.13</text:p>
          </table:table-cell>
          <table:table-cell table:formula="of:=( [.O317] - [.O316] ) / ( 60 / [.$B$2] / 360 )" office:value-type="float" office:value="580.687640719688" calcext:value-type="float">
            <text:p>580.69</text:p>
          </table:table-cell>
          <table:table-cell table:number-columns-repeated="15"/>
        </table:table-row>
        <table:table-row table:style-name="ro1">
          <table:table-cell office:value-type="float" office:value="278" calcext:value-type="float">
            <text:p>278.00</text:p>
          </table:table-cell>
          <table:table-cell table:formula="of:=HIPANGLE( [.B$37]; [.C$36]; [.$A318]; [.B$30]; [.B$29]; [.B$27]; [.B$28] )" office:value-type="float" office:value="54.645427640422" calcext:value-type="float">
            <text:p>54.65</text:p>
          </table:table-cell>
          <table:table-cell table:formula="of:=( [.B318] - [.B317] ) / ( 60 / [.$B$2] / 360 )" office:value-type="float" office:value="-137.16904087983" calcext:value-type="float">
            <text:p>-137.17</text:p>
          </table:table-cell>
          <table:table-cell table:formula="of:=( [.C318] - [.C317] ) / ( 60 / [.$B$2] / 360 )" office:value-type="float" office:value="-708.621833115082" calcext:value-type="float">
            <text:p>-708.62</text:p>
          </table:table-cell>
          <table:table-cell table:formula="of:=KNEEANGLE( [.B$37]; [.C$36]; [.$A318]; [.B$30]; [.B$29]; [.B$27]; [.B318] )" office:value-type="float" office:value="92.7433788892697" calcext:value-type="float">
            <text:p>92.74</text:p>
          </table:table-cell>
          <table:table-cell table:formula="of:=( [.E318] - [.E317] ) / ( 60 / [.$B$2] / 360 )" office:value-type="float" office:value="-268.093798546361" calcext:value-type="float">
            <text:p>-268.09</text:p>
          </table:table-cell>
          <table:table-cell table:formula="of:=( [.F318] - [.F317] ) / ( 60 / [.$B$2] / 360 )" office:value-type="float" office:value="549.162068076706" calcext:value-type="float">
            <text:p>549.16</text:p>
          </table:table-cell>
          <table:table-cell table:number-columns-repeated="3"/>
          <table:table-cell table:formula="of:=HIPANGLE( [.L$37]; [.M$36]; [.$A318]; [.L$30]; [.L$29]; [.L$27]; [.L$28] )" office:value-type="float" office:value="52.4135017810515" calcext:value-type="float">
            <text:p>52.41</text:p>
          </table:table-cell>
          <table:table-cell table:formula="of:=( [.K318] - [.K317] ) / ( 60 / [.$B$2] / 360 )" office:value-type="float" office:value="-140.726838020068" calcext:value-type="float">
            <text:p>-140.73</text:p>
          </table:table-cell>
          <table:table-cell table:formula="of:=( [.L318] - [.L317] ) / ( 60 / [.$B$2] / 360 )" office:value-type="float" office:value="-704.716075043723" calcext:value-type="float">
            <text:p>-704.72</text:p>
          </table:table-cell>
          <table:table-cell table:formula="of:=KNEEANGLE( [.L$37]; [.M$36]; [.$A318]; [.L$30]; [.L$29]; [.L$27]; [.K318] )" office:value-type="float" office:value="92.096971090071" calcext:value-type="float">
            <text:p>92.10</text:p>
          </table:table-cell>
          <table:table-cell table:formula="of:=( [.N318] - [.N317] ) / ( 60 / [.$B$2] / 360 )" office:value-type="float" office:value="-266.787867036766" calcext:value-type="float">
            <text:p>-266.79</text:p>
          </table:table-cell>
          <table:table-cell table:formula="of:=( [.O318] - [.O317] ) / ( 60 / [.$B$2] / 360 )" office:value-type="float" office:value="603.430693692104" calcext:value-type="float">
            <text:p>603.43</text:p>
          </table:table-cell>
          <table:table-cell table:number-columns-repeated="15"/>
        </table:table-row>
        <table:table-row table:style-name="ro1">
          <table:table-cell office:value-type="float" office:value="279" calcext:value-type="float">
            <text:p>279.00</text:p>
          </table:table-cell>
          <table:table-cell table:formula="of:=HIPANGLE( [.B$37]; [.C$36]; [.$A319]; [.B$30]; [.B$29]; [.B$27]; [.B$28] )" office:value-type="float" office:value="54.3370924815469" calcext:value-type="float">
            <text:p>54.34</text:p>
          </table:table-cell>
          <table:table-cell table:formula="of:=( [.B319] - [.B318] ) / ( 60 / [.$B$2] / 360 )" office:value-type="float" office:value="-138.750821493777" calcext:value-type="float">
            <text:p>-138.75</text:p>
          </table:table-cell>
          <table:table-cell table:formula="of:=( [.C319] - [.C318] ) / ( 60 / [.$B$2] / 360 )" office:value-type="float" office:value="-711.801276275992" calcext:value-type="float">
            <text:p>-711.80</text:p>
          </table:table-cell>
          <table:table-cell table:formula="of:=KNEEANGLE( [.B$37]; [.C$36]; [.$A319]; [.B$30]; [.B$29]; [.B$27]; [.B319] )" office:value-type="float" office:value="92.1504392901879" calcext:value-type="float">
            <text:p>92.15</text:p>
          </table:table-cell>
          <table:table-cell table:formula="of:=( [.E319] - [.E318] ) / ( 60 / [.$B$2] / 360 )" office:value-type="float" office:value="-266.822819586798" calcext:value-type="float">
            <text:p>-266.82</text:p>
          </table:table-cell>
          <table:table-cell table:formula="of:=( [.F319] - [.F318] ) / ( 60 / [.$B$2] / 360 )" office:value-type="float" office:value="571.940531803156" calcext:value-type="float">
            <text:p>571.94</text:p>
          </table:table-cell>
          <table:table-cell table:number-columns-repeated="3"/>
          <table:table-cell table:formula="of:=HIPANGLE( [.L$37]; [.M$36]; [.$A319]; [.L$30]; [.L$29]; [.L$27]; [.L$28] )" office:value-type="float" office:value="52.0972807809209" calcext:value-type="float">
            <text:p>52.10</text:p>
          </table:table-cell>
          <table:table-cell table:formula="of:=( [.K319] - [.K318] ) / ( 60 / [.$B$2] / 360 )" office:value-type="float" office:value="-142.299450058756" calcext:value-type="float">
            <text:p>-142.30</text:p>
          </table:table-cell>
          <table:table-cell table:formula="of:=( [.L319] - [.L318] ) / ( 60 / [.$B$2] / 360 )" office:value-type="float" office:value="-707.67541740943" calcext:value-type="float">
            <text:p>-707.68</text:p>
          </table:table-cell>
          <table:table-cell table:formula="of:=KNEEANGLE( [.L$37]; [.M$36]; [.$A319]; [.L$30]; [.L$29]; [.L$27]; [.K319] )" office:value-type="float" office:value="91.5072022544287" calcext:value-type="float">
            <text:p>91.51</text:p>
          </table:table-cell>
          <table:table-cell table:formula="of:=( [.N319] - [.N318] ) / ( 60 / [.$B$2] / 360 )" office:value-type="float" office:value="-265.395976039011" calcext:value-type="float">
            <text:p>-265.40</text:p>
          </table:table-cell>
          <table:table-cell table:formula="of:=( [.O319] - [.O318] ) / ( 60 / [.$B$2] / 360 )" office:value-type="float" office:value="626.350948989986" calcext:value-type="float">
            <text:p>626.35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.00</text:p>
          </table:table-cell>
          <table:table-cell table:formula="of:=HIPANGLE( [.B$37]; [.C$36]; [.$A320]; [.B$30]; [.B$29]; [.B$27]; [.B$28] )" office:value-type="float" office:value="54.0252270132014" calcext:value-type="float">
            <text:p>54.03</text:p>
          </table:table-cell>
          <table:table-cell table:formula="of:=( [.B320] - [.B319] ) / ( 60 / [.$B$2] / 360 )" office:value-type="float" office:value="-140.339460755508" calcext:value-type="float">
            <text:p>-140.34</text:p>
          </table:table-cell>
          <table:table-cell table:formula="of:=( [.C320] - [.C319] ) / ( 60 / [.$B$2] / 360 )" office:value-type="float" office:value="-714.887667778837" calcext:value-type="float">
            <text:p>-714.89</text:p>
          </table:table-cell>
          <table:table-cell table:formula="of:=KNEEANGLE( [.B$37]; [.C$36]; [.$A320]; [.B$30]; [.B$29]; [.B$27]; [.B320] )" office:value-type="float" office:value="91.5604373917229" calcext:value-type="float">
            <text:p>91.56</text:p>
          </table:table-cell>
          <table:table-cell table:formula="of:=( [.E320] - [.E319] ) / ( 60 / [.$B$2] / 360 )" office:value-type="float" office:value="-265.500854309271" calcext:value-type="float">
            <text:p>-265.50</text:p>
          </table:table-cell>
          <table:table-cell table:formula="of:=( [.F320] - [.F319] ) / ( 60 / [.$B$2] / 360 )" office:value-type="float" office:value="594.884374887124" calcext:value-type="float">
            <text:p>594.88</text:p>
          </table:table-cell>
          <table:table-cell table:number-columns-repeated="3"/>
          <table:table-cell table:formula="of:=HIPANGLE( [.L$37]; [.M$36]; [.$A320]; [.L$30]; [.L$29]; [.L$27]; [.L$28] )" office:value-type="float" office:value="51.7775511482035" calcext:value-type="float">
            <text:p>51.78</text:p>
          </table:table-cell>
          <table:table-cell table:formula="of:=( [.K320] - [.K319] ) / ( 60 / [.$B$2] / 360 )" office:value-type="float" office:value="-143.878334722842" calcext:value-type="float">
            <text:p>-143.88</text:p>
          </table:table-cell>
          <table:table-cell table:formula="of:=( [.L320] - [.L319] ) / ( 60 / [.$B$2] / 360 )" office:value-type="float" office:value="-710.49809883867" calcext:value-type="float">
            <text:p>-710.50</text:p>
          </table:table-cell>
          <table:table-cell table:formula="of:=KNEEANGLE( [.L$37]; [.M$36]; [.$A320]; [.L$30]; [.L$29]; [.L$27]; [.K320] )" office:value-type="float" office:value="90.9206406213531" calcext:value-type="float">
            <text:p>90.92</text:p>
          </table:table-cell>
          <table:table-cell table:formula="of:=( [.N320] - [.N319] ) / ( 60 / [.$B$2] / 360 )" office:value-type="float" office:value="-263.952734884041" calcext:value-type="float">
            <text:p>-263.95</text:p>
          </table:table-cell>
          <table:table-cell table:formula="of:=( [.O320] - [.O319] ) / ( 60 / [.$B$2] / 360 )" office:value-type="float" office:value="649.458519736422" calcext:value-type="float">
            <text:p>649.46</text:p>
          </table:table-cell>
          <table:table-cell table:number-columns-repeated="15"/>
        </table:table-row>
        <table:table-row table:style-name="ro1">
          <table:table-cell office:value-type="float" office:value="281" calcext:value-type="float">
            <text:p>281.00</text:p>
          </table:table-cell>
          <table:table-cell table:formula="of:=HIPANGLE( [.B$37]; [.C$36]; [.$A321]; [.B$30]; [.B$29]; [.B$27]; [.B$28] )" office:value-type="float" office:value="53.7098165569449" calcext:value-type="float">
            <text:p>53.71</text:p>
          </table:table-cell>
          <table:table-cell table:formula="of:=( [.B321] - [.B320] ) / ( 60 / [.$B$2] / 360 )" office:value-type="float" office:value="-141.934705315419" calcext:value-type="float">
            <text:p>-141.93</text:p>
          </table:table-cell>
          <table:table-cell table:formula="of:=( [.C321] - [.C320] ) / ( 60 / [.$B$2] / 360 )" office:value-type="float" office:value="-717.860051960031" calcext:value-type="float">
            <text:p>-717.86</text:p>
          </table:table-cell>
          <table:table-cell table:formula="of:=KNEEANGLE( [.B$37]; [.C$36]; [.$A321]; [.B$30]; [.B$29]; [.B$27]; [.B321] )" office:value-type="float" office:value="90.9734873660442" calcext:value-type="float">
            <text:p>90.97</text:p>
          </table:table-cell>
          <table:table-cell table:formula="of:=( [.E321] - [.E320] ) / ( 60 / [.$B$2] / 360 )" office:value-type="float" office:value="-264.127511555397" calcext:value-type="float">
            <text:p>-264.13</text:p>
          </table:table-cell>
          <table:table-cell table:formula="of:=( [.F321] - [.F320] ) / ( 60 / [.$B$2] / 360 )" office:value-type="float" office:value="618.004239243248" calcext:value-type="float">
            <text:p>618.00</text:p>
          </table:table-cell>
          <table:table-cell table:number-columns-repeated="3"/>
          <table:table-cell table:formula="of:=HIPANGLE( [.L$37]; [.M$36]; [.$A321]; [.L$30]; [.L$29]; [.L$27]; [.L$28] )" office:value-type="float" office:value="51.4542997290867" calcext:value-type="float">
            <text:p>51.45</text:p>
          </table:table-cell>
          <table:table-cell table:formula="of:=( [.K321] - [.K320] ) / ( 60 / [.$B$2] / 360 )" office:value-type="float" office:value="-145.463138602564" calcext:value-type="float">
            <text:p>-145.46</text:p>
          </table:table-cell>
          <table:table-cell table:formula="of:=( [.L321] - [.L320] ) / ( 60 / [.$B$2] / 360 )" office:value-type="float" office:value="-713.161745874895" calcext:value-type="float">
            <text:p>-713.16</text:p>
          </table:table-cell>
          <table:table-cell table:formula="of:=KNEEANGLE( [.L$37]; [.M$36]; [.$A321]; [.L$30]; [.L$29]; [.L$27]; [.K321] )" office:value-type="float" office:value="90.3374012748771" calcext:value-type="float">
            <text:p>90.34</text:p>
          </table:table-cell>
          <table:table-cell table:formula="of:=( [.N321] - [.N320] ) / ( 60 / [.$B$2] / 360 )" office:value-type="float" office:value="-262.457705914184" calcext:value-type="float">
            <text:p>-262.46</text:p>
          </table:table-cell>
          <table:table-cell table:formula="of:=( [.O321] - [.O320] ) / ( 60 / [.$B$2] / 360 )" office:value-type="float" office:value="672.763036435882" calcext:value-type="float">
            <text:p>672.76</text:p>
          </table:table-cell>
          <table:table-cell table:number-columns-repeated="15"/>
        </table:table-row>
        <table:table-row table:style-name="ro1">
          <table:table-cell office:value-type="float" office:value="282" calcext:value-type="float">
            <text:p>282.00</text:p>
          </table:table-cell>
          <table:table-cell table:formula="of:=HIPANGLE( [.B$37]; [.C$36]; [.$A322]; [.B$30]; [.B$29]; [.B$27]; [.B$28] )" office:value-type="float" office:value="53.3908471048397" calcext:value-type="float">
            <text:p>53.39</text:p>
          </table:table-cell>
          <table:table-cell table:formula="of:=( [.B322] - [.B321] ) / ( 60 / [.$B$2] / 360 )" office:value-type="float" office:value="-143.536253447318" calcext:value-type="float">
            <text:p>-143.54</text:p>
          </table:table-cell>
          <table:table-cell table:formula="of:=( [.C322] - [.C321] ) / ( 60 / [.$B$2] / 360 )" office:value-type="float" office:value="-720.696659354445" calcext:value-type="float">
            <text:p>-720.70</text:p>
          </table:table-cell>
          <table:table-cell table:formula="of:=KNEEANGLE( [.B$37]; [.C$36]; [.$A322]; [.B$30]; [.B$29]; [.B$27]; [.B322] )" office:value-type="float" office:value="90.3897043048181" calcext:value-type="float">
            <text:p>90.39</text:p>
          </table:table-cell>
          <table:table-cell table:formula="of:=( [.E322] - [.E321] ) / ( 60 / [.$B$2] / 360 )" office:value-type="float" office:value="-262.70237755172" calcext:value-type="float">
            <text:p>-262.70</text:p>
          </table:table-cell>
          <table:table-cell table:formula="of:=( [.F322] - [.F321] ) / ( 60 / [.$B$2] / 360 )" office:value-type="float" office:value="641.310301655054" calcext:value-type="float">
            <text:p>641.31</text:p>
          </table:table-cell>
          <table:table-cell table:number-columns-repeated="3"/>
          <table:table-cell table:formula="of:=HIPANGLE( [.L$37]; [.M$36]; [.$A322]; [.L$30]; [.L$29]; [.L$27]; [.L$28] )" office:value-type="float" office:value="51.1275142698485" calcext:value-type="float">
            <text:p>51.13</text:p>
          </table:table-cell>
          <table:table-cell table:formula="of:=( [.K322] - [.K321] ) / ( 60 / [.$B$2] / 360 )" office:value-type="float" office:value="-147.053456657181" calcext:value-type="float">
            <text:p>-147.05</text:p>
          </table:table-cell>
          <table:table-cell table:formula="of:=( [.L322] - [.L321] ) / ( 60 / [.$B$2] / 360 )" office:value-type="float" office:value="-715.643124578034" calcext:value-type="float">
            <text:p>-715.64</text:p>
          </table:table-cell>
          <table:table-cell table:formula="of:=KNEEANGLE( [.L$37]; [.M$36]; [.$A322]; [.L$30]; [.L$29]; [.L$27]; [.K322] )" office:value-type="float" office:value="89.7576003166997" calcext:value-type="float">
            <text:p>89.76</text:p>
          </table:table-cell>
          <table:table-cell table:formula="of:=( [.N322] - [.N321] ) / ( 60 / [.$B$2] / 360 )" office:value-type="float" office:value="-260.91043117983" calcext:value-type="float">
            <text:p>-260.91</text:p>
          </table:table-cell>
          <table:table-cell table:formula="of:=( [.O322] - [.O321] ) / ( 60 / [.$B$2] / 360 )" office:value-type="float" office:value="696.273630458867" calcext:value-type="float">
            <text:p>696.27</text:p>
          </table:table-cell>
          <table:table-cell table:number-columns-repeated="15"/>
        </table:table-row>
        <table:table-row table:style-name="ro1">
          <table:table-cell office:value-type="float" office:value="283" calcext:value-type="float">
            <text:p>283.00</text:p>
          </table:table-cell>
          <table:table-cell table:formula="of:=HIPANGLE( [.B$37]; [.C$36]; [.$A323]; [.B$30]; [.B$29]; [.B$27]; [.B$28] )" office:value-type="float" office:value="53.0683054311371" calcext:value-type="float">
            <text:p>53.07</text:p>
          </table:table-cell>
          <table:table-cell table:formula="of:=( [.B323] - [.B322] ) / ( 60 / [.$B$2] / 360 )" office:value-type="float" office:value="-145.143753166187" calcext:value-type="float">
            <text:p>-145.14</text:p>
          </table:table-cell>
          <table:table-cell table:formula="of:=( [.C323] - [.C322] ) / ( 60 / [.$B$2] / 360 )" office:value-type="float" office:value="-723.374873491156" calcext:value-type="float">
            <text:p>-723.37</text:p>
          </table:table-cell>
          <table:table-cell table:formula="of:=KNEEANGLE( [.B$37]; [.C$36]; [.$A323]; [.B$30]; [.B$29]; [.B$27]; [.B323] )" office:value-type="float" office:value="89.8092042670906" calcext:value-type="float">
            <text:p>89.81</text:p>
          </table:table-cell>
          <table:table-cell table:formula="of:=( [.E323] - [.E322] ) / ( 60 / [.$B$2] / 360 )" office:value-type="float" office:value="-261.225016977383" calcext:value-type="float">
            <text:p>-261.23</text:p>
          </table:table-cell>
          <table:table-cell table:formula="of:=( [.F323] - [.F322] ) / ( 60 / [.$B$2] / 360 )" office:value-type="float" office:value="664.812258451425" calcext:value-type="float">
            <text:p>664.81</text:p>
          </table:table-cell>
          <table:table-cell table:number-columns-repeated="3"/>
          <table:table-cell table:formula="of:=HIPANGLE( [.L$37]; [.M$36]; [.$A323]; [.L$30]; [.L$29]; [.L$27]; [.L$28] )" office:value-type="float" office:value="50.7971835359898" calcext:value-type="float">
            <text:p>50.80</text:p>
          </table:table-cell>
          <table:table-cell table:formula="of:=( [.K323] - [.K322] ) / ( 60 / [.$B$2] / 360 )" office:value-type="float" office:value="-148.648830236422" calcext:value-type="float">
            <text:p>-148.65</text:p>
          </table:table-cell>
          <table:table-cell table:formula="of:=( [.L323] - [.L322] ) / ( 60 / [.$B$2] / 360 )" office:value-type="float" office:value="-717.91811065836" calcext:value-type="float">
            <text:p>-717.92</text:p>
          </table:table-cell>
          <table:table-cell table:formula="of:=KNEEANGLE( [.L$37]; [.M$36]; [.$A323]; [.L$30]; [.L$29]; [.L$27]; [.K323] )" office:value-type="float" office:value="89.1813549087232" calcext:value-type="float">
            <text:p>89.18</text:p>
          </table:table-cell>
          <table:table-cell table:formula="of:=( [.N323] - [.N322] ) / ( 60 / [.$B$2] / 360 )" office:value-type="float" office:value="-259.310433589419" calcext:value-type="float">
            <text:p>-259.31</text:p>
          </table:table-cell>
          <table:table-cell table:formula="of:=( [.O323] - [.O322] ) / ( 60 / [.$B$2] / 360 )" office:value-type="float" office:value="719.99891568519" calcext:value-type="float">
            <text:p>720.00</text:p>
          </table:table-cell>
          <table:table-cell table:number-columns-repeated="15"/>
        </table:table-row>
        <table:table-row table:style-name="ro1">
          <table:table-cell office:value-type="float" office:value="284" calcext:value-type="float">
            <text:p>284.00</text:p>
          </table:table-cell>
          <table:table-cell table:formula="of:=HIPANGLE( [.B$37]; [.C$36]; [.$A324]; [.B$30]; [.B$29]; [.B$27]; [.B$28] )" office:value-type="float" office:value="52.7421792083036" calcext:value-type="float">
            <text:p>52.74</text:p>
          </table:table-cell>
          <table:table-cell table:formula="of:=( [.B324] - [.B323] ) / ( 60 / [.$B$2] / 360 )" office:value-type="float" office:value="-146.756800275088" calcext:value-type="float">
            <text:p>-146.76</text:p>
          </table:table-cell>
          <table:table-cell table:formula="of:=( [.C324] - [.C323] ) / ( 60 / [.$B$2] / 360 )" office:value-type="float" office:value="-725.87119900561" calcext:value-type="float">
            <text:p>-725.87</text:p>
          </table:table-cell>
          <table:table-cell table:formula="of:=KNEEANGLE( [.B$37]; [.C$36]; [.$A324]; [.B$30]; [.B$29]; [.B$27]; [.B324] )" office:value-type="float" office:value="89.2321043247127" calcext:value-type="float">
            <text:p>89.23</text:p>
          </table:table-cell>
          <table:table-cell table:formula="of:=( [.E324] - [.E323] ) / ( 60 / [.$B$2] / 360 )" office:value-type="float" office:value="-259.694974070067" calcext:value-type="float">
            <text:p>-259.69</text:p>
          </table:table-cell>
          <table:table-cell table:formula="of:=( [.F324] - [.F323] ) / ( 60 / [.$B$2] / 360 )" office:value-type="float" office:value="688.519308292067" calcext:value-type="float">
            <text:p>688.52</text:p>
          </table:table-cell>
          <table:table-cell table:number-columns-repeated="3"/>
          <table:table-cell table:formula="of:=HIPANGLE( [.L$37]; [.M$36]; [.$A324]; [.L$30]; [.L$29]; [.L$27]; [.L$28] )" office:value-type="float" office:value="50.4632974359008" calcext:value-type="float">
            <text:p>50.46</text:p>
          </table:table-cell>
          <table:table-cell table:formula="of:=( [.K324] - [.K323] ) / ( 60 / [.$B$2] / 360 )" office:value-type="float" office:value="-150.248745040048" calcext:value-type="float">
            <text:p>-150.25</text:p>
          </table:table-cell>
          <table:table-cell table:formula="of:=( [.L324] - [.L323] ) / ( 60 / [.$B$2] / 360 )" office:value-type="float" office:value="-719.961661631767" calcext:value-type="float">
            <text:p>-719.96</text:p>
          </table:table-cell>
          <table:table-cell table:formula="of:=KNEEANGLE( [.L$37]; [.M$36]; [.$A324]; [.L$30]; [.L$29]; [.L$27]; [.K324] )" office:value-type="float" office:value="88.6087833129336" calcext:value-type="float">
            <text:p>88.61</text:p>
          </table:table-cell>
          <table:table-cell table:formula="of:=( [.N324] - [.N323] ) / ( 60 / [.$B$2] / 360 )" office:value-type="float" office:value="-257.657218105312" calcext:value-type="float">
            <text:p>-257.66</text:p>
          </table:table-cell>
          <table:table-cell table:formula="of:=( [.O324] - [.O323] ) / ( 60 / [.$B$2] / 360 )" office:value-type="float" office:value="743.946967847981" calcext:value-type="float">
            <text:p>743.95</text:p>
          </table:table-cell>
          <table:table-cell table:number-columns-repeated="15"/>
        </table:table-row>
        <table:table-row table:style-name="ro1">
          <table:table-cell office:value-type="float" office:value="285" calcext:value-type="float">
            <text:p>285.00</text:p>
          </table:table-cell>
          <table:table-cell table:formula="of:=HIPANGLE( [.B$37]; [.C$36]; [.$A325]; [.B$30]; [.B$29]; [.B$27]; [.B$28] )" office:value-type="float" office:value="52.412457127538" calcext:value-type="float">
            <text:p>52.41</text:p>
          </table:table-cell>
          <table:table-cell table:formula="of:=( [.B325] - [.B324] ) / ( 60 / [.$B$2] / 360 )" office:value-type="float" office:value="-148.37493634451" calcext:value-type="float">
            <text:p>-148.37</text:p>
          </table:table-cell>
          <table:table-cell table:formula="of:=( [.C325] - [.C324] ) / ( 60 / [.$B$2] / 360 )" office:value-type="float" office:value="-728.161231239686" calcext:value-type="float">
            <text:p>-728.16</text:p>
          </table:table-cell>
          <table:table-cell table:formula="of:=KNEEANGLE( [.B$37]; [.C$36]; [.$A325]; [.B$30]; [.B$29]; [.B$27]; [.B325] )" office:value-type="float" office:value="88.6585226052143" calcext:value-type="float">
            <text:p>88.66</text:p>
          </table:table-cell>
          <table:table-cell table:formula="of:=( [.E325] - [.E324] ) / ( 60 / [.$B$2] / 360 )" office:value-type="float" office:value="-258.111773774264" calcext:value-type="float">
            <text:p>-258.11</text:p>
          </table:table-cell>
          <table:table-cell table:formula="of:=( [.F325] - [.F324] ) / ( 60 / [.$B$2] / 360 )" office:value-type="float" office:value="712.440133111585" calcext:value-type="float">
            <text:p>712.44</text:p>
          </table:table-cell>
          <table:table-cell table:number-columns-repeated="3"/>
          <table:table-cell table:formula="of:=HIPANGLE( [.L$37]; [.M$36]; [.$A325]; [.L$30]; [.L$29]; [.L$27]; [.L$28] )" office:value-type="float" office:value="50.1258471491881" calcext:value-type="float">
            <text:p>50.13</text:p>
          </table:table-cell>
          <table:table-cell table:formula="of:=( [.K325] - [.K324] ) / ( 60 / [.$B$2] / 360 )" office:value-type="float" office:value="-151.852629020681" calcext:value-type="float">
            <text:p>-151.85</text:p>
          </table:table-cell>
          <table:table-cell table:formula="of:=( [.L325] - [.L324] ) / ( 60 / [.$B$2] / 360 )" office:value-type="float" office:value="-721.747791284575" calcext:value-type="float">
            <text:p>-721.75</text:p>
          </table:table-cell>
          <table:table-cell table:formula="of:=KNEEANGLE( [.L$37]; [.M$36]; [.$A325]; [.L$30]; [.L$29]; [.L$27]; [.K325] )" office:value-type="float" office:value="88.040004928511" calcext:value-type="float">
            <text:p>88.04</text:p>
          </table:table-cell>
          <table:table-cell table:formula="of:=( [.N325] - [.N324] ) / ( 60 / [.$B$2] / 360 )" office:value-type="float" office:value="-255.95027299017" calcext:value-type="float">
            <text:p>-255.95</text:p>
          </table:table-cell>
          <table:table-cell table:formula="of:=( [.O325] - [.O324] ) / ( 60 / [.$B$2] / 360 )" office:value-type="float" office:value="768.12530181396" calcext:value-type="float">
            <text:p>768.13</text:p>
          </table:table-cell>
          <table:table-cell table:number-columns-repeated="15"/>
        </table:table-row>
        <table:table-row table:style-name="ro1">
          <table:table-cell office:value-type="float" office:value="286" calcext:value-type="float">
            <text:p>286.00</text:p>
          </table:table-cell>
          <table:table-cell table:formula="of:=HIPANGLE( [.B$37]; [.C$36]; [.$A326]; [.B$30]; [.B$29]; [.B$27]; [.B$28] )" office:value-type="float" office:value="52.0791290239174" calcext:value-type="float">
            <text:p>52.08</text:p>
          </table:table-cell>
          <table:table-cell table:formula="of:=( [.B326] - [.B325] ) / ( 60 / [.$B$2] / 360 )" office:value-type="float" office:value="-149.99764662928" calcext:value-type="float">
            <text:p>-150.00</text:p>
          </table:table-cell>
          <table:table-cell table:formula="of:=( [.C326] - [.C325] ) / ( 60 / [.$B$2] / 360 )" office:value-type="float" office:value="-730.219628146702" calcext:value-type="float">
            <text:p>-730.22</text:p>
          </table:table-cell>
          <table:table-cell table:formula="of:=KNEEANGLE( [.B$37]; [.C$36]; [.$A326]; [.B$30]; [.B$29]; [.B$27]; [.B326] )" office:value-type="float" office:value="88.08857833202" calcext:value-type="float">
            <text:p>88.09</text:p>
          </table:table-cell>
          <table:table-cell table:formula="of:=( [.E326] - [.E325] ) / ( 60 / [.$B$2] / 360 )" office:value-type="float" office:value="-256.474922937452" calcext:value-type="float">
            <text:p>-256.47</text:p>
          </table:table-cell>
          <table:table-cell table:formula="of:=( [.F326] - [.F325] ) / ( 60 / [.$B$2] / 360 )" office:value-type="float" office:value="736.582876565279" calcext:value-type="float">
            <text:p>736.58</text:p>
          </table:table-cell>
          <table:table-cell table:number-columns-repeated="3"/>
          <table:table-cell table:formula="of:=HIPANGLE( [.L$37]; [.M$36]; [.$A326]; [.L$30]; [.L$29]; [.L$27]; [.L$28] )" office:value-type="float" office:value="49.7848252597758" calcext:value-type="float">
            <text:p>49.78</text:p>
          </table:table-cell>
          <table:table-cell table:formula="of:=( [.K326] - [.K325] ) / ( 60 / [.$B$2] / 360 )" office:value-type="float" office:value="-153.459850235575" calcext:value-type="float">
            <text:p>-153.46</text:p>
          </table:table-cell>
          <table:table-cell table:formula="of:=( [.L326] - [.L325] ) / ( 60 / [.$B$2] / 360 )" office:value-type="float" office:value="-723.249546702363" calcext:value-type="float">
            <text:p>-723.25</text:p>
          </table:table-cell>
          <table:table-cell table:formula="of:=KNEEANGLE( [.L$37]; [.M$36]; [.$A326]; [.L$30]; [.L$29]; [.L$27]; [.K326] )" office:value-type="float" office:value="87.4751403260485" calcext:value-type="float">
            <text:p>87.48</text:p>
          </table:table-cell>
          <table:table-cell table:formula="of:=( [.N326] - [.N325] ) / ( 60 / [.$B$2] / 360 )" office:value-type="float" office:value="-254.189071108141" calcext:value-type="float">
            <text:p>-254.19</text:p>
          </table:table-cell>
          <table:table-cell table:formula="of:=( [.O326] - [.O325] ) / ( 60 / [.$B$2] / 360 )" office:value-type="float" office:value="792.540846913248" calcext:value-type="float">
            <text:p>792.54</text:p>
          </table:table-cell>
          <table:table-cell table:number-columns-repeated="15"/>
        </table:table-row>
        <table:table-row table:style-name="ro1">
          <table:table-cell office:value-type="float" office:value="287" calcext:value-type="float">
            <text:p>287.00</text:p>
          </table:table-cell>
          <table:table-cell table:formula="of:=HIPANGLE( [.B$37]; [.C$36]; [.$A327]; [.B$30]; [.B$29]; [.B$27]; [.B$28] )" office:value-type="float" office:value="51.7421860063006" calcext:value-type="float">
            <text:p>51.74</text:p>
          </table:table-cell>
          <table:table-cell table:formula="of:=( [.B327] - [.B326] ) / ( 60 / [.$B$2] / 360 )" office:value-type="float" office:value="-151.624357927539" calcext:value-type="float">
            <text:p>-151.62</text:p>
          </table:table-cell>
          <table:table-cell table:formula="of:=( [.C327] - [.C326] ) / ( 60 / [.$B$2] / 360 )" office:value-type="float" office:value="-732.020084216529" calcext:value-type="float">
            <text:p>-732.02</text:p>
          </table:table-cell>
          <table:table-cell table:formula="of:=KNEEANGLE( [.B$37]; [.C$36]; [.$A327]; [.B$30]; [.B$29]; [.B$27]; [.B327] )" office:value-type="float" office:value="87.5223918618911" calcext:value-type="float">
            <text:p>87.52</text:p>
          </table:table-cell>
          <table:table-cell table:formula="of:=( [.E327] - [.E326] ) / ( 60 / [.$B$2] / 360 )" office:value-type="float" office:value="-254.783911557998" calcext:value-type="float">
            <text:p>-254.78</text:p>
          </table:table-cell>
          <table:table-cell table:formula="of:=( [.F327] - [.F326] ) / ( 60 / [.$B$2] / 360 )" office:value-type="float" office:value="760.955120754522" calcext:value-type="float">
            <text:p>760.96</text:p>
          </table:table-cell>
          <table:table-cell table:number-columns-repeated="3"/>
          <table:table-cell table:formula="of:=HIPANGLE( [.L$37]; [.M$36]; [.$A327]; [.L$30]; [.L$29]; [.L$27]; [.L$28] )" office:value-type="float" office:value="49.4402258938774" calcext:value-type="float">
            <text:p>49.44</text:p>
          </table:table-cell>
          <table:table-cell table:formula="of:=( [.K327] - [.K326] ) / ( 60 / [.$B$2] / 360 )" office:value-type="float" office:value="-155.069714654266" calcext:value-type="float">
            <text:p>-155.07</text:p>
          </table:table-cell>
          <table:table-cell table:formula="of:=( [.L327] - [.L326] ) / ( 60 / [.$B$2] / 360 )" office:value-type="float" office:value="-724.438988410856" calcext:value-type="float">
            <text:p>-724.44</text:p>
          </table:table-cell>
          <table:table-cell table:formula="of:=KNEEANGLE( [.L$37]; [.M$36]; [.$A327]; [.L$30]; [.L$29]; [.L$27]; [.K327] )" office:value-type="float" office:value="86.914311278746" calcext:value-type="float">
            <text:p>86.91</text:p>
          </table:table-cell>
          <table:table-cell table:formula="of:=( [.N327] - [.N326] ) / ( 60 / [.$B$2] / 360 )" office:value-type="float" office:value="-252.373071286127" calcext:value-type="float">
            <text:p>-252.37</text:p>
          </table:table-cell>
          <table:table-cell table:formula="of:=( [.O327] - [.O326] ) / ( 60 / [.$B$2] / 360 )" office:value-type="float" office:value="817.199919906066" calcext:value-type="float">
            <text:p>817.20</text:p>
          </table:table-cell>
          <table:table-cell table:number-columns-repeated="15"/>
        </table:table-row>
        <table:table-row table:style-name="ro1">
          <table:table-cell office:value-type="float" office:value="288" calcext:value-type="float">
            <text:p>288.00</text:p>
          </table:table-cell>
          <table:table-cell table:formula="of:=HIPANGLE( [.B$37]; [.C$36]; [.$A328]; [.B$30]; [.B$29]; [.B$27]; [.B$28] )" office:value-type="float" office:value="51.4016205921052" calcext:value-type="float">
            <text:p>51.40</text:p>
          </table:table-cell>
          <table:table-cell table:formula="of:=( [.B328] - [.B327] ) / ( 60 / [.$B$2] / 360 )" office:value-type="float" office:value="-153.254436387912" calcext:value-type="float">
            <text:p>-153.25</text:p>
          </table:table-cell>
          <table:table-cell table:formula="of:=( [.C328] - [.C327] ) / ( 60 / [.$B$2] / 360 )" office:value-type="float" office:value="-733.535307167799" calcext:value-type="float">
            <text:p>-733.54</text:p>
          </table:table-cell>
          <table:table-cell table:formula="of:=KNEEANGLE( [.B$37]; [.C$36]; [.$A328]; [.B$30]; [.B$29]; [.B$27]; [.B328] )" office:value-type="float" office:value="86.9600847194691" calcext:value-type="float">
            <text:p>86.96</text:p>
          </table:table-cell>
          <table:table-cell table:formula="of:=( [.E328] - [.E327] ) / ( 60 / [.$B$2] / 360 )" office:value-type="float" office:value="-253.038214089919" calcext:value-type="float">
            <text:p>-253.04</text:p>
          </table:table-cell>
          <table:table-cell table:formula="of:=( [.F328] - [.F327] ) / ( 60 / [.$B$2] / 360 )" office:value-type="float" office:value="785.56386063525" calcext:value-type="float">
            <text:p>785.56</text:p>
          </table:table-cell>
          <table:table-cell table:number-columns-repeated="3"/>
          <table:table-cell table:formula="of:=HIPANGLE( [.L$37]; [.M$36]; [.$A328]; [.L$30]; [.L$29]; [.L$27]; [.L$28] )" office:value-type="float" office:value="49.0920448629233" calcext:value-type="float">
            <text:p>49.09</text:p>
          </table:table-cell>
          <table:table-cell table:formula="of:=( [.K328] - [.K327] ) / ( 60 / [.$B$2] / 360 )" office:value-type="float" office:value="-156.681463929343" calcext:value-type="float">
            <text:p>-156.68</text:p>
          </table:table-cell>
          <table:table-cell table:formula="of:=( [.L328] - [.L327] ) / ( 60 / [.$B$2] / 360 )" office:value-type="float" office:value="-725.287173784619" calcext:value-type="float">
            <text:p>-725.29</text:p>
          </table:table-cell>
          <table:table-cell table:formula="of:=KNEEANGLE( [.L$37]; [.M$36]; [.$A328]; [.L$30]; [.L$29]; [.L$27]; [.K328] )" office:value-type="float" office:value="86.3576407904366" calcext:value-type="float">
            <text:p>86.36</text:p>
          </table:table-cell>
          <table:table-cell table:formula="of:=( [.N328] - [.N327] ) / ( 60 / [.$B$2] / 360 )" office:value-type="float" office:value="-250.50171973924" calcext:value-type="float">
            <text:p>-250.50</text:p>
          </table:table-cell>
          <table:table-cell table:formula="of:=( [.O328] - [.O327] ) / ( 60 / [.$B$2] / 360 )" office:value-type="float" office:value="842.10819609936" calcext:value-type="float">
            <text:p>842.11</text:p>
          </table:table-cell>
          <table:table-cell table:number-columns-repeated="15"/>
        </table:table-row>
        <table:table-row table:style-name="ro1">
          <table:table-cell office:value-type="float" office:value="289" calcext:value-type="float">
            <text:p>289.00</text:p>
          </table:table-cell>
          <table:table-cell table:formula="of:=HIPANGLE( [.B$37]; [.C$36]; [.$A329]; [.B$30]; [.B$29]; [.B$27]; [.B$28] )" office:value-type="float" office:value="51.0574268470567" calcext:value-type="float">
            <text:p>51.06</text:p>
          </table:table-cell>
          <table:table-cell table:formula="of:=( [.B329] - [.B328] ) / ( 60 / [.$B$2] / 360 )" office:value-type="float" office:value="-154.887185271844" calcext:value-type="float">
            <text:p>-154.89</text:p>
          </table:table-cell>
          <table:table-cell table:formula="of:=( [.C329] - [.C328] ) / ( 60 / [.$B$2] / 360 )" office:value-type="float" office:value="-734.736997769379" calcext:value-type="float">
            <text:p>-734.74</text:p>
          </table:table-cell>
          <table:table-cell table:formula="of:=KNEEANGLE( [.B$37]; [.C$36]; [.$A329]; [.B$30]; [.B$29]; [.B$27]; [.B329] )" office:value-type="float" office:value="86.4017796287815" calcext:value-type="float">
            <text:p>86.40</text:p>
          </table:table-cell>
          <table:table-cell table:formula="of:=( [.E329] - [.E328] ) / ( 60 / [.$B$2] / 360 )" office:value-type="float" office:value="-251.237290809399" calcext:value-type="float">
            <text:p>-251.24</text:p>
          </table:table-cell>
          <table:table-cell table:formula="of:=( [.F329] - [.F328] ) / ( 60 / [.$B$2] / 360 )" office:value-type="float" office:value="810.415476233928" calcext:value-type="float">
            <text:p>810.42</text:p>
          </table:table-cell>
          <table:table-cell table:number-columns-repeated="3"/>
          <table:table-cell table:formula="of:=HIPANGLE( [.L$37]; [.M$36]; [.$A329]; [.L$30]; [.L$29]; [.L$27]; [.L$28] )" office:value-type="float" office:value="48.7402798115021" calcext:value-type="float">
            <text:p>48.74</text:p>
          </table:table-cell>
          <table:table-cell table:formula="of:=( [.K329] - [.K328] ) / ( 60 / [.$B$2] / 360 )" office:value-type="float" office:value="-158.294273139529" calcext:value-type="float">
            <text:p>-158.29</text:p>
          </table:table-cell>
          <table:table-cell table:formula="of:=( [.L329] - [.L328] ) / ( 60 / [.$B$2] / 360 )" office:value-type="float" office:value="-725.764144583809" calcext:value-type="float">
            <text:p>-725.76</text:p>
          </table:table-cell>
          <table:table-cell table:formula="of:=KNEEANGLE( [.L$37]; [.M$36]; [.$A329]; [.L$30]; [.L$29]; [.L$27]; [.K329] )" office:value-type="float" office:value="85.8052531202908" calcext:value-type="float">
            <text:p>85.81</text:p>
          </table:table-cell>
          <table:table-cell table:formula="of:=( [.N329] - [.N328] ) / ( 60 / [.$B$2] / 360 )" office:value-type="float" office:value="-248.574451565599" calcext:value-type="float">
            <text:p>-248.57</text:p>
          </table:table-cell>
          <table:table-cell table:formula="of:=( [.O329] - [.O328] ) / ( 60 / [.$B$2] / 360 )" office:value-type="float" office:value="867.270678138148" calcext:value-type="float">
            <text:p>867.27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.00</text:p>
          </table:table-cell>
          <table:table-cell table:formula="of:=HIPANGLE( [.B$37]; [.C$36]; [.$A330]; [.B$30]; [.B$29]; [.B$27]; [.B$28] )" office:value-type="float" office:value="50.7096005299936" calcext:value-type="float">
            <text:p>50.71</text:p>
          </table:table-cell>
          <table:table-cell table:formula="of:=( [.B330] - [.B329] ) / ( 60 / [.$B$2] / 360 )" office:value-type="float" office:value="-156.521842678406" calcext:value-type="float">
            <text:p>-156.52</text:p>
          </table:table-cell>
          <table:table-cell table:formula="of:=( [.C330] - [.C329] ) / ( 60 / [.$B$2] / 360 )" office:value-type="float" office:value="-735.595832952676" calcext:value-type="float">
            <text:p>-735.60</text:p>
          </table:table-cell>
          <table:table-cell table:formula="of:=KNEEANGLE( [.B$37]; [.C$36]; [.$A330]; [.B$30]; [.B$29]; [.B$27]; [.B330] )" office:value-type="float" office:value="85.8476005415662" calcext:value-type="float">
            <text:p>85.85</text:p>
          </table:table-cell>
          <table:table-cell table:formula="of:=( [.E330] - [.E329] ) / ( 60 / [.$B$2] / 360 )" office:value-type="float" office:value="-249.380589246893" calcext:value-type="float">
            <text:p>-249.38</text:p>
          </table:table-cell>
          <table:table-cell table:formula="of:=( [.F330] - [.F329] ) / ( 60 / [.$B$2] / 360 )" office:value-type="float" office:value="835.515703127996" calcext:value-type="float">
            <text:p>835.52</text:p>
          </table:table-cell>
          <table:table-cell table:number-columns-repeated="3"/>
          <table:table-cell table:formula="of:=HIPANGLE( [.L$37]; [.M$36]; [.$A330]; [.L$30]; [.L$29]; [.L$27]; [.L$28] )" office:value-type="float" office:value="48.38493037036" calcext:value-type="float">
            <text:p>48.38</text:p>
          </table:table-cell>
          <table:table-cell table:formula="of:=( [.K330] - [.K329] ) / ( 60 / [.$B$2] / 360 )" office:value-type="float" office:value="-159.907248513959" calcext:value-type="float">
            <text:p>-159.91</text:p>
          </table:table-cell>
          <table:table-cell table:formula="of:=( [.L330] - [.L329] ) / ( 60 / [.$B$2] / 360 )" office:value-type="float" office:value="-725.838918493587" calcext:value-type="float">
            <text:p>-725.84</text:p>
          </table:table-cell>
          <table:table-cell table:formula="of:=KNEEANGLE( [.L$37]; [.M$36]; [.$A330]; [.L$30]; [.L$29]; [.L$27]; [.K330] )" office:value-type="float" office:value="85.2572738040362" calcext:value-type="float">
            <text:p>85.26</text:p>
          </table:table-cell>
          <table:table-cell table:formula="of:=( [.N330] - [.N329] ) / ( 60 / [.$B$2] / 360 )" office:value-type="float" office:value="-246.59069231455" calcext:value-type="float">
            <text:p>-246.59</text:p>
          </table:table-cell>
          <table:table-cell table:formula="of:=( [.O330] - [.O329] ) / ( 60 / [.$B$2] / 360 )" office:value-type="float" office:value="892.691662972425" calcext:value-type="float">
            <text:p>892.69</text:p>
          </table:table-cell>
          <table:table-cell table:number-columns-repeated="15"/>
        </table:table-row>
        <table:table-row table:style-name="ro1">
          <table:table-cell office:value-type="float" office:value="291" calcext:value-type="float">
            <text:p>291.00</text:p>
          </table:table-cell>
          <table:table-cell table:formula="of:=HIPANGLE( [.B$37]; [.C$36]; [.$A331]; [.B$30]; [.B$29]; [.B$27]; [.B$28] )" office:value-type="float" office:value="50.3581392427922" calcext:value-type="float">
            <text:p>50.36</text:p>
          </table:table-cell>
          <table:table-cell table:formula="of:=( [.B331] - [.B330] ) / ( 60 / [.$B$2] / 360 )" office:value-type="float" office:value="-158.157579240609" calcext:value-type="float">
            <text:p>-158.16</text:p>
          </table:table-cell>
          <table:table-cell table:formula="of:=( [.C331] - [.C330] ) / ( 60 / [.$B$2] / 360 )" office:value-type="float" office:value="-736.081452991424" calcext:value-type="float">
            <text:p>-736.08</text:p>
          </table:table-cell>
          <table:table-cell table:formula="of:=KNEEANGLE( [.B$37]; [.C$36]; [.$A331]; [.B$30]; [.B$29]; [.B$27]; [.B331] )" office:value-type="float" office:value="85.297672662254" calcext:value-type="float">
            <text:p>85.30</text:p>
          </table:table-cell>
          <table:table-cell table:formula="of:=( [.E331] - [.E330] ) / ( 60 / [.$B$2] / 360 )" office:value-type="float" office:value="-247.467545690474" calcext:value-type="float">
            <text:p>-247.47</text:p>
          </table:table-cell>
          <table:table-cell table:formula="of:=( [.F331] - [.F330] ) / ( 60 / [.$B$2] / 360 )" office:value-type="float" office:value="860.869600388376" calcext:value-type="float">
            <text:p>860.87</text:p>
          </table:table-cell>
          <table:table-cell table:number-columns-repeated="3"/>
          <table:table-cell table:formula="of:=HIPANGLE( [.L$37]; [.M$36]; [.$A331]; [.L$30]; [.L$29]; [.L$27]; [.L$28] )" office:value-type="float" office:value="48.0259983144734" calcext:value-type="float">
            <text:p>48.03</text:p>
          </table:table-cell>
          <table:table-cell table:formula="of:=( [.K331] - [.K330] ) / ( 60 / [.$B$2] / 360 )" office:value-type="float" office:value="-161.519425148959" calcext:value-type="float">
            <text:p>-161.52</text:p>
          </table:table-cell>
          <table:table-cell table:formula="of:=( [.L331] - [.L330] ) / ( 60 / [.$B$2] / 360 )" office:value-type="float" office:value="-725.479485750178" calcext:value-type="float">
            <text:p>-725.48</text:p>
          </table:table-cell>
          <table:table-cell table:formula="of:=KNEEANGLE( [.L$37]; [.M$36]; [.$A331]; [.L$30]; [.L$29]; [.L$27]; [.K331] )" office:value-type="float" office:value="84.7138296715186" calcext:value-type="float">
            <text:p>84.71</text:p>
          </table:table-cell>
          <table:table-cell table:formula="of:=( [.N331] - [.N330] ) / ( 60 / [.$B$2] / 360 )" office:value-type="float" office:value="-244.549859632942" calcext:value-type="float">
            <text:p>-244.55</text:p>
          </table:table-cell>
          <table:table-cell table:formula="of:=( [.O331] - [.O330] ) / ( 60 / [.$B$2] / 360 )" office:value-type="float" office:value="918.374706723348" calcext:value-type="float">
            <text:p>918.37</text:p>
          </table:table-cell>
          <table:table-cell table:number-columns-repeated="15"/>
        </table:table-row>
        <table:table-row table:style-name="ro1">
          <table:table-cell office:value-type="float" office:value="292" calcext:value-type="float">
            <text:p>292.00</text:p>
          </table:table-cell>
          <table:table-cell table:formula="of:=HIPANGLE( [.B$37]; [.C$36]; [.$A332]; [.B$30]; [.B$29]; [.B$27]; [.B$28] )" office:value-type="float" office:value="50.0030425854524" calcext:value-type="float">
            <text:p>50.00</text:p>
          </table:table-cell>
          <table:table-cell table:formula="of:=( [.B332] - [.B331] ) / ( 60 / [.$B$2] / 360 )" office:value-type="float" office:value="-159.793495802936" calcext:value-type="float">
            <text:p>-159.79</text:p>
          </table:table-cell>
          <table:table-cell table:formula="of:=( [.C332] - [.C331] ) / ( 60 / [.$B$2] / 360 )" office:value-type="float" office:value="-736.162453047034" calcext:value-type="float">
            <text:p>-736.16</text:p>
          </table:table-cell>
          <table:table-cell table:formula="of:=KNEEANGLE( [.B$37]; [.C$36]; [.$A332]; [.B$30]; [.B$29]; [.B$27]; [.B332] )" office:value-type="float" office:value="84.7521224694443" calcext:value-type="float">
            <text:p>84.75</text:p>
          </table:table-cell>
          <table:table-cell table:formula="of:=( [.E332] - [.E331] ) / ( 60 / [.$B$2] / 360 )" office:value-type="float" office:value="-245.497586764377" calcext:value-type="float">
            <text:p>-245.50</text:p>
          </table:table-cell>
          <table:table-cell table:formula="of:=( [.F332] - [.F331] ) / ( 60 / [.$B$2] / 360 )" office:value-type="float" office:value="886.481516743487" calcext:value-type="float">
            <text:p>886.48</text:p>
          </table:table-cell>
          <table:table-cell table:number-columns-repeated="3"/>
          <table:table-cell table:formula="of:=HIPANGLE( [.L$37]; [.M$36]; [.$A332]; [.L$30]; [.L$29]; [.L$27]; [.L$28] )" office:value-type="float" office:value="47.6634877261867" calcext:value-type="float">
            <text:p>47.66</text:p>
          </table:table-cell>
          <table:table-cell table:formula="of:=( [.K332] - [.K331] ) / ( 60 / [.$B$2] / 360 )" office:value-type="float" office:value="-163.129764729" calcext:value-type="float">
            <text:p>-163.13</text:p>
          </table:table-cell>
          <table:table-cell table:formula="of:=( [.L332] - [.L331] ) / ( 60 / [.$B$2] / 360 )" office:value-type="float" office:value="-724.652811018463" calcext:value-type="float">
            <text:p>-724.65</text:p>
          </table:table-cell>
          <table:table-cell table:formula="of:=KNEEANGLE( [.L$37]; [.M$36]; [.$A332]; [.L$30]; [.L$29]; [.L$27]; [.K332] )" office:value-type="float" office:value="84.1750488604205" calcext:value-type="float">
            <text:p>84.18</text:p>
          </table:table-cell>
          <table:table-cell table:formula="of:=( [.N332] - [.N331] ) / ( 60 / [.$B$2] / 360 )" office:value-type="float" office:value="-242.451364994155" calcext:value-type="float">
            <text:p>-242.45</text:p>
          </table:table-cell>
          <table:table-cell table:formula="of:=( [.O332] - [.O331] ) / ( 60 / [.$B$2] / 360 )" office:value-type="float" office:value="944.322587454458" calcext:value-type="float">
            <text:p>944.32</text:p>
          </table:table-cell>
          <table:table-cell table:number-columns-repeated="15"/>
        </table:table-row>
        <table:table-row table:style-name="ro1">
          <table:table-cell office:value-type="float" office:value="293" calcext:value-type="float">
            <text:p>293.00</text:p>
          </table:table-cell>
          <table:table-cell table:formula="of:=HIPANGLE( [.B$37]; [.C$36]; [.$A333]; [.B$30]; [.B$29]; [.B$27]; [.B$28] )" office:value-type="float" office:value="49.6443123163616" calcext:value-type="float">
            <text:p>49.64</text:p>
          </table:table-cell>
          <table:table-cell table:formula="of:=( [.B333] - [.B332] ) / ( 60 / [.$B$2] / 360 )" office:value-type="float" office:value="-161.428621090831" calcext:value-type="float">
            <text:p>-161.43</text:p>
          </table:table-cell>
          <table:table-cell table:formula="of:=( [.C333] - [.C332] ) / ( 60 / [.$B$2] / 360 )" office:value-type="float" office:value="-735.806379552837" calcext:value-type="float">
            <text:p>-735.81</text:p>
          </table:table-cell>
          <table:table-cell table:formula="of:=KNEEANGLE( [.B$37]; [.C$36]; [.$A333]; [.B$30]; [.B$29]; [.B$27]; [.B333] )" office:value-type="float" office:value="84.2110777336948" calcext:value-type="float">
            <text:p>84.21</text:p>
          </table:table-cell>
          <table:table-cell table:formula="of:=( [.E333] - [.E332] ) / ( 60 / [.$B$2] / 360 )" office:value-type="float" office:value="-243.470131087279" calcext:value-type="float">
            <text:p>-243.47</text:p>
          </table:table-cell>
          <table:table-cell table:formula="of:=( [.F333] - [.F332] ) / ( 60 / [.$B$2] / 360 )" office:value-type="float" office:value="912.355054694345" calcext:value-type="float">
            <text:p>912.36</text:p>
          </table:table-cell>
          <table:table-cell table:number-columns-repeated="3"/>
          <table:table-cell table:formula="of:=HIPANGLE( [.L$37]; [.M$36]; [.$A333]; [.L$30]; [.L$29]; [.L$27]; [.L$28] )" office:value-type="float" office:value="47.2974051633759" calcext:value-type="float">
            <text:p>47.30</text:p>
          </table:table-cell>
          <table:table-cell table:formula="of:=( [.K333] - [.K332] ) / ( 60 / [.$B$2] / 360 )" office:value-type="float" office:value="-164.737153264896" calcext:value-type="float">
            <text:p>-164.74</text:p>
          </table:table-cell>
          <table:table-cell table:formula="of:=( [.L333] - [.L332] ) / ( 60 / [.$B$2] / 360 )" office:value-type="float" office:value="-723.324841153203" calcext:value-type="float">
            <text:p>-723.32</text:p>
          </table:table-cell>
          <table:table-cell table:formula="of:=KNEEANGLE( [.L$37]; [.M$36]; [.$A333]; [.L$30]; [.L$29]; [.L$27]; [.K333] )" office:value-type="float" office:value="83.6410608259468" calcext:value-type="float">
            <text:p>83.64</text:p>
          </table:table-cell>
          <table:table-cell table:formula="of:=( [.N333] - [.N332] ) / ( 60 / [.$B$2] / 360 )" office:value-type="float" office:value="-240.29461551315" calcext:value-type="float">
            <text:p>-240.29</text:p>
          </table:table-cell>
          <table:table-cell table:formula="of:=( [.O333] - [.O332] ) / ( 60 / [.$B$2] / 360 )" office:value-type="float" office:value="970.537266452247" calcext:value-type="float">
            <text:p>970.54</text:p>
          </table:table-cell>
          <table:table-cell table:number-columns-repeated="15"/>
        </table:table-row>
        <table:table-row table:style-name="ro1">
          <table:table-cell office:value-type="float" office:value="294" calcext:value-type="float">
            <text:p>294.00</text:p>
          </table:table-cell>
          <table:table-cell table:formula="of:=HIPANGLE( [.B$37]; [.C$36]; [.$A334]; [.B$30]; [.B$29]; [.B$27]; [.B$28] )" office:value-type="float" office:value="49.2819525177292" calcext:value-type="float">
            <text:p>49.28</text:p>
          </table:table-cell>
          <table:table-cell table:formula="of:=( [.B334] - [.B333] ) / ( 60 / [.$B$2] / 360 )" office:value-type="float" office:value="-163.061909384608" calcext:value-type="float">
            <text:p>-163.06</text:p>
          </table:table-cell>
          <table:table-cell table:formula="of:=( [.C334] - [.C333] ) / ( 60 / [.$B$2] / 360 )" office:value-type="float" office:value="-734.979732199541" calcext:value-type="float">
            <text:p>-734.98</text:p>
          </table:table-cell>
          <table:table-cell table:formula="of:=KNEEANGLE( [.B$37]; [.C$36]; [.$A334]; [.B$30]; [.B$29]; [.B$27]; [.B334] )" office:value-type="float" office:value="83.6746675314394" calcext:value-type="float">
            <text:p>83.67</text:p>
          </table:table-cell>
          <table:table-cell table:formula="of:=( [.E334] - [.E333] ) / ( 60 / [.$B$2] / 360 )" office:value-type="float" office:value="-241.384591014922" calcext:value-type="float">
            <text:p>-241.38</text:p>
          </table:table-cell>
          <table:table-cell table:formula="of:=( [.F334] - [.F333] ) / ( 60 / [.$B$2] / 360 )" office:value-type="float" office:value="938.493032560608" calcext:value-type="float">
            <text:p>938.49</text:p>
          </table:table-cell>
          <table:table-cell table:number-columns-repeated="3"/>
          <table:table-cell table:formula="of:=HIPANGLE( [.L$37]; [.M$36]; [.$A334]; [.L$30]; [.L$29]; [.L$27]; [.L$28] )" office:value-type="float" office:value="46.9277598325672" calcext:value-type="float">
            <text:p>46.93</text:p>
          </table:table-cell>
          <table:table-cell table:formula="of:=( [.K334] - [.K333] ) / ( 60 / [.$B$2] / 360 )" office:value-type="float" office:value="-166.34039886389" calcext:value-type="float">
            <text:p>-166.34</text:p>
          </table:table-cell>
          <table:table-cell table:formula="of:=( [.L334] - [.L333] ) / ( 60 / [.$B$2] / 360 )" office:value-type="float" office:value="-721.460519547144" calcext:value-type="float">
            <text:p>-721.46</text:p>
          </table:table-cell>
          <table:table-cell table:formula="of:=KNEEANGLE( [.L$37]; [.M$36]; [.$A334]; [.L$30]; [.L$29]; [.L$27]; [.K334] )" office:value-type="float" office:value="83.1119963462744" calcext:value-type="float">
            <text:p>83.11</text:p>
          </table:table-cell>
          <table:table-cell table:formula="of:=( [.N334] - [.N333] ) / ( 60 / [.$B$2] / 360 )" office:value-type="float" office:value="-238.079015852593" calcext:value-type="float">
            <text:p>-238.08</text:p>
          </table:table-cell>
          <table:table-cell table:formula="of:=( [.O334] - [.O333] ) / ( 60 / [.$B$2] / 360 )" office:value-type="float" office:value="997.01984725062" calcext:value-type="float">
            <text:p>997.02</text:p>
          </table:table-cell>
          <table:table-cell table:number-columns-repeated="15"/>
        </table:table-row>
        <table:table-row table:style-name="ro1">
          <table:table-cell office:value-type="float" office:value="295" calcext:value-type="float">
            <text:p>295.00</text:p>
          </table:table-cell>
          <table:table-cell table:formula="of:=HIPANGLE( [.B$37]; [.C$36]; [.$A335]; [.B$30]; [.B$29]; [.B$27]; [.B$28] )" office:value-type="float" office:value="48.9159697661498" calcext:value-type="float">
            <text:p>48.92</text:p>
          </table:table-cell>
          <table:table-cell table:formula="of:=( [.B335] - [.B334] ) / ( 60 / [.$B$2] / 360 )" office:value-type="float" office:value="-164.692238210728" calcext:value-type="float">
            <text:p>-164.69</text:p>
          </table:table-cell>
          <table:table-cell table:formula="of:=( [.C335] - [.C334] ) / ( 60 / [.$B$2] / 360 )" office:value-type="float" office:value="-733.647971754093" calcext:value-type="float">
            <text:p>-733.65</text:p>
          </table:table-cell>
          <table:table-cell table:formula="of:=KNEEANGLE( [.B$37]; [.C$36]; [.$A335]; [.B$30]; [.B$29]; [.B$27]; [.B335] )" office:value-type="float" office:value="83.1430222548371" calcext:value-type="float">
            <text:p>83.14</text:p>
          </table:table-cell>
          <table:table-cell table:formula="of:=( [.E335] - [.E334] ) / ( 60 / [.$B$2] / 360 )" office:value-type="float" office:value="-239.24037447105" calcext:value-type="float">
            <text:p>-239.24</text:p>
          </table:table-cell>
          <table:table-cell table:formula="of:=( [.F335] - [.F334] ) / ( 60 / [.$B$2] / 360 )" office:value-type="float" office:value="964.897444742441" calcext:value-type="float">
            <text:p>964.90</text:p>
          </table:table-cell>
          <table:table-cell table:number-columns-repeated="3"/>
          <table:table-cell table:formula="of:=HIPANGLE( [.L$37]; [.M$36]; [.$A335]; [.L$30]; [.L$29]; [.L$27]; [.L$28] )" office:value-type="float" office:value="46.5545637669067" calcext:value-type="float">
            <text:p>46.55</text:p>
          </table:table-cell>
          <table:table-cell table:formula="of:=( [.K335] - [.K334] ) / ( 60 / [.$B$2] / 360 )" office:value-type="float" office:value="-167.938229547219" calcext:value-type="float">
            <text:p>-167.94</text:p>
          </table:table-cell>
          <table:table-cell table:formula="of:=( [.L335] - [.L334] ) / ( 60 / [.$B$2] / 360 )" office:value-type="float" office:value="-719.023807498047" calcext:value-type="float">
            <text:p>-719.02</text:p>
          </table:table-cell>
          <table:table-cell table:formula="of:=KNEEANGLE( [.L$37]; [.M$36]; [.$A335]; [.L$30]; [.L$29]; [.L$27]; [.K335] )" office:value-type="float" office:value="82.5879875235567" calcext:value-type="float">
            <text:p>82.59</text:p>
          </table:table-cell>
          <table:table-cell table:formula="of:=( [.N335] - [.N334] ) / ( 60 / [.$B$2] / 360 )" office:value-type="float" office:value="-235.803970222941" calcext:value-type="float">
            <text:p>-235.80</text:p>
          </table:table-cell>
          <table:table-cell table:formula="of:=( [.O335] - [.O334] ) / ( 60 / [.$B$2] / 360 )" office:value-type="float" office:value="1023.77053334312" calcext:value-type="float">
            <text:p>1,023.77</text:p>
          </table:table-cell>
          <table:table-cell table:number-columns-repeated="15"/>
        </table:table-row>
        <table:table-row table:style-name="ro1">
          <table:table-cell office:value-type="float" office:value="296" calcext:value-type="float">
            <text:p>296.00</text:p>
          </table:table-cell>
          <table:table-cell table:formula="of:=HIPANGLE( [.B$37]; [.C$36]; [.$A336]; [.B$30]; [.B$29]; [.B$27]; [.B$28] )" office:value-type="float" office:value="48.5463733082261" calcext:value-type="float">
            <text:p>48.55</text:p>
          </table:table-cell>
          <table:table-cell table:formula="of:=( [.B336] - [.B335] ) / ( 60 / [.$B$2] / 360 )" office:value-type="float" office:value="-166.318406065671" calcext:value-type="float">
            <text:p>-166.32</text:p>
          </table:table-cell>
          <table:table-cell table:formula="of:=( [.C336] - [.C335] ) / ( 60 / [.$B$2] / 360 )" office:value-type="float" office:value="-731.775534724359" calcext:value-type="float">
            <text:p>-731.78</text:p>
          </table:table-cell>
          <table:table-cell table:formula="of:=KNEEANGLE( [.B$37]; [.C$36]; [.$A336]; [.B$30]; [.B$29]; [.B$27]; [.B336] )" office:value-type="float" office:value="82.6162736173467" calcext:value-type="float">
            <text:p>82.62</text:p>
          </table:table-cell>
          <table:table-cell table:formula="of:=( [.E336] - [.E335] ) / ( 60 / [.$B$2] / 360 )" office:value-type="float" office:value="-237.036886870693" calcext:value-type="float">
            <text:p>-237.04</text:p>
          </table:table-cell>
          <table:table-cell table:formula="of:=( [.F336] - [.F335] ) / ( 60 / [.$B$2] / 360 )" office:value-type="float" office:value="991.569420160801" calcext:value-type="float">
            <text:p>991.57</text:p>
          </table:table-cell>
          <table:table-cell table:number-columns-repeated="3"/>
          <table:table-cell table:formula="of:=HIPANGLE( [.L$37]; [.M$36]; [.$A336]; [.L$30]; [.L$29]; [.L$27]; [.L$28] )" office:value-type="float" office:value="46.1778320088348" calcext:value-type="float">
            <text:p>46.18</text:p>
          </table:table-cell>
          <table:table-cell table:formula="of:=( [.K336] - [.K335] ) / ( 60 / [.$B$2] / 360 )" office:value-type="float" office:value="-169.52929113238" calcext:value-type="float">
            <text:p>-169.53</text:p>
          </table:table-cell>
          <table:table-cell table:formula="of:=( [.L336] - [.L335] ) / ( 60 / [.$B$2] / 360 )" office:value-type="float" office:value="-715.977713322265" calcext:value-type="float">
            <text:p>-715.98</text:p>
          </table:table-cell>
          <table:table-cell table:formula="of:=KNEEANGLE( [.L$37]; [.M$36]; [.$A336]; [.L$30]; [.L$29]; [.L$27]; [.K336] )" office:value-type="float" office:value="82.0691677802672" calcext:value-type="float">
            <text:p>82.07</text:p>
          </table:table-cell>
          <table:table-cell table:formula="of:=( [.N336] - [.N335] ) / ( 60 / [.$B$2] / 360 )" office:value-type="float" office:value="-233.468884480274" calcext:value-type="float">
            <text:p>-233.47</text:p>
          </table:table-cell>
          <table:table-cell table:formula="of:=( [.O336] - [.O335] ) / ( 60 / [.$B$2] / 360 )" office:value-type="float" office:value="1050.78858420018" calcext:value-type="float">
            <text:p>1,050.79</text:p>
          </table:table-cell>
          <table:table-cell table:number-columns-repeated="15"/>
        </table:table-row>
        <table:table-row table:style-name="ro1">
          <table:table-cell office:value-type="float" office:value="297" calcext:value-type="float">
            <text:p>297.00</text:p>
          </table:table-cell>
          <table:table-cell table:formula="of:=HIPANGLE( [.B$37]; [.C$36]; [.$A337]; [.B$30]; [.B$29]; [.B$27]; [.B$28] )" office:value-type="float" office:value="48.1731752411417" calcext:value-type="float">
            <text:p>48.17</text:p>
          </table:table-cell>
          <table:table-cell table:formula="of:=( [.B337] - [.B336] ) / ( 60 / [.$B$2] / 360 )" office:value-type="float" office:value="-167.939130187956" calcext:value-type="float">
            <text:p>-167.94</text:p>
          </table:table-cell>
          <table:table-cell table:formula="of:=( [.C337] - [.C336] ) / ( 60 / [.$B$2] / 360 )" office:value-type="float" office:value="-729.325855028134" calcext:value-type="float">
            <text:p>-729.33</text:p>
          </table:table-cell>
          <table:table-cell table:formula="of:=KNEEANGLE( [.B$37]; [.C$36]; [.$A337]; [.B$30]; [.B$29]; [.B$27]; [.B337] )" office:value-type="float" office:value="82.0945546548142" calcext:value-type="float">
            <text:p>82.09</text:p>
          </table:table-cell>
          <table:table-cell table:formula="of:=( [.E337] - [.E336] ) / ( 60 / [.$B$2] / 360 )" office:value-type="float" office:value="-234.773533139607" calcext:value-type="float">
            <text:p>-234.77</text:p>
          </table:table-cell>
          <table:table-cell table:formula="of:=( [.F337] - [.F336] ) / ( 60 / [.$B$2] / 360 )" office:value-type="float" office:value="1018.50917898837" calcext:value-type="float">
            <text:p>1,018.51</text:p>
          </table:table-cell>
          <table:table-cell table:number-columns-repeated="3"/>
          <table:table-cell table:formula="of:=HIPANGLE( [.L$37]; [.M$36]; [.$A337]; [.L$30]; [.L$29]; [.L$27]; [.L$28] )" office:value-type="float" office:value="45.7975827972823" calcext:value-type="float">
            <text:p>45.80</text:p>
          </table:table-cell>
          <table:table-cell table:formula="of:=( [.K337] - [.K336] ) / ( 60 / [.$B$2] / 360 )" office:value-type="float" office:value="-171.112145198629" calcext:value-type="float">
            <text:p>-171.11</text:p>
          </table:table-cell>
          <table:table-cell table:formula="of:=( [.L337] - [.L336] ) / ( 60 / [.$B$2] / 360 )" office:value-type="float" office:value="-712.284329812363" calcext:value-type="float">
            <text:p>-712.28</text:p>
          </table:table-cell>
          <table:table-cell table:formula="of:=KNEEANGLE( [.L$37]; [.M$36]; [.$A337]; [.L$30]; [.L$29]; [.L$27]; [.K337] )" office:value-type="float" office:value="81.5556718506564" calcext:value-type="float">
            <text:p>81.56</text:p>
          </table:table-cell>
          <table:table-cell table:formula="of:=( [.N337] - [.N336] ) / ( 60 / [.$B$2] / 360 )" office:value-type="float" office:value="-231.073168324859" calcext:value-type="float">
            <text:p>-231.07</text:p>
          </table:table-cell>
          <table:table-cell table:formula="of:=( [.O337] - [.O336] ) / ( 60 / [.$B$2] / 360 )" office:value-type="float" office:value="1078.07226993678" calcext:value-type="float">
            <text:p>1,078.07</text:p>
          </table:table-cell>
          <table:table-cell table:number-columns-repeated="15"/>
        </table:table-row>
        <table:table-row table:style-name="ro1">
          <table:table-cell office:value-type="float" office:value="298" calcext:value-type="float">
            <text:p>298.00</text:p>
          </table:table-cell>
          <table:table-cell table:formula="of:=HIPANGLE( [.B$37]; [.C$36]; [.$A338]; [.B$30]; [.B$29]; [.B$27]; [.B$28] )" office:value-type="float" office:value="47.7963906980386" calcext:value-type="float">
            <text:p>47.80</text:p>
          </table:table-cell>
          <table:table-cell table:formula="of:=( [.B338] - [.B337] ) / ( 60 / [.$B$2] / 360 )" office:value-type="float" office:value="-169.553044396388" calcext:value-type="float">
            <text:p>-169.55</text:p>
          </table:table-cell>
          <table:table-cell table:formula="of:=( [.C338] - [.C337] ) / ( 60 / [.$B$2] / 360 )" office:value-type="float" office:value="-726.261393794729" calcext:value-type="float">
            <text:p>-726.26</text:p>
          </table:table-cell>
          <table:table-cell table:formula="of:=KNEEANGLE( [.B$37]; [.C$36]; [.$A338]; [.B$30]; [.B$29]; [.B$27]; [.B338] )" office:value-type="float" office:value="81.5779997218511" calcext:value-type="float">
            <text:p>81.58</text:p>
          </table:table-cell>
          <table:table-cell table:formula="of:=( [.E338] - [.E337] ) / ( 60 / [.$B$2] / 360 )" office:value-type="float" office:value="-232.449719833384" calcext:value-type="float">
            <text:p>-232.45</text:p>
          </table:table-cell>
          <table:table-cell table:formula="of:=( [.F338] - [.F337] ) / ( 60 / [.$B$2] / 360 )" office:value-type="float" office:value="1045.71598780062" calcext:value-type="float">
            <text:p>1,045.72</text:p>
          </table:table-cell>
          <table:table-cell table:number-columns-repeated="3"/>
          <table:table-cell table:formula="of:=HIPANGLE( [.L$37]; [.M$36]; [.$A338]; [.L$30]; [.L$29]; [.L$27]; [.L$28] )" office:value-type="float" office:value="45.4138377591577" calcext:value-type="float">
            <text:p>45.41</text:p>
          </table:table-cell>
          <table:table-cell table:formula="of:=( [.K338] - [.K337] ) / ( 60 / [.$B$2] / 360 )" office:value-type="float" office:value="-172.685267156071" calcext:value-type="float">
            <text:p>-172.69</text:p>
          </table:table-cell>
          <table:table-cell table:formula="of:=( [.L338] - [.L337] ) / ( 60 / [.$B$2] / 360 )" office:value-type="float" office:value="-707.904880848567" calcext:value-type="float">
            <text:p>-707.90</text:p>
          </table:table-cell>
          <table:table-cell table:formula="of:=KNEEANGLE( [.L$37]; [.M$36]; [.$A338]; [.L$30]; [.L$29]; [.L$27]; [.K338] )" office:value-type="float" office:value="81.0476357670934" calcext:value-type="float">
            <text:p>81.05</text:p>
          </table:table-cell>
          <table:table-cell table:formula="of:=( [.N338] - [.N337] ) / ( 60 / [.$B$2] / 360 )" office:value-type="float" office:value="-228.616237603349" calcext:value-type="float">
            <text:p>-228.62</text:p>
          </table:table-cell>
          <table:table-cell table:formula="of:=( [.O338] - [.O337] ) / ( 60 / [.$B$2] / 360 )" office:value-type="float" office:value="1105.6188246793" calcext:value-type="float">
            <text:p>1,105.62</text:p>
          </table:table-cell>
          <table:table-cell table:number-columns-repeated="15"/>
        </table:table-row>
        <table:table-row table:style-name="ro1">
          <table:table-cell office:value-type="float" office:value="299" calcext:value-type="float">
            <text:p>299.00</text:p>
          </table:table-cell>
          <table:table-cell table:formula="of:=HIPANGLE( [.B$37]; [.C$36]; [.$A339]; [.B$30]; [.B$29]; [.B$27]; [.B$28] )" office:value-type="float" office:value="47.4160380380095" calcext:value-type="float">
            <text:p>47.42</text:p>
          </table:table-cell>
          <table:table-cell table:formula="of:=( [.B339] - [.B338] ) / ( 60 / [.$B$2] / 360 )" office:value-type="float" office:value="-171.1586970131" calcext:value-type="float">
            <text:p>-171.16</text:p>
          </table:table-cell>
          <table:table-cell table:formula="of:=( [.C339] - [.C338] ) / ( 60 / [.$B$2] / 360 )" office:value-type="float" office:value="-722.543677520224" calcext:value-type="float">
            <text:p>-722.54</text:p>
          </table:table-cell>
          <table:table-cell table:formula="of:=KNEEANGLE( [.B$37]; [.C$36]; [.$A339]; [.B$30]; [.B$29]; [.B$27]; [.B339] )" office:value-type="float" office:value="81.0667444832757" calcext:value-type="float">
            <text:p>81.07</text:p>
          </table:table-cell>
          <table:table-cell table:formula="of:=( [.E339] - [.E338] ) / ( 60 / [.$B$2] / 360 )" office:value-type="float" office:value="-230.06485735895" calcext:value-type="float">
            <text:p>-230.06</text:p>
          </table:table-cell>
          <table:table-cell table:formula="of:=( [.F339] - [.F338] ) / ( 60 / [.$B$2] / 360 )" office:value-type="float" office:value="1073.18811349526" calcext:value-type="float">
            <text:p>1,073.19</text:p>
          </table:table-cell>
          <table:table-cell table:number-columns-repeated="3"/>
          <table:table-cell table:formula="of:=HIPANGLE( [.L$37]; [.M$36]; [.$A339]; [.L$30]; [.L$29]; [.L$27]; [.L$28] )" office:value-type="float" office:value="45.0266221048479" calcext:value-type="float">
            <text:p>45.03</text:p>
          </table:table-cell>
          <table:table-cell table:formula="of:=( [.K339] - [.K338] ) / ( 60 / [.$B$2] / 360 )" office:value-type="float" office:value="-174.24704443939" calcext:value-type="float">
            <text:p>-174.25</text:p>
          </table:table-cell>
          <table:table-cell table:formula="of:=( [.L339] - [.L338] ) / ( 60 / [.$B$2] / 360 )" office:value-type="float" office:value="-702.799777493794" calcext:value-type="float">
            <text:p>-702.80</text:p>
          </table:table-cell>
          <table:table-cell table:formula="of:=KNEEANGLE( [.L$37]; [.M$36]; [.$A339]; [.L$30]; [.L$29]; [.L$27]; [.K339] )" office:value-type="float" office:value="80.545196841057" calcext:value-type="float">
            <text:p>80.55</text:p>
          </table:table-cell>
          <table:table-cell table:formula="of:=( [.N339] - [.N338] ) / ( 60 / [.$B$2] / 360 )" office:value-type="float" office:value="-226.097516716376" calcext:value-type="float">
            <text:p>-226.10</text:p>
          </table:table-cell>
          <table:table-cell table:formula="of:=( [.O339] - [.O338] ) / ( 60 / [.$B$2] / 360 )" office:value-type="float" office:value="1133.42439913822" calcext:value-type="float">
            <text:p>1,133.42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.00</text:p>
          </table:table-cell>
          <table:table-cell table:formula="of:=HIPANGLE( [.B$37]; [.C$36]; [.$A340]; [.B$30]; [.B$29]; [.B$27]; [.B$28] )" office:value-type="float" office:value="47.0321390404717" calcext:value-type="float">
            <text:p>47.03</text:p>
          </table:table-cell>
          <table:table-cell table:formula="of:=( [.B340] - [.B339] ) / ( 60 / [.$B$2] / 360 )" office:value-type="float" office:value="-172.754548892013" calcext:value-type="float">
            <text:p>-172.75</text:p>
          </table:table-cell>
          <table:table-cell table:formula="of:=( [.C340] - [.C339] ) / ( 60 / [.$B$2] / 360 )" office:value-type="float" office:value="-718.133345510701" calcext:value-type="float">
            <text:p>-718.13</text:p>
          </table:table-cell>
          <table:table-cell table:formula="of:=KNEEANGLE( [.B$37]; [.C$36]; [.$A340]; [.B$30]; [.B$29]; [.B$27]; [.B340] )" office:value-type="float" office:value="80.560925900383" calcext:value-type="float">
            <text:p>80.56</text:p>
          </table:table-cell>
          <table:table-cell table:formula="of:=( [.E340] - [.E339] ) / ( 60 / [.$B$2] / 360 )" office:value-type="float" office:value="-227.618362301709" calcext:value-type="float">
            <text:p>-227.62</text:p>
          </table:table-cell>
          <table:table-cell table:formula="of:=( [.F340] - [.F339] ) / ( 60 / [.$B$2] / 360 )" office:value-type="float" office:value="1100.92277575838" calcext:value-type="float">
            <text:p>1,100.92</text:p>
          </table:table-cell>
          <table:table-cell table:number-columns-repeated="3"/>
          <table:table-cell table:formula="of:=HIPANGLE( [.L$37]; [.M$36]; [.$A340]; [.L$30]; [.L$29]; [.L$27]; [.L$28] )" office:value-type="float" office:value="44.6359648274045" calcext:value-type="float">
            <text:p>44.64</text:p>
          </table:table-cell>
          <table:table-cell table:formula="of:=( [.K340] - [.K339] ) / ( 60 / [.$B$2] / 360 )" office:value-type="float" office:value="-175.79577484955" calcext:value-type="float">
            <text:p>-175.80</text:p>
          </table:table-cell>
          <table:table-cell table:formula="of:=( [.L340] - [.L339] ) / ( 60 / [.$B$2] / 360 )" office:value-type="float" office:value="-696.928684572053" calcext:value-type="float">
            <text:p>-696.93</text:p>
          </table:table-cell>
          <table:table-cell table:formula="of:=KNEEANGLE( [.L$37]; [.M$36]; [.$A340]; [.L$30]; [.L$29]; [.L$27]; [.K340] )" office:value-type="float" office:value="80.0484936385375" calcext:value-type="float">
            <text:p>80.05</text:p>
          </table:table-cell>
          <table:table-cell table:formula="of:=( [.N340] - [.N339] ) / ( 60 / [.$B$2] / 360 )" office:value-type="float" office:value="-223.516441133793" calcext:value-type="float">
            <text:p>-223.52</text:p>
          </table:table-cell>
          <table:table-cell table:formula="of:=( [.O340] - [.O339] ) / ( 60 / [.$B$2] / 360 )" office:value-type="float" office:value="1161.48401216204" calcext:value-type="float">
            <text:p>1,161.48</text:p>
          </table:table-cell>
          <table:table-cell table:number-columns-repeated="15"/>
        </table:table-row>
        <table:table-row table:style-name="ro1">
          <table:table-cell office:value-type="float" office:value="301" calcext:value-type="float">
            <text:p>301.00</text:p>
          </table:table-cell>
          <table:table-cell table:formula="of:=HIPANGLE( [.B$37]; [.C$36]; [.$A341]; [.B$30]; [.B$29]; [.B$27]; [.B$28] )" office:value-type="float" office:value="46.6447191036384" calcext:value-type="float">
            <text:p>46.64</text:p>
          </table:table-cell>
          <table:table-cell table:formula="of:=( [.B341] - [.B340] ) / ( 60 / [.$B$2] / 360 )" office:value-type="float" office:value="-174.338971575009" calcext:value-type="float">
            <text:p>-174.34</text:p>
          </table:table-cell>
          <table:table-cell table:formula="of:=( [.C341] - [.C340] ) / ( 60 / [.$B$2] / 360 )" office:value-type="float" office:value="-712.990207348459" calcext:value-type="float">
            <text:p>-712.99</text:p>
          </table:table-cell>
          <table:table-cell table:formula="of:=KNEEANGLE( [.B$37]; [.C$36]; [.$A341]; [.B$30]; [.B$29]; [.B$27]; [.B341] )" office:value-type="float" office:value="80.0606822118044" calcext:value-type="float">
            <text:p>80.06</text:p>
          </table:table-cell>
          <table:table-cell table:formula="of:=( [.E341] - [.E340] ) / ( 60 / [.$B$2] / 360 )" office:value-type="float" office:value="-225.109659860354" calcext:value-type="float">
            <text:p>-225.11</text:p>
          </table:table-cell>
          <table:table-cell table:formula="of:=( [.F341] - [.F340] ) / ( 60 / [.$B$2] / 360 )" office:value-type="float" office:value="1128.91609860981" calcext:value-type="float">
            <text:p>1,128.92</text:p>
          </table:table-cell>
          <table:table-cell table:number-columns-repeated="3"/>
          <table:table-cell table:formula="of:=HIPANGLE( [.L$37]; [.M$36]; [.$A341]; [.L$30]; [.L$29]; [.L$27]; [.L$28] )" office:value-type="float" office:value="44.2418989050316" calcext:value-type="float">
            <text:p>44.24</text:p>
          </table:table-cell>
          <table:table-cell table:formula="of:=( [.K341] - [.K340] ) / ( 60 / [.$B$2] / 360 )" office:value-type="float" office:value="-177.329665067813" calcext:value-type="float">
            <text:p>-177.33</text:p>
          </table:table-cell>
          <table:table-cell table:formula="of:=( [.L341] - [.L340] ) / ( 60 / [.$B$2] / 360 )" office:value-type="float" office:value="-690.250598218054" calcext:value-type="float">
            <text:p>-690.25</text:p>
          </table:table-cell>
          <table:table-cell table:formula="of:=KNEEANGLE( [.L$37]; [.M$36]; [.$A341]; [.L$30]; [.L$29]; [.L$27]; [.K341] )" office:value-type="float" office:value="79.557665949608" calcext:value-type="float">
            <text:p>79.56</text:p>
          </table:table-cell>
          <table:table-cell table:formula="of:=( [.N341] - [.N340] ) / ( 60 / [.$B$2] / 360 )" office:value-type="float" office:value="-220.872460018275" calcext:value-type="float">
            <text:p>-220.87</text:p>
          </table:table-cell>
          <table:table-cell table:formula="of:=( [.O341] - [.O340] ) / ( 60 / [.$B$2] / 360 )" office:value-type="float" office:value="1189.79150198335" calcext:value-type="float">
            <text:p>1,189.79</text:p>
          </table:table-cell>
          <table:table-cell table:number-columns-repeated="15"/>
        </table:table-row>
        <table:table-row table:style-name="ro1">
          <table:table-cell office:value-type="float" office:value="302" calcext:value-type="float">
            <text:p>302.00</text:p>
          </table:table-cell>
          <table:table-cell table:formula="of:=HIPANGLE( [.B$37]; [.C$36]; [.$A342]; [.B$30]; [.B$29]; [.B$27]; [.B$28] )" office:value-type="float" office:value="46.253807446752" calcext:value-type="float">
            <text:p>46.25</text:p>
          </table:table-cell>
          <table:table-cell table:formula="of:=( [.B342] - [.B341] ) / ( 60 / [.$B$2] / 360 )" office:value-type="float" office:value="-175.910245598849" calcext:value-type="float">
            <text:p>-175.91</text:p>
          </table:table-cell>
          <table:table-cell table:formula="of:=( [.C342] - [.C341] ) / ( 60 / [.$B$2] / 360 )" office:value-type="float" office:value="-707.073310727964" calcext:value-type="float">
            <text:p>-707.07</text:p>
          </table:table-cell>
          <table:table-cell table:formula="of:=KNEEANGLE( [.B$37]; [.C$36]; [.$A342]; [.B$30]; [.B$29]; [.B$27]; [.B342] )" office:value-type="float" office:value="79.5661529087142" calcext:value-type="float">
            <text:p>79.57</text:p>
          </table:table-cell>
          <table:table-cell table:formula="of:=( [.E342] - [.E341] ) / ( 60 / [.$B$2] / 360 )" office:value-type="float" office:value="-222.538186390604" calcext:value-type="float">
            <text:p>-222.54</text:p>
          </table:table-cell>
          <table:table-cell table:formula="of:=( [.F342] - [.F341] ) / ( 60 / [.$B$2] / 360 )" office:value-type="float" office:value="1157.16306138726" calcext:value-type="float">
            <text:p>1,157.16</text:p>
          </table:table-cell>
          <table:table-cell table:number-columns-repeated="3"/>
          <table:table-cell table:formula="of:=HIPANGLE( [.L$37]; [.M$36]; [.$A342]; [.L$30]; [.L$29]; [.L$27]; [.L$28] )" office:value-type="float" office:value="43.8444615064357" calcext:value-type="float">
            <text:p>43.84</text:p>
          </table:table-cell>
          <table:table-cell table:formula="of:=( [.K342] - [.K341] ) / ( 60 / [.$B$2] / 360 )" office:value-type="float" office:value="-178.846829368128" calcext:value-type="float">
            <text:p>-178.85</text:p>
          </table:table-cell>
          <table:table-cell table:formula="of:=( [.L342] - [.L341] ) / ( 60 / [.$B$2] / 360 )" office:value-type="float" office:value="-682.723935142064" calcext:value-type="float">
            <text:p>-682.72</text:p>
          </table:table-cell>
          <table:table-cell table:formula="of:=KNEEANGLE( [.L$37]; [.M$36]; [.$A342]; [.L$30]; [.L$29]; [.L$27]; [.K342] )" office:value-type="float" office:value="79.0728547519236" calcext:value-type="float">
            <text:p>79.07</text:p>
          </table:table-cell>
          <table:table-cell table:formula="of:=( [.N342] - [.N341] ) / ( 60 / [.$B$2] / 360 )" office:value-type="float" office:value="-218.165038957984" calcext:value-type="float">
            <text:p>-218.17</text:p>
          </table:table-cell>
          <table:table-cell table:formula="of:=( [.O342] - [.O341] ) / ( 60 / [.$B$2] / 360 )" office:value-type="float" office:value="1218.33947713103" calcext:value-type="float">
            <text:p>1,218.34</text:p>
          </table:table-cell>
          <table:table-cell table:number-columns-repeated="15"/>
        </table:table-row>
        <table:table-row table:style-name="ro1">
          <table:table-cell office:value-type="float" office:value="303" calcext:value-type="float">
            <text:p>303.00</text:p>
          </table:table-cell>
          <table:table-cell table:formula="of:=HIPANGLE( [.B$37]; [.C$36]; [.$A343]; [.B$30]; [.B$29]; [.B$27]; [.B$28] )" office:value-type="float" office:value="45.8594373156893" calcext:value-type="float">
            <text:p>45.86</text:p>
          </table:table-cell>
          <table:table-cell table:formula="of:=( [.B343] - [.B342] ) / ( 60 / [.$B$2] / 360 )" office:value-type="float" office:value="-177.466558978228" calcext:value-type="float">
            <text:p>-177.47</text:p>
          </table:table-cell>
          <table:table-cell table:formula="of:=( [.C343] - [.C342] ) / ( 60 / [.$B$2] / 360 )" office:value-type="float" office:value="-700.341020720572" calcext:value-type="float">
            <text:p>-700.34</text:p>
          </table:table-cell>
          <table:table-cell table:formula="of:=KNEEANGLE( [.B$37]; [.C$36]; [.$A343]; [.B$30]; [.B$29]; [.B$27]; [.B343] )" office:value-type="float" office:value="79.0774787041366" calcext:value-type="float">
            <text:p>79.08</text:p>
          </table:table-cell>
          <table:table-cell table:formula="of:=( [.E343] - [.E342] ) / ( 60 / [.$B$2] / 360 )" office:value-type="float" office:value="-219.90339205991" calcext:value-type="float">
            <text:p>-219.90</text:p>
          </table:table-cell>
          <table:table-cell table:formula="of:=( [.F343] - [.F342] ) / ( 60 / [.$B$2] / 360 )" office:value-type="float" office:value="1185.65744881252" calcext:value-type="float">
            <text:p>1,185.66</text:p>
          </table:table-cell>
          <table:table-cell table:number-columns-repeated="3"/>
          <table:table-cell table:formula="of:=HIPANGLE( [.L$37]; [.M$36]; [.$A343]; [.L$30]; [.L$29]; [.L$27]; [.L$28] )" office:value-type="float" office:value="43.4436941985361" calcext:value-type="float">
            <text:p>43.44</text:p>
          </table:table-cell>
          <table:table-cell table:formula="of:=( [.K343] - [.K342] ) / ( 60 / [.$B$2] / 360 )" office:value-type="float" office:value="-180.345288554836" calcext:value-type="float">
            <text:p>-180.35</text:p>
          </table:table-cell>
          <table:table-cell table:formula="of:=( [.L343] - [.L342] ) / ( 60 / [.$B$2] / 360 )" office:value-type="float" office:value="-674.306634018282" calcext:value-type="float">
            <text:p>-674.31</text:p>
          </table:table-cell>
          <table:table-cell table:formula="of:=KNEEANGLE( [.L$37]; [.M$36]; [.$A343]; [.L$30]; [.L$29]; [.L$27]; [.K343] )" office:value-type="float" office:value="78.5942021679058" calcext:value-type="float">
            <text:p>78.59</text:p>
          </table:table-cell>
          <table:table-cell table:formula="of:=( [.N343] - [.N342] ) / ( 60 / [.$B$2] / 360 )" office:value-type="float" office:value="-215.393662808014" calcext:value-type="float">
            <text:p>-215.39</text:p>
          </table:table-cell>
          <table:table-cell table:formula="of:=( [.O343] - [.O342] ) / ( 60 / [.$B$2] / 360 )" office:value-type="float" office:value="1247.11926748638" calcext:value-type="float">
            <text:p>1,247.12</text:p>
          </table:table-cell>
          <table:table-cell table:number-columns-repeated="15"/>
        </table:table-row>
        <table:table-row table:style-name="ro1">
          <table:table-cell office:value-type="float" office:value="304" calcext:value-type="float">
            <text:p>304.00</text:p>
          </table:table-cell>
          <table:table-cell table:formula="of:=HIPANGLE( [.B$37]; [.C$36]; [.$A344]; [.B$30]; [.B$29]; [.B$27]; [.B$28] )" office:value-type="float" office:value="45.4616461914863" calcext:value-type="float">
            <text:p>45.46</text:p>
          </table:table-cell>
          <table:table-cell table:formula="of:=( [.B344] - [.B343] ) / ( 60 / [.$B$2] / 360 )" office:value-type="float" office:value="-179.006005891361" calcext:value-type="float">
            <text:p>-179.01</text:p>
          </table:table-cell>
          <table:table-cell table:formula="of:=( [.C344] - [.C343] ) / ( 60 / [.$B$2] / 360 )" office:value-type="float" office:value="-692.751110909846" calcext:value-type="float">
            <text:p>-692.75</text:p>
          </table:table-cell>
          <table:table-cell table:formula="of:=KNEEANGLE( [.B$37]; [.C$36]; [.$A344]; [.B$30]; [.B$29]; [.B$27]; [.B344] )" office:value-type="float" office:value="78.5948014961085" calcext:value-type="float">
            <text:p>78.59</text:p>
          </table:table-cell>
          <table:table-cell table:formula="of:=( [.E344] - [.E343] ) / ( 60 / [.$B$2] / 360 )" office:value-type="float" office:value="-217.204743612648" calcext:value-type="float">
            <text:p>-217.20</text:p>
          </table:table-cell>
          <table:table-cell table:formula="of:=( [.F344] - [.F343] ) / ( 60 / [.$B$2] / 360 )" office:value-type="float" office:value="1214.39180126771" calcext:value-type="float">
            <text:p>1,214.39</text:p>
          </table:table-cell>
          <table:table-cell table:number-columns-repeated="3"/>
          <table:table-cell table:formula="of:=HIPANGLE( [.L$37]; [.M$36]; [.$A344]; [.L$30]; [.L$29]; [.L$27]; [.L$28] )" office:value-type="float" office:value="43.0396431559707" calcext:value-type="float">
            <text:p>43.04</text:p>
          </table:table-cell>
          <table:table-cell table:formula="of:=( [.K344] - [.K343] ) / ( 60 / [.$B$2] / 360 )" office:value-type="float" office:value="-181.82296915442" calcext:value-type="float">
            <text:p>-181.82</text:p>
          </table:table-cell>
          <table:table-cell table:formula="of:=( [.L344] - [.L343] ) / ( 60 / [.$B$2] / 360 )" office:value-type="float" office:value="-664.956269812969" calcext:value-type="float">
            <text:p>-664.96</text:p>
          </table:table-cell>
          <table:table-cell table:formula="of:=KNEEANGLE( [.L$37]; [.M$36]; [.$A344]; [.L$30]; [.L$29]; [.L$27]; [.K344] )" office:value-type="float" office:value="78.1218514153739" calcext:value-type="float">
            <text:p>78.12</text:p>
          </table:table-cell>
          <table:table-cell table:formula="of:=( [.N344] - [.N343] ) / ( 60 / [.$B$2] / 360 )" office:value-type="float" office:value="-212.557838639327" calcext:value-type="float">
            <text:p>-212.56</text:p>
          </table:table-cell>
          <table:table-cell table:formula="of:=( [.O344] - [.O343] ) / ( 60 / [.$B$2] / 360 )" office:value-type="float" office:value="1276.12087590901" calcext:value-type="float">
            <text:p>1,276.12</text:p>
          </table:table-cell>
          <table:table-cell table:number-columns-repeated="15"/>
        </table:table-row>
        <table:table-row table:style-name="ro1">
          <table:table-cell office:value-type="float" office:value="305" calcext:value-type="float">
            <text:p>305.00</text:p>
          </table:table-cell>
          <table:table-cell table:formula="of:=HIPANGLE( [.B$37]; [.C$36]; [.$A345]; [.B$30]; [.B$29]; [.B$27]; [.B$28] )" office:value-type="float" office:value="45.060476001273" calcext:value-type="float">
            <text:p>45.06</text:p>
          </table:table-cell>
          <table:table-cell table:formula="of:=( [.B345] - [.B344] ) / ( 60 / [.$B$2] / 360 )" office:value-type="float" office:value="-180.526585595995" calcext:value-type="float">
            <text:p>-180.53</text:p>
          </table:table-cell>
          <table:table-cell table:formula="of:=( [.C345] - [.C344] ) / ( 60 / [.$B$2] / 360 )" office:value-type="float" office:value="-684.260867085058" calcext:value-type="float">
            <text:p>-684.26</text:p>
          </table:table-cell>
          <table:table-cell table:formula="of:=KNEEANGLE( [.B$37]; [.C$36]; [.$A345]; [.B$30]; [.B$29]; [.B$27]; [.B345] )" office:value-type="float" office:value="78.1182643244505" calcext:value-type="float">
            <text:p>78.12</text:p>
          </table:table-cell>
          <table:table-cell table:formula="of:=( [.E345] - [.E344] ) / ( 60 / [.$B$2] / 360 )" office:value-type="float" office:value="-214.441727246098" calcext:value-type="float">
            <text:p>-214.44</text:p>
          </table:table-cell>
          <table:table-cell table:formula="of:=( [.F345] - [.F344] ) / ( 60 / [.$B$2] / 360 )" office:value-type="float" office:value="1243.35736494778" calcext:value-type="float">
            <text:p>1,243.36</text:p>
          </table:table-cell>
          <table:table-cell table:number-columns-repeated="3"/>
          <table:table-cell table:formula="of:=HIPANGLE( [.L$37]; [.M$36]; [.$A345]; [.L$30]; [.L$29]; [.L$27]; [.L$28] )" office:value-type="float" office:value="42.6323593717681" calcext:value-type="float">
            <text:p>42.63</text:p>
          </table:table-cell>
          <table:table-cell table:formula="of:=( [.K345] - [.K344] ) / ( 60 / [.$B$2] / 360 )" office:value-type="float" office:value="-183.277702891156" calcext:value-type="float">
            <text:p>-183.28</text:p>
          </table:table-cell>
          <table:table-cell table:formula="of:=( [.L345] - [.L344] ) / ( 60 / [.$B$2] / 360 )" office:value-type="float" office:value="-654.630181531246" calcext:value-type="float">
            <text:p>-654.63</text:p>
          </table:table-cell>
          <table:table-cell table:formula="of:=KNEEANGLE( [.L$37]; [.M$36]; [.$A345]; [.L$30]; [.L$29]; [.L$27]; [.K345] )" office:value-type="float" office:value="77.6559467513882" calcext:value-type="float">
            <text:p>77.66</text:p>
          </table:table-cell>
          <table:table-cell table:formula="of:=( [.N345] - [.N344] ) / ( 60 / [.$B$2] / 360 )" office:value-type="float" office:value="-209.657098793595" calcext:value-type="float">
            <text:p>-209.66</text:p>
          </table:table-cell>
          <table:table-cell table:formula="of:=( [.O345] - [.O344] ) / ( 60 / [.$B$2] / 360 )" office:value-type="float" office:value="1305.33293057926" calcext:value-type="float">
            <text:p>1,305.33</text:p>
          </table:table-cell>
          <table:table-cell table:number-columns-repeated="15"/>
        </table:table-row>
        <table:table-row table:style-name="ro1">
          <table:table-cell office:value-type="float" office:value="306" calcext:value-type="float">
            <text:p>306.00</text:p>
          </table:table-cell>
          <table:table-cell table:formula="of:=HIPANGLE( [.B$37]; [.C$36]; [.$A346]; [.B$30]; [.B$29]; [.B$27]; [.B$28] )" office:value-type="float" office:value="44.6559733310394" calcext:value-type="float">
            <text:p>44.66</text:p>
          </table:table-cell>
          <table:table-cell table:formula="of:=( [.B346] - [.B345] ) / ( 60 / [.$B$2] / 360 )" office:value-type="float" office:value="-182.026201605103" calcext:value-type="float">
            <text:p>-182.03</text:p>
          </table:table-cell>
          <table:table-cell table:formula="of:=( [.C346] - [.C345] ) / ( 60 / [.$B$2] / 360 )" office:value-type="float" office:value="-674.827204098764" calcext:value-type="float">
            <text:p>-674.83</text:p>
          </table:table-cell>
          <table:table-cell table:formula="of:=KNEEANGLE( [.B$37]; [.C$36]; [.$A346]; [.B$30]; [.B$29]; [.B$27]; [.B346] )" office:value-type="float" office:value="77.6480113209037" calcext:value-type="float">
            <text:p>77.65</text:p>
          </table:table-cell>
          <table:table-cell table:formula="of:=( [.E346] - [.E345] ) / ( 60 / [.$B$2] / 360 )" office:value-type="float" office:value="-211.613851596048" calcext:value-type="float">
            <text:p>-211.61</text:p>
          </table:table-cell>
          <table:table-cell table:formula="of:=( [.F346] - [.F345] ) / ( 60 / [.$B$2] / 360 )" office:value-type="float" office:value="1272.54404252241" calcext:value-type="float">
            <text:p>1,272.54</text:p>
          </table:table-cell>
          <table:table-cell table:number-columns-repeated="3"/>
          <table:table-cell table:formula="of:=HIPANGLE( [.L$37]; [.M$36]; [.$A346]; [.L$30]; [.L$29]; [.L$27]; [.L$28] )" office:value-type="float" office:value="42.2218988684851" calcext:value-type="float">
            <text:p>42.22</text:p>
          </table:table-cell>
          <table:table-cell table:formula="of:=( [.K346] - [.K345] ) / ( 60 / [.$B$2] / 360 )" office:value-type="float" office:value="-184.707226477343" calcext:value-type="float">
            <text:p>-184.71</text:p>
          </table:table-cell>
          <table:table-cell table:formula="of:=( [.L346] - [.L345] ) / ( 60 / [.$B$2] / 360 )" office:value-type="float" office:value="-643.285613783959" calcext:value-type="float">
            <text:p>-643.29</text:p>
          </table:table-cell>
          <table:table-cell table:formula="of:=KNEEANGLE( [.L$37]; [.M$36]; [.$A346]; [.L$30]; [.L$29]; [.L$27]; [.K346] )" office:value-type="float" office:value="77.1966334090748" calcext:value-type="float">
            <text:p>77.20</text:p>
          </table:table-cell>
          <table:table-cell table:formula="of:=( [.N346] - [.N345] ) / ( 60 / [.$B$2] / 360 )" office:value-type="float" office:value="-206.691004041027" calcext:value-type="float">
            <text:p>-206.69</text:p>
          </table:table-cell>
          <table:table-cell table:formula="of:=( [.O346] - [.O345] ) / ( 60 / [.$B$2] / 360 )" office:value-type="float" office:value="1334.7426386558" calcext:value-type="float">
            <text:p>1,334.74</text:p>
          </table:table-cell>
          <table:table-cell table:number-columns-repeated="15"/>
        </table:table-row>
        <table:table-row table:style-name="ro1">
          <table:table-cell office:value-type="float" office:value="307" calcext:value-type="float">
            <text:p>307.00</text:p>
          </table:table-cell>
          <table:table-cell table:formula="of:=HIPANGLE( [.B$37]; [.C$36]; [.$A347]; [.B$30]; [.B$29]; [.B$27]; [.B$28] )" office:value-type="float" office:value="44.2481896395893" calcext:value-type="float">
            <text:p>44.25</text:p>
          </table:table-cell>
          <table:table-cell table:formula="of:=( [.B347] - [.B346] ) / ( 60 / [.$B$2] / 360 )" office:value-type="float" office:value="-183.502661152538" calcext:value-type="float">
            <text:p>-183.50</text:p>
          </table:table-cell>
          <table:table-cell table:formula="of:=( [.C347] - [.C346] ) / ( 60 / [.$B$2] / 360 )" office:value-type="float" office:value="-664.406796345922" calcext:value-type="float">
            <text:p>-664.41</text:p>
          </table:table-cell>
          <table:table-cell table:formula="of:=KNEEANGLE( [.B$37]; [.C$36]; [.$A347]; [.B$30]; [.B$29]; [.B$27]; [.B347] )" office:value-type="float" office:value="77.1841876523938" calcext:value-type="float">
            <text:p>77.18</text:p>
          </table:table-cell>
          <table:table-cell table:formula="of:=( [.E347] - [.E346] ) / ( 60 / [.$B$2] / 360 )" office:value-type="float" office:value="-208.720650829488" calcext:value-type="float">
            <text:p>-208.72</text:p>
          </table:table-cell>
          <table:table-cell table:formula="of:=( [.F347] - [.F346] ) / ( 60 / [.$B$2] / 360 )" office:value-type="float" office:value="1301.9403449518" calcext:value-type="float">
            <text:p>1,301.94</text:p>
          </table:table-cell>
          <table:table-cell table:number-columns-repeated="3"/>
          <table:table-cell table:formula="of:=HIPANGLE( [.L$37]; [.M$36]; [.$A347]; [.L$30]; [.L$29]; [.L$27]; [.L$28] )" office:value-type="float" office:value="41.8083229090418" calcext:value-type="float">
            <text:p>41.81</text:p>
          </table:table-cell>
          <table:table-cell table:formula="of:=( [.K347] - [.K346] ) / ( 60 / [.$B$2] / 360 )" office:value-type="float" office:value="-186.109181749498" calcext:value-type="float">
            <text:p>-186.11</text:p>
          </table:table-cell>
          <table:table-cell table:formula="of:=( [.L347] - [.L346] ) / ( 60 / [.$B$2] / 360 )" office:value-type="float" office:value="-630.879872469734" calcext:value-type="float">
            <text:p>-630.88</text:p>
          </table:table-cell>
          <table:table-cell table:formula="of:=KNEEANGLE( [.L$37]; [.M$36]; [.$A347]; [.L$30]; [.L$29]; [.L$27]; [.K347] )" office:value-type="float" office:value="76.7440575272156" calcext:value-type="float">
            <text:p>76.74</text:p>
          </table:table-cell>
          <table:table-cell table:formula="of:=( [.N347] - [.N346] ) / ( 60 / [.$B$2] / 360 )" office:value-type="float" office:value="-203.659146836635" calcext:value-type="float">
            <text:p>-203.66</text:p>
          </table:table-cell>
          <table:table-cell table:formula="of:=( [.O347] - [.O346] ) / ( 60 / [.$B$2] / 360 )" office:value-type="float" office:value="1364.33574197628" calcext:value-type="float">
            <text:p>1,364.34</text:p>
          </table:table-cell>
          <table:table-cell table:number-columns-repeated="15"/>
        </table:table-row>
        <table:table-row table:style-name="ro1">
          <table:table-cell office:value-type="float" office:value="308" calcext:value-type="float">
            <text:p>308.00</text:p>
          </table:table-cell>
          <table:table-cell table:formula="of:=HIPANGLE( [.B$37]; [.C$36]; [.$A348]; [.B$30]; [.B$29]; [.B$27]; [.B$28] )" office:value-type="float" office:value="43.8371814729657" calcext:value-type="float">
            <text:p>43.84</text:p>
          </table:table-cell>
          <table:table-cell table:formula="of:=( [.B348] - [.B347] ) / ( 60 / [.$B$2] / 360 )" office:value-type="float" office:value="-184.953674980624" calcext:value-type="float">
            <text:p>-184.95</text:p>
          </table:table-cell>
          <table:table-cell table:formula="of:=( [.C348] - [.C347] ) / ( 60 / [.$B$2] / 360 )" office:value-type="float" office:value="-652.956222638785" calcext:value-type="float">
            <text:p>-652.96</text:p>
          </table:table-cell>
          <table:table-cell table:formula="of:=KNEEANGLE( [.B$37]; [.C$36]; [.$A348]; [.B$30]; [.B$29]; [.B$27]; [.B348] )" office:value-type="float" office:value="76.7269394571886" calcext:value-type="float">
            <text:p>76.73</text:p>
          </table:table-cell>
          <table:table-cell table:formula="of:=( [.E348] - [.E347] ) / ( 60 / [.$B$2] / 360 )" office:value-type="float" office:value="-205.761687842319" calcext:value-type="float">
            <text:p>-205.76</text:p>
          </table:table-cell>
          <table:table-cell table:formula="of:=( [.F348] - [.F347] ) / ( 60 / [.$B$2] / 360 )" office:value-type="float" office:value="1331.53334422623" calcext:value-type="float">
            <text:p>1,331.53</text:p>
          </table:table-cell>
          <table:table-cell table:number-columns-repeated="3"/>
          <table:table-cell table:formula="of:=HIPANGLE( [.L$37]; [.M$36]; [.$A348]; [.L$30]; [.L$29]; [.L$27]; [.L$28] )" office:value-type="float" office:value="41.3916982064116" calcext:value-type="float">
            <text:p>41.39</text:p>
          </table:table-cell>
          <table:table-cell table:formula="of:=( [.K348] - [.K347] ) / ( 60 / [.$B$2] / 360 )" office:value-type="float" office:value="-187.481116183604" calcext:value-type="float">
            <text:p>-187.48</text:p>
          </table:table-cell>
          <table:table-cell table:formula="of:=( [.L348] - [.L347] ) / ( 60 / [.$B$2] / 360 )" office:value-type="float" office:value="-617.37049534764" calcext:value-type="float">
            <text:p>-617.37</text:p>
          </table:table-cell>
          <table:table-cell table:formula="of:=KNEEANGLE( [.L$37]; [.M$36]; [.$A348]; [.L$30]; [.L$29]; [.L$27]; [.K348] )" office:value-type="float" office:value="76.2983660723913" calcext:value-type="float">
            <text:p>76.30</text:p>
          </table:table-cell>
          <table:table-cell table:formula="of:=( [.N348] - [.N347] ) / ( 60 / [.$B$2] / 360 )" office:value-type="float" office:value="-200.561154670941" calcext:value-type="float">
            <text:p>-200.56</text:p>
          </table:table-cell>
          <table:table-cell table:formula="of:=( [.O348] - [.O347] ) / ( 60 / [.$B$2] / 360 )" office:value-type="float" office:value="1394.09647456244" calcext:value-type="float">
            <text:p>1,394.10</text:p>
          </table:table-cell>
          <table:table-cell table:number-columns-repeated="15"/>
        </table:table-row>
        <table:table-row table:style-name="ro1">
          <table:table-cell office:value-type="float" office:value="309" calcext:value-type="float">
            <text:p>309.00</text:p>
          </table:table-cell>
          <table:table-cell table:formula="of:=HIPANGLE( [.B$37]; [.C$36]; [.$A349]; [.B$30]; [.B$29]; [.B$27]; [.B$28] )" office:value-type="float" office:value="43.4230106785622" calcext:value-type="float">
            <text:p>43.42</text:p>
          </table:table-cell>
          <table:table-cell table:formula="of:=( [.B349] - [.B348] ) / ( 60 / [.$B$2] / 360 )" office:value-type="float" office:value="-186.37685748157" calcext:value-type="float">
            <text:p>-186.38</text:p>
          </table:table-cell>
          <table:table-cell table:formula="of:=( [.C349] - [.C348] ) / ( 60 / [.$B$2] / 360 )" office:value-type="float" office:value="-640.432125425552" calcext:value-type="float">
            <text:p>-640.43</text:p>
          </table:table-cell>
          <table:table-cell table:formula="of:=KNEEANGLE( [.B$37]; [.C$36]; [.$A349]; [.B$30]; [.B$29]; [.B$27]; [.B349] )" office:value-type="float" office:value="76.2764137737282" calcext:value-type="float">
            <text:p>76.28</text:p>
          </table:table-cell>
          <table:table-cell table:formula="of:=( [.E349] - [.E348] ) / ( 60 / [.$B$2] / 360 )" office:value-type="float" office:value="-202.736557557198" calcext:value-type="float">
            <text:p>-202.74</text:p>
          </table:table-cell>
          <table:table-cell table:formula="of:=( [.F349] - [.F348] ) / ( 60 / [.$B$2] / 360 )" office:value-type="float" office:value="1361.30862830424" calcext:value-type="float">
            <text:p>1,361.31</text:p>
          </table:table-cell>
          <table:table-cell table:number-columns-repeated="3"/>
          <table:table-cell table:formula="of:=HIPANGLE( [.L$37]; [.M$36]; [.$A349]; [.L$30]; [.L$29]; [.L$27]; [.L$28] )" office:value-type="float" office:value="40.9720971312525" calcext:value-type="float">
            <text:p>40.97</text:p>
          </table:table-cell>
          <table:table-cell table:formula="of:=( [.K349] - [.K348] ) / ( 60 / [.$B$2] / 360 )" office:value-type="float" office:value="-188.820483821608" calcext:value-type="float">
            <text:p>-188.82</text:p>
          </table:table-cell>
          <table:table-cell table:formula="of:=( [.L349] - [.L348] ) / ( 60 / [.$B$2] / 360 )" office:value-type="float" office:value="-602.715437101995" calcext:value-type="float">
            <text:p>-602.72</text:p>
          </table:table-cell>
          <table:table-cell table:formula="of:=KNEEANGLE( [.L$37]; [.M$36]; [.$A349]; [.L$30]; [.L$29]; [.L$27]; [.K349] )" office:value-type="float" office:value="75.8597067534844" calcext:value-type="float">
            <text:p>75.86</text:p>
          </table:table-cell>
          <table:table-cell table:formula="of:=( [.N349] - [.N348] ) / ( 60 / [.$B$2] / 360 )" office:value-type="float" office:value="-197.396693508073" calcext:value-type="float">
            <text:p>-197.40</text:p>
          </table:table-cell>
          <table:table-cell table:formula="of:=( [.O349] - [.O348] ) / ( 60 / [.$B$2] / 360 )" office:value-type="float" office:value="1424.00752329053" calcext:value-type="float">
            <text:p>1,424.01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.00</text:p>
          </table:table-cell>
          <table:table-cell table:formula="of:=HIPANGLE( [.B$37]; [.C$36]; [.$A350]; [.B$30]; [.B$29]; [.B$27]; [.B$28] )" office:value-type="float" office:value="43.0057446180597" calcext:value-type="float">
            <text:p>43.01</text:p>
          </table:table-cell>
          <table:table-cell table:formula="of:=( [.B350] - [.B349] ) / ( 60 / [.$B$2] / 360 )" office:value-type="float" office:value="-187.769727226144" calcext:value-type="float">
            <text:p>-187.77</text:p>
          </table:table-cell>
          <table:table-cell table:formula="of:=( [.C350] - [.C349] ) / ( 60 / [.$B$2] / 360 )" office:value-type="float" office:value="-626.79138505807" calcext:value-type="float">
            <text:p>-626.79</text:p>
          </table:table-cell>
          <table:table-cell table:formula="of:=KNEEANGLE( [.B$37]; [.C$36]; [.$A350]; [.B$30]; [.B$29]; [.B$27]; [.B350] )" office:value-type="float" office:value="75.8327584619133" calcext:value-type="float">
            <text:p>75.83</text:p>
          </table:table-cell>
          <table:table-cell table:formula="of:=( [.E350] - [.E349] ) / ( 60 / [.$B$2] / 360 )" office:value-type="float" office:value="-199.644890316702" calcext:value-type="float">
            <text:p>-199.64</text:p>
          </table:table-cell>
          <table:table-cell table:formula="of:=( [.F350] - [.F349] ) / ( 60 / [.$B$2] / 360 )" office:value-type="float" office:value="1391.25025822334" calcext:value-type="float">
            <text:p>1,391.25</text:p>
          </table:table-cell>
          <table:table-cell table:number-columns-repeated="3"/>
          <table:table-cell table:formula="of:=HIPANGLE( [.L$37]; [.M$36]; [.$A350]; [.L$30]; [.L$29]; [.L$27]; [.L$28] )" office:value-type="float" office:value="40.5495979164918" calcext:value-type="float">
            <text:p>40.55</text:p>
          </table:table-cell>
          <table:table-cell table:formula="of:=( [.K350] - [.K349] ) / ( 60 / [.$B$2] / 360 )" office:value-type="float" office:value="-190.124646642276" calcext:value-type="float">
            <text:p>-190.12</text:p>
          </table:table-cell>
          <table:table-cell table:formula="of:=( [.L350] - [.L349] ) / ( 60 / [.$B$2] / 360 )" office:value-type="float" office:value="-586.873269300554" calcext:value-type="float">
            <text:p>-586.87</text:p>
          </table:table-cell>
          <table:table-cell table:formula="of:=KNEEANGLE( [.L$37]; [.M$36]; [.$A350]; [.L$30]; [.L$29]; [.L$27]; [.K350] )" office:value-type="float" office:value="75.4282279283645" calcext:value-type="float">
            <text:p>75.43</text:p>
          </table:table-cell>
          <table:table-cell table:formula="of:=( [.N350] - [.N349] ) / ( 60 / [.$B$2] / 360 )" office:value-type="float" office:value="-194.165471303979" calcext:value-type="float">
            <text:p>-194.17</text:p>
          </table:table-cell>
          <table:table-cell table:formula="of:=( [.O350] - [.O349] ) / ( 60 / [.$B$2] / 360 )" office:value-type="float" office:value="1454.04999184244" calcext:value-type="float">
            <text:p>1,454.05</text:p>
          </table:table-cell>
          <table:table-cell table:number-columns-repeated="15"/>
        </table:table-row>
        <table:table-row table:style-name="ro1">
          <table:table-cell office:value-type="float" office:value="311" calcext:value-type="float">
            <text:p>311.00</text:p>
          </table:table-cell>
          <table:table-cell table:formula="of:=HIPANGLE( [.B$37]; [.C$36]; [.$A351]; [.B$30]; [.B$29]; [.B$27]; [.B$28] )" office:value-type="float" office:value="42.5854563782518" calcext:value-type="float">
            <text:p>42.59</text:p>
          </table:table-cell>
          <table:table-cell table:formula="of:=( [.B351] - [.B350] ) / ( 60 / [.$B$2] / 360 )" office:value-type="float" office:value="-189.129707913527" calcext:value-type="float">
            <text:p>-189.13</text:p>
          </table:table-cell>
          <table:table-cell table:formula="of:=( [.C351] - [.C350] ) / ( 60 / [.$B$2] / 360 )" office:value-type="float" office:value="-611.991309322721" calcext:value-type="float">
            <text:p>-611.99</text:p>
          </table:table-cell>
          <table:table-cell table:formula="of:=KNEEANGLE( [.B$37]; [.C$36]; [.$A351]; [.B$30]; [.B$29]; [.B$27]; [.B351] )" office:value-type="float" office:value="75.3961221166561" calcext:value-type="float">
            <text:p>75.40</text:p>
          </table:table-cell>
          <table:table-cell table:formula="of:=( [.E351] - [.E350] ) / ( 60 / [.$B$2] / 360 )" office:value-type="float" office:value="-196.486355365752" calcext:value-type="float">
            <text:p>-196.49</text:p>
          </table:table-cell>
          <table:table-cell table:formula="of:=( [.F351] - [.F350] ) / ( 60 / [.$B$2] / 360 )" office:value-type="float" office:value="1421.34072792743" calcext:value-type="float">
            <text:p>1,421.34</text:p>
          </table:table-cell>
          <table:table-cell table:number-columns-repeated="3"/>
          <table:table-cell table:formula="of:=HIPANGLE( [.L$37]; [.M$36]; [.$A351]; [.L$30]; [.L$29]; [.L$27]; [.L$28] )" office:value-type="float" office:value="40.1242848578033" calcext:value-type="float">
            <text:p>40.12</text:p>
          </table:table-cell>
          <table:table-cell table:formula="of:=( [.K351] - [.K350] ) / ( 60 / [.$B$2] / 360 )" office:value-type="float" office:value="-191.390876409861" calcext:value-type="float">
            <text:p>-191.39</text:p>
          </table:table-cell>
          <table:table-cell table:formula="of:=( [.L351] - [.L350] ) / ( 60 / [.$B$2] / 360 )" office:value-type="float" office:value="-569.803395413366" calcext:value-type="float">
            <text:p>-569.80</text:p>
          </table:table-cell>
          <table:table-cell table:formula="of:=KNEEANGLE( [.L$37]; [.M$36]; [.$A351]; [.L$30]; [.L$29]; [.L$27]; [.K351] )" office:value-type="float" office:value="75.0040785025953" calcext:value-type="float">
            <text:p>75.00</text:p>
          </table:table-cell>
          <table:table-cell table:formula="of:=( [.N351] - [.N350] ) / ( 60 / [.$B$2] / 360 )" office:value-type="float" office:value="-190.867241596147" calcext:value-type="float">
            <text:p>-190.87</text:p>
          </table:table-cell>
          <table:table-cell table:formula="of:=( [.O351] - [.O350] ) / ( 60 / [.$B$2] / 360 )" office:value-type="float" office:value="1484.20336852439" calcext:value-type="float">
            <text:p>1,484.20</text:p>
          </table:table-cell>
          <table:table-cell table:number-columns-repeated="15"/>
        </table:table-row>
        <table:table-row table:style-name="ro1">
          <table:table-cell office:value-type="float" office:value="312" calcext:value-type="float">
            <text:p>312.00</text:p>
          </table:table-cell>
          <table:table-cell table:formula="of:=HIPANGLE( [.B$37]; [.C$36]; [.$A352]; [.B$30]; [.B$29]; [.B$27]; [.B$28] )" office:value-type="float" office:value="42.1622249787506" calcext:value-type="float">
            <text:p>42.16</text:p>
          </table:table-cell>
          <table:table-cell table:formula="of:=( [.B352] - [.B351] ) / ( 60 / [.$B$2] / 360 )" office:value-type="float" office:value="-190.454129775542" calcext:value-type="float">
            <text:p>-190.45</text:p>
          </table:table-cell>
          <table:table-cell table:formula="of:=( [.C352] - [.C351] ) / ( 60 / [.$B$2] / 360 )" office:value-type="float" office:value="-595.989837906654" calcext:value-type="float">
            <text:p>-595.99</text:p>
          </table:table-cell>
          <table:table-cell table:formula="of:=KNEEANGLE( [.B$37]; [.C$36]; [.$A352]; [.B$30]; [.B$29]; [.B$27]; [.B352] )" office:value-type="float" office:value="74.9666539735118" calcext:value-type="float">
            <text:p>74.97</text:p>
          </table:table-cell>
          <table:table-cell table:formula="of:=( [.E352] - [.E351] ) / ( 60 / [.$B$2] / 360 )" office:value-type="float" office:value="-193.260664414899" calcext:value-type="float">
            <text:p>-193.26</text:p>
          </table:table-cell>
          <table:table-cell table:formula="of:=( [.F352] - [.F351] ) / ( 60 / [.$B$2] / 360 )" office:value-type="float" office:value="1451.56092788397" calcext:value-type="float">
            <text:p>1,451.56</text:p>
          </table:table-cell>
          <table:table-cell table:number-columns-repeated="3"/>
          <table:table-cell table:formula="of:=HIPANGLE( [.L$37]; [.M$36]; [.$A352]; [.L$30]; [.L$29]; [.L$27]; [.L$28] )" office:value-type="float" office:value="39.6962485088422" calcext:value-type="float">
            <text:p>39.70</text:p>
          </table:table-cell>
          <table:table-cell table:formula="of:=( [.K352] - [.K351] ) / ( 60 / [.$B$2] / 360 )" office:value-type="float" office:value="-192.61635703247" calcext:value-type="float">
            <text:p>-192.62</text:p>
          </table:table-cell>
          <table:table-cell table:formula="of:=( [.L352] - [.L351] ) / ( 60 / [.$B$2] / 360 )" office:value-type="float" office:value="-551.466280173838" calcext:value-type="float">
            <text:p>-551.47</text:p>
          </table:table-cell>
          <table:table-cell table:formula="of:=KNEEANGLE( [.L$37]; [.M$36]; [.$A352]; [.L$30]; [.L$29]; [.L$27]; [.K352] )" office:value-type="float" office:value="74.5874078200292" calcext:value-type="float">
            <text:p>74.59</text:p>
          </table:table-cell>
          <table:table-cell table:formula="of:=( [.N352] - [.N351] ) / ( 60 / [.$B$2] / 360 )" office:value-type="float" office:value="-187.501807154748" calcext:value-type="float">
            <text:p>-187.50</text:p>
          </table:table-cell>
          <table:table-cell table:formula="of:=( [.O352] - [.O351] ) / ( 60 / [.$B$2] / 360 )" office:value-type="float" office:value="1514.44549862951" calcext:value-type="float">
            <text:p>1,514.45</text:p>
          </table:table-cell>
          <table:table-cell table:number-columns-repeated="15"/>
        </table:table-row>
        <table:table-row table:style-name="ro1">
          <table:table-cell office:value-type="float" office:value="313" calcext:value-type="float">
            <text:p>313.00</text:p>
          </table:table-cell>
          <table:table-cell table:formula="of:=HIPANGLE( [.B$37]; [.C$36]; [.$A353]; [.B$30]; [.B$29]; [.B$27]; [.B$28] )" office:value-type="float" office:value="41.7361355754854" calcext:value-type="float">
            <text:p>41.74</text:p>
          </table:table-cell>
          <table:table-cell table:formula="of:=( [.B353] - [.B352] ) / ( 60 / [.$B$2] / 360 )" office:value-type="float" office:value="-191.740231469338" calcext:value-type="float">
            <text:p>-191.74</text:p>
          </table:table-cell>
          <table:table-cell table:formula="of:=( [.C353] - [.C352] ) / ( 60 / [.$B$2] / 360 )" office:value-type="float" office:value="-578.745762207937" calcext:value-type="float">
            <text:p>-578.75</text:p>
          </table:table-cell>
          <table:table-cell table:formula="of:=KNEEANGLE( [.B$37]; [.C$36]; [.$A353]; [.B$30]; [.B$29]; [.B$27]; [.B353] )" office:value-type="float" office:value="74.5445038062317" calcext:value-type="float">
            <text:p>74.54</text:p>
          </table:table-cell>
          <table:table-cell table:formula="of:=( [.E353] - [.E352] ) / ( 60 / [.$B$2] / 360 )" office:value-type="float" office:value="-189.967575276062" calcext:value-type="float">
            <text:p>-189.97</text:p>
          </table:table-cell>
          <table:table-cell table:formula="of:=( [.F353] - [.F352] ) / ( 60 / [.$B$2] / 360 )" office:value-type="float" office:value="1481.89011247688" calcext:value-type="float">
            <text:p>1,481.89</text:p>
          </table:table-cell>
          <table:table-cell table:number-columns-repeated="3"/>
          <table:table-cell table:formula="of:=HIPANGLE( [.L$37]; [.M$36]; [.$A353]; [.L$30]; [.L$29]; [.L$27]; [.L$28] )" office:value-type="float" office:value="39.2655858700381" calcext:value-type="float">
            <text:p>39.27</text:p>
          </table:table-cell>
          <table:table-cell table:formula="of:=( [.K353] - [.K352] ) / ( 60 / [.$B$2] / 360 )" office:value-type="float" office:value="-193.798187461842" calcext:value-type="float">
            <text:p>-193.80</text:p>
          </table:table-cell>
          <table:table-cell table:formula="of:=( [.L353] - [.L352] ) / ( 60 / [.$B$2] / 360 )" office:value-type="float" office:value="-531.823693217675" calcext:value-type="float">
            <text:p>-531.82</text:p>
          </table:table-cell>
          <table:table-cell table:formula="of:=KNEEANGLE( [.L$37]; [.M$36]; [.$A353]; [.L$30]; [.L$29]; [.L$27]; [.K353] )" office:value-type="float" office:value="74.1783655451787" calcext:value-type="float">
            <text:p>74.18</text:p>
          </table:table-cell>
          <table:table-cell table:formula="of:=( [.N353] - [.N352] ) / ( 60 / [.$B$2] / 360 )" office:value-type="float" office:value="-184.069023682696" calcext:value-type="float">
            <text:p>-184.07</text:p>
          </table:table-cell>
          <table:table-cell table:formula="of:=( [.O353] - [.O352] ) / ( 60 / [.$B$2] / 360 )" office:value-type="float" office:value="1544.75256242346" calcext:value-type="float">
            <text:p>1,544.75</text:p>
          </table:table-cell>
          <table:table-cell table:number-columns-repeated="15"/>
        </table:table-row>
        <table:table-row table:style-name="ro1">
          <table:table-cell office:value-type="float" office:value="314" calcext:value-type="float">
            <text:p>314.00</text:p>
          </table:table-cell>
          <table:table-cell table:formula="of:=HIPANGLE( [.B$37]; [.C$36]; [.$A354]; [.B$30]; [.B$29]; [.B$27]; [.B$28] )" office:value-type="float" office:value="41.3072796588367" calcext:value-type="float">
            <text:p>41.31</text:p>
          </table:table-cell>
          <table:table-cell table:formula="of:=( [.B354] - [.B353] ) / ( 60 / [.$B$2] / 360 )" office:value-type="float" office:value="-192.985162491931" calcext:value-type="float">
            <text:p>-192.99</text:p>
          </table:table-cell>
          <table:table-cell table:formula="of:=( [.C354] - [.C353] ) / ( 60 / [.$B$2] / 360 )" office:value-type="float" office:value="-560.218960167116" calcext:value-type="float">
            <text:p>-560.22</text:p>
          </table:table-cell>
          <table:table-cell table:formula="of:=KNEEANGLE( [.B$37]; [.C$36]; [.$A354]; [.B$30]; [.B$29]; [.B$27]; [.B354] )" office:value-type="float" office:value="74.1298218160981" calcext:value-type="float">
            <text:p>74.13</text:p>
          </table:table-cell>
          <table:table-cell table:formula="of:=( [.E354] - [.E353] ) / ( 60 / [.$B$2] / 360 )" office:value-type="float" office:value="-186.606895560121" calcext:value-type="float">
            <text:p>-186.61</text:p>
          </table:table-cell>
          <table:table-cell table:formula="of:=( [.F354] - [.F353] ) / ( 60 / [.$B$2] / 360 )" office:value-type="float" office:value="1512.30587217334" calcext:value-type="float">
            <text:p>1,512.31</text:p>
          </table:table-cell>
          <table:table-cell table:number-columns-repeated="3"/>
          <table:table-cell table:formula="of:=HIPANGLE( [.L$37]; [.M$36]; [.$A354]; [.L$30]; [.L$29]; [.L$27]; [.L$28] )" office:value-type="float" office:value="38.8324005696705" calcext:value-type="float">
            <text:p>38.83</text:p>
          </table:table-cell>
          <table:table-cell table:formula="of:=( [.K354] - [.K353] ) / ( 60 / [.$B$2] / 360 )" office:value-type="float" office:value="-194.933385165422" calcext:value-type="float">
            <text:p>-194.93</text:p>
          </table:table-cell>
          <table:table-cell table:formula="of:=( [.L354] - [.L353] ) / ( 60 / [.$B$2] / 360 )" office:value-type="float" office:value="-510.838966610893" calcext:value-type="float">
            <text:p>-510.84</text:p>
          </table:table-cell>
          <table:table-cell table:formula="of:=KNEEANGLE( [.L$37]; [.M$36]; [.$A354]; [.L$30]; [.L$29]; [.L$27]; [.K354] )" office:value-type="float" office:value="73.7771015372832" calcext:value-type="float">
            <text:p>73.78</text:p>
          </table:table-cell>
          <table:table-cell table:formula="of:=( [.N354] - [.N353] ) / ( 60 / [.$B$2] / 360 )" office:value-type="float" office:value="-180.568803552984" calcext:value-type="float">
            <text:p>-180.57</text:p>
          </table:table-cell>
          <table:table-cell table:formula="of:=( [.O354] - [.O353] ) / ( 60 / [.$B$2] / 360 )" office:value-type="float" office:value="1575.09905837031" calcext:value-type="float">
            <text:p>1,575.10</text:p>
          </table:table-cell>
          <table:table-cell table:number-columns-repeated="15"/>
        </table:table-row>
        <table:table-row table:style-name="ro1">
          <table:table-cell office:value-type="float" office:value="315" calcext:value-type="float">
            <text:p>315.00</text:p>
          </table:table-cell>
          <table:table-cell table:formula="of:=HIPANGLE( [.B$37]; [.C$36]; [.$A355]; [.B$30]; [.B$29]; [.B$27]; [.B$28] )" office:value-type="float" office:value="40.8757552451736" calcext:value-type="float">
            <text:p>40.88</text:p>
          </table:table-cell>
          <table:table-cell table:formula="of:=( [.B355] - [.B354] ) / ( 60 / [.$B$2] / 360 )" office:value-type="float" office:value="-194.185986148375" calcext:value-type="float">
            <text:p>-194.19</text:p>
          </table:table-cell>
          <table:table-cell table:formula="of:=( [.C355] - [.C354] ) / ( 60 / [.$B$2] / 360 )" office:value-type="float" office:value="-540.370645399666" calcext:value-type="float">
            <text:p>-540.37</text:p>
          </table:table-cell>
          <table:table-cell table:formula="of:=KNEEANGLE( [.B$37]; [.C$36]; [.$A355]; [.B$30]; [.B$29]; [.B$27]; [.B355] )" office:value-type="float" office:value="73.722758512933" calcext:value-type="float">
            <text:p>73.72</text:p>
          </table:table-cell>
          <table:table-cell table:formula="of:=( [.E355] - [.E354] ) / ( 60 / [.$B$2] / 360 )" office:value-type="float" office:value="-183.178486424283" calcext:value-type="float">
            <text:p>-183.18</text:p>
          </table:table-cell>
          <table:table-cell table:formula="of:=( [.F355] - [.F354] ) / ( 60 / [.$B$2] / 360 )" office:value-type="float" office:value="1542.78411112678" calcext:value-type="float">
            <text:p>1,542.78</text:p>
          </table:table-cell>
          <table:table-cell table:number-columns-repeated="3"/>
          <table:table-cell table:formula="of:=HIPANGLE( [.L$37]; [.M$36]; [.$A355]; [.L$30]; [.L$29]; [.L$27]; [.L$28] )" office:value-type="float" office:value="38.3968030358958" calcext:value-type="float">
            <text:p>38.40</text:p>
          </table:table-cell>
          <table:table-cell table:formula="of:=( [.K355] - [.K354] ) / ( 60 / [.$B$2] / 360 )" office:value-type="float" office:value="-196.018890198626" calcext:value-type="float">
            <text:p>-196.02</text:p>
          </table:table-cell>
          <table:table-cell table:formula="of:=( [.L355] - [.L354] ) / ( 60 / [.$B$2] / 360 )" office:value-type="float" office:value="-488.47726494196" calcext:value-type="float">
            <text:p>-488.48</text:p>
          </table:table-cell>
          <table:table-cell table:formula="of:=KNEEANGLE( [.L$37]; [.M$36]; [.$A355]; [.L$30]; [.L$29]; [.L$27]; [.K355] )" office:value-type="float" office:value="73.3837657160227" calcext:value-type="float">
            <text:p>73.38</text:p>
          </table:table-cell>
          <table:table-cell table:formula="of:=( [.N355] - [.N354] ) / ( 60 / [.$B$2] / 360 )" office:value-type="float" office:value="-177.001119567222" calcext:value-type="float">
            <text:p>-177.00</text:p>
          </table:table-cell>
          <table:table-cell table:formula="of:=( [.O355] - [.O354] ) / ( 60 / [.$B$2] / 360 )" office:value-type="float" office:value="1605.457793593" calcext:value-type="float">
            <text:p>1,605.46</text:p>
          </table:table-cell>
          <table:table-cell table:number-columns-repeated="15"/>
        </table:table-row>
        <table:table-row table:style-name="ro1">
          <table:table-cell office:value-type="float" office:value="316" calcext:value-type="float">
            <text:p>316.00</text:p>
          </table:table-cell>
          <table:table-cell table:formula="of:=HIPANGLE( [.B$37]; [.C$36]; [.$A356]; [.B$30]; [.B$29]; [.B$27]; [.B$28] )" office:value-type="float" office:value="40.4416670604951" calcext:value-type="float">
            <text:p>40.44</text:p>
          </table:table-cell>
          <table:table-cell table:formula="of:=( [.B356] - [.B355] ) / ( 60 / [.$B$2] / 360 )" office:value-type="float" office:value="-195.339683105364" calcext:value-type="float">
            <text:p>-195.34</text:p>
          </table:table-cell>
          <table:table-cell table:formula="of:=( [.C356] - [.C355] ) / ( 60 / [.$B$2] / 360 )" office:value-type="float" office:value="-519.163630644997" calcext:value-type="float">
            <text:p>-519.16</text:p>
          </table:table-cell>
          <table:table-cell table:formula="of:=KNEEANGLE( [.B$37]; [.C$36]; [.$A356]; [.B$30]; [.B$29]; [.B$27]; [.B356] )" office:value-type="float" office:value="73.3234645876972" calcext:value-type="float">
            <text:p>73.32</text:p>
          </table:table-cell>
          <table:table-cell table:formula="of:=( [.E356] - [.E355] ) / ( 60 / [.$B$2] / 360 )" office:value-type="float" office:value="-179.682266356146" calcext:value-type="float">
            <text:p>-179.68</text:p>
          </table:table-cell>
          <table:table-cell table:formula="of:=( [.F356] - [.F355] ) / ( 60 / [.$B$2] / 360 )" office:value-type="float" office:value="1573.29903066167" calcext:value-type="float">
            <text:p>1,573.30</text:p>
          </table:table-cell>
          <table:table-cell table:number-columns-repeated="3"/>
          <table:table-cell table:formula="of:=HIPANGLE( [.L$37]; [.M$36]; [.$A356]; [.L$30]; [.L$29]; [.L$27]; [.L$28] )" office:value-type="float" office:value="37.9589106583306" calcext:value-type="float">
            <text:p>37.96</text:p>
          </table:table-cell>
          <table:table-cell table:formula="of:=( [.K356] - [.K355] ) / ( 60 / [.$B$2] / 360 )" office:value-type="float" office:value="-197.05156990432" calcext:value-type="float">
            <text:p>-197.05</text:p>
          </table:table-cell>
          <table:table-cell table:formula="of:=( [.L356] - [.L355] ) / ( 60 / [.$B$2] / 360 )" office:value-type="float" office:value="-464.705867562169" calcext:value-type="float">
            <text:p>-464.71</text:p>
          </table:table-cell>
          <table:table-cell table:formula="of:=KNEEANGLE( [.L$37]; [.M$36]; [.$A356]; [.L$30]; [.L$29]; [.L$27]; [.K356] )" office:value-type="float" office:value="72.9985079188668" calcext:value-type="float">
            <text:p>73.00</text:p>
          </table:table-cell>
          <table:table-cell table:formula="of:=( [.N356] - [.N355] ) / ( 60 / [.$B$2] / 360 )" office:value-type="float" office:value="-173.366008720168" calcext:value-type="float">
            <text:p>-173.37</text:p>
          </table:table-cell>
          <table:table-cell table:formula="of:=( [.O356] - [.O355] ) / ( 60 / [.$B$2] / 360 )" office:value-type="float" office:value="1635.79988117402" calcext:value-type="float">
            <text:p>1,635.80</text:p>
          </table:table-cell>
          <table:table-cell table:number-columns-repeated="15"/>
        </table:table-row>
        <table:table-row table:style-name="ro1">
          <table:table-cell office:value-type="float" office:value="317" calcext:value-type="float">
            <text:p>317.00</text:p>
          </table:table-cell>
          <table:table-cell table:formula="of:=HIPANGLE( [.B$37]; [.C$36]; [.$A357]; [.B$30]; [.B$29]; [.B$27]; [.B$28] )" office:value-type="float" office:value="40.0051267148094" calcext:value-type="float">
            <text:p>40.01</text:p>
          </table:table-cell>
          <table:table-cell table:formula="of:=( [.B357] - [.B356] ) / ( 60 / [.$B$2] / 360 )" office:value-type="float" office:value="-196.443155558546" calcext:value-type="float">
            <text:p>-196.44</text:p>
          </table:table-cell>
          <table:table-cell table:formula="of:=( [.C357] - [.C356] ) / ( 60 / [.$B$2] / 360 )" office:value-type="float" office:value="-496.562603931814" calcext:value-type="float">
            <text:p>-496.56</text:p>
          </table:table-cell>
          <table:table-cell table:formula="of:=KNEEANGLE( [.B$37]; [.C$36]; [.$A357]; [.B$30]; [.B$29]; [.B$27]; [.B357] )" office:value-type="float" office:value="72.9320907766327" calcext:value-type="float">
            <text:p>72.93</text:p>
          </table:table-cell>
          <table:table-cell table:formula="of:=( [.E357] - [.E356] ) / ( 60 / [.$B$2] / 360 )" office:value-type="float" office:value="-176.118214979017" calcext:value-type="float">
            <text:p>-176.12</text:p>
          </table:table-cell>
          <table:table-cell table:formula="of:=( [.F357] - [.F356] ) / ( 60 / [.$B$2] / 360 )" office:value-type="float" office:value="1603.8231197081" calcext:value-type="float">
            <text:p>1,603.82</text:p>
          </table:table-cell>
          <table:table-cell table:number-columns-repeated="3"/>
          <table:table-cell table:formula="of:=HIPANGLE( [.L$37]; [.M$36]; [.$A357]; [.L$30]; [.L$29]; [.L$27]; [.L$28] )" office:value-type="float" office:value="37.5188479377457" calcext:value-type="float">
            <text:p>37.52</text:p>
          </table:table-cell>
          <table:table-cell table:formula="of:=( [.K357] - [.K356] ) / ( 60 / [.$B$2] / 360 )" office:value-type="float" office:value="-198.028224263204" calcext:value-type="float">
            <text:p>-198.03</text:p>
          </table:table-cell>
          <table:table-cell table:formula="of:=( [.L357] - [.L356] ) / ( 60 / [.$B$2] / 360 )" office:value-type="float" office:value="-439.494461497745" calcext:value-type="float">
            <text:p>-439.49</text:p>
          </table:table-cell>
          <table:table-cell table:formula="of:=KNEEANGLE( [.L$37]; [.M$36]; [.$A357]; [.L$30]; [.L$29]; [.L$27]; [.K357] )" office:value-type="float" office:value="72.6214777500837" calcext:value-type="float">
            <text:p>72.62</text:p>
          </table:table-cell>
          <table:table-cell table:formula="of:=( [.N357] - [.N356] ) / ( 60 / [.$B$2] / 360 )" office:value-type="float" office:value="-169.663575952373" calcext:value-type="float">
            <text:p>-169.66</text:p>
          </table:table-cell>
          <table:table-cell table:formula="of:=( [.O357] - [.O356] ) / ( 60 / [.$B$2] / 360 )" office:value-type="float" office:value="1666.09474550796" calcext:value-type="float">
            <text:p>1,666.09</text:p>
          </table:table-cell>
          <table:table-cell table:number-columns-repeated="15"/>
        </table:table-row>
        <table:table-row table:style-name="ro1">
          <table:table-cell office:value-type="float" office:value="318" calcext:value-type="float">
            <text:p>318.00</text:p>
          </table:table-cell>
          <table:table-cell table:formula="of:=HIPANGLE( [.B$37]; [.C$36]; [.$A358]; [.B$30]; [.B$29]; [.B$27]; [.B$28] )" office:value-type="float" office:value="39.5662528658276" calcext:value-type="float">
            <text:p>39.57</text:p>
          </table:table-cell>
          <table:table-cell table:formula="of:=( [.B358] - [.B357] ) / ( 60 / [.$B$2] / 360 )" office:value-type="float" office:value="-197.493232041829" calcext:value-type="float">
            <text:p>-197.49</text:p>
          </table:table-cell>
          <table:table-cell table:formula="of:=( [.C358] - [.C357] ) / ( 60 / [.$B$2] / 360 )" office:value-type="float" office:value="-472.534417477526" calcext:value-type="float">
            <text:p>-472.53</text:p>
          </table:table-cell>
          <table:table-cell table:formula="of:=KNEEANGLE( [.B$37]; [.C$36]; [.$A358]; [.B$30]; [.B$29]; [.B$27]; [.B358] )" office:value-type="float" office:value="72.5487877169378" calcext:value-type="float">
            <text:p>72.55</text:p>
          </table:table-cell>
          <table:table-cell table:formula="of:=( [.E358] - [.E357] ) / ( 60 / [.$B$2] / 360 )" office:value-type="float" office:value="-172.486376862697" calcext:value-type="float">
            <text:p>-172.49</text:p>
          </table:table-cell>
          <table:table-cell table:formula="of:=( [.F358] - [.F357] ) / ( 60 / [.$B$2] / 360 )" office:value-type="float" office:value="1634.32715234425" calcext:value-type="float">
            <text:p>1,634.33</text:p>
          </table:table-cell>
          <table:table-cell table:number-columns-repeated="3"/>
          <table:table-cell table:formula="of:=HIPANGLE( [.L$37]; [.M$36]; [.$A358]; [.L$30]; [.L$29]; [.L$27]; [.L$28] )" office:value-type="float" office:value="37.0767466223788" calcext:value-type="float">
            <text:p>37.08</text:p>
          </table:table-cell>
          <table:table-cell table:formula="of:=( [.K358] - [.K357] ) / ( 60 / [.$B$2] / 360 )" office:value-type="float" office:value="-198.945591915104" calcext:value-type="float">
            <text:p>-198.95</text:p>
          </table:table-cell>
          <table:table-cell table:formula="of:=( [.L358] - [.L357] ) / ( 60 / [.$B$2] / 360 )" office:value-type="float" office:value="-412.815443355055" calcext:value-type="float">
            <text:p>-412.82</text:p>
          </table:table-cell>
          <table:table-cell table:formula="of:=KNEEANGLE( [.L$37]; [.M$36]; [.$A358]; [.L$30]; [.L$29]; [.L$27]; [.K358] )" office:value-type="float" office:value="72.2528244214806" calcext:value-type="float">
            <text:p>72.25</text:p>
          </table:table-cell>
          <table:table-cell table:formula="of:=( [.N358] - [.N357] ) / ( 60 / [.$B$2] / 360 )" office:value-type="float" office:value="-165.893997871409" calcext:value-type="float">
            <text:p>-165.89</text:p>
          </table:table-cell>
          <table:table-cell table:formula="of:=( [.O358] - [.O357] ) / ( 60 / [.$B$2] / 360 )" office:value-type="float" office:value="1696.31013643389" calcext:value-type="float">
            <text:p>1,696.31</text:p>
          </table:table-cell>
          <table:table-cell table:number-columns-repeated="15"/>
        </table:table-row>
        <table:table-row table:style-name="ro1">
          <table:table-cell office:value-type="float" office:value="319" calcext:value-type="float">
            <text:p>319.00</text:p>
          </table:table-cell>
          <table:table-cell table:formula="of:=HIPANGLE( [.B$37]; [.C$36]; [.$A359]; [.B$30]; [.B$29]; [.B$27]; [.B$28] )" office:value-type="float" office:value="39.1251713704912" calcext:value-type="float">
            <text:p>39.13</text:p>
          </table:table-cell>
          <table:table-cell table:formula="of:=( [.B359] - [.B358] ) / ( 60 / [.$B$2] / 360 )" office:value-type="float" office:value="-198.486672901366" calcext:value-type="float">
            <text:p>-198.49</text:p>
          </table:table-cell>
          <table:table-cell table:formula="of:=( [.C359] - [.C358] ) / ( 60 / [.$B$2] / 360 )" office:value-type="float" office:value="-447.04838679183" calcext:value-type="float">
            <text:p>-447.05</text:p>
          </table:table-cell>
          <table:table-cell table:formula="of:=KNEEANGLE( [.B$37]; [.C$36]; [.$A359]; [.B$30]; [.B$29]; [.B$27]; [.B359] )" office:value-type="float" office:value="72.1737057940028" calcext:value-type="float">
            <text:p>72.17</text:p>
          </table:table-cell>
          <table:table-cell table:formula="of:=( [.E359] - [.E358] ) / ( 60 / [.$B$2] / 360 )" office:value-type="float" office:value="-168.786865320735" calcext:value-type="float">
            <text:p>-168.79</text:p>
          </table:table-cell>
          <table:table-cell table:formula="of:=( [.F359] - [.F358] ) / ( 60 / [.$B$2] / 360 )" office:value-type="float" office:value="1664.78019388265" calcext:value-type="float">
            <text:p>1,664.78</text:p>
          </table:table-cell>
          <table:table-cell table:number-columns-repeated="3"/>
          <table:table-cell table:formula="of:=HIPANGLE( [.L$37]; [.M$36]; [.$A359]; [.L$30]; [.L$29]; [.L$27]; [.L$28] )" office:value-type="float" office:value="36.6327458293379" calcext:value-type="float">
            <text:p>36.63</text:p>
          </table:table-cell>
          <table:table-cell table:formula="of:=( [.K359] - [.K358] ) / ( 60 / [.$B$2] / 360 )" office:value-type="float" office:value="-199.800356868408" calcext:value-type="float">
            <text:p>-199.80</text:p>
          </table:table-cell>
          <table:table-cell table:formula="of:=( [.L359] - [.L358] ) / ( 60 / [.$B$2] / 360 )" office:value-type="float" office:value="-384.644228986761" calcext:value-type="float">
            <text:p>-384.64</text:p>
          </table:table-cell>
          <table:table-cell table:formula="of:=KNEEANGLE( [.L$37]; [.M$36]; [.$A359]; [.L$30]; [.L$29]; [.L$27]; [.K359] )" office:value-type="float" office:value="71.8926965849884" calcext:value-type="float">
            <text:p>71.89</text:p>
          </table:table-cell>
          <table:table-cell table:formula="of:=( [.N359] - [.N358] ) / ( 60 / [.$B$2] / 360 )" office:value-type="float" office:value="-162.057526421489" calcext:value-type="float">
            <text:p>-162.06</text:p>
          </table:table-cell>
          <table:table-cell table:formula="of:=( [.O359] - [.O358] ) / ( 60 / [.$B$2] / 360 )" office:value-type="float" office:value="1726.41215246411" calcext:value-type="float">
            <text:p>1,726.41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.00</text:p>
          </table:table-cell>
          <table:table-cell table:formula="of:=HIPANGLE( [.B$37]; [.C$36]; [.$A360]; [.B$30]; [.B$29]; [.B$27]; [.B$28] )" office:value-type="float" office:value="38.6820154228105" calcext:value-type="float">
            <text:p>38.68</text:p>
          </table:table-cell>
          <table:table-cell table:formula="of:=( [.B360] - [.B359] ) / ( 60 / [.$B$2] / 360 )" office:value-type="float" office:value="-199.420176456287" calcext:value-type="float">
            <text:p>-199.42</text:p>
          </table:table-cell>
          <table:table-cell table:formula="of:=( [.C360] - [.C359] ) / ( 60 / [.$B$2] / 360 )" office:value-type="float" office:value="-420.076599714119" calcext:value-type="float">
            <text:p>-420.08</text:p>
          </table:table-cell>
          <table:table-cell table:formula="of:=KNEEANGLE( [.B$37]; [.C$36]; [.$A360]; [.B$30]; [.B$29]; [.B$27]; [.B360] )" office:value-type="float" office:value="71.8069949802796" calcext:value-type="float">
            <text:p>71.81</text:p>
          </table:table-cell>
          <table:table-cell table:formula="of:=( [.E360] - [.E359] ) / ( 60 / [.$B$2] / 360 )" office:value-type="float" office:value="-165.019866175428" calcext:value-type="float">
            <text:p>-165.02</text:p>
          </table:table-cell>
          <table:table-cell table:formula="of:=( [.F360] - [.F359] ) / ( 60 / [.$B$2] / 360 )" office:value-type="float" office:value="1695.14961538823" calcext:value-type="float">
            <text:p>1,695.15</text:p>
          </table:table-cell>
          <table:table-cell table:number-columns-repeated="3"/>
          <table:table-cell table:formula="of:=HIPANGLE( [.L$37]; [.M$36]; [.$A360]; [.L$30]; [.L$29]; [.L$27]; [.L$28] )" office:value-type="float" office:value="36.1869921495395" calcext:value-type="float">
            <text:p>36.19</text:p>
          </table:table-cell>
          <table:table-cell table:formula="of:=( [.K360] - [.K359] ) / ( 60 / [.$B$2] / 360 )" office:value-type="float" office:value="-200.589155909315" calcext:value-type="float">
            <text:p>-200.59</text:p>
          </table:table-cell>
          <table:table-cell table:formula="of:=( [.L360] - [.L359] ) / ( 60 / [.$B$2] / 360 )" office:value-type="float" office:value="-354.959568408333" calcext:value-type="float">
            <text:p>-354.96</text:p>
          </table:table-cell>
          <table:table-cell table:formula="of:=KNEEANGLE( [.L$37]; [.M$36]; [.$A360]; [.L$30]; [.L$29]; [.L$27]; [.K360] )" office:value-type="float" office:value="71.5412421572571" calcext:value-type="float">
            <text:p>71.54</text:p>
          </table:table-cell>
          <table:table-cell table:formula="of:=( [.N360] - [.N359] ) / ( 60 / [.$B$2] / 360 )" office:value-type="float" office:value="-158.15449247909" calcext:value-type="float">
            <text:p>-158.15</text:p>
          </table:table-cell>
          <table:table-cell table:formula="of:=( [.O360] - [.O359] ) / ( 60 / [.$B$2] / 360 )" office:value-type="float" office:value="1756.36527407914" calcext:value-type="float">
            <text:p>1,756.37</text:p>
          </table:table-cell>
          <table:table-cell table:number-columns-repeated="15"/>
        </table:table-row>
        <table:table-row table:style-name="ro1">
          <table:table-cell office:value-type="float" office:value="321" calcext:value-type="float">
            <text:p>321.00</text:p>
          </table:table-cell>
          <table:table-cell table:formula="of:=HIPANGLE( [.B$37]; [.C$36]; [.$A361]; [.B$30]; [.B$29]; [.B$27]; [.B$28] )" office:value-type="float" office:value="38.2369256764504" calcext:value-type="float">
            <text:p>38.24</text:p>
          </table:table-cell>
          <table:table-cell table:formula="of:=( [.B361] - [.B360] ) / ( 60 / [.$B$2] / 360 )" office:value-type="float" office:value="-200.290385862072" calcext:value-type="float">
            <text:p>-200.29</text:p>
          </table:table-cell>
          <table:table-cell table:formula="of:=( [.C361] - [.C360] ) / ( 60 / [.$B$2] / 360 )" office:value-type="float" office:value="-391.594232603533" calcext:value-type="float">
            <text:p>-391.59</text:p>
          </table:table-cell>
          <table:table-cell table:formula="of:=KNEEANGLE( [.B$37]; [.C$36]; [.$A361]; [.B$30]; [.B$29]; [.B$27]; [.B361] )" office:value-type="float" office:value="71.4488046659044" calcext:value-type="float">
            <text:p>71.45</text:p>
          </table:table-cell>
          <table:table-cell table:formula="of:=( [.E361] - [.E360] ) / ( 60 / [.$B$2] / 360 )" office:value-type="float" office:value="-161.185641468856" calcext:value-type="float">
            <text:p>-161.19</text:p>
          </table:table-cell>
          <table:table-cell table:formula="of:=( [.F361] - [.F360] ) / ( 60 / [.$B$2] / 360 )" office:value-type="float" office:value="1725.40111795744" calcext:value-type="float">
            <text:p>1,725.40</text:p>
          </table:table-cell>
          <table:table-cell table:number-columns-repeated="3"/>
          <table:table-cell table:formula="of:=HIPANGLE( [.L$37]; [.M$36]; [.$A361]; [.L$30]; [.L$29]; [.L$27]; [.L$28] )" office:value-type="float" office:value="35.7396397346092" calcext:value-type="float">
            <text:p>35.74</text:p>
          </table:table-cell>
          <table:table-cell table:formula="of:=( [.K361] - [.K360] ) / ( 60 / [.$B$2] / 360 )" office:value-type="float" office:value="-201.3085867186" calcext:value-type="float">
            <text:p>-201.31</text:p>
          </table:table-cell>
          <table:table-cell table:formula="of:=( [.L361] - [.L360] ) / ( 60 / [.$B$2] / 360 )" office:value-type="float" office:value="-323.743864178046" calcext:value-type="float">
            <text:p>-323.74</text:p>
          </table:table-cell>
          <table:table-cell table:formula="of:=KNEEANGLE( [.L$37]; [.M$36]; [.$A361]; [.L$30]; [.L$29]; [.L$27]; [.K361] )" office:value-type="float" office:value="71.1986081364763" calcext:value-type="float">
            <text:p>71.20</text:p>
          </table:table-cell>
          <table:table-cell table:formula="of:=( [.N361] - [.N360] ) / ( 60 / [.$B$2] / 360 )" office:value-type="float" office:value="-154.185309351344" calcext:value-type="float">
            <text:p>-154.19</text:p>
          </table:table-cell>
          <table:table-cell table:formula="of:=( [.O361] - [.O360] ) / ( 60 / [.$B$2] / 360 )" office:value-type="float" office:value="1786.13240748597" calcext:value-type="float">
            <text:p>1,786.13</text:p>
          </table:table-cell>
          <table:table-cell table:number-columns-repeated="15"/>
        </table:table-row>
        <table:table-row table:style-name="ro1">
          <table:table-cell office:value-type="float" office:value="322" calcext:value-type="float">
            <text:p>322.00</text:p>
          </table:table-cell>
          <table:table-cell table:formula="of:=HIPANGLE( [.B$37]; [.C$36]; [.$A362]; [.B$30]; [.B$29]; [.B$27]; [.B$28] )" office:value-type="float" office:value="37.790050350474" calcext:value-type="float">
            <text:p>37.79</text:p>
          </table:table-cell>
          <table:table-cell table:formula="of:=( [.B362] - [.B361] ) / ( 60 / [.$B$2] / 360 )" office:value-type="float" office:value="-201.093896689374" calcext:value-type="float">
            <text:p>-201.09</text:p>
          </table:table-cell>
          <table:table-cell table:formula="of:=( [.C362] - [.C361] ) / ( 60 / [.$B$2] / 360 )" office:value-type="float" office:value="-361.579872285596" calcext:value-type="float">
            <text:p>-361.58</text:p>
          </table:table-cell>
          <table:table-cell table:formula="of:=KNEEANGLE( [.B$37]; [.C$36]; [.$A362]; [.B$30]; [.B$29]; [.B$27]; [.B362] )" office:value-type="float" office:value="71.0992834812431" calcext:value-type="float">
            <text:p>71.10</text:p>
          </table:table-cell>
          <table:table-cell table:formula="of:=( [.E362] - [.E361] ) / ( 60 / [.$B$2] / 360 )" office:value-type="float" office:value="-157.284533097604" calcext:value-type="float">
            <text:p>-157.28</text:p>
          </table:table-cell>
          <table:table-cell table:formula="of:=( [.F362] - [.F361] ) / ( 60 / [.$B$2] / 360 )" office:value-type="float" office:value="1755.49876706356" calcext:value-type="float">
            <text:p>1,755.50</text:p>
          </table:table-cell>
          <table:table-cell table:number-columns-repeated="3"/>
          <table:table-cell table:formula="of:=HIPANGLE( [.L$37]; [.M$36]; [.$A362]; [.L$30]; [.L$29]; [.L$27]; [.L$28] )" office:value-type="float" office:value="35.2908503641718" calcext:value-type="float">
            <text:p>35.29</text:p>
          </table:table-cell>
          <table:table-cell table:formula="of:=( [.K362] - [.K361] ) / ( 60 / [.$B$2] / 360 )" office:value-type="float" office:value="-201.955216696822" calcext:value-type="float">
            <text:p>-201.96</text:p>
          </table:table-cell>
          <table:table-cell table:formula="of:=( [.L362] - [.L361] ) / ( 60 / [.$B$2] / 360 )" office:value-type="float" office:value="-290.983490199821" calcext:value-type="float">
            <text:p>-290.98</text:p>
          </table:table-cell>
          <table:table-cell table:formula="of:=KNEEANGLE( [.L$37]; [.M$36]; [.$A362]; [.L$30]; [.L$29]; [.L$27]; [.K362] )" office:value-type="float" office:value="70.8649404116935" calcext:value-type="float">
            <text:p>70.86</text:p>
          </table:table-cell>
          <table:table-cell table:formula="of:=( [.N362] - [.N361] ) / ( 60 / [.$B$2] / 360 )" office:value-type="float" office:value="-150.150476152279" calcext:value-type="float">
            <text:p>-150.15</text:p>
          </table:table-cell>
          <table:table-cell table:formula="of:=( [.O362] - [.O361] ) / ( 60 / [.$B$2] / 360 )" office:value-type="float" office:value="1815.67493957925" calcext:value-type="float">
            <text:p>1,815.67</text:p>
          </table:table-cell>
          <table:table-cell table:number-columns-repeated="15"/>
        </table:table-row>
        <table:table-row table:style-name="ro1">
          <table:table-cell office:value-type="float" office:value="323" calcext:value-type="float">
            <text:p>323.00</text:p>
          </table:table-cell>
          <table:table-cell table:formula="of:=HIPANGLE( [.B$37]; [.C$36]; [.$A363]; [.B$30]; [.B$29]; [.B$27]; [.B$28] )" office:value-type="float" office:value="37.341545316641" calcext:value-type="float">
            <text:p>37.34</text:p>
          </table:table-cell>
          <table:table-cell table:formula="of:=( [.B363] - [.B362] ) / ( 60 / [.$B$2] / 360 )" office:value-type="float" office:value="-201.827265224863" calcext:value-type="float">
            <text:p>-201.83</text:p>
          </table:table-cell>
          <table:table-cell table:formula="of:=( [.C363] - [.C362] ) / ( 60 / [.$B$2] / 360 )" office:value-type="float" office:value="-330.015840970373" calcext:value-type="float">
            <text:p>-330.02</text:p>
          </table:table-cell>
          <table:table-cell table:formula="of:=KNEEANGLE( [.B$37]; [.C$36]; [.$A363]; [.B$30]; [.B$29]; [.B$27]; [.B363] )" office:value-type="float" office:value="70.7585791115827" calcext:value-type="float">
            <text:p>70.76</text:p>
          </table:table-cell>
          <table:table-cell table:formula="of:=( [.E363] - [.E362] ) / ( 60 / [.$B$2] / 360 )" office:value-type="float" office:value="-153.316966347148" calcext:value-type="float">
            <text:p>-153.32</text:p>
          </table:table-cell>
          <table:table-cell table:formula="of:=( [.F363] - [.F362] ) / ( 60 / [.$B$2] / 360 )" office:value-type="float" office:value="1785.40503770492" calcext:value-type="float">
            <text:p>1,785.41</text:p>
          </table:table-cell>
          <table:table-cell table:number-columns-repeated="3"/>
          <table:table-cell table:formula="of:=HIPANGLE( [.L$37]; [.M$36]; [.$A363]; [.L$30]; [.L$29]; [.L$27]; [.L$28] )" office:value-type="float" office:value="34.8407934919621" calcext:value-type="float">
            <text:p>34.84</text:p>
          </table:table-cell>
          <table:table-cell table:formula="of:=( [.K363] - [.K362] ) / ( 60 / [.$B$2] / 360 )" office:value-type="float" office:value="-202.5255924944" calcext:value-type="float">
            <text:p>-202.53</text:p>
          </table:table-cell>
          <table:table-cell table:formula="of:=( [.L363] - [.L362] ) / ( 60 / [.$B$2] / 360 )" office:value-type="float" office:value="-256.669108910283" calcext:value-type="float">
            <text:p>-256.67</text:p>
          </table:table-cell>
          <table:table-cell table:formula="of:=KNEEANGLE( [.L$37]; [.M$36]; [.$A363]; [.L$30]; [.L$29]; [.L$27]; [.K363] )" office:value-type="float" office:value="70.5403835649565" calcext:value-type="float">
            <text:p>70.54</text:p>
          </table:table-cell>
          <table:table-cell table:formula="of:=( [.N363] - [.N362] ) / ( 60 / [.$B$2] / 360 )" office:value-type="float" office:value="-146.050581031668" calcext:value-type="float">
            <text:p>-146.05</text:p>
          </table:table-cell>
          <table:table-cell table:formula="of:=( [.O363] - [.O362] ) / ( 60 / [.$B$2] / 360 )" office:value-type="float" office:value="1844.95280427509" calcext:value-type="float">
            <text:p>1,844.95</text:p>
          </table:table-cell>
          <table:table-cell table:number-columns-repeated="15"/>
        </table:table-row>
        <table:table-row table:style-name="ro1">
          <table:table-cell office:value-type="float" office:value="324" calcext:value-type="float">
            <text:p>324.00</text:p>
          </table:table-cell>
          <table:table-cell table:formula="of:=HIPANGLE( [.B$37]; [.C$36]; [.$A364]; [.B$30]; [.B$29]; [.B$27]; [.B$28] )" office:value-type="float" office:value="36.8915741666501" calcext:value-type="float">
            <text:p>36.89</text:p>
          </table:table-cell>
          <table:table-cell table:formula="of:=( [.B364] - [.B363] ) / ( 60 / [.$B$2] / 360 )" office:value-type="float" office:value="-202.487017495899" calcext:value-type="float">
            <text:p>-202.49</text:p>
          </table:table-cell>
          <table:table-cell table:formula="of:=( [.C364] - [.C363] ) / ( 60 / [.$B$2] / 360 )" office:value-type="float" office:value="-296.888521966103" calcext:value-type="float">
            <text:p>-296.89</text:p>
          </table:table-cell>
          <table:table-cell table:formula="of:=KNEEANGLE( [.B$37]; [.C$36]; [.$A364]; [.B$30]; [.B$29]; [.B$27]; [.B364] )" office:value-type="float" office:value="70.4268381042471" calcext:value-type="float">
            <text:p>70.43</text:p>
          </table:table-cell>
          <table:table-cell table:formula="of:=( [.E364] - [.E363] ) / ( 60 / [.$B$2] / 360 )" office:value-type="float" office:value="-149.283453301037" calcext:value-type="float">
            <text:p>-149.28</text:p>
          </table:table-cell>
          <table:table-cell table:formula="of:=( [.F364] - [.F363] ) / ( 60 / [.$B$2] / 360 )" office:value-type="float" office:value="1815.08087075024" calcext:value-type="float">
            <text:p>1,815.08</text:p>
          </table:table-cell>
          <table:table-cell table:number-columns-repeated="3"/>
          <table:table-cell table:formula="of:=HIPANGLE( [.L$37]; [.M$36]; [.$A364]; [.L$30]; [.L$29]; [.L$27]; [.L$28] )" office:value-type="float" office:value="34.3896462692195" calcext:value-type="float">
            <text:p>34.39</text:p>
          </table:table-cell>
          <table:table-cell table:formula="of:=( [.K364] - [.K363] ) / ( 60 / [.$B$2] / 360 )" office:value-type="float" office:value="-203.01625023414" calcext:value-type="float">
            <text:p>-203.02</text:p>
          </table:table-cell>
          <table:table-cell table:formula="of:=( [.L364] - [.L363] ) / ( 60 / [.$B$2] / 360 )" office:value-type="float" office:value="-220.795982883122" calcext:value-type="float">
            <text:p>-220.80</text:p>
          </table:table-cell>
          <table:table-cell table:formula="of:=KNEEANGLE( [.L$37]; [.M$36]; [.$A364]; [.L$30]; [.L$29]; [.L$27]; [.K364] )" office:value-type="float" office:value="70.2250806666697" calcext:value-type="float">
            <text:p>70.23</text:p>
          </table:table-cell>
          <table:table-cell table:formula="of:=( [.N364] - [.N363] ) / ( 60 / [.$B$2] / 360 )" office:value-type="float" office:value="-141.886304229055" calcext:value-type="float">
            <text:p>-141.89</text:p>
          </table:table-cell>
          <table:table-cell table:formula="of:=( [.O364] - [.O363] ) / ( 60 / [.$B$2] / 360 )" office:value-type="float" office:value="1873.92456117582" calcext:value-type="float">
            <text:p>1,873.92</text:p>
          </table:table-cell>
          <table:table-cell table:number-columns-repeated="15"/>
        </table:table-row>
        <table:table-row table:style-name="ro1">
          <table:table-cell office:value-type="float" office:value="325" calcext:value-type="float">
            <text:p>325.00</text:p>
          </table:table-cell>
          <table:table-cell table:formula="of:=HIPANGLE( [.B$37]; [.C$36]; [.$A365]; [.B$30]; [.B$29]; [.B$27]; [.B$28] )" office:value-type="float" office:value="36.4403082577314" calcext:value-type="float">
            <text:p>36.44</text:p>
          </table:table-cell>
          <table:table-cell table:formula="of:=( [.B365] - [.B364] ) / ( 60 / [.$B$2] / 360 )" office:value-type="float" office:value="-203.069659013424" calcext:value-type="float">
            <text:p>-203.07</text:p>
          </table:table-cell>
          <table:table-cell table:formula="of:=( [.C365] - [.C364] ) / ( 60 / [.$B$2] / 360 )" office:value-type="float" office:value="-262.188682886399" calcext:value-type="float">
            <text:p>-262.19</text:p>
          </table:table-cell>
          <table:table-cell table:formula="of:=KNEEANGLE( [.B$37]; [.C$36]; [.$A365]; [.B$30]; [.B$29]; [.B$27]; [.B365] )" office:value-type="float" office:value="70.1042056684738" calcext:value-type="float">
            <text:p>70.10</text:p>
          </table:table-cell>
          <table:table-cell table:formula="of:=( [.E365] - [.E364] ) / ( 60 / [.$B$2] / 360 )" office:value-type="float" office:value="-145.184596097998" calcext:value-type="float">
            <text:p>-145.18</text:p>
          </table:table-cell>
          <table:table-cell table:formula="of:=( [.F365] - [.F364] ) / ( 60 / [.$B$2] / 360 )" office:value-type="float" office:value="1844.48574136738" calcext:value-type="float">
            <text:p>1,844.49</text:p>
          </table:table-cell>
          <table:table-cell table:number-columns-repeated="3"/>
          <table:table-cell table:formula="of:=HIPANGLE( [.L$37]; [.M$36]; [.$A365]; [.L$30]; [.L$29]; [.L$27]; [.L$28] )" office:value-type="float" office:value="33.9375935438662" calcext:value-type="float">
            <text:p>33.94</text:p>
          </table:table-cell>
          <table:table-cell table:formula="of:=( [.K365] - [.K364] ) / ( 60 / [.$B$2] / 360 )" office:value-type="float" office:value="-203.423726409009" calcext:value-type="float">
            <text:p>-203.42</text:p>
          </table:table-cell>
          <table:table-cell table:formula="of:=( [.L365] - [.L364] ) / ( 60 / [.$B$2] / 360 )" office:value-type="float" office:value="-183.364278691052" calcext:value-type="float">
            <text:p>-183.36</text:p>
          </table:table-cell>
          <table:table-cell table:formula="of:=KNEEANGLE( [.L$37]; [.M$36]; [.$A365]; [.L$30]; [.L$29]; [.L$27]; [.K365] )" office:value-type="float" office:value="69.919173064611" calcext:value-type="float">
            <text:p>69.92</text:p>
          </table:table-cell>
          <table:table-cell table:formula="of:=( [.N365] - [.N364] ) / ( 60 / [.$B$2] / 360 )" office:value-type="float" office:value="-137.658420926381" calcext:value-type="float">
            <text:p>-137.66</text:p>
          </table:table-cell>
          <table:table-cell table:formula="of:=( [.O365] - [.O364] ) / ( 60 / [.$B$2] / 360 )" office:value-type="float" office:value="1902.54748620308" calcext:value-type="float">
            <text:p>1,902.55</text:p>
          </table:table-cell>
          <table:table-cell table:number-columns-repeated="15"/>
        </table:table-row>
        <table:table-row table:style-name="ro1">
          <table:table-cell office:value-type="float" office:value="326" calcext:value-type="float">
            <text:p>326.00</text:p>
          </table:table-cell>
          <table:table-cell table:formula="of:=HIPANGLE( [.B$37]; [.C$36]; [.$A366]; [.B$30]; [.B$29]; [.B$27]; [.B$28] )" office:value-type="float" office:value="35.9879267350165" calcext:value-type="float">
            <text:p>35.99</text:p>
          </table:table-cell>
          <table:table-cell table:formula="of:=( [.B366] - [.B365] ) / ( 60 / [.$B$2] / 360 )" office:value-type="float" office:value="-203.571685221686" calcext:value-type="float">
            <text:p>-203.57</text:p>
          </table:table-cell>
          <table:table-cell table:formula="of:=( [.C366] - [.C365] ) / ( 60 / [.$B$2] / 360 )" office:value-type="float" office:value="-225.911793717917" calcext:value-type="float">
            <text:p>-225.91</text:p>
          </table:table-cell>
          <table:table-cell table:formula="of:=KNEEANGLE( [.B$37]; [.C$36]; [.$A366]; [.B$30]; [.B$29]; [.B$27]; [.B366] )" office:value-type="float" office:value="69.7908254684505" calcext:value-type="float">
            <text:p>69.79</text:p>
          </table:table-cell>
          <table:table-cell table:formula="of:=( [.E366] - [.E365] ) / ( 60 / [.$B$2] / 360 )" office:value-type="float" office:value="-141.021090010486" calcext:value-type="float">
            <text:p>-141.02</text:p>
          </table:table-cell>
          <table:table-cell table:formula="of:=( [.F366] - [.F365] ) / ( 60 / [.$B$2] / 360 )" office:value-type="float" office:value="1873.57773938022" calcext:value-type="float">
            <text:p>1,873.58</text:p>
          </table:table-cell>
          <table:table-cell table:number-columns-repeated="3"/>
          <table:table-cell table:formula="of:=HIPANGLE( [.L$37]; [.M$36]; [.$A366]; [.L$30]; [.L$29]; [.L$27]; [.L$28] )" office:value-type="float" office:value="33.484827834026" calcext:value-type="float">
            <text:p>33.48</text:p>
          </table:table-cell>
          <table:table-cell table:formula="of:=( [.K366] - [.K365] ) / ( 60 / [.$B$2] / 360 )" office:value-type="float" office:value="-203.744569428068" calcext:value-type="float">
            <text:p>-203.74</text:p>
          </table:table-cell>
          <table:table-cell table:formula="of:=( [.L366] - [.L365] ) / ( 60 / [.$B$2] / 360 )" office:value-type="float" office:value="-144.379358576217" calcext:value-type="float">
            <text:p>-144.38</text:p>
          </table:table-cell>
          <table:table-cell table:formula="of:=KNEEANGLE( [.L$37]; [.M$36]; [.$A366]; [.L$30]; [.L$29]; [.L$27]; [.K366] )" office:value-type="float" office:value="69.6228001671211" calcext:value-type="float">
            <text:p>69.62</text:p>
          </table:table-cell>
          <table:table-cell table:formula="of:=( [.N366] - [.N365] ) / ( 60 / [.$B$2] / 360 )" office:value-type="float" office:value="-133.367803870495" calcext:value-type="float">
            <text:p>-133.37</text:p>
          </table:table-cell>
          <table:table-cell table:formula="of:=( [.O366] - [.O365] ) / ( 60 / [.$B$2] / 360 )" office:value-type="float" office:value="1930.77767514893" calcext:value-type="float">
            <text:p>1,930.78</text:p>
          </table:table-cell>
          <table:table-cell table:number-columns-repeated="15"/>
        </table:table-row>
        <table:table-row table:style-name="ro1">
          <table:table-cell office:value-type="float" office:value="327" calcext:value-type="float">
            <text:p>327.00</text:p>
          </table:table-cell>
          <table:table-cell table:formula="of:=HIPANGLE( [.B$37]; [.C$36]; [.$A367]; [.B$30]; [.B$29]; [.B$27]; [.B$28] )" office:value-type="float" office:value="35.5346165291612" calcext:value-type="float">
            <text:p>35.53</text:p>
          </table:table-cell>
          <table:table-cell table:formula="of:=( [.B367] - [.B366] ) / ( 60 / [.$B$2] / 360 )" office:value-type="float" office:value="-203.989592634886" calcext:value-type="float">
            <text:p>-203.99</text:p>
          </table:table-cell>
          <table:table-cell table:formula="of:=( [.C367] - [.C366] ) / ( 60 / [.$B$2] / 360 )" office:value-type="float" office:value="-188.058335939871" calcext:value-type="float">
            <text:p>-188.06</text:p>
          </table:table-cell>
          <table:table-cell table:formula="of:=KNEEANGLE( [.B$37]; [.C$36]; [.$A367]; [.B$30]; [.B$29]; [.B$27]; [.B367] )" office:value-type="float" office:value="69.4868394099705" calcext:value-type="float">
            <text:p>69.49</text:p>
          </table:table-cell>
          <table:table-cell table:formula="of:=( [.E367] - [.E366] ) / ( 60 / [.$B$2] / 360 )" office:value-type="float" office:value="-136.793726316009" calcext:value-type="float">
            <text:p>-136.79</text:p>
          </table:table-cell>
          <table:table-cell table:formula="of:=( [.F367] - [.F366] ) / ( 60 / [.$B$2] / 360 )" office:value-type="float" office:value="1902.31366251467" calcext:value-type="float">
            <text:p>1,902.31</text:p>
          </table:table-cell>
          <table:table-cell table:number-columns-repeated="3"/>
          <table:table-cell table:formula="of:=HIPANGLE( [.L$37]; [.M$36]; [.$A367]; [.L$30]; [.L$29]; [.L$27]; [.L$28] )" office:value-type="float" office:value="33.0315492745209" calcext:value-type="float">
            <text:p>33.03</text:p>
          </table:table-cell>
          <table:table-cell table:formula="of:=( [.K367] - [.K366] ) / ( 60 / [.$B$2] / 360 )" office:value-type="float" office:value="-203.975351777292" calcext:value-type="float">
            <text:p>-203.98</text:p>
          </table:table-cell>
          <table:table-cell table:formula="of:=( [.L367] - [.L366] ) / ( 60 / [.$B$2] / 360 )" office:value-type="float" office:value="-103.85205715103" calcext:value-type="float">
            <text:p>-103.85</text:p>
          </table:table-cell>
          <table:table-cell table:formula="of:=KNEEANGLE( [.L$37]; [.M$36]; [.$A367]; [.L$30]; [.L$29]; [.L$27]; [.K367] )" office:value-type="float" office:value="69.3360992210371" calcext:value-type="float">
            <text:p>69.34</text:p>
          </table:table-cell>
          <table:table-cell table:formula="of:=( [.N367] - [.N366] ) / ( 60 / [.$B$2] / 360 )" office:value-type="float" office:value="-129.015425737786" calcext:value-type="float">
            <text:p>-129.02</text:p>
          </table:table-cell>
          <table:table-cell table:formula="of:=( [.O367] - [.O366] ) / ( 60 / [.$B$2] / 360 )" office:value-type="float" office:value="1958.570159719" calcext:value-type="float">
            <text:p>1,958.57</text:p>
          </table:table-cell>
          <table:table-cell table:number-columns-repeated="15"/>
        </table:table-row>
        <table:table-row table:style-name="ro1">
          <table:table-cell office:value-type="float" office:value="328" calcext:value-type="float">
            <text:p>328.00</text:p>
          </table:table-cell>
          <table:table-cell table:formula="of:=HIPANGLE( [.B$37]; [.C$36]; [.$A368]; [.B$30]; [.B$29]; [.B$27]; [.B$28] )" office:value-type="float" office:value="35.0805723277529" calcext:value-type="float">
            <text:p>35.08</text:p>
          </table:table-cell>
          <table:table-cell table:formula="of:=( [.B368] - [.B367] ) / ( 60 / [.$B$2] / 360 )" office:value-type="float" office:value="-204.319890633752" calcext:value-type="float">
            <text:p>-204.32</text:p>
          </table:table-cell>
          <table:table-cell table:formula="of:=( [.C368] - [.C367] ) / ( 60 / [.$B$2] / 360 )" office:value-type="float" office:value="-148.634099489406" calcext:value-type="float">
            <text:p>-148.63</text:p>
          </table:table-cell>
          <table:table-cell table:formula="of:=KNEEANGLE( [.B$37]; [.C$36]; [.$A368]; [.B$30]; [.B$29]; [.B$27]; [.B368] )" office:value-type="float" office:value="69.1923874212302" calcext:value-type="float">
            <text:p>69.19</text:p>
          </table:table-cell>
          <table:table-cell table:formula="of:=( [.E368] - [.E367] ) / ( 60 / [.$B$2] / 360 )" office:value-type="float" office:value="-132.503394933093" calcext:value-type="float">
            <text:p>-132.50</text:p>
          </table:table-cell>
          <table:table-cell table:formula="of:=( [.F368] - [.F367] ) / ( 60 / [.$B$2] / 360 )" office:value-type="float" office:value="1930.6491223124" calcext:value-type="float">
            <text:p>1,930.65</text:p>
          </table:table-cell>
          <table:table-cell table:number-columns-repeated="3"/>
          <table:table-cell table:formula="of:=HIPANGLE( [.L$37]; [.M$36]; [.$A368]; [.L$30]; [.L$29]; [.L$27]; [.L$28] )" office:value-type="float" office:value="32.5779655350717" calcext:value-type="float">
            <text:p>32.58</text:p>
          </table:table-cell>
          <table:table-cell table:formula="of:=( [.K368] - [.K367] ) / ( 60 / [.$B$2] / 360 )" office:value-type="float" office:value="-204.112682752163" calcext:value-type="float">
            <text:p>-204.11</text:p>
          </table:table-cell>
          <table:table-cell table:formula="of:=( [.L368] - [.L367] ) / ( 60 / [.$B$2] / 360 )" office:value-type="float" office:value="-61.7989386916904" calcext:value-type="float">
            <text:p>-61.80</text:p>
          </table:table-cell>
          <table:table-cell table:formula="of:=KNEEANGLE( [.L$37]; [.M$36]; [.$A368]; [.L$30]; [.L$29]; [.L$27]; [.K368] )" office:value-type="float" office:value="69.0592050850097" calcext:value-type="float">
            <text:p>69.06</text:p>
          </table:table-cell>
          <table:table-cell table:formula="of:=( [.N368] - [.N367] ) / ( 60 / [.$B$2] / 360 )" office:value-type="float" office:value="-124.602361212334" calcext:value-type="float">
            <text:p>-124.60</text:p>
          </table:table-cell>
          <table:table-cell table:formula="of:=( [.O368] - [.O367] ) / ( 60 / [.$B$2] / 360 )" office:value-type="float" office:value="1985.87903645336" calcext:value-type="float">
            <text:p>1,985.88</text:p>
          </table:table-cell>
          <table:table-cell table:number-columns-repeated="15"/>
        </table:table-row>
        <table:table-row table:style-name="ro1">
          <table:table-cell office:value-type="float" office:value="329" calcext:value-type="float">
            <text:p>329.00</text:p>
          </table:table-cell>
          <table:table-cell table:formula="of:=HIPANGLE( [.B$37]; [.C$36]; [.$A369]; [.B$30]; [.B$29]; [.B$27]; [.B$28] )" office:value-type="float" office:value="34.6259965191157" calcext:value-type="float">
            <text:p>34.63</text:p>
          </table:table-cell>
          <table:table-cell table:formula="of:=( [.B369] - [.B368] ) / ( 60 / [.$B$2] / 360 )" office:value-type="float" office:value="-204.559113886725" calcext:value-type="float">
            <text:p>-204.56</text:p>
          </table:table-cell>
          <table:table-cell table:formula="of:=( [.C369] - [.C368] ) / ( 60 / [.$B$2] / 360 )" office:value-type="float" office:value="-107.65046383798" calcext:value-type="float">
            <text:p>-107.65</text:p>
          </table:table-cell>
          <table:table-cell table:formula="of:=KNEEANGLE( [.B$37]; [.C$36]; [.$A369]; [.B$30]; [.B$29]; [.B$27]; [.B369] )" office:value-type="float" office:value="68.9076072283565" calcext:value-type="float">
            <text:p>68.91</text:p>
          </table:table-cell>
          <table:table-cell table:formula="of:=( [.E369] - [.E368] ) / ( 60 / [.$B$2] / 360 )" office:value-type="float" office:value="-128.151086793183" calcext:value-type="float">
            <text:p>-128.15</text:p>
          </table:table-cell>
          <table:table-cell table:formula="of:=( [.F369] - [.F368] ) / ( 60 / [.$B$2] / 360 )" office:value-type="float" office:value="1958.53866295956" calcext:value-type="float">
            <text:p>1,958.54</text:p>
          </table:table-cell>
          <table:table-cell table:number-columns-repeated="3"/>
          <table:table-cell table:formula="of:=HIPANGLE( [.L$37]; [.M$36]; [.$A369]; [.L$30]; [.L$29]; [.L$27]; [.L$28] )" office:value-type="float" office:value="32.1242917090451" calcext:value-type="float">
            <text:p>32.12</text:p>
          </table:table-cell>
          <table:table-cell table:formula="of:=( [.K369] - [.K368] ) / ( 60 / [.$B$2] / 360 )" office:value-type="float" office:value="-204.153221711955" calcext:value-type="float">
            <text:p>-204.15</text:p>
          </table:table-cell>
          <table:table-cell table:formula="of:=( [.L369] - [.L368] ) / ( 60 / [.$B$2] / 360 )" office:value-type="float" office:value="-18.242531906516" calcext:value-type="float">
            <text:p>-18.24</text:p>
          </table:table-cell>
          <table:table-cell table:formula="of:=KNEEANGLE( [.L$37]; [.M$36]; [.$A369]; [.L$30]; [.L$29]; [.L$27]; [.K369] )" office:value-type="float" office:value="68.7922499988989" calcext:value-type="float">
            <text:p>68.79</text:p>
          </table:table-cell>
          <table:table-cell table:formula="of:=( [.N369] - [.N368] ) / ( 60 / [.$B$2] / 360 )" office:value-type="float" office:value="-120.129788749833" calcext:value-type="float">
            <text:p>-120.13</text:p>
          </table:table-cell>
          <table:table-cell table:formula="of:=( [.O369] - [.O368] ) / ( 60 / [.$B$2] / 360 )" office:value-type="float" office:value="2012.65760812515" calcext:value-type="float">
            <text:p>2,012.6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.00</text:p>
          </table:table-cell>
          <table:table-cell table:formula="of:=HIPANGLE( [.B$37]; [.C$36]; [.$A370]; [.B$30]; [.B$29]; [.B$27]; [.B$28] )" office:value-type="float" office:value="34.171099107224" calcext:value-type="float">
            <text:p>34.17</text:p>
          </table:table-cell>
          <table:table-cell table:formula="of:=( [.B370] - [.B369] ) / ( 60 / [.$B$2] / 360 )" office:value-type="float" office:value="-204.703835351278" calcext:value-type="float">
            <text:p>-204.70</text:p>
          </table:table-cell>
          <table:table-cell table:formula="of:=( [.C370] - [.C369] ) / ( 60 / [.$B$2] / 360 )" office:value-type="float" office:value="-65.1246590488697" calcext:value-type="float">
            <text:p>-65.12</text:p>
          </table:table-cell>
          <table:table-cell table:formula="of:=KNEEANGLE( [.B$37]; [.C$36]; [.$A370]; [.B$30]; [.B$29]; [.B$27]; [.B370] )" office:value-type="float" office:value="68.6326341263133" calcext:value-type="float">
            <text:p>68.63</text:p>
          </table:table-cell>
          <table:table-cell table:formula="of:=( [.E370] - [.E369] ) / ( 60 / [.$B$2] / 360 )" office:value-type="float" office:value="-123.737895919436" calcext:value-type="float">
            <text:p>-123.74</text:p>
          </table:table-cell>
          <table:table-cell table:formula="of:=( [.F370] - [.F369] ) / ( 60 / [.$B$2] / 360 )" office:value-type="float" office:value="1985.93589318612" calcext:value-type="float">
            <text:p>1,985.94</text:p>
          </table:table-cell>
          <table:table-cell table:number-columns-repeated="3"/>
          <table:table-cell table:formula="of:=HIPANGLE( [.L$37]; [.M$36]; [.$A370]; [.L$30]; [.L$29]; [.L$27]; [.L$28] )" office:value-type="float" office:value="31.6707501717223" calcext:value-type="float">
            <text:p>31.67</text:p>
          </table:table-cell>
          <table:table-cell table:formula="of:=( [.K370] - [.K369] ) / ( 60 / [.$B$2] / 360 )" office:value-type="float" office:value="-204.093691795288" calcext:value-type="float">
            <text:p>-204.09</text:p>
          </table:table-cell>
          <table:table-cell table:formula="of:=( [.L370] - [.L369] ) / ( 60 / [.$B$2] / 360 )" office:value-type="float" office:value="26.7884624999468" calcext:value-type="float">
            <text:p>26.79</text:p>
          </table:table-cell>
          <table:table-cell table:formula="of:=KNEEANGLE( [.L$37]; [.M$36]; [.$A370]; [.L$30]; [.L$29]; [.L$27]; [.K370] )" office:value-type="float" office:value="68.5353633500107" calcext:value-type="float">
            <text:p>68.54</text:p>
          </table:table-cell>
          <table:table-cell table:formula="of:=( [.N370] - [.N369] ) / ( 60 / [.$B$2] / 360 )" office:value-type="float" office:value="-115.598991999715" calcext:value-type="float">
            <text:p>-115.60</text:p>
          </table:table-cell>
          <table:table-cell table:formula="of:=( [.O370] - [.O369] ) / ( 60 / [.$B$2] / 360 )" office:value-type="float" office:value="2038.85853755345" calcext:value-type="float">
            <text:p>2,038.86</text:p>
          </table:table-cell>
          <table:table-cell table:number-columns-repeated="15"/>
        </table:table-row>
        <table:table-row table:style-name="ro1">
          <table:table-cell office:value-type="float" office:value="331" calcext:value-type="float">
            <text:p>331.00</text:p>
          </table:table-cell>
          <table:table-cell table:formula="of:=HIPANGLE( [.B$37]; [.C$36]; [.$A371]; [.B$30]; [.B$29]; [.B$27]; [.B$28] )" office:value-type="float" office:value="33.7160975965511" calcext:value-type="float">
            <text:p>33.72</text:p>
          </table:table-cell>
          <table:table-cell table:formula="of:=( [.B371] - [.B370] ) / ( 60 / [.$B$2] / 360 )" office:value-type="float" office:value="-204.750679802789" calcext:value-type="float">
            <text:p>-204.75</text:p>
          </table:table-cell>
          <table:table-cell table:formula="of:=( [.C371] - [.C370] ) / ( 60 / [.$B$2] / 360 )" office:value-type="float" office:value="-21.0800031801384" calcext:value-type="float">
            <text:p>-21.08</text:p>
          </table:table-cell>
          <table:table-cell table:formula="of:=KNEEANGLE( [.B$37]; [.C$36]; [.$A371]; [.B$30]; [.B$29]; [.B$27]; [.B371] )" office:value-type="float" office:value="68.3676007459046" calcext:value-type="float">
            <text:p>68.37</text:p>
          </table:table-cell>
          <table:table-cell table:formula="of:=( [.E371] - [.E370] ) / ( 60 / [.$B$2] / 360 )" office:value-type="float" office:value="-119.265021183907" calcext:value-type="float">
            <text:p>-119.27</text:p>
          </table:table-cell>
          <table:table-cell table:formula="of:=( [.F371] - [.F370] ) / ( 60 / [.$B$2] / 360 )" office:value-type="float" office:value="2012.7936309882" calcext:value-type="float">
            <text:p>2,012.79</text:p>
          </table:table-cell>
          <table:table-cell table:number-columns-repeated="3"/>
          <table:table-cell table:formula="of:=HIPANGLE( [.L$37]; [.M$36]; [.$A371]; [.L$30]; [.L$29]; [.L$27]; [.L$28] )" office:value-type="float" office:value="31.217570407212" calcext:value-type="float">
            <text:p>31.22</text:p>
          </table:table-cell>
          <table:table-cell table:formula="of:=( [.K371] - [.K370] ) / ( 60 / [.$B$2] / 360 )" office:value-type="float" office:value="-203.930894029633" calcext:value-type="float">
            <text:p>-203.93</text:p>
          </table:table-cell>
          <table:table-cell table:formula="of:=( [.L371] - [.L370] ) / ( 60 / [.$B$2] / 360 )" office:value-type="float" office:value="73.2589945449291" calcext:value-type="float">
            <text:p>73.26</text:p>
          </table:table-cell>
          <table:table-cell table:formula="of:=KNEEANGLE( [.L$37]; [.M$36]; [.$A371]; [.L$30]; [.L$29]; [.L$27]; [.K371] )" office:value-type="float" office:value="68.2886714369908" calcext:value-type="float">
            <text:p>68.29</text:p>
          </table:table-cell>
          <table:table-cell table:formula="of:=( [.N371] - [.N370] ) / ( 60 / [.$B$2] / 360 )" office:value-type="float" office:value="-111.01136085893" calcext:value-type="float">
            <text:p>-111.01</text:p>
          </table:table-cell>
          <table:table-cell table:formula="of:=( [.O371] - [.O370] ) / ( 60 / [.$B$2] / 360 )" office:value-type="float" office:value="2064.43401335303" calcext:value-type="float">
            <text:p>2,064.43</text:p>
          </table:table-cell>
          <table:table-cell table:number-columns-repeated="15"/>
        </table:table-row>
        <table:table-row table:style-name="ro1">
          <table:table-cell office:value-type="float" office:value="332" calcext:value-type="float">
            <text:p>332.00</text:p>
          </table:table-cell>
          <table:table-cell table:formula="of:=HIPANGLE( [.B$37]; [.C$36]; [.$A372]; [.B$30]; [.B$29]; [.B$27]; [.B$28] )" office:value-type="float" office:value="33.2612168458191" calcext:value-type="float">
            <text:p>33.26</text:p>
          </table:table-cell>
          <table:table-cell table:formula="of:=( [.B372] - [.B371] ) / ( 60 / [.$B$2] / 360 )" office:value-type="float" office:value="-204.696337829411" calcext:value-type="float">
            <text:p>-204.70</text:p>
          </table:table-cell>
          <table:table-cell table:formula="of:=( [.C372] - [.C371] ) / ( 60 / [.$B$2] / 360 )" office:value-type="float" office:value="24.4538880204459" calcext:value-type="float">
            <text:p>24.45</text:p>
          </table:table-cell>
          <table:table-cell table:formula="of:=KNEEANGLE( [.B$37]; [.C$36]; [.$A372]; [.B$30]; [.B$29]; [.B$27]; [.B372] )" office:value-type="float" office:value="68.1126368176475" calcext:value-type="float">
            <text:p>68.11</text:p>
          </table:table-cell>
          <table:table-cell table:formula="of:=( [.E372] - [.E371] ) / ( 60 / [.$B$2] / 360 )" office:value-type="float" office:value="-114.733767715726" calcext:value-type="float">
            <text:p>-114.73</text:p>
          </table:table-cell>
          <table:table-cell table:formula="of:=( [.F372] - [.F371] ) / ( 60 / [.$B$2] / 360 )" office:value-type="float" office:value="2039.06406068125" calcext:value-type="float">
            <text:p>2,039.06</text:p>
          </table:table-cell>
          <table:table-cell table:number-columns-repeated="3"/>
          <table:table-cell table:formula="of:=HIPANGLE( [.L$37]; [.M$36]; [.$A372]; [.L$30]; [.L$29]; [.L$27]; [.L$28] )" office:value-type="float" office:value="30.7649888033062" calcext:value-type="float">
            <text:p>30.76</text:p>
          </table:table-cell>
          <table:table-cell table:formula="of:=( [.K372] - [.K371] ) / ( 60 / [.$B$2] / 360 )" office:value-type="float" office:value="-203.661721757577" calcext:value-type="float">
            <text:p>-203.66</text:p>
          </table:table-cell>
          <table:table-cell table:formula="of:=( [.L372] - [.L371] ) / ( 60 / [.$B$2] / 360 )" office:value-type="float" office:value="121.127522425013" calcext:value-type="float">
            <text:p>121.13</text:p>
          </table:table-cell>
          <table:table-cell table:formula="of:=KNEEANGLE( [.L$37]; [.M$36]; [.$A372]; [.L$30]; [.L$29]; [.L$27]; [.K372] )" office:value-type="float" office:value="68.0522972322525" calcext:value-type="float">
            <text:p>68.05</text:p>
          </table:table-cell>
          <table:table-cell table:formula="of:=( [.N372] - [.N371] ) / ( 60 / [.$B$2] / 360 )" office:value-type="float" office:value="-106.36839213224" calcext:value-type="float">
            <text:p>-106.37</text:p>
          </table:table-cell>
          <table:table-cell table:formula="of:=( [.O372] - [.O371] ) / ( 60 / [.$B$2] / 360 )" office:value-type="float" office:value="2089.33592701054" calcext:value-type="float">
            <text:p>2,089.34</text:p>
          </table:table-cell>
          <table:table-cell table:number-columns-repeated="15"/>
        </table:table-row>
        <table:table-row table:style-name="ro1">
          <table:table-cell office:value-type="float" office:value="333" calcext:value-type="float">
            <text:p>333.00</text:p>
          </table:table-cell>
          <table:table-cell table:formula="of:=HIPANGLE( [.B$37]; [.C$36]; [.$A373]; [.B$30]; [.B$29]; [.B$27]; [.B$28] )" office:value-type="float" office:value="32.8066888897699" calcext:value-type="float">
            <text:p>32.81</text:p>
          </table:table-cell>
          <table:table-cell table:formula="of:=( [.B373] - [.B372] ) / ( 60 / [.$B$2] / 360 )" office:value-type="float" office:value="-204.537580222145" calcext:value-type="float">
            <text:p>-204.54</text:p>
          </table:table-cell>
          <table:table-cell table:formula="of:=( [.C373] - [.C372] ) / ( 60 / [.$B$2] / 360 )" office:value-type="float" office:value="71.4409232693214" calcext:value-type="float">
            <text:p>71.44</text:p>
          </table:table-cell>
          <table:table-cell table:formula="of:=KNEEANGLE( [.B$37]; [.C$36]; [.$A373]; [.B$30]; [.B$29]; [.B$27]; [.B373] )" office:value-type="float" office:value="67.8678689333525" calcext:value-type="float">
            <text:p>67.87</text:p>
          </table:table-cell>
          <table:table-cell table:formula="of:=( [.E373] - [.E372] ) / ( 60 / [.$B$2] / 360 )" office:value-type="float" office:value="-110.145547932731" calcext:value-type="float">
            <text:p>-110.15</text:p>
          </table:table-cell>
          <table:table-cell table:formula="of:=( [.F373] - [.F372] ) / ( 60 / [.$B$2] / 360 )" office:value-type="float" office:value="2064.69890234761" calcext:value-type="float">
            <text:p>2,064.70</text:p>
          </table:table-cell>
          <table:table-cell table:number-columns-repeated="3"/>
          <table:table-cell table:formula="of:=HIPANGLE( [.L$37]; [.M$36]; [.$A373]; [.L$30]; [.L$29]; [.L$27]; [.L$28] )" office:value-type="float" office:value="30.3132484137603" calcext:value-type="float">
            <text:p>30.31</text:p>
          </table:table-cell>
          <table:table-cell table:formula="of:=( [.K373] - [.K372] ) / ( 60 / [.$B$2] / 360 )" office:value-type="float" office:value="-203.283175295657" calcext:value-type="float">
            <text:p>-203.28</text:p>
          </table:table-cell>
          <table:table-cell table:formula="of:=( [.L373] - [.L372] ) / ( 60 / [.$B$2] / 360 )" office:value-type="float" office:value="170.345907864267" calcext:value-type="float">
            <text:p>170.35</text:p>
          </table:table-cell>
          <table:table-cell table:formula="of:=KNEEANGLE( [.L$37]; [.M$36]; [.$A373]; [.L$30]; [.L$29]; [.L$27]; [.K373] )" office:value-type="float" office:value="67.8263601438628" calcext:value-type="float">
            <text:p>67.83</text:p>
          </table:table-cell>
          <table:table-cell table:formula="of:=( [.N373] - [.N372] ) / ( 60 / [.$B$2] / 360 )" office:value-type="float" office:value="-101.671689775377" calcext:value-type="float">
            <text:p>-101.67</text:p>
          </table:table-cell>
          <table:table-cell table:formula="of:=( [.O373] - [.O372] ) / ( 60 / [.$B$2] / 360 )" office:value-type="float" office:value="2113.5160605882" calcext:value-type="float">
            <text:p>2,113.52</text:p>
          </table:table-cell>
          <table:table-cell table:number-columns-repeated="15"/>
        </table:table-row>
        <table:table-row table:style-name="ro1">
          <table:table-cell office:value-type="float" office:value="334" calcext:value-type="float">
            <text:p>334.00</text:p>
          </table:table-cell>
          <table:table-cell table:formula="of:=HIPANGLE( [.B$37]; [.C$36]; [.$A374]; [.B$30]; [.B$29]; [.B$27]; [.B$28] )" office:value-type="float" office:value="32.3527527282558" calcext:value-type="float">
            <text:p>32.35</text:p>
          </table:table-cell>
          <table:table-cell table:formula="of:=( [.B374] - [.B373] ) / ( 60 / [.$B$2] / 360 )" office:value-type="float" office:value="-204.271272681342" calcext:value-type="float">
            <text:p>-204.27</text:p>
          </table:table-cell>
          <table:table-cell table:formula="of:=( [.C374] - [.C373] ) / ( 60 / [.$B$2] / 360 )" office:value-type="float" office:value="119.838393361522" calcext:value-type="float">
            <text:p>119.84</text:p>
          </table:table-cell>
          <table:table-cell table:formula="of:=KNEEANGLE( [.B$37]; [.C$36]; [.$A374]; [.B$30]; [.B$29]; [.B$27]; [.B374] )" office:value-type="float" office:value="67.6334203063044" calcext:value-type="float">
            <text:p>67.63</text:p>
          </table:table-cell>
          <table:table-cell table:formula="of:=( [.E374] - [.E373] ) / ( 60 / [.$B$2] / 360 )" office:value-type="float" office:value="-105.501882171662" calcext:value-type="float">
            <text:p>-105.50</text:p>
          </table:table-cell>
          <table:table-cell table:formula="of:=( [.F374] - [.F373] ) / ( 60 / [.$B$2] / 360 )" office:value-type="float" office:value="2089.6495924811" calcext:value-type="float">
            <text:p>2,089.65</text:p>
          </table:table-cell>
          <table:table-cell table:number-columns-repeated="3"/>
          <table:table-cell table:formula="of:=HIPANGLE( [.L$37]; [.M$36]; [.$A374]; [.L$30]; [.L$29]; [.L$27]; [.L$28] )" office:value-type="float" office:value="29.8625986876864" calcext:value-type="float">
            <text:p>29.86</text:p>
          </table:table-cell>
          <table:table-cell table:formula="of:=( [.K374] - [.K373] ) / ( 60 / [.$B$2] / 360 )" office:value-type="float" office:value="-202.792376733264" calcext:value-type="float">
            <text:p>-202.79</text:p>
          </table:table-cell>
          <table:table-cell table:formula="of:=( [.L374] - [.L373] ) / ( 60 / [.$B$2] / 360 )" office:value-type="float" office:value="220.859353076861" calcext:value-type="float">
            <text:p>220.86</text:p>
          </table:table-cell>
          <table:table-cell table:formula="of:=KNEEANGLE( [.L$37]; [.M$36]; [.$A374]; [.L$30]; [.L$29]; [.L$27]; [.K374] )" office:value-type="float" office:value="67.6109757778634" calcext:value-type="float">
            <text:p>67.61</text:p>
          </table:table-cell>
          <table:table-cell table:formula="of:=( [.N374] - [.N373] ) / ( 60 / [.$B$2] / 360 )" office:value-type="float" office:value="-96.922964699742" calcext:value-type="float">
            <text:p>-96.92</text:p>
          </table:table-cell>
          <table:table-cell table:formula="of:=( [.O374] - [.O373] ) / ( 60 / [.$B$2] / 360 )" office:value-type="float" office:value="2136.92628403596" calcext:value-type="float">
            <text:p>2,136.93</text:p>
          </table:table-cell>
          <table:table-cell table:number-columns-repeated="15"/>
        </table:table-row>
        <table:table-row table:style-name="ro1">
          <table:table-cell office:value-type="float" office:value="335" calcext:value-type="float">
            <text:p>335.00</text:p>
          </table:table-cell>
          <table:table-cell table:formula="of:=HIPANGLE( [.B$37]; [.C$36]; [.$A375]; [.B$30]; [.B$29]; [.B$27]; [.B$28] )" office:value-type="float" office:value="31.8996540821402" calcext:value-type="float">
            <text:p>31.90</text:p>
          </table:table-cell>
          <table:table-cell table:formula="of:=( [.B375] - [.B374] ) / ( 60 / [.$B$2] / 360 )" office:value-type="float" office:value="-203.894390752029" calcext:value-type="float">
            <text:p>-203.89</text:p>
          </table:table-cell>
          <table:table-cell table:formula="of:=( [.C375] - [.C374] ) / ( 60 / [.$B$2] / 360 )" office:value-type="float" office:value="169.59686819078" calcext:value-type="float">
            <text:p>169.60</text:p>
          </table:table-cell>
          <table:table-cell table:formula="of:=KNEEANGLE( [.B$37]; [.C$36]; [.$A375]; [.B$30]; [.B$29]; [.B$27]; [.B375] )" office:value-type="float" office:value="67.4094105309878" calcext:value-type="float">
            <text:p>67.41</text:p>
          </table:table-cell>
          <table:table-cell table:formula="of:=( [.E375] - [.E374] ) / ( 60 / [.$B$2] / 360 )" office:value-type="float" office:value="-100.804398892465" calcext:value-type="float">
            <text:p>-100.80</text:p>
          </table:table-cell>
          <table:table-cell table:formula="of:=( [.F375] - [.F374] ) / ( 60 / [.$B$2] / 360 )" office:value-type="float" office:value="2113.86747563886" calcext:value-type="float">
            <text:p>2,113.87</text:p>
          </table:table-cell>
          <table:table-cell table:number-columns-repeated="3"/>
          <table:table-cell table:formula="of:=HIPANGLE( [.L$37]; [.M$36]; [.$A375]; [.L$30]; [.L$29]; [.L$27]; [.L$28] )" office:value-type="float" office:value="29.413295165971" calcext:value-type="float">
            <text:p>29.41</text:p>
          </table:table-cell>
          <table:table-cell table:formula="of:=( [.K375] - [.K374] ) / ( 60 / [.$B$2] / 360 )" office:value-type="float" office:value="-202.186584771936" calcext:value-type="float">
            <text:p>-202.19</text:p>
          </table:table-cell>
          <table:table-cell table:formula="of:=( [.L375] - [.L374] ) / ( 60 / [.$B$2] / 360 )" office:value-type="float" office:value="272.606382597272" calcext:value-type="float">
            <text:p>272.61</text:p>
          </table:table-cell>
          <table:table-cell table:formula="of:=KNEEANGLE( [.L$37]; [.M$36]; [.$A375]; [.L$30]; [.L$29]; [.L$27]; [.K375] )" office:value-type="float" office:value="67.406255702044" calcext:value-type="float">
            <text:p>67.41</text:p>
          </table:table-cell>
          <table:table-cell table:formula="of:=( [.N375] - [.N374] ) / ( 60 / [.$B$2] / 360 )" office:value-type="float" office:value="-92.1240341187023" calcext:value-type="float">
            <text:p>-92.12</text:p>
          </table:table-cell>
          <table:table-cell table:formula="of:=( [.O375] - [.O374] ) / ( 60 / [.$B$2] / 360 )" office:value-type="float" office:value="2159.51876146786" calcext:value-type="float">
            <text:p>2,159.52</text:p>
          </table:table-cell>
          <table:table-cell table:number-columns-repeated="15"/>
        </table:table-row>
        <table:table-row table:style-name="ro1">
          <table:table-cell office:value-type="float" office:value="336" calcext:value-type="float">
            <text:p>336.00</text:p>
          </table:table-cell>
          <table:table-cell table:formula="of:=HIPANGLE( [.B$37]; [.C$36]; [.$A376]; [.B$30]; [.B$29]; [.B$27]; [.B$28] )" office:value-type="float" office:value="31.447645115712" calcext:value-type="float">
            <text:p>31.45</text:p>
          </table:table-cell>
          <table:table-cell table:formula="of:=( [.B376] - [.B375] ) / ( 60 / [.$B$2] / 360 )" office:value-type="float" office:value="-203.404034892675" calcext:value-type="float">
            <text:p>-203.40</text:p>
          </table:table-cell>
          <table:table-cell table:formula="of:=( [.C376] - [.C375] ) / ( 60 / [.$B$2] / 360 )" office:value-type="float" office:value="220.660136709299" calcext:value-type="float">
            <text:p>220.66</text:p>
          </table:table-cell>
          <table:table-cell table:formula="of:=KNEEANGLE( [.B$37]; [.C$36]; [.$A376]; [.B$30]; [.B$29]; [.B$27]; [.B376] )" office:value-type="float" office:value="67.1959553433535" calcext:value-type="float">
            <text:p>67.20</text:p>
          </table:table-cell>
          <table:table-cell table:formula="of:=( [.E376] - [.E375] ) / ( 60 / [.$B$2] / 360 )" office:value-type="float" office:value="-96.0548344354393" calcext:value-type="float">
            <text:p>-96.05</text:p>
          </table:table-cell>
          <table:table-cell table:formula="of:=( [.F376] - [.F375] ) / ( 60 / [.$B$2] / 360 )" office:value-type="float" office:value="2137.30400566146" calcext:value-type="float">
            <text:p>2,137.30</text:p>
          </table:table-cell>
          <table:table-cell table:number-columns-repeated="3"/>
          <table:table-cell table:formula="of:=HIPANGLE( [.L$37]; [.M$36]; [.$A376]; [.L$30]; [.L$29]; [.L$27]; [.L$28] )" office:value-type="float" office:value="28.9655991448607" calcext:value-type="float">
            <text:p>28.97</text:p>
          </table:table-cell>
          <table:table-cell table:formula="of:=( [.K376] - [.K375] ) / ( 60 / [.$B$2] / 360 )" office:value-type="float" office:value="-201.46320949964" calcext:value-type="float">
            <text:p>-201.46</text:p>
          </table:table-cell>
          <table:table-cell table:formula="of:=( [.L376] - [.L375] ) / ( 60 / [.$B$2] / 360 )" office:value-type="float" office:value="325.51887253355" calcext:value-type="float">
            <text:p>325.52</text:p>
          </table:table-cell>
          <table:table-cell table:formula="of:=KNEEANGLE( [.L$37]; [.M$36]; [.$A376]; [.L$30]; [.L$29]; [.L$27]; [.K376] )" office:value-type="float" office:value="67.212307212222" calcext:value-type="float">
            <text:p>67.21</text:p>
          </table:table-cell>
          <table:table-cell table:formula="of:=( [.N376] - [.N375] ) / ( 60 / [.$B$2] / 360 )" office:value-type="float" office:value="-87.2768204199346" calcext:value-type="float">
            <text:p>-87.28</text:p>
          </table:table-cell>
          <table:table-cell table:formula="of:=( [.O376] - [.O375] ) / ( 60 / [.$B$2] / 360 )" office:value-type="float" office:value="2181.24616444545" calcext:value-type="float">
            <text:p>2,181.25</text:p>
          </table:table-cell>
          <table:table-cell table:number-columns-repeated="15"/>
        </table:table-row>
        <table:table-row table:style-name="ro1">
          <table:table-cell office:value-type="float" office:value="337" calcext:value-type="float">
            <text:p>337.00</text:p>
          </table:table-cell>
          <table:table-cell table:formula="of:=HIPANGLE( [.B$37]; [.C$36]; [.$A377]; [.B$30]; [.B$29]; [.B$27]; [.B$28] )" office:value-type="float" office:value="30.9969841255442" calcext:value-type="float">
            <text:p>31.00</text:p>
          </table:table-cell>
          <table:table-cell table:formula="of:=( [.B377] - [.B376] ) / ( 60 / [.$B$2] / 360 )" office:value-type="float" office:value="-202.797445575509" calcext:value-type="float">
            <text:p>-202.80</text:p>
          </table:table-cell>
          <table:table-cell table:formula="of:=( [.C377] - [.C376] ) / ( 60 / [.$B$2] / 360 )" office:value-type="float" office:value="272.965192724801" calcext:value-type="float">
            <text:p>272.97</text:p>
          </table:table-cell>
          <table:table-cell table:formula="of:=KNEEANGLE( [.B$37]; [.C$36]; [.$A377]; [.B$30]; [.B$29]; [.B$27]; [.B377] )" office:value-type="float" office:value="66.9931663826609" calcext:value-type="float">
            <text:p>66.99</text:p>
          </table:table-cell>
          <table:table-cell table:formula="of:=( [.E377] - [.E376] ) / ( 60 / [.$B$2] / 360 )" office:value-type="float" office:value="-91.2550323116449" calcext:value-type="float">
            <text:p>-91.26</text:p>
          </table:table-cell>
          <table:table-cell table:formula="of:=( [.F377] - [.F376] ) / ( 60 / [.$B$2] / 360 )" office:value-type="float" office:value="2159.9109557075" calcext:value-type="float">
            <text:p>2,159.91</text:p>
          </table:table-cell>
          <table:table-cell table:number-columns-repeated="3"/>
          <table:table-cell table:formula="of:=HIPANGLE( [.L$37]; [.M$36]; [.$A377]; [.L$30]; [.L$29]; [.L$27]; [.L$28] )" office:value-type="float" office:value="28.5197773071075" calcext:value-type="float">
            <text:p>28.52</text:p>
          </table:table-cell>
          <table:table-cell table:formula="of:=( [.K377] - [.K376] ) / ( 60 / [.$B$2] / 360 )" office:value-type="float" office:value="-200.619826988953" calcext:value-type="float">
            <text:p>-200.62</text:p>
          </table:table-cell>
          <table:table-cell table:formula="of:=( [.L377] - [.L376] ) / ( 60 / [.$B$2] / 360 )" office:value-type="float" office:value="379.522129809" calcext:value-type="float">
            <text:p>379.52</text:p>
          </table:table-cell>
          <table:table-cell table:formula="of:=KNEEANGLE( [.L$37]; [.M$36]; [.$A377]; [.L$30]; [.L$29]; [.L$27]; [.K377] )" office:value-type="float" office:value="67.0292331021118" calcext:value-type="float">
            <text:p>67.03</text:p>
          </table:table-cell>
          <table:table-cell table:formula="of:=( [.N377] - [.N376] ) / ( 60 / [.$B$2] / 360 )" office:value-type="float" office:value="-82.3833495495826" calcext:value-type="float">
            <text:p>-82.38</text:p>
          </table:table-cell>
          <table:table-cell table:formula="of:=( [.O377] - [.O376] ) / ( 60 / [.$B$2] / 360 )" office:value-type="float" office:value="2202.0618916584" calcext:value-type="float">
            <text:p>2,202.06</text:p>
          </table:table-cell>
          <table:table-cell table:number-columns-repeated="15"/>
        </table:table-row>
        <table:table-row table:style-name="ro1">
          <table:table-cell office:value-type="float" office:value="338" calcext:value-type="float">
            <text:p>338.00</text:p>
          </table:table-cell>
          <table:table-cell table:formula="of:=HIPANGLE( [.B$37]; [.C$36]; [.$A378]; [.B$30]; [.B$29]; [.B$27]; [.B$28] )" office:value-type="float" office:value="30.547935195969" calcext:value-type="float">
            <text:p>30.55</text:p>
          </table:table-cell>
          <table:table-cell table:formula="of:=( [.B378] - [.B377] ) / ( 60 / [.$B$2] / 360 )" office:value-type="float" office:value="-202.072018308836" calcext:value-type="float">
            <text:p>-202.07</text:p>
          </table:table-cell>
          <table:table-cell table:formula="of:=( [.C378] - [.C377] ) / ( 60 / [.$B$2] / 360 )" office:value-type="float" office:value="326.442270002758" calcext:value-type="float">
            <text:p>326.44</text:p>
          </table:table-cell>
          <table:table-cell table:formula="of:=KNEEANGLE( [.B$37]; [.C$36]; [.$A378]; [.B$30]; [.B$29]; [.B$27]; [.B378] )" office:value-type="float" office:value="66.8011509559716" calcext:value-type="float">
            <text:p>66.80</text:p>
          </table:table-cell>
          <table:table-cell table:formula="of:=( [.E378] - [.E377] ) / ( 60 / [.$B$2] / 360 )" office:value-type="float" office:value="-86.40694201017" calcext:value-type="float">
            <text:p>-86.41</text:p>
          </table:table-cell>
          <table:table-cell table:formula="of:=( [.F378] - [.F377] ) / ( 60 / [.$B$2] / 360 )" office:value-type="float" office:value="2181.6406356637" calcext:value-type="float">
            <text:p>2,181.64</text:p>
          </table:table-cell>
          <table:table-cell table:number-columns-repeated="3"/>
          <table:table-cell table:formula="of:=HIPANGLE( [.L$37]; [.M$36]; [.$A378]; [.L$30]; [.L$29]; [.L$27]; [.L$28] )" office:value-type="float" office:value="28.076101321322" calcext:value-type="float">
            <text:p>28.08</text:p>
          </table:table-cell>
          <table:table-cell table:formula="of:=( [.K378] - [.K377] ) / ( 60 / [.$B$2] / 360 )" office:value-type="float" office:value="-199.654193603477" calcext:value-type="float">
            <text:p>-199.65</text:p>
          </table:table-cell>
          <table:table-cell table:formula="of:=( [.L378] - [.L377] ) / ( 60 / [.$B$2] / 360 )" office:value-type="float" office:value="434.535023464377" calcext:value-type="float">
            <text:p>434.54</text:p>
          </table:table-cell>
          <table:table-cell table:formula="of:=KNEEANGLE( [.L$37]; [.M$36]; [.$A378]; [.L$30]; [.L$29]; [.L$27]; [.K378] )" office:value-type="float" office:value="66.8571314378923" calcext:value-type="float">
            <text:p>66.86</text:p>
          </table:table-cell>
          <table:table-cell table:formula="of:=( [.N378] - [.N377] ) / ( 60 / [.$B$2] / 360 )" office:value-type="float" office:value="-77.4457488987864" calcext:value-type="float">
            <text:p>-77.45</text:p>
          </table:table-cell>
          <table:table-cell table:formula="of:=( [.O378] - [.O377] ) / ( 60 / [.$B$2] / 360 )" office:value-type="float" office:value="2221.92029285832" calcext:value-type="float">
            <text:p>2,221.92</text:p>
          </table:table-cell>
          <table:table-cell table:number-columns-repeated="15"/>
        </table:table-row>
        <table:table-row table:style-name="ro1">
          <table:table-cell office:value-type="float" office:value="339" calcext:value-type="float">
            <text:p>339.00</text:p>
          </table:table-cell>
          <table:table-cell table:formula="of:=HIPANGLE( [.B$37]; [.C$36]; [.$A379]; [.B$30]; [.B$29]; [.B$27]; [.B$28] )" office:value-type="float" office:value="30.1007678215963" calcext:value-type="float">
            <text:p>30.10</text:p>
          </table:table-cell>
          <table:table-cell table:formula="of:=( [.B379] - [.B378] ) / ( 60 / [.$B$2] / 360 )" office:value-type="float" office:value="-201.225318467714" calcext:value-type="float">
            <text:p>-201.23</text:p>
          </table:table-cell>
          <table:table-cell table:formula="of:=( [.C379] - [.C378] ) / ( 60 / [.$B$2] / 360 )" office:value-type="float" office:value="381.014928505176" calcext:value-type="float">
            <text:p>381.01</text:p>
          </table:table-cell>
          <table:table-cell table:formula="of:=KNEEANGLE( [.B$37]; [.C$36]; [.$A379]; [.B$30]; [.B$29]; [.B$27]; [.B379] )" office:value-type="float" office:value="66.6200118063967" calcext:value-type="float">
            <text:p>66.62</text:p>
          </table:table-cell>
          <table:table-cell table:formula="of:=( [.E379] - [.E378] ) / ( 60 / [.$B$2] / 360 )" office:value-type="float" office:value="-81.512617308745" calcext:value-type="float">
            <text:p>-81.51</text:p>
          </table:table-cell>
          <table:table-cell table:formula="of:=( [.F379] - [.F378] ) / ( 60 / [.$B$2] / 360 )" office:value-type="float" office:value="2202.44611564127" calcext:value-type="float">
            <text:p>2,202.45</text:p>
          </table:table-cell>
          <table:table-cell table:number-columns-repeated="3"/>
          <table:table-cell table:formula="of:=HIPANGLE( [.L$37]; [.M$36]; [.$A379]; [.L$30]; [.L$29]; [.L$27]; [.L$28] )" office:value-type="float" office:value="27.6348474104466" calcext:value-type="float">
            <text:p>27.63</text:p>
          </table:table-cell>
          <table:table-cell table:formula="of:=( [.K379] - [.K378] ) / ( 60 / [.$B$2] / 360 )" office:value-type="float" office:value="-198.564259893928" calcext:value-type="float">
            <text:p>-198.56</text:p>
          </table:table-cell>
          <table:table-cell table:formula="of:=( [.L379] - [.L378] ) / ( 60 / [.$B$2] / 360 )" office:value-type="float" office:value="490.470169296782" calcext:value-type="float">
            <text:p>490.47</text:p>
          </table:table-cell>
          <table:table-cell table:formula="of:=KNEEANGLE( [.L$37]; [.M$36]; [.$A379]; [.L$30]; [.L$29]; [.L$27]; [.K379] )" office:value-type="float" office:value="66.6960953385906" calcext:value-type="float">
            <text:p>66.70</text:p>
          </table:table-cell>
          <table:table-cell table:formula="of:=( [.N379] - [.N378] ) / ( 60 / [.$B$2] / 360 )" office:value-type="float" office:value="-72.4662446857572" calcext:value-type="float">
            <text:p>-72.47</text:p>
          </table:table-cell>
          <table:table-cell table:formula="of:=( [.O379] - [.O378] ) / ( 60 / [.$B$2] / 360 )" office:value-type="float" office:value="2240.77689586313" calcext:value-type="float">
            <text:p>2,240.78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.00</text:p>
          </table:table-cell>
          <table:table-cell table:formula="of:=HIPANGLE( [.B$37]; [.C$36]; [.$A380]; [.B$30]; [.B$29]; [.B$27]; [.B$28] )" office:value-type="float" office:value="29.6557564975648" calcext:value-type="float">
            <text:p>29.66</text:p>
          </table:table-cell>
          <table:table-cell table:formula="of:=( [.B380] - [.B379] ) / ( 60 / [.$B$2] / 360 )" office:value-type="float" office:value="-200.255095814174" calcext:value-type="float">
            <text:p>-200.26</text:p>
          </table:table-cell>
          <table:table-cell table:formula="of:=( [.C380] - [.C379] ) / ( 60 / [.$B$2] / 360 )" office:value-type="float" office:value="436.600194092804" calcext:value-type="float">
            <text:p>436.60</text:p>
          </table:table-cell>
          <table:table-cell table:formula="of:=KNEEANGLE( [.B$37]; [.C$36]; [.$A380]; [.B$30]; [.B$29]; [.B$27]; [.B380] )" office:value-type="float" office:value="66.4498468862223" calcext:value-type="float">
            <text:p>66.45</text:p>
          </table:table-cell>
          <table:table-cell table:formula="of:=( [.E380] - [.E379] ) / ( 60 / [.$B$2] / 360 )" office:value-type="float" office:value="-76.574214078461" calcext:value-type="float">
            <text:p>-76.57</text:p>
          </table:table-cell>
          <table:table-cell table:formula="of:=( [.F380] - [.F379] ) / ( 60 / [.$B$2] / 360 )" office:value-type="float" office:value="2222.28145362777" calcext:value-type="float">
            <text:p>2,222.28</text:p>
          </table:table-cell>
          <table:table-cell table:number-columns-repeated="3"/>
          <table:table-cell table:formula="of:=HIPANGLE( [.L$37]; [.M$36]; [.$A380]; [.L$30]; [.L$29]; [.L$27]; [.L$28] )" office:value-type="float" office:value="27.1962958905264" calcext:value-type="float">
            <text:p>27.20</text:p>
          </table:table-cell>
          <table:table-cell table:formula="of:=( [.K380] - [.K379] ) / ( 60 / [.$B$2] / 360 )" office:value-type="float" office:value="-197.348183964066" calcext:value-type="float">
            <text:p>-197.35</text:p>
          </table:table-cell>
          <table:table-cell table:formula="of:=( [.L380] - [.L379] ) / ( 60 / [.$B$2] / 360 )" office:value-type="float" office:value="547.234168438067" calcext:value-type="float">
            <text:p>547.23</text:p>
          </table:table-cell>
          <table:table-cell table:formula="of:=KNEEANGLE( [.L$37]; [.M$36]; [.$A380]; [.L$30]; [.L$29]; [.L$27]; [.K380] )" office:value-type="float" office:value="66.5462127634095" calcext:value-type="float">
            <text:p>66.55</text:p>
          </table:table-cell>
          <table:table-cell table:formula="of:=( [.N380] - [.N379] ) / ( 60 / [.$B$2] / 360 )" office:value-type="float" office:value="-67.4471588314866" calcext:value-type="float">
            <text:p>-67.45</text:p>
          </table:table-cell>
          <table:table-cell table:formula="of:=( [.O380] - [.O379] ) / ( 60 / [.$B$2] / 360 )" office:value-type="float" office:value="2258.58863442177" calcext:value-type="float">
            <text:p>2,258.59</text:p>
          </table:table-cell>
          <table:table-cell table:number-columns-repeated="15"/>
        </table:table-row>
        <table:table-row table:style-name="ro1">
          <table:table-cell office:value-type="float" office:value="341" calcext:value-type="float">
            <text:p>341.00</text:p>
          </table:table-cell>
          <table:table-cell table:formula="of:=HIPANGLE( [.B$37]; [.C$36]; [.$A381]; [.B$30]; [.B$29]; [.B$27]; [.B$28] )" office:value-type="float" office:value="29.213180278486" calcext:value-type="float">
            <text:p>29.21</text:p>
          </table:table-cell>
          <table:table-cell table:formula="of:=( [.B381] - [.B380] ) / ( 60 / [.$B$2] / 360 )" office:value-type="float" office:value="-199.159298585461" calcext:value-type="float">
            <text:p>-199.16</text:p>
          </table:table-cell>
          <table:table-cell table:formula="of:=( [.C381] - [.C380] ) / ( 60 / [.$B$2] / 360 )" office:value-type="float" office:value="493.108752920861" calcext:value-type="float">
            <text:p>493.11</text:p>
          </table:table-cell>
          <table:table-cell table:formula="of:=KNEEANGLE( [.B$37]; [.C$36]; [.$A381]; [.B$30]; [.B$29]; [.B$27]; [.B381] )" office:value-type="float" office:value="66.290749136054" calcext:value-type="float">
            <text:p>66.29</text:p>
          </table:table-cell>
          <table:table-cell table:formula="of:=( [.E381] - [.E380] ) / ( 60 / [.$B$2] / 360 )" office:value-type="float" office:value="-71.5939875757414" calcext:value-type="float">
            <text:p>-71.59</text:p>
          </table:table-cell>
          <table:table-cell table:formula="of:=( [.F381] - [.F380] ) / ( 60 / [.$B$2] / 360 )" office:value-type="float" office:value="2241.10192622383" calcext:value-type="float">
            <text:p>2,241.10</text:p>
          </table:table-cell>
          <table:table-cell table:number-columns-repeated="3"/>
          <table:table-cell table:formula="of:=HIPANGLE( [.L$37]; [.M$36]; [.$A381]; [.L$30]; [.L$29]; [.L$27]; [.L$28] )" office:value-type="float" office:value="26.7607306812259" calcext:value-type="float">
            <text:p>26.76</text:p>
          </table:table-cell>
          <table:table-cell table:formula="of:=( [.K381] - [.K380] ) / ( 60 / [.$B$2] / 360 )" office:value-type="float" office:value="-196.004344185247" calcext:value-type="float">
            <text:p>-196.00</text:p>
          </table:table-cell>
          <table:table-cell table:formula="of:=( [.L381] - [.L380] ) / ( 60 / [.$B$2] / 360 )" office:value-type="float" office:value="604.727900468507" calcext:value-type="float">
            <text:p>604.73</text:p>
          </table:table-cell>
          <table:table-cell table:formula="of:=KNEEANGLE( [.L$37]; [.M$36]; [.$A381]; [.L$30]; [.L$29]; [.L$27]; [.K381] )" office:value-type="float" office:value="66.4075663071192" calcext:value-type="float">
            <text:p>66.41</text:p>
          </table:table-cell>
          <table:table-cell table:formula="of:=( [.N381] - [.N380] ) / ( 60 / [.$B$2] / 360 )" office:value-type="float" office:value="-62.3909053306363" calcext:value-type="float">
            <text:p>-62.39</text:p>
          </table:table-cell>
          <table:table-cell table:formula="of:=( [.O381] - [.O380] ) / ( 60 / [.$B$2] / 360 )" office:value-type="float" office:value="2275.31407538262" calcext:value-type="float">
            <text:p>2,275.31</text:p>
          </table:table-cell>
          <table:table-cell table:number-columns-repeated="15"/>
        </table:table-row>
        <table:table-row table:style-name="ro1">
          <table:table-cell office:value-type="float" office:value="342" calcext:value-type="float">
            <text:p>342.00</text:p>
          </table:table-cell>
          <table:table-cell table:formula="of:=HIPANGLE( [.B$37]; [.C$36]; [.$A382]; [.B$30]; [.B$29]; [.B$27]; [.B$28] )" office:value-type="float" office:value="28.7733223073149" calcext:value-type="float">
            <text:p>28.77</text:p>
          </table:table-cell>
          <table:table-cell table:formula="of:=( [.B382] - [.B381] ) / ( 60 / [.$B$2] / 360 )" office:value-type="float" office:value="-197.936087026979" calcext:value-type="float">
            <text:p>-197.94</text:p>
          </table:table-cell>
          <table:table-cell table:formula="of:=( [.C382] - [.C381] ) / ( 60 / [.$B$2] / 360 )" office:value-type="float" office:value="550.445201316698" calcext:value-type="float">
            <text:p>550.45</text:p>
          </table:table-cell>
          <table:table-cell table:formula="of:=KNEEANGLE( [.B$37]; [.C$36]; [.$A382]; [.B$30]; [.B$29]; [.B$27]; [.B382] )" office:value-type="float" office:value="66.1428062711197" calcext:value-type="float">
            <text:p>66.14</text:p>
          </table:table-cell>
          <table:table-cell table:formula="of:=( [.E382] - [.E381] ) / ( 60 / [.$B$2] / 360 )" office:value-type="float" office:value="-66.5742892204449" calcext:value-type="float">
            <text:p>-66.57</text:p>
          </table:table-cell>
          <table:table-cell table:formula="of:=( [.F382] - [.F381] ) / ( 60 / [.$B$2] / 360 )" office:value-type="float" office:value="2258.86425988342" calcext:value-type="float">
            <text:p>2,258.86</text:p>
          </table:table-cell>
          <table:table-cell table:number-columns-repeated="3"/>
          <table:table-cell table:formula="of:=HIPANGLE( [.L$37]; [.M$36]; [.$A382]; [.L$30]; [.L$29]; [.L$27]; [.L$28] )" office:value-type="float" office:value="26.3284387898024" calcext:value-type="float">
            <text:p>26.33</text:p>
          </table:table-cell>
          <table:table-cell table:formula="of:=( [.K382] - [.K381] ) / ( 60 / [.$B$2] / 360 )" office:value-type="float" office:value="-194.531351140551" calcext:value-type="float">
            <text:p>-194.53</text:p>
          </table:table-cell>
          <table:table-cell table:formula="of:=( [.L382] - [.L381] ) / ( 60 / [.$B$2] / 360 )" office:value-type="float" office:value="662.846870113256" calcext:value-type="float">
            <text:p>662.85</text:p>
          </table:table-cell>
          <table:table-cell table:formula="of:=KNEEANGLE( [.L$37]; [.M$36]; [.$A382]; [.L$30]; [.L$29]; [.L$27]; [.K382] )" office:value-type="float" office:value="66.2802330046213" calcext:value-type="float">
            <text:p>66.28</text:p>
          </table:table-cell>
          <table:table-cell table:formula="of:=( [.N382] - [.N381] ) / ( 60 / [.$B$2] / 360 )" office:value-type="float" office:value="-57.2999861240433" calcext:value-type="float">
            <text:p>-57.30</text:p>
          </table:table-cell>
          <table:table-cell table:formula="of:=( [.O382] - [.O381] ) / ( 60 / [.$B$2] / 360 )" office:value-type="float" office:value="2290.91364296686" calcext:value-type="float">
            <text:p>2,290.91</text:p>
          </table:table-cell>
          <table:table-cell table:number-columns-repeated="15"/>
        </table:table-row>
        <table:table-row table:style-name="ro1">
          <table:table-cell office:value-type="float" office:value="343" calcext:value-type="float">
            <text:p>343.00</text:p>
          </table:table-cell>
          <table:table-cell table:formula="of:=HIPANGLE( [.B$37]; [.C$36]; [.$A383]; [.B$30]; [.B$29]; [.B$27]; [.B$28] )" office:value-type="float" office:value="28.3364693156551" calcext:value-type="float">
            <text:p>28.34</text:p>
          </table:table-cell>
          <table:table-cell table:formula="of:=( [.B383] - [.B382] ) / ( 60 / [.$B$2] / 360 )" office:value-type="float" office:value="-196.583846246912" calcext:value-type="float">
            <text:p>-196.58</text:p>
          </table:table-cell>
          <table:table-cell table:formula="of:=( [.C383] - [.C382] ) / ( 60 / [.$B$2] / 360 )" office:value-type="float" office:value="608.508351030217" calcext:value-type="float">
            <text:p>608.51</text:p>
          </table:table-cell>
          <table:table-cell table:formula="of:=KNEEANGLE( [.B$37]; [.C$36]; [.$A383]; [.B$30]; [.B$29]; [.B$27]; [.B383] )" office:value-type="float" office:value="66.0061005758706" calcext:value-type="float">
            <text:p>66.01</text:p>
          </table:table-cell>
          <table:table-cell table:formula="of:=( [.E383] - [.E382] ) / ( 60 / [.$B$2] / 360 )" office:value-type="float" office:value="-61.5175628621039" calcext:value-type="float">
            <text:p>-61.52</text:p>
          </table:table-cell>
          <table:table-cell table:formula="of:=( [.F383] - [.F382] ) / ( 60 / [.$B$2] / 360 )" office:value-type="float" office:value="2275.52686125346" calcext:value-type="float">
            <text:p>2,275.53</text:p>
          </table:table-cell>
          <table:table-cell table:number-columns-repeated="3"/>
          <table:table-cell table:formula="of:=HIPANGLE( [.L$37]; [.M$36]; [.$A383]; [.L$30]; [.L$29]; [.L$27]; [.L$28] )" office:value-type="float" office:value="25.8997097705096" calcext:value-type="float">
            <text:p>25.90</text:p>
          </table:table-cell>
          <table:table-cell table:formula="of:=( [.K383] - [.K382] ) / ( 60 / [.$B$2] / 360 )" office:value-type="float" office:value="-192.928058681784" calcext:value-type="float">
            <text:p>-192.93</text:p>
          </table:table-cell>
          <table:table-cell table:formula="of:=( [.L383] - [.L382] ) / ( 60 / [.$B$2] / 360 )" office:value-type="float" office:value="721.481606445285" calcext:value-type="float">
            <text:p>721.48</text:p>
          </table:table-cell>
          <table:table-cell table:formula="of:=KNEEANGLE( [.L$37]; [.M$36]; [.$A383]; [.L$30]; [.L$29]; [.L$27]; [.K383] )" office:value-type="float" office:value="66.1642841457697" calcext:value-type="float">
            <text:p>66.16</text:p>
          </table:table-cell>
          <table:table-cell table:formula="of:=( [.N383] - [.N382] ) / ( 60 / [.$B$2] / 360 )" office:value-type="float" office:value="-52.1769864832372" calcext:value-type="float">
            <text:p>-52.18</text:p>
          </table:table-cell>
          <table:table-cell table:formula="of:=( [.O383] - [.O382] ) / ( 60 / [.$B$2] / 360 )" office:value-type="float" office:value="2305.34983836275" calcext:value-type="float">
            <text:p>2,305.35</text:p>
          </table:table-cell>
          <table:table-cell table:number-columns-repeated="15"/>
        </table:table-row>
        <table:table-row table:style-name="ro1">
          <table:table-cell office:value-type="float" office:value="344" calcext:value-type="float">
            <text:p>344.00</text:p>
          </table:table-cell>
          <table:table-cell table:formula="of:=HIPANGLE( [.B$37]; [.C$36]; [.$A384]; [.B$30]; [.B$29]; [.B$27]; [.B$28] )" office:value-type="float" office:value="27.9029110972777" calcext:value-type="float">
            <text:p>27.90</text:p>
          </table:table-cell>
          <table:table-cell table:formula="of:=( [.B384] - [.B383] ) / ( 60 / [.$B$2] / 360 )" office:value-type="float" office:value="-195.10119826983" calcext:value-type="float">
            <text:p>-195.10</text:p>
          </table:table-cell>
          <table:table-cell table:formula="of:=( [.C384] - [.C383] ) / ( 60 / [.$B$2] / 360 )" office:value-type="float" office:value="667.191589687128" calcext:value-type="float">
            <text:p>667.19</text:p>
          </table:table-cell>
          <table:table-cell table:formula="of:=KNEEANGLE( [.B$37]; [.C$36]; [.$A384]; [.B$30]; [.B$29]; [.B$27]; [.B384] )" office:value-type="float" office:value="65.8807087080013" calcext:value-type="float">
            <text:p>65.88</text:p>
          </table:table-cell>
          <table:table-cell table:formula="of:=( [.E384] - [.E383] ) / ( 60 / [.$B$2] / 360 )" office:value-type="float" office:value="-56.4263405411516" calcext:value-type="float">
            <text:p>-56.43</text:p>
          </table:table-cell>
          <table:table-cell table:formula="of:=( [.F384] - [.F383] ) / ( 60 / [.$B$2] / 360 )" office:value-type="float" office:value="2291.0500444285" calcext:value-type="float">
            <text:p>2,291.05</text:p>
          </table:table-cell>
          <table:table-cell table:number-columns-repeated="3"/>
          <table:table-cell table:formula="of:=HIPANGLE( [.L$37]; [.M$36]; [.$A384]; [.L$30]; [.L$29]; [.L$27]; [.L$28] )" office:value-type="float" office:value="25.4748351616491" calcext:value-type="float">
            <text:p>25.47</text:p>
          </table:table-cell>
          <table:table-cell table:formula="of:=( [.K384] - [.K383] ) / ( 60 / [.$B$2] / 360 )" office:value-type="float" office:value="-191.193573987225" calcext:value-type="float">
            <text:p>-191.19</text:p>
          </table:table-cell>
          <table:table-cell table:formula="of:=( [.L384] - [.L383] ) / ( 60 / [.$B$2] / 360 )" office:value-type="float" office:value="780.518112551576" calcext:value-type="float">
            <text:p>780.52</text:p>
          </table:table-cell>
          <table:table-cell table:formula="of:=KNEEANGLE( [.L$37]; [.M$36]; [.$A384]; [.L$30]; [.L$29]; [.L$27]; [.K384] )" office:value-type="float" office:value="66.0597851014971" calcext:value-type="float">
            <text:p>66.06</text:p>
          </table:table-cell>
          <table:table-cell table:formula="of:=( [.N384] - [.N383] ) / ( 60 / [.$B$2] / 360 )" office:value-type="float" office:value="-47.0245699226446" calcext:value-type="float">
            <text:p>-47.02</text:p>
          </table:table-cell>
          <table:table-cell table:formula="of:=( [.O384] - [.O383] ) / ( 60 / [.$B$2] / 360 )" office:value-type="float" office:value="2318.58745226667" calcext:value-type="float">
            <text:p>2,318.59</text:p>
          </table:table-cell>
          <table:table-cell table:number-columns-repeated="15"/>
        </table:table-row>
        <table:table-row table:style-name="ro1">
          <table:table-cell office:value-type="float" office:value="345" calcext:value-type="float">
            <text:p>345.00</text:p>
          </table:table-cell>
          <table:table-cell table:formula="of:=HIPANGLE( [.B$37]; [.C$36]; [.$A385]; [.B$30]; [.B$29]; [.B$27]; [.B$28] )" office:value-type="float" office:value="27.4729399568973" calcext:value-type="float">
            <text:p>27.47</text:p>
          </table:table-cell>
          <table:table-cell table:formula="of:=( [.B385] - [.B384] ) / ( 60 / [.$B$2] / 360 )" office:value-type="float" office:value="-193.487013171184" calcext:value-type="float">
            <text:p>-193.49</text:p>
          </table:table-cell>
          <table:table-cell table:formula="of:=( [.C385] - [.C384] ) / ( 60 / [.$B$2] / 360 )" office:value-type="float" office:value="726.383294390421" calcext:value-type="float">
            <text:p>726.38</text:p>
          </table:table-cell>
          <table:table-cell table:formula="of:=KNEEANGLE( [.B$37]; [.C$36]; [.$A385]; [.B$30]; [.B$29]; [.B$27]; [.B385] )" office:value-type="float" office:value="65.7667015129865" calcext:value-type="float">
            <text:p>65.77</text:p>
          </table:table-cell>
          <table:table-cell table:formula="of:=( [.E385] - [.E384] ) / ( 60 / [.$B$2] / 360 )" office:value-type="float" office:value="-51.3032377566631" calcext:value-type="float">
            <text:p>-51.30</text:p>
          </table:table-cell>
          <table:table-cell table:formula="of:=( [.F385] - [.F384] ) / ( 60 / [.$B$2] / 360 )" office:value-type="float" office:value="2305.39625301983" calcext:value-type="float">
            <text:p>2,305.40</text:p>
          </table:table-cell>
          <table:table-cell table:number-columns-repeated="3"/>
          <table:table-cell table:formula="of:=HIPANGLE( [.L$37]; [.M$36]; [.$A385]; [.L$30]; [.L$29]; [.L$27]; [.L$28] )" office:value-type="float" office:value="25.0541079027298" calcext:value-type="float">
            <text:p>25.05</text:p>
          </table:table-cell>
          <table:table-cell table:formula="of:=( [.K385] - [.K384] ) / ( 60 / [.$B$2] / 360 )" office:value-type="float" office:value="-189.327266513688" calcext:value-type="float">
            <text:p>-189.33</text:p>
          </table:table-cell>
          <table:table-cell table:formula="of:=( [.L385] - [.L384] ) / ( 60 / [.$B$2] / 360 )" office:value-type="float" office:value="839.83836309141" calcext:value-type="float">
            <text:p>839.84</text:p>
          </table:table-cell>
          <table:table-cell table:formula="of:=KNEEANGLE( [.L$37]; [.M$36]; [.$A385]; [.L$30]; [.L$29]; [.L$27]; [.K385] )" office:value-type="float" office:value="65.9667951622552" calcext:value-type="float">
            <text:p>65.97</text:p>
          </table:table-cell>
          <table:table-cell table:formula="of:=( [.N385] - [.N384] ) / ( 60 / [.$B$2] / 360 )" office:value-type="float" office:value="-41.8454726588692" calcext:value-type="float">
            <text:p>-41.85</text:p>
          </table:table-cell>
          <table:table-cell table:formula="of:=( [.O385] - [.O384] ) / ( 60 / [.$B$2] / 360 )" office:value-type="float" office:value="2330.59376869893" calcext:value-type="float">
            <text:p>2,330.59</text:p>
          </table:table-cell>
          <table:table-cell table:number-columns-repeated="15"/>
        </table:table-row>
        <table:table-row table:style-name="ro1">
          <table:table-cell office:value-type="float" office:value="346" calcext:value-type="float">
            <text:p>346.00</text:p>
          </table:table-cell>
          <table:table-cell table:formula="of:=HIPANGLE( [.B$37]; [.C$36]; [.$A386]; [.B$30]; [.B$29]; [.B$27]; [.B$28] )" office:value-type="float" office:value="27.0468501365011" calcext:value-type="float">
            <text:p>27.05</text:p>
          </table:table-cell>
          <table:table-cell table:formula="of:=( [.B386] - [.B385] ) / ( 60 / [.$B$2] / 360 )" office:value-type="float" office:value="-191.740419178284" calcext:value-type="float">
            <text:p>-191.74</text:p>
          </table:table-cell>
          <table:table-cell table:formula="of:=( [.C386] - [.C385] ) / ( 60 / [.$B$2] / 360 )" office:value-type="float" office:value="785.967296805327" calcext:value-type="float">
            <text:p>785.97</text:p>
          </table:table-cell>
          <table:table-cell table:formula="of:=KNEEANGLE( [.B$37]; [.C$36]; [.$A386]; [.B$30]; [.B$29]; [.B$27]; [.B386] )" office:value-type="float" office:value="65.6641438501934" calcext:value-type="float">
            <text:p>65.66</text:p>
          </table:table-cell>
          <table:table-cell table:formula="of:=( [.E386] - [.E385] ) / ( 60 / [.$B$2] / 360 )" office:value-type="float" office:value="-46.1509482569156" calcext:value-type="float">
            <text:p>-46.15</text:p>
          </table:table-cell>
          <table:table-cell table:formula="of:=( [.F386] - [.F385] ) / ( 60 / [.$B$2] / 360 )" office:value-type="float" office:value="2318.5302748864" calcext:value-type="float">
            <text:p>2,318.53</text:p>
          </table:table-cell>
          <table:table-cell table:number-columns-repeated="3"/>
          <table:table-cell table:formula="of:=HIPANGLE( [.L$37]; [.M$36]; [.$A386]; [.L$30]; [.L$29]; [.L$27]; [.L$28] )" office:value-type="float" office:value="24.6378217344069" calcext:value-type="float">
            <text:p>24.64</text:p>
          </table:table-cell>
          <table:table-cell table:formula="of:=( [.K386] - [.K385] ) / ( 60 / [.$B$2] / 360 )" office:value-type="float" office:value="-187.328775745301" calcext:value-type="float">
            <text:p>-187.33</text:p>
          </table:table-cell>
          <table:table-cell table:formula="of:=( [.L386] - [.L385] ) / ( 60 / [.$B$2] / 360 )" office:value-type="float" office:value="899.320845774163" calcext:value-type="float">
            <text:p>899.32</text:p>
          </table:table-cell>
          <table:table-cell table:formula="of:=KNEEANGLE( [.L$37]; [.M$36]; [.$A386]; [.L$30]; [.L$29]; [.L$27]; [.K386] )" office:value-type="float" office:value="65.885367389718" calcext:value-type="float">
            <text:p>65.89</text:p>
          </table:table-cell>
          <table:table-cell table:formula="of:=( [.N386] - [.N385] ) / ( 60 / [.$B$2] / 360 )" office:value-type="float" office:value="-36.6424976417257" calcext:value-type="float">
            <text:p>-36.64</text:p>
          </table:table-cell>
          <table:table-cell table:formula="of:=( [.O386] - [.O385] ) / ( 60 / [.$B$2] / 360 )" office:value-type="float" office:value="2341.33875771459" calcext:value-type="float">
            <text:p>2,341.34</text:p>
          </table:table-cell>
          <table:table-cell table:number-columns-repeated="15"/>
        </table:table-row>
        <table:table-row table:style-name="ro1">
          <table:table-cell office:value-type="float" office:value="347" calcext:value-type="float">
            <text:p>347.00</text:p>
          </table:table-cell>
          <table:table-cell table:formula="of:=HIPANGLE( [.B$37]; [.C$36]; [.$A387]; [.B$30]; [.B$29]; [.B$27]; [.B$28] )" office:value-type="float" office:value="26.6249372217684" calcext:value-type="float">
            <text:p>26.62</text:p>
          </table:table-cell>
          <table:table-cell table:formula="of:=( [.B387] - [.B386] ) / ( 60 / [.$B$2] / 360 )" office:value-type="float" office:value="-189.860811629725" calcext:value-type="float">
            <text:p>-189.86</text:p>
          </table:table-cell>
          <table:table-cell table:formula="of:=( [.C387] - [.C386] ) / ( 60 / [.$B$2] / 360 )" office:value-type="float" office:value="845.823396851355" calcext:value-type="float">
            <text:p>845.82</text:p>
          </table:table-cell>
          <table:table-cell table:formula="of:=KNEEANGLE( [.B$37]; [.C$36]; [.$A387]; [.B$30]; [.B$29]; [.B$27]; [.B387] )" office:value-type="float" office:value="65.5730944315859" calcext:value-type="float">
            <text:p>65.57</text:p>
          </table:table-cell>
          <table:table-cell table:formula="of:=( [.E387] - [.E386] ) / ( 60 / [.$B$2] / 360 )" office:value-type="float" office:value="-40.9722383733545" calcext:value-type="float">
            <text:p>-40.97</text:p>
          </table:table-cell>
          <table:table-cell table:formula="of:=( [.F387] - [.F386] ) / ( 60 / [.$B$2] / 360 )" office:value-type="float" office:value="2330.41944760249" calcext:value-type="float">
            <text:p>2,330.42</text:p>
          </table:table-cell>
          <table:table-cell table:number-columns-repeated="3"/>
          <table:table-cell table:formula="of:=HIPANGLE( [.L$37]; [.M$36]; [.$A387]; [.L$30]; [.L$29]; [.L$27]; [.L$28] )" office:value-type="float" office:value="24.2262705840766" calcext:value-type="float">
            <text:p>24.23</text:p>
          </table:table-cell>
          <table:table-cell table:formula="of:=( [.K387] - [.K386] ) / ( 60 / [.$B$2] / 360 )" office:value-type="float" office:value="-185.19801764864" calcext:value-type="float">
            <text:p>-185.20</text:p>
          </table:table-cell>
          <table:table-cell table:formula="of:=( [.L387] - [.L386] ) / ( 60 / [.$B$2] / 360 )" office:value-type="float" office:value="958.841143497462" calcext:value-type="float">
            <text:p>958.84</text:p>
          </table:table-cell>
          <table:table-cell table:formula="of:=KNEEANGLE( [.L$37]; [.M$36]; [.$A387]; [.L$30]; [.L$29]; [.L$27]; [.K387] )" office:value-type="float" office:value="65.815548482639" calcext:value-type="float">
            <text:p>65.82</text:p>
          </table:table-cell>
          <table:table-cell table:formula="of:=( [.N387] - [.N386] ) / ( 60 / [.$B$2] / 360 )" office:value-type="float" office:value="-31.4185081855548" calcext:value-type="float">
            <text:p>-31.42</text:p>
          </table:table-cell>
          <table:table-cell table:formula="of:=( [.O387] - [.O386] ) / ( 60 / [.$B$2] / 360 )" office:value-type="float" office:value="2350.79525527688" calcext:value-type="float">
            <text:p>2,350.80</text:p>
          </table:table-cell>
          <table:table-cell table:number-columns-repeated="15"/>
        </table:table-row>
        <table:table-row table:style-name="ro1">
          <table:table-cell office:value-type="float" office:value="348" calcext:value-type="float">
            <text:p>348.00</text:p>
          </table:table-cell>
          <table:table-cell table:formula="of:=HIPANGLE( [.B$37]; [.C$36]; [.$A388]; [.B$30]; [.B$29]; [.B$27]; [.B$28] )" office:value-type="float" office:value="26.2074975313366" calcext:value-type="float">
            <text:p>26.21</text:p>
          </table:table-cell>
          <table:table-cell table:formula="of:=( [.B388] - [.B387] ) / ( 60 / [.$B$2] / 360 )" office:value-type="float" office:value="-187.847860694293" calcext:value-type="float">
            <text:p>-187.85</text:p>
          </table:table-cell>
          <table:table-cell table:formula="of:=( [.C388] - [.C387] ) / ( 60 / [.$B$2] / 360 )" office:value-type="float" office:value="905.827920944222" calcext:value-type="float">
            <text:p>905.83</text:p>
          </table:table-cell>
          <table:table-cell table:formula="of:=KNEEANGLE( [.B$37]; [.C$36]; [.$A388]; [.B$30]; [.B$29]; [.B$27]; [.B388] )" office:value-type="float" office:value="65.4936056739791" calcext:value-type="float">
            <text:p>65.49</text:p>
          </table:table-cell>
          <table:table-cell table:formula="of:=( [.E388] - [.E387] ) / ( 60 / [.$B$2] / 360 )" office:value-type="float" office:value="-35.7699409230648" calcext:value-type="float">
            <text:p>-35.77</text:p>
          </table:table-cell>
          <table:table-cell table:formula="of:=( [.F388] - [.F387] ) / ( 60 / [.$B$2] / 360 )" office:value-type="float" office:value="2341.03385263037" calcext:value-type="float">
            <text:p>2,341.03</text:p>
          </table:table-cell>
          <table:table-cell table:number-columns-repeated="3"/>
          <table:table-cell table:formula="of:=HIPANGLE( [.L$37]; [.M$36]; [.$A388]; [.L$30]; [.L$29]; [.L$27]; [.L$28] )" office:value-type="float" office:value="23.819747940172" calcext:value-type="float">
            <text:p>23.82</text:p>
          </table:table-cell>
          <table:table-cell table:formula="of:=( [.K388] - [.K387] ) / ( 60 / [.$B$2] / 360 )" office:value-type="float" office:value="-182.935189757067" calcext:value-type="float">
            <text:p>-182.94</text:p>
          </table:table-cell>
          <table:table-cell table:formula="of:=( [.L388] - [.L387] ) / ( 60 / [.$B$2] / 360 )" office:value-type="float" office:value="1018.27255120764" calcext:value-type="float">
            <text:p>1,018.27</text:p>
          </table:table-cell>
          <table:table-cell table:formula="of:=KNEEANGLE( [.L$37]; [.M$36]; [.$A388]; [.L$30]; [.L$29]; [.L$27]; [.K388] )" office:value-type="float" office:value="65.7573786576755" calcext:value-type="float">
            <text:p>65.76</text:p>
          </table:table-cell>
          <table:table-cell table:formula="of:=( [.N388] - [.N387] ) / ( 60 / [.$B$2] / 360 )" office:value-type="float" office:value="-26.1764212336004" calcext:value-type="float">
            <text:p>-26.18</text:p>
          </table:table-cell>
          <table:table-cell table:formula="of:=( [.O388] - [.O387] ) / ( 60 / [.$B$2] / 360 )" office:value-type="float" office:value="2358.93912837948" calcext:value-type="float">
            <text:p>2,358.94</text:p>
          </table:table-cell>
          <table:table-cell table:number-columns-repeated="15"/>
        </table:table-row>
        <table:table-row table:style-name="ro1">
          <table:table-cell office:value-type="float" office:value="349" calcext:value-type="float">
            <text:p>349.00</text:p>
          </table:table-cell>
          <table:table-cell table:formula="of:=HIPANGLE( [.B$37]; [.C$36]; [.$A389]; [.B$30]; [.B$29]; [.B$27]; [.B$28] )" office:value-type="float" office:value="25.7948274918716" calcext:value-type="float">
            <text:p>25.79</text:p>
          </table:table-cell>
          <table:table-cell table:formula="of:=( [.B389] - [.B388] ) / ( 60 / [.$B$2] / 360 )" office:value-type="float" office:value="-185.701517759259" calcext:value-type="float">
            <text:p>-185.70</text:p>
          </table:table-cell>
          <table:table-cell table:formula="of:=( [.C389] - [.C388] ) / ( 60 / [.$B$2] / 360 )" office:value-type="float" office:value="965.854320765492" calcext:value-type="float">
            <text:p>965.85</text:p>
          </table:table-cell>
          <table:table-cell table:formula="of:=KNEEANGLE( [.B$37]; [.C$36]; [.$A389]; [.B$30]; [.B$29]; [.B$27]; [.B389] )" office:value-type="float" office:value="65.4257235657337" calcext:value-type="float">
            <text:p>65.43</text:p>
          </table:table-cell>
          <table:table-cell table:formula="of:=( [.E389] - [.E388] ) / ( 60 / [.$B$2] / 360 )" office:value-type="float" office:value="-30.5469487104233" calcext:value-type="float">
            <text:p>-30.55</text:p>
          </table:table-cell>
          <table:table-cell table:formula="of:=( [.F389] - [.F388] ) / ( 60 / [.$B$2] / 360 )" office:value-type="float" office:value="2350.34649568867" calcext:value-type="float">
            <text:p>2,350.35</text:p>
          </table:table-cell>
          <table:table-cell table:number-columns-repeated="3"/>
          <table:table-cell table:formula="of:=HIPANGLE( [.L$37]; [.M$36]; [.$A389]; [.L$30]; [.L$29]; [.L$27]; [.L$28] )" office:value-type="float" office:value="23.4185462183575" calcext:value-type="float">
            <text:p>23.42</text:p>
          </table:table-cell>
          <table:table-cell table:formula="of:=( [.K389] - [.K388] ) / ( 60 / [.$B$2] / 360 )" office:value-type="float" office:value="-180.540774816494" calcext:value-type="float">
            <text:p>-180.54</text:p>
          </table:table-cell>
          <table:table-cell table:formula="of:=( [.L389] - [.L388] ) / ( 60 / [.$B$2] / 360 )" office:value-type="float" office:value="1077.48672325812" calcext:value-type="float">
            <text:p>1,077.49</text:p>
          </table:table-cell>
          <table:table-cell table:formula="of:=KNEEANGLE( [.L$37]; [.M$36]; [.$A389]; [.L$30]; [.L$29]; [.L$27]; [.K389] )" office:value-type="float" office:value="65.7108915459146" calcext:value-type="float">
            <text:p>65.71</text:p>
          </table:table-cell>
          <table:table-cell table:formula="of:=( [.N389] - [.N388] ) / ( 60 / [.$B$2] / 360 )" office:value-type="float" office:value="-20.9192002924098" calcext:value-type="float">
            <text:p>-20.92</text:p>
          </table:table-cell>
          <table:table-cell table:formula="of:=( [.O389] - [.O388] ) / ( 60 / [.$B$2] / 360 )" office:value-type="float" office:value="2365.74942353577" calcext:value-type="float">
            <text:p>2,365.75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.00</text:p>
          </table:table-cell>
          <table:table-cell table:formula="of:=HIPANGLE( [.B$37]; [.C$36]; [.$A390]; [.B$30]; [.B$29]; [.B$27]; [.B$28] )" office:value-type="float" office:value="25.3872230020739" calcext:value-type="float">
            <text:p>25.39</text:p>
          </table:table-cell>
          <table:table-cell table:formula="of:=( [.B390] - [.B389] ) / ( 60 / [.$B$2] / 360 )" office:value-type="float" office:value="-183.422020408984" calcext:value-type="float">
            <text:p>-183.42</text:p>
          </table:table-cell>
          <table:table-cell table:formula="of:=( [.C390] - [.C389] ) / ( 60 / [.$B$2] / 360 )" office:value-type="float" office:value="1025.77380762398" calcext:value-type="float">
            <text:p>1,025.77</text:p>
          </table:table-cell>
          <table:table-cell table:formula="of:=KNEEANGLE( [.B$37]; [.C$36]; [.$A390]; [.B$30]; [.B$29]; [.B$27]; [.B390] )" office:value-type="float" office:value="65.3694875487098" calcext:value-type="float">
            <text:p>65.37</text:p>
          </table:table-cell>
          <table:table-cell table:formula="of:=( [.E390] - [.E389] ) / ( 60 / [.$B$2] / 360 )" office:value-type="float" office:value="-25.3062076607449" calcext:value-type="float">
            <text:p>-25.31</text:p>
          </table:table-cell>
          <table:table-cell table:formula="of:=( [.F390] - [.F389] ) / ( 60 / [.$B$2] / 360 )" office:value-type="float" office:value="2358.33347235527" calcext:value-type="float">
            <text:p>2,358.33</text:p>
          </table:table-cell>
          <table:table-cell table:number-columns-repeated="3"/>
          <table:table-cell table:formula="of:=HIPANGLE( [.L$37]; [.M$36]; [.$A390]; [.L$30]; [.L$29]; [.L$27]; [.L$28] )" office:value-type="float" office:value="23.0229561229343" calcext:value-type="float">
            <text:p>23.02</text:p>
          </table:table-cell>
          <table:table-cell table:formula="of:=( [.K390] - [.K389] ) / ( 60 / [.$B$2] / 360 )" office:value-type="float" office:value="-178.015542940447" calcext:value-type="float">
            <text:p>-178.02</text:p>
          </table:table-cell>
          <table:table-cell table:formula="of:=( [.L390] - [.L389] ) / ( 60 / [.$B$2] / 360 )" office:value-type="float" office:value="1136.35434422093" calcext:value-type="float">
            <text:p>1,136.35</text:p>
          </table:table-cell>
          <table:table-cell table:formula="of:=KNEEANGLE( [.L$37]; [.M$36]; [.$A390]; [.L$30]; [.L$29]; [.L$27]; [.K390] )" office:value-type="float" office:value="65.6761141057448" calcext:value-type="float">
            <text:p>65.68</text:p>
          </table:table-cell>
          <table:table-cell table:formula="of:=( [.N390] - [.N389] ) / ( 60 / [.$B$2] / 360 )" office:value-type="float" office:value="-15.6498480763993" calcext:value-type="float">
            <text:p>-15.65</text:p>
          </table:table-cell>
          <table:table-cell table:formula="of:=( [.O390] - [.O389] ) / ( 60 / [.$B$2] / 360 )" office:value-type="float" office:value="2371.20849720473" calcext:value-type="float">
            <text:p>2,371.21</text:p>
          </table:table-cell>
          <table:table-cell table:number-columns-repeated="15"/>
        </table:table-row>
        <table:table-row table:style-name="ro1">
          <table:table-cell office:value-type="float" office:value="351" calcext:value-type="float">
            <text:p>351.00</text:p>
          </table:table-cell>
          <table:table-cell table:formula="of:=HIPANGLE( [.B$37]; [.C$36]; [.$A391]; [.B$30]; [.B$29]; [.B$27]; [.B$28] )" office:value-type="float" office:value="24.9849787889" calcext:value-type="float">
            <text:p>24.98</text:p>
          </table:table-cell>
          <table:table-cell table:formula="of:=( [.B391] - [.B390] ) / ( 60 / [.$B$2] / 360 )" office:value-type="float" office:value="-181.009895928252" calcext:value-type="float">
            <text:p>-181.01</text:p>
          </table:table-cell>
          <table:table-cell table:formula="of:=( [.C391] - [.C390] ) / ( 60 / [.$B$2] / 360 )" office:value-type="float" office:value="1085.45601632901" calcext:value-type="float">
            <text:p>1,085.46</text:p>
          </table:table-cell>
          <table:table-cell table:formula="of:=KNEEANGLE( [.B$37]; [.C$36]; [.$A391]; [.B$30]; [.B$29]; [.B$27]; [.B391] )" office:value-type="float" office:value="65.32493041621" calcext:value-type="float">
            <text:p>65.32</text:p>
          </table:table-cell>
          <table:table-cell table:formula="of:=( [.E391] - [.E390] ) / ( 60 / [.$B$2] / 360 )" office:value-type="float" office:value="-20.0507096249311" calcext:value-type="float">
            <text:p>-20.05</text:p>
          </table:table-cell>
          <table:table-cell table:formula="of:=( [.F391] - [.F390] ) / ( 60 / [.$B$2] / 360 )" office:value-type="float" office:value="2364.97411611623" calcext:value-type="float">
            <text:p>2,364.97</text:p>
          </table:table-cell>
          <table:table-cell table:number-columns-repeated="3"/>
          <table:table-cell table:formula="of:=HIPANGLE( [.L$37]; [.M$36]; [.$A391]; [.L$30]; [.L$29]; [.L$27]; [.L$28] )" office:value-type="float" office:value="22.6332660068577" calcext:value-type="float">
            <text:p>22.63</text:p>
          </table:table-cell>
          <table:table-cell table:formula="of:=( [.K391] - [.K390] ) / ( 60 / [.$B$2] / 360 )" office:value-type="float" office:value="-175.360552234464" calcext:value-type="float">
            <text:p>-175.36</text:p>
          </table:table-cell>
          <table:table-cell table:formula="of:=( [.L391] - [.L390] ) / ( 60 / [.$B$2] / 360 )" office:value-type="float" office:value="1194.74581769255" calcext:value-type="float">
            <text:p>1,194.75</text:p>
          </table:table-cell>
          <table:table-cell table:formula="of:=KNEEANGLE( [.L$37]; [.M$36]; [.$A391]; [.L$30]; [.L$29]; [.L$27]; [.K391] )" office:value-type="float" office:value="65.6530665526199" calcext:value-type="float">
            <text:p>65.65</text:p>
          </table:table-cell>
          <table:table-cell table:formula="of:=( [.N391] - [.N390] ) / ( 60 / [.$B$2] / 360 )" office:value-type="float" office:value="-10.3713989061845" calcext:value-type="float">
            <text:p>-10.37</text:p>
          </table:table-cell>
          <table:table-cell table:formula="of:=( [.O391] - [.O390] ) / ( 60 / [.$B$2] / 360 )" office:value-type="float" office:value="2375.30212659667" calcext:value-type="float">
            <text:p>2,375.30</text:p>
          </table:table-cell>
          <table:table-cell table:number-columns-repeated="15"/>
        </table:table-row>
        <table:table-row table:style-name="ro1">
          <table:table-cell office:value-type="float" office:value="352" calcext:value-type="float">
            <text:p>352.00</text:p>
          </table:table-cell>
          <table:table-cell table:formula="of:=HIPANGLE( [.B$37]; [.C$36]; [.$A392]; [.B$30]; [.B$29]; [.B$27]; [.B$28] )" office:value-type="float" office:value="24.5883877593949" calcext:value-type="float">
            <text:p>24.59</text:p>
          </table:table-cell>
          <table:table-cell table:formula="of:=( [.B392] - [.B391] ) / ( 60 / [.$B$2] / 360 )" office:value-type="float" office:value="-178.4659632773" calcext:value-type="float">
            <text:p>-178.47</text:p>
          </table:table-cell>
          <table:table-cell table:formula="of:=( [.C392] - [.C391] ) / ( 60 / [.$B$2] / 360 )" office:value-type="float" office:value="1144.76969292873" calcext:value-type="float">
            <text:p>1,144.77</text:p>
          </table:table-cell>
          <table:table-cell table:formula="of:=KNEEANGLE( [.B$37]; [.C$36]; [.$A392]; [.B$30]; [.B$29]; [.B$27]; [.B392] )" office:value-type="float" office:value="65.2920782275524" calcext:value-type="float">
            <text:p>65.29</text:p>
          </table:table-cell>
          <table:table-cell table:formula="of:=( [.E392] - [.E391] ) / ( 60 / [.$B$2] / 360 )" office:value-type="float" office:value="-14.7834848959327" calcext:value-type="float">
            <text:p>-14.78</text:p>
          </table:table-cell>
          <table:table-cell table:formula="of:=( [.F392] - [.F391] ) / ( 60 / [.$B$2] / 360 )" office:value-type="float" office:value="2370.25112804925" calcext:value-type="float">
            <text:p>2,370.25</text:p>
          </table:table-cell>
          <table:table-cell table:number-columns-repeated="3"/>
          <table:table-cell table:formula="of:=HIPANGLE( [.L$37]; [.M$36]; [.$A392]; [.L$30]; [.L$29]; [.L$27]; [.L$28] )" office:value-type="float" office:value="22.2497612338218" calcext:value-type="float">
            <text:p>22.25</text:p>
          </table:table-cell>
          <table:table-cell table:formula="of:=( [.K392] - [.K391] ) / ( 60 / [.$B$2] / 360 )" office:value-type="float" office:value="-172.577147866188" calcext:value-type="float">
            <text:p>-172.58</text:p>
          </table:table-cell>
          <table:table-cell table:formula="of:=( [.L392] - [.L391] ) / ( 60 / [.$B$2] / 360 )" office:value-type="float" office:value="1252.53196572416" calcext:value-type="float">
            <text:p>1,252.53</text:p>
          </table:table-cell>
          <table:table-cell table:formula="of:=KNEEANGLE( [.L$37]; [.M$36]; [.$A392]; [.L$30]; [.L$29]; [.L$27]; [.K392] )" office:value-type="float" office:value="65.6417623061601" calcext:value-type="float">
            <text:p>65.64</text:p>
          </table:table-cell>
          <table:table-cell table:formula="of:=( [.N392] - [.N391] ) / ( 60 / [.$B$2] / 360 )" office:value-type="float" office:value="-5.08691090690405" calcext:value-type="float">
            <text:p>-5.09</text:p>
          </table:table-cell>
          <table:table-cell table:formula="of:=( [.O392] - [.O391] ) / ( 60 / [.$B$2] / 360 )" office:value-type="float" office:value="2378.01959967619" calcext:value-type="float">
            <text:p>2,378.02</text:p>
          </table:table-cell>
          <table:table-cell table:number-columns-repeated="15"/>
        </table:table-row>
        <table:table-row table:style-name="ro1">
          <table:table-cell office:value-type="float" office:value="353" calcext:value-type="float">
            <text:p>353.00</text:p>
          </table:table-cell>
          <table:table-cell table:formula="of:=HIPANGLE( [.B$37]; [.C$36]; [.$A393]; [.B$30]; [.B$29]; [.B$27]; [.B$28] )" office:value-type="float" office:value="24.1977403516148" calcext:value-type="float">
            <text:p>24.20</text:p>
          </table:table-cell>
          <table:table-cell table:formula="of:=( [.B393] - [.B392] ) / ( 60 / [.$B$2] / 360 )" office:value-type="float" office:value="-175.791333501049" calcext:value-type="float">
            <text:p>-175.79</text:p>
          </table:table-cell>
          <table:table-cell table:formula="of:=( [.C393] - [.C392] ) / ( 60 / [.$B$2] / 360 )" office:value-type="float" office:value="1203.58339931299" calcext:value-type="float">
            <text:p>1,203.58</text:p>
          </table:table-cell>
          <table:table-cell table:formula="of:=KNEEANGLE( [.B$37]; [.C$36]; [.$A393]; [.B$30]; [.B$29]; [.B$27]; [.B393] )" office:value-type="float" office:value="65.2709502398139" calcext:value-type="float">
            <text:p>65.27</text:p>
          </table:table-cell>
          <table:table-cell table:formula="of:=( [.E393] - [.E392] ) / ( 60 / [.$B$2] / 360 )" office:value-type="float" office:value="-9.5075944823293" calcext:value-type="float">
            <text:p>-9.51</text:p>
          </table:table-cell>
          <table:table-cell table:formula="of:=( [.F393] - [.F392] ) / ( 60 / [.$B$2] / 360 )" office:value-type="float" office:value="2374.15068612155" calcext:value-type="float">
            <text:p>2,374.15</text:p>
          </table:table-cell>
          <table:table-cell table:number-columns-repeated="3"/>
          <table:table-cell table:formula="of:=HIPANGLE( [.L$37]; [.M$36]; [.$A393]; [.L$30]; [.L$29]; [.L$27]; [.L$28] )" office:value-type="float" office:value="21.8727235458836" calcext:value-type="float">
            <text:p>21.87</text:p>
          </table:table-cell>
          <table:table-cell table:formula="of:=( [.K393] - [.K392] ) / ( 60 / [.$B$2] / 360 )" office:value-type="float" office:value="-169.66695957218" calcext:value-type="float">
            <text:p>-169.67</text:p>
          </table:table-cell>
          <table:table-cell table:formula="of:=( [.L393] - [.L392] ) / ( 60 / [.$B$2] / 360 )" office:value-type="float" office:value="1309.58473230372" calcext:value-type="float">
            <text:p>1,309.58</text:p>
          </table:table-cell>
          <table:table-cell table:formula="of:=KNEEANGLE( [.L$37]; [.M$36]; [.$A393]; [.L$30]; [.L$29]; [.L$27]; [.K393] )" office:value-type="float" office:value="65.6422079549267" calcext:value-type="float">
            <text:p>65.64</text:p>
          </table:table-cell>
          <table:table-cell table:formula="of:=( [.N393] - [.N392] ) / ( 60 / [.$B$2] / 360 )" office:value-type="float" office:value="0.200541944970212" calcext:value-type="float">
            <text:p>0.20</text:p>
          </table:table-cell>
          <table:table-cell table:formula="of:=( [.O393] - [.O392] ) / ( 60 / [.$B$2] / 360 )" office:value-type="float" office:value="2379.35378334342" calcext:value-type="float">
            <text:p>2,379.35</text:p>
          </table:table-cell>
          <table:table-cell table:number-columns-repeated="15"/>
        </table:table-row>
        <table:table-row table:style-name="ro1">
          <table:table-cell office:value-type="float" office:value="354" calcext:value-type="float">
            <text:p>354.00</text:p>
          </table:table-cell>
          <table:table-cell table:formula="of:=HIPANGLE( [.B$37]; [.C$36]; [.$A394]; [.B$30]; [.B$29]; [.B$27]; [.B$28] )" office:value-type="float" office:value="23.813323888171" calcext:value-type="float">
            <text:p>23.81</text:p>
          </table:table-cell>
          <table:table-cell table:formula="of:=( [.B394] - [.B393] ) / ( 60 / [.$B$2] / 360 )" office:value-type="float" office:value="-172.987408549716" calcext:value-type="float">
            <text:p>-172.99</text:p>
          </table:table-cell>
          <table:table-cell table:formula="of:=( [.C394] - [.C393] ) / ( 60 / [.$B$2] / 360 )" office:value-type="float" office:value="1261.76622809972" calcext:value-type="float">
            <text:p>1,261.77</text:p>
          </table:table-cell>
          <table:table-cell table:formula="of:=KNEEANGLE( [.B$37]; [.C$36]; [.$A394]; [.B$30]; [.B$29]; [.B$27]; [.B394] )" office:value-type="float" office:value="65.2615588571786" calcext:value-type="float">
            <text:p>65.26</text:p>
          </table:table-cell>
          <table:table-cell table:formula="of:=( [.E394] - [.E393] ) / ( 60 / [.$B$2] / 360 )" office:value-type="float" office:value="-4.22612218586593" calcext:value-type="float">
            <text:p>-4.23</text:p>
          </table:table-cell>
          <table:table-cell table:formula="of:=( [.F394] - [.F393] ) / ( 60 / [.$B$2] / 360 )" office:value-type="float" office:value="2376.66253340851" calcext:value-type="float">
            <text:p>2,376.66</text:p>
          </table:table-cell>
          <table:table-cell table:number-columns-repeated="3"/>
          <table:table-cell table:formula="of:=HIPANGLE( [.L$37]; [.M$36]; [.$A394]; [.L$30]; [.L$29]; [.L$27]; [.L$28] )" office:value-type="float" office:value="21.5024304400862" calcext:value-type="float">
            <text:p>21.50</text:p>
          </table:table-cell>
          <table:table-cell table:formula="of:=( [.K394] - [.K393] ) / ( 60 / [.$B$2] / 360 )" office:value-type="float" office:value="-166.631897608824" calcext:value-type="float">
            <text:p>-166.63</text:p>
          </table:table-cell>
          <table:table-cell table:formula="of:=( [.L394] - [.L393] ) / ( 60 / [.$B$2] / 360 )" office:value-type="float" office:value="1365.77788351" calcext:value-type="float">
            <text:p>1,365.78</text:p>
          </table:table-cell>
          <table:table-cell table:formula="of:=KNEEANGLE( [.L$37]; [.M$36]; [.$A394]; [.L$30]; [.L$29]; [.L$27]; [.K394] )" office:value-type="float" office:value="65.6544032390961" calcext:value-type="float">
            <text:p>65.65</text:p>
          </table:table-cell>
          <table:table-cell table:formula="of:=( [.N394] - [.N393] ) / ( 60 / [.$B$2] / 360 )" office:value-type="float" office:value="5.4878778762081" calcext:value-type="float">
            <text:p>5.49</text:p>
          </table:table-cell>
          <table:table-cell table:formula="of:=( [.O394] - [.O393] ) / ( 60 / [.$B$2] / 360 )" office:value-type="float" office:value="2379.30116905705" calcext:value-type="float">
            <text:p>2,379.30</text:p>
          </table:table-cell>
          <table:table-cell table:number-columns-repeated="15"/>
        </table:table-row>
        <table:table-row table:style-name="ro1">
          <table:table-cell office:value-type="float" office:value="355" calcext:value-type="float">
            <text:p>355.00</text:p>
          </table:table-cell>
          <table:table-cell table:formula="of:=HIPANGLE( [.B$37]; [.C$36]; [.$A395]; [.B$30]; [.B$29]; [.B$27]; [.B$28] )" office:value-type="float" office:value="23.4354219359376" calcext:value-type="float">
            <text:p>23.44</text:p>
          </table:table-cell>
          <table:table-cell table:formula="of:=( [.B395] - [.B394] ) / ( 60 / [.$B$2] / 360 )" office:value-type="float" office:value="-170.055878505018" calcext:value-type="float">
            <text:p>-170.06</text:p>
          </table:table-cell>
          <table:table-cell table:formula="of:=( [.C395] - [.C394] ) / ( 60 / [.$B$2] / 360 )" office:value-type="float" office:value="1319.18852011417" calcext:value-type="float">
            <text:p>1,319.19</text:p>
          </table:table-cell>
          <table:table-cell table:formula="of:=KNEEANGLE( [.B$37]; [.C$36]; [.$A395]; [.B$30]; [.B$29]; [.B$27]; [.B395] )" office:value-type="float" office:value="65.2639095982158" calcext:value-type="float">
            <text:p>65.26</text:p>
          </table:table-cell>
          <table:table-cell table:formula="of:=( [.E395] - [.E394] ) / ( 60 / [.$B$2] / 360 )" office:value-type="float" office:value="1.05783346674215" calcext:value-type="float">
            <text:p>1.06</text:p>
          </table:table-cell>
          <table:table-cell table:formula="of:=( [.F395] - [.F394] ) / ( 60 / [.$B$2] / 360 )" office:value-type="float" office:value="2377.78004367364" calcext:value-type="float">
            <text:p>2,377.78</text:p>
          </table:table-cell>
          <table:table-cell table:number-columns-repeated="3"/>
          <table:table-cell table:formula="of:=HIPANGLE( [.L$37]; [.M$36]; [.$A395]; [.L$30]; [.L$29]; [.L$27]; [.L$28] )" office:value-type="float" office:value="21.1391545574858" calcext:value-type="float">
            <text:p>21.14</text:p>
          </table:table-cell>
          <table:table-cell table:formula="of:=( [.K395] - [.K394] ) / ( 60 / [.$B$2] / 360 )" office:value-type="float" office:value="-163.474147170157" calcext:value-type="float">
            <text:p>-163.47</text:p>
          </table:table-cell>
          <table:table-cell table:formula="of:=( [.L395] - [.L394] ) / ( 60 / [.$B$2] / 360 )" office:value-type="float" office:value="1420.98769740038" calcext:value-type="float">
            <text:p>1,420.99</text:p>
          </table:table-cell>
          <table:table-cell table:formula="of:=KNEEANGLE( [.L$37]; [.M$36]; [.$A395]; [.L$30]; [.L$29]; [.L$27]; [.K395] )" office:value-type="float" office:value="65.6783410511431" calcext:value-type="float">
            <text:p>65.68</text:p>
          </table:table-cell>
          <table:table-cell table:formula="of:=( [.N395] - [.N394] ) / ( 60 / [.$B$2] / 360 )" office:value-type="float" office:value="10.772015421135" calcext:value-type="float">
            <text:p>10.77</text:p>
          </table:table-cell>
          <table:table-cell table:formula="of:=( [.O395] - [.O394] ) / ( 60 / [.$B$2] / 360 )" office:value-type="float" office:value="2377.8618952171" calcext:value-type="float">
            <text:p>2,377.86</text:p>
          </table:table-cell>
          <table:table-cell table:number-columns-repeated="15"/>
        </table:table-row>
        <table:table-row table:style-name="ro1">
          <table:table-cell office:value-type="float" office:value="356" calcext:value-type="float">
            <text:p>356.00</text:p>
          </table:table-cell>
          <table:table-cell table:formula="of:=HIPANGLE( [.B$37]; [.C$36]; [.$A396]; [.B$30]; [.B$29]; [.B$27]; [.B$28] )" office:value-type="float" office:value="23.0643136754466" calcext:value-type="float">
            <text:p>23.06</text:p>
          </table:table-cell>
          <table:table-cell table:formula="of:=( [.B396] - [.B395] ) / ( 60 / [.$B$2] / 360 )" office:value-type="float" office:value="-166.998717220959" calcext:value-type="float">
            <text:p>-167.00</text:p>
          </table:table-cell>
          <table:table-cell table:formula="of:=( [.C396] - [.C395] ) / ( 60 / [.$B$2] / 360 )" office:value-type="float" office:value="1375.72257782634" calcext:value-type="float">
            <text:p>1,375.72</text:p>
          </table:table-cell>
          <table:table-cell table:formula="of:=KNEEANGLE( [.B$37]; [.C$36]; [.$A396]; [.B$30]; [.B$29]; [.B$27]; [.B396] )" office:value-type="float" office:value="65.2780010812979" calcext:value-type="float">
            <text:p>65.28</text:p>
          </table:table-cell>
          <table:table-cell table:formula="of:=( [.E396] - [.E395] ) / ( 60 / [.$B$2] / 360 )" office:value-type="float" office:value="6.34116738693109" calcext:value-type="float">
            <text:p>6.34</text:p>
          </table:table-cell>
          <table:table-cell table:formula="of:=( [.F396] - [.F395] ) / ( 60 / [.$B$2] / 360 )" office:value-type="float" office:value="2377.50026408502" calcext:value-type="float">
            <text:p>2,377.50</text:p>
          </table:table-cell>
          <table:table-cell table:number-columns-repeated="3"/>
          <table:table-cell table:formula="of:=HIPANGLE( [.L$37]; [.M$36]; [.$A396]; [.L$30]; [.L$29]; [.L$27]; [.L$28] )" office:value-type="float" office:value="20.7831630879057" calcext:value-type="float">
            <text:p>20.78</text:p>
          </table:table-cell>
          <table:table-cell table:formula="of:=( [.K396] - [.K395] ) / ( 60 / [.$B$2] / 360 )" office:value-type="float" office:value="-160.196161311056" calcext:value-type="float">
            <text:p>-160.20</text:p>
          </table:table-cell>
          <table:table-cell table:formula="of:=( [.L396] - [.L395] ) / ( 60 / [.$B$2] / 360 )" office:value-type="float" office:value="1475.0936365951" calcext:value-type="float">
            <text:p>1,475.09</text:p>
          </table:table-cell>
          <table:table-cell table:formula="of:=KNEEANGLE( [.L$37]; [.M$36]; [.$A396]; [.L$30]; [.L$29]; [.L$27]; [.K396] )" office:value-type="float" office:value="65.7140074545304" calcext:value-type="float">
            <text:p>65.71</text:p>
          </table:table-cell>
          <table:table-cell table:formula="of:=( [.N396] - [.N395] ) / ( 60 / [.$B$2] / 360 )" office:value-type="float" office:value="16.0498815243024" calcext:value-type="float">
            <text:p>16.05</text:p>
          </table:table-cell>
          <table:table-cell table:formula="of:=( [.O396] - [.O395] ) / ( 60 / [.$B$2] / 360 )" office:value-type="float" office:value="2375.03974642532" calcext:value-type="float">
            <text:p>2,375.04</text:p>
          </table:table-cell>
          <table:table-cell table:number-columns-repeated="15"/>
        </table:table-row>
        <table:table-row table:style-name="ro1">
          <table:table-cell office:value-type="float" office:value="357" calcext:value-type="float">
            <text:p>357.00</text:p>
          </table:table-cell>
          <table:table-cell table:formula="of:=HIPANGLE( [.B$37]; [.C$36]; [.$A397]; [.B$30]; [.B$29]; [.B$27]; [.B$28] )" office:value-type="float" office:value="22.700273283433" calcext:value-type="float">
            <text:p>22.70</text:p>
          </table:table-cell>
          <table:table-cell table:formula="of:=( [.B397] - [.B396] ) / ( 60 / [.$B$2] / 360 )" office:value-type="float" office:value="-163.818176406107" calcext:value-type="float">
            <text:p>-163.82</text:p>
          </table:table-cell>
          <table:table-cell table:formula="of:=( [.C397] - [.C396] ) / ( 60 / [.$B$2] / 360 )" office:value-type="float" office:value="1431.24336668347" calcext:value-type="float">
            <text:p>1,431.24</text:p>
          </table:table-cell>
          <table:table-cell table:formula="of:=KNEEANGLE( [.B$37]; [.C$36]; [.$A397]; [.B$30]; [.B$29]; [.B$27]; [.B397] )" office:value-type="float" office:value="65.3038250282524" calcext:value-type="float">
            <text:p>65.30</text:p>
          </table:table-cell>
          <table:table-cell table:formula="of:=( [.E397] - [.E396] ) / ( 60 / [.$B$2] / 360 )" office:value-type="float" office:value="11.62077612952" calcext:value-type="float">
            <text:p>11.62</text:p>
          </table:table-cell>
          <table:table-cell table:formula="of:=( [.F397] - [.F396] ) / ( 60 / [.$B$2] / 360 )" office:value-type="float" office:value="2375.82393416503" calcext:value-type="float">
            <text:p>2,375.82</text:p>
          </table:table-cell>
          <table:table-cell table:number-columns-repeated="3"/>
          <table:table-cell table:formula="of:=HIPANGLE( [.L$37]; [.M$36]; [.$A397]; [.L$30]; [.L$29]; [.L$27]; [.L$28] )" office:value-type="float" office:value="20.4347171936168" calcext:value-type="float">
            <text:p>20.43</text:p>
          </table:table-cell>
          <table:table-cell table:formula="of:=( [.K397] - [.K396] ) / ( 60 / [.$B$2] / 360 )" office:value-type="float" office:value="-156.800652430012" calcext:value-type="float">
            <text:p>-156.80</text:p>
          </table:table-cell>
          <table:table-cell table:formula="of:=( [.L397] - [.L396] ) / ( 60 / [.$B$2] / 360 )" office:value-type="float" office:value="1527.97899647015" calcext:value-type="float">
            <text:p>1,527.98</text:p>
          </table:table-cell>
          <table:table-cell table:formula="of:=KNEEANGLE( [.L$37]; [.M$36]; [.$A397]; [.L$30]; [.L$29]; [.L$27]; [.K397] )" office:value-type="float" office:value="65.7613817202837" calcext:value-type="float">
            <text:p>65.76</text:p>
          </table:table-cell>
          <table:table-cell table:formula="of:=( [.N397] - [.N396] ) / ( 60 / [.$B$2] / 360 )" office:value-type="float" office:value="21.3184195889681" calcext:value-type="float">
            <text:p>21.32</text:p>
          </table:table-cell>
          <table:table-cell table:formula="of:=( [.O397] - [.O396] ) / ( 60 / [.$B$2] / 360 )" office:value-type="float" office:value="2370.84212909959" calcext:value-type="float">
            <text:p>2,370.84</text:p>
          </table:table-cell>
          <table:table-cell table:number-columns-repeated="15"/>
        </table:table-row>
        <table:table-row table:style-name="ro1">
          <table:table-cell office:value-type="float" office:value="358" calcext:value-type="float">
            <text:p>358.00</text:p>
          </table:table-cell>
          <table:table-cell table:formula="of:=HIPANGLE( [.B$37]; [.C$36]; [.$A398]; [.B$30]; [.B$29]; [.B$27]; [.B$28] )" office:value-type="float" office:value="22.3435693319035" calcext:value-type="float">
            <text:p>22.34</text:p>
          </table:table-cell>
          <table:table-cell table:formula="of:=( [.B398] - [.B397] ) / ( 60 / [.$B$2] / 360 )" office:value-type="float" office:value="-160.516778188277" calcext:value-type="float">
            <text:p>-160.52</text:p>
          </table:table-cell>
          <table:table-cell table:formula="of:=( [.C398] - [.C397] ) / ( 60 / [.$B$2] / 360 )" office:value-type="float" office:value="1485.62919802366" calcext:value-type="float">
            <text:p>1,485.63</text:p>
          </table:table-cell>
          <table:table-cell table:formula="of:=KNEEANGLE( [.B$37]; [.C$36]; [.$A398]; [.B$30]; [.B$29]; [.B$27]; [.B398] )" office:value-type="float" office:value="65.3413662862248" calcext:value-type="float">
            <text:p>65.34</text:p>
          </table:table-cell>
          <table:table-cell table:formula="of:=( [.E398] - [.E397] ) / ( 60 / [.$B$2] / 360 )" office:value-type="float" office:value="16.8935660876024" calcext:value-type="float">
            <text:p>16.89</text:p>
          </table:table-cell>
          <table:table-cell table:formula="of:=( [.F398] - [.F397] ) / ( 60 / [.$B$2] / 360 )" office:value-type="float" office:value="2372.75548113704" calcext:value-type="float">
            <text:p>2,372.76</text:p>
          </table:table-cell>
          <table:table-cell table:number-columns-repeated="3"/>
          <table:table-cell table:formula="of:=HIPANGLE( [.L$37]; [.M$36]; [.$A398]; [.L$30]; [.L$29]; [.L$27]; [.L$28] )" office:value-type="float" office:value="20.094071454997" calcext:value-type="float">
            <text:p>20.09</text:p>
          </table:table-cell>
          <table:table-cell table:formula="of:=( [.K398] - [.K397] ) / ( 60 / [.$B$2] / 360 )" office:value-type="float" office:value="-153.290582378919" calcext:value-type="float">
            <text:p>-153.29</text:p>
          </table:table-cell>
          <table:table-cell table:formula="of:=( [.L398] - [.L397] ) / ( 60 / [.$B$2] / 360 )" office:value-type="float" office:value="1579.53152299173" calcext:value-type="float">
            <text:p>1,579.53</text:p>
          </table:table-cell>
          <table:table-cell table:formula="of:=KNEEANGLE( [.L$37]; [.M$36]; [.$A398]; [.L$30]; [.L$29]; [.L$27]; [.K398] )" office:value-type="float" office:value="65.8204363812184" calcext:value-type="float">
            <text:p>65.82</text:p>
          </table:table-cell>
          <table:table-cell table:formula="of:=( [.N398] - [.N397] ) / ( 60 / [.$B$2] / 360 )" office:value-type="float" office:value="26.574597420624" calcext:value-type="float">
            <text:p>26.57</text:p>
          </table:table-cell>
          <table:table-cell table:formula="of:=( [.O398] - [.O397] ) / ( 60 / [.$B$2] / 360 )" office:value-type="float" office:value="2365.28002424514" calcext:value-type="float">
            <text:p>2,365.28</text:p>
          </table:table-cell>
          <table:table-cell table:number-columns-repeated="15"/>
        </table:table-row>
        <table:table-row table:style-name="ro1">
          <table:table-cell office:value-type="float" office:value="359" calcext:value-type="float">
            <text:p>359.00</text:p>
          </table:table-cell>
          <table:table-cell table:formula="of:=HIPANGLE( [.B$37]; [.C$36]; [.$A399]; [.B$30]; [.B$29]; [.B$27]; [.B$28] )" office:value-type="float" office:value="21.9944642069695" calcext:value-type="float">
            <text:p>21.99</text:p>
          </table:table-cell>
          <table:table-cell table:formula="of:=( [.B399] - [.B398] ) / ( 60 / [.$B$2] / 360 )" office:value-type="float" office:value="-157.097306220303" calcext:value-type="float">
            <text:p>-157.10</text:p>
          </table:table-cell>
          <table:table-cell table:formula="of:=( [.C399] - [.C398] ) / ( 60 / [.$B$2] / 360 )" office:value-type="float" office:value="1538.76238558826" calcext:value-type="float">
            <text:p>1,538.76</text:p>
          </table:table-cell>
          <table:table-cell table:formula="of:=KNEEANGLE( [.B$37]; [.C$36]; [.$A399]; [.B$30]; [.B$29]; [.B$27]; [.B399] )" office:value-type="float" office:value="65.390602867611" calcext:value-type="float">
            <text:p>65.39</text:p>
          </table:table-cell>
          <table:table-cell table:formula="of:=( [.E399] - [.E398] ) / ( 60 / [.$B$2] / 360 )" office:value-type="float" office:value="22.1564616238012" calcext:value-type="float">
            <text:p>22.16</text:p>
          </table:table-cell>
          <table:table-cell table:formula="of:=( [.F399] - [.F398] ) / ( 60 / [.$B$2] / 360 )" office:value-type="float" office:value="2368.3029912895" calcext:value-type="float">
            <text:p>2,368.30</text:p>
          </table:table-cell>
          <table:table-cell table:number-columns-repeated="3"/>
          <table:table-cell table:formula="of:=HIPANGLE( [.L$37]; [.M$36]; [.$A399]; [.L$30]; [.L$29]; [.L$27]; [.L$28] )" office:value-type="float" office:value="19.7614733410361" calcext:value-type="float">
            <text:p>19.76</text:p>
          </table:table-cell>
          <table:table-cell table:formula="of:=( [.K399] - [.K398] ) / ( 60 / [.$B$2] / 360 )" office:value-type="float" office:value="-149.669151282388" calcext:value-type="float">
            <text:p>-149.67</text:p>
          </table:table-cell>
          <table:table-cell table:formula="of:=( [.L399] - [.L398] ) / ( 60 / [.$B$2] / 360 )" office:value-type="float" office:value="1629.64399343878" calcext:value-type="float">
            <text:p>1,629.64</text:p>
          </table:table-cell>
          <table:table-cell table:formula="of:=KNEEANGLE( [.L$37]; [.M$36]; [.$A399]; [.L$30]; [.L$29]; [.L$27]; [.K399] )" office:value-type="float" office:value="65.8911373034742" calcext:value-type="float">
            <text:p>65.89</text:p>
          </table:table-cell>
          <table:table-cell table:formula="of:=( [.N399] - [.N398] ) / ( 60 / [.$B$2] / 360 )" office:value-type="float" office:value="31.81541501514" calcext:value-type="float">
            <text:p>31.82</text:p>
          </table:table-cell>
          <table:table-cell table:formula="of:=( [.O399] - [.O398] ) / ( 60 / [.$B$2] / 360 )" office:value-type="float" office:value="2358.36791753222" calcext:value-type="float">
            <text:p>2,358.37</text:p>
          </table:table-cell>
          <table:table-cell table:number-columns-repeated="15"/>
        </table:table-row>
      </table:table>
      <table:table table:name="rollover" table:style-name="ta1">
        <office:forms form:automatic-focus="false" form:apply-design-mode="false"/>
        <table:shapes>
          <draw:frame draw:z-index="0" draw:style-name="gr1" draw:text-style-name="P1" svg:width="21.963cm" svg:height="11.483cm" svg:x="14.29cm" svg:y="0.311cm">
            <draw:object draw:notify-on-update-of-ranges="rollover.A5:rollover.A24 rollover.B1:rollover.B1 rollover.B5:rollover.B24 rollover.C1:rollover.C1 rollover.C5:rollover.C24 rollover.D1:rollover.D1 rollover.D5:rollover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62cm" svg:height="10.412cm" svg:x="36.735cm" svg:y="10.731cm">
            <draw:object draw:notify-on-update-of-ranges="rollover.A36:rollover.A406 rollover.G35:rollover.G35 rollover.G36:rollover.G406 rollover.A36:rollover.A406 rollover.E35:rollover.E35 rollover.E36:rollover.E406 rollover.A37:rollover.A406 rollover.C35:rollover.C35 rollover.C37:rollover.C40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7.62cm" svg:height="9.933cm" svg:x="36.756cm" svg:y="0.293cm">
            <draw:object draw:notify-on-update-of-ranges="rollover.A36:rollover.A406 rollover.G29:rollover.G29 rollover.F36:rollover.F406 rollover.A36:rollover.A406 rollover.E29:rollover.E29 rollover.D36:rollover.D406 rollover.A36:rollover.A406 rollover.B29:rollover.B29 rollover.B36:rollover.B40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5" table:default-cell-style-name="Default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25" table:default-cell-style-name="Default"/>
        <table:table-column table:style-name="co16" table:default-cell-style-name="Default"/>
        <table:table-column table:style-name="co26" table:default-cell-style-name="ce1"/>
        <table:table-column table:style-name="co5" table:number-columns-repeated="3" table:default-cell-style-name="Default"/>
        <table:table-column table:style-name="co5" table:default-cell-style-name="ce12"/>
        <table:table-column table:style-name="co5" table:number-columns-repeated="13" table:default-cell-style-name="Default"/>
        <table:table-column table:style-name="co5" table:default-cell-style-name="ce12"/>
        <table:table-row table:style-name="ro1">
          <table:table-cell table:style-name="ce9" office:value-type="string" calcext:value-type="string">
            <text:p>diameter ( inches 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radius</text:p>
          </table:table-cell>
          <table:table-cell table:style-name="Default" table:formula="of:=([.B1]*25.4)/2" office:value-type="float" office:value="330.2" calcext:value-type="float">
            <text:p>330.2</text:p>
          </table:table-cell>
          <table:table-cell table:style-name="Default" table:formula="of:=([.C1]*25.4)/2" office:value-type="float" office:value="349.25" calcext:value-type="float">
            <text:p>349.25</text:p>
          </table:table-cell>
          <table:table-cell table:style-name="Default" table:formula="of:=([.D1]*25.4)/2" office:value-type="float" office:value="368.3" calcext:value-type="float">
            <text:p>368.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19" office:value-type="string" calcext:value-type="string">
            <text:p>height</text:p>
          </table:table-cell>
          <table:table-cell table:style-name="ce19" office:value-type="string" calcext:value-type="string">
            <text:p>backward force (%)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table:formula="of:=COS(ASIN(([.B$2]-[.$A5])/[.B$2]))*SIN(RADIANS(90)-ASIN(([.B$2]-[.$A5])/[.B$2]))" office:value-type="percentage" office:value="0.0596521903102978" calcext:value-type="percentage">
            <text:p>5.97%</text:p>
          </table:table-cell>
          <table:table-cell table:style-name="ce18" table:formula="of:=COS(ASIN(([.C$2]-[.$A5])/[.C$2]))*SIN(RADIANS(90)-ASIN(([.C$2]-[.$A5])/[.C$2]))" office:value-type="percentage" office:value="0.0564457327261761" calcext:value-type="percentage">
            <text:p>5.64%</text:p>
          </table:table-cell>
          <table:table-cell table:style-name="ce18" table:formula="of:=COS(ASIN(([.D$2]-[.$A5])/[.D$2]))*SIN(RADIANS(90)-ASIN(([.D$2]-[.$A5])/[.D$2]))" office:value-type="percentage" office:value="0.0535663378104402" calcext:value-type="percentage">
            <text:p>5.36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table:formula="of:=COS(ASIN(([.B$2]-[.$A6])/[.B$2]))*SIN(RADIANS(90)-ASIN(([.B$2]-[.$A6])/[.B$2]))" office:value-type="percentage" office:value="0.117470057425322" calcext:value-type="percentage">
            <text:p>11.75%</text:p>
          </table:table-cell>
          <table:table-cell table:style-name="ce18" table:formula="of:=COS(ASIN(([.C$2]-[.$A6])/[.C$2]))*SIN(RADIANS(90)-ASIN(([.C$2]-[.$A6])/[.C$2]))" office:value-type="percentage" office:value="0.111251792751519" calcext:value-type="percentage">
            <text:p>11.13%</text:p>
          </table:table-cell>
          <table:table-cell table:style-name="ce18" table:formula="of:=COS(ASIN(([.D$2]-[.$A6])/[.D$2]))*SIN(RADIANS(90)-ASIN(([.D$2]-[.$A6])/[.D$2]))" office:value-type="percentage" office:value="0.105658237475809" calcext:value-type="percentage">
            <text:p>10.57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table:formula="of:=COS(ASIN(([.B$2]-[.$A7])/[.B$2]))*SIN(RADIANS(90)-ASIN(([.B$2]-[.$A7])/[.B$2]))" office:value-type="percentage" office:value="0.173453601345073" calcext:value-type="percentage">
            <text:p>17.35%</text:p>
          </table:table-cell>
          <table:table-cell table:style-name="ce18" table:formula="of:=COS(ASIN(([.C$2]-[.$A7])/[.C$2]))*SIN(RADIANS(90)-ASIN(([.C$2]-[.$A7])/[.C$2]))" office:value-type="percentage" office:value="0.16441818007603" calcext:value-type="percentage">
            <text:p>16.44%</text:p>
          </table:table-cell>
          <table:table-cell table:style-name="ce18" table:formula="of:=COS(ASIN(([.D$2]-[.$A7])/[.D$2]))*SIN(RADIANS(90)-ASIN(([.D$2]-[.$A7])/[.D$2]))" office:value-type="percentage" office:value="0.156275698996107" calcext:value-type="percentage">
            <text:p>15.63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8" table:formula="of:=COS(ASIN(([.B$2]-[.$A8])/[.B$2]))*SIN(RADIANS(90)-ASIN(([.B$2]-[.$A8])/[.B$2]))" office:value-type="percentage" office:value="0.22760282206955" calcext:value-type="percentage">
            <text:p>22.76%</text:p>
          </table:table-cell>
          <table:table-cell table:style-name="ce18" table:formula="of:=COS(ASIN(([.C$2]-[.$A8])/[.C$2]))*SIN(RADIANS(90)-ASIN(([.C$2]-[.$A8])/[.C$2]))" office:value-type="percentage" office:value="0.215944894699707" calcext:value-type="percentage">
            <text:p>21.59%</text:p>
          </table:table-cell>
          <table:table-cell table:style-name="ce18" table:formula="of:=COS(ASIN(([.D$2]-[.$A8])/[.D$2]))*SIN(RADIANS(90)-ASIN(([.D$2]-[.$A8])/[.D$2]))" office:value-type="percentage" office:value="0.205418722371333" calcext:value-type="percentage">
            <text:p>20.54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table:formula="of:=COS(ASIN(([.B$2]-[.$A9])/[.B$2]))*SIN(RADIANS(90)-ASIN(([.B$2]-[.$A9])/[.B$2]))" office:value-type="percentage" office:value="0.279917719598753" calcext:value-type="percentage">
            <text:p>27.99%</text:p>
          </table:table-cell>
          <table:table-cell table:style-name="ce18" table:formula="of:=COS(ASIN(([.C$2]-[.$A9])/[.C$2]))*SIN(RADIANS(90)-ASIN(([.C$2]-[.$A9])/[.C$2]))" office:value-type="percentage" office:value="0.265831936622551" calcext:value-type="percentage">
            <text:p>26.58%</text:p>
          </table:table-cell>
          <table:table-cell table:style-name="ce18" table:formula="of:=COS(ASIN(([.D$2]-[.$A9])/[.D$2]))*SIN(RADIANS(90)-ASIN(([.D$2]-[.$A9])/[.D$2]))" office:value-type="percentage" office:value="0.253087307601488" calcext:value-type="percentage">
            <text:p>25.31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" table:formula="of:=COS(ASIN(([.B$2]-[.$A10])/[.B$2]))*SIN(RADIANS(90)-ASIN(([.B$2]-[.$A10])/[.B$2]))" office:value-type="percentage" office:value="0.330398293932683" calcext:value-type="percentage">
            <text:p>33.04%</text:p>
          </table:table-cell>
          <table:table-cell table:style-name="ce18" table:formula="of:=COS(ASIN(([.C$2]-[.$A10])/[.C$2]))*SIN(RADIANS(90)-ASIN(([.C$2]-[.$A10])/[.C$2]))" office:value-type="percentage" office:value="0.314079305844562" calcext:value-type="percentage">
            <text:p>31.41%</text:p>
          </table:table-cell>
          <table:table-cell table:style-name="ce18" table:formula="of:=COS(ASIN(([.D$2]-[.$A10])/[.D$2]))*SIN(RADIANS(90)-ASIN(([.D$2]-[.$A10])/[.D$2]))" office:value-type="percentage" office:value="0.299281454686572" calcext:value-type="percentage">
            <text:p>29.93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8" table:formula="of:=COS(ASIN(([.B$2]-[.$A11])/[.B$2]))*SIN(RADIANS(90)-ASIN(([.B$2]-[.$A11])/[.B$2]))" office:value-type="percentage" office:value="0.379044545071339" calcext:value-type="percentage">
            <text:p>37.90%</text:p>
          </table:table-cell>
          <table:table-cell table:style-name="ce18" table:formula="of:=COS(ASIN(([.C$2]-[.$A11])/[.C$2]))*SIN(RADIANS(90)-ASIN(([.C$2]-[.$A11])/[.C$2]))" office:value-type="percentage" office:value="0.36068700236574" calcext:value-type="percentage">
            <text:p>36.07%</text:p>
          </table:table-cell>
          <table:table-cell table:style-name="ce18" table:formula="of:=COS(ASIN(([.D$2]-[.$A11])/[.D$2]))*SIN(RADIANS(90)-ASIN(([.D$2]-[.$A11])/[.D$2]))" office:value-type="percentage" office:value="0.344001163626584" calcext:value-type="percentage">
            <text:p>34.40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table:formula="of:=COS(ASIN(([.B$2]-[.$A12])/[.B$2]))*SIN(RADIANS(90)-ASIN(([.B$2]-[.$A12])/[.B$2]))" office:value-type="percentage" office:value="0.425856473014721" calcext:value-type="percentage">
            <text:p>42.59%</text:p>
          </table:table-cell>
          <table:table-cell table:style-name="ce18" table:formula="of:=COS(ASIN(([.C$2]-[.$A12])/[.C$2]))*SIN(RADIANS(90)-ASIN(([.C$2]-[.$A12])/[.C$2]))" office:value-type="percentage" office:value="0.405655026186085" calcext:value-type="percentage">
            <text:p>40.57%</text:p>
          </table:table-cell>
          <table:table-cell table:style-name="ce18" table:formula="of:=COS(ASIN(([.D$2]-[.$A12])/[.D$2]))*SIN(RADIANS(90)-ASIN(([.D$2]-[.$A12])/[.D$2]))" office:value-type="percentage" office:value="0.387246434421525" calcext:value-type="percentage">
            <text:p>38.72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8" table:formula="of:=COS(ASIN(([.B$2]-[.$A13])/[.B$2]))*SIN(RADIANS(90)-ASIN(([.B$2]-[.$A13])/[.B$2]))" office:value-type="percentage" office:value="0.47083407776283" calcext:value-type="percentage">
            <text:p>47.08%</text:p>
          </table:table-cell>
          <table:table-cell table:style-name="ce18" table:formula="of:=COS(ASIN(([.C$2]-[.$A13])/[.C$2]))*SIN(RADIANS(90)-ASIN(([.C$2]-[.$A13])/[.C$2]))" office:value-type="percentage" office:value="0.448983377305598" calcext:value-type="percentage">
            <text:p>44.90%</text:p>
          </table:table-cell>
          <table:table-cell table:style-name="ce18" table:formula="of:=COS(ASIN(([.D$2]-[.$A13])/[.D$2]))*SIN(RADIANS(90)-ASIN(([.D$2]-[.$A13])/[.D$2]))" office:value-type="percentage" office:value="0.429017267071395" calcext:value-type="percentage">
            <text:p>42.90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8" table:formula="of:=COS(ASIN(([.B$2]-[.$A14])/[.B$2]))*SIN(RADIANS(90)-ASIN(([.B$2]-[.$A14])/[.B$2]))" office:value-type="percentage" office:value="0.513977359315665" calcext:value-type="percentage">
            <text:p>51.40%</text:p>
          </table:table-cell>
          <table:table-cell table:style-name="ce18" table:formula="of:=COS(ASIN(([.C$2]-[.$A14])/[.C$2]))*SIN(RADIANS(90)-ASIN(([.C$2]-[.$A14])/[.C$2]))" office:value-type="percentage" office:value="0.490672055724277" calcext:value-type="percentage">
            <text:p>49.07%</text:p>
          </table:table-cell>
          <table:table-cell table:style-name="ce18" table:formula="of:=COS(ASIN(([.D$2]-[.$A14])/[.D$2]))*SIN(RADIANS(90)-ASIN(([.D$2]-[.$A14])/[.D$2]))" office:value-type="percentage" office:value="0.469313661576194" calcext:value-type="percentage">
            <text:p>46.93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8" table:formula="of:=COS(ASIN(([.B$2]-[.$A15])/[.B$2]))*SIN(RADIANS(90)-ASIN(([.B$2]-[.$A15])/[.B$2]))" office:value-type="percentage" office:value="0.555286317673227" calcext:value-type="percentage">
            <text:p>55.53%</text:p>
          </table:table-cell>
          <table:table-cell table:style-name="ce18" table:formula="of:=COS(ASIN(([.C$2]-[.$A15])/[.C$2]))*SIN(RADIANS(90)-ASIN(([.C$2]-[.$A15])/[.C$2]))" office:value-type="percentage" office:value="0.530721061442123" calcext:value-type="percentage">
            <text:p>53.07%</text:p>
          </table:table-cell>
          <table:table-cell table:style-name="ce18" table:formula="of:=COS(ASIN(([.D$2]-[.$A15])/[.D$2]))*SIN(RADIANS(90)-ASIN(([.D$2]-[.$A15])/[.D$2]))" office:value-type="percentage" office:value="0.508135617935921" calcext:value-type="percentage">
            <text:p>50.81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8" table:formula="of:=COS(ASIN(([.B$2]-[.$A16])/[.B$2]))*SIN(RADIANS(90)-ASIN(([.B$2]-[.$A16])/[.B$2]))" office:value-type="percentage" office:value="0.594760952835515" calcext:value-type="percentage">
            <text:p>59.48%</text:p>
          </table:table-cell>
          <table:table-cell table:style-name="ce18" table:formula="of:=COS(ASIN(([.C$2]-[.$A16])/[.C$2]))*SIN(RADIANS(90)-ASIN(([.C$2]-[.$A16])/[.C$2]))" office:value-type="percentage" office:value="0.569130394459136" calcext:value-type="percentage">
            <text:p>56.91%</text:p>
          </table:table-cell>
          <table:table-cell table:style-name="ce18" table:formula="of:=COS(ASIN(([.D$2]-[.$A16])/[.D$2]))*SIN(RADIANS(90)-ASIN(([.D$2]-[.$A16])/[.D$2]))" office:value-type="percentage" office:value="0.545483136150577" calcext:value-type="percentage">
            <text:p>54.55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8" table:formula="of:=COS(ASIN(([.B$2]-[.$A17])/[.B$2]))*SIN(RADIANS(90)-ASIN(([.B$2]-[.$A17])/[.B$2]))" office:value-type="percentage" office:value="0.63240126480253" calcext:value-type="percentage">
            <text:p>63.24%</text:p>
          </table:table-cell>
          <table:table-cell table:style-name="ce18" table:formula="of:=COS(ASIN(([.C$2]-[.$A17])/[.C$2]))*SIN(RADIANS(90)-ASIN(([.C$2]-[.$A17])/[.C$2]))" office:value-type="percentage" office:value="0.605900054775316" calcext:value-type="percentage">
            <text:p>60.59%</text:p>
          </table:table-cell>
          <table:table-cell table:style-name="ce18" table:formula="of:=COS(ASIN(([.D$2]-[.$A17])/[.D$2]))*SIN(RADIANS(90)-ASIN(([.D$2]-[.$A17])/[.D$2]))" office:value-type="percentage" office:value="0.581356216220161" calcext:value-type="percentage">
            <text:p>58.14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8" table:formula="of:=COS(ASIN(([.B$2]-[.$A18])/[.B$2]))*SIN(RADIANS(90)-ASIN(([.B$2]-[.$A18])/[.B$2]))" office:value-type="percentage" office:value="0.66820725357427" calcext:value-type="percentage">
            <text:p>66.82%</text:p>
          </table:table-cell>
          <table:table-cell table:style-name="ce18" table:formula="of:=COS(ASIN(([.C$2]-[.$A18])/[.C$2]))*SIN(RADIANS(90)-ASIN(([.C$2]-[.$A18])/[.C$2]))" office:value-type="percentage" office:value="0.641030042390663" calcext:value-type="percentage">
            <text:p>64.10%</text:p>
          </table:table-cell>
          <table:table-cell table:style-name="ce18" table:formula="of:=COS(ASIN(([.D$2]-[.$A18])/[.D$2]))*SIN(RADIANS(90)-ASIN(([.D$2]-[.$A18])/[.D$2]))" office:value-type="percentage" office:value="0.615754858144675" calcext:value-type="percentage">
            <text:p>61.58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table:formula="of:=COS(ASIN(([.B$2]-[.$A19])/[.B$2]))*SIN(RADIANS(90)-ASIN(([.B$2]-[.$A19])/[.B$2]))" office:value-type="percentage" office:value="0.702178919150738" calcext:value-type="percentage">
            <text:p>70.22%</text:p>
          </table:table-cell>
          <table:table-cell table:style-name="ce18" table:formula="of:=COS(ASIN(([.C$2]-[.$A19])/[.C$2]))*SIN(RADIANS(90)-ASIN(([.C$2]-[.$A19])/[.C$2]))" office:value-type="percentage" office:value="0.674520357305177" calcext:value-type="percentage">
            <text:p>67.45%</text:p>
          </table:table-cell>
          <table:table-cell table:style-name="ce18" table:formula="of:=COS(ASIN(([.D$2]-[.$A19])/[.D$2]))*SIN(RADIANS(90)-ASIN(([.D$2]-[.$A19])/[.D$2]))" office:value-type="percentage" office:value="0.648679061924117" calcext:value-type="percentage">
            <text:p>64.87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8" table:formula="of:=COS(ASIN(([.B$2]-[.$A20])/[.B$2]))*SIN(RADIANS(90)-ASIN(([.B$2]-[.$A20])/[.B$2]))" office:value-type="percentage" office:value="0.734316261531931" calcext:value-type="percentage">
            <text:p>73.43%</text:p>
          </table:table-cell>
          <table:table-cell table:style-name="ce18" table:formula="of:=COS(ASIN(([.C$2]-[.$A20])/[.C$2]))*SIN(RADIANS(90)-ASIN(([.C$2]-[.$A20])/[.C$2]))" office:value-type="percentage" office:value="0.706370999518858" calcext:value-type="percentage">
            <text:p>70.64%</text:p>
          </table:table-cell>
          <table:table-cell table:style-name="ce18" table:formula="of:=COS(ASIN(([.D$2]-[.$A20])/[.D$2]))*SIN(RADIANS(90)-ASIN(([.D$2]-[.$A20])/[.D$2]))" office:value-type="percentage" office:value="0.680128827558488" calcext:value-type="percentage">
            <text:p>68.01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8" table:formula="of:=COS(ASIN(([.B$2]-[.$A21])/[.B$2]))*SIN(RADIANS(90)-ASIN(([.B$2]-[.$A21])/[.B$2]))" office:value-type="percentage" office:value="0.764619280717851" calcext:value-type="percentage">
            <text:p>76.46%</text:p>
          </table:table-cell>
          <table:table-cell table:style-name="ce18" table:formula="of:=COS(ASIN(([.C$2]-[.$A21])/[.C$2]))*SIN(RADIANS(90)-ASIN(([.C$2]-[.$A21])/[.C$2]))" office:value-type="percentage" office:value="0.736581969031707" calcext:value-type="percentage">
            <text:p>73.66%</text:p>
          </table:table-cell>
          <table:table-cell table:style-name="ce18" table:formula="of:=COS(ASIN(([.D$2]-[.$A21])/[.D$2]))*SIN(RADIANS(90)-ASIN(([.D$2]-[.$A21])/[.D$2]))" office:value-type="percentage" office:value="0.710104155047787" calcext:value-type="percentage">
            <text:p>71.01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8" table:formula="of:=COS(ASIN(([.B$2]-[.$A22])/[.B$2]))*SIN(RADIANS(90)-ASIN(([.B$2]-[.$A22])/[.B$2]))" office:value-type="percentage" office:value="0.793087976708498" calcext:value-type="percentage">
            <text:p>79.31%</text:p>
          </table:table-cell>
          <table:table-cell table:style-name="ce18" table:formula="of:=COS(ASIN(([.C$2]-[.$A22])/[.C$2]))*SIN(RADIANS(90)-ASIN(([.C$2]-[.$A22])/[.C$2]))" office:value-type="percentage" office:value="0.765153265843722" calcext:value-type="percentage">
            <text:p>76.52%</text:p>
          </table:table-cell>
          <table:table-cell table:style-name="ce18" table:formula="of:=COS(ASIN(([.D$2]-[.$A22])/[.D$2]))*SIN(RADIANS(90)-ASIN(([.D$2]-[.$A22])/[.D$2]))" office:value-type="percentage" office:value="0.738605044392015" calcext:value-type="percentage">
            <text:p>73.86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8" table:formula="of:=COS(ASIN(([.B$2]-[.$A23])/[.B$2]))*SIN(RADIANS(90)-ASIN(([.B$2]-[.$A23])/[.B$2]))" office:value-type="percentage" office:value="0.81972234950387" calcext:value-type="percentage">
            <text:p>81.97%</text:p>
          </table:table-cell>
          <table:table-cell table:style-name="ce18" table:formula="of:=COS(ASIN(([.C$2]-[.$A23])/[.C$2]))*SIN(RADIANS(90)-ASIN(([.C$2]-[.$A23])/[.C$2]))" office:value-type="percentage" office:value="0.792084889954904" calcext:value-type="percentage">
            <text:p>79.21%</text:p>
          </table:table-cell>
          <table:table-cell table:style-name="ce18" table:formula="of:=COS(ASIN(([.D$2]-[.$A23])/[.D$2]))*SIN(RADIANS(90)-ASIN(([.D$2]-[.$A23])/[.D$2]))" office:value-type="percentage" office:value="0.765631495591172" calcext:value-type="percentage">
            <text:p>76.56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8" table:formula="of:=COS(ASIN(([.B$2]-[.$A24])/[.B$2]))*SIN(RADIANS(90)-ASIN(([.B$2]-[.$A24])/[.B$2]))" office:value-type="percentage" office:value="0.84452239910397" calcext:value-type="percentage">
            <text:p>84.45%</text:p>
          </table:table-cell>
          <table:table-cell table:style-name="ce18" table:formula="of:=COS(ASIN(([.C$2]-[.$A24])/[.C$2]))*SIN(RADIANS(90)-ASIN(([.C$2]-[.$A24])/[.C$2]))" office:value-type="percentage" office:value="0.817376841365253" calcext:value-type="percentage">
            <text:p>81.74%</text:p>
          </table:table-cell>
          <table:table-cell table:style-name="ce18" table:formula="of:=COS(ASIN(([.D$2]-[.$A24])/[.D$2]))*SIN(RADIANS(90)-ASIN(([.D$2]-[.$A24])/[.D$2]))" office:value-type="percentage" office:value="0.791183508645257" calcext:value-type="percentage">
            <text:p>79.12%</text:p>
          </table:table-cell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 table:number-rows-repeated="4">
          <table:table-cell/>
          <table:table-cell table:style-name="Default" table:number-columns-repeated="3"/>
          <table:table-cell table:style-name="ce18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diameter ( inches 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style-name="ce9" office:value-type="string" calcext:value-type="string">
            <text:p>diameter ( inches )</text:p>
          </table:table-cell>
          <table:table-cell table:style-name="Default" office:value-type="float" office:value="27.5" calcext:value-type="float">
            <text:p>27.5</text:p>
          </table:table-cell>
          <table:table-cell table:style-name="ce9" office:value-type="string" calcext:value-type="string">
            <text:p>diameter ( inches )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radius</text:p>
          </table:table-cell>
          <table:table-cell table:style-name="Default" table:formula="of:=([.B29]*25.4)/2" office:value-type="float" office:value="330.2" calcext:value-type="float">
            <text:p>330.2</text:p>
          </table:table-cell>
          <table:table-cell table:style-name="Default"/>
          <table:table-cell table:style-name="ce9" office:value-type="string" calcext:value-type="string">
            <text:p>radius</text:p>
          </table:table-cell>
          <table:table-cell table:style-name="Default" table:formula="of:=([.E29]*25.4)/2" office:value-type="float" office:value="349.25" calcext:value-type="float">
            <text:p>349.25</text:p>
          </table:table-cell>
          <table:table-cell table:style-name="ce9" office:value-type="string" calcext:value-type="string">
            <text:p>radius</text:p>
          </table:table-cell>
          <table:table-cell table:style-name="Default" table:formula="of:=([.G29]*25.4)/2" office:value-type="float" office:value="368.3" calcext:value-type="float">
            <text:p>368.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heigh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ce9" office:value-type="string" calcext:value-type="string">
            <text:p>height</text:p>
          </table:table-cell>
          <table:table-cell table:style-name="Default" office:value-type="float" office:value="50" calcext:value-type="float">
            <text:p>50</text:p>
          </table:table-cell>
          <table:table-cell table:style-name="ce9" office:value-type="string" calcext:value-type="string">
            <text:p>heigh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height offset</text:p>
          </table:table-cell>
          <table:table-cell table:style-name="Default" table:formula="of:=[.B30]-[.B31]" office:value-type="float" office:value="280.2" calcext:value-type="float">
            <text:p>280.2</text:p>
          </table:table-cell>
          <table:table-cell table:style-name="Default"/>
          <table:table-cell table:style-name="ce9" office:value-type="string" calcext:value-type="string">
            <text:p>height offset</text:p>
          </table:table-cell>
          <table:table-cell table:style-name="Default" table:formula="of:=[.E30]-[.E31]" office:value-type="float" office:value="299.25" calcext:value-type="float">
            <text:p>299.25</text:p>
          </table:table-cell>
          <table:table-cell table:style-name="ce9" office:value-type="string" calcext:value-type="string">
            <text:p>height offset</text:p>
          </table:table-cell>
          <table:table-cell table:style-name="Default" table:formula="of:=[.G30]-[.G31]" office:value-type="float" office:value="318.3" calcext:value-type="float">
            <text:p>318.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9" office:value-type="string" calcext:value-type="string">
            <text:p>spee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style-name="ce9" office:value-type="string" calcext:value-type="string">
            <text:p>speed</text:p>
          </table:table-cell>
          <table:table-cell table:style-name="Default" office:value-type="float" office:value="10" calcext:value-type="float">
            <text:p>10</text:p>
          </table:table-cell>
          <table:table-cell table:style-name="ce9" office:value-type="string" calcext:value-type="string">
            <text:p>speed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ce19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style-name="ce19" table:formula="of:=COM.MICROSOFT.CONCAT( [.B29]; &quot; vertical velocity&quot; )" office:value-type="string" office:string-value="26 vertical velocity" calcext:value-type="string">
            <text:p>26 vertical velocity</text:p>
          </table:table-cell>
          <table:table-cell table:style-name="ce24" office:value-type="string" calcext:value-type="string">
            <text:p>y</text:p>
          </table:table-cell>
          <table:table-cell table:style-name="ce19" table:formula="of:=COM.MICROSOFT.CONCAT( [.E29]; &quot; vertical velocity&quot; )" office:value-type="string" office:string-value="27.5 vertical velocity" calcext:value-type="string">
            <text:p>27.5 vertical velocity</text:p>
          </table:table-cell>
          <table:table-cell table:style-name="ce24" office:value-type="string" calcext:value-type="string">
            <text:p>y</text:p>
          </table:table-cell>
          <table:table-cell table:style-name="ce19" table:formula="of:=COM.MICROSOFT.CONCAT( [.G29]; &quot; vertical velocity&quot; )" office:value-type="string" office:string-value="29 vertical velocity" calcext:value-type="string">
            <text:p>29 vertical velocity</text:p>
          </table:table-cell>
          <table:table-cell table:number-columns-repeated="2"/>
          <table:table-cell table:style-name="ce18"/>
          <table:table-cell table:number-columns-repeated="3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370" calcext:value-type="float">
            <text:p>-370</text:p>
          </table:table-cell>
          <table:table-cell table:formula="of:=MAX( SQRT( MAX( [.B$30]^2 - [.$A36]^2; 0 ) ); [.B$32] ) - [.B$3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MAX( SQRT( MAX( [.E$30]^2 - [.$A36]^2; 0 ) ); [.E$32] ) - [.E$3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MAX( SQRT( MAX( [.G$30]^2 - [.$A36]^2; 0 ) ); [.G$32] ) - [.G$32]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369" calcext:value-type="float">
            <text:p>-369</text:p>
          </table:table-cell>
          <table:table-cell table:formula="of:=MAX( SQRT( MAX( [.B$30]^2 - [.$A37]^2; 0 ) ); [.B$32] ) - [.B$32]" office:value-type="float" office:value="0" calcext:value-type="float">
            <text:p>0</text:p>
          </table:table-cell>
          <table:table-cell table:formula="of:= ( [.B37] - [.B36] ) * ( [.B$33] / 3.6 )" office:value-type="float" office:value="0" calcext:value-type="float">
            <text:p>0</text:p>
          </table:table-cell>
          <table:table-cell table:formula="of:=MAX( SQRT( MAX( [.E$30]^2 - [.$A37]^2; 0 ) ); [.E$32] ) - [.E$32]" office:value-type="float" office:value="0" calcext:value-type="float">
            <text:p>0</text:p>
          </table:table-cell>
          <table:table-cell table:formula="of:= ( [.D37] - [.D36] ) * ( [.E$33] / 3.6 )" office:value-type="float" office:value="0" calcext:value-type="float">
            <text:p>0</text:p>
          </table:table-cell>
          <table:table-cell table:formula="of:=MAX( SQRT( MAX( [.G$30]^2 - [.$A37]^2; 0 ) ); [.G$32] ) - [.G$32]" office:value-type="float" office:value="0" calcext:value-type="float">
            <text:p>0</text:p>
          </table:table-cell>
          <table:table-cell table:formula="of:= ( [.F37] - [.F36] ) * ( [.G$33] / 3.6 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368" calcext:value-type="float">
            <text:p>-368</text:p>
          </table:table-cell>
          <table:table-cell table:formula="of:=MAX( SQRT( MAX( [.B$30]^2 - [.$A38]^2; 0 ) ); [.B$32] ) - [.B$32]" office:value-type="float" office:value="0" calcext:value-type="float">
            <text:p>0</text:p>
          </table:table-cell>
          <table:table-cell table:formula="of:= ( [.B38] - [.B37] ) * ( [.B$33] / 3.6 )" office:value-type="float" office:value="0" calcext:value-type="float">
            <text:p>0</text:p>
          </table:table-cell>
          <table:table-cell table:formula="of:=MAX( SQRT( MAX( [.E$30]^2 - [.$A38]^2; 0 ) ); [.E$32] ) - [.E$32]" office:value-type="float" office:value="0" calcext:value-type="float">
            <text:p>0</text:p>
          </table:table-cell>
          <table:table-cell table:formula="of:= ( [.D38] - [.D37] ) * ( [.E$33] / 3.6 )" office:value-type="float" office:value="0" calcext:value-type="float">
            <text:p>0</text:p>
          </table:table-cell>
          <table:table-cell table:formula="of:=MAX( SQRT( MAX( [.G$30]^2 - [.$A38]^2; 0 ) ); [.G$32] ) - [.G$32]" office:value-type="float" office:value="0" calcext:value-type="float">
            <text:p>0</text:p>
          </table:table-cell>
          <table:table-cell table:formula="of:= ( [.F38] - [.F37] ) * ( [.G$33] / 3.6 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367" calcext:value-type="float">
            <text:p>-367</text:p>
          </table:table-cell>
          <table:table-cell table:formula="of:=MAX( SQRT( MAX( [.B$30]^2 - [.$A39]^2; 0 ) ); [.B$32] ) - [.B$32]" office:value-type="float" office:value="0" calcext:value-type="float">
            <text:p>0</text:p>
          </table:table-cell>
          <table:table-cell table:formula="of:= ( [.B39] - [.B38] ) * ( [.B$33] / 3.6 )" office:value-type="float" office:value="0" calcext:value-type="float">
            <text:p>0</text:p>
          </table:table-cell>
          <table:table-cell table:formula="of:=MAX( SQRT( MAX( [.E$30]^2 - [.$A39]^2; 0 ) ); [.E$32] ) - [.E$32]" office:value-type="float" office:value="0" calcext:value-type="float">
            <text:p>0</text:p>
          </table:table-cell>
          <table:table-cell table:formula="of:= ( [.D39] - [.D38] ) * ( [.E$33] / 3.6 )" office:value-type="float" office:value="0" calcext:value-type="float">
            <text:p>0</text:p>
          </table:table-cell>
          <table:table-cell table:formula="of:=MAX( SQRT( MAX( [.G$30]^2 - [.$A39]^2; 0 ) ); [.G$32] ) - [.G$32]" office:value-type="float" office:value="0" calcext:value-type="float">
            <text:p>0</text:p>
          </table:table-cell>
          <table:table-cell table:formula="of:= ( [.F39] - [.F38] ) * ( [.G$33] / 3.6 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2"/>
          <table:table-cell office:value-type="string" calcext:value-type="string">
            <text:p>femur velocity 2</text:p>
          </table:table-cell>
          <table:table-cell table:style-name="Default" office:value-type="string" calcext:value-type="string">
            <text:p>femur acceleration 2</text:p>
          </table:table-cell>
        </table:table-row>
        <table:table-row table:style-name="ro1">
          <table:table-cell office:value-type="float" office:value="-366" calcext:value-type="float">
            <text:p>-366</text:p>
          </table:table-cell>
          <table:table-cell table:formula="of:=MAX( SQRT( MAX( [.B$30]^2 - [.$A40]^2; 0 ) ); [.B$32] ) - [.B$32]" office:value-type="float" office:value="0" calcext:value-type="float">
            <text:p>0</text:p>
          </table:table-cell>
          <table:table-cell table:formula="of:= ( [.B40] - [.B39] ) * ( [.B$33] / 3.6 )" office:value-type="float" office:value="0" calcext:value-type="float">
            <text:p>0</text:p>
          </table:table-cell>
          <table:table-cell table:formula="of:=MAX( SQRT( MAX( [.E$30]^2 - [.$A40]^2; 0 ) ); [.E$32] ) - [.E$32]" office:value-type="float" office:value="0" calcext:value-type="float">
            <text:p>0</text:p>
          </table:table-cell>
          <table:table-cell table:formula="of:= ( [.D40] - [.D39] ) * ( [.E$33] / 3.6 )" office:value-type="float" office:value="0" calcext:value-type="float">
            <text:p>0</text:p>
          </table:table-cell>
          <table:table-cell table:formula="of:=MAX( SQRT( MAX( [.G$30]^2 - [.$A40]^2; 0 ) ); [.G$32] ) - [.G$32]" office:value-type="float" office:value="0" calcext:value-type="float">
            <text:p>0</text:p>
          </table:table-cell>
          <table:table-cell table:formula="of:= ( [.F40] - [.F3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5" calcext:value-type="float">
            <text:p>-365</text:p>
          </table:table-cell>
          <table:table-cell table:formula="of:=MAX( SQRT( MAX( [.B$30]^2 - [.$A41]^2; 0 ) ); [.B$32] ) - [.B$32]" office:value-type="float" office:value="0" calcext:value-type="float">
            <text:p>0</text:p>
          </table:table-cell>
          <table:table-cell table:formula="of:= ( [.B41] - [.B40] ) * ( [.B$33] / 3.6 )" office:value-type="float" office:value="0" calcext:value-type="float">
            <text:p>0</text:p>
          </table:table-cell>
          <table:table-cell table:formula="of:=MAX( SQRT( MAX( [.E$30]^2 - [.$A41]^2; 0 ) ); [.E$32] ) - [.E$32]" office:value-type="float" office:value="0" calcext:value-type="float">
            <text:p>0</text:p>
          </table:table-cell>
          <table:table-cell table:formula="of:= ( [.D41] - [.D40] ) * ( [.E$33] / 3.6 )" office:value-type="float" office:value="0" calcext:value-type="float">
            <text:p>0</text:p>
          </table:table-cell>
          <table:table-cell table:formula="of:=MAX( SQRT( MAX( [.G$30]^2 - [.$A41]^2; 0 ) ); [.G$32] ) - [.G$32]" office:value-type="float" office:value="0" calcext:value-type="float">
            <text:p>0</text:p>
          </table:table-cell>
          <table:table-cell table:formula="of:= ( [.F41] - [.F4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4" calcext:value-type="float">
            <text:p>-364</text:p>
          </table:table-cell>
          <table:table-cell table:formula="of:=MAX( SQRT( MAX( [.B$30]^2 - [.$A42]^2; 0 ) ); [.B$32] ) - [.B$32]" office:value-type="float" office:value="0" calcext:value-type="float">
            <text:p>0</text:p>
          </table:table-cell>
          <table:table-cell table:formula="of:= ( [.B42] - [.B41] ) * ( [.B$33] / 3.6 )" office:value-type="float" office:value="0" calcext:value-type="float">
            <text:p>0</text:p>
          </table:table-cell>
          <table:table-cell table:formula="of:=MAX( SQRT( MAX( [.E$30]^2 - [.$A42]^2; 0 ) ); [.E$32] ) - [.E$32]" office:value-type="float" office:value="0" calcext:value-type="float">
            <text:p>0</text:p>
          </table:table-cell>
          <table:table-cell table:formula="of:= ( [.D42] - [.D41] ) * ( [.E$33] / 3.6 )" office:value-type="float" office:value="0" calcext:value-type="float">
            <text:p>0</text:p>
          </table:table-cell>
          <table:table-cell table:formula="of:=MAX( SQRT( MAX( [.G$30]^2 - [.$A42]^2; 0 ) ); [.G$32] ) - [.G$32]" office:value-type="float" office:value="0" calcext:value-type="float">
            <text:p>0</text:p>
          </table:table-cell>
          <table:table-cell table:formula="of:= ( [.F42] - [.F4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3" calcext:value-type="float">
            <text:p>-363</text:p>
          </table:table-cell>
          <table:table-cell table:formula="of:=MAX( SQRT( MAX( [.B$30]^2 - [.$A43]^2; 0 ) ); [.B$32] ) - [.B$32]" office:value-type="float" office:value="0" calcext:value-type="float">
            <text:p>0</text:p>
          </table:table-cell>
          <table:table-cell table:formula="of:= ( [.B43] - [.B42] ) * ( [.B$33] / 3.6 )" office:value-type="float" office:value="0" calcext:value-type="float">
            <text:p>0</text:p>
          </table:table-cell>
          <table:table-cell table:formula="of:=MAX( SQRT( MAX( [.E$30]^2 - [.$A43]^2; 0 ) ); [.E$32] ) - [.E$32]" office:value-type="float" office:value="0" calcext:value-type="float">
            <text:p>0</text:p>
          </table:table-cell>
          <table:table-cell table:formula="of:= ( [.D43] - [.D42] ) * ( [.E$33] / 3.6 )" office:value-type="float" office:value="0" calcext:value-type="float">
            <text:p>0</text:p>
          </table:table-cell>
          <table:table-cell table:formula="of:=MAX( SQRT( MAX( [.G$30]^2 - [.$A43]^2; 0 ) ); [.G$32] ) - [.G$32]" office:value-type="float" office:value="0" calcext:value-type="float">
            <text:p>0</text:p>
          </table:table-cell>
          <table:table-cell table:formula="of:= ( [.F43] - [.F4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2" calcext:value-type="float">
            <text:p>-362</text:p>
          </table:table-cell>
          <table:table-cell table:formula="of:=MAX( SQRT( MAX( [.B$30]^2 - [.$A44]^2; 0 ) ); [.B$32] ) - [.B$32]" office:value-type="float" office:value="0" calcext:value-type="float">
            <text:p>0</text:p>
          </table:table-cell>
          <table:table-cell table:formula="of:= ( [.B44] - [.B43] ) * ( [.B$33] / 3.6 )" office:value-type="float" office:value="0" calcext:value-type="float">
            <text:p>0</text:p>
          </table:table-cell>
          <table:table-cell table:formula="of:=MAX( SQRT( MAX( [.E$30]^2 - [.$A44]^2; 0 ) ); [.E$32] ) - [.E$32]" office:value-type="float" office:value="0" calcext:value-type="float">
            <text:p>0</text:p>
          </table:table-cell>
          <table:table-cell table:formula="of:= ( [.D44] - [.D43] ) * ( [.E$33] / 3.6 )" office:value-type="float" office:value="0" calcext:value-type="float">
            <text:p>0</text:p>
          </table:table-cell>
          <table:table-cell table:formula="of:=MAX( SQRT( MAX( [.G$30]^2 - [.$A44]^2; 0 ) ); [.G$32] ) - [.G$32]" office:value-type="float" office:value="0" calcext:value-type="float">
            <text:p>0</text:p>
          </table:table-cell>
          <table:table-cell table:formula="of:= ( [.F44] - [.F4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1" calcext:value-type="float">
            <text:p>-361</text:p>
          </table:table-cell>
          <table:table-cell table:formula="of:=MAX( SQRT( MAX( [.B$30]^2 - [.$A45]^2; 0 ) ); [.B$32] ) - [.B$32]" office:value-type="float" office:value="0" calcext:value-type="float">
            <text:p>0</text:p>
          </table:table-cell>
          <table:table-cell table:formula="of:= ( [.B45] - [.B44] ) * ( [.B$33] / 3.6 )" office:value-type="float" office:value="0" calcext:value-type="float">
            <text:p>0</text:p>
          </table:table-cell>
          <table:table-cell table:formula="of:=MAX( SQRT( MAX( [.E$30]^2 - [.$A45]^2; 0 ) ); [.E$32] ) - [.E$32]" office:value-type="float" office:value="0" calcext:value-type="float">
            <text:p>0</text:p>
          </table:table-cell>
          <table:table-cell table:formula="of:= ( [.D45] - [.D44] ) * ( [.E$33] / 3.6 )" office:value-type="float" office:value="0" calcext:value-type="float">
            <text:p>0</text:p>
          </table:table-cell>
          <table:table-cell table:formula="of:=MAX( SQRT( MAX( [.G$30]^2 - [.$A45]^2; 0 ) ); [.G$32] ) - [.G$32]" office:value-type="float" office:value="0" calcext:value-type="float">
            <text:p>0</text:p>
          </table:table-cell>
          <table:table-cell table:formula="of:= ( [.F45] - [.F4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60" calcext:value-type="float">
            <text:p>-360</text:p>
          </table:table-cell>
          <table:table-cell table:formula="of:=MAX( SQRT( MAX( [.B$30]^2 - [.$A46]^2; 0 ) ); [.B$32] ) - [.B$32]" office:value-type="float" office:value="0" calcext:value-type="float">
            <text:p>0</text:p>
          </table:table-cell>
          <table:table-cell table:formula="of:= ( [.B46] - [.B45] ) * ( [.B$33] / 3.6 )" office:value-type="float" office:value="0" calcext:value-type="float">
            <text:p>0</text:p>
          </table:table-cell>
          <table:table-cell table:formula="of:=MAX( SQRT( MAX( [.E$30]^2 - [.$A46]^2; 0 ) ); [.E$32] ) - [.E$32]" office:value-type="float" office:value="0" calcext:value-type="float">
            <text:p>0</text:p>
          </table:table-cell>
          <table:table-cell table:formula="of:= ( [.D46] - [.D45] ) * ( [.E$33] / 3.6 )" office:value-type="float" office:value="0" calcext:value-type="float">
            <text:p>0</text:p>
          </table:table-cell>
          <table:table-cell table:formula="of:=MAX( SQRT( MAX( [.G$30]^2 - [.$A46]^2; 0 ) ); [.G$32] ) - [.G$32]" office:value-type="float" office:value="0" calcext:value-type="float">
            <text:p>0</text:p>
          </table:table-cell>
          <table:table-cell table:formula="of:= ( [.F46] - [.F4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9" calcext:value-type="float">
            <text:p>-359</text:p>
          </table:table-cell>
          <table:table-cell table:formula="of:=MAX( SQRT( MAX( [.B$30]^2 - [.$A47]^2; 0 ) ); [.B$32] ) - [.B$32]" office:value-type="float" office:value="0" calcext:value-type="float">
            <text:p>0</text:p>
          </table:table-cell>
          <table:table-cell table:formula="of:= ( [.B47] - [.B46] ) * ( [.B$33] / 3.6 )" office:value-type="float" office:value="0" calcext:value-type="float">
            <text:p>0</text:p>
          </table:table-cell>
          <table:table-cell table:formula="of:=MAX( SQRT( MAX( [.E$30]^2 - [.$A47]^2; 0 ) ); [.E$32] ) - [.E$32]" office:value-type="float" office:value="0" calcext:value-type="float">
            <text:p>0</text:p>
          </table:table-cell>
          <table:table-cell table:formula="of:= ( [.D47] - [.D46] ) * ( [.E$33] / 3.6 )" office:value-type="float" office:value="0" calcext:value-type="float">
            <text:p>0</text:p>
          </table:table-cell>
          <table:table-cell table:formula="of:=MAX( SQRT( MAX( [.G$30]^2 - [.$A47]^2; 0 ) ); [.G$32] ) - [.G$32]" office:value-type="float" office:value="0" calcext:value-type="float">
            <text:p>0</text:p>
          </table:table-cell>
          <table:table-cell table:formula="of:= ( [.F47] - [.F4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8" calcext:value-type="float">
            <text:p>-358</text:p>
          </table:table-cell>
          <table:table-cell table:formula="of:=MAX( SQRT( MAX( [.B$30]^2 - [.$A48]^2; 0 ) ); [.B$32] ) - [.B$32]" office:value-type="float" office:value="0" calcext:value-type="float">
            <text:p>0</text:p>
          </table:table-cell>
          <table:table-cell table:formula="of:= ( [.B48] - [.B47] ) * ( [.B$33] / 3.6 )" office:value-type="float" office:value="0" calcext:value-type="float">
            <text:p>0</text:p>
          </table:table-cell>
          <table:table-cell table:formula="of:=MAX( SQRT( MAX( [.E$30]^2 - [.$A48]^2; 0 ) ); [.E$32] ) - [.E$32]" office:value-type="float" office:value="0" calcext:value-type="float">
            <text:p>0</text:p>
          </table:table-cell>
          <table:table-cell table:formula="of:= ( [.D48] - [.D47] ) * ( [.E$33] / 3.6 )" office:value-type="float" office:value="0" calcext:value-type="float">
            <text:p>0</text:p>
          </table:table-cell>
          <table:table-cell table:formula="of:=MAX( SQRT( MAX( [.G$30]^2 - [.$A48]^2; 0 ) ); [.G$32] ) - [.G$32]" office:value-type="float" office:value="0" calcext:value-type="float">
            <text:p>0</text:p>
          </table:table-cell>
          <table:table-cell table:formula="of:= ( [.F48] - [.F4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7" calcext:value-type="float">
            <text:p>-357</text:p>
          </table:table-cell>
          <table:table-cell table:formula="of:=MAX( SQRT( MAX( [.B$30]^2 - [.$A49]^2; 0 ) ); [.B$32] ) - [.B$32]" office:value-type="float" office:value="0" calcext:value-type="float">
            <text:p>0</text:p>
          </table:table-cell>
          <table:table-cell table:formula="of:= ( [.B49] - [.B48] ) * ( [.B$33] / 3.6 )" office:value-type="float" office:value="0" calcext:value-type="float">
            <text:p>0</text:p>
          </table:table-cell>
          <table:table-cell table:formula="of:=MAX( SQRT( MAX( [.E$30]^2 - [.$A49]^2; 0 ) ); [.E$32] ) - [.E$32]" office:value-type="float" office:value="0" calcext:value-type="float">
            <text:p>0</text:p>
          </table:table-cell>
          <table:table-cell table:formula="of:= ( [.D49] - [.D48] ) * ( [.E$33] / 3.6 )" office:value-type="float" office:value="0" calcext:value-type="float">
            <text:p>0</text:p>
          </table:table-cell>
          <table:table-cell table:formula="of:=MAX( SQRT( MAX( [.G$30]^2 - [.$A49]^2; 0 ) ); [.G$32] ) - [.G$32]" office:value-type="float" office:value="0" calcext:value-type="float">
            <text:p>0</text:p>
          </table:table-cell>
          <table:table-cell table:formula="of:= ( [.F49] - [.F4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6" calcext:value-type="float">
            <text:p>-356</text:p>
          </table:table-cell>
          <table:table-cell table:formula="of:=MAX( SQRT( MAX( [.B$30]^2 - [.$A50]^2; 0 ) ); [.B$32] ) - [.B$32]" office:value-type="float" office:value="0" calcext:value-type="float">
            <text:p>0</text:p>
          </table:table-cell>
          <table:table-cell table:formula="of:= ( [.B50] - [.B49] ) * ( [.B$33] / 3.6 )" office:value-type="float" office:value="0" calcext:value-type="float">
            <text:p>0</text:p>
          </table:table-cell>
          <table:table-cell table:formula="of:=MAX( SQRT( MAX( [.E$30]^2 - [.$A50]^2; 0 ) ); [.E$32] ) - [.E$32]" office:value-type="float" office:value="0" calcext:value-type="float">
            <text:p>0</text:p>
          </table:table-cell>
          <table:table-cell table:formula="of:= ( [.D50] - [.D49] ) * ( [.E$33] / 3.6 )" office:value-type="float" office:value="0" calcext:value-type="float">
            <text:p>0</text:p>
          </table:table-cell>
          <table:table-cell table:formula="of:=MAX( SQRT( MAX( [.G$30]^2 - [.$A50]^2; 0 ) ); [.G$32] ) - [.G$32]" office:value-type="float" office:value="0" calcext:value-type="float">
            <text:p>0</text:p>
          </table:table-cell>
          <table:table-cell table:formula="of:= ( [.F50] - [.F4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5" calcext:value-type="float">
            <text:p>-355</text:p>
          </table:table-cell>
          <table:table-cell table:formula="of:=MAX( SQRT( MAX( [.B$30]^2 - [.$A51]^2; 0 ) ); [.B$32] ) - [.B$32]" office:value-type="float" office:value="0" calcext:value-type="float">
            <text:p>0</text:p>
          </table:table-cell>
          <table:table-cell table:formula="of:= ( [.B51] - [.B50] ) * ( [.B$33] / 3.6 )" office:value-type="float" office:value="0" calcext:value-type="float">
            <text:p>0</text:p>
          </table:table-cell>
          <table:table-cell table:formula="of:=MAX( SQRT( MAX( [.E$30]^2 - [.$A51]^2; 0 ) ); [.E$32] ) - [.E$32]" office:value-type="float" office:value="0" calcext:value-type="float">
            <text:p>0</text:p>
          </table:table-cell>
          <table:table-cell table:formula="of:= ( [.D51] - [.D50] ) * ( [.E$33] / 3.6 )" office:value-type="float" office:value="0" calcext:value-type="float">
            <text:p>0</text:p>
          </table:table-cell>
          <table:table-cell table:formula="of:=MAX( SQRT( MAX( [.G$30]^2 - [.$A51]^2; 0 ) ); [.G$32] ) - [.G$32]" office:value-type="float" office:value="0" calcext:value-type="float">
            <text:p>0</text:p>
          </table:table-cell>
          <table:table-cell table:formula="of:= ( [.F51] - [.F5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MAX( SQRT( MAX( [.B$30]^2 - [.$A52]^2; 0 ) ); [.B$32] ) - [.B$32]" office:value-type="float" office:value="0" calcext:value-type="float">
            <text:p>0</text:p>
          </table:table-cell>
          <table:table-cell table:formula="of:= ( [.B52] - [.B51] ) * ( [.B$33] / 3.6 )" office:value-type="float" office:value="0" calcext:value-type="float">
            <text:p>0</text:p>
          </table:table-cell>
          <table:table-cell table:formula="of:=MAX( SQRT( MAX( [.E$30]^2 - [.$A52]^2; 0 ) ); [.E$32] ) - [.E$32]" office:value-type="float" office:value="0" calcext:value-type="float">
            <text:p>0</text:p>
          </table:table-cell>
          <table:table-cell table:formula="of:= ( [.D52] - [.D51] ) * ( [.E$33] / 3.6 )" office:value-type="float" office:value="0" calcext:value-type="float">
            <text:p>0</text:p>
          </table:table-cell>
          <table:table-cell table:formula="of:=MAX( SQRT( MAX( [.G$30]^2 - [.$A52]^2; 0 ) ); [.G$32] ) - [.G$32]" office:value-type="float" office:value="0" calcext:value-type="float">
            <text:p>0</text:p>
          </table:table-cell>
          <table:table-cell table:formula="of:= ( [.F52] - [.F5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3" calcext:value-type="float">
            <text:p>-353</text:p>
          </table:table-cell>
          <table:table-cell table:formula="of:=MAX( SQRT( MAX( [.B$30]^2 - [.$A53]^2; 0 ) ); [.B$32] ) - [.B$32]" office:value-type="float" office:value="0" calcext:value-type="float">
            <text:p>0</text:p>
          </table:table-cell>
          <table:table-cell table:formula="of:= ( [.B53] - [.B52] ) * ( [.B$33] / 3.6 )" office:value-type="float" office:value="0" calcext:value-type="float">
            <text:p>0</text:p>
          </table:table-cell>
          <table:table-cell table:formula="of:=MAX( SQRT( MAX( [.E$30]^2 - [.$A53]^2; 0 ) ); [.E$32] ) - [.E$32]" office:value-type="float" office:value="0" calcext:value-type="float">
            <text:p>0</text:p>
          </table:table-cell>
          <table:table-cell table:formula="of:= ( [.D53] - [.D52] ) * ( [.E$33] / 3.6 )" office:value-type="float" office:value="0" calcext:value-type="float">
            <text:p>0</text:p>
          </table:table-cell>
          <table:table-cell table:formula="of:=MAX( SQRT( MAX( [.G$30]^2 - [.$A53]^2; 0 ) ); [.G$32] ) - [.G$32]" office:value-type="float" office:value="0" calcext:value-type="float">
            <text:p>0</text:p>
          </table:table-cell>
          <table:table-cell table:formula="of:= ( [.F53] - [.F5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2" calcext:value-type="float">
            <text:p>-352</text:p>
          </table:table-cell>
          <table:table-cell table:formula="of:=MAX( SQRT( MAX( [.B$30]^2 - [.$A54]^2; 0 ) ); [.B$32] ) - [.B$32]" office:value-type="float" office:value="0" calcext:value-type="float">
            <text:p>0</text:p>
          </table:table-cell>
          <table:table-cell table:formula="of:= ( [.B54] - [.B53] ) * ( [.B$33] / 3.6 )" office:value-type="float" office:value="0" calcext:value-type="float">
            <text:p>0</text:p>
          </table:table-cell>
          <table:table-cell table:formula="of:=MAX( SQRT( MAX( [.E$30]^2 - [.$A54]^2; 0 ) ); [.E$32] ) - [.E$32]" office:value-type="float" office:value="0" calcext:value-type="float">
            <text:p>0</text:p>
          </table:table-cell>
          <table:table-cell table:formula="of:= ( [.D54] - [.D53] ) * ( [.E$33] / 3.6 )" office:value-type="float" office:value="0" calcext:value-type="float">
            <text:p>0</text:p>
          </table:table-cell>
          <table:table-cell table:formula="of:=MAX( SQRT( MAX( [.G$30]^2 - [.$A54]^2; 0 ) ); [.G$32] ) - [.G$32]" office:value-type="float" office:value="0" calcext:value-type="float">
            <text:p>0</text:p>
          </table:table-cell>
          <table:table-cell table:formula="of:= ( [.F54] - [.F5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1" calcext:value-type="float">
            <text:p>-351</text:p>
          </table:table-cell>
          <table:table-cell table:formula="of:=MAX( SQRT( MAX( [.B$30]^2 - [.$A55]^2; 0 ) ); [.B$32] ) - [.B$32]" office:value-type="float" office:value="0" calcext:value-type="float">
            <text:p>0</text:p>
          </table:table-cell>
          <table:table-cell table:formula="of:= ( [.B55] - [.B54] ) * ( [.B$33] / 3.6 )" office:value-type="float" office:value="0" calcext:value-type="float">
            <text:p>0</text:p>
          </table:table-cell>
          <table:table-cell table:formula="of:=MAX( SQRT( MAX( [.E$30]^2 - [.$A55]^2; 0 ) ); [.E$32] ) - [.E$32]" office:value-type="float" office:value="0" calcext:value-type="float">
            <text:p>0</text:p>
          </table:table-cell>
          <table:table-cell table:formula="of:= ( [.D55] - [.D54] ) * ( [.E$33] / 3.6 )" office:value-type="float" office:value="0" calcext:value-type="float">
            <text:p>0</text:p>
          </table:table-cell>
          <table:table-cell table:formula="of:=MAX( SQRT( MAX( [.G$30]^2 - [.$A55]^2; 0 ) ); [.G$32] ) - [.G$32]" office:value-type="float" office:value="0" calcext:value-type="float">
            <text:p>0</text:p>
          </table:table-cell>
          <table:table-cell table:formula="of:= ( [.F55] - [.F5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50" calcext:value-type="float">
            <text:p>-350</text:p>
          </table:table-cell>
          <table:table-cell table:formula="of:=MAX( SQRT( MAX( [.B$30]^2 - [.$A56]^2; 0 ) ); [.B$32] ) - [.B$32]" office:value-type="float" office:value="0" calcext:value-type="float">
            <text:p>0</text:p>
          </table:table-cell>
          <table:table-cell table:formula="of:= ( [.B56] - [.B55] ) * ( [.B$33] / 3.6 )" office:value-type="float" office:value="0" calcext:value-type="float">
            <text:p>0</text:p>
          </table:table-cell>
          <table:table-cell table:formula="of:=MAX( SQRT( MAX( [.E$30]^2 - [.$A56]^2; 0 ) ); [.E$32] ) - [.E$32]" office:value-type="float" office:value="0" calcext:value-type="float">
            <text:p>0</text:p>
          </table:table-cell>
          <table:table-cell table:formula="of:= ( [.D56] - [.D55] ) * ( [.E$33] / 3.6 )" office:value-type="float" office:value="0" calcext:value-type="float">
            <text:p>0</text:p>
          </table:table-cell>
          <table:table-cell table:formula="of:=MAX( SQRT( MAX( [.G$30]^2 - [.$A56]^2; 0 ) ); [.G$32] ) - [.G$32]" office:value-type="float" office:value="0" calcext:value-type="float">
            <text:p>0</text:p>
          </table:table-cell>
          <table:table-cell table:formula="of:= ( [.F56] - [.F5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MAX( SQRT( MAX( [.B$30]^2 - [.$A57]^2; 0 ) ); [.B$32] ) - [.B$32]" office:value-type="float" office:value="0" calcext:value-type="float">
            <text:p>0</text:p>
          </table:table-cell>
          <table:table-cell table:formula="of:= ( [.B57] - [.B56] ) * ( [.B$33] / 3.6 )" office:value-type="float" office:value="0" calcext:value-type="float">
            <text:p>0</text:p>
          </table:table-cell>
          <table:table-cell table:formula="of:=MAX( SQRT( MAX( [.E$30]^2 - [.$A57]^2; 0 ) ); [.E$32] ) - [.E$32]" office:value-type="float" office:value="0" calcext:value-type="float">
            <text:p>0</text:p>
          </table:table-cell>
          <table:table-cell table:formula="of:= ( [.D57] - [.D56] ) * ( [.E$33] / 3.6 )" office:value-type="float" office:value="0" calcext:value-type="float">
            <text:p>0</text:p>
          </table:table-cell>
          <table:table-cell table:formula="of:=MAX( SQRT( MAX( [.G$30]^2 - [.$A57]^2; 0 ) ); [.G$32] ) - [.G$32]" office:value-type="float" office:value="0" calcext:value-type="float">
            <text:p>0</text:p>
          </table:table-cell>
          <table:table-cell table:formula="of:= ( [.F57] - [.F5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MAX( SQRT( MAX( [.B$30]^2 - [.$A58]^2; 0 ) ); [.B$32] ) - [.B$32]" office:value-type="float" office:value="0" calcext:value-type="float">
            <text:p>0</text:p>
          </table:table-cell>
          <table:table-cell table:formula="of:= ( [.B58] - [.B57] ) * ( [.B$33] / 3.6 )" office:value-type="float" office:value="0" calcext:value-type="float">
            <text:p>0</text:p>
          </table:table-cell>
          <table:table-cell table:formula="of:=MAX( SQRT( MAX( [.E$30]^2 - [.$A58]^2; 0 ) ); [.E$32] ) - [.E$32]" office:value-type="float" office:value="0" calcext:value-type="float">
            <text:p>0</text:p>
          </table:table-cell>
          <table:table-cell table:formula="of:= ( [.D58] - [.D57] ) * ( [.E$33] / 3.6 )" office:value-type="float" office:value="0" calcext:value-type="float">
            <text:p>0</text:p>
          </table:table-cell>
          <table:table-cell table:formula="of:=MAX( SQRT( MAX( [.G$30]^2 - [.$A58]^2; 0 ) ); [.G$32] ) - [.G$32]" office:value-type="float" office:value="0" calcext:value-type="float">
            <text:p>0</text:p>
          </table:table-cell>
          <table:table-cell table:formula="of:= ( [.F58] - [.F5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7" calcext:value-type="float">
            <text:p>-347</text:p>
          </table:table-cell>
          <table:table-cell table:formula="of:=MAX( SQRT( MAX( [.B$30]^2 - [.$A59]^2; 0 ) ); [.B$32] ) - [.B$32]" office:value-type="float" office:value="0" calcext:value-type="float">
            <text:p>0</text:p>
          </table:table-cell>
          <table:table-cell table:formula="of:= ( [.B59] - [.B58] ) * ( [.B$33] / 3.6 )" office:value-type="float" office:value="0" calcext:value-type="float">
            <text:p>0</text:p>
          </table:table-cell>
          <table:table-cell table:formula="of:=MAX( SQRT( MAX( [.E$30]^2 - [.$A59]^2; 0 ) ); [.E$32] ) - [.E$32]" office:value-type="float" office:value="0" calcext:value-type="float">
            <text:p>0</text:p>
          </table:table-cell>
          <table:table-cell table:formula="of:= ( [.D59] - [.D58] ) * ( [.E$33] / 3.6 )" office:value-type="float" office:value="0" calcext:value-type="float">
            <text:p>0</text:p>
          </table:table-cell>
          <table:table-cell table:formula="of:=MAX( SQRT( MAX( [.G$30]^2 - [.$A59]^2; 0 ) ); [.G$32] ) - [.G$32]" office:value-type="float" office:value="0" calcext:value-type="float">
            <text:p>0</text:p>
          </table:table-cell>
          <table:table-cell table:formula="of:= ( [.F59] - [.F5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6" calcext:value-type="float">
            <text:p>-346</text:p>
          </table:table-cell>
          <table:table-cell table:formula="of:=MAX( SQRT( MAX( [.B$30]^2 - [.$A60]^2; 0 ) ); [.B$32] ) - [.B$32]" office:value-type="float" office:value="0" calcext:value-type="float">
            <text:p>0</text:p>
          </table:table-cell>
          <table:table-cell table:formula="of:= ( [.B60] - [.B59] ) * ( [.B$33] / 3.6 )" office:value-type="float" office:value="0" calcext:value-type="float">
            <text:p>0</text:p>
          </table:table-cell>
          <table:table-cell table:formula="of:=MAX( SQRT( MAX( [.E$30]^2 - [.$A60]^2; 0 ) ); [.E$32] ) - [.E$32]" office:value-type="float" office:value="0" calcext:value-type="float">
            <text:p>0</text:p>
          </table:table-cell>
          <table:table-cell table:formula="of:= ( [.D60] - [.D59] ) * ( [.E$33] / 3.6 )" office:value-type="float" office:value="0" calcext:value-type="float">
            <text:p>0</text:p>
          </table:table-cell>
          <table:table-cell table:formula="of:=MAX( SQRT( MAX( [.G$30]^2 - [.$A60]^2; 0 ) ); [.G$32] ) - [.G$32]" office:value-type="float" office:value="0" calcext:value-type="float">
            <text:p>0</text:p>
          </table:table-cell>
          <table:table-cell table:formula="of:= ( [.F60] - [.F5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5" calcext:value-type="float">
            <text:p>-345</text:p>
          </table:table-cell>
          <table:table-cell table:formula="of:=MAX( SQRT( MAX( [.B$30]^2 - [.$A61]^2; 0 ) ); [.B$32] ) - [.B$32]" office:value-type="float" office:value="0" calcext:value-type="float">
            <text:p>0</text:p>
          </table:table-cell>
          <table:table-cell table:formula="of:= ( [.B61] - [.B60] ) * ( [.B$33] / 3.6 )" office:value-type="float" office:value="0" calcext:value-type="float">
            <text:p>0</text:p>
          </table:table-cell>
          <table:table-cell table:formula="of:=MAX( SQRT( MAX( [.E$30]^2 - [.$A61]^2; 0 ) ); [.E$32] ) - [.E$32]" office:value-type="float" office:value="0" calcext:value-type="float">
            <text:p>0</text:p>
          </table:table-cell>
          <table:table-cell table:formula="of:= ( [.D61] - [.D60] ) * ( [.E$33] / 3.6 )" office:value-type="float" office:value="0" calcext:value-type="float">
            <text:p>0</text:p>
          </table:table-cell>
          <table:table-cell table:formula="of:=MAX( SQRT( MAX( [.G$30]^2 - [.$A61]^2; 0 ) ); [.G$32] ) - [.G$32]" office:value-type="float" office:value="0" calcext:value-type="float">
            <text:p>0</text:p>
          </table:table-cell>
          <table:table-cell table:formula="of:= ( [.F61] - [.F6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4" calcext:value-type="float">
            <text:p>-344</text:p>
          </table:table-cell>
          <table:table-cell table:formula="of:=MAX( SQRT( MAX( [.B$30]^2 - [.$A62]^2; 0 ) ); [.B$32] ) - [.B$32]" office:value-type="float" office:value="0" calcext:value-type="float">
            <text:p>0</text:p>
          </table:table-cell>
          <table:table-cell table:formula="of:= ( [.B62] - [.B61] ) * ( [.B$33] / 3.6 )" office:value-type="float" office:value="0" calcext:value-type="float">
            <text:p>0</text:p>
          </table:table-cell>
          <table:table-cell table:formula="of:=MAX( SQRT( MAX( [.E$30]^2 - [.$A62]^2; 0 ) ); [.E$32] ) - [.E$32]" office:value-type="float" office:value="0" calcext:value-type="float">
            <text:p>0</text:p>
          </table:table-cell>
          <table:table-cell table:formula="of:= ( [.D62] - [.D61] ) * ( [.E$33] / 3.6 )" office:value-type="float" office:value="0" calcext:value-type="float">
            <text:p>0</text:p>
          </table:table-cell>
          <table:table-cell table:formula="of:=MAX( SQRT( MAX( [.G$30]^2 - [.$A62]^2; 0 ) ); [.G$32] ) - [.G$32]" office:value-type="float" office:value="0" calcext:value-type="float">
            <text:p>0</text:p>
          </table:table-cell>
          <table:table-cell table:formula="of:= ( [.F62] - [.F6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MAX( SQRT( MAX( [.B$30]^2 - [.$A63]^2; 0 ) ); [.B$32] ) - [.B$32]" office:value-type="float" office:value="0" calcext:value-type="float">
            <text:p>0</text:p>
          </table:table-cell>
          <table:table-cell table:formula="of:= ( [.B63] - [.B62] ) * ( [.B$33] / 3.6 )" office:value-type="float" office:value="0" calcext:value-type="float">
            <text:p>0</text:p>
          </table:table-cell>
          <table:table-cell table:formula="of:=MAX( SQRT( MAX( [.E$30]^2 - [.$A63]^2; 0 ) ); [.E$32] ) - [.E$32]" office:value-type="float" office:value="0" calcext:value-type="float">
            <text:p>0</text:p>
          </table:table-cell>
          <table:table-cell table:formula="of:= ( [.D63] - [.D62] ) * ( [.E$33] / 3.6 )" office:value-type="float" office:value="0" calcext:value-type="float">
            <text:p>0</text:p>
          </table:table-cell>
          <table:table-cell table:formula="of:=MAX( SQRT( MAX( [.G$30]^2 - [.$A63]^2; 0 ) ); [.G$32] ) - [.G$32]" office:value-type="float" office:value="0" calcext:value-type="float">
            <text:p>0</text:p>
          </table:table-cell>
          <table:table-cell table:formula="of:= ( [.F63] - [.F6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2" calcext:value-type="float">
            <text:p>-342</text:p>
          </table:table-cell>
          <table:table-cell table:formula="of:=MAX( SQRT( MAX( [.B$30]^2 - [.$A64]^2; 0 ) ); [.B$32] ) - [.B$32]" office:value-type="float" office:value="0" calcext:value-type="float">
            <text:p>0</text:p>
          </table:table-cell>
          <table:table-cell table:formula="of:= ( [.B64] - [.B63] ) * ( [.B$33] / 3.6 )" office:value-type="float" office:value="0" calcext:value-type="float">
            <text:p>0</text:p>
          </table:table-cell>
          <table:table-cell table:formula="of:=MAX( SQRT( MAX( [.E$30]^2 - [.$A64]^2; 0 ) ); [.E$32] ) - [.E$32]" office:value-type="float" office:value="0" calcext:value-type="float">
            <text:p>0</text:p>
          </table:table-cell>
          <table:table-cell table:formula="of:= ( [.D64] - [.D63] ) * ( [.E$33] / 3.6 )" office:value-type="float" office:value="0" calcext:value-type="float">
            <text:p>0</text:p>
          </table:table-cell>
          <table:table-cell table:formula="of:=MAX( SQRT( MAX( [.G$30]^2 - [.$A64]^2; 0 ) ); [.G$32] ) - [.G$32]" office:value-type="float" office:value="0" calcext:value-type="float">
            <text:p>0</text:p>
          </table:table-cell>
          <table:table-cell table:formula="of:= ( [.F64] - [.F6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1" calcext:value-type="float">
            <text:p>-341</text:p>
          </table:table-cell>
          <table:table-cell table:formula="of:=MAX( SQRT( MAX( [.B$30]^2 - [.$A65]^2; 0 ) ); [.B$32] ) - [.B$32]" office:value-type="float" office:value="0" calcext:value-type="float">
            <text:p>0</text:p>
          </table:table-cell>
          <table:table-cell table:formula="of:= ( [.B65] - [.B64] ) * ( [.B$33] / 3.6 )" office:value-type="float" office:value="0" calcext:value-type="float">
            <text:p>0</text:p>
          </table:table-cell>
          <table:table-cell table:formula="of:=MAX( SQRT( MAX( [.E$30]^2 - [.$A65]^2; 0 ) ); [.E$32] ) - [.E$32]" office:value-type="float" office:value="0" calcext:value-type="float">
            <text:p>0</text:p>
          </table:table-cell>
          <table:table-cell table:formula="of:= ( [.D65] - [.D64] ) * ( [.E$33] / 3.6 )" office:value-type="float" office:value="0" calcext:value-type="float">
            <text:p>0</text:p>
          </table:table-cell>
          <table:table-cell table:formula="of:=MAX( SQRT( MAX( [.G$30]^2 - [.$A65]^2; 0 ) ); [.G$32] ) - [.G$32]" office:value-type="float" office:value="0" calcext:value-type="float">
            <text:p>0</text:p>
          </table:table-cell>
          <table:table-cell table:formula="of:= ( [.F65] - [.F6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40" calcext:value-type="float">
            <text:p>-340</text:p>
          </table:table-cell>
          <table:table-cell table:formula="of:=MAX( SQRT( MAX( [.B$30]^2 - [.$A66]^2; 0 ) ); [.B$32] ) - [.B$32]" office:value-type="float" office:value="0" calcext:value-type="float">
            <text:p>0</text:p>
          </table:table-cell>
          <table:table-cell table:formula="of:= ( [.B66] - [.B65] ) * ( [.B$33] / 3.6 )" office:value-type="float" office:value="0" calcext:value-type="float">
            <text:p>0</text:p>
          </table:table-cell>
          <table:table-cell table:formula="of:=MAX( SQRT( MAX( [.E$30]^2 - [.$A66]^2; 0 ) ); [.E$32] ) - [.E$32]" office:value-type="float" office:value="0" calcext:value-type="float">
            <text:p>0</text:p>
          </table:table-cell>
          <table:table-cell table:formula="of:= ( [.D66] - [.D65] ) * ( [.E$33] / 3.6 )" office:value-type="float" office:value="0" calcext:value-type="float">
            <text:p>0</text:p>
          </table:table-cell>
          <table:table-cell table:formula="of:=MAX( SQRT( MAX( [.G$30]^2 - [.$A66]^2; 0 ) ); [.G$32] ) - [.G$32]" office:value-type="float" office:value="0" calcext:value-type="float">
            <text:p>0</text:p>
          </table:table-cell>
          <table:table-cell table:formula="of:= ( [.F66] - [.F6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MAX( SQRT( MAX( [.B$30]^2 - [.$A67]^2; 0 ) ); [.B$32] ) - [.B$32]" office:value-type="float" office:value="0" calcext:value-type="float">
            <text:p>0</text:p>
          </table:table-cell>
          <table:table-cell table:formula="of:= ( [.B67] - [.B66] ) * ( [.B$33] / 3.6 )" office:value-type="float" office:value="0" calcext:value-type="float">
            <text:p>0</text:p>
          </table:table-cell>
          <table:table-cell table:formula="of:=MAX( SQRT( MAX( [.E$30]^2 - [.$A67]^2; 0 ) ); [.E$32] ) - [.E$32]" office:value-type="float" office:value="0" calcext:value-type="float">
            <text:p>0</text:p>
          </table:table-cell>
          <table:table-cell table:formula="of:= ( [.D67] - [.D66] ) * ( [.E$33] / 3.6 )" office:value-type="float" office:value="0" calcext:value-type="float">
            <text:p>0</text:p>
          </table:table-cell>
          <table:table-cell table:formula="of:=MAX( SQRT( MAX( [.G$30]^2 - [.$A67]^2; 0 ) ); [.G$32] ) - [.G$32]" office:value-type="float" office:value="0" calcext:value-type="float">
            <text:p>0</text:p>
          </table:table-cell>
          <table:table-cell table:formula="of:= ( [.F67] - [.F6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8" calcext:value-type="float">
            <text:p>-338</text:p>
          </table:table-cell>
          <table:table-cell table:formula="of:=MAX( SQRT( MAX( [.B$30]^2 - [.$A68]^2; 0 ) ); [.B$32] ) - [.B$32]" office:value-type="float" office:value="0" calcext:value-type="float">
            <text:p>0</text:p>
          </table:table-cell>
          <table:table-cell table:formula="of:= ( [.B68] - [.B67] ) * ( [.B$33] / 3.6 )" office:value-type="float" office:value="0" calcext:value-type="float">
            <text:p>0</text:p>
          </table:table-cell>
          <table:table-cell table:formula="of:=MAX( SQRT( MAX( [.E$30]^2 - [.$A68]^2; 0 ) ); [.E$32] ) - [.E$32]" office:value-type="float" office:value="0" calcext:value-type="float">
            <text:p>0</text:p>
          </table:table-cell>
          <table:table-cell table:formula="of:= ( [.D68] - [.D67] ) * ( [.E$33] / 3.6 )" office:value-type="float" office:value="0" calcext:value-type="float">
            <text:p>0</text:p>
          </table:table-cell>
          <table:table-cell table:formula="of:=MAX( SQRT( MAX( [.G$30]^2 - [.$A68]^2; 0 ) ); [.G$32] ) - [.G$32]" office:value-type="float" office:value="0" calcext:value-type="float">
            <text:p>0</text:p>
          </table:table-cell>
          <table:table-cell table:formula="of:= ( [.F68] - [.F6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7" calcext:value-type="float">
            <text:p>-337</text:p>
          </table:table-cell>
          <table:table-cell table:formula="of:=MAX( SQRT( MAX( [.B$30]^2 - [.$A69]^2; 0 ) ); [.B$32] ) - [.B$32]" office:value-type="float" office:value="0" calcext:value-type="float">
            <text:p>0</text:p>
          </table:table-cell>
          <table:table-cell table:formula="of:= ( [.B69] - [.B68] ) * ( [.B$33] / 3.6 )" office:value-type="float" office:value="0" calcext:value-type="float">
            <text:p>0</text:p>
          </table:table-cell>
          <table:table-cell table:formula="of:=MAX( SQRT( MAX( [.E$30]^2 - [.$A69]^2; 0 ) ); [.E$32] ) - [.E$32]" office:value-type="float" office:value="0" calcext:value-type="float">
            <text:p>0</text:p>
          </table:table-cell>
          <table:table-cell table:formula="of:= ( [.D69] - [.D68] ) * ( [.E$33] / 3.6 )" office:value-type="float" office:value="0" calcext:value-type="float">
            <text:p>0</text:p>
          </table:table-cell>
          <table:table-cell table:formula="of:=MAX( SQRT( MAX( [.G$30]^2 - [.$A69]^2; 0 ) ); [.G$32] ) - [.G$32]" office:value-type="float" office:value="0" calcext:value-type="float">
            <text:p>0</text:p>
          </table:table-cell>
          <table:table-cell table:formula="of:= ( [.F69] - [.F6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6" calcext:value-type="float">
            <text:p>-336</text:p>
          </table:table-cell>
          <table:table-cell table:formula="of:=MAX( SQRT( MAX( [.B$30]^2 - [.$A70]^2; 0 ) ); [.B$32] ) - [.B$32]" office:value-type="float" office:value="0" calcext:value-type="float">
            <text:p>0</text:p>
          </table:table-cell>
          <table:table-cell table:formula="of:= ( [.B70] - [.B69] ) * ( [.B$33] / 3.6 )" office:value-type="float" office:value="0" calcext:value-type="float">
            <text:p>0</text:p>
          </table:table-cell>
          <table:table-cell table:formula="of:=MAX( SQRT( MAX( [.E$30]^2 - [.$A70]^2; 0 ) ); [.E$32] ) - [.E$32]" office:value-type="float" office:value="0" calcext:value-type="float">
            <text:p>0</text:p>
          </table:table-cell>
          <table:table-cell table:formula="of:= ( [.D70] - [.D69] ) * ( [.E$33] / 3.6 )" office:value-type="float" office:value="0" calcext:value-type="float">
            <text:p>0</text:p>
          </table:table-cell>
          <table:table-cell table:formula="of:=MAX( SQRT( MAX( [.G$30]^2 - [.$A70]^2; 0 ) ); [.G$32] ) - [.G$32]" office:value-type="float" office:value="0" calcext:value-type="float">
            <text:p>0</text:p>
          </table:table-cell>
          <table:table-cell table:formula="of:= ( [.F70] - [.F6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5" calcext:value-type="float">
            <text:p>-335</text:p>
          </table:table-cell>
          <table:table-cell table:formula="of:=MAX( SQRT( MAX( [.B$30]^2 - [.$A71]^2; 0 ) ); [.B$32] ) - [.B$32]" office:value-type="float" office:value="0" calcext:value-type="float">
            <text:p>0</text:p>
          </table:table-cell>
          <table:table-cell table:formula="of:= ( [.B71] - [.B70] ) * ( [.B$33] / 3.6 )" office:value-type="float" office:value="0" calcext:value-type="float">
            <text:p>0</text:p>
          </table:table-cell>
          <table:table-cell table:formula="of:=MAX( SQRT( MAX( [.E$30]^2 - [.$A71]^2; 0 ) ); [.E$32] ) - [.E$32]" office:value-type="float" office:value="0" calcext:value-type="float">
            <text:p>0</text:p>
          </table:table-cell>
          <table:table-cell table:formula="of:= ( [.D71] - [.D70] ) * ( [.E$33] / 3.6 )" office:value-type="float" office:value="0" calcext:value-type="float">
            <text:p>0</text:p>
          </table:table-cell>
          <table:table-cell table:formula="of:=MAX( SQRT( MAX( [.G$30]^2 - [.$A71]^2; 0 ) ); [.G$32] ) - [.G$32]" office:value-type="float" office:value="0" calcext:value-type="float">
            <text:p>0</text:p>
          </table:table-cell>
          <table:table-cell table:formula="of:= ( [.F71] - [.F7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4" calcext:value-type="float">
            <text:p>-334</text:p>
          </table:table-cell>
          <table:table-cell table:formula="of:=MAX( SQRT( MAX( [.B$30]^2 - [.$A72]^2; 0 ) ); [.B$32] ) - [.B$32]" office:value-type="float" office:value="0" calcext:value-type="float">
            <text:p>0</text:p>
          </table:table-cell>
          <table:table-cell table:formula="of:= ( [.B72] - [.B71] ) * ( [.B$33] / 3.6 )" office:value-type="float" office:value="0" calcext:value-type="float">
            <text:p>0</text:p>
          </table:table-cell>
          <table:table-cell table:formula="of:=MAX( SQRT( MAX( [.E$30]^2 - [.$A72]^2; 0 ) ); [.E$32] ) - [.E$32]" office:value-type="float" office:value="0" calcext:value-type="float">
            <text:p>0</text:p>
          </table:table-cell>
          <table:table-cell table:formula="of:= ( [.D72] - [.D71] ) * ( [.E$33] / 3.6 )" office:value-type="float" office:value="0" calcext:value-type="float">
            <text:p>0</text:p>
          </table:table-cell>
          <table:table-cell table:formula="of:=MAX( SQRT( MAX( [.G$30]^2 - [.$A72]^2; 0 ) ); [.G$32] ) - [.G$32]" office:value-type="float" office:value="0" calcext:value-type="float">
            <text:p>0</text:p>
          </table:table-cell>
          <table:table-cell table:formula="of:= ( [.F72] - [.F7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3" calcext:value-type="float">
            <text:p>-333</text:p>
          </table:table-cell>
          <table:table-cell table:formula="of:=MAX( SQRT( MAX( [.B$30]^2 - [.$A73]^2; 0 ) ); [.B$32] ) - [.B$32]" office:value-type="float" office:value="0" calcext:value-type="float">
            <text:p>0</text:p>
          </table:table-cell>
          <table:table-cell table:formula="of:= ( [.B73] - [.B72] ) * ( [.B$33] / 3.6 )" office:value-type="float" office:value="0" calcext:value-type="float">
            <text:p>0</text:p>
          </table:table-cell>
          <table:table-cell table:formula="of:=MAX( SQRT( MAX( [.E$30]^2 - [.$A73]^2; 0 ) ); [.E$32] ) - [.E$32]" office:value-type="float" office:value="0" calcext:value-type="float">
            <text:p>0</text:p>
          </table:table-cell>
          <table:table-cell table:formula="of:= ( [.D73] - [.D72] ) * ( [.E$33] / 3.6 )" office:value-type="float" office:value="0" calcext:value-type="float">
            <text:p>0</text:p>
          </table:table-cell>
          <table:table-cell table:formula="of:=MAX( SQRT( MAX( [.G$30]^2 - [.$A73]^2; 0 ) ); [.G$32] ) - [.G$32]" office:value-type="float" office:value="0" calcext:value-type="float">
            <text:p>0</text:p>
          </table:table-cell>
          <table:table-cell table:formula="of:= ( [.F73] - [.F7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2" calcext:value-type="float">
            <text:p>-332</text:p>
          </table:table-cell>
          <table:table-cell table:formula="of:=MAX( SQRT( MAX( [.B$30]^2 - [.$A74]^2; 0 ) ); [.B$32] ) - [.B$32]" office:value-type="float" office:value="0" calcext:value-type="float">
            <text:p>0</text:p>
          </table:table-cell>
          <table:table-cell table:formula="of:= ( [.B74] - [.B73] ) * ( [.B$33] / 3.6 )" office:value-type="float" office:value="0" calcext:value-type="float">
            <text:p>0</text:p>
          </table:table-cell>
          <table:table-cell table:formula="of:=MAX( SQRT( MAX( [.E$30]^2 - [.$A74]^2; 0 ) ); [.E$32] ) - [.E$32]" office:value-type="float" office:value="0" calcext:value-type="float">
            <text:p>0</text:p>
          </table:table-cell>
          <table:table-cell table:formula="of:= ( [.D74] - [.D73] ) * ( [.E$33] / 3.6 )" office:value-type="float" office:value="0" calcext:value-type="float">
            <text:p>0</text:p>
          </table:table-cell>
          <table:table-cell table:formula="of:=MAX( SQRT( MAX( [.G$30]^2 - [.$A74]^2; 0 ) ); [.G$32] ) - [.G$32]" office:value-type="float" office:value="0" calcext:value-type="float">
            <text:p>0</text:p>
          </table:table-cell>
          <table:table-cell table:formula="of:= ( [.F74] - [.F7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1" calcext:value-type="float">
            <text:p>-331</text:p>
          </table:table-cell>
          <table:table-cell table:formula="of:=MAX( SQRT( MAX( [.B$30]^2 - [.$A75]^2; 0 ) ); [.B$32] ) - [.B$32]" office:value-type="float" office:value="0" calcext:value-type="float">
            <text:p>0</text:p>
          </table:table-cell>
          <table:table-cell table:formula="of:= ( [.B75] - [.B74] ) * ( [.B$33] / 3.6 )" office:value-type="float" office:value="0" calcext:value-type="float">
            <text:p>0</text:p>
          </table:table-cell>
          <table:table-cell table:formula="of:=MAX( SQRT( MAX( [.E$30]^2 - [.$A75]^2; 0 ) ); [.E$32] ) - [.E$32]" office:value-type="float" office:value="0" calcext:value-type="float">
            <text:p>0</text:p>
          </table:table-cell>
          <table:table-cell table:formula="of:= ( [.D75] - [.D74] ) * ( [.E$33] / 3.6 )" office:value-type="float" office:value="0" calcext:value-type="float">
            <text:p>0</text:p>
          </table:table-cell>
          <table:table-cell table:formula="of:=MAX( SQRT( MAX( [.G$30]^2 - [.$A75]^2; 0 ) ); [.G$32] ) - [.G$32]" office:value-type="float" office:value="0" calcext:value-type="float">
            <text:p>0</text:p>
          </table:table-cell>
          <table:table-cell table:formula="of:= ( [.F75] - [.F7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30" calcext:value-type="float">
            <text:p>-330</text:p>
          </table:table-cell>
          <table:table-cell table:formula="of:=MAX( SQRT( MAX( [.B$30]^2 - [.$A76]^2; 0 ) ); [.B$32] ) - [.B$32]" office:value-type="float" office:value="0" calcext:value-type="float">
            <text:p>0</text:p>
          </table:table-cell>
          <table:table-cell table:formula="of:= ( [.B76] - [.B75] ) * ( [.B$33] / 3.6 )" office:value-type="float" office:value="0" calcext:value-type="float">
            <text:p>0</text:p>
          </table:table-cell>
          <table:table-cell table:formula="of:=MAX( SQRT( MAX( [.E$30]^2 - [.$A76]^2; 0 ) ); [.E$32] ) - [.E$32]" office:value-type="float" office:value="0" calcext:value-type="float">
            <text:p>0</text:p>
          </table:table-cell>
          <table:table-cell table:formula="of:= ( [.D76] - [.D75] ) * ( [.E$33] / 3.6 )" office:value-type="float" office:value="0" calcext:value-type="float">
            <text:p>0</text:p>
          </table:table-cell>
          <table:table-cell table:formula="of:=MAX( SQRT( MAX( [.G$30]^2 - [.$A76]^2; 0 ) ); [.G$32] ) - [.G$32]" office:value-type="float" office:value="0" calcext:value-type="float">
            <text:p>0</text:p>
          </table:table-cell>
          <table:table-cell table:formula="of:= ( [.F76] - [.F7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9" calcext:value-type="float">
            <text:p>-329</text:p>
          </table:table-cell>
          <table:table-cell table:formula="of:=MAX( SQRT( MAX( [.B$30]^2 - [.$A77]^2; 0 ) ); [.B$32] ) - [.B$32]" office:value-type="float" office:value="0" calcext:value-type="float">
            <text:p>0</text:p>
          </table:table-cell>
          <table:table-cell table:formula="of:= ( [.B77] - [.B76] ) * ( [.B$33] / 3.6 )" office:value-type="float" office:value="0" calcext:value-type="float">
            <text:p>0</text:p>
          </table:table-cell>
          <table:table-cell table:formula="of:=MAX( SQRT( MAX( [.E$30]^2 - [.$A77]^2; 0 ) ); [.E$32] ) - [.E$32]" office:value-type="float" office:value="0" calcext:value-type="float">
            <text:p>0</text:p>
          </table:table-cell>
          <table:table-cell table:formula="of:= ( [.D77] - [.D76] ) * ( [.E$33] / 3.6 )" office:value-type="float" office:value="0" calcext:value-type="float">
            <text:p>0</text:p>
          </table:table-cell>
          <table:table-cell table:formula="of:=MAX( SQRT( MAX( [.G$30]^2 - [.$A77]^2; 0 ) ); [.G$32] ) - [.G$32]" office:value-type="float" office:value="0" calcext:value-type="float">
            <text:p>0</text:p>
          </table:table-cell>
          <table:table-cell table:formula="of:= ( [.F77] - [.F7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8" calcext:value-type="float">
            <text:p>-328</text:p>
          </table:table-cell>
          <table:table-cell table:formula="of:=MAX( SQRT( MAX( [.B$30]^2 - [.$A78]^2; 0 ) ); [.B$32] ) - [.B$32]" office:value-type="float" office:value="0" calcext:value-type="float">
            <text:p>0</text:p>
          </table:table-cell>
          <table:table-cell table:formula="of:= ( [.B78] - [.B77] ) * ( [.B$33] / 3.6 )" office:value-type="float" office:value="0" calcext:value-type="float">
            <text:p>0</text:p>
          </table:table-cell>
          <table:table-cell table:formula="of:=MAX( SQRT( MAX( [.E$30]^2 - [.$A78]^2; 0 ) ); [.E$32] ) - [.E$32]" office:value-type="float" office:value="0" calcext:value-type="float">
            <text:p>0</text:p>
          </table:table-cell>
          <table:table-cell table:formula="of:= ( [.D78] - [.D77] ) * ( [.E$33] / 3.6 )" office:value-type="float" office:value="0" calcext:value-type="float">
            <text:p>0</text:p>
          </table:table-cell>
          <table:table-cell table:formula="of:=MAX( SQRT( MAX( [.G$30]^2 - [.$A78]^2; 0 ) ); [.G$32] ) - [.G$32]" office:value-type="float" office:value="0" calcext:value-type="float">
            <text:p>0</text:p>
          </table:table-cell>
          <table:table-cell table:formula="of:= ( [.F78] - [.F7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7" calcext:value-type="float">
            <text:p>-327</text:p>
          </table:table-cell>
          <table:table-cell table:formula="of:=MAX( SQRT( MAX( [.B$30]^2 - [.$A79]^2; 0 ) ); [.B$32] ) - [.B$32]" office:value-type="float" office:value="0" calcext:value-type="float">
            <text:p>0</text:p>
          </table:table-cell>
          <table:table-cell table:formula="of:= ( [.B79] - [.B78] ) * ( [.B$33] / 3.6 )" office:value-type="float" office:value="0" calcext:value-type="float">
            <text:p>0</text:p>
          </table:table-cell>
          <table:table-cell table:formula="of:=MAX( SQRT( MAX( [.E$30]^2 - [.$A79]^2; 0 ) ); [.E$32] ) - [.E$32]" office:value-type="float" office:value="0" calcext:value-type="float">
            <text:p>0</text:p>
          </table:table-cell>
          <table:table-cell table:formula="of:= ( [.D79] - [.D78] ) * ( [.E$33] / 3.6 )" office:value-type="float" office:value="0" calcext:value-type="float">
            <text:p>0</text:p>
          </table:table-cell>
          <table:table-cell table:formula="of:=MAX( SQRT( MAX( [.G$30]^2 - [.$A79]^2; 0 ) ); [.G$32] ) - [.G$32]" office:value-type="float" office:value="0" calcext:value-type="float">
            <text:p>0</text:p>
          </table:table-cell>
          <table:table-cell table:formula="of:= ( [.F79] - [.F7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6" calcext:value-type="float">
            <text:p>-326</text:p>
          </table:table-cell>
          <table:table-cell table:formula="of:=MAX( SQRT( MAX( [.B$30]^2 - [.$A80]^2; 0 ) ); [.B$32] ) - [.B$32]" office:value-type="float" office:value="0" calcext:value-type="float">
            <text:p>0</text:p>
          </table:table-cell>
          <table:table-cell table:formula="of:= ( [.B80] - [.B79] ) * ( [.B$33] / 3.6 )" office:value-type="float" office:value="0" calcext:value-type="float">
            <text:p>0</text:p>
          </table:table-cell>
          <table:table-cell table:formula="of:=MAX( SQRT( MAX( [.E$30]^2 - [.$A80]^2; 0 ) ); [.E$32] ) - [.E$32]" office:value-type="float" office:value="0" calcext:value-type="float">
            <text:p>0</text:p>
          </table:table-cell>
          <table:table-cell table:formula="of:= ( [.D80] - [.D79] ) * ( [.E$33] / 3.6 )" office:value-type="float" office:value="0" calcext:value-type="float">
            <text:p>0</text:p>
          </table:table-cell>
          <table:table-cell table:formula="of:=MAX( SQRT( MAX( [.G$30]^2 - [.$A80]^2; 0 ) ); [.G$32] ) - [.G$32]" office:value-type="float" office:value="0" calcext:value-type="float">
            <text:p>0</text:p>
          </table:table-cell>
          <table:table-cell table:formula="of:= ( [.F80] - [.F7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5" calcext:value-type="float">
            <text:p>-325</text:p>
          </table:table-cell>
          <table:table-cell table:formula="of:=MAX( SQRT( MAX( [.B$30]^2 - [.$A81]^2; 0 ) ); [.B$32] ) - [.B$32]" office:value-type="float" office:value="0" calcext:value-type="float">
            <text:p>0</text:p>
          </table:table-cell>
          <table:table-cell table:formula="of:= ( [.B81] - [.B80] ) * ( [.B$33] / 3.6 )" office:value-type="float" office:value="0" calcext:value-type="float">
            <text:p>0</text:p>
          </table:table-cell>
          <table:table-cell table:formula="of:=MAX( SQRT( MAX( [.E$30]^2 - [.$A81]^2; 0 ) ); [.E$32] ) - [.E$32]" office:value-type="float" office:value="0" calcext:value-type="float">
            <text:p>0</text:p>
          </table:table-cell>
          <table:table-cell table:formula="of:= ( [.D81] - [.D80] ) * ( [.E$33] / 3.6 )" office:value-type="float" office:value="0" calcext:value-type="float">
            <text:p>0</text:p>
          </table:table-cell>
          <table:table-cell table:formula="of:=MAX( SQRT( MAX( [.G$30]^2 - [.$A81]^2; 0 ) ); [.G$32] ) - [.G$32]" office:value-type="float" office:value="0" calcext:value-type="float">
            <text:p>0</text:p>
          </table:table-cell>
          <table:table-cell table:formula="of:= ( [.F81] - [.F8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4" calcext:value-type="float">
            <text:p>-324</text:p>
          </table:table-cell>
          <table:table-cell table:formula="of:=MAX( SQRT( MAX( [.B$30]^2 - [.$A82]^2; 0 ) ); [.B$32] ) - [.B$32]" office:value-type="float" office:value="0" calcext:value-type="float">
            <text:p>0</text:p>
          </table:table-cell>
          <table:table-cell table:formula="of:= ( [.B82] - [.B81] ) * ( [.B$33] / 3.6 )" office:value-type="float" office:value="0" calcext:value-type="float">
            <text:p>0</text:p>
          </table:table-cell>
          <table:table-cell table:formula="of:=MAX( SQRT( MAX( [.E$30]^2 - [.$A82]^2; 0 ) ); [.E$32] ) - [.E$32]" office:value-type="float" office:value="0" calcext:value-type="float">
            <text:p>0</text:p>
          </table:table-cell>
          <table:table-cell table:formula="of:= ( [.D82] - [.D81] ) * ( [.E$33] / 3.6 )" office:value-type="float" office:value="0" calcext:value-type="float">
            <text:p>0</text:p>
          </table:table-cell>
          <table:table-cell table:formula="of:=MAX( SQRT( MAX( [.G$30]^2 - [.$A82]^2; 0 ) ); [.G$32] ) - [.G$32]" office:value-type="float" office:value="0" calcext:value-type="float">
            <text:p>0</text:p>
          </table:table-cell>
          <table:table-cell table:formula="of:= ( [.F82] - [.F8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3" calcext:value-type="float">
            <text:p>-323</text:p>
          </table:table-cell>
          <table:table-cell table:formula="of:=MAX( SQRT( MAX( [.B$30]^2 - [.$A83]^2; 0 ) ); [.B$32] ) - [.B$32]" office:value-type="float" office:value="0" calcext:value-type="float">
            <text:p>0</text:p>
          </table:table-cell>
          <table:table-cell table:formula="of:= ( [.B83] - [.B82] ) * ( [.B$33] / 3.6 )" office:value-type="float" office:value="0" calcext:value-type="float">
            <text:p>0</text:p>
          </table:table-cell>
          <table:table-cell table:formula="of:=MAX( SQRT( MAX( [.E$30]^2 - [.$A83]^2; 0 ) ); [.E$32] ) - [.E$32]" office:value-type="float" office:value="0" calcext:value-type="float">
            <text:p>0</text:p>
          </table:table-cell>
          <table:table-cell table:formula="of:= ( [.D83] - [.D82] ) * ( [.E$33] / 3.6 )" office:value-type="float" office:value="0" calcext:value-type="float">
            <text:p>0</text:p>
          </table:table-cell>
          <table:table-cell table:formula="of:=MAX( SQRT( MAX( [.G$30]^2 - [.$A83]^2; 0 ) ); [.G$32] ) - [.G$32]" office:value-type="float" office:value="0" calcext:value-type="float">
            <text:p>0</text:p>
          </table:table-cell>
          <table:table-cell table:formula="of:= ( [.F83] - [.F8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2" calcext:value-type="float">
            <text:p>-322</text:p>
          </table:table-cell>
          <table:table-cell table:formula="of:=MAX( SQRT( MAX( [.B$30]^2 - [.$A84]^2; 0 ) ); [.B$32] ) - [.B$32]" office:value-type="float" office:value="0" calcext:value-type="float">
            <text:p>0</text:p>
          </table:table-cell>
          <table:table-cell table:formula="of:= ( [.B84] - [.B83] ) * ( [.B$33] / 3.6 )" office:value-type="float" office:value="0" calcext:value-type="float">
            <text:p>0</text:p>
          </table:table-cell>
          <table:table-cell table:formula="of:=MAX( SQRT( MAX( [.E$30]^2 - [.$A84]^2; 0 ) ); [.E$32] ) - [.E$32]" office:value-type="float" office:value="0" calcext:value-type="float">
            <text:p>0</text:p>
          </table:table-cell>
          <table:table-cell table:formula="of:= ( [.D84] - [.D83] ) * ( [.E$33] / 3.6 )" office:value-type="float" office:value="0" calcext:value-type="float">
            <text:p>0</text:p>
          </table:table-cell>
          <table:table-cell table:formula="of:=MAX( SQRT( MAX( [.G$30]^2 - [.$A84]^2; 0 ) ); [.G$32] ) - [.G$32]" office:value-type="float" office:value="0" calcext:value-type="float">
            <text:p>0</text:p>
          </table:table-cell>
          <table:table-cell table:formula="of:= ( [.F84] - [.F8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1" calcext:value-type="float">
            <text:p>-321</text:p>
          </table:table-cell>
          <table:table-cell table:formula="of:=MAX( SQRT( MAX( [.B$30]^2 - [.$A85]^2; 0 ) ); [.B$32] ) - [.B$32]" office:value-type="float" office:value="0" calcext:value-type="float">
            <text:p>0</text:p>
          </table:table-cell>
          <table:table-cell table:formula="of:= ( [.B85] - [.B84] ) * ( [.B$33] / 3.6 )" office:value-type="float" office:value="0" calcext:value-type="float">
            <text:p>0</text:p>
          </table:table-cell>
          <table:table-cell table:formula="of:=MAX( SQRT( MAX( [.E$30]^2 - [.$A85]^2; 0 ) ); [.E$32] ) - [.E$32]" office:value-type="float" office:value="0" calcext:value-type="float">
            <text:p>0</text:p>
          </table:table-cell>
          <table:table-cell table:formula="of:= ( [.D85] - [.D84] ) * ( [.E$33] / 3.6 )" office:value-type="float" office:value="0" calcext:value-type="float">
            <text:p>0</text:p>
          </table:table-cell>
          <table:table-cell table:formula="of:=MAX( SQRT( MAX( [.G$30]^2 - [.$A85]^2; 0 ) ); [.G$32] ) - [.G$32]" office:value-type="float" office:value="0" calcext:value-type="float">
            <text:p>0</text:p>
          </table:table-cell>
          <table:table-cell table:formula="of:= ( [.F85] - [.F8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MAX( SQRT( MAX( [.B$30]^2 - [.$A86]^2; 0 ) ); [.B$32] ) - [.B$32]" office:value-type="float" office:value="0" calcext:value-type="float">
            <text:p>0</text:p>
          </table:table-cell>
          <table:table-cell table:formula="of:= ( [.B86] - [.B85] ) * ( [.B$33] / 3.6 )" office:value-type="float" office:value="0" calcext:value-type="float">
            <text:p>0</text:p>
          </table:table-cell>
          <table:table-cell table:formula="of:=MAX( SQRT( MAX( [.E$30]^2 - [.$A86]^2; 0 ) ); [.E$32] ) - [.E$32]" office:value-type="float" office:value="0" calcext:value-type="float">
            <text:p>0</text:p>
          </table:table-cell>
          <table:table-cell table:formula="of:= ( [.D86] - [.D85] ) * ( [.E$33] / 3.6 )" office:value-type="float" office:value="0" calcext:value-type="float">
            <text:p>0</text:p>
          </table:table-cell>
          <table:table-cell table:formula="of:=MAX( SQRT( MAX( [.G$30]^2 - [.$A86]^2; 0 ) ); [.G$32] ) - [.G$32]" office:value-type="float" office:value="0" calcext:value-type="float">
            <text:p>0</text:p>
          </table:table-cell>
          <table:table-cell table:formula="of:= ( [.F86] - [.F8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9" calcext:value-type="float">
            <text:p>-319</text:p>
          </table:table-cell>
          <table:table-cell table:formula="of:=MAX( SQRT( MAX( [.B$30]^2 - [.$A87]^2; 0 ) ); [.B$32] ) - [.B$32]" office:value-type="float" office:value="0" calcext:value-type="float">
            <text:p>0</text:p>
          </table:table-cell>
          <table:table-cell table:formula="of:= ( [.B87] - [.B86] ) * ( [.B$33] / 3.6 )" office:value-type="float" office:value="0" calcext:value-type="float">
            <text:p>0</text:p>
          </table:table-cell>
          <table:table-cell table:formula="of:=MAX( SQRT( MAX( [.E$30]^2 - [.$A87]^2; 0 ) ); [.E$32] ) - [.E$32]" office:value-type="float" office:value="0" calcext:value-type="float">
            <text:p>0</text:p>
          </table:table-cell>
          <table:table-cell table:formula="of:= ( [.D87] - [.D86] ) * ( [.E$33] / 3.6 )" office:value-type="float" office:value="0" calcext:value-type="float">
            <text:p>0</text:p>
          </table:table-cell>
          <table:table-cell table:formula="of:=MAX( SQRT( MAX( [.G$30]^2 - [.$A87]^2; 0 ) ); [.G$32] ) - [.G$32]" office:value-type="float" office:value="0" calcext:value-type="float">
            <text:p>0</text:p>
          </table:table-cell>
          <table:table-cell table:formula="of:= ( [.F87] - [.F8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8" calcext:value-type="float">
            <text:p>-318</text:p>
          </table:table-cell>
          <table:table-cell table:formula="of:=MAX( SQRT( MAX( [.B$30]^2 - [.$A88]^2; 0 ) ); [.B$32] ) - [.B$32]" office:value-type="float" office:value="0" calcext:value-type="float">
            <text:p>0</text:p>
          </table:table-cell>
          <table:table-cell table:formula="of:= ( [.B88] - [.B87] ) * ( [.B$33] / 3.6 )" office:value-type="float" office:value="0" calcext:value-type="float">
            <text:p>0</text:p>
          </table:table-cell>
          <table:table-cell table:formula="of:=MAX( SQRT( MAX( [.E$30]^2 - [.$A88]^2; 0 ) ); [.E$32] ) - [.E$32]" office:value-type="float" office:value="0" calcext:value-type="float">
            <text:p>0</text:p>
          </table:table-cell>
          <table:table-cell table:formula="of:= ( [.D88] - [.D87] ) * ( [.E$33] / 3.6 )" office:value-type="float" office:value="0" calcext:value-type="float">
            <text:p>0</text:p>
          </table:table-cell>
          <table:table-cell table:formula="of:=MAX( SQRT( MAX( [.G$30]^2 - [.$A88]^2; 0 ) ); [.G$32] ) - [.G$32]" office:value-type="float" office:value="0" calcext:value-type="float">
            <text:p>0</text:p>
          </table:table-cell>
          <table:table-cell table:formula="of:= ( [.F88] - [.F8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7" calcext:value-type="float">
            <text:p>-317</text:p>
          </table:table-cell>
          <table:table-cell table:formula="of:=MAX( SQRT( MAX( [.B$30]^2 - [.$A89]^2; 0 ) ); [.B$32] ) - [.B$32]" office:value-type="float" office:value="0" calcext:value-type="float">
            <text:p>0</text:p>
          </table:table-cell>
          <table:table-cell table:formula="of:= ( [.B89] - [.B88] ) * ( [.B$33] / 3.6 )" office:value-type="float" office:value="0" calcext:value-type="float">
            <text:p>0</text:p>
          </table:table-cell>
          <table:table-cell table:formula="of:=MAX( SQRT( MAX( [.E$30]^2 - [.$A89]^2; 0 ) ); [.E$32] ) - [.E$32]" office:value-type="float" office:value="0" calcext:value-type="float">
            <text:p>0</text:p>
          </table:table-cell>
          <table:table-cell table:formula="of:= ( [.D89] - [.D88] ) * ( [.E$33] / 3.6 )" office:value-type="float" office:value="0" calcext:value-type="float">
            <text:p>0</text:p>
          </table:table-cell>
          <table:table-cell table:formula="of:=MAX( SQRT( MAX( [.G$30]^2 - [.$A89]^2; 0 ) ); [.G$32] ) - [.G$32]" office:value-type="float" office:value="0" calcext:value-type="float">
            <text:p>0</text:p>
          </table:table-cell>
          <table:table-cell table:formula="of:= ( [.F89] - [.F8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6" calcext:value-type="float">
            <text:p>-316</text:p>
          </table:table-cell>
          <table:table-cell table:formula="of:=MAX( SQRT( MAX( [.B$30]^2 - [.$A90]^2; 0 ) ); [.B$32] ) - [.B$32]" office:value-type="float" office:value="0" calcext:value-type="float">
            <text:p>0</text:p>
          </table:table-cell>
          <table:table-cell table:formula="of:= ( [.B90] - [.B89] ) * ( [.B$33] / 3.6 )" office:value-type="float" office:value="0" calcext:value-type="float">
            <text:p>0</text:p>
          </table:table-cell>
          <table:table-cell table:formula="of:=MAX( SQRT( MAX( [.E$30]^2 - [.$A90]^2; 0 ) ); [.E$32] ) - [.E$32]" office:value-type="float" office:value="0" calcext:value-type="float">
            <text:p>0</text:p>
          </table:table-cell>
          <table:table-cell table:formula="of:= ( [.D90] - [.D89] ) * ( [.E$33] / 3.6 )" office:value-type="float" office:value="0" calcext:value-type="float">
            <text:p>0</text:p>
          </table:table-cell>
          <table:table-cell table:formula="of:=MAX( SQRT( MAX( [.G$30]^2 - [.$A90]^2; 0 ) ); [.G$32] ) - [.G$32]" office:value-type="float" office:value="0" calcext:value-type="float">
            <text:p>0</text:p>
          </table:table-cell>
          <table:table-cell table:formula="of:= ( [.F90] - [.F8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5" calcext:value-type="float">
            <text:p>-315</text:p>
          </table:table-cell>
          <table:table-cell table:formula="of:=MAX( SQRT( MAX( [.B$30]^2 - [.$A91]^2; 0 ) ); [.B$32] ) - [.B$32]" office:value-type="float" office:value="0" calcext:value-type="float">
            <text:p>0</text:p>
          </table:table-cell>
          <table:table-cell table:formula="of:= ( [.B91] - [.B90] ) * ( [.B$33] / 3.6 )" office:value-type="float" office:value="0" calcext:value-type="float">
            <text:p>0</text:p>
          </table:table-cell>
          <table:table-cell table:formula="of:=MAX( SQRT( MAX( [.E$30]^2 - [.$A91]^2; 0 ) ); [.E$32] ) - [.E$32]" office:value-type="float" office:value="0" calcext:value-type="float">
            <text:p>0</text:p>
          </table:table-cell>
          <table:table-cell table:formula="of:= ( [.D91] - [.D90] ) * ( [.E$33] / 3.6 )" office:value-type="float" office:value="0" calcext:value-type="float">
            <text:p>0</text:p>
          </table:table-cell>
          <table:table-cell table:formula="of:=MAX( SQRT( MAX( [.G$30]^2 - [.$A91]^2; 0 ) ); [.G$32] ) - [.G$32]" office:value-type="float" office:value="0" calcext:value-type="float">
            <text:p>0</text:p>
          </table:table-cell>
          <table:table-cell table:formula="of:= ( [.F91] - [.F9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4" calcext:value-type="float">
            <text:p>-314</text:p>
          </table:table-cell>
          <table:table-cell table:formula="of:=MAX( SQRT( MAX( [.B$30]^2 - [.$A92]^2; 0 ) ); [.B$32] ) - [.B$32]" office:value-type="float" office:value="0" calcext:value-type="float">
            <text:p>0</text:p>
          </table:table-cell>
          <table:table-cell table:formula="of:= ( [.B92] - [.B91] ) * ( [.B$33] / 3.6 )" office:value-type="float" office:value="0" calcext:value-type="float">
            <text:p>0</text:p>
          </table:table-cell>
          <table:table-cell table:formula="of:=MAX( SQRT( MAX( [.E$30]^2 - [.$A92]^2; 0 ) ); [.E$32] ) - [.E$32]" office:value-type="float" office:value="0" calcext:value-type="float">
            <text:p>0</text:p>
          </table:table-cell>
          <table:table-cell table:formula="of:= ( [.D92] - [.D91] ) * ( [.E$33] / 3.6 )" office:value-type="float" office:value="0" calcext:value-type="float">
            <text:p>0</text:p>
          </table:table-cell>
          <table:table-cell table:formula="of:=MAX( SQRT( MAX( [.G$30]^2 - [.$A92]^2; 0 ) ); [.G$32] ) - [.G$32]" office:value-type="float" office:value="0" calcext:value-type="float">
            <text:p>0</text:p>
          </table:table-cell>
          <table:table-cell table:formula="of:= ( [.F92] - [.F9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3" calcext:value-type="float">
            <text:p>-313</text:p>
          </table:table-cell>
          <table:table-cell table:formula="of:=MAX( SQRT( MAX( [.B$30]^2 - [.$A93]^2; 0 ) ); [.B$32] ) - [.B$32]" office:value-type="float" office:value="0" calcext:value-type="float">
            <text:p>0</text:p>
          </table:table-cell>
          <table:table-cell table:formula="of:= ( [.B93] - [.B92] ) * ( [.B$33] / 3.6 )" office:value-type="float" office:value="0" calcext:value-type="float">
            <text:p>0</text:p>
          </table:table-cell>
          <table:table-cell table:formula="of:=MAX( SQRT( MAX( [.E$30]^2 - [.$A93]^2; 0 ) ); [.E$32] ) - [.E$32]" office:value-type="float" office:value="0" calcext:value-type="float">
            <text:p>0</text:p>
          </table:table-cell>
          <table:table-cell table:formula="of:= ( [.D93] - [.D92] ) * ( [.E$33] / 3.6 )" office:value-type="float" office:value="0" calcext:value-type="float">
            <text:p>0</text:p>
          </table:table-cell>
          <table:table-cell table:formula="of:=MAX( SQRT( MAX( [.G$30]^2 - [.$A93]^2; 0 ) ); [.G$32] ) - [.G$32]" office:value-type="float" office:value="0" calcext:value-type="float">
            <text:p>0</text:p>
          </table:table-cell>
          <table:table-cell table:formula="of:= ( [.F93] - [.F9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2" calcext:value-type="float">
            <text:p>-312</text:p>
          </table:table-cell>
          <table:table-cell table:formula="of:=MAX( SQRT( MAX( [.B$30]^2 - [.$A94]^2; 0 ) ); [.B$32] ) - [.B$32]" office:value-type="float" office:value="0" calcext:value-type="float">
            <text:p>0</text:p>
          </table:table-cell>
          <table:table-cell table:formula="of:= ( [.B94] - [.B93] ) * ( [.B$33] / 3.6 )" office:value-type="float" office:value="0" calcext:value-type="float">
            <text:p>0</text:p>
          </table:table-cell>
          <table:table-cell table:formula="of:=MAX( SQRT( MAX( [.E$30]^2 - [.$A94]^2; 0 ) ); [.E$32] ) - [.E$32]" office:value-type="float" office:value="0" calcext:value-type="float">
            <text:p>0</text:p>
          </table:table-cell>
          <table:table-cell table:formula="of:= ( [.D94] - [.D93] ) * ( [.E$33] / 3.6 )" office:value-type="float" office:value="0" calcext:value-type="float">
            <text:p>0</text:p>
          </table:table-cell>
          <table:table-cell table:formula="of:=MAX( SQRT( MAX( [.G$30]^2 - [.$A94]^2; 0 ) ); [.G$32] ) - [.G$32]" office:value-type="float" office:value="0" calcext:value-type="float">
            <text:p>0</text:p>
          </table:table-cell>
          <table:table-cell table:formula="of:= ( [.F94] - [.F9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1" calcext:value-type="float">
            <text:p>-311</text:p>
          </table:table-cell>
          <table:table-cell table:formula="of:=MAX( SQRT( MAX( [.B$30]^2 - [.$A95]^2; 0 ) ); [.B$32] ) - [.B$32]" office:value-type="float" office:value="0" calcext:value-type="float">
            <text:p>0</text:p>
          </table:table-cell>
          <table:table-cell table:formula="of:= ( [.B95] - [.B94] ) * ( [.B$33] / 3.6 )" office:value-type="float" office:value="0" calcext:value-type="float">
            <text:p>0</text:p>
          </table:table-cell>
          <table:table-cell table:formula="of:=MAX( SQRT( MAX( [.E$30]^2 - [.$A95]^2; 0 ) ); [.E$32] ) - [.E$32]" office:value-type="float" office:value="0" calcext:value-type="float">
            <text:p>0</text:p>
          </table:table-cell>
          <table:table-cell table:formula="of:= ( [.D95] - [.D94] ) * ( [.E$33] / 3.6 )" office:value-type="float" office:value="0" calcext:value-type="float">
            <text:p>0</text:p>
          </table:table-cell>
          <table:table-cell table:formula="of:=MAX( SQRT( MAX( [.G$30]^2 - [.$A95]^2; 0 ) ); [.G$32] ) - [.G$32]" office:value-type="float" office:value="0" calcext:value-type="float">
            <text:p>0</text:p>
          </table:table-cell>
          <table:table-cell table:formula="of:= ( [.F95] - [.F9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10" calcext:value-type="float">
            <text:p>-310</text:p>
          </table:table-cell>
          <table:table-cell table:formula="of:=MAX( SQRT( MAX( [.B$30]^2 - [.$A96]^2; 0 ) ); [.B$32] ) - [.B$32]" office:value-type="float" office:value="0" calcext:value-type="float">
            <text:p>0</text:p>
          </table:table-cell>
          <table:table-cell table:formula="of:= ( [.B96] - [.B95] ) * ( [.B$33] / 3.6 )" office:value-type="float" office:value="0" calcext:value-type="float">
            <text:p>0</text:p>
          </table:table-cell>
          <table:table-cell table:formula="of:=MAX( SQRT( MAX( [.E$30]^2 - [.$A96]^2; 0 ) ); [.E$32] ) - [.E$32]" office:value-type="float" office:value="0" calcext:value-type="float">
            <text:p>0</text:p>
          </table:table-cell>
          <table:table-cell table:formula="of:= ( [.D96] - [.D95] ) * ( [.E$33] / 3.6 )" office:value-type="float" office:value="0" calcext:value-type="float">
            <text:p>0</text:p>
          </table:table-cell>
          <table:table-cell table:formula="of:=MAX( SQRT( MAX( [.G$30]^2 - [.$A96]^2; 0 ) ); [.G$32] ) - [.G$32]" office:value-type="float" office:value="0" calcext:value-type="float">
            <text:p>0</text:p>
          </table:table-cell>
          <table:table-cell table:formula="of:= ( [.F96] - [.F9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MAX( SQRT( MAX( [.B$30]^2 - [.$A97]^2; 0 ) ); [.B$32] ) - [.B$32]" office:value-type="float" office:value="0" calcext:value-type="float">
            <text:p>0</text:p>
          </table:table-cell>
          <table:table-cell table:formula="of:= ( [.B97] - [.B96] ) * ( [.B$33] / 3.6 )" office:value-type="float" office:value="0" calcext:value-type="float">
            <text:p>0</text:p>
          </table:table-cell>
          <table:table-cell table:formula="of:=MAX( SQRT( MAX( [.E$30]^2 - [.$A97]^2; 0 ) ); [.E$32] ) - [.E$32]" office:value-type="float" office:value="0" calcext:value-type="float">
            <text:p>0</text:p>
          </table:table-cell>
          <table:table-cell table:formula="of:= ( [.D97] - [.D96] ) * ( [.E$33] / 3.6 )" office:value-type="float" office:value="0" calcext:value-type="float">
            <text:p>0</text:p>
          </table:table-cell>
          <table:table-cell table:formula="of:=MAX( SQRT( MAX( [.G$30]^2 - [.$A97]^2; 0 ) ); [.G$32] ) - [.G$32]" office:value-type="float" office:value="0" calcext:value-type="float">
            <text:p>0</text:p>
          </table:table-cell>
          <table:table-cell table:formula="of:= ( [.F97] - [.F9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8" calcext:value-type="float">
            <text:p>-308</text:p>
          </table:table-cell>
          <table:table-cell table:formula="of:=MAX( SQRT( MAX( [.B$30]^2 - [.$A98]^2; 0 ) ); [.B$32] ) - [.B$32]" office:value-type="float" office:value="0" calcext:value-type="float">
            <text:p>0</text:p>
          </table:table-cell>
          <table:table-cell table:formula="of:= ( [.B98] - [.B97] ) * ( [.B$33] / 3.6 )" office:value-type="float" office:value="0" calcext:value-type="float">
            <text:p>0</text:p>
          </table:table-cell>
          <table:table-cell table:formula="of:=MAX( SQRT( MAX( [.E$30]^2 - [.$A98]^2; 0 ) ); [.E$32] ) - [.E$32]" office:value-type="float" office:value="0" calcext:value-type="float">
            <text:p>0</text:p>
          </table:table-cell>
          <table:table-cell table:formula="of:= ( [.D98] - [.D97] ) * ( [.E$33] / 3.6 )" office:value-type="float" office:value="0" calcext:value-type="float">
            <text:p>0</text:p>
          </table:table-cell>
          <table:table-cell table:formula="of:=MAX( SQRT( MAX( [.G$30]^2 - [.$A98]^2; 0 ) ); [.G$32] ) - [.G$32]" office:value-type="float" office:value="0" calcext:value-type="float">
            <text:p>0</text:p>
          </table:table-cell>
          <table:table-cell table:formula="of:= ( [.F98] - [.F9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MAX( SQRT( MAX( [.B$30]^2 - [.$A99]^2; 0 ) ); [.B$32] ) - [.B$32]" office:value-type="float" office:value="0" calcext:value-type="float">
            <text:p>0</text:p>
          </table:table-cell>
          <table:table-cell table:formula="of:= ( [.B99] - [.B98] ) * ( [.B$33] / 3.6 )" office:value-type="float" office:value="0" calcext:value-type="float">
            <text:p>0</text:p>
          </table:table-cell>
          <table:table-cell table:formula="of:=MAX( SQRT( MAX( [.E$30]^2 - [.$A99]^2; 0 ) ); [.E$32] ) - [.E$32]" office:value-type="float" office:value="0" calcext:value-type="float">
            <text:p>0</text:p>
          </table:table-cell>
          <table:table-cell table:formula="of:= ( [.D99] - [.D98] ) * ( [.E$33] / 3.6 )" office:value-type="float" office:value="0" calcext:value-type="float">
            <text:p>0</text:p>
          </table:table-cell>
          <table:table-cell table:formula="of:=MAX( SQRT( MAX( [.G$30]^2 - [.$A99]^2; 0 ) ); [.G$32] ) - [.G$32]" office:value-type="float" office:value="0" calcext:value-type="float">
            <text:p>0</text:p>
          </table:table-cell>
          <table:table-cell table:formula="of:= ( [.F99] - [.F9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6" calcext:value-type="float">
            <text:p>-306</text:p>
          </table:table-cell>
          <table:table-cell table:formula="of:=MAX( SQRT( MAX( [.B$30]^2 - [.$A100]^2; 0 ) ); [.B$32] ) - [.B$32]" office:value-type="float" office:value="0" calcext:value-type="float">
            <text:p>0</text:p>
          </table:table-cell>
          <table:table-cell table:formula="of:= ( [.B100] - [.B99] ) * ( [.B$33] / 3.6 )" office:value-type="float" office:value="0" calcext:value-type="float">
            <text:p>0</text:p>
          </table:table-cell>
          <table:table-cell table:formula="of:=MAX( SQRT( MAX( [.E$30]^2 - [.$A100]^2; 0 ) ); [.E$32] ) - [.E$32]" office:value-type="float" office:value="0" calcext:value-type="float">
            <text:p>0</text:p>
          </table:table-cell>
          <table:table-cell table:formula="of:= ( [.D100] - [.D99] ) * ( [.E$33] / 3.6 )" office:value-type="float" office:value="0" calcext:value-type="float">
            <text:p>0</text:p>
          </table:table-cell>
          <table:table-cell table:formula="of:=MAX( SQRT( MAX( [.G$30]^2 - [.$A100]^2; 0 ) ); [.G$32] ) - [.G$32]" office:value-type="float" office:value="0" calcext:value-type="float">
            <text:p>0</text:p>
          </table:table-cell>
          <table:table-cell table:formula="of:= ( [.F100] - [.F9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5" calcext:value-type="float">
            <text:p>-305</text:p>
          </table:table-cell>
          <table:table-cell table:formula="of:=MAX( SQRT( MAX( [.B$30]^2 - [.$A101]^2; 0 ) ); [.B$32] ) - [.B$32]" office:value-type="float" office:value="0" calcext:value-type="float">
            <text:p>0</text:p>
          </table:table-cell>
          <table:table-cell table:formula="of:= ( [.B101] - [.B100] ) * ( [.B$33] / 3.6 )" office:value-type="float" office:value="0" calcext:value-type="float">
            <text:p>0</text:p>
          </table:table-cell>
          <table:table-cell table:formula="of:=MAX( SQRT( MAX( [.E$30]^2 - [.$A101]^2; 0 ) ); [.E$32] ) - [.E$32]" office:value-type="float" office:value="0" calcext:value-type="float">
            <text:p>0</text:p>
          </table:table-cell>
          <table:table-cell table:formula="of:= ( [.D101] - [.D100] ) * ( [.E$33] / 3.6 )" office:value-type="float" office:value="0" calcext:value-type="float">
            <text:p>0</text:p>
          </table:table-cell>
          <table:table-cell table:formula="of:=MAX( SQRT( MAX( [.G$30]^2 - [.$A101]^2; 0 ) ); [.G$32] ) - [.G$32]" office:value-type="float" office:value="0" calcext:value-type="float">
            <text:p>0</text:p>
          </table:table-cell>
          <table:table-cell table:formula="of:= ( [.F101] - [.F10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4" calcext:value-type="float">
            <text:p>-304</text:p>
          </table:table-cell>
          <table:table-cell table:formula="of:=MAX( SQRT( MAX( [.B$30]^2 - [.$A102]^2; 0 ) ); [.B$32] ) - [.B$32]" office:value-type="float" office:value="0" calcext:value-type="float">
            <text:p>0</text:p>
          </table:table-cell>
          <table:table-cell table:formula="of:= ( [.B102] - [.B101] ) * ( [.B$33] / 3.6 )" office:value-type="float" office:value="0" calcext:value-type="float">
            <text:p>0</text:p>
          </table:table-cell>
          <table:table-cell table:formula="of:=MAX( SQRT( MAX( [.E$30]^2 - [.$A102]^2; 0 ) ); [.E$32] ) - [.E$32]" office:value-type="float" office:value="0" calcext:value-type="float">
            <text:p>0</text:p>
          </table:table-cell>
          <table:table-cell table:formula="of:= ( [.D102] - [.D101] ) * ( [.E$33] / 3.6 )" office:value-type="float" office:value="0" calcext:value-type="float">
            <text:p>0</text:p>
          </table:table-cell>
          <table:table-cell table:formula="of:=MAX( SQRT( MAX( [.G$30]^2 - [.$A102]^2; 0 ) ); [.G$32] ) - [.G$32]" office:value-type="float" office:value="0" calcext:value-type="float">
            <text:p>0</text:p>
          </table:table-cell>
          <table:table-cell table:formula="of:= ( [.F102] - [.F10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3" calcext:value-type="float">
            <text:p>-303</text:p>
          </table:table-cell>
          <table:table-cell table:formula="of:=MAX( SQRT( MAX( [.B$30]^2 - [.$A103]^2; 0 ) ); [.B$32] ) - [.B$32]" office:value-type="float" office:value="0" calcext:value-type="float">
            <text:p>0</text:p>
          </table:table-cell>
          <table:table-cell table:formula="of:= ( [.B103] - [.B102] ) * ( [.B$33] / 3.6 )" office:value-type="float" office:value="0" calcext:value-type="float">
            <text:p>0</text:p>
          </table:table-cell>
          <table:table-cell table:formula="of:=MAX( SQRT( MAX( [.E$30]^2 - [.$A103]^2; 0 ) ); [.E$32] ) - [.E$32]" office:value-type="float" office:value="0" calcext:value-type="float">
            <text:p>0</text:p>
          </table:table-cell>
          <table:table-cell table:formula="of:= ( [.D103] - [.D102] ) * ( [.E$33] / 3.6 )" office:value-type="float" office:value="0" calcext:value-type="float">
            <text:p>0</text:p>
          </table:table-cell>
          <table:table-cell table:formula="of:=MAX( SQRT( MAX( [.G$30]^2 - [.$A103]^2; 0 ) ); [.G$32] ) - [.G$32]" office:value-type="float" office:value="0" calcext:value-type="float">
            <text:p>0</text:p>
          </table:table-cell>
          <table:table-cell table:formula="of:= ( [.F103] - [.F10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2" calcext:value-type="float">
            <text:p>-302</text:p>
          </table:table-cell>
          <table:table-cell table:formula="of:=MAX( SQRT( MAX( [.B$30]^2 - [.$A104]^2; 0 ) ); [.B$32] ) - [.B$32]" office:value-type="float" office:value="0" calcext:value-type="float">
            <text:p>0</text:p>
          </table:table-cell>
          <table:table-cell table:formula="of:= ( [.B104] - [.B103] ) * ( [.B$33] / 3.6 )" office:value-type="float" office:value="0" calcext:value-type="float">
            <text:p>0</text:p>
          </table:table-cell>
          <table:table-cell table:formula="of:=MAX( SQRT( MAX( [.E$30]^2 - [.$A104]^2; 0 ) ); [.E$32] ) - [.E$32]" office:value-type="float" office:value="0" calcext:value-type="float">
            <text:p>0</text:p>
          </table:table-cell>
          <table:table-cell table:formula="of:= ( [.D104] - [.D103] ) * ( [.E$33] / 3.6 )" office:value-type="float" office:value="0" calcext:value-type="float">
            <text:p>0</text:p>
          </table:table-cell>
          <table:table-cell table:formula="of:=MAX( SQRT( MAX( [.G$30]^2 - [.$A104]^2; 0 ) ); [.G$32] ) - [.G$32]" office:value-type="float" office:value="0" calcext:value-type="float">
            <text:p>0</text:p>
          </table:table-cell>
          <table:table-cell table:formula="of:= ( [.F104] - [.F10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1" calcext:value-type="float">
            <text:p>-301</text:p>
          </table:table-cell>
          <table:table-cell table:formula="of:=MAX( SQRT( MAX( [.B$30]^2 - [.$A105]^2; 0 ) ); [.B$32] ) - [.B$32]" office:value-type="float" office:value="0" calcext:value-type="float">
            <text:p>0</text:p>
          </table:table-cell>
          <table:table-cell table:formula="of:= ( [.B105] - [.B104] ) * ( [.B$33] / 3.6 )" office:value-type="float" office:value="0" calcext:value-type="float">
            <text:p>0</text:p>
          </table:table-cell>
          <table:table-cell table:formula="of:=MAX( SQRT( MAX( [.E$30]^2 - [.$A105]^2; 0 ) ); [.E$32] ) - [.E$32]" office:value-type="float" office:value="0" calcext:value-type="float">
            <text:p>0</text:p>
          </table:table-cell>
          <table:table-cell table:formula="of:= ( [.D105] - [.D104] ) * ( [.E$33] / 3.6 )" office:value-type="float" office:value="0" calcext:value-type="float">
            <text:p>0</text:p>
          </table:table-cell>
          <table:table-cell table:formula="of:=MAX( SQRT( MAX( [.G$30]^2 - [.$A105]^2; 0 ) ); [.G$32] ) - [.G$32]" office:value-type="float" office:value="0" calcext:value-type="float">
            <text:p>0</text:p>
          </table:table-cell>
          <table:table-cell table:formula="of:= ( [.F105] - [.F10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MAX( SQRT( MAX( [.B$30]^2 - [.$A106]^2; 0 ) ); [.B$32] ) - [.B$32]" office:value-type="float" office:value="0" calcext:value-type="float">
            <text:p>0</text:p>
          </table:table-cell>
          <table:table-cell table:formula="of:= ( [.B106] - [.B105] ) * ( [.B$33] / 3.6 )" office:value-type="float" office:value="0" calcext:value-type="float">
            <text:p>0</text:p>
          </table:table-cell>
          <table:table-cell table:formula="of:=MAX( SQRT( MAX( [.E$30]^2 - [.$A106]^2; 0 ) ); [.E$32] ) - [.E$32]" office:value-type="float" office:value="0" calcext:value-type="float">
            <text:p>0</text:p>
          </table:table-cell>
          <table:table-cell table:formula="of:= ( [.D106] - [.D105] ) * ( [.E$33] / 3.6 )" office:value-type="float" office:value="0" calcext:value-type="float">
            <text:p>0</text:p>
          </table:table-cell>
          <table:table-cell table:formula="of:=MAX( SQRT( MAX( [.G$30]^2 - [.$A106]^2; 0 ) ); [.G$32] ) - [.G$32]" office:value-type="float" office:value="0" calcext:value-type="float">
            <text:p>0</text:p>
          </table:table-cell>
          <table:table-cell table:formula="of:= ( [.F106] - [.F10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9" calcext:value-type="float">
            <text:p>-299</text:p>
          </table:table-cell>
          <table:table-cell table:formula="of:=MAX( SQRT( MAX( [.B$30]^2 - [.$A107]^2; 0 ) ); [.B$32] ) - [.B$32]" office:value-type="float" office:value="0" calcext:value-type="float">
            <text:p>0</text:p>
          </table:table-cell>
          <table:table-cell table:formula="of:= ( [.B107] - [.B106] ) * ( [.B$33] / 3.6 )" office:value-type="float" office:value="0" calcext:value-type="float">
            <text:p>0</text:p>
          </table:table-cell>
          <table:table-cell table:formula="of:=MAX( SQRT( MAX( [.E$30]^2 - [.$A107]^2; 0 ) ); [.E$32] ) - [.E$32]" office:value-type="float" office:value="0" calcext:value-type="float">
            <text:p>0</text:p>
          </table:table-cell>
          <table:table-cell table:formula="of:= ( [.D107] - [.D106] ) * ( [.E$33] / 3.6 )" office:value-type="float" office:value="0" calcext:value-type="float">
            <text:p>0</text:p>
          </table:table-cell>
          <table:table-cell table:formula="of:=MAX( SQRT( MAX( [.G$30]^2 - [.$A107]^2; 0 ) ); [.G$32] ) - [.G$32]" office:value-type="float" office:value="0" calcext:value-type="float">
            <text:p>0</text:p>
          </table:table-cell>
          <table:table-cell table:formula="of:= ( [.F107] - [.F10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8" calcext:value-type="float">
            <text:p>-298</text:p>
          </table:table-cell>
          <table:table-cell table:formula="of:=MAX( SQRT( MAX( [.B$30]^2 - [.$A108]^2; 0 ) ); [.B$32] ) - [.B$32]" office:value-type="float" office:value="0" calcext:value-type="float">
            <text:p>0</text:p>
          </table:table-cell>
          <table:table-cell table:formula="of:= ( [.B108] - [.B107] ) * ( [.B$33] / 3.6 )" office:value-type="float" office:value="0" calcext:value-type="float">
            <text:p>0</text:p>
          </table:table-cell>
          <table:table-cell table:formula="of:=MAX( SQRT( MAX( [.E$30]^2 - [.$A108]^2; 0 ) ); [.E$32] ) - [.E$32]" office:value-type="float" office:value="0" calcext:value-type="float">
            <text:p>0</text:p>
          </table:table-cell>
          <table:table-cell table:formula="of:= ( [.D108] - [.D107] ) * ( [.E$33] / 3.6 )" office:value-type="float" office:value="0" calcext:value-type="float">
            <text:p>0</text:p>
          </table:table-cell>
          <table:table-cell table:formula="of:=MAX( SQRT( MAX( [.G$30]^2 - [.$A108]^2; 0 ) ); [.G$32] ) - [.G$32]" office:value-type="float" office:value="0" calcext:value-type="float">
            <text:p>0</text:p>
          </table:table-cell>
          <table:table-cell table:formula="of:= ( [.F108] - [.F10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7" calcext:value-type="float">
            <text:p>-297</text:p>
          </table:table-cell>
          <table:table-cell table:formula="of:=MAX( SQRT( MAX( [.B$30]^2 - [.$A109]^2; 0 ) ); [.B$32] ) - [.B$32]" office:value-type="float" office:value="0" calcext:value-type="float">
            <text:p>0</text:p>
          </table:table-cell>
          <table:table-cell table:formula="of:= ( [.B109] - [.B108] ) * ( [.B$33] / 3.6 )" office:value-type="float" office:value="0" calcext:value-type="float">
            <text:p>0</text:p>
          </table:table-cell>
          <table:table-cell table:formula="of:=MAX( SQRT( MAX( [.E$30]^2 - [.$A109]^2; 0 ) ); [.E$32] ) - [.E$32]" office:value-type="float" office:value="0" calcext:value-type="float">
            <text:p>0</text:p>
          </table:table-cell>
          <table:table-cell table:formula="of:= ( [.D109] - [.D108] ) * ( [.E$33] / 3.6 )" office:value-type="float" office:value="0" calcext:value-type="float">
            <text:p>0</text:p>
          </table:table-cell>
          <table:table-cell table:formula="of:=MAX( SQRT( MAX( [.G$30]^2 - [.$A109]^2; 0 ) ); [.G$32] ) - [.G$32]" office:value-type="float" office:value="0" calcext:value-type="float">
            <text:p>0</text:p>
          </table:table-cell>
          <table:table-cell table:formula="of:= ( [.F109] - [.F10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6" calcext:value-type="float">
            <text:p>-296</text:p>
          </table:table-cell>
          <table:table-cell table:formula="of:=MAX( SQRT( MAX( [.B$30]^2 - [.$A110]^2; 0 ) ); [.B$32] ) - [.B$32]" office:value-type="float" office:value="0" calcext:value-type="float">
            <text:p>0</text:p>
          </table:table-cell>
          <table:table-cell table:formula="of:= ( [.B110] - [.B109] ) * ( [.B$33] / 3.6 )" office:value-type="float" office:value="0" calcext:value-type="float">
            <text:p>0</text:p>
          </table:table-cell>
          <table:table-cell table:formula="of:=MAX( SQRT( MAX( [.E$30]^2 - [.$A110]^2; 0 ) ); [.E$32] ) - [.E$32]" office:value-type="float" office:value="0" calcext:value-type="float">
            <text:p>0</text:p>
          </table:table-cell>
          <table:table-cell table:formula="of:= ( [.D110] - [.D109] ) * ( [.E$33] / 3.6 )" office:value-type="float" office:value="0" calcext:value-type="float">
            <text:p>0</text:p>
          </table:table-cell>
          <table:table-cell table:formula="of:=MAX( SQRT( MAX( [.G$30]^2 - [.$A110]^2; 0 ) ); [.G$32] ) - [.G$32]" office:value-type="float" office:value="0" calcext:value-type="float">
            <text:p>0</text:p>
          </table:table-cell>
          <table:table-cell table:formula="of:= ( [.F110] - [.F10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5" calcext:value-type="float">
            <text:p>-295</text:p>
          </table:table-cell>
          <table:table-cell table:formula="of:=MAX( SQRT( MAX( [.B$30]^2 - [.$A111]^2; 0 ) ); [.B$32] ) - [.B$32]" office:value-type="float" office:value="0" calcext:value-type="float">
            <text:p>0</text:p>
          </table:table-cell>
          <table:table-cell table:formula="of:= ( [.B111] - [.B110] ) * ( [.B$33] / 3.6 )" office:value-type="float" office:value="0" calcext:value-type="float">
            <text:p>0</text:p>
          </table:table-cell>
          <table:table-cell table:formula="of:=MAX( SQRT( MAX( [.E$30]^2 - [.$A111]^2; 0 ) ); [.E$32] ) - [.E$32]" office:value-type="float" office:value="0" calcext:value-type="float">
            <text:p>0</text:p>
          </table:table-cell>
          <table:table-cell table:formula="of:= ( [.D111] - [.D110] ) * ( [.E$33] / 3.6 )" office:value-type="float" office:value="0" calcext:value-type="float">
            <text:p>0</text:p>
          </table:table-cell>
          <table:table-cell table:formula="of:=MAX( SQRT( MAX( [.G$30]^2 - [.$A111]^2; 0 ) ); [.G$32] ) - [.G$32]" office:value-type="float" office:value="0" calcext:value-type="float">
            <text:p>0</text:p>
          </table:table-cell>
          <table:table-cell table:formula="of:= ( [.F111] - [.F11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4" calcext:value-type="float">
            <text:p>-294</text:p>
          </table:table-cell>
          <table:table-cell table:formula="of:=MAX( SQRT( MAX( [.B$30]^2 - [.$A112]^2; 0 ) ); [.B$32] ) - [.B$32]" office:value-type="float" office:value="0" calcext:value-type="float">
            <text:p>0</text:p>
          </table:table-cell>
          <table:table-cell table:formula="of:= ( [.B112] - [.B111] ) * ( [.B$33] / 3.6 )" office:value-type="float" office:value="0" calcext:value-type="float">
            <text:p>0</text:p>
          </table:table-cell>
          <table:table-cell table:formula="of:=MAX( SQRT( MAX( [.E$30]^2 - [.$A112]^2; 0 ) ); [.E$32] ) - [.E$32]" office:value-type="float" office:value="0" calcext:value-type="float">
            <text:p>0</text:p>
          </table:table-cell>
          <table:table-cell table:formula="of:= ( [.D112] - [.D111] ) * ( [.E$33] / 3.6 )" office:value-type="float" office:value="0" calcext:value-type="float">
            <text:p>0</text:p>
          </table:table-cell>
          <table:table-cell table:formula="of:=MAX( SQRT( MAX( [.G$30]^2 - [.$A112]^2; 0 ) ); [.G$32] ) - [.G$32]" office:value-type="float" office:value="0" calcext:value-type="float">
            <text:p>0</text:p>
          </table:table-cell>
          <table:table-cell table:formula="of:= ( [.F112] - [.F11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3" calcext:value-type="float">
            <text:p>-293</text:p>
          </table:table-cell>
          <table:table-cell table:formula="of:=MAX( SQRT( MAX( [.B$30]^2 - [.$A113]^2; 0 ) ); [.B$32] ) - [.B$32]" office:value-type="float" office:value="0" calcext:value-type="float">
            <text:p>0</text:p>
          </table:table-cell>
          <table:table-cell table:formula="of:= ( [.B113] - [.B112] ) * ( [.B$33] / 3.6 )" office:value-type="float" office:value="0" calcext:value-type="float">
            <text:p>0</text:p>
          </table:table-cell>
          <table:table-cell table:formula="of:=MAX( SQRT( MAX( [.E$30]^2 - [.$A113]^2; 0 ) ); [.E$32] ) - [.E$32]" office:value-type="float" office:value="0" calcext:value-type="float">
            <text:p>0</text:p>
          </table:table-cell>
          <table:table-cell table:formula="of:= ( [.D113] - [.D112] ) * ( [.E$33] / 3.6 )" office:value-type="float" office:value="0" calcext:value-type="float">
            <text:p>0</text:p>
          </table:table-cell>
          <table:table-cell table:formula="of:=MAX( SQRT( MAX( [.G$30]^2 - [.$A113]^2; 0 ) ); [.G$32] ) - [.G$32]" office:value-type="float" office:value="0" calcext:value-type="float">
            <text:p>0</text:p>
          </table:table-cell>
          <table:table-cell table:formula="of:= ( [.F113] - [.F11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2" calcext:value-type="float">
            <text:p>-292</text:p>
          </table:table-cell>
          <table:table-cell table:formula="of:=MAX( SQRT( MAX( [.B$30]^2 - [.$A114]^2; 0 ) ); [.B$32] ) - [.B$32]" office:value-type="float" office:value="0" calcext:value-type="float">
            <text:p>0</text:p>
          </table:table-cell>
          <table:table-cell table:formula="of:= ( [.B114] - [.B113] ) * ( [.B$33] / 3.6 )" office:value-type="float" office:value="0" calcext:value-type="float">
            <text:p>0</text:p>
          </table:table-cell>
          <table:table-cell table:formula="of:=MAX( SQRT( MAX( [.E$30]^2 - [.$A114]^2; 0 ) ); [.E$32] ) - [.E$32]" office:value-type="float" office:value="0" calcext:value-type="float">
            <text:p>0</text:p>
          </table:table-cell>
          <table:table-cell table:formula="of:= ( [.D114] - [.D113] ) * ( [.E$33] / 3.6 )" office:value-type="float" office:value="0" calcext:value-type="float">
            <text:p>0</text:p>
          </table:table-cell>
          <table:table-cell table:formula="of:=MAX( SQRT( MAX( [.G$30]^2 - [.$A114]^2; 0 ) ); [.G$32] ) - [.G$32]" office:value-type="float" office:value="0" calcext:value-type="float">
            <text:p>0</text:p>
          </table:table-cell>
          <table:table-cell table:formula="of:= ( [.F114] - [.F11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MAX( SQRT( MAX( [.B$30]^2 - [.$A115]^2; 0 ) ); [.B$32] ) - [.B$32]" office:value-type="float" office:value="0" calcext:value-type="float">
            <text:p>0</text:p>
          </table:table-cell>
          <table:table-cell table:formula="of:= ( [.B115] - [.B114] ) * ( [.B$33] / 3.6 )" office:value-type="float" office:value="0" calcext:value-type="float">
            <text:p>0</text:p>
          </table:table-cell>
          <table:table-cell table:formula="of:=MAX( SQRT( MAX( [.E$30]^2 - [.$A115]^2; 0 ) ); [.E$32] ) - [.E$32]" office:value-type="float" office:value="0" calcext:value-type="float">
            <text:p>0</text:p>
          </table:table-cell>
          <table:table-cell table:formula="of:= ( [.D115] - [.D114] ) * ( [.E$33] / 3.6 )" office:value-type="float" office:value="0" calcext:value-type="float">
            <text:p>0</text:p>
          </table:table-cell>
          <table:table-cell table:formula="of:=MAX( SQRT( MAX( [.G$30]^2 - [.$A115]^2; 0 ) ); [.G$32] ) - [.G$32]" office:value-type="float" office:value="0" calcext:value-type="float">
            <text:p>0</text:p>
          </table:table-cell>
          <table:table-cell table:formula="of:= ( [.F115] - [.F11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MAX( SQRT( MAX( [.B$30]^2 - [.$A116]^2; 0 ) ); [.B$32] ) - [.B$32]" office:value-type="float" office:value="0" calcext:value-type="float">
            <text:p>0</text:p>
          </table:table-cell>
          <table:table-cell table:formula="of:= ( [.B116] - [.B115] ) * ( [.B$33] / 3.6 )" office:value-type="float" office:value="0" calcext:value-type="float">
            <text:p>0</text:p>
          </table:table-cell>
          <table:table-cell table:formula="of:=MAX( SQRT( MAX( [.E$30]^2 - [.$A116]^2; 0 ) ); [.E$32] ) - [.E$32]" office:value-type="float" office:value="0" calcext:value-type="float">
            <text:p>0</text:p>
          </table:table-cell>
          <table:table-cell table:formula="of:= ( [.D116] - [.D115] ) * ( [.E$33] / 3.6 )" office:value-type="float" office:value="0" calcext:value-type="float">
            <text:p>0</text:p>
          </table:table-cell>
          <table:table-cell table:formula="of:=MAX( SQRT( MAX( [.G$30]^2 - [.$A116]^2; 0 ) ); [.G$32] ) - [.G$32]" office:value-type="float" office:value="0" calcext:value-type="float">
            <text:p>0</text:p>
          </table:table-cell>
          <table:table-cell table:formula="of:= ( [.F116] - [.F11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9" calcext:value-type="float">
            <text:p>-289</text:p>
          </table:table-cell>
          <table:table-cell table:formula="of:=MAX( SQRT( MAX( [.B$30]^2 - [.$A117]^2; 0 ) ); [.B$32] ) - [.B$32]" office:value-type="float" office:value="0" calcext:value-type="float">
            <text:p>0</text:p>
          </table:table-cell>
          <table:table-cell table:formula="of:= ( [.B117] - [.B116] ) * ( [.B$33] / 3.6 )" office:value-type="float" office:value="0" calcext:value-type="float">
            <text:p>0</text:p>
          </table:table-cell>
          <table:table-cell table:formula="of:=MAX( SQRT( MAX( [.E$30]^2 - [.$A117]^2; 0 ) ); [.E$32] ) - [.E$32]" office:value-type="float" office:value="0" calcext:value-type="float">
            <text:p>0</text:p>
          </table:table-cell>
          <table:table-cell table:formula="of:= ( [.D117] - [.D116] ) * ( [.E$33] / 3.6 )" office:value-type="float" office:value="0" calcext:value-type="float">
            <text:p>0</text:p>
          </table:table-cell>
          <table:table-cell table:formula="of:=MAX( SQRT( MAX( [.G$30]^2 - [.$A117]^2; 0 ) ); [.G$32] ) - [.G$32]" office:value-type="float" office:value="0" calcext:value-type="float">
            <text:p>0</text:p>
          </table:table-cell>
          <table:table-cell table:formula="of:= ( [.F117] - [.F11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8" calcext:value-type="float">
            <text:p>-288</text:p>
          </table:table-cell>
          <table:table-cell table:formula="of:=MAX( SQRT( MAX( [.B$30]^2 - [.$A118]^2; 0 ) ); [.B$32] ) - [.B$32]" office:value-type="float" office:value="0" calcext:value-type="float">
            <text:p>0</text:p>
          </table:table-cell>
          <table:table-cell table:formula="of:= ( [.B118] - [.B117] ) * ( [.B$33] / 3.6 )" office:value-type="float" office:value="0" calcext:value-type="float">
            <text:p>0</text:p>
          </table:table-cell>
          <table:table-cell table:formula="of:=MAX( SQRT( MAX( [.E$30]^2 - [.$A118]^2; 0 ) ); [.E$32] ) - [.E$32]" office:value-type="float" office:value="0" calcext:value-type="float">
            <text:p>0</text:p>
          </table:table-cell>
          <table:table-cell table:formula="of:= ( [.D118] - [.D117] ) * ( [.E$33] / 3.6 )" office:value-type="float" office:value="0" calcext:value-type="float">
            <text:p>0</text:p>
          </table:table-cell>
          <table:table-cell table:formula="of:=MAX( SQRT( MAX( [.G$30]^2 - [.$A118]^2; 0 ) ); [.G$32] ) - [.G$32]" office:value-type="float" office:value="0" calcext:value-type="float">
            <text:p>0</text:p>
          </table:table-cell>
          <table:table-cell table:formula="of:= ( [.F118] - [.F11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7" calcext:value-type="float">
            <text:p>-287</text:p>
          </table:table-cell>
          <table:table-cell table:formula="of:=MAX( SQRT( MAX( [.B$30]^2 - [.$A119]^2; 0 ) ); [.B$32] ) - [.B$32]" office:value-type="float" office:value="0" calcext:value-type="float">
            <text:p>0</text:p>
          </table:table-cell>
          <table:table-cell table:formula="of:= ( [.B119] - [.B118] ) * ( [.B$33] / 3.6 )" office:value-type="float" office:value="0" calcext:value-type="float">
            <text:p>0</text:p>
          </table:table-cell>
          <table:table-cell table:formula="of:=MAX( SQRT( MAX( [.E$30]^2 - [.$A119]^2; 0 ) ); [.E$32] ) - [.E$32]" office:value-type="float" office:value="0" calcext:value-type="float">
            <text:p>0</text:p>
          </table:table-cell>
          <table:table-cell table:formula="of:= ( [.D119] - [.D118] ) * ( [.E$33] / 3.6 )" office:value-type="float" office:value="0" calcext:value-type="float">
            <text:p>0</text:p>
          </table:table-cell>
          <table:table-cell table:formula="of:=MAX( SQRT( MAX( [.G$30]^2 - [.$A119]^2; 0 ) ); [.G$32] ) - [.G$32]" office:value-type="float" office:value="0" calcext:value-type="float">
            <text:p>0</text:p>
          </table:table-cell>
          <table:table-cell table:formula="of:= ( [.F119] - [.F11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6" calcext:value-type="float">
            <text:p>-286</text:p>
          </table:table-cell>
          <table:table-cell table:formula="of:=MAX( SQRT( MAX( [.B$30]^2 - [.$A120]^2; 0 ) ); [.B$32] ) - [.B$32]" office:value-type="float" office:value="0" calcext:value-type="float">
            <text:p>0</text:p>
          </table:table-cell>
          <table:table-cell table:formula="of:= ( [.B120] - [.B119] ) * ( [.B$33] / 3.6 )" office:value-type="float" office:value="0" calcext:value-type="float">
            <text:p>0</text:p>
          </table:table-cell>
          <table:table-cell table:formula="of:=MAX( SQRT( MAX( [.E$30]^2 - [.$A120]^2; 0 ) ); [.E$32] ) - [.E$32]" office:value-type="float" office:value="0" calcext:value-type="float">
            <text:p>0</text:p>
          </table:table-cell>
          <table:table-cell table:formula="of:= ( [.D120] - [.D119] ) * ( [.E$33] / 3.6 )" office:value-type="float" office:value="0" calcext:value-type="float">
            <text:p>0</text:p>
          </table:table-cell>
          <table:table-cell table:formula="of:=MAX( SQRT( MAX( [.G$30]^2 - [.$A120]^2; 0 ) ); [.G$32] ) - [.G$32]" office:value-type="float" office:value="0" calcext:value-type="float">
            <text:p>0</text:p>
          </table:table-cell>
          <table:table-cell table:formula="of:= ( [.F120] - [.F11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5" calcext:value-type="float">
            <text:p>-285</text:p>
          </table:table-cell>
          <table:table-cell table:formula="of:=MAX( SQRT( MAX( [.B$30]^2 - [.$A121]^2; 0 ) ); [.B$32] ) - [.B$32]" office:value-type="float" office:value="0" calcext:value-type="float">
            <text:p>0</text:p>
          </table:table-cell>
          <table:table-cell table:formula="of:= ( [.B121] - [.B120] ) * ( [.B$33] / 3.6 )" office:value-type="float" office:value="0" calcext:value-type="float">
            <text:p>0</text:p>
          </table:table-cell>
          <table:table-cell table:formula="of:=MAX( SQRT( MAX( [.E$30]^2 - [.$A121]^2; 0 ) ); [.E$32] ) - [.E$32]" office:value-type="float" office:value="0" calcext:value-type="float">
            <text:p>0</text:p>
          </table:table-cell>
          <table:table-cell table:formula="of:= ( [.D121] - [.D120] ) * ( [.E$33] / 3.6 )" office:value-type="float" office:value="0" calcext:value-type="float">
            <text:p>0</text:p>
          </table:table-cell>
          <table:table-cell table:formula="of:=MAX( SQRT( MAX( [.G$30]^2 - [.$A121]^2; 0 ) ); [.G$32] ) - [.G$32]" office:value-type="float" office:value="0" calcext:value-type="float">
            <text:p>0</text:p>
          </table:table-cell>
          <table:table-cell table:formula="of:= ( [.F121] - [.F12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4" calcext:value-type="float">
            <text:p>-284</text:p>
          </table:table-cell>
          <table:table-cell table:formula="of:=MAX( SQRT( MAX( [.B$30]^2 - [.$A122]^2; 0 ) ); [.B$32] ) - [.B$32]" office:value-type="float" office:value="0" calcext:value-type="float">
            <text:p>0</text:p>
          </table:table-cell>
          <table:table-cell table:formula="of:= ( [.B122] - [.B121] ) * ( [.B$33] / 3.6 )" office:value-type="float" office:value="0" calcext:value-type="float">
            <text:p>0</text:p>
          </table:table-cell>
          <table:table-cell table:formula="of:=MAX( SQRT( MAX( [.E$30]^2 - [.$A122]^2; 0 ) ); [.E$32] ) - [.E$32]" office:value-type="float" office:value="0" calcext:value-type="float">
            <text:p>0</text:p>
          </table:table-cell>
          <table:table-cell table:formula="of:= ( [.D122] - [.D121] ) * ( [.E$33] / 3.6 )" office:value-type="float" office:value="0" calcext:value-type="float">
            <text:p>0</text:p>
          </table:table-cell>
          <table:table-cell table:formula="of:=MAX( SQRT( MAX( [.G$30]^2 - [.$A122]^2; 0 ) ); [.G$32] ) - [.G$32]" office:value-type="float" office:value="0" calcext:value-type="float">
            <text:p>0</text:p>
          </table:table-cell>
          <table:table-cell table:formula="of:= ( [.F122] - [.F12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3" calcext:value-type="float">
            <text:p>-283</text:p>
          </table:table-cell>
          <table:table-cell table:formula="of:=MAX( SQRT( MAX( [.B$30]^2 - [.$A123]^2; 0 ) ); [.B$32] ) - [.B$32]" office:value-type="float" office:value="0" calcext:value-type="float">
            <text:p>0</text:p>
          </table:table-cell>
          <table:table-cell table:formula="of:= ( [.B123] - [.B122] ) * ( [.B$33] / 3.6 )" office:value-type="float" office:value="0" calcext:value-type="float">
            <text:p>0</text:p>
          </table:table-cell>
          <table:table-cell table:formula="of:=MAX( SQRT( MAX( [.E$30]^2 - [.$A123]^2; 0 ) ); [.E$32] ) - [.E$32]" office:value-type="float" office:value="0" calcext:value-type="float">
            <text:p>0</text:p>
          </table:table-cell>
          <table:table-cell table:formula="of:= ( [.D123] - [.D122] ) * ( [.E$33] / 3.6 )" office:value-type="float" office:value="0" calcext:value-type="float">
            <text:p>0</text:p>
          </table:table-cell>
          <table:table-cell table:formula="of:=MAX( SQRT( MAX( [.G$30]^2 - [.$A123]^2; 0 ) ); [.G$32] ) - [.G$32]" office:value-type="float" office:value="0" calcext:value-type="float">
            <text:p>0</text:p>
          </table:table-cell>
          <table:table-cell table:formula="of:= ( [.F123] - [.F12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2" calcext:value-type="float">
            <text:p>-282</text:p>
          </table:table-cell>
          <table:table-cell table:formula="of:=MAX( SQRT( MAX( [.B$30]^2 - [.$A124]^2; 0 ) ); [.B$32] ) - [.B$32]" office:value-type="float" office:value="0" calcext:value-type="float">
            <text:p>0</text:p>
          </table:table-cell>
          <table:table-cell table:formula="of:= ( [.B124] - [.B123] ) * ( [.B$33] / 3.6 )" office:value-type="float" office:value="0" calcext:value-type="float">
            <text:p>0</text:p>
          </table:table-cell>
          <table:table-cell table:formula="of:=MAX( SQRT( MAX( [.E$30]^2 - [.$A124]^2; 0 ) ); [.E$32] ) - [.E$32]" office:value-type="float" office:value="0" calcext:value-type="float">
            <text:p>0</text:p>
          </table:table-cell>
          <table:table-cell table:formula="of:= ( [.D124] - [.D123] ) * ( [.E$33] / 3.6 )" office:value-type="float" office:value="0" calcext:value-type="float">
            <text:p>0</text:p>
          </table:table-cell>
          <table:table-cell table:formula="of:=MAX( SQRT( MAX( [.G$30]^2 - [.$A124]^2; 0 ) ); [.G$32] ) - [.G$32]" office:value-type="float" office:value="0" calcext:value-type="float">
            <text:p>0</text:p>
          </table:table-cell>
          <table:table-cell table:formula="of:= ( [.F124] - [.F12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1" calcext:value-type="float">
            <text:p>-281</text:p>
          </table:table-cell>
          <table:table-cell table:formula="of:=MAX( SQRT( MAX( [.B$30]^2 - [.$A125]^2; 0 ) ); [.B$32] ) - [.B$32]" office:value-type="float" office:value="0" calcext:value-type="float">
            <text:p>0</text:p>
          </table:table-cell>
          <table:table-cell table:formula="of:= ( [.B125] - [.B124] ) * ( [.B$33] / 3.6 )" office:value-type="float" office:value="0" calcext:value-type="float">
            <text:p>0</text:p>
          </table:table-cell>
          <table:table-cell table:formula="of:=MAX( SQRT( MAX( [.E$30]^2 - [.$A125]^2; 0 ) ); [.E$32] ) - [.E$32]" office:value-type="float" office:value="0" calcext:value-type="float">
            <text:p>0</text:p>
          </table:table-cell>
          <table:table-cell table:formula="of:= ( [.D125] - [.D124] ) * ( [.E$33] / 3.6 )" office:value-type="float" office:value="0" calcext:value-type="float">
            <text:p>0</text:p>
          </table:table-cell>
          <table:table-cell table:formula="of:=MAX( SQRT( MAX( [.G$30]^2 - [.$A125]^2; 0 ) ); [.G$32] ) - [.G$32]" office:value-type="float" office:value="0" calcext:value-type="float">
            <text:p>0</text:p>
          </table:table-cell>
          <table:table-cell table:formula="of:= ( [.F125] - [.F12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80" calcext:value-type="float">
            <text:p>-280</text:p>
          </table:table-cell>
          <table:table-cell table:formula="of:=MAX( SQRT( MAX( [.B$30]^2 - [.$A126]^2; 0 ) ); [.B$32] ) - [.B$32]" office:value-type="float" office:value="0" calcext:value-type="float">
            <text:p>0</text:p>
          </table:table-cell>
          <table:table-cell table:formula="of:= ( [.B126] - [.B125] ) * ( [.B$33] / 3.6 )" office:value-type="float" office:value="0" calcext:value-type="float">
            <text:p>0</text:p>
          </table:table-cell>
          <table:table-cell table:formula="of:=MAX( SQRT( MAX( [.E$30]^2 - [.$A126]^2; 0 ) ); [.E$32] ) - [.E$32]" office:value-type="float" office:value="0" calcext:value-type="float">
            <text:p>0</text:p>
          </table:table-cell>
          <table:table-cell table:formula="of:= ( [.D126] - [.D125] ) * ( [.E$33] / 3.6 )" office:value-type="float" office:value="0" calcext:value-type="float">
            <text:p>0</text:p>
          </table:table-cell>
          <table:table-cell table:formula="of:=MAX( SQRT( MAX( [.G$30]^2 - [.$A126]^2; 0 ) ); [.G$32] ) - [.G$32]" office:value-type="float" office:value="0" calcext:value-type="float">
            <text:p>0</text:p>
          </table:table-cell>
          <table:table-cell table:formula="of:= ( [.F126] - [.F12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9" calcext:value-type="float">
            <text:p>-279</text:p>
          </table:table-cell>
          <table:table-cell table:formula="of:=MAX( SQRT( MAX( [.B$30]^2 - [.$A127]^2; 0 ) ); [.B$32] ) - [.B$32]" office:value-type="float" office:value="0" calcext:value-type="float">
            <text:p>0</text:p>
          </table:table-cell>
          <table:table-cell table:formula="of:= ( [.B127] - [.B126] ) * ( [.B$33] / 3.6 )" office:value-type="float" office:value="0" calcext:value-type="float">
            <text:p>0</text:p>
          </table:table-cell>
          <table:table-cell table:formula="of:=MAX( SQRT( MAX( [.E$30]^2 - [.$A127]^2; 0 ) ); [.E$32] ) - [.E$32]" office:value-type="float" office:value="0" calcext:value-type="float">
            <text:p>0</text:p>
          </table:table-cell>
          <table:table-cell table:formula="of:= ( [.D127] - [.D126] ) * ( [.E$33] / 3.6 )" office:value-type="float" office:value="0" calcext:value-type="float">
            <text:p>0</text:p>
          </table:table-cell>
          <table:table-cell table:formula="of:=MAX( SQRT( MAX( [.G$30]^2 - [.$A127]^2; 0 ) ); [.G$32] ) - [.G$32]" office:value-type="float" office:value="0" calcext:value-type="float">
            <text:p>0</text:p>
          </table:table-cell>
          <table:table-cell table:formula="of:= ( [.F127] - [.F12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8" calcext:value-type="float">
            <text:p>-278</text:p>
          </table:table-cell>
          <table:table-cell table:formula="of:=MAX( SQRT( MAX( [.B$30]^2 - [.$A128]^2; 0 ) ); [.B$32] ) - [.B$32]" office:value-type="float" office:value="0" calcext:value-type="float">
            <text:p>0</text:p>
          </table:table-cell>
          <table:table-cell table:formula="of:= ( [.B128] - [.B127] ) * ( [.B$33] / 3.6 )" office:value-type="float" office:value="0" calcext:value-type="float">
            <text:p>0</text:p>
          </table:table-cell>
          <table:table-cell table:formula="of:=MAX( SQRT( MAX( [.E$30]^2 - [.$A128]^2; 0 ) ); [.E$32] ) - [.E$32]" office:value-type="float" office:value="0" calcext:value-type="float">
            <text:p>0</text:p>
          </table:table-cell>
          <table:table-cell table:formula="of:= ( [.D128] - [.D127] ) * ( [.E$33] / 3.6 )" office:value-type="float" office:value="0" calcext:value-type="float">
            <text:p>0</text:p>
          </table:table-cell>
          <table:table-cell table:formula="of:=MAX( SQRT( MAX( [.G$30]^2 - [.$A128]^2; 0 ) ); [.G$32] ) - [.G$32]" office:value-type="float" office:value="0" calcext:value-type="float">
            <text:p>0</text:p>
          </table:table-cell>
          <table:table-cell table:formula="of:= ( [.F128] - [.F12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7" calcext:value-type="float">
            <text:p>-277</text:p>
          </table:table-cell>
          <table:table-cell table:formula="of:=MAX( SQRT( MAX( [.B$30]^2 - [.$A129]^2; 0 ) ); [.B$32] ) - [.B$32]" office:value-type="float" office:value="0" calcext:value-type="float">
            <text:p>0</text:p>
          </table:table-cell>
          <table:table-cell table:formula="of:= ( [.B129] - [.B128] ) * ( [.B$33] / 3.6 )" office:value-type="float" office:value="0" calcext:value-type="float">
            <text:p>0</text:p>
          </table:table-cell>
          <table:table-cell table:formula="of:=MAX( SQRT( MAX( [.E$30]^2 - [.$A129]^2; 0 ) ); [.E$32] ) - [.E$32]" office:value-type="float" office:value="0" calcext:value-type="float">
            <text:p>0</text:p>
          </table:table-cell>
          <table:table-cell table:formula="of:= ( [.D129] - [.D128] ) * ( [.E$33] / 3.6 )" office:value-type="float" office:value="0" calcext:value-type="float">
            <text:p>0</text:p>
          </table:table-cell>
          <table:table-cell table:formula="of:=MAX( SQRT( MAX( [.G$30]^2 - [.$A129]^2; 0 ) ); [.G$32] ) - [.G$32]" office:value-type="float" office:value="0" calcext:value-type="float">
            <text:p>0</text:p>
          </table:table-cell>
          <table:table-cell table:formula="of:= ( [.F129] - [.F12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6" calcext:value-type="float">
            <text:p>-276</text:p>
          </table:table-cell>
          <table:table-cell table:formula="of:=MAX( SQRT( MAX( [.B$30]^2 - [.$A130]^2; 0 ) ); [.B$32] ) - [.B$32]" office:value-type="float" office:value="0" calcext:value-type="float">
            <text:p>0</text:p>
          </table:table-cell>
          <table:table-cell table:formula="of:= ( [.B130] - [.B129] ) * ( [.B$33] / 3.6 )" office:value-type="float" office:value="0" calcext:value-type="float">
            <text:p>0</text:p>
          </table:table-cell>
          <table:table-cell table:formula="of:=MAX( SQRT( MAX( [.E$30]^2 - [.$A130]^2; 0 ) ); [.E$32] ) - [.E$32]" office:value-type="float" office:value="0" calcext:value-type="float">
            <text:p>0</text:p>
          </table:table-cell>
          <table:table-cell table:formula="of:= ( [.D130] - [.D129] ) * ( [.E$33] / 3.6 )" office:value-type="float" office:value="0" calcext:value-type="float">
            <text:p>0</text:p>
          </table:table-cell>
          <table:table-cell table:formula="of:=MAX( SQRT( MAX( [.G$30]^2 - [.$A130]^2; 0 ) ); [.G$32] ) - [.G$32]" office:value-type="float" office:value="0" calcext:value-type="float">
            <text:p>0</text:p>
          </table:table-cell>
          <table:table-cell table:formula="of:= ( [.F130] - [.F12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5" calcext:value-type="float">
            <text:p>-275</text:p>
          </table:table-cell>
          <table:table-cell table:formula="of:=MAX( SQRT( MAX( [.B$30]^2 - [.$A131]^2; 0 ) ); [.B$32] ) - [.B$32]" office:value-type="float" office:value="0" calcext:value-type="float">
            <text:p>0</text:p>
          </table:table-cell>
          <table:table-cell table:formula="of:= ( [.B131] - [.B130] ) * ( [.B$33] / 3.6 )" office:value-type="float" office:value="0" calcext:value-type="float">
            <text:p>0</text:p>
          </table:table-cell>
          <table:table-cell table:formula="of:=MAX( SQRT( MAX( [.E$30]^2 - [.$A131]^2; 0 ) ); [.E$32] ) - [.E$32]" office:value-type="float" office:value="0" calcext:value-type="float">
            <text:p>0</text:p>
          </table:table-cell>
          <table:table-cell table:formula="of:= ( [.D131] - [.D130] ) * ( [.E$33] / 3.6 )" office:value-type="float" office:value="0" calcext:value-type="float">
            <text:p>0</text:p>
          </table:table-cell>
          <table:table-cell table:formula="of:=MAX( SQRT( MAX( [.G$30]^2 - [.$A131]^2; 0 ) ); [.G$32] ) - [.G$32]" office:value-type="float" office:value="0" calcext:value-type="float">
            <text:p>0</text:p>
          </table:table-cell>
          <table:table-cell table:formula="of:= ( [.F131] - [.F13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4" calcext:value-type="float">
            <text:p>-274</text:p>
          </table:table-cell>
          <table:table-cell table:formula="of:=MAX( SQRT( MAX( [.B$30]^2 - [.$A132]^2; 0 ) ); [.B$32] ) - [.B$32]" office:value-type="float" office:value="0" calcext:value-type="float">
            <text:p>0</text:p>
          </table:table-cell>
          <table:table-cell table:formula="of:= ( [.B132] - [.B131] ) * ( [.B$33] / 3.6 )" office:value-type="float" office:value="0" calcext:value-type="float">
            <text:p>0</text:p>
          </table:table-cell>
          <table:table-cell table:formula="of:=MAX( SQRT( MAX( [.E$30]^2 - [.$A132]^2; 0 ) ); [.E$32] ) - [.E$32]" office:value-type="float" office:value="0" calcext:value-type="float">
            <text:p>0</text:p>
          </table:table-cell>
          <table:table-cell table:formula="of:= ( [.D132] - [.D131] ) * ( [.E$33] / 3.6 )" office:value-type="float" office:value="0" calcext:value-type="float">
            <text:p>0</text:p>
          </table:table-cell>
          <table:table-cell table:formula="of:=MAX( SQRT( MAX( [.G$30]^2 - [.$A132]^2; 0 ) ); [.G$32] ) - [.G$32]" office:value-type="float" office:value="0" calcext:value-type="float">
            <text:p>0</text:p>
          </table:table-cell>
          <table:table-cell table:formula="of:= ( [.F132] - [.F13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3" calcext:value-type="float">
            <text:p>-273</text:p>
          </table:table-cell>
          <table:table-cell table:formula="of:=MAX( SQRT( MAX( [.B$30]^2 - [.$A133]^2; 0 ) ); [.B$32] ) - [.B$32]" office:value-type="float" office:value="0" calcext:value-type="float">
            <text:p>0</text:p>
          </table:table-cell>
          <table:table-cell table:formula="of:= ( [.B133] - [.B132] ) * ( [.B$33] / 3.6 )" office:value-type="float" office:value="0" calcext:value-type="float">
            <text:p>0</text:p>
          </table:table-cell>
          <table:table-cell table:formula="of:=MAX( SQRT( MAX( [.E$30]^2 - [.$A133]^2; 0 ) ); [.E$32] ) - [.E$32]" office:value-type="float" office:value="0" calcext:value-type="float">
            <text:p>0</text:p>
          </table:table-cell>
          <table:table-cell table:formula="of:= ( [.D133] - [.D132] ) * ( [.E$33] / 3.6 )" office:value-type="float" office:value="0" calcext:value-type="float">
            <text:p>0</text:p>
          </table:table-cell>
          <table:table-cell table:formula="of:=MAX( SQRT( MAX( [.G$30]^2 - [.$A133]^2; 0 ) ); [.G$32] ) - [.G$32]" office:value-type="float" office:value="0" calcext:value-type="float">
            <text:p>0</text:p>
          </table:table-cell>
          <table:table-cell table:formula="of:= ( [.F133] - [.F13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2" calcext:value-type="float">
            <text:p>-272</text:p>
          </table:table-cell>
          <table:table-cell table:formula="of:=MAX( SQRT( MAX( [.B$30]^2 - [.$A134]^2; 0 ) ); [.B$32] ) - [.B$32]" office:value-type="float" office:value="0" calcext:value-type="float">
            <text:p>0</text:p>
          </table:table-cell>
          <table:table-cell table:formula="of:= ( [.B134] - [.B133] ) * ( [.B$33] / 3.6 )" office:value-type="float" office:value="0" calcext:value-type="float">
            <text:p>0</text:p>
          </table:table-cell>
          <table:table-cell table:formula="of:=MAX( SQRT( MAX( [.E$30]^2 - [.$A134]^2; 0 ) ); [.E$32] ) - [.E$32]" office:value-type="float" office:value="0" calcext:value-type="float">
            <text:p>0</text:p>
          </table:table-cell>
          <table:table-cell table:formula="of:= ( [.D134] - [.D133] ) * ( [.E$33] / 3.6 )" office:value-type="float" office:value="0" calcext:value-type="float">
            <text:p>0</text:p>
          </table:table-cell>
          <table:table-cell table:formula="of:=MAX( SQRT( MAX( [.G$30]^2 - [.$A134]^2; 0 ) ); [.G$32] ) - [.G$32]" office:value-type="float" office:value="0" calcext:value-type="float">
            <text:p>0</text:p>
          </table:table-cell>
          <table:table-cell table:formula="of:= ( [.F134] - [.F13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1" calcext:value-type="float">
            <text:p>-271</text:p>
          </table:table-cell>
          <table:table-cell table:formula="of:=MAX( SQRT( MAX( [.B$30]^2 - [.$A135]^2; 0 ) ); [.B$32] ) - [.B$32]" office:value-type="float" office:value="0" calcext:value-type="float">
            <text:p>0</text:p>
          </table:table-cell>
          <table:table-cell table:formula="of:= ( [.B135] - [.B134] ) * ( [.B$33] / 3.6 )" office:value-type="float" office:value="0" calcext:value-type="float">
            <text:p>0</text:p>
          </table:table-cell>
          <table:table-cell table:formula="of:=MAX( SQRT( MAX( [.E$30]^2 - [.$A135]^2; 0 ) ); [.E$32] ) - [.E$32]" office:value-type="float" office:value="0" calcext:value-type="float">
            <text:p>0</text:p>
          </table:table-cell>
          <table:table-cell table:formula="of:= ( [.D135] - [.D134] ) * ( [.E$33] / 3.6 )" office:value-type="float" office:value="0" calcext:value-type="float">
            <text:p>0</text:p>
          </table:table-cell>
          <table:table-cell table:formula="of:=MAX( SQRT( MAX( [.G$30]^2 - [.$A135]^2; 0 ) ); [.G$32] ) - [.G$32]" office:value-type="float" office:value="0" calcext:value-type="float">
            <text:p>0</text:p>
          </table:table-cell>
          <table:table-cell table:formula="of:= ( [.F135] - [.F13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MAX( SQRT( MAX( [.B$30]^2 - [.$A136]^2; 0 ) ); [.B$32] ) - [.B$32]" office:value-type="float" office:value="0" calcext:value-type="float">
            <text:p>0</text:p>
          </table:table-cell>
          <table:table-cell table:formula="of:= ( [.B136] - [.B135] ) * ( [.B$33] / 3.6 )" office:value-type="float" office:value="0" calcext:value-type="float">
            <text:p>0</text:p>
          </table:table-cell>
          <table:table-cell table:formula="of:=MAX( SQRT( MAX( [.E$30]^2 - [.$A136]^2; 0 ) ); [.E$32] ) - [.E$32]" office:value-type="float" office:value="0" calcext:value-type="float">
            <text:p>0</text:p>
          </table:table-cell>
          <table:table-cell table:formula="of:= ( [.D136] - [.D135] ) * ( [.E$33] / 3.6 )" office:value-type="float" office:value="0" calcext:value-type="float">
            <text:p>0</text:p>
          </table:table-cell>
          <table:table-cell table:formula="of:=MAX( SQRT( MAX( [.G$30]^2 - [.$A136]^2; 0 ) ); [.G$32] ) - [.G$32]" office:value-type="float" office:value="0" calcext:value-type="float">
            <text:p>0</text:p>
          </table:table-cell>
          <table:table-cell table:formula="of:= ( [.F136] - [.F13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9" calcext:value-type="float">
            <text:p>-269</text:p>
          </table:table-cell>
          <table:table-cell table:formula="of:=MAX( SQRT( MAX( [.B$30]^2 - [.$A137]^2; 0 ) ); [.B$32] ) - [.B$32]" office:value-type="float" office:value="0" calcext:value-type="float">
            <text:p>0</text:p>
          </table:table-cell>
          <table:table-cell table:formula="of:= ( [.B137] - [.B136] ) * ( [.B$33] / 3.6 )" office:value-type="float" office:value="0" calcext:value-type="float">
            <text:p>0</text:p>
          </table:table-cell>
          <table:table-cell table:formula="of:=MAX( SQRT( MAX( [.E$30]^2 - [.$A137]^2; 0 ) ); [.E$32] ) - [.E$32]" office:value-type="float" office:value="0" calcext:value-type="float">
            <text:p>0</text:p>
          </table:table-cell>
          <table:table-cell table:formula="of:= ( [.D137] - [.D136] ) * ( [.E$33] / 3.6 )" office:value-type="float" office:value="0" calcext:value-type="float">
            <text:p>0</text:p>
          </table:table-cell>
          <table:table-cell table:formula="of:=MAX( SQRT( MAX( [.G$30]^2 - [.$A137]^2; 0 ) ); [.G$32] ) - [.G$32]" office:value-type="float" office:value="0" calcext:value-type="float">
            <text:p>0</text:p>
          </table:table-cell>
          <table:table-cell table:formula="of:= ( [.F137] - [.F13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8" calcext:value-type="float">
            <text:p>-268</text:p>
          </table:table-cell>
          <table:table-cell table:formula="of:=MAX( SQRT( MAX( [.B$30]^2 - [.$A138]^2; 0 ) ); [.B$32] ) - [.B$32]" office:value-type="float" office:value="0" calcext:value-type="float">
            <text:p>0</text:p>
          </table:table-cell>
          <table:table-cell table:formula="of:= ( [.B138] - [.B137] ) * ( [.B$33] / 3.6 )" office:value-type="float" office:value="0" calcext:value-type="float">
            <text:p>0</text:p>
          </table:table-cell>
          <table:table-cell table:formula="of:=MAX( SQRT( MAX( [.E$30]^2 - [.$A138]^2; 0 ) ); [.E$32] ) - [.E$32]" office:value-type="float" office:value="0" calcext:value-type="float">
            <text:p>0</text:p>
          </table:table-cell>
          <table:table-cell table:formula="of:= ( [.D138] - [.D137] ) * ( [.E$33] / 3.6 )" office:value-type="float" office:value="0" calcext:value-type="float">
            <text:p>0</text:p>
          </table:table-cell>
          <table:table-cell table:formula="of:=MAX( SQRT( MAX( [.G$30]^2 - [.$A138]^2; 0 ) ); [.G$32] ) - [.G$32]" office:value-type="float" office:value="0" calcext:value-type="float">
            <text:p>0</text:p>
          </table:table-cell>
          <table:table-cell table:formula="of:= ( [.F138] - [.F13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MAX( SQRT( MAX( [.B$30]^2 - [.$A139]^2; 0 ) ); [.B$32] ) - [.B$32]" office:value-type="float" office:value="0" calcext:value-type="float">
            <text:p>0</text:p>
          </table:table-cell>
          <table:table-cell table:formula="of:= ( [.B139] - [.B138] ) * ( [.B$33] / 3.6 )" office:value-type="float" office:value="0" calcext:value-type="float">
            <text:p>0</text:p>
          </table:table-cell>
          <table:table-cell table:formula="of:=MAX( SQRT( MAX( [.E$30]^2 - [.$A139]^2; 0 ) ); [.E$32] ) - [.E$32]" office:value-type="float" office:value="0" calcext:value-type="float">
            <text:p>0</text:p>
          </table:table-cell>
          <table:table-cell table:formula="of:= ( [.D139] - [.D138] ) * ( [.E$33] / 3.6 )" office:value-type="float" office:value="0" calcext:value-type="float">
            <text:p>0</text:p>
          </table:table-cell>
          <table:table-cell table:formula="of:=MAX( SQRT( MAX( [.G$30]^2 - [.$A139]^2; 0 ) ); [.G$32] ) - [.G$32]" office:value-type="float" office:value="0" calcext:value-type="float">
            <text:p>0</text:p>
          </table:table-cell>
          <table:table-cell table:formula="of:= ( [.F139] - [.F13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6" calcext:value-type="float">
            <text:p>-266</text:p>
          </table:table-cell>
          <table:table-cell table:formula="of:=MAX( SQRT( MAX( [.B$30]^2 - [.$A140]^2; 0 ) ); [.B$32] ) - [.B$32]" office:value-type="float" office:value="0" calcext:value-type="float">
            <text:p>0</text:p>
          </table:table-cell>
          <table:table-cell table:formula="of:= ( [.B140] - [.B139] ) * ( [.B$33] / 3.6 )" office:value-type="float" office:value="0" calcext:value-type="float">
            <text:p>0</text:p>
          </table:table-cell>
          <table:table-cell table:formula="of:=MAX( SQRT( MAX( [.E$30]^2 - [.$A140]^2; 0 ) ); [.E$32] ) - [.E$32]" office:value-type="float" office:value="0" calcext:value-type="float">
            <text:p>0</text:p>
          </table:table-cell>
          <table:table-cell table:formula="of:= ( [.D140] - [.D139] ) * ( [.E$33] / 3.6 )" office:value-type="float" office:value="0" calcext:value-type="float">
            <text:p>0</text:p>
          </table:table-cell>
          <table:table-cell table:formula="of:=MAX( SQRT( MAX( [.G$30]^2 - [.$A140]^2; 0 ) ); [.G$32] ) - [.G$32]" office:value-type="float" office:value="0" calcext:value-type="float">
            <text:p>0</text:p>
          </table:table-cell>
          <table:table-cell table:formula="of:= ( [.F140] - [.F13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5" calcext:value-type="float">
            <text:p>-265</text:p>
          </table:table-cell>
          <table:table-cell table:formula="of:=MAX( SQRT( MAX( [.B$30]^2 - [.$A141]^2; 0 ) ); [.B$32] ) - [.B$32]" office:value-type="float" office:value="0" calcext:value-type="float">
            <text:p>0</text:p>
          </table:table-cell>
          <table:table-cell table:formula="of:= ( [.B141] - [.B140] ) * ( [.B$33] / 3.6 )" office:value-type="float" office:value="0" calcext:value-type="float">
            <text:p>0</text:p>
          </table:table-cell>
          <table:table-cell table:formula="of:=MAX( SQRT( MAX( [.E$30]^2 - [.$A141]^2; 0 ) ); [.E$32] ) - [.E$32]" office:value-type="float" office:value="0" calcext:value-type="float">
            <text:p>0</text:p>
          </table:table-cell>
          <table:table-cell table:formula="of:= ( [.D141] - [.D140] ) * ( [.E$33] / 3.6 )" office:value-type="float" office:value="0" calcext:value-type="float">
            <text:p>0</text:p>
          </table:table-cell>
          <table:table-cell table:formula="of:=MAX( SQRT( MAX( [.G$30]^2 - [.$A141]^2; 0 ) ); [.G$32] ) - [.G$32]" office:value-type="float" office:value="0" calcext:value-type="float">
            <text:p>0</text:p>
          </table:table-cell>
          <table:table-cell table:formula="of:= ( [.F141] - [.F14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4" calcext:value-type="float">
            <text:p>-264</text:p>
          </table:table-cell>
          <table:table-cell table:formula="of:=MAX( SQRT( MAX( [.B$30]^2 - [.$A142]^2; 0 ) ); [.B$32] ) - [.B$32]" office:value-type="float" office:value="0" calcext:value-type="float">
            <text:p>0</text:p>
          </table:table-cell>
          <table:table-cell table:formula="of:= ( [.B142] - [.B141] ) * ( [.B$33] / 3.6 )" office:value-type="float" office:value="0" calcext:value-type="float">
            <text:p>0</text:p>
          </table:table-cell>
          <table:table-cell table:formula="of:=MAX( SQRT( MAX( [.E$30]^2 - [.$A142]^2; 0 ) ); [.E$32] ) - [.E$32]" office:value-type="float" office:value="0" calcext:value-type="float">
            <text:p>0</text:p>
          </table:table-cell>
          <table:table-cell table:formula="of:= ( [.D142] - [.D141] ) * ( [.E$33] / 3.6 )" office:value-type="float" office:value="0" calcext:value-type="float">
            <text:p>0</text:p>
          </table:table-cell>
          <table:table-cell table:formula="of:=MAX( SQRT( MAX( [.G$30]^2 - [.$A142]^2; 0 ) ); [.G$32] ) - [.G$32]" office:value-type="float" office:value="0" calcext:value-type="float">
            <text:p>0</text:p>
          </table:table-cell>
          <table:table-cell table:formula="of:= ( [.F142] - [.F14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3" calcext:value-type="float">
            <text:p>-263</text:p>
          </table:table-cell>
          <table:table-cell table:formula="of:=MAX( SQRT( MAX( [.B$30]^2 - [.$A143]^2; 0 ) ); [.B$32] ) - [.B$32]" office:value-type="float" office:value="0" calcext:value-type="float">
            <text:p>0</text:p>
          </table:table-cell>
          <table:table-cell table:formula="of:= ( [.B143] - [.B142] ) * ( [.B$33] / 3.6 )" office:value-type="float" office:value="0" calcext:value-type="float">
            <text:p>0</text:p>
          </table:table-cell>
          <table:table-cell table:formula="of:=MAX( SQRT( MAX( [.E$30]^2 - [.$A143]^2; 0 ) ); [.E$32] ) - [.E$32]" office:value-type="float" office:value="0" calcext:value-type="float">
            <text:p>0</text:p>
          </table:table-cell>
          <table:table-cell table:formula="of:= ( [.D143] - [.D142] ) * ( [.E$33] / 3.6 )" office:value-type="float" office:value="0" calcext:value-type="float">
            <text:p>0</text:p>
          </table:table-cell>
          <table:table-cell table:formula="of:=MAX( SQRT( MAX( [.G$30]^2 - [.$A143]^2; 0 ) ); [.G$32] ) - [.G$32]" office:value-type="float" office:value="0" calcext:value-type="float">
            <text:p>0</text:p>
          </table:table-cell>
          <table:table-cell table:formula="of:= ( [.F143] - [.F14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2" calcext:value-type="float">
            <text:p>-262</text:p>
          </table:table-cell>
          <table:table-cell table:formula="of:=MAX( SQRT( MAX( [.B$30]^2 - [.$A144]^2; 0 ) ); [.B$32] ) - [.B$32]" office:value-type="float" office:value="0" calcext:value-type="float">
            <text:p>0</text:p>
          </table:table-cell>
          <table:table-cell table:formula="of:= ( [.B144] - [.B143] ) * ( [.B$33] / 3.6 )" office:value-type="float" office:value="0" calcext:value-type="float">
            <text:p>0</text:p>
          </table:table-cell>
          <table:table-cell table:formula="of:=MAX( SQRT( MAX( [.E$30]^2 - [.$A144]^2; 0 ) ); [.E$32] ) - [.E$32]" office:value-type="float" office:value="0" calcext:value-type="float">
            <text:p>0</text:p>
          </table:table-cell>
          <table:table-cell table:formula="of:= ( [.D144] - [.D143] ) * ( [.E$33] / 3.6 )" office:value-type="float" office:value="0" calcext:value-type="float">
            <text:p>0</text:p>
          </table:table-cell>
          <table:table-cell table:formula="of:=MAX( SQRT( MAX( [.G$30]^2 - [.$A144]^2; 0 ) ); [.G$32] ) - [.G$32]" office:value-type="float" office:value="0" calcext:value-type="float">
            <text:p>0</text:p>
          </table:table-cell>
          <table:table-cell table:formula="of:= ( [.F144] - [.F14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1" calcext:value-type="float">
            <text:p>-261</text:p>
          </table:table-cell>
          <table:table-cell table:formula="of:=MAX( SQRT( MAX( [.B$30]^2 - [.$A145]^2; 0 ) ); [.B$32] ) - [.B$32]" office:value-type="float" office:value="0" calcext:value-type="float">
            <text:p>0</text:p>
          </table:table-cell>
          <table:table-cell table:formula="of:= ( [.B145] - [.B144] ) * ( [.B$33] / 3.6 )" office:value-type="float" office:value="0" calcext:value-type="float">
            <text:p>0</text:p>
          </table:table-cell>
          <table:table-cell table:formula="of:=MAX( SQRT( MAX( [.E$30]^2 - [.$A145]^2; 0 ) ); [.E$32] ) - [.E$32]" office:value-type="float" office:value="0" calcext:value-type="float">
            <text:p>0</text:p>
          </table:table-cell>
          <table:table-cell table:formula="of:= ( [.D145] - [.D144] ) * ( [.E$33] / 3.6 )" office:value-type="float" office:value="0" calcext:value-type="float">
            <text:p>0</text:p>
          </table:table-cell>
          <table:table-cell table:formula="of:=MAX( SQRT( MAX( [.G$30]^2 - [.$A145]^2; 0 ) ); [.G$32] ) - [.G$32]" office:value-type="float" office:value="0" calcext:value-type="float">
            <text:p>0</text:p>
          </table:table-cell>
          <table:table-cell table:formula="of:= ( [.F145] - [.F14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60" calcext:value-type="float">
            <text:p>-260</text:p>
          </table:table-cell>
          <table:table-cell table:formula="of:=MAX( SQRT( MAX( [.B$30]^2 - [.$A146]^2; 0 ) ); [.B$32] ) - [.B$32]" office:value-type="float" office:value="0" calcext:value-type="float">
            <text:p>0</text:p>
          </table:table-cell>
          <table:table-cell table:formula="of:= ( [.B146] - [.B145] ) * ( [.B$33] / 3.6 )" office:value-type="float" office:value="0" calcext:value-type="float">
            <text:p>0</text:p>
          </table:table-cell>
          <table:table-cell table:formula="of:=MAX( SQRT( MAX( [.E$30]^2 - [.$A146]^2; 0 ) ); [.E$32] ) - [.E$32]" office:value-type="float" office:value="0" calcext:value-type="float">
            <text:p>0</text:p>
          </table:table-cell>
          <table:table-cell table:formula="of:= ( [.D146] - [.D145] ) * ( [.E$33] / 3.6 )" office:value-type="float" office:value="0" calcext:value-type="float">
            <text:p>0</text:p>
          </table:table-cell>
          <table:table-cell table:formula="of:=MAX( SQRT( MAX( [.G$30]^2 - [.$A146]^2; 0 ) ); [.G$32] ) - [.G$32]" office:value-type="float" office:value="0" calcext:value-type="float">
            <text:p>0</text:p>
          </table:table-cell>
          <table:table-cell table:formula="of:= ( [.F146] - [.F14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9" calcext:value-type="float">
            <text:p>-259</text:p>
          </table:table-cell>
          <table:table-cell table:formula="of:=MAX( SQRT( MAX( [.B$30]^2 - [.$A147]^2; 0 ) ); [.B$32] ) - [.B$32]" office:value-type="float" office:value="0" calcext:value-type="float">
            <text:p>0</text:p>
          </table:table-cell>
          <table:table-cell table:formula="of:= ( [.B147] - [.B146] ) * ( [.B$33] / 3.6 )" office:value-type="float" office:value="0" calcext:value-type="float">
            <text:p>0</text:p>
          </table:table-cell>
          <table:table-cell table:formula="of:=MAX( SQRT( MAX( [.E$30]^2 - [.$A147]^2; 0 ) ); [.E$32] ) - [.E$32]" office:value-type="float" office:value="0" calcext:value-type="float">
            <text:p>0</text:p>
          </table:table-cell>
          <table:table-cell table:formula="of:= ( [.D147] - [.D146] ) * ( [.E$33] / 3.6 )" office:value-type="float" office:value="0" calcext:value-type="float">
            <text:p>0</text:p>
          </table:table-cell>
          <table:table-cell table:formula="of:=MAX( SQRT( MAX( [.G$30]^2 - [.$A147]^2; 0 ) ); [.G$32] ) - [.G$32]" office:value-type="float" office:value="0" calcext:value-type="float">
            <text:p>0</text:p>
          </table:table-cell>
          <table:table-cell table:formula="of:= ( [.F147] - [.F14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8" calcext:value-type="float">
            <text:p>-258</text:p>
          </table:table-cell>
          <table:table-cell table:formula="of:=MAX( SQRT( MAX( [.B$30]^2 - [.$A148]^2; 0 ) ); [.B$32] ) - [.B$32]" office:value-type="float" office:value="0" calcext:value-type="float">
            <text:p>0</text:p>
          </table:table-cell>
          <table:table-cell table:formula="of:= ( [.B148] - [.B147] ) * ( [.B$33] / 3.6 )" office:value-type="float" office:value="0" calcext:value-type="float">
            <text:p>0</text:p>
          </table:table-cell>
          <table:table-cell table:formula="of:=MAX( SQRT( MAX( [.E$30]^2 - [.$A148]^2; 0 ) ); [.E$32] ) - [.E$32]" office:value-type="float" office:value="0" calcext:value-type="float">
            <text:p>0</text:p>
          </table:table-cell>
          <table:table-cell table:formula="of:= ( [.D148] - [.D147] ) * ( [.E$33] / 3.6 )" office:value-type="float" office:value="0" calcext:value-type="float">
            <text:p>0</text:p>
          </table:table-cell>
          <table:table-cell table:formula="of:=MAX( SQRT( MAX( [.G$30]^2 - [.$A148]^2; 0 ) ); [.G$32] ) - [.G$32]" office:value-type="float" office:value="0" calcext:value-type="float">
            <text:p>0</text:p>
          </table:table-cell>
          <table:table-cell table:formula="of:= ( [.F148] - [.F14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7" calcext:value-type="float">
            <text:p>-257</text:p>
          </table:table-cell>
          <table:table-cell table:formula="of:=MAX( SQRT( MAX( [.B$30]^2 - [.$A149]^2; 0 ) ); [.B$32] ) - [.B$32]" office:value-type="float" office:value="0" calcext:value-type="float">
            <text:p>0</text:p>
          </table:table-cell>
          <table:table-cell table:formula="of:= ( [.B149] - [.B148] ) * ( [.B$33] / 3.6 )" office:value-type="float" office:value="0" calcext:value-type="float">
            <text:p>0</text:p>
          </table:table-cell>
          <table:table-cell table:formula="of:=MAX( SQRT( MAX( [.E$30]^2 - [.$A149]^2; 0 ) ); [.E$32] ) - [.E$32]" office:value-type="float" office:value="0" calcext:value-type="float">
            <text:p>0</text:p>
          </table:table-cell>
          <table:table-cell table:formula="of:= ( [.D149] - [.D148] ) * ( [.E$33] / 3.6 )" office:value-type="float" office:value="0" calcext:value-type="float">
            <text:p>0</text:p>
          </table:table-cell>
          <table:table-cell table:formula="of:=MAX( SQRT( MAX( [.G$30]^2 - [.$A149]^2; 0 ) ); [.G$32] ) - [.G$32]" office:value-type="float" office:value="0" calcext:value-type="float">
            <text:p>0</text:p>
          </table:table-cell>
          <table:table-cell table:formula="of:= ( [.F149] - [.F14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MAX( SQRT( MAX( [.B$30]^2 - [.$A150]^2; 0 ) ); [.B$32] ) - [.B$32]" office:value-type="float" office:value="0" calcext:value-type="float">
            <text:p>0</text:p>
          </table:table-cell>
          <table:table-cell table:formula="of:= ( [.B150] - [.B149] ) * ( [.B$33] / 3.6 )" office:value-type="float" office:value="0" calcext:value-type="float">
            <text:p>0</text:p>
          </table:table-cell>
          <table:table-cell table:formula="of:=MAX( SQRT( MAX( [.E$30]^2 - [.$A150]^2; 0 ) ); [.E$32] ) - [.E$32]" office:value-type="float" office:value="0" calcext:value-type="float">
            <text:p>0</text:p>
          </table:table-cell>
          <table:table-cell table:formula="of:= ( [.D150] - [.D149] ) * ( [.E$33] / 3.6 )" office:value-type="float" office:value="0" calcext:value-type="float">
            <text:p>0</text:p>
          </table:table-cell>
          <table:table-cell table:formula="of:=MAX( SQRT( MAX( [.G$30]^2 - [.$A150]^2; 0 ) ); [.G$32] ) - [.G$32]" office:value-type="float" office:value="0" calcext:value-type="float">
            <text:p>0</text:p>
          </table:table-cell>
          <table:table-cell table:formula="of:= ( [.F150] - [.F14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5" calcext:value-type="float">
            <text:p>-255</text:p>
          </table:table-cell>
          <table:table-cell table:formula="of:=MAX( SQRT( MAX( [.B$30]^2 - [.$A151]^2; 0 ) ); [.B$32] ) - [.B$32]" office:value-type="float" office:value="0" calcext:value-type="float">
            <text:p>0</text:p>
          </table:table-cell>
          <table:table-cell table:formula="of:= ( [.B151] - [.B150] ) * ( [.B$33] / 3.6 )" office:value-type="float" office:value="0" calcext:value-type="float">
            <text:p>0</text:p>
          </table:table-cell>
          <table:table-cell table:formula="of:=MAX( SQRT( MAX( [.E$30]^2 - [.$A151]^2; 0 ) ); [.E$32] ) - [.E$32]" office:value-type="float" office:value="0" calcext:value-type="float">
            <text:p>0</text:p>
          </table:table-cell>
          <table:table-cell table:formula="of:= ( [.D151] - [.D150] ) * ( [.E$33] / 3.6 )" office:value-type="float" office:value="0" calcext:value-type="float">
            <text:p>0</text:p>
          </table:table-cell>
          <table:table-cell table:formula="of:=MAX( SQRT( MAX( [.G$30]^2 - [.$A151]^2; 0 ) ); [.G$32] ) - [.G$32]" office:value-type="float" office:value="0" calcext:value-type="float">
            <text:p>0</text:p>
          </table:table-cell>
          <table:table-cell table:formula="of:= ( [.F151] - [.F15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4" calcext:value-type="float">
            <text:p>-254</text:p>
          </table:table-cell>
          <table:table-cell table:formula="of:=MAX( SQRT( MAX( [.B$30]^2 - [.$A152]^2; 0 ) ); [.B$32] ) - [.B$32]" office:value-type="float" office:value="0" calcext:value-type="float">
            <text:p>0</text:p>
          </table:table-cell>
          <table:table-cell table:formula="of:= ( [.B152] - [.B151] ) * ( [.B$33] / 3.6 )" office:value-type="float" office:value="0" calcext:value-type="float">
            <text:p>0</text:p>
          </table:table-cell>
          <table:table-cell table:formula="of:=MAX( SQRT( MAX( [.E$30]^2 - [.$A152]^2; 0 ) ); [.E$32] ) - [.E$32]" office:value-type="float" office:value="0" calcext:value-type="float">
            <text:p>0</text:p>
          </table:table-cell>
          <table:table-cell table:formula="of:= ( [.D152] - [.D151] ) * ( [.E$33] / 3.6 )" office:value-type="float" office:value="0" calcext:value-type="float">
            <text:p>0</text:p>
          </table:table-cell>
          <table:table-cell table:formula="of:=MAX( SQRT( MAX( [.G$30]^2 - [.$A152]^2; 0 ) ); [.G$32] ) - [.G$32]" office:value-type="float" office:value="0" calcext:value-type="float">
            <text:p>0</text:p>
          </table:table-cell>
          <table:table-cell table:formula="of:= ( [.F152] - [.F15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3" calcext:value-type="float">
            <text:p>-253</text:p>
          </table:table-cell>
          <table:table-cell table:formula="of:=MAX( SQRT( MAX( [.B$30]^2 - [.$A153]^2; 0 ) ); [.B$32] ) - [.B$32]" office:value-type="float" office:value="0" calcext:value-type="float">
            <text:p>0</text:p>
          </table:table-cell>
          <table:table-cell table:formula="of:= ( [.B153] - [.B152] ) * ( [.B$33] / 3.6 )" office:value-type="float" office:value="0" calcext:value-type="float">
            <text:p>0</text:p>
          </table:table-cell>
          <table:table-cell table:formula="of:=MAX( SQRT( MAX( [.E$30]^2 - [.$A153]^2; 0 ) ); [.E$32] ) - [.E$32]" office:value-type="float" office:value="0" calcext:value-type="float">
            <text:p>0</text:p>
          </table:table-cell>
          <table:table-cell table:formula="of:= ( [.D153] - [.D152] ) * ( [.E$33] / 3.6 )" office:value-type="float" office:value="0" calcext:value-type="float">
            <text:p>0</text:p>
          </table:table-cell>
          <table:table-cell table:formula="of:=MAX( SQRT( MAX( [.G$30]^2 - [.$A153]^2; 0 ) ); [.G$32] ) - [.G$32]" office:value-type="float" office:value="0" calcext:value-type="float">
            <text:p>0</text:p>
          </table:table-cell>
          <table:table-cell table:formula="of:= ( [.F153] - [.F15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2" calcext:value-type="float">
            <text:p>-252</text:p>
          </table:table-cell>
          <table:table-cell table:formula="of:=MAX( SQRT( MAX( [.B$30]^2 - [.$A154]^2; 0 ) ); [.B$32] ) - [.B$32]" office:value-type="float" office:value="0" calcext:value-type="float">
            <text:p>0</text:p>
          </table:table-cell>
          <table:table-cell table:formula="of:= ( [.B154] - [.B153] ) * ( [.B$33] / 3.6 )" office:value-type="float" office:value="0" calcext:value-type="float">
            <text:p>0</text:p>
          </table:table-cell>
          <table:table-cell table:formula="of:=MAX( SQRT( MAX( [.E$30]^2 - [.$A154]^2; 0 ) ); [.E$32] ) - [.E$32]" office:value-type="float" office:value="0" calcext:value-type="float">
            <text:p>0</text:p>
          </table:table-cell>
          <table:table-cell table:formula="of:= ( [.D154] - [.D153] ) * ( [.E$33] / 3.6 )" office:value-type="float" office:value="0" calcext:value-type="float">
            <text:p>0</text:p>
          </table:table-cell>
          <table:table-cell table:formula="of:=MAX( SQRT( MAX( [.G$30]^2 - [.$A154]^2; 0 ) ); [.G$32] ) - [.G$32]" office:value-type="float" office:value="0" calcext:value-type="float">
            <text:p>0</text:p>
          </table:table-cell>
          <table:table-cell table:formula="of:= ( [.F154] - [.F15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1" calcext:value-type="float">
            <text:p>-251</text:p>
          </table:table-cell>
          <table:table-cell table:formula="of:=MAX( SQRT( MAX( [.B$30]^2 - [.$A155]^2; 0 ) ); [.B$32] ) - [.B$32]" office:value-type="float" office:value="0" calcext:value-type="float">
            <text:p>0</text:p>
          </table:table-cell>
          <table:table-cell table:formula="of:= ( [.B155] - [.B154] ) * ( [.B$33] / 3.6 )" office:value-type="float" office:value="0" calcext:value-type="float">
            <text:p>0</text:p>
          </table:table-cell>
          <table:table-cell table:formula="of:=MAX( SQRT( MAX( [.E$30]^2 - [.$A155]^2; 0 ) ); [.E$32] ) - [.E$32]" office:value-type="float" office:value="0" calcext:value-type="float">
            <text:p>0</text:p>
          </table:table-cell>
          <table:table-cell table:formula="of:= ( [.D155] - [.D154] ) * ( [.E$33] / 3.6 )" office:value-type="float" office:value="0" calcext:value-type="float">
            <text:p>0</text:p>
          </table:table-cell>
          <table:table-cell table:formula="of:=MAX( SQRT( MAX( [.G$30]^2 - [.$A155]^2; 0 ) ); [.G$32] ) - [.G$32]" office:value-type="float" office:value="0" calcext:value-type="float">
            <text:p>0</text:p>
          </table:table-cell>
          <table:table-cell table:formula="of:= ( [.F155] - [.F15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50" calcext:value-type="float">
            <text:p>-250</text:p>
          </table:table-cell>
          <table:table-cell table:formula="of:=MAX( SQRT( MAX( [.B$30]^2 - [.$A156]^2; 0 ) ); [.B$32] ) - [.B$32]" office:value-type="float" office:value="0" calcext:value-type="float">
            <text:p>0</text:p>
          </table:table-cell>
          <table:table-cell table:formula="of:= ( [.B156] - [.B155] ) * ( [.B$33] / 3.6 )" office:value-type="float" office:value="0" calcext:value-type="float">
            <text:p>0</text:p>
          </table:table-cell>
          <table:table-cell table:formula="of:=MAX( SQRT( MAX( [.E$30]^2 - [.$A156]^2; 0 ) ); [.E$32] ) - [.E$32]" office:value-type="float" office:value="0" calcext:value-type="float">
            <text:p>0</text:p>
          </table:table-cell>
          <table:table-cell table:formula="of:= ( [.D156] - [.D155] ) * ( [.E$33] / 3.6 )" office:value-type="float" office:value="0" calcext:value-type="float">
            <text:p>0</text:p>
          </table:table-cell>
          <table:table-cell table:formula="of:=MAX( SQRT( MAX( [.G$30]^2 - [.$A156]^2; 0 ) ); [.G$32] ) - [.G$32]" office:value-type="float" office:value="0" calcext:value-type="float">
            <text:p>0</text:p>
          </table:table-cell>
          <table:table-cell table:formula="of:= ( [.F156] - [.F15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9" calcext:value-type="float">
            <text:p>-249</text:p>
          </table:table-cell>
          <table:table-cell table:formula="of:=MAX( SQRT( MAX( [.B$30]^2 - [.$A157]^2; 0 ) ); [.B$32] ) - [.B$32]" office:value-type="float" office:value="0" calcext:value-type="float">
            <text:p>0</text:p>
          </table:table-cell>
          <table:table-cell table:formula="of:= ( [.B157] - [.B156] ) * ( [.B$33] / 3.6 )" office:value-type="float" office:value="0" calcext:value-type="float">
            <text:p>0</text:p>
          </table:table-cell>
          <table:table-cell table:formula="of:=MAX( SQRT( MAX( [.E$30]^2 - [.$A157]^2; 0 ) ); [.E$32] ) - [.E$32]" office:value-type="float" office:value="0" calcext:value-type="float">
            <text:p>0</text:p>
          </table:table-cell>
          <table:table-cell table:formula="of:= ( [.D157] - [.D156] ) * ( [.E$33] / 3.6 )" office:value-type="float" office:value="0" calcext:value-type="float">
            <text:p>0</text:p>
          </table:table-cell>
          <table:table-cell table:formula="of:=MAX( SQRT( MAX( [.G$30]^2 - [.$A157]^2; 0 ) ); [.G$32] ) - [.G$32]" office:value-type="float" office:value="0" calcext:value-type="float">
            <text:p>0</text:p>
          </table:table-cell>
          <table:table-cell table:formula="of:= ( [.F157] - [.F15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MAX( SQRT( MAX( [.B$30]^2 - [.$A158]^2; 0 ) ); [.B$32] ) - [.B$32]" office:value-type="float" office:value="0" calcext:value-type="float">
            <text:p>0</text:p>
          </table:table-cell>
          <table:table-cell table:formula="of:= ( [.B158] - [.B157] ) * ( [.B$33] / 3.6 )" office:value-type="float" office:value="0" calcext:value-type="float">
            <text:p>0</text:p>
          </table:table-cell>
          <table:table-cell table:formula="of:=MAX( SQRT( MAX( [.E$30]^2 - [.$A158]^2; 0 ) ); [.E$32] ) - [.E$32]" office:value-type="float" office:value="0" calcext:value-type="float">
            <text:p>0</text:p>
          </table:table-cell>
          <table:table-cell table:formula="of:= ( [.D158] - [.D157] ) * ( [.E$33] / 3.6 )" office:value-type="float" office:value="0" calcext:value-type="float">
            <text:p>0</text:p>
          </table:table-cell>
          <table:table-cell table:formula="of:=MAX( SQRT( MAX( [.G$30]^2 - [.$A158]^2; 0 ) ); [.G$32] ) - [.G$32]" office:value-type="float" office:value="0" calcext:value-type="float">
            <text:p>0</text:p>
          </table:table-cell>
          <table:table-cell table:formula="of:= ( [.F158] - [.F15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7" calcext:value-type="float">
            <text:p>-247</text:p>
          </table:table-cell>
          <table:table-cell table:formula="of:=MAX( SQRT( MAX( [.B$30]^2 - [.$A159]^2; 0 ) ); [.B$32] ) - [.B$32]" office:value-type="float" office:value="0" calcext:value-type="float">
            <text:p>0</text:p>
          </table:table-cell>
          <table:table-cell table:formula="of:= ( [.B159] - [.B158] ) * ( [.B$33] / 3.6 )" office:value-type="float" office:value="0" calcext:value-type="float">
            <text:p>0</text:p>
          </table:table-cell>
          <table:table-cell table:formula="of:=MAX( SQRT( MAX( [.E$30]^2 - [.$A159]^2; 0 ) ); [.E$32] ) - [.E$32]" office:value-type="float" office:value="0" calcext:value-type="float">
            <text:p>0</text:p>
          </table:table-cell>
          <table:table-cell table:formula="of:= ( [.D159] - [.D158] ) * ( [.E$33] / 3.6 )" office:value-type="float" office:value="0" calcext:value-type="float">
            <text:p>0</text:p>
          </table:table-cell>
          <table:table-cell table:formula="of:=MAX( SQRT( MAX( [.G$30]^2 - [.$A159]^2; 0 ) ); [.G$32] ) - [.G$32]" office:value-type="float" office:value="0" calcext:value-type="float">
            <text:p>0</text:p>
          </table:table-cell>
          <table:table-cell table:formula="of:= ( [.F159] - [.F15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6" calcext:value-type="float">
            <text:p>-246</text:p>
          </table:table-cell>
          <table:table-cell table:formula="of:=MAX( SQRT( MAX( [.B$30]^2 - [.$A160]^2; 0 ) ); [.B$32] ) - [.B$32]" office:value-type="float" office:value="0" calcext:value-type="float">
            <text:p>0</text:p>
          </table:table-cell>
          <table:table-cell table:formula="of:= ( [.B160] - [.B159] ) * ( [.B$33] / 3.6 )" office:value-type="float" office:value="0" calcext:value-type="float">
            <text:p>0</text:p>
          </table:table-cell>
          <table:table-cell table:formula="of:=MAX( SQRT( MAX( [.E$30]^2 - [.$A160]^2; 0 ) ); [.E$32] ) - [.E$32]" office:value-type="float" office:value="0" calcext:value-type="float">
            <text:p>0</text:p>
          </table:table-cell>
          <table:table-cell table:formula="of:= ( [.D160] - [.D159] ) * ( [.E$33] / 3.6 )" office:value-type="float" office:value="0" calcext:value-type="float">
            <text:p>0</text:p>
          </table:table-cell>
          <table:table-cell table:formula="of:=MAX( SQRT( MAX( [.G$30]^2 - [.$A160]^2; 0 ) ); [.G$32] ) - [.G$32]" office:value-type="float" office:value="0" calcext:value-type="float">
            <text:p>0</text:p>
          </table:table-cell>
          <table:table-cell table:formula="of:= ( [.F160] - [.F15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5" calcext:value-type="float">
            <text:p>-245</text:p>
          </table:table-cell>
          <table:table-cell table:formula="of:=MAX( SQRT( MAX( [.B$30]^2 - [.$A161]^2; 0 ) ); [.B$32] ) - [.B$32]" office:value-type="float" office:value="0" calcext:value-type="float">
            <text:p>0</text:p>
          </table:table-cell>
          <table:table-cell table:formula="of:= ( [.B161] - [.B160] ) * ( [.B$33] / 3.6 )" office:value-type="float" office:value="0" calcext:value-type="float">
            <text:p>0</text:p>
          </table:table-cell>
          <table:table-cell table:formula="of:=MAX( SQRT( MAX( [.E$30]^2 - [.$A161]^2; 0 ) ); [.E$32] ) - [.E$32]" office:value-type="float" office:value="0" calcext:value-type="float">
            <text:p>0</text:p>
          </table:table-cell>
          <table:table-cell table:formula="of:= ( [.D161] - [.D160] ) * ( [.E$33] / 3.6 )" office:value-type="float" office:value="0" calcext:value-type="float">
            <text:p>0</text:p>
          </table:table-cell>
          <table:table-cell table:formula="of:=MAX( SQRT( MAX( [.G$30]^2 - [.$A161]^2; 0 ) ); [.G$32] ) - [.G$32]" office:value-type="float" office:value="0" calcext:value-type="float">
            <text:p>0</text:p>
          </table:table-cell>
          <table:table-cell table:formula="of:= ( [.F161] - [.F16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4" calcext:value-type="float">
            <text:p>-244</text:p>
          </table:table-cell>
          <table:table-cell table:formula="of:=MAX( SQRT( MAX( [.B$30]^2 - [.$A162]^2; 0 ) ); [.B$32] ) - [.B$32]" office:value-type="float" office:value="0" calcext:value-type="float">
            <text:p>0</text:p>
          </table:table-cell>
          <table:table-cell table:formula="of:= ( [.B162] - [.B161] ) * ( [.B$33] / 3.6 )" office:value-type="float" office:value="0" calcext:value-type="float">
            <text:p>0</text:p>
          </table:table-cell>
          <table:table-cell table:formula="of:=MAX( SQRT( MAX( [.E$30]^2 - [.$A162]^2; 0 ) ); [.E$32] ) - [.E$32]" office:value-type="float" office:value="0" calcext:value-type="float">
            <text:p>0</text:p>
          </table:table-cell>
          <table:table-cell table:formula="of:= ( [.D162] - [.D161] ) * ( [.E$33] / 3.6 )" office:value-type="float" office:value="0" calcext:value-type="float">
            <text:p>0</text:p>
          </table:table-cell>
          <table:table-cell table:formula="of:=MAX( SQRT( MAX( [.G$30]^2 - [.$A162]^2; 0 ) ); [.G$32] ) - [.G$32]" office:value-type="float" office:value="0" calcext:value-type="float">
            <text:p>0</text:p>
          </table:table-cell>
          <table:table-cell table:formula="of:= ( [.F162] - [.F16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3" calcext:value-type="float">
            <text:p>-243</text:p>
          </table:table-cell>
          <table:table-cell table:formula="of:=MAX( SQRT( MAX( [.B$30]^2 - [.$A163]^2; 0 ) ); [.B$32] ) - [.B$32]" office:value-type="float" office:value="0" calcext:value-type="float">
            <text:p>0</text:p>
          </table:table-cell>
          <table:table-cell table:formula="of:= ( [.B163] - [.B162] ) * ( [.B$33] / 3.6 )" office:value-type="float" office:value="0" calcext:value-type="float">
            <text:p>0</text:p>
          </table:table-cell>
          <table:table-cell table:formula="of:=MAX( SQRT( MAX( [.E$30]^2 - [.$A163]^2; 0 ) ); [.E$32] ) - [.E$32]" office:value-type="float" office:value="0" calcext:value-type="float">
            <text:p>0</text:p>
          </table:table-cell>
          <table:table-cell table:formula="of:= ( [.D163] - [.D162] ) * ( [.E$33] / 3.6 )" office:value-type="float" office:value="0" calcext:value-type="float">
            <text:p>0</text:p>
          </table:table-cell>
          <table:table-cell table:formula="of:=MAX( SQRT( MAX( [.G$30]^2 - [.$A163]^2; 0 ) ); [.G$32] ) - [.G$32]" office:value-type="float" office:value="0" calcext:value-type="float">
            <text:p>0</text:p>
          </table:table-cell>
          <table:table-cell table:formula="of:= ( [.F163] - [.F16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2" calcext:value-type="float">
            <text:p>-242</text:p>
          </table:table-cell>
          <table:table-cell table:formula="of:=MAX( SQRT( MAX( [.B$30]^2 - [.$A164]^2; 0 ) ); [.B$32] ) - [.B$32]" office:value-type="float" office:value="0" calcext:value-type="float">
            <text:p>0</text:p>
          </table:table-cell>
          <table:table-cell table:formula="of:= ( [.B164] - [.B163] ) * ( [.B$33] / 3.6 )" office:value-type="float" office:value="0" calcext:value-type="float">
            <text:p>0</text:p>
          </table:table-cell>
          <table:table-cell table:formula="of:=MAX( SQRT( MAX( [.E$30]^2 - [.$A164]^2; 0 ) ); [.E$32] ) - [.E$32]" office:value-type="float" office:value="0" calcext:value-type="float">
            <text:p>0</text:p>
          </table:table-cell>
          <table:table-cell table:formula="of:= ( [.D164] - [.D163] ) * ( [.E$33] / 3.6 )" office:value-type="float" office:value="0" calcext:value-type="float">
            <text:p>0</text:p>
          </table:table-cell>
          <table:table-cell table:formula="of:=MAX( SQRT( MAX( [.G$30]^2 - [.$A164]^2; 0 ) ); [.G$32] ) - [.G$32]" office:value-type="float" office:value="0" calcext:value-type="float">
            <text:p>0</text:p>
          </table:table-cell>
          <table:table-cell table:formula="of:= ( [.F164] - [.F16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MAX( SQRT( MAX( [.B$30]^2 - [.$A165]^2; 0 ) ); [.B$32] ) - [.B$32]" office:value-type="float" office:value="0" calcext:value-type="float">
            <text:p>0</text:p>
          </table:table-cell>
          <table:table-cell table:formula="of:= ( [.B165] - [.B164] ) * ( [.B$33] / 3.6 )" office:value-type="float" office:value="0" calcext:value-type="float">
            <text:p>0</text:p>
          </table:table-cell>
          <table:table-cell table:formula="of:=MAX( SQRT( MAX( [.E$30]^2 - [.$A165]^2; 0 ) ); [.E$32] ) - [.E$32]" office:value-type="float" office:value="0" calcext:value-type="float">
            <text:p>0</text:p>
          </table:table-cell>
          <table:table-cell table:formula="of:= ( [.D165] - [.D164] ) * ( [.E$33] / 3.6 )" office:value-type="float" office:value="0" calcext:value-type="float">
            <text:p>0</text:p>
          </table:table-cell>
          <table:table-cell table:formula="of:=MAX( SQRT( MAX( [.G$30]^2 - [.$A165]^2; 0 ) ); [.G$32] ) - [.G$32]" office:value-type="float" office:value="0" calcext:value-type="float">
            <text:p>0</text:p>
          </table:table-cell>
          <table:table-cell table:formula="of:= ( [.F165] - [.F16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MAX( SQRT( MAX( [.B$30]^2 - [.$A166]^2; 0 ) ); [.B$32] ) - [.B$32]" office:value-type="float" office:value="0" calcext:value-type="float">
            <text:p>0</text:p>
          </table:table-cell>
          <table:table-cell table:formula="of:= ( [.B166] - [.B165] ) * ( [.B$33] / 3.6 )" office:value-type="float" office:value="0" calcext:value-type="float">
            <text:p>0</text:p>
          </table:table-cell>
          <table:table-cell table:formula="of:=MAX( SQRT( MAX( [.E$30]^2 - [.$A166]^2; 0 ) ); [.E$32] ) - [.E$32]" office:value-type="float" office:value="0" calcext:value-type="float">
            <text:p>0</text:p>
          </table:table-cell>
          <table:table-cell table:formula="of:= ( [.D166] - [.D165] ) * ( [.E$33] / 3.6 )" office:value-type="float" office:value="0" calcext:value-type="float">
            <text:p>0</text:p>
          </table:table-cell>
          <table:table-cell table:formula="of:=MAX( SQRT( MAX( [.G$30]^2 - [.$A166]^2; 0 ) ); [.G$32] ) - [.G$32]" office:value-type="float" office:value="0" calcext:value-type="float">
            <text:p>0</text:p>
          </table:table-cell>
          <table:table-cell table:formula="of:= ( [.F166] - [.F16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9" calcext:value-type="float">
            <text:p>-239</text:p>
          </table:table-cell>
          <table:table-cell table:formula="of:=MAX( SQRT( MAX( [.B$30]^2 - [.$A167]^2; 0 ) ); [.B$32] ) - [.B$32]" office:value-type="float" office:value="0" calcext:value-type="float">
            <text:p>0</text:p>
          </table:table-cell>
          <table:table-cell table:formula="of:= ( [.B167] - [.B166] ) * ( [.B$33] / 3.6 )" office:value-type="float" office:value="0" calcext:value-type="float">
            <text:p>0</text:p>
          </table:table-cell>
          <table:table-cell table:formula="of:=MAX( SQRT( MAX( [.E$30]^2 - [.$A167]^2; 0 ) ); [.E$32] ) - [.E$32]" office:value-type="float" office:value="0" calcext:value-type="float">
            <text:p>0</text:p>
          </table:table-cell>
          <table:table-cell table:formula="of:= ( [.D167] - [.D166] ) * ( [.E$33] / 3.6 )" office:value-type="float" office:value="0" calcext:value-type="float">
            <text:p>0</text:p>
          </table:table-cell>
          <table:table-cell table:formula="of:=MAX( SQRT( MAX( [.G$30]^2 - [.$A167]^2; 0 ) ); [.G$32] ) - [.G$32]" office:value-type="float" office:value="0" calcext:value-type="float">
            <text:p>0</text:p>
          </table:table-cell>
          <table:table-cell table:formula="of:= ( [.F167] - [.F16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MAX( SQRT( MAX( [.B$30]^2 - [.$A168]^2; 0 ) ); [.B$32] ) - [.B$32]" office:value-type="float" office:value="0" calcext:value-type="float">
            <text:p>0</text:p>
          </table:table-cell>
          <table:table-cell table:formula="of:= ( [.B168] - [.B167] ) * ( [.B$33] / 3.6 )" office:value-type="float" office:value="0" calcext:value-type="float">
            <text:p>0</text:p>
          </table:table-cell>
          <table:table-cell table:formula="of:=MAX( SQRT( MAX( [.E$30]^2 - [.$A168]^2; 0 ) ); [.E$32] ) - [.E$32]" office:value-type="float" office:value="0" calcext:value-type="float">
            <text:p>0</text:p>
          </table:table-cell>
          <table:table-cell table:formula="of:= ( [.D168] - [.D167] ) * ( [.E$33] / 3.6 )" office:value-type="float" office:value="0" calcext:value-type="float">
            <text:p>0</text:p>
          </table:table-cell>
          <table:table-cell table:formula="of:=MAX( SQRT( MAX( [.G$30]^2 - [.$A168]^2; 0 ) ); [.G$32] ) - [.G$32]" office:value-type="float" office:value="0" calcext:value-type="float">
            <text:p>0</text:p>
          </table:table-cell>
          <table:table-cell table:formula="of:= ( [.F168] - [.F16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7" calcext:value-type="float">
            <text:p>-237</text:p>
          </table:table-cell>
          <table:table-cell table:formula="of:=MAX( SQRT( MAX( [.B$30]^2 - [.$A169]^2; 0 ) ); [.B$32] ) - [.B$32]" office:value-type="float" office:value="0" calcext:value-type="float">
            <text:p>0</text:p>
          </table:table-cell>
          <table:table-cell table:formula="of:= ( [.B169] - [.B168] ) * ( [.B$33] / 3.6 )" office:value-type="float" office:value="0" calcext:value-type="float">
            <text:p>0</text:p>
          </table:table-cell>
          <table:table-cell table:formula="of:=MAX( SQRT( MAX( [.E$30]^2 - [.$A169]^2; 0 ) ); [.E$32] ) - [.E$32]" office:value-type="float" office:value="0" calcext:value-type="float">
            <text:p>0</text:p>
          </table:table-cell>
          <table:table-cell table:formula="of:= ( [.D169] - [.D168] ) * ( [.E$33] / 3.6 )" office:value-type="float" office:value="0" calcext:value-type="float">
            <text:p>0</text:p>
          </table:table-cell>
          <table:table-cell table:formula="of:=MAX( SQRT( MAX( [.G$30]^2 - [.$A169]^2; 0 ) ); [.G$32] ) - [.G$32]" office:value-type="float" office:value="0" calcext:value-type="float">
            <text:p>0</text:p>
          </table:table-cell>
          <table:table-cell table:formula="of:= ( [.F169] - [.F16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6" calcext:value-type="float">
            <text:p>-236</text:p>
          </table:table-cell>
          <table:table-cell table:formula="of:=MAX( SQRT( MAX( [.B$30]^2 - [.$A170]^2; 0 ) ); [.B$32] ) - [.B$32]" office:value-type="float" office:value="0" calcext:value-type="float">
            <text:p>0</text:p>
          </table:table-cell>
          <table:table-cell table:formula="of:= ( [.B170] - [.B169] ) * ( [.B$33] / 3.6 )" office:value-type="float" office:value="0" calcext:value-type="float">
            <text:p>0</text:p>
          </table:table-cell>
          <table:table-cell table:formula="of:=MAX( SQRT( MAX( [.E$30]^2 - [.$A170]^2; 0 ) ); [.E$32] ) - [.E$32]" office:value-type="float" office:value="0" calcext:value-type="float">
            <text:p>0</text:p>
          </table:table-cell>
          <table:table-cell table:formula="of:= ( [.D170] - [.D169] ) * ( [.E$33] / 3.6 )" office:value-type="float" office:value="0" calcext:value-type="float">
            <text:p>0</text:p>
          </table:table-cell>
          <table:table-cell table:formula="of:=MAX( SQRT( MAX( [.G$30]^2 - [.$A170]^2; 0 ) ); [.G$32] ) - [.G$32]" office:value-type="float" office:value="0" calcext:value-type="float">
            <text:p>0</text:p>
          </table:table-cell>
          <table:table-cell table:formula="of:= ( [.F170] - [.F16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MAX( SQRT( MAX( [.B$30]^2 - [.$A171]^2; 0 ) ); [.B$32] ) - [.B$32]" office:value-type="float" office:value="0" calcext:value-type="float">
            <text:p>0</text:p>
          </table:table-cell>
          <table:table-cell table:formula="of:= ( [.B171] - [.B170] ) * ( [.B$33] / 3.6 )" office:value-type="float" office:value="0" calcext:value-type="float">
            <text:p>0</text:p>
          </table:table-cell>
          <table:table-cell table:formula="of:=MAX( SQRT( MAX( [.E$30]^2 - [.$A171]^2; 0 ) ); [.E$32] ) - [.E$32]" office:value-type="float" office:value="0" calcext:value-type="float">
            <text:p>0</text:p>
          </table:table-cell>
          <table:table-cell table:formula="of:= ( [.D171] - [.D170] ) * ( [.E$33] / 3.6 )" office:value-type="float" office:value="0" calcext:value-type="float">
            <text:p>0</text:p>
          </table:table-cell>
          <table:table-cell table:formula="of:=MAX( SQRT( MAX( [.G$30]^2 - [.$A171]^2; 0 ) ); [.G$32] ) - [.G$32]" office:value-type="float" office:value="0" calcext:value-type="float">
            <text:p>0</text:p>
          </table:table-cell>
          <table:table-cell table:formula="of:= ( [.F171] - [.F17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MAX( SQRT( MAX( [.B$30]^2 - [.$A172]^2; 0 ) ); [.B$32] ) - [.B$32]" office:value-type="float" office:value="0" calcext:value-type="float">
            <text:p>0</text:p>
          </table:table-cell>
          <table:table-cell table:formula="of:= ( [.B172] - [.B171] ) * ( [.B$33] / 3.6 )" office:value-type="float" office:value="0" calcext:value-type="float">
            <text:p>0</text:p>
          </table:table-cell>
          <table:table-cell table:formula="of:=MAX( SQRT( MAX( [.E$30]^2 - [.$A172]^2; 0 ) ); [.E$32] ) - [.E$32]" office:value-type="float" office:value="0" calcext:value-type="float">
            <text:p>0</text:p>
          </table:table-cell>
          <table:table-cell table:formula="of:= ( [.D172] - [.D171] ) * ( [.E$33] / 3.6 )" office:value-type="float" office:value="0" calcext:value-type="float">
            <text:p>0</text:p>
          </table:table-cell>
          <table:table-cell table:formula="of:=MAX( SQRT( MAX( [.G$30]^2 - [.$A172]^2; 0 ) ); [.G$32] ) - [.G$32]" office:value-type="float" office:value="0" calcext:value-type="float">
            <text:p>0</text:p>
          </table:table-cell>
          <table:table-cell table:formula="of:= ( [.F172] - [.F17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3" calcext:value-type="float">
            <text:p>-233</text:p>
          </table:table-cell>
          <table:table-cell table:formula="of:=MAX( SQRT( MAX( [.B$30]^2 - [.$A173]^2; 0 ) ); [.B$32] ) - [.B$32]" office:value-type="float" office:value="0" calcext:value-type="float">
            <text:p>0</text:p>
          </table:table-cell>
          <table:table-cell table:formula="of:= ( [.B173] - [.B172] ) * ( [.B$33] / 3.6 )" office:value-type="float" office:value="0" calcext:value-type="float">
            <text:p>0</text:p>
          </table:table-cell>
          <table:table-cell table:formula="of:=MAX( SQRT( MAX( [.E$30]^2 - [.$A173]^2; 0 ) ); [.E$32] ) - [.E$32]" office:value-type="float" office:value="0" calcext:value-type="float">
            <text:p>0</text:p>
          </table:table-cell>
          <table:table-cell table:formula="of:= ( [.D173] - [.D172] ) * ( [.E$33] / 3.6 )" office:value-type="float" office:value="0" calcext:value-type="float">
            <text:p>0</text:p>
          </table:table-cell>
          <table:table-cell table:formula="of:=MAX( SQRT( MAX( [.G$30]^2 - [.$A173]^2; 0 ) ); [.G$32] ) - [.G$32]" office:value-type="float" office:value="0" calcext:value-type="float">
            <text:p>0</text:p>
          </table:table-cell>
          <table:table-cell table:formula="of:= ( [.F173] - [.F17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2" calcext:value-type="float">
            <text:p>-232</text:p>
          </table:table-cell>
          <table:table-cell table:formula="of:=MAX( SQRT( MAX( [.B$30]^2 - [.$A174]^2; 0 ) ); [.B$32] ) - [.B$32]" office:value-type="float" office:value="0" calcext:value-type="float">
            <text:p>0</text:p>
          </table:table-cell>
          <table:table-cell table:formula="of:= ( [.B174] - [.B173] ) * ( [.B$33] / 3.6 )" office:value-type="float" office:value="0" calcext:value-type="float">
            <text:p>0</text:p>
          </table:table-cell>
          <table:table-cell table:formula="of:=MAX( SQRT( MAX( [.E$30]^2 - [.$A174]^2; 0 ) ); [.E$32] ) - [.E$32]" office:value-type="float" office:value="0" calcext:value-type="float">
            <text:p>0</text:p>
          </table:table-cell>
          <table:table-cell table:formula="of:= ( [.D174] - [.D173] ) * ( [.E$33] / 3.6 )" office:value-type="float" office:value="0" calcext:value-type="float">
            <text:p>0</text:p>
          </table:table-cell>
          <table:table-cell table:formula="of:=MAX( SQRT( MAX( [.G$30]^2 - [.$A174]^2; 0 ) ); [.G$32] ) - [.G$32]" office:value-type="float" office:value="0" calcext:value-type="float">
            <text:p>0</text:p>
          </table:table-cell>
          <table:table-cell table:formula="of:= ( [.F174] - [.F17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1" calcext:value-type="float">
            <text:p>-231</text:p>
          </table:table-cell>
          <table:table-cell table:formula="of:=MAX( SQRT( MAX( [.B$30]^2 - [.$A175]^2; 0 ) ); [.B$32] ) - [.B$32]" office:value-type="float" office:value="0" calcext:value-type="float">
            <text:p>0</text:p>
          </table:table-cell>
          <table:table-cell table:formula="of:= ( [.B175] - [.B174] ) * ( [.B$33] / 3.6 )" office:value-type="float" office:value="0" calcext:value-type="float">
            <text:p>0</text:p>
          </table:table-cell>
          <table:table-cell table:formula="of:=MAX( SQRT( MAX( [.E$30]^2 - [.$A175]^2; 0 ) ); [.E$32] ) - [.E$32]" office:value-type="float" office:value="0" calcext:value-type="float">
            <text:p>0</text:p>
          </table:table-cell>
          <table:table-cell table:formula="of:= ( [.D175] - [.D174] ) * ( [.E$33] / 3.6 )" office:value-type="float" office:value="0" calcext:value-type="float">
            <text:p>0</text:p>
          </table:table-cell>
          <table:table-cell table:formula="of:=MAX( SQRT( MAX( [.G$30]^2 - [.$A175]^2; 0 ) ); [.G$32] ) - [.G$32]" office:value-type="float" office:value="0" calcext:value-type="float">
            <text:p>0</text:p>
          </table:table-cell>
          <table:table-cell table:formula="of:= ( [.F175] - [.F17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30" calcext:value-type="float">
            <text:p>-230</text:p>
          </table:table-cell>
          <table:table-cell table:formula="of:=MAX( SQRT( MAX( [.B$30]^2 - [.$A176]^2; 0 ) ); [.B$32] ) - [.B$32]" office:value-type="float" office:value="0" calcext:value-type="float">
            <text:p>0</text:p>
          </table:table-cell>
          <table:table-cell table:formula="of:= ( [.B176] - [.B175] ) * ( [.B$33] / 3.6 )" office:value-type="float" office:value="0" calcext:value-type="float">
            <text:p>0</text:p>
          </table:table-cell>
          <table:table-cell table:formula="of:=MAX( SQRT( MAX( [.E$30]^2 - [.$A176]^2; 0 ) ); [.E$32] ) - [.E$32]" office:value-type="float" office:value="0" calcext:value-type="float">
            <text:p>0</text:p>
          </table:table-cell>
          <table:table-cell table:formula="of:= ( [.D176] - [.D175] ) * ( [.E$33] / 3.6 )" office:value-type="float" office:value="0" calcext:value-type="float">
            <text:p>0</text:p>
          </table:table-cell>
          <table:table-cell table:formula="of:=MAX( SQRT( MAX( [.G$30]^2 - [.$A176]^2; 0 ) ); [.G$32] ) - [.G$32]" office:value-type="float" office:value="0" calcext:value-type="float">
            <text:p>0</text:p>
          </table:table-cell>
          <table:table-cell table:formula="of:= ( [.F176] - [.F17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9" calcext:value-type="float">
            <text:p>-229</text:p>
          </table:table-cell>
          <table:table-cell table:formula="of:=MAX( SQRT( MAX( [.B$30]^2 - [.$A177]^2; 0 ) ); [.B$32] ) - [.B$32]" office:value-type="float" office:value="0" calcext:value-type="float">
            <text:p>0</text:p>
          </table:table-cell>
          <table:table-cell table:formula="of:= ( [.B177] - [.B176] ) * ( [.B$33] / 3.6 )" office:value-type="float" office:value="0" calcext:value-type="float">
            <text:p>0</text:p>
          </table:table-cell>
          <table:table-cell table:formula="of:=MAX( SQRT( MAX( [.E$30]^2 - [.$A177]^2; 0 ) ); [.E$32] ) - [.E$32]" office:value-type="float" office:value="0" calcext:value-type="float">
            <text:p>0</text:p>
          </table:table-cell>
          <table:table-cell table:formula="of:= ( [.D177] - [.D176] ) * ( [.E$33] / 3.6 )" office:value-type="float" office:value="0" calcext:value-type="float">
            <text:p>0</text:p>
          </table:table-cell>
          <table:table-cell table:formula="of:=MAX( SQRT( MAX( [.G$30]^2 - [.$A177]^2; 0 ) ); [.G$32] ) - [.G$32]" office:value-type="float" office:value="0" calcext:value-type="float">
            <text:p>0</text:p>
          </table:table-cell>
          <table:table-cell table:formula="of:= ( [.F177] - [.F17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MAX( SQRT( MAX( [.B$30]^2 - [.$A178]^2; 0 ) ); [.B$32] ) - [.B$32]" office:value-type="float" office:value="0" calcext:value-type="float">
            <text:p>0</text:p>
          </table:table-cell>
          <table:table-cell table:formula="of:= ( [.B178] - [.B177] ) * ( [.B$33] / 3.6 )" office:value-type="float" office:value="0" calcext:value-type="float">
            <text:p>0</text:p>
          </table:table-cell>
          <table:table-cell table:formula="of:=MAX( SQRT( MAX( [.E$30]^2 - [.$A178]^2; 0 ) ); [.E$32] ) - [.E$32]" office:value-type="float" office:value="0" calcext:value-type="float">
            <text:p>0</text:p>
          </table:table-cell>
          <table:table-cell table:formula="of:= ( [.D178] - [.D177] ) * ( [.E$33] / 3.6 )" office:value-type="float" office:value="0" calcext:value-type="float">
            <text:p>0</text:p>
          </table:table-cell>
          <table:table-cell table:formula="of:=MAX( SQRT( MAX( [.G$30]^2 - [.$A178]^2; 0 ) ); [.G$32] ) - [.G$32]" office:value-type="float" office:value="0" calcext:value-type="float">
            <text:p>0</text:p>
          </table:table-cell>
          <table:table-cell table:formula="of:= ( [.F178] - [.F17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7" calcext:value-type="float">
            <text:p>-227</text:p>
          </table:table-cell>
          <table:table-cell table:formula="of:=MAX( SQRT( MAX( [.B$30]^2 - [.$A179]^2; 0 ) ); [.B$32] ) - [.B$32]" office:value-type="float" office:value="0" calcext:value-type="float">
            <text:p>0</text:p>
          </table:table-cell>
          <table:table-cell table:formula="of:= ( [.B179] - [.B178] ) * ( [.B$33] / 3.6 )" office:value-type="float" office:value="0" calcext:value-type="float">
            <text:p>0</text:p>
          </table:table-cell>
          <table:table-cell table:formula="of:=MAX( SQRT( MAX( [.E$30]^2 - [.$A179]^2; 0 ) ); [.E$32] ) - [.E$32]" office:value-type="float" office:value="0" calcext:value-type="float">
            <text:p>0</text:p>
          </table:table-cell>
          <table:table-cell table:formula="of:= ( [.D179] - [.D178] ) * ( [.E$33] / 3.6 )" office:value-type="float" office:value="0" calcext:value-type="float">
            <text:p>0</text:p>
          </table:table-cell>
          <table:table-cell table:formula="of:=MAX( SQRT( MAX( [.G$30]^2 - [.$A179]^2; 0 ) ); [.G$32] ) - [.G$32]" office:value-type="float" office:value="0" calcext:value-type="float">
            <text:p>0</text:p>
          </table:table-cell>
          <table:table-cell table:formula="of:= ( [.F179] - [.F17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6" calcext:value-type="float">
            <text:p>-226</text:p>
          </table:table-cell>
          <table:table-cell table:formula="of:=MAX( SQRT( MAX( [.B$30]^2 - [.$A180]^2; 0 ) ); [.B$32] ) - [.B$32]" office:value-type="float" office:value="0" calcext:value-type="float">
            <text:p>0</text:p>
          </table:table-cell>
          <table:table-cell table:formula="of:= ( [.B180] - [.B179] ) * ( [.B$33] / 3.6 )" office:value-type="float" office:value="0" calcext:value-type="float">
            <text:p>0</text:p>
          </table:table-cell>
          <table:table-cell table:formula="of:=MAX( SQRT( MAX( [.E$30]^2 - [.$A180]^2; 0 ) ); [.E$32] ) - [.E$32]" office:value-type="float" office:value="0" calcext:value-type="float">
            <text:p>0</text:p>
          </table:table-cell>
          <table:table-cell table:formula="of:= ( [.D180] - [.D179] ) * ( [.E$33] / 3.6 )" office:value-type="float" office:value="0" calcext:value-type="float">
            <text:p>0</text:p>
          </table:table-cell>
          <table:table-cell table:formula="of:=MAX( SQRT( MAX( [.G$30]^2 - [.$A180]^2; 0 ) ); [.G$32] ) - [.G$32]" office:value-type="float" office:value="0" calcext:value-type="float">
            <text:p>0</text:p>
          </table:table-cell>
          <table:table-cell table:formula="of:= ( [.F180] - [.F17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MAX( SQRT( MAX( [.B$30]^2 - [.$A181]^2; 0 ) ); [.B$32] ) - [.B$32]" office:value-type="float" office:value="0" calcext:value-type="float">
            <text:p>0</text:p>
          </table:table-cell>
          <table:table-cell table:formula="of:= ( [.B181] - [.B180] ) * ( [.B$33] / 3.6 )" office:value-type="float" office:value="0" calcext:value-type="float">
            <text:p>0</text:p>
          </table:table-cell>
          <table:table-cell table:formula="of:=MAX( SQRT( MAX( [.E$30]^2 - [.$A181]^2; 0 ) ); [.E$32] ) - [.E$32]" office:value-type="float" office:value="0" calcext:value-type="float">
            <text:p>0</text:p>
          </table:table-cell>
          <table:table-cell table:formula="of:= ( [.D181] - [.D180] ) * ( [.E$33] / 3.6 )" office:value-type="float" office:value="0" calcext:value-type="float">
            <text:p>0</text:p>
          </table:table-cell>
          <table:table-cell table:formula="of:=MAX( SQRT( MAX( [.G$30]^2 - [.$A181]^2; 0 ) ); [.G$32] ) - [.G$32]" office:value-type="float" office:value="0" calcext:value-type="float">
            <text:p>0</text:p>
          </table:table-cell>
          <table:table-cell table:formula="of:= ( [.F181] - [.F18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4" calcext:value-type="float">
            <text:p>-224</text:p>
          </table:table-cell>
          <table:table-cell table:formula="of:=MAX( SQRT( MAX( [.B$30]^2 - [.$A182]^2; 0 ) ); [.B$32] ) - [.B$32]" office:value-type="float" office:value="0" calcext:value-type="float">
            <text:p>0</text:p>
          </table:table-cell>
          <table:table-cell table:formula="of:= ( [.B182] - [.B181] ) * ( [.B$33] / 3.6 )" office:value-type="float" office:value="0" calcext:value-type="float">
            <text:p>0</text:p>
          </table:table-cell>
          <table:table-cell table:formula="of:=MAX( SQRT( MAX( [.E$30]^2 - [.$A182]^2; 0 ) ); [.E$32] ) - [.E$32]" office:value-type="float" office:value="0" calcext:value-type="float">
            <text:p>0</text:p>
          </table:table-cell>
          <table:table-cell table:formula="of:= ( [.D182] - [.D181] ) * ( [.E$33] / 3.6 )" office:value-type="float" office:value="0" calcext:value-type="float">
            <text:p>0</text:p>
          </table:table-cell>
          <table:table-cell table:formula="of:=MAX( SQRT( MAX( [.G$30]^2 - [.$A182]^2; 0 ) ); [.G$32] ) - [.G$32]" office:value-type="float" office:value="0" calcext:value-type="float">
            <text:p>0</text:p>
          </table:table-cell>
          <table:table-cell table:formula="of:= ( [.F182] - [.F18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MAX( SQRT( MAX( [.B$30]^2 - [.$A183]^2; 0 ) ); [.B$32] ) - [.B$32]" office:value-type="float" office:value="0" calcext:value-type="float">
            <text:p>0</text:p>
          </table:table-cell>
          <table:table-cell table:formula="of:= ( [.B183] - [.B182] ) * ( [.B$33] / 3.6 )" office:value-type="float" office:value="0" calcext:value-type="float">
            <text:p>0</text:p>
          </table:table-cell>
          <table:table-cell table:formula="of:=MAX( SQRT( MAX( [.E$30]^2 - [.$A183]^2; 0 ) ); [.E$32] ) - [.E$32]" office:value-type="float" office:value="0" calcext:value-type="float">
            <text:p>0</text:p>
          </table:table-cell>
          <table:table-cell table:formula="of:= ( [.D183] - [.D182] ) * ( [.E$33] / 3.6 )" office:value-type="float" office:value="0" calcext:value-type="float">
            <text:p>0</text:p>
          </table:table-cell>
          <table:table-cell table:formula="of:=MAX( SQRT( MAX( [.G$30]^2 - [.$A183]^2; 0 ) ); [.G$32] ) - [.G$32]" office:value-type="float" office:value="0" calcext:value-type="float">
            <text:p>0</text:p>
          </table:table-cell>
          <table:table-cell table:formula="of:= ( [.F183] - [.F18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2" calcext:value-type="float">
            <text:p>-222</text:p>
          </table:table-cell>
          <table:table-cell table:formula="of:=MAX( SQRT( MAX( [.B$30]^2 - [.$A184]^2; 0 ) ); [.B$32] ) - [.B$32]" office:value-type="float" office:value="0" calcext:value-type="float">
            <text:p>0</text:p>
          </table:table-cell>
          <table:table-cell table:formula="of:= ( [.B184] - [.B183] ) * ( [.B$33] / 3.6 )" office:value-type="float" office:value="0" calcext:value-type="float">
            <text:p>0</text:p>
          </table:table-cell>
          <table:table-cell table:formula="of:=MAX( SQRT( MAX( [.E$30]^2 - [.$A184]^2; 0 ) ); [.E$32] ) - [.E$32]" office:value-type="float" office:value="0" calcext:value-type="float">
            <text:p>0</text:p>
          </table:table-cell>
          <table:table-cell table:formula="of:= ( [.D184] - [.D183] ) * ( [.E$33] / 3.6 )" office:value-type="float" office:value="0" calcext:value-type="float">
            <text:p>0</text:p>
          </table:table-cell>
          <table:table-cell table:formula="of:=MAX( SQRT( MAX( [.G$30]^2 - [.$A184]^2; 0 ) ); [.G$32] ) - [.G$32]" office:value-type="float" office:value="0" calcext:value-type="float">
            <text:p>0</text:p>
          </table:table-cell>
          <table:table-cell table:formula="of:= ( [.F184] - [.F18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1" calcext:value-type="float">
            <text:p>-221</text:p>
          </table:table-cell>
          <table:table-cell table:formula="of:=MAX( SQRT( MAX( [.B$30]^2 - [.$A185]^2; 0 ) ); [.B$32] ) - [.B$32]" office:value-type="float" office:value="0" calcext:value-type="float">
            <text:p>0</text:p>
          </table:table-cell>
          <table:table-cell table:formula="of:= ( [.B185] - [.B184] ) * ( [.B$33] / 3.6 )" office:value-type="float" office:value="0" calcext:value-type="float">
            <text:p>0</text:p>
          </table:table-cell>
          <table:table-cell table:formula="of:=MAX( SQRT( MAX( [.E$30]^2 - [.$A185]^2; 0 ) ); [.E$32] ) - [.E$32]" office:value-type="float" office:value="0" calcext:value-type="float">
            <text:p>0</text:p>
          </table:table-cell>
          <table:table-cell table:formula="of:= ( [.D185] - [.D184] ) * ( [.E$33] / 3.6 )" office:value-type="float" office:value="0" calcext:value-type="float">
            <text:p>0</text:p>
          </table:table-cell>
          <table:table-cell table:formula="of:=MAX( SQRT( MAX( [.G$30]^2 - [.$A185]^2; 0 ) ); [.G$32] ) - [.G$32]" office:value-type="float" office:value="0" calcext:value-type="float">
            <text:p>0</text:p>
          </table:table-cell>
          <table:table-cell table:formula="of:= ( [.F185] - [.F18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20" calcext:value-type="float">
            <text:p>-220</text:p>
          </table:table-cell>
          <table:table-cell table:formula="of:=MAX( SQRT( MAX( [.B$30]^2 - [.$A186]^2; 0 ) ); [.B$32] ) - [.B$32]" office:value-type="float" office:value="0" calcext:value-type="float">
            <text:p>0</text:p>
          </table:table-cell>
          <table:table-cell table:formula="of:= ( [.B186] - [.B185] ) * ( [.B$33] / 3.6 )" office:value-type="float" office:value="0" calcext:value-type="float">
            <text:p>0</text:p>
          </table:table-cell>
          <table:table-cell table:formula="of:=MAX( SQRT( MAX( [.E$30]^2 - [.$A186]^2; 0 ) ); [.E$32] ) - [.E$32]" office:value-type="float" office:value="0" calcext:value-type="float">
            <text:p>0</text:p>
          </table:table-cell>
          <table:table-cell table:formula="of:= ( [.D186] - [.D185] ) * ( [.E$33] / 3.6 )" office:value-type="float" office:value="0" calcext:value-type="float">
            <text:p>0</text:p>
          </table:table-cell>
          <table:table-cell table:formula="of:=MAX( SQRT( MAX( [.G$30]^2 - [.$A186]^2; 0 ) ); [.G$32] ) - [.G$32]" office:value-type="float" office:value="0" calcext:value-type="float">
            <text:p>0</text:p>
          </table:table-cell>
          <table:table-cell table:formula="of:= ( [.F186] - [.F18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9" calcext:value-type="float">
            <text:p>-219</text:p>
          </table:table-cell>
          <table:table-cell table:formula="of:=MAX( SQRT( MAX( [.B$30]^2 - [.$A187]^2; 0 ) ); [.B$32] ) - [.B$32]" office:value-type="float" office:value="0" calcext:value-type="float">
            <text:p>0</text:p>
          </table:table-cell>
          <table:table-cell table:formula="of:= ( [.B187] - [.B186] ) * ( [.B$33] / 3.6 )" office:value-type="float" office:value="0" calcext:value-type="float">
            <text:p>0</text:p>
          </table:table-cell>
          <table:table-cell table:formula="of:=MAX( SQRT( MAX( [.E$30]^2 - [.$A187]^2; 0 ) ); [.E$32] ) - [.E$32]" office:value-type="float" office:value="0" calcext:value-type="float">
            <text:p>0</text:p>
          </table:table-cell>
          <table:table-cell table:formula="of:= ( [.D187] - [.D186] ) * ( [.E$33] / 3.6 )" office:value-type="float" office:value="0" calcext:value-type="float">
            <text:p>0</text:p>
          </table:table-cell>
          <table:table-cell table:formula="of:=MAX( SQRT( MAX( [.G$30]^2 - [.$A187]^2; 0 ) ); [.G$32] ) - [.G$32]" office:value-type="float" office:value="0" calcext:value-type="float">
            <text:p>0</text:p>
          </table:table-cell>
          <table:table-cell table:formula="of:= ( [.F187] - [.F18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8" calcext:value-type="float">
            <text:p>-218</text:p>
          </table:table-cell>
          <table:table-cell table:formula="of:=MAX( SQRT( MAX( [.B$30]^2 - [.$A188]^2; 0 ) ); [.B$32] ) - [.B$32]" office:value-type="float" office:value="0" calcext:value-type="float">
            <text:p>0</text:p>
          </table:table-cell>
          <table:table-cell table:formula="of:= ( [.B188] - [.B187] ) * ( [.B$33] / 3.6 )" office:value-type="float" office:value="0" calcext:value-type="float">
            <text:p>0</text:p>
          </table:table-cell>
          <table:table-cell table:formula="of:=MAX( SQRT( MAX( [.E$30]^2 - [.$A188]^2; 0 ) ); [.E$32] ) - [.E$32]" office:value-type="float" office:value="0" calcext:value-type="float">
            <text:p>0</text:p>
          </table:table-cell>
          <table:table-cell table:formula="of:= ( [.D188] - [.D187] ) * ( [.E$33] / 3.6 )" office:value-type="float" office:value="0" calcext:value-type="float">
            <text:p>0</text:p>
          </table:table-cell>
          <table:table-cell table:formula="of:=MAX( SQRT( MAX( [.G$30]^2 - [.$A188]^2; 0 ) ); [.G$32] ) - [.G$32]" office:value-type="float" office:value="0" calcext:value-type="float">
            <text:p>0</text:p>
          </table:table-cell>
          <table:table-cell table:formula="of:= ( [.F188] - [.F18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MAX( SQRT( MAX( [.B$30]^2 - [.$A189]^2; 0 ) ); [.B$32] ) - [.B$32]" office:value-type="float" office:value="0" calcext:value-type="float">
            <text:p>0</text:p>
          </table:table-cell>
          <table:table-cell table:formula="of:= ( [.B189] - [.B188] ) * ( [.B$33] / 3.6 )" office:value-type="float" office:value="0" calcext:value-type="float">
            <text:p>0</text:p>
          </table:table-cell>
          <table:table-cell table:formula="of:=MAX( SQRT( MAX( [.E$30]^2 - [.$A189]^2; 0 ) ); [.E$32] ) - [.E$32]" office:value-type="float" office:value="0" calcext:value-type="float">
            <text:p>0</text:p>
          </table:table-cell>
          <table:table-cell table:formula="of:= ( [.D189] - [.D188] ) * ( [.E$33] / 3.6 )" office:value-type="float" office:value="0" calcext:value-type="float">
            <text:p>0</text:p>
          </table:table-cell>
          <table:table-cell table:formula="of:=MAX( SQRT( MAX( [.G$30]^2 - [.$A189]^2; 0 ) ); [.G$32] ) - [.G$32]" office:value-type="float" office:value="0" calcext:value-type="float">
            <text:p>0</text:p>
          </table:table-cell>
          <table:table-cell table:formula="of:= ( [.F189] - [.F18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MAX( SQRT( MAX( [.B$30]^2 - [.$A190]^2; 0 ) ); [.B$32] ) - [.B$32]" office:value-type="float" office:value="0" calcext:value-type="float">
            <text:p>0</text:p>
          </table:table-cell>
          <table:table-cell table:formula="of:= ( [.B190] - [.B189] ) * ( [.B$33] / 3.6 )" office:value-type="float" office:value="0" calcext:value-type="float">
            <text:p>0</text:p>
          </table:table-cell>
          <table:table-cell table:formula="of:=MAX( SQRT( MAX( [.E$30]^2 - [.$A190]^2; 0 ) ); [.E$32] ) - [.E$32]" office:value-type="float" office:value="0" calcext:value-type="float">
            <text:p>0</text:p>
          </table:table-cell>
          <table:table-cell table:formula="of:= ( [.D190] - [.D189] ) * ( [.E$33] / 3.6 )" office:value-type="float" office:value="0" calcext:value-type="float">
            <text:p>0</text:p>
          </table:table-cell>
          <table:table-cell table:formula="of:=MAX( SQRT( MAX( [.G$30]^2 - [.$A190]^2; 0 ) ); [.G$32] ) - [.G$32]" office:value-type="float" office:value="0" calcext:value-type="float">
            <text:p>0</text:p>
          </table:table-cell>
          <table:table-cell table:formula="of:= ( [.F190] - [.F18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5" calcext:value-type="float">
            <text:p>-215</text:p>
          </table:table-cell>
          <table:table-cell table:formula="of:=MAX( SQRT( MAX( [.B$30]^2 - [.$A191]^2; 0 ) ); [.B$32] ) - [.B$32]" office:value-type="float" office:value="0" calcext:value-type="float">
            <text:p>0</text:p>
          </table:table-cell>
          <table:table-cell table:formula="of:= ( [.B191] - [.B190] ) * ( [.B$33] / 3.6 )" office:value-type="float" office:value="0" calcext:value-type="float">
            <text:p>0</text:p>
          </table:table-cell>
          <table:table-cell table:formula="of:=MAX( SQRT( MAX( [.E$30]^2 - [.$A191]^2; 0 ) ); [.E$32] ) - [.E$32]" office:value-type="float" office:value="0" calcext:value-type="float">
            <text:p>0</text:p>
          </table:table-cell>
          <table:table-cell table:formula="of:= ( [.D191] - [.D190] ) * ( [.E$33] / 3.6 )" office:value-type="float" office:value="0" calcext:value-type="float">
            <text:p>0</text:p>
          </table:table-cell>
          <table:table-cell table:formula="of:=MAX( SQRT( MAX( [.G$30]^2 - [.$A191]^2; 0 ) ); [.G$32] ) - [.G$32]" office:value-type="float" office:value="0" calcext:value-type="float">
            <text:p>0</text:p>
          </table:table-cell>
          <table:table-cell table:formula="of:= ( [.F191] - [.F19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4" calcext:value-type="float">
            <text:p>-214</text:p>
          </table:table-cell>
          <table:table-cell table:formula="of:=MAX( SQRT( MAX( [.B$30]^2 - [.$A192]^2; 0 ) ); [.B$32] ) - [.B$32]" office:value-type="float" office:value="0" calcext:value-type="float">
            <text:p>0</text:p>
          </table:table-cell>
          <table:table-cell table:formula="of:= ( [.B192] - [.B191] ) * ( [.B$33] / 3.6 )" office:value-type="float" office:value="0" calcext:value-type="float">
            <text:p>0</text:p>
          </table:table-cell>
          <table:table-cell table:formula="of:=MAX( SQRT( MAX( [.E$30]^2 - [.$A192]^2; 0 ) ); [.E$32] ) - [.E$32]" office:value-type="float" office:value="0" calcext:value-type="float">
            <text:p>0</text:p>
          </table:table-cell>
          <table:table-cell table:formula="of:= ( [.D192] - [.D191] ) * ( [.E$33] / 3.6 )" office:value-type="float" office:value="0" calcext:value-type="float">
            <text:p>0</text:p>
          </table:table-cell>
          <table:table-cell table:formula="of:=MAX( SQRT( MAX( [.G$30]^2 - [.$A192]^2; 0 ) ); [.G$32] ) - [.G$32]" office:value-type="float" office:value="0" calcext:value-type="float">
            <text:p>0</text:p>
          </table:table-cell>
          <table:table-cell table:formula="of:= ( [.F192] - [.F19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MAX( SQRT( MAX( [.B$30]^2 - [.$A193]^2; 0 ) ); [.B$32] ) - [.B$32]" office:value-type="float" office:value="0" calcext:value-type="float">
            <text:p>0</text:p>
          </table:table-cell>
          <table:table-cell table:formula="of:= ( [.B193] - [.B192] ) * ( [.B$33] / 3.6 )" office:value-type="float" office:value="0" calcext:value-type="float">
            <text:p>0</text:p>
          </table:table-cell>
          <table:table-cell table:formula="of:=MAX( SQRT( MAX( [.E$30]^2 - [.$A193]^2; 0 ) ); [.E$32] ) - [.E$32]" office:value-type="float" office:value="0" calcext:value-type="float">
            <text:p>0</text:p>
          </table:table-cell>
          <table:table-cell table:formula="of:= ( [.D193] - [.D192] ) * ( [.E$33] / 3.6 )" office:value-type="float" office:value="0" calcext:value-type="float">
            <text:p>0</text:p>
          </table:table-cell>
          <table:table-cell table:formula="of:=MAX( SQRT( MAX( [.G$30]^2 - [.$A193]^2; 0 ) ); [.G$32] ) - [.G$32]" office:value-type="float" office:value="0" calcext:value-type="float">
            <text:p>0</text:p>
          </table:table-cell>
          <table:table-cell table:formula="of:= ( [.F193] - [.F19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2" calcext:value-type="float">
            <text:p>-212</text:p>
          </table:table-cell>
          <table:table-cell table:formula="of:=MAX( SQRT( MAX( [.B$30]^2 - [.$A194]^2; 0 ) ); [.B$32] ) - [.B$32]" office:value-type="float" office:value="0" calcext:value-type="float">
            <text:p>0</text:p>
          </table:table-cell>
          <table:table-cell table:formula="of:= ( [.B194] - [.B193] ) * ( [.B$33] / 3.6 )" office:value-type="float" office:value="0" calcext:value-type="float">
            <text:p>0</text:p>
          </table:table-cell>
          <table:table-cell table:formula="of:=MAX( SQRT( MAX( [.E$30]^2 - [.$A194]^2; 0 ) ); [.E$32] ) - [.E$32]" office:value-type="float" office:value="0" calcext:value-type="float">
            <text:p>0</text:p>
          </table:table-cell>
          <table:table-cell table:formula="of:= ( [.D194] - [.D193] ) * ( [.E$33] / 3.6 )" office:value-type="float" office:value="0" calcext:value-type="float">
            <text:p>0</text:p>
          </table:table-cell>
          <table:table-cell table:formula="of:=MAX( SQRT( MAX( [.G$30]^2 - [.$A194]^2; 0 ) ); [.G$32] ) - [.G$32]" office:value-type="float" office:value="0" calcext:value-type="float">
            <text:p>0</text:p>
          </table:table-cell>
          <table:table-cell table:formula="of:= ( [.F194] - [.F19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1" calcext:value-type="float">
            <text:p>-211</text:p>
          </table:table-cell>
          <table:table-cell table:formula="of:=MAX( SQRT( MAX( [.B$30]^2 - [.$A195]^2; 0 ) ); [.B$32] ) - [.B$32]" office:value-type="float" office:value="0" calcext:value-type="float">
            <text:p>0</text:p>
          </table:table-cell>
          <table:table-cell table:formula="of:= ( [.B195] - [.B194] ) * ( [.B$33] / 3.6 )" office:value-type="float" office:value="0" calcext:value-type="float">
            <text:p>0</text:p>
          </table:table-cell>
          <table:table-cell table:formula="of:=MAX( SQRT( MAX( [.E$30]^2 - [.$A195]^2; 0 ) ); [.E$32] ) - [.E$32]" office:value-type="float" office:value="0" calcext:value-type="float">
            <text:p>0</text:p>
          </table:table-cell>
          <table:table-cell table:formula="of:= ( [.D195] - [.D194] ) * ( [.E$33] / 3.6 )" office:value-type="float" office:value="0" calcext:value-type="float">
            <text:p>0</text:p>
          </table:table-cell>
          <table:table-cell table:formula="of:=MAX( SQRT( MAX( [.G$30]^2 - [.$A195]^2; 0 ) ); [.G$32] ) - [.G$32]" office:value-type="float" office:value="0" calcext:value-type="float">
            <text:p>0</text:p>
          </table:table-cell>
          <table:table-cell table:formula="of:= ( [.F195] - [.F19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10" calcext:value-type="float">
            <text:p>-210</text:p>
          </table:table-cell>
          <table:table-cell table:formula="of:=MAX( SQRT( MAX( [.B$30]^2 - [.$A196]^2; 0 ) ); [.B$32] ) - [.B$32]" office:value-type="float" office:value="0" calcext:value-type="float">
            <text:p>0</text:p>
          </table:table-cell>
          <table:table-cell table:formula="of:= ( [.B196] - [.B195] ) * ( [.B$33] / 3.6 )" office:value-type="float" office:value="0" calcext:value-type="float">
            <text:p>0</text:p>
          </table:table-cell>
          <table:table-cell table:formula="of:=MAX( SQRT( MAX( [.E$30]^2 - [.$A196]^2; 0 ) ); [.E$32] ) - [.E$32]" office:value-type="float" office:value="0" calcext:value-type="float">
            <text:p>0</text:p>
          </table:table-cell>
          <table:table-cell table:formula="of:= ( [.D196] - [.D195] ) * ( [.E$33] / 3.6 )" office:value-type="float" office:value="0" calcext:value-type="float">
            <text:p>0</text:p>
          </table:table-cell>
          <table:table-cell table:formula="of:=MAX( SQRT( MAX( [.G$30]^2 - [.$A196]^2; 0 ) ); [.G$32] ) - [.G$32]" office:value-type="float" office:value="0" calcext:value-type="float">
            <text:p>0</text:p>
          </table:table-cell>
          <table:table-cell table:formula="of:= ( [.F196] - [.F19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9" calcext:value-type="float">
            <text:p>-209</text:p>
          </table:table-cell>
          <table:table-cell table:formula="of:=MAX( SQRT( MAX( [.B$30]^2 - [.$A197]^2; 0 ) ); [.B$32] ) - [.B$32]" office:value-type="float" office:value="0" calcext:value-type="float">
            <text:p>0</text:p>
          </table:table-cell>
          <table:table-cell table:formula="of:= ( [.B197] - [.B196] ) * ( [.B$33] / 3.6 )" office:value-type="float" office:value="0" calcext:value-type="float">
            <text:p>0</text:p>
          </table:table-cell>
          <table:table-cell table:formula="of:=MAX( SQRT( MAX( [.E$30]^2 - [.$A197]^2; 0 ) ); [.E$32] ) - [.E$32]" office:value-type="float" office:value="0" calcext:value-type="float">
            <text:p>0</text:p>
          </table:table-cell>
          <table:table-cell table:formula="of:= ( [.D197] - [.D196] ) * ( [.E$33] / 3.6 )" office:value-type="float" office:value="0" calcext:value-type="float">
            <text:p>0</text:p>
          </table:table-cell>
          <table:table-cell table:formula="of:=MAX( SQRT( MAX( [.G$30]^2 - [.$A197]^2; 0 ) ); [.G$32] ) - [.G$32]" office:value-type="float" office:value="0" calcext:value-type="float">
            <text:p>0</text:p>
          </table:table-cell>
          <table:table-cell table:formula="of:= ( [.F197] - [.F19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8" calcext:value-type="float">
            <text:p>-208</text:p>
          </table:table-cell>
          <table:table-cell table:formula="of:=MAX( SQRT( MAX( [.B$30]^2 - [.$A198]^2; 0 ) ); [.B$32] ) - [.B$32]" office:value-type="float" office:value="0" calcext:value-type="float">
            <text:p>0</text:p>
          </table:table-cell>
          <table:table-cell table:formula="of:= ( [.B198] - [.B197] ) * ( [.B$33] / 3.6 )" office:value-type="float" office:value="0" calcext:value-type="float">
            <text:p>0</text:p>
          </table:table-cell>
          <table:table-cell table:formula="of:=MAX( SQRT( MAX( [.E$30]^2 - [.$A198]^2; 0 ) ); [.E$32] ) - [.E$32]" office:value-type="float" office:value="0" calcext:value-type="float">
            <text:p>0</text:p>
          </table:table-cell>
          <table:table-cell table:formula="of:= ( [.D198] - [.D197] ) * ( [.E$33] / 3.6 )" office:value-type="float" office:value="0" calcext:value-type="float">
            <text:p>0</text:p>
          </table:table-cell>
          <table:table-cell table:formula="of:=MAX( SQRT( MAX( [.G$30]^2 - [.$A198]^2; 0 ) ); [.G$32] ) - [.G$32]" office:value-type="float" office:value="0" calcext:value-type="float">
            <text:p>0</text:p>
          </table:table-cell>
          <table:table-cell table:formula="of:= ( [.F198] - [.F19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7" calcext:value-type="float">
            <text:p>-207</text:p>
          </table:table-cell>
          <table:table-cell table:formula="of:=MAX( SQRT( MAX( [.B$30]^2 - [.$A199]^2; 0 ) ); [.B$32] ) - [.B$32]" office:value-type="float" office:value="0" calcext:value-type="float">
            <text:p>0</text:p>
          </table:table-cell>
          <table:table-cell table:formula="of:= ( [.B199] - [.B198] ) * ( [.B$33] / 3.6 )" office:value-type="float" office:value="0" calcext:value-type="float">
            <text:p>0</text:p>
          </table:table-cell>
          <table:table-cell table:formula="of:=MAX( SQRT( MAX( [.E$30]^2 - [.$A199]^2; 0 ) ); [.E$32] ) - [.E$32]" office:value-type="float" office:value="0" calcext:value-type="float">
            <text:p>0</text:p>
          </table:table-cell>
          <table:table-cell table:formula="of:= ( [.D199] - [.D198] ) * ( [.E$33] / 3.6 )" office:value-type="float" office:value="0" calcext:value-type="float">
            <text:p>0</text:p>
          </table:table-cell>
          <table:table-cell table:formula="of:=MAX( SQRT( MAX( [.G$30]^2 - [.$A199]^2; 0 ) ); [.G$32] ) - [.G$32]" office:value-type="float" office:value="0" calcext:value-type="float">
            <text:p>0</text:p>
          </table:table-cell>
          <table:table-cell table:formula="of:= ( [.F199] - [.F19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MAX( SQRT( MAX( [.B$30]^2 - [.$A200]^2; 0 ) ); [.B$32] ) - [.B$32]" office:value-type="float" office:value="0" calcext:value-type="float">
            <text:p>0</text:p>
          </table:table-cell>
          <table:table-cell table:formula="of:= ( [.B200] - [.B199] ) * ( [.B$33] / 3.6 )" office:value-type="float" office:value="0" calcext:value-type="float">
            <text:p>0</text:p>
          </table:table-cell>
          <table:table-cell table:formula="of:=MAX( SQRT( MAX( [.E$30]^2 - [.$A200]^2; 0 ) ); [.E$32] ) - [.E$32]" office:value-type="float" office:value="0" calcext:value-type="float">
            <text:p>0</text:p>
          </table:table-cell>
          <table:table-cell table:formula="of:= ( [.D200] - [.D199] ) * ( [.E$33] / 3.6 )" office:value-type="float" office:value="0" calcext:value-type="float">
            <text:p>0</text:p>
          </table:table-cell>
          <table:table-cell table:formula="of:=MAX( SQRT( MAX( [.G$30]^2 - [.$A200]^2; 0 ) ); [.G$32] ) - [.G$32]" office:value-type="float" office:value="0" calcext:value-type="float">
            <text:p>0</text:p>
          </table:table-cell>
          <table:table-cell table:formula="of:= ( [.F200] - [.F19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MAX( SQRT( MAX( [.B$30]^2 - [.$A201]^2; 0 ) ); [.B$32] ) - [.B$32]" office:value-type="float" office:value="0" calcext:value-type="float">
            <text:p>0</text:p>
          </table:table-cell>
          <table:table-cell table:formula="of:= ( [.B201] - [.B200] ) * ( [.B$33] / 3.6 )" office:value-type="float" office:value="0" calcext:value-type="float">
            <text:p>0</text:p>
          </table:table-cell>
          <table:table-cell table:formula="of:=MAX( SQRT( MAX( [.E$30]^2 - [.$A201]^2; 0 ) ); [.E$32] ) - [.E$32]" office:value-type="float" office:value="0" calcext:value-type="float">
            <text:p>0</text:p>
          </table:table-cell>
          <table:table-cell table:formula="of:= ( [.D201] - [.D200] ) * ( [.E$33] / 3.6 )" office:value-type="float" office:value="0" calcext:value-type="float">
            <text:p>0</text:p>
          </table:table-cell>
          <table:table-cell table:formula="of:=MAX( SQRT( MAX( [.G$30]^2 - [.$A201]^2; 0 ) ); [.G$32] ) - [.G$32]" office:value-type="float" office:value="0" calcext:value-type="float">
            <text:p>0</text:p>
          </table:table-cell>
          <table:table-cell table:formula="of:= ( [.F201] - [.F20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4" calcext:value-type="float">
            <text:p>-204</text:p>
          </table:table-cell>
          <table:table-cell table:formula="of:=MAX( SQRT( MAX( [.B$30]^2 - [.$A202]^2; 0 ) ); [.B$32] ) - [.B$32]" office:value-type="float" office:value="0" calcext:value-type="float">
            <text:p>0</text:p>
          </table:table-cell>
          <table:table-cell table:formula="of:= ( [.B202] - [.B201] ) * ( [.B$33] / 3.6 )" office:value-type="float" office:value="0" calcext:value-type="float">
            <text:p>0</text:p>
          </table:table-cell>
          <table:table-cell table:formula="of:=MAX( SQRT( MAX( [.E$30]^2 - [.$A202]^2; 0 ) ); [.E$32] ) - [.E$32]" office:value-type="float" office:value="0" calcext:value-type="float">
            <text:p>0</text:p>
          </table:table-cell>
          <table:table-cell table:formula="of:= ( [.D202] - [.D201] ) * ( [.E$33] / 3.6 )" office:value-type="float" office:value="0" calcext:value-type="float">
            <text:p>0</text:p>
          </table:table-cell>
          <table:table-cell table:formula="of:=MAX( SQRT( MAX( [.G$30]^2 - [.$A202]^2; 0 ) ); [.G$32] ) - [.G$32]" office:value-type="float" office:value="0" calcext:value-type="float">
            <text:p>0</text:p>
          </table:table-cell>
          <table:table-cell table:formula="of:= ( [.F202] - [.F20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3" calcext:value-type="float">
            <text:p>-203</text:p>
          </table:table-cell>
          <table:table-cell table:formula="of:=MAX( SQRT( MAX( [.B$30]^2 - [.$A203]^2; 0 ) ); [.B$32] ) - [.B$32]" office:value-type="float" office:value="0" calcext:value-type="float">
            <text:p>0</text:p>
          </table:table-cell>
          <table:table-cell table:formula="of:= ( [.B203] - [.B202] ) * ( [.B$33] / 3.6 )" office:value-type="float" office:value="0" calcext:value-type="float">
            <text:p>0</text:p>
          </table:table-cell>
          <table:table-cell table:formula="of:=MAX( SQRT( MAX( [.E$30]^2 - [.$A203]^2; 0 ) ); [.E$32] ) - [.E$32]" office:value-type="float" office:value="0" calcext:value-type="float">
            <text:p>0</text:p>
          </table:table-cell>
          <table:table-cell table:formula="of:= ( [.D203] - [.D202] ) * ( [.E$33] / 3.6 )" office:value-type="float" office:value="0" calcext:value-type="float">
            <text:p>0</text:p>
          </table:table-cell>
          <table:table-cell table:formula="of:=MAX( SQRT( MAX( [.G$30]^2 - [.$A203]^2; 0 ) ); [.G$32] ) - [.G$32]" office:value-type="float" office:value="0" calcext:value-type="float">
            <text:p>0</text:p>
          </table:table-cell>
          <table:table-cell table:formula="of:= ( [.F203] - [.F20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2" calcext:value-type="float">
            <text:p>-202</text:p>
          </table:table-cell>
          <table:table-cell table:formula="of:=MAX( SQRT( MAX( [.B$30]^2 - [.$A204]^2; 0 ) ); [.B$32] ) - [.B$32]" office:value-type="float" office:value="0" calcext:value-type="float">
            <text:p>0</text:p>
          </table:table-cell>
          <table:table-cell table:formula="of:= ( [.B204] - [.B203] ) * ( [.B$33] / 3.6 )" office:value-type="float" office:value="0" calcext:value-type="float">
            <text:p>0</text:p>
          </table:table-cell>
          <table:table-cell table:formula="of:=MAX( SQRT( MAX( [.E$30]^2 - [.$A204]^2; 0 ) ); [.E$32] ) - [.E$32]" office:value-type="float" office:value="0" calcext:value-type="float">
            <text:p>0</text:p>
          </table:table-cell>
          <table:table-cell table:formula="of:= ( [.D204] - [.D203] ) * ( [.E$33] / 3.6 )" office:value-type="float" office:value="0" calcext:value-type="float">
            <text:p>0</text:p>
          </table:table-cell>
          <table:table-cell table:formula="of:=MAX( SQRT( MAX( [.G$30]^2 - [.$A204]^2; 0 ) ); [.G$32] ) - [.G$32]" office:value-type="float" office:value="0" calcext:value-type="float">
            <text:p>0</text:p>
          </table:table-cell>
          <table:table-cell table:formula="of:= ( [.F204] - [.F20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MAX( SQRT( MAX( [.B$30]^2 - [.$A205]^2; 0 ) ); [.B$32] ) - [.B$32]" office:value-type="float" office:value="0" calcext:value-type="float">
            <text:p>0</text:p>
          </table:table-cell>
          <table:table-cell table:formula="of:= ( [.B205] - [.B204] ) * ( [.B$33] / 3.6 )" office:value-type="float" office:value="0" calcext:value-type="float">
            <text:p>0</text:p>
          </table:table-cell>
          <table:table-cell table:formula="of:=MAX( SQRT( MAX( [.E$30]^2 - [.$A205]^2; 0 ) ); [.E$32] ) - [.E$32]" office:value-type="float" office:value="0" calcext:value-type="float">
            <text:p>0</text:p>
          </table:table-cell>
          <table:table-cell table:formula="of:= ( [.D205] - [.D204] ) * ( [.E$33] / 3.6 )" office:value-type="float" office:value="0" calcext:value-type="float">
            <text:p>0</text:p>
          </table:table-cell>
          <table:table-cell table:formula="of:=MAX( SQRT( MAX( [.G$30]^2 - [.$A205]^2; 0 ) ); [.G$32] ) - [.G$32]" office:value-type="float" office:value="0" calcext:value-type="float">
            <text:p>0</text:p>
          </table:table-cell>
          <table:table-cell table:formula="of:= ( [.F205] - [.F20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MAX( SQRT( MAX( [.B$30]^2 - [.$A206]^2; 0 ) ); [.B$32] ) - [.B$32]" office:value-type="float" office:value="0" calcext:value-type="float">
            <text:p>0</text:p>
          </table:table-cell>
          <table:table-cell table:formula="of:= ( [.B206] - [.B205] ) * ( [.B$33] / 3.6 )" office:value-type="float" office:value="0" calcext:value-type="float">
            <text:p>0</text:p>
          </table:table-cell>
          <table:table-cell table:formula="of:=MAX( SQRT( MAX( [.E$30]^2 - [.$A206]^2; 0 ) ); [.E$32] ) - [.E$32]" office:value-type="float" office:value="0" calcext:value-type="float">
            <text:p>0</text:p>
          </table:table-cell>
          <table:table-cell table:formula="of:= ( [.D206] - [.D205] ) * ( [.E$33] / 3.6 )" office:value-type="float" office:value="0" calcext:value-type="float">
            <text:p>0</text:p>
          </table:table-cell>
          <table:table-cell table:formula="of:=MAX( SQRT( MAX( [.G$30]^2 - [.$A206]^2; 0 ) ); [.G$32] ) - [.G$32]" office:value-type="float" office:value="0" calcext:value-type="float">
            <text:p>0</text:p>
          </table:table-cell>
          <table:table-cell table:formula="of:= ( [.F206] - [.F20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9" calcext:value-type="float">
            <text:p>-199</text:p>
          </table:table-cell>
          <table:table-cell table:formula="of:=MAX( SQRT( MAX( [.B$30]^2 - [.$A207]^2; 0 ) ); [.B$32] ) - [.B$32]" office:value-type="float" office:value="0" calcext:value-type="float">
            <text:p>0</text:p>
          </table:table-cell>
          <table:table-cell table:formula="of:= ( [.B207] - [.B206] ) * ( [.B$33] / 3.6 )" office:value-type="float" office:value="0" calcext:value-type="float">
            <text:p>0</text:p>
          </table:table-cell>
          <table:table-cell table:formula="of:=MAX( SQRT( MAX( [.E$30]^2 - [.$A207]^2; 0 ) ); [.E$32] ) - [.E$32]" office:value-type="float" office:value="0" calcext:value-type="float">
            <text:p>0</text:p>
          </table:table-cell>
          <table:table-cell table:formula="of:= ( [.D207] - [.D206] ) * ( [.E$33] / 3.6 )" office:value-type="float" office:value="0" calcext:value-type="float">
            <text:p>0</text:p>
          </table:table-cell>
          <table:table-cell table:formula="of:=MAX( SQRT( MAX( [.G$30]^2 - [.$A207]^2; 0 ) ); [.G$32] ) - [.G$32]" office:value-type="float" office:value="0" calcext:value-type="float">
            <text:p>0</text:p>
          </table:table-cell>
          <table:table-cell table:formula="of:= ( [.F207] - [.F20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MAX( SQRT( MAX( [.B$30]^2 - [.$A208]^2; 0 ) ); [.B$32] ) - [.B$32]" office:value-type="float" office:value="0" calcext:value-type="float">
            <text:p>0</text:p>
          </table:table-cell>
          <table:table-cell table:formula="of:= ( [.B208] - [.B207] ) * ( [.B$33] / 3.6 )" office:value-type="float" office:value="0" calcext:value-type="float">
            <text:p>0</text:p>
          </table:table-cell>
          <table:table-cell table:formula="of:=MAX( SQRT( MAX( [.E$30]^2 - [.$A208]^2; 0 ) ); [.E$32] ) - [.E$32]" office:value-type="float" office:value="0" calcext:value-type="float">
            <text:p>0</text:p>
          </table:table-cell>
          <table:table-cell table:formula="of:= ( [.D208] - [.D207] ) * ( [.E$33] / 3.6 )" office:value-type="float" office:value="0" calcext:value-type="float">
            <text:p>0</text:p>
          </table:table-cell>
          <table:table-cell table:formula="of:=MAX( SQRT( MAX( [.G$30]^2 - [.$A208]^2; 0 ) ); [.G$32] ) - [.G$32]" office:value-type="float" office:value="0" calcext:value-type="float">
            <text:p>0</text:p>
          </table:table-cell>
          <table:table-cell table:formula="of:= ( [.F208] - [.F20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7" calcext:value-type="float">
            <text:p>-197</text:p>
          </table:table-cell>
          <table:table-cell table:formula="of:=MAX( SQRT( MAX( [.B$30]^2 - [.$A209]^2; 0 ) ); [.B$32] ) - [.B$32]" office:value-type="float" office:value="0" calcext:value-type="float">
            <text:p>0</text:p>
          </table:table-cell>
          <table:table-cell table:formula="of:= ( [.B209] - [.B208] ) * ( [.B$33] / 3.6 )" office:value-type="float" office:value="0" calcext:value-type="float">
            <text:p>0</text:p>
          </table:table-cell>
          <table:table-cell table:formula="of:=MAX( SQRT( MAX( [.E$30]^2 - [.$A209]^2; 0 ) ); [.E$32] ) - [.E$32]" office:value-type="float" office:value="0" calcext:value-type="float">
            <text:p>0</text:p>
          </table:table-cell>
          <table:table-cell table:formula="of:= ( [.D209] - [.D208] ) * ( [.E$33] / 3.6 )" office:value-type="float" office:value="0" calcext:value-type="float">
            <text:p>0</text:p>
          </table:table-cell>
          <table:table-cell table:formula="of:=MAX( SQRT( MAX( [.G$30]^2 - [.$A209]^2; 0 ) ); [.G$32] ) - [.G$32]" office:value-type="float" office:value="0" calcext:value-type="float">
            <text:p>0</text:p>
          </table:table-cell>
          <table:table-cell table:formula="of:= ( [.F209] - [.F20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MAX( SQRT( MAX( [.B$30]^2 - [.$A210]^2; 0 ) ); [.B$32] ) - [.B$32]" office:value-type="float" office:value="0" calcext:value-type="float">
            <text:p>0</text:p>
          </table:table-cell>
          <table:table-cell table:formula="of:= ( [.B210] - [.B209] ) * ( [.B$33] / 3.6 )" office:value-type="float" office:value="0" calcext:value-type="float">
            <text:p>0</text:p>
          </table:table-cell>
          <table:table-cell table:formula="of:=MAX( SQRT( MAX( [.E$30]^2 - [.$A210]^2; 0 ) ); [.E$32] ) - [.E$32]" office:value-type="float" office:value="0" calcext:value-type="float">
            <text:p>0</text:p>
          </table:table-cell>
          <table:table-cell table:formula="of:= ( [.D210] - [.D209] ) * ( [.E$33] / 3.6 )" office:value-type="float" office:value="0" calcext:value-type="float">
            <text:p>0</text:p>
          </table:table-cell>
          <table:table-cell table:formula="of:=MAX( SQRT( MAX( [.G$30]^2 - [.$A210]^2; 0 ) ); [.G$32] ) - [.G$32]" office:value-type="float" office:value="0" calcext:value-type="float">
            <text:p>0</text:p>
          </table:table-cell>
          <table:table-cell table:formula="of:= ( [.F210] - [.F20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5" calcext:value-type="float">
            <text:p>-195</text:p>
          </table:table-cell>
          <table:table-cell table:formula="of:=MAX( SQRT( MAX( [.B$30]^2 - [.$A211]^2; 0 ) ); [.B$32] ) - [.B$32]" office:value-type="float" office:value="0" calcext:value-type="float">
            <text:p>0</text:p>
          </table:table-cell>
          <table:table-cell table:formula="of:= ( [.B211] - [.B210] ) * ( [.B$33] / 3.6 )" office:value-type="float" office:value="0" calcext:value-type="float">
            <text:p>0</text:p>
          </table:table-cell>
          <table:table-cell table:formula="of:=MAX( SQRT( MAX( [.E$30]^2 - [.$A211]^2; 0 ) ); [.E$32] ) - [.E$32]" office:value-type="float" office:value="0" calcext:value-type="float">
            <text:p>0</text:p>
          </table:table-cell>
          <table:table-cell table:formula="of:= ( [.D211] - [.D210] ) * ( [.E$33] / 3.6 )" office:value-type="float" office:value="0" calcext:value-type="float">
            <text:p>0</text:p>
          </table:table-cell>
          <table:table-cell table:formula="of:=MAX( SQRT( MAX( [.G$30]^2 - [.$A211]^2; 0 ) ); [.G$32] ) - [.G$32]" office:value-type="float" office:value="0" calcext:value-type="float">
            <text:p>0</text:p>
          </table:table-cell>
          <table:table-cell table:formula="of:= ( [.F211] - [.F210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4" calcext:value-type="float">
            <text:p>-194</text:p>
          </table:table-cell>
          <table:table-cell table:formula="of:=MAX( SQRT( MAX( [.B$30]^2 - [.$A212]^2; 0 ) ); [.B$32] ) - [.B$32]" office:value-type="float" office:value="0" calcext:value-type="float">
            <text:p>0</text:p>
          </table:table-cell>
          <table:table-cell table:formula="of:= ( [.B212] - [.B211] ) * ( [.B$33] / 3.6 )" office:value-type="float" office:value="0" calcext:value-type="float">
            <text:p>0</text:p>
          </table:table-cell>
          <table:table-cell table:formula="of:=MAX( SQRT( MAX( [.E$30]^2 - [.$A212]^2; 0 ) ); [.E$32] ) - [.E$32]" office:value-type="float" office:value="0" calcext:value-type="float">
            <text:p>0</text:p>
          </table:table-cell>
          <table:table-cell table:formula="of:= ( [.D212] - [.D211] ) * ( [.E$33] / 3.6 )" office:value-type="float" office:value="0" calcext:value-type="float">
            <text:p>0</text:p>
          </table:table-cell>
          <table:table-cell table:formula="of:=MAX( SQRT( MAX( [.G$30]^2 - [.$A212]^2; 0 ) ); [.G$32] ) - [.G$32]" office:value-type="float" office:value="0" calcext:value-type="float">
            <text:p>0</text:p>
          </table:table-cell>
          <table:table-cell table:formula="of:= ( [.F212] - [.F211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MAX( SQRT( MAX( [.B$30]^2 - [.$A213]^2; 0 ) ); [.B$32] ) - [.B$32]" office:value-type="float" office:value="0" calcext:value-type="float">
            <text:p>0</text:p>
          </table:table-cell>
          <table:table-cell table:formula="of:= ( [.B213] - [.B212] ) * ( [.B$33] / 3.6 )" office:value-type="float" office:value="0" calcext:value-type="float">
            <text:p>0</text:p>
          </table:table-cell>
          <table:table-cell table:formula="of:=MAX( SQRT( MAX( [.E$30]^2 - [.$A213]^2; 0 ) ); [.E$32] ) - [.E$32]" office:value-type="float" office:value="0" calcext:value-type="float">
            <text:p>0</text:p>
          </table:table-cell>
          <table:table-cell table:formula="of:= ( [.D213] - [.D212] ) * ( [.E$33] / 3.6 )" office:value-type="float" office:value="0" calcext:value-type="float">
            <text:p>0</text:p>
          </table:table-cell>
          <table:table-cell table:formula="of:=MAX( SQRT( MAX( [.G$30]^2 - [.$A213]^2; 0 ) ); [.G$32] ) - [.G$32]" office:value-type="float" office:value="0" calcext:value-type="float">
            <text:p>0</text:p>
          </table:table-cell>
          <table:table-cell table:formula="of:= ( [.F213] - [.F212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2" calcext:value-type="float">
            <text:p>-192</text:p>
          </table:table-cell>
          <table:table-cell table:formula="of:=MAX( SQRT( MAX( [.B$30]^2 - [.$A214]^2; 0 ) ); [.B$32] ) - [.B$32]" office:value-type="float" office:value="0" calcext:value-type="float">
            <text:p>0</text:p>
          </table:table-cell>
          <table:table-cell table:formula="of:= ( [.B214] - [.B213] ) * ( [.B$33] / 3.6 )" office:value-type="float" office:value="0" calcext:value-type="float">
            <text:p>0</text:p>
          </table:table-cell>
          <table:table-cell table:formula="of:=MAX( SQRT( MAX( [.E$30]^2 - [.$A214]^2; 0 ) ); [.E$32] ) - [.E$32]" office:value-type="float" office:value="0" calcext:value-type="float">
            <text:p>0</text:p>
          </table:table-cell>
          <table:table-cell table:formula="of:= ( [.D214] - [.D213] ) * ( [.E$33] / 3.6 )" office:value-type="float" office:value="0" calcext:value-type="float">
            <text:p>0</text:p>
          </table:table-cell>
          <table:table-cell table:formula="of:=MAX( SQRT( MAX( [.G$30]^2 - [.$A214]^2; 0 ) ); [.G$32] ) - [.G$32]" office:value-type="float" office:value="0" calcext:value-type="float">
            <text:p>0</text:p>
          </table:table-cell>
          <table:table-cell table:formula="of:= ( [.F214] - [.F213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1" calcext:value-type="float">
            <text:p>-191</text:p>
          </table:table-cell>
          <table:table-cell table:formula="of:=MAX( SQRT( MAX( [.B$30]^2 - [.$A215]^2; 0 ) ); [.B$32] ) - [.B$32]" office:value-type="float" office:value="0" calcext:value-type="float">
            <text:p>0</text:p>
          </table:table-cell>
          <table:table-cell table:formula="of:= ( [.B215] - [.B214] ) * ( [.B$33] / 3.6 )" office:value-type="float" office:value="0" calcext:value-type="float">
            <text:p>0</text:p>
          </table:table-cell>
          <table:table-cell table:formula="of:=MAX( SQRT( MAX( [.E$30]^2 - [.$A215]^2; 0 ) ); [.E$32] ) - [.E$32]" office:value-type="float" office:value="0" calcext:value-type="float">
            <text:p>0</text:p>
          </table:table-cell>
          <table:table-cell table:formula="of:= ( [.D215] - [.D214] ) * ( [.E$33] / 3.6 )" office:value-type="float" office:value="0" calcext:value-type="float">
            <text:p>0</text:p>
          </table:table-cell>
          <table:table-cell table:formula="of:=MAX( SQRT( MAX( [.G$30]^2 - [.$A215]^2; 0 ) ); [.G$32] ) - [.G$32]" office:value-type="float" office:value="0" calcext:value-type="float">
            <text:p>0</text:p>
          </table:table-cell>
          <table:table-cell table:formula="of:= ( [.F215] - [.F214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90" calcext:value-type="float">
            <text:p>-190</text:p>
          </table:table-cell>
          <table:table-cell table:formula="of:=MAX( SQRT( MAX( [.B$30]^2 - [.$A216]^2; 0 ) ); [.B$32] ) - [.B$32]" office:value-type="float" office:value="0" calcext:value-type="float">
            <text:p>0</text:p>
          </table:table-cell>
          <table:table-cell table:formula="of:= ( [.B216] - [.B215] ) * ( [.B$33] / 3.6 )" office:value-type="float" office:value="0" calcext:value-type="float">
            <text:p>0</text:p>
          </table:table-cell>
          <table:table-cell table:formula="of:=MAX( SQRT( MAX( [.E$30]^2 - [.$A216]^2; 0 ) ); [.E$32] ) - [.E$32]" office:value-type="float" office:value="0" calcext:value-type="float">
            <text:p>0</text:p>
          </table:table-cell>
          <table:table-cell table:formula="of:= ( [.D216] - [.D215] ) * ( [.E$33] / 3.6 )" office:value-type="float" office:value="0" calcext:value-type="float">
            <text:p>0</text:p>
          </table:table-cell>
          <table:table-cell table:formula="of:=MAX( SQRT( MAX( [.G$30]^2 - [.$A216]^2; 0 ) ); [.G$32] ) - [.G$32]" office:value-type="float" office:value="0" calcext:value-type="float">
            <text:p>0</text:p>
          </table:table-cell>
          <table:table-cell table:formula="of:= ( [.F216] - [.F215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89" calcext:value-type="float">
            <text:p>-189</text:p>
          </table:table-cell>
          <table:table-cell table:formula="of:=MAX( SQRT( MAX( [.B$30]^2 - [.$A217]^2; 0 ) ); [.B$32] ) - [.B$32]" office:value-type="float" office:value="0" calcext:value-type="float">
            <text:p>0</text:p>
          </table:table-cell>
          <table:table-cell table:formula="of:= ( [.B217] - [.B216] ) * ( [.B$33] / 3.6 )" office:value-type="float" office:value="0" calcext:value-type="float">
            <text:p>0</text:p>
          </table:table-cell>
          <table:table-cell table:formula="of:=MAX( SQRT( MAX( [.E$30]^2 - [.$A217]^2; 0 ) ); [.E$32] ) - [.E$32]" office:value-type="float" office:value="0" calcext:value-type="float">
            <text:p>0</text:p>
          </table:table-cell>
          <table:table-cell table:formula="of:= ( [.D217] - [.D216] ) * ( [.E$33] / 3.6 )" office:value-type="float" office:value="0" calcext:value-type="float">
            <text:p>0</text:p>
          </table:table-cell>
          <table:table-cell table:formula="of:=MAX( SQRT( MAX( [.G$30]^2 - [.$A217]^2; 0 ) ); [.G$32] ) - [.G$32]" office:value-type="float" office:value="0" calcext:value-type="float">
            <text:p>0</text:p>
          </table:table-cell>
          <table:table-cell table:formula="of:= ( [.F217] - [.F216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88" calcext:value-type="float">
            <text:p>-188</text:p>
          </table:table-cell>
          <table:table-cell table:formula="of:=MAX( SQRT( MAX( [.B$30]^2 - [.$A218]^2; 0 ) ); [.B$32] ) - [.B$32]" office:value-type="float" office:value="0" calcext:value-type="float">
            <text:p>0</text:p>
          </table:table-cell>
          <table:table-cell table:formula="of:= ( [.B218] - [.B217] ) * ( [.B$33] / 3.6 )" office:value-type="float" office:value="0" calcext:value-type="float">
            <text:p>0</text:p>
          </table:table-cell>
          <table:table-cell table:formula="of:=MAX( SQRT( MAX( [.E$30]^2 - [.$A218]^2; 0 ) ); [.E$32] ) - [.E$32]" office:value-type="float" office:value="0" calcext:value-type="float">
            <text:p>0</text:p>
          </table:table-cell>
          <table:table-cell table:formula="of:= ( [.D218] - [.D217] ) * ( [.E$33] / 3.6 )" office:value-type="float" office:value="0" calcext:value-type="float">
            <text:p>0</text:p>
          </table:table-cell>
          <table:table-cell table:formula="of:=MAX( SQRT( MAX( [.G$30]^2 - [.$A218]^2; 0 ) ); [.G$32] ) - [.G$32]" office:value-type="float" office:value="0" calcext:value-type="float">
            <text:p>0</text:p>
          </table:table-cell>
          <table:table-cell table:formula="of:= ( [.F218] - [.F217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87" calcext:value-type="float">
            <text:p>-187</text:p>
          </table:table-cell>
          <table:table-cell table:formula="of:=MAX( SQRT( MAX( [.B$30]^2 - [.$A219]^2; 0 ) ); [.B$32] ) - [.B$32]" office:value-type="float" office:value="0" calcext:value-type="float">
            <text:p>0</text:p>
          </table:table-cell>
          <table:table-cell table:formula="of:= ( [.B219] - [.B218] ) * ( [.B$33] / 3.6 )" office:value-type="float" office:value="0" calcext:value-type="float">
            <text:p>0</text:p>
          </table:table-cell>
          <table:table-cell table:formula="of:=MAX( SQRT( MAX( [.E$30]^2 - [.$A219]^2; 0 ) ); [.E$32] ) - [.E$32]" office:value-type="float" office:value="0" calcext:value-type="float">
            <text:p>0</text:p>
          </table:table-cell>
          <table:table-cell table:formula="of:= ( [.D219] - [.D218] ) * ( [.E$33] / 3.6 )" office:value-type="float" office:value="0" calcext:value-type="float">
            <text:p>0</text:p>
          </table:table-cell>
          <table:table-cell table:formula="of:=MAX( SQRT( MAX( [.G$30]^2 - [.$A219]^2; 0 ) ); [.G$32] ) - [.G$32]" office:value-type="float" office:value="0" calcext:value-type="float">
            <text:p>0</text:p>
          </table:table-cell>
          <table:table-cell table:formula="of:= ( [.F219] - [.F218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86" calcext:value-type="float">
            <text:p>-186</text:p>
          </table:table-cell>
          <table:table-cell table:formula="of:=MAX( SQRT( MAX( [.B$30]^2 - [.$A220]^2; 0 ) ); [.B$32] ) - [.B$32]" office:value-type="float" office:value="0" calcext:value-type="float">
            <text:p>0</text:p>
          </table:table-cell>
          <table:table-cell table:formula="of:= ( [.B220] - [.B219] ) * ( [.B$33] / 3.6 )" office:value-type="float" office:value="0" calcext:value-type="float">
            <text:p>0</text:p>
          </table:table-cell>
          <table:table-cell table:formula="of:=MAX( SQRT( MAX( [.E$30]^2 - [.$A220]^2; 0 ) ); [.E$32] ) - [.E$32]" office:value-type="float" office:value="0" calcext:value-type="float">
            <text:p>0</text:p>
          </table:table-cell>
          <table:table-cell table:formula="of:= ( [.D220] - [.D219] ) * ( [.E$33] / 3.6 )" office:value-type="float" office:value="0" calcext:value-type="float">
            <text:p>0</text:p>
          </table:table-cell>
          <table:table-cell table:formula="of:=MAX( SQRT( MAX( [.G$30]^2 - [.$A220]^2; 0 ) ); [.G$32] ) - [.G$32]" office:value-type="float" office:value="0" calcext:value-type="float">
            <text:p>0</text:p>
          </table:table-cell>
          <table:table-cell table:formula="of:= ( [.F220] - [.F219] ) * ( [.G$33] / 3.6 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185" calcext:value-type="float">
            <text:p>-185</text:p>
          </table:table-cell>
          <table:table-cell table:formula="of:=MAX( SQRT( MAX( [.B$30]^2 - [.$A221]^2; 0 ) ); [.B$32] ) - [.B$32]" office:value-type="float" office:value="0" calcext:value-type="float">
            <text:p>0</text:p>
          </table:table-cell>
          <table:table-cell table:formula="of:= ( [.B221] - [.B220] ) * ( [.B$33] / 3.6 )" office:value-type="float" office:value="0" calcext:value-type="float">
            <text:p>0</text:p>
          </table:table-cell>
          <table:table-cell table:formula="of:=MAX( SQRT( MAX( [.E$30]^2 - [.$A221]^2; 0 ) ); [.E$32] ) - [.E$32]" office:value-type="float" office:value="0" calcext:value-type="float">
            <text:p>0</text:p>
          </table:table-cell>
          <table:table-cell table:formula="of:= ( [.D221] - [.D220] ) * ( [.E$33] / 3.6 )" office:value-type="float" office:value="0" calcext:value-type="float">
            <text:p>0</text:p>
          </table:table-cell>
          <table:table-cell table:formula="of:=MAX( SQRT( MAX( [.G$30]^2 - [.$A221]^2; 0 ) ); [.G$32] ) - [.G$32]" office:value-type="float" office:value="0.16489602466396" calcext:value-type="float">
            <text:p>0.16489602466396</text:p>
          </table:table-cell>
          <table:table-cell table:formula="of:= ( [.F221] - [.F220] ) * ( [.G$33] / 3.6 )" office:value-type="float" office:value="0.458044512955445" calcext:value-type="float">
            <text:p>0.458044512955445</text:p>
          </table:table-cell>
          <table:table-cell table:number-columns-repeated="21"/>
        </table:table-row>
        <table:table-row table:style-name="ro1">
          <table:table-cell office:value-type="float" office:value="-184" calcext:value-type="float">
            <text:p>-184</text:p>
          </table:table-cell>
          <table:table-cell table:formula="of:=MAX( SQRT( MAX( [.B$30]^2 - [.$A222]^2; 0 ) ); [.B$32] ) - [.B$32]" office:value-type="float" office:value="0" calcext:value-type="float">
            <text:p>0</text:p>
          </table:table-cell>
          <table:table-cell table:formula="of:= ( [.B222] - [.B221] ) * ( [.B$33] / 3.6 )" office:value-type="float" office:value="0" calcext:value-type="float">
            <text:p>0</text:p>
          </table:table-cell>
          <table:table-cell table:formula="of:=MAX( SQRT( MAX( [.E$30]^2 - [.$A222]^2; 0 ) ); [.E$32] ) - [.E$32]" office:value-type="float" office:value="0" calcext:value-type="float">
            <text:p>0</text:p>
          </table:table-cell>
          <table:table-cell table:formula="of:= ( [.D222] - [.D221] ) * ( [.E$33] / 3.6 )" office:value-type="float" office:value="0" calcext:value-type="float">
            <text:p>0</text:p>
          </table:table-cell>
          <table:table-cell table:formula="of:=MAX( SQRT( MAX( [.G$30]^2 - [.$A222]^2; 0 ) ); [.G$32] ) - [.G$32]" office:value-type="float" office:value="0.743711738689569" calcext:value-type="float">
            <text:p>0.743711738689569</text:p>
          </table:table-cell>
          <table:table-cell table:formula="of:= ( [.F222] - [.F221] ) * ( [.G$33] / 3.6 )" office:value-type="float" office:value="1.60782142784891" calcext:value-type="float">
            <text:p>1.60782142784891</text:p>
          </table:table-cell>
          <table:table-cell table:number-columns-repeated="21"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MAX( SQRT( MAX( [.B$30]^2 - [.$A223]^2; 0 ) ); [.B$32] ) - [.B$32]" office:value-type="float" office:value="0" calcext:value-type="float">
            <text:p>0</text:p>
          </table:table-cell>
          <table:table-cell table:formula="of:= ( [.B223] - [.B222] ) * ( [.B$33] / 3.6 )" office:value-type="float" office:value="0" calcext:value-type="float">
            <text:p>0</text:p>
          </table:table-cell>
          <table:table-cell table:formula="of:=MAX( SQRT( MAX( [.E$30]^2 - [.$A223]^2; 0 ) ); [.E$32] ) - [.E$32]" office:value-type="float" office:value="0" calcext:value-type="float">
            <text:p>0</text:p>
          </table:table-cell>
          <table:table-cell table:formula="of:= ( [.D223] - [.D222] ) * ( [.E$33] / 3.6 )" office:value-type="float" office:value="0" calcext:value-type="float">
            <text:p>0</text:p>
          </table:table-cell>
          <table:table-cell table:formula="of:=MAX( SQRT( MAX( [.G$30]^2 - [.$A223]^2; 0 ) ); [.G$32] ) - [.G$32]" office:value-type="float" office:value="1.31835053701161" calcext:value-type="float">
            <text:p>1.31835053701161</text:p>
          </table:table-cell>
          <table:table-cell table:formula="of:= ( [.F223] - [.F222] ) * ( [.G$33] / 3.6 )" office:value-type="float" office:value="1.59621888422789" calcext:value-type="float">
            <text:p>1.59621888422789</text:p>
          </table:table-cell>
          <table:table-cell table:number-columns-repeated="21"/>
        </table:table-row>
        <table:table-row table:style-name="ro1">
          <table:table-cell office:value-type="float" office:value="-182" calcext:value-type="float">
            <text:p>-182</text:p>
          </table:table-cell>
          <table:table-cell table:formula="of:=MAX( SQRT( MAX( [.B$30]^2 - [.$A224]^2; 0 ) ); [.B$32] ) - [.B$32]" office:value-type="float" office:value="0" calcext:value-type="float">
            <text:p>0</text:p>
          </table:table-cell>
          <table:table-cell table:formula="of:= ( [.B224] - [.B223] ) * ( [.B$33] / 3.6 )" office:value-type="float" office:value="0" calcext:value-type="float">
            <text:p>0</text:p>
          </table:table-cell>
          <table:table-cell table:formula="of:=MAX( SQRT( MAX( [.E$30]^2 - [.$A224]^2; 0 ) ); [.E$32] ) - [.E$32]" office:value-type="float" office:value="0" calcext:value-type="float">
            <text:p>0</text:p>
          </table:table-cell>
          <table:table-cell table:formula="of:= ( [.D224] - [.D223] ) * ( [.E$33] / 3.6 )" office:value-type="float" office:value="0" calcext:value-type="float">
            <text:p>0</text:p>
          </table:table-cell>
          <table:table-cell table:formula="of:=MAX( SQRT( MAX( [.G$30]^2 - [.$A224]^2; 0 ) ); [.G$32] ) - [.G$32]" office:value-type="float" office:value="1.8888349084022" calcext:value-type="float">
            <text:p>1.8888349084022</text:p>
          </table:table-cell>
          <table:table-cell table:formula="of:= ( [.F224] - [.F223] ) * ( [.G$33] / 3.6 )" office:value-type="float" office:value="1.58467880941831" calcext:value-type="float">
            <text:p>1.58467880941831</text:p>
          </table:table-cell>
          <table:table-cell table:number-columns-repeated="21"/>
        </table:table-row>
        <table:table-row table:style-name="ro1">
          <table:table-cell office:value-type="float" office:value="-181" calcext:value-type="float">
            <text:p>-181</text:p>
          </table:table-cell>
          <table:table-cell table:formula="of:=MAX( SQRT( MAX( [.B$30]^2 - [.$A225]^2; 0 ) ); [.B$32] ) - [.B$32]" office:value-type="float" office:value="0" calcext:value-type="float">
            <text:p>0</text:p>
          </table:table-cell>
          <table:table-cell table:formula="of:= ( [.B225] - [.B224] ) * ( [.B$33] / 3.6 )" office:value-type="float" office:value="0" calcext:value-type="float">
            <text:p>0</text:p>
          </table:table-cell>
          <table:table-cell table:formula="of:=MAX( SQRT( MAX( [.E$30]^2 - [.$A225]^2; 0 ) ); [.E$32] ) - [.E$32]" office:value-type="float" office:value="0" calcext:value-type="float">
            <text:p>0</text:p>
          </table:table-cell>
          <table:table-cell table:formula="of:= ( [.D225] - [.D224] ) * ( [.E$33] / 3.6 )" office:value-type="float" office:value="0" calcext:value-type="float">
            <text:p>0</text:p>
          </table:table-cell>
          <table:table-cell table:formula="of:=MAX( SQRT( MAX( [.G$30]^2 - [.$A225]^2; 0 ) ); [.G$32] ) - [.G$32]" office:value-type="float" office:value="2.45518701963346" calcext:value-type="float">
            <text:p>2.45518701963346</text:p>
          </table:table-cell>
          <table:table-cell table:formula="of:= ( [.F225] - [.F224] ) * ( [.G$33] / 3.6 )" office:value-type="float" office:value="1.5732003089757" calcext:value-type="float">
            <text:p>1.5732003089757</text:p>
          </table:table-cell>
          <table:table-cell table:number-columns-repeated="21"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MAX( SQRT( MAX( [.B$30]^2 - [.$A226]^2; 0 ) ); [.B$32] ) - [.B$32]" office:value-type="float" office:value="0" calcext:value-type="float">
            <text:p>0</text:p>
          </table:table-cell>
          <table:table-cell table:formula="of:= ( [.B226] - [.B225] ) * ( [.B$33] / 3.6 )" office:value-type="float" office:value="0" calcext:value-type="float">
            <text:p>0</text:p>
          </table:table-cell>
          <table:table-cell table:formula="of:=MAX( SQRT( MAX( [.E$30]^2 - [.$A226]^2; 0 ) ); [.E$32] ) - [.E$32]" office:value-type="float" office:value="0.0417681794806981" calcext:value-type="float">
            <text:p>0.041768179480698</text:p>
          </table:table-cell>
          <table:table-cell table:formula="of:= ( [.D226] - [.D225] ) * ( [.E$33] / 3.6 )" office:value-type="float" office:value="0.116022720779717" calcext:value-type="float">
            <text:p>0.116022720779717</text:p>
          </table:table-cell>
          <table:table-cell table:formula="of:=MAX( SQRT( MAX( [.G$30]^2 - [.$A226]^2; 0 ) ); [.G$32] ) - [.G$32]" office:value-type="float" office:value="3.01742872119473" calcext:value-type="float">
            <text:p>3.01742872119473</text:p>
          </table:table-cell>
          <table:table-cell table:formula="of:= ( [.F226] - [.F225] ) * ( [.G$33] / 3.6 )" office:value-type="float" office:value="1.56178250433688" calcext:value-type="float">
            <text:p>1.56178250433688</text:p>
          </table:table-cell>
          <table:table-cell table:number-columns-repeated="21"/>
        </table:table-row>
        <table:table-row table:style-name="ro1">
          <table:table-cell office:value-type="float" office:value="-179" calcext:value-type="float">
            <text:p>-179</text:p>
          </table:table-cell>
          <table:table-cell table:formula="of:=MAX( SQRT( MAX( [.B$30]^2 - [.$A227]^2; 0 ) ); [.B$32] ) - [.B$32]" office:value-type="float" office:value="0" calcext:value-type="float">
            <text:p>0</text:p>
          </table:table-cell>
          <table:table-cell table:formula="of:= ( [.B227] - [.B226] ) * ( [.B$33] / 3.6 )" office:value-type="float" office:value="0" calcext:value-type="float">
            <text:p>0</text:p>
          </table:table-cell>
          <table:table-cell table:formula="of:=MAX( SQRT( MAX( [.E$30]^2 - [.$A227]^2; 0 ) ); [.E$32] ) - [.E$32]" office:value-type="float" office:value="0.640917668408235" calcext:value-type="float">
            <text:p>0.640917668408235</text:p>
          </table:table-cell>
          <table:table-cell table:formula="of:= ( [.D227] - [.D226] ) * ( [.E$33] / 3.6 )" office:value-type="float" office:value="1.66430413590983" calcext:value-type="float">
            <text:p>1.66430413590983</text:p>
          </table:table-cell>
          <table:table-cell table:formula="of:=MAX( SQRT( MAX( [.G$30]^2 - [.$A227]^2; 0 ) ); [.G$32] ) - [.G$32]" office:value-type="float" office:value="3.57558155287273" calcext:value-type="float">
            <text:p>3.57558155287273</text:p>
          </table:table-cell>
          <table:table-cell table:formula="of:= ( [.F227] - [.F226] ) * ( [.G$33] / 3.6 )" office:value-type="float" office:value="1.55042453243889" calcext:value-type="float">
            <text:p>1.55042453243889</text:p>
          </table:table-cell>
          <table:table-cell table:number-columns-repeated="21"/>
        </table:table-row>
        <table:table-row table:style-name="ro1">
          <table:table-cell office:value-type="float" office:value="-178" calcext:value-type="float">
            <text:p>-178</text:p>
          </table:table-cell>
          <table:table-cell table:formula="of:=MAX( SQRT( MAX( [.B$30]^2 - [.$A228]^2; 0 ) ); [.B$32] ) - [.B$32]" office:value-type="float" office:value="0" calcext:value-type="float">
            <text:p>0</text:p>
          </table:table-cell>
          <table:table-cell table:formula="of:= ( [.B228] - [.B227] ) * ( [.B$33] / 3.6 )" office:value-type="float" office:value="0" calcext:value-type="float">
            <text:p>0</text:p>
          </table:table-cell>
          <table:table-cell table:formula="of:=MAX( SQRT( MAX( [.E$30]^2 - [.$A228]^2; 0 ) ); [.E$32] ) - [.E$32]" office:value-type="float" office:value="1.23554457743887" calcext:value-type="float">
            <text:p>1.23554457743887</text:p>
          </table:table-cell>
          <table:table-cell table:formula="of:= ( [.D228] - [.D227] ) * ( [.E$33] / 3.6 )" office:value-type="float" office:value="1.65174141397399" calcext:value-type="float">
            <text:p>1.65174141397399</text:p>
          </table:table-cell>
          <table:table-cell table:formula="of:=MAX( SQRT( MAX( [.G$30]^2 - [.$A228]^2; 0 ) ); [.G$32] ) - [.G$32]" office:value-type="float" office:value="4.12966674919983" calcext:value-type="float">
            <text:p>4.12966674919983</text:p>
          </table:table-cell>
          <table:table-cell table:formula="of:= ( [.F228] - [.F227] ) * ( [.G$33] / 3.6 )" office:value-type="float" office:value="1.53912554535304" calcext:value-type="float">
            <text:p>1.53912554535304</text:p>
          </table:table-cell>
          <table:table-cell table:number-columns-repeated="21"/>
        </table:table-row>
        <table:table-row table:style-name="ro1">
          <table:table-cell office:value-type="float" office:value="-177" calcext:value-type="float">
            <text:p>-177</text:p>
          </table:table-cell>
          <table:table-cell table:formula="of:=MAX( SQRT( MAX( [.B$30]^2 - [.$A229]^2; 0 ) ); [.B$32] ) - [.B$32]" office:value-type="float" office:value="0" calcext:value-type="float">
            <text:p>0</text:p>
          </table:table-cell>
          <table:table-cell table:formula="of:= ( [.B229] - [.B228] ) * ( [.B$33] / 3.6 )" office:value-type="float" office:value="0" calcext:value-type="float">
            <text:p>0</text:p>
          </table:table-cell>
          <table:table-cell table:formula="of:=MAX( SQRT( MAX( [.E$30]^2 - [.$A229]^2; 0 ) ); [.E$32] ) - [.E$32]" office:value-type="float" office:value="1.82567570297005" calcext:value-type="float">
            <text:p>1.82567570297005</text:p>
          </table:table-cell>
          <table:table-cell table:formula="of:= ( [.D229] - [.D228] ) * ( [.E$33] / 3.6 )" office:value-type="float" office:value="1.63925312647548" calcext:value-type="float">
            <text:p>1.63925312647548</text:p>
          </table:table-cell>
          <table:table-cell table:formula="of:=MAX( SQRT( MAX( [.G$30]^2 - [.$A229]^2; 0 ) ); [.G$32] ) - [.G$32]" office:value-type="float" office:value="4.67970524477238" calcext:value-type="float">
            <text:p>4.67970524477238</text:p>
          </table:table-cell>
          <table:table-cell table:formula="of:= ( [.F229] - [.F228] ) * ( [.G$33] / 3.6 )" office:value-type="float" office:value="1.52788470992375" calcext:value-type="float">
            <text:p>1.52788470992375</text:p>
          </table:table-cell>
          <table:table-cell table:number-columns-repeated="21"/>
        </table:table-row>
        <table:table-row table:style-name="ro1">
          <table:table-cell office:value-type="float" office:value="-176" calcext:value-type="float">
            <text:p>-176</text:p>
          </table:table-cell>
          <table:table-cell table:formula="of:=MAX( SQRT( MAX( [.B$30]^2 - [.$A230]^2; 0 ) ); [.B$32] ) - [.B$32]" office:value-type="float" office:value="0" calcext:value-type="float">
            <text:p>0</text:p>
          </table:table-cell>
          <table:table-cell table:formula="of:= ( [.B230] - [.B229] ) * ( [.B$33] / 3.6 )" office:value-type="float" office:value="0" calcext:value-type="float">
            <text:p>0</text:p>
          </table:table-cell>
          <table:table-cell table:formula="of:=MAX( SQRT( MAX( [.E$30]^2 - [.$A230]^2; 0 ) ); [.E$32] ) - [.E$32]" office:value-type="float" office:value="2.41133742990667" calcext:value-type="float">
            <text:p>2.41133742990667</text:p>
          </table:table-cell>
          <table:table-cell table:formula="of:= ( [.D230] - [.D229] ) * ( [.E$33] / 3.6 )" office:value-type="float" office:value="1.6268381303795" calcext:value-type="float">
            <text:p>1.6268381303795</text:p>
          </table:table-cell>
          <table:table-cell table:formula="of:=MAX( SQRT( MAX( [.G$30]^2 - [.$A230]^2; 0 ) ); [.G$32] ) - [.G$32]" office:value-type="float" office:value="5.22571767944515" calcext:value-type="float">
            <text:p>5.22571767944515</text:p>
          </table:table-cell>
          <table:table-cell table:formula="of:= ( [.F230] - [.F229] ) * ( [.G$33] / 3.6 )" office:value-type="float" office:value="1.51670120742438" calcext:value-type="float">
            <text:p>1.51670120742438</text:p>
          </table:table-cell>
          <table:table-cell table:number-columns-repeated="21"/>
        </table:table-row>
        <table:table-row table:style-name="ro1">
          <table:table-cell office:value-type="float" office:value="-175" calcext:value-type="float">
            <text:p>-175</text:p>
          </table:table-cell>
          <table:table-cell table:formula="of:=MAX( SQRT( MAX( [.B$30]^2 - [.$A231]^2; 0 ) ); [.B$32] ) - [.B$32]" office:value-type="float" office:value="0" calcext:value-type="float">
            <text:p>0</text:p>
          </table:table-cell>
          <table:table-cell table:formula="of:= ( [.B231] - [.B230] ) * ( [.B$33] / 3.6 )" office:value-type="float" office:value="0" calcext:value-type="float">
            <text:p>0</text:p>
          </table:table-cell>
          <table:table-cell table:formula="of:=MAX( SQRT( MAX( [.E$30]^2 - [.$A231]^2; 0 ) ); [.E$32] ) - [.E$32]" office:value-type="float" office:value="2.99255573959135" calcext:value-type="float">
            <text:p>2.99255573959135</text:p>
          </table:table-cell>
          <table:table-cell table:formula="of:= ( [.D231] - [.D230] ) * ( [.E$33] / 3.6 )" office:value-type="float" office:value="1.61449530467968" calcext:value-type="float">
            <text:p>1.61449530467968</text:p>
          </table:table-cell>
          <table:table-cell table:formula="of:=MAX( SQRT( MAX( [.G$30]^2 - [.$A231]^2; 0 ) ); [.G$32] ) - [.G$32]" office:value-type="float" office:value="5.76772440340312" calcext:value-type="float">
            <text:p>5.76772440340312</text:p>
          </table:table-cell>
          <table:table-cell table:formula="of:= ( [.F231] - [.F230] ) * ( [.G$33] / 3.6 )" office:value-type="float" office:value="1.50557423321658" calcext:value-type="float">
            <text:p>1.50557423321658</text:p>
          </table:table-cell>
          <table:table-cell table:number-columns-repeated="21"/>
        </table:table-row>
        <table:table-row table:style-name="ro1">
          <table:table-cell office:value-type="float" office:value="-174" calcext:value-type="float">
            <text:p>-174</text:p>
          </table:table-cell>
          <table:table-cell table:formula="of:=MAX( SQRT( MAX( [.B$30]^2 - [.$A232]^2; 0 ) ); [.B$32] ) - [.B$32]" office:value-type="float" office:value="0.435065521042816" calcext:value-type="float">
            <text:p>0.435065521042816</text:p>
          </table:table-cell>
          <table:table-cell table:formula="of:= ( [.B232] - [.B231] ) * ( [.B$33] / 3.6 )" office:value-type="float" office:value="1.20851533623004" calcext:value-type="float">
            <text:p>1.20851533623004</text:p>
          </table:table-cell>
          <table:table-cell table:formula="of:=MAX( SQRT( MAX( [.E$30]^2 - [.$A232]^2; 0 ) ); [.E$32] ) - [.E$32]" office:value-type="float" office:value="3.56935621753109" calcext:value-type="float">
            <text:p>3.56935621753109</text:p>
          </table:table-cell>
          <table:table-cell table:formula="of:= ( [.D232] - [.D231] ) * ( [.E$33] / 3.6 )" office:value-type="float" office:value="1.60222354983262" calcext:value-type="float">
            <text:p>1.60222354983262</text:p>
          </table:table-cell>
          <table:table-cell table:formula="of:=MAX( SQRT( MAX( [.G$30]^2 - [.$A232]^2; 0 ) ); [.G$32] ) - [.G$32]" office:value-type="float" office:value="6.30574548211564" calcext:value-type="float">
            <text:p>6.30574548211564</text:p>
          </table:table-cell>
          <table:table-cell table:formula="of:= ( [.F232] - [.F231] ) * ( [.G$33] / 3.6 )" office:value-type="float" office:value="1.49450299642366" calcext:value-type="float">
            <text:p>1.49450299642366</text:p>
          </table:table-cell>
          <table:table-cell table:number-columns-repeated="21"/>
        </table:table-row>
        <table:table-row table:style-name="ro1">
          <table:table-cell office:value-type="float" office:value="-173" calcext:value-type="float">
            <text:p>-173</text:p>
          </table:table-cell>
          <table:table-cell table:formula="of:=MAX( SQRT( MAX( [.B$30]^2 - [.$A233]^2; 0 ) ); [.B$32] ) - [.B$32]" office:value-type="float" office:value="1.05262665440119" calcext:value-type="float">
            <text:p>1.05262665440119</text:p>
          </table:table-cell>
          <table:table-cell table:formula="of:= ( [.B233] - [.B232] ) * ( [.B$33] / 3.6 )" office:value-type="float" office:value="1.71544759266216" calcext:value-type="float">
            <text:p>1.71544759266216</text:p>
          </table:table-cell>
          <table:table-cell table:formula="of:=MAX( SQRT( MAX( [.E$30]^2 - [.$A233]^2; 0 ) ); [.E$32] ) - [.E$32]" office:value-type="float" office:value="4.14176406092503" calcext:value-type="float">
            <text:p>4.14176406092503</text:p>
          </table:table-cell>
          <table:table-cell table:formula="of:= ( [.D233] - [.D232] ) * ( [.E$33] / 3.6 )" office:value-type="float" office:value="1.59002178720537" calcext:value-type="float">
            <text:p>1.59002178720537</text:p>
          </table:table-cell>
          <table:table-cell table:formula="of:=MAX( SQRT( MAX( [.G$30]^2 - [.$A233]^2; 0 ) ); [.G$32] ) - [.G$32]" office:value-type="float" office:value="6.83980070117536" calcext:value-type="float">
            <text:p>6.83980070117536</text:p>
          </table:table-cell>
          <table:table-cell table:formula="of:= ( [.F233] - [.F232] ) * ( [.G$33] / 3.6 )" office:value-type="float" office:value="1.48348671961034" calcext:value-type="float">
            <text:p>1.48348671961034</text:p>
          </table:table-cell>
          <table:table-cell table:number-columns-repeated="21"/>
        </table:table-row>
        <table:table-row table:style-name="ro1">
          <table:table-cell office:value-type="float" office:value="-172" calcext:value-type="float">
            <text:p>-172</text:p>
          </table:table-cell>
          <table:table-cell table:formula="of:=MAX( SQRT( MAX( [.B$30]^2 - [.$A234]^2; 0 ) ); [.B$32] ) - [.B$32]" office:value-type="float" office:value="1.66528697234077" calcext:value-type="float">
            <text:p>1.66528697234077</text:p>
          </table:table-cell>
          <table:table-cell table:formula="of:= ( [.B234] - [.B233] ) * ( [.B$33] / 3.6 )" office:value-type="float" office:value="1.70183421649881" calcext:value-type="float">
            <text:p>1.70183421649881</text:p>
          </table:table-cell>
          <table:table-cell table:formula="of:=MAX( SQRT( MAX( [.E$30]^2 - [.$A234]^2; 0 ) ); [.E$32] ) - [.E$32]" office:value-type="float" office:value="4.70980408600082" calcext:value-type="float">
            <text:p>4.70980408600082</text:p>
          </table:table-cell>
          <table:table-cell table:formula="of:= ( [.D234] - [.D233] ) * ( [.E$33] / 3.6 )" office:value-type="float" office:value="1.57788895854386" calcext:value-type="float">
            <text:p>1.57788895854386</text:p>
          </table:table-cell>
          <table:table-cell table:formula="of:=MAX( SQRT( MAX( [.G$30]^2 - [.$A234]^2; 0 ) ); [.G$32] ) - [.G$32]" office:value-type="float" office:value="7.36990957102569" calcext:value-type="float">
            <text:p>7.36990957102569</text:p>
          </table:table-cell>
          <table:table-cell table:formula="of:= ( [.F234] - [.F233] ) * ( [.G$33] / 3.6 )" office:value-type="float" office:value="1.47252463847312" calcext:value-type="float">
            <text:p>1.47252463847312</text:p>
          </table:table-cell>
          <table:table-cell table:number-columns-repeated="21"/>
        </table:table-row>
        <table:table-row table:style-name="ro1">
          <table:table-cell office:value-type="float" office:value="-171" calcext:value-type="float">
            <text:p>-171</text:p>
          </table:table-cell>
          <table:table-cell table:formula="of:=MAX( SQRT( MAX( [.B$30]^2 - [.$A235]^2; 0 ) ); [.B$32] ) - [.B$32]" office:value-type="float" office:value="2.27307836323092" calcext:value-type="float">
            <text:p>2.27307836323092</text:p>
          </table:table-cell>
          <table:table-cell table:formula="of:= ( [.B235] - [.B234] ) * ( [.B$33] / 3.6 )" office:value-type="float" office:value="1.68830941913932" calcext:value-type="float">
            <text:p>1.68830941913932</text:p>
          </table:table-cell>
          <table:table-cell table:formula="of:=MAX( SQRT( MAX( [.E$30]^2 - [.$A235]^2; 0 ) ); [.E$32] ) - [.E$32]" office:value-type="float" office:value="5.27350073516493" calcext:value-type="float">
            <text:p>5.27350073516493</text:p>
          </table:table-cell>
          <table:table-cell table:formula="of:= ( [.D235] - [.D234] ) * ( [.E$33] / 3.6 )" office:value-type="float" office:value="1.56582402545587" calcext:value-type="float">
            <text:p>1.56582402545587</text:p>
          </table:table-cell>
          <table:table-cell table:formula="of:=MAX( SQRT( MAX( [.G$30]^2 - [.$A235]^2; 0 ) ); [.G$32] ) - [.G$32]" office:value-type="float" office:value="7.89609133157933" calcext:value-type="float">
            <text:p>7.89609133157933</text:p>
          </table:table-cell>
          <table:table-cell table:formula="of:= ( [.F235] - [.F234] ) * ( [.G$33] / 3.6 )" office:value-type="float" office:value="1.46161600153789" calcext:value-type="float">
            <text:p>1.46161600153789</text:p>
          </table:table-cell>
          <table:table-cell table:number-columns-repeated="21"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MAX( SQRT( MAX( [.B$30]^2 - [.$A236]^2; 0 ) ); [.B$32] ) - [.B$32]" office:value-type="float" office:value="2.87603218923357" calcext:value-type="float">
            <text:p>2.87603218923357</text:p>
          </table:table-cell>
          <table:table-cell table:formula="of:= ( [.B236] - [.B235] ) * ( [.B$33] / 3.6 )" office:value-type="float" office:value="1.67487173889624" calcext:value-type="float">
            <text:p>1.67487173889624</text:p>
          </table:table-cell>
          <table:table-cell table:formula="of:=MAX( SQRT( MAX( [.E$30]^2 - [.$A236]^2; 0 ) ); [.E$32] ) - [.E$32]" office:value-type="float" office:value="5.83287808397245" calcext:value-type="float">
            <text:p>5.83287808397245</text:p>
          </table:table-cell>
          <table:table-cell table:formula="of:= ( [.D236] - [.D235] ) * ( [.E$33] / 3.6 )" office:value-type="float" office:value="1.55382596890977" calcext:value-type="float">
            <text:p>1.55382596890977</text:p>
          </table:table-cell>
          <table:table-cell table:formula="of:=MAX( SQRT( MAX( [.G$30]^2 - [.$A236]^2; 0 ) ); [.G$32] ) - [.G$32]" office:value-type="float" office:value="8.41836495673158" calcext:value-type="float">
            <text:p>8.41836495673158</text:p>
          </table:table-cell>
          <table:table-cell table:formula="of:= ( [.F236] - [.F235] ) * ( [.G$33] / 3.6 )" office:value-type="float" office:value="1.45076006986737" calcext:value-type="float">
            <text:p>1.45076006986737</text:p>
          </table:table-cell>
          <table:table-cell table:number-columns-repeated="21"/>
        </table:table-row>
        <table:table-row table:style-name="ro1">
          <table:table-cell office:value-type="float" office:value="-169" calcext:value-type="float">
            <text:p>-169</text:p>
          </table:table-cell>
          <table:table-cell table:formula="of:=MAX( SQRT( MAX( [.B$30]^2 - [.$A237]^2; 0 ) ); [.B$32] ) - [.B$32]" office:value-type="float" office:value="3.4741792973058" calcext:value-type="float">
            <text:p>3.4741792973058</text:p>
          </table:table-cell>
          <table:table-cell table:formula="of:= ( [.B237] - [.B236] ) * ( [.B$33] / 3.6 )" office:value-type="float" office:value="1.66151974464507" calcext:value-type="float">
            <text:p>1.66151974464507</text:p>
          </table:table-cell>
          <table:table-cell table:formula="of:=MAX( SQRT( MAX( [.E$30]^2 - [.$A237]^2; 0 ) ); [.E$32] ) - [.E$32]" office:value-type="float" office:value="6.38795984792205" calcext:value-type="float">
            <text:p>6.38795984792205</text:p>
          </table:table-cell>
          <table:table-cell table:formula="of:= ( [.D237] - [.D236] ) * ( [.E$33] / 3.6 )" office:value-type="float" office:value="1.54189378874889" calcext:value-type="float">
            <text:p>1.54189378874889</text:p>
          </table:table-cell>
          <table:table-cell table:formula="of:=MAX( SQRT( MAX( [.G$30]^2 - [.$A237]^2; 0 ) ); [.G$32] ) - [.G$32]" office:value-type="float" office:value="8.93674915877045" calcext:value-type="float">
            <text:p>8.93674915877045</text:p>
          </table:table-cell>
          <table:table-cell table:formula="of:= ( [.F237] - [.F236] ) * ( [.G$33] / 3.6 )" office:value-type="float" office:value="1.43995611677465" calcext:value-type="float">
            <text:p>1.43995611677465</text:p>
          </table:table-cell>
          <table:table-cell table:number-columns-repeated="21"/>
        </table:table-row>
        <table:table-row table:style-name="ro1">
          <table:table-cell office:value-type="float" office:value="-168" calcext:value-type="float">
            <text:p>-168</text:p>
          </table:table-cell>
          <table:table-cell table:formula="of:=MAX( SQRT( MAX( [.B$30]^2 - [.$A238]^2; 0 ) ); [.B$32] ) - [.B$32]" office:value-type="float" office:value="4.06755002989701" calcext:value-type="float">
            <text:p>4.06755002989701</text:p>
          </table:table-cell>
          <table:table-cell table:formula="of:= ( [.B238] - [.B237] ) * ( [.B$33] / 3.6 )" office:value-type="float" office:value="1.64825203497559" calcext:value-type="float">
            <text:p>1.64825203497559</text:p>
          </table:table-cell>
          <table:table-cell table:formula="of:=MAX( SQRT( MAX( [.E$30]^2 - [.$A238]^2; 0 ) ); [.E$32] ) - [.E$32]" office:value-type="float" office:value="6.9387693890813" calcext:value-type="float">
            <text:p>6.9387693890813</text:p>
          </table:table-cell>
          <table:table-cell table:formula="of:= ( [.D238] - [.D237] ) * ( [.E$33] / 3.6 )" office:value-type="float" office:value="1.53002650322015" calcext:value-type="float">
            <text:p>1.53002650322015</text:p>
          </table:table-cell>
          <table:table-cell table:formula="of:=MAX( SQRT( MAX( [.G$30]^2 - [.$A238]^2; 0 ) ); [.G$32] ) - [.G$32]" office:value-type="float" office:value="9.45126239268711" calcext:value-type="float">
            <text:p>9.45126239268711</text:p>
          </table:table-cell>
          <table:table-cell table:formula="of:= ( [.F238] - [.F237] ) * ( [.G$33] / 3.6 )" office:value-type="float" office:value="1.42920342754628" calcext:value-type="float">
            <text:p>1.42920342754628</text:p>
          </table:table-cell>
          <table:table-cell table:number-columns-repeated="21"/>
        </table:table-row>
        <table:table-row table:style-name="ro1">
          <table:table-cell office:value-type="float" office:value="-167" calcext:value-type="float">
            <text:p>-167</text:p>
          </table:table-cell>
          <table:table-cell table:formula="of:=MAX( SQRT( MAX( [.B$30]^2 - [.$A239]^2; 0 ) ); [.B$32] ) - [.B$32]" office:value-type="float" office:value="4.65617423534985" calcext:value-type="float">
            <text:p>4.65617423534985</text:p>
          </table:table-cell>
          <table:table-cell table:formula="of:= ( [.B239] - [.B238] ) * ( [.B$33] / 3.6 )" office:value-type="float" office:value="1.63506723736901" calcext:value-type="float">
            <text:p>1.63506723736901</text:p>
          </table:table-cell>
          <table:table-cell table:formula="of:=MAX( SQRT( MAX( [.E$30]^2 - [.$A239]^2; 0 ) ); [.E$32] ) - [.E$32]" office:value-type="float" office:value="7.48532972254759" calcext:value-type="float">
            <text:p>7.48532972254759</text:p>
          </table:table-cell>
          <table:table-cell table:formula="of:= ( [.D239] - [.D238] ) * ( [.E$33] / 3.6 )" office:value-type="float" office:value="1.51822314851747" calcext:value-type="float">
            <text:p>1.51822314851747</text:p>
          </table:table-cell>
          <table:table-cell table:formula="of:=MAX( SQRT( MAX( [.G$30]^2 - [.$A239]^2; 0 ) ); [.G$32] ) - [.G$32]" office:value-type="float" office:value="9.96192286038911" calcext:value-type="float">
            <text:p>9.96192286038911</text:p>
          </table:table-cell>
          <table:table-cell table:formula="of:= ( [.F239] - [.F238] ) * ( [.G$33] / 3.6 )" office:value-type="float" office:value="1.41850129917221" calcext:value-type="float">
            <text:p>1.41850129917221</text:p>
          </table:table-cell>
          <table:table-cell table:number-columns-repeated="21"/>
        </table:table-row>
        <table:table-row table:style-name="ro1">
          <table:table-cell office:value-type="float" office:value="-166" calcext:value-type="float">
            <text:p>-166</text:p>
          </table:table-cell>
          <table:table-cell table:formula="of:=MAX( SQRT( MAX( [.B$30]^2 - [.$A240]^2; 0 ) ); [.B$32] ) - [.B$32]" office:value-type="float" office:value="5.24008127801534" calcext:value-type="float">
            <text:p>5.24008127801534</text:p>
          </table:table-cell>
          <table:table-cell table:formula="of:= ( [.B240] - [.B239] ) * ( [.B$33] / 3.6 )" office:value-type="float" office:value="1.62196400740413" calcext:value-type="float">
            <text:p>1.62196400740413</text:p>
          </table:table-cell>
          <table:table-cell table:formula="of:=MAX( SQRT( MAX( [.E$30]^2 - [.$A240]^2; 0 ) ); [.E$32] ) - [.E$32]" office:value-type="float" office:value="8.02766352274938" calcext:value-type="float">
            <text:p>8.02766352274938</text:p>
          </table:table-cell>
          <table:table-cell table:formula="of:= ( [.D240] - [.D239] ) * ( [.E$33] / 3.6 )" office:value-type="float" office:value="1.5064827783383" calcext:value-type="float">
            <text:p>1.5064827783383</text:p>
          </table:table-cell>
          <table:table-cell table:formula="of:=MAX( SQRT( MAX( [.G$30]^2 - [.$A240]^2; 0 ) ); [.G$32] ) - [.G$32]" office:value-type="float" office:value="10.4687485148186" calcext:value-type="float">
            <text:p>10.4687485148186</text:p>
          </table:table-cell>
          <table:table-cell table:formula="of:= ( [.F240] - [.F239] ) * ( [.G$33] / 3.6 )" office:value-type="float" office:value="1.407849040082" calcext:value-type="float">
            <text:p>1.407849040082</text:p>
          </table:table-cell>
          <table:table-cell table:number-columns-repeated="21"/>
        </table:table-row>
        <table:table-row table:style-name="ro1">
          <table:table-cell office:value-type="float" office:value="-165" calcext:value-type="float">
            <text:p>-165</text:p>
          </table:table-cell>
          <table:table-cell table:formula="of:=MAX( SQRT( MAX( [.B$30]^2 - [.$A241]^2; 0 ) ); [.B$32] ) - [.B$32]" office:value-type="float" office:value="5.81930004809118" calcext:value-type="float">
            <text:p>5.81930004809118</text:p>
          </table:table-cell>
          <table:table-cell table:formula="of:= ( [.B241] - [.B240] ) * ( [.B$33] / 3.6 )" office:value-type="float" office:value="1.60894102798845" calcext:value-type="float">
            <text:p>1.60894102798845</text:p>
          </table:table-cell>
          <table:table-cell table:formula="of:=MAX( SQRT( MAX( [.E$30]^2 - [.$A241]^2; 0 ) ); [.E$32] ) - [.E$32]" office:value-type="float" office:value="8.56579312959235" calcext:value-type="float">
            <text:p>8.56579312959235</text:p>
          </table:table-cell>
          <table:table-cell table:formula="of:= ( [.D241] - [.D240] ) * ( [.E$33] / 3.6 )" office:value-type="float" office:value="1.4948044634527" calcext:value-type="float">
            <text:p>1.4948044634527</text:p>
          </table:table-cell>
          <table:table-cell table:formula="of:=MAX( SQRT( MAX( [.G$30]^2 - [.$A241]^2; 0 ) ); [.G$32] ) - [.G$32]" office:value-type="float" office:value="10.9717570639791" calcext:value-type="float">
            <text:p>10.9717570639791</text:p>
          </table:table-cell>
          <table:table-cell table:formula="of:= ( [.F241] - [.F240] ) * ( [.G$33] / 3.6 )" office:value-type="float" office:value="1.39724596989007" calcext:value-type="float">
            <text:p>1.39724596989007</text:p>
          </table:table-cell>
          <table:table-cell table:number-columns-repeated="21"/>
        </table:table-row>
        <table:table-row table:style-name="ro1">
          <table:table-cell office:value-type="float" office:value="-164" calcext:value-type="float">
            <text:p>-164</text:p>
          </table:table-cell>
          <table:table-cell table:formula="of:=MAX( SQRT( MAX( [.B$30]^2 - [.$A242]^2; 0 ) ); [.B$32] ) - [.B$32]" office:value-type="float" office:value="6.39385897119291" calcext:value-type="float">
            <text:p>6.39385897119291</text:p>
          </table:table-cell>
          <table:table-cell table:formula="of:= ( [.B242] - [.B241] ) * ( [.B$33] / 3.6 )" office:value-type="float" office:value="1.59599700861593" calcext:value-type="float">
            <text:p>1.59599700861593</text:p>
          </table:table-cell>
          <table:table-cell table:formula="of:=MAX( SQRT( MAX( [.E$30]^2 - [.$A242]^2; 0 ) ); [.E$32] ) - [.E$32]" office:value-type="float" office:value="9.09974055445548" calcext:value-type="float">
            <text:p>9.09974055445548</text:p>
          </table:table-cell>
          <table:table-cell table:formula="of:= ( [.D242] - [.D241] ) * ( [.E$33] / 3.6 )" office:value-type="float" office:value="1.48318729128647" calcext:value-type="float">
            <text:p>1.48318729128647</text:p>
          </table:table-cell>
          <table:table-cell table:formula="of:=MAX( SQRT( MAX( [.G$30]^2 - [.$A242]^2; 0 ) ); [.G$32] ) - [.G$32]" office:value-type="float" office:value="11.4709659748718" calcext:value-type="float">
            <text:p>11.4709659748718</text:p>
          </table:table-cell>
          <table:table-cell table:formula="of:= ( [.F242] - [.F241] ) * ( [.G$33] / 3.6 )" office:value-type="float" office:value="1.38669141914644" calcext:value-type="float">
            <text:p>1.38669141914644</text:p>
          </table:table-cell>
          <table:table-cell table:number-columns-repeated="21"/>
        </table:table-row>
        <table:table-row table:style-name="ro1">
          <table:table-cell office:value-type="float" office:value="-163" calcext:value-type="float">
            <text:p>-163</text:p>
          </table:table-cell>
          <table:table-cell table:formula="of:=MAX( SQRT( MAX( [.B$30]^2 - [.$A243]^2; 0 ) ); [.B$32] ) - [.B$32]" office:value-type="float" office:value="6.96378601766622" calcext:value-type="float">
            <text:p>6.96378601766622</text:p>
          </table:table-cell>
          <table:table-cell table:formula="of:= ( [.B243] - [.B242] ) * ( [.B$33] / 3.6 )" office:value-type="float" office:value="1.58313068464808" calcext:value-type="float">
            <text:p>1.58313068464808</text:p>
          </table:table-cell>
          <table:table-cell table:formula="of:=MAX( SQRT( MAX( [.E$30]^2 - [.$A243]^2; 0 ) ); [.E$32] ) - [.E$32]" office:value-type="float" office:value="9.62952748604107" calcext:value-type="float">
            <text:p>9.62952748604107</text:p>
          </table:table-cell>
          <table:table-cell table:formula="of:= ( [.D243] - [.D242] ) * ( [.E$33] / 3.6 )" office:value-type="float" office:value="1.47163036551553" calcext:value-type="float">
            <text:p>1.47163036551553</text:p>
          </table:table-cell>
          <table:table-cell table:formula="of:=MAX( SQRT( MAX( [.G$30]^2 - [.$A243]^2; 0 ) ); [.G$32] ) - [.G$32]" office:value-type="float" office:value="11.9663924773456" calcext:value-type="float">
            <text:p>11.9663924773456</text:p>
          </table:table-cell>
          <table:table-cell table:formula="of:= ( [.F243] - [.F242] ) * ( [.G$33] / 3.6 )" office:value-type="float" office:value="1.37618472909382" calcext:value-type="float">
            <text:p>1.37618472909382</text:p>
          </table:table-cell>
          <table:table-cell table:number-columns-repeated="21"/>
        </table:table-row>
        <table:table-row table:style-name="ro1">
          <table:table-cell office:value-type="float" office:value="-162" calcext:value-type="float">
            <text:p>-162</text:p>
          </table:table-cell>
          <table:table-cell table:formula="of:=MAX( SQRT( MAX( [.B$30]^2 - [.$A244]^2; 0 ) ); [.B$32] ) - [.B$32]" office:value-type="float" office:value="7.52910871164914" calcext:value-type="float">
            <text:p>7.52910871164914</text:p>
          </table:table-cell>
          <table:table-cell table:formula="of:= ( [.B244] - [.B243] ) * ( [.B$33] / 3.6 )" office:value-type="float" office:value="1.57034081661923" calcext:value-type="float">
            <text:p>1.57034081661923</text:p>
          </table:table-cell>
          <table:table-cell table:formula="of:=MAX( SQRT( MAX( [.E$30]^2 - [.$A244]^2; 0 ) ); [.E$32] ) - [.E$32]" office:value-type="float" office:value="10.1551752960833" calcext:value-type="float">
            <text:p>10.1551752960833</text:p>
          </table:table-cell>
          <table:table-cell table:formula="of:= ( [.D244] - [.D243] ) * ( [.E$33] / 3.6 )" office:value-type="float" office:value="1.46013280567274" calcext:value-type="float">
            <text:p>1.46013280567274</text:p>
          </table:table-cell>
          <table:table-cell table:formula="of:=MAX( SQRT( MAX( [.G$30]^2 - [.$A244]^2; 0 ) ); [.G$32] ) - [.G$32]" office:value-type="float" office:value="12.458053567861" calcext:value-type="float">
            <text:p>12.458053567861</text:p>
          </table:table-cell>
          <table:table-cell table:formula="of:= ( [.F244] - [.F243] ) * ( [.G$33] / 3.6 )" office:value-type="float" office:value="1.36572525143192" calcext:value-type="float">
            <text:p>1.36572525143192</text:p>
          </table:table-cell>
          <table:table-cell table:number-columns-repeated="21"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MAX( SQRT( MAX( [.B$30]^2 - [.$A245]^2; 0 ) ); [.B$32] ) - [.B$32]" office:value-type="float" office:value="8.08985413989166" calcext:value-type="float">
            <text:p>8.08985413989166</text:p>
          </table:table-cell>
          <table:table-cell table:formula="of:= ( [.B245] - [.B244] ) * ( [.B$33] / 3.6 )" office:value-type="float" office:value="1.55762618956253" calcext:value-type="float">
            <text:p>1.55762618956253</text:p>
          </table:table-cell>
          <table:table-cell table:formula="of:=MAX( SQRT( MAX( [.E$30]^2 - [.$A245]^2; 0 ) ); [.E$32] ) - [.E$32]" office:value-type="float" office:value="10.6767050449187" calcext:value-type="float">
            <text:p>10.6767050449187</text:p>
          </table:table-cell>
          <table:table-cell table:formula="of:= ( [.D245] - [.D244] ) * ( [.E$33] / 3.6 )" office:value-type="float" office:value="1.44869374676502" calcext:value-type="float">
            <text:p>1.44869374676502</text:p>
          </table:table-cell>
          <table:table-cell table:formula="of:=MAX( SQRT( MAX( [.G$30]^2 - [.$A245]^2; 0 ) ); [.G$32] ) - [.G$32]" office:value-type="float" office:value="12.9459660131728" calcext:value-type="float">
            <text:p>12.9459660131728</text:p>
          </table:table-cell>
          <table:table-cell table:formula="of:= ( [.F245] - [.F244] ) * ( [.G$33] / 3.6 )" office:value-type="float" office:value="1.35531234808831" calcext:value-type="float">
            <text:p>1.35531234808831</text:p>
          </table:table-cell>
          <table:table-cell table:number-columns-repeated="21"/>
        </table:table-row>
        <table:table-row table:style-name="ro1">
          <table:table-cell office:value-type="float" office:value="-160" calcext:value-type="float">
            <text:p>-160</text:p>
          </table:table-cell>
          <table:table-cell table:formula="of:=MAX( SQRT( MAX( [.B$30]^2 - [.$A246]^2; 0 ) ); [.B$32] ) - [.B$32]" office:value-type="float" office:value="8.64604896034149" calcext:value-type="float">
            <text:p>8.64604896034149</text:p>
          </table:table-cell>
          <table:table-cell table:formula="of:= ( [.B246] - [.B245] ) * ( [.B$33] / 3.6 )" office:value-type="float" office:value="1.54498561236064" calcext:value-type="float">
            <text:p>1.54498561236064</text:p>
          </table:table-cell>
          <table:table-cell table:formula="of:=MAX( SQRT( MAX( [.E$30]^2 - [.$A246]^2; 0 ) ); [.E$32] ) - [.E$32]" office:value-type="float" office:value="11.1941374869238" calcext:value-type="float">
            <text:p>11.1941374869238</text:p>
          </table:table-cell>
          <table:table-cell table:formula="of:= ( [.D246] - [.D245] ) * ( [.E$33] / 3.6 )" office:value-type="float" office:value="1.43731233890302" calcext:value-type="float">
            <text:p>1.43731233890302</text:p>
          </table:table-cell>
          <table:table-cell table:formula="of:=MAX( SQRT( MAX( [.G$30]^2 - [.$A246]^2; 0 ) ); [.G$32] ) - [.G$32]" office:value-type="float" office:value="13.4301463539304" calcext:value-type="float">
            <text:p>13.4301463539304</text:p>
          </table:table-cell>
          <table:table-cell table:formula="of:= ( [.F246] - [.F245] ) * ( [.G$33] / 3.6 )" office:value-type="float" office:value="1.34494539099311" calcext:value-type="float">
            <text:p>1.34494539099311</text:p>
          </table:table-cell>
          <table:table-cell table:number-columns-repeated="21"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MAX( SQRT( MAX( [.B$30]^2 - [.$A247]^2; 0 ) ); [.B$32] ) - [.B$32]" office:value-type="float" office:value="9.1977194105026" calcext:value-type="float">
            <text:p>9.1977194105026</text:p>
          </table:table-cell>
          <table:table-cell table:formula="of:= ( [.B247] - [.B246] ) * ( [.B$33] / 3.6 )" office:value-type="float" office:value="1.5324179171142" calcext:value-type="float">
            <text:p>1.5324179171142</text:p>
          </table:table-cell>
          <table:table-cell table:formula="of:=MAX( SQRT( MAX( [.E$30]^2 - [.$A247]^2; 0 ) ); [.E$32] ) - [.E$32]" office:value-type="float" office:value="11.7074930758222" calcext:value-type="float">
            <text:p>11.7074930758222</text:p>
          </table:table-cell>
          <table:table-cell table:formula="of:= ( [.D247] - [.D246] ) * ( [.E$33] / 3.6 )" office:value-type="float" office:value="1.4259877469401" calcext:value-type="float">
            <text:p>1.4259877469401</text:p>
          </table:table-cell>
          <table:table-cell table:formula="of:=MAX( SQRT( MAX( [.G$30]^2 - [.$A247]^2; 0 ) ); [.G$32] ) - [.G$32]" office:value-type="float" office:value="13.9106109082009" calcext:value-type="float">
            <text:p>13.9106109082009</text:p>
          </table:table-cell>
          <table:table-cell table:formula="of:= ( [.F247] - [.F246] ) * ( [.G$33] / 3.6 )" office:value-type="float" office:value="1.33462376186265" calcext:value-type="float">
            <text:p>1.33462376186265</text:p>
          </table:table-cell>
          <table:table-cell table:number-columns-repeated="21"/>
        </table:table-row>
        <table:table-row table:style-name="ro1">
          <table:table-cell office:value-type="float" office:value="-158" calcext:value-type="float">
            <text:p>-158</text:p>
          </table:table-cell>
          <table:table-cell table:formula="of:=MAX( SQRT( MAX( [.B$30]^2 - [.$A248]^2; 0 ) ); [.B$32] ) - [.B$32]" office:value-type="float" office:value="9.74489131557397" calcext:value-type="float">
            <text:p>9.74489131557397</text:p>
          </table:table-cell>
          <table:table-cell table:formula="of:= ( [.B248] - [.B247] ) * ( [.B$33] / 3.6 )" office:value-type="float" office:value="1.51992195853157" calcext:value-type="float">
            <text:p>1.51992195853157</text:p>
          </table:table-cell>
          <table:table-cell table:formula="of:=MAX( SQRT( MAX( [.E$30]^2 - [.$A248]^2; 0 ) ); [.E$32] ) - [.E$32]" office:value-type="float" office:value="12.2167919698663" calcext:value-type="float">
            <text:p>12.2167919698663</text:p>
          </table:table-cell>
          <table:table-cell table:formula="of:= ( [.D248] - [.D247] ) * ( [.E$33] / 3.6 )" office:value-type="float" office:value="1.41471915012264" calcext:value-type="float">
            <text:p>1.41471915012264</text:p>
          </table:table-cell>
          <table:table-cell table:formula="of:=MAX( SQRT( MAX( [.G$30]^2 - [.$A248]^2; 0 ) ); [.G$32] ) - [.G$32]" office:value-type="float" office:value="14.3873757749158" calcext:value-type="float">
            <text:p>14.3873757749158</text:p>
          </table:table-cell>
          <table:table-cell table:formula="of:= ( [.F248] - [.F247] ) * ( [.G$33] / 3.6 )" office:value-type="float" office:value="1.32434685198588" calcext:value-type="float">
            <text:p>1.32434685198588</text:p>
          </table:table-cell>
          <table:table-cell table:number-columns-repeated="21"/>
        </table:table-row>
        <table:table-row table:style-name="ro1">
          <table:table-cell office:value-type="float" office:value="-157" calcext:value-type="float">
            <text:p>-157</text:p>
          </table:table-cell>
          <table:table-cell table:formula="of:=MAX( SQRT( MAX( [.B$30]^2 - [.$A249]^2; 0 ) ); [.B$32] ) - [.B$32]" office:value-type="float" office:value="10.2875900963757" calcext:value-type="float">
            <text:p>10.2875900963757</text:p>
          </table:table-cell>
          <table:table-cell table:formula="of:= ( [.B249] - [.B248] ) * ( [.B$33] / 3.6 )" office:value-type="float" office:value="1.50749661333817" calcext:value-type="float">
            <text:p>1.50749661333817</text:p>
          </table:table-cell>
          <table:table-cell table:formula="of:=MAX( SQRT( MAX( [.E$30]^2 - [.$A249]^2; 0 ) ); [.E$32] ) - [.E$32]" office:value-type="float" office:value="12.7220540368961" calcext:value-type="float">
            <text:p>12.7220540368961</text:p>
          </table:table-cell>
          <table:table-cell table:formula="of:= ( [.D249] - [.D248] ) * ( [.E$33] / 3.6 )" office:value-type="float" office:value="1.40350574174922" calcext:value-type="float">
            <text:p>1.40350574174922</text:p>
          </table:table-cell>
          <table:table-cell table:formula="of:=MAX( SQRT( MAX( [.G$30]^2 - [.$A249]^2; 0 ) ); [.G$32] ) - [.G$32]" office:value-type="float" office:value="14.8604568372424" calcext:value-type="float">
            <text:p>14.8604568372424</text:p>
          </table:table-cell>
          <table:table-cell table:formula="of:= ( [.F249] - [.F248] ) * ( [.G$33] / 3.6 )" office:value-type="float" office:value="1.31411406201825" calcext:value-type="float">
            <text:p>1.31411406201825</text:p>
          </table:table-cell>
          <table:table-cell table:number-columns-repeated="21"/>
        </table:table-row>
        <table:table-row table:style-name="ro1">
          <table:table-cell office:value-type="float" office:value="-156" calcext:value-type="float">
            <text:p>-156</text:p>
          </table:table-cell>
          <table:table-cell table:formula="of:=MAX( SQRT( MAX( [.B$30]^2 - [.$A250]^2; 0 ) ); [.B$32] ) - [.B$32]" office:value-type="float" office:value="10.8258407770691" calcext:value-type="float">
            <text:p>10.8258407770691</text:p>
          </table:table-cell>
          <table:table-cell table:formula="of:= ( [.B250] - [.B249] ) * ( [.B$33] / 3.6 )" office:value-type="float" office:value="1.49514077970391" calcext:value-type="float">
            <text:p>1.49514077970391</text:p>
          </table:table-cell>
          <table:table-cell table:formula="of:=MAX( SQRT( MAX( [.E$30]^2 - [.$A250]^2; 0 ) ); [.E$32] ) - [.E$32]" office:value-type="float" office:value="13.2232988592785" calcext:value-type="float">
            <text:p>13.2232988592785</text:p>
          </table:table-cell>
          <table:table-cell table:formula="of:= ( [.D250] - [.D249] ) * ( [.E$33] / 3.6 )" office:value-type="float" office:value="1.39234672884025" calcext:value-type="float">
            <text:p>1.39234672884025</text:p>
          </table:table-cell>
          <table:table-cell table:formula="of:=MAX( SQRT( MAX( [.G$30]^2 - [.$A250]^2; 0 ) ); [.G$32] ) - [.G$32]" office:value-type="float" office:value="15.329869765883" calcext:value-type="float">
            <text:p>15.329869765883</text:p>
          </table:table-cell>
          <table:table-cell table:formula="of:= ( [.F250] - [.F249] ) * ( [.G$33] / 3.6 )" office:value-type="float" office:value="1.30392480177935" calcext:value-type="float">
            <text:p>1.30392480177935</text:p>
          </table:table-cell>
          <table:table-cell table:number-columns-repeated="21"/>
        </table:table-row>
        <table:table-row table:style-name="ro1">
          <table:table-cell office:value-type="float" office:value="-155" calcext:value-type="float">
            <text:p>-155</text:p>
          </table:table-cell>
          <table:table-cell table:formula="of:=MAX( SQRT( MAX( [.B$30]^2 - [.$A251]^2; 0 ) ); [.B$32] ) - [.B$32]" office:value-type="float" office:value="11.3596679926769" calcext:value-type="float">
            <text:p>11.3596679926769</text:p>
          </table:table-cell>
          <table:table-cell table:formula="of:= ( [.B251] - [.B250] ) * ( [.B$33] / 3.6 )" office:value-type="float" office:value="1.48285337668833" calcext:value-type="float">
            <text:p>1.48285337668833</text:p>
          </table:table-cell>
          <table:table-cell table:formula="of:=MAX( SQRT( MAX( [.E$30]^2 - [.$A251]^2; 0 ) ); [.E$32] ) - [.E$32]" office:value-type="float" office:value="13.7205457387324" calcext:value-type="float">
            <text:p>13.7205457387324</text:p>
          </table:table-cell>
          <table:table-cell table:formula="of:= ( [.D251] - [.D250] ) * ( [.E$33] / 3.6 )" office:value-type="float" office:value="1.38124133181634" calcext:value-type="float">
            <text:p>1.38124133181634</text:p>
          </table:table-cell>
          <table:table-cell table:formula="of:=MAX( SQRT( MAX( [.G$30]^2 - [.$A251]^2; 0 ) ); [.G$32] ) - [.G$32]" office:value-type="float" office:value="15.7956300223037" calcext:value-type="float">
            <text:p>15.7956300223037</text:p>
          </table:table-cell>
          <table:table-cell table:formula="of:= ( [.F251] - [.F250] ) * ( [.G$33] / 3.6 )" office:value-type="float" office:value="1.29377849005768" calcext:value-type="float">
            <text:p>1.29377849005768</text:p>
          </table:table-cell>
          <table:table-cell table:number-columns-repeated="21"/>
        </table:table-row>
        <table:table-row table:style-name="ro1">
          <table:table-cell office:value-type="float" office:value="-154" calcext:value-type="float">
            <text:p>-154</text:p>
          </table:table-cell>
          <table:table-cell table:formula="of:=MAX( SQRT( MAX( [.B$30]^2 - [.$A252]^2; 0 ) ); [.B$32] ) - [.B$32]" office:value-type="float" office:value="11.88909599641" calcext:value-type="float">
            <text:p>11.88909599641</text:p>
          </table:table-cell>
          <table:table-cell table:formula="of:= ( [.B252] - [.B251] ) * ( [.B$33] / 3.6 )" office:value-type="float" office:value="1.47063334370298" calcext:value-type="float">
            <text:p>1.47063334370298</text:p>
          </table:table-cell>
          <table:table-cell table:formula="of:=MAX( SQRT( MAX( [.E$30]^2 - [.$A252]^2; 0 ) ); [.E$32] ) - [.E$32]" office:value-type="float" office:value="14.2138137010395" calcext:value-type="float">
            <text:p>14.2138137010395</text:p>
          </table:table-cell>
          <table:table-cell table:formula="of:= ( [.D252] - [.D251] ) * ( [.E$33] / 3.6 )" office:value-type="float" office:value="1.37018878418631" calcext:value-type="float">
            <text:p>1.37018878418631</text:p>
          </table:table-cell>
          <table:table-cell table:formula="of:=MAX( SQRT( MAX( [.G$30]^2 - [.$A252]^2; 0 ) ); [.G$32] ) - [.G$32]" office:value-type="float" office:value="16.2577528618938" calcext:value-type="float">
            <text:p>16.2577528618938</text:p>
          </table:table-cell>
          <table:table-cell table:formula="of:= ( [.F252] - [.F251] ) * ( [.G$33] / 3.6 )" office:value-type="float" office:value="1.28367455441697" calcext:value-type="float">
            <text:p>1.28367455441697</text:p>
          </table:table-cell>
          <table:table-cell table:number-columns-repeated="21"/>
        </table:table-row>
        <table:table-row table:style-name="ro1">
          <table:table-cell office:value-type="float" office:value="-153" calcext:value-type="float">
            <text:p>-153</text:p>
          </table:table-cell>
          <table:table-cell table:formula="of:=MAX( SQRT( MAX( [.B$30]^2 - [.$A253]^2; 0 ) ); [.B$32] ) - [.B$32]" office:value-type="float" office:value="12.4141486668066" calcext:value-type="float">
            <text:p>12.4141486668066</text:p>
          </table:table-cell>
          <table:table-cell table:formula="of:= ( [.B253] - [.B252] ) * ( [.B$33] / 3.6 )" office:value-type="float" office:value="1.45847963999065" calcext:value-type="float">
            <text:p>1.45847963999065</text:p>
          </table:table-cell>
          <table:table-cell table:formula="of:=MAX( SQRT( MAX( [.E$30]^2 - [.$A253]^2; 0 ) ); [.E$32] ) - [.E$32]" office:value-type="float" office:value="14.7031215006469" calcext:value-type="float">
            <text:p>14.7031215006469</text:p>
          </table:table-cell>
          <table:table-cell table:formula="of:= ( [.D253] - [.D252] ) * ( [.E$33] / 3.6 )" office:value-type="float" office:value="1.3591883322429" calcext:value-type="float">
            <text:p>1.3591883322429</text:p>
          </table:table-cell>
          <table:table-cell table:formula="of:=MAX( SQRT( MAX( [.G$30]^2 - [.$A253]^2; 0 ) ); [.G$32] ) - [.G$32]" office:value-type="float" office:value="16.7162533370583" calcext:value-type="float">
            <text:p>16.7162533370583</text:p>
          </table:table-cell>
          <table:table-cell table:formula="of:= ( [.F253] - [.F252] ) * ( [.G$33] / 3.6 )" office:value-type="float" office:value="1.2736124310125" calcext:value-type="float">
            <text:p>1.2736124310125</text:p>
          </table:table-cell>
          <table:table-cell table:number-columns-repeated="21"/>
        </table:table-row>
        <table:table-row table:style-name="ro1">
          <table:table-cell office:value-type="float" office:value="-152" calcext:value-type="float">
            <text:p>-152</text:p>
          </table:table-cell>
          <table:table-cell table:formula="of:=MAX( SQRT( MAX( [.B$30]^2 - [.$A254]^2; 0 ) ); [.B$32] ) - [.B$32]" office:value-type="float" office:value="12.9348495146901" calcext:value-type="float">
            <text:p>12.9348495146901</text:p>
          </table:table-cell>
          <table:table-cell table:formula="of:= ( [.B254] - [.B253] ) * ( [.B$33] / 3.6 )" office:value-type="float" office:value="1.44639124412072" calcext:value-type="float">
            <text:p>1.44639124412072</text:p>
          </table:table-cell>
          <table:table-cell table:formula="of:=MAX( SQRT( MAX( [.E$30]^2 - [.$A254]^2; 0 ) ); [.E$32] ) - [.E$32]" office:value-type="float" office:value="15.1884876251634" calcext:value-type="float">
            <text:p>15.1884876251634</text:p>
          </table:table-cell>
          <table:table-cell table:formula="of:= ( [.D254] - [.D253] ) * ( [.E$33] / 3.6 )" office:value-type="float" office:value="1.34823923476783" calcext:value-type="float">
            <text:p>1.34823923476783</text:p>
          </table:table-cell>
          <table:table-cell table:formula="of:=MAX( SQRT( MAX( [.G$30]^2 - [.$A254]^2; 0 ) ); [.G$32] ) - [.G$32]" office:value-type="float" office:value="17.1711463002445" calcext:value-type="float">
            <text:p>17.1711463002445</text:p>
          </table:table-cell>
          <table:table-cell table:formula="of:= ( [.F254] - [.F253] ) * ( [.G$33] / 3.6 )" office:value-type="float" office:value="1.26359156440606" calcext:value-type="float">
            <text:p>1.26359156440606</text:p>
          </table:table-cell>
          <table:table-cell table:number-columns-repeated="21"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MAX( SQRT( MAX( [.B$30]^2 - [.$A255]^2; 0 ) ); [.B$32] ) - [.B$32]" office:value-type="float" office:value="13.4512216899497" calcext:value-type="float">
            <text:p>13.4512216899497</text:p>
          </table:table-cell>
          <table:table-cell table:formula="of:= ( [.B255] - [.B254] ) * ( [.B$33] / 3.6 )" office:value-type="float" office:value="1.43436715349894" calcext:value-type="float">
            <text:p>1.43436715349894</text:p>
          </table:table-cell>
          <table:table-cell table:formula="of:=MAX( SQRT( MAX( [.E$30]^2 - [.$A255]^2; 0 ) ); [.E$32] ) - [.E$32]" office:value-type="float" office:value="15.6699302997509" calcext:value-type="float">
            <text:p>15.6699302997509</text:p>
          </table:table-cell>
          <table:table-cell table:formula="of:= ( [.D255] - [.D254] ) * ( [.E$33] / 3.6 )" office:value-type="float" office:value="1.33734076274329" calcext:value-type="float">
            <text:p>1.33734076274329</text:p>
          </table:table-cell>
          <table:table-cell table:formula="of:=MAX( SQRT( MAX( [.G$30]^2 - [.$A255]^2; 0 ) ); [.G$32] ) - [.G$32]" office:value-type="float" office:value="17.6224464069051" calcext:value-type="float">
            <text:p>17.6224464069051</text:p>
          </table:table-cell>
          <table:table-cell table:formula="of:= ( [.F255] - [.F254] ) * ( [.G$33] / 3.6 )" office:value-type="float" office:value="1.25361140739055" calcext:value-type="float">
            <text:p>1.25361140739055</text:p>
          </table:table-cell>
          <table:table-cell table:number-columns-repeated="21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MAX( SQRT( MAX( [.B$30]^2 - [.$A256]^2; 0 ) ); [.B$32] ) - [.B$32]" office:value-type="float" office:value="13.9632879881513" calcext:value-type="float">
            <text:p>13.9632879881513</text:p>
          </table:table-cell>
          <table:table-cell table:formula="of:= ( [.B256] - [.B255] ) * ( [.B$33] / 3.6 )" office:value-type="float" office:value="1.42240638389318" calcext:value-type="float">
            <text:p>1.42240638389318</text:p>
          </table:table-cell>
          <table:table-cell table:formula="of:=MAX( SQRT( MAX( [.E$30]^2 - [.$A256]^2; 0 ) ); [.E$32] ) - [.E$32]" office:value-type="float" office:value="16.1474674914179" calcext:value-type="float">
            <text:p>16.1474674914179</text:p>
          </table:table-cell>
          <table:table-cell table:formula="of:= ( [.D256] - [.D255] ) * ( [.E$33] / 3.6 )" office:value-type="float" office:value="1.32649219907487" calcext:value-type="float">
            <text:p>1.32649219907487</text:p>
          </table:table-cell>
          <table:table-cell table:formula="of:=MAX( SQRT( MAX( [.G$30]^2 - [.$A256]^2; 0 ) ); [.G$32] ) - [.G$32]" office:value-type="float" office:value="18.0701681183991" calcext:value-type="float">
            <text:p>18.0701681183991</text:p>
          </table:table-cell>
          <table:table-cell table:formula="of:= ( [.F256] - [.F255] ) * ( [.G$33] / 3.6 )" office:value-type="float" office:value="1.24367142081654" calcext:value-type="float">
            <text:p>1.24367142081654</text:p>
          </table:table-cell>
          <table:table-cell table:number-columns-repeated="21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MAX( SQRT( MAX( [.B$30]^2 - [.$A257]^2; 0 ) ); [.B$32] ) - [.B$32]" office:value-type="float" office:value="14.4710708569812" calcext:value-type="float">
            <text:p>14.4710708569812</text:p>
          </table:table-cell>
          <table:table-cell table:formula="of:= ( [.B257] - [.B256] ) * ( [.B$33] / 3.6 )" office:value-type="float" office:value="1.41050796897196" calcext:value-type="float">
            <text:p>1.41050796897196</text:p>
          </table:table-cell>
          <table:table-cell table:formula="of:=MAX( SQRT( MAX( [.E$30]^2 - [.$A257]^2; 0 ) ); [.E$32] ) - [.E$32]" office:value-type="float" office:value="16.6211169132119" calcext:value-type="float">
            <text:p>16.6211169132119</text:p>
          </table:table-cell>
          <table:table-cell table:formula="of:= ( [.D257] - [.D256] ) * ( [.E$33] / 3.6 )" office:value-type="float" office:value="1.31569283831681" calcext:value-type="float">
            <text:p>1.31569283831681</text:p>
          </table:table-cell>
          <table:table-cell table:formula="of:=MAX( SQRT( MAX( [.G$30]^2 - [.$A257]^2; 0 ) ); [.G$32] ) - [.G$32]" office:value-type="float" office:value="18.5143257048311" calcext:value-type="float">
            <text:p>18.5143257048311</text:p>
          </table:table-cell>
          <table:table-cell table:formula="of:= ( [.F257] - [.F256] ) * ( [.G$33] / 3.6 )" office:value-type="float" office:value="1.2337710734223" calcext:value-type="float">
            <text:p>1.2337710734223</text:p>
          </table:table-cell>
          <table:table-cell table:number-columns-repeated="21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MAX( SQRT( MAX( [.B$30]^2 - [.$A258]^2; 0 ) ); [.B$32] ) - [.B$32]" office:value-type="float" office:value="14.9745924025304" calcext:value-type="float">
            <text:p>14.9745924025304</text:p>
          </table:table-cell>
          <table:table-cell table:formula="of:= ( [.B258] - [.B257] ) * ( [.B$33] / 3.6 )" office:value-type="float" office:value="1.39867095985914" calcext:value-type="float">
            <text:p>1.39867095985914</text:p>
          </table:table-cell>
          <table:table-cell table:formula="of:=MAX( SQRT( MAX( [.E$30]^2 - [.$A258]^2; 0 ) ); [.E$32] ) - [.E$32]" office:value-type="float" office:value="17.0908960283194" calcext:value-type="float">
            <text:p>17.0908960283194</text:p>
          </table:table-cell>
          <table:table-cell table:formula="of:= ( [.D258] - [.D257] ) * ( [.E$33] / 3.6 )" office:value-type="float" office:value="1.30494198640968" calcext:value-type="float">
            <text:p>1.30494198640968</text:p>
          </table:table-cell>
          <table:table-cell table:formula="of:=MAX( SQRT( MAX( [.G$30]^2 - [.$A258]^2; 0 ) ); [.G$32] ) - [.G$32]" office:value-type="float" office:value="18.9549332478326" calcext:value-type="float">
            <text:p>18.9549332478326</text:p>
          </table:table-cell>
          <table:table-cell table:formula="of:= ( [.F258] - [.F257] ) * ( [.G$33] / 3.6 )" office:value-type="float" office:value="1.22390984167093" calcext:value-type="float">
            <text:p>1.22390984167093</text:p>
          </table:table-cell>
          <table:table-cell table:number-columns-repeated="21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MAX( SQRT( MAX( [.B$30]^2 - [.$A259]^2; 0 ) ); [.B$32] ) - [.B$32]" office:value-type="float" office:value="15.4738743954223" calcext:value-type="float">
            <text:p>15.4738743954223</text:p>
          </table:table-cell>
          <table:table-cell table:formula="of:= ( [.B259] - [.B258] ) * ( [.B$33] / 3.6 )" office:value-type="float" office:value="1.38689442469971" calcext:value-type="float">
            <text:p>1.38689442469971</text:p>
          </table:table-cell>
          <table:table-cell table:formula="of:=MAX( SQRT( MAX( [.E$30]^2 - [.$A259]^2; 0 ) ); [.E$32] ) - [.E$32]" office:value-type="float" office:value="17.5568220540713" calcext:value-type="float">
            <text:p>17.5568220540713</text:p>
          </table:table-cell>
          <table:table-cell table:formula="of:= ( [.D259] - [.D258] ) * ( [.E$33] / 3.6 )" office:value-type="float" office:value="1.29423896042182" calcext:value-type="float">
            <text:p>1.29423896042182</text:p>
          </table:table-cell>
          <table:table-cell table:formula="of:=MAX( SQRT( MAX( [.G$30]^2 - [.$A259]^2; 0 ) ); [.G$32] ) - [.G$32]" office:value-type="float" office:value="19.3920046432845" calcext:value-type="float">
            <text:p>19.3920046432845</text:p>
          </table:table-cell>
          <table:table-cell table:formula="of:= ( [.F259] - [.F258] ) * ( [.G$33] / 3.6 )" office:value-type="float" office:value="1.2140872095884" calcext:value-type="float">
            <text:p>1.2140872095884</text:p>
          </table:table-cell>
          <table:table-cell table:number-columns-repeated="21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MAX( SQRT( MAX( [.B$30]^2 - [.$A260]^2; 0 ) ); [.B$32] ) - [.B$32]" office:value-type="float" office:value="15.9689382767883" calcext:value-type="float">
            <text:p>15.9689382767883</text:p>
          </table:table-cell>
          <table:table-cell table:formula="of:= ( [.B260] - [.B259] ) * ( [.B$33] / 3.6 )" office:value-type="float" office:value="1.37517744823867" calcext:value-type="float">
            <text:p>1.37517744823867</text:p>
          </table:table-cell>
          <table:table-cell table:formula="of:=MAX( SQRT( MAX( [.E$30]^2 - [.$A260]^2; 0 ) ); [.E$32] ) - [.E$32]" office:value-type="float" office:value="18.018911965859" calcext:value-type="float">
            <text:p>18.018911965859</text:p>
          </table:table-cell>
          <table:table-cell table:formula="of:= ( [.D260] - [.D259] ) * ( [.E$33] / 3.6 )" office:value-type="float" office:value="1.28358308829933" calcext:value-type="float">
            <text:p>1.28358308829933</text:p>
          </table:table-cell>
          <table:table-cell table:formula="of:=MAX( SQRT( MAX( [.G$30]^2 - [.$A260]^2; 0 ) ); [.G$32] ) - [.G$32]" office:value-type="float" office:value="19.8255536039831" calcext:value-type="float">
            <text:p>19.8255536039831</text:p>
          </table:table-cell>
          <table:table-cell table:formula="of:= ( [.F260] - [.F259] ) * ( [.G$33] / 3.6 )" office:value-type="float" office:value="1.20430266860738" calcext:value-type="float">
            <text:p>1.20430266860738</text:p>
          </table:table-cell>
          <table:table-cell table:number-columns-repeated="21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MAX( SQRT( MAX( [.B$30]^2 - [.$A261]^2; 0 ) ); [.B$32] ) - [.B$32]" office:value-type="float" office:value="16.459805164097" calcext:value-type="float">
            <text:p>16.459805164097</text:p>
          </table:table-cell>
          <table:table-cell table:formula="of:= ( [.B261] - [.B260] ) * ( [.B$33] / 3.6 )" office:value-type="float" office:value="1.36351913141321" calcext:value-type="float">
            <text:p>1.36351913141321</text:p>
          </table:table-cell>
          <table:table-cell table:formula="of:=MAX( SQRT( MAX( [.E$30]^2 - [.$A261]^2; 0 ) ); [.E$32] ) - [.E$32]" office:value-type="float" office:value="18.4771825009626" calcext:value-type="float">
            <text:p>18.4771825009626</text:p>
          </table:table-cell>
          <table:table-cell table:formula="of:= ( [.D261] - [.D260] ) * ( [.E$33] / 3.6 )" office:value-type="float" office:value="1.27297370862102" calcext:value-type="float">
            <text:p>1.27297370862102</text:p>
          </table:table-cell>
          <table:table-cell table:formula="of:=MAX( SQRT( MAX( [.G$30]^2 - [.$A261]^2; 0 ) ); [.G$32] ) - [.G$32]" office:value-type="float" office:value="20.2555936622522" calcext:value-type="float">
            <text:p>20.2555936622522</text:p>
          </table:table-cell>
          <table:table-cell table:formula="of:= ( [.F261] - [.F260] ) * ( [.G$33] / 3.6 )" office:value-type="float" office:value="1.19455571741425" calcext:value-type="float">
            <text:p>1.19455571741425</text:p>
          </table:table-cell>
          <table:table-cell table:number-columns-repeated="21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MAX( SQRT( MAX( [.B$30]^2 - [.$A262]^2; 0 ) ); [.B$32] ) - [.B$32]" office:value-type="float" office:value="16.9464958568416" calcext:value-type="float">
            <text:p>16.9464958568416</text:p>
          </table:table-cell>
          <table:table-cell table:formula="of:= ( [.B262] - [.B261] ) * ( [.B$33] / 3.6 )" office:value-type="float" office:value="1.35191859095727" calcext:value-type="float">
            <text:p>1.35191859095727</text:p>
          </table:table-cell>
          <table:table-cell table:formula="of:=MAX( SQRT( MAX( [.E$30]^2 - [.$A262]^2; 0 ) ); [.E$32] ) - [.E$32]" office:value-type="float" office:value="18.9316501622933" calcext:value-type="float">
            <text:p>18.9316501622933</text:p>
          </table:table-cell>
          <table:table-cell table:formula="of:= ( [.D262] - [.D261] ) * ( [.E$33] / 3.6 )" office:value-type="float" office:value="1.26241017036301" calcext:value-type="float">
            <text:p>1.26241017036301</text:p>
          </table:table-cell>
          <table:table-cell table:formula="of:=MAX( SQRT( MAX( [.G$30]^2 - [.$A262]^2; 0 ) ); [.G$32] ) - [.G$32]" office:value-type="float" office:value="20.6821381725002" calcext:value-type="float">
            <text:p>20.6821381725002</text:p>
          </table:table-cell>
          <table:table-cell table:formula="of:= ( [.F262] - [.F261] ) * ( [.G$33] / 3.6 )" office:value-type="float" office:value="1.18484586179998" calcext:value-type="float">
            <text:p>1.18484586179998</text:p>
          </table:table-cell>
          <table:table-cell table:number-columns-repeated="21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MAX( SQRT( MAX( [.B$30]^2 - [.$A263]^2; 0 ) ); [.B$32] ) - [.B$32]" office:value-type="float" office:value="17.4290308420871" calcext:value-type="float">
            <text:p>17.4290308420871</text:p>
          </table:table-cell>
          <table:table-cell table:formula="of:= ( [.B263] - [.B262] ) * ( [.B$33] / 3.6 )" office:value-type="float" office:value="1.34037495901506" calcext:value-type="float">
            <text:p>1.34037495901506</text:p>
          </table:table-cell>
          <table:table-cell table:formula="of:=MAX( SQRT( MAX( [.E$30]^2 - [.$A263]^2; 0 ) ); [.E$32] ) - [.E$32]" office:value-type="float" office:value="19.3823312220529" calcext:value-type="float">
            <text:p>19.3823312220529</text:p>
          </table:table-cell>
          <table:table-cell table:formula="of:= ( [.D263] - [.D262] ) * ( [.E$33] / 3.6 )" office:value-type="float" office:value="1.25189183266548" calcext:value-type="float">
            <text:p>1.25189183266548</text:p>
          </table:table-cell>
          <table:table-cell table:formula="of:=MAX( SQRT( MAX( [.G$30]^2 - [.$A263]^2; 0 ) ); [.G$32] ) - [.G$32]" office:value-type="float" office:value="21.1052003137254" calcext:value-type="float">
            <text:p>21.1052003137254</text:p>
          </table:table-cell>
          <table:table-cell table:formula="of:= ( [.F263] - [.F262] ) * ( [.G$33] / 3.6 )" office:value-type="float" office:value="1.17517261451433" calcext:value-type="float">
            <text:p>1.17517261451433</text:p>
          </table:table-cell>
          <table:table-cell table:number-columns-repeated="21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MAX( SQRT( MAX( [.B$30]^2 - [.$A264]^2; 0 ) ); [.B$32] ) - [.B$32]" office:value-type="float" office:value="17.9074302998837" calcext:value-type="float">
            <text:p>17.9074302998837</text:p>
          </table:table-cell>
          <table:table-cell table:formula="of:= ( [.B264] - [.B263] ) * ( [.B$33] / 3.6 )" office:value-type="float" office:value="1.32888738276841" calcext:value-type="float">
            <text:p>1.32888738276841</text:p>
          </table:table-cell>
          <table:table-cell table:formula="of:=MAX( SQRT( MAX( [.E$30]^2 - [.$A264]^2; 0 ) ); [.E$32] ) - [.E$32]" office:value-type="float" office:value="19.8292417253119" calcext:value-type="float">
            <text:p>19.8292417253119</text:p>
          </table:table-cell>
          <table:table-cell table:formula="of:= ( [.D264] - [.D263] ) * ( [.E$33] / 3.6 )" office:value-type="float" office:value="1.24141806460835" calcext:value-type="float">
            <text:p>1.24141806460835</text:p>
          </table:table-cell>
          <table:table-cell table:formula="of:=MAX( SQRT( MAX( [.G$30]^2 - [.$A264]^2; 0 ) ); [.G$32] ) - [.G$32]" office:value-type="float" office:value="21.5247930919697" calcext:value-type="float">
            <text:p>21.5247930919697</text:p>
          </table:table-cell>
          <table:table-cell table:formula="of:= ( [.F264] - [.F263] ) * ( [.G$33] / 3.6 )" office:value-type="float" office:value="1.1655354951232" calcext:value-type="float">
            <text:p>1.1655354951232</text:p>
          </table:table-cell>
          <table:table-cell table:number-columns-repeated="21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MAX( SQRT( MAX( [.B$30]^2 - [.$A265]^2; 0 ) ); [.B$32] ) - [.B$32]" office:value-type="float" office:value="18.3817141085502" calcext:value-type="float">
            <text:p>18.3817141085502</text:p>
          </table:table-cell>
          <table:table-cell table:formula="of:= ( [.B265] - [.B264] ) * ( [.B$33] / 3.6 )" office:value-type="float" office:value="1.31745502407357" calcext:value-type="float">
            <text:p>1.31745502407357</text:p>
          </table:table-cell>
          <table:table-cell table:formula="of:=MAX( SQRT( MAX( [.E$30]^2 - [.$A265]^2; 0 ) ); [.E$32] ) - [.E$32]" office:value-type="float" office:value="20.2723974935091" calcext:value-type="float">
            <text:p>20.2723974935091</text:p>
          </table:table-cell>
          <table:table-cell table:formula="of:= ( [.D265] - [.D264] ) * ( [.E$33] / 3.6 )" office:value-type="float" office:value="1.23098824499219" calcext:value-type="float">
            <text:p>1.23098824499219</text:p>
          </table:table-cell>
          <table:table-cell table:formula="of:=MAX( SQRT( MAX( [.G$30]^2 - [.$A265]^2; 0 ) ); [.G$32] ) - [.G$32]" office:value-type="float" office:value="21.9409293427233" calcext:value-type="float">
            <text:p>21.9409293427233</text:p>
          </table:table-cell>
          <table:table-cell table:formula="of:= ( [.F265] - [.F264] ) * ( [.G$33] / 3.6 )" office:value-type="float" office:value="1.1559340298711" calcext:value-type="float">
            <text:p>1.1559340298711</text:p>
          </table:table-cell>
          <table:table-cell table:number-columns-repeated="21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MAX( SQRT( MAX( [.B$30]^2 - [.$A266]^2; 0 ) ); [.B$32] ) - [.B$32]" office:value-type="float" office:value="18.8519018498294" calcext:value-type="float">
            <text:p>18.8519018498294</text:p>
          </table:table-cell>
          <table:table-cell table:formula="of:= ( [.B266] - [.B265] ) * ( [.B$33] / 3.6 )" office:value-type="float" office:value="1.30607705910898" calcext:value-type="float">
            <text:p>1.30607705910898</text:p>
          </table:table-cell>
          <table:table-cell table:formula="of:=MAX( SQRT( MAX( [.E$30]^2 - [.$A266]^2; 0 ) ); [.E$32] ) - [.E$32]" office:value-type="float" office:value="20.7118141278737" calcext:value-type="float">
            <text:p>20.7118141278737</text:p>
          </table:table-cell>
          <table:table-cell table:formula="of:= ( [.D266] - [.D265] ) * ( [.E$33] / 3.6 )" office:value-type="float" office:value="1.22060176212402" calcext:value-type="float">
            <text:p>1.22060176212402</text:p>
          </table:table-cell>
          <table:table-cell table:formula="of:=MAX( SQRT( MAX( [.G$30]^2 - [.$A266]^2; 0 ) ); [.G$32] ) - [.G$32]" office:value-type="float" office:value="22.3536217332792" calcext:value-type="float">
            <text:p>22.3536217332792</text:p>
          </table:table-cell>
          <table:table-cell table:formula="of:= ( [.F266] - [.F265] ) * ( [.G$33] / 3.6 )" office:value-type="float" office:value="1.14636775154398" calcext:value-type="float">
            <text:p>1.14636775154398</text:p>
          </table:table-cell>
          <table:table-cell table:number-columns-repeated="21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MAX( SQRT( MAX( [.B$30]^2 - [.$A267]^2; 0 ) ); [.B$32] ) - [.B$32]" office:value-type="float" office:value="19.3180128139207" calcext:value-type="float">
            <text:p>19.3180128139207</text:p>
          </table:table-cell>
          <table:table-cell table:formula="of:= ( [.B267] - [.B266] ) * ( [.B$33] / 3.6 )" office:value-type="float" office:value="1.29475267803151" calcext:value-type="float">
            <text:p>1.29475267803151</text:p>
          </table:table-cell>
          <table:table-cell table:formula="of:=MAX( SQRT( MAX( [.E$30]^2 - [.$A267]^2; 0 ) ); [.E$32] ) - [.E$32]" office:value-type="float" office:value="21.1475070127731" calcext:value-type="float">
            <text:p>21.1475070127731</text:p>
          </table:table-cell>
          <table:table-cell table:formula="of:= ( [.D267] - [.D266] ) * ( [.E$33] / 3.6 )" office:value-type="float" office:value="1.21025801360951" calcext:value-type="float">
            <text:p>1.21025801360951</text:p>
          </table:table-cell>
          <table:table-cell table:formula="of:=MAX( SQRT( MAX( [.G$30]^2 - [.$A267]^2; 0 ) ); [.G$32] ) - [.G$32]" office:value-type="float" office:value="22.7628827650409" calcext:value-type="float">
            <text:p>22.7628827650409</text:p>
          </table:table-cell>
          <table:table-cell table:formula="of:= ( [.F267] - [.F266] ) * ( [.G$33] / 3.6 )" office:value-type="float" office:value="1.13683619933814" calcext:value-type="float">
            <text:p>1.13683619933814</text:p>
          </table:table-cell>
          <table:table-cell table:number-columns-repeated="21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MAX( SQRT( MAX( [.B$30]^2 - [.$A268]^2; 0 ) ); [.B$32] ) - [.B$32]" office:value-type="float" office:value="19.780066004393" calcext:value-type="float">
            <text:p>19.780066004393</text:p>
          </table:table-cell>
          <table:table-cell table:formula="of:= ( [.B268] - [.B267] ) * ( [.B$33] / 3.6 )" office:value-type="float" office:value="1.28348108464517" calcext:value-type="float">
            <text:p>1.28348108464517</text:p>
          </table:table-cell>
          <table:table-cell table:formula="of:=MAX( SQRT( MAX( [.E$30]^2 - [.$A268]^2; 0 ) ); [.E$32] ) - [.E$32]" office:value-type="float" office:value="21.5794913189871" calcext:value-type="float">
            <text:p>21.5794913189871</text:p>
          </table:table-cell>
          <table:table-cell table:formula="of:= ( [.D268] - [.D267] ) * ( [.E$33] / 3.6 )" office:value-type="float" office:value="1.1999564061499" calcext:value-type="float">
            <text:p>1.1999564061499</text:p>
          </table:table-cell>
          <table:table-cell table:formula="of:=MAX( SQRT( MAX( [.G$30]^2 - [.$A268]^2; 0 ) ); [.G$32] ) - [.G$32]" office:value-type="float" office:value="23.1687247757839" calcext:value-type="float">
            <text:p>23.1687247757839</text:p>
          </table:table-cell>
          <table:table-cell table:formula="of:= ( [.F268] - [.F267] ) * ( [.G$33] / 3.6 )" office:value-type="float" office:value="1.1273389187306" calcext:value-type="float">
            <text:p>1.1273389187306</text:p>
          </table:table-cell>
          <table:table-cell table:number-columns-repeated="21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MAX( SQRT( MAX( [.B$30]^2 - [.$A269]^2; 0 ) ); [.B$32] ) - [.B$32]" office:value-type="float" office:value="20.2380801429805" calcext:value-type="float">
            <text:p>20.2380801429805</text:p>
          </table:table-cell>
          <table:table-cell table:formula="of:= ( [.B269] - [.B268] ) * ( [.B$33] / 3.6 )" office:value-type="float" office:value="1.27226149607651" calcext:value-type="float">
            <text:p>1.27226149607651</text:p>
          </table:table-cell>
          <table:table-cell table:formula="of:=MAX( SQRT( MAX( [.E$30]^2 - [.$A269]^2; 0 ) ); [.E$32] ) - [.E$32]" office:value-type="float" office:value="22.0077820069111" calcext:value-type="float">
            <text:p>22.0077820069111</text:p>
          </table:table-cell>
          <table:table-cell table:formula="of:= ( [.D269] - [.D268] ) * ( [.E$33] / 3.6 )" office:value-type="float" office:value="1.18969635534446" calcext:value-type="float">
            <text:p>1.18969635534446</text:p>
          </table:table-cell>
          <table:table-cell table:formula="of:=MAX( SQRT( MAX( [.G$30]^2 - [.$A269]^2; 0 ) ); [.G$32] ) - [.G$32]" office:value-type="float" office:value="23.5711599418706" calcext:value-type="float">
            <text:p>23.5711599418706</text:p>
          </table:table-cell>
          <table:table-cell table:formula="of:= ( [.F269] - [.F268] ) * ( [.G$33] / 3.6 )" office:value-type="float" office:value="1.11787546135184" calcext:value-type="float">
            <text:p>1.11787546135184</text:p>
          </table:table-cell>
          <table:table-cell table:number-columns-repeated="21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MAX( SQRT( MAX( [.B$30]^2 - [.$A270]^2; 0 ) ); [.B$32] ) - [.B$32]" office:value-type="float" office:value="20.6920736742661" calcext:value-type="float">
            <text:p>20.6920736742661</text:p>
          </table:table-cell>
          <table:table-cell table:formula="of:= ( [.B270] - [.B269] ) * ( [.B$33] / 3.6 )" office:value-type="float" office:value="1.26109314245989" calcext:value-type="float">
            <text:p>1.26109314245989</text:p>
          </table:table-cell>
          <table:table-cell table:formula="of:=MAX( SQRT( MAX( [.E$30]^2 - [.$A270]^2; 0 ) ); [.E$32] ) - [.E$32]" office:value-type="float" office:value="22.4323938296903" calcext:value-type="float">
            <text:p>22.4323938296903</text:p>
          </table:table-cell>
          <table:table-cell table:formula="of:= ( [.D270] - [.D269] ) * ( [.E$33] / 3.6 )" office:value-type="float" office:value="1.17947728549789" calcext:value-type="float">
            <text:p>1.17947728549789</text:p>
          </table:table-cell>
          <table:table-cell table:formula="of:=MAX( SQRT( MAX( [.G$30]^2 - [.$A270]^2; 0 ) ); [.G$32] ) - [.G$32]" office:value-type="float" office:value="23.9702002804218" calcext:value-type="float">
            <text:p>23.9702002804218</text:p>
          </table:table-cell>
          <table:table-cell table:formula="of:= ( [.F270] - [.F269] ) * ( [.G$33] / 3.6 )" office:value-type="float" office:value="1.10844538486453" calcext:value-type="float">
            <text:p>1.10844538486453</text:p>
          </table:table-cell>
          <table:table-cell table:number-columns-repeated="21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formula="of:=MAX( SQRT( MAX( [.B$30]^2 - [.$A271]^2; 0 ) ); [.B$32] ) - [.B$32]" office:value-type="float" office:value="21.1420647702541" calcext:value-type="float">
            <text:p>21.1420647702541</text:p>
          </table:table-cell>
          <table:table-cell table:formula="of:= ( [.B271] - [.B270] ) * ( [.B$33] / 3.6 )" office:value-type="float" office:value="1.24997526663325" calcext:value-type="float">
            <text:p>1.24997526663325</text:p>
          </table:table-cell>
          <table:table-cell table:formula="of:=MAX( SQRT( MAX( [.E$30]^2 - [.$A271]^2; 0 ) ); [.E$32] ) - [.E$32]" office:value-type="float" office:value="22.8533413362861" calcext:value-type="float">
            <text:p>22.8533413362861</text:p>
          </table:table-cell>
          <table:table-cell table:formula="of:= ( [.D271] - [.D270] ) * ( [.E$33] / 3.6 )" office:value-type="float" office:value="1.16929862943257" calcext:value-type="float">
            <text:p>1.16929862943257</text:p>
          </table:table-cell>
          <table:table-cell table:formula="of:=MAX( SQRT( MAX( [.G$30]^2 - [.$A271]^2; 0 ) ); [.G$32] ) - [.G$32]" office:value-type="float" office:value="24.3658576514445" calcext:value-type="float">
            <text:p>24.3658576514445</text:p>
          </table:table-cell>
          <table:table-cell table:formula="of:= ( [.F271] - [.F270] ) * ( [.G$33] / 3.6 )" office:value-type="float" office:value="1.09904825284085" calcext:value-type="float">
            <text:p>1.09904825284085</text:p>
          </table:table-cell>
          <table:table-cell table:number-columns-repeated="21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MAX( SQRT( MAX( [.B$30]^2 - [.$A272]^2; 0 ) ); [.B$32] ) - [.B$32]" office:value-type="float" office:value="21.5880713348359" calcext:value-type="float">
            <text:p>21.5880713348359</text:p>
          </table:table-cell>
          <table:table-cell table:formula="of:= ( [.B272] - [.B271] ) * ( [.B$33] / 3.6 )" office:value-type="float" office:value="1.23890712383835" calcext:value-type="float">
            <text:p>1.23890712383835</text:p>
          </table:table-cell>
          <table:table-cell table:formula="of:=MAX( SQRT( MAX( [.E$30]^2 - [.$A272]^2; 0 ) ); [.E$32] ) - [.E$32]" office:value-type="float" office:value="23.2706388744758" calcext:value-type="float">
            <text:p>23.2706388744758</text:p>
          </table:table-cell>
          <table:table-cell table:formula="of:= ( [.D272] - [.D271] ) * ( [.E$33] / 3.6 )" office:value-type="float" office:value="1.15915982830472" calcext:value-type="float">
            <text:p>1.15915982830472</text:p>
          </table:table-cell>
          <table:table-cell table:formula="of:=MAX( SQRT( MAX( [.G$30]^2 - [.$A272]^2; 0 ) ); [.G$32] ) - [.G$32]" office:value-type="float" office:value="24.7581437599172" calcext:value-type="float">
            <text:p>24.7581437599172</text:p>
          </table:table-cell>
          <table:table-cell table:formula="of:= ( [.F272] - [.F271] ) * ( [.G$33] / 3.6 )" office:value-type="float" office:value="1.08968363464644" calcext:value-type="float">
            <text:p>1.08968363464644</text:p>
          </table:table-cell>
          <table:table-cell table:number-columns-repeated="21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MAX( SQRT( MAX( [.B$30]^2 - [.$A273]^2; 0 ) ); [.B$32] ) - [.B$32]" office:value-type="float" office:value="22.0301110081522" calcext:value-type="float">
            <text:p>22.0301110081522</text:p>
          </table:table-cell>
          <table:table-cell table:formula="of:= ( [.B273] - [.B272] ) * ( [.B$33] / 3.6 )" office:value-type="float" office:value="1.22788798143413" calcext:value-type="float">
            <text:p>1.22788798143413</text:p>
          </table:table-cell>
          <table:table-cell table:formula="of:=MAX( SQRT( MAX( [.E$30]^2 - [.$A273]^2; 0 ) ); [.E$32] ) - [.E$32]" office:value-type="float" office:value="23.6843005937895" calcext:value-type="float">
            <text:p>23.6843005937895</text:p>
          </table:table-cell>
          <table:table-cell table:formula="of:= ( [.D273] - [.D272] ) * ( [.E$33] / 3.6 )" office:value-type="float" office:value="1.14906033142701" calcext:value-type="float">
            <text:p>1.14906033142701</text:p>
          </table:table-cell>
          <table:table-cell table:formula="of:=MAX( SQRT( MAX( [.G$30]^2 - [.$A273]^2; 0 ) ); [.G$32] ) - [.G$32]" office:value-type="float" office:value="25.1470701578339" calcext:value-type="float">
            <text:p>25.1470701578339</text:p>
          </table:table-cell>
          <table:table-cell table:formula="of:= ( [.F273] - [.F272] ) * ( [.G$33] / 3.6 )" office:value-type="float" office:value="1.08035110532398" calcext:value-type="float">
            <text:p>1.08035110532398</text:p>
          </table:table-cell>
          <table:table-cell table:number-columns-repeated="21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MAX( SQRT( MAX( [.B$30]^2 - [.$A274]^2; 0 ) ); [.B$32] ) - [.B$32]" office:value-type="float" office:value="22.4682011708531" calcext:value-type="float">
            <text:p>22.4682011708531</text:p>
          </table:table-cell>
          <table:table-cell table:formula="of:= ( [.B274] - [.B273] ) * ( [.B$33] / 3.6 )" office:value-type="float" office:value="1.21691711861366" calcext:value-type="float">
            <text:p>1.21691711861366</text:p>
          </table:table-cell>
          <table:table-cell table:formula="of:=MAX( SQRT( MAX( [.E$30]^2 - [.$A274]^2; 0 ) ); [.E$32] ) - [.E$32]" office:value-type="float" office:value="24.0943404483833" calcext:value-type="float">
            <text:p>24.0943404483833</text:p>
          </table:table-cell>
          <table:table-cell table:formula="of:= ( [.D274] - [.D273] ) * ( [.E$33] / 3.6 )" office:value-type="float" office:value="1.13899959609398" calcext:value-type="float">
            <text:p>1.13899959609398</text:p>
          </table:table-cell>
          <table:table-cell table:formula="of:=MAX( SQRT( MAX( [.G$30]^2 - [.$A274]^2; 0 ) ); [.G$32] ) - [.G$32]" office:value-type="float" office:value="25.5326482462072" calcext:value-type="float">
            <text:p>25.5326482462072</text:p>
          </table:table-cell>
          <table:table-cell table:formula="of:= ( [.F274] - [.F273] ) * ( [.G$33] / 3.6 )" office:value-type="float" office:value="1.07105024548149" calcext:value-type="float">
            <text:p>1.07105024548149</text:p>
          </table:table-cell>
          <table:table-cell table:number-columns-repeated="21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MAX( SQRT( MAX( [.B$30]^2 - [.$A275]^2; 0 ) ); [.B$32] ) - [.B$32]" office:value-type="float" office:value="22.9023589482603" calcext:value-type="float">
            <text:p>22.9023589482603</text:p>
          </table:table-cell>
          <table:table-cell table:formula="of:= ( [.B275] - [.B274] ) * ( [.B$33] / 3.6 )" office:value-type="float" office:value="1.20599382613101" calcext:value-type="float">
            <text:p>1.20599382613101</text:p>
          </table:table-cell>
          <table:table-cell table:formula="of:=MAX( SQRT( MAX( [.E$30]^2 - [.$A275]^2; 0 ) ); [.E$32] ) - [.E$32]" office:value-type="float" office:value="24.5007721998513" calcext:value-type="float">
            <text:p>24.5007721998513</text:p>
          </table:table-cell>
          <table:table-cell table:formula="of:= ( [.D275] - [.D274] ) * ( [.E$33] / 3.6 )" office:value-type="float" office:value="1.12897708741097" calcext:value-type="float">
            <text:p>1.12897708741097</text:p>
          </table:table-cell>
          <table:table-cell table:formula="of:=MAX( SQRT( MAX( [.G$30]^2 - [.$A275]^2; 0 ) ); [.G$32] ) - [.G$32]" office:value-type="float" office:value="25.914889277033" calcext:value-type="float">
            <text:p>25.914889277033</text:p>
          </table:table-cell>
          <table:table-cell table:formula="of:= ( [.F275] - [.F274] ) * ( [.G$33] / 3.6 )" office:value-type="float" office:value="1.06178064118265" calcext:value-type="float">
            <text:p>1.06178064118265</text:p>
          </table:table-cell>
          <table:table-cell table:number-columns-repeated="21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MAX( SQRT( MAX( [.B$30]^2 - [.$A276]^2; 0 ) ); [.B$32] ) - [.B$32]" office:value-type="float" office:value="23.332601214433" calcext:value-type="float">
            <text:p>23.332601214433</text:p>
          </table:table-cell>
          <table:table-cell table:formula="of:= ( [.B276] - [.B275] ) * ( [.B$33] / 3.6 )" office:value-type="float" office:value="1.19511740603539" calcext:value-type="float">
            <text:p>1.19511740603539</text:p>
          </table:table-cell>
          <table:table-cell table:formula="of:=MAX( SQRT( MAX( [.E$30]^2 - [.$A276]^2; 0 ) ); [.E$32] ) - [.E$32]" office:value-type="float" office:value="24.9036094199785" calcext:value-type="float">
            <text:p>24.9036094199785</text:p>
          </table:table-cell>
          <table:table-cell table:formula="of:= ( [.D276] - [.D275] ) * ( [.E$33] / 3.6 )" office:value-type="float" office:value="1.11899227813126" calcext:value-type="float">
            <text:p>1.11899227813126</text:p>
          </table:table-cell>
          <table:table-cell table:formula="of:=MAX( SQRT( MAX( [.G$30]^2 - [.$A276]^2; 0 ) ); [.G$32] ) - [.G$32]" office:value-type="float" office:value="26.2938043552148" calcext:value-type="float">
            <text:p>26.2938043552148</text:p>
          </table:table-cell>
          <table:table-cell table:formula="of:= ( [.F276] - [.F275] ) * ( [.G$33] / 3.6 )" office:value-type="float" office:value="1.05254188383839" calcext:value-type="float">
            <text:p>1.05254188383839</text:p>
          </table:table-cell>
          <table:table-cell table:number-columns-repeated="21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MAX( SQRT( MAX( [.B$30]^2 - [.$A277]^2; 0 ) ); [.B$32] ) - [.B$32]" office:value-type="float" office:value="23.7589445961411" calcext:value-type="float">
            <text:p>23.7589445961411</text:p>
          </table:table-cell>
          <table:table-cell table:formula="of:= ( [.B277] - [.B276] ) * ( [.B$33] / 3.6 )" office:value-type="float" office:value="1.18428717141149" calcext:value-type="float">
            <text:p>1.18428717141149</text:p>
          </table:table-cell>
          <table:table-cell table:formula="of:=MAX( SQRT( MAX( [.E$30]^2 - [.$A277]^2; 0 ) ); [.E$32] ) - [.E$32]" office:value-type="float" office:value="25.3028654934354" calcext:value-type="float">
            <text:p>25.3028654934354</text:p>
          </table:table-cell>
          <table:table-cell table:formula="of:= ( [.D277] - [.D276] ) * ( [.E$33] / 3.6 )" office:value-type="float" office:value="1.10904464849142" calcext:value-type="float">
            <text:p>1.10904464849142</text:p>
          </table:table-cell>
          <table:table-cell table:formula="of:=MAX( SQRT( MAX( [.G$30]^2 - [.$A277]^2; 0 ) ); [.G$32] ) - [.G$32]" office:value-type="float" office:value="26.6694044404518" calcext:value-type="float">
            <text:p>26.6694044404518</text:p>
          </table:table-cell>
          <table:table-cell table:formula="of:= ( [.F277] - [.F276] ) * ( [.G$33] / 3.6 )" office:value-type="float" office:value="1.04333357010297" calcext:value-type="float">
            <text:p>1.04333357010297</text:p>
          </table:table-cell>
          <table:table-cell table:number-columns-repeated="21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MAX( SQRT( MAX( [.B$30]^2 - [.$A278]^2; 0 ) ); [.B$32] ) - [.B$32]" office:value-type="float" office:value="24.1814054767472" calcext:value-type="float">
            <text:p>24.1814054767472</text:p>
          </table:table-cell>
          <table:table-cell table:formula="of:= ( [.B278] - [.B277] ) * ( [.B$33] / 3.6 )" office:value-type="float" office:value="1.173502446128" calcext:value-type="float">
            <text:p>1.173502446128</text:p>
          </table:table-cell>
          <table:table-cell table:formula="of:=MAX( SQRT( MAX( [.E$30]^2 - [.$A278]^2; 0 ) ); [.E$32] ) - [.E$32]" office:value-type="float" office:value="25.6985536204155" calcext:value-type="float">
            <text:p>25.6985536204155</text:p>
          </table:table-cell>
          <table:table-cell table:formula="of:= ( [.D278] - [.D277] ) * ( [.E$33] / 3.6 )" office:value-type="float" office:value="1.09913368605561" calcext:value-type="float">
            <text:p>1.09913368605561</text:p>
          </table:table-cell>
          <table:table-cell table:formula="of:=MAX( SQRT( MAX( [.G$30]^2 - [.$A278]^2; 0 ) ); [.G$32] ) - [.G$32]" office:value-type="float" office:value="27.0417003490891" calcext:value-type="float">
            <text:p>27.0417003490891</text:p>
          </table:table-cell>
          <table:table-cell table:formula="of:= ( [.F278] - [.F277] ) * ( [.G$33] / 3.6 )" office:value-type="float" office:value="1.03415530177023" calcext:value-type="float">
            <text:p>1.03415530177023</text:p>
          </table:table-cell>
          <table:table-cell table:number-columns-repeated="21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MAX( SQRT( MAX( [.B$30]^2 - [.$A279]^2; 0 ) ); [.B$32] ) - [.B$32]" office:value-type="float" office:value="24.6" calcext:value-type="float">
            <text:p>24.6</text:p>
          </table:table-cell>
          <table:table-cell table:formula="of:= ( [.B279] - [.B278] ) * ( [.B$33] / 3.6 )" office:value-type="float" office:value="1.16276256459113" calcext:value-type="float">
            <text:p>1.16276256459113</text:p>
          </table:table-cell>
          <table:table-cell table:formula="of:=MAX( SQRT( MAX( [.E$30]^2 - [.$A279]^2; 0 ) ); [.E$32] ) - [.E$32]" office:value-type="float" office:value="26.0906868192172" calcext:value-type="float">
            <text:p>26.0906868192172</text:p>
          </table:table-cell>
          <table:table-cell table:formula="of:= ( [.D279] - [.D278] ) * ( [.E$33] / 3.6 )" office:value-type="float" office:value="1.08925888556052" calcext:value-type="float">
            <text:p>1.08925888556052</text:p>
          </table:table-cell>
          <table:table-cell table:formula="of:=MAX( SQRT( MAX( [.G$30]^2 - [.$A279]^2; 0 ) ); [.G$32] ) - [.G$32]" office:value-type="float" office:value="27.4107027559315" calcext:value-type="float">
            <text:p>27.4107027559315</text:p>
          </table:table-cell>
          <table:table-cell table:formula="of:= ( [.F279] - [.F278] ) * ( [.G$33] / 3.6 )" office:value-type="float" office:value="1.02500668567337" calcext:value-type="float">
            <text:p>1.02500668567337</text:p>
          </table:table-cell>
          <table:table-cell table:number-columns-repeated="21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MAX( SQRT( MAX( [.B$30]^2 - [.$A280]^2; 0 ) ); [.B$32] ) - [.B$32]" office:value-type="float" office:value="25.0147440737423" calcext:value-type="float">
            <text:p>25.0147440737423</text:p>
          </table:table-cell>
          <table:table-cell table:formula="of:= ( [.B280] - [.B279] ) * ( [.B$33] / 3.6 )" office:value-type="float" office:value="1.15206687150631" calcext:value-type="float">
            <text:p>1.15206687150631</text:p>
          </table:table-cell>
          <table:table-cell table:formula="of:=MAX( SQRT( MAX( [.E$30]^2 - [.$A280]^2; 0 ) ); [.E$32] ) - [.E$32]" office:value-type="float" office:value="26.4792779287732" calcext:value-type="float">
            <text:p>26.4792779287732</text:p>
          </table:table-cell>
          <table:table-cell table:formula="of:= ( [.D280] - [.D279] ) * ( [.E$33] / 3.6 )" office:value-type="float" office:value="1.07941974876664" calcext:value-type="float">
            <text:p>1.07941974876664</text:p>
          </table:table-cell>
          <table:table-cell table:formula="of:=MAX( SQRT( MAX( [.G$30]^2 - [.$A280]^2; 0 ) ); [.G$32] ) - [.G$32]" office:value-type="float" office:value="27.7764221960231" calcext:value-type="float">
            <text:p>27.7764221960231</text:p>
          </table:table-cell>
          <table:table-cell table:formula="of:= ( [.F280] - [.F279] ) * ( [.G$33] / 3.6 )" office:value-type="float" office:value="1.01588733358777" calcext:value-type="float">
            <text:p>1.01588733358777</text:p>
          </table:table-cell>
          <table:table-cell table:number-columns-repeated="21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MAX( SQRT( MAX( [.B$30]^2 - [.$A281]^2; 0 ) ); [.B$32] ) - [.B$32]" office:value-type="float" office:value="25.4256533735347" calcext:value-type="float">
            <text:p>25.4256533735347</text:p>
          </table:table-cell>
          <table:table-cell table:formula="of:= ( [.B281] - [.B280] ) * ( [.B$33] / 3.6 )" office:value-type="float" office:value="1.14141472164562" calcext:value-type="float">
            <text:p>1.14141472164562</text:p>
          </table:table-cell>
          <table:table-cell table:formula="of:=MAX( SQRT( MAX( [.E$30]^2 - [.$A281]^2; 0 ) ); [.E$32] ) - [.E$32]" office:value-type="float" office:value="26.8643396111248" calcext:value-type="float">
            <text:p>26.8643396111248</text:p>
          </table:table-cell>
          <table:table-cell table:formula="of:= ( [.D281] - [.D280] ) * ( [.E$33] / 3.6 )" office:value-type="float" office:value="1.06961578430982" calcext:value-type="float">
            <text:p>1.06961578430982</text:p>
          </table:table-cell>
          <table:table-cell table:formula="of:=MAX( SQRT( MAX( [.G$30]^2 - [.$A281]^2; 0 ) ); [.G$32] ) - [.G$32]" office:value-type="float" office:value="28.1388690663911" calcext:value-type="float">
            <text:p>28.1388690663911</text:p>
          </table:table-cell>
          <table:table-cell table:formula="of:= ( [.F281] - [.F280] ) * ( [.G$33] / 3.6 )" office:value-type="float" office:value="1.00679686213315" calcext:value-type="float">
            <text:p>1.00679686213315</text:p>
          </table:table-cell>
          <table:table-cell table:number-columns-repeated="21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MAX( SQRT( MAX( [.B$30]^2 - [.$A282]^2; 0 ) ); [.B$32] ) - [.B$32]" office:value-type="float" office:value="25.8327433461982" calcext:value-type="float">
            <text:p>25.8327433461982</text:p>
          </table:table-cell>
          <table:table-cell table:formula="of:= ( [.B282] - [.B281] ) * ( [.B$33] / 3.6 )" office:value-type="float" office:value="1.13080547962075" calcext:value-type="float">
            <text:p>1.13080547962075</text:p>
          </table:table-cell>
          <table:table-cell table:formula="of:=MAX( SQRT( MAX( [.E$30]^2 - [.$A282]^2; 0 ) ); [.E$32] ) - [.E$32]" office:value-type="float" office:value="27.245884353846" calcext:value-type="float">
            <text:p>27.245884353846</text:p>
          </table:table-cell>
          <table:table-cell table:formula="of:= ( [.D282] - [.D281] ) * ( [.E$33] / 3.6 )" office:value-type="float" office:value="1.05984650755902" calcext:value-type="float">
            <text:p>1.05984650755902</text:p>
          </table:table-cell>
          <table:table-cell table:formula="of:=MAX( SQRT( MAX( [.G$30]^2 - [.$A282]^2; 0 ) ); [.G$32] ) - [.G$32]" office:value-type="float" office:value="28.4980536277562" calcext:value-type="float">
            <text:p>28.4980536277562</text:p>
          </table:table-cell>
          <table:table-cell table:formula="of:= ( [.F282] - [.F281] ) * ( [.G$33] / 3.6 )" office:value-type="float" office:value="0.997734892680866" calcext:value-type="float">
            <text:p>0.997734892680866</text:p>
          </table:table-cell>
          <table:table-cell table:number-columns-repeated="21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MAX( SQRT( MAX( [.B$30]^2 - [.$A283]^2; 0 ) ); [.B$32] ) - [.B$32]" office:value-type="float" office:value="26.2360292132764" calcext:value-type="float">
            <text:p>26.2360292132764</text:p>
          </table:table-cell>
          <table:table-cell table:formula="of:= ( [.B283] - [.B282] ) * ( [.B$33] / 3.6 )" office:value-type="float" office:value="1.12023851966177" calcext:value-type="float">
            <text:p>1.12023851966177</text:p>
          </table:table-cell>
          <table:table-cell table:formula="of:=MAX( SQRT( MAX( [.E$30]^2 - [.$A283]^2; 0 ) ); [.E$32] ) - [.E$32]" office:value-type="float" office:value="27.623924472418" calcext:value-type="float">
            <text:p>27.623924472418</text:p>
          </table:table-cell>
          <table:table-cell table:formula="of:= ( [.D283] - [.D282] ) * ( [.E$33] / 3.6 )" office:value-type="float" office:value="1.05011144047767" calcext:value-type="float">
            <text:p>1.05011144047767</text:p>
          </table:table-cell>
          <table:table-cell table:formula="of:=MAX( SQRT( MAX( [.G$30]^2 - [.$A283]^2; 0 ) ); [.G$32] ) - [.G$32]" office:value-type="float" office:value="28.8539860062103" calcext:value-type="float">
            <text:p>28.8539860062103</text:p>
          </table:table-cell>
          <table:table-cell table:formula="of:= ( [.F283] - [.F282] ) * ( [.G$33] / 3.6 )" office:value-type="float" office:value="0.988701051261387" calcext:value-type="float">
            <text:p>0.988701051261387</text:p>
          </table:table-cell>
          <table:table-cell table:number-columns-repeated="21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MAX( SQRT( MAX( [.B$30]^2 - [.$A284]^2; 0 ) ); [.B$32] ) - [.B$32]" office:value-type="float" office:value="26.6355259744217" calcext:value-type="float">
            <text:p>26.6355259744217</text:p>
          </table:table-cell>
          <table:table-cell table:formula="of:= ( [.B284] - [.B283] ) * ( [.B$33] / 3.6 )" office:value-type="float" office:value="1.10971322540349" calcext:value-type="float">
            <text:p>1.10971322540349</text:p>
          </table:table-cell>
          <table:table-cell table:formula="of:=MAX( SQRT( MAX( [.E$30]^2 - [.$A284]^2; 0 ) ); [.E$32] ) - [.E$32]" office:value-type="float" office:value="27.9984721125524" calcext:value-type="float">
            <text:p>27.9984721125524</text:p>
          </table:table-cell>
          <table:table-cell table:formula="of:= ( [.D284] - [.D283] ) * ( [.E$33] / 3.6 )" office:value-type="float" office:value="1.04041011148455" calcext:value-type="float">
            <text:p>1.04041011148455</text:p>
          </table:table-cell>
          <table:table-cell table:formula="of:=MAX( SQRT( MAX( [.G$30]^2 - [.$A284]^2; 0 ) ); [.G$32] ) - [.G$32]" office:value-type="float" office:value="29.2066761948611" calcext:value-type="float">
            <text:p>29.2066761948611</text:p>
          </table:table-cell>
          <table:table-cell table:formula="of:= ( [.F284] - [.F283] ) * ( [.G$33] / 3.6 )" office:value-type="float" office:value="0.979694968474594" calcext:value-type="float">
            <text:p>0.979694968474594</text:p>
          </table:table-cell>
          <table:table-cell table:number-columns-repeated="21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MAX( SQRT( MAX( [.B$30]^2 - [.$A285]^2; 0 ) ); [.B$32] ) - [.B$32]" office:value-type="float" office:value="27.0312484107045" calcext:value-type="float">
            <text:p>27.0312484107045</text:p>
          </table:table-cell>
          <table:table-cell table:formula="of:= ( [.B285] - [.B284] ) * ( [.B$33] / 3.6 )" office:value-type="float" office:value="1.09922898967435" calcext:value-type="float">
            <text:p>1.09922898967435</text:p>
          </table:table-cell>
          <table:table-cell table:formula="of:=MAX( SQRT( MAX( [.E$30]^2 - [.$A285]^2; 0 ) ); [.E$32] ) - [.E$32]" office:value-type="float" office:value="28.3695392524689" calcext:value-type="float">
            <text:p>28.3695392524689</text:p>
          </table:table-cell>
          <table:table-cell table:formula="of:= ( [.D285] - [.D284] ) * ( [.E$33] / 3.6 )" office:value-type="float" office:value="1.03074205532355" calcext:value-type="float">
            <text:p>1.03074205532355</text:p>
          </table:table-cell>
          <table:table-cell table:formula="of:=MAX( SQRT( MAX( [.G$30]^2 - [.$A285]^2; 0 ) ); [.G$32] ) - [.G$32]" office:value-type="float" office:value="29.5561340554455" calcext:value-type="float">
            <text:p>29.5561340554455</text:p>
          </table:table-cell>
          <table:table-cell table:formula="of:= ( [.F285] - [.F284] ) * ( [.G$33] / 3.6 )" office:value-type="float" office:value="0.970716279400897" calcext:value-type="float">
            <text:p>0.970716279400897</text:p>
          </table:table-cell>
          <table:table-cell table:number-columns-repeated="21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MAX( SQRT( MAX( [.B$30]^2 - [.$A286]^2; 0 ) ); [.B$32] ) - [.B$32]" office:value-type="float" office:value="27.4232110878501" calcext:value-type="float">
            <text:p>27.4232110878501</text:p>
          </table:table-cell>
          <table:table-cell table:formula="of:= ( [.B286] - [.B285] ) * ( [.B$33] / 3.6 )" office:value-type="float" office:value="1.08878521429353" calcext:value-type="float">
            <text:p>1.08878521429353</text:p>
          </table:table-cell>
          <table:table-cell table:formula="of:=MAX( SQRT( MAX( [.E$30]^2 - [.$A286]^2; 0 ) ); [.E$32] ) - [.E$32]" office:value-type="float" office:value="28.737137705124" calcext:value-type="float">
            <text:p>28.737137705124</text:p>
          </table:table-cell>
          <table:table-cell table:formula="of:= ( [.D286] - [.D285] ) * ( [.E$33] / 3.6 )" office:value-type="float" office:value="1.021106812931" calcext:value-type="float">
            <text:p>1.021106812931</text:p>
          </table:table-cell>
          <table:table-cell table:formula="of:=MAX( SQRT( MAX( [.G$30]^2 - [.$A286]^2; 0 ) ); [.G$32] ) - [.G$32]" office:value-type="float" office:value="29.9023693199115" calcext:value-type="float">
            <text:p>29.9023693199115</text:p>
          </table:table-cell>
          <table:table-cell table:formula="of:= ( [.F286] - [.F285] ) * ( [.G$33] / 3.6 )" office:value-type="float" office:value="0.961764623516754" calcext:value-type="float">
            <text:p>0.961764623516754</text:p>
          </table:table-cell>
          <table:table-cell table:number-columns-repeated="21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MAX( SQRT( MAX( [.B$30]^2 - [.$A287]^2; 0 ) ); [.B$32] ) - [.B$32]" office:value-type="float" office:value="27.8114283594036" calcext:value-type="float">
            <text:p>27.8114283594036</text:p>
          </table:table-cell>
          <table:table-cell table:formula="of:= ( [.B287] - [.B286] ) * ( [.B$33] / 3.6 )" office:value-type="float" office:value="1.07838130987072" calcext:value-type="float">
            <text:p>1.07838130987072</text:p>
          </table:table-cell>
          <table:table-cell table:formula="of:=MAX( SQRT( MAX( [.E$30]^2 - [.$A287]^2; 0 ) ); [.E$32] ) - [.E$32]" office:value-type="float" office:value="29.1012791203957" calcext:value-type="float">
            <text:p>29.1012791203957</text:p>
          </table:table-cell>
          <table:table-cell table:formula="of:= ( [.D287] - [.D286] ) * ( [.E$33] / 3.6 )" office:value-type="float" office:value="1.01150393131017" calcext:value-type="float">
            <text:p>1.01150393131017</text:p>
          </table:table-cell>
          <table:table-cell table:formula="of:=MAX( SQRT( MAX( [.G$30]^2 - [.$A287]^2; 0 ) ); [.G$32] ) - [.G$32]" office:value-type="float" office:value="30.2453915919705" calcext:value-type="float">
            <text:p>30.2453915919705</text:p>
          </table:table-cell>
          <table:table-cell table:formula="of:= ( [.F287] - [.F286] ) * ( [.G$33] / 3.6 )" office:value-type="float" office:value="0.9528396446083" calcext:value-type="float">
            <text:p>0.9528396446083</text:p>
          </table:table-cell>
          <table:table-cell table:number-columns-repeated="21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MAX( SQRT( MAX( [.B$30]^2 - [.$A288]^2; 0 ) ); [.B$32] ) - [.B$32]" office:value-type="float" office:value="28.1959143698243" calcext:value-type="float">
            <text:p>28.1959143698243</text:p>
          </table:table-cell>
          <table:table-cell table:formula="of:= ( [.B288] - [.B287] ) * ( [.B$33] / 3.6 )" office:value-type="float" office:value="1.06801669561318" calcext:value-type="float">
            <text:p>1.06801669561318</text:p>
          </table:table-cell>
          <table:table-cell table:formula="of:=MAX( SQRT( MAX( [.E$30]^2 - [.$A288]^2; 0 ) ); [.E$32] ) - [.E$32]" office:value-type="float" office:value="29.4619749872219" calcext:value-type="float">
            <text:p>29.4619749872219</text:p>
          </table:table-cell>
          <table:table-cell table:formula="of:= ( [.D288] - [.D287] ) * ( [.E$33] / 3.6 )" office:value-type="float" office:value="1.00193296340605" calcext:value-type="float">
            <text:p>1.00193296340605</text:p>
          </table:table-cell>
          <table:table-cell table:formula="of:=MAX( SQRT( MAX( [.G$30]^2 - [.$A288]^2; 0 ) ); [.G$32] ) - [.G$32]" office:value-type="float" office:value="30.5852103486189" calcext:value-type="float">
            <text:p>30.5852103486189</text:p>
          </table:table-cell>
          <table:table-cell table:formula="of:= ( [.F288] - [.F287] ) * ( [.G$33] / 3.6 )" office:value-type="float" office:value="0.943940990690035" calcext:value-type="float">
            <text:p>0.943940990690035</text:p>
          </table:table-cell>
          <table:table-cell table:number-columns-repeated="21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MAX( SQRT( MAX( [.B$30]^2 - [.$A289]^2; 0 ) ); [.B$32] ) - [.B$32]" office:value-type="float" office:value="28.5766830575133" calcext:value-type="float">
            <text:p>28.5766830575133</text:p>
          </table:table-cell>
          <table:table-cell table:formula="of:= ( [.B289] - [.B288] ) * ( [.B$33] / 3.6 )" office:value-type="float" office:value="1.05769079913595" calcext:value-type="float">
            <text:p>1.05769079913595</text:p>
          </table:table-cell>
          <table:table-cell table:formula="of:=MAX( SQRT( MAX( [.E$30]^2 - [.$A289]^2; 0 ) ); [.E$32] ) - [.E$32]" office:value-type="float" office:value="29.8192366356965" calcext:value-type="float">
            <text:p>29.8192366356965</text:p>
          </table:table-cell>
          <table:table-cell table:formula="of:= ( [.D289] - [.D288] ) * ( [.E$33] / 3.6 )" office:value-type="float" office:value="0.992393467985014" calcext:value-type="float">
            <text:p>0.992393467985014</text:p>
          </table:table-cell>
          <table:table-cell table:formula="of:=MAX( SQRT( MAX( [.G$30]^2 - [.$A289]^2; 0 ) ); [.G$32] ) - [.G$32]" office:value-type="float" office:value="30.9218349416314" calcext:value-type="float">
            <text:p>30.9218349416314</text:p>
          </table:table-cell>
          <table:table-cell table:formula="of:= ( [.F289] - [.F288] ) * ( [.G$33] / 3.6 )" office:value-type="float" office:value="0.935068313923656" calcext:value-type="float">
            <text:p>0.935068313923656</text:p>
          </table:table-cell>
          <table:table-cell table:number-columns-repeated="21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MAX( SQRT( MAX( [.B$30]^2 - [.$A290]^2; 0 ) ); [.B$32] ) - [.B$32]" office:value-type="float" office:value="28.9537481577734" calcext:value-type="float">
            <text:p>28.9537481577734</text:p>
          </table:table-cell>
          <table:table-cell table:formula="of:= ( [.B290] - [.B289] ) * ( [.B$33] / 3.6 )" office:value-type="float" office:value="1.04740305627821" calcext:value-type="float">
            <text:p>1.04740305627821</text:p>
          </table:table-cell>
          <table:table-cell table:formula="of:=MAX( SQRT( MAX( [.E$30]^2 - [.$A290]^2; 0 ) ); [.E$32] ) - [.E$32]" office:value-type="float" office:value="30.1730752391217" calcext:value-type="float">
            <text:p>30.1730752391217</text:p>
          </table:table-cell>
          <table:table-cell table:formula="of:= ( [.D290] - [.D289] ) * ( [.E$33] / 3.6 )" office:value-type="float" office:value="0.982885009514373" calcext:value-type="float">
            <text:p>0.982885009514373</text:p>
          </table:table-cell>
          <table:table-cell table:formula="of:=MAX( SQRT( MAX( [.G$30]^2 - [.$A290]^2; 0 ) ); [.G$32] ) - [.G$32]" office:value-type="float" office:value="31.2552745990254" calcext:value-type="float">
            <text:p>31.2552745990254</text:p>
          </table:table-cell>
          <table:table-cell table:formula="of:= ( [.F290] - [.F289] ) * ( [.G$33] / 3.6 )" office:value-type="float" office:value="0.926221270538797" calcext:value-type="float">
            <text:p>0.926221270538797</text:p>
          </table:table-cell>
          <table:table-cell table:number-columns-repeated="21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MAX( SQRT( MAX( [.B$30]^2 - [.$A291]^2; 0 ) ); [.B$32] ) - [.B$32]" office:value-type="float" office:value="29.3271232057055" calcext:value-type="float">
            <text:p>29.3271232057055</text:p>
          </table:table-cell>
          <table:table-cell table:formula="of:= ( [.B291] - [.B290] ) * ( [.B$33] / 3.6 )" office:value-type="float" office:value="1.03715291092246" calcext:value-type="float">
            <text:p>1.03715291092246</text:p>
          </table:table-cell>
          <table:table-cell table:formula="of:=MAX( SQRT( MAX( [.E$30]^2 - [.$A291]^2; 0 ) ); [.E$32] ) - [.E$32]" office:value-type="float" office:value="30.5235018160192" calcext:value-type="float">
            <text:p>30.5235018160192</text:p>
          </table:table-cell>
          <table:table-cell table:formula="of:= ( [.D291] - [.D290] ) * ( [.E$33] / 3.6 )" office:value-type="float" office:value="0.973407158048663" calcext:value-type="float">
            <text:p>0.973407158048663</text:p>
          </table:table-cell>
          <table:table-cell table:formula="of:=MAX( SQRT( MAX( [.G$30]^2 - [.$A291]^2; 0 ) ); [.G$32] ) - [.G$32]" office:value-type="float" office:value="31.5855384264975" calcext:value-type="float">
            <text:p>31.5855384264975</text:p>
          </table:table-cell>
          <table:table-cell table:formula="of:= ( [.F291] - [.F290] ) * ( [.G$33] / 3.6 )" office:value-type="float" office:value="0.917399520755819" calcext:value-type="float">
            <text:p>0.917399520755819</text:p>
          </table:table-cell>
          <table:table-cell table:number-columns-repeated="21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MAX( SQRT( MAX( [.B$30]^2 - [.$A292]^2; 0 ) ); [.B$32] ) - [.B$32]" office:value-type="float" office:value="29.6968215390406" calcext:value-type="float">
            <text:p>29.6968215390406</text:p>
          </table:table-cell>
          <table:table-cell table:formula="of:= ( [.B292] - [.B291] ) * ( [.B$33] / 3.6 )" office:value-type="float" office:value="1.02693981481979" calcext:value-type="float">
            <text:p>1.02693981481979</text:p>
          </table:table-cell>
          <table:table-cell table:formula="of:=MAX( SQRT( MAX( [.E$30]^2 - [.$A292]^2; 0 ) ); [.E$32] ) - [.E$32]" office:value-type="float" office:value="30.8705272321005" calcext:value-type="float">
            <text:p>30.8705272321005</text:p>
          </table:table-cell>
          <table:table-cell table:formula="of:= ( [.D292] - [.D291] ) * ( [.E$33] / 3.6 )" office:value-type="float" office:value="0.963959489114706" calcext:value-type="float">
            <text:p>0.963959489114706</text:p>
          </table:table-cell>
          <table:table-cell table:formula="of:=MAX( SQRT( MAX( [.G$30]^2 - [.$A292]^2; 0 ) ); [.G$32] ) - [.G$32]" office:value-type="float" office:value="31.9126354088328" calcext:value-type="float">
            <text:p>31.9126354088328</text:p>
          </table:table-cell>
          <table:table-cell table:formula="of:= ( [.F292] - [.F291] ) * ( [.G$33] / 3.6 )" office:value-type="float" office:value="0.908602728709222" calcext:value-type="float">
            <text:p>0.908602728709222</text:p>
          </table:table-cell>
          <table:table-cell table:number-columns-repeated="21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MAX( SQRT( MAX( [.B$30]^2 - [.$A293]^2; 0 ) ); [.B$32] ) - [.B$32]" office:value-type="float" office:value="30.0628563009114" calcext:value-type="float">
            <text:p>30.0628563009114</text:p>
          </table:table-cell>
          <table:table-cell table:formula="of:= ( [.B293] - [.B292] ) * ( [.B$33] / 3.6 )" office:value-type="float" office:value="1.01676322741879" calcext:value-type="float">
            <text:p>1.01676322741879</text:p>
          </table:table-cell>
          <table:table-cell table:formula="of:=MAX( SQRT( MAX( [.E$30]^2 - [.$A293]^2; 0 ) ); [.E$32] ) - [.E$32]" office:value-type="float" office:value="31.214162202197" calcext:value-type="float">
            <text:p>31.214162202197</text:p>
          </table:table-cell>
          <table:table-cell table:formula="of:= ( [.D293] - [.D292] ) * ( [.E$33] / 3.6 )" office:value-type="float" office:value="0.954541583601554" calcext:value-type="float">
            <text:p>0.954541583601554</text:p>
          </table:table-cell>
          <table:table-cell table:formula="of:=MAX( SQRT( MAX( [.G$30]^2 - [.$A293]^2; 0 ) ); [.G$32] ) - [.G$32]" office:value-type="float" office:value="32.2365744112874" calcext:value-type="float">
            <text:p>32.2365744112874</text:p>
          </table:table-cell>
          <table:table-cell table:formula="of:= ( [.F293] - [.F292] ) * ( [.G$33] / 3.6 )" office:value-type="float" office:value="0.89983056237407" calcext:value-type="float">
            <text:p>0.89983056237407</text:p>
          </table:table-cell>
          <table:table-cell table:number-columns-repeated="21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MAX( SQRT( MAX( [.B$30]^2 - [.$A294]^2; 0 ) ); [.B$32] ) - [.B$32]" office:value-type="float" office:value="30.4252404425629" calcext:value-type="float">
            <text:p>30.4252404425629</text:p>
          </table:table-cell>
          <table:table-cell table:formula="of:= ( [.B294] - [.B293] ) * ( [.B$33] / 3.6 )" office:value-type="float" office:value="1.00662261569858" calcext:value-type="float">
            <text:p>1.00662261569858</text:p>
          </table:table-cell>
          <table:table-cell table:formula="of:=MAX( SQRT( MAX( [.E$30]^2 - [.$A294]^2; 0 ) ); [.E$32] ) - [.E$32]" office:value-type="float" office:value="31.5544172921516" calcext:value-type="float">
            <text:p>31.5544172921516</text:p>
          </table:table-cell>
          <table:table-cell table:formula="of:= ( [.D294] - [.D293] ) * ( [.E$33] / 3.6 )" office:value-type="float" office:value="0.945153027651694" calcext:value-type="float">
            <text:p>0.945153027651694</text:p>
          </table:table-cell>
          <table:table-cell table:formula="of:=MAX( SQRT( MAX( [.G$30]^2 - [.$A294]^2; 0 ) ); [.G$32] ) - [.G$32]" office:value-type="float" office:value="32.5573641809447" calcext:value-type="float">
            <text:p>32.5573641809447</text:p>
          </table:table-cell>
          <table:table-cell table:formula="of:= ( [.F294] - [.F293] ) * ( [.G$33] / 3.6 )" office:value-type="float" office:value="0.891082693492251" calcext:value-type="float">
            <text:p>0.891082693492251</text:p>
          </table:table-cell>
          <table:table-cell table:number-columns-repeated="21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MAX( SQRT( MAX( [.B$30]^2 - [.$A295]^2; 0 ) ); [.B$32] ) - [.B$32]" office:value-type="float" office:value="30.7839867260049" calcext:value-type="float">
            <text:p>30.7839867260049</text:p>
          </table:table-cell>
          <table:table-cell table:formula="of:= ( [.B295] - [.B294] ) * ( [.B$33] / 3.6 )" office:value-type="float" office:value="0.996517454005641" calcext:value-type="float">
            <text:p>0.996517454005641</text:p>
          </table:table-cell>
          <table:table-cell table:formula="of:=MAX( SQRT( MAX( [.E$30]^2 - [.$A295]^2; 0 ) ); [.E$32] ) - [.E$32]" office:value-type="float" office:value="31.8913029206716" calcext:value-type="float">
            <text:p>31.8913029206716</text:p>
          </table:table-cell>
          <table:table-cell table:formula="of:= ( [.D295] - [.D294] ) * ( [.E$33] / 3.6 )" office:value-type="float" office:value="0.93579341255542" calcext:value-type="float">
            <text:p>0.93579341255542</text:p>
          </table:table-cell>
          <table:table-cell table:formula="of:=MAX( SQRT( MAX( [.G$30]^2 - [.$A295]^2; 0 ) ); [.G$32] ) - [.G$32]" office:value-type="float" office:value="32.8750133480457" calcext:value-type="float">
            <text:p>32.8750133480457</text:p>
          </table:table-cell>
          <table:table-cell table:formula="of:= ( [.F295] - [.F294] ) * ( [.G$33] / 3.6 )" office:value-type="float" office:value="0.882358797502844" calcext:value-type="float">
            <text:p>0.882358797502844</text:p>
          </table:table-cell>
          <table:table-cell table:number-columns-repeated="21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MAX( SQRT( MAX( [.B$30]^2 - [.$A296]^2; 0 ) ); [.B$32] ) - [.B$32]" office:value-type="float" office:value="31.1391077266073" calcext:value-type="float">
            <text:p>31.1391077266073</text:p>
          </table:table-cell>
          <table:table-cell table:formula="of:= ( [.B296] - [.B295] ) * ( [.B$33] / 3.6 )" office:value-type="float" office:value="0.986447223895621" calcext:value-type="float">
            <text:p>0.986447223895621</text:p>
          </table:table-cell>
          <table:table-cell table:formula="of:=MAX( SQRT( MAX( [.E$30]^2 - [.$A296]^2; 0 ) ); [.E$32] ) - [.E$32]" office:value-type="float" office:value="32.2248293611447" calcext:value-type="float">
            <text:p>32.2248293611447</text:p>
          </table:table-cell>
          <table:table-cell table:formula="of:= ( [.D296] - [.D295] ) * ( [.E$33] / 3.6 )" office:value-type="float" office:value="0.926462334647561" calcext:value-type="float">
            <text:p>0.926462334647561</text:p>
          </table:table-cell>
          <table:table-cell table:formula="of:=MAX( SQRT( MAX( [.G$30]^2 - [.$A296]^2; 0 ) ); [.G$32] ) - [.G$32]" office:value-type="float" office:value="33.1895304272946" calcext:value-type="float">
            <text:p>33.1895304272946</text:p>
          </table:table-cell>
          <table:table-cell table:formula="of:= ( [.F296] - [.F295] ) * ( [.G$33] / 3.6 )" office:value-type="float" office:value="0.87365855346917" calcext:value-type="float">
            <text:p>0.87365855346917</text:p>
          </table:table-cell>
          <table:table-cell table:number-columns-repeated="21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MAX( SQRT( MAX( [.B$30]^2 - [.$A297]^2; 0 ) ); [.B$32] ) - [.B$32]" office:value-type="float" office:value="31.4906158356392" calcext:value-type="float">
            <text:p>31.4906158356392</text:p>
          </table:table-cell>
          <table:table-cell table:formula="of:= ( [.B297] - [.B296] ) * ( [.B$33] / 3.6 )" office:value-type="float" office:value="0.976411413977334" calcext:value-type="float">
            <text:p>0.976411413977334</text:p>
          </table:table-cell>
          <table:table-cell table:formula="of:=MAX( SQRT( MAX( [.E$30]^2 - [.$A297]^2; 0 ) ); [.E$32] ) - [.E$32]" office:value-type="float" office:value="32.5550067434185" calcext:value-type="float">
            <text:p>32.5550067434185</text:p>
          </table:table-cell>
          <table:table-cell table:formula="of:= ( [.D297] - [.D296] ) * ( [.E$33] / 3.6 )" office:value-type="float" office:value="0.917159395205008" calcext:value-type="float">
            <text:p>0.917159395205008</text:p>
          </table:table-cell>
          <table:table-cell table:formula="of:=MAX( SQRT( MAX( [.G$30]^2 - [.$A297]^2; 0 ) ); [.G$32] ) - [.G$32]" office:value-type="float" office:value="33.5009238191396" calcext:value-type="float">
            <text:p>33.5009238191396</text:p>
          </table:table-cell>
          <table:table-cell table:formula="of:= ( [.F297] - [.F296] ) * ( [.G$33] / 3.6 )" office:value-type="float" office:value="0.864981644013893" calcext:value-type="float">
            <text:p>0.864981644013893</text:p>
          </table:table-cell>
          <table:table-cell table:number-columns-repeated="21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MAX( SQRT( MAX( [.B$30]^2 - [.$A298]^2; 0 ) ); [.B$32] ) - [.B$32]" office:value-type="float" office:value="31.8385232627536" calcext:value-type="float">
            <text:p>31.8385232627536</text:p>
          </table:table-cell>
          <table:table-cell table:formula="of:= ( [.B298] - [.B297] ) * ( [.B$33] / 3.6 )" office:value-type="float" office:value="0.966409519762281" calcext:value-type="float">
            <text:p>0.966409519762281</text:p>
          </table:table-cell>
          <table:table-cell table:formula="of:=MAX( SQRT( MAX( [.E$30]^2 - [.$A298]^2; 0 ) ); [.E$32] ) - [.E$32]" office:value-type="float" office:value="32.8818450555441" calcext:value-type="float">
            <text:p>32.8818450555441</text:p>
          </table:table-cell>
          <table:table-cell table:formula="of:= ( [.D298] - [.D297] ) * ( [.E$33] / 3.6 )" office:value-type="float" office:value="0.907884200348974" calcext:value-type="float">
            <text:p>0.907884200348974</text:p>
          </table:table-cell>
          <table:table-cell table:formula="of:=MAX( SQRT( MAX( [.G$30]^2 - [.$A298]^2; 0 ) ); [.G$32] ) - [.G$32]" office:value-type="float" office:value="33.8092018110291" calcext:value-type="float">
            <text:p>33.8092018110291</text:p>
          </table:table-cell>
          <table:table-cell table:formula="of:= ( [.F298] - [.F297] ) * ( [.G$33] / 3.6 )" office:value-type="float" office:value="0.856327755248761" calcext:value-type="float">
            <text:p>0.856327755248761</text:p>
          </table:table-cell>
          <table:table-cell table:number-columns-repeated="21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MAX( SQRT( MAX( [.B$30]^2 - [.$A299]^2; 0 ) ); [.B$32] ) - [.B$32]" office:value-type="float" office:value="32.1828420384193" calcext:value-type="float">
            <text:p>32.1828420384193</text:p>
          </table:table-cell>
          <table:table-cell table:formula="of:= ( [.B299] - [.B298] ) * ( [.B$33] / 3.6 )" office:value-type="float" office:value="0.956441043515749" calcext:value-type="float">
            <text:p>0.956441043515749</text:p>
          </table:table-cell>
          <table:table-cell table:formula="of:=MAX( SQRT( MAX( [.E$30]^2 - [.$A299]^2; 0 ) ); [.E$32] ) - [.E$32]" office:value-type="float" office:value="33.2053541454852" calcext:value-type="float">
            <text:p>33.2053541454852</text:p>
          </table:table-cell>
          <table:table-cell table:formula="of:= ( [.D299] - [.D298] ) * ( [.E$33] / 3.6 )" office:value-type="float" office:value="0.898636360947415" calcext:value-type="float">
            <text:p>0.898636360947415</text:p>
          </table:table-cell>
          <table:table-cell table:formula="of:=MAX( SQRT( MAX( [.G$30]^2 - [.$A299]^2; 0 ) ); [.G$32] ) - [.G$32]" office:value-type="float" office:value="34.114372578645" calcext:value-type="float">
            <text:p>34.114372578645</text:p>
          </table:table-cell>
          <table:table-cell table:formula="of:= ( [.F299] - [.F298] ) * ( [.G$33] / 3.6 )" office:value-type="float" office:value="0.847696576710809" calcext:value-type="float">
            <text:p>0.847696576710809</text:p>
          </table:table-cell>
          <table:table-cell table:number-columns-repeated="21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MAX( SQRT( MAX( [.B$30]^2 - [.$A300]^2; 0 ) ); [.B$32] ) - [.B$32]" office:value-type="float" office:value="32.5235840163003" calcext:value-type="float">
            <text:p>32.5235840163003</text:p>
          </table:table-cell>
          <table:table-cell table:formula="of:= ( [.B300] - [.B299] ) * ( [.B$33] / 3.6 )" office:value-type="float" office:value="0.946505494113915" calcext:value-type="float">
            <text:p>0.946505494113915</text:p>
          </table:table-cell>
          <table:table-cell table:formula="of:=MAX( SQRT( MAX( [.E$30]^2 - [.$A300]^2; 0 ) ); [.E$32] ) - [.E$32]" office:value-type="float" office:value="33.5255437227922" calcext:value-type="float">
            <text:p>33.5255437227922</text:p>
          </table:table-cell>
          <table:table-cell table:formula="of:= ( [.D300] - [.D299] ) * ( [.E$33] / 3.6 )" office:value-type="float" office:value="0.889415492519498" calcext:value-type="float">
            <text:p>0.889415492519498</text:p>
          </table:table-cell>
          <table:table-cell table:formula="of:=MAX( SQRT( MAX( [.G$30]^2 - [.$A300]^2; 0 ) ); [.G$32] ) - [.G$32]" office:value-type="float" office:value="34.4164441871119" calcext:value-type="float">
            <text:p>34.4164441871119</text:p>
          </table:table-cell>
          <table:table-cell table:formula="of:= ( [.F300] - [.F299] ) * ( [.G$33] / 3.6 )" office:value-type="float" office:value="0.839087801296993" calcext:value-type="float">
            <text:p>0.839087801296993</text:p>
          </table:table-cell>
          <table:table-cell table:number-columns-repeated="21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MAX( SQRT( MAX( [.B$30]^2 - [.$A301]^2; 0 ) ); [.B$32] ) - [.B$32]" office:value-type="float" office:value="32.8607608755847" calcext:value-type="float">
            <text:p>32.8607608755847</text:p>
          </table:table-cell>
          <table:table-cell table:formula="of:= ( [.B301] - [.B300] ) * ( [.B$33] / 3.6 )" office:value-type="float" office:value="0.936602386901105" calcext:value-type="float">
            <text:p>0.936602386901105</text:p>
          </table:table-cell>
          <table:table-cell table:formula="of:=MAX( SQRT( MAX( [.E$30]^2 - [.$A301]^2; 0 ) ); [.E$32] ) - [.E$32]" office:value-type="float" office:value="33.842423360244" calcext:value-type="float">
            <text:p>33.842423360244</text:p>
          </table:table-cell>
          <table:table-cell table:formula="of:= ( [.D301] - [.D300] ) * ( [.E$33] / 3.6 )" office:value-type="float" office:value="0.880221215143706" calcext:value-type="float">
            <text:p>0.880221215143706</text:p>
          </table:table-cell>
          <table:table-cell table:formula="of:=MAX( SQRT( MAX( [.G$30]^2 - [.$A301]^2; 0 ) ); [.G$32] ) - [.G$32]" office:value-type="float" office:value="34.7154245921841" calcext:value-type="float">
            <text:p>34.7154245921841</text:p>
          </table:table-cell>
          <table:table-cell table:formula="of:= ( [.F301] - [.F300] ) * ( [.G$33] / 3.6 )" office:value-type="float" office:value="0.830501125200556" calcext:value-type="float">
            <text:p>0.830501125200556</text:p>
          </table:table-cell>
          <table:table-cell table:number-columns-repeated="21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MAX( SQRT( MAX( [.B$30]^2 - [.$A302]^2; 0 ) ); [.B$32] ) - [.B$32]" office:value-type="float" office:value="33.1943841232641" calcext:value-type="float">
            <text:p>33.1943841232641</text:p>
          </table:table-cell>
          <table:table-cell table:formula="of:= ( [.B302] - [.B301] ) * ( [.B$33] / 3.6 )" office:value-type="float" office:value="0.926731243553844" calcext:value-type="float">
            <text:p>0.926731243553844</text:p>
          </table:table-cell>
          <table:table-cell table:formula="of:=MAX( SQRT( MAX( [.E$30]^2 - [.$A302]^2; 0 ) ); [.E$32] ) - [.E$32]" office:value-type="float" office:value="34.156002495456" calcext:value-type="float">
            <text:p>34.156002495456</text:p>
          </table:table-cell>
          <table:table-cell table:formula="of:= ( [.D302] - [.D301] ) * ( [.E$33] / 3.6 )" office:value-type="float" office:value="0.871053153366732" calcext:value-type="float">
            <text:p>0.871053153366732</text:p>
          </table:table-cell>
          <table:table-cell table:formula="of:=MAX( SQRT( MAX( [.G$30]^2 - [.$A302]^2; 0 ) ); [.G$32] ) - [.G$32]" office:value-type="float" office:value="35.0113216414102" calcext:value-type="float">
            <text:p>35.0113216414102</text:p>
          </table:table-cell>
          <table:table-cell table:formula="of:= ( [.F302] - [.F301] ) * ( [.G$33] / 3.6 )" office:value-type="float" office:value="0.821936247850235" calcext:value-type="float">
            <text:p>0.821936247850235</text:p>
          </table:table-cell>
          <table:table-cell table:number-columns-repeated="21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MAX( SQRT( MAX( [.B$30]^2 - [.$A303]^2; 0 ) ); [.B$32] ) - [.B$32]" office:value-type="float" office:value="33.5244650963644" calcext:value-type="float">
            <text:p>33.5244650963644</text:p>
          </table:table-cell>
          <table:table-cell table:formula="of:= ( [.B303] - [.B302] ) * ( [.B$33] / 3.6 )" office:value-type="float" office:value="0.916891591945538" calcext:value-type="float">
            <text:p>0.916891591945538</text:p>
          </table:table-cell>
          <table:table-cell table:formula="of:=MAX( SQRT( MAX( [.E$30]^2 - [.$A303]^2; 0 ) ); [.E$32] ) - [.E$32]" office:value-type="float" office:value="34.466290432457" calcext:value-type="float">
            <text:p>34.466290432457</text:p>
          </table:table-cell>
          <table:table-cell table:formula="of:= ( [.D303] - [.D302] ) * ( [.E$33] / 3.6 )" office:value-type="float" office:value="0.861910936113948" calcext:value-type="float">
            <text:p>0.861910936113948</text:p>
          </table:table-cell>
          <table:table-cell table:formula="of:=MAX( SQRT( MAX( [.G$30]^2 - [.$A303]^2; 0 ) ); [.G$32] ) - [.G$32]" office:value-type="float" office:value="35.3041430752757" calcext:value-type="float">
            <text:p>35.3041430752757</text:p>
          </table:table-cell>
          <table:table-cell table:formula="of:= ( [.F303] - [.F302] ) * ( [.G$33] / 3.6 )" office:value-type="float" office:value="0.813392871848527" calcext:value-type="float">
            <text:p>0.813392871848527</text:p>
          </table:table-cell>
          <table:table-cell table:number-columns-repeated="21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MAX( SQRT( MAX( [.B$30]^2 - [.$A304]^2; 0 ) ); [.B$32] ) - [.B$32]" office:value-type="float" office:value="33.8510149641297" calcext:value-type="float">
            <text:p>33.8510149641297</text:p>
          </table:table-cell>
          <table:table-cell table:formula="of:= ( [.B304] - [.B303] ) * ( [.B$33] / 3.6 )" office:value-type="float" office:value="0.907082966014469" calcext:value-type="float">
            <text:p>0.907082966014469</text:p>
          </table:table-cell>
          <table:table-cell table:formula="of:=MAX( SQRT( MAX( [.E$30]^2 - [.$A304]^2; 0 ) ); [.E$32] ) - [.E$32]" office:value-type="float" office:value="34.7732963432341" calcext:value-type="float">
            <text:p>34.7732963432341</text:p>
          </table:table-cell>
          <table:table-cell table:formula="of:= ( [.D304] - [.D303] ) * ( [.E$33] / 3.6 )" office:value-type="float" office:value="0.852794196603036" calcext:value-type="float">
            <text:p>0.852794196603036</text:p>
          </table:table-cell>
          <table:table-cell table:formula="of:=MAX( SQRT( MAX( [.G$30]^2 - [.$A304]^2; 0 ) ); [.G$32] ) - [.G$32]" office:value-type="float" office:value="35.5938965283239" calcext:value-type="float">
            <text:p>35.5938965283239</text:p>
          </table:table-cell>
          <table:table-cell table:formula="of:= ( [.F304] - [.F303] ) * ( [.G$33] / 3.6 )" office:value-type="float" office:value="0.804870702911684" calcext:value-type="float">
            <text:p>0.804870702911684</text:p>
          </table:table-cell>
          <table:table-cell table:number-columns-repeated="21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MAX( SQRT( MAX( [.B$30]^2 - [.$A305]^2; 0 ) ); [.B$32] ) - [.B$32]" office:value-type="float" office:value="34.174044730159" calcext:value-type="float">
            <text:p>34.174044730159</text:p>
          </table:table-cell>
          <table:table-cell table:formula="of:= ( [.B305] - [.B304] ) * ( [.B$33] / 3.6 )" office:value-type="float" office:value="0.897304905637005" calcext:value-type="float">
            <text:p>0.897304905637005</text:p>
          </table:table-cell>
          <table:table-cell table:formula="of:=MAX( SQRT( MAX( [.E$30]^2 - [.$A305]^2; 0 ) ); [.E$32] ) - [.E$32]" office:value-type="float" office:value="35.0770292692471" calcext:value-type="float">
            <text:p>35.0770292692471</text:p>
          </table:table-cell>
          <table:table-cell table:formula="of:= ( [.D305] - [.D304] ) * ( [.E$33] / 3.6 )" office:value-type="float" office:value="0.843702572258249" calcext:value-type="float">
            <text:p>0.843702572258249</text:p>
          </table:table-cell>
          <table:table-cell table:formula="of:=MAX( SQRT( MAX( [.G$30]^2 - [.$A305]^2; 0 ) ); [.G$32] ) - [.G$32]" office:value-type="float" office:value="35.8805895302565" calcext:value-type="float">
            <text:p>35.8805895302565</text:p>
          </table:table-cell>
          <table:table-cell table:formula="of:= ( [.F305] - [.F304] ) * ( [.G$33] / 3.6 )" office:value-type="float" office:value="0.796369449812712" calcext:value-type="float">
            <text:p>0.796369449812712</text:p>
          </table:table-cell>
          <table:table-cell table:number-columns-repeated="21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MAX( SQRT( MAX( [.B$30]^2 - [.$A306]^2; 0 ) ); [.B$32] ) - [.B$32]" office:value-type="float" office:value="34.4935652344992" calcext:value-type="float">
            <text:p>34.4935652344992</text:p>
          </table:table-cell>
          <table:table-cell table:formula="of:= ( [.B306] - [.B305] ) * ( [.B$33] / 3.6 )" office:value-type="float" office:value="0.887556956500646" calcext:value-type="float">
            <text:p>0.887556956500646</text:p>
          </table:table-cell>
          <table:table-cell table:formula="of:=MAX( SQRT( MAX( [.E$30]^2 - [.$A306]^2; 0 ) ); [.E$32] ) - [.E$32]" office:value-type="float" office:value="35.3774981229128" calcext:value-type="float">
            <text:p>35.3774981229128</text:p>
          </table:table-cell>
          <table:table-cell table:formula="of:= ( [.D306] - [.D305] ) * ( [.E$33] / 3.6 )" office:value-type="float" office:value="0.834635704627039" calcext:value-type="float">
            <text:p>0.834635704627039</text:p>
          </table:table-cell>
          <table:table-cell table:formula="of:=MAX( SQRT( MAX( [.G$30]^2 - [.$A306]^2; 0 ) ); [.G$32] ) - [.G$32]" office:value-type="float" office:value="36.1642295070125" calcext:value-type="float">
            <text:p>36.1642295070125</text:p>
          </table:table-cell>
          <table:table-cell table:formula="of:= ( [.F306] - [.F305] ) * ( [.G$33] / 3.6 )" office:value-type="float" office:value="0.78788882432232" calcext:value-type="float">
            <text:p>0.78788882432232</text:p>
          </table:table-cell>
          <table:table-cell table:number-columns-repeated="21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MAX( SQRT( MAX( [.B$30]^2 - [.$A307]^2; 0 ) ); [.B$32] ) - [.B$32]" office:value-type="float" office:value="34.8095871556928" calcext:value-type="float">
            <text:p>34.8095871556928</text:p>
          </table:table-cell>
          <table:table-cell table:formula="of:= ( [.B307] - [.B306] ) * ( [.B$33] / 3.6 )" office:value-type="float" office:value="0.87783866998213" calcext:value-type="float">
            <text:p>0.87783866998213</text:p>
          </table:table-cell>
          <table:table-cell table:formula="of:=MAX( SQRT( MAX( [.E$30]^2 - [.$A307]^2; 0 ) ); [.E$32] ) - [.E$32]" office:value-type="float" office:value="35.6747116890601" calcext:value-type="float">
            <text:p>35.6747116890601</text:p>
          </table:table-cell>
          <table:table-cell table:formula="of:= ( [.D307] - [.D306] ) * ( [.E$33] / 3.6 )" office:value-type="float" office:value="0.825593239297954" calcext:value-type="float">
            <text:p>0.825593239297954</text:p>
          </table:table-cell>
          <table:table-cell table:formula="of:=MAX( SQRT( MAX( [.G$30]^2 - [.$A307]^2; 0 ) ); [.G$32] ) - [.G$32]" office:value-type="float" office:value="36.4448237818278" calcext:value-type="float">
            <text:p>36.4448237818278</text:p>
          </table:table-cell>
          <table:table-cell table:formula="of:= ( [.F307] - [.F306] ) * ( [.G$33] / 3.6 )" office:value-type="float" office:value="0.779428541153493" calcext:value-type="float">
            <text:p>0.779428541153493</text:p>
          </table:table-cell>
          <table:table-cell table:number-columns-repeated="21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MAX( SQRT( MAX( [.B$30]^2 - [.$A308]^2; 0 ) ); [.B$32] ) - [.B$32]" office:value-type="float" office:value="35.1221210127827" calcext:value-type="float">
            <text:p>35.1221210127827</text:p>
          </table:table-cell>
          <table:table-cell table:formula="of:= ( [.B308] - [.B307] ) * ( [.B$33] / 3.6 )" office:value-type="float" office:value="0.868149603027588" calcext:value-type="float">
            <text:p>0.868149603027588</text:p>
          </table:table-cell>
          <table:table-cell table:formula="of:=MAX( SQRT( MAX( [.E$30]^2 - [.$A308]^2; 0 ) ); [.E$32] ) - [.E$32]" office:value-type="float" office:value="35.9686786263558" calcext:value-type="float">
            <text:p>35.9686786263558</text:p>
          </table:table-cell>
          <table:table-cell table:formula="of:= ( [.D308] - [.D307] ) * ( [.E$33] / 3.6 )" office:value-type="float" office:value="0.816574825821369" calcext:value-type="float">
            <text:p>0.816574825821369</text:p>
          </table:table-cell>
          <table:table-cell table:formula="of:=MAX( SQRT( MAX( [.G$30]^2 - [.$A308]^2; 0 ) ); [.G$32] ) - [.G$32]" office:value-type="float" office:value="36.7223795762741" calcext:value-type="float">
            <text:p>36.7223795762741</text:p>
          </table:table-cell>
          <table:table-cell table:formula="of:= ( [.F308] - [.F307] ) * ( [.G$33] / 3.6 )" office:value-type="float" office:value="0.77098831790639" calcext:value-type="float">
            <text:p>0.77098831790639</text:p>
          </table:table-cell>
          <table:table-cell table:number-columns-repeated="21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MAX( SQRT( MAX( [.B$30]^2 - [.$A309]^2; 0 ) ); [.B$32] ) - [.B$32]" office:value-type="float" office:value="35.4311771672754" calcext:value-type="float">
            <text:p>35.4311771672754</text:p>
          </table:table-cell>
          <table:table-cell table:formula="of:= ( [.B309] - [.B308] ) * ( [.B$33] / 3.6 )" office:value-type="float" office:value="0.858489318035222" calcext:value-type="float">
            <text:p>0.858489318035222</text:p>
          </table:table-cell>
          <table:table-cell table:formula="of:=MAX( SQRT( MAX( [.E$30]^2 - [.$A309]^2; 0 ) ); [.E$32] ) - [.E$32]" office:value-type="float" office:value="36.2594074687027" calcext:value-type="float">
            <text:p>36.2594074687027</text:p>
          </table:table-cell>
          <table:table-cell table:formula="of:= ( [.D309] - [.D308] ) * ( [.E$33] / 3.6 )" office:value-type="float" office:value="0.80758011763038" calcext:value-type="float">
            <text:p>0.80758011763038</text:p>
          </table:table-cell>
          <table:table-cell table:formula="of:=MAX( SQRT( MAX( [.G$30]^2 - [.$A309]^2; 0 ) ); [.G$32] ) - [.G$32]" office:value-type="float" office:value="36.9969040112791" calcext:value-type="float">
            <text:p>36.9969040112791</text:p>
          </table:table-cell>
          <table:table-cell table:formula="of:= ( [.F309] - [.F308] ) * ( [.G$33] / 3.6 )" office:value-type="float" office:value="0.762567875013865" calcext:value-type="float">
            <text:p>0.762567875013865</text:p>
          </table:table-cell>
          <table:table-cell table:number-columns-repeated="21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MAX( SQRT( MAX( [.B$30]^2 - [.$A310]^2; 0 ) ); [.B$32] ) - [.B$32]" office:value-type="float" office:value="35.7367658250619" calcext:value-type="float">
            <text:p>35.7367658250619</text:p>
          </table:table-cell>
          <table:table-cell table:formula="of:= ( [.B310] - [.B309] ) * ( [.B$33] / 3.6 )" office:value-type="float" office:value="0.84885738274036" calcext:value-type="float">
            <text:p>0.84885738274036</text:p>
          </table:table-cell>
          <table:table-cell table:formula="of:=MAX( SQRT( MAX( [.E$30]^2 - [.$A310]^2; 0 ) ); [.E$32] ) - [.E$32]" office:value-type="float" office:value="36.5469066266097" calcext:value-type="float">
            <text:p>36.5469066266097</text:p>
          </table:table-cell>
          <table:table-cell table:formula="of:= ( [.D310] - [.D309] ) * ( [.E$33] / 3.6 )" office:value-type="float" office:value="0.79860877196375" calcext:value-type="float">
            <text:p>0.79860877196375</text:p>
          </table:table-cell>
          <table:table-cell table:formula="of:=MAX( SQRT( MAX( [.G$30]^2 - [.$A310]^2; 0 ) ); [.G$32] ) - [.G$32]" office:value-type="float" office:value="37.2684041081266" calcext:value-type="float">
            <text:p>37.2684041081266</text:p>
          </table:table-cell>
          <table:table-cell table:formula="of:= ( [.F310] - [.F309] ) * ( [.G$33] / 3.6 )" office:value-type="float" office:value="0.754166935687629" calcext:value-type="float">
            <text:p>0.754166935687629</text:p>
          </table:table-cell>
          <table:table-cell table:number-columns-repeated="21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MAX( SQRT( MAX( [.B$30]^2 - [.$A311]^2; 0 ) ); [.B$32] ) - [.B$32]" office:value-type="float" office:value="36.0388970382992" calcext:value-type="float">
            <text:p>36.0388970382992</text:p>
          </table:table-cell>
          <table:table-cell table:formula="of:= ( [.B311] - [.B310] ) * ( [.B$33] / 3.6 )" office:value-type="float" office:value="0.8392533701035" calcext:value-type="float">
            <text:p>0.8392533701035</text:p>
          </table:table-cell>
          <table:table-cell table:formula="of:=MAX( SQRT( MAX( [.E$30]^2 - [.$A311]^2; 0 ) ); [.E$32] ) - [.E$32]" office:value-type="float" office:value="36.8311843885343" calcext:value-type="float">
            <text:p>36.8311843885343</text:p>
          </table:table-cell>
          <table:table-cell table:formula="of:= ( [.D311] - [.D310] ) * ( [.E$33] / 3.6 )" office:value-type="float" office:value="0.789660449790751" calcext:value-type="float">
            <text:p>0.789660449790751</text:p>
          </table:table-cell>
          <table:table-cell table:formula="of:=MAX( SQRT( MAX( [.G$30]^2 - [.$A311]^2; 0 ) ); [.G$32] ) - [.G$32]" office:value-type="float" office:value="37.536886789439" calcext:value-type="float">
            <text:p>37.536886789439</text:p>
          </table:table-cell>
          <table:table-cell table:formula="of:= ( [.F311] - [.F310] ) * ( [.G$33] / 3.6 )" office:value-type="float" office:value="0.745785225867874" calcext:value-type="float">
            <text:p>0.745785225867874</text:p>
          </table:table-cell>
          <table:table-cell table:number-columns-repeated="21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MAX( SQRT( MAX( [.B$30]^2 - [.$A312]^2; 0 ) ); [.B$32] ) - [.B$32]" office:value-type="float" office:value="36.3375807072519" calcext:value-type="float">
            <text:p>36.3375807072519</text:p>
          </table:table-cell>
          <table:table-cell table:formula="of:= ( [.B312] - [.B311] ) * ( [.B$33] / 3.6 )" office:value-type="float" office:value="0.829676858201998" calcext:value-type="float">
            <text:p>0.829676858201998</text:p>
          </table:table-cell>
          <table:table-cell table:formula="of:=MAX( SQRT( MAX( [.E$30]^2 - [.$A312]^2; 0 ) ); [.E$32] ) - [.E$32]" office:value-type="float" office:value="37.1122489222" calcext:value-type="float">
            <text:p>37.1122489222</text:p>
          </table:table-cell>
          <table:table-cell table:formula="of:= ( [.D312] - [.D311] ) * ( [.E$33] / 3.6 )" office:value-type="float" office:value="0.780734815737895" calcext:value-type="float">
            <text:p>0.780734815737895</text:p>
          </table:table-cell>
          <table:table-cell table:formula="of:=MAX( SQRT( MAX( [.G$30]^2 - [.$A312]^2; 0 ) ); [.G$32] ) - [.G$32]" office:value-type="float" office:value="37.80235888014" calcext:value-type="float">
            <text:p>37.80235888014</text:p>
          </table:table-cell>
          <table:table-cell table:formula="of:= ( [.F312] - [.F311] ) * ( [.G$33] / 3.6 )" office:value-type="float" office:value="0.737422474169433" calcext:value-type="float">
            <text:p>0.737422474169433</text:p>
          </table:table-cell>
          <table:table-cell table:number-columns-repeated="21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MAX( SQRT( MAX( [.B$30]^2 - [.$A313]^2; 0 ) ); [.B$32] ) - [.B$32]" office:value-type="float" office:value="36.6328265820952" calcext:value-type="float">
            <text:p>36.6328265820952</text:p>
          </table:table-cell>
          <table:table-cell table:formula="of:= ( [.B313] - [.B312] ) * ( [.B$33] / 3.6 )" office:value-type="float" office:value="0.820127430120168" calcext:value-type="float">
            <text:p>0.820127430120168</text:p>
          </table:table-cell>
          <table:table-cell table:formula="of:=MAX( SQRT( MAX( [.E$30]^2 - [.$A313]^2; 0 ) ); [.E$32] ) - [.E$32]" office:value-type="float" office:value="37.3901082758856" calcext:value-type="float">
            <text:p>37.3901082758856</text:p>
          </table:table-cell>
          <table:table-cell table:formula="of:= ( [.D313] - [.D312] ) * ( [.E$33] / 3.6 )" office:value-type="float" office:value="0.771831538015672" calcext:value-type="float">
            <text:p>0.771831538015672</text:p>
          </table:table-cell>
          <table:table-cell table:formula="of:=MAX( SQRT( MAX( [.G$30]^2 - [.$A313]^2; 0 ) ); [.G$32] ) - [.G$32]" office:value-type="float" office:value="38.0648271084003" calcext:value-type="float">
            <text:p>38.0648271084003</text:p>
          </table:table-cell>
          <table:table-cell table:formula="of:= ( [.F313] - [.F312] ) * ( [.G$33] / 3.6 )" office:value-type="float" office:value="0.729078411834097" calcext:value-type="float">
            <text:p>0.729078411834097</text:p>
          </table:table-cell>
          <table:table-cell table:number-columns-repeated="21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MAX( SQRT( MAX( [.B$30]^2 - [.$A314]^2; 0 ) ); [.B$32] ) - [.B$32]" office:value-type="float" office:value="36.9246442646802" calcext:value-type="float">
            <text:p>36.9246442646802</text:p>
          </table:table-cell>
          <table:table-cell table:formula="of:= ( [.B314] - [.B313] ) * ( [.B$33] / 3.6 )" office:value-type="float" office:value="0.810604673847435" calcext:value-type="float">
            <text:p>0.810604673847435</text:p>
          </table:table-cell>
          <table:table-cell table:formula="of:=MAX( SQRT( MAX( [.E$30]^2 - [.$A314]^2; 0 ) ); [.E$32] ) - [.E$32]" office:value-type="float" office:value="37.6647703796911" calcext:value-type="float">
            <text:p>37.6647703796911</text:p>
          </table:table-cell>
          <table:table-cell table:formula="of:= ( [.D314] - [.D313] ) * ( [.E$33] / 3.6 )" office:value-type="float" office:value="0.762950288348602" calcext:value-type="float">
            <text:p>0.762950288348602</text:p>
          </table:table-cell>
          <table:table-cell table:formula="of:=MAX( SQRT( MAX( [.G$30]^2 - [.$A314]^2; 0 ) ); [.G$32] ) - [.G$32]" office:value-type="float" office:value="38.3242981065649" calcext:value-type="float">
            <text:p>38.3242981065649</text:p>
          </table:table-cell>
          <table:table-cell table:formula="of:= ( [.F314] - [.F313] ) * ( [.G$33] / 3.6 )" office:value-type="float" office:value="0.720752772679292" calcext:value-type="float">
            <text:p>0.720752772679292</text:p>
          </table:table-cell>
          <table:table-cell table:number-columns-repeated="21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MAX( SQRT( MAX( [.B$30]^2 - [.$A315]^2; 0 ) ); [.B$32] ) - [.B$32]" office:value-type="float" office:value="37.2130432102625" calcext:value-type="float">
            <text:p>37.2130432102625</text:p>
          </table:table-cell>
          <table:table-cell table:formula="of:= ( [.B315] - [.B314] ) * ( [.B$33] / 3.6 )" office:value-type="float" office:value="0.80110818217302" calcext:value-type="float">
            <text:p>0.80110818217302</text:p>
          </table:table-cell>
          <table:table-cell table:formula="of:=MAX( SQRT( MAX( [.E$30]^2 - [.$A315]^2; 0 ) ); [.E$32] ) - [.E$32]" office:value-type="float" office:value="37.9362430467767" calcext:value-type="float">
            <text:p>37.9362430467767</text:p>
          </table:table-cell>
          <table:table-cell table:formula="of:= ( [.D315] - [.D314] ) * ( [.E$33] / 3.6 )" office:value-type="float" office:value="0.754090741904494" calcext:value-type="float">
            <text:p>0.754090741904494</text:p>
          </table:table-cell>
          <table:table-cell table:formula="of:=MAX( SQRT( MAX( [.G$30]^2 - [.$A315]^2; 0 ) ); [.G$32] ) - [.G$32]" office:value-type="float" office:value="38.5807784120631" calcext:value-type="float">
            <text:p>38.5807784120631</text:p>
          </table:table-cell>
          <table:table-cell table:formula="of:= ( [.F315] - [.F314] ) * ( [.G$33] / 3.6 )" office:value-type="float" office:value="0.712445293050558" calcext:value-type="float">
            <text:p>0.712445293050558</text:p>
          </table:table-cell>
          <table:table-cell table:number-columns-repeated="21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MAX( SQRT( MAX( [.B$30]^2 - [.$A316]^2; 0 ) ); [.B$32] ) - [.B$32]" office:value-type="float" office:value="37.498032729194" calcext:value-type="float">
            <text:p>37.498032729194</text:p>
          </table:table-cell>
          <table:table-cell table:formula="of:= ( [.B316] - [.B315] ) * ( [.B$33] / 3.6 )" office:value-type="float" office:value="0.791637552587411" calcext:value-type="float">
            <text:p>0.791637552587411</text:p>
          </table:table-cell>
          <table:table-cell table:formula="of:=MAX( SQRT( MAX( [.E$30]^2 - [.$A316]^2; 0 ) ); [.E$32] ) - [.E$32]" office:value-type="float" office:value="38.2045339745786" calcext:value-type="float">
            <text:p>38.2045339745786</text:p>
          </table:table-cell>
          <table:table-cell table:formula="of:= ( [.D316] - [.D315] ) * ( [.E$33] / 3.6 )" office:value-type="float" office:value="0.745252577227341" calcext:value-type="float">
            <text:p>0.745252577227341</text:p>
          </table:table-cell>
          <table:table-cell table:formula="of:=MAX( SQRT( MAX( [.G$30]^2 - [.$A316]^2; 0 ) ); [.G$32] ) - [.G$32]" office:value-type="float" office:value="38.8342744683014" calcext:value-type="float">
            <text:p>38.8342744683014</text:p>
          </table:table-cell>
          <table:table-cell table:formula="of:= ( [.F316] - [.F315] ) * ( [.G$33] / 3.6 )" office:value-type="float" office:value="0.704155711773227" calcext:value-type="float">
            <text:p>0.704155711773227</text:p>
          </table:table-cell>
          <table:table-cell table:number-columns-repeated="21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MAX( SQRT( MAX( [.B$30]^2 - [.$A317]^2; 0 ) ); [.B$32] ) - [.B$32]" office:value-type="float" office:value="37.7796219885797" calcext:value-type="float">
            <text:p>37.7796219885797</text:p>
          </table:table-cell>
          <table:table-cell table:formula="of:= ( [.B317] - [.B316] ) * ( [.B$33] / 3.6 )" office:value-type="float" office:value="0.782192387182413" calcext:value-type="float">
            <text:p>0.782192387182413</text:p>
          </table:table-cell>
          <table:table-cell table:formula="of:=MAX( SQRT( MAX( [.E$30]^2 - [.$A317]^2; 0 ) ); [.E$32] ) - [.E$32]" office:value-type="float" office:value="38.4696507459997" calcext:value-type="float">
            <text:p>38.4696507459997</text:p>
          </table:table-cell>
          <table:table-cell table:formula="of:= ( [.D317] - [.D316] ) * ( [.E$33] / 3.6 )" office:value-type="float" office:value="0.736435476169738" calcext:value-type="float">
            <text:p>0.736435476169738</text:p>
          </table:table-cell>
          <table:table-cell table:formula="of:=MAX( SQRT( MAX( [.G$30]^2 - [.$A317]^2; 0 ) ); [.G$32] ) - [.G$32]" office:value-type="float" office:value="39.0847926255398" calcext:value-type="float">
            <text:p>39.0847926255398</text:p>
          </table:table-cell>
          <table:table-cell table:formula="of:= ( [.F317] - [.F316] ) * ( [.G$33] / 3.6 )" office:value-type="float" office:value="0.695883770106478" calcext:value-type="float">
            <text:p>0.695883770106478</text:p>
          </table:table-cell>
          <table:table-cell table:number-columns-repeated="21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MAX( SQRT( MAX( [.B$30]^2 - [.$A318]^2; 0 ) ); [.B$32] ) - [.B$32]" office:value-type="float" office:value="38.0578200139" calcext:value-type="float">
            <text:p>38.0578200139</text:p>
          </table:table-cell>
          <table:table-cell table:formula="of:= ( [.B318] - [.B317] ) * ( [.B$33] / 3.6 )" office:value-type="float" office:value="0.772772292556567" calcext:value-type="float">
            <text:p>0.772772292556567</text:p>
          </table:table-cell>
          <table:table-cell table:formula="of:=MAX( SQRT( MAX( [.E$30]^2 - [.$A318]^2; 0 ) ); [.E$32] ) - [.E$32]" office:value-type="float" office:value="38.7316008305777" calcext:value-type="float">
            <text:p>38.7316008305777</text:p>
          </table:table-cell>
          <table:table-cell table:formula="of:= ( [.D318] - [.D317] ) * ( [.E$33] / 3.6 )" office:value-type="float" office:value="0.727639123827986" calcext:value-type="float">
            <text:p>0.727639123827986</text:p>
          </table:table-cell>
          <table:table-cell table:formula="of:=MAX( SQRT( MAX( [.G$30]^2 - [.$A318]^2; 0 ) ); [.G$32] ) - [.G$32]" office:value-type="float" office:value="39.3323391417505" calcext:value-type="float">
            <text:p>39.3323391417505</text:p>
          </table:table-cell>
          <table:table-cell table:formula="of:= ( [.F318] - [.F317] ) * ( [.G$33] / 3.6 )" office:value-type="float" office:value="0.68762921169644" calcext:value-type="float">
            <text:p>0.68762921169644</text:p>
          </table:table-cell>
          <table:table-cell table:number-columns-repeated="21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MAX( SQRT( MAX( [.B$30]^2 - [.$A319]^2; 0 ) ); [.B$32] ) - [.B$32]" office:value-type="float" office:value="38.3326356905992" calcext:value-type="float">
            <text:p>38.3326356905992</text:p>
          </table:table-cell>
          <table:table-cell table:formula="of:= ( [.B319] - [.B318] ) * ( [.B$33] / 3.6 )" office:value-type="float" office:value="0.763376879719936" calcext:value-type="float">
            <text:p>0.763376879719936</text:p>
          </table:table-cell>
          <table:table-cell table:formula="of:=MAX( SQRT( MAX( [.E$30]^2 - [.$A319]^2; 0 ) ); [.E$32] ) - [.E$32]" office:value-type="float" office:value="38.9903915856295" calcext:value-type="float">
            <text:p>38.9903915856295</text:p>
          </table:table-cell>
          <table:table-cell table:formula="of:= ( [.D319] - [.D318] ) * ( [.E$33] / 3.6 )" office:value-type="float" office:value="0.718863208477198" calcext:value-type="float">
            <text:p>0.718863208477198</text:p>
          </table:table-cell>
          <table:table-cell table:formula="of:=MAX( SQRT( MAX( [.G$30]^2 - [.$A319]^2; 0 ) ); [.G$32] ) - [.G$32]" office:value-type="float" office:value="39.576920183462" calcext:value-type="float">
            <text:p>39.576920183462</text:p>
          </table:table-cell>
          <table:table-cell table:formula="of:= ( [.F319] - [.F318] ) * ( [.G$33] / 3.6 )" office:value-type="float" office:value="0.67939178253198" calcext:value-type="float">
            <text:p>0.67939178253198</text:p>
          </table:table-cell>
          <table:table-cell table:number-columns-repeated="21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MAX( SQRT( MAX( [.B$30]^2 - [.$A320]^2; 0 ) ); [.B$32] ) - [.B$32]" office:value-type="float" office:value="38.6040777656397" calcext:value-type="float">
            <text:p>38.6040777656397</text:p>
          </table:table-cell>
          <table:table-cell table:formula="of:= ( [.B320] - [.B319] ) * ( [.B$33] / 3.6 )" office:value-type="float" office:value="0.754005764001262" calcext:value-type="float">
            <text:p>0.754005764001262</text:p>
          </table:table-cell>
          <table:table-cell table:formula="of:=MAX( SQRT( MAX( [.E$30]^2 - [.$A320]^2; 0 ) ); [.E$32] ) - [.E$32]" office:value-type="float" office:value="39.2460302573725" calcext:value-type="float">
            <text:p>39.2460302573725</text:p>
          </table:table-cell>
          <table:table-cell table:formula="of:= ( [.D320] - [.D319] ) * ( [.E$33] / 3.6 )" office:value-type="float" office:value="0.710107421508136" calcext:value-type="float">
            <text:p>0.710107421508136</text:p>
          </table:table-cell>
          <table:table-cell table:formula="of:=MAX( SQRT( MAX( [.G$30]^2 - [.$A320]^2; 0 ) ); [.G$32] ) - [.G$32]" office:value-type="float" office:value="39.8185418265858" calcext:value-type="float">
            <text:p>39.8185418265858</text:p>
          </table:table-cell>
          <table:table-cell table:formula="of:= ( [.F320] - [.F319] ) * ( [.G$33] / 3.6 )" office:value-type="float" office:value="0.671171230899385" calcext:value-type="float">
            <text:p>0.671171230899385</text:p>
          </table:table-cell>
          <table:table-cell table:number-columns-repeated="21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MAX( SQRT( MAX( [.B$30]^2 - [.$A321]^2; 0 ) ); [.B$32] ) - [.B$32]" office:value-type="float" office:value="38.8721548490247" calcext:value-type="float">
            <text:p>38.8721548490247</text:p>
          </table:table-cell>
          <table:table-cell table:formula="of:= ( [.B321] - [.B320] ) * ( [.B$33] / 3.6 )" office:value-type="float" office:value="0.744658564958437" calcext:value-type="float">
            <text:p>0.744658564958437</text:p>
          </table:table-cell>
          <table:table-cell table:formula="of:=MAX( SQRT( MAX( [.E$30]^2 - [.$A321]^2; 0 ) ); [.E$32] ) - [.E$32]" office:value-type="float" office:value="39.4985239820242" calcext:value-type="float">
            <text:p>39.4985239820242</text:p>
          </table:table-cell>
          <table:table-cell table:formula="of:= ( [.D321] - [.D320] ) * ( [.E$33] / 3.6 )" office:value-type="float" office:value="0.701371457365793" calcext:value-type="float">
            <text:p>0.701371457365793</text:p>
          </table:table-cell>
          <table:table-cell table:formula="of:=MAX( SQRT( MAX( [.G$30]^2 - [.$A321]^2; 0 ) ); [.G$32] ) - [.G$32]" office:value-type="float" office:value="40.0572100572277" calcext:value-type="float">
            <text:p>40.0572100572277</text:p>
          </table:table-cell>
          <table:table-cell table:formula="of:= ( [.F321] - [.F320] ) * ( [.G$33] / 3.6 )" office:value-type="float" office:value="0.662967307338786" calcext:value-type="float">
            <text:p>0.662967307338786</text:p>
          </table:table-cell>
          <table:table-cell table:number-columns-repeated="21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MAX( SQRT( MAX( [.B$30]^2 - [.$A322]^2; 0 ) ); [.B$32] ) - [.B$32]" office:value-type="float" office:value="39.1368754152893" calcext:value-type="float">
            <text:p>39.1368754152893</text:p>
          </table:table-cell>
          <table:table-cell table:formula="of:= ( [.B322] - [.B321] ) * ( [.B$33] / 3.6 )" office:value-type="float" office:value="0.735334906290556" calcext:value-type="float">
            <text:p>0.735334906290556</text:p>
          </table:table-cell>
          <table:table-cell table:formula="of:=MAX( SQRT( MAX( [.E$30]^2 - [.$A322]^2; 0 ) ); [.E$32] ) - [.E$32]" office:value-type="float" office:value="39.7478797868801" calcext:value-type="float">
            <text:p>39.7478797868801</text:p>
          </table:table-cell>
          <table:table-cell table:formula="of:= ( [.D322] - [.D321] ) * ( [.E$33] / 3.6 )" office:value-type="float" office:value="0.692655013488756" calcext:value-type="float">
            <text:p>0.692655013488756</text:p>
          </table:table-cell>
          <table:table-cell table:formula="of:=MAX( SQRT( MAX( [.G$30]^2 - [.$A322]^2; 0 ) ); [.G$32] ) - [.G$32]" office:value-type="float" office:value="40.2929307724847" calcext:value-type="float">
            <text:p>40.2929307724847</text:p>
          </table:table-cell>
          <table:table-cell table:formula="of:= ( [.F322] - [.F321] ) * ( [.G$33] / 3.6 )" office:value-type="float" office:value="0.654779764602785" calcext:value-type="float">
            <text:p>0.654779764602785</text:p>
          </table:table-cell>
          <table:table-cell table:number-columns-repeated="21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MAX( SQRT( MAX( [.B$30]^2 - [.$A323]^2; 0 ) ); [.B$32] ) - [.B$32]" office:value-type="float" office:value="39.3982478049591" calcext:value-type="float">
            <text:p>39.3982478049591</text:p>
          </table:table-cell>
          <table:table-cell table:formula="of:= ( [.B323] - [.B322] ) * ( [.B$33] / 3.6 )" office:value-type="float" office:value="0.726034415749331" calcext:value-type="float">
            <text:p>0.726034415749331</text:p>
          </table:table-cell>
          <table:table-cell table:formula="of:=MAX( SQRT( MAX( [.E$30]^2 - [.$A323]^2; 0 ) ); [.E$32] ) - [.E$32]" office:value-type="float" office:value="39.9941045913694" calcext:value-type="float">
            <text:p>39.9941045913694</text:p>
          </table:table-cell>
          <table:table-cell table:formula="of:= ( [.D323] - [.D322] ) * ( [.E$33] / 3.6 )" office:value-type="float" office:value="0.6839577902481" calcext:value-type="float">
            <text:p>0.6839577902481</text:p>
          </table:table-cell>
          <table:table-cell table:formula="of:=MAX( SQRT( MAX( [.G$30]^2 - [.$A323]^2; 0 ) ); [.G$32] ) - [.G$32]" office:value-type="float" office:value="40.5257097812252" calcext:value-type="float">
            <text:p>40.5257097812252</text:p>
          </table:table-cell>
          <table:table-cell table:formula="of:= ( [.F323] - [.F322] ) * ( [.G$33] / 3.6 )" office:value-type="float" office:value="0.646608357612403" calcext:value-type="float">
            <text:p>0.646608357612403</text:p>
          </table:table-cell>
          <table:table-cell table:number-columns-repeated="21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MAX( SQRT( MAX( [.B$30]^2 - [.$A324]^2; 0 ) ); [.B$32] ) - [.B$32]" office:value-type="float" office:value="39.656280225979" calcext:value-type="float">
            <text:p>39.656280225979</text:p>
          </table:table-cell>
          <table:table-cell table:formula="of:= ( [.B324] - [.B323] ) * ( [.B$33] / 3.6 )" office:value-type="float" office:value="0.716756725055411" calcext:value-type="float">
            <text:p>0.716756725055411</text:p>
          </table:table-cell>
          <table:table-cell table:formula="of:=MAX( SQRT( MAX( [.E$30]^2 - [.$A324]^2; 0 ) ); [.E$32] ) - [.E$32]" office:value-type="float" office:value="40.2372052080903" calcext:value-type="float">
            <text:p>40.2372052080903</text:p>
          </table:table-cell>
          <table:table-cell table:formula="of:= ( [.D324] - [.D323] ) * ( [.E$33] / 3.6 )" office:value-type="float" office:value="0.675279490891335" calcext:value-type="float">
            <text:p>0.675279490891335</text:p>
          </table:table-cell>
          <table:table-cell table:formula="of:=MAX( SQRT( MAX( [.G$30]^2 - [.$A324]^2; 0 ) ); [.G$32] ) - [.G$32]" office:value-type="float" office:value="40.755552804855" calcext:value-type="float">
            <text:p>40.755552804855</text:p>
          </table:table-cell>
          <table:table-cell table:formula="of:= ( [.F324] - [.F323] ) * ( [.G$33] / 3.6 )" office:value-type="float" office:value="0.638452843416183" calcext:value-type="float">
            <text:p>0.638452843416183</text:p>
          </table:table-cell>
          <table:table-cell table:number-columns-repeated="21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MAX( SQRT( MAX( [.B$30]^2 - [.$A325]^2; 0 ) ); [.B$32] ) - [.B$32]" office:value-type="float" office:value="39.9109807551125" calcext:value-type="float">
            <text:p>39.9109807551125</text:p>
          </table:table-cell>
          <table:table-cell table:formula="of:= ( [.B325] - [.B324] ) * ( [.B$33] / 3.6 )" office:value-type="float" office:value="0.70750146981532" calcext:value-type="float">
            <text:p>0.70750146981532</text:p>
          </table:table-cell>
          <table:table-cell table:formula="of:=MAX( SQRT( MAX( [.E$30]^2 - [.$A325]^2; 0 ) ); [.E$32] ) - [.E$32]" office:value-type="float" office:value="40.4771883438239" calcext:value-type="float">
            <text:p>40.4771883438239</text:p>
          </table:table-cell>
          <table:table-cell table:formula="of:= ( [.D325] - [.D324] ) * ( [.E$33] / 3.6 )" office:value-type="float" office:value="0.666619821482249" calcext:value-type="float">
            <text:p>0.666619821482249</text:p>
          </table:table-cell>
          <table:table-cell table:formula="of:=MAX( SQRT( MAX( [.G$30]^2 - [.$A325]^2; 0 ) ); [.G$32] ) - [.G$32]" office:value-type="float" office:value="40.9824654780693" calcext:value-type="float">
            <text:p>40.9824654780693</text:p>
          </table:table-cell>
          <table:table-cell table:formula="of:= ( [.F325] - [.F324] ) * ( [.G$33] / 3.6 )" office:value-type="float" office:value="0.630312981150717" calcext:value-type="float">
            <text:p>0.630312981150717</text:p>
          </table:table-cell>
          <table:table-cell table:number-columns-repeated="21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MAX( SQRT( MAX( [.B$30]^2 - [.$A326]^2; 0 ) ); [.B$32] ) - [.B$32]" office:value-type="float" office:value="40.1623573393104" calcext:value-type="float">
            <text:p>40.1623573393104</text:p>
          </table:table-cell>
          <table:table-cell table:formula="of:= ( [.B326] - [.B325] ) * ( [.B$33] / 3.6 )" office:value-type="float" office:value="0.69826828943857" calcext:value-type="float">
            <text:p>0.69826828943857</text:p>
          </table:table-cell>
          <table:table-cell table:formula="of:=MAX( SQRT( MAX( [.E$30]^2 - [.$A326]^2; 0 ) ); [.E$32] ) - [.E$32]" office:value-type="float" office:value="40.7140606005288" calcext:value-type="float">
            <text:p>40.7140606005288</text:p>
          </table:table-cell>
          <table:table-cell table:formula="of:= ( [.D326] - [.D325] ) * ( [.E$33] / 3.6 )" office:value-type="float" office:value="0.657978490846902" calcext:value-type="float">
            <text:p>0.657978490846902</text:p>
          </table:table-cell>
          <table:table-cell table:formula="of:=MAX( SQRT( MAX( [.G$30]^2 - [.$A326]^2; 0 ) ); [.G$32] ) - [.G$32]" office:value-type="float" office:value="41.2064533495888" calcext:value-type="float">
            <text:p>41.2064533495888</text:p>
          </table:table-cell>
          <table:table-cell table:formula="of:= ( [.F326] - [.F325] ) * ( [.G$33] / 3.6 )" office:value-type="float" office:value="0.622188531998644" calcext:value-type="float">
            <text:p>0.622188531998644</text:p>
          </table:table-cell>
          <table:table-cell table:number-columns-repeated="21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MAX( SQRT( MAX( [.B$30]^2 - [.$A327]^2; 0 ) ); [.B$32] ) - [.B$32]" office:value-type="float" office:value="40.4104177970517" calcext:value-type="float">
            <text:p>40.4104177970517</text:p>
          </table:table-cell>
          <table:table-cell table:formula="of:= ( [.B327] - [.B326] ) * ( [.B$33] / 3.6 )" office:value-type="float" office:value="0.689056827059018" calcext:value-type="float">
            <text:p>0.689056827059018</text:p>
          </table:table-cell>
          <table:table-cell table:formula="of:=MAX( SQRT( MAX( [.E$30]^2 - [.$A327]^2; 0 ) ); [.E$32] ) - [.E$32]" office:value-type="float" office:value="40.9478284763147" calcext:value-type="float">
            <text:p>40.9478284763147</text:p>
          </table:table-cell>
          <table:table-cell table:formula="of:= ( [.D327] - [.D326] ) * ( [.E$33] / 3.6 )" office:value-type="float" office:value="0.649355210516313" calcext:value-type="float">
            <text:p>0.649355210516313</text:p>
          </table:table-cell>
          <table:table-cell table:formula="of:=MAX( SQRT( MAX( [.G$30]^2 - [.$A327]^2; 0 ) ); [.G$32] ) - [.G$32]" office:value-type="float" office:value="41.427521882883" calcext:value-type="float">
            <text:p>41.427521882883</text:p>
          </table:table-cell>
          <table:table-cell table:formula="of:= ( [.F327] - [.F326] ) * ( [.G$33] / 3.6 )" office:value-type="float" office:value="0.614079259150439" calcext:value-type="float">
            <text:p>0.614079259150439</text:p>
          </table:table-cell>
          <table:table-cell table:number-columns-repeated="21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MAX( SQRT( MAX( [.B$30]^2 - [.$A328]^2; 0 ) ); [.B$32] ) - [.B$32]" office:value-type="float" office:value="40.6551698196556" calcext:value-type="float">
            <text:p>40.6551698196556</text:p>
          </table:table-cell>
          <table:table-cell table:formula="of:= ( [.B328] - [.B327] ) * ( [.B$33] / 3.6 )" office:value-type="float" office:value="0.679866729455291" calcext:value-type="float">
            <text:p>0.679866729455291</text:p>
          </table:table-cell>
          <table:table-cell table:formula="of:=MAX( SQRT( MAX( [.E$30]^2 - [.$A328]^2; 0 ) ); [.E$32] ) - [.E$32]" office:value-type="float" office:value="41.178498366397" calcext:value-type="float">
            <text:p>41.178498366397</text:p>
          </table:table-cell>
          <table:table-cell table:formula="of:= ( [.D328] - [.D327] ) * ( [.E$33] / 3.6 )" office:value-type="float" office:value="0.640749694673243" calcext:value-type="float">
            <text:p>0.640749694673243</text:p>
          </table:table-cell>
          <table:table-cell table:formula="of:=MAX( SQRT( MAX( [.G$30]^2 - [.$A328]^2; 0 ) ); [.G$32] ) - [.G$32]" office:value-type="float" office:value="41.6456764568788" calcext:value-type="float">
            <text:p>41.6456764568788</text:p>
          </table:table-cell>
          <table:table-cell table:formula="of:= ( [.F328] - [.F327] ) * ( [.G$33] / 3.6 )" office:value-type="float" office:value="0.605984927766201" calcext:value-type="float">
            <text:p>0.605984927766201</text:p>
          </table:table-cell>
          <table:table-cell table:number-columns-repeated="21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MAX( SQRT( MAX( [.B$30]^2 - [.$A329]^2; 0 ) ); [.B$32] ) - [.B$32]" office:value-type="float" office:value="40.8966209725664" calcext:value-type="float">
            <text:p>40.8966209725664</text:p>
          </table:table-cell>
          <table:table-cell table:formula="of:= ( [.B329] - [.B328] ) * ( [.B$33] / 3.6 )" office:value-type="float" office:value="0.670697646974677" calcext:value-type="float">
            <text:p>0.670697646974677</text:p>
          </table:table-cell>
          <table:table-cell table:formula="of:=MAX( SQRT( MAX( [.E$30]^2 - [.$A329]^2; 0 ) ); [.E$32] ) - [.E$32]" office:value-type="float" office:value="41.4060765640326" calcext:value-type="float">
            <text:p>41.4060765640326</text:p>
          </table:table-cell>
          <table:table-cell table:formula="of:= ( [.D329] - [.D328] ) * ( [.E$33] / 3.6 )" office:value-type="float" office:value="0.632161660098676" calcext:value-type="float">
            <text:p>0.632161660098676</text:p>
          </table:table-cell>
          <table:table-cell table:formula="of:=MAX( SQRT( MAX( [.G$30]^2 - [.$A329]^2; 0 ) ); [.G$32] ) - [.G$32]" office:value-type="float" office:value="41.8609223666555" calcext:value-type="float">
            <text:p>41.8609223666555</text:p>
          </table:table-cell>
          <table:table-cell table:formula="of:= ( [.F329] - [.F328] ) * ( [.G$33] / 3.6 )" office:value-type="float" office:value="0.597905304935232" calcext:value-type="float">
            <text:p>0.597905304935232</text:p>
          </table:table-cell>
          <table:table-cell table:number-columns-repeated="21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MAX( SQRT( MAX( [.B$30]^2 - [.$A330]^2; 0 ) ); [.B$32] ) - [.B$32]" office:value-type="float" office:value="41.1347786966111" calcext:value-type="float">
            <text:p>41.1347786966111</text:p>
          </table:table-cell>
          <table:table-cell table:formula="of:= ( [.B330] - [.B329] ) * ( [.B$33] / 3.6 )" office:value-type="float" office:value="0.661549233457335" calcext:value-type="float">
            <text:p>0.661549233457335</text:p>
          </table:table-cell>
          <table:table-cell table:formula="of:=MAX( SQRT( MAX( [.E$30]^2 - [.$A330]^2; 0 ) ); [.E$32] ) - [.E$32]" office:value-type="float" office:value="41.630569261435" calcext:value-type="float">
            <text:p>41.630569261435</text:p>
          </table:table-cell>
          <table:table-cell table:formula="of:= ( [.D330] - [.D329] ) * ( [.E$33] / 3.6 )" office:value-type="float" office:value="0.623590826117966" calcext:value-type="float">
            <text:p>0.623590826117966</text:p>
          </table:table-cell>
          <table:table-cell table:formula="of:=MAX( SQRT( MAX( [.G$30]^2 - [.$A330]^2; 0 ) ); [.G$32] ) - [.G$32]" office:value-type="float" office:value="42.0732648241266" calcext:value-type="float">
            <text:p>42.0732648241266</text:p>
          </table:table-cell>
          <table:table-cell table:formula="of:= ( [.F330] - [.F329] ) * ( [.G$33] / 3.6 )" office:value-type="float" office:value="0.589840159641931" calcext:value-type="float">
            <text:p>0.589840159641931</text:p>
          </table:table-cell>
          <table:table-cell table:number-columns-repeated="21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MAX( SQRT( MAX( [.B$30]^2 - [.$A331]^2; 0 ) ); [.B$32] ) - [.B$32]" office:value-type="float" office:value="41.3696503092293" calcext:value-type="float">
            <text:p>41.3696503092293</text:p>
          </table:table-cell>
          <table:table-cell table:formula="of:= ( [.B331] - [.B330] ) * ( [.B$33] / 3.6 )" office:value-type="float" office:value="0.652421146161607" calcext:value-type="float">
            <text:p>0.652421146161607</text:p>
          </table:table-cell>
          <table:table-cell table:formula="of:=MAX( SQRT( MAX( [.E$30]^2 - [.$A331]^2; 0 ) ); [.E$32] ) - [.E$32]" office:value-type="float" office:value="41.8519825506735" calcext:value-type="float">
            <text:p>41.8519825506735</text:p>
          </table:table-cell>
          <table:table-cell table:formula="of:= ( [.D331] - [.D330] ) * ( [.E$33] / 3.6 )" office:value-type="float" office:value="0.615036914551423" calcext:value-type="float">
            <text:p>0.615036914551423</text:p>
          </table:table-cell>
          <table:table-cell table:formula="of:=MAX( SQRT( MAX( [.G$30]^2 - [.$A331]^2; 0 ) ); [.G$32] ) - [.G$32]" office:value-type="float" office:value="42.2827089587076" calcext:value-type="float">
            <text:p>42.2827089587076</text:p>
          </table:table-cell>
          <table:table-cell table:formula="of:= ( [.F331] - [.F330] ) * ( [.G$33] / 3.6 )" office:value-type="float" office:value="0.581789262725212" calcext:value-type="float">
            <text:p>0.581789262725212</text:p>
          </table:table-cell>
          <table:table-cell table:number-columns-repeated="21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MAX( SQRT( MAX( [.B$30]^2 - [.$A332]^2; 0 ) ); [.B$32] ) - [.B$32]" office:value-type="float" office:value="41.6012430056789" calcext:value-type="float">
            <text:p>41.6012430056789</text:p>
          </table:table-cell>
          <table:table-cell table:formula="of:= ( [.B332] - [.B331] ) * ( [.B$33] / 3.6 )" office:value-type="float" office:value="0.64331304569344" calcext:value-type="float">
            <text:p>0.64331304569344</text:p>
          </table:table-cell>
          <table:table-cell table:formula="of:=MAX( SQRT( MAX( [.E$30]^2 - [.$A332]^2; 0 ) ); [.E$32] ) - [.E$32]" office:value-type="float" office:value="42.0703224245518" calcext:value-type="float">
            <text:p>42.0703224245518</text:p>
          </table:table-cell>
          <table:table-cell table:formula="of:= ( [.D332] - [.D331] ) * ( [.E$33] / 3.6 )" office:value-type="float" office:value="0.606499649661885" calcext:value-type="float">
            <text:p>0.606499649661885</text:p>
          </table:table-cell>
          <table:table-cell table:formula="of:=MAX( SQRT( MAX( [.G$30]^2 - [.$A332]^2; 0 ) ); [.G$32] ) - [.G$32]" office:value-type="float" office:value="42.4892598179719" calcext:value-type="float">
            <text:p>42.4892598179719</text:p>
          </table:table-cell>
          <table:table-cell table:formula="of:= ( [.F332] - [.F331] ) * ( [.G$33] / 3.6 )" office:value-type="float" office:value="0.573752386845191" calcext:value-type="float">
            <text:p>0.573752386845191</text:p>
          </table:table-cell>
          <table:table-cell table:number-columns-repeated="21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MAX( SQRT( MAX( [.B$30]^2 - [.$A333]^2; 0 ) ); [.B$32] ) - [.B$32]" office:value-type="float" office:value="41.8295638602145" calcext:value-type="float">
            <text:p>41.8295638602145</text:p>
          </table:table-cell>
          <table:table-cell table:formula="of:= ( [.B333] - [.B332] ) * ( [.B$33] / 3.6 )" office:value-type="float" office:value="0.63422459593233" calcext:value-type="float">
            <text:p>0.63422459593233</text:p>
          </table:table-cell>
          <table:table-cell table:formula="of:=MAX( SQRT( MAX( [.E$30]^2 - [.$A333]^2; 0 ) ); [.E$32] ) - [.E$32]" office:value-type="float" office:value="42.2855947774697" calcext:value-type="float">
            <text:p>42.2855947774697</text:p>
          </table:table-cell>
          <table:table-cell table:formula="of:= ( [.D333] - [.D332] ) * ( [.E$33] / 3.6 )" office:value-type="float" office:value="0.597978758105297" calcext:value-type="float">
            <text:p>0.597978758105297</text:p>
          </table:table-cell>
          <table:table-cell table:formula="of:=MAX( SQRT( MAX( [.G$30]^2 - [.$A333]^2; 0 ) ); [.G$32] ) - [.G$32]" office:value-type="float" office:value="42.6929223682925" calcext:value-type="float">
            <text:p>42.6929223682925</text:p>
          </table:table-cell>
          <table:table-cell table:formula="of:= ( [.F333] - [.F332] ) * ( [.G$33] / 3.6 )" office:value-type="float" office:value="0.565729306446075" calcext:value-type="float">
            <text:p>0.565729306446075</text:p>
          </table:table-cell>
          <table:table-cell table:number-columns-repeated="21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MAX( SQRT( MAX( [.B$30]^2 - [.$A334]^2; 0 ) ); [.B$32] ) - [.B$32]" office:value-type="float" office:value="42.0546198272416" calcext:value-type="float">
            <text:p>42.0546198272416</text:p>
          </table:table-cell>
          <table:table-cell table:formula="of:= ( [.B334] - [.B333] ) * ( [.B$33] / 3.6 )" office:value-type="float" office:value="0.625155463964057" calcext:value-type="float">
            <text:p>0.625155463964057</text:p>
          </table:table-cell>
          <table:table-cell table:formula="of:=MAX( SQRT( MAX( [.E$30]^2 - [.$A334]^2; 0 ) ); [.E$32] ) - [.E$32]" office:value-type="float" office:value="42.4978054062674" calcext:value-type="float">
            <text:p>42.4978054062674</text:p>
          </table:table-cell>
          <table:table-cell table:formula="of:= ( [.D334] - [.D333] ) * ( [.E$33] / 3.6 )" office:value-type="float" office:value="0.589473968882399" calcext:value-type="float">
            <text:p>0.589473968882399</text:p>
          </table:table-cell>
          <table:table-cell table:formula="of:=MAX( SQRT( MAX( [.G$30]^2 - [.$A334]^2; 0 ) ); [.G$32] ) - [.G$32]" office:value-type="float" office:value="42.8937014954719" calcext:value-type="float">
            <text:p>42.8937014954719</text:p>
          </table:table-cell>
          <table:table-cell table:formula="of:= ( [.F334] - [.F333] ) * ( [.G$33] / 3.6 )" office:value-type="float" office:value="0.557719797720482" calcext:value-type="float">
            <text:p>0.557719797720482</text:p>
          </table:table-cell>
          <table:table-cell table:number-columns-repeated="21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MAX( SQRT( MAX( [.B$30]^2 - [.$A335]^2; 0 ) ); [.B$32] ) - [.B$32]" office:value-type="float" office:value="42.2764177424452" calcext:value-type="float">
            <text:p>42.2764177424452</text:p>
          </table:table-cell>
          <table:table-cell table:formula="of:= ( [.B335] - [.B334] ) * ( [.B$33] / 3.6 )" office:value-type="float" office:value="0.616105320009947" calcext:value-type="float">
            <text:p>0.616105320009947</text:p>
          </table:table-cell>
          <table:table-cell table:formula="of:=MAX( SQRT( MAX( [.E$30]^2 - [.$A335]^2; 0 ) ); [.E$32] ) - [.E$32]" office:value-type="float" office:value="42.7069600110517" calcext:value-type="float">
            <text:p>42.7069600110517</text:p>
          </table:table-cell>
          <table:table-cell table:formula="of:= ( [.D335] - [.D334] ) * ( [.E$33] / 3.6 )" office:value-type="float" office:value="0.580985013289769" calcext:value-type="float">
            <text:p>0.580985013289769</text:p>
          </table:table-cell>
          <table:table-cell table:formula="of:=MAX( SQRT( MAX( [.G$30]^2 - [.$A335]^2; 0 ) ); [.G$32] ) - [.G$32]" office:value-type="float" office:value="43.0916020053593" calcext:value-type="float">
            <text:p>43.0916020053593</text:p>
          </table:table-cell>
          <table:table-cell table:formula="of:= ( [.F335] - [.F334] ) * ( [.G$33] / 3.6 )" office:value-type="float" office:value="0.54972363857628" calcext:value-type="float">
            <text:p>0.54972363857628</text:p>
          </table:table-cell>
          <table:table-cell table:number-columns-repeated="21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MAX( SQRT( MAX( [.B$30]^2 - [.$A336]^2; 0 ) ); [.B$32] ) - [.B$32]" office:value-type="float" office:value="42.4949643238952" calcext:value-type="float">
            <text:p>42.4949643238952</text:p>
          </table:table-cell>
          <table:table-cell table:formula="of:= ( [.B336] - [.B335] ) * ( [.B$33] / 3.6 )" office:value-type="float" office:value="0.607073837361188" calcext:value-type="float">
            <text:p>0.607073837361188</text:p>
          </table:table-cell>
          <table:table-cell table:formula="of:=MAX( SQRT( MAX( [.E$30]^2 - [.$A336]^2; 0 ) ); [.E$32] ) - [.E$32]" office:value-type="float" office:value="42.9130641960059" calcext:value-type="float">
            <text:p>42.9130641960059</text:p>
          </table:table-cell>
          <table:table-cell table:formula="of:= ( [.D336] - [.D335] ) * ( [.E$33] / 3.6 )" office:value-type="float" office:value="0.572511624872618" calcext:value-type="float">
            <text:p>0.572511624872618</text:p>
          </table:table-cell>
          <table:table-cell table:formula="of:=MAX( SQRT( MAX( [.G$30]^2 - [.$A336]^2; 0 ) ); [.G$32] ) - [.G$32]" office:value-type="float" office:value="43.2866286244557" calcext:value-type="float">
            <text:p>43.2866286244557</text:p>
          </table:table-cell>
          <table:table-cell table:formula="of:= ( [.F336] - [.F335] ) * ( [.G$33] / 3.6 )" office:value-type="float" office:value="0.54174060860106" calcext:value-type="float">
            <text:p>0.54174060860106</text:p>
          </table:table-cell>
          <table:table-cell table:number-columns-repeated="21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MAX( SQRT( MAX( [.B$30]^2 - [.$A337]^2; 0 ) ); [.B$32] ) - [.B$32]" office:value-type="float" office:value="42.7102661731274" calcext:value-type="float">
            <text:p>42.7102661731274</text:p>
          </table:table-cell>
          <table:table-cell table:formula="of:= ( [.B337] - [.B336] ) * ( [.B$33] / 3.6 )" office:value-type="float" office:value="0.598060692311719" calcext:value-type="float">
            <text:p>0.598060692311719</text:p>
          </table:table-cell>
          <table:table-cell table:formula="of:=MAX( SQRT( MAX( [.E$30]^2 - [.$A337]^2; 0 ) ); [.E$32] ) - [.E$32]" office:value-type="float" office:value="43.1161234701821" calcext:value-type="float">
            <text:p>43.1161234701821</text:p>
          </table:table-cell>
          <table:table-cell table:formula="of:= ( [.D337] - [.D336] ) * ( [.E$33] / 3.6 )" office:value-type="float" office:value="0.564053539378525" calcext:value-type="float">
            <text:p>0.564053539378525</text:p>
          </table:table-cell>
          <table:table-cell table:formula="of:=MAX( SQRT( MAX( [.G$30]^2 - [.$A337]^2; 0 ) ); [.G$32] ) - [.G$32]" office:value-type="float" office:value="43.4787860005062" calcext:value-type="float">
            <text:p>43.4787860005062</text:p>
          </table:table-cell>
          <table:table-cell table:formula="of:= ( [.F337] - [.F336] ) * ( [.G$33] / 3.6 )" office:value-type="float" office:value="0.533770489029134" calcext:value-type="float">
            <text:p>0.533770489029134</text:p>
          </table:table-cell>
          <table:table-cell table:number-columns-repeated="21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MAX( SQRT( MAX( [.B$30]^2 - [.$A338]^2; 0 ) ); [.B$32] ) - [.B$32]" office:value-type="float" office:value="42.922329776201" calcext:value-type="float">
            <text:p>42.922329776201</text:p>
          </table:table-cell>
          <table:table-cell table:formula="of:= ( [.B338] - [.B337] ) * ( [.B$33] / 3.6 )" office:value-type="float" office:value="0.58906556409334" calcext:value-type="float">
            <text:p>0.58906556409334</text:p>
          </table:table-cell>
          <table:table-cell table:formula="of:=MAX( SQRT( MAX( [.E$30]^2 - [.$A338]^2; 0 ) ); [.E$32] ) - [.E$32]" office:value-type="float" office:value="43.3161432482784" calcext:value-type="float">
            <text:p>43.3161432482784</text:p>
          </table:table-cell>
          <table:table-cell table:formula="of:= ( [.D338] - [.D337] ) * ( [.E$33] / 3.6 )" office:value-type="float" office:value="0.555610494711958" calcext:value-type="float">
            <text:p>0.555610494711958</text:p>
          </table:table-cell>
          <table:table-cell table:formula="of:=MAX( SQRT( MAX( [.G$30]^2 - [.$A338]^2; 0 ) ); [.G$32] ) - [.G$32]" office:value-type="float" office:value="43.6680787030813" calcext:value-type="float">
            <text:p>43.6680787030813</text:p>
          </table:table-cell>
          <table:table-cell table:formula="of:= ( [.F338] - [.F337] ) * ( [.G$33] / 3.6 )" office:value-type="float" office:value="0.525813062708538" calcext:value-type="float">
            <text:p>0.525813062708538</text:p>
          </table:table-cell>
          <table:table-cell table:number-columns-repeated="21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MAX( SQRT( MAX( [.B$30]^2 - [.$A339]^2; 0 ) ); [.B$32] ) - [.B$32]" office:value-type="float" office:value="43.1311615047334" calcext:value-type="float">
            <text:p>43.1311615047334</text:p>
          </table:table-cell>
          <table:table-cell table:formula="of:= ( [.B339] - [.B338] ) * ( [.B$33] / 3.6 )" office:value-type="float" office:value="0.580088134812229" calcext:value-type="float">
            <text:p>0.580088134812229</text:p>
          </table:table-cell>
          <table:table-cell table:formula="of:=MAX( SQRT( MAX( [.E$30]^2 - [.$A339]^2; 0 ) ); [.E$32] ) - [.E$32]" office:value-type="float" office:value="43.5131288513979" calcext:value-type="float">
            <text:p>43.5131288513979</text:p>
          </table:table-cell>
          <table:table-cell table:formula="of:= ( [.D339] - [.D338] ) * ( [.E$33] / 3.6 )" office:value-type="float" office:value="0.547182230887384" calcext:value-type="float">
            <text:p>0.547182230887384</text:p>
          </table:table-cell>
          <table:table-cell table:formula="of:=MAX( SQRT( MAX( [.G$30]^2 - [.$A339]^2; 0 ) ); [.G$32] ) - [.G$32]" office:value-type="float" office:value="43.8545112241459" calcext:value-type="float">
            <text:p>43.8545112241459</text:p>
          </table:table-cell>
          <table:table-cell table:formula="of:= ( [.F339] - [.F338] ) * ( [.G$33] / 3.6 )" office:value-type="float" office:value="0.517868114068499" calcext:value-type="float">
            <text:p>0.517868114068499</text:p>
          </table:table-cell>
          <table:table-cell table:number-columns-repeated="21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MAX( SQRT( MAX( [.B$30]^2 - [.$A340]^2; 0 ) ); [.B$32] ) - [.B$32]" office:value-type="float" office:value="43.3367676169124" calcext:value-type="float">
            <text:p>43.3367676169124</text:p>
          </table:table-cell>
          <table:table-cell table:formula="of:= ( [.B340] - [.B339] ) * ( [.B$33] / 3.6 )" office:value-type="float" office:value="0.571128089386106" calcext:value-type="float">
            <text:p>0.571128089386106</text:p>
          </table:table-cell>
          <table:table-cell table:formula="of:=MAX( SQRT( MAX( [.E$30]^2 - [.$A340]^2; 0 ) ); [.E$32] ) - [.E$32]" office:value-type="float" office:value="43.7070855077935" calcext:value-type="float">
            <text:p>43.7070855077935</text:p>
          </table:table-cell>
          <table:table-cell table:formula="of:= ( [.D340] - [.D339] ) * ( [.E$33] / 3.6 )" office:value-type="float" office:value="0.538768489987894" calcext:value-type="float">
            <text:p>0.538768489987894</text:p>
          </table:table-cell>
          <table:table-cell table:formula="of:=MAX( SQRT( MAX( [.G$30]^2 - [.$A340]^2; 0 ) ); [.G$32] ) - [.G$32]" office:value-type="float" office:value="44.0380879786171" calcext:value-type="float">
            <text:p>44.0380879786171</text:p>
          </table:table-cell>
          <table:table-cell table:formula="of:= ( [.F340] - [.F339] ) * ( [.G$33] / 3.6 )" office:value-type="float" office:value="0.509935429086441" calcext:value-type="float">
            <text:p>0.509935429086441</text:p>
          </table:table-cell>
          <table:table-cell table:number-columns-repeated="21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MAX( SQRT( MAX( [.B$30]^2 - [.$A341]^2; 0 ) ); [.B$32] ) - [.B$32]" office:value-type="float" office:value="43.5391542584863" calcext:value-type="float">
            <text:p>43.5391542584863</text:p>
          </table:table-cell>
          <table:table-cell table:formula="of:= ( [.B341] - [.B340] ) * ( [.B$33] / 3.6 )" office:value-type="float" office:value="0.562185115482963" calcext:value-type="float">
            <text:p>0.562185115482963</text:p>
          </table:table-cell>
          <table:table-cell table:formula="of:=MAX( SQRT( MAX( [.E$30]^2 - [.$A341]^2; 0 ) ); [.E$32] ) - [.E$32]" office:value-type="float" office:value="43.8980183535962" calcext:value-type="float">
            <text:p>43.8980183535962</text:p>
          </table:table-cell>
          <table:table-cell table:formula="of:= ( [.D341] - [.D340] ) * ( [.E$33] / 3.6 )" office:value-type="float" office:value="0.530369016118628" calcext:value-type="float">
            <text:p>0.530369016118628</text:p>
          </table:table-cell>
          <table:table-cell table:formula="of:=MAX( SQRT( MAX( [.G$30]^2 - [.$A341]^2; 0 ) ); [.G$32] ) - [.G$32]" office:value-type="float" office:value="44.2188133049098" calcext:value-type="float">
            <text:p>44.2188133049098</text:p>
          </table:table-cell>
          <table:table-cell table:formula="of:= ( [.F341] - [.F340] ) * ( [.G$33] / 3.6 )" office:value-type="float" office:value="0.502014795257663" calcext:value-type="float">
            <text:p>0.502014795257663</text:p>
          </table:table-cell>
          <table:table-cell table:number-columns-repeated="21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MAX( SQRT( MAX( [.B$30]^2 - [.$A342]^2; 0 ) ); [.B$32] ) - [.B$32]" office:value-type="float" office:value="43.7383274637319" calcext:value-type="float">
            <text:p>43.7383274637319</text:p>
          </table:table-cell>
          <table:table-cell table:formula="of:= ( [.B342] - [.B341] ) * ( [.B$33] / 3.6 )" office:value-type="float" office:value="0.553258903459961" calcext:value-type="float">
            <text:p>0.553258903459961</text:p>
          </table:table-cell>
          <table:table-cell table:formula="of:=MAX( SQRT( MAX( [.E$30]^2 - [.$A342]^2; 0 ) ); [.E$32] ) - [.E$32]" office:value-type="float" office:value="44.0859324335278" calcext:value-type="float">
            <text:p>44.0859324335278</text:p>
          </table:table-cell>
          <table:table-cell table:formula="of:= ( [.D342] - [.D341] ) * ( [.E$33] / 3.6 )" office:value-type="float" office:value="0.521983555365561" calcext:value-type="float">
            <text:p>0.521983555365561</text:p>
          </table:table-cell>
          <table:table-cell table:formula="of:=MAX( SQRT( MAX( [.G$30]^2 - [.$A342]^2; 0 ) ); [.G$32] ) - [.G$32]" office:value-type="float" office:value="44.3966914654724" calcext:value-type="float">
            <text:p>44.3966914654724</text:p>
          </table:table-cell>
          <table:table-cell table:formula="of:= ( [.F342] - [.F341] ) * ( [.G$33] / 3.6 )" office:value-type="float" office:value="0.494106001562658" calcext:value-type="float">
            <text:p>0.494106001562658</text:p>
          </table:table-cell>
          <table:table-cell table:number-columns-repeated="21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MAX( SQRT( MAX( [.B$30]^2 - [.$A343]^2; 0 ) ); [.B$32] ) - [.B$32]" office:value-type="float" office:value="43.9342931564015" calcext:value-type="float">
            <text:p>43.9342931564015</text:p>
          </table:table-cell>
          <table:table-cell table:formula="of:= ( [.B343] - [.B342] ) * ( [.B$33] / 3.6 )" office:value-type="float" office:value="0.544349146304373" calcext:value-type="float">
            <text:p>0.544349146304373</text:p>
          </table:table-cell>
          <table:table-cell table:formula="of:=MAX( SQRT( MAX( [.E$30]^2 - [.$A343]^2; 0 ) ); [.E$32] ) - [.E$32]" office:value-type="float" office:value="44.270832701599" calcext:value-type="float">
            <text:p>44.270832701599</text:p>
          </table:table-cell>
          <table:table-cell table:formula="of:= ( [.D343] - [.D342] ) * ( [.E$33] / 3.6 )" office:value-type="float" office:value="0.513611855753342" calcext:value-type="float">
            <text:p>0.513611855753342</text:p>
          </table:table-cell>
          <table:table-cell table:formula="of:=MAX( SQRT( MAX( [.G$30]^2 - [.$A343]^2; 0 ) ); [.G$32] ) - [.G$32]" office:value-type="float" office:value="44.57172664731" calcext:value-type="float">
            <text:p>44.57172664731</text:p>
          </table:table-cell>
          <table:table-cell table:formula="of:= ( [.F343] - [.F342] ) * ( [.G$33] / 3.6 )" office:value-type="float" office:value="0.486208838437739" calcext:value-type="float">
            <text:p>0.486208838437739</text:p>
          </table:table-cell>
          <table:table-cell table:number-columns-repeated="21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MAX( SQRT( MAX( [.B$30]^2 - [.$A344]^2; 0 ) ); [.B$32] ) - [.B$32]" office:value-type="float" office:value="44.1270571506485" calcext:value-type="float">
            <text:p>44.1270571506485</text:p>
          </table:table-cell>
          <table:table-cell table:formula="of:= ( [.B344] - [.B343] ) * ( [.B$33] / 3.6 )" office:value-type="float" office:value="0.535455539575006" calcext:value-type="float">
            <text:p>0.535455539575006</text:p>
          </table:table-cell>
          <table:table-cell table:formula="of:=MAX( SQRT( MAX( [.E$30]^2 - [.$A344]^2; 0 ) ); [.E$32] ) - [.E$32]" office:value-type="float" office:value="44.4527240217918" calcext:value-type="float">
            <text:p>44.4527240217918</text:p>
          </table:table-cell>
          <table:table-cell table:formula="of:= ( [.D344] - [.D343] ) * ( [.E$33] / 3.6 )" office:value-type="float" office:value="0.505253667202194" calcext:value-type="float">
            <text:p>0.505253667202194</text:p>
          </table:table-cell>
          <table:table-cell table:formula="of:=MAX( SQRT( MAX( [.G$30]^2 - [.$A344]^2; 0 ) ); [.G$32] ) - [.G$32]" office:value-type="float" office:value="44.7439229624978" calcext:value-type="float">
            <text:p>44.7439229624978</text:p>
          </table:table-cell>
          <table:table-cell table:formula="of:= ( [.F344] - [.F343] ) * ( [.G$33] / 3.6 )" office:value-type="float" office:value="0.478323097744098" calcext:value-type="float">
            <text:p>0.478323097744098</text:p>
          </table:table-cell>
          <table:table-cell table:number-columns-repeated="21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MAX( SQRT( MAX( [.B$30]^2 - [.$A345]^2; 0 ) ); [.B$32] ) - [.B$32]" office:value-type="float" office:value="44.3166251519327" calcext:value-type="float">
            <text:p>44.3166251519327</text:p>
          </table:table-cell>
          <table:table-cell table:formula="of:= ( [.B345] - [.B344] ) * ( [.B$33] / 3.6 )" office:value-type="float" office:value="0.526577781345199" calcext:value-type="float">
            <text:p>0.526577781345199</text:p>
          </table:table-cell>
          <table:table-cell table:formula="of:=MAX( SQRT( MAX( [.E$30]^2 - [.$A345]^2; 0 ) ); [.E$32] ) - [.E$32]" office:value-type="float" office:value="44.6316111687277" calcext:value-type="float">
            <text:p>44.6316111687277</text:p>
          </table:table-cell>
          <table:table-cell table:formula="of:= ( [.D345] - [.D344] ) * ( [.E$33] / 3.6 )" office:value-type="float" office:value="0.496908741488432" calcext:value-type="float">
            <text:p>0.496908741488432</text:p>
          </table:table-cell>
          <table:table-cell table:formula="of:=MAX( SQRT( MAX( [.G$30]^2 - [.$A345]^2; 0 ) ); [.G$32] ) - [.G$32]" office:value-type="float" office:value="44.9132844486832" calcext:value-type="float">
            <text:p>44.9132844486832</text:p>
          </table:table-cell>
          <table:table-cell table:formula="of:= ( [.F345] - [.F344] ) * ( [.G$33] / 3.6 )" office:value-type="float" office:value="0.470448572737167" calcext:value-type="float">
            <text:p>0.470448572737167</text:p>
          </table:table-cell>
          <table:table-cell table:number-columns-repeated="21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MAX( SQRT( MAX( [.B$30]^2 - [.$A346]^2; 0 ) ); [.B$32] ) - [.B$32]" office:value-type="float" office:value="44.5030027579049" calcext:value-type="float">
            <text:p>44.5030027579049</text:p>
          </table:table-cell>
          <table:table-cell table:formula="of:= ( [.B346] - [.B345] ) * ( [.B$33] / 3.6 )" office:value-type="float" office:value="0.517715572144873" calcext:value-type="float">
            <text:p>0.517715572144873</text:p>
          </table:table-cell>
          <table:table-cell table:formula="of:=MAX( SQRT( MAX( [.E$30]^2 - [.$A346]^2; 0 ) ); [.E$32] ) - [.E$32]" office:value-type="float" office:value="44.8074988283208" calcext:value-type="float">
            <text:p>44.8074988283208</text:p>
          </table:table-cell>
          <table:table-cell table:formula="of:= ( [.D346] - [.D345] ) * ( [.E$33] / 3.6 )" office:value-type="float" office:value="0.488576832203257" calcext:value-type="float">
            <text:p>0.488576832203257</text:p>
          </table:table-cell>
          <table:table-cell table:formula="of:=MAX( SQRT( MAX( [.G$30]^2 - [.$A346]^2; 0 ) ); [.G$32] ) - [.G$32]" office:value-type="float" office:value="45.0798150695771" calcext:value-type="float">
            <text:p>45.0798150695771</text:p>
          </table:table-cell>
          <table:table-cell table:formula="of:= ( [.F346] - [.F345] ) * ( [.G$33] / 3.6 )" office:value-type="float" office:value="0.462585058038516" calcext:value-type="float">
            <text:p>0.462585058038516</text:p>
          </table:table-cell>
          <table:table-cell table:number-columns-repeated="21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MAX( SQRT( MAX( [.B$30]^2 - [.$A347]^2; 0 ) ); [.B$32] ) - [.B$32]" office:value-type="float" office:value="44.6861954592716" calcext:value-type="float">
            <text:p>44.6861954592716</text:p>
          </table:table-cell>
          <table:table-cell table:formula="of:= ( [.B347] - [.B346] ) * ( [.B$33] / 3.6 )" office:value-type="float" office:value="0.50886861490748" calcext:value-type="float">
            <text:p>0.50886861490748</text:p>
          </table:table-cell>
          <table:table-cell table:formula="of:=MAX( SQRT( MAX( [.E$30]^2 - [.$A347]^2; 0 ) ); [.E$32] ) - [.E$32]" office:value-type="float" office:value="44.9803915984177" calcext:value-type="float">
            <text:p>44.9803915984177</text:p>
          </table:table-cell>
          <table:table-cell table:formula="of:= ( [.D347] - [.D346] ) * ( [.E$33] / 3.6 )" office:value-type="float" office:value="0.480257694713594" calcext:value-type="float">
            <text:p>0.480257694713594</text:p>
          </table:table-cell>
          <table:table-cell table:formula="of:=MAX( SQRT( MAX( [.G$30]^2 - [.$A347]^2; 0 ) ); [.G$32] ) - [.G$32]" office:value-type="float" office:value="45.2435187154353" calcext:value-type="float">
            <text:p>45.2435187154353</text:p>
          </table:table-cell>
          <table:table-cell table:formula="of:= ( [.F347] - [.F346] ) * ( [.G$33] / 3.6 )" office:value-type="float" office:value="0.454732349606167" calcext:value-type="float">
            <text:p>0.454732349606167</text:p>
          </table:table-cell>
          <table:table-cell table:number-columns-repeated="21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MAX( SQRT( MAX( [.B$30]^2 - [.$A348]^2; 0 ) ); [.B$32] ) - [.B$32]" office:value-type="float" office:value="44.8662086406399" calcext:value-type="float">
            <text:p>44.8662086406399</text:p>
          </table:table-cell>
          <table:table-cell table:formula="of:= ( [.B348] - [.B347] ) * ( [.B$33] / 3.6 )" office:value-type="float" office:value="0.500036614911892" calcext:value-type="float">
            <text:p>0.500036614911892</text:p>
          </table:table-cell>
          <table:table-cell table:formula="of:=MAX( SQRT( MAX( [.E$30]^2 - [.$A348]^2; 0 ) ); [.E$32] ) - [.E$32]" office:value-type="float" office:value="45.1502939894216" calcext:value-type="float">
            <text:p>45.1502939894216</text:p>
          </table:table-cell>
          <table:table-cell table:formula="of:= ( [.D348] - [.D347] ) * ( [.E$33] / 3.6 )" office:value-type="float" office:value="0.471951086121831" calcext:value-type="float">
            <text:p>0.471951086121831</text:p>
          </table:table-cell>
          <table:table-cell table:formula="of:=MAX( SQRT( MAX( [.G$30]^2 - [.$A348]^2; 0 ) ); [.G$32] ) - [.G$32]" office:value-type="float" office:value="45.4043992035291" calcext:value-type="float">
            <text:p>45.4043992035291</text:p>
          </table:table-cell>
          <table:table-cell table:formula="of:= ( [.F348] - [.F347] ) * ( [.G$33] / 3.6 )" office:value-type="float" office:value="0.446890244704908" calcext:value-type="float">
            <text:p>0.446890244704908</text:p>
          </table:table-cell>
          <table:table-cell table:number-columns-repeated="21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MAX( SQRT( MAX( [.B$30]^2 - [.$A349]^2; 0 ) ); [.B$32] ) - [.B$32]" office:value-type="float" office:value="45.0430475813434" calcext:value-type="float">
            <text:p>45.0430475813434</text:p>
          </table:table-cell>
          <table:table-cell table:formula="of:= ( [.B349] - [.B348] ) * ( [.B$33] / 3.6 )" office:value-type="float" office:value="0.491219279732036" calcext:value-type="float">
            <text:p>0.491219279732036</text:p>
          </table:table-cell>
          <table:table-cell table:formula="of:=MAX( SQRT( MAX( [.E$30]^2 - [.$A349]^2; 0 ) ); [.E$32] ) - [.E$32]" office:value-type="float" office:value="45.3172104249039" calcext:value-type="float">
            <text:p>45.3172104249039</text:p>
          </table:table-cell>
          <table:table-cell table:formula="of:= ( [.D349] - [.D348] ) * ( [.E$33] / 3.6 )" office:value-type="float" office:value="0.463656765228709" calcext:value-type="float">
            <text:p>0.463656765228709</text:p>
          </table:table-cell>
          <table:table-cell table:formula="of:=MAX( SQRT( MAX( [.G$30]^2 - [.$A349]^2; 0 ) ); [.G$32] ) - [.G$32]" office:value-type="float" office:value="45.5624602786059" calcext:value-type="float">
            <text:p>45.5624602786059</text:p>
          </table:table-cell>
          <table:table-cell table:formula="of:= ( [.F349] - [.F348] ) * ( [.G$33] / 3.6 )" office:value-type="float" office:value="0.439058541880084" calcext:value-type="float">
            <text:p>0.439058541880084</text:p>
          </table:table-cell>
          <table:table-cell table:number-columns-repeated="21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MAX( SQRT( MAX( [.B$30]^2 - [.$A350]^2; 0 ) ); [.B$32] ) - [.B$32]" office:value-type="float" office:value="45.2167174562487" calcext:value-type="float">
            <text:p>45.2167174562487</text:p>
          </table:table-cell>
          <table:table-cell table:formula="of:= ( [.B350] - [.B349] ) * ( [.B$33] / 3.6 )" office:value-type="float" office:value="0.482416319181469" calcext:value-type="float">
            <text:p>0.482416319181469</text:p>
          </table:table-cell>
          <table:table-cell table:formula="of:=MAX( SQRT( MAX( [.E$30]^2 - [.$A350]^2; 0 ) ); [.E$32] ) - [.E$32]" office:value-type="float" office:value="45.4811452422018" calcext:value-type="float">
            <text:p>45.4811452422018</text:p>
          </table:table-cell>
          <table:table-cell table:formula="of:= ( [.D350] - [.D349] ) * ( [.E$33] / 3.6 )" office:value-type="float" office:value="0.455374492494008" calcext:value-type="float">
            <text:p>0.455374492494008</text:p>
          </table:table-cell>
          <table:table-cell table:formula="of:=MAX( SQRT( MAX( [.G$30]^2 - [.$A350]^2; 0 ) ); [.G$32] ) - [.G$32]" office:value-type="float" office:value="45.7177056133397" calcext:value-type="float">
            <text:p>45.7177056133397</text:p>
          </table:table-cell>
          <table:table-cell table:formula="of:= ( [.F350] - [.F349] ) * ( [.G$33] / 3.6 )" office:value-type="float" office:value="0.431237040927278" calcext:value-type="float">
            <text:p>0.431237040927278</text:p>
          </table:table-cell>
          <table:table-cell table:number-columns-repeated="21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MAX( SQRT( MAX( [.B$30]^2 - [.$A351]^2; 0 ) ); [.B$32] ) - [.B$32]" office:value-type="float" office:value="45.3872233365431" calcext:value-type="float">
            <text:p>45.3872233365431</text:p>
          </table:table-cell>
          <table:table-cell table:formula="of:= ( [.B351] - [.B350] ) * ( [.B$33] / 3.6 )" office:value-type="float" office:value="0.473627445262221" calcext:value-type="float">
            <text:p>0.473627445262221</text:p>
          </table:table-cell>
          <table:table-cell table:formula="of:=MAX( SQRT( MAX( [.E$30]^2 - [.$A351]^2; 0 ) ); [.E$32] ) - [.E$32]" office:value-type="float" office:value="45.6421026930017" calcext:value-type="float">
            <text:p>45.6421026930017</text:p>
          </table:table-cell>
          <table:table-cell table:formula="of:= ( [.D351] - [.D350] ) * ( [.E$33] / 3.6 )" office:value-type="float" office:value="0.447104029999758" calcext:value-type="float">
            <text:p>0.447104029999758</text:p>
          </table:table-cell>
          <table:table-cell table:formula="of:=MAX( SQRT( MAX( [.G$30]^2 - [.$A351]^2; 0 ) ); [.G$32] ) - [.G$32]" office:value-type="float" office:value="45.8701388087717" calcext:value-type="float">
            <text:p>45.8701388087717</text:p>
          </table:table-cell>
          <table:table-cell table:formula="of:= ( [.F351] - [.F350] ) * ( [.G$33] / 3.6 )" office:value-type="float" office:value="0.423425542866577" calcext:value-type="float">
            <text:p>0.423425542866577</text:p>
          </table:table-cell>
          <table:table-cell table:number-columns-repeated="21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MAX( SQRT( MAX( [.B$30]^2 - [.$A352]^2; 0 ) ); [.B$32] ) - [.B$32]" office:value-type="float" office:value="45.554570190504" calcext:value-type="float">
            <text:p>45.554570190504</text:p>
          </table:table-cell>
          <table:table-cell table:formula="of:= ( [.B352] - [.B351] ) * ( [.B$33] / 3.6 )" office:value-type="float" office:value="0.464852372113632" calcext:value-type="float">
            <text:p>0.464852372113632</text:p>
          </table:table-cell>
          <table:table-cell table:formula="of:=MAX( SQRT( MAX( [.E$30]^2 - [.$A352]^2; 0 ) ); [.E$32] ) - [.E$32]" office:value-type="float" office:value="45.8000869439102" calcext:value-type="float">
            <text:p>45.8000869439102</text:p>
          </table:table-cell>
          <table:table-cell table:formula="of:= ( [.D352] - [.D351] ) * ( [.E$33] / 3.6 )" office:value-type="float" office:value="0.438845141412653" calcext:value-type="float">
            <text:p>0.438845141412653</text:p>
          </table:table-cell>
          <table:table-cell table:formula="of:=MAX( SQRT( MAX( [.G$30]^2 - [.$A352]^2; 0 ) ); [.G$32] ) - [.G$32]" office:value-type="float" office:value="46.019763394741" calcext:value-type="float">
            <text:p>46.019763394741</text:p>
          </table:table-cell>
          <table:table-cell table:formula="of:= ( [.F352] - [.F351] ) * ( [.G$33] / 3.6 )" office:value-type="float" office:value="0.415623849914621" calcext:value-type="float">
            <text:p>0.415623849914621</text:p>
          </table:table-cell>
          <table:table-cell table:number-columns-repeated="21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MAX( SQRT( MAX( [.B$30]^2 - [.$A353]^2; 0 ) ); [.B$32] ) - [.B$32]" office:value-type="float" office:value="45.7187628842501" calcext:value-type="float">
            <text:p>45.7187628842501</text:p>
          </table:table-cell>
          <table:table-cell table:formula="of:= ( [.B353] - [.B352] ) * ( [.B$33] / 3.6 )" office:value-type="float" office:value="0.456090815961198" calcext:value-type="float">
            <text:p>0.456090815961198</text:p>
          </table:table-cell>
          <table:table-cell table:formula="of:=MAX( SQRT( MAX( [.E$30]^2 - [.$A353]^2; 0 ) ); [.E$32] ) - [.E$32]" office:value-type="float" office:value="45.9551020770116" calcext:value-type="float">
            <text:p>45.9551020770116</text:p>
          </table:table-cell>
          <table:table-cell table:formula="of:= ( [.D353] - [.D352] ) * ( [.E$33] / 3.6 )" office:value-type="float" office:value="0.430597591948217" calcext:value-type="float">
            <text:p>0.430597591948217</text:p>
          </table:table-cell>
          <table:table-cell table:formula="of:=MAX( SQRT( MAX( [.G$30]^2 - [.$A353]^2; 0 ) ); [.G$32] ) - [.G$32]" office:value-type="float" office:value="46.1665828303056" calcext:value-type="float">
            <text:p>46.1665828303056</text:p>
          </table:table-cell>
          <table:table-cell table:formula="of:= ( [.F353] - [.F352] ) * ( [.G$33] / 3.6 )" office:value-type="float" office:value="0.407831765457445" calcext:value-type="float">
            <text:p>0.407831765457445</text:p>
          </table:table-cell>
          <table:table-cell table:number-columns-repeated="21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MAX( SQRT( MAX( [.B$30]^2 - [.$A354]^2; 0 ) ); [.B$32] ) - [.B$32]" office:value-type="float" office:value="45.8798061824743" calcext:value-type="float">
            <text:p>45.8798061824743</text:p>
          </table:table-cell>
          <table:table-cell table:formula="of:= ( [.B354] - [.B353] ) * ( [.B$33] / 3.6 )" office:value-type="float" office:value="0.447342495067302" calcext:value-type="float">
            <text:p>0.447342495067302</text:p>
          </table:table-cell>
          <table:table-cell table:formula="of:=MAX( SQRT( MAX( [.E$30]^2 - [.$A354]^2; 0 ) ); [.E$32] ) - [.E$32]" office:value-type="float" office:value="46.1071520904121" calcext:value-type="float">
            <text:p>46.1071520904121</text:p>
          </table:table-cell>
          <table:table-cell table:formula="of:= ( [.D354] - [.D353] ) * ( [.E$33] / 3.6 )" office:value-type="float" office:value="0.422361148334637" calcext:value-type="float">
            <text:p>0.422361148334637</text:p>
          </table:table-cell>
          <table:table-cell table:formula="of:=MAX( SQRT( MAX( [.G$30]^2 - [.$A354]^2; 0 ) ); [.G$32] ) - [.G$32]" office:value-type="float" office:value="46.3106005041544" calcext:value-type="float">
            <text:p>46.3106005041544</text:p>
          </table:table-cell>
          <table:table-cell table:formula="of:= ( [.F354] - [.F353] ) * ( [.G$33] / 3.6 )" office:value-type="float" office:value="0.400049094024269" calcext:value-type="float">
            <text:p>0.400049094024269</text:p>
          </table:table-cell>
          <table:table-cell table:number-columns-repeated="21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MAX( SQRT( MAX( [.B$30]^2 - [.$A355]^2; 0 ) ); [.B$32] ) - [.B$32]" office:value-type="float" office:value="46.0377047491599" calcext:value-type="float">
            <text:p>46.0377047491599</text:p>
          </table:table-cell>
          <table:table-cell table:formula="of:= ( [.B355] - [.B354] ) * ( [.B$33] / 3.6 )" office:value-type="float" office:value="0.438607129682111" calcext:value-type="float">
            <text:p>0.438607129682111</text:p>
          </table:table-cell>
          <table:table-cell table:formula="of:=MAX( SQRT( MAX( [.E$30]^2 - [.$A355]^2; 0 ) ); [.E$32] ) - [.E$32]" office:value-type="float" office:value="46.2562408987716" calcext:value-type="float">
            <text:p>46.2562408987716</text:p>
          </table:table-cell>
          <table:table-cell table:formula="of:= ( [.D355] - [.D354] ) * ( [.E$33] / 3.6 )" office:value-type="float" office:value="0.414135578776609" calcext:value-type="float">
            <text:p>0.414135578776609</text:p>
          </table:table-cell>
          <table:table-cell table:formula="of:=MAX( SQRT( MAX( [.G$30]^2 - [.$A355]^2; 0 ) ); [.G$32] ) - [.G$32]" office:value-type="float" office:value="46.4518197350084" calcext:value-type="float">
            <text:p>46.4518197350084</text:p>
          </table:table-cell>
          <table:table-cell table:formula="of:= ( [.F355] - [.F354] ) * ( [.G$33] / 3.6 )" office:value-type="float" office:value="0.392275641261127" calcext:value-type="float">
            <text:p>0.392275641261127</text:p>
          </table:table-cell>
          <table:table-cell table:number-columns-repeated="21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MAX( SQRT( MAX( [.B$30]^2 - [.$A356]^2; 0 ) ); [.B$32] ) - [.B$32]" office:value-type="float" office:value="46.192463148278" calcext:value-type="float">
            <text:p>46.192463148278</text:p>
          </table:table-cell>
          <table:table-cell table:formula="of:= ( [.B356] - [.B355] ) * ( [.B$33] / 3.6 )" office:value-type="float" office:value="0.429884441994785" calcext:value-type="float">
            <text:p>0.429884441994785</text:p>
          </table:table-cell>
          <table:table-cell table:formula="of:=MAX( SQRT( MAX( [.E$30]^2 - [.$A356]^2; 0 ) ); [.E$32] ) - [.E$32]" office:value-type="float" office:value="46.4023723338233" calcext:value-type="float">
            <text:p>46.4023723338233</text:p>
          </table:table-cell>
          <table:table-cell table:formula="of:= ( [.D356] - [.D355] ) * ( [.E$33] / 3.6 )" office:value-type="float" office:value="0.405920652921231" calcext:value-type="float">
            <text:p>0.405920652921231</text:p>
          </table:table-cell>
          <table:table-cell table:formula="of:=MAX( SQRT( MAX( [.G$30]^2 - [.$A356]^2; 0 ) ); [.G$32] ) - [.G$32]" office:value-type="float" office:value="46.5902437720143" calcext:value-type="float">
            <text:p>46.5902437720143</text:p>
          </table:table-cell>
          <table:table-cell table:formula="of:= ( [.F356] - [.F355] ) * ( [.G$33] / 3.6 )" office:value-type="float" office:value="0.384511213905449" calcext:value-type="float">
            <text:p>0.384511213905449</text:p>
          </table:table-cell>
          <table:table-cell table:number-columns-repeated="21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MAX( SQRT( MAX( [.B$30]^2 - [.$A357]^2; 0 ) ); [.B$32] ) - [.B$32]" office:value-type="float" office:value="46.3440858444691" calcext:value-type="float">
            <text:p>46.3440858444691</text:p>
          </table:table-cell>
          <table:table-cell table:formula="of:= ( [.B357] - [.B356] ) * ( [.B$33] / 3.6 )" office:value-type="float" office:value="0.421174156086421" calcext:value-type="float">
            <text:p>0.421174156086421</text:p>
          </table:table-cell>
          <table:table-cell table:formula="of:=MAX( SQRT( MAX( [.E$30]^2 - [.$A357]^2; 0 ) ); [.E$32] ) - [.E$32]" office:value-type="float" office:value="46.5455501448797" calcext:value-type="float">
            <text:p>46.5455501448797</text:p>
          </table:table-cell>
          <table:table-cell table:formula="of:= ( [.D357] - [.D356] ) * ( [.E$33] / 3.6 )" office:value-type="float" office:value="0.397716141823423" calcext:value-type="float">
            <text:p>0.397716141823423</text:p>
          </table:table-cell>
          <table:table-cell table:formula="of:=MAX( SQRT( MAX( [.G$30]^2 - [.$A357]^2; 0 ) ); [.G$32] ) - [.G$32]" office:value-type="float" office:value="46.7258757951278" calcext:value-type="float">
            <text:p>46.7258757951278</text:p>
          </table:table-cell>
          <table:table-cell table:formula="of:= ( [.F357] - [.F356] ) * ( [.G$33] / 3.6 )" office:value-type="float" office:value="0.376755619759529" calcext:value-type="float">
            <text:p>0.376755619759529</text:p>
          </table:table-cell>
          <table:table-cell table:number-columns-repeated="21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MAX( SQRT( MAX( [.B$30]^2 - [.$A358]^2; 0 ) ); [.B$32] ) - [.B$32]" office:value-type="float" office:value="46.4925772037069" calcext:value-type="float">
            <text:p>46.4925772037069</text:p>
          </table:table-cell>
          <table:table-cell table:formula="of:= ( [.B358] - [.B357] ) * ( [.B$33] / 3.6 )" office:value-type="float" office:value="0.412475997882843" calcext:value-type="float">
            <text:p>0.412475997882843</text:p>
          </table:table-cell>
          <table:table-cell table:formula="of:=MAX( SQRT( MAX( [.E$30]^2 - [.$A358]^2; 0 ) ); [.E$32] ) - [.E$32]" office:value-type="float" office:value="46.6857779993275" calcext:value-type="float">
            <text:p>46.6857779993275</text:p>
          </table:table-cell>
          <table:table-cell table:formula="of:= ( [.D358] - [.D357] ) * ( [.E$33] / 3.6 )" office:value-type="float" office:value="0.389521817910558" calcext:value-type="float">
            <text:p>0.389521817910558</text:p>
          </table:table-cell>
          <table:table-cell table:formula="of:=MAX( SQRT( MAX( [.G$30]^2 - [.$A358]^2; 0 ) ); [.G$32] ) - [.G$32]" office:value-type="float" office:value="46.8587189154875" calcext:value-type="float">
            <text:p>46.8587189154875</text:p>
          </table:table-cell>
          <table:table-cell table:formula="of:= ( [.F358] - [.F357] ) * ( [.G$33] / 3.6 )" office:value-type="float" office:value="0.369008667666056" calcext:value-type="float">
            <text:p>0.369008667666056</text:p>
          </table:table-cell>
          <table:table-cell table:number-columns-repeated="21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MAX( SQRT( MAX( [.B$30]^2 - [.$A359]^2; 0 ) ); [.B$32] ) - [.B$32]" office:value-type="float" office:value="46.6379414939459" calcext:value-type="float">
            <text:p>46.6379414939459</text:p>
          </table:table-cell>
          <table:table-cell table:formula="of:= ( [.B359] - [.B358] ) * ( [.B$33] / 3.6 )" office:value-type="float" office:value="0.403789695108338" calcext:value-type="float">
            <text:p>0.403789695108338</text:p>
          </table:table-cell>
          <table:table-cell table:formula="of:=MAX( SQRT( MAX( [.E$30]^2 - [.$A359]^2; 0 ) ); [.E$32] ) - [.E$32]" office:value-type="float" office:value="46.8230594831097" calcext:value-type="float">
            <text:p>46.8230594831097</text:p>
          </table:table-cell>
          <table:table-cell table:formula="of:= ( [.D359] - [.D358] ) * ( [.E$33] / 3.6 )" office:value-type="float" office:value="0.381337454950565" calcext:value-type="float">
            <text:p>0.381337454950565</text:p>
          </table:table-cell>
          <table:table-cell table:formula="of:=MAX( SQRT( MAX( [.G$30]^2 - [.$A359]^2; 0 ) ); [.G$32] ) - [.G$32]" office:value-type="float" office:value="46.9887761757813" calcext:value-type="float">
            <text:p>46.9887761757813</text:p>
          </table:table-cell>
          <table:table-cell table:formula="of:= ( [.F359] - [.F358] ) * ( [.G$33] / 3.6 )" office:value-type="float" office:value="0.361270167482688" calcext:value-type="float">
            <text:p>0.361270167482688</text:p>
          </table:table-cell>
          <table:table-cell table:number-columns-repeated="21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MAX( SQRT( MAX( [.B$30]^2 - [.$A360]^2; 0 ) ); [.B$32] ) - [.B$32]" office:value-type="float" office:value="46.7801828857523" calcext:value-type="float">
            <text:p>46.7801828857523</text:p>
          </table:table-cell>
          <table:table-cell table:formula="of:= ( [.B360] - [.B359] ) * ( [.B$33] / 3.6 )" office:value-type="float" office:value="0.395114977239864" calcext:value-type="float">
            <text:p>0.395114977239864</text:p>
          </table:table-cell>
          <table:table-cell table:formula="of:=MAX( SQRT( MAX( [.E$30]^2 - [.$A360]^2; 0 ) ); [.E$32] ) - [.E$32]" office:value-type="float" office:value="46.957398101196" calcext:value-type="float">
            <text:p>46.957398101196</text:p>
          </table:table-cell>
          <table:table-cell table:formula="of:= ( [.D360] - [.D359] ) * ( [.E$33] / 3.6 )" office:value-type="float" office:value="0.373162828017352" calcext:value-type="float">
            <text:p>0.373162828017352</text:p>
          </table:table-cell>
          <table:table-cell table:formula="of:=MAX( SQRT( MAX( [.G$30]^2 - [.$A360]^2; 0 ) ); [.G$32] ) - [.G$32]" office:value-type="float" office:value="47.1160505506019" calcext:value-type="float">
            <text:p>47.1160505506019</text:p>
          </table:table-cell>
          <table:table-cell table:formula="of:= ( [.F360] - [.F359] ) * ( [.G$33] / 3.6 )" office:value-type="float" office:value="0.353539930057265" calcext:value-type="float">
            <text:p>0.353539930057265</text:p>
          </table:table-cell>
          <table:table-cell table:number-columns-repeated="21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MAX( SQRT( MAX( [.B$30]^2 - [.$A361]^2; 0 ) ); [.B$32] ) - [.B$32]" office:value-type="float" office:value="46.9193054529188" calcext:value-type="float">
            <text:p>46.9193054529188</text:p>
          </table:table-cell>
          <table:table-cell table:formula="of:= ( [.B361] - [.B360] ) * ( [.B$33] / 3.6 )" office:value-type="float" office:value="0.386451575462685" calcext:value-type="float">
            <text:p>0.386451575462685</text:p>
          </table:table-cell>
          <table:table-cell table:formula="of:=MAX( SQRT( MAX( [.E$30]^2 - [.$A361]^2; 0 ) ); [.E$32] ) - [.E$32]" office:value-type="float" office:value="47.0887972780411" calcext:value-type="float">
            <text:p>47.0887972780411</text:p>
          </table:table-cell>
          <table:table-cell table:formula="of:= ( [.D361] - [.D360] ) * ( [.E$33] / 3.6 )" office:value-type="float" office:value="0.364997713458592" calcext:value-type="float">
            <text:p>0.364997713458592</text:p>
          </table:table-cell>
          <table:table-cell table:formula="of:=MAX( SQRT( MAX( [.G$30]^2 - [.$A361]^2; 0 ) ); [.G$32] ) - [.G$32]" office:value-type="float" office:value="47.2405449467952" calcext:value-type="float">
            <text:p>47.2405449467952</text:p>
          </table:table-cell>
          <table:table-cell table:formula="of:= ( [.F361] - [.F360] ) * ( [.G$33] / 3.6 )" office:value-type="float" office:value="0.345817767203648" calcext:value-type="float">
            <text:p>0.345817767203648</text:p>
          </table:table-cell>
          <table:table-cell table:number-columns-repeated="21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MAX( SQRT( MAX( [.B$30]^2 - [.$A362]^2; 0 ) ); [.B$32] ) - [.B$32]" office:value-type="float" office:value="47.0553131730637" calcext:value-type="float">
            <text:p>47.0553131730637</text:p>
          </table:table-cell>
          <table:table-cell table:formula="of:= ( [.B362] - [.B361] ) * ( [.B$33] / 3.6 )" office:value-type="float" office:value="0.377799222624731" calcext:value-type="float">
            <text:p>0.377799222624731</text:p>
          </table:table-cell>
          <table:table-cell table:formula="of:=MAX( SQRT( MAX( [.E$30]^2 - [.$A362]^2; 0 ) ); [.E$32] ) - [.E$32]" office:value-type="float" office:value="47.2172603580315" calcext:value-type="float">
            <text:p>47.2172603580315</text:p>
          </table:table-cell>
          <table:table-cell table:formula="of:= ( [.D362] - [.D361] ) * ( [.E$33] / 3.6 )" office:value-type="float" office:value="0.35684188886241" calcext:value-type="float">
            <text:p>0.35684188886241</text:p>
          </table:table-cell>
          <table:table-cell table:formula="of:=MAX( SQRT( MAX( [.G$30]^2 - [.$A362]^2; 0 ) ); [.G$32] ) - [.G$32]" office:value-type="float" office:value="47.3622622037993" calcext:value-type="float">
            <text:p>47.3622622037993</text:p>
          </table:table-cell>
          <table:table-cell table:formula="of:= ( [.F362] - [.F361] ) * ( [.G$33] / 3.6 )" office:value-type="float" office:value="0.338103491677878" calcext:value-type="float">
            <text:p>0.338103491677878</text:p>
          </table:table-cell>
          <table:table-cell table:number-columns-repeated="21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MAX( SQRT( MAX( [.B$30]^2 - [.$A363]^2; 0 ) ); [.B$32] ) - [.B$32]" office:value-type="float" office:value="47.1882099282135" calcext:value-type="float">
            <text:p>47.1882099282135</text:p>
          </table:table-cell>
          <table:table-cell table:formula="of:= ( [.B363] - [.B362] ) * ( [.B$33] / 3.6 )" office:value-type="float" office:value="0.369157653193813" calcext:value-type="float">
            <text:p>0.369157653193813</text:p>
          </table:table-cell>
          <table:table-cell table:formula="of:=MAX( SQRT( MAX( [.E$30]^2 - [.$A363]^2; 0 ) ); [.E$32] ) - [.E$32]" office:value-type="float" office:value="47.3427906059213" calcext:value-type="float">
            <text:p>47.3427906059213</text:p>
          </table:table-cell>
          <table:table-cell table:formula="of:= ( [.D363] - [.D362] ) * ( [.E$33] / 3.6 )" office:value-type="float" office:value="0.348695133027061" calcext:value-type="float">
            <text:p>0.348695133027061</text:p>
          </table:table-cell>
          <table:table-cell table:formula="of:=MAX( SQRT( MAX( [.G$30]^2 - [.$A363]^2; 0 ) ); [.G$32] ) - [.G$32]" office:value-type="float" office:value="47.4812050939743" calcext:value-type="float">
            <text:p>47.4812050939743</text:p>
          </table:table-cell>
          <table:table-cell table:formula="of:= ( [.F363] - [.F362] ) * ( [.G$33] / 3.6 )" office:value-type="float" office:value="0.330396917152756" calcext:value-type="float">
            <text:p>0.330396917152756</text:p>
          </table:table-cell>
          <table:table-cell table:number-columns-repeated="21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MAX( SQRT( MAX( [.B$30]^2 - [.$A364]^2; 0 ) ); [.B$32] ) - [.B$32]" office:value-type="float" office:value="47.3179995053707" calcext:value-type="float">
            <text:p>47.3179995053707</text:p>
          </table:table-cell>
          <table:table-cell table:formula="of:= ( [.B364] - [.B363] ) * ( [.B$33] / 3.6 )" office:value-type="float" office:value="0.360526603214516" calcext:value-type="float">
            <text:p>0.360526603214516</text:p>
          </table:table-cell>
          <table:table-cell table:formula="of:=MAX( SQRT( MAX( [.E$30]^2 - [.$A364]^2; 0 ) ); [.E$32] ) - [.E$32]" office:value-type="float" office:value="47.4653912072552" calcext:value-type="float">
            <text:p>47.4653912072552</text:p>
          </table:table-cell>
          <table:table-cell table:formula="of:= ( [.D364] - [.D363] ) * ( [.E$33] / 3.6 )" office:value-type="float" office:value="0.340557225927461" calcext:value-type="float">
            <text:p>0.340557225927461</text:p>
          </table:table-cell>
          <table:table-cell table:formula="of:=MAX( SQRT( MAX( [.G$30]^2 - [.$A364]^2; 0 ) ); [.G$32] ) - [.G$32]" office:value-type="float" office:value="47.5973763229248" calcext:value-type="float">
            <text:p>47.5973763229248</text:p>
          </table:table-cell>
          <table:table-cell table:formula="of:= ( [.F364] - [.F363] ) * ( [.G$33] / 3.6 )" office:value-type="float" office:value="0.32269785819589" calcext:value-type="float">
            <text:p>0.32269785819589</text:p>
          </table:table-cell>
          <table:table-cell table:number-columns-repeated="21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MAX( SQRT( MAX( [.B$30]^2 - [.$A365]^2; 0 ) ); [.B$32] ) - [.B$32]" office:value-type="float" office:value="47.4446855970656" calcext:value-type="float">
            <text:p>47.4446855970656</text:p>
          </table:table-cell>
          <table:table-cell table:formula="of:= ( [.B365] - [.B364] ) * ( [.B$33] / 3.6 )" office:value-type="float" office:value="0.35190581026367" calcext:value-type="float">
            <text:p>0.35190581026367</text:p>
          </table:table-cell>
          <table:table-cell table:formula="of:=MAX( SQRT( MAX( [.E$30]^2 - [.$A365]^2; 0 ) ); [.E$32] ) - [.E$32]" office:value-type="float" office:value="47.5850652687816" calcext:value-type="float">
            <text:p>47.5850652687816</text:p>
          </table:table-cell>
          <table:table-cell table:formula="of:= ( [.D365] - [.D364] ) * ( [.E$33] / 3.6 )" office:value-type="float" office:value="0.332427948684552" calcext:value-type="float">
            <text:p>0.332427948684552</text:p>
          </table:table-cell>
          <table:table-cell table:formula="of:=MAX( SQRT( MAX( [.G$30]^2 - [.$A365]^2; 0 ) ); [.G$32] ) - [.G$32]" office:value-type="float" office:value="47.7107785298133" calcext:value-type="float">
            <text:p>47.7107785298133</text:p>
          </table:table-cell>
          <table:table-cell table:formula="of:= ( [.F365] - [.F364] ) * ( [.G$33] / 3.6 )" office:value-type="float" office:value="0.315006130245858" calcext:value-type="float">
            <text:p>0.315006130245858</text:p>
          </table:table-cell>
          <table:table-cell table:number-columns-repeated="21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MAX( SQRT( MAX( [.B$30]^2 - [.$A366]^2; 0 ) ); [.B$32] ) - [.B$32]" office:value-type="float" office:value="47.5682718018936" calcext:value-type="float">
            <text:p>47.5682718018936</text:p>
          </table:table-cell>
          <table:table-cell table:formula="of:= ( [.B366] - [.B365] ) * ( [.B$33] / 3.6 )" office:value-type="float" office:value="0.343295013411035" calcext:value-type="float">
            <text:p>0.343295013411035</text:p>
          </table:table-cell>
          <table:table-cell table:formula="of:=MAX( SQRT( MAX( [.E$30]^2 - [.$A366]^2; 0 ) ); [.E$32] ) - [.E$32]" office:value-type="float" office:value="47.701815818854" calcext:value-type="float">
            <text:p>47.701815818854</text:p>
          </table:table-cell>
          <table:table-cell table:formula="of:= ( [.D366] - [.D365] ) * ( [.E$33] / 3.6 )" office:value-type="float" office:value="0.324307083534513" calcext:value-type="float">
            <text:p>0.324307083534513</text:p>
          </table:table-cell>
          <table:table-cell table:formula="of:=MAX( SQRT( MAX( [.G$30]^2 - [.$A366]^2; 0 ) ); [.G$32] ) - [.G$32]" office:value-type="float" office:value="47.8214142876651" calcext:value-type="float">
            <text:p>47.8214142876651</text:p>
          </table:table-cell>
          <table:table-cell table:formula="of:= ( [.F366] - [.F365] ) * ( [.G$33] / 3.6 )" office:value-type="float" office:value="0.307321549588203" calcext:value-type="float">
            <text:p>0.307321549588203</text:p>
          </table:table-cell>
          <table:table-cell table:number-columns-repeated="21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MAX( SQRT( MAX( [.B$30]^2 - [.$A367]^2; 0 ) ); [.B$32] ) - [.B$32]" office:value-type="float" office:value="47.6887616250365" calcext:value-type="float">
            <text:p>47.6887616250365</text:p>
          </table:table-cell>
          <table:table-cell table:formula="of:= ( [.B367] - [.B366] ) * ( [.B$33] / 3.6 )" office:value-type="float" office:value="0.334693953174615" calcext:value-type="float">
            <text:p>0.334693953174615</text:p>
          </table:table-cell>
          <table:table-cell table:formula="of:=MAX( SQRT( MAX( [.E$30]^2 - [.$A367]^2; 0 ) ); [.E$32] ) - [.E$32]" office:value-type="float" office:value="47.8156458078212" calcext:value-type="float">
            <text:p>47.8156458078212</text:p>
          </table:table-cell>
          <table:table-cell table:formula="of:= ( [.D367] - [.D366] ) * ( [.E$33] / 3.6 )" office:value-type="float" office:value="0.316194413797809" calcext:value-type="float">
            <text:p>0.316194413797809</text:p>
          </table:table-cell>
          <table:table-cell table:formula="of:=MAX( SQRT( MAX( [.G$30]^2 - [.$A367]^2; 0 ) ); [.G$32] ) - [.G$32]" office:value-type="float" office:value="47.9292861036649" calcext:value-type="float">
            <text:p>47.9292861036649</text:p>
          </table:table-cell>
          <table:table-cell table:formula="of:= ( [.F367] - [.F366] ) * ( [.G$33] / 3.6 )" office:value-type="float" office:value="0.299643933333016" calcext:value-type="float">
            <text:p>0.299643933333016</text:p>
          </table:table-cell>
          <table:table-cell table:number-columns-repeated="21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MAX( SQRT( MAX( [.B$30]^2 - [.$A368]^2; 0 ) ); [.B$32] ) - [.B$32]" office:value-type="float" office:value="47.80615847877" calcext:value-type="float">
            <text:p>47.80615847877</text:p>
          </table:table-cell>
          <table:table-cell table:formula="of:= ( [.B368] - [.B367] ) * ( [.B$33] / 3.6 )" office:value-type="float" office:value="0.32610237148213" calcext:value-type="float">
            <text:p>0.32610237148213</text:p>
          </table:table-cell>
          <table:table-cell table:formula="of:=MAX( SQRT( MAX( [.E$30]^2 - [.$A368]^2; 0 ) ); [.E$32] ) - [.E$32]" office:value-type="float" office:value="47.9265581084069" calcext:value-type="float">
            <text:p>47.9265581084069</text:p>
          </table:table-cell>
          <table:table-cell table:formula="of:= ( [.D368] - [.D367] ) * ( [.E$33] / 3.6 )" office:value-type="float" office:value="0.308089723849037" calcext:value-type="float">
            <text:p>0.308089723849037</text:p>
          </table:table-cell>
          <table:table-cell table:formula="of:=MAX( SQRT( MAX( [.G$30]^2 - [.$A368]^2; 0 ) ); [.G$32] ) - [.G$32]" office:value-type="float" office:value="48.0343964194463" calcext:value-type="float">
            <text:p>48.0343964194463</text:p>
          </table:table-cell>
          <table:table-cell table:formula="of:= ( [.F368] - [.F367] ) * ( [.G$33] / 3.6 )" office:value-type="float" office:value="0.291973099392667" calcext:value-type="float">
            <text:p>0.291973099392667</text:p>
          </table:table-cell>
          <table:table-cell table:number-columns-repeated="21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MAX( SQRT( MAX( [.B$30]^2 - [.$A369]^2; 0 ) ); [.B$32] ) - [.B$32]" office:value-type="float" office:value="47.9204656829562" calcext:value-type="float">
            <text:p>47.9204656829562</text:p>
          </table:table-cell>
          <table:table-cell table:formula="of:= ( [.B369] - [.B368] ) * ( [.B$33] / 3.6 )" office:value-type="float" office:value="0.317520011628068" calcext:value-type="float">
            <text:p>0.317520011628068</text:p>
          </table:table-cell>
          <table:table-cell table:formula="of:=MAX( SQRT( MAX( [.E$30]^2 - [.$A369]^2; 0 ) ); [.E$32] ) - [.E$32]" office:value-type="float" office:value="48.0345555160782" calcext:value-type="float">
            <text:p>48.0345555160782</text:p>
          </table:table-cell>
          <table:table-cell table:formula="of:= ( [.D369] - [.D368] ) * ( [.E$33] / 3.6 )" office:value-type="float" office:value="0.299992799086921" calcext:value-type="float">
            <text:p>0.299992799086921</text:p>
          </table:table-cell>
          <table:table-cell table:formula="of:=MAX( SQRT( MAX( [.G$30]^2 - [.$A369]^2; 0 ) ); [.G$32] ) - [.G$32]" office:value-type="float" office:value="48.1367476113716" calcext:value-type="float">
            <text:p>48.1367476113716</text:p>
          </table:table-cell>
          <table:table-cell table:formula="of:= ( [.F369] - [.F368] ) * ( [.G$33] / 3.6 )" office:value-type="float" office:value="0.284308866459229" calcext:value-type="float">
            <text:p>0.284308866459229</text:p>
          </table:table-cell>
          <table:table-cell table:number-columns-repeated="21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MAX( SQRT( MAX( [.B$30]^2 - [.$A370]^2; 0 ) ); [.B$32] ) - [.B$32]" office:value-type="float" office:value="48.0316864655209" calcext:value-type="float">
            <text:p>48.0316864655209</text:p>
          </table:table-cell>
          <table:table-cell table:formula="of:= ( [.B370] - [.B369] ) * ( [.B$33] / 3.6 )" office:value-type="float" office:value="0.308946618235319" calcext:value-type="float">
            <text:p>0.308946618235319</text:p>
          </table:table-cell>
          <table:table-cell table:formula="of:=MAX( SQRT( MAX( [.E$30]^2 - [.$A370]^2; 0 ) ); [.E$32] ) - [.E$32]" office:value-type="float" office:value="48.1396407494041" calcext:value-type="float">
            <text:p>48.1396407494041</text:p>
          </table:table-cell>
          <table:table-cell table:formula="of:= ( [.D370] - [.D369] ) * ( [.E$33] / 3.6 )" office:value-type="float" office:value="0.291903425905262" calcext:value-type="float">
            <text:p>0.291903425905262</text:p>
          </table:table-cell>
          <table:table-cell table:formula="of:=MAX( SQRT( MAX( [.G$30]^2 - [.$A370]^2; 0 ) ); [.G$32] ) - [.G$32]" office:value-type="float" office:value="48.2363419908046" calcext:value-type="float">
            <text:p>48.2363419908046</text:p>
          </table:table-cell>
          <table:table-cell table:formula="of:= ( [.F370] - [.F369] ) * ( [.G$33] / 3.6 )" office:value-type="float" office:value="0.276651053980477" calcext:value-type="float">
            <text:p>0.276651053980477</text:p>
          </table:table-cell>
          <table:table-cell table:number-columns-repeated="21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MAX( SQRT( MAX( [.B$30]^2 - [.$A371]^2; 0 ) ); [.B$32] ) - [.B$32]" office:value-type="float" office:value="48.1398239629181" calcext:value-type="float">
            <text:p>48.1398239629181</text:p>
          </table:table-cell>
          <table:table-cell table:formula="of:= ( [.B371] - [.B370] ) * ( [.B$33] / 3.6 )" office:value-type="float" office:value="0.30038193721443" calcext:value-type="float">
            <text:p>0.30038193721443</text:p>
          </table:table-cell>
          <table:table-cell table:formula="of:=MAX( SQRT( MAX( [.E$30]^2 - [.$A371]^2; 0 ) ); [.E$32] ) - [.E$32]" office:value-type="float" office:value="48.2418164504022" calcext:value-type="float">
            <text:p>48.2418164504022</text:p>
          </table:table-cell>
          <table:table-cell table:formula="of:= ( [.D371] - [.D370] ) * ( [.E$33] / 3.6 )" office:value-type="float" office:value="0.283821391661358" calcext:value-type="float">
            <text:p>0.283821391661358</text:p>
          </table:table-cell>
          <table:table-cell table:formula="of:=MAX( SQRT( MAX( [.G$30]^2 - [.$A371]^2; 0 ) ); [.G$32] ) - [.G$32]" office:value-type="float" office:value="48.3331818043752" calcext:value-type="float">
            <text:p>48.3331818043752</text:p>
          </table:table-cell>
          <table:table-cell table:formula="of:= ( [.F371] - [.F370] ) * ( [.G$33] / 3.6 )" office:value-type="float" office:value="0.268999482140626" calcext:value-type="float">
            <text:p>0.268999482140626</text:p>
          </table:table-cell>
          <table:table-cell table:number-columns-repeated="21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MAX( SQRT( MAX( [.B$30]^2 - [.$A372]^2; 0 ) ); [.B$32] ) - [.B$32]" office:value-type="float" office:value="48.2448812205786" calcext:value-type="float">
            <text:p>48.2448812205786</text:p>
          </table:table-cell>
          <table:table-cell table:formula="of:= ( [.B372] - [.B371] ) * ( [.B$33] / 3.6 )" office:value-type="float" office:value="0.291825715723822" calcext:value-type="float">
            <text:p>0.291825715723822</text:p>
          </table:table-cell>
          <table:table-cell table:formula="of:=MAX( SQRT( MAX( [.E$30]^2 - [.$A372]^2; 0 ) ); [.E$32] ) - [.E$32]" office:value-type="float" office:value="48.3410851848764" calcext:value-type="float">
            <text:p>48.3410851848764</text:p>
          </table:table-cell>
          <table:table-cell table:formula="of:= ( [.D372] - [.D371] ) * ( [.E$33] / 3.6 )" office:value-type="float" office:value="0.275746484650736" calcext:value-type="float">
            <text:p>0.275746484650736</text:p>
          </table:table-cell>
          <table:table-cell table:formula="of:=MAX( SQRT( MAX( [.G$30]^2 - [.$A372]^2; 0 ) ); [.G$32] ) - [.G$32]" office:value-type="float" office:value="48.4272692342363" calcext:value-type="float">
            <text:p>48.4272692342363</text:p>
          </table:table-cell>
          <table:table-cell table:formula="of:= ( [.F372] - [.F371] ) * ( [.G$33] / 3.6 )" office:value-type="float" office:value="0.261353971836324" calcext:value-type="float">
            <text:p>0.261353971836324</text:p>
          </table:table-cell>
          <table:table-cell table:number-columns-repeated="21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MAX( SQRT( MAX( [.B$30]^2 - [.$A373]^2; 0 ) ); [.B$32] ) - [.B$32]" office:value-type="float" office:value="48.3468611933463" calcext:value-type="float">
            <text:p>48.3468611933463</text:p>
          </table:table-cell>
          <table:table-cell table:formula="of:= ( [.B373] - [.B372] ) * ( [.B$33] / 3.6 )" office:value-type="float" office:value="0.283277702132523" calcext:value-type="float">
            <text:p>0.283277702132523</text:p>
          </table:table-cell>
          <table:table-cell table:formula="of:=MAX( SQRT( MAX( [.E$30]^2 - [.$A373]^2; 0 ) ); [.E$32] ) - [.E$32]" office:value-type="float" office:value="48.4374494427431" calcext:value-type="float">
            <text:p>48.4374494427431</text:p>
          </table:table-cell>
          <table:table-cell table:formula="of:= ( [.D373] - [.D372] ) * ( [.E$33] / 3.6 )" office:value-type="float" office:value="0.267678494073999" calcext:value-type="float">
            <text:p>0.267678494073999</text:p>
          </table:table-cell>
          <table:table-cell table:formula="of:=MAX( SQRT( MAX( [.G$30]^2 - [.$A373]^2; 0 ) ); [.G$32] ) - [.G$32]" office:value-type="float" office:value="48.5186063983124" calcext:value-type="float">
            <text:p>48.5186063983124</text:p>
          </table:table-cell>
          <table:table-cell table:formula="of:= ( [.F373] - [.F372] ) * ( [.G$33] / 3.6 )" office:value-type="float" office:value="0.253714344655975" calcext:value-type="float">
            <text:p>0.253714344655975</text:p>
          </table:table-cell>
          <table:table-cell table:number-columns-repeated="21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MAX( SQRT( MAX( [.B$30]^2 - [.$A374]^2; 0 ) ); [.B$32] ) - [.B$32]" office:value-type="float" office:value="48.4457667458992" calcext:value-type="float">
            <text:p>48.4457667458992</text:p>
          </table:table-cell>
          <table:table-cell table:formula="of:= ( [.B374] - [.B373] ) * ( [.B$33] / 3.6 )" office:value-type="float" office:value="0.274737645980218" calcext:value-type="float">
            <text:p>0.274737645980218</text:p>
          </table:table-cell>
          <table:table-cell table:formula="of:=MAX( SQRT( MAX( [.E$30]^2 - [.$A374]^2; 0 ) ); [.E$32] ) - [.E$32]" office:value-type="float" office:value="48.5309116383474" calcext:value-type="float">
            <text:p>48.5309116383474</text:p>
          </table:table-cell>
          <table:table-cell table:formula="of:= ( [.D374] - [.D373] ) * ( [.E$33] / 3.6 )" office:value-type="float" office:value="0.259617210012032" calcext:value-type="float">
            <text:p>0.259617210012032</text:p>
          </table:table-cell>
          <table:table-cell table:formula="of:=MAX( SQRT( MAX( [.G$30]^2 - [.$A374]^2; 0 ) ); [.G$32] ) - [.G$32]" office:value-type="float" office:value="48.607195350541" calcext:value-type="float">
            <text:p>48.607195350541</text:p>
          </table:table-cell>
          <table:table-cell table:formula="of:= ( [.F374] - [.F373] ) * ( [.G$33] / 3.6 )" office:value-type="float" office:value="0.246080422856999" calcext:value-type="float">
            <text:p>0.246080422856999</text:p>
          </table:table-cell>
          <table:table-cell table:number-columns-repeated="21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MAX( SQRT( MAX( [.B$30]^2 - [.$A375]^2; 0 ) ); [.B$32] ) - [.B$32]" office:value-type="float" office:value="48.5416006531574" calcext:value-type="float">
            <text:p>48.5416006531574</text:p>
          </table:table-cell>
          <table:table-cell table:formula="of:= ( [.B375] - [.B374] ) * ( [.B$33] / 3.6 )" office:value-type="float" office:value="0.266205297939355" calcext:value-type="float">
            <text:p>0.266205297939355</text:p>
          </table:table-cell>
          <table:table-cell table:formula="of:=MAX( SQRT( MAX( [.E$30]^2 - [.$A375]^2; 0 ) ); [.E$32] ) - [.E$32]" office:value-type="float" office:value="48.6214741107698" calcext:value-type="float">
            <text:p>48.6214741107698</text:p>
          </table:table-cell>
          <table:table-cell table:formula="of:= ( [.D375] - [.D374] ) * ( [.E$33] / 3.6 )" office:value-type="float" office:value="0.251562423395689" calcext:value-type="float">
            <text:p>0.251562423395689</text:p>
          </table:table-cell>
          <table:table-cell table:formula="of:=MAX( SQRT( MAX( [.G$30]^2 - [.$A375]^2; 0 ) ); [.G$32] ) - [.G$32]" office:value-type="float" office:value="48.6930380811059" calcext:value-type="float">
            <text:p>48.6930380811059</text:p>
          </table:table-cell>
          <table:table-cell table:formula="of:= ( [.F375] - [.F374] ) * ( [.G$33] / 3.6 )" office:value-type="float" office:value="0.23845202934704" calcext:value-type="float">
            <text:p>0.23845202934704</text:p>
          </table:table-cell>
          <table:table-cell table:number-columns-repeated="21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MAX( SQRT( MAX( [.B$30]^2 - [.$A376]^2; 0 ) ); [.B$32] ) - [.B$32]" office:value-type="float" office:value="48.6343656006774" calcext:value-type="float">
            <text:p>48.6343656006774</text:p>
          </table:table-cell>
          <table:table-cell table:formula="of:= ( [.B376] - [.B375] ) * ( [.B$33] / 3.6 )" office:value-type="float" office:value="0.257680409777884" calcext:value-type="float">
            <text:p>0.257680409777884</text:p>
          </table:table-cell>
          <table:table-cell table:formula="of:=MAX( SQRT( MAX( [.E$30]^2 - [.$A376]^2; 0 ) ); [.E$32] ) - [.E$32]" office:value-type="float" office:value="48.7091391241219" calcext:value-type="float">
            <text:p>48.7091391241219</text:p>
          </table:table-cell>
          <table:table-cell table:formula="of:= ( [.D376] - [.D375] ) * ( [.E$33] / 3.6 )" office:value-type="float" office:value="0.243513925977841" calcext:value-type="float">
            <text:p>0.243513925977841</text:p>
          </table:table-cell>
          <table:table-cell table:formula="of:=MAX( SQRT( MAX( [.G$30]^2 - [.$A376]^2; 0 ) ); [.G$32] ) - [.G$32]" office:value-type="float" office:value="48.7761365166633" calcext:value-type="float">
            <text:p>48.7761365166633</text:p>
          </table:table-cell>
          <table:table-cell table:formula="of:= ( [.F376] - [.F375] ) * ( [.G$33] / 3.6 )" office:value-type="float" office:value="0.230828987659493" calcext:value-type="float">
            <text:p>0.230828987659493</text:p>
          </table:table-cell>
          <table:table-cell table:number-columns-repeated="21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MAX( SQRT( MAX( [.B$30]^2 - [.$A377]^2; 0 ) ); [.B$32] ) - [.B$32]" office:value-type="float" office:value="48.7240641850335" calcext:value-type="float">
            <text:p>48.7240641850335</text:p>
          </table:table-cell>
          <table:table-cell table:formula="of:= ( [.B377] - [.B376] ) * ( [.B$33] / 3.6 )" office:value-type="float" office:value="0.249162734322302" calcext:value-type="float">
            <text:p>0.249162734322302</text:p>
          </table:table-cell>
          <table:table-cell table:formula="of:=MAX( SQRT( MAX( [.E$30]^2 - [.$A377]^2; 0 ) ); [.E$32] ) - [.E$32]" office:value-type="float" office:value="48.7939088678324" calcext:value-type="float">
            <text:p>48.7939088678324</text:p>
          </table:table-cell>
          <table:table-cell table:formula="of:= ( [.D377] - [.D376] ) * ( [.E$33] / 3.6 )" office:value-type="float" office:value="0.235471510307011" calcext:value-type="float">
            <text:p>0.235471510307011</text:p>
          </table:table-cell>
          <table:table-cell table:formula="of:=MAX( SQRT( MAX( [.G$30]^2 - [.$A377]^2; 0 ) ); [.G$32] ) - [.G$32]" office:value-type="float" office:value="48.85649252056" calcext:value-type="float">
            <text:p>48.85649252056</text:p>
          </table:table-cell>
          <table:table-cell table:formula="of:= ( [.F377] - [.F376] ) * ( [.G$33] / 3.6 )" office:value-type="float" office:value="0.223211121935347" calcext:value-type="float">
            <text:p>0.223211121935347</text:p>
          </table:table-cell>
          <table:table-cell table:number-columns-repeated="21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MAX( SQRT( MAX( [.B$30]^2 - [.$A378]^2; 0 ) ); [.B$32] ) - [.B$32]" office:value-type="float" office:value="48.8106989141842" calcext:value-type="float">
            <text:p>48.8106989141842</text:p>
          </table:table-cell>
          <table:table-cell table:formula="of:= ( [.B378] - [.B377] ) * ( [.B$33] / 3.6 )" office:value-type="float" office:value="0.240652025418816" calcext:value-type="float">
            <text:p>0.240652025418816</text:p>
          </table:table-cell>
          <table:table-cell table:formula="of:=MAX( SQRT( MAX( [.E$30]^2 - [.$A378]^2; 0 ) ); [.E$32] ) - [.E$32]" office:value-type="float" office:value="48.8757854569236" calcext:value-type="float">
            <text:p>48.8757854569236</text:p>
          </table:table-cell>
          <table:table-cell table:formula="of:= ( [.D378] - [.D377] ) * ( [.E$33] / 3.6 )" office:value-type="float" office:value="0.227434969697842" calcext:value-type="float">
            <text:p>0.227434969697842</text:p>
          </table:table-cell>
          <table:table-cell table:formula="of:=MAX( SQRT( MAX( [.G$30]^2 - [.$A378]^2; 0 ) ); [.G$32] ) - [.G$32]" office:value-type="float" office:value="48.9341078930442" calcext:value-type="float">
            <text:p>48.9341078930442</text:p>
          </table:table-cell>
          <table:table-cell table:formula="of:= ( [.F378] - [.F377] ) * ( [.G$33] / 3.6 )" office:value-type="float" office:value="0.215598256900446" calcext:value-type="float">
            <text:p>0.215598256900446</text:p>
          </table:table-cell>
          <table:table-cell table:number-columns-repeated="21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MAX( SQRT( MAX( [.B$30]^2 - [.$A379]^2; 0 ) ); [.B$32] ) - [.B$32]" office:value-type="float" office:value="48.894272207828" calcext:value-type="float">
            <text:p>48.894272207828</text:p>
          </table:table-cell>
          <table:table-cell table:formula="of:= ( [.B379] - [.B378] ) * ( [.B$33] / 3.6 )" office:value-type="float" office:value="0.232148037899391" calcext:value-type="float">
            <text:p>0.232148037899391</text:p>
          </table:table-cell>
          <table:table-cell table:formula="of:=MAX( SQRT( MAX( [.E$30]^2 - [.$A379]^2; 0 ) ); [.E$32] ) - [.E$32]" office:value-type="float" office:value="48.9547709322777" calcext:value-type="float">
            <text:p>48.9547709322777</text:p>
          </table:table-cell>
          <table:table-cell table:formula="of:= ( [.D379] - [.D378] ) * ( [.E$33] / 3.6 )" office:value-type="float" office:value="0.219404098205839" calcext:value-type="float">
            <text:p>0.219404098205839</text:p>
          </table:table-cell>
          <table:table-cell table:formula="of:=MAX( SQRT( MAX( [.G$30]^2 - [.$A379]^2; 0 ) ); [.G$32] ) - [.G$32]" office:value-type="float" office:value="49.008984371469" calcext:value-type="float">
            <text:p>49.008984371469</text:p>
          </table:table-cell>
          <table:table-cell table:formula="of:= ( [.F379] - [.F378] ) * ( [.G$33] / 3.6 )" office:value-type="float" office:value="0.207990217846701" calcext:value-type="float">
            <text:p>0.207990217846701</text:p>
          </table:table-cell>
          <table:table-cell table:number-columns-repeated="21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MAX( SQRT( MAX( [.B$30]^2 - [.$A380]^2; 0 ) ); [.B$32] ) - [.B$32]" office:value-type="float" office:value="48.9747863977434" calcext:value-type="float">
            <text:p>48.9747863977434</text:p>
          </table:table-cell>
          <table:table-cell table:formula="of:= ( [.B380] - [.B379] ) * ( [.B$33] / 3.6 )" office:value-type="float" office:value="0.223650527542753" calcext:value-type="float">
            <text:p>0.223650527542753</text:p>
          </table:table-cell>
          <table:table-cell table:formula="of:=MAX( SQRT( MAX( [.E$30]^2 - [.$A380]^2; 0 ) ); [.E$32] ) - [.E$32]" office:value-type="float" office:value="49.0308672608933" calcext:value-type="float">
            <text:p>49.0308672608933</text:p>
          </table:table-cell>
          <table:table-cell table:formula="of:= ( [.D380] - [.D379] ) * ( [.E$33] / 3.6 )" office:value-type="float" office:value="0.211378690598944" calcext:value-type="float">
            <text:p>0.211378690598944</text:p>
          </table:table-cell>
          <table:table-cell table:formula="of:=MAX( SQRT( MAX( [.G$30]^2 - [.$A380]^2; 0 ) ); [.G$32] ) - [.G$32]" office:value-type="float" office:value="49.0811236304882" calcext:value-type="float">
            <text:p>49.0811236304882</text:p>
          </table:table-cell>
          <table:table-cell table:formula="of:= ( [.F380] - [.F379] ) * ( [.G$33] / 3.6 )" office:value-type="float" office:value="0.200386830608876" calcext:value-type="float">
            <text:p>0.200386830608876</text:p>
          </table:table-cell>
          <table:table-cell table:number-columns-repeated="21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MAX( SQRT( MAX( [.B$30]^2 - [.$A381]^2; 0 ) ); [.B$32] ) - [.B$32]" office:value-type="float" office:value="49.052243728118" calcext:value-type="float">
            <text:p>49.052243728118</text:p>
          </table:table-cell>
          <table:table-cell table:formula="of:= ( [.B381] - [.B380] ) * ( [.B$33] / 3.6 )" office:value-type="float" office:value="0.215159251040436" calcext:value-type="float">
            <text:p>0.215159251040436</text:p>
          </table:table-cell>
          <table:table-cell table:formula="of:=MAX( SQRT( MAX( [.E$30]^2 - [.$A381]^2; 0 ) ); [.E$32] ) - [.E$32]" office:value-type="float" office:value="49.1040763361324" calcext:value-type="float">
            <text:p>49.1040763361324</text:p>
          </table:table-cell>
          <table:table-cell table:formula="of:= ( [.D381] - [.D380] ) * ( [.E$33] / 3.6 )" office:value-type="float" office:value="0.20335854233085" calcext:value-type="float">
            <text:p>0.20335854233085</text:p>
          </table:table-cell>
          <table:table-cell table:formula="of:=MAX( SQRT( MAX( [.G$30]^2 - [.$A381]^2; 0 ) ); [.G$32] ) - [.G$32]" office:value-type="float" office:value="49.1505272822452" calcext:value-type="float">
            <text:p>49.1505272822452</text:p>
          </table:table-cell>
          <table:table-cell table:formula="of:= ( [.F381] - [.F380] ) * ( [.G$33] / 3.6 )" office:value-type="float" office:value="0.192787921547222" calcext:value-type="float">
            <text:p>0.192787921547222</text:p>
          </table:table-cell>
          <table:table-cell table:number-columns-repeated="21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MAX( SQRT( MAX( [.B$30]^2 - [.$A382]^2; 0 ) ); [.B$32] ) - [.B$32]" office:value-type="float" office:value="49.1266463558636" calcext:value-type="float">
            <text:p>49.1266463558636</text:p>
          </table:table-cell>
          <table:table-cell table:formula="of:= ( [.B382] - [.B381] ) * ( [.B$33] / 3.6 )" office:value-type="float" office:value="0.206673965959996" calcext:value-type="float">
            <text:p>0.206673965959996</text:p>
          </table:table-cell>
          <table:table-cell table:formula="of:=MAX( SQRT( MAX( [.E$30]^2 - [.$A382]^2; 0 ) ); [.E$32] ) - [.E$32]" office:value-type="float" office:value="49.1743999779579" calcext:value-type="float">
            <text:p>49.1743999779579</text:p>
          </table:table-cell>
          <table:table-cell table:formula="of:= ( [.D382] - [.D381] ) * ( [.E$33] / 3.6 )" office:value-type="float" office:value="0.195343449515267" calcext:value-type="float">
            <text:p>0.195343449515267</text:p>
          </table:table-cell>
          <table:table-cell table:formula="of:=MAX( SQRT( MAX( [.G$30]^2 - [.$A382]^2; 0 ) ); [.G$32] ) - [.G$32]" office:value-type="float" office:value="49.2171968765544" calcext:value-type="float">
            <text:p>49.2171968765544</text:p>
          </table:table-cell>
          <table:table-cell table:formula="of:= ( [.F382] - [.F381] ) * ( [.G$33] / 3.6 )" office:value-type="float" office:value="0.185193317525526" calcext:value-type="float">
            <text:p>0.185193317525526</text:p>
          </table:table-cell>
          <table:table-cell table:number-columns-repeated="21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MAX( SQRT( MAX( [.B$30]^2 - [.$A383]^2; 0 ) ); [.B$32] ) - [.B$32]" office:value-type="float" office:value="49.1979963509189" calcext:value-type="float">
            <text:p>49.1979963509189</text:p>
          </table:table-cell>
          <table:table-cell table:formula="of:= ( [.B383] - [.B382] ) * ( [.B$33] / 3.6 )" office:value-type="float" office:value="0.198194430709325" calcext:value-type="float">
            <text:p>0.198194430709325</text:p>
          </table:table-cell>
          <table:table-cell table:formula="of:=MAX( SQRT( MAX( [.E$30]^2 - [.$A383]^2; 0 ) ); [.E$32] ) - [.E$32]" office:value-type="float" office:value="49.2418399331612" calcext:value-type="float">
            <text:p>49.2418399331612</text:p>
          </table:table-cell>
          <table:table-cell table:formula="of:= ( [.D383] - [.D382] ) * ( [.E$33] / 3.6 )" office:value-type="float" office:value="0.187333208897813" calcext:value-type="float">
            <text:p>0.187333208897813</text:p>
          </table:table-cell>
          <table:table-cell table:formula="of:=MAX( SQRT( MAX( [.G$30]^2 - [.$A383]^2; 0 ) ); [.G$32] ) - [.G$32]" office:value-type="float" office:value="49.281133901075" calcext:value-type="float">
            <text:p>49.281133901075</text:p>
          </table:table-cell>
          <table:table-cell table:formula="of:= ( [.F383] - [.F382] ) * ( [.G$33] / 3.6 )" office:value-type="float" office:value="0.17760284589059" calcext:value-type="float">
            <text:p>0.17760284589059</text:p>
          </table:table-cell>
          <table:table-cell table:number-columns-repeated="21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MAX( SQRT( MAX( [.B$30]^2 - [.$A384]^2; 0 ) ); [.B$32] ) - [.B$32]" office:value-type="float" office:value="49.2662956965401" calcext:value-type="float">
            <text:p>49.2662956965401</text:p>
          </table:table-cell>
          <table:table-cell table:formula="of:= ( [.B384] - [.B383] ) * ( [.B$33] / 3.6 )" office:value-type="float" office:value="0.18972040450333" calcext:value-type="float">
            <text:p>0.18972040450333</text:p>
          </table:table-cell>
          <table:table-cell table:formula="of:=MAX( SQRT( MAX( [.E$30]^2 - [.$A384]^2; 0 ) ); [.E$32] ) - [.E$32]" office:value-type="float" office:value="49.3063978755806" calcext:value-type="float">
            <text:p>49.3063978755806</text:p>
          </table:table-cell>
          <table:table-cell table:formula="of:= ( [.D384] - [.D383] ) * ( [.E$33] / 3.6 )" office:value-type="float" office:value="0.179327617831701" calcext:value-type="float">
            <text:p>0.179327617831701</text:p>
          </table:table-cell>
          <table:table-cell table:formula="of:=MAX( SQRT( MAX( [.G$30]^2 - [.$A384]^2; 0 ) ); [.G$32] ) - [.G$32]" office:value-type="float" office:value="49.3423397814784" calcext:value-type="float">
            <text:p>49.3423397814784</text:p>
          </table:table-cell>
          <table:table-cell table:formula="of:= ( [.F384] - [.F383] ) * ( [.G$33] / 3.6 )" office:value-type="float" office:value="0.170016334453907" calcext:value-type="float">
            <text:p>0.170016334453907</text:p>
          </table:table-cell>
          <table:table-cell table:number-columns-repeated="21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MAX( SQRT( MAX( [.B$30]^2 - [.$A385]^2; 0 ) ); [.B$32] ) - [.B$32]" office:value-type="float" office:value="49.3315462895775" calcext:value-type="float">
            <text:p>49.3315462895775</text:p>
          </table:table-cell>
          <table:table-cell table:formula="of:= ( [.B385] - [.B384] ) * ( [.B$33] / 3.6 )" office:value-type="float" office:value="0.181251647326203" calcext:value-type="float">
            <text:p>0.181251647326203</text:p>
          </table:table-cell>
          <table:table-cell table:formula="of:=MAX( SQRT( MAX( [.E$30]^2 - [.$A385]^2; 0 ) ); [.E$32] ) - [.E$32]" office:value-type="float" office:value="49.3680754063105" calcext:value-type="float">
            <text:p>49.3680754063105</text:p>
          </table:table-cell>
          <table:table-cell table:formula="of:= ( [.D385] - [.D384] ) * ( [.E$33] / 3.6 )" office:value-type="float" office:value="0.171326474249788" calcext:value-type="float">
            <text:p>0.171326474249788</text:p>
          </table:table-cell>
          <table:table-cell table:formula="of:=MAX( SQRT( MAX( [.G$30]^2 - [.$A385]^2; 0 ) ); [.G$32] ) - [.G$32]" office:value-type="float" office:value="49.4008158816078" calcext:value-type="float">
            <text:p>49.4008158816078</text:p>
          </table:table-cell>
          <table:table-cell table:formula="of:= ( [.F385] - [.F384] ) * ( [.G$33] / 3.6 )" office:value-type="float" office:value="0.162433611470508" calcext:value-type="float">
            <text:p>0.162433611470508</text:p>
          </table:table-cell>
          <table:table-cell table:number-columns-repeated="21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MAX( SQRT( MAX( [.B$30]^2 - [.$A386]^2; 0 ) ); [.B$32] ) - [.B$32]" office:value-type="float" office:value="49.3937499407414" calcext:value-type="float">
            <text:p>49.3937499407414</text:p>
          </table:table-cell>
          <table:table-cell table:formula="of:= ( [.B386] - [.B385] ) * ( [.B$33] / 3.6 )" office:value-type="float" office:value="0.172787919899678" calcext:value-type="float">
            <text:p>0.172787919899678</text:p>
          </table:table-cell>
          <table:table-cell table:formula="of:=MAX( SQRT( MAX( [.E$30]^2 - [.$A386]^2; 0 ) ); [.E$32] ) - [.E$32]" office:value-type="float" office:value="49.4268740539011" calcext:value-type="float">
            <text:p>49.4268740539011</text:p>
          </table:table-cell>
          <table:table-cell table:formula="of:= ( [.D386] - [.D385] ) * ( [.E$33] / 3.6 )" office:value-type="float" office:value="0.163329576640573" calcext:value-type="float">
            <text:p>0.163329576640573</text:p>
          </table:table-cell>
          <table:table-cell table:formula="of:=MAX( SQRT( MAX( [.G$30]^2 - [.$A386]^2; 0 ) ); [.G$32] ) - [.G$32]" office:value-type="float" office:value="49.4565635036308" calcext:value-type="float">
            <text:p>49.4565635036308</text:p>
          </table:table-cell>
          <table:table-cell table:formula="of:= ( [.F386] - [.F385] ) * ( [.G$33] / 3.6 )" office:value-type="float" office:value="0.154854505619539" calcext:value-type="float">
            <text:p>0.154854505619539</text:p>
          </table:table-cell>
          <table:table-cell table:number-columns-repeated="21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MAX( SQRT( MAX( [.B$30]^2 - [.$A387]^2; 0 ) ); [.B$32] ) - [.B$32]" office:value-type="float" office:value="49.4529083748542" calcext:value-type="float">
            <text:p>49.4529083748542</text:p>
          </table:table-cell>
          <table:table-cell table:formula="of:= ( [.B387] - [.B386] ) * ( [.B$33] / 3.6 )" office:value-type="float" office:value="0.164328983646556" calcext:value-type="float">
            <text:p>0.164328983646556</text:p>
          </table:table-cell>
          <table:table-cell table:formula="of:=MAX( SQRT( MAX( [.E$30]^2 - [.$A387]^2; 0 ) ); [.E$32] ) - [.E$32]" office:value-type="float" office:value="49.4827952745483" calcext:value-type="float">
            <text:p>49.4827952745483</text:p>
          </table:table-cell>
          <table:table-cell table:formula="of:= ( [.D387] - [.D386] ) * ( [.E$33] / 3.6 )" office:value-type="float" office:value="0.15533672401994" calcext:value-type="float">
            <text:p>0.15533672401994</text:p>
          </table:table-cell>
          <table:table-cell table:formula="of:=MAX( SQRT( MAX( [.G$30]^2 - [.$A387]^2; 0 ) ); [.G$32] ) - [.G$32]" office:value-type="float" office:value="49.5095838881853" calcext:value-type="float">
            <text:p>49.5095838881853</text:p>
          </table:table-cell>
          <table:table-cell table:formula="of:= ( [.F387] - [.F386] ) * ( [.G$33] / 3.6 )" office:value-type="float" office:value="0.147278845984684" calcext:value-type="float">
            <text:p>0.147278845984684</text:p>
          </table:table-cell>
          <table:table-cell table:number-columns-repeated="21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MAX( SQRT( MAX( [.B$30]^2 - [.$A388]^2; 0 ) ); [.B$32] ) - [.B$32]" office:value-type="float" office:value="49.5090232310909" calcext:value-type="float">
            <text:p>49.5090232310909</text:p>
          </table:table-cell>
          <table:table-cell table:formula="of:= ( [.B388] - [.B387] ) * ( [.B$33] / 3.6 )" office:value-type="float" office:value="0.155874600657392" calcext:value-type="float">
            <text:p>0.155874600657392</text:p>
          </table:table-cell>
          <table:table-cell table:formula="of:=MAX( SQRT( MAX( [.E$30]^2 - [.$A388]^2; 0 ) ); [.E$32] ) - [.E$32]" office:value-type="float" office:value="49.5358404522752" calcext:value-type="float">
            <text:p>49.5358404522752</text:p>
          </table:table-cell>
          <table:table-cell table:formula="of:= ( [.D388] - [.D387] ) * ( [.E$33] / 3.6 )" office:value-type="float" office:value="0.147347715908255" calcext:value-type="float">
            <text:p>0.147347715908255</text:p>
          </table:table-cell>
          <table:table-cell table:formula="of:=MAX( SQRT( MAX( [.G$30]^2 - [.$A388]^2; 0 ) ); [.G$32] ) - [.G$32]" office:value-type="float" office:value="49.5598782145181" calcext:value-type="float">
            <text:p>49.5598782145181</text:p>
          </table:table-cell>
          <table:table-cell table:formula="of:= ( [.F388] - [.F387] ) * ( [.G$33] / 3.6 )" office:value-type="float" office:value="0.139706462035368" calcext:value-type="float">
            <text:p>0.139706462035368</text:p>
          </table:table-cell>
          <table:table-cell table:number-columns-repeated="21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MAX( SQRT( MAX( [.B$30]^2 - [.$A389]^2; 0 ) ); [.B$32] ) - [.B$32]" office:value-type="float" office:value="49.5620960632074" calcext:value-type="float">
            <text:p>49.5620960632074</text:p>
          </table:table-cell>
          <table:table-cell table:formula="of:= ( [.B389] - [.B388] ) * ( [.B$33] / 3.6 )" office:value-type="float" office:value="0.14742453365702" calcext:value-type="float">
            <text:p>0.14742453365702</text:p>
          </table:table-cell>
          <table:table-cell table:formula="of:=MAX( SQRT( MAX( [.E$30]^2 - [.$A389]^2; 0 ) ); [.E$32] ) - [.E$32]" office:value-type="float" office:value="49.5860108991043" calcext:value-type="float">
            <text:p>49.5860108991043</text:p>
          </table:table-cell>
          <table:table-cell table:formula="of:= ( [.D389] - [.D388] ) * ( [.E$33] / 3.6 )" office:value-type="float" office:value="0.139362352302896" calcext:value-type="float">
            <text:p>0.139362352302896</text:p>
          </table:table-cell>
          <table:table-cell table:formula="of:=MAX( SQRT( MAX( [.G$30]^2 - [.$A389]^2; 0 ) ); [.G$32] ) - [.G$32]" office:value-type="float" office:value="49.6074476006161" calcext:value-type="float">
            <text:p>49.6074476006161</text:p>
          </table:table-cell>
          <table:table-cell table:formula="of:= ( [.F389] - [.F388] ) * ( [.G$33] / 3.6 )" office:value-type="float" office:value="0.132137183605607" calcext:value-type="float">
            <text:p>0.132137183605607</text:p>
          </table:table-cell>
          <table:table-cell table:number-columns-repeated="21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MAX( SQRT( MAX( [.B$30]^2 - [.$A390]^2; 0 ) ); [.B$32] ) - [.B$32]" office:value-type="float" office:value="49.6121283397565" calcext:value-type="float">
            <text:p>49.6121283397565</text:p>
          </table:table-cell>
          <table:table-cell table:formula="of:= ( [.B390] - [.B389] ) * ( [.B$33] / 3.6 )" office:value-type="float" office:value="0.138978545969811" calcext:value-type="float">
            <text:p>0.138978545969811</text:p>
          </table:table-cell>
          <table:table-cell table:formula="of:=MAX( SQRT( MAX( [.E$30]^2 - [.$A390]^2; 0 ) ); [.E$32] ) - [.E$32]" office:value-type="float" office:value="49.6333078552197" calcext:value-type="float">
            <text:p>49.6333078552197</text:p>
          </table:table-cell>
          <table:table-cell table:formula="of:= ( [.D390] - [.D389] ) * ( [.E$33] / 3.6 )" office:value-type="float" office:value="0.131380433653937" calcext:value-type="float">
            <text:p>0.131380433653937</text:p>
          </table:table-cell>
          <table:table-cell table:formula="of:=MAX( SQRT( MAX( [.G$30]^2 - [.$A390]^2; 0 ) ); [.G$32] ) - [.G$32]" office:value-type="float" office:value="49.6522931033316" calcext:value-type="float">
            <text:p>49.6522931033316</text:p>
          </table:table-cell>
          <table:table-cell table:formula="of:= ( [.F390] - [.F389] ) * ( [.G$33] / 3.6 )" office:value-type="float" office:value="0.124570840876477" calcext:value-type="float">
            <text:p>0.124570840876477</text:p>
          </table:table-cell>
          <table:table-cell table:number-columns-repeated="21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MAX( SQRT( MAX( [.B$30]^2 - [.$A391]^2; 0 ) ); [.B$32] ) - [.B$32]" office:value-type="float" office:value="49.6591214442917" calcext:value-type="float">
            <text:p>49.6591214442917</text:p>
          </table:table-cell>
          <table:table-cell table:formula="of:= ( [.B391] - [.B390] ) * ( [.B$33] / 3.6 )" office:value-type="float" office:value="0.130536401486678" calcext:value-type="float">
            <text:p>0.130536401486678</text:p>
          </table:table-cell>
          <table:table-cell table:formula="of:=MAX( SQRT( MAX( [.E$30]^2 - [.$A391]^2; 0 ) ); [.E$32] ) - [.E$32]" office:value-type="float" office:value="49.6777324891216" calcext:value-type="float">
            <text:p>49.6777324891216</text:p>
          </table:table-cell>
          <table:table-cell table:formula="of:= ( [.D391] - [.D390] ) * ( [.E$33] / 3.6 )" office:value-type="float" office:value="0.123401760838565" calcext:value-type="float">
            <text:p>0.123401760838565</text:p>
          </table:table-cell>
          <table:table-cell table:formula="of:=MAX( SQRT( MAX( [.G$30]^2 - [.$A391]^2; 0 ) ); [.G$32] ) - [.G$32]" office:value-type="float" office:value="49.6944157184998" calcext:value-type="float">
            <text:p>49.6944157184998</text:p>
          </table:table-cell>
          <table:table-cell table:formula="of:= ( [.F391] - [.F390] ) * ( [.G$33] / 3.6 )" office:value-type="float" office:value="0.117007264356062" calcext:value-type="float">
            <text:p>0.117007264356062</text:p>
          </table:table-cell>
          <table:table-cell table:number-columns-repeated="21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MAX( SQRT( MAX( [.B$30]^2 - [.$A392]^2; 0 ) ); [.B$32] ) - [.B$32]" office:value-type="float" office:value="49.7030766755594" calcext:value-type="float">
            <text:p>49.7030766755594</text:p>
          </table:table-cell>
          <table:table-cell table:formula="of:= ( [.B392] - [.B391] ) * ( [.B$33] / 3.6 )" office:value-type="float" office:value="0.122097864632388" calcext:value-type="float">
            <text:p>0.122097864632388</text:p>
          </table:table-cell>
          <table:table-cell table:formula="of:=MAX( SQRT( MAX( [.E$30]^2 - [.$A392]^2; 0 ) ); [.E$32] ) - [.E$32]" office:value-type="float" office:value="49.7192858977706" calcext:value-type="float">
            <text:p>49.7192858977706</text:p>
          </table:table-cell>
          <table:table-cell table:formula="of:= ( [.D392] - [.D391] ) * ( [.E$33] / 3.6 )" office:value-type="float" office:value="0.115426135136292" calcext:value-type="float">
            <text:p>0.115426135136292</text:p>
          </table:table-cell>
          <table:table-cell table:formula="of:=MAX( SQRT( MAX( [.G$30]^2 - [.$A392]^2; 0 ) ); [.G$32] ) - [.G$32]" office:value-type="float" office:value="49.7338163810495" calcext:value-type="float">
            <text:p>49.7338163810495</text:p>
          </table:table-cell>
          <table:table-cell table:formula="of:= ( [.F392] - [.F391] ) * ( [.G$33] / 3.6 )" office:value-type="float" office:value="0.109446284860345" calcext:value-type="float">
            <text:p>0.109446284860345</text:p>
          </table:table-cell>
          <table:table-cell table:number-columns-repeated="21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MAX( SQRT( MAX( [.B$30]^2 - [.$A393]^2; 0 ) ); [.B$32] ) - [.B$32]" office:value-type="float" office:value="49.7439952476784" calcext:value-type="float">
            <text:p>49.7439952476784</text:p>
          </table:table-cell>
          <table:table-cell table:formula="of:= ( [.B393] - [.B392] ) * ( [.B$33] / 3.6 )" office:value-type="float" office:value="0.113662700330508" calcext:value-type="float">
            <text:p>0.113662700330508</text:p>
          </table:table-cell>
          <table:table-cell table:formula="of:=MAX( SQRT( MAX( [.E$30]^2 - [.$A393]^2; 0 ) ); [.E$32] ) - [.E$32]" office:value-type="float" office:value="49.757969106724" calcext:value-type="float">
            <text:p>49.757969106724</text:p>
          </table:table-cell>
          <table:table-cell table:formula="of:= ( [.D393] - [.D392] ) * ( [.E$33] / 3.6 )" office:value-type="float" office:value="0.107453358203694" calcext:value-type="float">
            <text:p>0.107453358203694</text:p>
          </table:table-cell>
          <table:table-cell table:formula="of:=MAX( SQRT( MAX( [.G$30]^2 - [.$A393]^2; 0 ) ); [.G$32] ) - [.G$32]" office:value-type="float" office:value="49.7704959651073" calcext:value-type="float">
            <text:p>49.7704959651073</text:p>
          </table:table-cell>
          <table:table-cell table:formula="of:= ( [.F393] - [.F392] ) * ( [.G$33] / 3.6 )" office:value-type="float" office:value="0.101887733493792" calcext:value-type="float">
            <text:p>0.101887733493792</text:p>
          </table:table-cell>
          <table:table-cell table:number-columns-repeated="21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MAX( SQRT( MAX( [.B$30]^2 - [.$A394]^2; 0 ) ); [.B$32] ) - [.B$32]" office:value-type="float" office:value="49.7818782903086" calcext:value-type="float">
            <text:p>49.7818782903086</text:p>
          </table:table-cell>
          <table:table-cell table:formula="of:= ( [.B394] - [.B393] ) * ( [.B$33] / 3.6 )" office:value-type="float" office:value="0.105230673972774" calcext:value-type="float">
            <text:p>0.105230673972774</text:p>
          </table:table-cell>
          <table:table-cell table:formula="of:=MAX( SQRT( MAX( [.E$30]^2 - [.$A394]^2; 0 ) ); [.E$32] ) - [.E$32]" office:value-type="float" office:value="49.7937830702618" calcext:value-type="float">
            <text:p>49.7937830702618</text:p>
          </table:table-cell>
          <table:table-cell table:formula="of:= ( [.D394] - [.D393] ) * ( [.E$33] / 3.6 )" office:value-type="float" office:value="0.0994832320496168" calcext:value-type="float">
            <text:p>0.099483232049617</text:p>
          </table:table-cell>
          <table:table-cell table:formula="of:=MAX( SQRT( MAX( [.G$30]^2 - [.$A394]^2; 0 ) ); [.G$32] ) - [.G$32]" office:value-type="float" office:value="49.8044552840947" calcext:value-type="float">
            <text:p>49.8044552840947</text:p>
          </table:table-cell>
          <table:table-cell table:formula="of:= ( [.F394] - [.F393] ) * ( [.G$33] / 3.6 )" office:value-type="float" office:value="0.0943314416316652" calcext:value-type="float">
            <text:p>0.094331441631665</text:p>
          </table:table-cell>
          <table:table-cell table:number-columns-repeated="21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MAX( SQRT( MAX( [.B$30]^2 - [.$A395]^2; 0 ) ); [.B$32] ) - [.B$32]" office:value-type="float" office:value="49.8167268488069" calcext:value-type="float">
            <text:p>49.8167268488069</text:p>
          </table:table-cell>
          <table:table-cell table:formula="of:= ( [.B395] - [.B394] ) * ( [.B$33] / 3.6 )" office:value-type="float" office:value="0.096801551384197" calcext:value-type="float">
            <text:p>0.096801551384197</text:p>
          </table:table-cell>
          <table:table-cell table:formula="of:=MAX( SQRT( MAX( [.E$30]^2 - [.$A395]^2; 0 ) ); [.E$32] ) - [.E$32]" office:value-type="float" office:value="49.8267286715057" calcext:value-type="float">
            <text:p>49.8267286715057</text:p>
          </table:table-cell>
          <table:table-cell table:formula="of:= ( [.D395] - [.D394] ) * ( [.E$33] / 3.6 )" office:value-type="float" office:value="0.091515559010702" calcext:value-type="float">
            <text:p>0.091515559010702</text:p>
          </table:table-cell>
          <table:table-cell table:formula="of:=MAX( SQRT( MAX( [.G$30]^2 - [.$A395]^2; 0 ) ); [.G$32] ) - [.G$32]" office:value-type="float" office:value="49.8356950908184" calcext:value-type="float">
            <text:p>49.8356950908184</text:p>
          </table:table-cell>
          <table:table-cell table:formula="of:= ( [.F395] - [.F394] ) * ( [.G$33] / 3.6 )" office:value-type="float" office:value="0.0867772408993359" calcext:value-type="float">
            <text:p>0.086777240899336</text:p>
          </table:table-cell>
          <table:table-cell table:number-columns-repeated="21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MAX( SQRT( MAX( [.B$30]^2 - [.$A396]^2; 0 ) ); [.B$32] ) - [.B$32]" office:value-type="float" office:value="49.8485418843719" calcext:value-type="float">
            <text:p>49.8485418843719</text:p>
          </table:table-cell>
          <table:table-cell table:formula="of:= ( [.B396] - [.B395] ) * ( [.B$33] / 3.6 )" office:value-type="float" office:value="0.0883750987917943" calcext:value-type="float">
            <text:p>0.088375098791794</text:p>
          </table:table-cell>
          <table:table-cell table:formula="of:=MAX( SQRT( MAX( [.E$30]^2 - [.$A396]^2; 0 ) ); [.E$32] ) - [.E$32]" office:value-type="float" office:value="49.8568067225273" calcext:value-type="float">
            <text:p>49.8568067225273</text:p>
          </table:table-cell>
          <table:table-cell table:formula="of:= ( [.D396] - [.D395] ) * ( [.E$33] / 3.6 )" office:value-type="float" office:value="0.0835501417265997" calcext:value-type="float">
            <text:p>0.0835501417266</text:p>
          </table:table-cell>
          <table:table-cell table:formula="of:=MAX( SQRT( MAX( [.G$30]^2 - [.$A396]^2; 0 ) ); [.G$32] ) - [.G$32]" office:value-type="float" office:value="49.8642160775543" calcext:value-type="float">
            <text:p>49.8642160775543</text:p>
          </table:table-cell>
          <table:table-cell table:formula="of:= ( [.F396] - [.F395] ) * ( [.G$33] / 3.6 )" office:value-type="float" office:value="0.0792249631550766" calcext:value-type="float">
            <text:p>0.079224963155077</text:p>
          </table:table-cell>
          <table:table-cell table:number-columns-repeated="21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MAX( SQRT( MAX( [.B$30]^2 - [.$A397]^2; 0 ) ); [.B$32] ) - [.B$32]" office:value-type="float" office:value="49.8773242741767" calcext:value-type="float">
            <text:p>49.8773242741767</text:p>
          </table:table-cell>
          <table:table-cell table:formula="of:= ( [.B397] - [.B396] ) * ( [.B$33] / 3.6 )" office:value-type="float" office:value="0.07995108279112" calcext:value-type="float">
            <text:p>0.07995108279112</text:p>
          </table:table-cell>
          <table:table-cell table:formula="of:=MAX( SQRT( MAX( [.E$30]^2 - [.$A397]^2; 0 ) ); [.E$32] ) - [.E$32]" office:value-type="float" office:value="49.8840179644487" calcext:value-type="float">
            <text:p>49.8840179644487</text:p>
          </table:table-cell>
          <table:table-cell table:formula="of:= ( [.D397] - [.D396] ) * ( [.E$33] / 3.6 )" office:value-type="float" office:value="0.0755867831151767" calcext:value-type="float">
            <text:p>0.075586783115177</text:p>
          </table:table-cell>
          <table:table-cell table:formula="of:=MAX( SQRT( MAX( [.G$30]^2 - [.$A397]^2; 0 ) ); [.G$32] ) - [.G$32]" office:value-type="float" office:value="49.8900188761234" calcext:value-type="float">
            <text:p>49.8900188761234</text:p>
          </table:table-cell>
          <table:table-cell table:formula="of:= ( [.F397] - [.F396] ) * ( [.G$33] / 3.6 )" office:value-type="float" office:value="0.0716744404696909" calcext:value-type="float">
            <text:p>0.071674440469691</text:p>
          </table:table-cell>
          <table:table-cell table:number-columns-repeated="21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MAX( SQRT( MAX( [.B$30]^2 - [.$A398]^2; 0 ) ); [.B$32] ) - [.B$32]" office:value-type="float" office:value="49.9030748114898" calcext:value-type="float">
            <text:p>49.9030748114898</text:p>
          </table:table-cell>
          <table:table-cell table:formula="of:= ( [.B398] - [.B397] ) * ( [.B$33] / 3.6 )" office:value-type="float" office:value="0.0715292703140512" calcext:value-type="float">
            <text:p>0.071529270314051</text:p>
          </table:table-cell>
          <table:table-cell table:formula="of:=MAX( SQRT( MAX( [.E$30]^2 - [.$A398]^2; 0 ) ); [.E$32] ) - [.E$32]" office:value-type="float" office:value="49.9083630675341" calcext:value-type="float">
            <text:p>49.9083630675341</text:p>
          </table:table-cell>
          <table:table-cell table:formula="of:= ( [.D398] - [.D397] ) * ( [.E$33] / 3.6 )" office:value-type="float" office:value="0.0676252863483582" calcext:value-type="float">
            <text:p>0.067625286348358</text:p>
          </table:table-cell>
          <table:table-cell table:formula="of:=MAX( SQRT( MAX( [.G$30]^2 - [.$A398]^2; 0 ) ); [.G$32] ) - [.G$32]" office:value-type="float" office:value="49.9131040579627" calcext:value-type="float">
            <text:p>49.9131040579627</text:p>
          </table:table-cell>
          <table:table-cell table:formula="of:= ( [.F398] - [.F397] ) * ( [.G$33] / 3.6 )" office:value-type="float" office:value="0.0641255051093026" calcext:value-type="float">
            <text:p>0.064125505109303</text:p>
          </table:table-cell>
          <table:table-cell table:number-columns-repeated="21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MAX( SQRT( MAX( [.B$30]^2 - [.$A399]^2; 0 ) ); [.B$32] ) - [.B$32]" office:value-type="float" office:value="49.9257942057845" calcext:value-type="float">
            <text:p>49.9257942057845</text:p>
          </table:table-cell>
          <table:table-cell table:formula="of:= ( [.B399] - [.B398] ) * ( [.B$33] / 3.6 )" office:value-type="float" office:value="0.0631094285965775" calcext:value-type="float">
            <text:p>0.063109428596578</text:p>
          </table:table-cell>
          <table:table-cell table:formula="of:=MAX( SQRT( MAX( [.E$30]^2 - [.$A399]^2; 0 ) ); [.E$32] ) - [.E$32]" office:value-type="float" office:value="49.9298426312722" calcext:value-type="float">
            <text:p>49.9298426312722</text:p>
          </table:table-cell>
          <table:table-cell table:formula="of:= ( [.D399] - [.D398] ) * ( [.E$33] / 3.6 )" office:value-type="float" office:value="0.0596654548278113" calcext:value-type="float">
            <text:p>0.059665454827811</text:p>
          </table:table-cell>
          <table:table-cell table:formula="of:=MAX( SQRT( MAX( [.G$30]^2 - [.$A399]^2; 0 ) ); [.G$32] ) - [.G$32]" office:value-type="float" office:value="49.9334721341883" calcext:value-type="float">
            <text:p>49.9334721341883</text:p>
          </table:table-cell>
          <table:table-cell table:formula="of:= ( [.F399] - [.F398] ) * ( [.G$33] / 3.6 )" office:value-type="float" office:value="0.0565779895156185" calcext:value-type="float">
            <text:p>0.056577989515619</text:p>
          </table:table-cell>
          <table:table-cell table:number-columns-repeated="21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MAX( SQRT( MAX( [.B$30]^2 - [.$A400]^2; 0 ) ); [.B$32] ) - [.B$32]" office:value-type="float" office:value="49.9454830828373" calcext:value-type="float">
            <text:p>49.9454830828373</text:p>
          </table:table-cell>
          <table:table-cell table:formula="of:= ( [.B400] - [.B399] ) * ( [.B$33] / 3.6 )" office:value-type="float" office:value="0.0546913251465892" calcext:value-type="float">
            <text:p>0.054691325146589</text:p>
          </table:table-cell>
          <table:table-cell table:formula="of:=MAX( SQRT( MAX( [.E$30]^2 - [.$A400]^2; 0 ) ); [.E$32] ) - [.E$32]" office:value-type="float" office:value="49.9484571844498" calcext:value-type="float">
            <text:p>49.9484571844498</text:p>
          </table:table-cell>
          <table:table-cell table:formula="of:= ( [.D400] - [.D399] ) * ( [.E$33] / 3.6 )" office:value-type="float" office:value="0.0517070921599978" calcext:value-type="float">
            <text:p>0.051707092159998</text:p>
          </table:table-cell>
          <table:table-cell table:formula="of:=MAX( SQRT( MAX( [.G$30]^2 - [.$A400]^2; 0 ) ); [.G$32] ) - [.G$32]" office:value-type="float" office:value="49.951123555652" calcext:value-type="float">
            <text:p>49.951123555652</text:p>
          </table:table-cell>
          <table:table-cell table:formula="of:= ( [.F400] - [.F399] ) * ( [.G$33] / 3.6 )" office:value-type="float" office:value="0.0490317262879279" calcext:value-type="float">
            <text:p>0.049031726287928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MAX( SQRT( MAX( [.B$30]^2 - [.$A401]^2; 0 ) ); [.B$32] ) - [.B$32]" office:value-type="float" office:value="49.9621419848133" calcext:value-type="float">
            <text:p>49.9621419848133</text:p>
          </table:table-cell>
          <table:table-cell table:formula="of:= ( [.B401] - [.B400] ) * ( [.B$33] / 3.6 )" office:value-type="float" office:value="0.0462747277110351" calcext:value-type="float">
            <text:p>0.046274727711035</text:p>
          </table:table-cell>
          <table:table-cell table:formula="of:=MAX( SQRT( MAX( [.E$30]^2 - [.$A401]^2; 0 ) ); [.E$32] ) - [.E$32]" office:value-type="float" office:value="49.9642071852175" calcext:value-type="float">
            <text:p>49.9642071852175</text:p>
          </table:table-cell>
          <table:table-cell table:formula="of:= ( [.D401] - [.D400] ) * ( [.E$33] / 3.6 )" office:value-type="float" office:value="0.0437500021326463" calcext:value-type="float">
            <text:p>0.043750002132646</text:p>
          </table:table-cell>
          <table:table-cell table:formula="of:=MAX( SQRT( MAX( [.G$30]^2 - [.$A401]^2; 0 ) ); [.G$32] ) - [.G$32]" office:value-type="float" office:value="49.9660587129909" calcext:value-type="float">
            <text:p>49.9660587129909</text:p>
          </table:table-cell>
          <table:table-cell table:formula="of:= ( [.F401] - [.F400] ) * ( [.G$33] / 3.6 )" office:value-type="float" office:value="0.0414865481636816" calcext:value-type="float">
            <text:p>0.041486548163682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MAX( SQRT( MAX( [.B$30]^2 - [.$A402]^2; 0 ) ); [.B$32] ) - [.B$32]" office:value-type="float" office:value="49.9757713703415" calcext:value-type="float">
            <text:p>49.9757713703415</text:p>
          </table:table-cell>
          <table:table-cell table:formula="of:= ( [.B402] - [.B401] ) * ( [.B$33] / 3.6 )" office:value-type="float" office:value="0.0378594042449739" calcext:value-type="float">
            <text:p>0.037859404244974</text:p>
          </table:table-cell>
          <table:table-cell table:formula="of:=MAX( SQRT( MAX( [.E$30]^2 - [.$A402]^2; 0 ) ); [.E$32] ) - [.E$32]" office:value-type="float" office:value="49.9770930211458" calcext:value-type="float">
            <text:p>49.9770930211458</text:p>
          </table:table-cell>
          <table:table-cell table:formula="of:= ( [.D402] - [.D401] ) * ( [.E$33] / 3.6 )" office:value-type="float" office:value="0.0357939886896474" calcext:value-type="float">
            <text:p>0.035793988689648</text:p>
          </table:table-cell>
          <table:table-cell table:formula="of:=MAX( SQRT( MAX( [.G$30]^2 - [.$A402]^2; 0 ) ); [.G$32] ) - [.G$32]" office:value-type="float" office:value="49.9782779366712" calcext:value-type="float">
            <text:p>49.9782779366712</text:p>
          </table:table-cell>
          <table:table-cell table:formula="of:= ( [.F402] - [.F401] ) * ( [.G$33] / 3.6 )" office:value-type="float" office:value="0.0339422880008063" calcext:value-type="float">
            <text:p>0.033942288000806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MAX( SQRT( MAX( [.B$30]^2 - [.$A403]^2; 0 ) ); [.B$32] ) - [.B$32]" office:value-type="float" office:value="49.9863716145777" calcext:value-type="float">
            <text:p>49.9863716145777</text:p>
          </table:table-cell>
          <table:table-cell table:formula="of:= ( [.B403] - [.B402] ) * ( [.B$33] / 3.6 )" office:value-type="float" office:value="0.0294451228784156" calcext:value-type="float">
            <text:p>0.029445122878416</text:p>
          </table:table-cell>
          <table:table-cell table:formula="of:=MAX( SQRT( MAX( [.E$30]^2 - [.$A403]^2; 0 ) ); [.E$32] ) - [.E$32]" office:value-type="float" office:value="49.9871150092728" calcext:value-type="float">
            <text:p>49.9871150092728</text:p>
          </table:table-cell>
          <table:table-cell table:formula="of:= ( [.D403] - [.D402] ) * ( [.E$33] / 3.6 )" office:value-type="float" office:value="0.0278388559083156" calcext:value-type="float">
            <text:p>0.027838855908316</text:p>
          </table:table-cell>
          <table:table-cell table:formula="of:=MAX( SQRT( MAX( [.G$30]^2 - [.$A403]^2; 0 ) ); [.G$32] ) - [.G$32]" office:value-type="float" office:value="49.9877814970245" calcext:value-type="float">
            <text:p>49.9877814970245</text:p>
          </table:table-cell>
          <table:table-cell table:formula="of:= ( [.F403] - [.F402] ) * ( [.G$33] / 3.6 )" office:value-type="float" office:value="0.0263987787590736" calcext:value-type="float">
            <text:p>0.026398778759074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MAX( SQRT( MAX( [.B$30]^2 - [.$A404]^2; 0 ) ); [.B$32] ) - [.B$32]" office:value-type="float" office:value="49.9939430092563" calcext:value-type="float">
            <text:p>49.9939430092563</text:p>
          </table:table-cell>
          <table:table-cell table:formula="of:= ( [.B404] - [.B403] ) * ( [.B$33] / 3.6 )" office:value-type="float" office:value="0.021031651885058" calcext:value-type="float">
            <text:p>0.021031651885058</text:p>
          </table:table-cell>
          <table:table-cell table:formula="of:=MAX( SQRT( MAX( [.E$30]^2 - [.$A404]^2; 0 ) ); [.E$32] ) - [.E$32]" office:value-type="float" office:value="49.9942733961432" calcext:value-type="float">
            <text:p>49.9942733961432</text:p>
          </table:table-cell>
          <table:table-cell table:formula="of:= ( [.D404] - [.D403] ) * ( [.E$33] / 3.6 )" office:value-type="float" office:value="0.0198844079733362" calcext:value-type="float">
            <text:p>0.019884407973336</text:p>
          </table:table-cell>
          <table:table-cell table:formula="of:=MAX( SQRT( MAX( [.G$30]^2 - [.$A404]^2; 0 ) ); [.G$32] ) - [.G$32]" office:value-type="float" office:value="49.9945696042776" calcext:value-type="float">
            <text:p>49.9945696042776</text:p>
          </table:table-cell>
          <table:table-cell table:formula="of:= ( [.F404] - [.F403] ) * ( [.G$33] / 3.6 )" office:value-type="float" office:value="0.0188558534808357" calcext:value-type="float">
            <text:p>0.018855853480836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MAX( SQRT( MAX( [.B$30]^2 - [.$A405]^2; 0 ) ); [.B$32] ) - [.B$32]" office:value-type="float" office:value="49.9984857627303" calcext:value-type="float">
            <text:p>49.9984857627303</text:p>
          </table:table-cell>
          <table:table-cell table:formula="of:= ( [.B405] - [.B404] ) * ( [.B$33] / 3.6 )" office:value-type="float" office:value="0.0126187596499171" calcext:value-type="float">
            <text:p>0.012618759649917</text:p>
          </table:table-cell>
          <table:table-cell table:formula="of:=MAX( SQRT( MAX( [.E$30]^2 - [.$A405]^2; 0 ) ); [.E$32] ) - [.E$32]" office:value-type="float" office:value="49.9985683578388" calcext:value-type="float">
            <text:p>49.9985683578388</text:p>
          </table:table-cell>
          <table:table-cell table:formula="of:= ( [.D405] - [.D404] ) * ( [.E$33] / 3.6 )" office:value-type="float" office:value="0.011930449154502" calcext:value-type="float">
            <text:p>0.011930449154502</text:p>
          </table:table-cell>
          <table:table-cell table:formula="of:=MAX( SQRT( MAX( [.G$30]^2 - [.$A405]^2; 0 ) ); [.G$32] ) - [.G$32]" office:value-type="float" office:value="49.9986424085759" calcext:value-type="float">
            <text:p>49.9986424085759</text:p>
          </table:table-cell>
          <table:table-cell table:formula="of:= ( [.F405] - [.F404] ) * ( [.G$33] / 3.6 )" office:value-type="float" office:value="0.0113133452731833" calcext:value-type="float">
            <text:p>0.011313345273183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 SQRT( MAX( [.B$30]^2 - [.$A406]^2; 0 ) ); [.B$32] ) - [.B$32]" office:value-type="float" office:value="50" calcext:value-type="float">
            <text:p>50</text:p>
          </table:table-cell>
          <table:table-cell table:formula="of:= ( [.B406] - [.B405] ) * ( [.B$33] / 3.6 )" office:value-type="float" office:value="0.0042062146380633" calcext:value-type="float">
            <text:p>0.004206214638063</text:p>
          </table:table-cell>
          <table:table-cell table:formula="of:=MAX( SQRT( MAX( [.E$30]^2 - [.$A406]^2; 0 ) ); [.E$32] ) - [.E$32]" office:value-type="float" office:value="50" calcext:value-type="float">
            <text:p>50</text:p>
          </table:table-cell>
          <table:table-cell table:formula="of:= ( [.D406] - [.D405] ) * ( [.E$33] / 3.6 )" office:value-type="float" office:value="0.00397678378113318" calcext:value-type="float">
            <text:p>0.003976783781133</text:p>
          </table:table-cell>
          <table:table-cell table:formula="of:=MAX( SQRT( MAX( [.G$30]^2 - [.$A406]^2; 0 ) ); [.G$32] ) - [.G$32]" office:value-type="float" office:value="50.0000000000001" calcext:value-type="float">
            <text:p>50.0000000000001</text:p>
          </table:table-cell>
          <table:table-cell table:formula="of:= ( [.F406] - [.F405] ) * ( [.G$33] / 3.6 )" office:value-type="float" office:value="0.00377108728931338" calcext:value-type="float">
            <text:p>0.003771087289313</text:p>
          </table:table-cell>
          <table:table-cell table:number-columns-repeated="6"/>
          <table:table-cell table:style-name="Default"/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percentage-style style:name="N116P0" style:volatile="true">
      <number:number number:decimal-places="2" number:min-decimal-places="2" number:min-integer-digits="1"/>
      <number:text>%</number:text>
    </number:percentage-style>
    <number:percentage-style style:name="N11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6P0"/>
    </number:percentage-style>
    <number:number-style style:name="N117">
      <number:number number:decimal-places="5" number:min-decimal-places="5" number:min-integer-digits="1" number:grouping="true"/>
    </number:number-style>
    <number:currency-style style:name="N10112P0" style:volatile="true" number:language="en" number:country="GB">
      <number:currency-symbol>£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3:45:39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13:59:20.501000000</meta:creation-date>
    <meta:editing-duration>P0D</meta:editing-duration>
    <meta:editing-cycles>1</meta:editing-cycles>
    <meta:generator>LibreOffice/7.1.8.1$Windows_X86_64 LibreOffice_project/e1f30c802c3269a1d052614453f260e49458c82c</meta:generator>
    <meta:document-statistic meta:table-count="4" meta:cell-count="7742" meta:object-count="11"/>
  </office:meta>
</office:document-meta>
</file>

<file path=Basic/Standard/BikeFunctions.xml><?xml version="1.0" encoding="utf-8"?>
<!DOCTYPE module  PUBLIC '-//OpenOffice.org//DTD OfficeDocument 1.0//EN'  'module.dtd'>
<script:module xmlns:script="http://openoffice.org/2000/script" script:name="BikeFunctions" script:language="StarBasic" script:moduleType="normal">REM  *****  BASIC  *****

Function Gradient( power, speed, weight, rollingResistance )
	speed = speed / 3.6			REM kph to ms
	
	Dim gravity as Double
	gravity = 9.81
	
	Dim result as Double
	result = ( power - ( speed * rollingResistance * weight * gravity ) ) / ( weight * gravity * speed )
	result = result / sqr( 1 - result^2 )
	
	Gradient = result
End Function


Function Speed( power, gradient, weight, rollingResistance, CdA, elevation )
	Dim gravity as Double
	gravity = 9.81
	
	Dim Fg as Double
	Fg = gravity * sin( atn( gradient ) ) * weight
	
	Dim Frr as Double
	Frr = gravity * cos( atn( gradient ) ) * weight * rollingResistance
	
	Dim airPressure as Double
	airPressure = 1.225 * Exp( -0.00011856 * elevation )
	
	Dim SpeedA, SpeedB, SpeedDiff as Double
	SpeedA = power / ( Fg + Frr )
	
	For index = 0 To 50
		SpeedB = power / ( Fg + Frr + ( 0.5 * CdA * airPressure * SpeedA^2 ) )
		
		SpeedDiff = SpeedB - SpeedA
		
		If abs( SpeedDiff ) &gt; 0.01 Then
			SpeedA = SpeedA + ( SpeedDiff * 0.5 )
		Else
			Exit For
		End If
	Next
	
	Speed = SpeedA * 3.6		REM ms to kph
End Function


Function HipAngle( saddleX, saddleY, crankAngle, crankLength, ankleToSpindleLength, femurLength, tibiaLength )
	Dim ankleX, ankleY as Double
	ankleX = sin( _deg2rad( crankAngle ) ) * crankLength - ankleToSpindleLength
	ankleY = cos( _deg2rad( crankAngle ) ) * crankLength
	
	Dim saddleToAnkleLength as Double
	saddleToAnkleLength = sqr( ( saddleX - ankleX )^2 + ( saddleY - ankleY )^2 )
	
	Dim saddleToAnkleD as Double
	saddleToAnkleD = ( saddleToAnkleLength^2 - _min( femurLength, tibiaLength )^2 + _max( femurLength, tibiaLength )^2 ) / ( 2 * saddleToAnkleLength )
	
	Dim saddleFemurAdjacent as Double
	saddleFemurAdjacent = saddleToAnkleD
	
	IF femurLength &lt;= tibiaLength Then
		saddleFemurAdjacent = saddleToAnkleLength - saddleToAnkleD
	End If
	
	Dim saddleToAnkleAngle as Double
	saddleToAnkleAngle = 180 - _rad2Deg( _atn2( saddleX - ankleX, saddleY - ankleY ) )
	
	Dim result as Double
	result = ( 90 - _rad2Deg( _acos( saddleFemurAdjacent / femurLength ) ) ) - ( 90 - saddleToAnkleAngle )
	
	HipAngle = result
End Function


Function KneeAngle( saddleX, saddleY, crankAngle, crankLength, ankleToSpindleLength, femurLength, hipAngle )
	Dim ankleX, ankleY as Double
	ankleX = sin( _deg2rad( crankAngle ) ) * crankLength - ankleToSpindleLength
	ankleY = cos( _deg2rad( crankAngle ) ) * crankLength
	
	Dim femurX, femurY as Double
	femurX = cos( _deg2rad( hipAngle ) ) * femurLength + saddleX
	femurY = saddleY - sqr( femurLength^2 - ( femurX - saddleX )^2 )
	
	Dim result as Double
	result = _rad2deg( -atn( ( femurY - saddleY ) / ( femurX - saddleX ) ) + atn( ( femurY - ankleY ) / abs( femurX - ankleX ) ) )
	
	KneeAngle = result
End Function


Function _acos( x )
	Dim angle as Double
	angle = atn( sqr( 1 - x^2 ) / x )
	
	_acos = angle
End Function


Function _atn2( x, y )
	Dim angle as Double
	angle = 0
	
	If x &gt; 0 Then
		angle = atn( y / x )
	ElseIf y &gt; 0 Then
		angle = ( pi / 2 ) - atn( x / y )
	ElseIf y &lt; 0 Then
		angle = -( pi / 2 ) - atn( x / y )
	ElseIf x &lt; 0 Then
		angle = atn( y / x ) + pi
	End If
	
	_atn2 = angle
End Function


Function _max( x, y )
	_max = x
	
	If y &gt; x Then
		_max = y
	End If
End Function


Function _min( x, y )
	_min = x
	
	If y &lt; x Then
		_min = y
	End If
End Function


Function _deg2rad( x )
	_deg2rad = ( x / 180 ) * Pi
End Function


Function _rad2Deg( x )
	_rad2deg = ( x * 180 ) / P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ke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64cm" svg:height="11.484cm" xlink:href=".." xlink:type="simple" chart:class="chart:bar" chart:style-name="ch1">
        <chart:legend chart:legend-position="end" svg:x="20.548cm" svg:y="4.945cm" style:legend-expansion="high" chart:style-name="ch2"/>
        <chart:plot-area chart:style-name="ch3" table:cell-range-address="rollover.A5:rollover.D24 rollover.B1:rollover.D1" chart:data-source-has-labels="both" svg:x="0.439cm" svg:y="0.229cm" svg:width="19.67cm" svg:height="11.026cm">
          <chart:coordinate-region svg:x="1.246cm" svg:y="0.877cm" svg:width="18.279cm" svg:height="9.731cm"/>
          <chart:axis chart:dimension="x" chart:name="primary-x" chart:style-name="ch4" chartooo:axis-type="auto">
            <chartooo:date-scale/>
            <chart:categories table:cell-range-address="rollover.A5:rollover.A2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rollover.B5:rollover.B24" chart:label-cell-address="rollover.B1:rollover.B1" chart:class="chart:bar">
            <chart:data-point chart:repeated="20"/>
          </chart:series>
          <chart:series chart:attached-axis="primary-y" chart:style-name="ch9" chart:values-cell-range-address="rollover.C5:rollover.C24" chart:label-cell-address="rollover.C1:rollover.C1" chart:class="chart:bar">
            <chart:data-point chart:repeated="20"/>
          </chart:series>
          <chart:series chart:attached-axis="secondary-y" chart:style-name="ch10" chart:values-cell-range-address="rollover.D5:rollover.D24" chart:label-cell-address="rollover.D1:rollover.D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</text:p>
                <draw:g>
                  <svg:desc>rollover.B1:rollover.B1</svg:desc>
                </draw:g>
              </table:table-cell>
              <table:table-cell office:value-type="string">
                <text:p>27.5</text:p>
                <draw:g>
                  <svg:desc>rollover.C1:rollover.C1</svg:desc>
                </draw:g>
              </table:table-cell>
              <table:table-cell office:value-type="string">
                <text:p>29</text:p>
                <draw:g>
                  <svg:desc>rollover.D1:rollover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rollover.A5:rollover.A24</svg:desc>
                </draw:g>
              </table:table-cell>
              <table:table-cell office:value-type="float" office:value="0.0596521903102978">
                <text:p>0.0596521903102978</text:p>
                <draw:g>
                  <svg:desc>rollover.B5:rollover.B24</svg:desc>
                </draw:g>
              </table:table-cell>
              <table:table-cell office:value-type="float" office:value="0.0564457327261761">
                <text:p>0.0564457327261761</text:p>
                <draw:g>
                  <svg:desc>rollover.C5:rollover.C24</svg:desc>
                </draw:g>
              </table:table-cell>
              <table:table-cell office:value-type="float" office:value="0.0535663378104402">
                <text:p>0.0535663378104402</text:p>
                <draw:g>
                  <svg:desc>rollover.D5:rollover.D2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7470057425322">
                <text:p>0.117470057425322</text:p>
              </table:table-cell>
              <table:table-cell office:value-type="float" office:value="0.111251792751519">
                <text:p>0.111251792751519</text:p>
              </table:table-cell>
              <table:table-cell office:value-type="float" office:value="0.105658237475809">
                <text:p>0.1056582374758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3453601345073">
                <text:p>0.173453601345073</text:p>
              </table:table-cell>
              <table:table-cell office:value-type="float" office:value="0.16441818007603">
                <text:p>0.16441818007603</text:p>
              </table:table-cell>
              <table:table-cell office:value-type="float" office:value="0.156275698996107">
                <text:p>0.1562756989961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760282206955">
                <text:p>0.22760282206955</text:p>
              </table:table-cell>
              <table:table-cell office:value-type="float" office:value="0.215944894699707">
                <text:p>0.215944894699707</text:p>
              </table:table-cell>
              <table:table-cell office:value-type="float" office:value="0.205418722371333">
                <text:p>0.205418722371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9917719598753">
                <text:p>0.279917719598753</text:p>
              </table:table-cell>
              <table:table-cell office:value-type="float" office:value="0.265831936622551">
                <text:p>0.265831936622551</text:p>
              </table:table-cell>
              <table:table-cell office:value-type="float" office:value="0.253087307601488">
                <text:p>0.2530873076014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30398293932683">
                <text:p>0.330398293932683</text:p>
              </table:table-cell>
              <table:table-cell office:value-type="float" office:value="0.314079305844562">
                <text:p>0.314079305844562</text:p>
              </table:table-cell>
              <table:table-cell office:value-type="float" office:value="0.299281454686572">
                <text:p>0.2992814546865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79044545071339">
                <text:p>0.379044545071339</text:p>
              </table:table-cell>
              <table:table-cell office:value-type="float" office:value="0.36068700236574">
                <text:p>0.36068700236574</text:p>
              </table:table-cell>
              <table:table-cell office:value-type="float" office:value="0.344001163626584">
                <text:p>0.3440011636265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25856473014721">
                <text:p>0.425856473014721</text:p>
              </table:table-cell>
              <table:table-cell office:value-type="float" office:value="0.405655026186085">
                <text:p>0.405655026186085</text:p>
              </table:table-cell>
              <table:table-cell office:value-type="float" office:value="0.387246434421525">
                <text:p>0.3872464344215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7083407776283">
                <text:p>0.47083407776283</text:p>
              </table:table-cell>
              <table:table-cell office:value-type="float" office:value="0.448983377305598">
                <text:p>0.448983377305598</text:p>
              </table:table-cell>
              <table:table-cell office:value-type="float" office:value="0.429017267071395">
                <text:p>0.4290172670713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3977359315665">
                <text:p>0.513977359315665</text:p>
              </table:table-cell>
              <table:table-cell office:value-type="float" office:value="0.490672055724277">
                <text:p>0.490672055724277</text:p>
              </table:table-cell>
              <table:table-cell office:value-type="float" office:value="0.469313661576194">
                <text:p>0.4693136615761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5286317673227">
                <text:p>0.555286317673227</text:p>
              </table:table-cell>
              <table:table-cell office:value-type="float" office:value="0.530721061442123">
                <text:p>0.530721061442123</text:p>
              </table:table-cell>
              <table:table-cell office:value-type="float" office:value="0.508135617935921">
                <text:p>0.5081356179359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4760952835515">
                <text:p>0.594760952835515</text:p>
              </table:table-cell>
              <table:table-cell office:value-type="float" office:value="0.569130394459136">
                <text:p>0.569130394459136</text:p>
              </table:table-cell>
              <table:table-cell office:value-type="float" office:value="0.545483136150577">
                <text:p>0.54548313615057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240126480253">
                <text:p>0.63240126480253</text:p>
              </table:table-cell>
              <table:table-cell office:value-type="float" office:value="0.605900054775316">
                <text:p>0.605900054775316</text:p>
              </table:table-cell>
              <table:table-cell office:value-type="float" office:value="0.581356216220161">
                <text:p>0.5813562162201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820725357427">
                <text:p>0.66820725357427</text:p>
              </table:table-cell>
              <table:table-cell office:value-type="float" office:value="0.641030042390663">
                <text:p>0.641030042390663</text:p>
              </table:table-cell>
              <table:table-cell office:value-type="float" office:value="0.615754858144675">
                <text:p>0.6157548581446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02178919150738">
                <text:p>0.702178919150738</text:p>
              </table:table-cell>
              <table:table-cell office:value-type="float" office:value="0.674520357305177">
                <text:p>0.674520357305177</text:p>
              </table:table-cell>
              <table:table-cell office:value-type="float" office:value="0.648679061924117">
                <text:p>0.64867906192411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34316261531931">
                <text:p>0.734316261531931</text:p>
              </table:table-cell>
              <table:table-cell office:value-type="float" office:value="0.706370999518858">
                <text:p>0.706370999518858</text:p>
              </table:table-cell>
              <table:table-cell office:value-type="float" office:value="0.680128827558488">
                <text:p>0.6801288275584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64619280717851">
                <text:p>0.764619280717851</text:p>
              </table:table-cell>
              <table:table-cell office:value-type="float" office:value="0.736581969031707">
                <text:p>0.736581969031707</text:p>
              </table:table-cell>
              <table:table-cell office:value-type="float" office:value="0.710104155047787">
                <text:p>0.71010415504778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3087976708498">
                <text:p>0.793087976708498</text:p>
              </table:table-cell>
              <table:table-cell office:value-type="float" office:value="0.765153265843722">
                <text:p>0.765153265843722</text:p>
              </table:table-cell>
              <table:table-cell office:value-type="float" office:value="0.738605044392015">
                <text:p>0.7386050443920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1972234950387">
                <text:p>0.81972234950387</text:p>
              </table:table-cell>
              <table:table-cell office:value-type="float" office:value="0.792084889954904">
                <text:p>0.792084889954904</text:p>
              </table:table-cell>
              <table:table-cell office:value-type="float" office:value="0.765631495591172">
                <text:p>0.7656314955911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4452239910397">
                <text:p>0.84452239910397</text:p>
              </table:table-cell>
              <table:table-cell office:value-type="float" office:value="0.817376841365253">
                <text:p>0.817376841365253</text:p>
              </table:table-cell>
              <table:table-cell office:value-type="float" office:value="0.791183508645257">
                <text:p>0.791183508645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21cm" svg:height="9.934cm" xlink:href=".." xlink:type="simple" chart:class="chart:scatter" chart:style-name="ch1">
        <chart:legend chart:legend-position="end" svg:x="25.616cm" svg:y="4.17cm" style:legend-expansion="high" chart:style-name="ch2"/>
        <chart:plot-area chart:style-name="ch3" table:cell-range-address="rollover.A36:rollover.B406 rollover.G29:rollover.G29 rollover.F36:rollover.F406 rollover.E29:rollover.E29 rollover.D36:rollover.D406 rollover.B29:rollover.B29" chart:data-source-has-labels="row" svg:x="0.552cm" svg:y="0.198cm" svg:width="24.512cm" svg:height="9.538cm">
          <chart:coordinate-region svg:x="1.173cm" svg:y="0.397cm" svg:width="23.269cm" svg:height="8.6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rollover.F36:rollover.F406" chart:label-cell-address="rollover.G29:rollover.G29" chart:class="chart:scatter">
            <chart:domain table:cell-range-address="rollover.A36:rollover.A406"/>
            <chart:data-point chart:repeated="371"/>
          </chart:series>
          <chart:series chart:attached-axis="secondary-y" chart:style-name="ch9" chart:values-cell-range-address="rollover.D36:rollover.D406" chart:label-cell-address="rollover.E29:rollover.E29" chart:class="chart:scatter">
            <chart:data-point chart:repeated="371"/>
          </chart:series>
          <chart:series chart:attached-axis="secondary-y" chart:style-name="ch10" chart:values-cell-range-address="rollover.B36:rollover.B406" chart:label-cell-address="rollover.B29:rollover.B29" chart:class="chart:scatter">
            <chart:data-point chart:repeated="3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9</text:p>
                <draw:g>
                  <svg:desc>rollover.G29:rollover.G29</svg:desc>
                </draw:g>
              </table:table-cell>
              <table:table-cell office:value-type="string">
                <text:p>27.5</text:p>
                <draw:g>
                  <svg:desc>rollover.E29:rollover.E29</svg:desc>
                </draw:g>
              </table:table-cell>
              <table:table-cell office:value-type="string">
                <text:p>26</text:p>
                <draw:g>
                  <svg:desc>rollover.B29:rollover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0">
                <text:p>-370</text:p>
                <draw:g>
                  <svg:desc>rollover.A36:rollover.A406</svg:desc>
                </draw:g>
              </table:table-cell>
              <table:table-cell office:value-type="float" office:value="0">
                <text:p>0</text:p>
                <draw:g>
                  <svg:desc>rollover.F36:rollover.F406</svg:desc>
                </draw:g>
              </table:table-cell>
              <table:table-cell office:value-type="float" office:value="0">
                <text:p>0</text:p>
                <draw:g>
                  <svg:desc>rollover.D36:rollover.D406</svg:desc>
                </draw:g>
              </table:table-cell>
              <table:table-cell office:value-type="float" office:value="0">
                <text:p>0</text:p>
                <draw:g>
                  <svg:desc>rollover.B36:rollover.B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9">
                <text:p>-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8">
                <text:p>-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7">
                <text:p>-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6">
                <text:p>-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5">
                <text:p>-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4">
                <text:p>-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3">
                <text:p>-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2">
                <text:p>-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61">
                <text:p>-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0">
                <text:p>-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9">
                <text:p>-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58">
                <text:p>-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57">
                <text:p>-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56">
                <text:p>-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">
                <text:p>-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4">
                <text:p>-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53">
                <text:p>-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2">
                <text:p>-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1">
                <text:p>-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0">
                <text:p>-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9">
                <text:p>-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8">
                <text:p>-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7">
                <text:p>-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6">
                <text:p>-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5">
                <text:p>-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4">
                <text:p>-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3">
                <text:p>-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42">
                <text:p>-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1">
                <text:p>-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40">
                <text:p>-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9">
                <text:p>-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8">
                <text:p>-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7">
                <text:p>-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36">
                <text:p>-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35">
                <text:p>-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34">
                <text:p>-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3">
                <text:p>-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2">
                <text:p>-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31">
                <text:p>-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0">
                <text:p>-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9">
                <text:p>-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18">
                <text:p>-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6">
                <text:p>-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94">
                <text:p>-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3">
                <text:p>-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91">
                <text:p>-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7">
                <text:p>-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2">
                <text:p>-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3">
                <text:p>-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62">
                <text:p>-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1">
                <text:p>-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0">
                <text:p>-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59">
                <text:p>-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58">
                <text:p>-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57">
                <text:p>-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56">
                <text:p>-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55">
                <text:p>-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54">
                <text:p>-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53">
                <text:p>-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7">
                <text:p>-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46">
                <text:p>-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44">
                <text:p>-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41">
                <text:p>-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39">
                <text:p>-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38">
                <text:p>-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37">
                <text:p>-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36">
                <text:p>-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35">
                <text:p>-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34">
                <text:p>-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3">
                <text:p>-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9">
                <text:p>-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28">
                <text:p>-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7">
                <text:p>-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25">
                <text:p>-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24">
                <text:p>-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3">
                <text:p>-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22">
                <text:p>-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21">
                <text:p>-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20">
                <text:p>-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19">
                <text:p>-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18">
                <text:p>-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7">
                <text:p>-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5">
                <text:p>-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4">
                <text:p>-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3">
                <text:p>-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">
                <text:p>-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1">
                <text:p>-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0">
                <text:p>-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09">
                <text:p>-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08">
                <text:p>-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7">
                <text:p>-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06">
                <text:p>-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5">
                <text:p>-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04">
                <text:p>-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3">
                <text:p>-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02">
                <text:p>-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1">
                <text:p>-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99">
                <text:p>-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7">
                <text:p>-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6">
                <text:p>-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5">
                <text:p>-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4">
                <text:p>-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3">
                <text:p>-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2">
                <text:p>-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1">
                <text:p>-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0">
                <text:p>-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9">
                <text:p>-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8">
                <text:p>-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87">
                <text:p>-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6">
                <text:p>-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5">
                <text:p>-185</text:p>
              </table:table-cell>
              <table:table-cell office:value-type="float" office:value="0.16489602466396">
                <text:p>0.16489602466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4">
                <text:p>-184</text:p>
              </table:table-cell>
              <table:table-cell office:value-type="float" office:value="0.743711738689569">
                <text:p>0.743711738689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3">
                <text:p>-183</text:p>
              </table:table-cell>
              <table:table-cell office:value-type="float" office:value="1.31835053701161">
                <text:p>1.3183505370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2">
                <text:p>-182</text:p>
              </table:table-cell>
              <table:table-cell office:value-type="float" office:value="1.8888349084022">
                <text:p>1.8888349084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81">
                <text:p>-181</text:p>
              </table:table-cell>
              <table:table-cell office:value-type="float" office:value="2.45518701963346">
                <text:p>2.45518701963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0">
                <text:p>-180</text:p>
              </table:table-cell>
              <table:table-cell office:value-type="float" office:value="3.01742872119473">
                <text:p>3.01742872119473</text:p>
              </table:table-cell>
              <table:table-cell office:value-type="float" office:value="0.0417681794806981">
                <text:p>0.0417681794806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9">
                <text:p>-179</text:p>
              </table:table-cell>
              <table:table-cell office:value-type="float" office:value="3.57558155287273">
                <text:p>3.57558155287273</text:p>
              </table:table-cell>
              <table:table-cell office:value-type="float" office:value="0.640917668408235">
                <text:p>0.64091766840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78">
                <text:p>-178</text:p>
              </table:table-cell>
              <table:table-cell office:value-type="float" office:value="4.12966674919983">
                <text:p>4.12966674919983</text:p>
              </table:table-cell>
              <table:table-cell office:value-type="float" office:value="1.23554457743887">
                <text:p>1.235544577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77">
                <text:p>-177</text:p>
              </table:table-cell>
              <table:table-cell office:value-type="float" office:value="4.67970524477238">
                <text:p>4.67970524477238</text:p>
              </table:table-cell>
              <table:table-cell office:value-type="float" office:value="1.82567570297005">
                <text:p>1.82567570297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76">
                <text:p>-176</text:p>
              </table:table-cell>
              <table:table-cell office:value-type="float" office:value="5.22571767944515">
                <text:p>5.22571767944515</text:p>
              </table:table-cell>
              <table:table-cell office:value-type="float" office:value="2.41133742990667">
                <text:p>2.41133742990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5">
                <text:p>-175</text:p>
              </table:table-cell>
              <table:table-cell office:value-type="float" office:value="5.76772440340312">
                <text:p>5.76772440340312</text:p>
              </table:table-cell>
              <table:table-cell office:value-type="float" office:value="2.99255573959135">
                <text:p>2.99255573959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4">
                <text:p>-174</text:p>
              </table:table-cell>
              <table:table-cell office:value-type="float" office:value="6.30574548211564">
                <text:p>6.30574548211564</text:p>
              </table:table-cell>
              <table:table-cell office:value-type="float" office:value="3.56935621753109">
                <text:p>3.56935621753109</text:p>
              </table:table-cell>
              <table:table-cell office:value-type="float" office:value="0.435065521042816">
                <text:p>0.4350655210428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3">
                <text:p>-173</text:p>
              </table:table-cell>
              <table:table-cell office:value-type="float" office:value="6.83980070117536">
                <text:p>6.83980070117536</text:p>
              </table:table-cell>
              <table:table-cell office:value-type="float" office:value="4.14176406092503">
                <text:p>4.14176406092503</text:p>
              </table:table-cell>
              <table:table-cell office:value-type="float" office:value="1.05262665440119">
                <text:p>1.052626654401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2">
                <text:p>-172</text:p>
              </table:table-cell>
              <table:table-cell office:value-type="float" office:value="7.36990957102569">
                <text:p>7.36990957102569</text:p>
              </table:table-cell>
              <table:table-cell office:value-type="float" office:value="4.70980408600082">
                <text:p>4.70980408600082</text:p>
              </table:table-cell>
              <table:table-cell office:value-type="float" office:value="1.66528697234077">
                <text:p>1.66528697234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71">
                <text:p>-171</text:p>
              </table:table-cell>
              <table:table-cell office:value-type="float" office:value="7.89609133157933">
                <text:p>7.89609133157933</text:p>
              </table:table-cell>
              <table:table-cell office:value-type="float" office:value="5.27350073516493">
                <text:p>5.27350073516493</text:p>
              </table:table-cell>
              <table:table-cell office:value-type="float" office:value="2.27307836323092">
                <text:p>2.27307836323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0">
                <text:p>-170</text:p>
              </table:table-cell>
              <table:table-cell office:value-type="float" office:value="8.41836495673158">
                <text:p>8.41836495673158</text:p>
              </table:table-cell>
              <table:table-cell office:value-type="float" office:value="5.83287808397245">
                <text:p>5.83287808397245</text:p>
              </table:table-cell>
              <table:table-cell office:value-type="float" office:value="2.87603218923357">
                <text:p>2.876032189233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69">
                <text:p>-169</text:p>
              </table:table-cell>
              <table:table-cell office:value-type="float" office:value="8.93674915877045">
                <text:p>8.93674915877045</text:p>
              </table:table-cell>
              <table:table-cell office:value-type="float" office:value="6.38795984792205">
                <text:p>6.38795984792205</text:p>
              </table:table-cell>
              <table:table-cell office:value-type="float" office:value="3.4741792973058">
                <text:p>3.4741792973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8">
                <text:p>-168</text:p>
              </table:table-cell>
              <table:table-cell office:value-type="float" office:value="9.45126239268711">
                <text:p>9.45126239268711</text:p>
              </table:table-cell>
              <table:table-cell office:value-type="float" office:value="6.9387693890813">
                <text:p>6.9387693890813</text:p>
              </table:table-cell>
              <table:table-cell office:value-type="float" office:value="4.06755002989701">
                <text:p>4.067550029897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67">
                <text:p>-167</text:p>
              </table:table-cell>
              <table:table-cell office:value-type="float" office:value="9.96192286038911">
                <text:p>9.96192286038911</text:p>
              </table:table-cell>
              <table:table-cell office:value-type="float" office:value="7.48532972254759">
                <text:p>7.48532972254759</text:p>
              </table:table-cell>
              <table:table-cell office:value-type="float" office:value="4.65617423534985">
                <text:p>4.65617423534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66">
                <text:p>-166</text:p>
              </table:table-cell>
              <table:table-cell office:value-type="float" office:value="10.4687485148186">
                <text:p>10.4687485148186</text:p>
              </table:table-cell>
              <table:table-cell office:value-type="float" office:value="8.02766352274938">
                <text:p>8.02766352274938</text:p>
              </table:table-cell>
              <table:table-cell office:value-type="float" office:value="5.24008127801534">
                <text:p>5.240081278015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65">
                <text:p>-165</text:p>
              </table:table-cell>
              <table:table-cell office:value-type="float" office:value="10.9717570639791">
                <text:p>10.9717570639791</text:p>
              </table:table-cell>
              <table:table-cell office:value-type="float" office:value="8.56579312959235">
                <text:p>8.56579312959235</text:p>
              </table:table-cell>
              <table:table-cell office:value-type="float" office:value="5.81930004809118">
                <text:p>5.81930004809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64">
                <text:p>-164</text:p>
              </table:table-cell>
              <table:table-cell office:value-type="float" office:value="11.4709659748718">
                <text:p>11.4709659748718</text:p>
              </table:table-cell>
              <table:table-cell office:value-type="float" office:value="9.09974055445548">
                <text:p>9.09974055445548</text:p>
              </table:table-cell>
              <table:table-cell office:value-type="float" office:value="6.39385897119291">
                <text:p>6.393858971192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63">
                <text:p>-163</text:p>
              </table:table-cell>
              <table:table-cell office:value-type="float" office:value="11.9663924773456">
                <text:p>11.9663924773456</text:p>
              </table:table-cell>
              <table:table-cell office:value-type="float" office:value="9.62952748604107">
                <text:p>9.62952748604107</text:p>
              </table:table-cell>
              <table:table-cell office:value-type="float" office:value="6.96378601766622">
                <text:p>6.963786017666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2">
                <text:p>-162</text:p>
              </table:table-cell>
              <table:table-cell office:value-type="float" office:value="12.458053567861">
                <text:p>12.458053567861</text:p>
              </table:table-cell>
              <table:table-cell office:value-type="float" office:value="10.1551752960833">
                <text:p>10.1551752960833</text:p>
              </table:table-cell>
              <table:table-cell office:value-type="float" office:value="7.52910871164914">
                <text:p>7.529108711649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1">
                <text:p>-161</text:p>
              </table:table-cell>
              <table:table-cell office:value-type="float" office:value="12.9459660131728">
                <text:p>12.9459660131728</text:p>
              </table:table-cell>
              <table:table-cell office:value-type="float" office:value="10.6767050449187">
                <text:p>10.6767050449187</text:p>
              </table:table-cell>
              <table:table-cell office:value-type="float" office:value="8.08985413989166">
                <text:p>8.089854139891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0">
                <text:p>-160</text:p>
              </table:table-cell>
              <table:table-cell office:value-type="float" office:value="13.4301463539304">
                <text:p>13.4301463539304</text:p>
              </table:table-cell>
              <table:table-cell office:value-type="float" office:value="11.1941374869238">
                <text:p>11.1941374869238</text:p>
              </table:table-cell>
              <table:table-cell office:value-type="float" office:value="8.64604896034149">
                <text:p>8.646048960341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59">
                <text:p>-159</text:p>
              </table:table-cell>
              <table:table-cell office:value-type="float" office:value="13.9106109082009">
                <text:p>13.9106109082009</text:p>
              </table:table-cell>
              <table:table-cell office:value-type="float" office:value="11.7074930758222">
                <text:p>11.7074930758222</text:p>
              </table:table-cell>
              <table:table-cell office:value-type="float" office:value="9.1977194105026">
                <text:p>9.1977194105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8">
                <text:p>-158</text:p>
              </table:table-cell>
              <table:table-cell office:value-type="float" office:value="14.3873757749158">
                <text:p>14.3873757749158</text:p>
              </table:table-cell>
              <table:table-cell office:value-type="float" office:value="12.2167919698663">
                <text:p>12.2167919698663</text:p>
              </table:table-cell>
              <table:table-cell office:value-type="float" office:value="9.74489131557397">
                <text:p>9.744891315573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57">
                <text:p>-157</text:p>
              </table:table-cell>
              <table:table-cell office:value-type="float" office:value="14.8604568372424">
                <text:p>14.8604568372424</text:p>
              </table:table-cell>
              <table:table-cell office:value-type="float" office:value="12.7220540368961">
                <text:p>12.7220540368961</text:p>
              </table:table-cell>
              <table:table-cell office:value-type="float" office:value="10.2875900963757">
                <text:p>10.2875900963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56">
                <text:p>-156</text:p>
              </table:table-cell>
              <table:table-cell office:value-type="float" office:value="15.329869765883">
                <text:p>15.329869765883</text:p>
              </table:table-cell>
              <table:table-cell office:value-type="float" office:value="13.2232988592785">
                <text:p>13.2232988592785</text:p>
              </table:table-cell>
              <table:table-cell office:value-type="float" office:value="10.8258407770691">
                <text:p>10.82584077706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55">
                <text:p>-155</text:p>
              </table:table-cell>
              <table:table-cell office:value-type="float" office:value="15.7956300223037">
                <text:p>15.7956300223037</text:p>
              </table:table-cell>
              <table:table-cell office:value-type="float" office:value="13.7205457387324">
                <text:p>13.7205457387324</text:p>
              </table:table-cell>
              <table:table-cell office:value-type="float" office:value="11.3596679926769">
                <text:p>11.35966799267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54">
                <text:p>-154</text:p>
              </table:table-cell>
              <table:table-cell office:value-type="float" office:value="16.2577528618938">
                <text:p>16.2577528618938</text:p>
              </table:table-cell>
              <table:table-cell office:value-type="float" office:value="14.2138137010395">
                <text:p>14.2138137010395</text:p>
              </table:table-cell>
              <table:table-cell office:value-type="float" office:value="11.88909599641">
                <text:p>11.889095996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3">
                <text:p>-153</text:p>
              </table:table-cell>
              <table:table-cell office:value-type="float" office:value="16.7162533370583">
                <text:p>16.7162533370583</text:p>
              </table:table-cell>
              <table:table-cell office:value-type="float" office:value="14.7031215006469">
                <text:p>14.7031215006469</text:p>
              </table:table-cell>
              <table:table-cell office:value-type="float" office:value="12.4141486668066">
                <text:p>12.41414866680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2">
                <text:p>-152</text:p>
              </table:table-cell>
              <table:table-cell office:value-type="float" office:value="17.1711463002445">
                <text:p>17.1711463002445</text:p>
              </table:table-cell>
              <table:table-cell office:value-type="float" office:value="15.1884876251634">
                <text:p>15.1884876251634</text:p>
              </table:table-cell>
              <table:table-cell office:value-type="float" office:value="12.9348495146901">
                <text:p>12.93484951469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1">
                <text:p>-151</text:p>
              </table:table-cell>
              <table:table-cell office:value-type="float" office:value="17.6224464069051">
                <text:p>17.6224464069051</text:p>
              </table:table-cell>
              <table:table-cell office:value-type="float" office:value="15.6699302997509">
                <text:p>15.6699302997509</text:p>
              </table:table-cell>
              <table:table-cell office:value-type="float" office:value="13.4512216899497">
                <text:p>13.45122168994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0">
                <text:p>-150</text:p>
              </table:table-cell>
              <table:table-cell office:value-type="float" office:value="18.0701681183991">
                <text:p>18.0701681183991</text:p>
              </table:table-cell>
              <table:table-cell office:value-type="float" office:value="16.1474674914179">
                <text:p>16.1474674914179</text:p>
              </table:table-cell>
              <table:table-cell office:value-type="float" office:value="13.9632879881513">
                <text:p>13.96328798815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49">
                <text:p>-149</text:p>
              </table:table-cell>
              <table:table-cell office:value-type="float" office:value="18.5143257048311">
                <text:p>18.5143257048311</text:p>
              </table:table-cell>
              <table:table-cell office:value-type="float" office:value="16.6211169132119">
                <text:p>16.6211169132119</text:p>
              </table:table-cell>
              <table:table-cell office:value-type="float" office:value="14.4710708569812">
                <text:p>14.4710708569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8">
                <text:p>-148</text:p>
              </table:table-cell>
              <table:table-cell office:value-type="float" office:value="18.9549332478326">
                <text:p>18.9549332478326</text:p>
              </table:table-cell>
              <table:table-cell office:value-type="float" office:value="17.0908960283194">
                <text:p>17.0908960283194</text:p>
              </table:table-cell>
              <table:table-cell office:value-type="float" office:value="14.9745924025304">
                <text:p>14.9745924025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7">
                <text:p>-147</text:p>
              </table:table-cell>
              <table:table-cell office:value-type="float" office:value="19.3920046432845">
                <text:p>19.3920046432845</text:p>
              </table:table-cell>
              <table:table-cell office:value-type="float" office:value="17.5568220540713">
                <text:p>17.5568220540713</text:p>
              </table:table-cell>
              <table:table-cell office:value-type="float" office:value="15.4738743954223">
                <text:p>15.4738743954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6">
                <text:p>-146</text:p>
              </table:table-cell>
              <table:table-cell office:value-type="float" office:value="19.8255536039831">
                <text:p>19.8255536039831</text:p>
              </table:table-cell>
              <table:table-cell office:value-type="float" office:value="18.018911965859">
                <text:p>18.018911965859</text:p>
              </table:table-cell>
              <table:table-cell office:value-type="float" office:value="15.9689382767883">
                <text:p>15.96893827678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5">
                <text:p>-145</text:p>
              </table:table-cell>
              <table:table-cell office:value-type="float" office:value="20.2555936622522">
                <text:p>20.2555936622522</text:p>
              </table:table-cell>
              <table:table-cell office:value-type="float" office:value="18.4771825009626">
                <text:p>18.4771825009626</text:p>
              </table:table-cell>
              <table:table-cell office:value-type="float" office:value="16.459805164097">
                <text:p>16.4598051640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44">
                <text:p>-144</text:p>
              </table:table-cell>
              <table:table-cell office:value-type="float" office:value="20.6821381725002">
                <text:p>20.6821381725002</text:p>
              </table:table-cell>
              <table:table-cell office:value-type="float" office:value="18.9316501622933">
                <text:p>18.9316501622933</text:p>
              </table:table-cell>
              <table:table-cell office:value-type="float" office:value="16.9464958568416">
                <text:p>16.9464958568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43">
                <text:p>-143</text:p>
              </table:table-cell>
              <table:table-cell office:value-type="float" office:value="21.1052003137254">
                <text:p>21.1052003137254</text:p>
              </table:table-cell>
              <table:table-cell office:value-type="float" office:value="19.3823312220529">
                <text:p>19.3823312220529</text:p>
              </table:table-cell>
              <table:table-cell office:value-type="float" office:value="17.4290308420871">
                <text:p>17.42903084208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42">
                <text:p>-142</text:p>
              </table:table-cell>
              <table:table-cell office:value-type="float" office:value="21.5247930919697">
                <text:p>21.5247930919697</text:p>
              </table:table-cell>
              <table:table-cell office:value-type="float" office:value="19.8292417253119">
                <text:p>19.8292417253119</text:p>
              </table:table-cell>
              <table:table-cell office:value-type="float" office:value="17.9074302998837">
                <text:p>17.9074302998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1">
                <text:p>-141</text:p>
              </table:table-cell>
              <table:table-cell office:value-type="float" office:value="21.9409293427233">
                <text:p>21.9409293427233</text:p>
              </table:table-cell>
              <table:table-cell office:value-type="float" office:value="20.2723974935091">
                <text:p>20.2723974935091</text:p>
              </table:table-cell>
              <table:table-cell office:value-type="float" office:value="18.3817141085502">
                <text:p>18.3817141085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40">
                <text:p>-140</text:p>
              </table:table-cell>
              <table:table-cell office:value-type="float" office:value="22.3536217332792">
                <text:p>22.3536217332792</text:p>
              </table:table-cell>
              <table:table-cell office:value-type="float" office:value="20.7118141278737">
                <text:p>20.7118141278737</text:p>
              </table:table-cell>
              <table:table-cell office:value-type="float" office:value="18.8519018498294">
                <text:p>18.85190184982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9">
                <text:p>-139</text:p>
              </table:table-cell>
              <table:table-cell office:value-type="float" office:value="22.7628827650409">
                <text:p>22.7628827650409</text:p>
              </table:table-cell>
              <table:table-cell office:value-type="float" office:value="21.1475070127731">
                <text:p>21.1475070127731</text:p>
              </table:table-cell>
              <table:table-cell office:value-type="float" office:value="19.3180128139207">
                <text:p>19.31801281392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8">
                <text:p>-138</text:p>
              </table:table-cell>
              <table:table-cell office:value-type="float" office:value="23.1687247757839">
                <text:p>23.1687247757839</text:p>
              </table:table-cell>
              <table:table-cell office:value-type="float" office:value="21.5794913189871">
                <text:p>21.5794913189871</text:p>
              </table:table-cell>
              <table:table-cell office:value-type="float" office:value="19.780066004393">
                <text:p>19.7800660043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7">
                <text:p>-137</text:p>
              </table:table-cell>
              <table:table-cell office:value-type="float" office:value="23.5711599418706">
                <text:p>23.5711599418706</text:p>
              </table:table-cell>
              <table:table-cell office:value-type="float" office:value="22.0077820069111">
                <text:p>22.0077820069111</text:p>
              </table:table-cell>
              <table:table-cell office:value-type="float" office:value="20.2380801429805">
                <text:p>20.2380801429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36">
                <text:p>-136</text:p>
              </table:table-cell>
              <table:table-cell office:value-type="float" office:value="23.9702002804218">
                <text:p>23.9702002804218</text:p>
              </table:table-cell>
              <table:table-cell office:value-type="float" office:value="22.4323938296903">
                <text:p>22.4323938296903</text:p>
              </table:table-cell>
              <table:table-cell office:value-type="float" office:value="20.6920736742661">
                <text:p>20.69207367426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5">
                <text:p>-135</text:p>
              </table:table-cell>
              <table:table-cell office:value-type="float" office:value="24.3658576514445">
                <text:p>24.3658576514445</text:p>
              </table:table-cell>
              <table:table-cell office:value-type="float" office:value="22.8533413362861">
                <text:p>22.8533413362861</text:p>
              </table:table-cell>
              <table:table-cell office:value-type="float" office:value="21.1420647702541">
                <text:p>21.14206477025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4">
                <text:p>-134</text:p>
              </table:table-cell>
              <table:table-cell office:value-type="float" office:value="24.7581437599172">
                <text:p>24.7581437599172</text:p>
              </table:table-cell>
              <table:table-cell office:value-type="float" office:value="23.2706388744758">
                <text:p>23.2706388744758</text:p>
              </table:table-cell>
              <table:table-cell office:value-type="float" office:value="21.5880713348359">
                <text:p>21.58807133483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3">
                <text:p>-133</text:p>
              </table:table-cell>
              <table:table-cell office:value-type="float" office:value="25.1470701578339">
                <text:p>25.1470701578339</text:p>
              </table:table-cell>
              <table:table-cell office:value-type="float" office:value="23.6843005937895">
                <text:p>23.6843005937895</text:p>
              </table:table-cell>
              <table:table-cell office:value-type="float" office:value="22.0301110081522">
                <text:p>22.03011100815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32">
                <text:p>-132</text:p>
              </table:table-cell>
              <table:table-cell office:value-type="float" office:value="25.5326482462072">
                <text:p>25.5326482462072</text:p>
              </table:table-cell>
              <table:table-cell office:value-type="float" office:value="24.0943404483833">
                <text:p>24.0943404483833</text:p>
              </table:table-cell>
              <table:table-cell office:value-type="float" office:value="22.4682011708531">
                <text:p>22.46820117085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1">
                <text:p>-131</text:p>
              </table:table-cell>
              <table:table-cell office:value-type="float" office:value="25.914889277033">
                <text:p>25.914889277033</text:p>
              </table:table-cell>
              <table:table-cell office:value-type="float" office:value="24.5007721998513">
                <text:p>24.5007721998513</text:p>
              </table:table-cell>
              <table:table-cell office:value-type="float" office:value="22.9023589482603">
                <text:p>22.90235894826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0">
                <text:p>-130</text:p>
              </table:table-cell>
              <table:table-cell office:value-type="float" office:value="26.2938043552148">
                <text:p>26.2938043552148</text:p>
              </table:table-cell>
              <table:table-cell office:value-type="float" office:value="24.9036094199785">
                <text:p>24.9036094199785</text:p>
              </table:table-cell>
              <table:table-cell office:value-type="float" office:value="23.332601214433">
                <text:p>23.3326012144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29">
                <text:p>-129</text:p>
              </table:table-cell>
              <table:table-cell office:value-type="float" office:value="26.6694044404518">
                <text:p>26.6694044404518</text:p>
              </table:table-cell>
              <table:table-cell office:value-type="float" office:value="25.3028654934354">
                <text:p>25.3028654934354</text:p>
              </table:table-cell>
              <table:table-cell office:value-type="float" office:value="23.7589445961411">
                <text:p>23.75894459614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28">
                <text:p>-128</text:p>
              </table:table-cell>
              <table:table-cell office:value-type="float" office:value="27.0417003490891">
                <text:p>27.0417003490891</text:p>
              </table:table-cell>
              <table:table-cell office:value-type="float" office:value="25.6985536204155">
                <text:p>25.6985536204155</text:p>
              </table:table-cell>
              <table:table-cell office:value-type="float" office:value="24.1814054767472">
                <text:p>24.18140547674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27">
                <text:p>-127</text:p>
              </table:table-cell>
              <table:table-cell office:value-type="float" office:value="27.4107027559315">
                <text:p>27.4107027559315</text:p>
              </table:table-cell>
              <table:table-cell office:value-type="float" office:value="26.0906868192172">
                <text:p>26.090686819217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26">
                <text:p>-126</text:p>
              </table:table-cell>
              <table:table-cell office:value-type="float" office:value="27.7764221960231">
                <text:p>27.7764221960231</text:p>
              </table:table-cell>
              <table:table-cell office:value-type="float" office:value="26.4792779287732">
                <text:p>26.4792779287732</text:p>
              </table:table-cell>
              <table:table-cell office:value-type="float" office:value="25.0147440737423">
                <text:p>25.0147440737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25">
                <text:p>-125</text:p>
              </table:table-cell>
              <table:table-cell office:value-type="float" office:value="28.1388690663911">
                <text:p>28.1388690663911</text:p>
              </table:table-cell>
              <table:table-cell office:value-type="float" office:value="26.8643396111248">
                <text:p>26.8643396111248</text:p>
              </table:table-cell>
              <table:table-cell office:value-type="float" office:value="25.4256533735347">
                <text:p>25.4256533735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24">
                <text:p>-124</text:p>
              </table:table-cell>
              <table:table-cell office:value-type="float" office:value="28.4980536277562">
                <text:p>28.4980536277562</text:p>
              </table:table-cell>
              <table:table-cell office:value-type="float" office:value="27.245884353846">
                <text:p>27.245884353846</text:p>
              </table:table-cell>
              <table:table-cell office:value-type="float" office:value="25.8327433461982">
                <text:p>25.83274334619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23">
                <text:p>-123</text:p>
              </table:table-cell>
              <table:table-cell office:value-type="float" office:value="28.8539860062103">
                <text:p>28.8539860062103</text:p>
              </table:table-cell>
              <table:table-cell office:value-type="float" office:value="27.623924472418">
                <text:p>27.623924472418</text:p>
              </table:table-cell>
              <table:table-cell office:value-type="float" office:value="26.2360292132764">
                <text:p>26.23602921327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2">
                <text:p>-122</text:p>
              </table:table-cell>
              <table:table-cell office:value-type="float" office:value="29.2066761948611">
                <text:p>29.2066761948611</text:p>
              </table:table-cell>
              <table:table-cell office:value-type="float" office:value="27.9984721125524">
                <text:p>27.9984721125524</text:p>
              </table:table-cell>
              <table:table-cell office:value-type="float" office:value="26.6355259744217">
                <text:p>26.63552597442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21">
                <text:p>-121</text:p>
              </table:table-cell>
              <table:table-cell office:value-type="float" office:value="29.5561340554455">
                <text:p>29.5561340554455</text:p>
              </table:table-cell>
              <table:table-cell office:value-type="float" office:value="28.3695392524689">
                <text:p>28.3695392524689</text:p>
              </table:table-cell>
              <table:table-cell office:value-type="float" office:value="27.0312484107045">
                <text:p>27.0312484107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20">
                <text:p>-120</text:p>
              </table:table-cell>
              <table:table-cell office:value-type="float" office:value="29.9023693199115">
                <text:p>29.9023693199115</text:p>
              </table:table-cell>
              <table:table-cell office:value-type="float" office:value="28.737137705124">
                <text:p>28.737137705124</text:p>
              </table:table-cell>
              <table:table-cell office:value-type="float" office:value="27.4232110878501">
                <text:p>27.42321108785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9">
                <text:p>-119</text:p>
              </table:table-cell>
              <table:table-cell office:value-type="float" office:value="30.2453915919705">
                <text:p>30.2453915919705</text:p>
              </table:table-cell>
              <table:table-cell office:value-type="float" office:value="29.1012791203957">
                <text:p>29.1012791203957</text:p>
              </table:table-cell>
              <table:table-cell office:value-type="float" office:value="27.8114283594036">
                <text:p>27.81142835940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18">
                <text:p>-118</text:p>
              </table:table-cell>
              <table:table-cell office:value-type="float" office:value="30.5852103486189">
                <text:p>30.5852103486189</text:p>
              </table:table-cell>
              <table:table-cell office:value-type="float" office:value="29.4619749872219">
                <text:p>29.4619749872219</text:p>
              </table:table-cell>
              <table:table-cell office:value-type="float" office:value="28.1959143698243">
                <text:p>28.19591436982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7">
                <text:p>-117</text:p>
              </table:table-cell>
              <table:table-cell office:value-type="float" office:value="30.9218349416314">
                <text:p>30.9218349416314</text:p>
              </table:table-cell>
              <table:table-cell office:value-type="float" office:value="29.8192366356965">
                <text:p>29.8192366356965</text:p>
              </table:table-cell>
              <table:table-cell office:value-type="float" office:value="28.5766830575133">
                <text:p>28.57668305751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6">
                <text:p>-116</text:p>
              </table:table-cell>
              <table:table-cell office:value-type="float" office:value="31.2552745990254">
                <text:p>31.2552745990254</text:p>
              </table:table-cell>
              <table:table-cell office:value-type="float" office:value="30.1730752391217">
                <text:p>30.1730752391217</text:p>
              </table:table-cell>
              <table:table-cell office:value-type="float" office:value="28.9537481577734">
                <text:p>28.95374815777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5">
                <text:p>-115</text:p>
              </table:table-cell>
              <table:table-cell office:value-type="float" office:value="31.5855384264975">
                <text:p>31.5855384264975</text:p>
              </table:table-cell>
              <table:table-cell office:value-type="float" office:value="30.5235018160192">
                <text:p>30.5235018160192</text:p>
              </table:table-cell>
              <table:table-cell office:value-type="float" office:value="29.3271232057055">
                <text:p>29.3271232057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4">
                <text:p>-114</text:p>
              </table:table-cell>
              <table:table-cell office:value-type="float" office:value="31.9126354088328">
                <text:p>31.9126354088328</text:p>
              </table:table-cell>
              <table:table-cell office:value-type="float" office:value="30.8705272321005">
                <text:p>30.8705272321005</text:p>
              </table:table-cell>
              <table:table-cell office:value-type="float" office:value="29.6968215390406">
                <text:p>29.69682153904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3">
                <text:p>-113</text:p>
              </table:table-cell>
              <table:table-cell office:value-type="float" office:value="32.2365744112874">
                <text:p>32.2365744112874</text:p>
              </table:table-cell>
              <table:table-cell office:value-type="float" office:value="31.214162202197">
                <text:p>31.214162202197</text:p>
              </table:table-cell>
              <table:table-cell office:value-type="float" office:value="30.0628563009114">
                <text:p>30.06285630091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12">
                <text:p>-112</text:p>
              </table:table-cell>
              <table:table-cell office:value-type="float" office:value="32.5573641809447">
                <text:p>32.5573641809447</text:p>
              </table:table-cell>
              <table:table-cell office:value-type="float" office:value="31.5544172921516">
                <text:p>31.5544172921516</text:p>
              </table:table-cell>
              <table:table-cell office:value-type="float" office:value="30.4252404425629">
                <text:p>30.42524044256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1">
                <text:p>-111</text:p>
              </table:table-cell>
              <table:table-cell office:value-type="float" office:value="32.8750133480457">
                <text:p>32.8750133480457</text:p>
              </table:table-cell>
              <table:table-cell office:value-type="float" office:value="31.8913029206716">
                <text:p>31.8913029206716</text:p>
              </table:table-cell>
              <table:table-cell office:value-type="float" office:value="30.7839867260049">
                <text:p>30.78398672600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0">
                <text:p>-110</text:p>
              </table:table-cell>
              <table:table-cell office:value-type="float" office:value="33.1895304272946">
                <text:p>33.1895304272946</text:p>
              </table:table-cell>
              <table:table-cell office:value-type="float" office:value="32.2248293611447">
                <text:p>32.2248293611447</text:p>
              </table:table-cell>
              <table:table-cell office:value-type="float" office:value="31.1391077266073">
                <text:p>31.13910772660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9">
                <text:p>-109</text:p>
              </table:table-cell>
              <table:table-cell office:value-type="float" office:value="33.5009238191396">
                <text:p>33.5009238191396</text:p>
              </table:table-cell>
              <table:table-cell office:value-type="float" office:value="32.5550067434185">
                <text:p>32.5550067434185</text:p>
              </table:table-cell>
              <table:table-cell office:value-type="float" office:value="31.4906158356392">
                <text:p>31.49061583563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8">
                <text:p>-108</text:p>
              </table:table-cell>
              <table:table-cell office:value-type="float" office:value="33.8092018110291">
                <text:p>33.8092018110291</text:p>
              </table:table-cell>
              <table:table-cell office:value-type="float" office:value="32.8818450555441">
                <text:p>32.8818450555441</text:p>
              </table:table-cell>
              <table:table-cell office:value-type="float" office:value="31.8385232627536">
                <text:p>31.83852326275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7">
                <text:p>-107</text:p>
              </table:table-cell>
              <table:table-cell office:value-type="float" office:value="34.114372578645">
                <text:p>34.114372578645</text:p>
              </table:table-cell>
              <table:table-cell office:value-type="float" office:value="33.2053541454852">
                <text:p>33.2053541454852</text:p>
              </table:table-cell>
              <table:table-cell office:value-type="float" office:value="32.1828420384193">
                <text:p>32.18284203841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6">
                <text:p>-106</text:p>
              </table:table-cell>
              <table:table-cell office:value-type="float" office:value="34.4164441871119">
                <text:p>34.4164441871119</text:p>
              </table:table-cell>
              <table:table-cell office:value-type="float" office:value="33.5255437227922">
                <text:p>33.5255437227922</text:p>
              </table:table-cell>
              <table:table-cell office:value-type="float" office:value="32.5235840163003">
                <text:p>32.52358401630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5">
                <text:p>-105</text:p>
              </table:table-cell>
              <table:table-cell office:value-type="float" office:value="34.7154245921841">
                <text:p>34.7154245921841</text:p>
              </table:table-cell>
              <table:table-cell office:value-type="float" office:value="33.842423360244">
                <text:p>33.842423360244</text:p>
              </table:table-cell>
              <table:table-cell office:value-type="float" office:value="32.8607608755847">
                <text:p>32.86076087558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4">
                <text:p>-104</text:p>
              </table:table-cell>
              <table:table-cell office:value-type="float" office:value="35.0113216414102">
                <text:p>35.0113216414102</text:p>
              </table:table-cell>
              <table:table-cell office:value-type="float" office:value="34.156002495456">
                <text:p>34.156002495456</text:p>
              </table:table-cell>
              <table:table-cell office:value-type="float" office:value="33.1943841232641">
                <text:p>33.19438412326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3">
                <text:p>-103</text:p>
              </table:table-cell>
              <table:table-cell office:value-type="float" office:value="35.3041430752757">
                <text:p>35.3041430752757</text:p>
              </table:table-cell>
              <table:table-cell office:value-type="float" office:value="34.466290432457">
                <text:p>34.466290432457</text:p>
              </table:table-cell>
              <table:table-cell office:value-type="float" office:value="33.5244650963644">
                <text:p>33.52446509636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2">
                <text:p>-102</text:p>
              </table:table-cell>
              <table:table-cell office:value-type="float" office:value="35.5938965283239">
                <text:p>35.5938965283239</text:p>
              </table:table-cell>
              <table:table-cell office:value-type="float" office:value="34.7732963432341">
                <text:p>34.7732963432341</text:p>
              </table:table-cell>
              <table:table-cell office:value-type="float" office:value="33.8510149641297">
                <text:p>33.85101496412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1">
                <text:p>-101</text:p>
              </table:table-cell>
              <table:table-cell office:value-type="float" office:value="35.8805895302565">
                <text:p>35.8805895302565</text:p>
              </table:table-cell>
              <table:table-cell office:value-type="float" office:value="35.0770292692471">
                <text:p>35.0770292692471</text:p>
              </table:table-cell>
              <table:table-cell office:value-type="float" office:value="34.174044730159">
                <text:p>34.174044730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0">
                <text:p>-100</text:p>
              </table:table-cell>
              <table:table-cell office:value-type="float" office:value="36.1642295070125">
                <text:p>36.1642295070125</text:p>
              </table:table-cell>
              <table:table-cell office:value-type="float" office:value="35.3774981229128">
                <text:p>35.3774981229128</text:p>
              </table:table-cell>
              <table:table-cell office:value-type="float" office:value="34.4935652344992">
                <text:p>34.49356523449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99">
                <text:p>-99</text:p>
              </table:table-cell>
              <table:table-cell office:value-type="float" office:value="36.4448237818278">
                <text:p>36.4448237818278</text:p>
              </table:table-cell>
              <table:table-cell office:value-type="float" office:value="35.6747116890601">
                <text:p>35.6747116890601</text:p>
              </table:table-cell>
              <table:table-cell office:value-type="float" office:value="34.8095871556928">
                <text:p>34.80958715569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8">
                <text:p>-98</text:p>
              </table:table-cell>
              <table:table-cell office:value-type="float" office:value="36.7223795762741">
                <text:p>36.7223795762741</text:p>
              </table:table-cell>
              <table:table-cell office:value-type="float" office:value="35.9686786263558">
                <text:p>35.9686786263558</text:p>
              </table:table-cell>
              <table:table-cell office:value-type="float" office:value="35.1221210127827">
                <text:p>35.12212101278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7">
                <text:p>-97</text:p>
              </table:table-cell>
              <table:table-cell office:value-type="float" office:value="36.9969040112791">
                <text:p>36.9969040112791</text:p>
              </table:table-cell>
              <table:table-cell office:value-type="float" office:value="36.2594074687027">
                <text:p>36.2594074687027</text:p>
              </table:table-cell>
              <table:table-cell office:value-type="float" office:value="35.4311771672754">
                <text:p>35.43117716727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6">
                <text:p>-96</text:p>
              </table:table-cell>
              <table:table-cell office:value-type="float" office:value="37.2684041081266">
                <text:p>37.2684041081266</text:p>
              </table:table-cell>
              <table:table-cell office:value-type="float" office:value="36.5469066266097">
                <text:p>36.5469066266097</text:p>
              </table:table-cell>
              <table:table-cell office:value-type="float" office:value="35.7367658250619">
                <text:p>35.73676582506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5">
                <text:p>-95</text:p>
              </table:table-cell>
              <table:table-cell office:value-type="float" office:value="37.536886789439">
                <text:p>37.536886789439</text:p>
              </table:table-cell>
              <table:table-cell office:value-type="float" office:value="36.8311843885343">
                <text:p>36.8311843885343</text:p>
              </table:table-cell>
              <table:table-cell office:value-type="float" office:value="36.0388970382992">
                <text:p>36.03889703829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4">
                <text:p>-94</text:p>
              </table:table-cell>
              <table:table-cell office:value-type="float" office:value="37.80235888014">
                <text:p>37.80235888014</text:p>
              </table:table-cell>
              <table:table-cell office:value-type="float" office:value="37.1122489222">
                <text:p>37.1122489222</text:p>
              </table:table-cell>
              <table:table-cell office:value-type="float" office:value="36.3375807072519">
                <text:p>36.33758070725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3">
                <text:p>-93</text:p>
              </table:table-cell>
              <table:table-cell office:value-type="float" office:value="38.0648271084003">
                <text:p>38.0648271084003</text:p>
              </table:table-cell>
              <table:table-cell office:value-type="float" office:value="37.3901082758856">
                <text:p>37.3901082758856</text:p>
              </table:table-cell>
              <table:table-cell office:value-type="float" office:value="36.6328265820952">
                <text:p>36.63282658209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2">
                <text:p>-92</text:p>
              </table:table-cell>
              <table:table-cell office:value-type="float" office:value="38.3242981065649">
                <text:p>38.3242981065649</text:p>
              </table:table-cell>
              <table:table-cell office:value-type="float" office:value="37.6647703796911">
                <text:p>37.6647703796911</text:p>
              </table:table-cell>
              <table:table-cell office:value-type="float" office:value="36.9246442646802">
                <text:p>36.92464426468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1">
                <text:p>-91</text:p>
              </table:table-cell>
              <table:table-cell office:value-type="float" office:value="38.5807784120631">
                <text:p>38.5807784120631</text:p>
              </table:table-cell>
              <table:table-cell office:value-type="float" office:value="37.9362430467767">
                <text:p>37.9362430467767</text:p>
              </table:table-cell>
              <table:table-cell office:value-type="float" office:value="37.2130432102625">
                <text:p>37.21304321026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0">
                <text:p>-90</text:p>
              </table:table-cell>
              <table:table-cell office:value-type="float" office:value="38.8342744683014">
                <text:p>38.8342744683014</text:p>
              </table:table-cell>
              <table:table-cell office:value-type="float" office:value="38.2045339745786">
                <text:p>38.2045339745786</text:p>
              </table:table-cell>
              <table:table-cell office:value-type="float" office:value="37.498032729194">
                <text:p>37.4980327291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9">
                <text:p>-89</text:p>
              </table:table-cell>
              <table:table-cell office:value-type="float" office:value="39.0847926255398">
                <text:p>39.0847926255398</text:p>
              </table:table-cell>
              <table:table-cell office:value-type="float" office:value="38.4696507459997">
                <text:p>38.4696507459997</text:p>
              </table:table-cell>
              <table:table-cell office:value-type="float" office:value="37.7796219885797">
                <text:p>37.77962198857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8">
                <text:p>-88</text:p>
              </table:table-cell>
              <table:table-cell office:value-type="float" office:value="39.3323391417505">
                <text:p>39.3323391417505</text:p>
              </table:table-cell>
              <table:table-cell office:value-type="float" office:value="38.7316008305777">
                <text:p>38.7316008305777</text:p>
              </table:table-cell>
              <table:table-cell office:value-type="float" office:value="38.0578200139">
                <text:p>38.0578200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7">
                <text:p>-87</text:p>
              </table:table-cell>
              <table:table-cell office:value-type="float" office:value="39.576920183462">
                <text:p>39.576920183462</text:p>
              </table:table-cell>
              <table:table-cell office:value-type="float" office:value="38.9903915856295">
                <text:p>38.9903915856295</text:p>
              </table:table-cell>
              <table:table-cell office:value-type="float" office:value="38.3326356905992">
                <text:p>38.3326356905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86">
                <text:p>-86</text:p>
              </table:table-cell>
              <table:table-cell office:value-type="float" office:value="39.8185418265858">
                <text:p>39.8185418265858</text:p>
              </table:table-cell>
              <table:table-cell office:value-type="float" office:value="39.2460302573725">
                <text:p>39.2460302573725</text:p>
              </table:table-cell>
              <table:table-cell office:value-type="float" office:value="38.6040777656397">
                <text:p>38.60407776563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85">
                <text:p>-85</text:p>
              </table:table-cell>
              <table:table-cell office:value-type="float" office:value="40.0572100572277">
                <text:p>40.0572100572277</text:p>
              </table:table-cell>
              <table:table-cell office:value-type="float" office:value="39.4985239820242">
                <text:p>39.4985239820242</text:p>
              </table:table-cell>
              <table:table-cell office:value-type="float" office:value="38.8721548490247">
                <text:p>38.87215484902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4">
                <text:p>-84</text:p>
              </table:table-cell>
              <table:table-cell office:value-type="float" office:value="40.2929307724847">
                <text:p>40.2929307724847</text:p>
              </table:table-cell>
              <table:table-cell office:value-type="float" office:value="39.7478797868801">
                <text:p>39.7478797868801</text:p>
              </table:table-cell>
              <table:table-cell office:value-type="float" office:value="39.1368754152893">
                <text:p>39.13687541528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3">
                <text:p>-83</text:p>
              </table:table-cell>
              <table:table-cell office:value-type="float" office:value="40.5257097812252">
                <text:p>40.5257097812252</text:p>
              </table:table-cell>
              <table:table-cell office:value-type="float" office:value="39.9941045913694">
                <text:p>39.9941045913694</text:p>
              </table:table-cell>
              <table:table-cell office:value-type="float" office:value="39.3982478049591">
                <text:p>39.39824780495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2">
                <text:p>-82</text:p>
              </table:table-cell>
              <table:table-cell office:value-type="float" office:value="40.755552804855">
                <text:p>40.755552804855</text:p>
              </table:table-cell>
              <table:table-cell office:value-type="float" office:value="40.2372052080903">
                <text:p>40.2372052080903</text:p>
              </table:table-cell>
              <table:table-cell office:value-type="float" office:value="39.656280225979">
                <text:p>39.6562802259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1">
                <text:p>-81</text:p>
              </table:table-cell>
              <table:table-cell office:value-type="float" office:value="40.9824654780693">
                <text:p>40.9824654780693</text:p>
              </table:table-cell>
              <table:table-cell office:value-type="float" office:value="40.4771883438239">
                <text:p>40.4771883438239</text:p>
              </table:table-cell>
              <table:table-cell office:value-type="float" office:value="39.9109807551125">
                <text:p>39.9109807551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0">
                <text:p>-80</text:p>
              </table:table-cell>
              <table:table-cell office:value-type="float" office:value="41.2064533495888">
                <text:p>41.2064533495888</text:p>
              </table:table-cell>
              <table:table-cell office:value-type="float" office:value="40.7140606005288">
                <text:p>40.7140606005288</text:p>
              </table:table-cell>
              <table:table-cell office:value-type="float" office:value="40.1623573393104">
                <text:p>40.16235733931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9">
                <text:p>-79</text:p>
              </table:table-cell>
              <table:table-cell office:value-type="float" office:value="41.427521882883">
                <text:p>41.427521882883</text:p>
              </table:table-cell>
              <table:table-cell office:value-type="float" office:value="40.9478284763147">
                <text:p>40.9478284763147</text:p>
              </table:table-cell>
              <table:table-cell office:value-type="float" office:value="40.4104177970517">
                <text:p>40.41041779705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8">
                <text:p>-78</text:p>
              </table:table-cell>
              <table:table-cell office:value-type="float" office:value="41.6456764568788">
                <text:p>41.6456764568788</text:p>
              </table:table-cell>
              <table:table-cell office:value-type="float" office:value="41.178498366397">
                <text:p>41.178498366397</text:p>
              </table:table-cell>
              <table:table-cell office:value-type="float" office:value="40.6551698196556">
                <text:p>40.65516981965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7">
                <text:p>-77</text:p>
              </table:table-cell>
              <table:table-cell office:value-type="float" office:value="41.8609223666555">
                <text:p>41.8609223666555</text:p>
              </table:table-cell>
              <table:table-cell office:value-type="float" office:value="41.4060765640326">
                <text:p>41.4060765640326</text:p>
              </table:table-cell>
              <table:table-cell office:value-type="float" office:value="40.8966209725664">
                <text:p>40.89662097256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6">
                <text:p>-76</text:p>
              </table:table-cell>
              <table:table-cell office:value-type="float" office:value="42.0732648241266">
                <text:p>42.0732648241266</text:p>
              </table:table-cell>
              <table:table-cell office:value-type="float" office:value="41.630569261435">
                <text:p>41.630569261435</text:p>
              </table:table-cell>
              <table:table-cell office:value-type="float" office:value="41.1347786966111">
                <text:p>41.1347786966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5">
                <text:p>-75</text:p>
              </table:table-cell>
              <table:table-cell office:value-type="float" office:value="42.2827089587076">
                <text:p>42.2827089587076</text:p>
              </table:table-cell>
              <table:table-cell office:value-type="float" office:value="41.8519825506735">
                <text:p>41.8519825506735</text:p>
              </table:table-cell>
              <table:table-cell office:value-type="float" office:value="41.3696503092293">
                <text:p>41.36965030922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4">
                <text:p>-74</text:p>
              </table:table-cell>
              <table:table-cell office:value-type="float" office:value="42.4892598179719">
                <text:p>42.4892598179719</text:p>
              </table:table-cell>
              <table:table-cell office:value-type="float" office:value="42.0703224245518">
                <text:p>42.0703224245518</text:p>
              </table:table-cell>
              <table:table-cell office:value-type="float" office:value="41.6012430056789">
                <text:p>41.60124300567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3">
                <text:p>-73</text:p>
              </table:table-cell>
              <table:table-cell office:value-type="float" office:value="42.6929223682925">
                <text:p>42.6929223682925</text:p>
              </table:table-cell>
              <table:table-cell office:value-type="float" office:value="42.2855947774697">
                <text:p>42.2855947774697</text:p>
              </table:table-cell>
              <table:table-cell office:value-type="float" office:value="41.8295638602145">
                <text:p>41.82956386021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2">
                <text:p>-72</text:p>
              </table:table-cell>
              <table:table-cell office:value-type="float" office:value="42.8937014954719">
                <text:p>42.8937014954719</text:p>
              </table:table-cell>
              <table:table-cell office:value-type="float" office:value="42.4978054062674">
                <text:p>42.4978054062674</text:p>
              </table:table-cell>
              <table:table-cell office:value-type="float" office:value="42.0546198272416">
                <text:p>42.05461982724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1">
                <text:p>-71</text:p>
              </table:table-cell>
              <table:table-cell office:value-type="float" office:value="43.0916020053593">
                <text:p>43.0916020053593</text:p>
              </table:table-cell>
              <table:table-cell office:value-type="float" office:value="42.7069600110517">
                <text:p>42.7069600110517</text:p>
              </table:table-cell>
              <table:table-cell office:value-type="float" office:value="42.2764177424452">
                <text:p>42.27641774244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0">
                <text:p>-70</text:p>
              </table:table-cell>
              <table:table-cell office:value-type="float" office:value="43.2866286244557">
                <text:p>43.2866286244557</text:p>
              </table:table-cell>
              <table:table-cell office:value-type="float" office:value="42.9130641960059">
                <text:p>42.9130641960059</text:p>
              </table:table-cell>
              <table:table-cell office:value-type="float" office:value="42.4949643238952">
                <text:p>42.49496432389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9">
                <text:p>-69</text:p>
              </table:table-cell>
              <table:table-cell office:value-type="float" office:value="43.4787860005062">
                <text:p>43.4787860005062</text:p>
              </table:table-cell>
              <table:table-cell office:value-type="float" office:value="43.1161234701821">
                <text:p>43.1161234701821</text:p>
              </table:table-cell>
              <table:table-cell office:value-type="float" office:value="42.7102661731274">
                <text:p>42.71026617312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8">
                <text:p>-68</text:p>
              </table:table-cell>
              <table:table-cell office:value-type="float" office:value="43.6680787030813">
                <text:p>43.6680787030813</text:p>
              </table:table-cell>
              <table:table-cell office:value-type="float" office:value="43.3161432482784">
                <text:p>43.3161432482784</text:p>
              </table:table-cell>
              <table:table-cell office:value-type="float" office:value="42.922329776201">
                <text:p>42.922329776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7">
                <text:p>-67</text:p>
              </table:table-cell>
              <table:table-cell office:value-type="float" office:value="43.8545112241459">
                <text:p>43.8545112241459</text:p>
              </table:table-cell>
              <table:table-cell office:value-type="float" office:value="43.5131288513979">
                <text:p>43.5131288513979</text:p>
              </table:table-cell>
              <table:table-cell office:value-type="float" office:value="43.1311615047334">
                <text:p>43.13116150473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6">
                <text:p>-66</text:p>
              </table:table-cell>
              <table:table-cell office:value-type="float" office:value="44.0380879786171">
                <text:p>44.0380879786171</text:p>
              </table:table-cell>
              <table:table-cell office:value-type="float" office:value="43.7070855077935">
                <text:p>43.7070855077935</text:p>
              </table:table-cell>
              <table:table-cell office:value-type="float" office:value="43.3367676169124">
                <text:p>43.33676761691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5">
                <text:p>-65</text:p>
              </table:table-cell>
              <table:table-cell office:value-type="float" office:value="44.2188133049098">
                <text:p>44.2188133049098</text:p>
              </table:table-cell>
              <table:table-cell office:value-type="float" office:value="43.8980183535962">
                <text:p>43.8980183535962</text:p>
              </table:table-cell>
              <table:table-cell office:value-type="float" office:value="43.5391542584863">
                <text:p>43.53915425848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4">
                <text:p>-64</text:p>
              </table:table-cell>
              <table:table-cell office:value-type="float" office:value="44.3966914654724">
                <text:p>44.3966914654724</text:p>
              </table:table-cell>
              <table:table-cell office:value-type="float" office:value="44.0859324335278">
                <text:p>44.0859324335278</text:p>
              </table:table-cell>
              <table:table-cell office:value-type="float" office:value="43.7383274637319">
                <text:p>43.7383274637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3">
                <text:p>-63</text:p>
              </table:table-cell>
              <table:table-cell office:value-type="float" office:value="44.57172664731">
                <text:p>44.57172664731</text:p>
              </table:table-cell>
              <table:table-cell office:value-type="float" office:value="44.270832701599">
                <text:p>44.270832701599</text:p>
              </table:table-cell>
              <table:table-cell office:value-type="float" office:value="43.9342931564015">
                <text:p>43.93429315640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2">
                <text:p>-62</text:p>
              </table:table-cell>
              <table:table-cell office:value-type="float" office:value="44.7439229624978">
                <text:p>44.7439229624978</text:p>
              </table:table-cell>
              <table:table-cell office:value-type="float" office:value="44.4527240217918">
                <text:p>44.4527240217918</text:p>
              </table:table-cell>
              <table:table-cell office:value-type="float" office:value="44.1270571506485">
                <text:p>44.12705715064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1">
                <text:p>-61</text:p>
              </table:table-cell>
              <table:table-cell office:value-type="float" office:value="44.9132844486832">
                <text:p>44.9132844486832</text:p>
              </table:table-cell>
              <table:table-cell office:value-type="float" office:value="44.6316111687277">
                <text:p>44.6316111687277</text:p>
              </table:table-cell>
              <table:table-cell office:value-type="float" office:value="44.3166251519327">
                <text:p>44.31662515193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0">
                <text:p>-60</text:p>
              </table:table-cell>
              <table:table-cell office:value-type="float" office:value="45.0798150695771">
                <text:p>45.0798150695771</text:p>
              </table:table-cell>
              <table:table-cell office:value-type="float" office:value="44.8074988283208">
                <text:p>44.8074988283208</text:p>
              </table:table-cell>
              <table:table-cell office:value-type="float" office:value="44.5030027579049">
                <text:p>44.50300275790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9">
                <text:p>-59</text:p>
              </table:table-cell>
              <table:table-cell office:value-type="float" office:value="45.2435187154353">
                <text:p>45.2435187154353</text:p>
              </table:table-cell>
              <table:table-cell office:value-type="float" office:value="44.9803915984177">
                <text:p>44.9803915984177</text:p>
              </table:table-cell>
              <table:table-cell office:value-type="float" office:value="44.6861954592716">
                <text:p>44.68619545927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8">
                <text:p>-58</text:p>
              </table:table-cell>
              <table:table-cell office:value-type="float" office:value="45.4043992035291">
                <text:p>45.4043992035291</text:p>
              </table:table-cell>
              <table:table-cell office:value-type="float" office:value="45.1502939894216">
                <text:p>45.1502939894216</text:p>
              </table:table-cell>
              <table:table-cell office:value-type="float" office:value="44.8662086406399">
                <text:p>44.86620864063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7">
                <text:p>-57</text:p>
              </table:table-cell>
              <table:table-cell office:value-type="float" office:value="45.5624602786059">
                <text:p>45.5624602786059</text:p>
              </table:table-cell>
              <table:table-cell office:value-type="float" office:value="45.3172104249039">
                <text:p>45.3172104249039</text:p>
              </table:table-cell>
              <table:table-cell office:value-type="float" office:value="45.0430475813434">
                <text:p>45.04304758134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6">
                <text:p>-56</text:p>
              </table:table-cell>
              <table:table-cell office:value-type="float" office:value="45.7177056133397">
                <text:p>45.7177056133397</text:p>
              </table:table-cell>
              <table:table-cell office:value-type="float" office:value="45.4811452422018">
                <text:p>45.4811452422018</text:p>
              </table:table-cell>
              <table:table-cell office:value-type="float" office:value="45.2167174562487">
                <text:p>45.21671745624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5">
                <text:p>-55</text:p>
              </table:table-cell>
              <table:table-cell office:value-type="float" office:value="45.8701388087717">
                <text:p>45.8701388087717</text:p>
              </table:table-cell>
              <table:table-cell office:value-type="float" office:value="45.6421026930017">
                <text:p>45.6421026930017</text:p>
              </table:table-cell>
              <table:table-cell office:value-type="float" office:value="45.3872233365431">
                <text:p>45.38722333654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4">
                <text:p>-54</text:p>
              </table:table-cell>
              <table:table-cell office:value-type="float" office:value="46.019763394741">
                <text:p>46.019763394741</text:p>
              </table:table-cell>
              <table:table-cell office:value-type="float" office:value="45.8000869439102">
                <text:p>45.8000869439102</text:p>
              </table:table-cell>
              <table:table-cell office:value-type="float" office:value="45.554570190504">
                <text:p>45.5545701905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3">
                <text:p>-53</text:p>
              </table:table-cell>
              <table:table-cell office:value-type="float" office:value="46.1665828303056">
                <text:p>46.1665828303056</text:p>
              </table:table-cell>
              <table:table-cell office:value-type="float" office:value="45.9551020770116">
                <text:p>45.9551020770116</text:p>
              </table:table-cell>
              <table:table-cell office:value-type="float" office:value="45.7187628842501">
                <text:p>45.71876288425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2">
                <text:p>-52</text:p>
              </table:table-cell>
              <table:table-cell office:value-type="float" office:value="46.3106005041544">
                <text:p>46.3106005041544</text:p>
              </table:table-cell>
              <table:table-cell office:value-type="float" office:value="46.1071520904121">
                <text:p>46.1071520904121</text:p>
              </table:table-cell>
              <table:table-cell office:value-type="float" office:value="45.8798061824743">
                <text:p>45.87980618247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1">
                <text:p>-51</text:p>
              </table:table-cell>
              <table:table-cell office:value-type="float" office:value="46.4518197350084">
                <text:p>46.4518197350084</text:p>
              </table:table-cell>
              <table:table-cell office:value-type="float" office:value="46.2562408987716">
                <text:p>46.2562408987716</text:p>
              </table:table-cell>
              <table:table-cell office:value-type="float" office:value="46.0377047491599">
                <text:p>46.03770474915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0">
                <text:p>-50</text:p>
              </table:table-cell>
              <table:table-cell office:value-type="float" office:value="46.5902437720143">
                <text:p>46.5902437720143</text:p>
              </table:table-cell>
              <table:table-cell office:value-type="float" office:value="46.4023723338233">
                <text:p>46.4023723338233</text:p>
              </table:table-cell>
              <table:table-cell office:value-type="float" office:value="46.192463148278">
                <text:p>46.1924631482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9">
                <text:p>-49</text:p>
              </table:table-cell>
              <table:table-cell office:value-type="float" office:value="46.7258757951278">
                <text:p>46.7258757951278</text:p>
              </table:table-cell>
              <table:table-cell office:value-type="float" office:value="46.5455501448797">
                <text:p>46.5455501448797</text:p>
              </table:table-cell>
              <table:table-cell office:value-type="float" office:value="46.3440858444691">
                <text:p>46.3440858444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8">
                <text:p>-48</text:p>
              </table:table-cell>
              <table:table-cell office:value-type="float" office:value="46.8587189154875">
                <text:p>46.8587189154875</text:p>
              </table:table-cell>
              <table:table-cell office:value-type="float" office:value="46.6857779993275">
                <text:p>46.6857779993275</text:p>
              </table:table-cell>
              <table:table-cell office:value-type="float" office:value="46.4925772037069">
                <text:p>46.49257720370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">
                <text:p>-47</text:p>
              </table:table-cell>
              <table:table-cell office:value-type="float" office:value="46.9887761757813">
                <text:p>46.9887761757813</text:p>
              </table:table-cell>
              <table:table-cell office:value-type="float" office:value="46.8230594831097">
                <text:p>46.8230594831097</text:p>
              </table:table-cell>
              <table:table-cell office:value-type="float" office:value="46.6379414939459">
                <text:p>46.63794149394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6">
                <text:p>-46</text:p>
              </table:table-cell>
              <table:table-cell office:value-type="float" office:value="47.1160505506019">
                <text:p>47.1160505506019</text:p>
              </table:table-cell>
              <table:table-cell office:value-type="float" office:value="46.957398101196">
                <text:p>46.957398101196</text:p>
              </table:table-cell>
              <table:table-cell office:value-type="float" office:value="46.7801828857523">
                <text:p>46.78018288575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5">
                <text:p>-45</text:p>
              </table:table-cell>
              <table:table-cell office:value-type="float" office:value="47.2405449467952">
                <text:p>47.2405449467952</text:p>
              </table:table-cell>
              <table:table-cell office:value-type="float" office:value="47.0887972780411">
                <text:p>47.0887972780411</text:p>
              </table:table-cell>
              <table:table-cell office:value-type="float" office:value="46.9193054529188">
                <text:p>46.91930545291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4">
                <text:p>-44</text:p>
              </table:table-cell>
              <table:table-cell office:value-type="float" office:value="47.3622622037993">
                <text:p>47.3622622037993</text:p>
              </table:table-cell>
              <table:table-cell office:value-type="float" office:value="47.2172603580315">
                <text:p>47.2172603580315</text:p>
              </table:table-cell>
              <table:table-cell office:value-type="float" office:value="47.0553131730637">
                <text:p>47.05531317306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3">
                <text:p>-43</text:p>
              </table:table-cell>
              <table:table-cell office:value-type="float" office:value="47.4812050939743">
                <text:p>47.4812050939743</text:p>
              </table:table-cell>
              <table:table-cell office:value-type="float" office:value="47.3427906059213">
                <text:p>47.3427906059213</text:p>
              </table:table-cell>
              <table:table-cell office:value-type="float" office:value="47.1882099282135">
                <text:p>47.18820992821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2">
                <text:p>-42</text:p>
              </table:table-cell>
              <table:table-cell office:value-type="float" office:value="47.5973763229248">
                <text:p>47.5973763229248</text:p>
              </table:table-cell>
              <table:table-cell office:value-type="float" office:value="47.4653912072552">
                <text:p>47.4653912072552</text:p>
              </table:table-cell>
              <table:table-cell office:value-type="float" office:value="47.3179995053707">
                <text:p>47.31799950537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1">
                <text:p>-41</text:p>
              </table:table-cell>
              <table:table-cell office:value-type="float" office:value="47.7107785298133">
                <text:p>47.7107785298133</text:p>
              </table:table-cell>
              <table:table-cell office:value-type="float" office:value="47.5850652687816">
                <text:p>47.5850652687816</text:p>
              </table:table-cell>
              <table:table-cell office:value-type="float" office:value="47.4446855970656">
                <text:p>47.44468559706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0">
                <text:p>-40</text:p>
              </table:table-cell>
              <table:table-cell office:value-type="float" office:value="47.8214142876651">
                <text:p>47.8214142876651</text:p>
              </table:table-cell>
              <table:table-cell office:value-type="float" office:value="47.701815818854">
                <text:p>47.701815818854</text:p>
              </table:table-cell>
              <table:table-cell office:value-type="float" office:value="47.5682718018936">
                <text:p>47.5682718018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9">
                <text:p>-39</text:p>
              </table:table-cell>
              <table:table-cell office:value-type="float" office:value="47.9292861036649">
                <text:p>47.9292861036649</text:p>
              </table:table-cell>
              <table:table-cell office:value-type="float" office:value="47.8156458078212">
                <text:p>47.8156458078212</text:p>
              </table:table-cell>
              <table:table-cell office:value-type="float" office:value="47.6887616250365">
                <text:p>47.68876162503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8">
                <text:p>-38</text:p>
              </table:table-cell>
              <table:table-cell office:value-type="float" office:value="48.0343964194463">
                <text:p>48.0343964194463</text:p>
              </table:table-cell>
              <table:table-cell office:value-type="float" office:value="47.9265581084069">
                <text:p>47.9265581084069</text:p>
              </table:table-cell>
              <table:table-cell office:value-type="float" office:value="47.80615847877">
                <text:p>47.806158478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7">
                <text:p>-37</text:p>
              </table:table-cell>
              <table:table-cell office:value-type="float" office:value="48.1367476113716">
                <text:p>48.1367476113716</text:p>
              </table:table-cell>
              <table:table-cell office:value-type="float" office:value="48.0345555160782">
                <text:p>48.0345555160782</text:p>
              </table:table-cell>
              <table:table-cell office:value-type="float" office:value="47.9204656829562">
                <text:p>47.92046568295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6">
                <text:p>-36</text:p>
              </table:table-cell>
              <table:table-cell office:value-type="float" office:value="48.2363419908046">
                <text:p>48.2363419908046</text:p>
              </table:table-cell>
              <table:table-cell office:value-type="float" office:value="48.1396407494041">
                <text:p>48.1396407494041</text:p>
              </table:table-cell>
              <table:table-cell office:value-type="float" office:value="48.0316864655209">
                <text:p>48.03168646552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5">
                <text:p>-35</text:p>
              </table:table-cell>
              <table:table-cell office:value-type="float" office:value="48.3331818043752">
                <text:p>48.3331818043752</text:p>
              </table:table-cell>
              <table:table-cell office:value-type="float" office:value="48.2418164504022">
                <text:p>48.2418164504022</text:p>
              </table:table-cell>
              <table:table-cell office:value-type="float" office:value="48.1398239629181">
                <text:p>48.13982396291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4">
                <text:p>-34</text:p>
              </table:table-cell>
              <table:table-cell office:value-type="float" office:value="48.4272692342363">
                <text:p>48.4272692342363</text:p>
              </table:table-cell>
              <table:table-cell office:value-type="float" office:value="48.3410851848764">
                <text:p>48.3410851848764</text:p>
              </table:table-cell>
              <table:table-cell office:value-type="float" office:value="48.2448812205786">
                <text:p>48.24488122057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3">
                <text:p>-33</text:p>
              </table:table-cell>
              <table:table-cell office:value-type="float" office:value="48.5186063983124">
                <text:p>48.5186063983124</text:p>
              </table:table-cell>
              <table:table-cell office:value-type="float" office:value="48.4374494427431">
                <text:p>48.4374494427431</text:p>
              </table:table-cell>
              <table:table-cell office:value-type="float" office:value="48.3468611933463">
                <text:p>48.34686119334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2">
                <text:p>-32</text:p>
              </table:table-cell>
              <table:table-cell office:value-type="float" office:value="48.607195350541">
                <text:p>48.607195350541</text:p>
              </table:table-cell>
              <table:table-cell office:value-type="float" office:value="48.5309116383474">
                <text:p>48.5309116383474</text:p>
              </table:table-cell>
              <table:table-cell office:value-type="float" office:value="48.4457667458992">
                <text:p>48.44576674589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1">
                <text:p>-31</text:p>
              </table:table-cell>
              <table:table-cell office:value-type="float" office:value="48.6930380811059">
                <text:p>48.6930380811059</text:p>
              </table:table-cell>
              <table:table-cell office:value-type="float" office:value="48.6214741107698">
                <text:p>48.6214741107698</text:p>
              </table:table-cell>
              <table:table-cell office:value-type="float" office:value="48.5416006531574">
                <text:p>48.54160065315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0">
                <text:p>-30</text:p>
              </table:table-cell>
              <table:table-cell office:value-type="float" office:value="48.7761365166633">
                <text:p>48.7761365166633</text:p>
              </table:table-cell>
              <table:table-cell office:value-type="float" office:value="48.7091391241219">
                <text:p>48.7091391241219</text:p>
              </table:table-cell>
              <table:table-cell office:value-type="float" office:value="48.6343656006774">
                <text:p>48.63436560067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9">
                <text:p>-29</text:p>
              </table:table-cell>
              <table:table-cell office:value-type="float" office:value="48.85649252056">
                <text:p>48.85649252056</text:p>
              </table:table-cell>
              <table:table-cell office:value-type="float" office:value="48.7939088678324">
                <text:p>48.7939088678324</text:p>
              </table:table-cell>
              <table:table-cell office:value-type="float" office:value="48.7240641850335">
                <text:p>48.72406418503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8">
                <text:p>-28</text:p>
              </table:table-cell>
              <table:table-cell office:value-type="float" office:value="48.9341078930442">
                <text:p>48.9341078930442</text:p>
              </table:table-cell>
              <table:table-cell office:value-type="float" office:value="48.8757854569236">
                <text:p>48.8757854569236</text:p>
              </table:table-cell>
              <table:table-cell office:value-type="float" office:value="48.8106989141842">
                <text:p>48.81069891418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7">
                <text:p>-27</text:p>
              </table:table-cell>
              <table:table-cell office:value-type="float" office:value="49.008984371469">
                <text:p>49.008984371469</text:p>
              </table:table-cell>
              <table:table-cell office:value-type="float" office:value="48.9547709322777">
                <text:p>48.9547709322777</text:p>
              </table:table-cell>
              <table:table-cell office:value-type="float" office:value="48.894272207828">
                <text:p>48.8942722078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6">
                <text:p>-26</text:p>
              </table:table-cell>
              <table:table-cell office:value-type="float" office:value="49.0811236304882">
                <text:p>49.0811236304882</text:p>
              </table:table-cell>
              <table:table-cell office:value-type="float" office:value="49.0308672608933">
                <text:p>49.0308672608933</text:p>
              </table:table-cell>
              <table:table-cell office:value-type="float" office:value="48.9747863977434">
                <text:p>48.97478639774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5">
                <text:p>-25</text:p>
              </table:table-cell>
              <table:table-cell office:value-type="float" office:value="49.1505272822452">
                <text:p>49.1505272822452</text:p>
              </table:table-cell>
              <table:table-cell office:value-type="float" office:value="49.1040763361324">
                <text:p>49.1040763361324</text:p>
              </table:table-cell>
              <table:table-cell office:value-type="float" office:value="49.052243728118">
                <text:p>49.052243728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4">
                <text:p>-24</text:p>
              </table:table-cell>
              <table:table-cell office:value-type="float" office:value="49.2171968765544">
                <text:p>49.2171968765544</text:p>
              </table:table-cell>
              <table:table-cell office:value-type="float" office:value="49.1743999779579">
                <text:p>49.1743999779579</text:p>
              </table:table-cell>
              <table:table-cell office:value-type="float" office:value="49.1266463558636">
                <text:p>49.12664635586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">
                <text:p>-23</text:p>
              </table:table-cell>
              <table:table-cell office:value-type="float" office:value="49.281133901075">
                <text:p>49.281133901075</text:p>
              </table:table-cell>
              <table:table-cell office:value-type="float" office:value="49.2418399331612">
                <text:p>49.2418399331612</text:p>
              </table:table-cell>
              <table:table-cell office:value-type="float" office:value="49.1979963509189">
                <text:p>49.1979963509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2">
                <text:p>-22</text:p>
              </table:table-cell>
              <table:table-cell office:value-type="float" office:value="49.3423397814784">
                <text:p>49.3423397814784</text:p>
              </table:table-cell>
              <table:table-cell office:value-type="float" office:value="49.3063978755806">
                <text:p>49.3063978755806</text:p>
              </table:table-cell>
              <table:table-cell office:value-type="float" office:value="49.2662956965401">
                <text:p>49.26629569654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1">
                <text:p>-21</text:p>
              </table:table-cell>
              <table:table-cell office:value-type="float" office:value="49.4008158816078">
                <text:p>49.4008158816078</text:p>
              </table:table-cell>
              <table:table-cell office:value-type="float" office:value="49.3680754063105">
                <text:p>49.3680754063105</text:p>
              </table:table-cell>
              <table:table-cell office:value-type="float" office:value="49.3315462895775">
                <text:p>49.33154628957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0">
                <text:p>-20</text:p>
              </table:table-cell>
              <table:table-cell office:value-type="float" office:value="49.4565635036308">
                <text:p>49.4565635036308</text:p>
              </table:table-cell>
              <table:table-cell office:value-type="float" office:value="49.4268740539011">
                <text:p>49.4268740539011</text:p>
              </table:table-cell>
              <table:table-cell office:value-type="float" office:value="49.3937499407414">
                <text:p>49.39374994074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9">
                <text:p>-19</text:p>
              </table:table-cell>
              <table:table-cell office:value-type="float" office:value="49.5095838881853">
                <text:p>49.5095838881853</text:p>
              </table:table-cell>
              <table:table-cell office:value-type="float" office:value="49.4827952745483">
                <text:p>49.4827952745483</text:p>
              </table:table-cell>
              <table:table-cell office:value-type="float" office:value="49.4529083748542">
                <text:p>49.45290837485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8">
                <text:p>-18</text:p>
              </table:table-cell>
              <table:table-cell office:value-type="float" office:value="49.5598782145181">
                <text:p>49.5598782145181</text:p>
              </table:table-cell>
              <table:table-cell office:value-type="float" office:value="49.5358404522752">
                <text:p>49.5358404522752</text:p>
              </table:table-cell>
              <table:table-cell office:value-type="float" office:value="49.5090232310909">
                <text:p>49.50902323109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7">
                <text:p>-17</text:p>
              </table:table-cell>
              <table:table-cell office:value-type="float" office:value="49.6074476006161">
                <text:p>49.6074476006161</text:p>
              </table:table-cell>
              <table:table-cell office:value-type="float" office:value="49.5860108991043">
                <text:p>49.5860108991043</text:p>
              </table:table-cell>
              <table:table-cell office:value-type="float" office:value="49.5620960632074">
                <text:p>49.56209606320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6">
                <text:p>-16</text:p>
              </table:table-cell>
              <table:table-cell office:value-type="float" office:value="49.6522931033316">
                <text:p>49.6522931033316</text:p>
              </table:table-cell>
              <table:table-cell office:value-type="float" office:value="49.6333078552197">
                <text:p>49.6333078552197</text:p>
              </table:table-cell>
              <table:table-cell office:value-type="float" office:value="49.6121283397565">
                <text:p>49.61212833975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">
                <text:p>-15</text:p>
              </table:table-cell>
              <table:table-cell office:value-type="float" office:value="49.6944157184998">
                <text:p>49.6944157184998</text:p>
              </table:table-cell>
              <table:table-cell office:value-type="float" office:value="49.6777324891216">
                <text:p>49.6777324891216</text:p>
              </table:table-cell>
              <table:table-cell office:value-type="float" office:value="49.6591214442917">
                <text:p>49.65912144429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4">
                <text:p>-14</text:p>
              </table:table-cell>
              <table:table-cell office:value-type="float" office:value="49.7338163810495">
                <text:p>49.7338163810495</text:p>
              </table:table-cell>
              <table:table-cell office:value-type="float" office:value="49.7192858977706">
                <text:p>49.7192858977706</text:p>
              </table:table-cell>
              <table:table-cell office:value-type="float" office:value="49.7030766755594">
                <text:p>49.70307667555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3">
                <text:p>-13</text:p>
              </table:table-cell>
              <table:table-cell office:value-type="float" office:value="49.7704959651073">
                <text:p>49.7704959651073</text:p>
              </table:table-cell>
              <table:table-cell office:value-type="float" office:value="49.757969106724">
                <text:p>49.757969106724</text:p>
              </table:table-cell>
              <table:table-cell office:value-type="float" office:value="49.7439952476784">
                <text:p>49.74399524767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2">
                <text:p>-12</text:p>
              </table:table-cell>
              <table:table-cell office:value-type="float" office:value="49.8044552840947">
                <text:p>49.8044552840947</text:p>
              </table:table-cell>
              <table:table-cell office:value-type="float" office:value="49.7937830702618">
                <text:p>49.7937830702618</text:p>
              </table:table-cell>
              <table:table-cell office:value-type="float" office:value="49.7818782903086">
                <text:p>49.78187829030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">
                <text:p>-11</text:p>
              </table:table-cell>
              <table:table-cell office:value-type="float" office:value="49.8356950908184">
                <text:p>49.8356950908184</text:p>
              </table:table-cell>
              <table:table-cell office:value-type="float" office:value="49.8267286715057">
                <text:p>49.8267286715057</text:p>
              </table:table-cell>
              <table:table-cell office:value-type="float" office:value="49.8167268488069">
                <text:p>49.81672684880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">
                <text:p>-10</text:p>
              </table:table-cell>
              <table:table-cell office:value-type="float" office:value="49.8642160775543">
                <text:p>49.8642160775543</text:p>
              </table:table-cell>
              <table:table-cell office:value-type="float" office:value="49.8568067225273">
                <text:p>49.8568067225273</text:p>
              </table:table-cell>
              <table:table-cell office:value-type="float" office:value="49.8485418843719">
                <text:p>49.8485418843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">
                <text:p>-9</text:p>
              </table:table-cell>
              <table:table-cell office:value-type="float" office:value="49.8900188761234">
                <text:p>49.8900188761234</text:p>
              </table:table-cell>
              <table:table-cell office:value-type="float" office:value="49.8840179644487">
                <text:p>49.8840179644487</text:p>
              </table:table-cell>
              <table:table-cell office:value-type="float" office:value="49.8773242741767">
                <text:p>49.87732427417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">
                <text:p>-8</text:p>
              </table:table-cell>
              <table:table-cell office:value-type="float" office:value="49.9131040579627">
                <text:p>49.9131040579627</text:p>
              </table:table-cell>
              <table:table-cell office:value-type="float" office:value="49.9083630675341">
                <text:p>49.9083630675341</text:p>
              </table:table-cell>
              <table:table-cell office:value-type="float" office:value="49.9030748114898">
                <text:p>49.90307481148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">
                <text:p>-7</text:p>
              </table:table-cell>
              <table:table-cell office:value-type="float" office:value="49.9334721341883">
                <text:p>49.9334721341883</text:p>
              </table:table-cell>
              <table:table-cell office:value-type="float" office:value="49.9298426312722">
                <text:p>49.9298426312722</text:p>
              </table:table-cell>
              <table:table-cell office:value-type="float" office:value="49.9257942057845">
                <text:p>49.92579420578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">
                <text:p>-6</text:p>
              </table:table-cell>
              <table:table-cell office:value-type="float" office:value="49.951123555652">
                <text:p>49.951123555652</text:p>
              </table:table-cell>
              <table:table-cell office:value-type="float" office:value="49.9484571844498">
                <text:p>49.9484571844498</text:p>
              </table:table-cell>
              <table:table-cell office:value-type="float" office:value="49.9454830828373">
                <text:p>49.94548308283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">
                <text:p>-5</text:p>
              </table:table-cell>
              <table:table-cell office:value-type="float" office:value="49.9660587129909">
                <text:p>49.9660587129909</text:p>
              </table:table-cell>
              <table:table-cell office:value-type="float" office:value="49.9642071852175">
                <text:p>49.9642071852175</text:p>
              </table:table-cell>
              <table:table-cell office:value-type="float" office:value="49.9621419848133">
                <text:p>49.96214198481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">
                <text:p>-4</text:p>
              </table:table-cell>
              <table:table-cell office:value-type="float" office:value="49.9782779366712">
                <text:p>49.9782779366712</text:p>
              </table:table-cell>
              <table:table-cell office:value-type="float" office:value="49.9770930211458">
                <text:p>49.9770930211458</text:p>
              </table:table-cell>
              <table:table-cell office:value-type="float" office:value="49.9757713703415">
                <text:p>49.97577137034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">
                <text:p>-3</text:p>
              </table:table-cell>
              <table:table-cell office:value-type="float" office:value="49.9877814970245">
                <text:p>49.9877814970245</text:p>
              </table:table-cell>
              <table:table-cell office:value-type="float" office:value="49.9871150092728">
                <text:p>49.9871150092728</text:p>
              </table:table-cell>
              <table:table-cell office:value-type="float" office:value="49.9863716145777">
                <text:p>49.98637161457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">
                <text:p>-2</text:p>
              </table:table-cell>
              <table:table-cell office:value-type="float" office:value="49.9945696042776">
                <text:p>49.9945696042776</text:p>
              </table:table-cell>
              <table:table-cell office:value-type="float" office:value="49.9942733961432">
                <text:p>49.9942733961432</text:p>
              </table:table-cell>
              <table:table-cell office:value-type="float" office:value="49.9939430092563">
                <text:p>49.99394300925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">
                <text:p>-1</text:p>
              </table:table-cell>
              <table:table-cell office:value-type="float" office:value="49.9986424085759">
                <text:p>49.9986424085759</text:p>
              </table:table-cell>
              <table:table-cell office:value-type="float" office:value="49.9985683578388">
                <text:p>49.9985683578388</text:p>
              </table:table-cell>
              <table:table-cell office:value-type="float" office:value="49.9984857627303">
                <text:p>49.99848576273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50.0000000000001">
                <text:p>50.000000000000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/>
      <style:graphic-properties draw:fill-color="#0000ff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75cm" svg:height="10.451cm" xlink:href=".." xlink:type="simple" chart:class="chart:bar" chart:style-name="ch1">
        <chart:legend chart:legend-position="end" svg:x="12.388cm" svg:y="2.685cm" style:legend-expansion="high" chart:style-name="ch2"/>
        <chart:plot-area chart:style-name="ch3" table:cell-range-address="'climb - max'.F6:'climb - max'.I6 'climb - max'.G1:'climb - max'.I1 'climb - max'.G10:'climb - max'.I10 'climb - max'.G15:'climb - max'.I15 'climb - max'.G19:'climb - max'.I19 'climb - max'.G24:'climb - max'.I24" chart:data-source-has-labels="both" svg:x="0.335cm" svg:y="0.209cm" svg:width="11.718cm" svg:height="10.033cm">
          <chart:coordinate-region svg:x="1.247cm" svg:y="0.408cm" svg:width="10.806cm" svg:height="9.187cm"/>
          <chart:axis chart:dimension="x" chart:name="primary-x" chart:style-name="ch4" chartooo:axis-type="auto">
            <chartooo:date-scale/>
            <chart:categories table:cell-range-address="'climb - max'.F6:'climb - max'.F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climb - max'.G6:'climb - max'.G6" chart:label-cell-address="'climb - max'.G1:'climb - max'.G1" chart:class="chart:bar">
            <chart:mean-value chart:style-name="ch9"/>
            <chart:regression-curve chart:style-name="ch10"/>
            <chart:data-point/>
          </chart:series>
          <chart:series chart:attached-axis="primary-y" chart:style-name="ch11" chart:values-cell-range-address="'climb - max'.H6:'climb - max'.H6" chart:label-cell-address="'climb - max'.H1:'climb - max'.H1" chart:class="chart:bar">
            <chart:data-point/>
          </chart:series>
          <chart:series chart:attached-axis="primary-y" chart:style-name="ch11" chart:values-cell-range-address="'climb - max'.I6:'climb - max'.I6" chart:label-cell-address="'climb - max'.I1:'climb - max'.I1" chart:class="chart:bar">
            <chart:data-point/>
          </chart:series>
          <chart:series chart:attached-axis="primary-y" chart:style-name="ch12" chart:values-cell-range-address="'climb - max'.G15:'climb - max'.G15" chart:label-cell-address="'climb - max'.G10:'climb - max'.G10" chart:class="chart:bar">
            <chart:data-point/>
          </chart:series>
          <chart:series chart:attached-axis="primary-y" chart:style-name="ch12" chart:values-cell-range-address="'climb - max'.H15:'climb - max'.H15" chart:label-cell-address="'climb - max'.H10:'climb - max'.H10" chart:class="chart:bar">
            <chart:data-point/>
          </chart:series>
          <chart:series chart:attached-axis="primary-y" chart:style-name="ch12" chart:values-cell-range-address="'climb - max'.I15:'climb - max'.I15" chart:label-cell-address="'climb - max'.I10:'climb - max'.I10" chart:class="chart:bar">
            <chart:data-point/>
          </chart:series>
          <chart:series chart:attached-axis="primary-y" chart:style-name="ch13" chart:values-cell-range-address="'climb - max'.G24:'climb - max'.G24" chart:label-cell-address="'climb - max'.G19:'climb - max'.G19" chart:class="chart:bar">
            <chart:data-point/>
          </chart:series>
          <chart:series chart:attached-axis="primary-y" chart:style-name="ch13" chart:values-cell-range-address="'climb - max'.H24:'climb - max'.H24" chart:label-cell-address="'climb - max'.H19:'climb - max'.H19" chart:class="chart:bar">
            <chart:data-point/>
          </chart:series>
          <chart:series chart:attached-axis="primary-y" chart:style-name="ch13" chart:values-cell-range-address="'climb - max'.I24:'climb - max'.I24" chart:label-cell-address="'climb - max'.I19:'climb - max'.I1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ke 1 30/34</text:p>
                <draw:g>
                  <svg:desc>'climb - max'.G1:'climb - max'.G1</svg:desc>
                </draw:g>
              </table:table-cell>
              <table:table-cell office:value-type="string">
                <text:p>bike 1 40/40</text:p>
                <draw:g>
                  <svg:desc>'climb - max'.H1:'climb - max'.H1</svg:desc>
                </draw:g>
              </table:table-cell>
              <table:table-cell office:value-type="string">
                <text:p>bike 1 40/42</text:p>
                <draw:g>
                  <svg:desc>'climb - max'.I1:'climb - max'.I1</svg:desc>
                </draw:g>
              </table:table-cell>
              <table:table-cell office:value-type="string">
                <text:p>bike 2 32/46</text:p>
                <draw:g>
                  <svg:desc>'climb - max'.G10:'climb - max'.G10</svg:desc>
                </draw:g>
              </table:table-cell>
              <table:table-cell office:value-type="string">
                <text:p>bike 2 30/46</text:p>
                <draw:g>
                  <svg:desc>'climb - max'.H10:'climb - max'.H10</svg:desc>
                </draw:g>
              </table:table-cell>
              <table:table-cell office:value-type="string">
                <text:p>bike 2 32/51</text:p>
                <draw:g>
                  <svg:desc>'climb - max'.I10:'climb - max'.I10</svg:desc>
                </draw:g>
              </table:table-cell>
              <table:table-cell office:value-type="string">
                <text:p>bike 3 30/46</text:p>
                <draw:g>
                  <svg:desc>'climb - max'.G19:'climb - max'.G19</svg:desc>
                </draw:g>
              </table:table-cell>
              <table:table-cell office:value-type="string">
                <text:p>bike 3 34/51</text:p>
                <draw:g>
                  <svg:desc>'climb - max'.H19:'climb - max'.H19</svg:desc>
                </draw:g>
              </table:table-cell>
              <table:table-cell office:value-type="string">
                <text:p>bike 3 32/51</text:p>
                <draw:g>
                  <svg:desc>'climb - max'.I19:'climb - max'.I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ed</text:p>
                <draw:g>
                  <svg:desc>'climb - max'.F6:'climb - max'.F6</svg:desc>
                </draw:g>
              </table:table-cell>
              <table:table-cell office:value-type="float" office:value="6.97045490004432">
                <text:p>6.97045490004432</text:p>
                <draw:g>
                  <svg:desc>'climb - max'.G6:'climb - max'.G6</svg:desc>
                </draw:g>
              </table:table-cell>
              <table:table-cell office:value-type="float" office:value="7.89984888671689">
                <text:p>7.89984888671689</text:p>
                <draw:g>
                  <svg:desc>'climb - max'.H6:'climb - max'.H6</svg:desc>
                </draw:g>
              </table:table-cell>
              <table:table-cell office:value-type="float" office:value="7.52366560639704">
                <text:p>7.52366560639704</text:p>
                <draw:g>
                  <svg:desc>'climb - max'.I6:'climb - max'.I6</svg:desc>
                </draw:g>
              </table:table-cell>
              <table:table-cell office:value-type="float" office:value="5.49554705162914">
                <text:p>5.49554705162914</text:p>
                <draw:g>
                  <svg:desc>'climb - max'.G15:'climb - max'.G15</svg:desc>
                </draw:g>
              </table:table-cell>
              <table:table-cell office:value-type="float" office:value="5.15207536090232">
                <text:p>5.15207536090232</text:p>
                <draw:g>
                  <svg:desc>'climb - max'.H15:'climb - max'.H15</svg:desc>
                </draw:g>
              </table:table-cell>
              <table:table-cell office:value-type="float" office:value="4.9567679289204">
                <text:p>4.9567679289204</text:p>
                <draw:g>
                  <svg:desc>'climb - max'.I15:'climb - max'.I15</svg:desc>
                </draw:g>
              </table:table-cell>
              <table:table-cell office:value-type="float" office:value="5.43309765331518">
                <text:p>5.43309765331518</text:p>
                <draw:g>
                  <svg:desc>'climb - max'.G24:'climb - max'.G24</svg:desc>
                </draw:g>
              </table:table-cell>
              <table:table-cell office:value-type="float" office:value="5.55383315672218">
                <text:p>5.55383315672218</text:p>
                <draw:g>
                  <svg:desc>'climb - max'.H24:'climb - max'.H24</svg:desc>
                </draw:g>
              </table:table-cell>
              <table:table-cell office:value-type="float" office:value="5.2271370886797">
                <text:p>5.2271370886797</text:p>
                <draw:g>
                  <svg:desc>'climb - max'.I24:'climb - max'.I2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mean-value="true"/>
      <style:graphic-properties draw:fill-color="#0000ff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link-data-style-to-source="true"/>
      <style:graphic-properties draw:fill-color="#0000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dddddd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75cm" svg:height="10.451cm" xlink:href=".." xlink:type="simple" chart:class="chart:bar" chart:style-name="ch1">
        <chart:legend chart:legend-position="end" svg:x="12.388cm" svg:y="2.685cm" style:legend-expansion="high" chart:style-name="ch2"/>
        <chart:plot-area chart:style-name="ch3" table:cell-range-address="'climb - max'.F7:'climb - max'.I7 'climb - max'.G1:'climb - max'.I1 'climb - max'.G10:'climb - max'.I10 'climb - max'.G16:'climb - max'.I16 'climb - max'.G19:'climb - max'.I19 'climb - max'.G25:'climb - max'.I25" chart:data-source-has-labels="both" svg:x="0.335cm" svg:y="0.209cm" svg:width="11.718cm" svg:height="10.033cm">
          <chart:coordinate-region svg:x="1.75cm" svg:y="0.408cm" svg:width="10.303cm" svg:height="9.187cm"/>
          <chart:axis chart:dimension="x" chart:name="primary-x" chart:style-name="ch4" chartooo:axis-type="auto">
            <chartooo:date-scale/>
            <chart:categories table:cell-range-address="'climb - max'.F7:'climb - max'.F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climb - max'.G7:'climb - max'.G7" chart:label-cell-address="'climb - max'.G1:'climb - max'.G1" chart:class="chart:bar">
            <chart:mean-value chart:style-name="ch9"/>
            <chart:regression-curve chart:style-name="ch10"/>
            <chart:data-point/>
          </chart:series>
          <chart:series chart:attached-axis="primary-y" chart:style-name="ch11" chart:values-cell-range-address="'climb - max'.H7:'climb - max'.H7" chart:label-cell-address="'climb - max'.H1:'climb - max'.H1" chart:class="chart:bar">
            <chart:data-point/>
          </chart:series>
          <chart:series chart:attached-axis="primary-y" chart:style-name="ch11" chart:values-cell-range-address="'climb - max'.I7:'climb - max'.I7" chart:label-cell-address="'climb - max'.I1:'climb - max'.I1" chart:class="chart:bar">
            <chart:data-point/>
          </chart:series>
          <chart:series chart:attached-axis="primary-y" chart:style-name="ch12" chart:values-cell-range-address="'climb - max'.G16:'climb - max'.G16" chart:label-cell-address="'climb - max'.G10:'climb - max'.G10" chart:class="chart:bar">
            <chart:data-point/>
          </chart:series>
          <chart:series chart:attached-axis="primary-y" chart:style-name="ch12" chart:values-cell-range-address="'climb - max'.H16:'climb - max'.H16" chart:label-cell-address="'climb - max'.H10:'climb - max'.H10" chart:class="chart:bar">
            <chart:data-point/>
          </chart:series>
          <chart:series chart:attached-axis="primary-y" chart:style-name="ch12" chart:values-cell-range-address="'climb - max'.I16:'climb - max'.I16" chart:label-cell-address="'climb - max'.I10:'climb - max'.I10" chart:class="chart:bar">
            <chart:data-point/>
          </chart:series>
          <chart:series chart:attached-axis="primary-y" chart:style-name="ch13" chart:values-cell-range-address="'climb - max'.G25:'climb - max'.G25" chart:label-cell-address="'climb - max'.G19:'climb - max'.G19" chart:class="chart:bar">
            <chart:data-point/>
          </chart:series>
          <chart:series chart:attached-axis="primary-y" chart:style-name="ch13" chart:values-cell-range-address="'climb - max'.H25:'climb - max'.H25" chart:label-cell-address="'climb - max'.H19:'climb - max'.H19" chart:class="chart:bar">
            <chart:data-point/>
          </chart:series>
          <chart:series chart:attached-axis="primary-y" chart:style-name="ch13" chart:values-cell-range-address="'climb - max'.I25:'climb - max'.I25" chart:label-cell-address="'climb - max'.I19:'climb - max'.I1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ke 1 30/34</text:p>
                <draw:g>
                  <svg:desc>'climb - max'.G1:'climb - max'.G1</svg:desc>
                </draw:g>
              </table:table-cell>
              <table:table-cell office:value-type="string">
                <text:p>bike 1 40/40</text:p>
                <draw:g>
                  <svg:desc>'climb - max'.H1:'climb - max'.H1</svg:desc>
                </draw:g>
              </table:table-cell>
              <table:table-cell office:value-type="string">
                <text:p>bike 1 40/42</text:p>
                <draw:g>
                  <svg:desc>'climb - max'.I1:'climb - max'.I1</svg:desc>
                </draw:g>
              </table:table-cell>
              <table:table-cell office:value-type="string">
                <text:p>bike 2 32/46</text:p>
                <draw:g>
                  <svg:desc>'climb - max'.G10:'climb - max'.G10</svg:desc>
                </draw:g>
              </table:table-cell>
              <table:table-cell office:value-type="string">
                <text:p>bike 2 30/46</text:p>
                <draw:g>
                  <svg:desc>'climb - max'.H10:'climb - max'.H10</svg:desc>
                </draw:g>
              </table:table-cell>
              <table:table-cell office:value-type="string">
                <text:p>bike 2 32/51</text:p>
                <draw:g>
                  <svg:desc>'climb - max'.I10:'climb - max'.I10</svg:desc>
                </draw:g>
              </table:table-cell>
              <table:table-cell office:value-type="string">
                <text:p>bike 3 30/46</text:p>
                <draw:g>
                  <svg:desc>'climb - max'.G19:'climb - max'.G19</svg:desc>
                </draw:g>
              </table:table-cell>
              <table:table-cell office:value-type="string">
                <text:p>bike 3 34/51</text:p>
                <draw:g>
                  <svg:desc>'climb - max'.H19:'climb - max'.H19</svg:desc>
                </draw:g>
              </table:table-cell>
              <table:table-cell office:value-type="string">
                <text:p>bike 3 32/51</text:p>
                <draw:g>
                  <svg:desc>'climb - max'.I19:'climb - max'.I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de</text:p>
                <draw:g>
                  <svg:desc>'climb - max'.F7:'climb - max'.F7</svg:desc>
                </draw:g>
              </table:table-cell>
              <table:table-cell office:value-type="float" office:value="0.150965178575923">
                <text:p>0.150965178575923</text:p>
                <draw:g>
                  <svg:desc>'climb - max'.G7:'climb - max'.G7</svg:desc>
                </draw:g>
              </table:table-cell>
              <table:table-cell office:value-type="float" office:value="0.13178293734733">
                <text:p>0.13178293734733</text:p>
                <draw:g>
                  <svg:desc>'climb - max'.H7:'climb - max'.H7</svg:desc>
                </draw:g>
              </table:table-cell>
              <table:table-cell office:value-type="float" office:value="0.138958459138618">
                <text:p>0.138958459138618</text:p>
                <draw:g>
                  <svg:desc>'climb - max'.I7:'climb - max'.I7</svg:desc>
                </draw:g>
              </table:table-cell>
              <table:table-cell office:value-type="float" office:value="0.187624834697603">
                <text:p>0.187624834697603</text:p>
                <draw:g>
                  <svg:desc>'climb - max'.G16:'climb - max'.G16</svg:desc>
                </draw:g>
              </table:table-cell>
              <table:table-cell office:value-type="float" office:value="0.201256975896097">
                <text:p>0.201256975896097</text:p>
                <draw:g>
                  <svg:desc>'climb - max'.H16:'climb - max'.H16</svg:desc>
                </draw:g>
              </table:table-cell>
              <table:table-cell office:value-type="float" office:value="0.209906472802747">
                <text:p>0.209906472802747</text:p>
                <draw:g>
                  <svg:desc>'climb - max'.I16:'climb - max'.I16</svg:desc>
                </draw:g>
              </table:table-cell>
              <table:table-cell office:value-type="float" office:value="0.182700486986382">
                <text:p>0.182700486986382</text:p>
                <draw:g>
                  <svg:desc>'climb - max'.G25:'climb - max'.G25</svg:desc>
                </draw:g>
              </table:table-cell>
              <table:table-cell office:value-type="float" office:value="0.178395515153414">
                <text:p>0.178395515153414</text:p>
                <draw:g>
                  <svg:desc>'climb - max'.H25:'climb - max'.H25</svg:desc>
                </draw:g>
              </table:table-cell>
              <table:table-cell office:value-type="float" office:value="0.190528542226871">
                <text:p>0.190528542226871</text:p>
                <draw:g>
                  <svg:desc>'climb - max'.I25:'climb - max'.I2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4">
      <style:chart-properties chart:display-label="true" chart:logarithmic="false" chart:minimum="-600" chart:maximum="60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-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svg:stroke-opacity="50%" draw:fill-color="#ff0000" draw:opacity="50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1cm" svg:height="10.201cm" xlink:href=".." xlink:type="simple" chart:class="chart:scatter" chart:style-name="ch1">
        <chart:legend chart:legend-position="end" svg:x="12.287cm" svg:y="2.062cm" style:legend-expansion="high" chart:style-name="ch2"/>
        <chart:plot-area chart:style-name="ch3" table:cell-range-address="fit.E32:fit.I32 fit.E33:fit.E33 fit.G33:fit.G33 fit.I33:fit.I33 fit.E28:fit.E31 fit.G28:fit.G31 fit.I28:fit.I31 fit.O28:fit.O33 fit.Q28:fit.Q33 fit.S28:fit.S33" chart:data-source-has-labels="column" svg:x="0.307cm" svg:y="0.204cm" svg:width="11.673cm" svg:height="9.793cm">
          <chart:coordinate-region svg:x="0.876cm" svg:y="0.403cm" svg:width="10.587cm" svg:height="9.3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t.G32:fit.G32 fit.I32:fit.I32" chart:label-cell-address="fit.E32:fit.E32" chart:class="chart:scatter">
            <chart:domain table:cell-range-address="fit.F32:fit.F32 fit.H32:fit.H32"/>
            <chart:data-point chart:repeated="2"/>
          </chart:series>
          <chart:series chart:style-name="ch7" chart:values-cell-range-address="fit.G33:fit.G33 fit.I33:fit.I33" chart:label-cell-address="fit.E33:fit.E33" chart:class="chart:scatter">
            <chart:domain table:cell-range-address="fit.F33:fit.F33 fit.H33:fit.H33"/>
            <chart:data-point chart:repeated="2"/>
          </chart:series>
          <chart:series chart:style-name="ch7" chart:values-cell-range-address="fit.G31:fit.G31 fit.I31:fit.I31" chart:label-cell-address="fit.E31:fit.E31" chart:class="chart:scatter">
            <chart:domain table:cell-range-address="fit.F31:fit.F31 fit.H31:fit.H31"/>
            <chart:data-point chart:repeated="2"/>
          </chart:series>
          <chart:series chart:style-name="ch7" chart:values-cell-range-address="fit.G30:fit.G30 fit.I30:fit.I30" chart:label-cell-address="fit.E30:fit.E30" chart:class="chart:scatter">
            <chart:domain table:cell-range-address="fit.F30:fit.F30 fit.H30:fit.H30"/>
            <chart:data-point chart:repeated="2"/>
          </chart:series>
          <chart:series chart:style-name="ch7" chart:values-cell-range-address="fit.G29:fit.G29 fit.I29:fit.I29" chart:label-cell-address="fit.E29:fit.E29" chart:class="chart:scatter">
            <chart:domain table:cell-range-address="fit.F29:fit.F29 fit.H29:fit.H29"/>
            <chart:data-point chart:repeated="2"/>
          </chart:series>
          <chart:series chart:style-name="ch7" chart:values-cell-range-address="fit.G28:fit.G28 fit.I28:fit.I28" chart:label-cell-address="fit.E28:fit.E28" chart:class="chart:scatter">
            <chart:domain table:cell-range-address="fit.F28:fit.F28 fit.H28:fit.H28"/>
            <chart:data-point chart:repeated="2"/>
          </chart:series>
          <chart:series chart:style-name="ch8" chart:values-cell-range-address="fit.Q32:fit.Q32 fit.S32:fit.S32" chart:label-cell-address="fit.O32:fit.O32" chart:class="chart:scatter">
            <chart:domain table:cell-range-address="fit.P32:fit.P32 fit.R32:fit.R32"/>
            <chart:data-point chart:repeated="2"/>
          </chart:series>
          <chart:series chart:style-name="ch8" chart:values-cell-range-address="fit.Q33:fit.Q33 fit.S33:fit.S33" chart:label-cell-address="fit.O33:fit.O33" chart:class="chart:scatter">
            <chart:domain table:cell-range-address="fit.P33:fit.P33 fit.R33:fit.R33"/>
            <chart:data-point chart:repeated="2"/>
          </chart:series>
          <chart:series chart:style-name="ch8" chart:values-cell-range-address="fit.Q31:fit.Q31 fit.S31:fit.S31" chart:label-cell-address="fit.O31:fit.O31" chart:class="chart:scatter">
            <chart:domain table:cell-range-address="fit.P31:fit.P31 fit.R31:fit.R31"/>
            <chart:data-point chart:repeated="2"/>
          </chart:series>
          <chart:series chart:style-name="ch9" chart:values-cell-range-address="fit.Q30:fit.Q30 fit.S30:fit.S30" chart:label-cell-address="fit.O30:fit.O30" chart:class="chart:scatter">
            <chart:domain table:cell-range-address="fit.P30:fit.P30 fit.R30:fit.R30"/>
            <chart:data-point chart:repeated="2"/>
          </chart:series>
          <chart:series chart:style-name="ch8" chart:values-cell-range-address="fit.Q29:fit.Q29 fit.S29:fit.S29" chart:label-cell-address="fit.O29:fit.O29" chart:class="chart:scatter">
            <chart:domain table:cell-range-address="fit.P29:fit.P29 fit.R29:fit.R29"/>
            <chart:data-point chart:repeated="2"/>
          </chart:series>
          <chart:series chart:style-name="ch9" chart:values-cell-range-address="fit.Q28:fit.Q28 fit.S28:fit.S28" chart:label-cell-address="fit.O28:fit.O28" chart:class="chart:scatter">
            <chart:domain table:cell-range-address="fit.P28:fit.P28 fit.R28:fit.R28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176.407907722879">
                <text:p>-176.407907722879</text:p>
                <draw:g>
                  <svg:desc>fit.F32:fit.F32 fit.H32:fit.H32</svg:desc>
                </draw:g>
              </table:table-cell>
              <table:table-cell office:value-type="float" office:value="195.365767734577">
                <text:p>195.365767734577</text:p>
              </table:table-cell>
            </table:table-row>
            <table:table-row>
              <table:table-cell office:value-type="string">
                <text:p>femur 1</text:p>
                <draw:g>
                  <svg:desc>fit.E32:fit.E32</svg:desc>
                </draw:g>
              </table:table-cell>
              <table:table-cell office:value-type="float" office:value="615.207485400524">
                <text:p>615.207485400524</text:p>
                <draw:g>
                  <svg:desc>fit.G32:fit.G32 fit.I32:fit.I32</svg:desc>
                </draw:g>
              </table:table-cell>
              <table:table-cell office:value-type="float" office:value="467.612315300504">
                <text:p>467.61231530050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5.365767734577">
                <text:p>195.365767734577</text:p>
                <draw:g>
                  <svg:desc>fit.F33:fit.F33 fit.H33:fit.H33</svg:desc>
                </draw:g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tibia 1</text:p>
                <draw:g>
                  <svg:desc>fit.E33:fit.E33</svg:desc>
                </draw:g>
              </table:table-cell>
              <table:table-cell office:value-type="float" office:value="467.612315300504">
                <text:p>467.612315300504</text:p>
                <draw:g>
                  <svg:desc>fit.G33:fit.G33 fit.I33:fit.I33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F31:fit.F31 fit.H31:fit.H31</svg:desc>
                </draw:g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foot 1</text:p>
                <draw:g>
                  <svg:desc>fit.E31:fit.E31</svg:desc>
                </draw:g>
              </table:table-cell>
              <table:table-cell office:value-type="float" office:value="170">
                <text:p>170</text:p>
                <draw:g>
                  <svg:desc>fit.G31:fit.G31 fit.I31:fit.I31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F30:fit.F30 fit.H30:fit.H3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ank 1</text:p>
                <draw:g>
                  <svg:desc>fit.E30:fit.E30</svg:desc>
                </draw:g>
              </table:table-cell>
              <table:table-cell office:value-type="float" office:value="0">
                <text:p>0</text:p>
                <draw:g>
                  <svg:desc>fit.G30:fit.G30 fit.I30:fit.I30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F29:fit.F29 fit.H29:fit.H29</svg:desc>
                </draw:g>
              </table:table-cell>
              <table:table-cell office:value-type="float" office:value="-176.407907722879">
                <text:p>-176.407907722879</text:p>
              </table:table-cell>
            </table:table-row>
            <table:table-row>
              <table:table-cell office:value-type="string">
                <text:p>saddle 1</text:p>
                <draw:g>
                  <svg:desc>fit.E29:fit.E29</svg:desc>
                </draw:g>
              </table:table-cell>
              <table:table-cell office:value-type="float" office:value="0">
                <text:p>0</text:p>
                <draw:g>
                  <svg:desc>fit.G29:fit.G29 fit.I29:fit.I29</svg:desc>
                </draw:g>
              </table:table-cell>
              <table:table-cell office:value-type="float" office:value="615.207485400524">
                <text:p>615.2074854005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F28:fit.F28 fit.H28:fit.H28</svg:desc>
                </draw:g>
              </table:table-cell>
              <table:table-cell office:value-type="float" office:value="-176.407907722879">
                <text:p>-176.407907722879</text:p>
              </table:table-cell>
            </table:table-row>
            <table:table-row>
              <table:table-cell office:value-type="string">
                <text:p>seat post 1</text:p>
                <draw:g>
                  <svg:desc>fit.E28:fit.E28</svg:desc>
                </draw:g>
              </table:table-cell>
              <table:table-cell office:value-type="float" office:value="0">
                <text:p>0</text:p>
                <draw:g>
                  <svg:desc>fit.G28:fit.G28 fit.I28:fit.I28</svg:desc>
                </draw:g>
              </table:table-cell>
              <table:table-cell office:value-type="float" office:value="615.207485400524">
                <text:p>615.2074854005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196.407907722879">
                <text:p>-196.407907722879</text:p>
                <draw:g>
                  <svg:desc>fit.P32:fit.P32 fit.R32:fit.R32</svg:desc>
                </draw:g>
              </table:table-cell>
              <table:table-cell office:value-type="float" office:value="180.794898674444">
                <text:p>180.794898674444</text:p>
              </table:table-cell>
            </table:table-row>
            <table:table-row>
              <table:table-cell office:value-type="string">
                <text:p>femur 2</text:p>
                <draw:g>
                  <svg:desc>fit.O32:fit.O32</svg:desc>
                </draw:g>
              </table:table-cell>
              <table:table-cell office:value-type="float" office:value="615.207485400524">
                <text:p>615.207485400524</text:p>
                <draw:g>
                  <svg:desc>fit.Q32:fit.Q32 fit.S32:fit.S32</svg:desc>
                </draw:g>
              </table:table-cell>
              <table:table-cell office:value-type="float" office:value="482.098346548289">
                <text:p>482.0983465482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0.794898674444">
                <text:p>180.794898674444</text:p>
                <draw:g>
                  <svg:desc>fit.P33:fit.P33 fit.R33:fit.R33</svg:desc>
                </draw:g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tibia 2</text:p>
                <draw:g>
                  <svg:desc>fit.O33:fit.O33</svg:desc>
                </draw:g>
              </table:table-cell>
              <table:table-cell office:value-type="float" office:value="482.098346548289">
                <text:p>482.098346548289</text:p>
                <draw:g>
                  <svg:desc>fit.Q33:fit.Q33 fit.S33:fit.S33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P31:fit.P31 fit.R31:fit.R31</svg:desc>
                </draw:g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foot 2</text:p>
                <draw:g>
                  <svg:desc>fit.O31:fit.O31</svg:desc>
                </draw:g>
              </table:table-cell>
              <table:table-cell office:value-type="float" office:value="170">
                <text:p>170</text:p>
                <draw:g>
                  <svg:desc>fit.Q31:fit.Q31 fit.S31:fit.S31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P30:fit.P30 fit.R30:fit.R3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ank 2</text:p>
                <draw:g>
                  <svg:desc>fit.O30:fit.O30</svg:desc>
                </draw:g>
              </table:table-cell>
              <table:table-cell office:value-type="float" office:value="0">
                <text:p>0</text:p>
                <draw:g>
                  <svg:desc>fit.Q30:fit.Q30 fit.S30:fit.S30</svg:desc>
                </draw:g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P29:fit.P29 fit.R29:fit.R29</svg:desc>
                </draw:g>
              </table:table-cell>
              <table:table-cell office:value-type="float" office:value="-196.407907722879">
                <text:p>-196.407907722879</text:p>
              </table:table-cell>
            </table:table-row>
            <table:table-row>
              <table:table-cell office:value-type="string">
                <text:p>saddle 2</text:p>
                <draw:g>
                  <svg:desc>fit.O29:fit.O29</svg:desc>
                </draw:g>
              </table:table-cell>
              <table:table-cell office:value-type="float" office:value="0">
                <text:p>0</text:p>
                <draw:g>
                  <svg:desc>fit.Q29:fit.Q29 fit.S29:fit.S29</svg:desc>
                </draw:g>
              </table:table-cell>
              <table:table-cell office:value-type="float" office:value="615.207485400524">
                <text:p>615.2074854005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it.P28:fit.P28 fit.R28:fit.R28</svg:desc>
                </draw:g>
              </table:table-cell>
              <table:table-cell office:value-type="float" office:value="-176.407907722879">
                <text:p>-176.407907722879</text:p>
              </table:table-cell>
            </table:table-row>
            <table:table-row>
              <table:table-cell office:value-type="string">
                <text:p>seat post 2</text:p>
                <draw:g>
                  <svg:desc>fit.O28:fit.O28</svg:desc>
                </draw:g>
              </table:table-cell>
              <table:table-cell office:value-type="float" office:value="0">
                <text:p>0</text:p>
                <draw:g>
                  <svg:desc>fit.Q28:fit.Q28 fit.S28:fit.S28</svg:desc>
                </draw:g>
              </table:table-cell>
              <table:table-cell office:value-type="float" office:value="615.207485400524">
                <text:p>615.207485400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svg:stroke-opacity="50%" draw:fill-color="#ffbf00" draw:opacity="50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svg:stroke-opacity="50%" draw:fill-color="#ff8000" draw:opacity="50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102cm" svg:height="9cm" xlink:href=".." xlink:type="simple" chart:class="chart:line" chart:style-name="ch1">
        <chart:legend chart:legend-position="end" svg:x="17.768cm" svg:y="2.458cm" style:legend-expansion="high" chart:style-name="ch2"/>
        <chart:plot-area chart:style-name="ch3" table:cell-range-address="fit.C39:fit.D399 fit.F39:fit.G399 fit.L39:fit.M399 fit.O39:fit.P399" chart:data-source-has-labels="row" svg:x="0.442cm" svg:y="0.18cm" svg:width="16.884cm" svg:height="8.64cm">
          <chart:coordinate-region svg:x="2.122cm" svg:y="0.379cm" svg:width="13.81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fit.D40:fit.D399" chart:label-cell-address="fit.D39:fit.D39" chart:class="chart:line">
            <chart:data-point chart:repeated="360"/>
          </chart:series>
          <chart:series chart:attached-axis="secondary-y" chart:style-name="ch9" chart:values-cell-range-address="fit.C40:fit.C399" chart:label-cell-address="fit.C39:fit.C39" chart:class="chart:line">
            <chart:data-point chart:repeated="360"/>
          </chart:series>
          <chart:series chart:attached-axis="primary-y" chart:style-name="ch10" chart:values-cell-range-address="fit.G40:fit.G399" chart:label-cell-address="fit.G39:fit.G39" chart:class="chart:line">
            <chart:data-point chart:repeated="360"/>
          </chart:series>
          <chart:series chart:attached-axis="secondary-y" chart:style-name="ch11" chart:values-cell-range-address="fit.F40:fit.F399" chart:label-cell-address="fit.F39:fit.F39" chart:class="chart:line">
            <chart:data-point chart:repeated="360"/>
          </chart:series>
          <chart:series chart:attached-axis="primary-y" chart:style-name="ch12" chart:values-cell-range-address="fit.M40:fit.M399" chart:label-cell-address="fit.M39:fit.M39" chart:class="chart:line">
            <chart:data-point chart:repeated="360"/>
          </chart:series>
          <chart:series chart:attached-axis="secondary-y" chart:style-name="ch13" chart:values-cell-range-address="fit.L40:fit.L399" chart:label-cell-address="fit.L39:fit.L39" chart:class="chart:line">
            <chart:data-point chart:repeated="360"/>
          </chart:series>
          <chart:series chart:attached-axis="primary-y" chart:style-name="ch14" chart:values-cell-range-address="fit.P40:fit.P399" chart:label-cell-address="fit.P39:fit.P39" chart:class="chart:line">
            <chart:data-point chart:repeated="360"/>
          </chart:series>
          <chart:series chart:attached-axis="secondary-y" chart:style-name="ch15" chart:values-cell-range-address="fit.O40:fit.O399" chart:label-cell-address="fit.O39:fit.O39" chart:class="chart:line">
            <chart:data-point chart:repeated="3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p acceleration 1</text:p>
                <draw:g>
                  <svg:desc>fit.D39:fit.D39</svg:desc>
                </draw:g>
              </table:table-cell>
              <table:table-cell office:value-type="string">
                <text:p>hip velocity 1</text:p>
                <draw:g>
                  <svg:desc>fit.C39:fit.C39</svg:desc>
                </draw:g>
              </table:table-cell>
              <table:table-cell office:value-type="string">
                <text:p>knee acceleration 1</text:p>
                <draw:g>
                  <svg:desc>fit.G39:fit.G39</svg:desc>
                </draw:g>
              </table:table-cell>
              <table:table-cell office:value-type="string">
                <text:p>knee velocity 1</text:p>
                <draw:g>
                  <svg:desc>fit.F39:fit.F39</svg:desc>
                </draw:g>
              </table:table-cell>
              <table:table-cell office:value-type="string">
                <text:p>hip acceleration 2</text:p>
                <draw:g>
                  <svg:desc>fit.M39:fit.M39</svg:desc>
                </draw:g>
              </table:table-cell>
              <table:table-cell office:value-type="string">
                <text:p>hip velocity 2</text:p>
                <draw:g>
                  <svg:desc>fit.L39:fit.L39</svg:desc>
                </draw:g>
              </table:table-cell>
              <table:table-cell office:value-type="string">
                <text:p>knee acceleration 2</text:p>
                <draw:g>
                  <svg:desc>fit.P39:fit.P39</svg:desc>
                </draw:g>
              </table:table-cell>
              <table:table-cell office:value-type="string">
                <text:p>knee velocity 2</text:p>
                <draw:g>
                  <svg:desc>fit.O39:fit.O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0.52987010606">
                <text:p>1590.52987010606</text:p>
                <draw:g>
                  <svg:desc>fit.D40:fit.D399</svg:desc>
                </draw:g>
              </table:table-cell>
              <table:table-cell office:value-type="float" office:value="-153.562795397845">
                <text:p>-153.562795397845</text:p>
                <draw:g>
                  <svg:desc>fit.C40:fit.C399</svg:desc>
                </draw:g>
              </table:table-cell>
              <table:table-cell office:value-type="float" office:value="2362.47815810252">
                <text:p>2362.47815810252</text:p>
                <draw:g>
                  <svg:desc>fit.G40:fit.G399</svg:desc>
                </draw:g>
              </table:table-cell>
              <table:table-cell office:value-type="float" office:value="27.4064130862513">
                <text:p>27.4064130862513</text:p>
                <draw:g>
                  <svg:desc>fit.F40:fit.F399</svg:desc>
                </draw:g>
              </table:table-cell>
              <table:table-cell office:value-type="float" office:value="1678.21475516401">
                <text:p>1678.21475516401</text:p>
                <draw:g>
                  <svg:desc>fit.M40:fit.M399</svg:desc>
                </draw:g>
              </table:table-cell>
              <table:table-cell office:value-type="float" office:value="-145.939785159802">
                <text:p>-145.939785159802</text:p>
                <draw:g>
                  <svg:desc>fit.L40:fit.L399</svg:desc>
                </draw:g>
              </table:table-cell>
              <table:table-cell office:value-type="float" office:value="2350.12370770765">
                <text:p>2350.12370770765</text:p>
                <draw:g>
                  <svg:desc>fit.P40:fit.P399</svg:desc>
                </draw:g>
              </table:table-cell>
              <table:table-cell office:value-type="float" office:value="37.0379121433793">
                <text:p>37.0379121433793</text:p>
                <draw:g>
                  <svg:desc>fit.O40:fit.O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0.82380485588">
                <text:p>1640.82380485588</text:p>
              </table:table-cell>
              <table:table-cell office:value-type="float" office:value="-149.916520275943">
                <text:p>-149.916520275943</text:p>
              </table:table-cell>
              <table:table-cell office:value-type="float" office:value="2355.29620744785">
                <text:p>2355.29620744785</text:p>
              </table:table-cell>
              <table:table-cell office:value-type="float" office:value="32.6404046583576">
                <text:p>32.6404046583576</text:p>
              </table:table-cell>
              <table:table-cell office:value-type="float" office:value="1725.14821682141">
                <text:p>1725.14821682141</text:p>
              </table:table-cell>
              <table:table-cell office:value-type="float" office:value="-142.106122455754">
                <text:p>-142.106122455754</text:p>
              </table:table-cell>
              <table:table-cell office:value-type="float" office:value="2340.56859419187">
                <text:p>2340.56859419187</text:p>
              </table:table-cell>
              <table:table-cell office:value-type="float" office:value="42.2391756860279">
                <text:p>42.2391756860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9.54209736886">
                <text:p>1689.54209736886</text:p>
              </table:table-cell>
              <table:table-cell office:value-type="float" office:value="-146.16198228179">
                <text:p>-146.16198228179</text:p>
              </table:table-cell>
              <table:table-cell office:value-type="float" office:value="2346.77580086085">
                <text:p>2346.77580086085</text:p>
              </table:table-cell>
              <table:table-cell office:value-type="float" office:value="37.855461993604">
                <text:p>37.855461993604</text:p>
              </table:table-cell>
              <table:table-cell office:value-type="float" office:value="1770.35528835898">
                <text:p>1770.35528835898</text:p>
              </table:table-cell>
              <table:table-cell office:value-type="float" office:value="-138.171999592734">
                <text:p>-138.171999592734</text:p>
              </table:table-cell>
              <table:table-cell office:value-type="float" office:value="2329.72694536389">
                <text:p>2329.72694536389</text:p>
              </table:table-cell>
              <table:table-cell office:value-type="float" office:value="47.4163466757254">
                <text:p>47.4163466757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6.58890172198">
                <text:p>1736.58890172198</text:p>
              </table:table-cell>
              <table:table-cell office:value-type="float" office:value="-142.302895833519">
                <text:p>-142.302895833519</text:p>
              </table:table-cell>
              <table:table-cell office:value-type="float" office:value="2336.93891783688">
                <text:p>2336.93891783688</text:p>
              </table:table-cell>
              <table:table-cell office:value-type="float" office:value="43.048659588797">
                <text:p>43.048659588797</text:p>
              </table:table-cell>
              <table:table-cell office:value-type="float" office:value="1813.75376567783">
                <text:p>1813.75376567783</text:p>
              </table:table-cell>
              <table:table-cell office:value-type="float" office:value="-134.141435669006">
                <text:p>-134.141435669006</text:p>
              </table:table-cell>
              <table:table-cell office:value-type="float" office:value="2317.62614858138">
                <text:p>2317.62614858138</text:p>
              </table:table-cell>
              <table:table-cell office:value-type="float" office:value="52.5666270059062">
                <text:p>52.566627005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1.87505766609">
                <text:p>1781.87505766609</text:p>
              </table:table-cell>
              <table:table-cell office:value-type="float" office:value="-138.34317348315">
                <text:p>-138.34317348315</text:p>
              </table:table-cell>
              <table:table-cell office:value-type="float" office:value="2325.81071874922">
                <text:p>2325.81071874922</text:p>
              </table:table-cell>
              <table:table-cell office:value-type="float" office:value="48.2171278526842">
                <text:p>48.2171278526842</text:p>
              </table:table-cell>
              <table:table-cell office:value-type="float" office:value="1855.2686577977">
                <text:p>1855.2686577977</text:p>
              </table:table-cell>
              <table:table-cell office:value-type="float" office:value="-130.018616429455">
                <text:p>-130.018616429455</text:p>
              </table:table-cell>
              <table:table-cell office:value-type="float" office:value="2304.29644403099">
                <text:p>2304.29644403099</text:p>
              </table:table-cell>
              <table:table-cell office:value-type="float" office:value="57.6872857704196">
                <text:p>57.6872857704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5.3184726088">
                <text:p>1825.3184726088</text:p>
              </table:table-cell>
              <table:table-cell office:value-type="float" office:value="-134.286910210686">
                <text:p>-134.286910210686</text:p>
              </table:table-cell>
              <table:table-cell office:value-type="float" office:value="2313.41938933834">
                <text:p>2313.41938933834</text:p>
              </table:table-cell>
              <table:table-cell office:value-type="float" office:value="53.3580598289916">
                <text:p>53.3580598289916</text:p>
              </table:table-cell>
              <table:table-cell office:value-type="float" office:value="1894.83245394891">
                <text:p>1894.83245394891</text:p>
              </table:table-cell>
              <table:table-cell office:value-type="float" office:value="-125.807877642902">
                <text:p>-125.807877642902</text:p>
              </table:table-cell>
              <table:table-cell office:value-type="float" office:value="2289.77074370395">
                <text:p>2289.77074370395</text:p>
              </table:table-cell>
              <table:table-cell office:value-type="float" office:value="62.7756652008728">
                <text:p>62.7756652008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6.84444432526">
                <text:p>1866.84444432526</text:p>
              </table:table-cell>
              <table:table-cell office:value-type="float" office:value="-130.138367001074">
                <text:p>-130.138367001074</text:p>
              </table:table-cell>
              <table:table-cell office:value-type="float" office:value="2299.79596931042">
                <text:p>2299.79596931042</text:p>
              </table:table-cell>
              <table:table-cell office:value-type="float" office:value="58.4687175385703">
                <text:p>58.4687175385703</text:p>
              </table:table-cell>
              <table:table-cell office:value-type="float" office:value="1932.38532998555">
                <text:p>1932.38532998555</text:p>
              </table:table-cell>
              <table:table-cell office:value-type="float" office:value="-121.513688020712">
                <text:p>-121.513688020712</text:p>
              </table:table-cell>
              <table:table-cell office:value-type="float" office:value="2274.08443781037">
                <text:p>2274.08443781037</text:p>
              </table:table-cell>
              <table:table-cell office:value-type="float" office:value="67.8291861737847">
                <text:p>67.8291861737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6.38592197968">
                <text:p>1906.38592197968</text:p>
              </table:table-cell>
              <table:table-cell office:value-type="float" office:value="-125.901953841119">
                <text:p>-125.901953841119</text:p>
              </table:table-cell>
              <table:table-cell office:value-type="float" office:value="2284.97416581355">
                <text:p>2284.97416581355</text:p>
              </table:table-cell>
              <table:table-cell office:value-type="float" office:value="63.5464379070449">
                <text:p>63.5464379070449</text:p>
              </table:table-cell>
              <table:table-cell office:value-type="float" office:value="1967.87529338531">
                <text:p>1967.87529338531</text:p>
              </table:table-cell>
              <table:table-cell office:value-type="float" office:value="-117.140631813189">
                <text:p>-117.140631813189</text:p>
              </table:table-cell>
              <table:table-cell office:value-type="float" office:value="2257.27519028144">
                <text:p>2257.27519028144</text:p>
              </table:table-cell>
              <table:table-cell office:value-type="float" office:value="72.845353263299">
                <text:p>72.845353263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3.88370484628">
                <text:p>1943.88370484628</text:p>
              </table:table-cell>
              <table:table-cell office:value-type="float" office:value="-121.582212274794">
                <text:p>-121.582212274794</text:p>
              </table:table-cell>
              <table:table-cell office:value-type="float" office:value="2268.99015486513">
                <text:p>2268.99015486513</text:p>
              </table:table-cell>
              <table:table-cell office:value-type="float" office:value="68.5886382511896">
                <text:p>68.5886382511896</text:p>
              </table:table-cell>
              <table:table-cell office:value-type="float" office:value="2001.25826741793">
                <text:p>2001.25826741793</text:p>
              </table:table-cell>
              <table:table-cell office:value-type="float" office:value="-112.693391218927">
                <text:p>-112.693391218927</text:p>
              </table:table-cell>
              <table:table-cell office:value-type="float" office:value="2239.38272550605">
                <text:p>2239.38272550605</text:p>
              </table:table-cell>
              <table:table-cell office:value-type="float" office:value="77.8217593199791">
                <text:p>77.8217593199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9.28657831941">
                <text:p>1979.28657831941</text:p>
              </table:table-cell>
              <table:table-cell office:value-type="float" office:value="-117.183797656307">
                <text:p>-117.183797656307</text:p>
              </table:table-cell>
              <table:table-cell office:value-type="float" office:value="2251.88237167984">
                <text:p>2251.88237167984</text:p>
              </table:table-cell>
              <table:table-cell office:value-type="float" office:value="73.592821299367">
                <text:p>73.592821299367</text:p>
              </table:table-cell>
              <table:table-cell office:value-type="float" office:value="2032.4981157164">
                <text:p>2032.4981157164</text:p>
              </table:table-cell>
              <table:table-cell office:value-type="float" office:value="-108.176728739557">
                <text:p>-108.176728739557</text:p>
              </table:table-cell>
              <table:table-cell office:value-type="float" office:value="2220.44860844303">
                <text:p>2220.44860844303</text:p>
              </table:table-cell>
              <table:table-cell office:value-type="float" office:value="82.7560895609636">
                <text:p>82.7560895609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2.55138774945">
                <text:p>2012.55138774945</text:p>
              </table:table-cell>
              <table:table-cell office:value-type="float" office:value="-112.711461239086">
                <text:p>-112.711461239086</text:p>
              </table:table-cell>
              <table:table-cell office:value-type="float" office:value="2233.69129284521">
                <text:p>2233.69129284521</text:p>
              </table:table-cell>
              <table:table-cell office:value-type="float" office:value="78.5565797279119">
                <text:p>78.5565797279119</text:p>
              </table:table-cell>
              <table:table-cell office:value-type="float" office:value="2061.5666087906">
                <text:p>2061.5666087906</text:p>
              </table:table-cell>
              <table:table-cell office:value-type="float" office:value="-103.595469608911">
                <text:p>-103.595469608911</text:p>
              </table:table-cell>
              <table:table-cell office:value-type="float" office:value="2200.51601993912">
                <text:p>2200.51601993912</text:p>
              </table:table-cell>
              <table:table-cell office:value-type="float" office:value="87.6461251608284">
                <text:p>87.646125160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3.6430517781">
                <text:p>2043.6430517781</text:p>
              </table:table-cell>
              <table:table-cell office:value-type="float" office:value="-108.170032235134">
                <text:p>-108.170032235134</text:p>
              </table:table-cell>
              <table:table-cell office:value-type="float" office:value="2214.45921192156">
                <text:p>2214.45921192156</text:p>
              </table:table-cell>
              <table:table-cell office:value-type="float" office:value="83.4776001988487">
                <text:p>83.4776001988487</text:p>
              </table:table-cell>
              <table:table-cell office:value-type="float" office:value="2088.44333548489">
                <text:p>2088.44333548489</text:p>
              </table:table-cell>
              <table:table-cell office:value-type="float" office:value="-98.9544844189449">
                <text:p>-98.9544844189449</text:p>
              </table:table-cell>
              <table:table-cell office:value-type="float" office:value="2179.62952956636">
                <text:p>2179.62952956636</text:p>
              </table:table-cell>
              <table:table-cell office:value-type="float" office:value="92.4897463376425">
                <text:p>92.4897463376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2.53451659593">
                <text:p>2072.53451659593</text:p>
              </table:table-cell>
              <table:table-cell office:value-type="float" office:value="-103.564399976032">
                <text:p>-103.564399976032</text:p>
              </table:table-cell>
              <table:table-cell office:value-type="float" office:value="2194.23001069384">
                <text:p>2194.23001069384</text:p>
              </table:table-cell>
              <table:table-cell office:value-type="float" office:value="88.3536668892795">
                <text:p>88.3536668892795</text:p>
              </table:table-cell>
              <table:table-cell office:value-type="float" office:value="2113.11556188168">
                <text:p>2113.11556188168</text:p>
              </table:table-cell>
              <table:table-cell office:value-type="float" office:value="-94.2586720592079">
                <text:p>-94.2586720592079</text:p>
              </table:table-cell>
              <table:table-cell office:value-type="float" office:value="2157.83486758177">
                <text:p>2157.83486758177</text:p>
              </table:table-cell>
              <table:table-cell office:value-type="float" office:value="97.2849349322686">
                <text:p>97.2849349322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9.20665452941">
                <text:p>2099.20665452941</text:p>
              </table:table-cell>
              <table:table-cell office:value-type="float" office:value="-98.8994962993001">
                <text:p>-98.8994962993001</text:p>
              </table:table-cell>
              <table:table-cell office:value-type="float" office:value="2173.04892821613">
                <text:p>2173.04892821613</text:p>
              </table:table-cell>
              <table:table-cell office:value-type="float" office:value="93.1826645075375">
                <text:p>93.1826645075375</text:p>
              </table:table-cell>
              <table:table-cell office:value-type="float" office:value="2135.57804163807">
                <text:p>2135.57804163807</text:p>
              </table:table-cell>
              <table:table-cell office:value-type="float" office:value="-89.5129430777899">
                <text:p>-89.5129430777899</text:p>
              </table:table-cell>
              <table:table-cell office:value-type="float" office:value="2135.1786982741">
                <text:p>2135.1786982741</text:p>
              </table:table-cell>
              <table:table-cell office:value-type="float" office:value="102.029776483989">
                <text:p>102.029776483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3.64810967113">
                <text:p>2123.64810967113</text:p>
              </table:table-cell>
              <table:table-cell office:value-type="float" office:value="-94.1802782778087">
                <text:p>-94.1802782778087</text:p>
              </table:table-cell>
              <table:table-cell office:value-type="float" office:value="2150.96232961745">
                <text:p>2150.96232961745</text:p>
              </table:table-cell>
              <table:table-cell office:value-type="float" office:value="97.9625807955763">
                <text:p>97.9625807955763</text:p>
              </table:table-cell>
              <table:table-cell office:value-type="float" office:value="2155.83278142187">
                <text:p>2155.83278142187</text:p>
              </table:table-cell>
              <table:table-cell office:value-type="float" office:value="-84.7222035635191">
                <text:p>-84.7222035635191</text:p>
              </table:table-cell>
              <table:table-cell office:value-type="float" office:value="2111.70839621129">
                <text:p>2111.70839621129</text:p>
              </table:table-cell>
              <table:table-cell office:value-type="float" office:value="106.722461808903">
                <text:p>106.722461808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5.8550943661">
                <text:p>2145.8550943661</text:p>
              </table:table-cell>
              <table:table-cell office:value-type="float" office:value="-89.4117114014396">
                <text:p>-89.4117114014396</text:p>
              </table:table-cell>
              <table:table-cell office:value-type="float" office:value="2128.01747626287">
                <text:p>2128.01747626287</text:p>
              </table:table-cell>
              <table:table-cell office:value-type="float" office:value="102.691508520605">
                <text:p>102.691508520605</text:p>
              </table:table-cell>
              <table:table-cell office:value-type="float" office:value="2173.88876593741">
                <text:p>2173.88876593741</text:p>
              </table:table-cell>
              <table:table-cell office:value-type="float" office:value="-79.8913396392138">
                <text:p>-79.8913396392138</text:p>
              </table:table-cell>
              <table:table-cell office:value-type="float" office:value="2087.47182697717">
                <text:p>2087.47182697717</text:p>
              </table:table-cell>
              <table:table-cell office:value-type="float" office:value="111.361288091074">
                <text:p>111.361288091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5.83114104914">
                <text:p>2165.83114104914</text:p>
              </table:table-cell>
              <table:table-cell office:value-type="float" office:value="-84.5987533102193">
                <text:p>-84.5987533102193</text:p>
              </table:table-cell>
              <table:table-cell office:value-type="float" office:value="2104.26229970743">
                <text:p>2104.26229970743</text:p>
              </table:table-cell>
              <table:table-cell office:value-type="float" office:value="107.367646964399">
                <text:p>107.367646964399</text:p>
              </table:table-cell>
              <table:table-cell office:value-type="float" office:value="2189.76164681765">
                <text:p>2189.76164681765</text:p>
              </table:table-cell>
              <table:table-cell office:value-type="float" office:value="-75.0252026462857">
                <text:p>-75.0252026462857</text:p>
              </table:table-cell>
              <table:table-cell office:value-type="float" office:value="2062.51713440594">
                <text:p>2062.51713440594</text:p>
              </table:table-cell>
              <table:table-cell office:value-type="float" office:value="115.944659500865">
                <text:p>115.944659500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3.58681332832">
                <text:p>2183.58681332832</text:p>
              </table:table-cell>
              <table:table-cell office:value-type="float" office:value="-79.7463381694897">
                <text:p>-79.7463381694897</text:p>
              </table:table-cell>
              <table:table-cell office:value-type="float" office:value="2079.74518032923">
                <text:p>2079.74518032923</text:p>
              </table:table-cell>
              <table:table-cell office:value-type="float" office:value="111.989302920686">
                <text:p>111.989302920686</text:p>
              </table:table-cell>
              <table:table-cell office:value-type="float" office:value="2203.47340049461">
                <text:p>2203.47340049461</text:p>
              </table:table-cell>
              <table:table-cell office:value-type="float" office:value="-70.128595089631">
                <text:p>-70.128595089631</text:p>
              </table:table-cell>
              <table:table-cell office:value-type="float" office:value="2036.89253494186">
                <text:p>2036.89253494186</text:p>
              </table:table-cell>
              <table:table-cell office:value-type="float" office:value="120.471087356292">
                <text:p>120.471087356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99.13938150004">
                <text:p>2199.13938150004</text:p>
              </table:table-cell>
              <table:table-cell office:value-type="float" office:value="-74.8593617661562">
                <text:p>-74.8593617661562</text:p>
              </table:table-cell>
              <table:table-cell office:value-type="float" office:value="2054.51473279417">
                <text:p>2054.51473279417</text:p>
              </table:table-cell>
              <table:table-cell office:value-type="float" office:value="116.554891215785">
                <text:p>116.554891215785</text:p>
              </table:table-cell>
              <table:table-cell office:value-type="float" office:value="2215.05195919507">
                <text:p>2215.05195919507</text:p>
              </table:table-cell>
              <table:table-cell office:value-type="float" office:value="-65.2062574025308">
                <text:p>-65.2062574025308</text:p>
              </table:table-cell>
              <table:table-cell office:value-type="float" office:value="2010.64612102058">
                <text:p>2010.64612102058</text:p>
              </table:table-cell>
              <table:table-cell office:value-type="float" office:value="124.939189847449">
                <text:p>124.939189847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2.51246705833">
                <text:p>2212.51246705833</text:p>
              </table:table-cell>
              <table:table-cell office:value-type="float" office:value="-69.9426673949155">
                <text:p>-69.9426673949155</text:p>
              </table:table-cell>
              <table:table-cell office:value-type="float" office:value="2028.61959939405">
                <text:p>2028.61959939405</text:p>
              </table:table-cell>
              <table:table-cell office:value-type="float" office:value="121.062934769994">
                <text:p>121.062934769994</text:p>
              </table:table-cell>
              <table:table-cell office:value-type="float" office:value="2224.53082056065">
                <text:p>2224.53082056065</text:p>
              </table:table-cell>
              <table:table-cell office:value-type="float" office:value="-60.2628555790627">
                <text:p>-60.2628555790627</text:p>
              </table:table-cell>
              <table:table-cell office:value-type="float" office:value="1983.82567409642">
                <text:p>1983.82567409642</text:p>
              </table:table-cell>
              <table:table-cell office:value-type="float" office:value="129.347691345441">
                <text:p>129.347691345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23.7356611927">
                <text:p>2223.7356611927</text:p>
              </table:table-cell>
              <table:table-cell office:value-type="float" office:value="-65.0010325922651">
                <text:p>-65.0010325922651</text:p>
              </table:table-cell>
              <table:table-cell office:value-type="float" office:value="2002.10825246955">
                <text:p>2002.10825246955</text:p>
              </table:table-cell>
              <table:table-cell office:value-type="float" office:value="125.512064219926">
                <text:p>125.512064219926</text:p>
              </table:table-cell>
              <table:table-cell office:value-type="float" office:value="2231.94864009814">
                <text:p>2231.94864009814</text:p>
              </table:table-cell>
              <table:table-cell office:value-type="float" office:value="-55.3029697121779">
                <text:p>-55.3029697121779</text:p>
              </table:table-cell>
              <table:table-cell office:value-type="float" office:value="1956.47848853874">
                <text:p>1956.47848853874</text:p>
              </table:table-cell>
              <table:table-cell office:value-type="float" office:value="133.695421319971">
                <text:p>133.69542131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32.84412208159">
                <text:p>2232.84412208159</text:p>
              </table:table-cell>
              <table:table-cell office:value-type="float" office:value="-60.0391567654171">
                <text:p>-60.0391567654171</text:p>
              </table:table-cell>
              <table:table-cell office:value-type="float" office:value="1975.02880717288">
                <text:p>1975.02880717288</text:p>
              </table:table-cell>
              <table:table-cell office:value-type="float" office:value="129.901017124755">
                <text:p>129.901017124755</text:p>
              </table:table-cell>
              <table:table-cell office:value-type="float" office:value="2237.34881117085">
                <text:p>2237.34881117085</text:p>
              </table:table-cell>
              <table:table-cell office:value-type="float" office:value="-50.3310834651316">
                <text:p>-50.3310834651316</text:p>
              </table:table-cell>
              <table:table-cell office:value-type="float" office:value="1928.6512065068">
                <text:p>1928.6512065068</text:p>
              </table:table-cell>
              <table:table-cell office:value-type="float" office:value="137.981312889986">
                <text:p>137.981312889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39.87815613409">
                <text:p>2239.87815613409</text:p>
              </table:table-cell>
              <table:table-cell office:value-type="float" office:value="-55.0616497517858">
                <text:p>-55.0616497517858</text:p>
              </table:table-cell>
              <table:table-cell office:value-type="float" office:value="1947.42884510507">
                <text:p>1947.42884510507</text:p>
              </table:table-cell>
              <table:table-cell office:value-type="float" office:value="134.228636780544">
                <text:p>134.228636780544</text:p>
              </table:table-cell>
              <table:table-cell office:value-type="float" office:value="2240.77903721151">
                <text:p>2240.77903721151</text:p>
              </table:table-cell>
              <table:table-cell office:value-type="float" office:value="-45.3515744935505">
                <text:p>-45.3515744935505</text:p>
              </table:table-cell>
              <table:table-cell office:value-type="float" office:value="1900.38966541447">
                <text:p>1900.38966541447</text:p>
              </table:table-cell>
              <table:table-cell office:value-type="float" office:value="142.204401035352">
                <text:p>142.204401035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4.8827872676">
                <text:p>2244.8827872676</text:p>
              </table:table-cell>
              <table:table-cell office:value-type="float" office:value="-50.0730213356356">
                <text:p>-50.0730213356356</text:p>
              </table:table-cell>
              <table:table-cell office:value-type="float" office:value="1919.35524988729">
                <text:p>1919.35524988729</text:p>
              </table:table-cell>
              <table:table-cell office:value-type="float" office:value="138.493870669182">
                <text:p>138.493870669182</text:p>
              </table:table-cell>
              <table:table-cell office:value-type="float" office:value="2242.29089996969">
                <text:p>2242.29089996969</text:p>
              </table:table-cell>
              <table:table-cell office:value-type="float" office:value="-40.3687058269512">
                <text:p>-40.3687058269512</text:p>
              </table:table-cell>
              <table:table-cell office:value-type="float" office:value="1871.73875715612">
                <text:p>1871.73875715612</text:p>
              </table:table-cell>
              <table:table-cell office:value-type="float" office:value="146.363820495699">
                <text:p>146.363820495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7.90731935958">
                <text:p>2247.90731935958</text:p>
              </table:table-cell>
              <table:table-cell office:value-type="float" office:value="-45.0776717370587">
                <text:p>-45.0776717370587</text:p>
              </table:table-cell>
              <table:table-cell office:value-type="float" office:value="1890.85405489024">
                <text:p>1890.85405489024</text:p>
              </table:table-cell>
              <table:table-cell office:value-type="float" office:value="142.695768568938">
                <text:p>142.695768568938</text:p>
              </table:table-cell>
              <table:table-cell office:value-type="float" office:value="2241.93942803989">
                <text:p>2241.93942803989</text:p>
              </table:table-cell>
              <table:table-cell office:value-type="float" office:value="-35.3866182090847">
                <text:p>-35.3866182090847</text:p>
              </table:table-cell>
              <table:table-cell office:value-type="float" office:value="1842.74230037133">
                <text:p>1842.74230037133</text:p>
              </table:table-cell>
              <table:table-cell office:value-type="float" office:value="150.458803385413">
                <text:p>150.458803385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9.00489569356">
                <text:p>2249.00489569356</text:p>
              </table:table-cell>
              <table:table-cell office:value-type="float" office:value="-40.0798830799619">
                <text:p>-40.0798830799619</text:p>
              </table:table-cell>
              <table:table-cell office:value-type="float" office:value="1861.97030366586">
                <text:p>1861.97030366586</text:p>
              </table:table-cell>
              <table:table-cell office:value-type="float" office:value="146.833480354862">
                <text:p>146.833480354862</text:p>
              </table:table-cell>
              <table:table-cell office:value-type="float" office:value="2239.78266909597">
                <text:p>2239.78266909597</text:p>
              </table:table-cell>
              <table:table-cell office:value-type="float" office:value="-30.4093233888715">
                <text:p>-30.4093233888715</text:p>
              </table:table-cell>
              <table:table-cell office:value-type="float" office:value="1813.4429251845">
                <text:p>1813.4429251845</text:p>
              </table:table-cell>
              <table:table-cell office:value-type="float" office:value="154.488676552489">
                <text:p>154.488676552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8.23205947565">
                <text:p>2248.23205947565</text:p>
              </table:table-cell>
              <table:table-cell office:value-type="float" office:value="-35.0838118366827">
                <text:p>-35.0838118366827</text:p>
              </table:table-cell>
              <table:table-cell office:value-type="float" office:value="1832.74792334007">
                <text:p>1832.74792334007</text:p>
              </table:table-cell>
              <table:table-cell office:value-type="float" office:value="150.90625351784">
                <text:p>150.90625351784</text:p>
              </table:table-cell>
              <table:table-cell office:value-type="float" office:value="2235.8812693818">
                <text:p>2235.8812693818</text:p>
              </table:table-cell>
              <table:table-cell office:value-type="float" office:value="-25.4406983458008">
                <text:p>-25.4406983458008</text:p>
              </table:table-cell>
              <table:table-cell office:value-type="float" office:value="1783.88197086235">
                <text:p>1783.88197086235</text:p>
              </table:table-cell>
              <table:table-cell office:value-type="float" office:value="158.452858709961">
                <text:p>158.45285870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5.64831914821">
                <text:p>2245.64831914821</text:p>
              </table:table-cell>
              <table:table-cell office:value-type="float" office:value="-30.0934822385756">
                <text:p>-30.0934822385756</text:p>
              </table:table-cell>
              <table:table-cell office:value-type="float" office:value="1803.22961083728">
                <text:p>1803.22961083728</text:p>
              </table:table-cell>
              <table:table-cell office:value-type="float" office:value="154.913430430812">
                <text:p>154.913430430812</text:p>
              </table:table-cell>
              <table:table-cell office:value-type="float" office:value="2230.29806296157">
                <text:p>2230.29806296157</text:p>
              </table:table-cell>
              <table:table-cell office:value-type="float" office:value="-20.4844804281084">
                <text:p>-20.4844804281084</text:p>
              </table:table-cell>
              <table:table-cell office:value-type="float" office:value="1754.09939579094">
                <text:p>1754.09939579094</text:p>
              </table:table-cell>
              <table:table-cell office:value-type="float" office:value="162.350857367274">
                <text:p>162.350857367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1.31572164296">
                <text:p>2241.31572164296</text:p>
              </table:table-cell>
              <table:table-cell office:value-type="float" office:value="-25.1127806349245">
                <text:p>-25.1127806349245</text:p>
              </table:table-cell>
              <table:table-cell office:value-type="float" office:value="1773.45673210912">
                <text:p>1773.45673210912</text:p>
              </table:table-cell>
              <table:table-cell office:value-type="float" office:value="158.854445391054">
                <text:p>158.854445391054</text:p>
              </table:table-cell>
              <table:table-cell office:value-type="float" office:value="2223.09767411689">
                <text:p>2223.09767411689</text:p>
              </table:table-cell>
              <table:table-cell office:value-type="float" office:value="-15.5442633745153">
                <text:p>-15.5442633745153</text:p>
              </table:table-cell>
              <table:table-cell office:value-type="float" office:value="1724.13370006264">
                <text:p>1724.13370006264</text:p>
              </table:table-cell>
              <table:table-cell office:value-type="float" office:value="166.182265589636">
                <text:p>166.182265589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5.29843687315">
                <text:p>2235.29843687315</text:p>
              </table:table-cell>
              <table:table-cell office:value-type="float" office:value="-20.1454507752064">
                <text:p>-20.1454507752064</text:p>
              </table:table-cell>
              <table:table-cell office:value-type="float" office:value="1743.46923420636">
                <text:p>1743.46923420636</text:p>
              </table:table-cell>
              <table:table-cell office:value-type="float" office:value="162.728821467069">
                <text:p>162.728821467069</text:p>
              </table:table-cell>
              <table:table-cell office:value-type="float" office:value="2214.34613429782">
                <text:p>2214.34613429782</text:p>
              </table:table-cell>
              <table:table-cell office:value-type="float" office:value="-10.6234941871868">
                <text:p>-10.6234941871868</text:p>
              </table:table-cell>
              <table:table-cell office:value-type="float" office:value="1694.02185983881">
                <text:p>1694.02185983881</text:p>
              </table:table-cell>
              <table:table-cell office:value-type="float" office:value="169.9467586115">
                <text:p>169.9467586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7.66235545285">
                <text:p>2227.66235545285</text:p>
              </table:table-cell>
              <table:table-cell office:value-type="float" office:value="-15.1950899853112">
                <text:p>-15.1950899853112</text:p>
              </table:table-cell>
              <table:table-cell office:value-type="float" office:value="1713.30556945449">
                <text:p>1713.30556945449</text:p>
              </table:table-cell>
              <table:table-cell office:value-type="float" office:value="166.536167176967">
                <text:p>166.536167176967</text:p>
              </table:table-cell>
              <table:table-cell office:value-type="float" office:value="2204.1105162797">
                <text:p>2204.1105162797</text:p>
              </table:table-cell>
              <table:table-cell office:value-type="float" office:value="-5.72547081767638">
                <text:p>-5.72547081767638</text:p>
              </table:table-cell>
              <table:table-cell office:value-type="float" office:value="1663.79927332954">
                <text:p>1663.79927332954</text:p>
              </table:table-cell>
              <table:table-cell office:value-type="float" office:value="173.64409033001">
                <text:p>173.64409033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8.47470276028">
                <text:p>2218.47470276028</text:p>
              </table:table-cell>
              <table:table-cell office:value-type="float" office:value="-10.2651462013995">
                <text:p>-10.2651462013995</text:p>
              </table:table-cell>
              <table:table-cell office:value-type="float" office:value="1683.00263228247">
                <text:p>1683.00263228247</text:p>
              </table:table-cell>
              <table:table-cell office:value-type="float" office:value="170.276173026484">
                <text:p>170.276173026484</text:p>
              </table:table-cell>
              <table:table-cell office:value-type="float" office:value="2192.45858660338">
                <text:p>2192.45858660338</text:p>
              </table:table-cell>
              <table:table-cell office:value-type="float" office:value="-0.853340625224419">
                <text:p>-0.853340625224419</text:p>
              </table:table-cell>
              <table:table-cell office:value-type="float" office:value="1633.4997177578">
                <text:p>1633.4997177578</text:p>
              </table:table-cell>
              <table:table-cell office:value-type="float" office:value="177.274089702805">
                <text:p>177.274089702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7.80367026441">
                <text:p>2207.80367026441</text:p>
              </table:table-cell>
              <table:table-cell office:value-type="float" office:value="-5.35891582303414">
                <text:p>-5.35891582303414</text:p>
              </table:table-cell>
              <table:table-cell office:value-type="float" office:value="1652.59570711623">
                <text:p>1652.59570711623</text:p>
              </table:table-cell>
              <table:table-cell office:value-type="float" office:value="173.948607931187">
                <text:p>173.948607931187</text:p>
              </table:table-cell>
              <table:table-cell office:value-type="float" office:value="2179.45847795077">
                <text:p>2179.45847795077</text:p>
              </table:table-cell>
              <table:table-cell office:value-type="float" office:value="3.9899004368884">
                <text:p>3.9899004368884</text:p>
              </table:table-cell>
              <table:table-cell office:value-type="float" office:value="1603.15531703127">
                <text:p>1603.15531703127</text:p>
              </table:table-cell>
              <table:table-cell office:value-type="float" office:value="180.836657073986">
                <text:p>180.836657073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5.71806644142">
                <text:p>2195.71806644142</text:p>
              </table:table-cell>
              <table:table-cell office:value-type="float" office:value="-0.479542342053207">
                <text:p>-0.479542342053207</text:p>
              </table:table-cell>
              <table:table-cell office:value-type="float" office:value="1622.11842775999">
                <text:p>1622.11842775999</text:p>
              </table:table-cell>
              <table:table-cell office:value-type="float" office:value="177.553315548431">
                <text:p>177.553315548431</text:p>
              </table:table-cell>
              <table:table-cell office:value-type="float" office:value="2165.17838202391">
                <text:p>2165.17838202391</text:p>
              </table:table-cell>
              <table:table-cell office:value-type="float" office:value="8.80140795249709">
                <text:p>8.80140795249709</text:p>
              </table:table-cell>
              <table:table-cell office:value-type="float" office:value="1572.79651897692">
                <text:p>1572.79651897692</text:p>
              </table:table-cell>
              <table:table-cell office:value-type="float" office:value="184.33176044949">
                <text:p>184.33176044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2.28698817041">
                <text:p>2182.28698817041</text:p>
              </table:table-cell>
              <table:table-cell office:value-type="float" office:value="4.36998429832549">
                <text:p>4.36998429832549</text:p>
              </table:table-cell>
              <table:table-cell office:value-type="float" office:value="1591.60274723511">
                <text:p>1591.60274723511</text:p>
              </table:table-cell>
              <table:table-cell office:value-type="float" office:value="181.090210542287">
                <text:p>181.090210542287</text:p>
              </table:table-cell>
              <table:table-cell office:value-type="float" office:value="2149.68626401259">
                <text:p>2149.68626401259</text:p>
              </table:table-cell>
              <table:table-cell office:value-type="float" office:value="13.5784885391917">
                <text:p>13.5784885391917</text:p>
              </table:table-cell>
              <table:table-cell office:value-type="float" office:value="1542.45208216693">
                <text:p>1542.45208216693</text:p>
              </table:table-cell>
              <table:table-cell office:value-type="float" office:value="187.759431743194">
                <text:p>187.759431743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7.5795132384">
                <text:p>2167.5795132384</text:p>
              </table:table-cell>
              <table:table-cell office:value-type="float" office:value="9.1868276610775">
                <text:p>9.1868276610775</text:p>
              </table:table-cell>
              <table:table-cell office:value-type="float" office:value="1561.07891727071">
                <text:p>1561.07891727071</text:p>
              </table:table-cell>
              <table:table-cell office:value-type="float" office:value="184.559274802889">
                <text:p>184.559274802889</text:p>
              </table:table-cell>
              <table:table-cell office:value-type="float" office:value="2133.04959857275">
                <text:p>2133.04959857275</text:p>
              </table:table-cell>
              <table:table-cell office:value-type="float" office:value="18.3185987582423">
                <text:p>18.3185987582423</text:p>
              </table:table-cell>
              <table:table-cell office:value-type="float" office:value="1512.1490709949">
                <text:p>1512.1490709949</text:p>
              </table:table-cell>
              <table:table-cell office:value-type="float" office:value="191.119763012072">
                <text:p>191.119763012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1.66441518202">
                <text:p>2151.66441518202</text:p>
              </table:table-cell>
              <table:table-cell office:value-type="float" office:value="13.9683041392598">
                <text:p>13.9683041392598</text:p>
              </table:table-cell>
              <table:table-cell office:value-type="float" office:value="1530.57547746915">
                <text:p>1530.57547746915</text:p>
              </table:table-cell>
              <table:table-cell office:value-type="float" office:value="187.960553641709">
                <text:p>187.960553641709</text:p>
              </table:table-cell>
              <table:table-cell office:value-type="float" office:value="2115.33512782792">
                <text:p>2115.33512782792</text:p>
              </table:table-cell>
              <table:table-cell office:value-type="float" office:value="23.0193434867488">
                <text:p>23.0193434867488</text:p>
              </table:table-cell>
              <table:table-cell office:value-type="float" office:value="1481.91285894494">
                <text:p>1481.91285894494</text:p>
              </table:table-cell>
              <table:table-cell office:value-type="float" office:value="194.412902698616">
                <text:p>194.41290269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34.60990020257">
                <text:p>2134.60990020257</text:p>
              </table:table-cell>
              <table:table-cell office:value-type="float" office:value="18.7118816952655">
                <text:p>18.7118816952655</text:p>
              </table:table-cell>
              <table:table-cell office:value-type="float" office:value="1500.11925260099">
                <text:p>1500.11925260099</text:p>
              </table:table-cell>
              <table:table-cell office:value-type="float" office:value="191.294151980822">
                <text:p>191.294151980822</text:p>
              </table:table-cell>
              <table:table-cell office:value-type="float" office:value="2096.60864124107">
                <text:p>2096.60864124107</text:p>
              </table:table-cell>
              <table:table-cell office:value-type="float" office:value="27.6784738006178">
                <text:p>27.6784738006178</text:p>
              </table:table-cell>
              <table:table-cell office:value-type="float" office:value="1451.76713892262">
                <text:p>1451.76713892262</text:p>
              </table:table-cell>
              <table:table-cell office:value-type="float" office:value="197.639051896222">
                <text:p>197.639051896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6.48336650997">
                <text:p>2116.48336650997</text:p>
              </table:table-cell>
              <table:table-cell office:value-type="float" office:value="23.4151780652876">
                <text:p>23.4151780652876</text:p>
              </table:table-cell>
              <table:table-cell office:value-type="float" office:value="1469.7353579863">
                <text:p>1469.7353579863</text:p>
              </table:table-cell>
              <table:table-cell office:value-type="float" office:value="194.560230554125">
                <text:p>194.560230554125</text:p>
              </table:table-cell>
              <table:table-cell office:value-type="float" office:value="2076.93477676145">
                <text:p>2076.93477676145</text:p>
              </table:table-cell>
              <table:table-cell office:value-type="float" office:value="32.2938844156432">
                <text:p>32.2938844156432</text:p>
              </table:table-cell>
              <table:table-cell office:value-type="float" office:value="1421.7339400204">
                <text:p>1421.7339400204</text:p>
              </table:table-cell>
              <table:table-cell office:value-type="float" office:value="200.798460651823">
                <text:p>200.798460651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7.35118593848">
                <text:p>2097.35118593848</text:p>
              </table:table-cell>
              <table:table-cell office:value-type="float" office:value="28.0759584784843">
                <text:p>28.0759584784843</text:p>
              </table:table-cell>
              <table:table-cell office:value-type="float" office:value="1439.44721201262">
                <text:p>1439.44721201262</text:p>
              </table:table-cell>
              <table:table-cell office:value-type="float" office:value="197.759002136375">
                <text:p>197.759002136375</text:p>
              </table:table-cell>
              <table:table-cell office:value-type="float" office:value="2056.3768433353">
                <text:p>2056.3768433353</text:p>
              </table:table-cell>
              <table:table-cell office:value-type="float" office:value="36.8636107341661">
                <text:p>36.8636107341661</text:p>
              </table:table-cell>
              <table:table-cell office:value-type="float" office:value="1391.83365048169">
                <text:p>1391.83365048169</text:p>
              </table:table-cell>
              <table:table-cell office:value-type="float" office:value="203.89142431956">
                <text:p>203.89142431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7.27850749636">
                <text:p>2077.27850749636</text:p>
              </table:table-cell>
              <table:table-cell office:value-type="float" office:value="32.6921329395873">
                <text:p>32.6921329395873</text:p>
              </table:table-cell>
              <table:table-cell office:value-type="float" office:value="1409.27655499254">
                <text:p>1409.27655499254</text:p>
              </table:table-cell>
              <table:table-cell office:value-type="float" office:value="200.890727814136">
                <text:p>200.890727814136</text:p>
              </table:table-cell>
              <table:table-cell office:value-type="float" office:value="2034.9966636555">
                <text:p>2034.9966636555</text:p>
              </table:table-cell>
              <table:table-cell office:value-type="float" office:value="41.3858255422895">
                <text:p>41.3858255422895</text:p>
              </table:table-cell>
              <table:table-cell office:value-type="float" office:value="1362.08504534402">
                <text:p>1362.08504534402</text:p>
              </table:table-cell>
              <table:table-cell office:value-type="float" office:value="206.91827997588">
                <text:p>206.91827997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6.329082163">
                <text:p>2056.329082163</text:p>
              </table:table-cell>
              <table:table-cell office:value-type="float" office:value="37.2617531221717">
                <text:p>37.2617531221717</text:p>
              </table:table-cell>
              <table:table-cell office:value-type="float" office:value="1379.24347388314">
                <text:p>1379.24347388314</text:p>
              </table:table-cell>
              <table:table-cell office:value-type="float" office:value="203.955713311655">
                <text:p>203.955713311655</text:p>
              </table:table-cell>
              <table:table-cell office:value-type="float" office:value="2012.8544367256">
                <text:p>2012.8544367256</text:p>
              </table:table-cell>
              <table:table-cell office:value-type="float" office:value="45.8588354016797">
                <text:p>45.8588354016797</text:p>
              </table:table-cell>
              <table:table-cell office:value-type="float" office:value="1332.50531902608">
                <text:p>1332.50531902608</text:p>
              </table:table-cell>
              <table:table-cell office:value-type="float" office:value="209.879402907049">
                <text:p>209.879402907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34.56510858958">
                <text:p>2034.56510858958</text:p>
              </table:table-cell>
              <table:table-cell office:value-type="float" office:value="41.7830089190375">
                <text:p>41.7830089190375</text:p>
              </table:table-cell>
              <table:table-cell office:value-type="float" office:value="1349.36643210175">
                <text:p>1349.36643210175</text:p>
              </table:table-cell>
              <table:table-cell office:value-type="float" office:value="206.954305382992">
                <text:p>206.954305382992</text:p>
              </table:table-cell>
              <table:table-cell office:value-type="float" office:value="1990.00861937202">
                <text:p>1990.00861937202</text:p>
              </table:table-cell>
              <table:table-cell office:value-type="float" office:value="50.281076778062">
                <text:p>50.281076778062</text:p>
              </table:table-cell>
              <table:table-cell office:value-type="float" office:value="1303.11012176513">
                <text:p>1303.11012176513</text:p>
              </table:table-cell>
              <table:table-cell office:value-type="float" office:value="212.775203177638">
                <text:p>212.775203177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2.04709856384">
                <text:p>2012.04709856384</text:p>
              </table:table-cell>
              <table:table-cell office:value-type="float" office:value="46.2542246936238">
                <text:p>46.2542246936238</text:p>
              </table:table-cell>
              <table:table-cell office:value-type="float" office:value="1319.66230362675">
                <text:p>1319.66230362675</text:p>
              </table:table-cell>
              <table:table-cell office:value-type="float" office:value="209.88688827994">
                <text:p>209.88688827994</text:p>
              </table:table-cell>
              <table:table-cell office:value-type="float" office:value="1966.51582560808">
                <text:p>1966.51582560808</text:p>
              </table:table-cell>
              <table:table-cell office:value-type="float" office:value="54.6511119460799">
                <text:p>54.6511119460799</text:p>
              </table:table-cell>
              <table:table-cell office:value-type="float" office:value="1273.91359907026">
                <text:p>1273.91359907026</text:p>
              </table:table-cell>
              <table:table-cell office:value-type="float" office:value="215.606122286683">
                <text:p>215.606122286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8.833761741">
                <text:p>1988.833761741</text:p>
              </table:table-cell>
              <table:table-cell office:value-type="float" office:value="50.6738552752704">
                <text:p>50.6738552752704</text:p>
              </table:table-cell>
              <table:table-cell office:value-type="float" office:value="1290.14641115869">
                <text:p>1290.14641115869</text:p>
              </table:table-cell>
              <table:table-cell office:value-type="float" office:value="212.753880304737">
                <text:p>212.753880304737</text:p>
              </table:table-cell>
              <table:table-cell office:value-type="float" office:value="1942.43074303829">
                <text:p>1942.43074303829</text:p>
              </table:table-cell>
              <table:table-cell office:value-type="float" office:value="58.9676247083872">
                <text:p>58.9676247083872</text:p>
              </table:table-cell>
              <table:table-cell office:value-type="float" office:value="1244.92843436986">
                <text:p>1244.92843436986</text:p>
              </table:table-cell>
              <table:table-cell office:value-type="float" office:value="218.372629918616">
                <text:p>218.372629918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4.98190816605">
                <text:p>1964.98190816605</text:p>
              </table:table-cell>
              <table:table-cell office:value-type="float" office:value="55.0404817378617">
                <text:p>55.0404817378617</text:p>
              </table:table-cell>
              <table:table-cell office:value-type="float" office:value="1260.83256724836">
                <text:p>1260.83256724836</text:p>
              </table:table-cell>
              <table:table-cell office:value-type="float" office:value="215.555730454178">
                <text:p>215.555730454178</text:p>
              </table:table-cell>
              <table:table-cell office:value-type="float" office:value="1917.80606528573">
                <text:p>1917.80606528573</text:p>
              </table:table-cell>
              <table:table-cell office:value-type="float" office:value="63.2294159645777">
                <text:p>63.2294159645777</text:p>
              </table:table-cell>
              <table:table-cell office:value-type="float" office:value="1216.16589360155">
                <text:p>1216.16589360155</text:p>
              </table:table-cell>
              <table:table-cell office:value-type="float" office:value="221.075220793286">
                <text:p>221.075220793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0.54636826079">
                <text:p>1940.54636826079</text:p>
              </table:table-cell>
              <table:table-cell office:value-type="float" office:value="59.3528070006634">
                <text:p>59.3528070006634</text:p>
              </table:table-cell>
              <table:table-cell office:value-type="float" office:value="1231.73311823635">
                <text:p>1231.73311823635</text:p>
              </table:table-cell>
              <table:table-cell office:value-type="float" office:value="218.29291516137">
                <text:p>218.29291516137</text:p>
              </table:table-cell>
              <table:table-cell office:value-type="float" office:value="1892.69243920494">
                <text:p>1892.69243920494</text:p>
              </table:table-cell>
              <table:table-cell office:value-type="float" office:value="67.4353991628109">
                <text:p>67.4353991628109</text:p>
              </table:table-cell>
              <table:table-cell office:value-type="float" office:value="1187.63587158629">
                <text:p>1187.63587158629</text:p>
              </table:table-cell>
              <table:table-cell office:value-type="float" office:value="223.714411619034">
                <text:p>223.714411619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.57992837492">
                <text:p>1915.57992837492</text:p>
              </table:table-cell>
              <table:table-cell office:value-type="float" office:value="63.609651285941">
                <text:p>63.609651285941</text:p>
              </table:table-cell>
              <table:table-cell office:value-type="float" office:value="1202.85899024442">
                <text:p>1202.85899024442</text:p>
              </table:table-cell>
              <table:table-cell office:value-type="float" office:value="220.965935139691">
                <text:p>220.965935139691</text:p>
              </table:table-cell>
              <table:table-cell office:value-type="float" office:value="1867.13842594527">
                <text:p>1867.13842594527</text:p>
              </table:table-cell>
              <table:table-cell office:value-type="float" office:value="71.5845956649115">
                <text:p>71.5845956649115</text:p>
              </table:table-cell>
              <table:table-cell office:value-type="float" office:value="1159.34693971184">
                <text:p>1159.34693971184</text:p>
              </table:table-cell>
              <table:table-cell office:value-type="float" office:value="226.290738151727">
                <text:p>226.2907381517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0.133281586">
                <text:p>1890.133281586</text:p>
              </table:table-cell>
              <table:table-cell office:value-type="float" office:value="67.8099474672433">
                <text:p>67.8099474672433</text:p>
              </table:table-cell>
              <table:table-cell office:value-type="float" office:value="1174.21973679566">
                <text:p>1174.21973679566</text:p>
              </table:table-cell>
              <table:table-cell office:value-type="float" office:value="223.57531233257">
                <text:p>223.57531233257</text:p>
              </table:table-cell>
              <table:table-cell office:value-type="float" office:value="1841.19047483717">
                <text:p>1841.19047483717</text:p>
              </table:table-cell>
              <table:table-cell office:value-type="float" office:value="75.6761300534386">
                <text:p>75.6761300534386</text:p>
              </table:table-cell>
              <table:table-cell office:value-type="float" office:value="1131.30639449967">
                <text:p>1131.30639449967</text:p>
              </table:table-cell>
              <table:table-cell office:value-type="float" office:value="228.804752361726">
                <text:p>228.804752361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4.25499210957">
                <text:p>1864.25499210957</text:p>
              </table:table-cell>
              <table:table-cell office:value-type="float" office:value="71.9527363385978">
                <text:p>71.9527363385978</text:p>
              </table:table-cell>
              <table:table-cell office:value-type="float" office:value="1145.82358760298">
                <text:p>1145.82358760298</text:p>
              </table:table-cell>
              <table:table-cell office:value-type="float" office:value="226.121586971688">
                <text:p>226.121586971688</text:p>
              </table:table-cell>
              <table:table-cell office:value-type="float" office:value="1814.89290882389">
                <text:p>1814.89290882389</text:p>
              </table:table-cell>
              <table:table-cell office:value-type="float" office:value="79.7092254063806">
                <text:p>79.7092254063806</text:p>
              </table:table-cell>
              <table:table-cell office:value-type="float" office:value="1103.52030645387">
                <text:p>1103.52030645387</text:p>
              </table:table-cell>
              <table:table-cell office:value-type="float" office:value="231.257019709401">
                <text:p>231.257019709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37.99147246026">
                <text:p>1837.99147246026</text:p>
              </table:table-cell>
              <table:table-cell office:value-type="float" office:value="76.037161832954">
                <text:p>76.037161832954</text:p>
              </table:table-cell>
              <table:table-cell office:value-type="float" office:value="1117.67749807992">
                <text:p>1117.67749807992</text:p>
              </table:table-cell>
              <table:table-cell office:value-type="float" office:value="228.605314745199">
                <text:p>228.605314745199</text:p>
              </table:table-cell>
              <table:table-cell office:value-type="float" office:value="1788.28792053769">
                <text:p>1788.28792053769</text:p>
              </table:table-cell>
              <table:table-cell office:value-type="float" office:value="83.683198563131">
                <text:p>83.683198563131</text:p>
              </table:table-cell>
              <table:table-cell office:value-type="float" office:value="1075.9935690799">
                <text:p>1075.9935690799</text:p>
              </table:table-cell>
              <table:table-cell office:value-type="float" office:value="233.648116529579">
                <text:p>233.648116529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1.38697219712">
                <text:p>1811.38697219712</text:p>
              </table:table-cell>
              <table:table-cell office:value-type="float" office:value="80.0624662156142">
                <text:p>80.0624662156142</text:p>
              </table:table-cell>
              <table:table-cell office:value-type="float" office:value="1089.78719922263">
                <text:p>1089.78719922263</text:p>
              </table:table-cell>
              <table:table-cell office:value-type="float" office:value="231.027064076805">
                <text:p>231.027064076805</text:p>
              </table:table-cell>
              <table:table-cell office:value-type="float" office:value="1761.41557812722">
                <text:p>1761.41557812722</text:p>
              </table:table-cell>
              <table:table-cell office:value-type="float" office:value="87.5974554034137">
                <text:p>87.5974554034137</text:p>
              </table:table-cell>
              <table:table-cell office:value-type="float" office:value="1048.72994794352">
                <text:p>1048.72994794352</text:p>
              </table:table-cell>
              <table:table-cell office:value-type="float" office:value="235.978627525009">
                <text:p>235.9786275250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4.48357721861">
                <text:p>1784.48357721861</text:p>
              </table:table-cell>
              <table:table-cell office:value-type="float" office:value="84.0279852761">
                <text:p>84.0279852761</text:p>
              </table:table-cell>
              <table:table-cell office:value-type="float" office:value="1062.15724746026">
                <text:p>1062.15724746026</text:p>
              </table:table-cell>
              <table:table-cell office:value-type="float" office:value="233.387413515605">
                <text:p>233.387413515605</text:p>
              </table:table-cell>
              <table:table-cell office:value-type="float" office:value="1734.31383940279">
                <text:p>1734.31383940279</text:p>
              </table:table-cell>
              <table:table-cell office:value-type="float" office:value="91.4514861576421">
                <text:p>91.4514861576421</text:p>
              </table:table-cell>
              <table:table-cell office:value-type="float" office:value="1021.73212856727">
                <text:p>1021.73212856727</text:p>
              </table:table-cell>
              <table:table-cell office:value-type="float" office:value="238.249143366269">
                <text:p>238.249143366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7.32121854816">
                <text:p>1757.32121854816</text:p>
              </table:table-cell>
              <table:table-cell office:value-type="float" office:value="87.9331435395404">
                <text:p>87.9331435395404</text:p>
              </table:table-cell>
              <table:table-cell office:value-type="float" office:value="1034.7910742118">
                <text:p>1034.7910742118</text:p>
              </table:table-cell>
              <table:table-cell office:value-type="float" office:value="235.686949236076">
                <text:p>235.686949236076</text:p>
              </table:table-cell>
              <table:table-cell office:value-type="float" office:value="1707.01857386668">
                <text:p>1707.01857386668</text:p>
              </table:table-cell>
              <table:table-cell office:value-type="float" office:value="95.2448607662348">
                <text:p>95.2448607662348</text:p>
              </table:table-cell>
              <table:table-cell office:value-type="float" office:value="995.001764240477">
                <text:p>995.001764240477</text:p>
              </table:table-cell>
              <table:table-cell office:value-type="float" office:value="240.460258397915">
                <text:p>240.460258397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93768954862">
                <text:p>1729.93768954862</text:p>
              </table:table-cell>
              <table:table-cell office:value-type="float" office:value="91.7774495163151">
                <text:p>91.7774495163151</text:p>
              </table:table-cell>
              <table:table-cell office:value-type="float" office:value="1007.69103474363">
                <text:p>1007.69103474363</text:p>
              </table:table-cell>
              <table:table-cell office:value-type="float" office:value="237.926262646617">
                <text:p>237.926262646617</text:p>
              </table:table-cell>
              <table:table-cell office:value-type="float" office:value="1679.56359144252">
                <text:p>1679.56359144252</text:p>
              </table:table-cell>
              <table:table-cell office:value-type="float" office:value="98.9772243027737">
                <text:p>98.9772243027737</text:p>
              </table:table-cell>
              <table:table-cell office:value-type="float" office:value="968.539522286953">
                <text:p>968.539522286953</text:p>
              </table:table-cell>
              <table:table-cell office:value-type="float" office:value="242.612568447441">
                <text:p>242.612568447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2.36867077834">
                <text:p>1702.36867077834</text:p>
              </table:table-cell>
              <table:table-cell office:value-type="float" office:value="95.5604910069336">
                <text:p>95.5604910069336</text:p>
              </table:table-cell>
              <table:table-cell office:value-type="float" office:value="980.858456330687">
                <text:p>980.858456330687</text:p>
              </table:table-cell>
              <table:table-cell office:value-type="float" office:value="240.10594810513">
                <text:p>240.10594810513</text:p>
              </table:table-cell>
              <table:table-cell office:value-type="float" office:value="1651.98067698045">
                <text:p>1651.98067698045</text:p>
              </table:table-cell>
              <table:table-cell office:value-type="float" office:value="102.648292473841">
                <text:p>102.648292473841</text:p>
              </table:table-cell>
              <table:table-cell office:value-type="float" office:value="942.345129483648">
                <text:p>942.345129483648</text:p>
              </table:table-cell>
              <table:table-cell office:value-type="float" office:value="244.706668735183">
                <text:p>244.706668735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4.64776129622">
                <text:p>1674.64776129622</text:p>
              </table:table-cell>
              <table:table-cell office:value-type="float" office:value="99.2819304764808">
                <text:p>99.2819304764808</text:p>
              </table:table-cell>
              <table:table-cell office:value-type="float" office:value="954.293685044938">
                <text:p>954.293685044938</text:p>
              </table:table-cell>
              <table:table-cell office:value-type="float" office:value="242.226600738563">
                <text:p>242.226600738563</text:p>
              </table:table-cell>
              <table:table-cell office:value-type="float" office:value="1624.29962982104">
                <text:p>1624.29962982104</text:p>
              </table:table-cell>
              <table:table-cell office:value-type="float" office:value="106.257847206777">
                <text:p>106.257847206777</text:p>
              </table:table-cell>
              <table:table-cell office:value-type="float" office:value="916.417415608883">
                <text:p>916.417415608883</text:p>
              </table:table-cell>
              <table:table-cell office:value-type="float" office:value="246.74315188098">
                <text:p>246.743151880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6.80651591205">
                <text:p>1646.80651591205</text:p>
              </table:table-cell>
              <table:table-cell office:value-type="float" office:value="102.941500511841">
                <text:p>102.941500511841</text:p>
              </table:table-cell>
              <table:table-cell office:value-type="float" office:value="927.996131671947">
                <text:p>927.996131671947</text:p>
              </table:table-cell>
              <table:table-cell office:value-type="float" office:value="244.288814364501">
                <text:p>244.288814364501</text:p>
              </table:table-cell>
              <table:table-cell office:value-type="float" office:value="1596.54830807309">
                <text:p>1596.54830807309</text:p>
              </table:table-cell>
              <table:table-cell office:value-type="float" office:value="109.805732335828">
                <text:p>109.805732335828</text:p>
              </table:table-cell>
              <table:table-cell office:value-type="float" office:value="890.754356259613">
                <text:p>890.754356259613</text:p>
              </table:table-cell>
              <table:table-cell office:value-type="float" office:value="248.722606006002">
                <text:p>248.722606006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8.87448710885">
                <text:p>1618.87448710885</text:p>
              </table:table-cell>
              <table:table-cell office:value-type="float" office:value="106.538999372083">
                <text:p>106.538999372083</text:p>
              </table:table-cell>
              <table:table-cell office:value-type="float" office:value="901.964315601518">
                <text:p>901.964315601518</text:p>
              </table:table-cell>
              <table:table-cell office:value-type="float" office:value="246.293179510282">
                <text:p>246.293179510282</text:p>
              </table:table-cell>
              <table:table-cell office:value-type="float" office:value="1568.7526756596">
                <text:p>1568.7526756596</text:p>
              </table:table-cell>
              <table:table-cell office:value-type="float" office:value="113.29184939285">
                <text:p>113.29184939285</text:p>
              </table:table-cell>
              <table:table-cell office:value-type="float" office:value="865.353112811142">
                <text:p>865.353112811142</text:p>
              </table:table-cell>
              <table:table-cell office:value-type="float" office:value="250.64561292336">
                <text:p>250.64561292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90.87927142561">
                <text:p>1590.87927142561</text:p>
              </table:table-cell>
              <table:table-cell office:value-type="float" office:value="110.074286641918">
                <text:p>110.074286641918</text:p>
              </table:table-cell>
              <table:table-cell office:value-type="float" office:value="876.195907691013">
                <text:p>876.195907691013</text:p>
              </table:table-cell>
              <table:table-cell office:value-type="float" office:value="248.240281527373">
                <text:p>248.240281527373</text:p>
              </table:table-cell>
              <table:table-cell office:value-type="float" office:value="1540.93685323581">
                <text:p>1540.93685323581</text:p>
              </table:table-cell>
              <table:table-cell office:value-type="float" office:value="116.716153511151">
                <text:p>116.716153511151</text:p>
              </table:table-cell>
              <table:table-cell office:value-type="float" office:value="840.210071763892">
                <text:p>840.210071763892</text:p>
              </table:table-cell>
              <table:table-cell office:value-type="float" office:value="252.512746416168">
                <text:p>252.512746416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2.84655898963">
                <text:p>1562.84655898963</text:p>
              </table:table-cell>
              <table:table-cell office:value-type="float" office:value="113.547278995228">
                <text:p>113.547278995228</text:p>
              </table:table-cell>
              <table:table-cell office:value-type="float" office:value="850.68777099341">
                <text:p>850.68777099341</text:p>
              </table:table-cell>
              <table:table-cell office:value-type="float" office:value="250.130698796247">
                <text:p>250.130698796247</text:p>
              </table:table-cell>
              <table:table-cell office:value-type="float" office:value="1513.12317074456">
                <text:p>1513.12317074456</text:p>
              </table:table-cell>
              <table:table-cell office:value-type="float" office:value="120.078649446139">
                <text:p>120.078649446139</text:p>
              </table:table-cell>
              <table:table-cell office:value-type="float" office:value="815.320881436925">
                <text:p>815.320881436925</text:p>
              </table:table-cell>
              <table:table-cell office:value-type="float" office:value="254.324570597139">
                <text:p>254.324570597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4.80018614388">
                <text:p>1534.80018614388</text:p>
              </table:table-cell>
              <table:table-cell office:value-type="float" office:value="116.957946075548">
                <text:p>116.957946075548</text:p>
              </table:table-cell>
              <table:table-cell office:value-type="float" office:value="825.435999799034">
                <text:p>825.435999799034</text:p>
              </table:table-cell>
              <table:table-cell office:value-type="float" office:value="251.965001018023">
                <text:p>251.965001018023</text:p>
              </table:table-cell>
              <table:table-cell office:value-type="float" office:value="1485.33222207247">
                <text:p>1485.33222207247</text:p>
              </table:table-cell>
              <table:table-cell office:value-type="float" office:value="123.379387717412">
                <text:p>123.379387717412</text:p>
              </table:table-cell>
              <table:table-cell office:value-type="float" office:value="790.680486980917">
                <text:p>790.680486980917</text:p>
              </table:table-cell>
              <table:table-cell office:value-type="float" office:value="256.081638345986">
                <text:p>256.081638345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6.76218993768">
                <text:p>1506.76218993768</text:p>
              </table:table-cell>
              <table:table-cell office:value-type="float" office:value="120.306306497631">
                <text:p>120.306306497631</text:p>
              </table:table-cell>
              <table:table-cell office:value-type="float" office:value="800.435956734837">
                <text:p>800.435956734837</text:p>
              </table:table-cell>
              <table:table-cell office:value-type="float" office:value="253.743747588545">
                <text:p>253.743747588545</text:p>
              </table:table-cell>
              <table:table-cell office:value-type="float" office:value="1457.58292082828">
                <text:p>1457.58292082828</text:p>
              </table:table-cell>
              <table:table-cell office:value-type="float" office:value="126.618460874808">
                <text:p>126.618460874808</text:p>
              </table:table-cell>
              <table:table-cell office:value-type="float" office:value="766.28316343419">
                <text:p>766.28316343419</text:p>
              </table:table-cell>
              <table:table-cell office:value-type="float" office:value="257.784489820284">
                <text:p>257.784489820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8.75286462018">
                <text:p>1478.75286462018</text:p>
              </table:table-cell>
              <table:table-cell office:value-type="float" office:value="123.592423974565">
                <text:p>123.592423974565</text:p>
              </table:table-cell>
              <table:table-cell office:value-type="float" office:value="775.682307967287">
                <text:p>775.682307967287</text:p>
              </table:table-cell>
              <table:table-cell office:value-type="float" office:value="255.467486050694">
                <text:p>255.467486050694</text:p>
              </table:table-cell>
              <table:table-cell office:value-type="float" office:value="1429.89255705372">
                <text:p>1429.89255705372</text:p>
              </table:table-cell>
              <table:table-cell office:value-type="float" office:value="129.795999890483">
                <text:p>129.795999890483</text:p>
              </table:table-cell>
              <table:table-cell office:value-type="float" office:value="742.122546545949">
                <text:p>742.122546545949</text:p>
              </table:table-cell>
              <table:table-cell office:value-type="float" office:value="259.433651034831">
                <text:p>259.433651034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0.79081890515">
                <text:p>1450.79081890515</text:p>
              </table:table-cell>
              <table:table-cell office:value-type="float" office:value="126.816403572132">
                <text:p>126.816403572132</text:p>
              </table:table-cell>
              <table:table-cell office:value-type="float" office:value="751.169056163512">
                <text:p>751.169056163512</text:p>
              </table:table-cell>
              <table:table-cell office:value-type="float" office:value="257.136750619946">
                <text:p>257.136750619946</text:p>
              </table:table-cell>
              <table:table-cell office:value-type="float" office:value="1402.2768540508">
                <text:p>1402.2768540508</text:p>
              </table:table-cell>
              <table:table-cell office:value-type="float" office:value="132.912170677262">
                <text:p>132.912170677262</text:p>
              </table:table-cell>
              <table:table-cell office:value-type="float" office:value="718.191661668044">
                <text:p>718.191661668044</text:p>
              </table:table-cell>
              <table:table-cell office:value-type="float" office:value="261.029632505204">
                <text:p>261.029632505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2.89303416522">
                <text:p>1422.89303416522</text:p>
              </table:table-cell>
              <table:table-cell office:value-type="float" office:value="129.978388092499">
                <text:p>129.978388092499</text:p>
              </table:table-cell>
              <table:table-cell office:value-type="float" office:value="726.88957165679">
                <text:p>726.88957165679</text:p>
              </table:table-cell>
              <table:table-cell office:value-type="float" office:value="258.752060779184">
                <text:p>258.752060779184</text:p>
              </table:table-cell>
              <table:table-cell office:value-type="float" office:value="1374.7500255099">
                <text:p>1374.7500255099</text:p>
              </table:table-cell>
              <table:table-cell office:value-type="float" office:value="135.967170733951">
                <text:p>135.967170733951</text:p>
              </table:table-cell>
              <table:table-cell office:value-type="float" office:value="694.48295052363">
                <text:p>694.48295052363</text:p>
              </table:table-cell>
              <table:table-cell office:value-type="float" office:value="262.572927950812">
                <text:p>262.572927950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5.07492272973">
                <text:p>1395.07492272973</text:p>
              </table:table-cell>
              <table:table-cell office:value-type="float" office:value="133.078554587454">
                <text:p>133.078554587454</text:p>
              </table:table-cell>
              <table:table-cell office:value-type="float" office:value="702.83662117165">
                <text:p>702.83662117165</text:p>
              </table:table-cell>
              <table:table-cell office:value-type="float" office:value="260.313919937343">
                <text:p>260.313919937343</text:p>
              </table:table-cell>
              <table:table-cell office:value-type="float" office:value="1347.32483208246">
                <text:p>1347.32483208246</text:p>
              </table:table-cell>
              <table:table-cell office:value-type="float" office:value="138.961225916356">
                <text:p>138.961225916356</text:p>
              </table:table-cell>
              <table:table-cell office:value-type="float" office:value="670.988295822852">
                <text:p>670.988295822852</text:p>
              </table:table-cell>
              <table:table-cell office:value-type="float" office:value="264.064013052641">
                <text:p>264.064013052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7.35038616097">
                <text:p>1367.35038616097</text:p>
              </table:table-cell>
              <table:table-cell office:value-type="float" office:value="136.117111001145">
                <text:p>136.117111001145</text:p>
              </table:table-cell>
              <table:table-cell office:value-type="float" office:value="679.002394883077">
                <text:p>679.002394883077</text:p>
              </table:table-cell>
              <table:table-cell office:value-type="float" office:value="261.822814148194">
                <text:p>261.822814148194</text:p>
              </table:table-cell>
              <table:table-cell office:value-type="float" office:value="1320.01263731761">
                <text:p>1320.01263731761</text:p>
              </table:table-cell>
              <table:table-cell office:value-type="float" office:value="141.894587332618">
                <text:p>141.894587332618</text:p>
              </table:table-cell>
              <table:table-cell office:value-type="float" office:value="647.699043757774">
                <text:p>647.699043757774</text:p>
              </table:table-cell>
              <table:table-cell office:value-type="float" office:value="265.503344260991">
                <text:p>265.503344260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9.73187298083">
                <text:p>1339.73187298083</text:p>
              </table:table-cell>
              <table:table-cell office:value-type="float" office:value="139.094292941103">
                <text:p>139.094292941103</text:p>
              </table:table-cell>
              <table:table-cell office:value-type="float" office:value="655.378530856461">
                <text:p>655.378530856461</text:p>
              </table:table-cell>
              <table:table-cell office:value-type="float" office:value="263.279210883431">
                <text:p>263.279210883431</text:p>
              </table:table-cell>
              <table:table-cell office:value-type="float" office:value="1292.82346283343">
                <text:p>1292.82346283343</text:p>
              </table:table-cell>
              <table:table-cell office:value-type="float" office:value="144.767528361136">
                <text:p>144.767528361136</text:p>
              </table:table-cell>
              <table:table-cell office:value-type="float" office:value="624.606024428331">
                <text:p>624.606024428331</text:p>
              </table:table-cell>
              <table:table-cell office:value-type="float" office:value="266.89135764861">
                <text:p>266.89135764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2.23043579745">
                <text:p>1312.23043579745</text:p>
              </table:table-cell>
              <table:table-cell office:value-type="float" office:value="142.010360576208">
                <text:p>142.010360576208</text:p>
              </table:table-cell>
              <table:table-cell office:value-type="float" office:value="631.956137937215">
                <text:p>631.956137937215</text:p>
              </table:table-cell>
              <table:table-cell office:value-type="float" office:value="264.683557856625">
                <text:p>264.683557856625</text:p>
              </table:table-cell>
              <table:table-cell office:value-type="float" office:value="1265.76604214145">
                <text:p>1265.76604214145</text:p>
              </table:table-cell>
              <table:table-cell office:value-type="float" office:value="147.580341788117">
                <text:p>147.580341788117</text:p>
              </table:table-cell>
              <table:table-cell office:value-type="float" office:value="601.69957020785">
                <text:p>601.69957020785</text:p>
              </table:table-cell>
              <table:table-cell office:value-type="float" office:value="268.228467804627">
                <text:p>268.2284678046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4.85578725332">
                <text:p>1284.85578725332</text:p>
              </table:table-cell>
              <table:table-cell office:value-type="float" office:value="144.865595658993">
                <text:p>144.865595658993</text:p>
              </table:table-cell>
              <table:table-cell office:value-type="float" office:value="608.725815891376">
                <text:p>608.725815891376</text:p>
              </table:table-cell>
              <table:table-cell office:value-type="float" office:value="266.036281891939">
                <text:p>266.036281891939</text:p>
              </table:table-cell>
              <table:table-cell office:value-type="float" office:value="1238.8478733128">
                <text:p>1238.8478733128</text:p>
              </table:table-cell>
              <table:table-cell office:value-type="float" office:value="150.333337062146">
                <text:p>150.333337062146</text:p>
              </table:table-cell>
              <table:table-cell office:value-type="float" office:value="578.969531938682">
                <text:p>578.969531938682</text:p>
              </table:table-cell>
              <table:table-cell office:value-type="float" office:value="269.515066764491">
                <text:p>269.515066764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7.61635488874">
                <text:p>1257.61635488874</text:p>
              </table:table-cell>
              <table:table-cell office:value-type="float" office:value="147.660298669857">
                <text:p>147.660298669857</text:p>
              </table:table-cell>
              <table:table-cell office:value-type="float" office:value="585.677674136869">
                <text:p>585.677674136869</text:p>
              </table:table-cell>
              <table:table-cell office:value-type="float" office:value="267.337787834465">
                <text:p>267.337787834465</text:p>
              </table:table-cell>
              <table:table-cell office:value-type="float" office:value="1212.07526999978">
                <text:p>1212.07526999978</text:p>
              </table:table-cell>
              <table:table-cell office:value-type="float" office:value="153.026837662145">
                <text:p>153.026837662145</text:p>
              </table:table-cell>
              <table:table-cell office:value-type="float" office:value="556.405293153736">
                <text:p>556.405293153736</text:p>
              </table:table-cell>
              <table:table-cell office:value-type="float" office:value="270.751522971499">
                <text:p>270.7515229714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0.51933458915">
                <text:p>1230.51933458915</text:p>
              </table:table-cell>
              <table:table-cell office:value-type="float" office:value="150.394786080055">
                <text:p>150.394786080055</text:p>
              </table:table-cell>
              <table:table-cell office:value-type="float" office:value="562.801347990862">
                <text:p>562.801347990862</text:p>
              </table:table-cell>
              <table:table-cell office:value-type="float" office:value="268.588457496667">
                <text:p>268.588457496667</text:p>
              </table:table-cell>
              <table:table-cell office:value-type="float" office:value="1185.45341086038">
                <text:p>1185.45341086038</text:p>
              </table:table-cell>
              <table:table-cell office:value-type="float" office:value="155.661178575168">
                <text:p>155.661178575168</text:p>
              </table:table-cell>
              <table:table-cell office:value-type="float" office:value="533.995782326878">
                <text:p>533.995782326878</text:p>
              </table:table-cell>
              <table:table-cell office:value-type="float" office:value="271.938180265559">
                <text:p>271.938180265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3.57074233496">
                <text:p>1203.57074233496</text:p>
              </table:table-cell>
              <table:table-cell office:value-type="float" office:value="153.069387729688">
                <text:p>153.069387729688</text:p>
              </table:table-cell>
              <table:table-cell office:value-type="float" office:value="540.086012974683">
                <text:p>540.086012974683</text:p>
              </table:table-cell>
              <table:table-cell office:value-type="float" office:value="269.788648636611">
                <text:p>269.788648636611</text:p>
              </table:table-cell>
              <table:table-cell office:value-type="float" office:value="1158.98638710791">
                <text:p>1158.98638710791</text:p>
              </table:table-cell>
              <table:table-cell office:value-type="float" office:value="158.236703879853">
                <text:p>158.236703879853</text:p>
              </table:table-cell>
              <table:table-cell office:value-type="float" office:value="511.729482864425">
                <text:p>511.729482864425</text:p>
              </table:table-cell>
              <table:table-cell office:value-type="float" office:value="273.075356894147">
                <text:p>273.075356894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6.77546431504">
                <text:p>1176.77546431504</text:p>
              </table:table-cell>
              <table:table-cell office:value-type="float" office:value="155.684444317055">
                <text:p>155.684444317055</text:p>
              </table:table-cell>
              <table:table-cell office:value-type="float" office:value="517.52039721118">
                <text:p>517.52039721118</text:p>
              </table:table-cell>
              <table:table-cell office:value-type="float" office:value="270.938693963747">
                <text:p>270.938693963747</text:p>
              </table:table-cell>
              <table:table-cell office:value-type="float" office:value="1132.6772482951">
                <text:p>1132.6772482951</text:p>
              </table:table-cell>
              <table:table-cell office:value-type="float" office:value="160.75376443162">
                <text:p>160.75376443162</text:p>
              </table:table-cell>
              <table:table-cell office:value-type="float" office:value="489.594441479019">
                <text:p>489.594441479019</text:p>
              </table:table-cell>
              <table:table-cell office:value-type="float" office:value="274.163344541878">
                <text:p>274.163344541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0.13730522897">
                <text:p>1150.13730522897</text:p>
              </table:table-cell>
              <table:table-cell office:value-type="float" office:value="158.240304995342">
                <text:p>158.240304995342</text:p>
              </table:table-cell>
              <table:table-cell office:value-type="float" office:value="495.09279182459">
                <text:p>495.09279182459</text:p>
              </table:table-cell>
              <table:table-cell office:value-type="float" office:value="272.038900167801">
                <text:p>272.038900167801</text:p>
              </table:table-cell>
              <table:table-cell office:value-type="float" office:value="1106.52804602072">
                <text:p>1106.52804602072</text:p>
              </table:table-cell>
              <table:table-cell office:value-type="float" office:value="163.212715644999">
                <text:p>163.212715644999</text:p>
              </table:table-cell>
              <table:table-cell office:value-type="float" office:value="467.57827444298">
                <text:p>467.57827444298</text:p>
              </table:table-cell>
              <table:table-cell office:value-type="float" office:value="275.202407373973">
                <text:p>275.2024073739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3.65903452016">
                <text:p>1123.65903452016</text:p>
              </table:table-cell>
              <table:table-cell office:value-type="float" office:value="160.737325072053">
                <text:p>160.737325072053</text:p>
              </table:table-cell>
              <table:table-cell office:value-type="float" office:value="472.791059398054">
                <text:p>472.791059398054</text:p>
              </table:table-cell>
              <table:table-cell office:value-type="float" office:value="273.089546966464">
                <text:p>273.089546966464</text:p>
              </table:table-cell>
              <table:table-cell office:value-type="float" office:value="1080.5398755798">
                <text:p>1080.5398755798</text:p>
              </table:table-cell>
              <table:table-cell office:value-type="float" office:value="165.61391536851">
                <text:p>165.61391536851</text:p>
              </table:table-cell>
              <table:table-cell office:value-type="float" office:value="445.668171827265">
                <text:p>445.668171827265</text:p>
              </table:table-cell>
              <table:table-cell office:value-type="float" office:value="276.192781089145">
                <text:p>276.192781089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7.34243080315">
                <text:p>1097.34243080315</text:p>
              </table:table-cell>
              <table:table-cell office:value-type="float" office:value="163.175863807171">
                <text:p>163.175863807171</text:p>
              </table:table-cell>
              <table:table-cell office:value-type="float" office:value="450.602640488782">
                <text:p>450.602640488782</text:p>
              </table:table-cell>
              <table:table-cell office:value-type="float" office:value="274.09088616755">
                <text:p>274.09088616755</text:p>
              </table:table-cell>
              <table:table-cell office:value-type="float" office:value="1054.7129156587">
                <text:p>1054.7129156587</text:p>
              </table:table-cell>
              <table:table-cell office:value-type="float" office:value="167.957721847751">
                <text:p>167.957721847751</text:p>
              </table:table-cell>
              <table:table-cell office:value-type="float" office:value="423.850900232168">
                <text:p>423.850900232168</text:p>
              </table:table-cell>
              <table:table-cell office:value-type="float" office:value="277.13467197855">
                <text:p>277.13467197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1.18832401612">
                <text:p>1071.18832401612</text:p>
              </table:table-cell>
              <table:table-cell office:value-type="float" office:value="165.556282304985">
                <text:p>165.556282304985</text:p>
              </table:table-cell>
              <table:table-cell office:value-type="float" office:value="428.514558520186">
                <text:p>428.514558520186</text:p>
              </table:table-cell>
              <table:table-cell office:value-type="float" office:value="275.043140742039">
                <text:p>275.043140742039</text:p>
              </table:table-cell>
              <table:table-cell office:value-type="float" office:value="1029.04646569764">
                <text:p>1029.04646569764</text:p>
              </table:table-cell>
              <table:table-cell office:value-type="float" office:value="170.244491771524">
                <text:p>170.244491771524</text:p>
              </table:table-cell>
              <table:table-cell office:value-type="float" office:value="402.112803178886">
                <text:p>402.112803178886</text:p>
              </table:table-cell>
              <table:table-cell office:value-type="float" office:value="278.028255985614">
                <text:p>278.028255985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.1966355706">
                <text:p>1045.1966355706</text:p>
              </table:table-cell>
              <table:table-cell office:value-type="float" office:value="167.878941495142">
                <text:p>167.878941495142</text:p>
              </table:table-cell>
              <table:table-cell office:value-type="float" office:value="406.51342252429">
                <text:p>406.51342252429</text:p>
              </table:table-cell>
              <table:table-cell office:value-type="float" office:value="275.946503903204">
                <text:p>275.946503903204</text:p>
              </table:table-cell>
              <table:table-cell office:value-type="float" office:value="1003.53898133389">
                <text:p>1003.53898133389</text:p>
              </table:table-cell>
              <table:table-cell office:value-type="float" office:value="172.47457839671">
                <text:p>172.47457839671</text:p>
              </table:table-cell>
              <table:table-cell office:value-type="float" office:value="380.439800286348">
                <text:p>380.439800286348</text:p>
              </table:table-cell>
              <table:table-cell office:value-type="float" office:value="278.873677764028">
                <text:p>278.873677764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19.3664164521">
                <text:p>1019.3664164521</text:p>
              </table:table-cell>
              <table:table-cell office:value-type="float" office:value="170.144200198369">
                <text:p>170.144200198369</text:p>
              </table:table-cell>
              <table:table-cell office:value-type="float" office:value="384.585428566049">
                <text:p>384.585428566049</text:p>
              </table:table-cell>
              <table:table-cell office:value-type="float" office:value="276.801138188907">
                <text:p>276.801138188907</text:p>
              </table:table-cell>
              <table:table-cell office:value-type="float" office:value="978.188107475215">
                <text:p>978.188107475215</text:p>
              </table:table-cell>
              <table:table-cell office:value-type="float" office:value="174.648329746655">
                <text:p>174.648329746655</text:p>
              </table:table-cell>
              <table:table-cell office:value-type="float" office:value="358.817384175012">
                <text:p>358.817384175012</text:p>
              </table:table-cell>
              <table:table-cell office:value-type="float" office:value="279.671049728861">
                <text:p>279.6710497288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3.69588291373">
                <text:p>993.69588291373</text:p>
              </table:table-cell>
              <table:table-cell office:value-type="float" office:value="172.35241327151">
                <text:p>172.35241327151</text:p>
              </table:table-cell>
              <table:table-cell office:value-type="float" office:value="362.716358932147">
                <text:p>362.716358932147</text:p>
              </table:table-cell>
              <table:table-cell office:value-type="float" office:value="277.607174542089">
                <text:p>277.607174542089</text:p>
              </table:table-cell>
              <table:table-cell office:value-type="float" office:value="952.990709351518">
                <text:p>952.990709351518</text:p>
              </table:table-cell>
              <table:table-cell office:value-type="float" office:value="176.766086878547">
                <text:p>176.766086878547</text:p>
              </table:table-cell>
              <table:table-cell office:value-type="float" office:value="337.23061591985">
                <text:p>337.23061591985</text:p>
              </table:table-cell>
              <table:table-cell office:value-type="float" office:value="280.420451097572">
                <text:p>280.420451097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8.182450297697">
                <text:p>968.182450297697</text:p>
              </table:table-cell>
              <table:table-cell office:value-type="float" office:value="174.503929827727">
                <text:p>174.503929827727</text:p>
              </table:table-cell>
              <table:table-cell office:value-type="float" office:value="340.891580113407">
                <text:p>340.891580113407</text:p>
              </table:table-cell>
              <table:table-cell office:value-type="float" office:value="278.364711386786">
                <text:p>278.364711386786</text:p>
              </table:table-cell>
              <table:table-cell office:value-type="float" office:value="927.942901391283">
                <text:p>927.942901391283</text:p>
              </table:table-cell>
              <table:table-cell office:value-type="float" office:value="178.828182214972">
                <text:p>178.828182214972</text:p>
              </table:table-cell>
              <table:table-cell office:value-type="float" office:value="315.664118823213">
                <text:p>315.664118823213</text:p>
              </table:table-cell>
              <table:table-cell office:value-type="float" office:value="281.121926917179">
                <text:p>281.121926917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2.822764583593">
                <text:p>942.822764583593</text:p>
              </table:table-cell>
              <table:table-cell office:value-type="float" office:value="176.599091526802">
                <text:p>176.599091526802</text:p>
              </table:table-cell>
              <table:table-cell office:value-type="float" office:value="319.096039009329">
                <text:p>319.096039009329</text:p>
              </table:table-cell>
              <table:table-cell office:value-type="float" office:value="279.073813695695">
                <text:p>279.073813695695</text:p>
              </table:table-cell>
              <table:table-cell office:value-type="float" office:value="903.040073939441">
                <text:p>903.040073939441</text:p>
              </table:table-cell>
              <table:table-cell office:value-type="float" office:value="180.834937934838">
                <text:p>180.834937934838</text:p>
              </table:table-cell>
              <table:table-cell office:value-type="float" office:value="294.10207048663">
                <text:p>294.10207048663</text:p>
              </table:table-cell>
              <table:table-cell office:value-type="float" office:value="281.775487073816">
                <text:p>281.775487073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7.612731726496">
                <text:p>917.612731726496</text:p>
              </table:table-cell>
              <table:table-cell office:value-type="float" office:value="178.638230930639">
                <text:p>178.638230930639</text:p>
              </table:table-cell>
              <table:table-cell office:value-type="float" office:value="297.314257302048">
                <text:p>297.314257302048</text:p>
              </table:table-cell>
              <table:table-cell office:value-type="float" office:value="279.734512045255">
                <text:p>279.734512045255</text:p>
              </table:table-cell>
              <table:table-cell office:value-type="float" office:value="878.276917794132">
                <text:p>878.276917794132</text:p>
              </table:table-cell>
              <table:table-cell office:value-type="float" office:value="182.786664418825">
                <text:p>182.786664418825</text:p>
              </table:table-cell>
              <table:table-cell office:value-type="float" office:value="272.528193090076">
                <text:p>272.528193090076</text:p>
              </table:table-cell>
              <table:table-cell office:value-type="float" office:value="282.381105280683">
                <text:p>282.381105280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2.547545114451">
                <text:p>892.547545114451</text:p>
              </table:table-cell>
              <table:table-cell office:value-type="float" office:value="180.621669919782">
                <text:p>180.621669919782</text:p>
              </table:table-cell>
              <table:table-cell office:value-type="float" office:value="275.530324757179">
                <text:p>275.530324757179</text:p>
              </table:table-cell>
              <table:table-cell office:value-type="float" office:value="280.346801655827">
                <text:p>280.346801655827</text:p>
              </table:table-cell>
              <table:table-cell office:value-type="float" office:value="853.64744697787">
                <text:p>853.64744697787</text:p>
              </table:table-cell>
              <table:table-cell office:value-type="float" office:value="184.683658745442">
                <text:p>184.683658745442</text:p>
              </table:table-cell>
              <table:table-cell office:value-type="float" office:value="250.925742663858">
                <text:p>250.925742663858</text:p>
              </table:table-cell>
              <table:table-cell office:value-type="float" office:value="282.938718042158">
                <text:p>282.938718042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7.621710731221">
                <text:p>867.621710731221</text:p>
              </table:table-cell>
              <table:table-cell office:value-type="float" office:value="182.549718165851">
                <text:p>182.549718165851</text:p>
              </table:table-cell>
              <table:table-cell office:value-type="float" office:value="253.72789069427">
                <text:p>253.72789069427</text:p>
              </table:table-cell>
              <table:table-cell office:value-type="float" office:value="280.910641412925">
                <text:p>280.910641412925</text:p>
              </table:table-cell>
              <table:table-cell office:value-type="float" office:value="829.145018931818">
                <text:p>829.145018931818</text:p>
              </table:table-cell>
              <table:table-cell office:value-type="float" office:value="186.526203231957">
                <text:p>186.526203231957</text:p>
              </table:table-cell>
              <table:table-cell office:value-type="float" office:value="229.277496032361">
                <text:p>229.277496032361</text:p>
              </table:table-cell>
              <table:table-cell office:value-type="float" office:value="283.448223588897">
                <text:p>283.448223588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2.829070402178">
                <text:p>842.829070402178</text:p>
              </table:table-cell>
              <table:table-cell office:value-type="float" office:value="184.422671655634">
                <text:p>184.422671655634</text:p>
              </table:table-cell>
              <table:table-cell office:value-type="float" office:value="231.89015409026">
                <text:p>231.89015409026</text:p>
              </table:table-cell>
              <table:table-cell office:value-type="float" office:value="281.425952866459">
                <text:p>281.425952866459</text:p>
              </table:table-cell>
              <table:table-cell office:value-type="float" office:value="804.762353343165">
                <text:p>804.762353343165</text:p>
              </table:table-cell>
              <table:table-cell office:value-type="float" office:value="188.314564017164">
                <text:p>188.314564017164</text:p>
              </table:table-cell>
              <table:table-cell office:value-type="float" office:value="207.565737070468">
                <text:p>207.565737070468</text:p>
              </table:table-cell>
              <table:table-cell office:value-type="float" office:value="283.909480782387">
                <text:p>283.9094807823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18.162823146882">
                <text:p>818.162823146882</text:p>
              </table:table-cell>
              <table:table-cell office:value-type="float" office:value="186.240811262627">
                <text:p>186.240811262627</text:p>
              </table:table-cell>
              <table:table-cell office:value-type="float" office:value="209.999852563953">
                <text:p>209.999852563953</text:p>
              </table:table-cell>
              <table:table-cell office:value-type="float" office:value="281.89261920549">
                <text:p>281.89261920549</text:p>
              </table:table-cell>
              <table:table-cell office:value-type="float" office:value="780.491548490379">
                <text:p>780.491548490379</text:p>
              </table:table-cell>
              <table:table-cell office:value-type="float" office:value="190.048989680476">
                <text:p>190.048989680476</text:p>
              </table:table-cell>
              <table:table-cell office:value-type="float" office:value="185.772241054329">
                <text:p>185.772241054329</text:p>
              </table:table-cell>
              <table:table-cell office:value-type="float" office:value="284.32230798473">
                <text:p>284.322307984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3.615544350377">
                <text:p>793.615544350377</text:p>
              </table:table-cell>
              <table:table-cell office:value-type="float" office:value="188.004401361183">
                <text:p>188.004401361183</text:p>
              </table:table-cell>
              <table:table-cell office:value-type="float" office:value="188.039249650535">
                <text:p>188.039249650535</text:p>
              </table:table-cell>
              <table:table-cell office:value-type="float" office:value="282.310484204714">
                <text:p>282.310484204714</text:p>
              </table:table-cell>
              <table:table-cell office:value-type="float" office:value="756.324096090768">
                <text:p>756.324096090768</text:p>
              </table:table-cell>
              <table:table-cell office:value-type="float" office:value="191.729709894011">
                <text:p>191.729709894011</text:p>
              </table:table-cell>
              <table:table-cell office:value-type="float" office:value="163.878257694586">
                <text:p>163.878257694586</text:p>
              </table:table-cell>
              <table:table-cell office:value-type="float" office:value="284.686481890718">
                <text:p>284.6864818907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9.179203329931">
                <text:p>769.179203329931</text:p>
              </table:table-cell>
              <table:table-cell office:value-type="float" office:value="189.713688479694">
                <text:p>189.713688479694</text:p>
              </table:table-cell>
              <table:table-cell office:value-type="float" office:value="165.990121115365">
                <text:p>165.990121115365</text:p>
              </table:table-cell>
              <table:table-cell office:value-type="float" office:value="282.679351140526">
                <text:p>282.679351140526</text:p>
              </table:table-cell>
              <table:table-cell office:value-type="float" office:value="732.250894021232">
                <text:p>732.250894021232</text:p>
              </table:table-cell>
              <table:table-cell office:value-type="float" office:value="193.356934102948">
                <text:p>193.356934102948</text:p>
              </table:table-cell>
              <table:table-cell office:value-type="float" office:value="141.864493153747">
                <text:p>141.864493153747</text:p>
              </table:table-cell>
              <table:table-cell office:value-type="float" office:value="285.001736319948">
                <text:p>285.001736319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4.845178965459">
                <text:p>744.845178965459</text:p>
              </table:table-cell>
              <table:table-cell office:value-type="float" office:value="191.368899988506">
                <text:p>191.368899988506</text:p>
              </table:table-cell>
              <table:table-cell office:value-type="float" office:value="143.833740027475">
                <text:p>143.833740027475</text:p>
              </table:table-cell>
              <table:table-cell office:value-type="float" office:value="282.99898167392">
                <text:p>282.99898167392</text:p>
              </table:table-cell>
              <table:table-cell office:value-type="float" office:value="708.26225754433">
                <text:p>708.26225754433</text:p>
              </table:table-cell>
              <table:table-cell office:value-type="float" office:value="194.930850230824">
                <text:p>194.930850230824</text:p>
              </table:table-cell>
              <table:table-cell office:value-type="float" office:value="119.711090379772">
                <text:p>119.711090379772</text:p>
              </table:table-cell>
              <table:table-cell office:value-type="float" office:value="285.267760965237">
                <text:p>285.267760965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0.604273618737">
                <text:p>720.604273618737</text:p>
              </table:table-cell>
              <table:table-cell office:value-type="float" office:value="192.97024281877">
                <text:p>192.97024281877</text:p>
              </table:table-cell>
              <table:table-cell office:value-type="float" office:value="121.550860716155">
                <text:p>121.550860716155</text:p>
              </table:table-cell>
              <table:table-cell office:value-type="float" office:value="283.269094697734">
                <text:p>283.269094697734</text:p>
              </table:table-cell>
              <table:table-cell office:value-type="float" office:value="684.34792863614">
                <text:p>684.34792863614</text:p>
              </table:table-cell>
              <table:table-cell office:value-type="float" office:value="196.451623405571">
                <text:p>196.451623405571</text:p>
              </table:table-cell>
              <table:table-cell office:value-type="float" office:value="97.3976086515194">
                <text:p>97.3976086515194</text:p>
              </table:table-cell>
              <table:table-cell office:value-type="float" office:value="285.484200095574">
                <text:p>285.484200095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6.446725372464">
                <text:p>696.446725372464</text:p>
              </table:table-cell>
              <table:table-cell office:value-type="float" office:value="194.517902208487">
                <text:p>194.517902208487</text:p>
              </table:table-cell>
              <table:table-cell office:value-type="float" office:value="99.1217016517254">
                <text:p>99.1217016517254</text:p>
              </table:table-cell>
              <table:table-cell office:value-type="float" office:value="283.489365145849">
                <text:p>283.489365145849</text:p>
              </table:table-cell>
              <table:table-cell office:value-type="float" office:value="660.497083835381">
                <text:p>660.497083835381</text:p>
              </table:table-cell>
              <table:table-cell office:value-type="float" office:value="197.919394702983">
                <text:p>197.919394702983</text:p>
              </table:table-cell>
              <table:table-cell office:value-type="float" office:value="74.9030018780644">
                <text:p>74.9030018780644</text:p>
              </table:table-cell>
              <table:table-cell office:value-type="float" office:value="285.650651210858">
                <text:p>285.650651210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2.362218730776">
                <text:p>672.362218730776</text:p>
              </table:table-cell>
              <table:table-cell office:value-type="float" office:value="196.012040472333">
                <text:p>196.012040472333</text:p>
              </table:table-cell>
              <table:table-cell office:value-type="float" office:value="76.5259273850205">
                <text:p>76.5259273850205</text:p>
              </table:table-cell>
              <table:table-cell office:value-type="float" office:value="283.65942276226">
                <text:p>283.65942276226</text:p>
              </table:table-cell>
              <table:table-cell office:value-type="float" office:value="636.698340423105">
                <text:p>636.698340423105</text:p>
              </table:table-cell>
              <table:table-cell office:value-type="float" office:value="199.334279903923">
                <text:p>199.334279903923</text:p>
              </table:table-cell>
              <table:table-cell office:value-type="float" office:value="52.2055957756379">
                <text:p>52.2055957756379</text:p>
              </table:table-cell>
              <table:table-cell office:value-type="float" office:value="285.766663645915">
                <text:p>285.766663645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8.339893887038">
                <text:p>648.339893887038</text:p>
              </table:table-cell>
              <table:table-cell office:value-type="float" office:value="197.452795792082">
                <text:p>197.452795792082</text:p>
              </table:table-cell>
              <table:table-cell office:value-type="float" office:value="53.7426299574889">
                <text:p>53.7426299574889</text:p>
              </table:table-cell>
              <table:table-cell office:value-type="float" office:value="283.778850828832">
                <text:p>283.778850828832</text:p>
              </table:table-cell>
              <table:table-cell office:value-type="float" office:value="612.939761421328">
                <text:p>612.939761421328</text:p>
              </table:table-cell>
              <table:table-cell office:value-type="float" office:value="200.696368262637">
                <text:p>200.696368262637</text:p>
              </table:table-cell>
              <table:table-cell office:value-type="float" office:value="29.2830644919434">
                <text:p>29.2830644919434</text:p>
              </table:table-cell>
              <table:table-cell office:value-type="float" office:value="285.831737122564">
                <text:p>285.8317371225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4.368354447522">
                <text:p>624.368354447522</text:p>
              </table:table-cell>
              <table:table-cell office:value-type="float" office:value="198.840281024188">
                <text:p>198.840281024188</text:p>
              </table:table-cell>
              <table:table-cell office:value-type="float" office:value="30.7503091399752">
                <text:p>30.7503091399752</text:p>
              </table:table-cell>
              <table:table-cell office:value-type="float" office:value="283.847184849143">
                <text:p>283.847184849143</text:p>
              </table:table-cell>
              <table:table-cell office:value-type="float" office:value="589.20885895424">
                <text:p>589.20885895424</text:p>
              </table:table-cell>
              <table:table-cell office:value-type="float" office:value="202.005721282535">
                <text:p>202.005721282535</text:p>
              </table:table-cell>
              <table:table-cell office:value-type="float" office:value="6.11240620358444">
                <text:p>6.11240620358444</text:p>
              </table:table-cell>
              <table:table-cell office:value-type="float" office:value="285.845320247461">
                <text:p>285.845320247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0.435673989613">
                <text:p>600.435673989613</text:p>
              </table:table-cell>
              <table:table-cell office:value-type="float" office:value="200.174582521942">
                <text:p>200.174582521942</text:p>
              </table:table-cell>
              <table:table-cell office:value-type="float" office:value="7.52685234362502">
                <text:p>7.52685234362502</text:p>
              </table:table-cell>
              <table:table-cell office:value-type="float" office:value="283.863911187684">
                <text:p>283.863911187684</text:p>
              </table:table-cell>
              <table:table-cell office:value-type="float" office:value="565.49259651856">
                <text:p>565.49259651856</text:p>
              </table:table-cell>
              <table:table-cell office:value-type="float" office:value="203.262371497021">
                <text:p>203.262371497021</text:p>
              </table:table-cell>
              <table:table-cell office:value-type="float" office:value="-17.3300819547478">
                <text:p>-17.3300819547478</text:p>
              </table:table-cell>
              <table:table-cell office:value-type="float" office:value="285.806808954228">
                <text:p>285.806808954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6.529401495059">
                <text:p>576.529401495059</text:p>
              </table:table-cell>
              <table:table-cell office:value-type="float" office:value="201.455758969709">
                <text:p>201.455758969709</text:p>
              </table:table-cell>
              <table:table-cell office:value-type="float" office:value="-15.9504857542686">
                <text:p>-15.9504857542686</text:p>
              </table:table-cell>
              <table:table-cell office:value-type="float" office:value="283.828465663786">
                <text:p>283.828465663786</text:p>
              </table:table-cell>
              <table:table-cell office:value-type="float" office:value="541.777390360672">
                <text:p>541.777390360672</text:p>
              </table:table-cell>
              <table:table-cell office:value-type="float" office:value="204.466321253378">
                <text:p>204.466321253378</text:p>
              </table:table-cell>
              <table:table-cell office:value-type="float" office:value="-41.0688289721634">
                <text:p>-41.0688289721634</text:p>
              </table:table-cell>
              <table:table-cell office:value-type="float" office:value="285.715544889845">
                <text:p>285.715544889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2.636565567077">
                <text:p>552.636565567077</text:p>
              </table:table-cell>
              <table:table-cell office:value-type="float" office:value="202.683840226525">
                <text:p>202.683840226525</text:p>
              </table:table-cell>
              <table:table-cell office:value-type="float" office:value="-39.7051042722779">
                <text:p>-39.7051042722779</text:p>
              </table:table-cell>
              <table:table-cell office:value-type="float" office:value="283.740232098737">
                <text:p>283.740232098737</text:p>
              </table:table-cell>
              <table:table-cell office:value-type="float" office:value="518.049109377235">
                <text:p>518.049109377235</text:p>
              </table:table-cell>
              <table:table-cell office:value-type="float" office:value="205.617541496439">
                <text:p>205.617541496439</text:p>
              </table:table-cell>
              <table:table-cell office:value-type="float" office:value="-65.1290160477913">
                <text:p>-65.1290160477913</text:p>
              </table:table-cell>
              <table:table-cell office:value-type="float" office:value="285.570813743072">
                <text:p>285.570813743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8.743677841976">
                <text:p>528.743677841976</text:p>
              </table:table-cell>
              <table:table-cell office:value-type="float" office:value="203.858826177285">
                <text:p>203.858826177285</text:p>
              </table:table-cell>
              <table:table-cell office:value-type="float" office:value="-63.7610768209385">
                <text:p>-63.7610768209385</text:p>
              </table:table-cell>
              <table:table-cell office:value-type="float" office:value="283.598540816912">
                <text:p>283.598540816912</text:p>
              </table:table-cell>
              <table:table-cell office:value-type="float" office:value="494.293074744039">
                <text:p>494.293074744039</text:p>
              </table:table-cell>
              <table:table-cell office:value-type="float" office:value="206.715970551425">
                <text:p>206.715970551425</text:p>
              </table:table-cell>
              <table:table-cell office:value-type="float" office:value="-89.5366019205085">
                <text:p>-89.5366019205085</text:p>
              </table:table-cell>
              <table:table-cell office:value-type="float" office:value="285.371843516582">
                <text:p>285.371843516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4.836735734398">
                <text:p>504.836735734398</text:p>
              </table:table-cell>
              <table:table-cell office:value-type="float" office:value="204.980685590028">
                <text:p>204.980685590028</text:p>
              </table:table-cell>
              <table:table-cell office:value-type="float" office:value="-88.1431723922788">
                <text:p>-88.1431723922788</text:p>
              </table:table-cell>
              <table:table-cell office:value-type="float" office:value="283.402667100485">
                <text:p>283.402667100485</text:p>
              </table:table-cell>
              <table:table-cell office:value-type="float" office:value="470.49405849575">
                <text:p>470.49405849575</text:p>
              </table:table-cell>
              <table:table-cell office:value-type="float" office:value="207.761512903638">
                <text:p>207.761512903638</text:p>
              </table:table-cell>
              <table:table-cell office:value-type="float" office:value="-114.318348658742">
                <text:p>-114.318348658742</text:p>
              </table:table-cell>
              <table:table-cell office:value-type="float" office:value="285.117802741785">
                <text:p>285.1178027417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0.901224315129">
                <text:p>480.901224315129</text:p>
              </table:table-cell>
              <table:table-cell office:value-type="float" office:value="206.049354977395">
                <text:p>206.049354977395</text:p>
              </table:table-cell>
              <table:table-cell office:value-type="float" office:value="-112.876875719317">
                <text:p>-112.876875719317</text:p>
              </table:table-cell>
              <table:table-cell office:value-type="float" office:value="283.151829598886">
                <text:p>283.151829598886</text:p>
              </table:table-cell>
              <table:table-cell office:value-type="float" office:value="446.636281869957">
                <text:p>446.636281869957</text:p>
              </table:table-cell>
              <table:table-cell office:value-type="float" office:value="208.75403797446">
                <text:p>208.75403797446</text:p>
              </table:table-cell>
              <table:table-cell office:value-type="float" office:value="-139.501846523729">
                <text:p>-139.501846523729</text:p>
              </table:table-cell>
              <table:table-cell office:value-type="float" office:value="284.807798638399">
                <text:p>284.807798638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.922117956975">
                <text:p>456.922117956975</text:p>
              </table:table-cell>
              <table:table-cell office:value-type="float" office:value="207.064737461744">
                <text:p>207.064737461744</text:p>
              </table:table-cell>
              <table:table-cell office:value-type="float" office:value="-137.988407046001">
                <text:p>-137.988407046001</text:p>
              </table:table-cell>
              <table:table-cell office:value-type="float" office:value="282.84518869434">
                <text:p>282.84518869434</text:p>
              </table:table-cell>
              <table:table-cell office:value-type="float" office:value="422.703413023555">
                <text:p>422.703413023555</text:p>
              </table:table-cell>
              <table:table-cell office:value-type="float" office:value="209.69337889229">
                <text:p>209.69337889229</text:p>
              </table:table-cell>
              <table:table-cell office:value-type="float" office:value="-165.115538605605">
                <text:p>-165.115538605605</text:p>
              </table:table-cell>
              <table:table-cell office:value-type="float" office:value="284.440875219276">
                <text:p>284.440875219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2.883881772372">
                <text:p>432.883881772372</text:p>
              </table:table-cell>
              <table:table-cell office:value-type="float" office:value="208.02670164346">
                <text:p>208.02670164346</text:p>
              </table:table-cell>
              <table:table-cell office:value-type="float" office:value="-163.504740955767">
                <text:p>-163.504740955767</text:p>
              </table:table-cell>
              <table:table-cell office:value-type="float" office:value="282.481844825549">
                <text:p>282.481844825549</text:p>
              </table:table-cell>
              <table:table-cell office:value-type="float" office:value="398.67856524868">
                <text:p>398.67856524868</text:p>
              </table:table-cell>
              <table:table-cell office:value-type="float" office:value="210.57933125951">
                <text:p>210.57933125951</text:p>
              </table:table-cell>
              <table:table-cell office:value-type="float" office:value="-191.188743375861">
                <text:p>-191.188743375861</text:p>
              </table:table-cell>
              <table:table-cell office:value-type="float" office:value="284.016011345107">
                <text:p>284.016011345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8.770472807423">
                <text:p>408.770472807423</text:p>
              </table:table-cell>
              <table:table-cell office:value-type="float" office:value="208.935080471921">
                <text:p>208.935080471921</text:p>
              </table:table-cell>
              <table:table-cell office:value-type="float" office:value="-189.453623822237">
                <text:p>-189.453623822237</text:p>
              </table:table-cell>
              <table:table-cell office:value-type="float" office:value="282.060836772611">
                <text:p>282.060836772611</text:p>
              </table:table-cell>
              <table:table-cell office:value-type="float" office:value="374.544294742449">
                <text:p>374.544294742449</text:p>
              </table:table-cell>
              <table:table-cell office:value-type="float" office:value="211.411651914493">
                <text:p>211.411651914493</text:p>
              </table:table-cell>
              <table:table-cell office:value-type="float" office:value="-217.751676802465">
                <text:p>-217.751676802465</text:p>
              </table:table-cell>
              <table:table-cell office:value-type="float" office:value="283.53211872999">
                <text:p>283.53211872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4.56534172268">
                <text:p>384.56534172268</text:p>
              </table:table-cell>
              <table:table-cell office:value-type="float" office:value="209.789670120194">
                <text:p>209.789670120194</text:p>
              </table:table-cell>
              <table:table-cell office:value-type="float" office:value="-215.863589751279">
                <text:p>-215.863589751279</text:p>
              </table:table-cell>
              <table:table-cell office:value-type="float" office:value="281.581139906497">
                <text:p>281.581139906497</text:p>
              </table:table-cell>
              <table:table-cell office:value-type="float" office:value="350.282599251581">
                <text:p>350.282599251581</text:p>
              </table:table-cell>
              <table:table-cell office:value-type="float" office:value="212.190057690607">
                <text:p>212.190057690607</text:p>
              </table:table-cell>
              <table:table-cell office:value-type="float" office:value="-244.835471578639">
                <text:p>-244.835471578639</text:p>
              </table:table-cell>
              <table:table-cell office:value-type="float" office:value="282.98803990426">
                <text:p>282.988039904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.251434728198">
                <text:p>360.251434728198</text:p>
              </table:table-cell>
              <table:table-cell office:value-type="float" office:value="210.590228864034">
                <text:p>210.590228864034</text:p>
              </table:table-cell>
              <table:table-cell office:value-type="float" office:value="-242.763974161187">
                <text:p>-242.763974161187</text:p>
              </table:table-cell>
              <table:table-cell office:value-type="float" office:value="281.041664408361">
                <text:p>281.041664408361</text:p>
              </table:table-cell>
              <table:table-cell office:value-type="float" office:value="325.874917388909">
                <text:p>325.874917388909</text:p>
              </table:table-cell>
              <table:table-cell office:value-type="float" office:value="212.914224173694">
                <text:p>212.914224173694</text:p>
              </table:table-cell>
              <table:table-cell office:value-type="float" office:value="-272.472194037974">
                <text:p>-272.472194037974</text:p>
              </table:table-cell>
              <table:table-cell office:value-type="float" office:value="282.382546139731">
                <text:p>282.3825461397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.811196436933">
                <text:p>335.811196436933</text:p>
              </table:table-cell>
              <table:table-cell office:value-type="float" office:value="211.336475967227">
                <text:p>211.336475967227</text:p>
              </table:table-cell>
              <table:table-cell office:value-type="float" office:value="-270.184924922106">
                <text:p>-270.184924922106</text:p>
              </table:table-cell>
              <table:table-cell office:value-type="float" office:value="280.44125346409">
                <text:p>280.44125346409</text:p>
              </table:table-cell>
              <table:table-cell office:value-type="float" office:value="301.302129007546">
                <text:p>301.302129007546</text:p>
              </table:table-cell>
              <table:table-cell office:value-type="float" office:value="213.583784460377">
                <text:p>213.583784460377</text:p>
              </table:table-cell>
              <table:table-cell office:value-type="float" office:value="-300.694857976018">
                <text:p>-300.694857976018</text:p>
              </table:table-cell>
              <table:table-cell office:value-type="float" office:value="281.714335344229">
                <text:p>281.714335344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1.226573673302">
                <text:p>311.226573673302</text:p>
              </table:table-cell>
              <table:table-cell office:value-type="float" office:value="212.02809057539">
                <text:p>212.02809057539</text:p>
              </table:table-cell>
              <table:table-cell office:value-type="float" office:value="-298.157410200588">
                <text:p>-298.157410200588</text:p>
              </table:table-cell>
              <table:table-cell office:value-type="float" office:value="279.778681441422">
                <text:p>279.778681441422</text:p>
              </table:table-cell>
              <table:table-cell office:value-type="float" office:value="276.544557029592">
                <text:p>276.544557029592</text:p>
              </table:table-cell>
              <table:table-cell office:value-type="float" office:value="214.198327920443">
                <text:p>214.198327920443</text:p>
              </table:table-cell>
              <table:table-cell office:value-type="float" office:value="-329.537434529357">
                <text:p>-329.537434529357</text:p>
              </table:table-cell>
              <table:table-cell office:value-type="float" office:value="280.982029934164">
                <text:p>280.9820299341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6.479020870291">
                <text:p>286.479020870291</text:p>
              </table:table-cell>
              <table:table-cell office:value-type="float" office:value="212.664710621769">
                <text:p>212.664710621769</text:p>
              </table:table-cell>
              <table:table-cell office:value-type="float" office:value="-326.713222546053">
                <text:p>-326.713222546053</text:p>
              </table:table-cell>
              <table:table-cell office:value-type="float" office:value="279.052652057986">
                <text:p>279.052652057986</text:p>
              </table:table-cell>
              <table:table-cell office:value-type="float" office:value="251.581971346926">
                <text:p>251.581971346926</text:p>
              </table:table-cell>
              <table:table-cell office:value-type="float" office:value="214.757398967881">
                <text:p>214.757398967881</text:p>
              </table:table-cell>
              <table:table-cell office:value-type="float" office:value="-359.034857395883">
                <text:p>-359.034857395883</text:p>
              </table:table-cell>
              <table:table-cell office:value-type="float" office:value="280.184174695506">
                <text:p>280.1841746955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1.549507085306">
                <text:p>261.549507085306</text:p>
              </table:table-cell>
              <table:table-cell office:value-type="float" office:value="213.245931748625">
                <text:p>213.245931748625</text:p>
              </table:table-cell>
              <table:table-cell office:value-type="float" office:value="-355.88497843309">
                <text:p>-355.88497843309</text:p>
              </table:table-cell>
              <table:table-cell office:value-type="float" office:value="278.261796550357">
                <text:p>278.261796550357</text:p>
              </table:table-cell>
              <table:table-cell office:value-type="float" office:value="226.393595057068">
                <text:p>226.393595057068</text:p>
              </table:table-cell>
              <table:table-cell office:value-type="float" office:value="215.260495845785">
                <text:p>215.260495845785</text:p>
              </table:table-cell>
              <table:table-cell office:value-type="float" office:value="-389.223022354082">
                <text:p>-389.223022354082</text:p>
              </table:table-cell>
              <table:table-cell office:value-type="float" office:value="279.319234645831">
                <text:p>279.319234645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.418525636175">
                <text:p>236.418525636175</text:p>
              </table:table-cell>
              <table:table-cell office:value-type="float" office:value="213.771306250038">
                <text:p>213.771306250038</text:p>
              </table:table-cell>
              <table:table-cell office:value-type="float" office:value="-385.70611229332">
                <text:p>-385.70611229332</text:p>
              </table:table-cell>
              <table:table-cell office:value-type="float" office:value="277.404671856372">
                <text:p>277.404671856372</text:p>
              </table:table-cell>
              <table:table-cell office:value-type="float" office:value="200.958113467635">
                <text:p>200.958113467635</text:p>
              </table:table-cell>
              <table:table-cell office:value-type="float" office:value="215.707069431269">
                <text:p>215.707069431269</text:p>
              </table:table-cell>
              <table:table-cell office:value-type="float" office:value="-420.138780814247">
                <text:p>-420.138780814247</text:p>
              </table:table-cell>
              <table:table-cell office:value-type="float" office:value="278.385592910688">
                <text:p>278.385592910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.06610595145">
                <text:p>211.06610595145</text:p>
              </table:table-cell>
              <table:table-cell office:value-type="float" office:value="214.240342041042">
                <text:p>214.240342041042</text:p>
              </table:table-cell>
              <table:table-cell office:value-type="float" office:value="-416.210864989969">
                <text:p>-416.210864989969</text:p>
              </table:table-cell>
              <table:table-cell office:value-type="float" office:value="276.479758823061">
                <text:p>276.479758823061</text:p>
              </table:table-cell>
              <table:table-cell office:value-type="float" office:value="175.253686946597">
                <text:p>175.253686946597</text:p>
              </table:table-cell>
              <table:table-cell office:value-type="float" office:value="216.096522068928">
                <text:p>216.096522068928</text:p>
              </table:table-cell>
              <table:table-cell office:value-type="float" office:value="-451.819924995243">
                <text:p>-451.819924995243</text:p>
              </table:table-cell>
              <table:table-cell office:value-type="float" office:value="277.381548632921">
                <text:p>277.3815486329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5.471829311474">
                <text:p>185.471829311474</text:p>
              </table:table-cell>
              <table:table-cell office:value-type="float" office:value="214.652501661734">
                <text:p>214.652501661734</text:p>
              </table:table-cell>
              <table:table-cell office:value-type="float" office:value="-447.434264131653">
                <text:p>-447.434264131653</text:p>
              </table:table-cell>
              <table:table-cell office:value-type="float" office:value="275.485460458324">
                <text:p>275.485460458324</text:p>
              </table:table-cell>
              <table:table-cell office:value-type="float" office:value="149.257967532392">
                <text:p>149.257967532392</text:p>
              </table:table-cell>
              <table:table-cell office:value-type="float" office:value="216.428206441222">
                <text:p>216.428206441222</text:p>
              </table:table-cell>
              <table:table-cell office:value-type="float" office:value="-484.305165173757">
                <text:p>-484.305165173757</text:p>
              </table:table-cell>
              <table:table-cell office:value-type="float" office:value="276.305314932534">
                <text:p>276.305314932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.614847855518">
                <text:p>159.614847855518</text:p>
              </table:table-cell>
              <table:table-cell office:value-type="float" office:value="215.007201323635">
                <text:p>215.007201323635</text:p>
              </table:table-cell>
              <table:table-cell office:value-type="float" office:value="-479.412097278242">
                <text:p>-479.412097278242</text:p>
              </table:table-cell>
              <table:table-cell office:value-type="float" office:value="274.42010024215">
                <text:p>274.42010024215</text:p>
              </table:table-cell>
              <table:table-cell office:value-type="float" office:value="122.948120988593">
                <text:p>122.948120988593</text:p>
              </table:table-cell>
              <table:table-cell office:value-type="float" office:value="216.701424487864">
                <text:p>216.701424487864</text:p>
              </table:table-cell>
              <table:table-cell office:value-type="float" office:value="-517.634095778874">
                <text:p>-517.634095778874</text:p>
              </table:table-cell>
              <table:table-cell office:value-type="float" office:value="275.155016941915">
                <text:p>275.155016941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473908591881">
                <text:p>133.473908591881</text:p>
              </table:table-cell>
              <table:table-cell office:value-type="float" office:value="215.303810009395">
                <text:p>215.303810009395</text:p>
              </table:table-cell>
              <table:table-cell office:value-type="float" office:value="-512.180874683068">
                <text:p>-512.180874683068</text:p>
              </table:table-cell>
              <table:table-cell office:value-type="float" office:value="273.281920520632">
                <text:p>273.281920520632</text:p>
              </table:table-cell>
              <table:table-cell office:value-type="float" office:value="96.3008538442267">
                <text:p>96.3008538442267</text:p>
              </table:table-cell>
              <table:table-cell office:value-type="float" office:value="216.915426385295">
                <text:p>216.915426385295</text:p>
              </table:table-cell>
              <table:table-cell office:value-type="float" office:value="-551.847150908955">
                <text:p>-551.847150908955</text:p>
              </table:table-cell>
              <table:table-cell office:value-type="float" office:value="273.928689939895">
                <text:p>273.928689939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7.027382216636">
                <text:p>107.027382216636</text:p>
              </table:table-cell>
              <table:table-cell office:value-type="float" office:value="215.541648636543">
                <text:p>215.541648636543</text:p>
              </table:table-cell>
              <table:table-cell office:value-type="float" office:value="-545.777782090227">
                <text:p>-545.777782090227</text:p>
              </table:table-cell>
              <table:table-cell office:value-type="float" office:value="272.069081004876">
                <text:p>272.069081004876</text:p>
              </table:table-cell>
              <table:table-cell office:value-type="float" office:value="69.2924476642176">
                <text:p>69.2924476642176</text:p>
              </table:table-cell>
              <table:table-cell office:value-type="float" office:value="217.069409602327">
                <text:p>217.069409602327</text:p>
              </table:table-cell>
              <table:table-cell office:value-type="float" office:value="-586.985545594723">
                <text:p>-586.985545594723</text:p>
              </table:table-cell>
              <table:table-cell office:value-type="float" office:value="272.624277616351">
                <text:p>272.6242776163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.2532981797555">
                <text:p>80.2532981797555</text:p>
              </table:table-cell>
              <table:table-cell office:value-type="float" office:value="215.719989299165">
                <text:p>215.719989299165</text:p>
              </table:table-cell>
              <table:table-cell office:value-type="float" office:value="-580.240620803565">
                <text:p>-580.240620803565</text:p>
              </table:table-cell>
              <table:table-cell office:value-type="float" office:value="270.77965740309">
                <text:p>270.77965740309</text:p>
              </table:table-cell>
              <table:table-cell office:value-type="float" office:value="41.8988005832688">
                <text:p>41.8988005832688</text:p>
              </table:table-cell>
              <table:table-cell office:value-type="float" office:value="217.162518048067">
                <text:p>217.162518048067</text:p>
              </table:table-cell>
              <table:table-cell office:value-type="float" office:value="-623.091202282851">
                <text:p>-623.091202282851</text:p>
              </table:table-cell>
              <table:table-cell office:value-type="float" office:value="271.239630500167">
                <text:p>271.2396305001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.1293863052909">
                <text:p>53.1293863052909</text:p>
              </table:table-cell>
              <table:table-cell office:value-type="float" office:value="215.838054602065">
                <text:p>215.838054602065</text:p>
              </table:table-cell>
              <table:table-cell office:value-type="float" office:value="-615.607734334182">
                <text:p>-615.607734334182</text:p>
              </table:table-cell>
              <table:table-cell office:value-type="float" office:value="269.411640215681">
                <text:p>269.411640215681</text:p>
              </table:table-cell>
              <table:table-cell office:value-type="float" office:value="14.0954772842505">
                <text:p>14.0954772842505</text:p>
              </table:table-cell>
              <table:table-cell office:value-type="float" office:value="217.193841330921">
                <text:p>217.193841330921</text:p>
              </table:table-cell>
              <table:table-cell office:value-type="float" office:value="-660.20666023725">
                <text:p>-660.20666023725</text:p>
              </table:table-cell>
              <table:table-cell office:value-type="float" office:value="269.772504588529">
                <text:p>269.772504588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6331263395992">
                <text:p>25.6331263395992</text:p>
              </table:table-cell>
              <table:table-cell office:value-type="float" office:value="215.895017105042">
                <text:p>215.895017105042</text:p>
              </table:table-cell>
              <table:table-cell office:value-type="float" office:value="-651.917919459351">
                <text:p>-651.917919459351</text:p>
              </table:table-cell>
              <table:table-cell office:value-type="float" office:value="267.962933727993">
                <text:p>267.962933727993</text:p>
              </table:table-cell>
              <table:table-cell office:value-type="float" office:value="-14.14223101186">
                <text:p>-14.14223101186</text:p>
              </table:table-cell>
              <table:table-cell office:value-type="float" office:value="217.162414150895">
                <text:p>217.162414150895</text:p>
              </table:table-cell>
              <table:table-cell office:value-type="float" office:value="-698.374965599626">
                <text:p>-698.374965599626</text:p>
              </table:table-cell>
              <table:table-cell office:value-type="float" office:value="268.220560220529">
                <text:p>268.220560220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2581939019517">
                <text:p>-2.2581939019517</text:p>
              </table:table-cell>
              <table:table-cell office:value-type="float" office:value="215.889998896371">
                <text:p>215.889998896371</text:p>
              </table:table-cell>
              <table:table-cell office:value-type="float" office:value="-689.210319713283">
                <text:p>-689.210319713283</text:p>
              </table:table-cell>
              <table:table-cell office:value-type="float" office:value="266.431355239742">
                <text:p>266.431355239742</text:p>
              </table:table-cell>
              <table:table-cell office:value-type="float" office:value="-42.8392356078433">
                <text:p>-42.8392356078433</text:p>
              </table:table-cell>
              <table:table-cell office:value-type="float" office:value="217.067215849544">
                <text:p>217.067215849544</text:p>
              </table:table-cell>
              <table:table-cell office:value-type="float" office:value="-737.639539208104">
                <text:p>-737.639539208104</text:p>
              </table:table-cell>
              <table:table-cell office:value-type="float" office:value="266.581361244511">
                <text:p>266.581361244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0.5674106888645">
                <text:p>-30.5674106888645</text:p>
              </table:table-cell>
              <table:table-cell office:value-type="float" office:value="215.822071317062">
                <text:p>215.822071317062</text:p>
              </table:table-cell>
              <table:table-cell office:value-type="float" office:value="-727.524299988431">
                <text:p>-727.524299988431</text:p>
              </table:table-cell>
              <table:table-cell office:value-type="float" office:value="264.814634573101">
                <text:p>264.814634573101</text:p>
              </table:table-cell>
              <table:table-cell office:value-type="float" office:value="-72.0205672769936">
                <text:p>-72.0205672769936</text:p>
              </table:table-cell>
              <table:table-cell office:value-type="float" office:value="216.907170144484">
                <text:p>216.907170144484</text:p>
              </table:table-cell>
              <table:table-cell office:value-type="float" office:value="-778.044021040407">
                <text:p>-778.044021040407</text:p>
              </table:table-cell>
              <table:table-cell office:value-type="float" office:value="264.852374531088">
                <text:p>264.852374531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9.3174054547063">
                <text:p>-59.3174054547063</text:p>
              </table:table-cell>
              <table:table-cell office:value-type="float" office:value="215.690254860496">
                <text:p>215.690254860496</text:p>
              </table:table-cell>
              <table:table-cell office:value-type="float" office:value="-766.899299016117">
                <text:p>-766.899299016117</text:p>
              </table:table-cell>
              <table:table-cell office:value-type="float" office:value="263.11041390862">
                <text:p>263.11041390862</text:p>
              </table:table-cell>
              <table:table-cell office:value-type="float" office:value="-101.711279073176">
                <text:p>-101.711279073176</text:p>
              </table:table-cell>
              <table:table-cell office:value-type="float" office:value="216.681145079877">
                <text:p>216.681145079877</text:p>
              </table:table-cell>
              <table:table-cell office:value-type="float" office:value="-819.632086556226">
                <text:p>-819.632086556226</text:p>
              </table:table-cell>
              <table:table-cell office:value-type="float" office:value="263.030969894297">
                <text:p>263.030969894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8.5310141466775">
                <text:p>-88.5310141466775</text:p>
              </table:table-cell>
              <table:table-cell office:value-type="float" office:value="215.493519273504">
                <text:p>215.493519273504</text:p>
              </table:table-cell>
              <table:table-cell office:value-type="float" office:value="-807.374658808229">
                <text:p>-807.374658808229</text:p>
              </table:table-cell>
              <table:table-cell office:value-type="float" office:value="261.316248000158">
                <text:p>261.316248000158</text:p>
              </table:table-cell>
              <table:table-cell office:value-type="float" office:value="-131.936334277611">
                <text:p>-131.936334277611</text:p>
              </table:table-cell>
              <table:table-cell office:value-type="float" office:value="216.387953225927">
                <text:p>216.387953225927</text:p>
              </table:table-cell>
              <table:table-cell office:value-type="float" office:value="-862.447234187962">
                <text:p>-862.447234187962</text:p>
              </table:table-cell>
              <table:table-cell office:value-type="float" office:value="261.11442048499">
                <text:p>261.11442048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8.230922591103">
                <text:p>-118.230922591103</text:p>
              </table:table-cell>
              <table:table-cell office:value-type="float" office:value="215.230783889968">
                <text:p>215.230783889968</text:p>
              </table:table-cell>
              <table:table-cell office:value-type="float" office:value="-848.989426755034">
                <text:p>-848.989426755034</text:p>
              </table:table-cell>
              <table:table-cell office:value-type="float" office:value="259.429604829591">
                <text:p>259.429604829591</text:p>
              </table:table-cell>
              <table:table-cell office:value-type="float" office:value="-162.720476803126">
                <text:p>-162.720476803126</text:p>
              </table:table-cell>
              <table:table-cell office:value-type="float" office:value="216.026352166364">
                <text:p>216.026352166364</text:p>
              </table:table-cell>
              <table:table-cell office:value-type="float" office:value="-906.532538402516">
                <text:p>-906.532538402516</text:p>
              </table:table-cell>
              <table:table-cell office:value-type="float" office:value="259.099903732984">
                <text:p>259.0999037329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48.439547835899">
                <text:p>-148.439547835899</text:p>
              </table:table-cell>
              <table:table-cell office:value-type="float" office:value="214.900918228111">
                <text:p>214.900918228111</text:p>
              </table:table-cell>
              <table:table-cell office:value-type="float" office:value="-891.782130062637">
                <text:p>-891.782130062637</text:p>
              </table:table-cell>
              <table:table-cell office:value-type="float" office:value="257.447866762785">
                <text:p>257.447866762785</text:p>
              </table:table-cell>
              <table:table-cell office:value-type="float" office:value="-194.088083612876">
                <text:p>-194.088083612876</text:p>
              </table:table-cell>
              <table:table-cell office:value-type="float" office:value="215.595045313891">
                <text:p>215.595045313891</text:p>
              </table:table-cell>
              <table:table-cell office:value-type="float" office:value="-951.93036777026">
                <text:p>-951.93036777026</text:p>
              </table:table-cell>
              <table:table-cell office:value-type="float" office:value="256.984502915717">
                <text:p>256.9845029157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79.17890285986">
                <text:p>-179.17890285986</text:p>
              </table:table-cell>
              <table:table-cell office:value-type="float" office:value="214.502742888422">
                <text:p>214.502742888422</text:p>
              </table:table-cell>
              <table:table-cell office:value-type="float" office:value="-935.790517784496">
                <text:p>-935.790517784496</text:p>
              </table:table-cell>
              <table:table-cell office:value-type="float" office:value="255.36833227882">
                <text:p>255.36833227882</text:p>
              </table:table-cell>
              <table:table-cell office:value-type="float" office:value="-226.06299616496">
                <text:p>-226.06299616496</text:p>
              </table:table-cell>
              <table:table-cell office:value-type="float" office:value="215.092683100191">
                <text:p>215.092683100191</text:p>
              </table:table-cell>
              <table:table-cell office:value-type="float" office:value="-998.682062075935">
                <text:p>-998.682062075935</text:p>
              </table:table-cell>
              <table:table-cell office:value-type="float" office:value="254.765209444437">
                <text:p>254.7652094444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0.470443823034">
                <text:p>-210.470443823034</text:p>
              </table:table-cell>
              <table:table-cell office:value-type="float" office:value="214.035030791037">
                <text:p>214.035030791037</text:p>
              </table:table-cell>
              <table:table-cell office:value-type="float" office:value="-981.051268881892">
                <text:p>-981.051268881892</text:p>
              </table:table-cell>
              <table:table-cell office:value-type="float" office:value="253.188218347971">
                <text:p>253.188218347971</text:p>
              </table:table-cell>
              <table:table-cell office:value-type="float" office:value="-258.668329983607">
                <text:p>-258.668329983607</text:p>
              </table:table-cell>
              <table:table-cell office:value-type="float" office:value="214.517864589117">
                <text:p>214.517864589117</text:p>
              </table:table-cell>
              <table:table-cell office:value-type="float" office:value="-1046.82756703504">
                <text:p>-1046.82756703504</text:p>
              </table:table-cell>
              <table:table-cell office:value-type="float" office:value="252.438925962137">
                <text:p>252.4389259621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42.334898548719">
                <text:p>-242.334898548719</text:p>
              </table:table-cell>
              <table:table-cell office:value-type="float" office:value="213.496508794262">
                <text:p>213.496508794262</text:p>
              </table:table-cell>
              <table:table-cell office:value-type="float" office:value="-1027.59966335491">
                <text:p>-1027.59966335491</text:p>
              </table:table-cell>
              <table:table-cell office:value-type="float" office:value="250.904663540516">
                <text:p>250.904663540516</text:p>
              </table:table-cell>
              <table:table-cell office:value-type="float" office:value="-291.926259933948">
                <text:p>-291.926259933948</text:p>
              </table:table-cell>
              <table:table-cell office:value-type="float" office:value="213.869139567041">
                <text:p>213.869139567041</text:p>
              </table:table-cell>
              <table:table-cell office:value-type="float" office:value="-1096.40502164645">
                <text:p>-1096.40502164645</text:p>
              </table:table-cell>
              <table:table-cell office:value-type="float" office:value="250.002470358478">
                <text:p>250.002470358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74.79207403136">
                <text:p>-274.79207403136</text:p>
              </table:table-cell>
              <table:table-cell office:value-type="float" office:value="212.885859740859">
                <text:p>212.885859740859</text:p>
              </table:table-cell>
              <table:table-cell office:value-type="float" office:value="-1075.46921324946">
                <text:p>-1075.46921324946</text:p>
              </table:table-cell>
              <table:table-cell office:value-type="float" office:value="248.514731955517">
                <text:p>248.514731955517</text:p>
              </table:table-cell>
              <table:table-cell office:value-type="float" office:value="-325.857779643606">
                <text:p>-325.857779643606</text:p>
              </table:table-cell>
              <table:table-cell office:value-type="float" office:value="213.145011167833">
                <text:p>213.145011167833</text:p>
              </table:table-cell>
              <table:table-cell office:value-type="float" office:value="-1147.45029545844">
                <text:p>-1147.45029545844</text:p>
              </table:table-cell>
              <table:table-cell office:value-type="float" office:value="247.452580813015">
                <text:p>247.452580813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07.860642545883">
                <text:p>-307.860642545883</text:p>
              </table:table-cell>
              <table:table-cell office:value-type="float" office:value="212.201724979646">
                <text:p>212.201724979646</text:p>
              </table:table-cell>
              <table:table-cell office:value-type="float" office:value="-1124.69125104873">
                <text:p>-1124.69125104873</text:p>
              </table:table-cell>
              <table:table-cell office:value-type="float" office:value="246.015418064297">
                <text:p>246.015418064297</text:p>
              </table:table-cell>
              <table:table-cell office:value-type="float" office:value="-360.482433601987">
                <text:p>-360.482433601987</text:p>
              </table:table-cell>
              <table:table-cell office:value-type="float" office:value="212.343939093162">
                <text:p>212.343939093162</text:p>
              </table:table-cell>
              <table:table-cell office:value-type="float" office:value="-1199.99647280181">
                <text:p>-1199.99647280181</text:p>
              </table:table-cell>
              <table:table-cell office:value-type="float" office:value="244.785921984567">
                <text:p>244.7859219845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41.557903975733">
                <text:p>-341.557903975733</text:p>
              </table:table-cell>
              <table:table-cell office:value-type="float" office:value="211.442707415256">
                <text:p>211.442707415256</text:p>
              </table:table-cell>
              <table:table-cell office:value-type="float" office:value="-1175.29447302559">
                <text:p>-1175.29447302559</text:p>
              </table:table-cell>
              <table:table-cell office:value-type="float" office:value="243.403652568685">
                <text:p>243.403652568685</text:p>
              </table:table-cell>
              <table:table-cell office:value-type="float" office:value="-395.81801912135">
                <text:p>-395.81801912135</text:p>
              </table:table-cell>
              <table:table-cell office:value-type="float" office:value="211.464343495115">
                <text:p>211.464343495115</text:p>
              </table:table-cell>
              <table:table-cell office:value-type="float" office:value="-1254.07327850205">
                <text:p>-1254.07327850205</text:p>
              </table:table-cell>
              <table:table-cell office:value-type="float" office:value="241.999092476784">
                <text:p>241.999092476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75.899523775445">
                <text:p>-375.899523775445</text:p>
              </table:table-cell>
              <table:table-cell office:value-type="float" office:value="210.607375140199">
                <text:p>210.607375140199</text:p>
              </table:table-cell>
              <table:table-cell office:value-type="float" office:value="-1227.30443424977">
                <text:p>-1227.30443424977</text:p>
              </table:table-cell>
              <table:table-cell office:value-type="float" office:value="240.676309381463">
                <text:p>240.676309381463</text:p>
              </table:table-cell>
              <table:table-cell office:value-type="float" office:value="-431.880258700836">
                <text:p>-431.880258700836</text:p>
              </table:table-cell>
              <table:table-cell office:value-type="float" office:value="210.504609586891">
                <text:p>210.504609586891</text:p>
              </table:table-cell>
              <table:table-cell office:value-type="float" office:value="-1309.70644639149">
                <text:p>-1309.70644639149</text:p>
              </table:table-cell>
              <table:table-cell office:value-type="float" office:value="239.088633707026">
                <text:p>239.088633707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10.899245330327">
                <text:p>-410.899245330327</text:p>
              </table:table-cell>
              <table:table-cell office:value-type="float" office:value="209.694265706132">
                <text:p>209.694265706132</text:p>
              </table:table-cell>
              <table:table-cell office:value-type="float" office:value="-1280.74299474612">
                <text:p>-1280.74299474612</text:p>
              </table:table-cell>
              <table:table-cell office:value-type="float" office:value="237.830213837583">
                <text:p>237.830213837583</text:p>
              </table:table-cell>
              <table:table-cell office:value-type="float" office:value="-468.682439239387">
                <text:p>-468.682439239387</text:p>
              </table:table-cell>
              <table:table-cell office:value-type="float" office:value="209.463093055248">
                <text:p>209.463093055248</text:p>
              </table:table-cell>
              <table:table-cell office:value-type="float" office:value="-1366.91702347619">
                <text:p>-1366.91702347619</text:p>
              </table:table-cell>
              <table:table-cell office:value-type="float" office:value="236.051040321523">
                <text:p>236.051040321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46.568575478743">
                <text:p>-446.568575478743</text:p>
              </table:table-cell>
              <table:table-cell office:value-type="float" office:value="208.701891093957">
                <text:p>208.701891093957</text:p>
              </table:table-cell>
              <table:table-cell office:value-type="float" office:value="-1335.62771313478">
                <text:p>-1335.62771313478</text:p>
              </table:table-cell>
              <table:table-cell office:value-type="float" office:value="234.862152252839">
                <text:p>234.862152252839</text:p>
              </table:table-cell>
              <table:table-cell office:value-type="float" office:value="-506.235019045782">
                <text:p>-506.235019045782</text:p>
              </table:table-cell>
              <table:table-cell office:value-type="float" office:value="208.338126346257">
                <text:p>208.338126346257</text:p>
              </table:table-cell>
              <table:table-cell office:value-type="float" office:value="-1425.72061187543">
                <text:p>-1425.72061187543</text:p>
              </table:table-cell>
              <table:table-cell office:value-type="float" office:value="232.882772295133">
                <text:p>232.882772295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82.916442995531">
                <text:p>-482.916442995531</text:p>
              </table:table-cell>
              <table:table-cell office:value-type="float" office:value="207.628743442856">
                <text:p>207.628743442856</text:p>
              </table:table-cell>
              <table:table-cell office:value-type="float" office:value="-1391.97118798371">
                <text:p>-1391.97118798371</text:p>
              </table:table-cell>
              <table:table-cell office:value-type="float" office:value="231.768882946209">
                <text:p>231.768882946209</text:p>
              </table:table-cell>
              <table:table-cell office:value-type="float" office:value="-544.545201317739">
                <text:p>-544.545201317739</text:p>
              </table:table-cell>
              <table:table-cell office:value-type="float" office:value="207.128025898884">
                <text:p>207.128025898884</text:p>
              </table:table-cell>
              <table:table-cell office:value-type="float" office:value="-1486.126545731">
                <text:p>-1486.126545731</text:p>
              </table:table-cell>
              <table:table-cell office:value-type="float" office:value="229.580268860175">
                <text:p>229.580268860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19.948829869676">
                <text:p>-519.948829869676</text:p>
              </table:table-cell>
              <table:table-cell office:value-type="float" office:value="206.473301598701">
                <text:p>206.473301598701</text:p>
              </table:table-cell>
              <table:table-cell office:value-type="float" office:value="-1449.7803467237">
                <text:p>-1449.7803467237</text:p>
              </table:table-cell>
              <table:table-cell office:value-type="float" office:value="228.547148842378">
                <text:p>228.547148842378</text:p>
              </table:table-cell>
              <table:table-cell office:value-type="float" office:value="-583.616474421014">
                <text:p>-583.616474421014</text:p>
              </table:table-cell>
              <table:table-cell office:value-type="float" office:value="205.831100400171">
                <text:p>205.831100400171</text:p>
              </table:table-cell>
              <table:table-cell office:value-type="float" office:value="-1548.13700390925">
                <text:p>-1548.13700390925</text:p>
              </table:table-cell>
              <table:table-cell office:value-type="float" office:value="226.139964407044">
                <text:p>226.139964407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57.668374881253">
                <text:p>-557.668374881253</text:p>
              </table:table-cell>
              <table:table-cell office:value-type="float" office:value="205.234038543409">
                <text:p>205.234038543409</text:p>
              </table:table-cell>
              <table:table-cell office:value-type="float" office:value="-1509.05568042816">
                <text:p>-1509.05568042816</text:p>
              </table:table-cell>
              <table:table-cell office:value-type="float" office:value="225.19369177476">
                <text:p>225.19369177476</text:p>
              </table:table-cell>
              <table:table-cell office:value-type="float" office:value="-623.448119748353">
                <text:p>-623.448119748353</text:p>
              </table:table-cell>
              <table:table-cell office:value-type="float" office:value="204.445660134063">
                <text:p>204.445660134063</text:p>
              </table:table-cell>
              <table:table-cell office:value-type="float" office:value="-1611.74606016509">
                <text:p>-1611.74606016509</text:p>
              </table:table-cell>
              <table:table-cell office:value-type="float" office:value="222.558306495566">
                <text:p>222.558306495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96.073951581246">
                <text:p>-596.073951581246</text:p>
              </table:table-cell>
              <table:table-cell office:value-type="float" office:value="203.909429762118">
                <text:p>203.909429762118</text:p>
              </table:table-cell>
              <table:table-cell office:value-type="float" office:value="-1569.79042959726">
                <text:p>-1569.79042959726</text:p>
              </table:table-cell>
              <table:table-cell office:value-type="float" office:value="221.705268597877">
                <text:p>221.705268597877</text:p>
              </table:table-cell>
              <table:table-cell office:value-type="float" office:value="-664.034688873407">
                <text:p>-664.034688873407</text:p>
              </table:table-cell>
              <table:table-cell office:value-type="float" office:value="202.970027492123">
                <text:p>202.970027492123</text:p>
              </table:table-cell>
              <table:table-cell office:value-type="float" office:value="-1676.93867357066">
                <text:p>-1676.93867357066</text:p>
              </table:table-cell>
              <table:table-cell office:value-type="float" office:value="218.831776109853">
                <text:p>218.8317761098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635.160220872813">
                <text:p>-635.160220872813</text:p>
              </table:table-cell>
              <table:table-cell office:value-type="float" office:value="202.497962604622">
                <text:p>202.497962604622</text:p>
              </table:table-cell>
              <table:table-cell office:value-type="float" office:value="-1631.96972030747">
                <text:p>-1631.96972030747</text:p>
              </table:table-cell>
              <table:table-cell office:value-type="float" office:value="218.078669219416">
                <text:p>218.078669219416</text:p>
              </table:table-cell>
              <table:table-cell office:value-type="float" office:value="-705.365452733417">
                <text:p>-705.365452733417</text:p>
              </table:table-cell>
              <table:table-cell office:value-type="float" office:value="201.40254870827">
                <text:p>201.40254870827</text:p>
              </table:table-cell>
              <table:table-cell office:value-type="float" office:value="-1743.68962522891">
                <text:p>-1743.68962522891</text:p>
              </table:table-cell>
              <table:table-cell office:value-type="float" office:value="214.956910276011">
                <text:p>214.956910276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74.917161327784">
                <text:p>-674.917161327784</text:p>
              </table:table-cell>
              <table:table-cell office:value-type="float" office:value="200.998146690561">
                <text:p>200.998146690561</text:p>
              </table:table-cell>
              <table:table-cell office:value-type="float" office:value="-1695.56965763306">
                <text:p>-1695.56965763306</text:p>
              </table:table-cell>
              <table:table-cell office:value-type="float" office:value="214.310736646898">
                <text:p>214.310736646898</text:p>
              </table:table-cell>
              <table:table-cell office:value-type="float" office:value="-747.423826400393">
                <text:p>-747.423826400393</text:p>
              </table:table-cell>
              <table:table-cell office:value-type="float" office:value="199.741606871825">
                <text:p>199.741606871825</text:p>
              </table:table-cell>
              <table:table-cell office:value-type="float" office:value="-1811.96240753394">
                <text:p>-1811.96240753394</text:p>
              </table:table-cell>
              <table:table-cell office:value-type="float" office:value="210.930327148158">
                <text:p>210.930327148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15.329580216846">
                <text:p>-715.329580216846</text:p>
              </table:table-cell>
              <table:table-cell office:value-type="float" office:value="199.40852540119">
                <text:p>199.40852540119</text:p>
              </table:table-cell>
              <table:table-cell office:value-type="float" office:value="-1760.55638149066">
                <text:p>-1760.55638149066</text:p>
              </table:table-cell>
              <table:table-cell office:value-type="float" office:value="210.398389132474">
                <text:p>210.398389132474</text:p>
              </table:table-cell>
              <table:table-cell office:value-type="float" office:value="-790.186775190414">
                <text:p>-790.186775190414</text:p>
              </table:table-cell>
              <table:table-cell office:value-type="float" office:value="197.985636260291">
                <text:p>197.985636260291</text:p>
              </table:table-cell>
              <table:table-cell office:value-type="float" office:value="-1881.70807744861">
                <text:p>-1881.70807744861</text:p>
              </table:table-cell>
              <table:table-cell office:value-type="float" office:value="206.748753642717">
                <text:p>206.748753642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56.376609710934">
                <text:p>-756.376609710934</text:p>
              </table:table-cell>
              <table:table-cell office:value-type="float" office:value="197.727688490721">
                <text:p>197.727688490721</text:p>
              </table:table-cell>
              <table:table-cell office:value-type="float" office:value="-1826.88509401757">
                <text:p>-1826.88509401757</text:p>
              </table:table-cell>
              <table:table-cell office:value-type="float" office:value="206.338644479102">
                <text:p>206.338644479102</text:p>
              </table:table-cell>
              <table:table-cell office:value-type="float" office:value="-833.624207806025">
                <text:p>-833.624207806025</text:p>
              </table:table-cell>
              <table:table-cell office:value-type="float" office:value="196.133138020722">
                <text:p>196.133138020722</text:p>
              </table:table-cell>
              <table:table-cell office:value-type="float" office:value="-1952.86408475766">
                <text:p>-1952.86408475766</text:p>
              </table:table-cell>
              <table:table-cell office:value-type="float" office:value="202.409055676588">
                <text:p>202.409055676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98.031193315723">
                <text:p>-798.031193315723</text:p>
              </table:table-cell>
              <table:table-cell office:value-type="float" office:value="195.954285838909">
                <text:p>195.954285838909</text:p>
              </table:table-cell>
              <table:table-cell office:value-type="float" office:value="-1894.49906788248">
                <text:p>-1894.49906788248</text:p>
              </table:table-cell>
              <table:table-cell office:value-type="float" office:value="202.128646550474">
                <text:p>202.128646550474</text:p>
              </table:table-cell>
              <table:table-cell office:value-type="float" office:value="-877.698366241226">
                <text:p>-877.698366241226</text:p>
              </table:table-cell>
              <table:table-cell office:value-type="float" office:value="194.182697206853">
                <text:p>194.182697206853</text:p>
              </table:table-cell>
              <table:table-cell office:value-type="float" office:value="-2025.35309396119">
                <text:p>-2025.35309396119</text:p>
              </table:table-cell>
              <table:table-cell office:value-type="float" office:value="197.908271023341">
                <text:p>197.9082710233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40.259570242807">
                <text:p>-840.259570242807</text:p>
              </table:table-cell>
              <table:table-cell office:value-type="float" office:value="194.08704234948">
                <text:p>194.08704234948</text:p>
              </table:table-cell>
              <table:table-cell office:value-type="float" office:value="-1963.32865059041">
                <text:p>-1963.32865059041</text:p>
              </table:table-cell>
              <table:table-cell office:value-type="float" office:value="197.765693993607">
                <text:p>197.765693993607</text:p>
              </table:table-cell>
              <table:table-cell office:value-type="float" office:value="-922.36322110228">
                <text:p>-922.36322110228</text:p>
              </table:table-cell>
              <table:table-cell office:value-type="float" office:value="192.133001159959">
                <text:p>192.133001159959</text:p>
              </table:table-cell>
              <table:table-cell office:value-type="float" office:value="-2099.08181676944">
                <text:p>-2099.08181676944</text:p>
              </table:table-cell>
              <table:table-cell office:value-type="float" office:value="193.243644763854">
                <text:p>193.2436447638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83.020764554985">
                <text:p>-883.020764554985</text:p>
              </table:table-cell>
              <table:table-cell office:value-type="float" office:value="192.124773983802">
                <text:p>192.124773983802</text:p>
              </table:table-cell>
              <table:table-cell office:value-type="float" office:value="-2033.29027824957">
                <text:p>-2033.29027824957</text:p>
              </table:table-cell>
              <table:table-cell office:value-type="float" office:value="193.247271153052">
                <text:p>193.247271153052</text:p>
              </table:table-cell>
              <table:table-cell office:value-type="float" office:value="-967.563885780329">
                <text:p>-967.563885780329</text:p>
              </table:table-cell>
              <table:table-cell office:value-type="float" office:value="189.982859191558">
                <text:p>189.982859191558</text:p>
              </table:table-cell>
              <table:table-cell office:value-type="float" office:value="-2173.93988087977">
                <text:p>-2173.93988087977</text:p>
              </table:table-cell>
              <table:table-cell office:value-type="float" office:value="188.412667250788">
                <text:p>188.4126672507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926.266090616572">
                <text:p>-926.266090616572</text:p>
              </table:table-cell>
              <table:table-cell office:value-type="float" office:value="190.066404893543">
                <text:p>190.066404893543</text:p>
              </table:table-cell>
              <table:table-cell office:value-type="float" office:value="-2104.28552046906">
                <text:p>-2104.28552046906</text:p>
              </table:table-cell>
              <table:table-cell office:value-type="float" office:value="188.571081107565">
                <text:p>188.571081107565</text:p>
              </table:table-cell>
              <table:table-cell office:value-type="float" office:value="-1013.2360624312">
                <text:p>-1013.2360624312</text:p>
              </table:table-cell>
              <table:table-cell office:value-type="float" office:value="187.731223497266">
                <text:p>187.731223497266</text:p>
              </table:table-cell>
              <table:table-cell office:value-type="float" office:value="-2249.79876041104">
                <text:p>-2249.79876041104</text:p>
              </table:table-cell>
              <table:table-cell office:value-type="float" office:value="183.413114449874">
                <text:p>183.413114449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69.938684293368">
                <text:p>-969.938684293368</text:p>
              </table:table-cell>
              <table:table-cell office:value-type="float" office:value="187.910985595114">
                <text:p>187.910985595114</text:p>
              </table:table-cell>
              <table:table-cell office:value-type="float" office:value="-2176.20017514449">
                <text:p>-2176.20017514449</text:p>
              </table:table-cell>
              <table:table-cell office:value-type="float" office:value="183.735080718355">
                <text:p>183.735080718355</text:p>
              </table:table-cell>
              <table:table-cell office:value-type="float" office:value="-1059.30553672934">
                <text:p>-1059.30553672934</text:p>
              </table:table-cell>
              <table:table-cell office:value-type="float" office:value="185.377211193423">
                <text:p>185.377211193423</text:p>
              </table:table-cell>
              <table:table-cell office:value-type="float" office:value="-2326.51080030642">
                <text:p>-2326.51080030642</text:p>
              </table:table-cell>
              <table:table-cell office:value-type="float" office:value="178.243090449193">
                <text:p>178.243090449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13.97307395693">
                <text:p>-1013.97307395693</text:p>
              </table:table-cell>
              <table:table-cell office:value-type="float" office:value="185.657712097431">
                <text:p>185.657712097431</text:p>
              </table:table-cell>
              <table:table-cell office:value-type="float" office:value="-2248.90344042329">
                <text:p>-2248.90344042329</text:p>
              </table:table-cell>
              <table:table-cell office:value-type="float" office:value="178.737517517415">
                <text:p>178.737517517415</text:p>
              </table:table-cell>
              <table:table-cell office:value-type="float" office:value="-1105.68773842601">
                <text:p>-1105.68773842601</text:p>
              </table:table-cell>
              <table:table-cell office:value-type="float" office:value="182.920127330254">
                <text:p>182.920127330254</text:p>
              </table:table-cell>
              <table:table-cell office:value-type="float" office:value="-2403.90836814917">
                <text:p>-2403.90836814917</text:p>
              </table:table-cell>
              <table:table-cell office:value-type="float" office:value="172.901071853306">
                <text:p>172.9010718533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58.2948050083">
                <text:p>-1058.2948050083</text:p>
              </table:table-cell>
              <table:table-cell office:value-type="float" office:value="183.30594586408">
                <text:p>183.30594586408</text:p>
              </table:table-cell>
              <table:table-cell office:value-type="float" office:value="-2322.24718950761">
                <text:p>-2322.24718950761</text:p>
              </table:table-cell>
              <table:table-cell office:value-type="float" office:value="173.576968207398">
                <text:p>173.576968207398</text:p>
              </table:table-cell>
              <table:table-cell office:value-type="float" office:value="-1152.28738827305">
                <text:p>-1152.28738827305</text:p>
              </table:table-cell>
              <table:table-cell office:value-type="float" office:value="180.359488689648">
                <text:p>180.359488689648</text:p>
              </table:table-cell>
              <table:table-cell office:value-type="float" office:value="-2481.80317262012">
                <text:p>-2481.80317262012</text:p>
              </table:table-cell>
              <table:table-cell office:value-type="float" office:value="167.385953691928">
                <text:p>167.3859536919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02.82013371105">
                <text:p>-1102.82013371105</text:p>
              </table:table-cell>
              <table:table-cell office:value-type="float" office:value="180.855234455833">
                <text:p>180.855234455833</text:p>
              </table:table-cell>
              <table:table-cell office:value-type="float" office:value="-2396.06537982255">
                <text:p>-2396.06537982255</text:p>
              </table:table-cell>
              <table:table-cell office:value-type="float" office:value="168.252378474459">
                <text:p>168.252378474459</text:p>
              </table:table-cell>
              <table:table-cell office:value-type="float" office:value="-1198.99825155663">
                <text:p>-1198.99825155663</text:p>
              </table:table-cell>
              <table:table-cell office:value-type="float" office:value="177.695048130633">
                <text:p>177.695048130633</text:p>
              </table:table-cell>
              <table:table-cell office:value-type="float" office:value="-2559.98578806164">
                <text:p>-2559.98578806164</text:p>
              </table:table-cell>
              <table:table-cell office:value-type="float" office:value="161.697096385124">
                <text:p>161.6970963851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47.45580707616">
                <text:p>-1147.45580707616</text:p>
              </table:table-cell>
              <table:table-cell office:value-type="float" office:value="178.30533266233">
                <text:p>178.30533266233</text:p>
              </table:table-cell>
              <table:table-cell office:value-type="float" office:value="-2470.17362826796">
                <text:p>-2470.17362826796</text:p>
              </table:table-cell>
              <table:table-cell office:value-type="float" office:value="162.763103744975">
                <text:p>162.763103744975</text:p>
              </table:table-cell>
              <table:table-cell office:value-type="float" office:value="-1245.70302123107">
                <text:p>-1245.70302123107</text:p>
              </table:table-cell>
              <table:table-cell office:value-type="float" office:value="174.926819194564">
                <text:p>174.926819194564</text:p>
              </table:table-cell>
              <table:table-cell office:value-type="float" office:value="-2638.22542918845">
                <text:p>-2638.22542918845</text:p>
              </table:table-cell>
              <table:table-cell office:value-type="float" office:value="155.83437320915">
                <text:p>155.83437320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192.09894628362">
                <text:p>-1192.09894628362</text:p>
              </table:table-cell>
              <table:table-cell office:value-type="float" office:value="175.656223892811">
                <text:p>175.656223892811</text:p>
              </table:table-cell>
              <table:table-cell office:value-type="float" office:value="-2544.36898628029">
                <text:p>-2544.36898628029</text:p>
              </table:table-cell>
              <table:table-cell office:value-type="float" office:value="157.108950442129">
                <text:p>157.108950442129</text:p>
              </table:table-cell>
              <table:table-cell office:value-type="float" office:value="-1292.27335230734">
                <text:p>-1292.27335230734</text:p>
              </table:table-cell>
              <table:table-cell office:value-type="float" office:value="172.055100633881">
                <text:p>172.055100633881</text:p>
              </table:table-cell>
              <table:table-cell office:value-type="float" office:value="-2716.27001813222">
                <text:p>-2716.27001813222</text:p>
              </table:table-cell>
              <table:table-cell office:value-type="float" office:value="149.798217613301">
                <text:p>149.7982176133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236.63705196009">
                <text:p>-1236.63705196009</text:p>
              </table:table-cell>
              <table:table-cell office:value-type="float" office:value="172.908141555122">
                <text:p>172.908141555122</text:p>
              </table:table-cell>
              <table:table-cell office:value-type="float" office:value="-2618.42995060668">
                <text:p>-2618.42995060668</text:p>
              </table:table-cell>
              <table:table-cell office:value-type="float" office:value="151.290217218559">
                <text:p>151.290217218559</text:p>
              </table:table-cell>
              <table:table-cell office:value-type="float" office:value="-1338.57007060126">
                <text:p>-1338.57007060126</text:p>
              </table:table-cell>
              <table:table-cell office:value-type="float" office:value="169.080500476989">
                <text:p>169.080500476989</text:p>
              </table:table-cell>
              <table:table-cell office:value-type="float" office:value="-2793.84658833223">
                <text:p>-2793.84658833223</text:p>
              </table:table-cell>
              <table:table-cell office:value-type="float" office:value="143.589669639229">
                <text:p>143.589669639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80.94814893576">
                <text:p>-1280.94814893576</text:p>
              </table:table-cell>
              <table:table-cell office:value-type="float" office:value="170.061590113043">
                <text:p>170.061590113043</text:p>
              </table:table-cell>
              <table:table-cell office:value-type="float" office:value="-2692.1167433165">
                <text:p>-2692.1167433165</text:p>
              </table:table-cell>
              <table:table-cell office:value-type="float" office:value="145.307735566745">
                <text:p>145.307735566745</text:p>
              </table:table-cell>
              <table:table-cell office:value-type="float" office:value="-1384.44357687455">
                <text:p>-1384.44357687455</text:p>
              </table:table-cell>
              <table:table-cell office:value-type="float" office:value="166.003959195046">
                <text:p>166.003959195046</text:p>
              </table:table-cell>
              <table:table-cell office:value-type="float" office:value="-2870.66206542178">
                <text:p>-2870.66206542178</text:p>
              </table:table-cell>
              <table:table-cell office:value-type="float" office:value="137.210420604958">
                <text:p>137.2104206049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324.90108785301">
                <text:p>-1324.90108785301</text:p>
              </table:table-cell>
              <table:table-cell office:value-type="float" office:value="167.117365473369">
                <text:p>167.117365473369</text:p>
              </table:table-cell>
              <table:table-cell office:value-type="float" office:value="-2765.17189454097">
                <text:p>-2765.17189454097</text:p>
              </table:table-cell>
              <table:table-cell office:value-type="float" office:value="139.162909134431">
                <text:p>139.162909134431</text:p>
              </table:table-cell>
              <table:table-cell office:value-type="float" office:value="-1429.73446522625">
                <text:p>-1429.73446522625</text:p>
              </table:table-cell>
              <table:table-cell office:value-type="float" office:value="162.826771494543">
                <text:p>162.826771494543</text:p>
              </table:table-cell>
              <table:table-cell office:value-type="float" office:value="-2946.404462365">
                <text:p>-2946.404462365</text:p>
              </table:table-cell>
              <table:table-cell office:value-type="float" office:value="130.662855133036">
                <text:p>130.662855133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368.35601957223">
                <text:p>-1368.35601957223</text:p>
              </table:table-cell>
              <table:table-cell office:value-type="float" office:value="164.076574318764">
                <text:p>164.076574318764</text:p>
              </table:table-cell>
              <table:table-cell office:value-type="float" office:value="-2837.32115956099">
                <text:p>-2837.32115956099</text:p>
              </table:table-cell>
              <table:table-cell office:value-type="float" office:value="132.857751002074">
                <text:p>132.857751002074</text:p>
              </table:table-cell>
              <table:table-cell office:value-type="float" office:value="-1474.27437215466">
                <text:p>-1474.27437215466</text:p>
              </table:table-cell>
              <table:table-cell office:value-type="float" office:value="159.550606223088">
                <text:p>159.550606223088</text:p>
              </table:table-cell>
              <table:table-cell office:value-type="float" office:value="-3020.74451995189">
                <text:p>-3020.74451995189</text:p>
              </table:table-cell>
              <table:table-cell office:value-type="float" office:value="123.950089533143">
                <text:p>123.950089533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411.1650556524">
                <text:p>-1411.1650556524</text:p>
              </table:table-cell>
              <table:table-cell office:value-type="float" office:value="160.94065197287">
                <text:p>160.94065197287</text:p>
              </table:table-cell>
              <table:table-cell office:value-type="float" office:value="-2908.27479454251">
                <text:p>-2908.27479454251</text:p>
              </table:table-cell>
              <table:table-cell office:value-type="float" office:value="126.394918125312">
                <text:p>126.394918125312</text:p>
              </table:table-cell>
              <table:table-cell office:value-type="float" office:value="-1517.88706801643">
                <text:p>-1517.88706801643</text:p>
              </table:table-cell>
              <table:table-cell office:value-type="float" office:value="156.177523849718">
                <text:p>156.177523849718</text:p>
              </table:table-cell>
              <table:table-cell office:value-type="float" office:value="-3093.33781513814">
                <text:p>-3093.33781513814</text:p>
              </table:table-cell>
              <table:table-cell office:value-type="float" office:value="117.076005499503">
                <text:p>117.0760054995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53.17312541017">
                <text:p>-1453.17312541017</text:p>
              </table:table-cell>
              <table:table-cell office:value-type="float" office:value="157.711378360847">
                <text:p>157.711378360847</text:p>
              </table:table-cell>
              <table:table-cell office:value-type="float" office:value="-2977.72921249638">
                <text:p>-2977.72921249638</text:p>
              </table:table-cell>
              <table:table-cell office:value-type="float" office:value="119.777742097543">
                <text:p>119.777742097543</text:p>
              </table:table-cell>
              <table:table-cell office:value-type="float" office:value="-1560.38979654319">
                <text:p>-1560.38979654319</text:p>
              </table:table-cell>
              <table:table-cell office:value-type="float" office:value="152.709990968511">
                <text:p>152.709990968511</text:p>
              </table:table-cell>
              <table:table-cell office:value-type="float" office:value="-3163.82734887263">
                <text:p>-3163.82734887263</text:p>
              </table:table-cell>
              <table:table-cell office:value-type="float" office:value="110.045278057564">
                <text:p>110.045278057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94.21903650993">
                <text:p>-1494.21903650993</text:p>
              </table:table-cell>
              <table:table-cell office:value-type="float" office:value="154.390891613048">
                <text:p>154.390891613048</text:p>
              </table:table-cell>
              <table:table-cell office:value-type="float" office:value="-3045.36903195768">
                <text:p>-3045.36903195768</text:p>
              </table:table-cell>
              <table:table-cell office:value-type="float" office:value="113.010255359859">
                <text:p>113.010255359859</text:p>
              </table:table-cell>
              <table:table-cell office:value-type="float" office:value="-1601.59486256259">
                <text:p>-1601.59486256259</text:p>
              </table:table-cell>
              <table:table-cell office:value-type="float" office:value="149.150891273928">
                <text:p>149.150891273928</text:p>
              </table:table-cell>
              <table:table-cell office:value-type="float" office:value="-3231.84661288906">
                <text:p>-3231.84661288906</text:p>
              </table:table-cell>
              <table:table-cell office:value-type="float" office:value="102.863396695588">
                <text:p>102.863396695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534.13673961417">
                <text:p>-1534.13673961417</text:p>
              </table:table-cell>
              <table:table-cell office:value-type="float" office:value="150.98169885835">
                <text:p>150.98169885835</text:p>
              </table:table-cell>
              <table:table-cell office:value-type="float" office:value="-3110.86951994412">
                <text:p>-3110.86951994412</text:p>
              </table:table-cell>
              <table:table-cell office:value-type="float" office:value="106.097211982205">
                <text:p>106.097211982205</text:p>
              </table:table-cell>
              <table:table-cell office:value-type="float" office:value="-1641.31145952357">
                <text:p>-1641.31145952357</text:p>
              </table:table-cell>
              <table:table-cell office:value-type="float" office:value="145.503532474987">
                <text:p>145.503532474987</text:p>
              </table:table-cell>
              <table:table-cell office:value-type="float" office:value="-3297.02311967459">
                <text:p>-3297.02311967459</text:p>
              </table:table-cell>
              <table:table-cell office:value-type="float" office:value="95.5366786518667">
                <text:p>95.5366786518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72.75679405277">
                <text:p>-1572.75679405277</text:p>
              </table:table-cell>
              <table:table-cell office:value-type="float" office:value="147.486683760454">
                <text:p>147.486683760454</text:p>
              </table:table-cell>
              <table:table-cell office:value-type="float" office:value="-3173.89942292039">
                <text:p>-3173.89942292039</text:p>
              </table:table-cell>
              <table:table-cell office:value-type="float" office:value="99.0441021534934">
                <text:p>99.0441021534934</text:p>
              </table:table-cell>
              <table:table-cell office:value-type="float" office:value="-1679.34771958294">
                <text:p>-1679.34771958294</text:p>
              </table:table-cell>
              <table:table-cell office:value-type="float" office:value="141.771648653691">
                <text:p>141.771648653691</text:p>
              </table:table-cell>
              <table:table-cell office:value-type="float" office:value="-3358.98236222846">
                <text:p>-3358.98236222846</text:p>
              </table:table-cell>
              <table:table-cell office:value-type="float" office:value="88.0722734024701">
                <text:p>88.07227340247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09.90802321876">
                <text:p>-1609.90802321876</text:p>
              </table:table-cell>
              <table:table-cell office:value-type="float" office:value="143.909110375524">
                <text:p>143.909110375524</text:p>
              </table:table-cell>
              <table:table-cell office:value-type="float" office:value="-3234.1241642257">
                <text:p>-3234.1241642257</text:p>
              </table:table-cell>
              <table:table-cell office:value-type="float" office:value="91.8571595663252">
                <text:p>91.8571595663252</text:p>
              </table:table-cell>
              <table:table-cell office:value-type="float" office:value="-1715.51296160835">
                <text:p>-1715.51296160835</text:p>
              </table:table-cell>
              <table:table-cell office:value-type="float" office:value="137.959397627895">
                <text:p>137.959397627895</text:p>
              </table:table-cell>
              <table:table-cell office:value-type="float" office:value="-3417.35215600764">
                <text:p>-3417.35215600764</text:p>
              </table:table-cell>
              <table:table-cell office:value-type="float" office:value="80.4781575002309">
                <text:p>80.4781575002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45.41934248216">
                <text:p>-1645.41934248216</text:p>
              </table:table-cell>
              <table:table-cell office:value-type="float" office:value="140.252622947786">
                <text:p>140.252622947786</text:p>
              </table:table-cell>
              <table:table-cell office:value-type="float" office:value="-3291.20937465255">
                <text:p>-3291.20937465255</text:p>
              </table:table-cell>
              <table:table-cell office:value-type="float" office:value="84.5433609559862">
                <text:p>84.5433609559862</text:p>
              </table:table-cell>
              <table:table-cell office:value-type="float" office:value="-1749.62010115557">
                <text:p>-1749.62010115557</text:p>
              </table:table-cell>
              <table:table-cell office:value-type="float" office:value="134.07135295866">
                <text:p>134.07135295866</text:p>
              </table:table-cell>
              <table:table-cell office:value-type="float" office:value="-3471.7672931373">
                <text:p>-3471.7672931373</text:p>
              </table:table-cell>
              <table:table-cell office:value-type="float" office:value="72.7631190710369">
                <text:p>72.7631190710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679.12173500884">
                <text:p>-1679.12173500884</text:p>
              </table:table-cell>
              <table:table-cell office:value-type="float" office:value="136.521241314433">
                <text:p>136.521241314433</text:p>
              </table:table-cell>
              <table:table-cell office:value-type="float" office:value="-3344.82470845849">
                <text:p>-3344.82470845849</text:p>
              </table:table-cell>
              <table:table-cell office:value-type="float" office:value="77.1104171594118">
                <text:p>77.1104171594118</text:p>
              </table:table-cell>
              <table:table-cell office:value-type="float" office:value="-1781.48817850026">
                <text:p>-1781.48817850026</text:p>
              </table:table-cell>
              <table:table-cell office:value-type="float" office:value="130.112490339771">
                <text:p>130.112490339771</text:p>
              </table:table-cell>
              <table:table-cell office:value-type="float" office:value="-3521.87442536376">
                <text:p>-3521.87442536376</text:p>
              </table:table-cell>
              <table:table-cell office:value-type="float" office:value="64.9367314591174">
                <text:p>64.9367314591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10.85034375206">
                <text:p>-1710.85034375206</text:p>
              </table:table-cell>
              <table:table-cell office:value-type="float" office:value="132.71935166165">
                <text:p>132.71935166165</text:p>
              </table:table-cell>
              <table:table-cell office:value-type="float" office:value="-3394.64788366001">
                <text:p>-3394.64788366001</text:p>
              </table:table-cell>
              <table:table-cell office:value-type="float" office:value="69.5667551957229">
                <text:p>69.5667551957229</text:p>
              </table:table-cell>
              <table:table-cell office:value-type="float" office:value="-1810.94495326558">
                <text:p>-1810.94495326558</text:p>
              </table:table-cell>
              <table:table-cell office:value-type="float" office:value="126.088168221403">
                <text:p>126.088168221403</text:p>
              </table:table-cell>
              <table:table-cell office:value-type="float" office:value="-3567.33707450665">
                <text:p>-3567.33707450665</text:p>
              </table:table-cell>
              <table:table-cell office:value-type="float" office:value="57.0093157379915">
                <text:p>57.00931573799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740.4466410872">
                <text:p>-1740.4466410872</text:p>
              </table:table-cell>
              <table:table-cell office:value-type="float" office:value="128.851692459234">
                <text:p>128.851692459234</text:p>
              </table:table-cell>
              <table:table-cell office:value-type="float" office:value="-3440.36887240414">
                <text:p>-3440.36887240414</text:p>
              </table:table-cell>
              <table:table-cell office:value-type="float" office:value="61.9214910348248">
                <text:p>61.9214910348248</text:p>
              </table:table-cell>
              <table:table-cell office:value-type="float" office:value="-1837.82950573463">
                <text:p>-1837.82950573463</text:p>
              </table:table-cell>
              <table:table-cell office:value-type="float" office:value="122.004102653104">
                <text:p>122.004102653104</text:p>
              </table:table-cell>
              <table:table-cell office:value-type="float" office:value="-3607.84065644786">
                <text:p>-3607.84065644786</text:p>
              </table:table-cell>
              <table:table-cell office:value-type="float" office:value="48.9918920569963">
                <text:p>48.9918920569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767.76063175581">
                <text:p>-1767.76063175581</text:p>
              </table:table-cell>
              <table:table-cell office:value-type="float" office:value="124.923335499777">
                <text:p>124.923335499777</text:p>
              </table:table-cell>
              <table:table-cell office:value-type="float" office:value="-3481.69415514427">
                <text:p>-3481.69415514427</text:p>
              </table:table-cell>
              <table:table-cell office:value-type="float" office:value="54.184392912282">
                <text:p>54.184392912282</text:p>
              </table:table-cell>
              <table:table-cell office:value-type="float" office:value="-1861.99478081033">
                <text:p>-1861.99478081033</text:p>
              </table:table-cell>
              <table:table-cell office:value-type="float" office:value="117.866336473525">
                <text:p>117.866336473525</text:p>
              </table:table-cell>
              <table:table-cell office:value-type="float" office:value="-3643.09739376502">
                <text:p>-3643.09739376502</text:p>
              </table:table-cell>
              <table:table-cell office:value-type="float" office:value="40.8961200708518">
                <text:p>40.89612007085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792.65303953628">
                <text:p>-1792.65303953628</text:p>
              </table:table-cell>
              <table:table-cell office:value-type="float" office:value="120.939662078585">
                <text:p>120.939662078585</text:p>
              </table:table-cell>
              <table:table-cell office:value-type="float" office:value="-3518.35094368518">
                <text:p>-3518.35094368518</text:p>
              </table:table-cell>
              <table:table-cell office:value-type="float" office:value="46.3658352596482">
                <text:p>46.3658352596482</text:p>
              </table:table-cell>
              <table:table-cell office:value-type="float" office:value="-1883.31000749194">
                <text:p>-1883.31000749194</text:p>
              </table:table-cell>
              <table:table-cell office:value-type="float" office:value="113.681203123543">
                <text:p>113.681203123543</text:p>
              </table:table-cell>
              <table:table-cell office:value-type="float" office:value="-3672.85098810598">
                <text:p>-3672.85098810598</text:p>
              </table:table-cell>
              <table:table-cell office:value-type="float" office:value="32.7342289861718">
                <text:p>32.73422898617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14.99742573326">
                <text:p>-1814.99742573326</text:p>
              </table:table-cell>
              <table:table-cell office:value-type="float" office:value="116.906334465845">
                <text:p>116.906334465845</text:p>
              </table:table-cell>
              <table:table-cell office:value-type="float" office:value="-3550.09127209556">
                <text:p>-3550.09127209556</text:p>
              </table:table-cell>
              <table:table-cell office:value-type="float" office:value="38.4767435438803">
                <text:p>38.4767435438803</text:p>
              </table:table-cell>
              <table:table-cell office:value-type="float" office:value="-1901.66292618169">
                <text:p>-1901.66292618169</text:p>
              </table:table-cell>
              <table:table-cell office:value-type="float" office:value="109.455285509806">
                <text:p>109.455285509806</text:p>
              </table:table-cell>
              <table:table-cell office:value-type="float" office:value="-3696.88092113883">
                <text:p>-3696.88092113883</text:p>
              </table:table-cell>
              <table:table-cell office:value-type="float" office:value="24.5189380503078">
                <text:p>24.51893805030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34.68218446127">
                <text:p>-1834.68218446127</text:p>
              </table:table-cell>
              <table:table-cell office:value-type="float" office:value="112.82926294482">
                <text:p>112.82926294482</text:p>
              </table:table-cell>
              <table:table-cell office:value-type="float" office:value="-3576.69584982489">
                <text:p>-3576.69584982489</text:p>
              </table:table-cell>
              <table:table-cell office:value-type="float" office:value="30.5285305442695">
                <text:p>30.5285305442695</text:p>
              </table:table-cell>
              <table:table-cell office:value-type="float" office:value="-1916.96175861875">
                <text:p>-1916.96175861875</text:p>
              </table:table-cell>
              <table:table-cell office:value-type="float" office:value="105.195370490653">
                <text:p>105.195370490653</text:p>
              </table:table-cell>
              <table:table-cell office:value-type="float" office:value="-3715.00625826442">
                <text:p>-3715.00625826442</text:p>
              </table:table-cell>
              <table:table-cell office:value-type="float" office:value="16.263368587498">
                <text:p>16.263368587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851.6123618074">
                <text:p>-1851.6123618074</text:p>
              </table:table-cell>
              <table:table-cell office:value-type="float" office:value="108.71456880747">
                <text:p>108.71456880747</text:p>
              </table:table-cell>
              <table:table-cell office:value-type="float" office:value="-3597.97757437136">
                <text:p>-3597.97757437136</text:p>
              </table:table-cell>
              <table:table-cell office:value-type="float" office:value="22.5330248234442">
                <text:p>22.5330248234442</text:p>
              </table:table-cell>
              <table:table-cell office:value-type="float" office:value="-1929.1368606736">
                <text:p>-1929.1368606736</text:p>
              </table:table-cell>
              <table:table-cell office:value-type="float" office:value="100.908399689156">
                <text:p>100.908399689156</text:p>
              </table:table-cell>
              <table:table-cell office:value-type="float" office:value="-3727.08884001234">
                <text:p>-3727.08884001234</text:p>
              </table:table-cell>
              <table:table-cell office:value-type="float" office:value="7.98094894302608">
                <text:p>7.98094894302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65.71124748042">
                <text:p>-1865.71124748042</text:p>
              </table:table-cell>
              <table:table-cell office:value-type="float" office:value="104.568543813069">
                <text:p>104.568543813069</text:p>
              </table:table-cell>
              <table:table-cell office:value-type="float" office:value="-3613.78460445046">
                <text:p>-3613.78460445046</text:p>
              </table:table-cell>
              <table:table-cell office:value-type="float" office:value="14.5023923691099">
                <text:p>14.5023923691099</text:p>
              </table:table-cell>
              <table:table-cell office:value-type="float" office:value="-1938.14200625322">
                <text:p>-1938.14200625322</text:p>
              </table:table-cell>
              <table:table-cell office:value-type="float" office:value="96.6014174530379">
                <text:p>96.6014174530379</text:p>
              </table:table-cell>
              <table:table-cell office:value-type="float" office:value="-3733.03576059648">
                <text:p>-3733.03576059648</text:p>
              </table:table-cell>
              <table:table-cell office:value-type="float" office:value="-0.314686080521653">
                <text:p>-0.3146860805216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76.92169320798">
                <text:p>-1876.92169320798</text:p>
              </table:table-cell>
              <table:table-cell office:value-type="float" office:value="100.397606717051">
                <text:p>100.397606717051</text:p>
              </table:table-cell>
              <table:table-cell office:value-type="float" office:value="-3624.0029055319">
                <text:p>-3624.0029055319</text:p>
              </table:table-cell>
              <table:table-cell office:value-type="float" office:value="6.44905257903901">
                <text:p>6.44905257903901</text:p>
              </table:table-cell>
              <table:table-cell office:value-type="float" office:value="-1943.95526159465">
                <text:p>-1943.95526159465</text:p>
              </table:table-cell>
              <table:table-cell office:value-type="float" office:value="92.2815168717165">
                <text:p>92.2815168717165</text:p>
              </table:table-cell>
              <table:table-cell office:value-type="float" office:value="-3732.80105537418">
                <text:p>-3732.80105537418</text:p>
              </table:table-cell>
              <table:table-cell office:value-type="float" office:value="-8.60979953690872">
                <text:p>-8.60979953690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885.20711814675">
                <text:p>-1885.20711814675</text:p>
              </table:table-cell>
              <table:table-cell office:value-type="float" office:value="96.208257565614">
                <text:p>96.208257565614</text:p>
              </table:table-cell>
              <table:table-cell office:value-type="float" office:value="-3628.5581904383">
                <text:p>-3628.5581904383</text:p>
              </table:table-cell>
              <table:table-cell office:value-type="float" office:value="-1.61441006637943">
                <text:p>-1.61441006637943</text:p>
              </table:table-cell>
              <table:table-cell office:value-type="float" office:value="-1946.57942099738">
                <text:p>-1946.57942099738</text:p>
              </table:table-cell>
              <table:table-cell office:value-type="float" office:value="87.9557848250556">
                <text:p>87.9557848250556</text:p>
              </table:table-cell>
              <table:table-cell office:value-type="float" office:value="-3726.38654138157">
                <text:p>-3726.38654138157</text:p>
              </table:table-cell>
              <table:table-cell office:value-type="float" office:value="-16.8906585177567">
                <text:p>-16.89065851775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890.55217116167">
                <text:p>-1890.55217116167</text:p>
              </table:table-cell>
              <table:table-cell office:value-type="float" office:value="92.0070305185881">
                <text:p>92.0070305185881</text:p>
              </table:table-cell>
              <table:table-cell office:value-type="float" office:value="-3627.41719756691">
                <text:p>-3627.41719756691</text:p>
              </table:table-cell>
              <table:table-cell office:value-type="float" office:value="-9.67533717208369">
                <text:p>-9.67533717208369</text:p>
              </table:table-cell>
              <table:table-cell office:value-type="float" office:value="-1946.0419902968">
                <text:p>-1946.0419902968</text:p>
              </table:table-cell>
              <table:table-cell office:value-type="float" office:value="83.6312470688405">
                <text:p>83.6312470688405</text:p>
              </table:table-cell>
              <table:table-cell office:value-type="float" office:value="-3713.84178409038">
                <text:p>-3713.84178409038</text:p>
              </table:table-cell>
              <table:table-cell office:value-type="float" office:value="-25.1436402601797">
                <text:p>-25.14364026017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892.96302954244">
                <text:p>-1892.96302954244</text:p>
              </table:table-cell>
              <table:table-cell office:value-type="float" office:value="87.8004460084938">
                <text:p>87.8004460084938</text:p>
              </table:table-cell>
              <table:table-cell office:value-type="float" office:value="-3620.58826646376">
                <text:p>-3620.58826646376</text:p>
              </table:table-cell>
              <table:table-cell office:value-type="float" office:value="-17.7210888753365">
                <text:p>-17.7210888753365</text:p>
              </table:table-cell>
              <table:table-cell office:value-type="float" office:value="-1942.39471821085">
                <text:p>-1942.39471821085</text:p>
              </table:table-cell>
              <table:table-cell office:value-type="float" office:value="79.3148143617053">
                <text:p>79.3148143617053</text:p>
              </table:table-cell>
              <table:table-cell office:value-type="float" office:value="-3695.26319108843">
                <text:p>-3695.26319108843</text:p>
              </table:table-cell>
              <table:table-cell office:value-type="float" office:value="-33.3553362403762">
                <text:p>-33.3553362403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892.46732492013">
                <text:p>-1892.46732492013</text:p>
              </table:table-cell>
              <table:table-cell office:value-type="float" office:value="83.5949630642268">
                <text:p>83.5949630642268</text:p>
              </table:table-cell>
              <table:table-cell office:value-type="float" office:value="-3608.12119362791">
                <text:p>-3608.12119362791</text:p>
              </table:table-cell>
              <table:table-cell office:value-type="float" office:value="-25.7391359722874">
                <text:p>-25.7391359722874</text:p>
              </table:table-cell>
              <table:table-cell office:value-type="float" office:value="-1935.71269136445">
                <text:p>-1935.71269136445</text:p>
              </table:table-cell>
              <table:table-cell office:value-type="float" office:value="75.0132306031176">
                <text:p>75.0132306031176</text:p>
              </table:table-cell>
              <table:table-cell office:value-type="float" office:value="-3670.79226291693">
                <text:p>-3670.79226291693</text:p>
              </table:table-cell>
              <table:table-cell office:value-type="float" office:value="-41.5126523801916">
                <text:p>-41.51265238019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889.11369826855">
                <text:p>-1889.11369826855</text:p>
              </table:table-cell>
              <table:table-cell office:value-type="float" office:value="79.3969326236301">
                <text:p>79.3969326236301</text:p>
              </table:table-cell>
              <table:table-cell office:value-type="float" office:value="-3590.10637169419">
                <text:p>-3590.10637169419</text:p>
              </table:table-cell>
              <table:table-cell office:value-type="float" office:value="-33.7171501316078">
                <text:p>-33.7171501316078</text:p>
              </table:table-cell>
              <table:table-cell office:value-type="float" office:value="-1926.09302170521">
                <text:p>-1926.09302170521</text:p>
              </table:table-cell>
              <table:table-cell office:value-type="float" office:value="70.7330238882172">
                <text:p>70.7330238882172</text:p>
              </table:table-cell>
              <table:table-cell office:value-type="float" office:value="-3640.61305654651">
                <text:p>-3640.61305654651</text:p>
              </table:table-cell>
              <table:table-cell office:value-type="float" office:value="-49.6029036169617">
                <text:p>-49.6029036169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82.97099860922">
                <text:p>-1882.97099860922</text:p>
              </table:table-cell>
              <table:table-cell office:value-type="float" office:value="75.2125526267207">
                <text:p>75.2125526267207</text:p>
              </table:table-cell>
              <table:table-cell office:value-type="float" office:value="-3566.67324048914">
                <text:p>-3566.67324048914</text:p>
              </table:table-cell>
              <table:table-cell office:value-type="float" office:value="-41.6430906660281">
                <text:p>-41.6430906660281</text:p>
              </table:table-cell>
              <table:table-cell office:value-type="float" office:value="-1913.6531692083">
                <text:p>-1913.6531692083</text:p>
              </table:table-cell>
              <table:table-cell office:value-type="float" office:value="66.4804612899765">
                <text:p>66.4804612899765</text:p>
              </table:table-cell>
              <table:table-cell office:value-type="float" office:value="-3604.94894457695">
                <text:p>-3604.94894457695</text:p>
              </table:table-cell>
              <table:table-cell office:value-type="float" office:value="-57.6139012715771">
                <text:p>-57.61390127157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74.12714931344">
                <text:p>-1874.12714931344</text:p>
              </table:table-cell>
              <table:table-cell office:value-type="float" office:value="71.0478256282464">
                <text:p>71.0478256282464</text:p>
              </table:table-cell>
              <table:table-cell office:value-type="float" office:value="-3537.98809596896">
                <text:p>-3537.98809596896</text:p>
              </table:table-cell>
              <table:table-cell office:value-type="float" office:value="-49.505286434848">
                <text:p>-49.505286434848</text:p>
              </table:table-cell>
              <table:table-cell office:value-type="float" office:value="-1898.52895135836">
                <text:p>-1898.52895135836</text:p>
              </table:table-cell>
              <table:table-cell office:value-type="float" office:value="62.2615080647357">
                <text:p>62.2615080647357</text:p>
              </table:table-cell>
              <table:table-cell office:value-type="float" office:value="-3564.05876926274">
                <text:p>-3564.05876926274</text:p>
              </table:table-cell>
              <table:table-cell office:value-type="float" office:value="-65.5340318699388">
                <text:p>-65.53403186993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62.68771640147">
                <text:p>-1862.68771640147</text:p>
              </table:table-cell>
              <table:table-cell office:value-type="float" office:value="66.9085195917987">
                <text:p>66.9085195917987</text:p>
              </table:table-cell>
              <table:table-cell office:value-type="float" office:value="-3504.25132360058">
                <text:p>-3504.25132360058</text:p>
              </table:table-cell>
              <table:table-cell office:value-type="float" office:value="-57.2925115984049">
                <text:p>-57.2925115984049</text:p>
              </table:table-cell>
              <table:table-cell office:value-type="float" office:value="-1880.87230009888">
                <text:p>-1880.87230009888</text:p>
              </table:table-cell>
              <table:table-cell office:value-type="float" office:value="58.0817918422937">
                <text:p>58.0817918422937</text:p>
              </table:table-cell>
              <table:table-cell office:value-type="float" office:value="-3518.23250868833">
                <text:p>-3518.23250868833</text:p>
              </table:table-cell>
              <table:table-cell office:value-type="float" office:value="-73.3523263336906">
                <text:p>-73.35232633369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848.77422130207">
                <text:p>-1848.77422130207</text:p>
              </table:table-cell>
              <table:table-cell office:value-type="float" office:value="62.8001324333496">
                <text:p>62.8001324333496</text:p>
              </table:table-cell>
              <table:table-cell office:value-type="float" office:value="-3465.69413793553">
                <text:p>-3465.69413793553</text:p>
              </table:table-cell>
              <table:table-cell office:value-type="float" office:value="-64.9940541271505">
                <text:p>-64.9940541271505</text:p>
              </table:table-cell>
              <table:table-cell office:value-type="float" office:value="-1860.84883195868">
                <text:p>-1860.84883195868</text:p>
              </table:table-cell>
              <table:table-cell office:value-type="float" office:value="53.9465722157189">
                <text:p>53.9465722157189</text:p>
              </table:table-cell>
              <table:table-cell office:value-type="float" office:value="-3467.78658221801">
                <text:p>-3467.78658221801</text:p>
              </table:table-cell>
              <table:table-cell office:value-type="float" office:value="-81.0585187386195">
                <text:p>-81.05851873861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32.5222458509">
                <text:p>-1832.5222458509</text:p>
              </table:table-cell>
              <table:table-cell office:value-type="float" office:value="58.7278607759032">
                <text:p>58.7278607759032</text:p>
              </table:table-cell>
              <table:table-cell office:value-type="float" office:value="-3422.57492122251">
                <text:p>-3422.57492122251</text:p>
              </table:table-cell>
              <table:table-cell office:value-type="float" office:value="-72.5997761743116">
                <text:p>-72.5997761743116</text:p>
              </table:table-cell>
              <table:table-cell office:value-type="float" office:value="-1838.63529825597">
                <text:p>-1838.63529825597</text:p>
              </table:table-cell>
              <table:table-cell office:value-type="float" office:value="49.8607159973723">
                <text:p>49.8607159973723</text:p>
              </table:table-cell>
              <table:table-cell office:value-type="float" office:value="-3413.05892411285">
                <text:p>-3413.05892411285</text:p>
              </table:table-cell>
              <table:table-cell office:value-type="float" office:value="-88.643094125537">
                <text:p>-88.6430941255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14.07938266162">
                <text:p>-1814.07938266162</text:p>
              </table:table-cell>
              <table:table-cell office:value-type="float" office:value="54.6965732588774">
                <text:p>54.6965732588774</text:p>
              </table:table-cell>
              <table:table-cell office:value-type="float" office:value="-3375.17526283733">
                <text:p>-3375.17526283733</text:p>
              </table:table-cell>
              <table:table-cell office:value-type="float" office:value="-80.1001656472835">
                <text:p>-80.1001656472835</text:p>
              </table:table-cell>
              <table:table-cell office:value-type="float" office:value="-1814.41698342624">
                <text:p>-1814.41698342624</text:p>
              </table:table-cell>
              <table:table-cell office:value-type="float" office:value="45.8286782564251">
                <text:p>45.8286782564251</text:p>
              </table:table-cell>
              <table:table-cell office:value-type="float" office:value="-3354.40395672734">
                <text:p>-3354.40395672734</text:p>
              </table:table-cell>
              <table:table-cell office:value-type="float" office:value="-96.0973251404866">
                <text:p>-96.09732514048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793.60308393431">
                <text:p>-1793.60308393431</text:p>
              </table:table-cell>
              <table:table-cell office:value-type="float" office:value="50.7107886279123">
                <text:p>50.7107886279123</text:p>
              </table:table-cell>
              <table:table-cell office:value-type="float" office:value="-3323.79580278186">
                <text:p>-3323.79580278186</text:p>
              </table:table-cell>
              <table:table-cell office:value-type="float" office:value="-87.4863785423543">
                <text:p>-87.4863785423543</text:p>
              </table:table-cell>
              <table:table-cell office:value-type="float" office:value="-1788.38511485509">
                <text:p>-1788.38511485509</text:p>
              </table:table-cell>
              <table:table-cell office:value-type="float" office:value="41.8544891123027">
                <text:p>41.8544891123027</text:p>
              </table:table-cell>
              <table:table-cell office:value-type="float" office:value="-3292.1875862155">
                <text:p>-3292.1875862155</text:p>
              </table:table-cell>
              <table:table-cell office:value-type="float" office:value="-103.413297554299">
                <text:p>-103.4132975542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771.2584633114">
                <text:p>-1771.2584633114</text:p>
              </table:table-cell>
              <table:table-cell office:value-type="float" office:value="46.7746587094425">
                <text:p>46.7746587094425</text:p>
              </table:table-cell>
              <table:table-cell office:value-type="float" office:value="-3268.75198423039">
                <text:p>-3268.75198423039</text:p>
              </table:table-cell>
              <table:table-cell office:value-type="float" office:value="-94.750271840644">
                <text:p>-94.750271840644</text:p>
              </table:table-cell>
              <table:table-cell office:value-type="float" office:value="-1760.73434271114">
                <text:p>-1760.73434271114</text:p>
              </table:table-cell>
              <table:table-cell office:value-type="float" office:value="37.9417461285001">
                <text:p>37.9417461285001</text:p>
              </table:table-cell>
              <table:table-cell office:value-type="float" office:value="-3226.78233278083">
                <text:p>-3226.78233278083</text:p>
              </table:table-cell>
              <table:table-cell office:value-type="float" office:value="-110.583924960478">
                <text:p>-110.5839249604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747.21610179407">
                <text:p>-1747.21610179407</text:p>
              </table:table-cell>
              <table:table-cell office:value-type="float" office:value="42.8919562610112">
                <text:p>42.8919562610112</text:p>
              </table:table-cell>
              <table:table-cell office:value-type="float" office:value="-3210.36981407609">
                <text:p>-3210.36981407609</text:p>
              </table:table-cell>
              <table:table-cell office:value-type="float" office:value="-101.884426983035">
                <text:p>-101.884426983035</text:p>
              </table:table-cell>
              <table:table-cell office:value-type="float" office:value="-1731.66034217605">
                <text:p>-1731.66034217605</text:p>
              </table:table-cell>
              <table:table-cell office:value-type="float" office:value="34.0936120347756">
                <text:p>34.0936120347756</text:p>
              </table:table-cell>
              <table:table-cell office:value-type="float" office:value="-3158.56269792768">
                <text:p>-3158.56269792768</text:p>
              </table:table-cell>
              <table:table-cell office:value-type="float" office:value="-117.602953178096">
                <text:p>-117.602953178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721.64990536793">
                <text:p>-1721.64990536793</text:p>
              </table:table-cell>
              <table:table-cell office:value-type="float" office:value="39.0660675824158">
                <text:p>39.0660675824158</text:p>
              </table:table-cell>
              <table:table-cell office:value-type="float" office:value="-3148.98172303998">
                <text:p>-3148.98172303998</text:p>
              </table:table-cell>
              <table:table-cell office:value-type="float" office:value="-108.882164145346">
                <text:p>-108.882164145346</text:p>
              </table:table-cell>
              <table:table-cell office:value-type="float" office:value="-1701.35758065872">
                <text:p>-1701.35758065872</text:p>
              </table:table-cell>
              <table:table-cell office:value-type="float" office:value="30.3128174110896">
                <text:p>30.3128174110896</text:p>
              </table:table-cell>
              <table:table-cell office:value-type="float" office:value="-3087.90084944512">
                <text:p>-3087.90084944512</text:p>
              </table:table-cell>
              <table:table-cell office:value-type="float" office:value="-124.464955065751">
                <text:p>-124.464955065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694.73505633523">
                <text:p>-1694.73505633523</text:p>
              </table:table-cell>
              <table:table-cell office:value-type="float" office:value="35.2999896794486">
                <text:p>35.2999896794486</text:p>
              </table:table-cell>
              <table:table-cell office:value-type="float" office:value="-3084.92260655122">
                <text:p>-3084.92260655122</text:p>
              </table:table-cell>
              <table:table-cell office:value-type="float" office:value="-115.73754771546">
                <text:p>-115.73754771546</text:p>
              </table:table-cell>
              <table:table-cell office:value-type="float" office:value="-1670.01728438503">
                <text:p>-1670.01728438503</text:p>
              </table:table-cell>
              <table:table-cell office:value-type="float" office:value="26.6016678902339">
                <text:p>26.6016678902339</text:p>
              </table:table-cell>
              <table:table-cell office:value-type="float" office:value="-3015.162692244">
                <text:p>-3015.162692244</text:p>
              </table:table-cell>
              <table:table-cell office:value-type="float" office:value="-131.165316604071">
                <text:p>-131.1653166040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666.64609439099">
                <text:p>-1666.64609439099</text:p>
              </table:table-cell>
              <table:table-cell office:value-type="float" office:value="31.5963316919131">
                <text:p>31.5963316919131</text:p>
              </table:table-cell>
              <table:table-cell office:value-type="float" office:value="-3018.5261168964">
                <text:p>-3018.5261168964</text:p>
              </table:table-cell>
              <table:table-cell office:value-type="float" office:value="-122.445383530786">
                <text:p>-122.445383530786</text:p>
              </table:table-cell>
              <table:table-cell office:value-type="float" office:value="-1637.82563000925">
                <text:p>-1637.82563000925</text:p>
              </table:table-cell>
              <table:table-cell office:value-type="float" office:value="22.9620553791023">
                <text:p>22.9620553791023</text:p>
              </table:table-cell>
              <table:table-cell office:value-type="float" office:value="-2940.70437309337">
                <text:p>-2940.70437309337</text:p>
              </table:table-cell>
              <table:table-cell office:value-type="float" office:value="-137.700215210945">
                <text:p>-137.7002152109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637.55515643867">
                <text:p>-1637.55515643867</text:p>
              </table:table-cell>
              <table:table-cell office:value-type="float" office:value="27.9573202331605">
                <text:p>27.9573202331605</text:p>
              </table:table-cell>
              <table:table-cell office:value-type="float" office:value="-2950.12126077324">
                <text:p>-2950.12126077324</text:p>
              </table:table-cell>
              <table:table-cell office:value-type="float" office:value="-129.001208554726">
                <text:p>-129.001208554726</text:p>
              </table:table-cell>
              <table:table-cell office:value-type="float" office:value="-1604.96217632609">
                <text:p>-1604.96217632609</text:p>
              </table:table-cell>
              <table:table-cell office:value-type="float" office:value="19.3954727650443">
                <text:p>19.3954727650443</text:p>
              </table:table-cell>
              <table:table-cell office:value-type="float" office:value="-2864.86924947198">
                <text:p>-2864.86924947198</text:p>
              </table:table-cell>
              <table:table-cell office:value-type="float" office:value="-144.066591320883">
                <text:p>-144.066591320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07.63039630513">
                <text:p>-1607.63039630513</text:p>
              </table:table-cell>
              <table:table-cell office:value-type="float" office:value="24.3848082413713">
                <text:p>24.3848082413713</text:p>
              </table:table-cell>
              <table:table-cell office:value-type="float" office:value="-2880.02934542561">
                <text:p>-2880.02934542561</text:p>
              </table:table-cell>
              <table:table-cell office:value-type="float" office:value="-135.401273766783">
                <text:p>-135.401273766783</text:p>
              </table:table-cell>
              <table:table-cell office:value-type="float" office:value="-1571.59854465622">
                <text:p>-1571.59854465622</text:p>
              </table:table-cell>
              <table:table-cell office:value-type="float" office:value="15.9030315546971">
                <text:p>15.9030315546971</text:p>
              </table:table-cell>
              <table:table-cell office:value-type="float" office:value="-2787.98533848899">
                <text:p>-2787.98533848899</text:p>
              </table:table-cell>
              <table:table-cell office:value-type="float" office:value="-150.262114295303">
                <text:p>-150.2621142953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577.03459998658">
                <text:p>-1577.03459998658</text:p>
              </table:table-cell>
              <table:table-cell office:value-type="float" office:value="20.8802869080678">
                <text:p>20.8802869080678</text:p>
              </table:table-cell>
              <table:table-cell office:value-type="float" office:value="-2808.5613015152">
                <text:p>-2808.5613015152</text:p>
              </table:table-cell>
              <table:table-cell office:value-type="float" office:value="-141.642521103483">
                <text:p>-141.642521103483</text:p>
              </table:table-cell>
              <table:table-cell office:value-type="float" office:value="-1537.89734697856">
                <text:p>-1537.89734697856</text:p>
              </table:table-cell>
              <table:table-cell office:value-type="float" office:value="12.4854818947448">
                <text:p>12.4854818947448</text:p>
              </table:table-cell>
              <table:table-cell office:value-type="float" office:value="-2710.36324429673">
                <text:p>-2710.36324429673</text:p>
              </table:table-cell>
              <table:table-cell office:value-type="float" office:value="-156.285143727074">
                <text:p>-156.2851437270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545.92400303837">
                <text:p>-1545.92400303837</text:p>
              </table:table-cell>
              <table:table-cell office:value-type="float" office:value="17.4449002346492">
                <text:p>17.4449002346492</text:p>
              </table:table-cell>
              <table:table-cell office:value-type="float" office:value="-2736.01539699186">
                <text:p>-2736.01539699186</text:p>
              </table:table-cell>
              <table:table-cell office:value-type="float" office:value="-147.722555319021">
                <text:p>-147.722555319021</text:p>
              </table:table-cell>
              <table:table-cell office:value-type="float" office:value="-1504.01135574892">
                <text:p>-1504.01135574892</text:p>
              </table:table-cell>
              <table:table-cell office:value-type="float" office:value="9.14323443752494">
                <text:p>9.14323443752494</text:p>
              </table:table-cell>
              <table:table-cell office:value-type="float" office:value="-2632.29455266895">
                <text:p>-2632.29455266895</text:p>
              </table:table-cell>
              <table:table-cell office:value-type="float" office:value="-162.134687177449">
                <text:p>-162.134687177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514.44731343542">
                <text:p>-1514.44731343542</text:p>
              </table:table-cell>
              <table:table-cell office:value-type="float" office:value="14.0794617603483">
                <text:p>14.0794617603483</text:p>
              </table:table-cell>
              <table:table-cell office:value-type="float" office:value="-2662.67534753375">
                <text:p>-2662.67534753375</text:p>
              </table:table-cell>
              <table:table-cell office:value-type="float" office:value="-153.639611646874">
                <text:p>-153.639611646874</text:p>
              </table:table-cell>
              <table:table-cell office:value-type="float" office:value="-1470.08290311433">
                <text:p>-1470.08290311433</text:p>
              </table:table-cell>
              <table:table-cell office:value-type="float" office:value="5.87638354171531">
                <text:p>5.87638354171531</text:p>
              </table:table-cell>
              <table:table-cell office:value-type="float" office:value="-2554.05066815186">
                <text:p>-2554.05066815186</text:p>
              </table:table-cell>
              <table:table-cell office:value-type="float" office:value="-167.810355328898">
                <text:p>-167.8103553288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482.74493471739">
                <text:p>-1482.74493471739</text:p>
              </table:table-cell>
              <table:table-cell office:value-type="float" office:value="10.7844730165318">
                <text:p>10.7844730165318</text:p>
              </table:table-cell>
              <table:table-cell office:value-type="float" office:value="-2588.80881408388">
                <text:p>-2588.80881408388</text:p>
              </table:table-cell>
              <table:table-cell office:value-type="float" office:value="-159.392520122616">
                <text:p>-159.392520122616</text:p>
              </table:table-cell>
              <table:table-cell office:value-type="float" office:value="-1436.24349312596">
                <text:p>-1436.24349312596</text:p>
              </table:table-cell>
              <table:table-cell office:value-type="float" office:value="2.68473133476874">
                <text:p>2.68473133476874</text:p>
              </table:table-cell>
              <table:table-cell office:value-type="float" office:value="-2475.88206322661">
                <text:p>-2475.88206322661</text:p>
              </table:table-cell>
              <table:table-cell office:value-type="float" office:value="-173.312315469401">
                <text:p>-173.3123154694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450.94838254696">
                <text:p>-1450.94838254696</text:p>
              </table:table-cell>
              <table:table-cell office:value-type="float" office:value="7.5601432775386">
                <text:p>7.5601432775386</text:p>
              </table:table-cell>
              <table:table-cell office:value-type="float" office:value="-2514.66627372196">
                <text:p>-2514.66627372196</text:p>
              </table:table-cell>
              <table:table-cell office:value-type="float" office:value="-164.980667397553">
                <text:p>-164.980667397553</text:p>
              </table:table-cell>
              <table:table-cell office:value-type="float" office:value="-1402.61360769593">
                <text:p>-1402.61360769593</text:p>
              </table:table-cell>
              <table:table-cell office:value-type="float" office:value="-0.432187793444427">
                <text:p>-0.432187793444427</text:p>
              </table:table-cell>
              <table:table-cell office:value-type="float" office:value="-2398.0179014287">
                <text:p>-2398.0179014287</text:p>
              </table:table-cell>
              <table:table-cell office:value-type="float" office:value="-178.641244139243">
                <text:p>-178.6412441392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419.17988194145">
                <text:p>-1419.17988194145</text:p>
              </table:table-cell>
              <table:table-cell office:value-type="float" office:value="4.40641020655761">
                <text:p>4.40641020655761</text:p>
              </table:table-cell>
              <table:table-cell office:value-type="float" office:value="-2440.48024005572">
                <text:p>-2440.48024005572</text:p>
              </table:table-cell>
              <table:table-cell office:value-type="float" office:value="-170.403956819899">
                <text:p>-170.403956819899</text:p>
              </table:table-cell>
              <table:table-cell office:value-type="float" office:value="-1369.30268519588">
                <text:p>-1369.30268519588</text:p>
              </table:table-cell>
              <table:table-cell office:value-type="float" office:value="-3.47508264943528">
                <text:p>-3.47508264943528</text:p>
              </table:table-cell>
              <table:table-cell office:value-type="float" office:value="-2320.66599426886">
                <text:p>-2320.66599426886</text:p>
              </table:table-cell>
              <table:table-cell office:value-type="float" office:value="-183.798279682063">
                <text:p>-183.798279682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87.55213122671">
                <text:p>-1387.55213122671</text:p>
              </table:table-cell>
              <table:table-cell office:value-type="float" office:value="1.3229610260538">
                <text:p>1.3229610260538</text:p>
              </table:table-cell>
              <table:table-cell office:value-type="float" office:value="-2366.4648051259">
                <text:p>-2366.4648051259</text:p>
              </table:table-cell>
              <table:table-cell office:value-type="float" office:value="-175.662767497957">
                <text:p>-175.662767497957</text:p>
              </table:table-cell>
              <table:table-cell office:value-type="float" office:value="-1336.40924832463">
                <text:p>-1336.40924832463</text:p>
              </table:table-cell>
              <table:table-cell office:value-type="float" office:value="-6.44488097904556">
                <text:p>-6.44488097904556</text:p>
              </table:table-cell>
              <table:table-cell office:value-type="float" office:value="-2244.0130464129">
                <text:p>-2244.0130464129</text:p>
              </table:table-cell>
              <table:table-cell office:value-type="float" office:value="-188.784975340758">
                <text:p>-188.784975340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356.16821598539">
                <text:p>-1356.16821598539</text:p>
              </table:table-cell>
              <table:table-cell office:value-type="float" office:value="-1.6907461205804">
                <text:p>-1.6907461205804</text:p>
              </table:table-cell>
              <table:table-cell office:value-type="float" office:value="-2292.81547164796">
                <text:p>-2292.81547164796</text:p>
              </table:table-cell>
              <table:table-cell office:value-type="float" office:value="-180.757912990508">
                <text:p>-180.757912990508</text:p>
              </table:table-cell>
              <table:table-cell office:value-type="float" office:value="-1304.02116022612">
                <text:p>-1304.02116022612</text:p>
              </table:table-cell>
              <table:table-cell office:value-type="float" office:value="-9.34270577954806">
                <text:p>-9.34270577954806</text:p>
              </table:table-cell>
              <table:table-cell office:value-type="float" office:value="-2168.22514880981">
                <text:p>-2168.22514880981</text:p>
              </table:table-cell>
              <table:table-cell office:value-type="float" office:value="-193.603253449224">
                <text:p>-193.6032534492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325.12165527558">
                <text:p>-1325.12165527558</text:p>
              </table:table-cell>
              <table:table-cell office:value-type="float" office:value="-4.63546091008169">
                <text:p>-4.63546091008169</text:p>
              </table:table-cell>
              <table:table-cell office:value-type="float" office:value="-2219.70924075308">
                <text:p>-2219.70924075308</text:p>
              </table:table-cell>
              <table:table-cell office:value-type="float" office:value="-185.690600192181">
                <text:p>-185.690600192181</text:p>
              </table:table-cell>
              <table:table-cell office:value-type="float" office:value="-1272.21598518304">
                <text:p>-1272.21598518304</text:p>
              </table:table-cell>
              <table:table-cell office:value-type="float" office:value="-12.1698524132881">
                <text:p>-12.1698524132881</text:p>
              </table:table-cell>
              <table:table-cell office:value-type="float" office:value="-2093.4484741796">
                <text:p>-2093.4484741796</text:p>
              </table:table-cell>
              <table:table-cell office:value-type="float" office:value="-198.255361169623">
                <text:p>-198.2553611696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94.49656245964">
                <text:p>-1294.49656245964</text:p>
              </table:table-cell>
              <table:table-cell office:value-type="float" office:value="-7.51211993776977">
                <text:p>-7.51211993776977</text:p>
              </table:table-cell>
              <table:table-cell office:value-type="float" office:value="-2147.30492084001">
                <text:p>-2147.30492084001</text:p>
              </table:table-cell>
              <table:table-cell office:value-type="float" office:value="-190.462388905159">
                <text:p>-190.462388905159</text:p>
              </table:table-cell>
              <table:table-cell office:value-type="float" office:value="-1241.06143394055">
                <text:p>-1241.06143394055</text:p>
              </table:table-cell>
              <table:table-cell office:value-type="float" office:value="-14.9277667109338">
                <text:p>-14.9277667109338</text:p>
              </table:table-cell>
              <table:table-cell office:value-type="float" office:value="-2019.81013571263">
                <text:p>-2019.81013571263</text:p>
              </table:table-cell>
              <table:table-cell office:value-type="float" office:value="-202.743828137874">
                <text:p>-202.7438281378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64.3679021452">
                <text:p>-1264.3679021452</text:p>
              </table:table-cell>
              <table:table-cell office:value-type="float" office:value="-10.3218263869813">
                <text:p>-10.3218263869813</text:p>
              </table:table-cell>
              <table:table-cell office:value-type="float" office:value="-2075.74362305714">
                <text:p>-2075.74362305714</text:p>
              </table:table-cell>
              <table:table-cell office:value-type="float" office:value="-195.075152511953">
                <text:p>-195.075152511953</text:p>
              </table:table-cell>
              <table:table-cell office:value-type="float" office:value="-1210.61587382435">
                <text:p>-1210.61587382435</text:p>
              </table:table-cell>
              <table:table-cell office:value-type="float" office:value="-17.6180242083213">
                <text:p>-17.6180242083213</text:p>
              </table:table-cell>
              <table:table-cell office:value-type="float" office:value="-1947.41917163952">
                <text:p>-1947.41917163952</text:p>
              </table:table-cell>
              <table:table-cell office:value-type="float" office:value="-207.071426297072">
                <text:p>-207.0714262970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34.80182672047">
                <text:p>-1234.80182672047</text:p>
              </table:table-cell>
              <table:table-cell office:value-type="float" office:value="-13.0658304463601">
                <text:p>-13.0658304463601</text:p>
              </table:table-cell>
              <table:table-cell office:value-type="float" office:value="-2005.14940972262">
                <text:p>-2005.14940972262</text:p>
              </table:table-cell>
              <table:table-cell office:value-type="float" office:value="-199.531040089114">
                <text:p>-199.531040089114</text:p>
              </table:table-cell>
              <table:table-cell office:value-type="float" office:value="-1180.92888555509">
                <text:p>-1180.92888555509</text:p>
              </table:table-cell>
              <table:table-cell office:value-type="float" office:value="-20.2423106206659">
                <text:p>-20.2423106206659</text:p>
              </table:table-cell>
              <table:table-cell office:value-type="float" office:value="-1876.36761972328">
                <text:p>-1876.36761972328</text:p>
              </table:table-cell>
              <table:table-cell office:value-type="float" office:value="-211.24113211868">
                <text:p>-211.241132118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05.85607510534">
                <text:p>-1205.85607510534</text:p>
              </table:table-cell>
              <table:table-cell office:value-type="float" office:value="-15.7455106132609">
                <text:p>-15.7455106132609</text:p>
              </table:table-cell>
              <table:table-cell office:value-type="float" office:value="-1935.63006393028">
                <text:p>-1935.63006393028</text:p>
              </table:table-cell>
              <table:table-cell office:value-type="float" office:value="-203.832440231182">
                <text:p>-203.832440231182</text:p>
              </table:table-cell>
              <table:table-cell office:value-type="float" office:value="-1152.04185157936">
                <text:p>-1152.04185157936</text:p>
              </table:table-cell>
              <table:table-cell office:value-type="float" office:value="-22.8024036241756">
                <text:p>-22.8024036241756</text:p>
              </table:table-cell>
              <table:table-cell office:value-type="float" office:value="-1806.73165320187">
                <text:p>-1806.73165320187</text:p>
              </table:table-cell>
              <table:table-cell office:value-type="float" office:value="-215.256091348017">
                <text:p>-215.256091348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77.58041971545">
                <text:p>-1177.58041971545</text:p>
              </table:table-cell>
              <table:table-cell office:value-type="float" office:value="-18.3623559904063">
                <text:p>-18.3623559904063</text:p>
              </table:table-cell>
              <table:table-cell office:value-type="float" office:value="-1867.27795205321">
                <text:p>-1867.27795205321</text:p>
              </table:table-cell>
              <table:table-cell office:value-type="float" office:value="-207.9819467913">
                <text:p>-207.9819467913</text:p>
              </table:table-cell>
              <table:table-cell office:value-type="float" office:value="-1123.98856075174">
                <text:p>-1123.98856075174</text:p>
              </table:table-cell>
              <table:table-cell office:value-type="float" office:value="-25.3001559814017">
                <text:p>-25.3001559814017</text:p>
              </table:table-cell>
              <table:table-cell office:value-type="float" office:value="-1738.57274846597">
                <text:p>-1738.57274846597</text:p>
              </table:table-cell>
              <table:table-cell office:value-type="float" office:value="-219.119586344608">
                <text:p>-219.119586344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150.01714695715">
                <text:p>-1150.01714695715</text:p>
              </table:table-cell>
              <table:table-cell office:value-type="float" office:value="-20.9179496503111">
                <text:p>-20.9179496503111</text:p>
              </table:table-cell>
              <table:table-cell office:value-type="float" office:value="-1800.17095119716">
                <text:p>-1800.17095119716</text:p>
              </table:table-cell>
              <table:table-cell office:value-type="float" office:value="-211.982326682849">
                <text:p>-211.982326682849</text:p>
              </table:table-cell>
              <table:table-cell office:value-type="float" office:value="-1096.79581928454">
                <text:p>-1096.79581928454</text:p>
              </table:table-cell>
              <table:table-cell office:value-type="float" office:value="-27.7374800242562">
                <text:p>-27.7374800242562</text:p>
              </table:table-cell>
              <table:table-cell office:value-type="float" office:value="-1671.93886483467">
                <text:p>-1671.93886483467</text:p>
              </table:table-cell>
              <table:table-cell office:value-type="float" office:value="-222.835006044241">
                <text:p>-222.835006044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123.20155973123">
                <text:p>-1123.20155973123</text:p>
              </table:table-cell>
              <table:table-cell office:value-type="float" office:value="-23.4139531163805">
                <text:p>-23.4139531163805</text:p>
              </table:table-cell>
              <table:table-cell office:value-type="float" office:value="-1734.37341967535">
                <text:p>-1734.37341967535</text:p>
              </table:table-cell>
              <table:table-cell office:value-type="float" office:value="-215.836489837683">
                <text:p>-215.836489837683</text:p>
              </table:table-cell>
              <table:table-cell office:value-type="float" office:value="-1070.48405588159">
                <text:p>-1070.48405588159</text:p>
              </table:table-cell>
              <table:table-cell office:value-type="float" office:value="-30.1163334817709">
                <text:p>-30.1163334817709</text:p>
              </table:table-cell>
              <table:table-cell office:value-type="float" office:value="-1606.86561367207">
                <text:p>-1606.86561367207</text:p>
              </table:table-cell>
              <table:table-cell office:value-type="float" office:value="-226.405818519068">
                <text:p>-226.405818519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097.16249114797">
                <text:p>-1097.16249114797</text:p>
              </table:table-cell>
              <table:table-cell office:value-type="float" office:value="-25.8520919855982">
                <text:p>-25.8520919855982</text:p>
              </table:table-cell>
              <table:table-cell office:value-type="float" office:value="-1669.9371890374">
                <text:p>-1669.9371890374</text:p>
              </table:table-cell>
              <table:table-cell office:value-type="float" office:value="-219.547461368877">
                <text:p>-219.547461368877</text:p>
              </table:table-cell>
              <table:table-cell office:value-type="float" office:value="-1045.06791445779">
                <text:p>-1045.06791445779</text:p>
              </table:table-cell>
              <table:table-cell office:value-type="float" office:value="-32.4387066250104">
                <text:p>-32.4387066250104</text:p>
              </table:table-cell>
              <table:table-cell office:value-type="float" office:value="-1543.37740357299">
                <text:p>-1543.37740357299</text:p>
              </table:table-cell>
              <table:table-cell office:value-type="float" office:value="-229.835546082563">
                <text:p>-229.835546082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71.92281979344">
                <text:p>-1071.92281979344</text:p>
              </table:table-cell>
              <table:table-cell office:value-type="float" office:value="-28.2341426962503">
                <text:p>-28.2341426962503</text:p>
              </table:table-cell>
              <table:table-cell office:value-type="float" office:value="-1606.90255953988">
                <text:p>-1606.90255953988</text:p>
              </table:table-cell>
              <table:table-cell office:value-type="float" office:value="-223.118355945633">
                <text:p>-223.118355945633</text:p>
              </table:table-cell>
              <table:table-cell office:value-type="float" office:value="-1020.55682693909">
                <text:p>-1020.55682693909</text:p>
              </table:table-cell>
              <table:table-cell office:value-type="float" office:value="-34.706610684875">
                <text:p>-34.706610684875</text:p>
              </table:table-cell>
              <table:table-cell office:value-type="float" office:value="-1481.48854743646">
                <text:p>-1481.48854743646</text:p>
              </table:table-cell>
              <table:table-cell office:value-type="float" office:value="-233.127742854644">
                <text:p>-233.1277428546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47.49998004031">
                <text:p>-1047.49998004031</text:p>
              </table:table-cell>
              <table:table-cell office:value-type="float" office:value="-30.5619204296732">
                <text:p>-30.5619204296732</text:p>
              </table:table-cell>
              <table:table-cell office:value-type="float" office:value="-1545.29928614927">
                <text:p>-1545.29928614927</text:p>
              </table:table-cell>
              <table:table-cell office:value-type="float" office:value="-226.552354359298">
                <text:p>-226.552354359298</text:p>
              </table:table-cell>
              <table:table-cell office:value-type="float" office:value="-996.955561507171">
                <text:p>-996.955561507171</text:p>
              </table:table-cell>
              <table:table-cell office:value-type="float" office:value="-36.9220674882243">
                <text:p>-36.9220674882243</text:p>
              </table:table-cell>
              <table:table-cell office:value-type="float" office:value="-1421.20432212046">
                <text:p>-1421.20432212046</text:p>
              </table:table-cell>
              <table:table-cell office:value-type="float" office:value="-236.285974681579">
                <text:p>-236.2859746815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023.90645970832">
                <text:p>-1023.90645970832</text:p>
              </table:table-cell>
              <table:table-cell office:value-type="float" office:value="-32.837268117914">
                <text:p>-32.837268117914</text:p>
              </table:table-cell>
              <table:table-cell office:value-type="float" office:value="-1485.14754058525">
                <text:p>-1485.14754058525</text:p>
              </table:table-cell>
              <table:table-cell office:value-type="float" office:value="-229.852682227265">
                <text:p>-229.852682227265</text:p>
              </table:table-cell>
              <table:table-cell office:value-type="float" office:value="-974.264742271451">
                <text:p>-974.264742271451</text:p>
              </table:table-cell>
              <table:table-cell office:value-type="float" office:value="-39.0871002488275">
                <text:p>-39.0871002488275</text:p>
              </table:table-cell>
              <table:table-cell office:value-type="float" office:value="-1362.52197357585">
                <text:p>-1362.52197357585</text:p>
              </table:table-cell>
              <table:table-cell office:value-type="float" office:value="-239.313801289525">
                <text:p>-239.313801289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001.15028136216">
                <text:p>-1001.15028136216</text:p>
              </table:table-cell>
              <table:table-cell office:value-type="float" office:value="-35.062046520941">
                <text:p>-35.062046520941</text:p>
              </table:table-cell>
              <table:table-cell office:value-type="float" office:value="-1426.45884145018">
                <text:p>-1426.45884145018</text:p>
              </table:table-cell>
              <table:table-cell office:value-type="float" office:value="-233.022590763821">
                <text:p>-233.022590763821</text:p>
              </table:table-cell>
              <table:table-cell office:value-type="float" office:value="-952.481337876279">
                <text:p>-952.481337876279</text:p>
              </table:table-cell>
              <table:table-cell office:value-type="float" office:value="-41.2037254441081">
                <text:p>-41.2037254441081</text:p>
              </table:table-cell>
              <table:table-cell office:value-type="float" office:value="-1305.43166183635">
                <text:p>-1305.43166183635</text:p>
              </table:table-cell>
              <table:table-cell office:value-type="float" office:value="-242.21476053805">
                <text:p>-242.214760538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979.235462288486">
                <text:p>-979.235462288486</text:p>
              </table:table-cell>
              <table:table-cell office:value-type="float" office:value="-37.2381253260265">
                <text:p>-37.2381253260265</text:p>
              </table:table-cell>
              <table:table-cell office:value-type="float" office:value="-1369.23694432426">
                <text:p>-1369.23694432426</text:p>
              </table:table-cell>
              <table:table-cell office:value-type="float" office:value="-236.065339528986">
                <text:p>-236.065339528986</text:p>
              </table:table-cell>
              <table:table-cell office:value-type="float" office:value="-931.599117642001">
                <text:p>-931.599117642001</text:p>
              </table:table-cell>
              <table:table-cell office:value-type="float" office:value="-43.2739457055348">
                <text:p>-43.2739457055348</text:p>
              </table:table-cell>
              <table:table-cell office:value-type="float" office:value="-1249.91734382725">
                <text:p>-1249.91734382725</text:p>
              </table:table-cell>
              <table:table-cell office:value-type="float" office:value="-244.992354635444">
                <text:p>-244.992354635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958.16245109166">
                <text:p>-958.16245109166</text:p>
              </table:table-cell>
              <table:table-cell office:value-type="float" office:value="-39.3673752173413">
                <text:p>-39.3673752173413</text:p>
              </table:table-cell>
              <table:table-cell office:value-type="float" office:value="-1313.4786859554">
                <text:p>-1313.4786859554</text:p>
              </table:table-cell>
              <table:table-cell office:value-type="float" office:value="-238.984181053331">
                <text:p>-238.984181053331</text:p>
              </table:table-cell>
              <table:table-cell office:value-type="float" office:value="-911.609073967874">
                <text:p>-911.609073967874</text:p>
              </table:table-cell>
              <table:table-cell office:value-type="float" office:value="-45.2997436476856">
                <text:p>-45.2997436476856</text:p>
              </table:table-cell>
              <table:table-cell office:value-type="float" office:value="-1195.95759116692">
                <text:p>-1195.95759116692</text:p>
              </table:table-cell>
              <table:table-cell office:value-type="float" office:value="-247.650038171371">
                <text:p>-247.6500381713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937.928538476491">
                <text:p>-937.928538476491</text:p>
              </table:table-cell>
              <table:table-cell office:value-type="float" office:value="-41.4516608584002">
                <text:p>-41.4516608584002</text:p>
              </table:table-cell>
              <table:table-cell office:value-type="float" office:value="-1259.17477972415">
                <text:p>-1259.17477972415</text:p>
              </table:table-cell>
              <table:table-cell office:value-type="float" office:value="-241.782347230496">
                <text:p>-241.782347230496</text:p>
              </table:table-cell>
              <table:table-cell office:value-type="float" office:value="-892.499811437126">
                <text:p>-892.499811437126</text:p>
              </table:table-cell>
              <table:table-cell office:value-type="float" office:value="-47.2830765619904">
                <text:p>-47.2830765619904</text:p>
              </table:table-cell>
              <table:table-cell office:value-type="float" office:value="-1143.5263439683">
                <text:p>-1143.5263439683</text:p>
              </table:table-cell>
              <table:table-cell office:value-type="float" office:value="-250.191207824633">
                <text:p>-250.1912078246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18.528241015189">
                <text:p>-918.528241015189</text:p>
              </table:table-cell>
              <table:table-cell office:value-type="float" office:value="-43.4928347273228">
                <text:p>-43.4928347273228</text:p>
              </table:table-cell>
              <table:table-cell office:value-type="float" office:value="-1206.31055853863">
                <text:p>-1206.31055853863</text:p>
              </table:table-cell>
              <table:table-cell office:value-type="float" office:value="-244.463037360582">
                <text:p>-244.463037360582</text:p>
              </table:table-cell>
              <table:table-cell office:value-type="float" office:value="-874.257902765194">
                <text:p>-874.257902765194</text:p>
              </table:table-cell>
              <table:table-cell office:value-type="float" office:value="-49.2258719014686">
                <text:p>-49.2258719014686</text:p>
              </table:table-cell>
              <table:table-cell office:value-type="float" office:value="-1092.59360095123">
                <text:p>-1092.59360095123</text:p>
              </table:table-cell>
              <table:table-cell office:value-type="float" office:value="-252.619193604525">
                <text:p>-252.6191936045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99.953657535875">
                <text:p>-899.953657535875</text:p>
              </table:table-cell>
              <table:table-cell office:value-type="float" office:value="-45.4927317440692">
                <text:p>-45.4927317440692</text:p>
              </table:table-cell>
              <table:table-cell office:value-type="float" office:value="-1154.86666564905">
                <text:p>-1154.86666564905</text:p>
              </table:table-cell>
              <table:table-cell office:value-type="float" office:value="-247.029407728691">
                <text:p>-247.029407728691</text:p>
              </table:table-cell>
              <table:table-cell office:value-type="float" office:value="-856.868212411257">
                <text:p>-856.868212411257</text:p>
              </table:table-cell>
              <table:table-cell office:value-type="float" office:value="-51.1300234846047">
                <text:p>-51.1300234846047</text:p>
              </table:table-cell>
              <table:table-cell office:value-type="float" office:value="-1043.12604728705">
                <text:p>-1043.12604728705</text:p>
              </table:table-cell>
              <table:table-cell office:value-type="float" office:value="-254.937251487385">
                <text:p>-254.9372514873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82.19479774132">
                <text:p>-882.19479774132</text:p>
              </table:table-cell>
              <table:table-cell office:value-type="float" office:value="-47.4531646279388">
                <text:p>-47.4531646279388</text:p>
              </table:table-cell>
              <table:table-cell office:value-type="float" office:value="-1104.81969173549">
                <text:p>-1104.81969173549</text:p>
              </table:table-cell>
              <table:table-cell office:value-type="float" office:value="-249.484562599214">
                <text:p>-249.484562599214</text:p>
              </table:table-cell>
              <table:table-cell office:value-type="float" office:value="-840.314189706319">
                <text:p>-840.314189706319</text:p>
              </table:table-cell>
              <table:table-cell office:value-type="float" office:value="-52.9973883506187">
                <text:p>-52.9973883506187</text:p>
              </table:table-cell>
              <table:table-cell office:value-type="float" office:value="-995.087623876358">
                <text:p>-995.087623876358</text:p>
              </table:table-cell>
              <table:table-cell office:value-type="float" office:value="-257.148557318222">
                <text:p>-257.1485573182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65.239883857889">
                <text:p>-865.239883857889</text:p>
              </table:table-cell>
              <table:table-cell office:value-type="float" office:value="-49.3759199254008">
                <text:p>-49.3759199254008</text:p>
              </table:table-cell>
              <table:table-cell office:value-type="float" office:value="-1056.14276034967">
                <text:p>-1056.14276034967</text:p>
              </table:table-cell>
              <table:table-cell office:value-type="float" office:value="-251.831546511102">
                <text:p>-251.831546511102</text:p>
              </table:table-cell>
              <table:table-cell office:value-type="float" office:value="-824.578131886327">
                <text:p>-824.578131886327</text:p>
              </table:table-cell>
              <table:table-cell office:value-type="float" office:value="-54.829784199255">
                <text:p>-54.829784199255</text:p>
              </table:table-cell>
              <table:table-cell office:value-type="float" office:value="-948.440039090102">
                <text:p>-948.440039090102</text:p>
              </table:table-cell>
              <table:table-cell office:value-type="float" office:value="-259.256201849533">
                <text:p>-259.256201849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49.075625412539">
                <text:p>-849.075625412539</text:p>
              </table:table-cell>
              <table:table-cell office:value-type="float" office:value="-51.2627546485398">
                <text:p>-51.2627546485398</text:p>
              </table:table-cell>
              <table:table-cell office:value-type="float" office:value="-1008.80606198121">
                <text:p>-1008.80606198121</text:p>
              </table:table-cell>
              <table:table-cell office:value-type="float" office:value="-254.073337759949">
                <text:p>-254.073337759949</text:p>
              </table:table-cell>
              <table:table-cell office:value-type="float" office:value="-809.641419827436">
                <text:p>-809.641419827436</text:p>
              </table:table-cell>
              <table:table-cell office:value-type="float" office:value="-56.6289873544271">
                <text:p>-56.6289873544271</text:p>
              </table:table-cell>
              <table:table-cell office:value-type="float" office:value="-903.143227681795">
                <text:p>-903.143227681795</text:p>
              </table:table-cell>
              <table:table-cell office:value-type="float" office:value="-261.263186799937">
                <text:p>-261.2631867999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33.687468729245">
                <text:p>-833.687468729245</text:p>
              </table:table-cell>
              <table:table-cell office:value-type="float" office:value="-53.1153934679381">
                <text:p>-53.1153934679381</text:p>
              </table:table-cell>
              <table:table-cell office:value-type="float" office:value="-962.77733911954">
                <text:p>-962.77733911954</text:p>
              </table:table-cell>
              <table:table-cell office:value-type="float" office:value="-256.212842957993">
                <text:p>-256.212842957993</text:p>
              </table:table-cell>
              <table:table-cell office:value-type="float" office:value="-795.484727378408">
                <text:p>-795.484727378408</text:p>
              </table:table-cell>
              <table:table-cell office:value-type="float" office:value="-58.3967311930458">
                <text:p>-58.3967311930458</text:p>
              </table:table-cell>
              <table:table-cell office:value-type="float" office:value="-859.155759466717">
                <text:p>-859.155759466717</text:p>
              </table:table-cell>
              <table:table-cell office:value-type="float" office:value="-263.172421820974">
                <text:p>-263.1724218209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19.059822013912">
                <text:p>-819.059822013912</text:p>
              </table:table-cell>
              <table:table-cell office:value-type="float" office:value="-54.9355264057468">
                <text:p>-54.9355264057468</text:p>
              </table:table-cell>
              <table:table-cell office:value-type="float" office:value="-918.022325056782">
                <text:p>-918.022325056782</text:p>
              </table:table-cell>
              <table:table-cell office:value-type="float" office:value="-258.25289256923">
                <text:p>-258.25289256923</text:p>
              </table:table-cell>
              <table:table-cell office:value-type="float" office:value="-782.08820666422">
                <text:p>-782.08820666422</text:p>
              </table:table-cell>
              <table:table-cell office:value-type="float" office:value="-60.1347049856329">
                <text:p>-60.1347049856329</text:p>
              </table:table-cell>
              <table:table-cell office:value-type="float" office:value="-816.435201779484">
                <text:p>-816.435201779484</text:p>
              </table:table-cell>
              <table:table-cell office:value-type="float" office:value="-264.986722269373">
                <text:p>-264.986722269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05.176257101152">
                <text:p>-805.176257101152</text:p>
              </table:table-cell>
              <table:table-cell office:value-type="float" office:value="-56.7248069770827">
                <text:p>-56.7248069770827</text:p>
              </table:table-cell>
              <table:table-cell office:value-type="float" office:value="-874.505137654728">
                <text:p>-874.505137654728</text:p>
              </table:table-cell>
              <table:table-cell office:value-type="float" office:value="-260.196237319574">
                <text:p>-260.196237319574</text:p>
              </table:table-cell>
              <table:table-cell office:value-type="float" office:value="-769.431650578163">
                <text:p>-769.431650578163</text:p>
              </table:table-cell>
              <table:table-cell office:value-type="float" office:value="-61.8445530980289">
                <text:p>-61.8445530980289</text:p>
              </table:table-cell>
              <table:table-cell office:value-type="float" office:value="-774.938438210788">
                <text:p>-774.938438210788</text:p>
              </table:table-cell>
              <table:table-cell office:value-type="float" office:value="-266.708807687619">
                <text:p>-266.708807687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92.019689733436">
                <text:p>-792.019689733436</text:p>
              </table:table-cell>
              <table:table-cell office:value-type="float" office:value="-58.4848507320459">
                <text:p>-58.4848507320459</text:p>
              </table:table-cell>
              <table:table-cell office:value-type="float" office:value="-832.188632072857">
                <text:p>-832.188632072857</text:p>
              </table:table-cell>
              <table:table-cell office:value-type="float" office:value="-262.045545390847">
                <text:p>-262.045545390847</text:p>
              </table:table-cell>
              <table:table-cell office:value-type="float" office:value="-757.494635187612">
                <text:p>-757.494635187612</text:p>
              </table:table-cell>
              <table:table-cell office:value-type="float" office:value="-63.5278745095569">
                <text:p>-63.5278745095569</text:p>
              </table:table-cell>
              <table:table-cell office:value-type="float" office:value="-734.621949162744">
                <text:p>-734.621949162744</text:p>
              </table:table-cell>
              <table:table-cell office:value-type="float" office:value="-268.341300907981">
                <text:p>-268.341300907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79.57253954672">
                <text:p>-779.57253954672</text:p>
              </table:table-cell>
              <table:table-cell office:value-type="float" office:value="-60.2172341532608">
                <text:p>-60.2172341532608</text:p>
              </table:table-cell>
              <table:table-cell office:value-type="float" office:value="-791.034714794372">
                <text:p>-791.034714794372</text:p>
              </table:table-cell>
              <table:table-cell office:value-type="float" office:value="-263.803400312612">
                <text:p>-263.803400312612</text:p>
              </table:table-cell>
              <table:table-cell office:value-type="float" office:value="-746.256642329719">
                <text:p>-746.256642329719</text:p>
              </table:table-cell>
              <table:table-cell office:value-type="float" office:value="-65.1862226036229">
                <text:p>-65.1862226036229</text:p>
              </table:table-cell>
              <table:table-cell office:value-type="float" office:value="-695.442054375661">
                <text:p>-695.442054375661</text:p>
              </table:table-cell>
              <table:table-cell office:value-type="float" office:value="-269.886727695482">
                <text:p>-269.886727695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67.816870968297">
                <text:p>-767.816870968297</text:p>
              </table:table-cell>
              <table:table-cell office:value-type="float" office:value="-61.9234938665237">
                <text:p>-61.9234938665237</text:p>
              </table:table-cell>
              <table:table-cell office:value-type="float" office:value="-751.004621113935">
                <text:p>-751.004621113935</text:p>
              </table:table-cell>
              <table:table-cell office:value-type="float" office:value="-265.472299470643">
                <text:p>-265.472299470643</text:p>
              </table:table-cell>
              <table:table-cell office:value-type="float" office:value="-735.697165956744">
                <text:p>-735.697165956744</text:p>
              </table:table-cell>
              <table:table-cell office:value-type="float" office:value="-66.8211051946379">
                <text:p>-66.8211051946379</text:p>
              </table:table-cell>
              <table:table-cell office:value-type="float" office:value="-657.355124671804">
                <text:p>-657.355124671804</text:p>
              </table:table-cell>
              <table:table-cell office:value-type="float" office:value="-271.34751686142">
                <text:p>-271.347516861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56.734517118964">
                <text:p>-756.734517118964</text:p>
              </table:table-cell>
              <table:table-cell office:value-type="float" office:value="-63.605126126788">
                <text:p>-63.605126126788</text:p>
              </table:table-cell>
              <table:table-cell office:value-type="float" office:value="-712.05916030884">
                <text:p>-712.05916030884</text:p>
              </table:table-cell>
              <table:table-cell office:value-type="float" office:value="-267.054653160218">
                <text:p>-267.054653160218</text:p>
              </table:table-cell>
              <table:table-cell office:value-type="float" office:value="-725.795802072753">
                <text:p>-725.795802072753</text:p>
              </table:table-cell>
              <table:table-cell office:value-type="float" office:value="-68.4339847547996">
                <text:p>-68.4339847547996</text:p>
              </table:table-cell>
              <table:table-cell office:value-type="float" office:value="-620.317762447633">
                <text:p>-620.317762447633</text:p>
              </table:table-cell>
              <table:table-cell office:value-type="float" office:value="-272.72600077797">
                <text:p>-272.726000777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46.307187240376">
                <text:p>-746.307187240376</text:p>
              </table:table-cell>
              <table:table-cell office:value-type="float" office:value="-65.2635865428778">
                <text:p>-65.2635865428778</text:p>
              </table:table-cell>
              <table:table-cell office:value-type="float" office:value="-674.158929403177">
                <text:p>-674.158929403177</text:p>
              </table:table-cell>
              <table:table-cell office:value-type="float" office:value="-268.552784114448">
                <text:p>-268.552784114448</text:p>
              </table:table-cell>
              <table:table-cell office:value-type="float" office:value="-716.532324660246">
                <text:p>-716.532324660246</text:p>
              </table:table-cell>
              <table:table-cell office:value-type="float" office:value="-70.0262788096001">
                <text:p>-70.0262788096001</text:p>
              </table:table-cell>
              <table:table-cell office:value-type="float" office:value="-584.286955570002">
                <text:p>-584.286955570002</text:p>
              </table:table-cell>
              <table:table-cell office:value-type="float" office:value="-274.024416234792">
                <text:p>-274.0244162347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36.516559990008">
                <text:p>-736.516559990008</text:p>
              </table:table-cell>
              <table:table-cell office:value-type="float" office:value="-66.9002900095222">
                <text:p>-66.9002900095222</text:p>
              </table:table-cell>
              <table:table-cell office:value-type="float" office:value="-637.264500180734">
                <text:p>-637.264500180734</text:p>
              </table:table-cell>
              <table:table-cell office:value-type="float" office:value="-269.968927448183">
                <text:p>-269.968927448183</text:p>
              </table:table-cell>
              <table:table-cell office:value-type="float" office:value="-707.886749281599">
                <text:p>-707.886749281599</text:p>
              </table:table-cell>
              <table:table-cell office:value-type="float" office:value="-71.5993604746704">
                <text:p>-71.5993604746704</text:p>
              </table:table-cell>
              <table:table-cell office:value-type="float" office:value="-549.220208144851">
                <text:p>-549.220208144851</text:p>
              </table:table-cell>
              <table:table-cell office:value-type="float" office:value="-275.244905586225">
                <text:p>-275.2449055862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27.344362845486">
                <text:p>-727.344362845486</text:p>
              </table:table-cell>
              <table:table-cell office:value-type="float" office:value="-68.5166108158455">
                <text:p>-68.5166108158455</text:p>
              </table:table-cell>
              <table:table-cell office:value-type="float" office:value="-601.336579861282">
                <text:p>-601.336579861282</text:p>
              </table:table-cell>
              <table:table-cell office:value-type="float" office:value="-271.305230958986">
                <text:p>-271.305230958986</text:p>
              </table:table-cell>
              <table:table-cell office:value-type="float" office:value="-699.839384513599">
                <text:p>-699.839384513599</text:p>
              </table:table-cell>
              <table:table-cell office:value-type="float" office:value="-73.1545591069228">
                <text:p>-73.1545591069228</text:p>
              </table:table-cell>
              <table:table-cell office:value-type="float" office:value="-515.075648237678">
                <text:p>-515.075648237678</text:p>
              </table:table-cell>
              <table:table-cell office:value-type="float" office:value="-276.389518137864">
                <text:p>-276.3895181378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18.772439828328">
                <text:p>-718.772439828328</text:p>
              </table:table-cell>
              <table:table-cell office:value-type="float" office:value="-70.1138829043529">
                <text:p>-70.1138829043529</text:p>
              </table:table-cell>
              <table:table-cell office:value-type="float" office:value="-566.336149854556">
                <text:p>-566.336149854556</text:p>
              </table:table-cell>
              <table:table-cell office:value-type="float" office:value="-272.56375573644">
                <text:p>-272.56375573644</text:p>
              </table:table-cell>
              <table:table-cell office:value-type="float" office:value="-692.370873830903">
                <text:p>-692.370873830903</text:p>
              </table:table-cell>
              <table:table-cell office:value-type="float" office:value="-74.6931610487692">
                <text:p>-74.6931610487692</text:p>
              </table:table-cell>
              <table:table-cell office:value-type="float" office:value="-481.812117816389">
                <text:p>-481.812117816389</text:p>
              </table:table-cell>
              <table:table-cell office:value-type="float" office:value="-277.460211733012">
                <text:p>-277.4602117330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10.782807973018">
                <text:p>-710.782807973018</text:p>
              </table:table-cell>
              <table:table-cell office:value-type="float" office:value="-71.6934002554041">
                <text:p>-71.6934002554041</text:p>
              </table:table-cell>
              <table:table-cell office:value-type="float" office:value="-532.224583112702">
                <text:p>-532.224583112702</text:p>
              </table:table-cell>
              <table:table-cell office:value-type="float" office:value="-273.746477032246">
                <text:p>-273.746477032246</text:p>
              </table:table-cell>
              <table:table-cell office:value-type="float" office:value="-685.462227744171">
                <text:p>-685.462227744171</text:p>
              </table:table-cell>
              <table:table-cell office:value-type="float" office:value="-76.2164104437563">
                <text:p>-76.2164104437563</text:p>
              </table:table-cell>
              <table:table-cell office:value-type="float" office:value="-449.389244526515">
                <text:p>-449.389244526515</text:p>
              </table:table-cell>
              <table:table-cell office:value-type="float" office:value="-278.458854498626">
                <text:p>-278.4588544986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03.357703896792">
                <text:p>-703.357703896792</text:p>
              </table:table-cell>
              <table:table-cell office:value-type="float" office:value="-73.2564173751747">
                <text:p>-73.2564173751747</text:p>
              </table:table-cell>
              <table:table-cell office:value-type="float" office:value="-498.963743413938">
                <text:p>-498.963743413938</text:p>
              </table:table-cell>
              <table:table-cell office:value-type="float" office:value="-274.855285350944">
                <text:p>-274.855285350944</text:p>
              </table:table-cell>
              <table:table-cell office:value-type="float" office:value="-679.094848467692">
                <text:p>-679.094848467692</text:p>
              </table:table-cell>
              <table:table-cell office:value-type="float" office:value="-77.7255101070178">
                <text:p>-77.7255101070178</text:p>
              </table:table-cell>
              <table:table-cell office:value-type="float" office:value="-417.76749965114">
                <text:p>-417.76749965114</text:p>
              </table:table-cell>
              <table:table-cell office:value-type="float" office:value="-279.387226720073">
                <text:p>-279.3872267200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696.479621606834">
                <text:p>-696.479621606834</text:p>
              </table:table-cell>
              <table:table-cell office:value-type="float" office:value="-74.8041498676344">
                <text:p>-74.8041498676344</text:p>
              </table:table-cell>
              <table:table-cell office:value-type="float" office:value="-466.516067943607">
                <text:p>-466.516067943607</text:p>
              </table:table-cell>
              <table:table-cell office:value-type="float" office:value="-275.891987724152">
                <text:p>-275.891987724152</text:p>
              </table:table-cell>
              <table:table-cell office:value-type="float" office:value="-673.250546552477">
                <text:p>-673.250546552477</text:p>
              </table:table-cell>
              <table:table-cell office:value-type="float" office:value="-79.22162243269">
                <text:p>-79.22162243269</text:p>
              </table:table-cell>
              <table:table-cell office:value-type="float" office:value="-386.908241423001">
                <text:p>-386.908241423001</text:p>
              </table:table-cell>
              <table:table-cell office:value-type="float" office:value="-280.247022812124">
                <text:p>-280.247022812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690.131342068625">
                <text:p>-690.131342068625</text:p>
              </table:table-cell>
              <table:table-cell office:value-type="float" office:value="-76.3377750722313">
                <text:p>-76.3377750722313</text:p>
              </table:table-cell>
              <table:table-cell office:value-type="float" office:value="-434.844634882788">
                <text:p>-434.844634882788</text:p>
              </table:table-cell>
              <table:table-cell office:value-type="float" office:value="-276.858309135002">
                <text:p>-276.858309135002</text:p>
              </table:table-cell>
              <table:table-cell office:value-type="float" office:value="-667.91155203159">
                <text:p>-667.91155203159</text:p>
              </table:table-cell>
              <table:table-cell office:value-type="float" office:value="-80.7058703260935">
                <text:p>-80.7058703260935</text:p>
              </table:table-cell>
              <table:table-cell office:value-type="float" office:value="-356.773748325332">
                <text:p>-356.773748325332</text:p>
              </table:table-cell>
              <table:table-cell office:value-type="float" office:value="-281.039853363959">
                <text:p>-281.0398533639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684.29595579012">
                <text:p>-684.29595579012</text:p>
              </table:table-cell>
              <table:table-cell office:value-type="float" office:value="-77.8584327517649">
                <text:p>-77.8584327517649</text:p>
              </table:table-cell>
              <table:table-cell office:value-type="float" office:value="-403.913218312013">
                <text:p>-403.913218312013</text:p>
              </table:table-cell>
              <table:table-cell office:value-type="float" office:value="-277.755894064585">
                <text:p>-277.755894064585</text:p>
              </table:table-cell>
              <table:table-cell office:value-type="float" office:value="-663.060519266185">
                <text:p>-663.060519266185</text:p>
              </table:table-cell>
              <table:table-cell office:value-type="float" office:value="-82.1793381466851">
                <text:p>-82.1793381466851</text:p>
              </table:table-cell>
              <table:table-cell office:value-type="float" office:value="-327.327241080297">
                <text:p>-327.327241080297</text:p>
              </table:table-cell>
              <table:table-cell office:value-type="float" office:value="-281.767247233026">
                <text:p>-281.7672472330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78.956878933974">
                <text:p>-678.956878933974</text:p>
              </table:table-cell>
              <table:table-cell office:value-type="float" office:value="-79.3672258160626">
                <text:p>-79.3672258160626</text:p>
              </table:table-cell>
              <table:table-cell office:value-type="float" office:value="-373.686331051317">
                <text:p>-373.686331051317</text:p>
              </table:table-cell>
              <table:table-cell office:value-type="float" office:value="-278.586308133588">
                <text:p>-278.586308133588</text:p>
              </table:table-cell>
              <table:table-cell office:value-type="float" office:value="-658.680527119611">
                <text:p>-658.680527119611</text:p>
              </table:table-cell>
              <table:table-cell office:value-type="float" office:value="-83.6430726513953">
                <text:p>-83.6430726513953</text:p>
              </table:table-cell>
              <table:table-cell office:value-type="float" office:value="-298.532896660433">
                <text:p>-298.532896660433</text:p>
              </table:table-cell>
              <table:table-cell office:value-type="float" office:value="-282.430653670049">
                <text:p>-282.4306536700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674.097863700283">
                <text:p>-674.097863700283</text:p>
              </table:table-cell>
              <table:table-cell office:value-type="float" office:value="-80.8652210687299">
                <text:p>-80.8652210687299</text:p>
              </table:table-cell>
              <table:table-cell office:value-type="float" office:value="-344.129257705035">
                <text:p>-344.129257705035</text:p>
              </table:table-cell>
              <table:table-cell office:value-type="float" office:value="-279.351039817377">
                <text:p>-279.351039817377</text:p>
              </table:table-cell>
              <table:table-cell office:value-type="float" office:value="-654.755074823594">
                <text:p>-654.755074823594</text:p>
              </table:table-cell>
              <table:table-cell office:value-type="float" office:value="-85.0980839287811">
                <text:p>-85.0980839287811</text:p>
              </table:table-cell>
              <table:table-cell office:value-type="float" office:value="-270.355854452808">
                <text:p>-270.355854452808</text:p>
              </table:table-cell>
              <table:table-cell office:value-type="float" office:value="-283.031444457722">
                <text:p>-283.0314444577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669.703003627298">
                <text:p>-669.703003627298</text:p>
              </table:table-cell>
              <table:table-cell office:value-type="float" office:value="-82.3534499656795">
                <text:p>-82.3534499656795</text:p>
              </table:table-cell>
              <table:table-cell office:value-type="float" office:value="-315.20807842289">
                <text:p>-315.20807842289</text:p>
              </table:table-cell>
              <table:table-cell office:value-type="float" office:value="-280.051502213872">
                <text:p>-280.051502213872</text:p>
              </table:table-cell>
              <table:table-cell office:value-type="float" office:value="-651.268073922129">
                <text:p>-651.268073922129</text:p>
              </table:table-cell>
              <table:table-cell office:value-type="float" office:value="-86.5453463152747">
                <text:p>-86.5453463152747</text:p>
              </table:table-cell>
              <table:table-cell office:value-type="float" office:value="-242.762216270407">
                <text:p>-242.762216270407</text:p>
              </table:table-cell>
              <table:table-cell office:value-type="float" office:value="-283.570916049434">
                <text:p>-283.5709160494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665.756734535314">
                <text:p>-665.756734535314</text:p>
              </table:table-cell>
              <table:table-cell office:value-type="float" office:value="-83.8329093757579">
                <text:p>-83.8329093757579</text:p>
              </table:table-cell>
              <table:table-cell office:value-type="float" office:value="-286.889685190582">
                <text:p>-286.889685190582</text:p>
              </table:table-cell>
              <table:table-cell office:value-type="float" office:value="-280.689034847629">
                <text:p>-280.689034847629</text:p>
              </table:table-cell>
              <table:table-cell office:value-type="float" office:value="-648.203836861399">
                <text:p>-648.203836861399</text:p>
              </table:table-cell>
              <table:table-cell office:value-type="float" office:value="-87.9857992860778">
                <text:p>-87.9857992860778</text:p>
              </table:table-cell>
              <table:table-cell office:value-type="float" office:value="-215.719040458731">
                <text:p>-215.719040458731</text:p>
              </table:table-cell>
              <table:table-cell office:value-type="float" office:value="-284.050291694898">
                <text:p>-284.0502916948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62.243831171274">
                <text:p>-662.243831171274</text:p>
              </table:table-cell>
              <table:table-cell office:value-type="float" office:value="-85.3045623339163">
                <text:p>-85.3045623339163</text:p>
              </table:table-cell>
              <table:table-cell office:value-type="float" office:value="-259.141790946535">
                <text:p>-259.141790946535</text:p>
              </table:table-cell>
              <table:table-cell office:value-type="float" office:value="-281.264905494177">
                <text:p>-281.264905494177</text:p>
              </table:table-cell>
              <table:table-cell office:value-type="float" office:value="-645.547062819993">
                <text:p>-645.547062819993</text:p>
              </table:table-cell>
              <table:table-cell office:value-type="float" office:value="-89.4203483145667">
                <text:p>-89.4203483145667</text:p>
              </table:table-cell>
              <table:table-cell office:value-type="float" office:value="-189.194332048265">
                <text:p>-189.194332048265</text:p>
              </table:table-cell>
              <table:table-cell office:value-type="float" office:value="-284.470723543894">
                <text:p>-284.470723543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59.1494007656">
                <text:p>-659.1494007656</text:p>
              </table:table-cell>
              <table:table-cell office:value-type="float" office:value="-86.7693387800621">
                <text:p>-86.7693387800621</text:p>
              </table:table-cell>
              <table:table-cell office:value-type="float" office:value="-231.932933601726">
                <text:p>-231.932933601726</text:p>
              </table:table-cell>
              <table:table-cell office:value-type="float" office:value="-281.780312013292">
                <text:p>-281.780312013292</text:p>
              </table:table-cell>
              <table:table-cell office:value-type="float" office:value="-643.28282085711">
                <text:p>-643.28282085711</text:p>
              </table:table-cell>
              <table:table-cell office:value-type="float" office:value="-90.8498656942491">
                <text:p>-90.8498656942491</text:p>
              </table:table-cell>
              <table:table-cell office:value-type="float" office:value="-163.157028587429">
                <text:p>-163.157028587429</text:p>
              </table:table-cell>
              <table:table-cell office:value-type="float" office:value="-284.833294718533">
                <text:p>-284.8332947185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56.458872895502">
                <text:p>-656.458872895502</text:p>
              </table:table-cell>
              <table:table-cell office:value-type="float" office:value="-88.2281362753854">
                <text:p>-88.2281362753854</text:p>
              </table:table-cell>
              <table:table-cell office:value-type="float" office:value="-205.232473965182">
                <text:p>-205.232473965182</text:p>
              </table:table-cell>
              <table:table-cell office:value-type="float" office:value="-282.236384177659">
                <text:p>-282.236384177659</text:p>
              </table:table-cell>
              <table:table-cell office:value-type="float" office:value="-641.396530771541">
                <text:p>-641.396530771541</text:p>
              </table:table-cell>
              <table:table-cell office:value-type="float" office:value="-92.2751913181859">
                <text:p>-92.2751913181859</text:p>
              </table:table-cell>
              <table:table-cell office:value-type="float" office:value="-137.576982842162">
                <text:p>-137.576982842162</text:p>
              </table:table-cell>
              <table:table-cell office:value-type="float" office:value="-285.139021347071">
                <text:p>-285.1390213470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54.157987187141">
                <text:p>-654.157987187141</text:p>
              </table:table-cell>
              <table:table-cell office:value-type="float" office:value="-89.6818206913569">
                <text:p>-89.6818206913569</text:p>
              </table:table-cell>
              <table:table-cell office:value-type="float" office:value="-179.01059065025">
                <text:p>-179.01059065025</text:p>
              </table:table-cell>
              <table:table-cell office:value-type="float" office:value="-282.634185490215">
                <text:p>-282.634185490215</text:p>
              </table:table-cell>
              <table:table-cell office:value-type="float" office:value="-639.87394238513">
                <text:p>-639.87394238513</text:p>
              </table:table-cell>
              <table:table-cell office:value-type="float" office:value="-93.6971334123751">
                <text:p>-93.6971334123751</text:p>
              </table:table-cell>
              <table:table-cell office:value-type="float" office:value="-112.424943460354">
                <text:p>-112.424943460354</text:p>
              </table:table-cell>
              <table:table-cell office:value-type="float" office:value="-285.38885455476">
                <text:p>-285.388854554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652.232778068136">
                <text:p>-652.232778068136</text:p>
              </table:table-cell>
              <table:table-cell office:value-type="float" office:value="-91.1312268648416">
                <text:p>-91.1312268648416</text:p>
              </table:table-cell>
              <table:table-cell office:value-type="float" office:value="-153.238270612803">
                <text:p>-153.238270612803</text:p>
              </table:table-cell>
              <table:table-cell office:value-type="float" office:value="-282.974714980465">
                <text:p>-282.974714980465</text:p>
              </table:table-cell>
              <table:table-cell office:value-type="float" office:value="-638.701112601758">
                <text:p>-638.701112601758</text:p>
              </table:table-cell>
              <table:table-cell office:value-type="float" office:value="-95.1164692181568">
                <text:p>-95.1164692181568</text:p>
              </table:table-cell>
              <table:table-cell office:value-type="float" office:value="-87.6725329950773">
                <text:p>-87.6725329950773</text:p>
              </table:table-cell>
              <table:table-cell office:value-type="float" office:value="-285.583682405861">
                <text:p>-285.5836824058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50.669557590593">
                <text:p>-650.669557590593</text:p>
              </table:table-cell>
              <table:table-cell office:value-type="float" office:value="-92.5771592150429">
                <text:p>-92.5771592150429</text:p>
              </table:table-cell>
              <table:table-cell office:value-type="float" office:value="-127.887296768492">
                <text:p>-127.887296768492</text:p>
              </table:table-cell>
              <table:table-cell office:value-type="float" office:value="-283.258908973284">
                <text:p>-283.258908973284</text:p>
              </table:table-cell>
              <table:table-cell office:value-type="float" office:value="-637.864381430369">
                <text:p>-637.864381430369</text:p>
              </table:table-cell>
              <table:table-cell office:value-type="float" office:value="-96.5339456213354">
                <text:p>-96.5339456213354</text:p>
              </table:table-cell>
              <table:table-cell office:value-type="float" office:value="-63.2922247677442">
                <text:p>-63.2922247677442</text:p>
              </table:table-cell>
              <table:table-cell office:value-type="float" office:value="-285.724331794233">
                <text:p>-285.7243317942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49.454896471386">
                <text:p>-649.454896471386</text:p>
              </table:table-cell>
              <table:table-cell office:value-type="float" office:value="-94.0203923183127">
                <text:p>-94.0203923183127</text:p>
              </table:table-cell>
              <table:table-cell office:value-type="float" office:value="-102.930233920802">
                <text:p>-102.930233920802</text:p>
              </table:table-cell>
              <table:table-cell office:value-type="float" office:value="-283.487642826442">
                <text:p>-283.487642826442</text:p>
              </table:table-cell>
              <table:table-cell office:value-type="float" office:value="-637.350346537477">
                <text:p>-637.350346537477</text:p>
              </table:table-cell>
              <table:table-cell office:value-type="float" office:value="-97.950279724752">
                <text:p>-97.950279724752</text:p>
              </table:table-cell>
              <table:table-cell office:value-type="float" office:value="-39.2573185546524">
                <text:p>-39.2573185546524</text:p>
              </table:table-cell>
              <table:table-cell office:value-type="float" office:value="-285.81157027991">
                <text:p>-285.81157027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648.575602942518">
                <text:p>-648.575602942518</text:p>
              </table:table-cell>
              <table:table-cell office:value-type="float" office:value="-95.4616714359627">
                <text:p>-95.4616714359627</text:p>
              </table:table-cell>
              <table:table-cell office:value-type="float" office:value="-78.3404115524178">
                <text:p>-78.3404115524178</text:p>
              </table:table-cell>
              <table:table-cell office:value-type="float" office:value="-283.661732629891">
                <text:p>-283.661732629891</text:p>
              </table:table-cell>
              <table:table-cell office:value-type="float" office:value="-637.145836609765">
                <text:p>-637.145836609765</text:p>
              </table:table-cell>
              <table:table-cell office:value-type="float" office:value="-99.3661593616626">
                <text:p>-99.3661593616626</text:p>
              </table:table-cell>
              <table:table-cell office:value-type="float" office:value="-15.5419154499725">
                <text:p>-15.5419154499725</text:p>
              </table:table-cell>
              <table:table-cell office:value-type="float" office:value="-285.846107869799">
                <text:p>-285.8461078697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648.018700751116">
                <text:p>-648.018700751116</text:p>
              </table:table-cell>
              <table:table-cell office:value-type="float" office:value="-96.9017129931874">
                <text:p>-96.9017129931874</text:p>
              </table:table-cell>
              <table:table-cell office:value-type="float" office:value="-54.0919062885337">
                <text:p>-54.0919062885337</text:p>
              </table:table-cell>
              <table:table-cell office:value-type="float" office:value="-283.781936866088">
                <text:p>-283.781936866088</text:p>
              </table:table-cell>
              <table:table-cell office:value-type="float" office:value="-637.237883836086">
                <text:p>-637.237883836086</text:p>
              </table:table-cell>
              <table:table-cell office:value-type="float" office:value="-100.782243547965">
                <text:p>-100.782243547965</text:p>
              </table:table-cell>
              <table:table-cell office:value-type="float" office:value="7.87910767350297">
                <text:p>7.87910767350297</text:p>
              </table:table-cell>
              <table:table-cell office:value-type="float" office:value="-285.828598741636">
                <text:p>-285.828598741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47.771405191087">
                <text:p>-647.771405191087</text:p>
              </table:table-cell>
              <table:table-cell office:value-type="float" office:value="-98.3412050047232">
                <text:p>-98.3412050047232</text:p>
              </table:table-cell>
              <table:table-cell office:value-type="float" office:value="-30.1595223486345">
                <text:p>-30.1595223486345</text:p>
              </table:table-cell>
              <table:table-cell office:value-type="float" office:value="-283.848958026863">
                <text:p>-283.848958026863</text:p>
              </table:table-cell>
              <table:table-cell office:value-type="float" office:value="-637.613695375094">
                <text:p>-637.613695375094</text:p>
              </table:table-cell>
              <table:table-cell office:value-type="float" office:value="-102.199162871021">
                <text:p>-102.199162871021</text:p>
              </table:table-cell>
              <table:table-cell office:value-type="float" office:value="31.0301239861616">
                <text:p>31.0301239861616</text:p>
              </table:table-cell>
              <table:table-cell office:value-type="float" office:value="-285.759642910556">
                <text:p>-285.759642910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47.821098357788">
                <text:p>-647.821098357788</text:p>
              </table:table-cell>
              <table:table-cell office:value-type="float" office:value="-99.7808074455183">
                <text:p>-99.7808074455183</text:p>
              </table:table-cell>
              <table:table-cell office:value-type="float" office:value="-6.51877167605619">
                <text:p>-6.51877167605619</text:p>
              </table:table-cell>
              <table:table-cell office:value-type="float" office:value="-283.863444186143">
                <text:p>-283.863444186143</text:p>
              </table:table-cell>
              <table:table-cell office:value-type="float" office:value="-638.260624145168">
                <text:p>-638.260624145168</text:p>
              </table:table-cell>
              <table:table-cell office:value-type="float" office:value="-103.617519813566">
                <text:p>-103.617519813566</text:p>
              </table:table-cell>
              <table:table-cell office:value-type="float" office:value="53.9347821402686">
                <text:p>53.9347821402686</text:p>
              </table:table-cell>
              <table:table-cell office:value-type="float" office:value="-285.639787839133">
                <text:p>-285.6397878391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48.155303009901">
                <text:p>-648.155303009901</text:p>
              </table:table-cell>
              <table:table-cell office:value-type="float" office:value="-101.221152563318">
                <text:p>-101.221152563318</text:p>
              </table:table-cell>
              <table:table-cell office:value-type="float" office:value="16.8541468736549">
                <text:p>16.8541468736549</text:p>
              </table:table-cell>
              <table:table-cell office:value-type="float" office:value="-283.825990526424">
                <text:p>-283.825990526424</text:p>
              </table:table-cell>
              <table:table-cell office:value-type="float" office:value="-639.166138723688">
                <text:p>-639.166138723688</text:p>
              </table:table-cell>
              <table:table-cell office:value-type="float" office:value="-105.037889010729">
                <text:p>-105.037889010729</text:p>
              </table:table-cell>
              <table:table-cell office:value-type="float" office:value="76.6160319306181">
                <text:p>76.6160319306181</text:p>
              </table:table-cell>
              <table:table-cell office:value-type="float" office:value="-285.469529990398">
                <text:p>-285.4695299903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48.761655664387">
                <text:p>-648.761655664387</text:p>
              </table:table-cell>
              <table:table-cell office:value-type="float" office:value="-102.662845131461">
                <text:p>-102.662845131461</text:p>
              </table:table-cell>
              <table:table-cell office:value-type="float" office:value="39.9823680477112">
                <text:p>39.9823680477112</text:p>
              </table:table-cell>
              <table:table-cell office:value-type="float" office:value="-283.737140819651">
                <text:p>-283.737140819651</text:p>
              </table:table-cell>
              <table:table-cell office:value-type="float" office:value="-640.317792774372">
                <text:p>-640.317792774372</text:p>
              </table:table-cell>
              <table:table-cell office:value-type="float" office:value="-106.460817439117">
                <text:p>-106.460817439117</text:p>
              </table:table-cell>
              <table:table-cell office:value-type="float" office:value="99.0961489129205">
                <text:p>99.0961489129205</text:p>
              </table:table-cell>
              <table:table-cell office:value-type="float" office:value="-285.249316326147">
                <text:p>-285.249316326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649.627878606562">
                <text:p>-649.627878606562</text:p>
              </table:table-cell>
              <table:table-cell office:value-type="float" office:value="-104.106462639476">
                <text:p>-104.106462639476</text:p>
              </table:table-cell>
              <table:table-cell office:value-type="float" office:value="62.8883814048464">
                <text:p>62.8883814048464</text:p>
              </table:table-cell>
              <table:table-cell office:value-type="float" office:value="-283.597388860974">
                <text:p>-283.597388860974</text:p>
              </table:table-cell>
              <table:table-cell office:value-type="float" office:value="-641.703193683245">
                <text:p>-641.703193683245</text:p>
              </table:table-cell>
              <table:table-cell office:value-type="float" office:value="-107.886824536191">
                <text:p>-107.886824536191</text:p>
              </table:table-cell>
              <table:table-cell office:value-type="float" office:value="121.396758904831">
                <text:p>121.396758904831</text:p>
              </table:table-cell>
              <table:table-cell office:value-type="float" office:value="-284.979545750803">
                <text:p>-284.9795457508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50.741751146207">
                <text:p>-650.741751146207</text:p>
              </table:table-cell>
              <table:table-cell office:value-type="float" office:value="-105.552555419801">
                <text:p>-105.552555419801</text:p>
              </table:table-cell>
              <table:table-cell office:value-type="float" office:value="85.5940519223708">
                <text:p>85.5940519223708</text:p>
              </table:table-cell>
              <table:table-cell office:value-type="float" office:value="-283.407179856702">
                <text:p>-283.407179856702</text:p>
              </table:table-cell>
              <table:table-cell office:value-type="float" office:value="-643.309970849284">
                <text:p>-643.309970849284</text:p>
              </table:table-cell>
              <table:table-cell office:value-type="float" office:value="-109.316402249189">
                <text:p>-109.316402249189</text:p>
              </table:table-cell>
              <table:table-cell office:value-type="float" office:value="143.538861249132">
                <text:p>143.538861249132</text:p>
              </table:table-cell>
              <table:table-cell office:value-type="float" office:value="-284.660570503583">
                <text:p>-284.6605705035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52.091080142743">
                <text:p>-652.091080142743</text:p>
              </table:table-cell>
              <table:table-cell office:value-type="float" office:value="-107.001646709007">
                <text:p>-107.001646709007</text:p>
              </table:table-cell>
              <table:table-cell office:value-type="float" office:value="108.120640252429">
                <text:p>108.120640252429</text:p>
              </table:table-cell>
              <table:table-cell office:value-type="float" office:value="-283.166911767252">
                <text:p>-283.166911767252</text:p>
              </table:table-cell>
              <table:table-cell office:value-type="float" office:value="-645.125743129018">
                <text:p>-645.125743129018</text:p>
              </table:table-cell>
              <table:table-cell office:value-type="float" office:value="-110.750015011698">
                <text:p>-110.750015011698</text:p>
              </table:table-cell>
              <table:table-cell office:value-type="float" office:value="165.542851771883">
                <text:p>165.542851771883</text:p>
              </table:table-cell>
              <table:table-cell office:value-type="float" office:value="-284.292697499645">
                <text:p>-284.292697499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653.66366965991">
                <text:p>-653.66366965991</text:p>
              </table:table-cell>
              <table:table-cell office:value-type="float" office:value="-108.454232641584">
                <text:p>-108.454232641584</text:p>
              </table:table-cell>
              <table:table-cell office:value-type="float" office:value="130.488822906045">
                <text:p>130.488822906045</text:p>
              </table:table-cell>
              <table:table-cell office:value-type="float" office:value="-282.876936605238">
                <text:p>-282.876936605238</text:p>
              </table:table-cell>
              <table:table-cell office:value-type="float" office:value="-647.138086158829">
                <text:p>-647.138086158829</text:p>
              </table:table-cell>
              <table:table-cell office:value-type="float" office:value="-112.188099647607">
                <text:p>-112.188099647607</text:p>
              </table:table-cell>
              <table:table-cell office:value-type="float" office:value="187.42854392805">
                <text:p>187.42854392805</text:p>
              </table:table-cell>
              <table:table-cell office:value-type="float" office:value="-283.87618962425">
                <text:p>-283.876189624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655.44729005353">
                <text:p>-655.44729005353</text:p>
              </table:table-cell>
              <table:table-cell office:value-type="float" office:value="-109.910782175037">
                <text:p>-109.910782175037</text:p>
              </table:table-cell>
              <table:table-cell office:value-type="float" office:value="152.718711320881">
                <text:p>152.718711320881</text:p>
              </table:table-cell>
              <table:table-cell office:value-type="float" office:value="-282.537561691192">
                <text:p>-282.537561691192</text:p>
              </table:table-cell>
              <table:table-cell office:value-type="float" office:value="-649.334498826892">
                <text:p>-649.334498826892</text:p>
              </table:table-cell>
              <table:table-cell office:value-type="float" office:value="-113.631065200555">
                <text:p>-113.631065200555</text:p>
              </table:table-cell>
              <table:table-cell office:value-type="float" office:value="209.215189848683">
                <text:p>209.215189848683</text:p>
              </table:table-cell>
              <table:table-cell office:value-type="float" office:value="-283.411266980141">
                <text:p>-283.4112669801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57.429646479422">
                <text:p>-657.429646479422</text:p>
              </table:table-cell>
              <table:table-cell office:value-type="float" office:value="-111.371736944991">
                <text:p>-111.371736944991</text:p>
              </table:table-cell>
              <table:table-cell office:value-type="float" office:value="174.82987028707">
                <text:p>174.82987028707</text:p>
              </table:table-cell>
              <table:table-cell office:value-type="float" office:value="-282.149050868332">
                <text:p>-282.149050868332</text:p>
              </table:table-cell>
              <table:table-cell office:value-type="float" office:value="-651.702369630005">
                <text:p>-651.702369630005</text:p>
              </table:table-cell>
              <table:table-cell office:value-type="float" office:value="-115.079292688622">
                <text:p>-115.079292688622</text:p>
              </table:table-cell>
              <table:table-cell office:value-type="float" office:value="230.921499178459">
                <text:p>230.921499178459</text:p>
              </table:table-cell>
              <table:table-cell office:value-type="float" office:value="-282.898108093078">
                <text:p>-282.8981080930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659.598346483321">
                <text:p>-659.598346483321</text:p>
              </table:table-cell>
              <table:table-cell office:value-type="float" office:value="-112.837511048287">
                <text:p>-112.837511048287</text:p>
              </table:table-cell>
              <table:table-cell office:value-type="float" office:value="196.841335898247">
                <text:p>196.841335898247</text:p>
              </table:table-cell>
              <table:table-cell office:value-type="float" office:value="-281.711625677447">
                <text:p>-281.711625677447</text:p>
              </table:table-cell>
              <table:table-cell office:value-type="float" office:value="-654.228942262076">
                <text:p>-654.228942262076</text:p>
              </table:table-cell>
              <table:table-cell office:value-type="float" office:value="-116.533134782538">
                <text:p>-116.533134782538</text:p>
              </table:table-cell>
              <table:table-cell office:value-type="float" office:value="252.565657570756">
                <text:p>252.565657570756</text:p>
              </table:table-cell>
              <table:table-cell office:value-type="float" office:value="-282.336851076254">
                <text:p>-282.3368510762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61.940867389372">
                <text:p>-661.940867389372</text:p>
              </table:table-cell>
              <table:table-cell office:value-type="float" office:value="-114.308490753597">
                <text:p>-114.308490753597</text:p>
              </table:table-cell>
              <table:table-cell office:value-type="float" office:value="218.771631937216">
                <text:p>218.771631937216</text:p>
              </table:table-cell>
              <table:table-cell office:value-type="float" office:value="-281.225466495364">
                <text:p>-281.225466495364</text:p>
              </table:table-cell>
              <table:table-cell office:value-type="float" office:value="-656.901281060165">
                <text:p>-656.901281060165</text:p>
              </table:table-cell>
              <table:table-cell office:value-type="float" office:value="-117.992915407116">
                <text:p>-117.992915407116</text:p>
              </table:table-cell>
              <table:table-cell office:value-type="float" office:value="274.165343228438">
                <text:p>274.165343228438</text:p>
              </table:table-cell>
              <table:table-cell office:value-type="float" office:value="-281.727594757969">
                <text:p>-281.7275947579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664.444522872785">
                <text:p>-664.444522872785</text:p>
              </table:table-cell>
              <table:table-cell office:value-type="float" office:value="-115.785034137759">
                <text:p>-115.785034137759</text:p>
              </table:table-cell>
              <table:table-cell office:value-type="float" office:value="240.638785533562">
                <text:p>240.638785533562</text:p>
              </table:table-cell>
              <table:table-cell office:value-type="float" office:value="-280.690713638623">
                <text:p>-280.690713638623</text:p>
              </table:table-cell>
              <table:table-cell office:value-type="float" office:value="-659.706235792967">
                <text:p>-659.706235792967</text:p>
              </table:table-cell>
              <table:table-cell office:value-type="float" office:value="-119.458929264433">
                <text:p>-119.458929264433</text:p>
              </table:table-cell>
              <table:table-cell office:value-type="float" office:value="295.737742475191">
                <text:p>295.737742475191</text:p>
              </table:table-cell>
              <table:table-cell office:value-type="float" office:value="-281.070399774691">
                <text:p>-281.0703997746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67.096429013068">
                <text:p>-667.096429013068</text:p>
              </table:table-cell>
              <table:table-cell office:value-type="float" office:value="-117.267470646676">
                <text:p>-117.267470646676</text:p>
              </table:table-cell>
              <table:table-cell office:value-type="float" office:value="262.460341831172">
                <text:p>262.460341831172</text:p>
              </table:table-cell>
              <table:table-cell office:value-type="float" office:value="-280.107468434554">
                <text:p>-280.107468434554</text:p>
              </table:table-cell>
              <table:table-cell office:value-type="float" office:value="-662.630406375921">
                <text:p>-662.630406375921</text:p>
              </table:table-cell>
              <table:table-cell office:value-type="float" office:value="-120.931441278602">
                <text:p>-120.931441278602</text:p>
              </table:table-cell>
              <table:table-cell office:value-type="float" office:value="317.29956354269">
                <text:p>317.29956354269</text:p>
              </table:table-cell>
              <table:table-cell office:value-type="float" office:value="-280.365289633485">
                <text:p>-280.365289633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669.883469892589">
                <text:p>-669.883469892589</text:p>
              </table:table-cell>
              <table:table-cell office:value-type="float" office:value="-118.756100579771">
                <text:p>-118.756100579771</text:p>
              </table:table-cell>
              <table:table-cell office:value-type="float" office:value="284.253377104827">
                <text:p>284.253377104827</text:p>
              </table:table-cell>
              <table:table-cell office:value-type="float" office:value="-279.47579426321">
                <text:p>-279.47579426321</text:p>
              </table:table-cell>
              <table:table-cell office:value-type="float" office:value="-665.660106774801">
                <text:p>-665.660106774801</text:p>
              </table:table-cell>
              <table:table-cell office:value-type="float" office:value="-122.410685960324">
                <text:p>-122.410685960324</text:p>
              </table:table-cell>
              <table:table-cell office:value-type="float" office:value="338.867049301305">
                <text:p>338.867049301305</text:p>
              </table:table-cell>
              <table:table-cell office:value-type="float" office:value="-279.612251746148">
                <text:p>-279.612251746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72.792262792257">
                <text:p>-672.792262792257</text:p>
              </table:table-cell>
              <table:table-cell office:value-type="float" office:value="-120.251194497087">
                <text:p>-120.251194497087</text:p>
              </table:table-cell>
              <table:table-cell office:value-type="float" office:value="306.034510645148">
                <text:p>306.034510645148</text:p>
              </table:table-cell>
              <table:table-cell office:value-type="float" office:value="-278.795717572887">
                <text:p>-278.795717572887</text:p>
              </table:table-cell>
              <table:table-cell office:value-type="float" office:value="-668.781329113628">
                <text:p>-668.781329113628</text:p>
              </table:table-cell>
              <table:table-cell office:value-type="float" office:value="-123.896866691688">
                <text:p>-123.896866691688</text:p>
              </table:table-cell>
              <table:table-cell office:value-type="float" office:value="360.455988017065">
                <text:p>360.455988017065</text:p>
              </table:table-cell>
              <table:table-cell office:value-type="float" office:value="-278.811238439444">
                <text:p>-278.8112384394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75.809122564175">
                <text:p>-675.809122564175</text:p>
              </table:table-cell>
              <table:table-cell office:value-type="float" office:value="-121.75299254723">
                <text:p>-121.75299254723</text:p>
              </table:table-cell>
              <table:table-cell office:value-type="float" office:value="327.819915866385">
                <text:p>327.819915866385</text:p>
              </table:table-cell>
              <table:table-cell office:value-type="float" office:value="-278.067228870962">
                <text:p>-278.067228870962</text:p>
              </table:table-cell>
              <table:table-cell office:value-type="float" office:value="-671.979706889054">
                <text:p>-671.979706889054</text:p>
              </table:table-cell>
              <table:table-cell office:value-type="float" office:value="-125.390154929219">
                <text:p>-125.390154929219</text:p>
              </table:table-cell>
              <table:table-cell office:value-type="float" office:value="382.081723017885">
                <text:p>382.081723017885</text:p>
              </table:table-cell>
              <table:table-cell office:value-type="float" office:value="-277.962167943849">
                <text:p>-277.9621679438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78.920026090637">
                <text:p>-678.920026090637</text:p>
              </table:table-cell>
              <table:table-cell office:value-type="float" office:value="-123.26170371632">
                <text:p>-123.26170371632</text:p>
              </table:table-cell>
              <table:table-cell office:value-type="float" office:value="349.625329017348">
                <text:p>349.625329017348</text:p>
              </table:table-cell>
              <table:table-cell office:value-type="float" office:value="-277.290283695368">
                <text:p>-277.290283695368</text:p>
              </table:table-cell>
              <table:table-cell office:value-type="float" office:value="-675.240478527197">
                <text:p>-675.240478527197</text:p>
              </table:table-cell>
              <table:table-cell office:value-type="float" office:value="-126.890689325946">
                <text:p>-126.890689325946</text:p>
              </table:table-cell>
              <table:table-cell office:value-type="float" office:value="403.759160158259">
                <text:p>403.759160158259</text:p>
              </table:table-cell>
              <table:table-cell office:value-type="float" office:value="-277.064925365719">
                <text:p>-277.0649253657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82.110575876926">
                <text:p>-682.110575876926</text:p>
              </table:table-cell>
              <table:table-cell office:value-type="float" office:value="-124.777504996047">
                <text:p>-124.777504996047</text:p>
              </table:table-cell>
              <table:table-cell office:value-type="float" office:value="371.466057460404">
                <text:p>371.466057460404</text:p>
              </table:table-cell>
              <table:table-cell office:value-type="float" office:value="-276.464803567678">
                <text:p>-276.464803567678</text:p>
              </table:table-cell>
              <table:table-cell office:value-type="float" office:value="-678.548450085798">
                <text:p>-678.548450085798</text:p>
              </table:table-cell>
              <table:table-cell office:value-type="float" office:value="-128.398574770581">
                <text:p>-128.398574770581</text:p>
              </table:table-cell>
              <table:table-cell office:value-type="float" office:value="425.502774391879">
                <text:p>425.502774391879</text:p>
              </table:table-cell>
              <table:table-cell office:value-type="float" office:value="-276.119363644848">
                <text:p>-276.1193636448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85.365963549156">
                <text:p>-685.365963549156</text:p>
              </table:table-cell>
              <table:table-cell office:value-type="float" office:value="-126.3005404706">
                <text:p>-126.3005404706</text:p>
              </table:table-cell>
              <table:table-cell office:value-type="float" office:value="393.356985781045">
                <text:p>393.356985781045</text:p>
              </table:table-cell>
              <table:table-cell office:value-type="float" office:value="-275.590676932609">
                <text:p>-275.590676932609</text:p>
              </table:table-cell>
              <table:table-cell office:value-type="float" office:value="-681.887958364982">
                <text:p>-681.887958364982</text:p>
              </table:table-cell>
              <table:table-cell office:value-type="float" office:value="-129.913881344725">
                <text:p>-129.913881344725</text:p>
              </table:table-cell>
              <table:table-cell office:value-type="float" office:value="447.326613846499">
                <text:p>447.326613846499</text:p>
              </table:table-cell>
              <table:table-cell office:value-type="float" office:value="-275.125304502967">
                <text:p>-275.125304502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88.670933042754">
                <text:p>-688.670933042754</text:p>
              </table:table-cell>
              <table:table-cell office:value-type="float" office:value="-127.830920321806">
                <text:p>-127.830920321806</text:p>
              </table:table-cell>
              <table:table-cell office:value-type="float" office:value="415.312580590452">
                <text:p>415.312580590452</text:p>
              </table:table-cell>
              <table:table-cell office:value-type="float" office:value="-274.667760086852">
                <text:p>-274.667760086852</text:p>
              </table:table-cell>
              <table:table-cell office:value-type="float" office:value="-685.242833508752">
                <text:p>-685.242833508752</text:p>
              </table:table-cell>
              <table:table-cell office:value-type="float" office:value="-131.436643196967">
                <text:p>-131.436643196967</text:p>
              </table:table-cell>
              <table:table-cell office:value-type="float" office:value="469.244302865732">
                <text:p>469.244302865732</text:p>
              </table:table-cell>
              <table:table-cell office:value-type="float" office:value="-274.082539385488">
                <text:p>-274.0825393854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92.009743373691">
                <text:p>-692.009743373691</text:p>
              </table:table-cell>
              <table:table-cell office:value-type="float" office:value="-129.368719751526">
                <text:p>-129.368719751526</text:p>
              </table:table-cell>
              <table:table-cell office:value-type="float" office:value="437.346893777595">
                <text:p>437.346893777595</text:p>
              </table:table-cell>
              <table:table-cell office:value-type="float" office:value="-273.69587810068">
                <text:p>-273.69587810068</text:p>
              </table:table-cell>
              <table:table-cell office:value-type="float" office:value="-688.596361779024">
                <text:p>-688.596361779024</text:p>
              </table:table-cell>
              <table:table-cell office:value-type="float" office:value="-132.966857334254">
                <text:p>-132.966857334254</text:p>
              </table:table-cell>
              <table:table-cell office:value-type="float" office:value="491.269042803162">
                <text:p>491.269042803162</text:p>
              </table:table-cell>
              <table:table-cell office:value-type="float" office:value="-272.990830401481">
                <text:p>-272.9908304014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95.366131474415">
                <text:p>-695.366131474415</text:p>
              </table:table-cell>
              <table:table-cell office:value-type="float" office:value="-130.913977821469">
                <text:p>-130.913977821469</text:p>
              </table:table-cell>
              <table:table-cell office:value-type="float" office:value="459.473563976735">
                <text:p>459.473563976735</text:p>
              </table:table-cell>
              <table:table-cell office:value-type="float" office:value="-272.674825736287">
                <text:p>-272.674825736287</text:p>
              </table:table-cell>
              <table:table-cell office:value-type="float" office:value="-691.93124828806">
                <text:p>-691.93124828806</text:p>
              </table:table-cell>
              <table:table-cell office:value-type="float" office:value="-134.504482330449">
                <text:p>-134.504482330449</text:p>
              </table:table-cell>
              <table:table-cell office:value-type="float" office:value="513.41361136636">
                <text:p>513.41361136636</text:p>
              </table:table-cell>
              <table:table-cell office:value-type="float" office:value="-271.849911265111">
                <text:p>-271.849911265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98.723274724849">
                <text:p>-698.723274724849</text:p>
              </table:table-cell>
              <table:table-cell office:value-type="float" office:value="-132.466696209746">
                <text:p>-132.466696209746</text:p>
              </table:table-cell>
              <table:table-cell office:value-type="float" office:value="481.705816489608">
                <text:p>481.705816489608</text:p>
              </table:table-cell>
              <table:table-cell office:value-type="float" office:value="-271.60436836631">
                <text:p>-271.60436836631</text:p>
              </table:table-cell>
              <table:table-cell office:value-type="float" office:value="-695.229580044412">
                <text:p>-695.229580044412</text:p>
              </table:table-cell>
              <table:table-cell office:value-type="float" office:value="-136.04943695277">
                <text:p>-136.04943695277</text:p>
              </table:table-cell>
              <table:table-cell office:value-type="float" office:value="535.690359816741">
                <text:p>535.690359816741</text:p>
              </table:table-cell>
              <table:table-cell office:value-type="float" office:value="-270.659488243296">
                <text:p>-270.6594882432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02.063753691888">
                <text:p>-702.063753691888</text:p>
              </table:table-cell>
              <table:table-cell office:value-type="float" office:value="-134.026837884617">
                <text:p>-134.026837884617</text:p>
              </table:table-cell>
              <table:table-cell office:value-type="float" office:value="504.056461302937">
                <text:p>504.056461302937</text:p>
              </table:table-cell>
              <table:table-cell office:value-type="float" office:value="-270.484242896748">
                <text:p>-270.484242896748</text:p>
              </table:table-cell>
              <table:table-cell office:value-type="float" office:value="-698.47278908829">
                <text:p>-698.47278908829</text:p>
              </table:table-cell>
              <table:table-cell office:value-type="float" office:value="-137.6015987063">
                <text:p>-137.6015987063</text:p>
              </table:table-cell>
              <table:table-cell office:value-type="float" office:value="558.111208526526">
                <text:p>558.111208526526</text:p>
              </table:table-cell>
              <table:table-cell office:value-type="float" office:value="-269.419241113237">
                <text:p>-269.4192411132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05.369514730876">
                <text:p>-705.369514730876</text:p>
              </table:table-cell>
              <table:table-cell office:value-type="float" office:value="-135.59432569513">
                <text:p>-135.59432569513</text:p>
              </table:table-cell>
              <table:table-cell office:value-type="float" office:value="526.537889597591">
                <text:p>526.537889597591</text:p>
              </table:table-cell>
              <table:table-cell office:value-type="float" office:value="-269.314158697642">
                <text:p>-269.314158697642</text:p>
              </table:table-cell>
              <table:table-cell office:value-type="float" office:value="-701.641616151925">
                <text:p>-701.641616151925</text:p>
              </table:table-cell>
              <table:table-cell office:value-type="float" office:value="-139.160802297749">
                <text:p>-139.160802297749</text:p>
              </table:table-cell>
              <table:table-cell office:value-type="float" office:value="580.687640719688">
                <text:p>580.687640719688</text:p>
              </table:table-cell>
              <table:table-cell office:value-type="float" office:value="-268.12882413386">
                <text:p>-268.128824133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08.621833115082">
                <text:p>-708.621833115082</text:p>
              </table:table-cell>
              <table:table-cell office:value-type="float" office:value="-137.16904087983">
                <text:p>-137.16904087983</text:p>
              </table:table-cell>
              <table:table-cell office:value-type="float" office:value="549.162068076706">
                <text:p>549.162068076706</text:p>
              </table:table-cell>
              <table:table-cell office:value-type="float" office:value="-268.093798546361">
                <text:p>-268.093798546361</text:p>
              </table:table-cell>
              <table:table-cell office:value-type="float" office:value="-704.716075043723">
                <text:p>-704.716075043723</text:p>
              </table:table-cell>
              <table:table-cell office:value-type="float" office:value="-140.726838020068">
                <text:p>-140.726838020068</text:p>
              </table:table-cell>
              <table:table-cell office:value-type="float" office:value="603.430693692104">
                <text:p>603.430693692104</text:p>
              </table:table-cell>
              <table:table-cell office:value-type="float" office:value="-266.787867036766">
                <text:p>-266.7878670367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11.801276275992">
                <text:p>-711.801276275992</text:p>
              </table:table-cell>
              <table:table-cell office:value-type="float" office:value="-138.750821493777">
                <text:p>-138.750821493777</text:p>
              </table:table-cell>
              <table:table-cell office:value-type="float" office:value="571.940531803156">
                <text:p>571.940531803156</text:p>
              </table:table-cell>
              <table:table-cell office:value-type="float" office:value="-266.822819586798">
                <text:p>-266.822819586798</text:p>
              </table:table-cell>
              <table:table-cell office:value-type="float" office:value="-707.67541740943">
                <text:p>-707.67541740943</text:p>
              </table:table-cell>
              <table:table-cell office:value-type="float" office:value="-142.299450058756">
                <text:p>-142.299450058756</text:p>
              </table:table-cell>
              <table:table-cell office:value-type="float" office:value="626.350948989986">
                <text:p>626.350948989986</text:p>
              </table:table-cell>
              <table:table-cell office:value-type="float" office:value="-265.395976039011">
                <text:p>-265.3959760390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14.887667778837">
                <text:p>-714.887667778837</text:p>
              </table:table-cell>
              <table:table-cell office:value-type="float" office:value="-140.339460755508">
                <text:p>-140.339460755508</text:p>
              </table:table-cell>
              <table:table-cell office:value-type="float" office:value="594.884374887124">
                <text:p>594.884374887124</text:p>
              </table:table-cell>
              <table:table-cell office:value-type="float" office:value="-265.500854309271">
                <text:p>-265.500854309271</text:p>
              </table:table-cell>
              <table:table-cell office:value-type="float" office:value="-710.49809883867">
                <text:p>-710.49809883867</text:p>
              </table:table-cell>
              <table:table-cell office:value-type="float" office:value="-143.878334722842">
                <text:p>-143.878334722842</text:p>
              </table:table-cell>
              <table:table-cell office:value-type="float" office:value="649.458519736422">
                <text:p>649.458519736422</text:p>
              </table:table-cell>
              <table:table-cell office:value-type="float" office:value="-263.952734884041">
                <text:p>-263.9527348840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17.860051960031">
                <text:p>-717.860051960031</text:p>
              </table:table-cell>
              <table:table-cell office:value-type="float" office:value="-141.934705315419">
                <text:p>-141.934705315419</text:p>
              </table:table-cell>
              <table:table-cell office:value-type="float" office:value="618.004239243248">
                <text:p>618.004239243248</text:p>
              </table:table-cell>
              <table:table-cell office:value-type="float" office:value="-264.127511555397">
                <text:p>-264.127511555397</text:p>
              </table:table-cell>
              <table:table-cell office:value-type="float" office:value="-713.161745874895">
                <text:p>-713.161745874895</text:p>
              </table:table-cell>
              <table:table-cell office:value-type="float" office:value="-145.463138602564">
                <text:p>-145.463138602564</text:p>
              </table:table-cell>
              <table:table-cell office:value-type="float" office:value="672.763036435882">
                <text:p>672.763036435882</text:p>
              </table:table-cell>
              <table:table-cell office:value-type="float" office:value="-262.457705914184">
                <text:p>-262.4577059141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20.696659354445">
                <text:p>-720.696659354445</text:p>
              </table:table-cell>
              <table:table-cell office:value-type="float" office:value="-143.536253447318">
                <text:p>-143.536253447318</text:p>
              </table:table-cell>
              <table:table-cell office:value-type="float" office:value="641.310301655054">
                <text:p>641.310301655054</text:p>
              </table:table-cell>
              <table:table-cell office:value-type="float" office:value="-262.70237755172">
                <text:p>-262.70237755172</text:p>
              </table:table-cell>
              <table:table-cell office:value-type="float" office:value="-715.643124578034">
                <text:p>-715.643124578034</text:p>
              </table:table-cell>
              <table:table-cell office:value-type="float" office:value="-147.053456657181">
                <text:p>-147.053456657181</text:p>
              </table:table-cell>
              <table:table-cell office:value-type="float" office:value="696.273630458867">
                <text:p>696.273630458867</text:p>
              </table:table-cell>
              <table:table-cell office:value-type="float" office:value="-260.91043117983">
                <text:p>-260.910431179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23.374873491156">
                <text:p>-723.374873491156</text:p>
              </table:table-cell>
              <table:table-cell office:value-type="float" office:value="-145.143753166187">
                <text:p>-145.143753166187</text:p>
              </table:table-cell>
              <table:table-cell office:value-type="float" office:value="664.812258451425">
                <text:p>664.812258451425</text:p>
              </table:table-cell>
              <table:table-cell office:value-type="float" office:value="-261.225016977383">
                <text:p>-261.225016977383</text:p>
              </table:table-cell>
              <table:table-cell office:value-type="float" office:value="-717.91811065836">
                <text:p>-717.91811065836</text:p>
              </table:table-cell>
              <table:table-cell office:value-type="float" office:value="-148.648830236422">
                <text:p>-148.648830236422</text:p>
              </table:table-cell>
              <table:table-cell office:value-type="float" office:value="719.99891568519">
                <text:p>719.99891568519</text:p>
              </table:table-cell>
              <table:table-cell office:value-type="float" office:value="-259.310433589419">
                <text:p>-259.3104335894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25.87119900561">
                <text:p>-725.87119900561</text:p>
              </table:table-cell>
              <table:table-cell office:value-type="float" office:value="-146.756800275088">
                <text:p>-146.756800275088</text:p>
              </table:table-cell>
              <table:table-cell office:value-type="float" office:value="688.519308292067">
                <text:p>688.519308292067</text:p>
              </table:table-cell>
              <table:table-cell office:value-type="float" office:value="-259.694974070067">
                <text:p>-259.694974070067</text:p>
              </table:table-cell>
              <table:table-cell office:value-type="float" office:value="-719.961661631767">
                <text:p>-719.961661631767</text:p>
              </table:table-cell>
              <table:table-cell office:value-type="float" office:value="-150.248745040048">
                <text:p>-150.248745040048</text:p>
              </table:table-cell>
              <table:table-cell office:value-type="float" office:value="743.946967847981">
                <text:p>743.946967847981</text:p>
              </table:table-cell>
              <table:table-cell office:value-type="float" office:value="-257.657218105312">
                <text:p>-257.657218105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28.161231239686">
                <text:p>-728.161231239686</text:p>
              </table:table-cell>
              <table:table-cell office:value-type="float" office:value="-148.37493634451">
                <text:p>-148.37493634451</text:p>
              </table:table-cell>
              <table:table-cell office:value-type="float" office:value="712.440133111585">
                <text:p>712.440133111585</text:p>
              </table:table-cell>
              <table:table-cell office:value-type="float" office:value="-258.111773774264">
                <text:p>-258.111773774264</text:p>
              </table:table-cell>
              <table:table-cell office:value-type="float" office:value="-721.747791284575">
                <text:p>-721.747791284575</text:p>
              </table:table-cell>
              <table:table-cell office:value-type="float" office:value="-151.852629020681">
                <text:p>-151.852629020681</text:p>
              </table:table-cell>
              <table:table-cell office:value-type="float" office:value="768.12530181396">
                <text:p>768.12530181396</text:p>
              </table:table-cell>
              <table:table-cell office:value-type="float" office:value="-255.95027299017">
                <text:p>-255.950272990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30.219628146702">
                <text:p>-730.219628146702</text:p>
              </table:table-cell>
              <table:table-cell office:value-type="float" office:value="-149.99764662928">
                <text:p>-149.99764662928</text:p>
              </table:table-cell>
              <table:table-cell office:value-type="float" office:value="736.582876565279">
                <text:p>736.582876565279</text:p>
              </table:table-cell>
              <table:table-cell office:value-type="float" office:value="-256.474922937452">
                <text:p>-256.474922937452</text:p>
              </table:table-cell>
              <table:table-cell office:value-type="float" office:value="-723.249546702363">
                <text:p>-723.249546702363</text:p>
              </table:table-cell>
              <table:table-cell office:value-type="float" office:value="-153.459850235575">
                <text:p>-153.459850235575</text:p>
              </table:table-cell>
              <table:table-cell office:value-type="float" office:value="792.540846913248">
                <text:p>792.540846913248</text:p>
              </table:table-cell>
              <table:table-cell office:value-type="float" office:value="-254.189071108141">
                <text:p>-254.189071108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32.020084216529">
                <text:p>-732.020084216529</text:p>
              </table:table-cell>
              <table:table-cell office:value-type="float" office:value="-151.624357927539">
                <text:p>-151.624357927539</text:p>
              </table:table-cell>
              <table:table-cell office:value-type="float" office:value="760.955120754522">
                <text:p>760.955120754522</text:p>
              </table:table-cell>
              <table:table-cell office:value-type="float" office:value="-254.783911557998">
                <text:p>-254.783911557998</text:p>
              </table:table-cell>
              <table:table-cell office:value-type="float" office:value="-724.438988410856">
                <text:p>-724.438988410856</text:p>
              </table:table-cell>
              <table:table-cell office:value-type="float" office:value="-155.069714654266">
                <text:p>-155.069714654266</text:p>
              </table:table-cell>
              <table:table-cell office:value-type="float" office:value="817.199919906066">
                <text:p>817.199919906066</text:p>
              </table:table-cell>
              <table:table-cell office:value-type="float" office:value="-252.373071286127">
                <text:p>-252.3730712861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33.535307167799">
                <text:p>-733.535307167799</text:p>
              </table:table-cell>
              <table:table-cell office:value-type="float" office:value="-153.254436387912">
                <text:p>-153.254436387912</text:p>
              </table:table-cell>
              <table:table-cell office:value-type="float" office:value="785.56386063525">
                <text:p>785.56386063525</text:p>
              </table:table-cell>
              <table:table-cell office:value-type="float" office:value="-253.038214089919">
                <text:p>-253.038214089919</text:p>
              </table:table-cell>
              <table:table-cell office:value-type="float" office:value="-725.287173784619">
                <text:p>-725.287173784619</text:p>
              </table:table-cell>
              <table:table-cell office:value-type="float" office:value="-156.681463929343">
                <text:p>-156.681463929343</text:p>
              </table:table-cell>
              <table:table-cell office:value-type="float" office:value="842.10819609936">
                <text:p>842.10819609936</text:p>
              </table:table-cell>
              <table:table-cell office:value-type="float" office:value="-250.50171973924">
                <text:p>-250.501719739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34.736997769379">
                <text:p>-734.736997769379</text:p>
              </table:table-cell>
              <table:table-cell office:value-type="float" office:value="-154.887185271844">
                <text:p>-154.887185271844</text:p>
              </table:table-cell>
              <table:table-cell office:value-type="float" office:value="810.415476233928">
                <text:p>810.415476233928</text:p>
              </table:table-cell>
              <table:table-cell office:value-type="float" office:value="-251.237290809399">
                <text:p>-251.237290809399</text:p>
              </table:table-cell>
              <table:table-cell office:value-type="float" office:value="-725.764144583809">
                <text:p>-725.764144583809</text:p>
              </table:table-cell>
              <table:table-cell office:value-type="float" office:value="-158.294273139529">
                <text:p>-158.294273139529</text:p>
              </table:table-cell>
              <table:table-cell office:value-type="float" office:value="867.270678138148">
                <text:p>867.270678138148</text:p>
              </table:table-cell>
              <table:table-cell office:value-type="float" office:value="-248.574451565599">
                <text:p>-248.5744515655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35.595832952676">
                <text:p>-735.595832952676</text:p>
              </table:table-cell>
              <table:table-cell office:value-type="float" office:value="-156.521842678406">
                <text:p>-156.521842678406</text:p>
              </table:table-cell>
              <table:table-cell office:value-type="float" office:value="835.515703127996">
                <text:p>835.515703127996</text:p>
              </table:table-cell>
              <table:table-cell office:value-type="float" office:value="-249.380589246893">
                <text:p>-249.380589246893</text:p>
              </table:table-cell>
              <table:table-cell office:value-type="float" office:value="-725.838918493587">
                <text:p>-725.838918493587</text:p>
              </table:table-cell>
              <table:table-cell office:value-type="float" office:value="-159.907248513959">
                <text:p>-159.907248513959</text:p>
              </table:table-cell>
              <table:table-cell office:value-type="float" office:value="892.691662972425">
                <text:p>892.691662972425</text:p>
              </table:table-cell>
              <table:table-cell office:value-type="float" office:value="-246.59069231455">
                <text:p>-246.590692314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36.081452991424">
                <text:p>-736.081452991424</text:p>
              </table:table-cell>
              <table:table-cell office:value-type="float" office:value="-158.157579240609">
                <text:p>-158.157579240609</text:p>
              </table:table-cell>
              <table:table-cell office:value-type="float" office:value="860.869600388376">
                <text:p>860.869600388376</text:p>
              </table:table-cell>
              <table:table-cell office:value-type="float" office:value="-247.467545690474">
                <text:p>-247.467545690474</text:p>
              </table:table-cell>
              <table:table-cell office:value-type="float" office:value="-725.479485750178">
                <text:p>-725.479485750178</text:p>
              </table:table-cell>
              <table:table-cell office:value-type="float" office:value="-161.519425148959">
                <text:p>-161.519425148959</text:p>
              </table:table-cell>
              <table:table-cell office:value-type="float" office:value="918.374706723348">
                <text:p>918.374706723348</text:p>
              </table:table-cell>
              <table:table-cell office:value-type="float" office:value="-244.549859632942">
                <text:p>-244.5498596329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36.162453047034">
                <text:p>-736.162453047034</text:p>
              </table:table-cell>
              <table:table-cell office:value-type="float" office:value="-159.793495802936">
                <text:p>-159.793495802936</text:p>
              </table:table-cell>
              <table:table-cell office:value-type="float" office:value="886.481516743487">
                <text:p>886.481516743487</text:p>
              </table:table-cell>
              <table:table-cell office:value-type="float" office:value="-245.497586764377">
                <text:p>-245.497586764377</text:p>
              </table:table-cell>
              <table:table-cell office:value-type="float" office:value="-724.652811018463">
                <text:p>-724.652811018463</text:p>
              </table:table-cell>
              <table:table-cell office:value-type="float" office:value="-163.129764729">
                <text:p>-163.129764729</text:p>
              </table:table-cell>
              <table:table-cell office:value-type="float" office:value="944.322587454458">
                <text:p>944.322587454458</text:p>
              </table:table-cell>
              <table:table-cell office:value-type="float" office:value="-242.451364994155">
                <text:p>-242.4513649941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35.806379552837">
                <text:p>-735.806379552837</text:p>
              </table:table-cell>
              <table:table-cell office:value-type="float" office:value="-161.428621090831">
                <text:p>-161.428621090831</text:p>
              </table:table-cell>
              <table:table-cell office:value-type="float" office:value="912.355054694345">
                <text:p>912.355054694345</text:p>
              </table:table-cell>
              <table:table-cell office:value-type="float" office:value="-243.470131087279">
                <text:p>-243.470131087279</text:p>
              </table:table-cell>
              <table:table-cell office:value-type="float" office:value="-723.324841153203">
                <text:p>-723.324841153203</text:p>
              </table:table-cell>
              <table:table-cell office:value-type="float" office:value="-164.737153264896">
                <text:p>-164.737153264896</text:p>
              </table:table-cell>
              <table:table-cell office:value-type="float" office:value="970.537266452247">
                <text:p>970.537266452247</text:p>
              </table:table-cell>
              <table:table-cell office:value-type="float" office:value="-240.29461551315">
                <text:p>-240.294615513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34.979732199541">
                <text:p>-734.979732199541</text:p>
              </table:table-cell>
              <table:table-cell office:value-type="float" office:value="-163.061909384608">
                <text:p>-163.061909384608</text:p>
              </table:table-cell>
              <table:table-cell office:value-type="float" office:value="938.493032560608">
                <text:p>938.493032560608</text:p>
              </table:table-cell>
              <table:table-cell office:value-type="float" office:value="-241.384591014922">
                <text:p>-241.384591014922</text:p>
              </table:table-cell>
              <table:table-cell office:value-type="float" office:value="-721.460519547144">
                <text:p>-721.460519547144</text:p>
              </table:table-cell>
              <table:table-cell office:value-type="float" office:value="-166.34039886389">
                <text:p>-166.34039886389</text:p>
              </table:table-cell>
              <table:table-cell office:value-type="float" office:value="997.01984725062">
                <text:p>997.01984725062</text:p>
              </table:table-cell>
              <table:table-cell office:value-type="float" office:value="-238.079015852593">
                <text:p>-238.0790158525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33.647971754093">
                <text:p>-733.647971754093</text:p>
              </table:table-cell>
              <table:table-cell office:value-type="float" office:value="-164.692238210728">
                <text:p>-164.692238210728</text:p>
              </table:table-cell>
              <table:table-cell office:value-type="float" office:value="964.897444742441">
                <text:p>964.897444742441</text:p>
              </table:table-cell>
              <table:table-cell office:value-type="float" office:value="-239.24037447105">
                <text:p>-239.24037447105</text:p>
              </table:table-cell>
              <table:table-cell office:value-type="float" office:value="-719.023807498047">
                <text:p>-719.023807498047</text:p>
              </table:table-cell>
              <table:table-cell office:value-type="float" office:value="-167.938229547219">
                <text:p>-167.938229547219</text:p>
              </table:table-cell>
              <table:table-cell office:value-type="float" office:value="1023.77053334312">
                <text:p>1023.77053334312</text:p>
              </table:table-cell>
              <table:table-cell office:value-type="float" office:value="-235.803970222941">
                <text:p>-235.8039702229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31.775534724359">
                <text:p>-731.775534724359</text:p>
              </table:table-cell>
              <table:table-cell office:value-type="float" office:value="-166.318406065671">
                <text:p>-166.318406065671</text:p>
              </table:table-cell>
              <table:table-cell office:value-type="float" office:value="991.569420160801">
                <text:p>991.569420160801</text:p>
              </table:table-cell>
              <table:table-cell office:value-type="float" office:value="-237.036886870693">
                <text:p>-237.036886870693</text:p>
              </table:table-cell>
              <table:table-cell office:value-type="float" office:value="-715.977713322265">
                <text:p>-715.977713322265</text:p>
              </table:table-cell>
              <table:table-cell office:value-type="float" office:value="-169.52929113238">
                <text:p>-169.52929113238</text:p>
              </table:table-cell>
              <table:table-cell office:value-type="float" office:value="1050.78858420018">
                <text:p>1050.78858420018</text:p>
              </table:table-cell>
              <table:table-cell office:value-type="float" office:value="-233.468884480274">
                <text:p>-233.468884480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29.325855028134">
                <text:p>-729.325855028134</text:p>
              </table:table-cell>
              <table:table-cell office:value-type="float" office:value="-167.939130187956">
                <text:p>-167.939130187956</text:p>
              </table:table-cell>
              <table:table-cell office:value-type="float" office:value="1018.50917898837">
                <text:p>1018.50917898837</text:p>
              </table:table-cell>
              <table:table-cell office:value-type="float" office:value="-234.773533139607">
                <text:p>-234.773533139607</text:p>
              </table:table-cell>
              <table:table-cell office:value-type="float" office:value="-712.284329812363">
                <text:p>-712.284329812363</text:p>
              </table:table-cell>
              <table:table-cell office:value-type="float" office:value="-171.112145198629">
                <text:p>-171.112145198629</text:p>
              </table:table-cell>
              <table:table-cell office:value-type="float" office:value="1078.07226993678">
                <text:p>1078.07226993678</text:p>
              </table:table-cell>
              <table:table-cell office:value-type="float" office:value="-231.073168324859">
                <text:p>-231.0731683248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26.261393794729">
                <text:p>-726.261393794729</text:p>
              </table:table-cell>
              <table:table-cell office:value-type="float" office:value="-169.553044396388">
                <text:p>-169.553044396388</text:p>
              </table:table-cell>
              <table:table-cell office:value-type="float" office:value="1045.71598780062">
                <text:p>1045.71598780062</text:p>
              </table:table-cell>
              <table:table-cell office:value-type="float" office:value="-232.449719833384">
                <text:p>-232.449719833384</text:p>
              </table:table-cell>
              <table:table-cell office:value-type="float" office:value="-707.904880848567">
                <text:p>-707.904880848567</text:p>
              </table:table-cell>
              <table:table-cell office:value-type="float" office:value="-172.685267156071">
                <text:p>-172.685267156071</text:p>
              </table:table-cell>
              <table:table-cell office:value-type="float" office:value="1105.6188246793">
                <text:p>1105.6188246793</text:p>
              </table:table-cell>
              <table:table-cell office:value-type="float" office:value="-228.616237603349">
                <text:p>-228.6162376033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22.543677520224">
                <text:p>-722.543677520224</text:p>
              </table:table-cell>
              <table:table-cell office:value-type="float" office:value="-171.1586970131">
                <text:p>-171.1586970131</text:p>
              </table:table-cell>
              <table:table-cell office:value-type="float" office:value="1073.18811349526">
                <text:p>1073.18811349526</text:p>
              </table:table-cell>
              <table:table-cell office:value-type="float" office:value="-230.06485735895">
                <text:p>-230.06485735895</text:p>
              </table:table-cell>
              <table:table-cell office:value-type="float" office:value="-702.799777493794">
                <text:p>-702.799777493794</text:p>
              </table:table-cell>
              <table:table-cell office:value-type="float" office:value="-174.24704443939">
                <text:p>-174.24704443939</text:p>
              </table:table-cell>
              <table:table-cell office:value-type="float" office:value="1133.42439913822">
                <text:p>1133.42439913822</text:p>
              </table:table-cell>
              <table:table-cell office:value-type="float" office:value="-226.097516716376">
                <text:p>-226.0975167163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18.133345510701">
                <text:p>-718.133345510701</text:p>
              </table:table-cell>
              <table:table-cell office:value-type="float" office:value="-172.754548892013">
                <text:p>-172.754548892013</text:p>
              </table:table-cell>
              <table:table-cell office:value-type="float" office:value="1100.92277575838">
                <text:p>1100.92277575838</text:p>
              </table:table-cell>
              <table:table-cell office:value-type="float" office:value="-227.618362301709">
                <text:p>-227.618362301709</text:p>
              </table:table-cell>
              <table:table-cell office:value-type="float" office:value="-696.928684572053">
                <text:p>-696.928684572053</text:p>
              </table:table-cell>
              <table:table-cell office:value-type="float" office:value="-175.79577484955">
                <text:p>-175.79577484955</text:p>
              </table:table-cell>
              <table:table-cell office:value-type="float" office:value="1161.48401216204">
                <text:p>1161.48401216204</text:p>
              </table:table-cell>
              <table:table-cell office:value-type="float" office:value="-223.516441133793">
                <text:p>-223.5164411337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12.990207348459">
                <text:p>-712.990207348459</text:p>
              </table:table-cell>
              <table:table-cell office:value-type="float" office:value="-174.338971575009">
                <text:p>-174.338971575009</text:p>
              </table:table-cell>
              <table:table-cell office:value-type="float" office:value="1128.91609860981">
                <text:p>1128.91609860981</text:p>
              </table:table-cell>
              <table:table-cell office:value-type="float" office:value="-225.109659860354">
                <text:p>-225.109659860354</text:p>
              </table:table-cell>
              <table:table-cell office:value-type="float" office:value="-690.250598218054">
                <text:p>-690.250598218054</text:p>
              </table:table-cell>
              <table:table-cell office:value-type="float" office:value="-177.329665067813">
                <text:p>-177.329665067813</text:p>
              </table:table-cell>
              <table:table-cell office:value-type="float" office:value="1189.79150198335">
                <text:p>1189.79150198335</text:p>
              </table:table-cell>
              <table:table-cell office:value-type="float" office:value="-220.872460018275">
                <text:p>-220.8724600182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07.073310727964">
                <text:p>-707.073310727964</text:p>
              </table:table-cell>
              <table:table-cell office:value-type="float" office:value="-175.910245598849">
                <text:p>-175.910245598849</text:p>
              </table:table-cell>
              <table:table-cell office:value-type="float" office:value="1157.16306138726">
                <text:p>1157.16306138726</text:p>
              </table:table-cell>
              <table:table-cell office:value-type="float" office:value="-222.538186390604">
                <text:p>-222.538186390604</text:p>
              </table:table-cell>
              <table:table-cell office:value-type="float" office:value="-682.723935142064">
                <text:p>-682.723935142064</text:p>
              </table:table-cell>
              <table:table-cell office:value-type="float" office:value="-178.846829368128">
                <text:p>-178.846829368128</text:p>
              </table:table-cell>
              <table:table-cell office:value-type="float" office:value="1218.33947713103">
                <text:p>1218.33947713103</text:p>
              </table:table-cell>
              <table:table-cell office:value-type="float" office:value="-218.165038957984">
                <text:p>-218.165038957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00.341020720572">
                <text:p>-700.341020720572</text:p>
              </table:table-cell>
              <table:table-cell office:value-type="float" office:value="-177.466558978228">
                <text:p>-177.466558978228</text:p>
              </table:table-cell>
              <table:table-cell office:value-type="float" office:value="1185.65744881252">
                <text:p>1185.65744881252</text:p>
              </table:table-cell>
              <table:table-cell office:value-type="float" office:value="-219.90339205991">
                <text:p>-219.90339205991</text:p>
              </table:table-cell>
              <table:table-cell office:value-type="float" office:value="-674.306634018282">
                <text:p>-674.306634018282</text:p>
              </table:table-cell>
              <table:table-cell office:value-type="float" office:value="-180.345288554836">
                <text:p>-180.345288554836</text:p>
              </table:table-cell>
              <table:table-cell office:value-type="float" office:value="1247.11926748638">
                <text:p>1247.11926748638</text:p>
              </table:table-cell>
              <table:table-cell office:value-type="float" office:value="-215.393662808014">
                <text:p>-215.3936628080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92.751110909846">
                <text:p>-692.751110909846</text:p>
              </table:table-cell>
              <table:table-cell office:value-type="float" office:value="-179.006005891361">
                <text:p>-179.006005891361</text:p>
              </table:table-cell>
              <table:table-cell office:value-type="float" office:value="1214.39180126771">
                <text:p>1214.39180126771</text:p>
              </table:table-cell>
              <table:table-cell office:value-type="float" office:value="-217.204743612648">
                <text:p>-217.204743612648</text:p>
              </table:table-cell>
              <table:table-cell office:value-type="float" office:value="-664.956269812969">
                <text:p>-664.956269812969</text:p>
              </table:table-cell>
              <table:table-cell office:value-type="float" office:value="-181.82296915442">
                <text:p>-181.82296915442</text:p>
              </table:table-cell>
              <table:table-cell office:value-type="float" office:value="1276.12087590901">
                <text:p>1276.12087590901</text:p>
              </table:table-cell>
              <table:table-cell office:value-type="float" office:value="-212.557838639327">
                <text:p>-212.5578386393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84.260867085058">
                <text:p>-684.260867085058</text:p>
              </table:table-cell>
              <table:table-cell office:value-type="float" office:value="-180.526585595995">
                <text:p>-180.526585595995</text:p>
              </table:table-cell>
              <table:table-cell office:value-type="float" office:value="1243.35736494778">
                <text:p>1243.35736494778</text:p>
              </table:table-cell>
              <table:table-cell office:value-type="float" office:value="-214.441727246098">
                <text:p>-214.441727246098</text:p>
              </table:table-cell>
              <table:table-cell office:value-type="float" office:value="-654.630181531246">
                <text:p>-654.630181531246</text:p>
              </table:table-cell>
              <table:table-cell office:value-type="float" office:value="-183.277702891156">
                <text:p>-183.277702891156</text:p>
              </table:table-cell>
              <table:table-cell office:value-type="float" office:value="1305.33293057926">
                <text:p>1305.33293057926</text:p>
              </table:table-cell>
              <table:table-cell office:value-type="float" office:value="-209.657098793595">
                <text:p>-209.6570987935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74.827204098764">
                <text:p>-674.827204098764</text:p>
              </table:table-cell>
              <table:table-cell office:value-type="float" office:value="-182.026201605103">
                <text:p>-182.026201605103</text:p>
              </table:table-cell>
              <table:table-cell office:value-type="float" office:value="1272.54404252241">
                <text:p>1272.54404252241</text:p>
              </table:table-cell>
              <table:table-cell office:value-type="float" office:value="-211.613851596048">
                <text:p>-211.613851596048</text:p>
              </table:table-cell>
              <table:table-cell office:value-type="float" office:value="-643.285613783959">
                <text:p>-643.285613783959</text:p>
              </table:table-cell>
              <table:table-cell office:value-type="float" office:value="-184.707226477343">
                <text:p>-184.707226477343</text:p>
              </table:table-cell>
              <table:table-cell office:value-type="float" office:value="1334.7426386558">
                <text:p>1334.7426386558</text:p>
              </table:table-cell>
              <table:table-cell office:value-type="float" office:value="-206.691004041027">
                <text:p>-206.6910040410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64.406796345922">
                <text:p>-664.406796345922</text:p>
              </table:table-cell>
              <table:table-cell office:value-type="float" office:value="-183.502661152538">
                <text:p>-183.502661152538</text:p>
              </table:table-cell>
              <table:table-cell office:value-type="float" office:value="1301.9403449518">
                <text:p>1301.9403449518</text:p>
              </table:table-cell>
              <table:table-cell office:value-type="float" office:value="-208.720650829488">
                <text:p>-208.720650829488</text:p>
              </table:table-cell>
              <table:table-cell office:value-type="float" office:value="-630.879872469734">
                <text:p>-630.879872469734</text:p>
              </table:table-cell>
              <table:table-cell office:value-type="float" office:value="-186.109181749498">
                <text:p>-186.109181749498</text:p>
              </table:table-cell>
              <table:table-cell office:value-type="float" office:value="1364.33574197628">
                <text:p>1364.33574197628</text:p>
              </table:table-cell>
              <table:table-cell office:value-type="float" office:value="-203.659146836635">
                <text:p>-203.6591468366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52.956222638785">
                <text:p>-652.956222638785</text:p>
              </table:table-cell>
              <table:table-cell office:value-type="float" office:value="-184.953674980624">
                <text:p>-184.953674980624</text:p>
              </table:table-cell>
              <table:table-cell office:value-type="float" office:value="1331.53334422623">
                <text:p>1331.53334422623</text:p>
              </table:table-cell>
              <table:table-cell office:value-type="float" office:value="-205.761687842319">
                <text:p>-205.761687842319</text:p>
              </table:table-cell>
              <table:table-cell office:value-type="float" office:value="-617.37049534764">
                <text:p>-617.37049534764</text:p>
              </table:table-cell>
              <table:table-cell office:value-type="float" office:value="-187.481116183604">
                <text:p>-187.481116183604</text:p>
              </table:table-cell>
              <table:table-cell office:value-type="float" office:value="1394.09647456244">
                <text:p>1394.09647456244</text:p>
              </table:table-cell>
              <table:table-cell office:value-type="float" office:value="-200.561154670941">
                <text:p>-200.5611546709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40.432125425552">
                <text:p>-640.432125425552</text:p>
              </table:table-cell>
              <table:table-cell office:value-type="float" office:value="-186.37685748157">
                <text:p>-186.37685748157</text:p>
              </table:table-cell>
              <table:table-cell office:value-type="float" office:value="1361.30862830424">
                <text:p>1361.30862830424</text:p>
              </table:table-cell>
              <table:table-cell office:value-type="float" office:value="-202.736557557198">
                <text:p>-202.736557557198</text:p>
              </table:table-cell>
              <table:table-cell office:value-type="float" office:value="-602.715437101995">
                <text:p>-602.715437101995</text:p>
              </table:table-cell>
              <table:table-cell office:value-type="float" office:value="-188.820483821608">
                <text:p>-188.820483821608</text:p>
              </table:table-cell>
              <table:table-cell office:value-type="float" office:value="1424.00752329053">
                <text:p>1424.00752329053</text:p>
              </table:table-cell>
              <table:table-cell office:value-type="float" office:value="-197.396693508073">
                <text:p>-197.3966935080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26.79138505807">
                <text:p>-626.79138505807</text:p>
              </table:table-cell>
              <table:table-cell office:value-type="float" office:value="-187.769727226144">
                <text:p>-187.769727226144</text:p>
              </table:table-cell>
              <table:table-cell office:value-type="float" office:value="1391.25025822334">
                <text:p>1391.25025822334</text:p>
              </table:table-cell>
              <table:table-cell office:value-type="float" office:value="-199.644890316702">
                <text:p>-199.644890316702</text:p>
              </table:table-cell>
              <table:table-cell office:value-type="float" office:value="-586.873269300554">
                <text:p>-586.873269300554</text:p>
              </table:table-cell>
              <table:table-cell office:value-type="float" office:value="-190.124646642276">
                <text:p>-190.124646642276</text:p>
              </table:table-cell>
              <table:table-cell office:value-type="float" office:value="1454.04999184244">
                <text:p>1454.04999184244</text:p>
              </table:table-cell>
              <table:table-cell office:value-type="float" office:value="-194.165471303979">
                <text:p>-194.1654713039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611.991309322721">
                <text:p>-611.991309322721</text:p>
              </table:table-cell>
              <table:table-cell office:value-type="float" office:value="-189.129707913527">
                <text:p>-189.129707913527</text:p>
              </table:table-cell>
              <table:table-cell office:value-type="float" office:value="1421.34072792743">
                <text:p>1421.34072792743</text:p>
              </table:table-cell>
              <table:table-cell office:value-type="float" office:value="-196.486355365752">
                <text:p>-196.486355365752</text:p>
              </table:table-cell>
              <table:table-cell office:value-type="float" office:value="-569.803395413366">
                <text:p>-569.803395413366</text:p>
              </table:table-cell>
              <table:table-cell office:value-type="float" office:value="-191.390876409861">
                <text:p>-191.390876409861</text:p>
              </table:table-cell>
              <table:table-cell office:value-type="float" office:value="1484.20336852439">
                <text:p>1484.20336852439</text:p>
              </table:table-cell>
              <table:table-cell office:value-type="float" office:value="-190.867241596147">
                <text:p>-190.8672415961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95.989837906654">
                <text:p>-595.989837906654</text:p>
              </table:table-cell>
              <table:table-cell office:value-type="float" office:value="-190.454129775542">
                <text:p>-190.454129775542</text:p>
              </table:table-cell>
              <table:table-cell office:value-type="float" office:value="1451.56092788397">
                <text:p>1451.56092788397</text:p>
              </table:table-cell>
              <table:table-cell office:value-type="float" office:value="-193.260664414899">
                <text:p>-193.260664414899</text:p>
              </table:table-cell>
              <table:table-cell office:value-type="float" office:value="-551.466280173838">
                <text:p>-551.466280173838</text:p>
              </table:table-cell>
              <table:table-cell office:value-type="float" office:value="-192.61635703247">
                <text:p>-192.61635703247</text:p>
              </table:table-cell>
              <table:table-cell office:value-type="float" office:value="1514.44549862951">
                <text:p>1514.44549862951</text:p>
              </table:table-cell>
              <table:table-cell office:value-type="float" office:value="-187.501807154748">
                <text:p>-187.501807154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78.745762207937">
                <text:p>-578.745762207937</text:p>
              </table:table-cell>
              <table:table-cell office:value-type="float" office:value="-191.740231469338">
                <text:p>-191.740231469338</text:p>
              </table:table-cell>
              <table:table-cell office:value-type="float" office:value="1481.89011247688">
                <text:p>1481.89011247688</text:p>
              </table:table-cell>
              <table:table-cell office:value-type="float" office:value="-189.967575276062">
                <text:p>-189.967575276062</text:p>
              </table:table-cell>
              <table:table-cell office:value-type="float" office:value="-531.823693217675">
                <text:p>-531.823693217675</text:p>
              </table:table-cell>
              <table:table-cell office:value-type="float" office:value="-193.798187461842">
                <text:p>-193.798187461842</text:p>
              </table:table-cell>
              <table:table-cell office:value-type="float" office:value="1544.75256242346">
                <text:p>1544.75256242346</text:p>
              </table:table-cell>
              <table:table-cell office:value-type="float" office:value="-184.069023682696">
                <text:p>-184.0690236826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60.218960167116">
                <text:p>-560.218960167116</text:p>
              </table:table-cell>
              <table:table-cell office:value-type="float" office:value="-192.985162491931">
                <text:p>-192.985162491931</text:p>
              </table:table-cell>
              <table:table-cell office:value-type="float" office:value="1512.30587217334">
                <text:p>1512.30587217334</text:p>
              </table:table-cell>
              <table:table-cell office:value-type="float" office:value="-186.606895560121">
                <text:p>-186.606895560121</text:p>
              </table:table-cell>
              <table:table-cell office:value-type="float" office:value="-510.838966610893">
                <text:p>-510.838966610893</text:p>
              </table:table-cell>
              <table:table-cell office:value-type="float" office:value="-194.933385165422">
                <text:p>-194.933385165422</text:p>
              </table:table-cell>
              <table:table-cell office:value-type="float" office:value="1575.09905837031">
                <text:p>1575.09905837031</text:p>
              </table:table-cell>
              <table:table-cell office:value-type="float" office:value="-180.568803552984">
                <text:p>-180.568803552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40.370645399666">
                <text:p>-540.370645399666</text:p>
              </table:table-cell>
              <table:table-cell office:value-type="float" office:value="-194.185986148375">
                <text:p>-194.185986148375</text:p>
              </table:table-cell>
              <table:table-cell office:value-type="float" office:value="1542.78411112678">
                <text:p>1542.78411112678</text:p>
              </table:table-cell>
              <table:table-cell office:value-type="float" office:value="-183.178486424283">
                <text:p>-183.178486424283</text:p>
              </table:table-cell>
              <table:table-cell office:value-type="float" office:value="-488.47726494196">
                <text:p>-488.47726494196</text:p>
              </table:table-cell>
              <table:table-cell office:value-type="float" office:value="-196.018890198626">
                <text:p>-196.018890198626</text:p>
              </table:table-cell>
              <table:table-cell office:value-type="float" office:value="1605.457793593">
                <text:p>1605.457793593</text:p>
              </table:table-cell>
              <table:table-cell office:value-type="float" office:value="-177.001119567222">
                <text:p>-177.001119567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19.163630644997">
                <text:p>-519.163630644997</text:p>
              </table:table-cell>
              <table:table-cell office:value-type="float" office:value="-195.339683105364">
                <text:p>-195.339683105364</text:p>
              </table:table-cell>
              <table:table-cell office:value-type="float" office:value="1573.29903066167">
                <text:p>1573.29903066167</text:p>
              </table:table-cell>
              <table:table-cell office:value-type="float" office:value="-179.682266356146">
                <text:p>-179.682266356146</text:p>
              </table:table-cell>
              <table:table-cell office:value-type="float" office:value="-464.705867562169">
                <text:p>-464.705867562169</text:p>
              </table:table-cell>
              <table:table-cell office:value-type="float" office:value="-197.05156990432">
                <text:p>-197.05156990432</text:p>
              </table:table-cell>
              <table:table-cell office:value-type="float" office:value="1635.79988117402">
                <text:p>1635.79988117402</text:p>
              </table:table-cell>
              <table:table-cell office:value-type="float" office:value="-173.366008720168">
                <text:p>-173.366008720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96.562603931814">
                <text:p>-496.562603931814</text:p>
              </table:table-cell>
              <table:table-cell office:value-type="float" office:value="-196.443155558546">
                <text:p>-196.443155558546</text:p>
              </table:table-cell>
              <table:table-cell office:value-type="float" office:value="1603.8231197081">
                <text:p>1603.8231197081</text:p>
              </table:table-cell>
              <table:table-cell office:value-type="float" office:value="-176.118214979017">
                <text:p>-176.118214979017</text:p>
              </table:table-cell>
              <table:table-cell office:value-type="float" office:value="-439.494461497745">
                <text:p>-439.494461497745</text:p>
              </table:table-cell>
              <table:table-cell office:value-type="float" office:value="-198.028224263204">
                <text:p>-198.028224263204</text:p>
              </table:table-cell>
              <table:table-cell office:value-type="float" office:value="1666.09474550796">
                <text:p>1666.09474550796</text:p>
              </table:table-cell>
              <table:table-cell office:value-type="float" office:value="-169.663575952373">
                <text:p>-169.663575952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72.534417477526">
                <text:p>-472.534417477526</text:p>
              </table:table-cell>
              <table:table-cell office:value-type="float" office:value="-197.493232041829">
                <text:p>-197.493232041829</text:p>
              </table:table-cell>
              <table:table-cell office:value-type="float" office:value="1634.32715234425">
                <text:p>1634.32715234425</text:p>
              </table:table-cell>
              <table:table-cell office:value-type="float" office:value="-172.486376862697">
                <text:p>-172.486376862697</text:p>
              </table:table-cell>
              <table:table-cell office:value-type="float" office:value="-412.815443355055">
                <text:p>-412.815443355055</text:p>
              </table:table-cell>
              <table:table-cell office:value-type="float" office:value="-198.945591915104">
                <text:p>-198.945591915104</text:p>
              </table:table-cell>
              <table:table-cell office:value-type="float" office:value="1696.31013643389">
                <text:p>1696.31013643389</text:p>
              </table:table-cell>
              <table:table-cell office:value-type="float" office:value="-165.893997871409">
                <text:p>-165.8939978714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47.04838679183">
                <text:p>-447.04838679183</text:p>
              </table:table-cell>
              <table:table-cell office:value-type="float" office:value="-198.486672901366">
                <text:p>-198.486672901366</text:p>
              </table:table-cell>
              <table:table-cell office:value-type="float" office:value="1664.78019388265">
                <text:p>1664.78019388265</text:p>
              </table:table-cell>
              <table:table-cell office:value-type="float" office:value="-168.786865320735">
                <text:p>-168.786865320735</text:p>
              </table:table-cell>
              <table:table-cell office:value-type="float" office:value="-384.644228986761">
                <text:p>-384.644228986761</text:p>
              </table:table-cell>
              <table:table-cell office:value-type="float" office:value="-199.800356868408">
                <text:p>-199.800356868408</text:p>
              </table:table-cell>
              <table:table-cell office:value-type="float" office:value="1726.41215246411">
                <text:p>1726.41215246411</text:p>
              </table:table-cell>
              <table:table-cell office:value-type="float" office:value="-162.057526421489">
                <text:p>-162.0575264214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20.076599714119">
                <text:p>-420.076599714119</text:p>
              </table:table-cell>
              <table:table-cell office:value-type="float" office:value="-199.420176456287">
                <text:p>-199.420176456287</text:p>
              </table:table-cell>
              <table:table-cell office:value-type="float" office:value="1695.14961538823">
                <text:p>1695.14961538823</text:p>
              </table:table-cell>
              <table:table-cell office:value-type="float" office:value="-165.019866175428">
                <text:p>-165.019866175428</text:p>
              </table:table-cell>
              <table:table-cell office:value-type="float" office:value="-354.959568408333">
                <text:p>-354.959568408333</text:p>
              </table:table-cell>
              <table:table-cell office:value-type="float" office:value="-200.589155909315">
                <text:p>-200.589155909315</text:p>
              </table:table-cell>
              <table:table-cell office:value-type="float" office:value="1756.36527407914">
                <text:p>1756.36527407914</text:p>
              </table:table-cell>
              <table:table-cell office:value-type="float" office:value="-158.15449247909">
                <text:p>-158.154492479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391.594232603533">
                <text:p>-391.594232603533</text:p>
              </table:table-cell>
              <table:table-cell office:value-type="float" office:value="-200.290385862072">
                <text:p>-200.290385862072</text:p>
              </table:table-cell>
              <table:table-cell office:value-type="float" office:value="1725.40111795744">
                <text:p>1725.40111795744</text:p>
              </table:table-cell>
              <table:table-cell office:value-type="float" office:value="-161.185641468856">
                <text:p>-161.185641468856</text:p>
              </table:table-cell>
              <table:table-cell office:value-type="float" office:value="-323.743864178046">
                <text:p>-323.743864178046</text:p>
              </table:table-cell>
              <table:table-cell office:value-type="float" office:value="-201.3085867186">
                <text:p>-201.3085867186</text:p>
              </table:table-cell>
              <table:table-cell office:value-type="float" office:value="1786.13240748597">
                <text:p>1786.13240748597</text:p>
              </table:table-cell>
              <table:table-cell office:value-type="float" office:value="-154.185309351344">
                <text:p>-154.1853093513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61.579872285596">
                <text:p>-361.579872285596</text:p>
              </table:table-cell>
              <table:table-cell office:value-type="float" office:value="-201.093896689374">
                <text:p>-201.093896689374</text:p>
              </table:table-cell>
              <table:table-cell office:value-type="float" office:value="1755.49876706356">
                <text:p>1755.49876706356</text:p>
              </table:table-cell>
              <table:table-cell office:value-type="float" office:value="-157.284533097604">
                <text:p>-157.284533097604</text:p>
              </table:table-cell>
              <table:table-cell office:value-type="float" office:value="-290.983490199821">
                <text:p>-290.983490199821</text:p>
              </table:table-cell>
              <table:table-cell office:value-type="float" office:value="-201.955216696822">
                <text:p>-201.955216696822</text:p>
              </table:table-cell>
              <table:table-cell office:value-type="float" office:value="1815.67493957925">
                <text:p>1815.67493957925</text:p>
              </table:table-cell>
              <table:table-cell office:value-type="float" office:value="-150.150476152279">
                <text:p>-150.1504761522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330.015840970373">
                <text:p>-330.015840970373</text:p>
              </table:table-cell>
              <table:table-cell office:value-type="float" office:value="-201.827265224863">
                <text:p>-201.827265224863</text:p>
              </table:table-cell>
              <table:table-cell office:value-type="float" office:value="1785.40503770492">
                <text:p>1785.40503770492</text:p>
              </table:table-cell>
              <table:table-cell office:value-type="float" office:value="-153.316966347148">
                <text:p>-153.316966347148</text:p>
              </table:table-cell>
              <table:table-cell office:value-type="float" office:value="-256.669108910283">
                <text:p>-256.669108910283</text:p>
              </table:table-cell>
              <table:table-cell office:value-type="float" office:value="-202.5255924944">
                <text:p>-202.5255924944</text:p>
              </table:table-cell>
              <table:table-cell office:value-type="float" office:value="1844.95280427509">
                <text:p>1844.95280427509</text:p>
              </table:table-cell>
              <table:table-cell office:value-type="float" office:value="-146.050581031668">
                <text:p>-146.0505810316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96.888521966103">
                <text:p>-296.888521966103</text:p>
              </table:table-cell>
              <table:table-cell office:value-type="float" office:value="-202.487017495899">
                <text:p>-202.487017495899</text:p>
              </table:table-cell>
              <table:table-cell office:value-type="float" office:value="1815.08087075024">
                <text:p>1815.08087075024</text:p>
              </table:table-cell>
              <table:table-cell office:value-type="float" office:value="-149.283453301037">
                <text:p>-149.283453301037</text:p>
              </table:table-cell>
              <table:table-cell office:value-type="float" office:value="-220.795982883122">
                <text:p>-220.795982883122</text:p>
              </table:table-cell>
              <table:table-cell office:value-type="float" office:value="-203.01625023414">
                <text:p>-203.01625023414</text:p>
              </table:table-cell>
              <table:table-cell office:value-type="float" office:value="1873.92456117582">
                <text:p>1873.92456117582</text:p>
              </table:table-cell>
              <table:table-cell office:value-type="float" office:value="-141.886304229055">
                <text:p>-141.8863042290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62.188682886399">
                <text:p>-262.188682886399</text:p>
              </table:table-cell>
              <table:table-cell office:value-type="float" office:value="-203.069659013424">
                <text:p>-203.069659013424</text:p>
              </table:table-cell>
              <table:table-cell office:value-type="float" office:value="1844.48574136738">
                <text:p>1844.48574136738</text:p>
              </table:table-cell>
              <table:table-cell office:value-type="float" office:value="-145.184596097998">
                <text:p>-145.184596097998</text:p>
              </table:table-cell>
              <table:table-cell office:value-type="float" office:value="-183.364278691052">
                <text:p>-183.364278691052</text:p>
              </table:table-cell>
              <table:table-cell office:value-type="float" office:value="-203.423726409009">
                <text:p>-203.423726409009</text:p>
              </table:table-cell>
              <table:table-cell office:value-type="float" office:value="1902.54748620308">
                <text:p>1902.54748620308</text:p>
              </table:table-cell>
              <table:table-cell office:value-type="float" office:value="-137.658420926381">
                <text:p>-137.6584209263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25.911793717917">
                <text:p>-225.911793717917</text:p>
              </table:table-cell>
              <table:table-cell office:value-type="float" office:value="-203.571685221686">
                <text:p>-203.571685221686</text:p>
              </table:table-cell>
              <table:table-cell office:value-type="float" office:value="1873.57773938022">
                <text:p>1873.57773938022</text:p>
              </table:table-cell>
              <table:table-cell office:value-type="float" office:value="-141.021090010486">
                <text:p>-141.021090010486</text:p>
              </table:table-cell>
              <table:table-cell office:value-type="float" office:value="-144.379358576217">
                <text:p>-144.379358576217</text:p>
              </table:table-cell>
              <table:table-cell office:value-type="float" office:value="-203.744569428068">
                <text:p>-203.744569428068</text:p>
              </table:table-cell>
              <table:table-cell office:value-type="float" office:value="1930.77767514893">
                <text:p>1930.77767514893</text:p>
              </table:table-cell>
              <table:table-cell office:value-type="float" office:value="-133.367803870495">
                <text:p>-133.3678038704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88.058335939871">
                <text:p>-188.058335939871</text:p>
              </table:table-cell>
              <table:table-cell office:value-type="float" office:value="-203.989592634886">
                <text:p>-203.989592634886</text:p>
              </table:table-cell>
              <table:table-cell office:value-type="float" office:value="1902.31366251467">
                <text:p>1902.31366251467</text:p>
              </table:table-cell>
              <table:table-cell office:value-type="float" office:value="-136.793726316009">
                <text:p>-136.793726316009</text:p>
              </table:table-cell>
              <table:table-cell office:value-type="float" office:value="-103.85205715103">
                <text:p>-103.85205715103</text:p>
              </table:table-cell>
              <table:table-cell office:value-type="float" office:value="-203.975351777292">
                <text:p>-203.975351777292</text:p>
              </table:table-cell>
              <table:table-cell office:value-type="float" office:value="1958.570159719">
                <text:p>1958.570159719</text:p>
              </table:table-cell>
              <table:table-cell office:value-type="float" office:value="-129.015425737786">
                <text:p>-129.0154257377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48.634099489406">
                <text:p>-148.634099489406</text:p>
              </table:table-cell>
              <table:table-cell office:value-type="float" office:value="-204.319890633752">
                <text:p>-204.319890633752</text:p>
              </table:table-cell>
              <table:table-cell office:value-type="float" office:value="1930.6491223124">
                <text:p>1930.6491223124</text:p>
              </table:table-cell>
              <table:table-cell office:value-type="float" office:value="-132.503394933093">
                <text:p>-132.503394933093</text:p>
              </table:table-cell>
              <table:table-cell office:value-type="float" office:value="-61.7989386916904">
                <text:p>-61.7989386916904</text:p>
              </table:table-cell>
              <table:table-cell office:value-type="float" office:value="-204.112682752163">
                <text:p>-204.112682752163</text:p>
              </table:table-cell>
              <table:table-cell office:value-type="float" office:value="1985.87903645336">
                <text:p>1985.87903645336</text:p>
              </table:table-cell>
              <table:table-cell office:value-type="float" office:value="-124.602361212334">
                <text:p>-124.602361212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7.65046383798">
                <text:p>-107.65046383798</text:p>
              </table:table-cell>
              <table:table-cell office:value-type="float" office:value="-204.559113886725">
                <text:p>-204.559113886725</text:p>
              </table:table-cell>
              <table:table-cell office:value-type="float" office:value="1958.53866295956">
                <text:p>1958.53866295956</text:p>
              </table:table-cell>
              <table:table-cell office:value-type="float" office:value="-128.151086793183">
                <text:p>-128.151086793183</text:p>
              </table:table-cell>
              <table:table-cell office:value-type="float" office:value="-18.242531906516">
                <text:p>-18.242531906516</text:p>
              </table:table-cell>
              <table:table-cell office:value-type="float" office:value="-204.153221711955">
                <text:p>-204.153221711955</text:p>
              </table:table-cell>
              <table:table-cell office:value-type="float" office:value="2012.65760812515">
                <text:p>2012.65760812515</text:p>
              </table:table-cell>
              <table:table-cell office:value-type="float" office:value="-120.129788749833">
                <text:p>-120.1297887498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5.1246590488697">
                <text:p>-65.1246590488697</text:p>
              </table:table-cell>
              <table:table-cell office:value-type="float" office:value="-204.703835351278">
                <text:p>-204.703835351278</text:p>
              </table:table-cell>
              <table:table-cell office:value-type="float" office:value="1985.93589318612">
                <text:p>1985.93589318612</text:p>
              </table:table-cell>
              <table:table-cell office:value-type="float" office:value="-123.737895919436">
                <text:p>-123.737895919436</text:p>
              </table:table-cell>
              <table:table-cell office:value-type="float" office:value="26.7884624999468">
                <text:p>26.7884624999468</text:p>
              </table:table-cell>
              <table:table-cell office:value-type="float" office:value="-204.093691795288">
                <text:p>-204.093691795288</text:p>
              </table:table-cell>
              <table:table-cell office:value-type="float" office:value="2038.85853755345">
                <text:p>2038.85853755345</text:p>
              </table:table-cell>
              <table:table-cell office:value-type="float" office:value="-115.598991999715">
                <text:p>-115.5989919997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0800031801384">
                <text:p>-21.0800031801384</text:p>
              </table:table-cell>
              <table:table-cell office:value-type="float" office:value="-204.750679802789">
                <text:p>-204.750679802789</text:p>
              </table:table-cell>
              <table:table-cell office:value-type="float" office:value="2012.7936309882">
                <text:p>2012.7936309882</text:p>
              </table:table-cell>
              <table:table-cell office:value-type="float" office:value="-119.265021183907">
                <text:p>-119.265021183907</text:p>
              </table:table-cell>
              <table:table-cell office:value-type="float" office:value="73.2589945449291">
                <text:p>73.2589945449291</text:p>
              </table:table-cell>
              <table:table-cell office:value-type="float" office:value="-203.930894029633">
                <text:p>-203.930894029633</text:p>
              </table:table-cell>
              <table:table-cell office:value-type="float" office:value="2064.43401335303">
                <text:p>2064.43401335303</text:p>
              </table:table-cell>
              <table:table-cell office:value-type="float" office:value="-111.01136085893">
                <text:p>-111.011360858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.4538880204459">
                <text:p>24.4538880204459</text:p>
              </table:table-cell>
              <table:table-cell office:value-type="float" office:value="-204.696337829411">
                <text:p>-204.696337829411</text:p>
              </table:table-cell>
              <table:table-cell office:value-type="float" office:value="2039.06406068125">
                <text:p>2039.06406068125</text:p>
              </table:table-cell>
              <table:table-cell office:value-type="float" office:value="-114.733767715726">
                <text:p>-114.733767715726</text:p>
              </table:table-cell>
              <table:table-cell office:value-type="float" office:value="121.127522425013">
                <text:p>121.127522425013</text:p>
              </table:table-cell>
              <table:table-cell office:value-type="float" office:value="-203.661721757577">
                <text:p>-203.661721757577</text:p>
              </table:table-cell>
              <table:table-cell office:value-type="float" office:value="2089.33592701054">
                <text:p>2089.33592701054</text:p>
              </table:table-cell>
              <table:table-cell office:value-type="float" office:value="-106.36839213224">
                <text:p>-106.368392132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.4409232693214">
                <text:p>71.4409232693214</text:p>
              </table:table-cell>
              <table:table-cell office:value-type="float" office:value="-204.537580222145">
                <text:p>-204.537580222145</text:p>
              </table:table-cell>
              <table:table-cell office:value-type="float" office:value="2064.69890234761">
                <text:p>2064.69890234761</text:p>
              </table:table-cell>
              <table:table-cell office:value-type="float" office:value="-110.145547932731">
                <text:p>-110.145547932731</text:p>
              </table:table-cell>
              <table:table-cell office:value-type="float" office:value="170.345907864267">
                <text:p>170.345907864267</text:p>
              </table:table-cell>
              <table:table-cell office:value-type="float" office:value="-203.283175295657">
                <text:p>-203.283175295657</text:p>
              </table:table-cell>
              <table:table-cell office:value-type="float" office:value="2113.5160605882">
                <text:p>2113.5160605882</text:p>
              </table:table-cell>
              <table:table-cell office:value-type="float" office:value="-101.671689775377">
                <text:p>-101.6716897753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9.838393361522">
                <text:p>119.838393361522</text:p>
              </table:table-cell>
              <table:table-cell office:value-type="float" office:value="-204.271272681342">
                <text:p>-204.271272681342</text:p>
              </table:table-cell>
              <table:table-cell office:value-type="float" office:value="2089.6495924811">
                <text:p>2089.6495924811</text:p>
              </table:table-cell>
              <table:table-cell office:value-type="float" office:value="-105.501882171662">
                <text:p>-105.501882171662</text:p>
              </table:table-cell>
              <table:table-cell office:value-type="float" office:value="220.859353076861">
                <text:p>220.859353076861</text:p>
              </table:table-cell>
              <table:table-cell office:value-type="float" office:value="-202.792376733264">
                <text:p>-202.792376733264</text:p>
              </table:table-cell>
              <table:table-cell office:value-type="float" office:value="2136.92628403596">
                <text:p>2136.92628403596</text:p>
              </table:table-cell>
              <table:table-cell office:value-type="float" office:value="-96.922964699742">
                <text:p>-96.9229646997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9.59686819078">
                <text:p>169.59686819078</text:p>
              </table:table-cell>
              <table:table-cell office:value-type="float" office:value="-203.894390752029">
                <text:p>-203.894390752029</text:p>
              </table:table-cell>
              <table:table-cell office:value-type="float" office:value="2113.86747563886">
                <text:p>2113.86747563886</text:p>
              </table:table-cell>
              <table:table-cell office:value-type="float" office:value="-100.804398892465">
                <text:p>-100.804398892465</text:p>
              </table:table-cell>
              <table:table-cell office:value-type="float" office:value="272.606382597272">
                <text:p>272.606382597272</text:p>
              </table:table-cell>
              <table:table-cell office:value-type="float" office:value="-202.186584771936">
                <text:p>-202.186584771936</text:p>
              </table:table-cell>
              <table:table-cell office:value-type="float" office:value="2159.51876146786">
                <text:p>2159.51876146786</text:p>
              </table:table-cell>
              <table:table-cell office:value-type="float" office:value="-92.1240341187023">
                <text:p>-92.12403411870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0.660136709299">
                <text:p>220.660136709299</text:p>
              </table:table-cell>
              <table:table-cell office:value-type="float" office:value="-203.404034892675">
                <text:p>-203.404034892675</text:p>
              </table:table-cell>
              <table:table-cell office:value-type="float" office:value="2137.30400566146">
                <text:p>2137.30400566146</text:p>
              </table:table-cell>
              <table:table-cell office:value-type="float" office:value="-96.0548344354393">
                <text:p>-96.0548344354393</text:p>
              </table:table-cell>
              <table:table-cell office:value-type="float" office:value="325.51887253355">
                <text:p>325.51887253355</text:p>
              </table:table-cell>
              <table:table-cell office:value-type="float" office:value="-201.46320949964">
                <text:p>-201.46320949964</text:p>
              </table:table-cell>
              <table:table-cell office:value-type="float" office:value="2181.24616444545">
                <text:p>2181.24616444545</text:p>
              </table:table-cell>
              <table:table-cell office:value-type="float" office:value="-87.2768204199346">
                <text:p>-87.27682041993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2.965192724801">
                <text:p>272.965192724801</text:p>
              </table:table-cell>
              <table:table-cell office:value-type="float" office:value="-202.797445575509">
                <text:p>-202.797445575509</text:p>
              </table:table-cell>
              <table:table-cell office:value-type="float" office:value="2159.9109557075">
                <text:p>2159.9109557075</text:p>
              </table:table-cell>
              <table:table-cell office:value-type="float" office:value="-91.2550323116449">
                <text:p>-91.2550323116449</text:p>
              </table:table-cell>
              <table:table-cell office:value-type="float" office:value="379.522129809">
                <text:p>379.522129809</text:p>
              </table:table-cell>
              <table:table-cell office:value-type="float" office:value="-200.619826988953">
                <text:p>-200.619826988953</text:p>
              </table:table-cell>
              <table:table-cell office:value-type="float" office:value="2202.0618916584">
                <text:p>2202.0618916584</text:p>
              </table:table-cell>
              <table:table-cell office:value-type="float" office:value="-82.3833495495826">
                <text:p>-82.38334954958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6.442270002758">
                <text:p>326.442270002758</text:p>
              </table:table-cell>
              <table:table-cell office:value-type="float" office:value="-202.072018308836">
                <text:p>-202.072018308836</text:p>
              </table:table-cell>
              <table:table-cell office:value-type="float" office:value="2181.6406356637">
                <text:p>2181.6406356637</text:p>
              </table:table-cell>
              <table:table-cell office:value-type="float" office:value="-86.40694201017">
                <text:p>-86.40694201017</text:p>
              </table:table-cell>
              <table:table-cell office:value-type="float" office:value="434.535023464377">
                <text:p>434.535023464377</text:p>
              </table:table-cell>
              <table:table-cell office:value-type="float" office:value="-199.654193603477">
                <text:p>-199.654193603477</text:p>
              </table:table-cell>
              <table:table-cell office:value-type="float" office:value="2221.92029285832">
                <text:p>2221.92029285832</text:p>
              </table:table-cell>
              <table:table-cell office:value-type="float" office:value="-77.4457488987864">
                <text:p>-77.44574889878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1.014928505176">
                <text:p>381.014928505176</text:p>
              </table:table-cell>
              <table:table-cell office:value-type="float" office:value="-201.225318467714">
                <text:p>-201.225318467714</text:p>
              </table:table-cell>
              <table:table-cell office:value-type="float" office:value="2202.44611564127">
                <text:p>2202.44611564127</text:p>
              </table:table-cell>
              <table:table-cell office:value-type="float" office:value="-81.512617308745">
                <text:p>-81.512617308745</text:p>
              </table:table-cell>
              <table:table-cell office:value-type="float" office:value="490.470169296782">
                <text:p>490.470169296782</text:p>
              </table:table-cell>
              <table:table-cell office:value-type="float" office:value="-198.564259893928">
                <text:p>-198.564259893928</text:p>
              </table:table-cell>
              <table:table-cell office:value-type="float" office:value="2240.77689586313">
                <text:p>2240.77689586313</text:p>
              </table:table-cell>
              <table:table-cell office:value-type="float" office:value="-72.4662446857572">
                <text:p>-72.46624468575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36.600194092804">
                <text:p>436.600194092804</text:p>
              </table:table-cell>
              <table:table-cell office:value-type="float" office:value="-200.255095814174">
                <text:p>-200.255095814174</text:p>
              </table:table-cell>
              <table:table-cell office:value-type="float" office:value="2222.28145362777">
                <text:p>2222.28145362777</text:p>
              </table:table-cell>
              <table:table-cell office:value-type="float" office:value="-76.574214078461">
                <text:p>-76.574214078461</text:p>
              </table:table-cell>
              <table:table-cell office:value-type="float" office:value="547.234168438067">
                <text:p>547.234168438067</text:p>
              </table:table-cell>
              <table:table-cell office:value-type="float" office:value="-197.348183964066">
                <text:p>-197.348183964066</text:p>
              </table:table-cell>
              <table:table-cell office:value-type="float" office:value="2258.58863442177">
                <text:p>2258.58863442177</text:p>
              </table:table-cell>
              <table:table-cell office:value-type="float" office:value="-67.4471588314866">
                <text:p>-67.44715883148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93.108752920861">
                <text:p>493.108752920861</text:p>
              </table:table-cell>
              <table:table-cell office:value-type="float" office:value="-199.159298585461">
                <text:p>-199.159298585461</text:p>
              </table:table-cell>
              <table:table-cell office:value-type="float" office:value="2241.10192622383">
                <text:p>2241.10192622383</text:p>
              </table:table-cell>
              <table:table-cell office:value-type="float" office:value="-71.5939875757414">
                <text:p>-71.5939875757414</text:p>
              </table:table-cell>
              <table:table-cell office:value-type="float" office:value="604.727900468507">
                <text:p>604.727900468507</text:p>
              </table:table-cell>
              <table:table-cell office:value-type="float" office:value="-196.004344185247">
                <text:p>-196.004344185247</text:p>
              </table:table-cell>
              <table:table-cell office:value-type="float" office:value="2275.31407538262">
                <text:p>2275.31407538262</text:p>
              </table:table-cell>
              <table:table-cell office:value-type="float" office:value="-62.3909053306363">
                <text:p>-62.39090533063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50.445201316698">
                <text:p>550.445201316698</text:p>
              </table:table-cell>
              <table:table-cell office:value-type="float" office:value="-197.936087026979">
                <text:p>-197.936087026979</text:p>
              </table:table-cell>
              <table:table-cell office:value-type="float" office:value="2258.86425988342">
                <text:p>2258.86425988342</text:p>
              </table:table-cell>
              <table:table-cell office:value-type="float" office:value="-66.5742892204449">
                <text:p>-66.5742892204449</text:p>
              </table:table-cell>
              <table:table-cell office:value-type="float" office:value="662.846870113256">
                <text:p>662.846870113256</text:p>
              </table:table-cell>
              <table:table-cell office:value-type="float" office:value="-194.531351140551">
                <text:p>-194.531351140551</text:p>
              </table:table-cell>
              <table:table-cell office:value-type="float" office:value="2290.91364296686">
                <text:p>2290.91364296686</text:p>
              </table:table-cell>
              <table:table-cell office:value-type="float" office:value="-57.2999861240433">
                <text:p>-57.29998612404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8.508351030217">
                <text:p>608.508351030217</text:p>
              </table:table-cell>
              <table:table-cell office:value-type="float" office:value="-196.583846246912">
                <text:p>-196.583846246912</text:p>
              </table:table-cell>
              <table:table-cell office:value-type="float" office:value="2275.52686125346">
                <text:p>2275.52686125346</text:p>
              </table:table-cell>
              <table:table-cell office:value-type="float" office:value="-61.5175628621039">
                <text:p>-61.5175628621039</text:p>
              </table:table-cell>
              <table:table-cell office:value-type="float" office:value="721.481606445285">
                <text:p>721.481606445285</text:p>
              </table:table-cell>
              <table:table-cell office:value-type="float" office:value="-192.928058681784">
                <text:p>-192.928058681784</text:p>
              </table:table-cell>
              <table:table-cell office:value-type="float" office:value="2305.34983836275">
                <text:p>2305.34983836275</text:p>
              </table:table-cell>
              <table:table-cell office:value-type="float" office:value="-52.1769864832372">
                <text:p>-52.17698648323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67.191589687128">
                <text:p>667.191589687128</text:p>
              </table:table-cell>
              <table:table-cell office:value-type="float" office:value="-195.10119826983">
                <text:p>-195.10119826983</text:p>
              </table:table-cell>
              <table:table-cell office:value-type="float" office:value="2291.0500444285">
                <text:p>2291.0500444285</text:p>
              </table:table-cell>
              <table:table-cell office:value-type="float" office:value="-56.4263405411516">
                <text:p>-56.4263405411516</text:p>
              </table:table-cell>
              <table:table-cell office:value-type="float" office:value="780.518112551576">
                <text:p>780.518112551576</text:p>
              </table:table-cell>
              <table:table-cell office:value-type="float" office:value="-191.193573987225">
                <text:p>-191.193573987225</text:p>
              </table:table-cell>
              <table:table-cell office:value-type="float" office:value="2318.58745226667">
                <text:p>2318.58745226667</text:p>
              </table:table-cell>
              <table:table-cell office:value-type="float" office:value="-47.0245699226446">
                <text:p>-47.02456992264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26.383294390421">
                <text:p>726.383294390421</text:p>
              </table:table-cell>
              <table:table-cell office:value-type="float" office:value="-193.487013171184">
                <text:p>-193.487013171184</text:p>
              </table:table-cell>
              <table:table-cell office:value-type="float" office:value="2305.39625301983">
                <text:p>2305.39625301983</text:p>
              </table:table-cell>
              <table:table-cell office:value-type="float" office:value="-51.3032377566631">
                <text:p>-51.3032377566631</text:p>
              </table:table-cell>
              <table:table-cell office:value-type="float" office:value="839.83836309141">
                <text:p>839.83836309141</text:p>
              </table:table-cell>
              <table:table-cell office:value-type="float" office:value="-189.327266513688">
                <text:p>-189.327266513688</text:p>
              </table:table-cell>
              <table:table-cell office:value-type="float" office:value="2330.59376869893">
                <text:p>2330.59376869893</text:p>
              </table:table-cell>
              <table:table-cell office:value-type="float" office:value="-41.8454726588692">
                <text:p>-41.84547265886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85.967296805327">
                <text:p>785.967296805327</text:p>
              </table:table-cell>
              <table:table-cell office:value-type="float" office:value="-191.740419178284">
                <text:p>-191.740419178284</text:p>
              </table:table-cell>
              <table:table-cell office:value-type="float" office:value="2318.5302748864">
                <text:p>2318.5302748864</text:p>
              </table:table-cell>
              <table:table-cell office:value-type="float" office:value="-46.1509482569156">
                <text:p>-46.1509482569156</text:p>
              </table:table-cell>
              <table:table-cell office:value-type="float" office:value="899.320845774163">
                <text:p>899.320845774163</text:p>
              </table:table-cell>
              <table:table-cell office:value-type="float" office:value="-187.328775745301">
                <text:p>-187.328775745301</text:p>
              </table:table-cell>
              <table:table-cell office:value-type="float" office:value="2341.33875771459">
                <text:p>2341.33875771459</text:p>
              </table:table-cell>
              <table:table-cell office:value-type="float" office:value="-36.6424976417257">
                <text:p>-36.64249764172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45.823396851355">
                <text:p>845.823396851355</text:p>
              </table:table-cell>
              <table:table-cell office:value-type="float" office:value="-189.860811629725">
                <text:p>-189.860811629725</text:p>
              </table:table-cell>
              <table:table-cell office:value-type="float" office:value="2330.41944760249">
                <text:p>2330.41944760249</text:p>
              </table:table-cell>
              <table:table-cell office:value-type="float" office:value="-40.9722383733545">
                <text:p>-40.9722383733545</text:p>
              </table:table-cell>
              <table:table-cell office:value-type="float" office:value="958.841143497462">
                <text:p>958.841143497462</text:p>
              </table:table-cell>
              <table:table-cell office:value-type="float" office:value="-185.19801764864">
                <text:p>-185.19801764864</text:p>
              </table:table-cell>
              <table:table-cell office:value-type="float" office:value="2350.79525527688">
                <text:p>2350.79525527688</text:p>
              </table:table-cell>
              <table:table-cell office:value-type="float" office:value="-31.4185081855548">
                <text:p>-31.41850818555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5.827920944222">
                <text:p>905.827920944222</text:p>
              </table:table-cell>
              <table:table-cell office:value-type="float" office:value="-187.847860694293">
                <text:p>-187.847860694293</text:p>
              </table:table-cell>
              <table:table-cell office:value-type="float" office:value="2341.03385263037">
                <text:p>2341.03385263037</text:p>
              </table:table-cell>
              <table:table-cell office:value-type="float" office:value="-35.7699409230648">
                <text:p>-35.7699409230648</text:p>
              </table:table-cell>
              <table:table-cell office:value-type="float" office:value="1018.27255120764">
                <text:p>1018.27255120764</text:p>
              </table:table-cell>
              <table:table-cell office:value-type="float" office:value="-182.935189757067">
                <text:p>-182.935189757067</text:p>
              </table:table-cell>
              <table:table-cell office:value-type="float" office:value="2358.93912837948">
                <text:p>2358.93912837948</text:p>
              </table:table-cell>
              <table:table-cell office:value-type="float" office:value="-26.1764212336004">
                <text:p>-26.17642123360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65.854320765492">
                <text:p>965.854320765492</text:p>
              </table:table-cell>
              <table:table-cell office:value-type="float" office:value="-185.701517759259">
                <text:p>-185.701517759259</text:p>
              </table:table-cell>
              <table:table-cell office:value-type="float" office:value="2350.34649568867">
                <text:p>2350.34649568867</text:p>
              </table:table-cell>
              <table:table-cell office:value-type="float" office:value="-30.5469487104233">
                <text:p>-30.5469487104233</text:p>
              </table:table-cell>
              <table:table-cell office:value-type="float" office:value="1077.48672325812">
                <text:p>1077.48672325812</text:p>
              </table:table-cell>
              <table:table-cell office:value-type="float" office:value="-180.540774816494">
                <text:p>-180.540774816494</text:p>
              </table:table-cell>
              <table:table-cell office:value-type="float" office:value="2365.74942353577">
                <text:p>2365.74942353577</text:p>
              </table:table-cell>
              <table:table-cell office:value-type="float" office:value="-20.9192002924098">
                <text:p>-20.91920029240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5.77380762398">
                <text:p>1025.77380762398</text:p>
              </table:table-cell>
              <table:table-cell office:value-type="float" office:value="-183.422020408984">
                <text:p>-183.422020408984</text:p>
              </table:table-cell>
              <table:table-cell office:value-type="float" office:value="2358.33347235527">
                <text:p>2358.33347235527</text:p>
              </table:table-cell>
              <table:table-cell office:value-type="float" office:value="-25.3062076607449">
                <text:p>-25.3062076607449</text:p>
              </table:table-cell>
              <table:table-cell office:value-type="float" office:value="1136.35434422093">
                <text:p>1136.35434422093</text:p>
              </table:table-cell>
              <table:table-cell office:value-type="float" office:value="-178.015542940447">
                <text:p>-178.015542940447</text:p>
              </table:table-cell>
              <table:table-cell office:value-type="float" office:value="2371.20849720473">
                <text:p>2371.20849720473</text:p>
              </table:table-cell>
              <table:table-cell office:value-type="float" office:value="-15.6498480763993">
                <text:p>-15.64984807639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85.45601632901">
                <text:p>1085.45601632901</text:p>
              </table:table-cell>
              <table:table-cell office:value-type="float" office:value="-181.009895928252">
                <text:p>-181.009895928252</text:p>
              </table:table-cell>
              <table:table-cell office:value-type="float" office:value="2364.97411611623">
                <text:p>2364.97411611623</text:p>
              </table:table-cell>
              <table:table-cell office:value-type="float" office:value="-20.0507096249311">
                <text:p>-20.0507096249311</text:p>
              </table:table-cell>
              <table:table-cell office:value-type="float" office:value="1194.74581769255">
                <text:p>1194.74581769255</text:p>
              </table:table-cell>
              <table:table-cell office:value-type="float" office:value="-175.360552234464">
                <text:p>-175.360552234464</text:p>
              </table:table-cell>
              <table:table-cell office:value-type="float" office:value="2375.30212659667">
                <text:p>2375.30212659667</text:p>
              </table:table-cell>
              <table:table-cell office:value-type="float" office:value="-10.3713989061845">
                <text:p>-10.37139890618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44.76969292873">
                <text:p>1144.76969292873</text:p>
              </table:table-cell>
              <table:table-cell office:value-type="float" office:value="-178.4659632773">
                <text:p>-178.4659632773</text:p>
              </table:table-cell>
              <table:table-cell office:value-type="float" office:value="2370.25112804925">
                <text:p>2370.25112804925</text:p>
              </table:table-cell>
              <table:table-cell office:value-type="float" office:value="-14.7834848959327">
                <text:p>-14.7834848959327</text:p>
              </table:table-cell>
              <table:table-cell office:value-type="float" office:value="1252.53196572416">
                <text:p>1252.53196572416</text:p>
              </table:table-cell>
              <table:table-cell office:value-type="float" office:value="-172.577147866188">
                <text:p>-172.577147866188</text:p>
              </table:table-cell>
              <table:table-cell office:value-type="float" office:value="2378.01959967619">
                <text:p>2378.01959967619</text:p>
              </table:table-cell>
              <table:table-cell office:value-type="float" office:value="-5.08691090690405">
                <text:p>-5.086910906904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03.58339931299">
                <text:p>1203.58339931299</text:p>
              </table:table-cell>
              <table:table-cell office:value-type="float" office:value="-175.791333501049">
                <text:p>-175.791333501049</text:p>
              </table:table-cell>
              <table:table-cell office:value-type="float" office:value="2374.15068612155">
                <text:p>2374.15068612155</text:p>
              </table:table-cell>
              <table:table-cell office:value-type="float" office:value="-9.5075944823293">
                <text:p>-9.5075944823293</text:p>
              </table:table-cell>
              <table:table-cell office:value-type="float" office:value="1309.58473230372">
                <text:p>1309.58473230372</text:p>
              </table:table-cell>
              <table:table-cell office:value-type="float" office:value="-169.66695957218">
                <text:p>-169.66695957218</text:p>
              </table:table-cell>
              <table:table-cell office:value-type="float" office:value="2379.35378334342">
                <text:p>2379.35378334342</text:p>
              </table:table-cell>
              <table:table-cell office:value-type="float" office:value="0.200541944970212">
                <text:p>0.2005419449702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61.76622809972">
                <text:p>1261.76622809972</text:p>
              </table:table-cell>
              <table:table-cell office:value-type="float" office:value="-172.987408549716">
                <text:p>-172.987408549716</text:p>
              </table:table-cell>
              <table:table-cell office:value-type="float" office:value="2376.66253340851">
                <text:p>2376.66253340851</text:p>
              </table:table-cell>
              <table:table-cell office:value-type="float" office:value="-4.22612218586593">
                <text:p>-4.22612218586593</text:p>
              </table:table-cell>
              <table:table-cell office:value-type="float" office:value="1365.77788351">
                <text:p>1365.77788351</text:p>
              </table:table-cell>
              <table:table-cell office:value-type="float" office:value="-166.631897608824">
                <text:p>-166.631897608824</text:p>
              </table:table-cell>
              <table:table-cell office:value-type="float" office:value="2379.30116905705">
                <text:p>2379.30116905705</text:p>
              </table:table-cell>
              <table:table-cell office:value-type="float" office:value="5.4878778762081">
                <text:p>5.48787787620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19.18852011417">
                <text:p>1319.18852011417</text:p>
              </table:table-cell>
              <table:table-cell office:value-type="float" office:value="-170.055878505018">
                <text:p>-170.055878505018</text:p>
              </table:table-cell>
              <table:table-cell office:value-type="float" office:value="2377.78004367364">
                <text:p>2377.78004367364</text:p>
              </table:table-cell>
              <table:table-cell office:value-type="float" office:value="1.05783346674215">
                <text:p>1.05783346674215</text:p>
              </table:table-cell>
              <table:table-cell office:value-type="float" office:value="1420.98769740038">
                <text:p>1420.98769740038</text:p>
              </table:table-cell>
              <table:table-cell office:value-type="float" office:value="-163.474147170157">
                <text:p>-163.474147170157</text:p>
              </table:table-cell>
              <table:table-cell office:value-type="float" office:value="2377.8618952171">
                <text:p>2377.8618952171</text:p>
              </table:table-cell>
              <table:table-cell office:value-type="float" office:value="10.772015421135">
                <text:p>10.772015421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75.72257782634">
                <text:p>1375.72257782634</text:p>
              </table:table-cell>
              <table:table-cell office:value-type="float" office:value="-166.998717220959">
                <text:p>-166.998717220959</text:p>
              </table:table-cell>
              <table:table-cell office:value-type="float" office:value="2377.50026408502">
                <text:p>2377.50026408502</text:p>
              </table:table-cell>
              <table:table-cell office:value-type="float" office:value="6.34116738693109">
                <text:p>6.34116738693109</text:p>
              </table:table-cell>
              <table:table-cell office:value-type="float" office:value="1475.0936365951">
                <text:p>1475.0936365951</text:p>
              </table:table-cell>
              <table:table-cell office:value-type="float" office:value="-160.196161311056">
                <text:p>-160.196161311056</text:p>
              </table:table-cell>
              <table:table-cell office:value-type="float" office:value="2375.03974642532">
                <text:p>2375.03974642532</text:p>
              </table:table-cell>
              <table:table-cell office:value-type="float" office:value="16.0498815243024">
                <text:p>16.04988152430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31.24336668347">
                <text:p>1431.24336668347</text:p>
              </table:table-cell>
              <table:table-cell office:value-type="float" office:value="-163.818176406107">
                <text:p>-163.818176406107</text:p>
              </table:table-cell>
              <table:table-cell office:value-type="float" office:value="2375.82393416503">
                <text:p>2375.82393416503</text:p>
              </table:table-cell>
              <table:table-cell office:value-type="float" office:value="11.62077612952">
                <text:p>11.62077612952</text:p>
              </table:table-cell>
              <table:table-cell office:value-type="float" office:value="1527.97899647015">
                <text:p>1527.97899647015</text:p>
              </table:table-cell>
              <table:table-cell office:value-type="float" office:value="-156.800652430012">
                <text:p>-156.800652430012</text:p>
              </table:table-cell>
              <table:table-cell office:value-type="float" office:value="2370.84212909959">
                <text:p>2370.84212909959</text:p>
              </table:table-cell>
              <table:table-cell office:value-type="float" office:value="21.3184195889681">
                <text:p>21.31841958896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85.62919802366">
                <text:p>1485.62919802366</text:p>
              </table:table-cell>
              <table:table-cell office:value-type="float" office:value="-160.516778188277">
                <text:p>-160.516778188277</text:p>
              </table:table-cell>
              <table:table-cell office:value-type="float" office:value="2372.75548113704">
                <text:p>2372.75548113704</text:p>
              </table:table-cell>
              <table:table-cell office:value-type="float" office:value="16.8935660876024">
                <text:p>16.8935660876024</text:p>
              </table:table-cell>
              <table:table-cell office:value-type="float" office:value="1579.53152299173">
                <text:p>1579.53152299173</text:p>
              </table:table-cell>
              <table:table-cell office:value-type="float" office:value="-153.290582378919">
                <text:p>-153.290582378919</text:p>
              </table:table-cell>
              <table:table-cell office:value-type="float" office:value="2365.28002424514">
                <text:p>2365.28002424514</text:p>
              </table:table-cell>
              <table:table-cell office:value-type="float" office:value="26.574597420624">
                <text:p>26.574597420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38.76238558826">
                <text:p>1538.76238558826</text:p>
              </table:table-cell>
              <table:table-cell office:value-type="float" office:value="-157.097306220303">
                <text:p>-157.097306220303</text:p>
              </table:table-cell>
              <table:table-cell office:value-type="float" office:value="2368.3029912895">
                <text:p>2368.3029912895</text:p>
              </table:table-cell>
              <table:table-cell office:value-type="float" office:value="22.1564616238012">
                <text:p>22.1564616238012</text:p>
              </table:table-cell>
              <table:table-cell office:value-type="float" office:value="1629.64399343878">
                <text:p>1629.64399343878</text:p>
              </table:table-cell>
              <table:table-cell office:value-type="float" office:value="-149.669151282388">
                <text:p>-149.669151282388</text:p>
              </table:table-cell>
              <table:table-cell office:value-type="float" office:value="2358.36791753222">
                <text:p>2358.36791753222</text:p>
              </table:table-cell>
              <table:table-cell office:value-type="float" office:value="31.81541501514">
                <text:p>31.815415015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12cm" svg:height="9cm" xlink:href=".." xlink:type="simple" chart:class="chart:bar" chart:style-name="ch1">
        <chart:legend chart:legend-position="end" svg:x="11.367cm" svg:y="3.454cm" style:legend-expansion="high" chart:style-name="ch2"/>
        <chart:plot-area chart:style-name="ch3" table:cell-range-address="fit.E35:fit.G36 fit.O35:fit.Q36" chart:data-source-has-labels="column" svg:x="0.302cm" svg:y="0.18cm" svg:width="10.763cm" svg:height="8.64cm">
          <chart:coordinate-region svg:x="1.982cm" svg:y="0.379cm" svg:width="9.08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t.F35:fit.G35" chart:label-cell-address="fit.E35:fit.E35" chart:class="chart:bar">
            <chart:data-point chart:repeated="2"/>
          </chart:series>
          <chart:series chart:style-name="ch8" chart:values-cell-range-address="fit.P35:fit.Q35" chart:label-cell-address="fit.O35:fit.O35" chart:class="chart:bar">
            <chart:data-point chart:repeated="2"/>
          </chart:series>
          <chart:series chart:style-name="ch9" chart:values-cell-range-address="fit.F36:fit.G36" chart:label-cell-address="fit.E36:fit.E36" chart:class="chart:bar">
            <chart:data-point chart:repeated="2"/>
          </chart:series>
          <chart:series chart:style-name="ch10" chart:values-cell-range-address="fit.P36:fit.Q36" chart:label-cell-address="fit.O36:fit.O3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ip acceleration 1</text:p>
                <draw:g>
                  <svg:desc>fit.E35:fit.E35</svg:desc>
                </draw:g>
              </table:table-cell>
              <table:table-cell office:value-type="float" office:value="2249.00489569356">
                <text:p>2249.00489569356</text:p>
                <draw:g>
                  <svg:desc>fit.F35:fit.G35</svg:desc>
                </draw:g>
              </table:table-cell>
              <table:table-cell office:value-type="float" office:value="-1892.96302954244">
                <text:p>-1892.96302954244</text:p>
              </table:table-cell>
            </table:table-row>
            <table:table-row>
              <table:table-cell office:value-type="string">
                <text:p>hip acceleration 2</text:p>
                <draw:g>
                  <svg:desc>fit.O35:fit.O35</svg:desc>
                </draw:g>
              </table:table-cell>
              <table:table-cell office:value-type="float" office:value="2242.29089996969">
                <text:p>2242.29089996969</text:p>
                <draw:g>
                  <svg:desc>fit.P35:fit.Q35</svg:desc>
                </draw:g>
              </table:table-cell>
              <table:table-cell office:value-type="float" office:value="-1946.57942099738">
                <text:p>-1946.57942099738</text:p>
              </table:table-cell>
            </table:table-row>
            <table:table-row>
              <table:table-cell office:value-type="string">
                <text:p>knee acceleration 1</text:p>
                <draw:g>
                  <svg:desc>fit.E36:fit.E36</svg:desc>
                </draw:g>
              </table:table-cell>
              <table:table-cell office:value-type="float" office:value="2377.78004367364">
                <text:p>2377.78004367364</text:p>
                <draw:g>
                  <svg:desc>fit.F36:fit.G36</svg:desc>
                </draw:g>
              </table:table-cell>
              <table:table-cell office:value-type="float" office:value="-3628.5581904383">
                <text:p>-3628.5581904383</text:p>
              </table:table-cell>
            </table:table-row>
            <table:table-row>
              <table:table-cell office:value-type="string">
                <text:p>knee acceleration 2</text:p>
                <draw:g>
                  <svg:desc>fit.O36:fit.O36</svg:desc>
                </draw:g>
              </table:table-cell>
              <table:table-cell office:value-type="float" office:value="2379.35378334342">
                <text:p>2379.35378334342</text:p>
                <draw:g>
                  <svg:desc>fit.P36:fit.Q36</svg:desc>
                </draw:g>
              </table:table-cell>
              <table:table-cell office:value-type="float" office:value="-3733.03576059648">
                <text:p>-3733.035760596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cm" svg:height="9cm" xlink:href=".." xlink:type="simple" chart:class="chart:bar" chart:style-name="ch1">
        <chart:legend chart:legend-position="end" svg:x="11.387cm" svg:y="3.952cm" style:legend-expansion="high" chart:style-name="ch2"/>
        <chart:plot-area chart:style-name="ch3" table:cell-range-address="fit.E37:fit.G37 fit.O37:fit.Q37" chart:data-source-has-labels="column" svg:x="0.282cm" svg:y="0.18cm" svg:width="10.823cm" svg:height="8.64cm">
          <chart:coordinate-region svg:x="1.565cm" svg:y="0.379cm" svg:width="9.5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t.F37:fit.G37" chart:label-cell-address="fit.E37:fit.E37" chart:class="chart:bar">
            <chart:data-point chart:repeated="2"/>
          </chart:series>
          <chart:series chart:style-name="ch8" chart:values-cell-range-address="fit.P37:fit.Q37" chart:label-cell-address="fit.O37:fit.O3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knee angle 1</text:p>
                <draw:g>
                  <svg:desc>fit.E37:fit.E37</svg:desc>
                </draw:g>
              </table:table-cell>
              <table:table-cell office:value-type="float" office:value="143.480830601536">
                <text:p>143.480830601536</text:p>
                <draw:g>
                  <svg:desc>fit.F37:fit.G37</svg:desc>
                </draw:g>
              </table:table-cell>
              <table:table-cell office:value-type="float" office:value="65.2615588571786">
                <text:p>65.2615588571786</text:p>
              </table:table-cell>
            </table:table-row>
            <table:table-row>
              <table:table-cell office:value-type="string">
                <text:p>knee angle 2</text:p>
                <draw:g>
                  <svg:desc>fit.O37:fit.O37</svg:desc>
                </draw:g>
              </table:table-cell>
              <table:table-cell office:value-type="float" office:value="144.511130097146">
                <text:p>144.511130097146</text:p>
                <draw:g>
                  <svg:desc>fit.P37:fit.Q37</svg:desc>
                </draw:g>
              </table:table-cell>
              <table:table-cell office:value-type="float" office:value="65.6417623061601">
                <text:p>65.64176230616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19cm" svg:y="3.952cm" style:legend-expansion="high" chart:style-name="ch2"/>
        <chart:plot-area chart:style-name="ch3" table:cell-range-address="'climb - time'.B12:'climb - time'.D12 'climb - time'.A16:'climb - time'.D17" chart:data-source-has-labels="both" svg:x="0.32cm" svg:y="0.18cm" svg:width="13.679cm" svg:height="8.64cm">
          <chart:coordinate-region svg:x="1.232cm" svg:y="0.38cm" svg:width="11.192cm" svg:height="7.793cm"/>
          <chart:axis chart:dimension="x" chart:name="primary-x" chart:style-name="ch4" chartooo:axis-type="auto">
            <chartooo:date-scale/>
            <chart:categories table:cell-range-address="'climb - time'.B12:'climb - time'.D1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climb - time'.B16:'climb - time'.D16" chart:label-cell-address="'climb - time'.A16:'climb - time'.A16" chart:class="chart:bar">
            <chart:data-point chart:repeated="3"/>
          </chart:series>
          <chart:series chart:attached-axis="secondary-y" chart:style-name="ch9" chart:values-cell-range-address="'climb - time'.B17:'climb - time'.D17" chart:label-cell-address="'climb - time'.A17:'climb - time'.A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ke 1</text:p>
                <draw:g>
                  <svg:desc>'climb - time'.B12:'climb - time'.D12</svg:desc>
                </draw:g>
              </table:table-cell>
              <table:table-cell office:value-type="string">
                <text:p>bike 2</text:p>
              </table:table-cell>
              <table:table-cell office:value-type="string">
                <text:p>bike 3</text:p>
              </table:table-cell>
            </table:table-row>
          </table:table-header-rows>
          <table:table-rows>
            <table:table-row>
              <table:table-cell office:value-type="string">
                <text:p>speed</text:p>
                <draw:g>
                  <svg:desc>'climb - time'.A16:'climb - time'.A16</svg:desc>
                </draw:g>
              </table:table-cell>
              <table:table-cell office:value-type="float" office:value="5.96915088247174">
                <text:p>5.96915088247174</text:p>
                <draw:g>
                  <svg:desc>'climb - time'.B16:'climb - time'.D16</svg:desc>
                </draw:g>
              </table:table-cell>
              <table:table-cell office:value-type="float" office:value="6.0773150786937">
                <text:p>6.0773150786937</text:p>
              </table:table-cell>
              <table:table-cell office:value-type="float" office:value="5.92906572304525">
                <text:p>5.92906572304525</text:p>
              </table:table-cell>
            </table:table-row>
            <table:table-row>
              <table:table-cell office:value-type="string">
                <text:p>time</text:p>
                <draw:g>
                  <svg:desc>'climb - time'.A17:'climb - time'.A17</svg:desc>
                </draw:g>
              </table:table-cell>
              <table:table-cell office:value-type="float" office:value="0.0105227232262549">
                <text:p>0.0105227232262549</text:p>
                <draw:g>
                  <svg:desc>'climb - time'.B17:'climb - time'.D17</svg:desc>
                </draw:g>
              </table:table-cell>
              <table:table-cell office:value-type="float" office:value="0.010335439551623">
                <text:p>0.010335439551623</text:p>
              </table:table-cell>
              <table:table-cell office:value-type="float" office:value="0.0105938651325566">
                <text:p>0.01059386513255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21cm" svg:height="10.413cm" xlink:href=".." xlink:type="simple" chart:class="chart:scatter" chart:style-name="ch1">
        <chart:legend chart:legend-position="end" svg:x="23.102cm" svg:y="4.409cm" style:legend-expansion="high" chart:style-name="ch2"/>
        <chart:plot-area chart:style-name="ch3" table:cell-range-address="rollover.A36:rollover.A406 rollover.G35:rollover.G406 rollover.E35:rollover.E406 rollover.C35:rollover.C35 rollover.C37:rollover.C406" chart:data-source-has-labels="row" svg:x="0.552cm" svg:y="0.208cm" svg:width="21.998cm" svg:height="9.997cm">
          <chart:coordinate-region svg:x="1.279cm" svg:y="0.407cm" svg:width="20.543cm" svg:height="9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rollover.G36:rollover.G406" chart:label-cell-address="rollover.G35:rollover.G35" chart:class="chart:scatter">
            <chart:domain table:cell-range-address="rollover.A36:rollover.A406"/>
            <chart:data-point chart:repeated="371"/>
          </chart:series>
          <chart:series chart:attached-axis="primary-y" chart:style-name="ch9" chart:values-cell-range-address="rollover.E36:rollover.E406" chart:label-cell-address="rollover.E35:rollover.E35" chart:class="chart:scatter">
            <chart:data-point chart:repeated="371"/>
          </chart:series>
          <chart:series chart:attached-axis="primary-y" chart:style-name="ch10" chart:values-cell-range-address="rollover.C37:rollover.C406" chart:label-cell-address="rollover.C35:rollover.C35" chart:class="chart:scatter">
            <chart:domain table:cell-range-address="rollover.A37:rollover.A406"/>
            <chart:data-point chart:repeated="3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9 vertical velocity</text:p>
                <draw:g>
                  <svg:desc>rollover.G35:rollover.G35</svg:desc>
                </draw:g>
              </table:table-cell>
              <table:table-cell office:value-type="string">
                <text:p>27.5 vertical velocity</text:p>
                <draw:g>
                  <svg:desc>rollover.E35:rollover.E3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6 vertical velocity</text:p>
                <draw:g>
                  <svg:desc>rollover.C35:rollover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0">
                <text:p>-370</text:p>
                <draw:g>
                  <svg:desc>rollover.A36:rollover.A406</svg:desc>
                </draw:g>
              </table:table-cell>
              <table:table-cell office:value-type="float" office:value="0">
                <text:p>0</text:p>
                <draw:g>
                  <svg:desc>rollover.G36:rollover.G406</svg:desc>
                </draw:g>
              </table:table-cell>
              <table:table-cell office:value-type="float" office:value="0">
                <text:p>0</text:p>
                <draw:g>
                  <svg:desc>rollover.E36:rollover.E406</svg:desc>
                </draw:g>
              </table:table-cell>
              <table:table-cell office:value-type="float" office:value="-369">
                <text:p>-369</text:p>
                <draw:g>
                  <svg:desc>rollover.A37:rollover.A406</svg:desc>
                </draw:g>
              </table:table-cell>
              <table:table-cell office:value-type="float" office:value="0">
                <text:p>0</text:p>
                <draw:g>
                  <svg:desc>rollover.C37:rollover.C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69">
                <text:p>-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8">
                <text:p>-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8">
                <text:p>-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7">
                <text:p>-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7">
                <text:p>-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6">
                <text:p>-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6">
                <text:p>-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5">
                <text:p>-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65">
                <text:p>-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4">
                <text:p>-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4">
                <text:p>-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3">
                <text:p>-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3">
                <text:p>-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2">
                <text:p>-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2">
                <text:p>-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1">
                <text:p>-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61">
                <text:p>-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60">
                <text:p>-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0">
                <text:p>-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9">
                <text:p>-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9">
                <text:p>-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8">
                <text:p>-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58">
                <text:p>-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7">
                <text:p>-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57">
                <text:p>-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6">
                <text:p>-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56">
                <text:p>-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5">
                <text:p>-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">
                <text:p>-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4">
                <text:p>-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4">
                <text:p>-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3">
                <text:p>-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53">
                <text:p>-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2">
                <text:p>-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2">
                <text:p>-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1">
                <text:p>-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1">
                <text:p>-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50">
                <text:p>-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0">
                <text:p>-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9">
                <text:p>-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9">
                <text:p>-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8">
                <text:p>-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8">
                <text:p>-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7">
                <text:p>-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7">
                <text:p>-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6">
                <text:p>-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6">
                <text:p>-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5">
                <text:p>-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5">
                <text:p>-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4">
                <text:p>-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4">
                <text:p>-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3">
                <text:p>-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3">
                <text:p>-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2">
                <text:p>-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42">
                <text:p>-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1">
                <text:p>-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41">
                <text:p>-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40">
                <text:p>-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40">
                <text:p>-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9">
                <text:p>-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9">
                <text:p>-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8">
                <text:p>-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38">
                <text:p>-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7">
                <text:p>-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7">
                <text:p>-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6">
                <text:p>-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36">
                <text:p>-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5">
                <text:p>-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35">
                <text:p>-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4">
                <text:p>-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34">
                <text:p>-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3">
                <text:p>-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33">
                <text:p>-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2">
                <text:p>-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2">
                <text:p>-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1">
                <text:p>-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31">
                <text:p>-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30">
                <text:p>-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30">
                <text:p>-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9">
                <text:p>-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29">
                <text:p>-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8">
                <text:p>-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7">
                <text:p>-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6">
                <text:p>-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25">
                <text:p>-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24">
                <text:p>-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23">
                <text:p>-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22">
                <text:p>-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21">
                <text:p>-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20">
                <text:p>-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9">
                <text:p>-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8">
                <text:p>-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18">
                <text:p>-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17">
                <text:p>-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16">
                <text:p>-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5">
                <text:p>-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14">
                <text:p>-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3">
                <text:p>-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12">
                <text:p>-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11">
                <text:p>-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10">
                <text:p>-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09">
                <text:p>-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07">
                <text:p>-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06">
                <text:p>-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05">
                <text:p>-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4">
                <text:p>-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03">
                <text:p>-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2">
                <text:p>-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1">
                <text:p>-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0">
                <text:p>-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9">
                <text:p>-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98">
                <text:p>-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97">
                <text:p>-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6">
                <text:p>-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6">
                <text:p>-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95">
                <text:p>-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4">
                <text:p>-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94">
                <text:p>-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3">
                <text:p>-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3">
                <text:p>-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92">
                <text:p>-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1">
                <text:p>-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91">
                <text:p>-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0">
                <text:p>-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89">
                <text:p>-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88">
                <text:p>-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7">
                <text:p>-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7">
                <text:p>-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6">
                <text:p>-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5">
                <text:p>-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4">
                <text:p>-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3">
                <text:p>-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2">
                <text:p>-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2">
                <text:p>-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1">
                <text:p>-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80">
                <text:p>-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79">
                <text:p>-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78">
                <text:p>-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77">
                <text:p>-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76">
                <text:p>-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75">
                <text:p>-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74">
                <text:p>-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73">
                <text:p>-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72">
                <text:p>-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71">
                <text:p>-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0">
                <text:p>-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68">
                <text:p>-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67">
                <text:p>-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66">
                <text:p>-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65">
                <text:p>-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64">
                <text:p>-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3">
                <text:p>-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3">
                <text:p>-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2">
                <text:p>-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62">
                <text:p>-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1">
                <text:p>-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1">
                <text:p>-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60">
                <text:p>-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0">
                <text:p>-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9">
                <text:p>-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59">
                <text:p>-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8">
                <text:p>-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58">
                <text:p>-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7">
                <text:p>-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57">
                <text:p>-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6">
                <text:p>-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56">
                <text:p>-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5">
                <text:p>-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55">
                <text:p>-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4">
                <text:p>-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54">
                <text:p>-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3">
                <text:p>-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53">
                <text:p>-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52">
                <text:p>-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51">
                <text:p>-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50">
                <text:p>-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49">
                <text:p>-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48">
                <text:p>-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7">
                <text:p>-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47">
                <text:p>-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6">
                <text:p>-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46">
                <text:p>-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45">
                <text:p>-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4">
                <text:p>-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44">
                <text:p>-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43">
                <text:p>-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42">
                <text:p>-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1">
                <text:p>-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41">
                <text:p>-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40">
                <text:p>-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9">
                <text:p>-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39">
                <text:p>-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8">
                <text:p>-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38">
                <text:p>-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7">
                <text:p>-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37">
                <text:p>-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6">
                <text:p>-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36">
                <text:p>-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5">
                <text:p>-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35">
                <text:p>-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4">
                <text:p>-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34">
                <text:p>-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3">
                <text:p>-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3">
                <text:p>-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32">
                <text:p>-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31">
                <text:p>-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30">
                <text:p>-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9">
                <text:p>-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29">
                <text:p>-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8">
                <text:p>-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28">
                <text:p>-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7">
                <text:p>-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27">
                <text:p>-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26">
                <text:p>-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5">
                <text:p>-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25">
                <text:p>-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4">
                <text:p>-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24">
                <text:p>-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3">
                <text:p>-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3">
                <text:p>-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2">
                <text:p>-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22">
                <text:p>-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1">
                <text:p>-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21">
                <text:p>-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20">
                <text:p>-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20">
                <text:p>-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9">
                <text:p>-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19">
                <text:p>-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8">
                <text:p>-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18">
                <text:p>-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7">
                <text:p>-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17">
                <text:p>-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16">
                <text:p>-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5">
                <text:p>-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15">
                <text:p>-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4">
                <text:p>-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4">
                <text:p>-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3">
                <text:p>-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3">
                <text:p>-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2">
                <text:p>-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12">
                <text:p>-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1">
                <text:p>-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1">
                <text:p>-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10">
                <text:p>-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0">
                <text:p>-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9">
                <text:p>-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09">
                <text:p>-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8">
                <text:p>-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08">
                <text:p>-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7">
                <text:p>-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07">
                <text:p>-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6">
                <text:p>-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06">
                <text:p>-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5">
                <text:p>-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05">
                <text:p>-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4">
                <text:p>-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04">
                <text:p>-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3">
                <text:p>-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03">
                <text:p>-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2">
                <text:p>-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02">
                <text:p>-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1">
                <text:p>-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01">
                <text:p>-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9">
                <text:p>-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99">
                <text:p>-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8">
                <text:p>-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7">
                <text:p>-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7">
                <text:p>-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6">
                <text:p>-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6">
                <text:p>-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5">
                <text:p>-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5">
                <text:p>-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4">
                <text:p>-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4">
                <text:p>-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3">
                <text:p>-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3">
                <text:p>-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2">
                <text:p>-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2">
                <text:p>-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1">
                <text:p>-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1">
                <text:p>-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90">
                <text:p>-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90">
                <text:p>-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89">
                <text:p>-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89">
                <text:p>-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88">
                <text:p>-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88">
                <text:p>-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87">
                <text:p>-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87">
                <text:p>-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86">
                <text:p>-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6">
                <text:p>-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85">
                <text:p>-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85">
                <text:p>-185</text:p>
              </table:table-cell>
              <table:table-cell office:value-type="float" office:value="0.458044512955445">
                <text:p>0.458044512955445</text:p>
              </table:table-cell>
              <table:table-cell office:value-type="float" office:value="0">
                <text:p>0</text:p>
              </table:table-cell>
              <table:table-cell office:value-type="float" office:value="-184">
                <text:p>-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4">
                <text:p>-184</text:p>
              </table:table-cell>
              <table:table-cell office:value-type="float" office:value="1.60782142784891">
                <text:p>1.60782142784891</text:p>
              </table:table-cell>
              <table:table-cell office:value-type="float" office:value="0">
                <text:p>0</text:p>
              </table:table-cell>
              <table:table-cell office:value-type="float" office:value="-183">
                <text:p>-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83">
                <text:p>-183</text:p>
              </table:table-cell>
              <table:table-cell office:value-type="float" office:value="1.59621888422789">
                <text:p>1.59621888422789</text:p>
              </table:table-cell>
              <table:table-cell office:value-type="float" office:value="0">
                <text:p>0</text:p>
              </table:table-cell>
              <table:table-cell office:value-type="float" office:value="-182">
                <text:p>-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2">
                <text:p>-182</text:p>
              </table:table-cell>
              <table:table-cell office:value-type="float" office:value="1.58467880941831">
                <text:p>1.58467880941831</text:p>
              </table:table-cell>
              <table:table-cell office:value-type="float" office:value="0">
                <text:p>0</text:p>
              </table:table-cell>
              <table:table-cell office:value-type="float" office:value="-181">
                <text:p>-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81">
                <text:p>-181</text:p>
              </table:table-cell>
              <table:table-cell office:value-type="float" office:value="1.5732003089757">
                <text:p>1.5732003089757</text:p>
              </table:table-cell>
              <table:table-cell office:value-type="float" office:value="0">
                <text:p>0</text:p>
              </table:table-cell>
              <table:table-cell office:value-type="float" office:value="-180">
                <text:p>-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80">
                <text:p>-180</text:p>
              </table:table-cell>
              <table:table-cell office:value-type="float" office:value="1.56178250433688">
                <text:p>1.56178250433688</text:p>
              </table:table-cell>
              <table:table-cell office:value-type="float" office:value="0.116022720779717">
                <text:p>0.116022720779717</text:p>
              </table:table-cell>
              <table:table-cell office:value-type="float" office:value="-179">
                <text:p>-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79">
                <text:p>-179</text:p>
              </table:table-cell>
              <table:table-cell office:value-type="float" office:value="1.55042453243889">
                <text:p>1.55042453243889</text:p>
              </table:table-cell>
              <table:table-cell office:value-type="float" office:value="1.66430413590983">
                <text:p>1.66430413590983</text:p>
              </table:table-cell>
              <table:table-cell office:value-type="float" office:value="-178">
                <text:p>-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78">
                <text:p>-178</text:p>
              </table:table-cell>
              <table:table-cell office:value-type="float" office:value="1.53912554535304">
                <text:p>1.53912554535304</text:p>
              </table:table-cell>
              <table:table-cell office:value-type="float" office:value="1.65174141397399">
                <text:p>1.65174141397399</text:p>
              </table:table-cell>
              <table:table-cell office:value-type="float" office:value="-177">
                <text:p>-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77">
                <text:p>-177</text:p>
              </table:table-cell>
              <table:table-cell office:value-type="float" office:value="1.52788470992375">
                <text:p>1.52788470992375</text:p>
              </table:table-cell>
              <table:table-cell office:value-type="float" office:value="1.63925312647548">
                <text:p>1.63925312647548</text:p>
              </table:table-cell>
              <table:table-cell office:value-type="float" office:value="-176">
                <text:p>-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76">
                <text:p>-176</text:p>
              </table:table-cell>
              <table:table-cell office:value-type="float" office:value="1.51670120742438">
                <text:p>1.51670120742438</text:p>
              </table:table-cell>
              <table:table-cell office:value-type="float" office:value="1.6268381303795">
                <text:p>1.6268381303795</text:p>
              </table:table-cell>
              <table:table-cell office:value-type="float" office:value="-175">
                <text:p>-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5">
                <text:p>-175</text:p>
              </table:table-cell>
              <table:table-cell office:value-type="float" office:value="1.50557423321658">
                <text:p>1.50557423321658</text:p>
              </table:table-cell>
              <table:table-cell office:value-type="float" office:value="1.61449530467968">
                <text:p>1.61449530467968</text:p>
              </table:table-cell>
              <table:table-cell office:value-type="float" office:value="-174">
                <text:p>-174</text:p>
              </table:table-cell>
              <table:table-cell office:value-type="float" office:value="1.20851533623004">
                <text:p>1.20851533623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4">
                <text:p>-174</text:p>
              </table:table-cell>
              <table:table-cell office:value-type="float" office:value="1.49450299642366">
                <text:p>1.49450299642366</text:p>
              </table:table-cell>
              <table:table-cell office:value-type="float" office:value="1.60222354983262">
                <text:p>1.60222354983262</text:p>
              </table:table-cell>
              <table:table-cell office:value-type="float" office:value="-173">
                <text:p>-173</text:p>
              </table:table-cell>
              <table:table-cell office:value-type="float" office:value="1.71544759266216">
                <text:p>1.715447592662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3">
                <text:p>-173</text:p>
              </table:table-cell>
              <table:table-cell office:value-type="float" office:value="1.48348671961034">
                <text:p>1.48348671961034</text:p>
              </table:table-cell>
              <table:table-cell office:value-type="float" office:value="1.59002178720537">
                <text:p>1.59002178720537</text:p>
              </table:table-cell>
              <table:table-cell office:value-type="float" office:value="-172">
                <text:p>-172</text:p>
              </table:table-cell>
              <table:table-cell office:value-type="float" office:value="1.70183421649881">
                <text:p>1.701834216498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2">
                <text:p>-172</text:p>
              </table:table-cell>
              <table:table-cell office:value-type="float" office:value="1.47252463847312">
                <text:p>1.47252463847312</text:p>
              </table:table-cell>
              <table:table-cell office:value-type="float" office:value="1.57788895854386">
                <text:p>1.57788895854386</text:p>
              </table:table-cell>
              <table:table-cell office:value-type="float" office:value="-171">
                <text:p>-171</text:p>
              </table:table-cell>
              <table:table-cell office:value-type="float" office:value="1.68830941913932">
                <text:p>1.688309419139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71">
                <text:p>-171</text:p>
              </table:table-cell>
              <table:table-cell office:value-type="float" office:value="1.46161600153789">
                <text:p>1.46161600153789</text:p>
              </table:table-cell>
              <table:table-cell office:value-type="float" office:value="1.56582402545587">
                <text:p>1.56582402545587</text:p>
              </table:table-cell>
              <table:table-cell office:value-type="float" office:value="-170">
                <text:p>-170</text:p>
              </table:table-cell>
              <table:table-cell office:value-type="float" office:value="1.67487173889624">
                <text:p>1.67487173889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70">
                <text:p>-170</text:p>
              </table:table-cell>
              <table:table-cell office:value-type="float" office:value="1.45076006986737">
                <text:p>1.45076006986737</text:p>
              </table:table-cell>
              <table:table-cell office:value-type="float" office:value="1.55382596890977">
                <text:p>1.55382596890977</text:p>
              </table:table-cell>
              <table:table-cell office:value-type="float" office:value="-169">
                <text:p>-169</text:p>
              </table:table-cell>
              <table:table-cell office:value-type="float" office:value="1.66151974464507">
                <text:p>1.661519744645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69">
                <text:p>-169</text:p>
              </table:table-cell>
              <table:table-cell office:value-type="float" office:value="1.43995611677465">
                <text:p>1.43995611677465</text:p>
              </table:table-cell>
              <table:table-cell office:value-type="float" office:value="1.54189378874889">
                <text:p>1.54189378874889</text:p>
              </table:table-cell>
              <table:table-cell office:value-type="float" office:value="-168">
                <text:p>-168</text:p>
              </table:table-cell>
              <table:table-cell office:value-type="float" office:value="1.64825203497559">
                <text:p>1.648252034975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68">
                <text:p>-168</text:p>
              </table:table-cell>
              <table:table-cell office:value-type="float" office:value="1.42920342754628">
                <text:p>1.42920342754628</text:p>
              </table:table-cell>
              <table:table-cell office:value-type="float" office:value="1.53002650322015">
                <text:p>1.53002650322015</text:p>
              </table:table-cell>
              <table:table-cell office:value-type="float" office:value="-167">
                <text:p>-167</text:p>
              </table:table-cell>
              <table:table-cell office:value-type="float" office:value="1.63506723736901">
                <text:p>1.635067237369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67">
                <text:p>-167</text:p>
              </table:table-cell>
              <table:table-cell office:value-type="float" office:value="1.41850129917221">
                <text:p>1.41850129917221</text:p>
              </table:table-cell>
              <table:table-cell office:value-type="float" office:value="1.51822314851747">
                <text:p>1.51822314851747</text:p>
              </table:table-cell>
              <table:table-cell office:value-type="float" office:value="-166">
                <text:p>-166</text:p>
              </table:table-cell>
              <table:table-cell office:value-type="float" office:value="1.62196400740413">
                <text:p>1.62196400740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66">
                <text:p>-166</text:p>
              </table:table-cell>
              <table:table-cell office:value-type="float" office:value="1.407849040082">
                <text:p>1.407849040082</text:p>
              </table:table-cell>
              <table:table-cell office:value-type="float" office:value="1.5064827783383">
                <text:p>1.5064827783383</text:p>
              </table:table-cell>
              <table:table-cell office:value-type="float" office:value="-165">
                <text:p>-165</text:p>
              </table:table-cell>
              <table:table-cell office:value-type="float" office:value="1.60894102798845">
                <text:p>1.608941027988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65">
                <text:p>-165</text:p>
              </table:table-cell>
              <table:table-cell office:value-type="float" office:value="1.39724596989007">
                <text:p>1.39724596989007</text:p>
              </table:table-cell>
              <table:table-cell office:value-type="float" office:value="1.4948044634527">
                <text:p>1.4948044634527</text:p>
              </table:table-cell>
              <table:table-cell office:value-type="float" office:value="-164">
                <text:p>-164</text:p>
              </table:table-cell>
              <table:table-cell office:value-type="float" office:value="1.59599700861593">
                <text:p>1.595997008615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64">
                <text:p>-164</text:p>
              </table:table-cell>
              <table:table-cell office:value-type="float" office:value="1.38669141914644">
                <text:p>1.38669141914644</text:p>
              </table:table-cell>
              <table:table-cell office:value-type="float" office:value="1.48318729128647">
                <text:p>1.48318729128647</text:p>
              </table:table-cell>
              <table:table-cell office:value-type="float" office:value="-163">
                <text:p>-163</text:p>
              </table:table-cell>
              <table:table-cell office:value-type="float" office:value="1.58313068464808">
                <text:p>1.583130684648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63">
                <text:p>-163</text:p>
              </table:table-cell>
              <table:table-cell office:value-type="float" office:value="1.37618472909382">
                <text:p>1.37618472909382</text:p>
              </table:table-cell>
              <table:table-cell office:value-type="float" office:value="1.47163036551553">
                <text:p>1.47163036551553</text:p>
              </table:table-cell>
              <table:table-cell office:value-type="float" office:value="-162">
                <text:p>-162</text:p>
              </table:table-cell>
              <table:table-cell office:value-type="float" office:value="1.57034081661923">
                <text:p>1.57034081661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2">
                <text:p>-162</text:p>
              </table:table-cell>
              <table:table-cell office:value-type="float" office:value="1.36572525143192">
                <text:p>1.36572525143192</text:p>
              </table:table-cell>
              <table:table-cell office:value-type="float" office:value="1.46013280567274">
                <text:p>1.46013280567274</text:p>
              </table:table-cell>
              <table:table-cell office:value-type="float" office:value="-161">
                <text:p>-161</text:p>
              </table:table-cell>
              <table:table-cell office:value-type="float" office:value="1.55762618956253">
                <text:p>1.557626189562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1">
                <text:p>-161</text:p>
              </table:table-cell>
              <table:table-cell office:value-type="float" office:value="1.35531234808831">
                <text:p>1.35531234808831</text:p>
              </table:table-cell>
              <table:table-cell office:value-type="float" office:value="1.44869374676502">
                <text:p>1.44869374676502</text:p>
              </table:table-cell>
              <table:table-cell office:value-type="float" office:value="-160">
                <text:p>-160</text:p>
              </table:table-cell>
              <table:table-cell office:value-type="float" office:value="1.54498561236064">
                <text:p>1.54498561236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0">
                <text:p>-160</text:p>
              </table:table-cell>
              <table:table-cell office:value-type="float" office:value="1.34494539099311">
                <text:p>1.34494539099311</text:p>
              </table:table-cell>
              <table:table-cell office:value-type="float" office:value="1.43731233890302">
                <text:p>1.43731233890302</text:p>
              </table:table-cell>
              <table:table-cell office:value-type="float" office:value="-159">
                <text:p>-159</text:p>
              </table:table-cell>
              <table:table-cell office:value-type="float" office:value="1.5324179171142">
                <text:p>1.53241791711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59">
                <text:p>-159</text:p>
              </table:table-cell>
              <table:table-cell office:value-type="float" office:value="1.33462376186265">
                <text:p>1.33462376186265</text:p>
              </table:table-cell>
              <table:table-cell office:value-type="float" office:value="1.4259877469401">
                <text:p>1.4259877469401</text:p>
              </table:table-cell>
              <table:table-cell office:value-type="float" office:value="-158">
                <text:p>-158</text:p>
              </table:table-cell>
              <table:table-cell office:value-type="float" office:value="1.51992195853157">
                <text:p>1.51992195853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8">
                <text:p>-158</text:p>
              </table:table-cell>
              <table:table-cell office:value-type="float" office:value="1.32434685198588">
                <text:p>1.32434685198588</text:p>
              </table:table-cell>
              <table:table-cell office:value-type="float" office:value="1.41471915012264">
                <text:p>1.41471915012264</text:p>
              </table:table-cell>
              <table:table-cell office:value-type="float" office:value="-157">
                <text:p>-157</text:p>
              </table:table-cell>
              <table:table-cell office:value-type="float" office:value="1.50749661333817">
                <text:p>1.507496613338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57">
                <text:p>-157</text:p>
              </table:table-cell>
              <table:table-cell office:value-type="float" office:value="1.31411406201825">
                <text:p>1.31411406201825</text:p>
              </table:table-cell>
              <table:table-cell office:value-type="float" office:value="1.40350574174922">
                <text:p>1.40350574174922</text:p>
              </table:table-cell>
              <table:table-cell office:value-type="float" office:value="-156">
                <text:p>-156</text:p>
              </table:table-cell>
              <table:table-cell office:value-type="float" office:value="1.49514077970391">
                <text:p>1.49514077970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56">
                <text:p>-156</text:p>
              </table:table-cell>
              <table:table-cell office:value-type="float" office:value="1.30392480177935">
                <text:p>1.30392480177935</text:p>
              </table:table-cell>
              <table:table-cell office:value-type="float" office:value="1.39234672884025">
                <text:p>1.39234672884025</text:p>
              </table:table-cell>
              <table:table-cell office:value-type="float" office:value="-155">
                <text:p>-155</text:p>
              </table:table-cell>
              <table:table-cell office:value-type="float" office:value="1.48285337668833">
                <text:p>1.482853376688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55">
                <text:p>-155</text:p>
              </table:table-cell>
              <table:table-cell office:value-type="float" office:value="1.29377849005768">
                <text:p>1.29377849005768</text:p>
              </table:table-cell>
              <table:table-cell office:value-type="float" office:value="1.38124133181634">
                <text:p>1.38124133181634</text:p>
              </table:table-cell>
              <table:table-cell office:value-type="float" office:value="-154">
                <text:p>-154</text:p>
              </table:table-cell>
              <table:table-cell office:value-type="float" office:value="1.47063334370298">
                <text:p>1.470633343702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54">
                <text:p>-154</text:p>
              </table:table-cell>
              <table:table-cell office:value-type="float" office:value="1.28367455441697">
                <text:p>1.28367455441697</text:p>
              </table:table-cell>
              <table:table-cell office:value-type="float" office:value="1.37018878418631">
                <text:p>1.37018878418631</text:p>
              </table:table-cell>
              <table:table-cell office:value-type="float" office:value="-153">
                <text:p>-153</text:p>
              </table:table-cell>
              <table:table-cell office:value-type="float" office:value="1.45847963999065">
                <text:p>1.458479639990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53">
                <text:p>-153</text:p>
              </table:table-cell>
              <table:table-cell office:value-type="float" office:value="1.2736124310125">
                <text:p>1.2736124310125</text:p>
              </table:table-cell>
              <table:table-cell office:value-type="float" office:value="1.3591883322429">
                <text:p>1.3591883322429</text:p>
              </table:table-cell>
              <table:table-cell office:value-type="float" office:value="-152">
                <text:p>-152</text:p>
              </table:table-cell>
              <table:table-cell office:value-type="float" office:value="1.44639124412072">
                <text:p>1.446391244120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2">
                <text:p>-152</text:p>
              </table:table-cell>
              <table:table-cell office:value-type="float" office:value="1.26359156440606">
                <text:p>1.26359156440606</text:p>
              </table:table-cell>
              <table:table-cell office:value-type="float" office:value="1.34823923476783">
                <text:p>1.34823923476783</text:p>
              </table:table-cell>
              <table:table-cell office:value-type="float" office:value="-151">
                <text:p>-151</text:p>
              </table:table-cell>
              <table:table-cell office:value-type="float" office:value="1.43436715349894">
                <text:p>1.434367153498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1">
                <text:p>-151</text:p>
              </table:table-cell>
              <table:table-cell office:value-type="float" office:value="1.25361140739055">
                <text:p>1.25361140739055</text:p>
              </table:table-cell>
              <table:table-cell office:value-type="float" office:value="1.33734076274329">
                <text:p>1.33734076274329</text:p>
              </table:table-cell>
              <table:table-cell office:value-type="float" office:value="-150">
                <text:p>-150</text:p>
              </table:table-cell>
              <table:table-cell office:value-type="float" office:value="1.42240638389318">
                <text:p>1.422406383893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0">
                <text:p>-150</text:p>
              </table:table-cell>
              <table:table-cell office:value-type="float" office:value="1.24367142081654">
                <text:p>1.24367142081654</text:p>
              </table:table-cell>
              <table:table-cell office:value-type="float" office:value="1.32649219907487">
                <text:p>1.32649219907487</text:p>
              </table:table-cell>
              <table:table-cell office:value-type="float" office:value="-149">
                <text:p>-149</text:p>
              </table:table-cell>
              <table:table-cell office:value-type="float" office:value="1.41050796897196">
                <text:p>1.410507968971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49">
                <text:p>-149</text:p>
              </table:table-cell>
              <table:table-cell office:value-type="float" office:value="1.2337710734223">
                <text:p>1.2337710734223</text:p>
              </table:table-cell>
              <table:table-cell office:value-type="float" office:value="1.31569283831681">
                <text:p>1.31569283831681</text:p>
              </table:table-cell>
              <table:table-cell office:value-type="float" office:value="-148">
                <text:p>-148</text:p>
              </table:table-cell>
              <table:table-cell office:value-type="float" office:value="1.39867095985914">
                <text:p>1.398670959859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8">
                <text:p>-148</text:p>
              </table:table-cell>
              <table:table-cell office:value-type="float" office:value="1.22390984167093">
                <text:p>1.22390984167093</text:p>
              </table:table-cell>
              <table:table-cell office:value-type="float" office:value="1.30494198640968">
                <text:p>1.30494198640968</text:p>
              </table:table-cell>
              <table:table-cell office:value-type="float" office:value="-147">
                <text:p>-147</text:p>
              </table:table-cell>
              <table:table-cell office:value-type="float" office:value="1.38689442469971">
                <text:p>1.38689442469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7">
                <text:p>-147</text:p>
              </table:table-cell>
              <table:table-cell office:value-type="float" office:value="1.2140872095884">
                <text:p>1.2140872095884</text:p>
              </table:table-cell>
              <table:table-cell office:value-type="float" office:value="1.29423896042182">
                <text:p>1.29423896042182</text:p>
              </table:table-cell>
              <table:table-cell office:value-type="float" office:value="-146">
                <text:p>-146</text:p>
              </table:table-cell>
              <table:table-cell office:value-type="float" office:value="1.37517744823867">
                <text:p>1.375177448238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6">
                <text:p>-146</text:p>
              </table:table-cell>
              <table:table-cell office:value-type="float" office:value="1.20430266860738">
                <text:p>1.20430266860738</text:p>
              </table:table-cell>
              <table:table-cell office:value-type="float" office:value="1.28358308829933">
                <text:p>1.28358308829933</text:p>
              </table:table-cell>
              <table:table-cell office:value-type="float" office:value="-145">
                <text:p>-145</text:p>
              </table:table-cell>
              <table:table-cell office:value-type="float" office:value="1.36351913141321">
                <text:p>1.363519131413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5">
                <text:p>-145</text:p>
              </table:table-cell>
              <table:table-cell office:value-type="float" office:value="1.19455571741425">
                <text:p>1.19455571741425</text:p>
              </table:table-cell>
              <table:table-cell office:value-type="float" office:value="1.27297370862102">
                <text:p>1.27297370862102</text:p>
              </table:table-cell>
              <table:table-cell office:value-type="float" office:value="-144">
                <text:p>-144</text:p>
              </table:table-cell>
              <table:table-cell office:value-type="float" office:value="1.35191859095727">
                <text:p>1.351918590957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44">
                <text:p>-144</text:p>
              </table:table-cell>
              <table:table-cell office:value-type="float" office:value="1.18484586179998">
                <text:p>1.18484586179998</text:p>
              </table:table-cell>
              <table:table-cell office:value-type="float" office:value="1.26241017036301">
                <text:p>1.26241017036301</text:p>
              </table:table-cell>
              <table:table-cell office:value-type="float" office:value="-143">
                <text:p>-143</text:p>
              </table:table-cell>
              <table:table-cell office:value-type="float" office:value="1.34037495901506">
                <text:p>1.34037495901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43">
                <text:p>-143</text:p>
              </table:table-cell>
              <table:table-cell office:value-type="float" office:value="1.17517261451433">
                <text:p>1.17517261451433</text:p>
              </table:table-cell>
              <table:table-cell office:value-type="float" office:value="1.25189183266548">
                <text:p>1.25189183266548</text:p>
              </table:table-cell>
              <table:table-cell office:value-type="float" office:value="-142">
                <text:p>-142</text:p>
              </table:table-cell>
              <table:table-cell office:value-type="float" office:value="1.32888738276841">
                <text:p>1.32888738276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42">
                <text:p>-142</text:p>
              </table:table-cell>
              <table:table-cell office:value-type="float" office:value="1.1655354951232">
                <text:p>1.1655354951232</text:p>
              </table:table-cell>
              <table:table-cell office:value-type="float" office:value="1.24141806460835">
                <text:p>1.24141806460835</text:p>
              </table:table-cell>
              <table:table-cell office:value-type="float" office:value="-141">
                <text:p>-141</text:p>
              </table:table-cell>
              <table:table-cell office:value-type="float" office:value="1.31745502407357">
                <text:p>1.317455024073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41">
                <text:p>-141</text:p>
              </table:table-cell>
              <table:table-cell office:value-type="float" office:value="1.1559340298711">
                <text:p>1.1559340298711</text:p>
              </table:table-cell>
              <table:table-cell office:value-type="float" office:value="1.23098824499219">
                <text:p>1.23098824499219</text:p>
              </table:table-cell>
              <table:table-cell office:value-type="float" office:value="-140">
                <text:p>-140</text:p>
              </table:table-cell>
              <table:table-cell office:value-type="float" office:value="1.30607705910898">
                <text:p>1.306077059108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40">
                <text:p>-140</text:p>
              </table:table-cell>
              <table:table-cell office:value-type="float" office:value="1.14636775154398">
                <text:p>1.14636775154398</text:p>
              </table:table-cell>
              <table:table-cell office:value-type="float" office:value="1.22060176212402">
                <text:p>1.22060176212402</text:p>
              </table:table-cell>
              <table:table-cell office:value-type="float" office:value="-139">
                <text:p>-139</text:p>
              </table:table-cell>
              <table:table-cell office:value-type="float" office:value="1.29475267803151">
                <text:p>1.294752678031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9">
                <text:p>-139</text:p>
              </table:table-cell>
              <table:table-cell office:value-type="float" office:value="1.13683619933814">
                <text:p>1.13683619933814</text:p>
              </table:table-cell>
              <table:table-cell office:value-type="float" office:value="1.21025801360951">
                <text:p>1.21025801360951</text:p>
              </table:table-cell>
              <table:table-cell office:value-type="float" office:value="-138">
                <text:p>-138</text:p>
              </table:table-cell>
              <table:table-cell office:value-type="float" office:value="1.28348108464517">
                <text:p>1.283481084645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8">
                <text:p>-138</text:p>
              </table:table-cell>
              <table:table-cell office:value-type="float" office:value="1.1273389187306">
                <text:p>1.1273389187306</text:p>
              </table:table-cell>
              <table:table-cell office:value-type="float" office:value="1.1999564061499">
                <text:p>1.1999564061499</text:p>
              </table:table-cell>
              <table:table-cell office:value-type="float" office:value="-137">
                <text:p>-137</text:p>
              </table:table-cell>
              <table:table-cell office:value-type="float" office:value="1.27226149607651">
                <text:p>1.272261496076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7">
                <text:p>-137</text:p>
              </table:table-cell>
              <table:table-cell office:value-type="float" office:value="1.11787546135184">
                <text:p>1.11787546135184</text:p>
              </table:table-cell>
              <table:table-cell office:value-type="float" office:value="1.18969635534446">
                <text:p>1.18969635534446</text:p>
              </table:table-cell>
              <table:table-cell office:value-type="float" office:value="-136">
                <text:p>-136</text:p>
              </table:table-cell>
              <table:table-cell office:value-type="float" office:value="1.26109314245989">
                <text:p>1.261093142459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36">
                <text:p>-136</text:p>
              </table:table-cell>
              <table:table-cell office:value-type="float" office:value="1.10844538486453">
                <text:p>1.10844538486453</text:p>
              </table:table-cell>
              <table:table-cell office:value-type="float" office:value="1.17947728549789">
                <text:p>1.17947728549789</text:p>
              </table:table-cell>
              <table:table-cell office:value-type="float" office:value="-135">
                <text:p>-135</text:p>
              </table:table-cell>
              <table:table-cell office:value-type="float" office:value="1.24997526663325">
                <text:p>1.24997526663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5">
                <text:p>-135</text:p>
              </table:table-cell>
              <table:table-cell office:value-type="float" office:value="1.09904825284085">
                <text:p>1.09904825284085</text:p>
              </table:table-cell>
              <table:table-cell office:value-type="float" office:value="1.16929862943257">
                <text:p>1.16929862943257</text:p>
              </table:table-cell>
              <table:table-cell office:value-type="float" office:value="-134">
                <text:p>-134</text:p>
              </table:table-cell>
              <table:table-cell office:value-type="float" office:value="1.23890712383835">
                <text:p>1.238907123838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4">
                <text:p>-134</text:p>
              </table:table-cell>
              <table:table-cell office:value-type="float" office:value="1.08968363464644">
                <text:p>1.08968363464644</text:p>
              </table:table-cell>
              <table:table-cell office:value-type="float" office:value="1.15915982830472">
                <text:p>1.15915982830472</text:p>
              </table:table-cell>
              <table:table-cell office:value-type="float" office:value="-133">
                <text:p>-133</text:p>
              </table:table-cell>
              <table:table-cell office:value-type="float" office:value="1.22788798143413">
                <text:p>1.22788798143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3">
                <text:p>-133</text:p>
              </table:table-cell>
              <table:table-cell office:value-type="float" office:value="1.08035110532398">
                <text:p>1.08035110532398</text:p>
              </table:table-cell>
              <table:table-cell office:value-type="float" office:value="1.14906033142701">
                <text:p>1.14906033142701</text:p>
              </table:table-cell>
              <table:table-cell office:value-type="float" office:value="-132">
                <text:p>-132</text:p>
              </table:table-cell>
              <table:table-cell office:value-type="float" office:value="1.21691711861366">
                <text:p>1.216917118613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32">
                <text:p>-132</text:p>
              </table:table-cell>
              <table:table-cell office:value-type="float" office:value="1.07105024548149">
                <text:p>1.07105024548149</text:p>
              </table:table-cell>
              <table:table-cell office:value-type="float" office:value="1.13899959609398">
                <text:p>1.13899959609398</text:p>
              </table:table-cell>
              <table:table-cell office:value-type="float" office:value="-131">
                <text:p>-131</text:p>
              </table:table-cell>
              <table:table-cell office:value-type="float" office:value="1.20599382613101">
                <text:p>1.20599382613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1">
                <text:p>-131</text:p>
              </table:table-cell>
              <table:table-cell office:value-type="float" office:value="1.06178064118265">
                <text:p>1.06178064118265</text:p>
              </table:table-cell>
              <table:table-cell office:value-type="float" office:value="1.12897708741097">
                <text:p>1.12897708741097</text:p>
              </table:table-cell>
              <table:table-cell office:value-type="float" office:value="-130">
                <text:p>-130</text:p>
              </table:table-cell>
              <table:table-cell office:value-type="float" office:value="1.19511740603539">
                <text:p>1.195117406035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0">
                <text:p>-130</text:p>
              </table:table-cell>
              <table:table-cell office:value-type="float" office:value="1.05254188383839">
                <text:p>1.05254188383839</text:p>
              </table:table-cell>
              <table:table-cell office:value-type="float" office:value="1.11899227813126">
                <text:p>1.11899227813126</text:p>
              </table:table-cell>
              <table:table-cell office:value-type="float" office:value="-129">
                <text:p>-129</text:p>
              </table:table-cell>
              <table:table-cell office:value-type="float" office:value="1.18428717141149">
                <text:p>1.184287171411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29">
                <text:p>-129</text:p>
              </table:table-cell>
              <table:table-cell office:value-type="float" office:value="1.04333357010297">
                <text:p>1.04333357010297</text:p>
              </table:table-cell>
              <table:table-cell office:value-type="float" office:value="1.10904464849142">
                <text:p>1.10904464849142</text:p>
              </table:table-cell>
              <table:table-cell office:value-type="float" office:value="-128">
                <text:p>-128</text:p>
              </table:table-cell>
              <table:table-cell office:value-type="float" office:value="1.173502446128">
                <text:p>1.173502446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28">
                <text:p>-128</text:p>
              </table:table-cell>
              <table:table-cell office:value-type="float" office:value="1.03415530177023">
                <text:p>1.03415530177023</text:p>
              </table:table-cell>
              <table:table-cell office:value-type="float" office:value="1.09913368605561">
                <text:p>1.09913368605561</text:p>
              </table:table-cell>
              <table:table-cell office:value-type="float" office:value="-127">
                <text:p>-127</text:p>
              </table:table-cell>
              <table:table-cell office:value-type="float" office:value="1.16276256459113">
                <text:p>1.162762564591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27">
                <text:p>-127</text:p>
              </table:table-cell>
              <table:table-cell office:value-type="float" office:value="1.02500668567337">
                <text:p>1.02500668567337</text:p>
              </table:table-cell>
              <table:table-cell office:value-type="float" office:value="1.08925888556052">
                <text:p>1.08925888556052</text:p>
              </table:table-cell>
              <table:table-cell office:value-type="float" office:value="-126">
                <text:p>-126</text:p>
              </table:table-cell>
              <table:table-cell office:value-type="float" office:value="1.15206687150631">
                <text:p>1.152066871506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26">
                <text:p>-126</text:p>
              </table:table-cell>
              <table:table-cell office:value-type="float" office:value="1.01588733358777">
                <text:p>1.01588733358777</text:p>
              </table:table-cell>
              <table:table-cell office:value-type="float" office:value="1.07941974876664">
                <text:p>1.07941974876664</text:p>
              </table:table-cell>
              <table:table-cell office:value-type="float" office:value="-125">
                <text:p>-125</text:p>
              </table:table-cell>
              <table:table-cell office:value-type="float" office:value="1.14141472164562">
                <text:p>1.14141472164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25">
                <text:p>-125</text:p>
              </table:table-cell>
              <table:table-cell office:value-type="float" office:value="1.00679686213315">
                <text:p>1.00679686213315</text:p>
              </table:table-cell>
              <table:table-cell office:value-type="float" office:value="1.06961578430982">
                <text:p>1.06961578430982</text:p>
              </table:table-cell>
              <table:table-cell office:value-type="float" office:value="-124">
                <text:p>-124</text:p>
              </table:table-cell>
              <table:table-cell office:value-type="float" office:value="1.13080547962075">
                <text:p>1.13080547962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24">
                <text:p>-124</text:p>
              </table:table-cell>
              <table:table-cell office:value-type="float" office:value="0.997734892680866">
                <text:p>0.997734892680866</text:p>
              </table:table-cell>
              <table:table-cell office:value-type="float" office:value="1.05984650755902">
                <text:p>1.05984650755902</text:p>
              </table:table-cell>
              <table:table-cell office:value-type="float" office:value="-123">
                <text:p>-123</text:p>
              </table:table-cell>
              <table:table-cell office:value-type="float" office:value="1.12023851966177">
                <text:p>1.120238519661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23">
                <text:p>-123</text:p>
              </table:table-cell>
              <table:table-cell office:value-type="float" office:value="0.988701051261387">
                <text:p>0.988701051261387</text:p>
              </table:table-cell>
              <table:table-cell office:value-type="float" office:value="1.05011144047767">
                <text:p>1.05011144047767</text:p>
              </table:table-cell>
              <table:table-cell office:value-type="float" office:value="-122">
                <text:p>-122</text:p>
              </table:table-cell>
              <table:table-cell office:value-type="float" office:value="1.10971322540349">
                <text:p>1.109713225403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2">
                <text:p>-122</text:p>
              </table:table-cell>
              <table:table-cell office:value-type="float" office:value="0.979694968474594">
                <text:p>0.979694968474594</text:p>
              </table:table-cell>
              <table:table-cell office:value-type="float" office:value="1.04041011148455">
                <text:p>1.04041011148455</text:p>
              </table:table-cell>
              <table:table-cell office:value-type="float" office:value="-121">
                <text:p>-121</text:p>
              </table:table-cell>
              <table:table-cell office:value-type="float" office:value="1.09922898967435">
                <text:p>1.099228989674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21">
                <text:p>-121</text:p>
              </table:table-cell>
              <table:table-cell office:value-type="float" office:value="0.970716279400897">
                <text:p>0.970716279400897</text:p>
              </table:table-cell>
              <table:table-cell office:value-type="float" office:value="1.03074205532355">
                <text:p>1.03074205532355</text:p>
              </table:table-cell>
              <table:table-cell office:value-type="float" office:value="-120">
                <text:p>-120</text:p>
              </table:table-cell>
              <table:table-cell office:value-type="float" office:value="1.08878521429353">
                <text:p>1.08878521429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20">
                <text:p>-120</text:p>
              </table:table-cell>
              <table:table-cell office:value-type="float" office:value="0.961764623516754">
                <text:p>0.961764623516754</text:p>
              </table:table-cell>
              <table:table-cell office:value-type="float" office:value="1.021106812931">
                <text:p>1.021106812931</text:p>
              </table:table-cell>
              <table:table-cell office:value-type="float" office:value="-119">
                <text:p>-119</text:p>
              </table:table-cell>
              <table:table-cell office:value-type="float" office:value="1.07838130987072">
                <text:p>1.078381309870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19">
                <text:p>-119</text:p>
              </table:table-cell>
              <table:table-cell office:value-type="float" office:value="0.9528396446083">
                <text:p>0.9528396446083</text:p>
              </table:table-cell>
              <table:table-cell office:value-type="float" office:value="1.01150393131017">
                <text:p>1.01150393131017</text:p>
              </table:table-cell>
              <table:table-cell office:value-type="float" office:value="-118">
                <text:p>-118</text:p>
              </table:table-cell>
              <table:table-cell office:value-type="float" office:value="1.06801669561318">
                <text:p>1.068016695613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18">
                <text:p>-118</text:p>
              </table:table-cell>
              <table:table-cell office:value-type="float" office:value="0.943940990690035">
                <text:p>0.943940990690035</text:p>
              </table:table-cell>
              <table:table-cell office:value-type="float" office:value="1.00193296340605">
                <text:p>1.00193296340605</text:p>
              </table:table-cell>
              <table:table-cell office:value-type="float" office:value="-117">
                <text:p>-117</text:p>
              </table:table-cell>
              <table:table-cell office:value-type="float" office:value="1.05769079913595">
                <text:p>1.057690799135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17">
                <text:p>-117</text:p>
              </table:table-cell>
              <table:table-cell office:value-type="float" office:value="0.935068313923656">
                <text:p>0.935068313923656</text:p>
              </table:table-cell>
              <table:table-cell office:value-type="float" office:value="0.992393467985014">
                <text:p>0.992393467985014</text:p>
              </table:table-cell>
              <table:table-cell office:value-type="float" office:value="-116">
                <text:p>-116</text:p>
              </table:table-cell>
              <table:table-cell office:value-type="float" office:value="1.04740305627821">
                <text:p>1.047403056278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6">
                <text:p>-116</text:p>
              </table:table-cell>
              <table:table-cell office:value-type="float" office:value="0.926221270538797">
                <text:p>0.926221270538797</text:p>
              </table:table-cell>
              <table:table-cell office:value-type="float" office:value="0.982885009514373">
                <text:p>0.982885009514373</text:p>
              </table:table-cell>
              <table:table-cell office:value-type="float" office:value="-115">
                <text:p>-115</text:p>
              </table:table-cell>
              <table:table-cell office:value-type="float" office:value="1.03715291092246">
                <text:p>1.03715291092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5">
                <text:p>-115</text:p>
              </table:table-cell>
              <table:table-cell office:value-type="float" office:value="0.917399520755819">
                <text:p>0.917399520755819</text:p>
              </table:table-cell>
              <table:table-cell office:value-type="float" office:value="0.973407158048663">
                <text:p>0.973407158048663</text:p>
              </table:table-cell>
              <table:table-cell office:value-type="float" office:value="-114">
                <text:p>-114</text:p>
              </table:table-cell>
              <table:table-cell office:value-type="float" office:value="1.02693981481979">
                <text:p>1.026939814819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14">
                <text:p>-114</text:p>
              </table:table-cell>
              <table:table-cell office:value-type="float" office:value="0.908602728709222">
                <text:p>0.908602728709222</text:p>
              </table:table-cell>
              <table:table-cell office:value-type="float" office:value="0.963959489114706">
                <text:p>0.963959489114706</text:p>
              </table:table-cell>
              <table:table-cell office:value-type="float" office:value="-113">
                <text:p>-113</text:p>
              </table:table-cell>
              <table:table-cell office:value-type="float" office:value="1.01676322741879">
                <text:p>1.01676322741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3">
                <text:p>-113</text:p>
              </table:table-cell>
              <table:table-cell office:value-type="float" office:value="0.89983056237407">
                <text:p>0.89983056237407</text:p>
              </table:table-cell>
              <table:table-cell office:value-type="float" office:value="0.954541583601554">
                <text:p>0.954541583601554</text:p>
              </table:table-cell>
              <table:table-cell office:value-type="float" office:value="-112">
                <text:p>-112</text:p>
              </table:table-cell>
              <table:table-cell office:value-type="float" office:value="1.00662261569858">
                <text:p>1.00662261569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12">
                <text:p>-112</text:p>
              </table:table-cell>
              <table:table-cell office:value-type="float" office:value="0.891082693492251">
                <text:p>0.891082693492251</text:p>
              </table:table-cell>
              <table:table-cell office:value-type="float" office:value="0.945153027651694">
                <text:p>0.945153027651694</text:p>
              </table:table-cell>
              <table:table-cell office:value-type="float" office:value="-111">
                <text:p>-111</text:p>
              </table:table-cell>
              <table:table-cell office:value-type="float" office:value="0.996517454005641">
                <text:p>0.9965174540056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1">
                <text:p>-111</text:p>
              </table:table-cell>
              <table:table-cell office:value-type="float" office:value="0.882358797502844">
                <text:p>0.882358797502844</text:p>
              </table:table-cell>
              <table:table-cell office:value-type="float" office:value="0.93579341255542">
                <text:p>0.93579341255542</text:p>
              </table:table-cell>
              <table:table-cell office:value-type="float" office:value="-110">
                <text:p>-110</text:p>
              </table:table-cell>
              <table:table-cell office:value-type="float" office:value="0.986447223895621">
                <text:p>0.9864472238956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0">
                <text:p>-110</text:p>
              </table:table-cell>
              <table:table-cell office:value-type="float" office:value="0.87365855346917">
                <text:p>0.87365855346917</text:p>
              </table:table-cell>
              <table:table-cell office:value-type="float" office:value="0.926462334647561">
                <text:p>0.926462334647561</text:p>
              </table:table-cell>
              <table:table-cell office:value-type="float" office:value="-109">
                <text:p>-109</text:p>
              </table:table-cell>
              <table:table-cell office:value-type="float" office:value="0.976411413977334">
                <text:p>0.976411413977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9">
                <text:p>-109</text:p>
              </table:table-cell>
              <table:table-cell office:value-type="float" office:value="0.864981644013893">
                <text:p>0.864981644013893</text:p>
              </table:table-cell>
              <table:table-cell office:value-type="float" office:value="0.917159395205008">
                <text:p>0.917159395205008</text:p>
              </table:table-cell>
              <table:table-cell office:value-type="float" office:value="-108">
                <text:p>-108</text:p>
              </table:table-cell>
              <table:table-cell office:value-type="float" office:value="0.966409519762281">
                <text:p>0.9664095197622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8">
                <text:p>-108</text:p>
              </table:table-cell>
              <table:table-cell office:value-type="float" office:value="0.856327755248761">
                <text:p>0.856327755248761</text:p>
              </table:table-cell>
              <table:table-cell office:value-type="float" office:value="0.907884200348974">
                <text:p>0.907884200348974</text:p>
              </table:table-cell>
              <table:table-cell office:value-type="float" office:value="-107">
                <text:p>-107</text:p>
              </table:table-cell>
              <table:table-cell office:value-type="float" office:value="0.956441043515749">
                <text:p>0.956441043515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7">
                <text:p>-107</text:p>
              </table:table-cell>
              <table:table-cell office:value-type="float" office:value="0.847696576710809">
                <text:p>0.847696576710809</text:p>
              </table:table-cell>
              <table:table-cell office:value-type="float" office:value="0.898636360947415">
                <text:p>0.898636360947415</text:p>
              </table:table-cell>
              <table:table-cell office:value-type="float" office:value="-106">
                <text:p>-106</text:p>
              </table:table-cell>
              <table:table-cell office:value-type="float" office:value="0.946505494113915">
                <text:p>0.9465054941139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06">
                <text:p>-106</text:p>
              </table:table-cell>
              <table:table-cell office:value-type="float" office:value="0.839087801296993">
                <text:p>0.839087801296993</text:p>
              </table:table-cell>
              <table:table-cell office:value-type="float" office:value="0.889415492519498">
                <text:p>0.889415492519498</text:p>
              </table:table-cell>
              <table:table-cell office:value-type="float" office:value="-105">
                <text:p>-105</text:p>
              </table:table-cell>
              <table:table-cell office:value-type="float" office:value="0.936602386901105">
                <text:p>0.9366023869011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05">
                <text:p>-105</text:p>
              </table:table-cell>
              <table:table-cell office:value-type="float" office:value="0.830501125200556">
                <text:p>0.830501125200556</text:p>
              </table:table-cell>
              <table:table-cell office:value-type="float" office:value="0.880221215143706">
                <text:p>0.880221215143706</text:p>
              </table:table-cell>
              <table:table-cell office:value-type="float" office:value="-104">
                <text:p>-104</text:p>
              </table:table-cell>
              <table:table-cell office:value-type="float" office:value="0.926731243553844">
                <text:p>0.9267312435538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4">
                <text:p>-104</text:p>
              </table:table-cell>
              <table:table-cell office:value-type="float" office:value="0.821936247850235">
                <text:p>0.821936247850235</text:p>
              </table:table-cell>
              <table:table-cell office:value-type="float" office:value="0.871053153366732">
                <text:p>0.871053153366732</text:p>
              </table:table-cell>
              <table:table-cell office:value-type="float" office:value="-103">
                <text:p>-103</text:p>
              </table:table-cell>
              <table:table-cell office:value-type="float" office:value="0.916891591945538">
                <text:p>0.9168915919455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3">
                <text:p>-103</text:p>
              </table:table-cell>
              <table:table-cell office:value-type="float" office:value="0.813392871848527">
                <text:p>0.813392871848527</text:p>
              </table:table-cell>
              <table:table-cell office:value-type="float" office:value="0.861910936113948">
                <text:p>0.861910936113948</text:p>
              </table:table-cell>
              <table:table-cell office:value-type="float" office:value="-102">
                <text:p>-102</text:p>
              </table:table-cell>
              <table:table-cell office:value-type="float" office:value="0.907082966014469">
                <text:p>0.9070829660144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2">
                <text:p>-102</text:p>
              </table:table-cell>
              <table:table-cell office:value-type="float" office:value="0.804870702911684">
                <text:p>0.804870702911684</text:p>
              </table:table-cell>
              <table:table-cell office:value-type="float" office:value="0.852794196603036">
                <text:p>0.852794196603036</text:p>
              </table:table-cell>
              <table:table-cell office:value-type="float" office:value="-101">
                <text:p>-101</text:p>
              </table:table-cell>
              <table:table-cell office:value-type="float" office:value="0.897304905637005">
                <text:p>0.897304905637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1">
                <text:p>-101</text:p>
              </table:table-cell>
              <table:table-cell office:value-type="float" office:value="0.796369449812712">
                <text:p>0.796369449812712</text:p>
              </table:table-cell>
              <table:table-cell office:value-type="float" office:value="0.843702572258249">
                <text:p>0.843702572258249</text:p>
              </table:table-cell>
              <table:table-cell office:value-type="float" office:value="-100">
                <text:p>-100</text:p>
              </table:table-cell>
              <table:table-cell office:value-type="float" office:value="0.887556956500646">
                <text:p>0.8875569565006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0">
                <text:p>-100</text:p>
              </table:table-cell>
              <table:table-cell office:value-type="float" office:value="0.78788882432232">
                <text:p>0.78788882432232</text:p>
              </table:table-cell>
              <table:table-cell office:value-type="float" office:value="0.834635704627039">
                <text:p>0.834635704627039</text:p>
              </table:table-cell>
              <table:table-cell office:value-type="float" office:value="-99">
                <text:p>-99</text:p>
              </table:table-cell>
              <table:table-cell office:value-type="float" office:value="0.87783866998213">
                <text:p>0.877838669982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99">
                <text:p>-99</text:p>
              </table:table-cell>
              <table:table-cell office:value-type="float" office:value="0.779428541153493">
                <text:p>0.779428541153493</text:p>
              </table:table-cell>
              <table:table-cell office:value-type="float" office:value="0.825593239297954">
                <text:p>0.825593239297954</text:p>
              </table:table-cell>
              <table:table-cell office:value-type="float" office:value="-98">
                <text:p>-98</text:p>
              </table:table-cell>
              <table:table-cell office:value-type="float" office:value="0.868149603027588">
                <text:p>0.8681496030275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8">
                <text:p>-98</text:p>
              </table:table-cell>
              <table:table-cell office:value-type="float" office:value="0.77098831790639">
                <text:p>0.77098831790639</text:p>
              </table:table-cell>
              <table:table-cell office:value-type="float" office:value="0.816574825821369">
                <text:p>0.816574825821369</text:p>
              </table:table-cell>
              <table:table-cell office:value-type="float" office:value="-97">
                <text:p>-97</text:p>
              </table:table-cell>
              <table:table-cell office:value-type="float" office:value="0.858489318035222">
                <text:p>0.858489318035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7">
                <text:p>-97</text:p>
              </table:table-cell>
              <table:table-cell office:value-type="float" office:value="0.762567875013865">
                <text:p>0.762567875013865</text:p>
              </table:table-cell>
              <table:table-cell office:value-type="float" office:value="0.80758011763038">
                <text:p>0.80758011763038</text:p>
              </table:table-cell>
              <table:table-cell office:value-type="float" office:value="-96">
                <text:p>-96</text:p>
              </table:table-cell>
              <table:table-cell office:value-type="float" office:value="0.84885738274036">
                <text:p>0.848857382740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6">
                <text:p>-96</text:p>
              </table:table-cell>
              <table:table-cell office:value-type="float" office:value="0.754166935687629">
                <text:p>0.754166935687629</text:p>
              </table:table-cell>
              <table:table-cell office:value-type="float" office:value="0.79860877196375">
                <text:p>0.79860877196375</text:p>
              </table:table-cell>
              <table:table-cell office:value-type="float" office:value="-95">
                <text:p>-95</text:p>
              </table:table-cell>
              <table:table-cell office:value-type="float" office:value="0.8392533701035">
                <text:p>0.8392533701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5">
                <text:p>-95</text:p>
              </table:table-cell>
              <table:table-cell office:value-type="float" office:value="0.745785225867874">
                <text:p>0.745785225867874</text:p>
              </table:table-cell>
              <table:table-cell office:value-type="float" office:value="0.789660449790751">
                <text:p>0.789660449790751</text:p>
              </table:table-cell>
              <table:table-cell office:value-type="float" office:value="-94">
                <text:p>-94</text:p>
              </table:table-cell>
              <table:table-cell office:value-type="float" office:value="0.829676858201998">
                <text:p>0.8296768582019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4">
                <text:p>-94</text:p>
              </table:table-cell>
              <table:table-cell office:value-type="float" office:value="0.737422474169433">
                <text:p>0.737422474169433</text:p>
              </table:table-cell>
              <table:table-cell office:value-type="float" office:value="0.780734815737895">
                <text:p>0.780734815737895</text:p>
              </table:table-cell>
              <table:table-cell office:value-type="float" office:value="-93">
                <text:p>-93</text:p>
              </table:table-cell>
              <table:table-cell office:value-type="float" office:value="0.820127430120168">
                <text:p>0.820127430120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3">
                <text:p>-93</text:p>
              </table:table-cell>
              <table:table-cell office:value-type="float" office:value="0.729078411834097">
                <text:p>0.729078411834097</text:p>
              </table:table-cell>
              <table:table-cell office:value-type="float" office:value="0.771831538015672">
                <text:p>0.771831538015672</text:p>
              </table:table-cell>
              <table:table-cell office:value-type="float" office:value="-92">
                <text:p>-92</text:p>
              </table:table-cell>
              <table:table-cell office:value-type="float" office:value="0.810604673847435">
                <text:p>0.8106046738474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2">
                <text:p>-92</text:p>
              </table:table-cell>
              <table:table-cell office:value-type="float" office:value="0.720752772679292">
                <text:p>0.720752772679292</text:p>
              </table:table-cell>
              <table:table-cell office:value-type="float" office:value="0.762950288348602">
                <text:p>0.762950288348602</text:p>
              </table:table-cell>
              <table:table-cell office:value-type="float" office:value="-91">
                <text:p>-91</text:p>
              </table:table-cell>
              <table:table-cell office:value-type="float" office:value="0.80110818217302">
                <text:p>0.801108182173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1">
                <text:p>-91</text:p>
              </table:table-cell>
              <table:table-cell office:value-type="float" office:value="0.712445293050558">
                <text:p>0.712445293050558</text:p>
              </table:table-cell>
              <table:table-cell office:value-type="float" office:value="0.754090741904494">
                <text:p>0.754090741904494</text:p>
              </table:table-cell>
              <table:table-cell office:value-type="float" office:value="-90">
                <text:p>-90</text:p>
              </table:table-cell>
              <table:table-cell office:value-type="float" office:value="0.791637552587411">
                <text:p>0.7916375525874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0">
                <text:p>-90</text:p>
              </table:table-cell>
              <table:table-cell office:value-type="float" office:value="0.704155711773227">
                <text:p>0.704155711773227</text:p>
              </table:table-cell>
              <table:table-cell office:value-type="float" office:value="0.745252577227341">
                <text:p>0.745252577227341</text:p>
              </table:table-cell>
              <table:table-cell office:value-type="float" office:value="-89">
                <text:p>-89</text:p>
              </table:table-cell>
              <table:table-cell office:value-type="float" office:value="0.782192387182413">
                <text:p>0.782192387182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89">
                <text:p>-89</text:p>
              </table:table-cell>
              <table:table-cell office:value-type="float" office:value="0.695883770106478">
                <text:p>0.695883770106478</text:p>
              </table:table-cell>
              <table:table-cell office:value-type="float" office:value="0.736435476169738">
                <text:p>0.736435476169738</text:p>
              </table:table-cell>
              <table:table-cell office:value-type="float" office:value="-88">
                <text:p>-88</text:p>
              </table:table-cell>
              <table:table-cell office:value-type="float" office:value="0.772772292556567">
                <text:p>0.7727722925565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88">
                <text:p>-88</text:p>
              </table:table-cell>
              <table:table-cell office:value-type="float" office:value="0.68762921169644">
                <text:p>0.68762921169644</text:p>
              </table:table-cell>
              <table:table-cell office:value-type="float" office:value="0.727639123827986">
                <text:p>0.727639123827986</text:p>
              </table:table-cell>
              <table:table-cell office:value-type="float" office:value="-87">
                <text:p>-87</text:p>
              </table:table-cell>
              <table:table-cell office:value-type="float" office:value="0.763376879719936">
                <text:p>0.7633768797199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87">
                <text:p>-87</text:p>
              </table:table-cell>
              <table:table-cell office:value-type="float" office:value="0.67939178253198">
                <text:p>0.67939178253198</text:p>
              </table:table-cell>
              <table:table-cell office:value-type="float" office:value="0.718863208477198">
                <text:p>0.718863208477198</text:p>
              </table:table-cell>
              <table:table-cell office:value-type="float" office:value="-86">
                <text:p>-86</text:p>
              </table:table-cell>
              <table:table-cell office:value-type="float" office:value="0.754005764001262">
                <text:p>0.7540057640012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86">
                <text:p>-86</text:p>
              </table:table-cell>
              <table:table-cell office:value-type="float" office:value="0.671171230899385">
                <text:p>0.671171230899385</text:p>
              </table:table-cell>
              <table:table-cell office:value-type="float" office:value="0.710107421508136">
                <text:p>0.710107421508136</text:p>
              </table:table-cell>
              <table:table-cell office:value-type="float" office:value="-85">
                <text:p>-85</text:p>
              </table:table-cell>
              <table:table-cell office:value-type="float" office:value="0.744658564958437">
                <text:p>0.7446585649584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85">
                <text:p>-85</text:p>
              </table:table-cell>
              <table:table-cell office:value-type="float" office:value="0.662967307338786">
                <text:p>0.662967307338786</text:p>
              </table:table-cell>
              <table:table-cell office:value-type="float" office:value="0.701371457365793">
                <text:p>0.701371457365793</text:p>
              </table:table-cell>
              <table:table-cell office:value-type="float" office:value="-84">
                <text:p>-84</text:p>
              </table:table-cell>
              <table:table-cell office:value-type="float" office:value="0.735334906290556">
                <text:p>0.7353349062905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4">
                <text:p>-84</text:p>
              </table:table-cell>
              <table:table-cell office:value-type="float" office:value="0.654779764602785">
                <text:p>0.654779764602785</text:p>
              </table:table-cell>
              <table:table-cell office:value-type="float" office:value="0.692655013488756">
                <text:p>0.692655013488756</text:p>
              </table:table-cell>
              <table:table-cell office:value-type="float" office:value="-83">
                <text:p>-83</text:p>
              </table:table-cell>
              <table:table-cell office:value-type="float" office:value="0.726034415749331">
                <text:p>0.7260344157493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3">
                <text:p>-83</text:p>
              </table:table-cell>
              <table:table-cell office:value-type="float" office:value="0.646608357612403">
                <text:p>0.646608357612403</text:p>
              </table:table-cell>
              <table:table-cell office:value-type="float" office:value="0.6839577902481">
                <text:p>0.6839577902481</text:p>
              </table:table-cell>
              <table:table-cell office:value-type="float" office:value="-82">
                <text:p>-82</text:p>
              </table:table-cell>
              <table:table-cell office:value-type="float" office:value="0.716756725055411">
                <text:p>0.7167567250554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2">
                <text:p>-82</text:p>
              </table:table-cell>
              <table:table-cell office:value-type="float" office:value="0.638452843416183">
                <text:p>0.638452843416183</text:p>
              </table:table-cell>
              <table:table-cell office:value-type="float" office:value="0.675279490891335">
                <text:p>0.675279490891335</text:p>
              </table:table-cell>
              <table:table-cell office:value-type="float" office:value="-81">
                <text:p>-81</text:p>
              </table:table-cell>
              <table:table-cell office:value-type="float" office:value="0.70750146981532">
                <text:p>0.707501469815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81">
                <text:p>-81</text:p>
              </table:table-cell>
              <table:table-cell office:value-type="float" office:value="0.630312981150717">
                <text:p>0.630312981150717</text:p>
              </table:table-cell>
              <table:table-cell office:value-type="float" office:value="0.666619821482249">
                <text:p>0.666619821482249</text:p>
              </table:table-cell>
              <table:table-cell office:value-type="float" office:value="-80">
                <text:p>-80</text:p>
              </table:table-cell>
              <table:table-cell office:value-type="float" office:value="0.69826828943857">
                <text:p>0.698268289438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80">
                <text:p>-80</text:p>
              </table:table-cell>
              <table:table-cell office:value-type="float" office:value="0.622188531998644">
                <text:p>0.622188531998644</text:p>
              </table:table-cell>
              <table:table-cell office:value-type="float" office:value="0.657978490846902">
                <text:p>0.657978490846902</text:p>
              </table:table-cell>
              <table:table-cell office:value-type="float" office:value="-79">
                <text:p>-79</text:p>
              </table:table-cell>
              <table:table-cell office:value-type="float" office:value="0.689056827059018">
                <text:p>0.6890568270590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9">
                <text:p>-79</text:p>
              </table:table-cell>
              <table:table-cell office:value-type="float" office:value="0.614079259150439">
                <text:p>0.614079259150439</text:p>
              </table:table-cell>
              <table:table-cell office:value-type="float" office:value="0.649355210516313">
                <text:p>0.649355210516313</text:p>
              </table:table-cell>
              <table:table-cell office:value-type="float" office:value="-78">
                <text:p>-78</text:p>
              </table:table-cell>
              <table:table-cell office:value-type="float" office:value="0.679866729455291">
                <text:p>0.6798667294552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8">
                <text:p>-78</text:p>
              </table:table-cell>
              <table:table-cell office:value-type="float" office:value="0.605984927766201">
                <text:p>0.605984927766201</text:p>
              </table:table-cell>
              <table:table-cell office:value-type="float" office:value="0.640749694673243">
                <text:p>0.640749694673243</text:p>
              </table:table-cell>
              <table:table-cell office:value-type="float" office:value="-77">
                <text:p>-77</text:p>
              </table:table-cell>
              <table:table-cell office:value-type="float" office:value="0.670697646974677">
                <text:p>0.6706976469746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7">
                <text:p>-77</text:p>
              </table:table-cell>
              <table:table-cell office:value-type="float" office:value="0.597905304935232">
                <text:p>0.597905304935232</text:p>
              </table:table-cell>
              <table:table-cell office:value-type="float" office:value="0.632161660098676">
                <text:p>0.632161660098676</text:p>
              </table:table-cell>
              <table:table-cell office:value-type="float" office:value="-76">
                <text:p>-76</text:p>
              </table:table-cell>
              <table:table-cell office:value-type="float" office:value="0.661549233457335">
                <text:p>0.661549233457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6">
                <text:p>-76</text:p>
              </table:table-cell>
              <table:table-cell office:value-type="float" office:value="0.589840159641931">
                <text:p>0.589840159641931</text:p>
              </table:table-cell>
              <table:table-cell office:value-type="float" office:value="0.623590826117966">
                <text:p>0.623590826117966</text:p>
              </table:table-cell>
              <table:table-cell office:value-type="float" office:value="-75">
                <text:p>-75</text:p>
              </table:table-cell>
              <table:table-cell office:value-type="float" office:value="0.652421146161607">
                <text:p>0.6524211461616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5">
                <text:p>-75</text:p>
              </table:table-cell>
              <table:table-cell office:value-type="float" office:value="0.581789262725212">
                <text:p>0.581789262725212</text:p>
              </table:table-cell>
              <table:table-cell office:value-type="float" office:value="0.615036914551423">
                <text:p>0.615036914551423</text:p>
              </table:table-cell>
              <table:table-cell office:value-type="float" office:value="-74">
                <text:p>-74</text:p>
              </table:table-cell>
              <table:table-cell office:value-type="float" office:value="0.64331304569344">
                <text:p>0.64331304569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4">
                <text:p>-74</text:p>
              </table:table-cell>
              <table:table-cell office:value-type="float" office:value="0.573752386845191">
                <text:p>0.573752386845191</text:p>
              </table:table-cell>
              <table:table-cell office:value-type="float" office:value="0.606499649661885">
                <text:p>0.606499649661885</text:p>
              </table:table-cell>
              <table:table-cell office:value-type="float" office:value="-73">
                <text:p>-73</text:p>
              </table:table-cell>
              <table:table-cell office:value-type="float" office:value="0.63422459593233">
                <text:p>0.634224595932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3">
                <text:p>-73</text:p>
              </table:table-cell>
              <table:table-cell office:value-type="float" office:value="0.565729306446075">
                <text:p>0.565729306446075</text:p>
              </table:table-cell>
              <table:table-cell office:value-type="float" office:value="0.597978758105297">
                <text:p>0.597978758105297</text:p>
              </table:table-cell>
              <table:table-cell office:value-type="float" office:value="-72">
                <text:p>-72</text:p>
              </table:table-cell>
              <table:table-cell office:value-type="float" office:value="0.625155463964057">
                <text:p>0.6251554639640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2">
                <text:p>-72</text:p>
              </table:table-cell>
              <table:table-cell office:value-type="float" office:value="0.557719797720482">
                <text:p>0.557719797720482</text:p>
              </table:table-cell>
              <table:table-cell office:value-type="float" office:value="0.589473968882399">
                <text:p>0.589473968882399</text:p>
              </table:table-cell>
              <table:table-cell office:value-type="float" office:value="-71">
                <text:p>-71</text:p>
              </table:table-cell>
              <table:table-cell office:value-type="float" office:value="0.616105320009947">
                <text:p>0.6161053200099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1">
                <text:p>-71</text:p>
              </table:table-cell>
              <table:table-cell office:value-type="float" office:value="0.54972363857628">
                <text:p>0.54972363857628</text:p>
              </table:table-cell>
              <table:table-cell office:value-type="float" office:value="0.580985013289769">
                <text:p>0.580985013289769</text:p>
              </table:table-cell>
              <table:table-cell office:value-type="float" office:value="-70">
                <text:p>-70</text:p>
              </table:table-cell>
              <table:table-cell office:value-type="float" office:value="0.607073837361188">
                <text:p>0.607073837361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0">
                <text:p>-70</text:p>
              </table:table-cell>
              <table:table-cell office:value-type="float" office:value="0.54174060860106">
                <text:p>0.54174060860106</text:p>
              </table:table-cell>
              <table:table-cell office:value-type="float" office:value="0.572511624872618">
                <text:p>0.572511624872618</text:p>
              </table:table-cell>
              <table:table-cell office:value-type="float" office:value="-69">
                <text:p>-69</text:p>
              </table:table-cell>
              <table:table-cell office:value-type="float" office:value="0.598060692311719">
                <text:p>0.598060692311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9">
                <text:p>-69</text:p>
              </table:table-cell>
              <table:table-cell office:value-type="float" office:value="0.533770489029134">
                <text:p>0.533770489029134</text:p>
              </table:table-cell>
              <table:table-cell office:value-type="float" office:value="0.564053539378525">
                <text:p>0.564053539378525</text:p>
              </table:table-cell>
              <table:table-cell office:value-type="float" office:value="-68">
                <text:p>-68</text:p>
              </table:table-cell>
              <table:table-cell office:value-type="float" office:value="0.58906556409334">
                <text:p>0.58906556409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8">
                <text:p>-68</text:p>
              </table:table-cell>
              <table:table-cell office:value-type="float" office:value="0.525813062708538">
                <text:p>0.525813062708538</text:p>
              </table:table-cell>
              <table:table-cell office:value-type="float" office:value="0.555610494711958">
                <text:p>0.555610494711958</text:p>
              </table:table-cell>
              <table:table-cell office:value-type="float" office:value="-67">
                <text:p>-67</text:p>
              </table:table-cell>
              <table:table-cell office:value-type="float" office:value="0.580088134812229">
                <text:p>0.5800881348122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7">
                <text:p>-67</text:p>
              </table:table-cell>
              <table:table-cell office:value-type="float" office:value="0.517868114068499">
                <text:p>0.517868114068499</text:p>
              </table:table-cell>
              <table:table-cell office:value-type="float" office:value="0.547182230887384">
                <text:p>0.547182230887384</text:p>
              </table:table-cell>
              <table:table-cell office:value-type="float" office:value="-66">
                <text:p>-66</text:p>
              </table:table-cell>
              <table:table-cell office:value-type="float" office:value="0.571128089386106">
                <text:p>0.5711280893861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6">
                <text:p>-66</text:p>
              </table:table-cell>
              <table:table-cell office:value-type="float" office:value="0.509935429086441">
                <text:p>0.509935429086441</text:p>
              </table:table-cell>
              <table:table-cell office:value-type="float" office:value="0.538768489987894">
                <text:p>0.538768489987894</text:p>
              </table:table-cell>
              <table:table-cell office:value-type="float" office:value="-65">
                <text:p>-65</text:p>
              </table:table-cell>
              <table:table-cell office:value-type="float" office:value="0.562185115482963">
                <text:p>0.562185115482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5">
                <text:p>-65</text:p>
              </table:table-cell>
              <table:table-cell office:value-type="float" office:value="0.502014795257663">
                <text:p>0.502014795257663</text:p>
              </table:table-cell>
              <table:table-cell office:value-type="float" office:value="0.530369016118628">
                <text:p>0.530369016118628</text:p>
              </table:table-cell>
              <table:table-cell office:value-type="float" office:value="-64">
                <text:p>-64</text:p>
              </table:table-cell>
              <table:table-cell office:value-type="float" office:value="0.553258903459961">
                <text:p>0.5532589034599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4">
                <text:p>-64</text:p>
              </table:table-cell>
              <table:table-cell office:value-type="float" office:value="0.494106001562658">
                <text:p>0.494106001562658</text:p>
              </table:table-cell>
              <table:table-cell office:value-type="float" office:value="0.521983555365561">
                <text:p>0.521983555365561</text:p>
              </table:table-cell>
              <table:table-cell office:value-type="float" office:value="-63">
                <text:p>-63</text:p>
              </table:table-cell>
              <table:table-cell office:value-type="float" office:value="0.544349146304373">
                <text:p>0.5443491463043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3">
                <text:p>-63</text:p>
              </table:table-cell>
              <table:table-cell office:value-type="float" office:value="0.486208838437739">
                <text:p>0.486208838437739</text:p>
              </table:table-cell>
              <table:table-cell office:value-type="float" office:value="0.513611855753342">
                <text:p>0.513611855753342</text:p>
              </table:table-cell>
              <table:table-cell office:value-type="float" office:value="-62">
                <text:p>-62</text:p>
              </table:table-cell>
              <table:table-cell office:value-type="float" office:value="0.535455539575006">
                <text:p>0.535455539575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2">
                <text:p>-62</text:p>
              </table:table-cell>
              <table:table-cell office:value-type="float" office:value="0.478323097744098">
                <text:p>0.478323097744098</text:p>
              </table:table-cell>
              <table:table-cell office:value-type="float" office:value="0.505253667202194">
                <text:p>0.505253667202194</text:p>
              </table:table-cell>
              <table:table-cell office:value-type="float" office:value="-61">
                <text:p>-61</text:p>
              </table:table-cell>
              <table:table-cell office:value-type="float" office:value="0.526577781345199">
                <text:p>0.526577781345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1">
                <text:p>-61</text:p>
              </table:table-cell>
              <table:table-cell office:value-type="float" office:value="0.470448572737167">
                <text:p>0.470448572737167</text:p>
              </table:table-cell>
              <table:table-cell office:value-type="float" office:value="0.496908741488432">
                <text:p>0.496908741488432</text:p>
              </table:table-cell>
              <table:table-cell office:value-type="float" office:value="-60">
                <text:p>-60</text:p>
              </table:table-cell>
              <table:table-cell office:value-type="float" office:value="0.517715572144873">
                <text:p>0.517715572144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0">
                <text:p>-60</text:p>
              </table:table-cell>
              <table:table-cell office:value-type="float" office:value="0.462585058038516">
                <text:p>0.462585058038516</text:p>
              </table:table-cell>
              <table:table-cell office:value-type="float" office:value="0.488576832203257">
                <text:p>0.488576832203257</text:p>
              </table:table-cell>
              <table:table-cell office:value-type="float" office:value="-59">
                <text:p>-59</text:p>
              </table:table-cell>
              <table:table-cell office:value-type="float" office:value="0.50886861490748">
                <text:p>0.508868614907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59">
                <text:p>-59</text:p>
              </table:table-cell>
              <table:table-cell office:value-type="float" office:value="0.454732349606167">
                <text:p>0.454732349606167</text:p>
              </table:table-cell>
              <table:table-cell office:value-type="float" office:value="0.480257694713594">
                <text:p>0.480257694713594</text:p>
              </table:table-cell>
              <table:table-cell office:value-type="float" office:value="-58">
                <text:p>-58</text:p>
              </table:table-cell>
              <table:table-cell office:value-type="float" office:value="0.500036614911892">
                <text:p>0.5000366149118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58">
                <text:p>-58</text:p>
              </table:table-cell>
              <table:table-cell office:value-type="float" office:value="0.446890244704908">
                <text:p>0.446890244704908</text:p>
              </table:table-cell>
              <table:table-cell office:value-type="float" office:value="0.471951086121831">
                <text:p>0.471951086121831</text:p>
              </table:table-cell>
              <table:table-cell office:value-type="float" office:value="-57">
                <text:p>-57</text:p>
              </table:table-cell>
              <table:table-cell office:value-type="float" office:value="0.491219279732036">
                <text:p>0.4912192797320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57">
                <text:p>-57</text:p>
              </table:table-cell>
              <table:table-cell office:value-type="float" office:value="0.439058541880084">
                <text:p>0.439058541880084</text:p>
              </table:table-cell>
              <table:table-cell office:value-type="float" office:value="0.463656765228709">
                <text:p>0.463656765228709</text:p>
              </table:table-cell>
              <table:table-cell office:value-type="float" office:value="-56">
                <text:p>-56</text:p>
              </table:table-cell>
              <table:table-cell office:value-type="float" office:value="0.482416319181469">
                <text:p>0.4824163191814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56">
                <text:p>-56</text:p>
              </table:table-cell>
              <table:table-cell office:value-type="float" office:value="0.431237040927278">
                <text:p>0.431237040927278</text:p>
              </table:table-cell>
              <table:table-cell office:value-type="float" office:value="0.455374492494008">
                <text:p>0.455374492494008</text:p>
              </table:table-cell>
              <table:table-cell office:value-type="float" office:value="-55">
                <text:p>-55</text:p>
              </table:table-cell>
              <table:table-cell office:value-type="float" office:value="0.473627445262221">
                <text:p>0.4736274452622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5">
                <text:p>-55</text:p>
              </table:table-cell>
              <table:table-cell office:value-type="float" office:value="0.423425542866577">
                <text:p>0.423425542866577</text:p>
              </table:table-cell>
              <table:table-cell office:value-type="float" office:value="0.447104029999758">
                <text:p>0.447104029999758</text:p>
              </table:table-cell>
              <table:table-cell office:value-type="float" office:value="-54">
                <text:p>-54</text:p>
              </table:table-cell>
              <table:table-cell office:value-type="float" office:value="0.464852372113632">
                <text:p>0.4648523721136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4">
                <text:p>-54</text:p>
              </table:table-cell>
              <table:table-cell office:value-type="float" office:value="0.415623849914621">
                <text:p>0.415623849914621</text:p>
              </table:table-cell>
              <table:table-cell office:value-type="float" office:value="0.438845141412653">
                <text:p>0.438845141412653</text:p>
              </table:table-cell>
              <table:table-cell office:value-type="float" office:value="-53">
                <text:p>-53</text:p>
              </table:table-cell>
              <table:table-cell office:value-type="float" office:value="0.456090815961198">
                <text:p>0.4560908159611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3">
                <text:p>-53</text:p>
              </table:table-cell>
              <table:table-cell office:value-type="float" office:value="0.407831765457445">
                <text:p>0.407831765457445</text:p>
              </table:table-cell>
              <table:table-cell office:value-type="float" office:value="0.430597591948217">
                <text:p>0.430597591948217</text:p>
              </table:table-cell>
              <table:table-cell office:value-type="float" office:value="-52">
                <text:p>-52</text:p>
              </table:table-cell>
              <table:table-cell office:value-type="float" office:value="0.447342495067302">
                <text:p>0.4473424950673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2">
                <text:p>-52</text:p>
              </table:table-cell>
              <table:table-cell office:value-type="float" office:value="0.400049094024269">
                <text:p>0.400049094024269</text:p>
              </table:table-cell>
              <table:table-cell office:value-type="float" office:value="0.422361148334637">
                <text:p>0.422361148334637</text:p>
              </table:table-cell>
              <table:table-cell office:value-type="float" office:value="-51">
                <text:p>-51</text:p>
              </table:table-cell>
              <table:table-cell office:value-type="float" office:value="0.438607129682111">
                <text:p>0.4386071296821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1">
                <text:p>-51</text:p>
              </table:table-cell>
              <table:table-cell office:value-type="float" office:value="0.392275641261127">
                <text:p>0.392275641261127</text:p>
              </table:table-cell>
              <table:table-cell office:value-type="float" office:value="0.414135578776609">
                <text:p>0.414135578776609</text:p>
              </table:table-cell>
              <table:table-cell office:value-type="float" office:value="-50">
                <text:p>-50</text:p>
              </table:table-cell>
              <table:table-cell office:value-type="float" office:value="0.429884441994785">
                <text:p>0.4298844419947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0">
                <text:p>-50</text:p>
              </table:table-cell>
              <table:table-cell office:value-type="float" office:value="0.384511213905449">
                <text:p>0.384511213905449</text:p>
              </table:table-cell>
              <table:table-cell office:value-type="float" office:value="0.405920652921231">
                <text:p>0.405920652921231</text:p>
              </table:table-cell>
              <table:table-cell office:value-type="float" office:value="-49">
                <text:p>-49</text:p>
              </table:table-cell>
              <table:table-cell office:value-type="float" office:value="0.421174156086421">
                <text:p>0.4211741560864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9">
                <text:p>-49</text:p>
              </table:table-cell>
              <table:table-cell office:value-type="float" office:value="0.376755619759529">
                <text:p>0.376755619759529</text:p>
              </table:table-cell>
              <table:table-cell office:value-type="float" office:value="0.397716141823423">
                <text:p>0.397716141823423</text:p>
              </table:table-cell>
              <table:table-cell office:value-type="float" office:value="-48">
                <text:p>-48</text:p>
              </table:table-cell>
              <table:table-cell office:value-type="float" office:value="0.412475997882843">
                <text:p>0.4124759978828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8">
                <text:p>-48</text:p>
              </table:table-cell>
              <table:table-cell office:value-type="float" office:value="0.369008667666056">
                <text:p>0.369008667666056</text:p>
              </table:table-cell>
              <table:table-cell office:value-type="float" office:value="0.389521817910558">
                <text:p>0.389521817910558</text:p>
              </table:table-cell>
              <table:table-cell office:value-type="float" office:value="-47">
                <text:p>-47</text:p>
              </table:table-cell>
              <table:table-cell office:value-type="float" office:value="0.403789695108338">
                <text:p>0.4037896951083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7">
                <text:p>-47</text:p>
              </table:table-cell>
              <table:table-cell office:value-type="float" office:value="0.361270167482688">
                <text:p>0.361270167482688</text:p>
              </table:table-cell>
              <table:table-cell office:value-type="float" office:value="0.381337454950565">
                <text:p>0.381337454950565</text:p>
              </table:table-cell>
              <table:table-cell office:value-type="float" office:value="-46">
                <text:p>-46</text:p>
              </table:table-cell>
              <table:table-cell office:value-type="float" office:value="0.395114977239864">
                <text:p>0.3951149772398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6">
                <text:p>-46</text:p>
              </table:table-cell>
              <table:table-cell office:value-type="float" office:value="0.353539930057265">
                <text:p>0.353539930057265</text:p>
              </table:table-cell>
              <table:table-cell office:value-type="float" office:value="0.373162828017352">
                <text:p>0.373162828017352</text:p>
              </table:table-cell>
              <table:table-cell office:value-type="float" office:value="-45">
                <text:p>-45</text:p>
              </table:table-cell>
              <table:table-cell office:value-type="float" office:value="0.386451575462685">
                <text:p>0.3864515754626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5">
                <text:p>-45</text:p>
              </table:table-cell>
              <table:table-cell office:value-type="float" office:value="0.345817767203648">
                <text:p>0.345817767203648</text:p>
              </table:table-cell>
              <table:table-cell office:value-type="float" office:value="0.364997713458592">
                <text:p>0.364997713458592</text:p>
              </table:table-cell>
              <table:table-cell office:value-type="float" office:value="-44">
                <text:p>-44</text:p>
              </table:table-cell>
              <table:table-cell office:value-type="float" office:value="0.377799222624731">
                <text:p>0.3777992226247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4">
                <text:p>-44</text:p>
              </table:table-cell>
              <table:table-cell office:value-type="float" office:value="0.338103491677878">
                <text:p>0.338103491677878</text:p>
              </table:table-cell>
              <table:table-cell office:value-type="float" office:value="0.35684188886241">
                <text:p>0.35684188886241</text:p>
              </table:table-cell>
              <table:table-cell office:value-type="float" office:value="-43">
                <text:p>-43</text:p>
              </table:table-cell>
              <table:table-cell office:value-type="float" office:value="0.369157653193813">
                <text:p>0.3691576531938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3">
                <text:p>-43</text:p>
              </table:table-cell>
              <table:table-cell office:value-type="float" office:value="0.330396917152756">
                <text:p>0.330396917152756</text:p>
              </table:table-cell>
              <table:table-cell office:value-type="float" office:value="0.348695133027061">
                <text:p>0.348695133027061</text:p>
              </table:table-cell>
              <table:table-cell office:value-type="float" office:value="-42">
                <text:p>-42</text:p>
              </table:table-cell>
              <table:table-cell office:value-type="float" office:value="0.360526603214516">
                <text:p>0.360526603214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2">
                <text:p>-42</text:p>
              </table:table-cell>
              <table:table-cell office:value-type="float" office:value="0.32269785819589">
                <text:p>0.32269785819589</text:p>
              </table:table-cell>
              <table:table-cell office:value-type="float" office:value="0.340557225927461">
                <text:p>0.340557225927461</text:p>
              </table:table-cell>
              <table:table-cell office:value-type="float" office:value="-41">
                <text:p>-41</text:p>
              </table:table-cell>
              <table:table-cell office:value-type="float" office:value="0.35190581026367">
                <text:p>0.351905810263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1">
                <text:p>-41</text:p>
              </table:table-cell>
              <table:table-cell office:value-type="float" office:value="0.315006130245858">
                <text:p>0.315006130245858</text:p>
              </table:table-cell>
              <table:table-cell office:value-type="float" office:value="0.332427948684552">
                <text:p>0.332427948684552</text:p>
              </table:table-cell>
              <table:table-cell office:value-type="float" office:value="-40">
                <text:p>-40</text:p>
              </table:table-cell>
              <table:table-cell office:value-type="float" office:value="0.343295013411035">
                <text:p>0.3432950134110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0">
                <text:p>-40</text:p>
              </table:table-cell>
              <table:table-cell office:value-type="float" office:value="0.307321549588203">
                <text:p>0.307321549588203</text:p>
              </table:table-cell>
              <table:table-cell office:value-type="float" office:value="0.324307083534513">
                <text:p>0.324307083534513</text:p>
              </table:table-cell>
              <table:table-cell office:value-type="float" office:value="-39">
                <text:p>-39</text:p>
              </table:table-cell>
              <table:table-cell office:value-type="float" office:value="0.334693953174615">
                <text:p>0.3346939531746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9">
                <text:p>-39</text:p>
              </table:table-cell>
              <table:table-cell office:value-type="float" office:value="0.299643933333016">
                <text:p>0.299643933333016</text:p>
              </table:table-cell>
              <table:table-cell office:value-type="float" office:value="0.316194413797809">
                <text:p>0.316194413797809</text:p>
              </table:table-cell>
              <table:table-cell office:value-type="float" office:value="-38">
                <text:p>-38</text:p>
              </table:table-cell>
              <table:table-cell office:value-type="float" office:value="0.32610237148213">
                <text:p>0.326102371482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38">
                <text:p>-38</text:p>
              </table:table-cell>
              <table:table-cell office:value-type="float" office:value="0.291973099392667">
                <text:p>0.291973099392667</text:p>
              </table:table-cell>
              <table:table-cell office:value-type="float" office:value="0.308089723849037">
                <text:p>0.308089723849037</text:p>
              </table:table-cell>
              <table:table-cell office:value-type="float" office:value="-37">
                <text:p>-37</text:p>
              </table:table-cell>
              <table:table-cell office:value-type="float" office:value="0.317520011628068">
                <text:p>0.317520011628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7">
                <text:p>-37</text:p>
              </table:table-cell>
              <table:table-cell office:value-type="float" office:value="0.284308866459229">
                <text:p>0.284308866459229</text:p>
              </table:table-cell>
              <table:table-cell office:value-type="float" office:value="0.299992799086921">
                <text:p>0.299992799086921</text:p>
              </table:table-cell>
              <table:table-cell office:value-type="float" office:value="-36">
                <text:p>-36</text:p>
              </table:table-cell>
              <table:table-cell office:value-type="float" office:value="0.308946618235319">
                <text:p>0.3089466182353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6">
                <text:p>-36</text:p>
              </table:table-cell>
              <table:table-cell office:value-type="float" office:value="0.276651053980477">
                <text:p>0.276651053980477</text:p>
              </table:table-cell>
              <table:table-cell office:value-type="float" office:value="0.291903425905262">
                <text:p>0.291903425905262</text:p>
              </table:table-cell>
              <table:table-cell office:value-type="float" office:value="-35">
                <text:p>-35</text:p>
              </table:table-cell>
              <table:table-cell office:value-type="float" office:value="0.30038193721443">
                <text:p>0.300381937214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35">
                <text:p>-35</text:p>
              </table:table-cell>
              <table:table-cell office:value-type="float" office:value="0.268999482140626">
                <text:p>0.268999482140626</text:p>
              </table:table-cell>
              <table:table-cell office:value-type="float" office:value="0.283821391661358">
                <text:p>0.283821391661358</text:p>
              </table:table-cell>
              <table:table-cell office:value-type="float" office:value="-34">
                <text:p>-34</text:p>
              </table:table-cell>
              <table:table-cell office:value-type="float" office:value="0.291825715723822">
                <text:p>0.2918257157238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34">
                <text:p>-34</text:p>
              </table:table-cell>
              <table:table-cell office:value-type="float" office:value="0.261353971836324">
                <text:p>0.261353971836324</text:p>
              </table:table-cell>
              <table:table-cell office:value-type="float" office:value="0.275746484650736">
                <text:p>0.275746484650736</text:p>
              </table:table-cell>
              <table:table-cell office:value-type="float" office:value="-33">
                <text:p>-33</text:p>
              </table:table-cell>
              <table:table-cell office:value-type="float" office:value="0.283277702132523">
                <text:p>0.2832777021325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33">
                <text:p>-33</text:p>
              </table:table-cell>
              <table:table-cell office:value-type="float" office:value="0.253714344655975">
                <text:p>0.253714344655975</text:p>
              </table:table-cell>
              <table:table-cell office:value-type="float" office:value="0.267678494073999">
                <text:p>0.267678494073999</text:p>
              </table:table-cell>
              <table:table-cell office:value-type="float" office:value="-32">
                <text:p>-32</text:p>
              </table:table-cell>
              <table:table-cell office:value-type="float" office:value="0.274737645980218">
                <text:p>0.2747376459802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32">
                <text:p>-32</text:p>
              </table:table-cell>
              <table:table-cell office:value-type="float" office:value="0.246080422856999">
                <text:p>0.246080422856999</text:p>
              </table:table-cell>
              <table:table-cell office:value-type="float" office:value="0.259617210012032">
                <text:p>0.259617210012032</text:p>
              </table:table-cell>
              <table:table-cell office:value-type="float" office:value="-31">
                <text:p>-31</text:p>
              </table:table-cell>
              <table:table-cell office:value-type="float" office:value="0.266205297939355">
                <text:p>0.2662052979393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31">
                <text:p>-31</text:p>
              </table:table-cell>
              <table:table-cell office:value-type="float" office:value="0.23845202934704">
                <text:p>0.23845202934704</text:p>
              </table:table-cell>
              <table:table-cell office:value-type="float" office:value="0.251562423395689">
                <text:p>0.251562423395689</text:p>
              </table:table-cell>
              <table:table-cell office:value-type="float" office:value="-30">
                <text:p>-30</text:p>
              </table:table-cell>
              <table:table-cell office:value-type="float" office:value="0.257680409777884">
                <text:p>0.2576804097778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0">
                <text:p>-30</text:p>
              </table:table-cell>
              <table:table-cell office:value-type="float" office:value="0.230828987659493">
                <text:p>0.230828987659493</text:p>
              </table:table-cell>
              <table:table-cell office:value-type="float" office:value="0.243513925977841">
                <text:p>0.243513925977841</text:p>
              </table:table-cell>
              <table:table-cell office:value-type="float" office:value="-29">
                <text:p>-29</text:p>
              </table:table-cell>
              <table:table-cell office:value-type="float" office:value="0.249162734322302">
                <text:p>0.2491627343223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9">
                <text:p>-29</text:p>
              </table:table-cell>
              <table:table-cell office:value-type="float" office:value="0.223211121935347">
                <text:p>0.223211121935347</text:p>
              </table:table-cell>
              <table:table-cell office:value-type="float" office:value="0.235471510307011">
                <text:p>0.235471510307011</text:p>
              </table:table-cell>
              <table:table-cell office:value-type="float" office:value="-28">
                <text:p>-28</text:p>
              </table:table-cell>
              <table:table-cell office:value-type="float" office:value="0.240652025418816">
                <text:p>0.2406520254188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8">
                <text:p>-28</text:p>
              </table:table-cell>
              <table:table-cell office:value-type="float" office:value="0.215598256900446">
                <text:p>0.215598256900446</text:p>
              </table:table-cell>
              <table:table-cell office:value-type="float" office:value="0.227434969697842">
                <text:p>0.227434969697842</text:p>
              </table:table-cell>
              <table:table-cell office:value-type="float" office:value="-27">
                <text:p>-27</text:p>
              </table:table-cell>
              <table:table-cell office:value-type="float" office:value="0.232148037899391">
                <text:p>0.232148037899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7">
                <text:p>-27</text:p>
              </table:table-cell>
              <table:table-cell office:value-type="float" office:value="0.207990217846701">
                <text:p>0.207990217846701</text:p>
              </table:table-cell>
              <table:table-cell office:value-type="float" office:value="0.219404098205839">
                <text:p>0.219404098205839</text:p>
              </table:table-cell>
              <table:table-cell office:value-type="float" office:value="-26">
                <text:p>-26</text:p>
              </table:table-cell>
              <table:table-cell office:value-type="float" office:value="0.223650527542753">
                <text:p>0.223650527542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6">
                <text:p>-26</text:p>
              </table:table-cell>
              <table:table-cell office:value-type="float" office:value="0.200386830608876">
                <text:p>0.200386830608876</text:p>
              </table:table-cell>
              <table:table-cell office:value-type="float" office:value="0.211378690598944">
                <text:p>0.211378690598944</text:p>
              </table:table-cell>
              <table:table-cell office:value-type="float" office:value="-25">
                <text:p>-25</text:p>
              </table:table-cell>
              <table:table-cell office:value-type="float" office:value="0.215159251040436">
                <text:p>0.2151592510404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5">
                <text:p>-25</text:p>
              </table:table-cell>
              <table:table-cell office:value-type="float" office:value="0.192787921547222">
                <text:p>0.192787921547222</text:p>
              </table:table-cell>
              <table:table-cell office:value-type="float" office:value="0.20335854233085">
                <text:p>0.20335854233085</text:p>
              </table:table-cell>
              <table:table-cell office:value-type="float" office:value="-24">
                <text:p>-24</text:p>
              </table:table-cell>
              <table:table-cell office:value-type="float" office:value="0.206673965959996">
                <text:p>0.2066739659599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4">
                <text:p>-24</text:p>
              </table:table-cell>
              <table:table-cell office:value-type="float" office:value="0.185193317525526">
                <text:p>0.185193317525526</text:p>
              </table:table-cell>
              <table:table-cell office:value-type="float" office:value="0.195343449515267">
                <text:p>0.195343449515267</text:p>
              </table:table-cell>
              <table:table-cell office:value-type="float" office:value="-23">
                <text:p>-23</text:p>
              </table:table-cell>
              <table:table-cell office:value-type="float" office:value="0.198194430709325">
                <text:p>0.1981944307093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">
                <text:p>-23</text:p>
              </table:table-cell>
              <table:table-cell office:value-type="float" office:value="0.17760284589059">
                <text:p>0.17760284589059</text:p>
              </table:table-cell>
              <table:table-cell office:value-type="float" office:value="0.187333208897813">
                <text:p>0.187333208897813</text:p>
              </table:table-cell>
              <table:table-cell office:value-type="float" office:value="-22">
                <text:p>-22</text:p>
              </table:table-cell>
              <table:table-cell office:value-type="float" office:value="0.18972040450333">
                <text:p>0.18972040450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2">
                <text:p>-22</text:p>
              </table:table-cell>
              <table:table-cell office:value-type="float" office:value="0.170016334453907">
                <text:p>0.170016334453907</text:p>
              </table:table-cell>
              <table:table-cell office:value-type="float" office:value="0.179327617831701">
                <text:p>0.179327617831701</text:p>
              </table:table-cell>
              <table:table-cell office:value-type="float" office:value="-21">
                <text:p>-21</text:p>
              </table:table-cell>
              <table:table-cell office:value-type="float" office:value="0.181251647326203">
                <text:p>0.1812516473262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1">
                <text:p>-21</text:p>
              </table:table-cell>
              <table:table-cell office:value-type="float" office:value="0.162433611470508">
                <text:p>0.162433611470508</text:p>
              </table:table-cell>
              <table:table-cell office:value-type="float" office:value="0.171326474249788">
                <text:p>0.171326474249788</text:p>
              </table:table-cell>
              <table:table-cell office:value-type="float" office:value="-20">
                <text:p>-20</text:p>
              </table:table-cell>
              <table:table-cell office:value-type="float" office:value="0.172787919899678">
                <text:p>0.1727879198996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0">
                <text:p>-20</text:p>
              </table:table-cell>
              <table:table-cell office:value-type="float" office:value="0.154854505619539">
                <text:p>0.154854505619539</text:p>
              </table:table-cell>
              <table:table-cell office:value-type="float" office:value="0.163329576640573">
                <text:p>0.163329576640573</text:p>
              </table:table-cell>
              <table:table-cell office:value-type="float" office:value="-19">
                <text:p>-19</text:p>
              </table:table-cell>
              <table:table-cell office:value-type="float" office:value="0.164328983646556">
                <text:p>0.1643289836465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9">
                <text:p>-19</text:p>
              </table:table-cell>
              <table:table-cell office:value-type="float" office:value="0.147278845984684">
                <text:p>0.147278845984684</text:p>
              </table:table-cell>
              <table:table-cell office:value-type="float" office:value="0.15533672401994">
                <text:p>0.15533672401994</text:p>
              </table:table-cell>
              <table:table-cell office:value-type="float" office:value="-18">
                <text:p>-18</text:p>
              </table:table-cell>
              <table:table-cell office:value-type="float" office:value="0.155874600657392">
                <text:p>0.1558746006573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8">
                <text:p>-18</text:p>
              </table:table-cell>
              <table:table-cell office:value-type="float" office:value="0.139706462035368">
                <text:p>0.139706462035368</text:p>
              </table:table-cell>
              <table:table-cell office:value-type="float" office:value="0.147347715908255">
                <text:p>0.147347715908255</text:p>
              </table:table-cell>
              <table:table-cell office:value-type="float" office:value="-17">
                <text:p>-17</text:p>
              </table:table-cell>
              <table:table-cell office:value-type="float" office:value="0.14742453365702">
                <text:p>0.14742453365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7">
                <text:p>-17</text:p>
              </table:table-cell>
              <table:table-cell office:value-type="float" office:value="0.132137183605607">
                <text:p>0.132137183605607</text:p>
              </table:table-cell>
              <table:table-cell office:value-type="float" office:value="0.139362352302896">
                <text:p>0.139362352302896</text:p>
              </table:table-cell>
              <table:table-cell office:value-type="float" office:value="-16">
                <text:p>-16</text:p>
              </table:table-cell>
              <table:table-cell office:value-type="float" office:value="0.138978545969811">
                <text:p>0.1389785459698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6">
                <text:p>-16</text:p>
              </table:table-cell>
              <table:table-cell office:value-type="float" office:value="0.124570840876477">
                <text:p>0.124570840876477</text:p>
              </table:table-cell>
              <table:table-cell office:value-type="float" office:value="0.131380433653937">
                <text:p>0.131380433653937</text:p>
              </table:table-cell>
              <table:table-cell office:value-type="float" office:value="-15">
                <text:p>-15</text:p>
              </table:table-cell>
              <table:table-cell office:value-type="float" office:value="0.130536401486678">
                <text:p>0.1305364014866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5">
                <text:p>-15</text:p>
              </table:table-cell>
              <table:table-cell office:value-type="float" office:value="0.117007264356062">
                <text:p>0.117007264356062</text:p>
              </table:table-cell>
              <table:table-cell office:value-type="float" office:value="0.123401760838565">
                <text:p>0.123401760838565</text:p>
              </table:table-cell>
              <table:table-cell office:value-type="float" office:value="-14">
                <text:p>-14</text:p>
              </table:table-cell>
              <table:table-cell office:value-type="float" office:value="0.122097864632388">
                <text:p>0.1220978646323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4">
                <text:p>-14</text:p>
              </table:table-cell>
              <table:table-cell office:value-type="float" office:value="0.109446284860345">
                <text:p>0.109446284860345</text:p>
              </table:table-cell>
              <table:table-cell office:value-type="float" office:value="0.115426135136292">
                <text:p>0.115426135136292</text:p>
              </table:table-cell>
              <table:table-cell office:value-type="float" office:value="-13">
                <text:p>-13</text:p>
              </table:table-cell>
              <table:table-cell office:value-type="float" office:value="0.113662700330508">
                <text:p>0.1136627003305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3">
                <text:p>-13</text:p>
              </table:table-cell>
              <table:table-cell office:value-type="float" office:value="0.101887733493792">
                <text:p>0.101887733493792</text:p>
              </table:table-cell>
              <table:table-cell office:value-type="float" office:value="0.107453358203694">
                <text:p>0.107453358203694</text:p>
              </table:table-cell>
              <table:table-cell office:value-type="float" office:value="-12">
                <text:p>-12</text:p>
              </table:table-cell>
              <table:table-cell office:value-type="float" office:value="0.105230673972774">
                <text:p>0.1052306739727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2">
                <text:p>-12</text:p>
              </table:table-cell>
              <table:table-cell office:value-type="float" office:value="0.0943314416316652">
                <text:p>0.0943314416316652</text:p>
              </table:table-cell>
              <table:table-cell office:value-type="float" office:value="0.0994832320496168">
                <text:p>0.0994832320496168</text:p>
              </table:table-cell>
              <table:table-cell office:value-type="float" office:value="-11">
                <text:p>-11</text:p>
              </table:table-cell>
              <table:table-cell office:value-type="float" office:value="0.096801551384197">
                <text:p>0.096801551384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">
                <text:p>-11</text:p>
              </table:table-cell>
              <table:table-cell office:value-type="float" office:value="0.0867772408993359">
                <text:p>0.0867772408993359</text:p>
              </table:table-cell>
              <table:table-cell office:value-type="float" office:value="0.091515559010702">
                <text:p>0.091515559010702</text:p>
              </table:table-cell>
              <table:table-cell office:value-type="float" office:value="-10">
                <text:p>-10</text:p>
              </table:table-cell>
              <table:table-cell office:value-type="float" office:value="0.0883750987917943">
                <text:p>0.08837509879179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">
                <text:p>-10</text:p>
              </table:table-cell>
              <table:table-cell office:value-type="float" office:value="0.0792249631550766">
                <text:p>0.0792249631550766</text:p>
              </table:table-cell>
              <table:table-cell office:value-type="float" office:value="0.0835501417265997">
                <text:p>0.0835501417265997</text:p>
              </table:table-cell>
              <table:table-cell office:value-type="float" office:value="-9">
                <text:p>-9</text:p>
              </table:table-cell>
              <table:table-cell office:value-type="float" office:value="0.07995108279112">
                <text:p>0.07995108279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9">
                <text:p>-9</text:p>
              </table:table-cell>
              <table:table-cell office:value-type="float" office:value="0.0716744404696909">
                <text:p>0.0716744404696909</text:p>
              </table:table-cell>
              <table:table-cell office:value-type="float" office:value="0.0755867831151767">
                <text:p>0.0755867831151767</text:p>
              </table:table-cell>
              <table:table-cell office:value-type="float" office:value="-8">
                <text:p>-8</text:p>
              </table:table-cell>
              <table:table-cell office:value-type="float" office:value="0.0715292703140512">
                <text:p>0.07152927031405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8">
                <text:p>-8</text:p>
              </table:table-cell>
              <table:table-cell office:value-type="float" office:value="0.0641255051093026">
                <text:p>0.0641255051093026</text:p>
              </table:table-cell>
              <table:table-cell office:value-type="float" office:value="0.0676252863483582">
                <text:p>0.0676252863483582</text:p>
              </table:table-cell>
              <table:table-cell office:value-type="float" office:value="-7">
                <text:p>-7</text:p>
              </table:table-cell>
              <table:table-cell office:value-type="float" office:value="0.0631094285965775">
                <text:p>0.06310942859657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">
                <text:p>-7</text:p>
              </table:table-cell>
              <table:table-cell office:value-type="float" office:value="0.0565779895156185">
                <text:p>0.0565779895156185</text:p>
              </table:table-cell>
              <table:table-cell office:value-type="float" office:value="0.0596654548278113">
                <text:p>0.0596654548278113</text:p>
              </table:table-cell>
              <table:table-cell office:value-type="float" office:value="-6">
                <text:p>-6</text:p>
              </table:table-cell>
              <table:table-cell office:value-type="float" office:value="0.0546913251465892">
                <text:p>0.05469132514658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">
                <text:p>-6</text:p>
              </table:table-cell>
              <table:table-cell office:value-type="float" office:value="0.0490317262879279">
                <text:p>0.0490317262879279</text:p>
              </table:table-cell>
              <table:table-cell office:value-type="float" office:value="0.0517070921599978">
                <text:p>0.0517070921599978</text:p>
              </table:table-cell>
              <table:table-cell office:value-type="float" office:value="-5">
                <text:p>-5</text:p>
              </table:table-cell>
              <table:table-cell office:value-type="float" office:value="0.0462747277110351">
                <text:p>0.04627472771103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">
                <text:p>-5</text:p>
              </table:table-cell>
              <table:table-cell office:value-type="float" office:value="0.0414865481636816">
                <text:p>0.0414865481636816</text:p>
              </table:table-cell>
              <table:table-cell office:value-type="float" office:value="0.0437500021326463">
                <text:p>0.0437500021326463</text:p>
              </table:table-cell>
              <table:table-cell office:value-type="float" office:value="-4">
                <text:p>-4</text:p>
              </table:table-cell>
              <table:table-cell office:value-type="float" office:value="0.0378594042449739">
                <text:p>0.03785940424497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">
                <text:p>-4</text:p>
              </table:table-cell>
              <table:table-cell office:value-type="float" office:value="0.0339422880008063">
                <text:p>0.0339422880008063</text:p>
              </table:table-cell>
              <table:table-cell office:value-type="float" office:value="0.0357939886896474">
                <text:p>0.0357939886896474</text:p>
              </table:table-cell>
              <table:table-cell office:value-type="float" office:value="-3">
                <text:p>-3</text:p>
              </table:table-cell>
              <table:table-cell office:value-type="float" office:value="0.0294451228784156">
                <text:p>0.02944512287841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3">
                <text:p>-3</text:p>
              </table:table-cell>
              <table:table-cell office:value-type="float" office:value="0.0263987787590736">
                <text:p>0.0263987787590736</text:p>
              </table:table-cell>
              <table:table-cell office:value-type="float" office:value="0.0278388559083156">
                <text:p>0.0278388559083156</text:p>
              </table:table-cell>
              <table:table-cell office:value-type="float" office:value="-2">
                <text:p>-2</text:p>
              </table:table-cell>
              <table:table-cell office:value-type="float" office:value="0.021031651885058">
                <text:p>0.0210316518850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">
                <text:p>-2</text:p>
              </table:table-cell>
              <table:table-cell office:value-type="float" office:value="0.0188558534808357">
                <text:p>0.0188558534808357</text:p>
              </table:table-cell>
              <table:table-cell office:value-type="float" office:value="0.0198844079733362">
                <text:p>0.0198844079733362</text:p>
              </table:table-cell>
              <table:table-cell office:value-type="float" office:value="-1">
                <text:p>-1</text:p>
              </table:table-cell>
              <table:table-cell office:value-type="float" office:value="0.0126187596499171">
                <text:p>0.01261875964991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">
                <text:p>-1</text:p>
              </table:table-cell>
              <table:table-cell office:value-type="float" office:value="0.0113133452731833">
                <text:p>0.0113133452731833</text:p>
              </table:table-cell>
              <table:table-cell office:value-type="float" office:value="0.011930449154502">
                <text:p>0.011930449154502</text:p>
              </table:table-cell>
              <table:table-cell office:value-type="float" office:value="0">
                <text:p>0</text:p>
              </table:table-cell>
              <table:table-cell office:value-type="float" office:value="0.0042062146380633">
                <text:p>0.00420621463806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.00377108728931338">
                <text:p>0.00377108728931338</text:p>
              </table:table-cell>
              <table:table-cell office:value-type="float" office:value="0.00397678378113318">
                <text:p>0.0039767837811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